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3.0807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591in"/>
    </style:style>
    <style:style style:name="co8" style:family="table-column">
      <style:table-column-properties fo:break-before="auto" style:column-width="0.8764in"/>
    </style:style>
    <style:style style:name="co9" style:family="table-column">
      <style:table-column-properties fo:break-before="auto" style:column-width="2.9807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cal View" table:style-name="ta1">
        <table:shapes>
          <draw:frame draw:z-index="0" draw:style-name="gr1" draw:text-style-name="P1" svg:width="10.485in" svg:height="5.8976in" svg:x="1.4638in" svg:y="1.9453in">
            <draw:object draw:notify-on-update-of-ranges="'Collated Data'.B1:'Collated Data'.K1 'Collated Data'.A2:'Collated Data'.A2 'Collated Data'.B2:'Collated Data'.K2 'Collated Data'.A3:'Collated Data'.A3 'Collated Data'.B3:'Collated Data'.K3 'Collated Data'.A4:'Collated Data'.A4 'Collated Data'.B4:'Collated Data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llated Data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1T_1P_1S</text:p>
          </table:table-cell>
          <table:table-cell office:value-type="string" calcext:value-type="string">
            <text:p>1T_1P_1S_relay</text:p>
          </table:table-cell>
          <table:table-cell office:value-type="string" calcext:value-type="string">
            <text:p>5T_5P_5S</text:p>
          </table:table-cell>
          <table:table-cell office:value-type="string" calcext:value-type="string">
            <text:p>5T_5P_5S_relay</text:p>
          </table:table-cell>
          <table:table-cell office:value-type="string" calcext:value-type="string">
            <text:p>10T_10P_10S</text:p>
          </table:table-cell>
          <table:table-cell office:value-type="string" calcext:value-type="string">
            <text:p>10T_10P_10S_relay</text:p>
          </table:table-cell>
          <table:table-cell office:value-type="string" calcext:value-type="string">
            <text:p>15T_15P_15S</text:p>
          </table:table-cell>
          <table:table-cell office:value-type="string" calcext:value-type="string">
            <text:p>15T_15P_15S_relay</text:p>
          </table:table-cell>
          <table:table-cell office:value-type="string" calcext:value-type="string">
            <text:p>20T_20P_20S</text:p>
          </table:table-cell>
          <table:table-cell office:value-type="string" calcext:value-type="string">
            <text:p>20T_20P_20S_relay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5:.B1014])" office:value-type="float" office:value="0.035638016" calcext:value-type="float">
            <text:p>0.035638016</text:p>
          </table:table-cell>
          <table:table-cell table:formula="of:=MAX([.C15:.C1014])" office:value-type="float" office:value="0.036494592" calcext:value-type="float">
            <text:p>0.036494592</text:p>
          </table:table-cell>
          <table:table-cell table:formula="of:=MAX([.D15:.D1014])" office:value-type="float" office:value="2.100437248" calcext:value-type="float">
            <text:p>2.100437248</text:p>
          </table:table-cell>
          <table:table-cell table:formula="of:=MAX([.E15:.E1014])" office:value-type="float" office:value="0.517998848" calcext:value-type="float">
            <text:p>0.517998848</text:p>
          </table:table-cell>
          <table:table-cell table:formula="of:=MAX([.F15:.F1014])" office:value-type="float" office:value="5.016207104" calcext:value-type="float">
            <text:p>5.016207104</text:p>
          </table:table-cell>
          <table:table-cell table:formula="of:=MAX([.G15:.G1014])" office:value-type="float" office:value="4.628720896" calcext:value-type="float">
            <text:p>4.628720896</text:p>
          </table:table-cell>
          <table:table-cell table:formula="of:=MAX([.H15:.H1014])" office:value-type="float" office:value="15.997978368" calcext:value-type="float">
            <text:p>15.997978368</text:p>
          </table:table-cell>
          <table:table-cell table:formula="of:=MAX([.I15:.I1014])" office:value-type="float" office:value="10.68935936" calcext:value-type="float">
            <text:p>10.68935936</text:p>
          </table:table-cell>
          <table:table-cell table:formula="of:=MAX([.J15:.J514])" office:value-type="float" office:value="2.223723008" calcext:value-type="float">
            <text:p>2.223723008</text:p>
          </table:table-cell>
          <table:table-cell table:formula="of:=MAX([.K15:.K1014])" office:value-type="float" office:value="35.324359424" calcext:value-type="float">
            <text:p>35.3243594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5:.B1014])" office:value-type="float" office:value="0.0004096" calcext:value-type="float">
            <text:p>0.0004096</text:p>
          </table:table-cell>
          <table:table-cell table:formula="of:=MIN([.C15:.C1014])" office:value-type="float" office:value="0.000646656" calcext:value-type="float">
            <text:p>0.000646656</text:p>
          </table:table-cell>
          <table:table-cell table:formula="of:=MIN([.D15:.D1014])" office:value-type="float" office:value="0.000871424" calcext:value-type="float">
            <text:p>0.000871424</text:p>
          </table:table-cell>
          <table:table-cell table:formula="of:=MIN([.E15:.E1014])" office:value-type="float" office:value="0.004129024" calcext:value-type="float">
            <text:p>0.004129024</text:p>
          </table:table-cell>
          <table:table-cell table:formula="of:=MIN([.F15:.F1014])" office:value-type="float" office:value="0.007132416" calcext:value-type="float">
            <text:p>0.007132416</text:p>
          </table:table-cell>
          <table:table-cell table:formula="of:=MIN([.G15:.G1014])" office:value-type="float" office:value="0.01622912" calcext:value-type="float">
            <text:p>0.01622912</text:p>
          </table:table-cell>
          <table:table-cell table:formula="of:=MIN([.H15:.H1014])" office:value-type="float" office:value="0.00117248" calcext:value-type="float">
            <text:p>0.00117248</text:p>
          </table:table-cell>
          <table:table-cell table:formula="of:=MIN([.I15:.I1014])" office:value-type="float" office:value="0.07551872" calcext:value-type="float">
            <text:p>0.07551872</text:p>
          </table:table-cell>
          <table:table-cell table:formula="of:=MIN([.J15:.J514])" office:value-type="float" office:value="0.000453888" calcext:value-type="float">
            <text:p>0.000453888</text:p>
          </table:table-cell>
          <table:table-cell table:formula="of:=MIN([.K15:.K1014])" office:value-type="float" office:value="0.109797632" calcext:value-type="float">
            <text:p>0.10979763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5:.B1014])" office:value-type="float" office:value="0.007629299456" calcext:value-type="float">
            <text:p>0.007629299456</text:p>
          </table:table-cell>
          <table:table-cell table:formula="of:=AVERAGE([.C15:.C1014])" office:value-type="float" office:value="0.007521877248" calcext:value-type="float">
            <text:p>0.007521877248</text:p>
          </table:table-cell>
          <table:table-cell table:formula="of:=AVERAGE([.D15:.D1014])" office:value-type="float" office:value="0.734254550761506" calcext:value-type="float">
            <text:p>0.734254550761506</text:p>
          </table:table-cell>
          <table:table-cell table:formula="of:=AVERAGE([.E15:.E1014])" office:value-type="float" office:value="0.133629451008" calcext:value-type="float">
            <text:p>0.133629451008</text:p>
          </table:table-cell>
          <table:table-cell table:formula="of:=AVERAGE([.F15:.F1014])" office:value-type="float" office:value="2.68653121098713" calcext:value-type="float">
            <text:p>2.68653121098713</text:p>
          </table:table-cell>
          <table:table-cell table:formula="of:=AVERAGE([.G15:.G1014])" office:value-type="float" office:value="1.111003374336" calcext:value-type="float">
            <text:p>1.111003374336</text:p>
          </table:table-cell>
          <table:table-cell table:formula="of:=AVERAGE([.H15:.H1014])" office:value-type="float" office:value="3.65027345324471" calcext:value-type="float">
            <text:p>3.65027345324471</text:p>
          </table:table-cell>
          <table:table-cell table:formula="of:=AVERAGE([.I15:.I1014])" office:value-type="float" office:value="2.918798611456" calcext:value-type="float">
            <text:p>2.918798611456</text:p>
          </table:table-cell>
          <table:table-cell table:formula="of:=AVERAGE([.J15:.J514])" office:value-type="float" office:value="0.58745325568" calcext:value-type="float">
            <text:p>0.58745325568</text:p>
          </table:table-cell>
          <table:table-cell table:formula="of:=AVERAGE([.K15:.K1014])" office:value-type="float" office:value="10.57031158528" calcext:value-type="float">
            <text:p>10.57031158528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office:value-type="string" calcext:value-type="string">
            <text:p>1T_1P_1S</text:p>
          </table:table-cell>
          <table:table-cell office:value-type="string" calcext:value-type="string">
            <text:p>1T_1P_1S_relay</text:p>
          </table:table-cell>
          <table:table-cell office:value-type="string" calcext:value-type="string">
            <text:p>5T_5P_5S</text:p>
          </table:table-cell>
          <table:table-cell office:value-type="string" calcext:value-type="string">
            <text:p>5T_5P_5S_relay</text:p>
          </table:table-cell>
          <table:table-cell office:value-type="string" calcext:value-type="string">
            <text:p>10T_10P_10S</text:p>
          </table:table-cell>
          <table:table-cell office:value-type="string" calcext:value-type="string">
            <text:p>10T_10P_10S_relay</text:p>
          </table:table-cell>
          <table:table-cell office:value-type="string" calcext:value-type="string">
            <text:p>15T_15P_15S</text:p>
          </table:table-cell>
          <table:table-cell office:value-type="string" calcext:value-type="string">
            <text:p>15T_15P_15S_relay</text:p>
          </table:table-cell>
          <table:table-cell office:value-type="string" calcext:value-type="string">
            <text:p>20T_20P_20S</text:p>
          </table:table-cell>
          <table:table-cell office:value-type="string" calcext:value-type="string">
            <text:p>20T_20P_20S_relay</text:p>
          </table:table-cell>
        </table:table-row>
        <table:table-row table:style-name="ro1">
          <table:table-cell/>
          <table:table-cell office:value-type="float" office:value="0.0004096" calcext:value-type="float">
            <text:p>0.0004096</text:p>
          </table:table-cell>
          <table:table-cell office:value-type="float" office:value="0.000646656" calcext:value-type="float">
            <text:p>0.000646656</text:p>
          </table:table-cell>
          <table:table-cell office:value-type="float" office:value="0.000871424" calcext:value-type="float">
            <text:p>0.000871424</text:p>
          </table:table-cell>
          <table:table-cell office:value-type="float" office:value="0.004129024" calcext:value-type="float">
            <text:p>0.004129024</text:p>
          </table:table-cell>
          <table:table-cell office:value-type="float" office:value="0.007132416" calcext:value-type="float">
            <text:p>0.007132416</text:p>
          </table:table-cell>
          <table:table-cell office:value-type="float" office:value="0.01622912" calcext:value-type="float">
            <text:p>0.01622912</text:p>
          </table:table-cell>
          <table:table-cell office:value-type="float" office:value="0.00117248" calcext:value-type="float">
            <text:p>0.00117248</text:p>
          </table:table-cell>
          <table:table-cell office:value-type="float" office:value="0.07551872" calcext:value-type="float">
            <text:p>0.07551872</text:p>
          </table:table-cell>
          <table:table-cell office:value-type="float" office:value="0.039370752" calcext:value-type="float">
            <text:p>0.039370752</text:p>
          </table:table-cell>
          <table:table-cell office:value-type="float" office:value="0.109797632" calcext:value-type="float">
            <text:p>0.109797632</text:p>
          </table:table-cell>
        </table:table-row>
        <table:table-row table:style-name="ro1">
          <table:table-cell/>
          <table:table-cell office:value-type="float" office:value="0.000412672" calcext:value-type="float">
            <text:p>0.000412672</text:p>
          </table:table-cell>
          <table:table-cell office:value-type="float" office:value="0.000661504" calcext:value-type="float">
            <text:p>0.000661504</text:p>
          </table:table-cell>
          <table:table-cell office:value-type="float" office:value="0.001965824" calcext:value-type="float">
            <text:p>0.001965824</text:p>
          </table:table-cell>
          <table:table-cell office:value-type="float" office:value="0.004162304" calcext:value-type="float">
            <text:p>0.004162304</text:p>
          </table:table-cell>
          <table:table-cell office:value-type="float" office:value="0.007958528" calcext:value-type="float">
            <text:p>0.007958528</text:p>
          </table:table-cell>
          <table:table-cell office:value-type="float" office:value="0.019039744" calcext:value-type="float">
            <text:p>0.019039744</text:p>
          </table:table-cell>
          <table:table-cell office:value-type="float" office:value="0.00166272" calcext:value-type="float">
            <text:p>0.00166272</text:p>
          </table:table-cell>
          <table:table-cell office:value-type="float" office:value="0.08728192" calcext:value-type="float">
            <text:p>0.08728192</text:p>
          </table:table-cell>
          <table:table-cell office:value-type="float" office:value="0.05485312" calcext:value-type="float">
            <text:p>0.05485312</text:p>
          </table:table-cell>
          <table:table-cell office:value-type="float" office:value="0.174044672" calcext:value-type="float">
            <text:p>0.174044672</text:p>
          </table:table-cell>
        </table:table-row>
        <table:table-row table:style-name="ro1">
          <table:table-cell/>
          <table:table-cell office:value-type="float" office:value="0.00042752" calcext:value-type="float">
            <text:p>0.00042752</text:p>
          </table:table-cell>
          <table:table-cell office:value-type="float" office:value="0.000720896" calcext:value-type="float">
            <text:p>0.000720896</text:p>
          </table:table-cell>
          <table:table-cell office:value-type="float" office:value="0.002132992" calcext:value-type="float">
            <text:p>0.002132992</text:p>
          </table:table-cell>
          <table:table-cell office:value-type="float" office:value="0.00417792" calcext:value-type="float">
            <text:p>0.00417792</text:p>
          </table:table-cell>
          <table:table-cell office:value-type="float" office:value="0.009101824" calcext:value-type="float">
            <text:p>0.009101824</text:p>
          </table:table-cell>
          <table:table-cell office:value-type="float" office:value="0.019076608" calcext:value-type="float">
            <text:p>0.019076608</text:p>
          </table:table-cell>
          <table:table-cell office:value-type="float" office:value="0.002093056" calcext:value-type="float">
            <text:p>0.002093056</text:p>
          </table:table-cell>
          <table:table-cell office:value-type="float" office:value="0.097911552" calcext:value-type="float">
            <text:p>0.097911552</text:p>
          </table:table-cell>
          <table:table-cell office:value-type="float" office:value="0.041102592" calcext:value-type="float">
            <text:p>0.041102592</text:p>
          </table:table-cell>
          <table:table-cell office:value-type="float" office:value="0.292252928" calcext:value-type="float">
            <text:p>0.292252928</text:p>
          </table:table-cell>
        </table:table-row>
        <table:table-row table:style-name="ro1">
          <table:table-cell/>
          <table:table-cell office:value-type="float" office:value="0.00043776" calcext:value-type="float">
            <text:p>0.00043776</text:p>
          </table:table-cell>
          <table:table-cell office:value-type="float" office:value="0.000731648" calcext:value-type="float">
            <text:p>0.000731648</text:p>
          </table:table-cell>
          <table:table-cell office:value-type="float" office:value="0.002710528" calcext:value-type="float">
            <text:p>0.002710528</text:p>
          </table:table-cell>
          <table:table-cell office:value-type="float" office:value="0.004181504" calcext:value-type="float">
            <text:p>0.004181504</text:p>
          </table:table-cell>
          <table:table-cell office:value-type="float" office:value="0.010237696" calcext:value-type="float">
            <text:p>0.010237696</text:p>
          </table:table-cell>
          <table:table-cell office:value-type="float" office:value="0.019114496" calcext:value-type="float">
            <text:p>0.019114496</text:p>
          </table:table-cell>
          <table:table-cell office:value-type="float" office:value="0.002296064" calcext:value-type="float">
            <text:p>0.002296064</text:p>
          </table:table-cell>
          <table:table-cell office:value-type="float" office:value="0.101018112" calcext:value-type="float">
            <text:p>0.101018112</text:p>
          </table:table-cell>
          <table:table-cell office:value-type="float" office:value="0.030003456" calcext:value-type="float">
            <text:p>0.030003456</text:p>
          </table:table-cell>
          <table:table-cell office:value-type="float" office:value="0.344591104" calcext:value-type="float">
            <text:p>0.344591104</text:p>
          </table:table-cell>
        </table:table-row>
        <table:table-row table:style-name="ro1">
          <table:table-cell/>
          <table:table-cell office:value-type="float" office:value="0.000443136" calcext:value-type="float">
            <text:p>0.000443136</text:p>
          </table:table-cell>
          <table:table-cell office:value-type="float" office:value="0.000753664" calcext:value-type="float">
            <text:p>0.000753664</text:p>
          </table:table-cell>
          <table:table-cell office:value-type="float" office:value="0.003430912" calcext:value-type="float">
            <text:p>0.003430912</text:p>
          </table:table-cell>
          <table:table-cell office:value-type="float" office:value="0.004250368" calcext:value-type="float">
            <text:p>0.004250368</text:p>
          </table:table-cell>
          <table:table-cell office:value-type="float" office:value="0.020897536" calcext:value-type="float">
            <text:p>0.020897536</text:p>
          </table:table-cell>
          <table:table-cell office:value-type="float" office:value="0.019335936" calcext:value-type="float">
            <text:p>0.019335936</text:p>
          </table:table-cell>
          <table:table-cell office:value-type="float" office:value="0.002365184" calcext:value-type="float">
            <text:p>0.002365184</text:p>
          </table:table-cell>
          <table:table-cell office:value-type="float" office:value="0.108271616" calcext:value-type="float">
            <text:p>0.108271616</text:p>
          </table:table-cell>
          <table:table-cell office:value-type="float" office:value="0.035728128" calcext:value-type="float">
            <text:p>0.035728128</text:p>
          </table:table-cell>
          <table:table-cell office:value-type="float" office:value="0.352557312" calcext:value-type="float">
            <text:p>0.352557312</text:p>
          </table:table-cell>
        </table:table-row>
        <table:table-row table:style-name="ro1">
          <table:table-cell/>
          <table:table-cell office:value-type="float" office:value="0.000443136" calcext:value-type="float">
            <text:p>0.000443136</text:p>
          </table:table-cell>
          <table:table-cell office:value-type="float" office:value="0.000759296" calcext:value-type="float">
            <text:p>0.000759296</text:p>
          </table:table-cell>
          <table:table-cell office:value-type="float" office:value="0.004087296" calcext:value-type="float">
            <text:p>0.004087296</text:p>
          </table:table-cell>
          <table:table-cell office:value-type="float" office:value="0.004675072" calcext:value-type="float">
            <text:p>0.004675072</text:p>
          </table:table-cell>
          <table:table-cell office:value-type="float" office:value="0.021273088" calcext:value-type="float">
            <text:p>0.021273088</text:p>
          </table:table-cell>
          <table:table-cell office:value-type="float" office:value="0.019340032" calcext:value-type="float">
            <text:p>0.019340032</text:p>
          </table:table-cell>
          <table:table-cell office:value-type="float" office:value="0.002415104" calcext:value-type="float">
            <text:p>0.002415104</text:p>
          </table:table-cell>
          <table:table-cell office:value-type="float" office:value="0.109760512" calcext:value-type="float">
            <text:p>0.109760512</text:p>
          </table:table-cell>
          <table:table-cell office:value-type="float" office:value="0.024286976" calcext:value-type="float">
            <text:p>0.024286976</text:p>
          </table:table-cell>
          <table:table-cell office:value-type="float" office:value="0.361570304" calcext:value-type="float">
            <text:p>0.361570304</text:p>
          </table:table-cell>
        </table:table-row>
        <table:table-row table:style-name="ro1">
          <table:table-cell/>
          <table:table-cell office:value-type="float" office:value="0.000448512" calcext:value-type="float">
            <text:p>0.000448512</text:p>
          </table:table-cell>
          <table:table-cell office:value-type="float" office:value="0.000790016" calcext:value-type="float">
            <text:p>0.000790016</text:p>
          </table:table-cell>
          <table:table-cell office:value-type="float" office:value="0.004089856" calcext:value-type="float">
            <text:p>0.004089856</text:p>
          </table:table-cell>
          <table:table-cell office:value-type="float" office:value="0.004751872" calcext:value-type="float">
            <text:p>0.004751872</text:p>
          </table:table-cell>
          <table:table-cell office:value-type="float" office:value="0.02135552" calcext:value-type="float">
            <text:p>0.02135552</text:p>
          </table:table-cell>
          <table:table-cell office:value-type="float" office:value="0.01937664" calcext:value-type="float">
            <text:p>0.01937664</text:p>
          </table:table-cell>
          <table:table-cell office:value-type="float" office:value="0.00247296" calcext:value-type="float">
            <text:p>0.00247296</text:p>
          </table:table-cell>
          <table:table-cell office:value-type="float" office:value="0.110142208" calcext:value-type="float">
            <text:p>0.110142208</text:p>
          </table:table-cell>
          <table:table-cell office:value-type="float" office:value="0.019342592" calcext:value-type="float">
            <text:p>0.019342592</text:p>
          </table:table-cell>
          <table:table-cell office:value-type="float" office:value="0.39127808" calcext:value-type="float">
            <text:p>0.39127808</text:p>
          </table:table-cell>
        </table:table-row>
        <table:table-row table:style-name="ro1">
          <table:table-cell/>
          <table:table-cell office:value-type="float" office:value="0.000452096" calcext:value-type="float">
            <text:p>0.000452096</text:p>
          </table:table-cell>
          <table:table-cell office:value-type="float" office:value="0.000801024" calcext:value-type="float">
            <text:p>0.000801024</text:p>
          </table:table-cell>
          <table:table-cell office:value-type="float" office:value="0.004264192" calcext:value-type="float">
            <text:p>0.004264192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22634752" calcext:value-type="float">
            <text:p>0.022634752</text:p>
          </table:table-cell>
          <table:table-cell office:value-type="float" office:value="0.019377152" calcext:value-type="float">
            <text:p>0.019377152</text:p>
          </table:table-cell>
          <table:table-cell office:value-type="float" office:value="0.003280384" calcext:value-type="float">
            <text:p>0.003280384</text:p>
          </table:table-cell>
          <table:table-cell office:value-type="float" office:value="0.111425536" calcext:value-type="float">
            <text:p>0.111425536</text:p>
          </table:table-cell>
          <table:table-cell office:value-type="float" office:value="0.013386752" calcext:value-type="float">
            <text:p>0.013386752</text:p>
          </table:table-cell>
          <table:table-cell office:value-type="float" office:value="0.400709376" calcext:value-type="float">
            <text:p>0.400709376</text:p>
          </table:table-cell>
        </table:table-row>
        <table:table-row table:style-name="ro1">
          <table:table-cell/>
          <table:table-cell office:value-type="float" office:value="0.000453632" calcext:value-type="float">
            <text:p>0.000453632</text:p>
          </table:table-cell>
          <table:table-cell office:value-type="float" office:value="0.000829696" calcext:value-type="float">
            <text:p>0.000829696</text:p>
          </table:table-cell>
          <table:table-cell office:value-type="float" office:value="0.0042688" calcext:value-type="float">
            <text:p>0.0042688</text:p>
          </table:table-cell>
          <table:table-cell office:value-type="float" office:value="0.007296" calcext:value-type="float">
            <text:p>0.007296</text:p>
          </table:table-cell>
          <table:table-cell office:value-type="float" office:value="0.025752832" calcext:value-type="float">
            <text:p>0.025752832</text:p>
          </table:table-cell>
          <table:table-cell office:value-type="float" office:value="0.019417088" calcext:value-type="float">
            <text:p>0.019417088</text:p>
          </table:table-cell>
          <table:table-cell office:value-type="float" office:value="0.003525632" calcext:value-type="float">
            <text:p>0.003525632</text:p>
          </table:table-cell>
          <table:table-cell office:value-type="float" office:value="0.121086208" calcext:value-type="float">
            <text:p>0.121086208</text:p>
          </table:table-cell>
          <table:table-cell office:value-type="float" office:value="0.008845056" calcext:value-type="float">
            <text:p>0.008845056</text:p>
          </table:table-cell>
          <table:table-cell office:value-type="float" office:value="0.407654144" calcext:value-type="float">
            <text:p>0.407654144</text:p>
          </table:table-cell>
        </table:table-row>
        <table:table-row table:style-name="ro1">
          <table:table-cell/>
          <table:table-cell office:value-type="float" office:value="0.000460032" calcext:value-type="float">
            <text:p>0.000460032</text:p>
          </table:table-cell>
          <table:table-cell office:value-type="float" office:value="0.000856832" calcext:value-type="float">
            <text:p>0.000856832</text:p>
          </table:table-cell>
          <table:table-cell office:value-type="float" office:value="0.0043328" calcext:value-type="float">
            <text:p>0.0043328</text:p>
          </table:table-cell>
          <table:table-cell office:value-type="float" office:value="0.007430656" calcext:value-type="float">
            <text:p>0.007430656</text:p>
          </table:table-cell>
          <table:table-cell office:value-type="float" office:value="0.029499904" calcext:value-type="float">
            <text:p>0.029499904</text:p>
          </table:table-cell>
          <table:table-cell office:value-type="float" office:value="0.0194176" calcext:value-type="float">
            <text:p>0.0194176</text:p>
          </table:table-cell>
          <table:table-cell office:value-type="float" office:value="0.005852416" calcext:value-type="float">
            <text:p>0.005852416</text:p>
          </table:table-cell>
          <table:table-cell office:value-type="float" office:value="0.121207552" calcext:value-type="float">
            <text:p>0.121207552</text:p>
          </table:table-cell>
          <table:table-cell office:value-type="float" office:value="0.002445824" calcext:value-type="float">
            <text:p>0.002445824</text:p>
          </table:table-cell>
          <table:table-cell office:value-type="float" office:value="0.433541632" calcext:value-type="float">
            <text:p>0.433541632</text:p>
          </table:table-cell>
        </table:table-row>
        <table:table-row table:style-name="ro1">
          <table:table-cell/>
          <table:table-cell office:value-type="float" office:value="0.000517632" calcext:value-type="float">
            <text:p>0.000517632</text:p>
          </table:table-cell>
          <table:table-cell office:value-type="float" office:value="0.000870144" calcext:value-type="float">
            <text:p>0.000870144</text:p>
          </table:table-cell>
          <table:table-cell office:value-type="float" office:value="0.004492032" calcext:value-type="float">
            <text:p>0.004492032</text:p>
          </table:table-cell>
          <table:table-cell office:value-type="float" office:value="0.007564288" calcext:value-type="float">
            <text:p>0.007564288</text:p>
          </table:table-cell>
          <table:table-cell office:value-type="float" office:value="0.033753088" calcext:value-type="float">
            <text:p>0.033753088</text:p>
          </table:table-cell>
          <table:table-cell office:value-type="float" office:value="0.01946624" calcext:value-type="float">
            <text:p>0.01946624</text:p>
          </table:table-cell>
          <table:table-cell office:value-type="float" office:value="0.005951232" calcext:value-type="float">
            <text:p>0.005951232</text:p>
          </table:table-cell>
          <table:table-cell office:value-type="float" office:value="0.12997504" calcext:value-type="float">
            <text:p>0.12997504</text:p>
          </table:table-cell>
          <table:table-cell office:value-type="float" office:value="0.027144192" calcext:value-type="float">
            <text:p>0.027144192</text:p>
          </table:table-cell>
          <table:table-cell office:value-type="float" office:value="0.460870656" calcext:value-type="float">
            <text:p>0.460870656</text:p>
          </table:table-cell>
        </table:table-row>
        <table:table-row table:style-name="ro1">
          <table:table-cell/>
          <table:table-cell office:value-type="float" office:value="0.000524032" calcext:value-type="float">
            <text:p>0.000524032</text:p>
          </table:table-cell>
          <table:table-cell office:value-type="float" office:value="0.000947968" calcext:value-type="float">
            <text:p>0.000947968</text:p>
          </table:table-cell>
          <table:table-cell office:value-type="float" office:value="0.004511232" calcext:value-type="float">
            <text:p>0.004511232</text:p>
          </table:table-cell>
          <table:table-cell office:value-type="float" office:value="0.007585792" calcext:value-type="float">
            <text:p>0.007585792</text:p>
          </table:table-cell>
          <table:table-cell office:value-type="float" office:value="0.033883136" calcext:value-type="float">
            <text:p>0.033883136</text:p>
          </table:table-cell>
          <table:table-cell office:value-type="float" office:value="0.019757568" calcext:value-type="float">
            <text:p>0.019757568</text:p>
          </table:table-cell>
          <table:table-cell office:value-type="float" office:value="0.00696704" calcext:value-type="float">
            <text:p>0.00696704</text:p>
          </table:table-cell>
          <table:table-cell office:value-type="float" office:value="0.13012224" calcext:value-type="float">
            <text:p>0.13012224</text:p>
          </table:table-cell>
          <table:table-cell office:value-type="float" office:value="0.017291008" calcext:value-type="float">
            <text:p>0.017291008</text:p>
          </table:table-cell>
          <table:table-cell office:value-type="float" office:value="0.49668736" calcext:value-type="float">
            <text:p>0.49668736</text:p>
          </table:table-cell>
        </table:table-row>
        <table:table-row table:style-name="ro1">
          <table:table-cell/>
          <table:table-cell office:value-type="float" office:value="0.000539392" calcext:value-type="float">
            <text:p>0.000539392</text:p>
          </table:table-cell>
          <table:table-cell office:value-type="float" office:value="0.00097536" calcext:value-type="float">
            <text:p>0.00097536</text:p>
          </table:table-cell>
          <table:table-cell office:value-type="float" office:value="0.004859648" calcext:value-type="float">
            <text:p>0.004859648</text:p>
          </table:table-cell>
          <table:table-cell office:value-type="float" office:value="0.007754496" calcext:value-type="float">
            <text:p>0.007754496</text:p>
          </table:table-cell>
          <table:table-cell office:value-type="float" office:value="0.034578688" calcext:value-type="float">
            <text:p>0.034578688</text:p>
          </table:table-cell>
          <table:table-cell office:value-type="float" office:value="0.019782656" calcext:value-type="float">
            <text:p>0.019782656</text:p>
          </table:table-cell>
          <table:table-cell office:value-type="float" office:value="0.007451904" calcext:value-type="float">
            <text:p>0.007451904</text:p>
          </table:table-cell>
          <table:table-cell office:value-type="float" office:value="0.132434432" calcext:value-type="float">
            <text:p>0.132434432</text:p>
          </table:table-cell>
          <table:table-cell office:value-type="float" office:value="0.006932736" calcext:value-type="float">
            <text:p>0.006932736</text:p>
          </table:table-cell>
          <table:table-cell office:value-type="float" office:value="0.500359936" calcext:value-type="float">
            <text:p>0.500359936</text:p>
          </table:table-cell>
        </table:table-row>
        <table:table-row table:style-name="ro1">
          <table:table-cell/>
          <table:table-cell office:value-type="float" office:value="0.00054144" calcext:value-type="float">
            <text:p>0.00054144</text:p>
          </table:table-cell>
          <table:table-cell office:value-type="float" office:value="0.001007616" calcext:value-type="float">
            <text:p>0.001007616</text:p>
          </table:table-cell>
          <table:table-cell office:value-type="float" office:value="0.004951296" calcext:value-type="float">
            <text:p>0.004951296</text:p>
          </table:table-cell>
          <table:table-cell office:value-type="float" office:value="0.007824896" calcext:value-type="float">
            <text:p>0.007824896</text:p>
          </table:table-cell>
          <table:table-cell office:value-type="float" office:value="0.038289664" calcext:value-type="float">
            <text:p>0.038289664</text:p>
          </table:table-cell>
          <table:table-cell office:value-type="float" office:value="0.020339456" calcext:value-type="float">
            <text:p>0.020339456</text:p>
          </table:table-cell>
          <table:table-cell office:value-type="float" office:value="0.008558336" calcext:value-type="float">
            <text:p>0.008558336</text:p>
          </table:table-cell>
          <table:table-cell office:value-type="float" office:value="0.133819136" calcext:value-type="float">
            <text:p>0.133819136</text:p>
          </table:table-cell>
          <table:table-cell office:value-type="float" office:value="0.02224384" calcext:value-type="float">
            <text:p>0.02224384</text:p>
          </table:table-cell>
          <table:table-cell office:value-type="float" office:value="0.517895424" calcext:value-type="float">
            <text:p>0.517895424</text:p>
          </table:table-cell>
        </table:table-row>
        <table:table-row table:style-name="ro1">
          <table:table-cell/>
          <table:table-cell office:value-type="float" office:value="0.000544" calcext:value-type="float">
            <text:p>0.000544</text:p>
          </table:table-cell>
          <table:table-cell office:value-type="float" office:value="0.001073152" calcext:value-type="float">
            <text:p>0.001073152</text:p>
          </table:table-cell>
          <table:table-cell office:value-type="float" office:value="0.008618752" calcext:value-type="float">
            <text:p>0.008618752</text:p>
          </table:table-cell>
          <table:table-cell office:value-type="float" office:value="0.007870976" calcext:value-type="float">
            <text:p>0.007870976</text:p>
          </table:table-cell>
          <table:table-cell office:value-type="float" office:value="0.044544" calcext:value-type="float">
            <text:p>0.044544</text:p>
          </table:table-cell>
          <table:table-cell office:value-type="float" office:value="0.020727296" calcext:value-type="float">
            <text:p>0.020727296</text:p>
          </table:table-cell>
          <table:table-cell office:value-type="float" office:value="0.009358336" calcext:value-type="float">
            <text:p>0.009358336</text:p>
          </table:table-cell>
          <table:table-cell office:value-type="float" office:value="0.138812416" calcext:value-type="float">
            <text:p>0.138812416</text:p>
          </table:table-cell>
          <table:table-cell office:value-type="float" office:value="0.010255104" calcext:value-type="float">
            <text:p>0.010255104</text:p>
          </table:table-cell>
          <table:table-cell office:value-type="float" office:value="0.53725696" calcext:value-type="float">
            <text:p>0.53725696</text:p>
          </table:table-cell>
        </table:table-row>
        <table:table-row table:style-name="ro1">
          <table:table-cell/>
          <table:table-cell office:value-type="float" office:value="0.000546048" calcext:value-type="float">
            <text:p>0.000546048</text:p>
          </table:table-cell>
          <table:table-cell office:value-type="float" office:value="0.00112256" calcext:value-type="float">
            <text:p>0.00112256</text:p>
          </table:table-cell>
          <table:table-cell office:value-type="float" office:value="0.008955648" calcext:value-type="float">
            <text:p>0.008955648</text:p>
          </table:table-cell>
          <table:table-cell office:value-type="float" office:value="0.007894272" calcext:value-type="float">
            <text:p>0.007894272</text:p>
          </table:table-cell>
          <table:table-cell office:value-type="float" office:value="0.045464576" calcext:value-type="float">
            <text:p>0.045464576</text:p>
          </table:table-cell>
          <table:table-cell office:value-type="float" office:value="0.023065344" calcext:value-type="float">
            <text:p>0.023065344</text:p>
          </table:table-cell>
          <table:table-cell office:value-type="float" office:value="0.00997376" calcext:value-type="float">
            <text:p>0.00997376</text:p>
          </table:table-cell>
          <table:table-cell office:value-type="float" office:value="0.139527168" calcext:value-type="float">
            <text:p>0.139527168</text:p>
          </table:table-cell>
          <table:table-cell office:value-type="float" office:value="0.016963072" calcext:value-type="float">
            <text:p>0.016963072</text:p>
          </table:table-cell>
          <table:table-cell office:value-type="float" office:value="0.538552064" calcext:value-type="float">
            <text:p>0.538552064</text:p>
          </table:table-cell>
        </table:table-row>
        <table:table-row table:style-name="ro1">
          <table:table-cell/>
          <table:table-cell office:value-type="float" office:value="0.000623872" calcext:value-type="float">
            <text:p>0.000623872</text:p>
          </table:table-cell>
          <table:table-cell office:value-type="float" office:value="0.00118144" calcext:value-type="float">
            <text:p>0.00118144</text:p>
          </table:table-cell>
          <table:table-cell office:value-type="float" office:value="0.009061888" calcext:value-type="float">
            <text:p>0.009061888</text:p>
          </table:table-cell>
          <table:table-cell office:value-type="float" office:value="0.007938304" calcext:value-type="float">
            <text:p>0.007938304</text:p>
          </table:table-cell>
          <table:table-cell office:value-type="float" office:value="0.051035648" calcext:value-type="float">
            <text:p>0.051035648</text:p>
          </table:table-cell>
          <table:table-cell office:value-type="float" office:value="0.024031488" calcext:value-type="float">
            <text:p>0.024031488</text:p>
          </table:table-cell>
          <table:table-cell office:value-type="float" office:value="0.011544576" calcext:value-type="float">
            <text:p>0.011544576</text:p>
          </table:table-cell>
          <table:table-cell office:value-type="float" office:value="0.142788096" calcext:value-type="float">
            <text:p>0.142788096</text:p>
          </table:table-cell>
          <table:table-cell office:value-type="float" office:value="0.01095424" calcext:value-type="float">
            <text:p>0.01095424</text:p>
          </table:table-cell>
          <table:table-cell office:value-type="float" office:value="0.551259904" calcext:value-type="float">
            <text:p>0.551259904</text:p>
          </table:table-cell>
        </table:table-row>
        <table:table-row table:style-name="ro1">
          <table:table-cell/>
          <table:table-cell office:value-type="float" office:value="0.000651008" calcext:value-type="float">
            <text:p>0.000651008</text:p>
          </table:table-cell>
          <table:table-cell office:value-type="float" office:value="0.001266432" calcext:value-type="float">
            <text:p>0.001266432</text:p>
          </table:table-cell>
          <table:table-cell office:value-type="float" office:value="0.00910592" calcext:value-type="float">
            <text:p>0.00910592</text:p>
          </table:table-cell>
          <table:table-cell office:value-type="float" office:value="0.00796544" calcext:value-type="float">
            <text:p>0.00796544</text:p>
          </table:table-cell>
          <table:table-cell office:value-type="float" office:value="0.0511616" calcext:value-type="float">
            <text:p>0.0511616</text:p>
          </table:table-cell>
          <table:table-cell office:value-type="float" office:value="0.024906752" calcext:value-type="float">
            <text:p>0.024906752</text:p>
          </table:table-cell>
          <table:table-cell office:value-type="float" office:value="0.012203264" calcext:value-type="float">
            <text:p>0.012203264</text:p>
          </table:table-cell>
          <table:table-cell office:value-type="float" office:value="0.145619968" calcext:value-type="float">
            <text:p>0.145619968</text:p>
          </table:table-cell>
          <table:table-cell office:value-type="float" office:value="0.028015616" calcext:value-type="float">
            <text:p>0.028015616</text:p>
          </table:table-cell>
          <table:table-cell office:value-type="float" office:value="0.557787648" calcext:value-type="float">
            <text:p>0.557787648</text:p>
          </table:table-cell>
        </table:table-row>
        <table:table-row table:style-name="ro1">
          <table:table-cell/>
          <table:table-cell office:value-type="float" office:value="0.00066048" calcext:value-type="float">
            <text:p>0.00066048</text:p>
          </table:table-cell>
          <table:table-cell office:value-type="float" office:value="0.001334016" calcext:value-type="float">
            <text:p>0.001334016</text:p>
          </table:table-cell>
          <table:table-cell office:value-type="float" office:value="0.009929216" calcext:value-type="float">
            <text:p>0.009929216</text:p>
          </table:table-cell>
          <table:table-cell office:value-type="float" office:value="0.00798336" calcext:value-type="float">
            <text:p>0.00798336</text:p>
          </table:table-cell>
          <table:table-cell office:value-type="float" office:value="0.057261568" calcext:value-type="float">
            <text:p>0.057261568</text:p>
          </table:table-cell>
          <table:table-cell office:value-type="float" office:value="0.025028096" calcext:value-type="float">
            <text:p>0.025028096</text:p>
          </table:table-cell>
          <table:table-cell office:value-type="float" office:value="0.012220416" calcext:value-type="float">
            <text:p>0.012220416</text:p>
          </table:table-cell>
          <table:table-cell office:value-type="float" office:value="0.153325568" calcext:value-type="float">
            <text:p>0.153325568</text:p>
          </table:table-cell>
          <table:table-cell office:value-type="float" office:value="0.016987392" calcext:value-type="float">
            <text:p>0.016987392</text:p>
          </table:table-cell>
          <table:table-cell office:value-type="float" office:value="0.561934336" calcext:value-type="float">
            <text:p>0.561934336</text:p>
          </table:table-cell>
        </table:table-row>
        <table:table-row table:style-name="ro1">
          <table:table-cell/>
          <table:table-cell office:value-type="float" office:value="0.000661504" calcext:value-type="float">
            <text:p>0.000661504</text:p>
          </table:table-cell>
          <table:table-cell office:value-type="float" office:value="0.00147072" calcext:value-type="float">
            <text:p>0.00147072</text:p>
          </table:table-cell>
          <table:table-cell office:value-type="float" office:value="0.009930752" calcext:value-type="float">
            <text:p>0.009930752</text:p>
          </table:table-cell>
          <table:table-cell office:value-type="float" office:value="0.008249088" calcext:value-type="float">
            <text:p>0.008249088</text:p>
          </table:table-cell>
          <table:table-cell office:value-type="float" office:value="0.058424832" calcext:value-type="float">
            <text:p>0.058424832</text:p>
          </table:table-cell>
          <table:table-cell office:value-type="float" office:value="0.026577408" calcext:value-type="float">
            <text:p>0.026577408</text:p>
          </table:table-cell>
          <table:table-cell office:value-type="float" office:value="0.0128384" calcext:value-type="float">
            <text:p>0.0128384</text:p>
          </table:table-cell>
          <table:table-cell office:value-type="float" office:value="0.153700352" calcext:value-type="float">
            <text:p>0.153700352</text:p>
          </table:table-cell>
          <table:table-cell office:value-type="float" office:value="0.029202432" calcext:value-type="float">
            <text:p>0.029202432</text:p>
          </table:table-cell>
          <table:table-cell office:value-type="float" office:value="0.6102656" calcext:value-type="float">
            <text:p>0.6102656</text:p>
          </table:table-cell>
        </table:table-row>
        <table:table-row table:style-name="ro1">
          <table:table-cell/>
          <table:table-cell office:value-type="float" office:value="0.000687872" calcext:value-type="float">
            <text:p>0.000687872</text:p>
          </table:table-cell>
          <table:table-cell office:value-type="float" office:value="0.001539584" calcext:value-type="float">
            <text:p>0.001539584</text:p>
          </table:table-cell>
          <table:table-cell office:value-type="float" office:value="0.011080448" calcext:value-type="float">
            <text:p>0.011080448</text:p>
          </table:table-cell>
          <table:table-cell office:value-type="float" office:value="0.008328704" calcext:value-type="float">
            <text:p>0.008328704</text:p>
          </table:table-cell>
          <table:table-cell office:value-type="float" office:value="0.063001344" calcext:value-type="float">
            <text:p>0.063001344</text:p>
          </table:table-cell>
          <table:table-cell office:value-type="float" office:value="0.026617856" calcext:value-type="float">
            <text:p>0.026617856</text:p>
          </table:table-cell>
          <table:table-cell office:value-type="float" office:value="0.012980224" calcext:value-type="float">
            <text:p>0.012980224</text:p>
          </table:table-cell>
          <table:table-cell office:value-type="float" office:value="0.156711936" calcext:value-type="float">
            <text:p>0.156711936</text:p>
          </table:table-cell>
          <table:table-cell office:value-type="float" office:value="0.017290752" calcext:value-type="float">
            <text:p>0.017290752</text:p>
          </table:table-cell>
          <table:table-cell office:value-type="float" office:value="0.610600192" calcext:value-type="float">
            <text:p>0.610600192</text:p>
          </table:table-cell>
        </table:table-row>
        <table:table-row table:style-name="ro1">
          <table:table-cell/>
          <table:table-cell office:value-type="float" office:value="0.000698368" calcext:value-type="float">
            <text:p>0.000698368</text:p>
          </table:table-cell>
          <table:table-cell office:value-type="float" office:value="0.001563648" calcext:value-type="float">
            <text:p>0.001563648</text:p>
          </table:table-cell>
          <table:table-cell office:value-type="float" office:value="0.011323392" calcext:value-type="float">
            <text:p>0.011323392</text:p>
          </table:table-cell>
          <table:table-cell office:value-type="float" office:value="0.008353536" calcext:value-type="float">
            <text:p>0.008353536</text:p>
          </table:table-cell>
          <table:table-cell office:value-type="float" office:value="0.063143936" calcext:value-type="float">
            <text:p>0.063143936</text:p>
          </table:table-cell>
          <table:table-cell office:value-type="float" office:value="0.02667904" calcext:value-type="float">
            <text:p>0.02667904</text:p>
          </table:table-cell>
          <table:table-cell office:value-type="float" office:value="0.013078272" calcext:value-type="float">
            <text:p>0.013078272</text:p>
          </table:table-cell>
          <table:table-cell office:value-type="float" office:value="0.157828352" calcext:value-type="float">
            <text:p>0.157828352</text:p>
          </table:table-cell>
          <table:table-cell office:value-type="float" office:value="0.006021888" calcext:value-type="float">
            <text:p>0.006021888</text:p>
          </table:table-cell>
          <table:table-cell office:value-type="float" office:value="0.616614912" calcext:value-type="float">
            <text:p>0.616614912</text:p>
          </table:table-cell>
        </table:table-row>
        <table:table-row table:style-name="ro1">
          <table:table-cell/>
          <table:table-cell office:value-type="float" office:value="0.000722688" calcext:value-type="float">
            <text:p>0.000722688</text:p>
          </table:table-cell>
          <table:table-cell office:value-type="float" office:value="0.001564928" calcext:value-type="float">
            <text:p>0.001564928</text:p>
          </table:table-cell>
          <table:table-cell office:value-type="float" office:value="0.011683584" calcext:value-type="float">
            <text:p>0.011683584</text:p>
          </table:table-cell>
          <table:table-cell office:value-type="float" office:value="0.008437248" calcext:value-type="float">
            <text:p>0.008437248</text:p>
          </table:table-cell>
          <table:table-cell office:value-type="float" office:value="0.067725568" calcext:value-type="float">
            <text:p>0.067725568</text:p>
          </table:table-cell>
          <table:table-cell office:value-type="float" office:value="0.027105536" calcext:value-type="float">
            <text:p>0.027105536</text:p>
          </table:table-cell>
          <table:table-cell office:value-type="float" office:value="0.014248448" calcext:value-type="float">
            <text:p>0.014248448</text:p>
          </table:table-cell>
          <table:table-cell office:value-type="float" office:value="0.159767552" calcext:value-type="float">
            <text:p>0.159767552</text:p>
          </table:table-cell>
          <table:table-cell office:value-type="float" office:value="0.005620992" calcext:value-type="float">
            <text:p>0.005620992</text:p>
          </table:table-cell>
          <table:table-cell office:value-type="float" office:value="0.619894016" calcext:value-type="float">
            <text:p>0.619894016</text:p>
          </table:table-cell>
        </table:table-row>
        <table:table-row table:style-name="ro1">
          <table:table-cell/>
          <table:table-cell office:value-type="float" office:value="0.000724992" calcext:value-type="float">
            <text:p>0.000724992</text:p>
          </table:table-cell>
          <table:table-cell office:value-type="float" office:value="0.001750272" calcext:value-type="float">
            <text:p>0.001750272</text:p>
          </table:table-cell>
          <table:table-cell office:value-type="float" office:value="0.012820224" calcext:value-type="float">
            <text:p>0.012820224</text:p>
          </table:table-cell>
          <table:table-cell office:value-type="float" office:value="0.0088896" calcext:value-type="float">
            <text:p>0.0088896</text:p>
          </table:table-cell>
          <table:table-cell office:value-type="float" office:value="0.073648896" calcext:value-type="float">
            <text:p>0.073648896</text:p>
          </table:table-cell>
          <table:table-cell office:value-type="float" office:value="0.027742464" calcext:value-type="float">
            <text:p>0.027742464</text:p>
          </table:table-cell>
          <table:table-cell office:value-type="float" office:value="0.01428352" calcext:value-type="float">
            <text:p>0.01428352</text:p>
          </table:table-cell>
          <table:table-cell office:value-type="float" office:value="0.159936512" calcext:value-type="float">
            <text:p>0.159936512</text:p>
          </table:table-cell>
          <table:table-cell office:value-type="float" office:value="0.001055744" calcext:value-type="float">
            <text:p>0.001055744</text:p>
          </table:table-cell>
          <table:table-cell office:value-type="float" office:value="0.635654656" calcext:value-type="float">
            <text:p>0.635654656</text:p>
          </table:table-cell>
        </table:table-row>
        <table:table-row table:style-name="ro1">
          <table:table-cell/>
          <table:table-cell office:value-type="float" office:value="0.000729344" calcext:value-type="float">
            <text:p>0.000729344</text:p>
          </table:table-cell>
          <table:table-cell office:value-type="float" office:value="0.001862144" calcext:value-type="float">
            <text:p>0.001862144</text:p>
          </table:table-cell>
          <table:table-cell office:value-type="float" office:value="0.012837632" calcext:value-type="float">
            <text:p>0.012837632</text:p>
          </table:table-cell>
          <table:table-cell office:value-type="float" office:value="0.009061632" calcext:value-type="float">
            <text:p>0.009061632</text:p>
          </table:table-cell>
          <table:table-cell office:value-type="float" office:value="0.075493888" calcext:value-type="float">
            <text:p>0.075493888</text:p>
          </table:table-cell>
          <table:table-cell office:value-type="float" office:value="0.027774976" calcext:value-type="float">
            <text:p>0.027774976</text:p>
          </table:table-cell>
          <table:table-cell office:value-type="float" office:value="0.014930432" calcext:value-type="float">
            <text:p>0.014930432</text:p>
          </table:table-cell>
          <table:table-cell office:value-type="float" office:value="0.16004096" calcext:value-type="float">
            <text:p>0.16004096</text:p>
          </table:table-cell>
          <table:table-cell office:value-type="float" office:value="0.016536064" calcext:value-type="float">
            <text:p>0.016536064</text:p>
          </table:table-cell>
          <table:table-cell office:value-type="float" office:value="0.635722752" calcext:value-type="float">
            <text:p>0.635722752</text:p>
          </table:table-cell>
        </table:table-row>
        <table:table-row table:style-name="ro1">
          <table:table-cell/>
          <table:table-cell office:value-type="float" office:value="0.000761088" calcext:value-type="float">
            <text:p>0.000761088</text:p>
          </table:table-cell>
          <table:table-cell office:value-type="float" office:value="0.002113024" calcext:value-type="float">
            <text:p>0.002113024</text:p>
          </table:table-cell>
          <table:table-cell office:value-type="float" office:value="0.012857856" calcext:value-type="float">
            <text:p>0.012857856</text:p>
          </table:table-cell>
          <table:table-cell office:value-type="float" office:value="0.009368832" calcext:value-type="float">
            <text:p>0.009368832</text:p>
          </table:table-cell>
          <table:table-cell office:value-type="float" office:value="0.075629056" calcext:value-type="float">
            <text:p>0.075629056</text:p>
          </table:table-cell>
          <table:table-cell office:value-type="float" office:value="0.027811072" calcext:value-type="float">
            <text:p>0.027811072</text:p>
          </table:table-cell>
          <table:table-cell office:value-type="float" office:value="0.015172608" calcext:value-type="float">
            <text:p>0.015172608</text:p>
          </table:table-cell>
          <table:table-cell office:value-type="float" office:value="0.166395136" calcext:value-type="float">
            <text:p>0.166395136</text:p>
          </table:table-cell>
          <table:table-cell office:value-type="float" office:value="0.003398144" calcext:value-type="float">
            <text:p>0.003398144</text:p>
          </table:table-cell>
          <table:table-cell office:value-type="float" office:value="0.652166144" calcext:value-type="float">
            <text:p>0.652166144</text:p>
          </table:table-cell>
        </table:table-row>
        <table:table-row table:style-name="ro1">
          <table:table-cell/>
          <table:table-cell office:value-type="float" office:value="0.000800256" calcext:value-type="float">
            <text:p>0.000800256</text:p>
          </table:table-cell>
          <table:table-cell office:value-type="float" office:value="0.0021248" calcext:value-type="float">
            <text:p>0.0021248</text:p>
          </table:table-cell>
          <table:table-cell office:value-type="float" office:value="0.01381504" calcext:value-type="float">
            <text:p>0.01381504</text:p>
          </table:table-cell>
          <table:table-cell office:value-type="float" office:value="0.009444608" calcext:value-type="float">
            <text:p>0.009444608</text:p>
          </table:table-cell>
          <table:table-cell office:value-type="float" office:value="0.077260544" calcext:value-type="float">
            <text:p>0.077260544</text:p>
          </table:table-cell>
          <table:table-cell office:value-type="float" office:value="0.028730624" calcext:value-type="float">
            <text:p>0.028730624</text:p>
          </table:table-cell>
          <table:table-cell office:value-type="float" office:value="0.015743232" calcext:value-type="float">
            <text:p>0.015743232</text:p>
          </table:table-cell>
          <table:table-cell office:value-type="float" office:value="0.166416128" calcext:value-type="float">
            <text:p>0.166416128</text:p>
          </table:table-cell>
          <table:table-cell office:value-type="float" office:value="0.017573376" calcext:value-type="float">
            <text:p>0.017573376</text:p>
          </table:table-cell>
          <table:table-cell office:value-type="float" office:value="0.694029056" calcext:value-type="float">
            <text:p>0.694029056</text:p>
          </table:table-cell>
        </table:table-row>
        <table:table-row table:style-name="ro1">
          <table:table-cell/>
          <table:table-cell office:value-type="float" office:value="0.00080384" calcext:value-type="float">
            <text:p>0.00080384</text:p>
          </table:table-cell>
          <table:table-cell office:value-type="float" office:value="0.002612992" calcext:value-type="float">
            <text:p>0.002612992</text:p>
          </table:table-cell>
          <table:table-cell office:value-type="float" office:value="0.014410496" calcext:value-type="float">
            <text:p>0.014410496</text:p>
          </table:table-cell>
          <table:table-cell office:value-type="float" office:value="0.009534976" calcext:value-type="float">
            <text:p>0.009534976</text:p>
          </table:table-cell>
          <table:table-cell office:value-type="float" office:value="0.078083328" calcext:value-type="float">
            <text:p>0.078083328</text:p>
          </table:table-cell>
          <table:table-cell office:value-type="float" office:value="0.028771328" calcext:value-type="float">
            <text:p>0.028771328</text:p>
          </table:table-cell>
          <table:table-cell office:value-type="float" office:value="0.016164608" calcext:value-type="float">
            <text:p>0.016164608</text:p>
          </table:table-cell>
          <table:table-cell office:value-type="float" office:value="0.169881856" calcext:value-type="float">
            <text:p>0.169881856</text:p>
          </table:table-cell>
          <table:table-cell office:value-type="float" office:value="0.005491712" calcext:value-type="float">
            <text:p>0.005491712</text:p>
          </table:table-cell>
          <table:table-cell office:value-type="float" office:value="0.748982016" calcext:value-type="float">
            <text:p>0.748982016</text:p>
          </table:table-cell>
        </table:table-row>
        <table:table-row table:style-name="ro1">
          <table:table-cell/>
          <table:table-cell office:value-type="float" office:value="0.000841472" calcext:value-type="float">
            <text:p>0.000841472</text:p>
          </table:table-cell>
          <table:table-cell office:value-type="float" office:value="0.00265856" calcext:value-type="float">
            <text:p>0.00265856</text:p>
          </table:table-cell>
          <table:table-cell office:value-type="float" office:value="0.014587136" calcext:value-type="float">
            <text:p>0.014587136</text:p>
          </table:table-cell>
          <table:table-cell office:value-type="float" office:value="0.009573376" calcext:value-type="float">
            <text:p>0.009573376</text:p>
          </table:table-cell>
          <table:table-cell office:value-type="float" office:value="0.09111808" calcext:value-type="float">
            <text:p>0.09111808</text:p>
          </table:table-cell>
          <table:table-cell office:value-type="float" office:value="0.028815872" calcext:value-type="float">
            <text:p>0.028815872</text:p>
          </table:table-cell>
          <table:table-cell office:value-type="float" office:value="0.016649728" calcext:value-type="float">
            <text:p>0.016649728</text:p>
          </table:table-cell>
          <table:table-cell office:value-type="float" office:value="0.171185408" calcext:value-type="float">
            <text:p>0.171185408</text:p>
          </table:table-cell>
          <table:table-cell office:value-type="float" office:value="0.0142144" calcext:value-type="float">
            <text:p>0.0142144</text:p>
          </table:table-cell>
          <table:table-cell office:value-type="float" office:value="0.771249408" calcext:value-type="float">
            <text:p>0.771249408</text:p>
          </table:table-cell>
        </table:table-row>
        <table:table-row table:style-name="ro1">
          <table:table-cell/>
          <table:table-cell office:value-type="float" office:value="0.00086016" calcext:value-type="float">
            <text:p>0.00086016</text:p>
          </table:table-cell>
          <table:table-cell office:value-type="float" office:value="0.002704384" calcext:value-type="float">
            <text:p>0.002704384</text:p>
          </table:table-cell>
          <table:table-cell office:value-type="float" office:value="0.014587904" calcext:value-type="float">
            <text:p>0.014587904</text:p>
          </table:table-cell>
          <table:table-cell office:value-type="float" office:value="0.010239744" calcext:value-type="float">
            <text:p>0.010239744</text:p>
          </table:table-cell>
          <table:table-cell office:value-type="float" office:value="0.094172928" calcext:value-type="float">
            <text:p>0.094172928</text:p>
          </table:table-cell>
          <table:table-cell office:value-type="float" office:value="0.029018624" calcext:value-type="float">
            <text:p>0.029018624</text:p>
          </table:table-cell>
          <table:table-cell office:value-type="float" office:value="0.017686272" calcext:value-type="float">
            <text:p>0.017686272</text:p>
          </table:table-cell>
          <table:table-cell office:value-type="float" office:value="0.171826944" calcext:value-type="float">
            <text:p>0.171826944</text:p>
          </table:table-cell>
          <table:table-cell office:value-type="float" office:value="0.00075392" calcext:value-type="float">
            <text:p>0.00075392</text:p>
          </table:table-cell>
          <table:table-cell office:value-type="float" office:value="0.772199168" calcext:value-type="float">
            <text:p>0.772199168</text:p>
          </table:table-cell>
        </table:table-row>
        <table:table-row table:style-name="ro1">
          <table:table-cell/>
          <table:table-cell office:value-type="float" office:value="0.000877312" calcext:value-type="float">
            <text:p>0.000877312</text:p>
          </table:table-cell>
          <table:table-cell office:value-type="float" office:value="0.00278656" calcext:value-type="float">
            <text:p>0.00278656</text:p>
          </table:table-cell>
          <table:table-cell office:value-type="float" office:value="0.014618368" calcext:value-type="float">
            <text:p>0.014618368</text:p>
          </table:table-cell>
          <table:table-cell office:value-type="float" office:value="0.0104192" calcext:value-type="float">
            <text:p>0.0104192</text:p>
          </table:table-cell>
          <table:table-cell office:value-type="float" office:value="0.094339584" calcext:value-type="float">
            <text:p>0.094339584</text:p>
          </table:table-cell>
          <table:table-cell office:value-type="float" office:value="0.029086464" calcext:value-type="float">
            <text:p>0.029086464</text:p>
          </table:table-cell>
          <table:table-cell office:value-type="float" office:value="0.018175488" calcext:value-type="float">
            <text:p>0.018175488</text:p>
          </table:table-cell>
          <table:table-cell office:value-type="float" office:value="0.176870912" calcext:value-type="float">
            <text:p>0.176870912</text:p>
          </table:table-cell>
          <table:table-cell office:value-type="float" office:value="0.015760384" calcext:value-type="float">
            <text:p>0.015760384</text:p>
          </table:table-cell>
          <table:table-cell office:value-type="float" office:value="0.785828352" calcext:value-type="float">
            <text:p>0.785828352</text:p>
          </table:table-cell>
        </table:table-row>
        <table:table-row table:style-name="ro1">
          <table:table-cell/>
          <table:table-cell office:value-type="float" office:value="0.00097536" calcext:value-type="float">
            <text:p>0.00097536</text:p>
          </table:table-cell>
          <table:table-cell office:value-type="float" office:value="0.002822656" calcext:value-type="float">
            <text:p>0.002822656</text:p>
          </table:table-cell>
          <table:table-cell office:value-type="float" office:value="0.014853376" calcext:value-type="float">
            <text:p>0.014853376</text:p>
          </table:table-cell>
          <table:table-cell office:value-type="float" office:value="0.010441728" calcext:value-type="float">
            <text:p>0.010441728</text:p>
          </table:table-cell>
          <table:table-cell office:value-type="float" office:value="0.096347392" calcext:value-type="float">
            <text:p>0.096347392</text:p>
          </table:table-cell>
          <table:table-cell office:value-type="float" office:value="0.029201408" calcext:value-type="float">
            <text:p>0.029201408</text:p>
          </table:table-cell>
          <table:table-cell office:value-type="float" office:value="0.018754816" calcext:value-type="float">
            <text:p>0.018754816</text:p>
          </table:table-cell>
          <table:table-cell office:value-type="float" office:value="0.177242624" calcext:value-type="float">
            <text:p>0.177242624</text:p>
          </table:table-cell>
          <table:table-cell office:value-type="float" office:value="0.017379584" calcext:value-type="float">
            <text:p>0.017379584</text:p>
          </table:table-cell>
          <table:table-cell office:value-type="float" office:value="0.811465472" calcext:value-type="float">
            <text:p>0.811465472</text:p>
          </table:table-cell>
        </table:table-row>
        <table:table-row table:style-name="ro1">
          <table:table-cell/>
          <table:table-cell office:value-type="float" office:value="0.000998912" calcext:value-type="float">
            <text:p>0.000998912</text:p>
          </table:table-cell>
          <table:table-cell office:value-type="float" office:value="0.002927616" calcext:value-type="float">
            <text:p>0.002927616</text:p>
          </table:table-cell>
          <table:table-cell office:value-type="float" office:value="0.01487232" calcext:value-type="float">
            <text:p>0.01487232</text:p>
          </table:table-cell>
          <table:table-cell office:value-type="float" office:value="0.010520832" calcext:value-type="float">
            <text:p>0.010520832</text:p>
          </table:table-cell>
          <table:table-cell office:value-type="float" office:value="0.101538048" calcext:value-type="float">
            <text:p>0.101538048</text:p>
          </table:table-cell>
          <table:table-cell office:value-type="float" office:value="0.029327616" calcext:value-type="float">
            <text:p>0.029327616</text:p>
          </table:table-cell>
          <table:table-cell office:value-type="float" office:value="0.019311104" calcext:value-type="float">
            <text:p>0.019311104</text:p>
          </table:table-cell>
          <table:table-cell office:value-type="float" office:value="0.177361408" calcext:value-type="float">
            <text:p>0.177361408</text:p>
          </table:table-cell>
          <table:table-cell office:value-type="float" office:value="0.014279168" calcext:value-type="float">
            <text:p>0.014279168</text:p>
          </table:table-cell>
          <table:table-cell office:value-type="float" office:value="0.85598336" calcext:value-type="float">
            <text:p>0.85598336</text:p>
          </table:table-cell>
        </table:table-row>
        <table:table-row table:style-name="ro1">
          <table:table-cell/>
          <table:table-cell office:value-type="float" office:value="0.001017856" calcext:value-type="float">
            <text:p>0.001017856</text:p>
          </table:table-cell>
          <table:table-cell office:value-type="float" office:value="0.003089408" calcext:value-type="float">
            <text:p>0.003089408</text:p>
          </table:table-cell>
          <table:table-cell office:value-type="float" office:value="0.014999552" calcext:value-type="float">
            <text:p>0.014999552</text:p>
          </table:table-cell>
          <table:table-cell office:value-type="float" office:value="0.010689792" calcext:value-type="float">
            <text:p>0.010689792</text:p>
          </table:table-cell>
          <table:table-cell office:value-type="float" office:value="0.107261696" calcext:value-type="float">
            <text:p>0.107261696</text:p>
          </table:table-cell>
          <table:table-cell office:value-type="float" office:value="0.029563392" calcext:value-type="float">
            <text:p>0.029563392</text:p>
          </table:table-cell>
          <table:table-cell office:value-type="float" office:value="0.020446464" calcext:value-type="float">
            <text:p>0.020446464</text:p>
          </table:table-cell>
          <table:table-cell office:value-type="float" office:value="0.177965312" calcext:value-type="float">
            <text:p>0.177965312</text:p>
          </table:table-cell>
          <table:table-cell office:value-type="float" office:value="0.006771712" calcext:value-type="float">
            <text:p>0.006771712</text:p>
          </table:table-cell>
          <table:table-cell office:value-type="float" office:value="0.870977536" calcext:value-type="float">
            <text:p>0.870977536</text:p>
          </table:table-cell>
        </table:table-row>
        <table:table-row table:style-name="ro1">
          <table:table-cell/>
          <table:table-cell office:value-type="float" office:value="0.001115136" calcext:value-type="float">
            <text:p>0.001115136</text:p>
          </table:table-cell>
          <table:table-cell office:value-type="float" office:value="0.003170304" calcext:value-type="float">
            <text:p>0.003170304</text:p>
          </table:table-cell>
          <table:table-cell office:value-type="float" office:value="0.015125248" calcext:value-type="float">
            <text:p>0.015125248</text:p>
          </table:table-cell>
          <table:table-cell office:value-type="float" office:value="0.010701568" calcext:value-type="float">
            <text:p>0.010701568</text:p>
          </table:table-cell>
          <table:table-cell office:value-type="float" office:value="0.109220352" calcext:value-type="float">
            <text:p>0.109220352</text:p>
          </table:table-cell>
          <table:table-cell office:value-type="float" office:value="0.02958592" calcext:value-type="float">
            <text:p>0.02958592</text:p>
          </table:table-cell>
          <table:table-cell office:value-type="float" office:value="0.022720512" calcext:value-type="float">
            <text:p>0.022720512</text:p>
          </table:table-cell>
          <table:table-cell office:value-type="float" office:value="0.179205888" calcext:value-type="float">
            <text:p>0.179205888</text:p>
          </table:table-cell>
          <table:table-cell office:value-type="float" office:value="0.006492416" calcext:value-type="float">
            <text:p>0.006492416</text:p>
          </table:table-cell>
          <table:table-cell office:value-type="float" office:value="0.900841728" calcext:value-type="float">
            <text:p>0.900841728</text:p>
          </table:table-cell>
        </table:table-row>
        <table:table-row table:style-name="ro1">
          <table:table-cell/>
          <table:table-cell office:value-type="float" office:value="0.001170176" calcext:value-type="float">
            <text:p>0.001170176</text:p>
          </table:table-cell>
          <table:table-cell office:value-type="float" office:value="0.003258112" calcext:value-type="float">
            <text:p>0.003258112</text:p>
          </table:table-cell>
          <table:table-cell office:value-type="float" office:value="0.015239936" calcext:value-type="float">
            <text:p>0.015239936</text:p>
          </table:table-cell>
          <table:table-cell office:value-type="float" office:value="0.010712064" calcext:value-type="float">
            <text:p>0.010712064</text:p>
          </table:table-cell>
          <table:table-cell office:value-type="float" office:value="0.10944768" calcext:value-type="float">
            <text:p>0.10944768</text:p>
          </table:table-cell>
          <table:table-cell office:value-type="float" office:value="0.030313984" calcext:value-type="float">
            <text:p>0.030313984</text:p>
          </table:table-cell>
          <table:table-cell office:value-type="float" office:value="0.023378176" calcext:value-type="float">
            <text:p>0.023378176</text:p>
          </table:table-cell>
          <table:table-cell office:value-type="float" office:value="0.179485952" calcext:value-type="float">
            <text:p>0.179485952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948352512" calcext:value-type="float">
            <text:p>0.948352512</text:p>
          </table:table-cell>
        </table:table-row>
        <table:table-row table:style-name="ro1">
          <table:table-cell/>
          <table:table-cell office:value-type="float" office:value="0.001180416" calcext:value-type="float">
            <text:p>0.001180416</text:p>
          </table:table-cell>
          <table:table-cell office:value-type="float" office:value="0.003359232" calcext:value-type="float">
            <text:p>0.003359232</text:p>
          </table:table-cell>
          <table:table-cell office:value-type="float" office:value="0.01568256" calcext:value-type="float">
            <text:p>0.01568256</text:p>
          </table:table-cell>
          <table:table-cell office:value-type="float" office:value="0.010729472" calcext:value-type="float">
            <text:p>0.010729472</text:p>
          </table:table-cell>
          <table:table-cell office:value-type="float" office:value="0.1108288" calcext:value-type="float">
            <text:p>0.1108288</text:p>
          </table:table-cell>
          <table:table-cell office:value-type="float" office:value="0.03036288" calcext:value-type="float">
            <text:p>0.03036288</text:p>
          </table:table-cell>
          <table:table-cell office:value-type="float" office:value="0.025416448" calcext:value-type="float">
            <text:p>0.025416448</text:p>
          </table:table-cell>
          <table:table-cell office:value-type="float" office:value="0.180672" calcext:value-type="float">
            <text:p>0.180672</text:p>
          </table:table-cell>
          <table:table-cell office:value-type="float" office:value="0.012363264" calcext:value-type="float">
            <text:p>0.012363264</text:p>
          </table:table-cell>
          <table:table-cell office:value-type="float" office:value="0.957621248" calcext:value-type="float">
            <text:p>0.957621248</text:p>
          </table:table-cell>
        </table:table-row>
        <table:table-row table:style-name="ro1">
          <table:table-cell/>
          <table:table-cell office:value-type="float" office:value="0.001239296" calcext:value-type="float">
            <text:p>0.001239296</text:p>
          </table:table-cell>
          <table:table-cell office:value-type="float" office:value="0.00339968" calcext:value-type="float">
            <text:p>0.00339968</text:p>
          </table:table-cell>
          <table:table-cell office:value-type="float" office:value="0.015721728" calcext:value-type="float">
            <text:p>0.015721728</text:p>
          </table:table-cell>
          <table:table-cell office:value-type="float" office:value="0.011549952" calcext:value-type="float">
            <text:p>0.011549952</text:p>
          </table:table-cell>
          <table:table-cell office:value-type="float" office:value="0.112623616" calcext:value-type="float">
            <text:p>0.112623616</text:p>
          </table:table-cell>
          <table:table-cell office:value-type="float" office:value="0.030403072" calcext:value-type="float">
            <text:p>0.030403072</text:p>
          </table:table-cell>
          <table:table-cell office:value-type="float" office:value="0.025705472" calcext:value-type="float">
            <text:p>0.025705472</text:p>
          </table:table-cell>
          <table:table-cell office:value-type="float" office:value="0.182970624" calcext:value-type="float">
            <text:p>0.182970624</text:p>
          </table:table-cell>
          <table:table-cell office:value-type="float" office:value="0.03885824" calcext:value-type="float">
            <text:p>0.03885824</text:p>
          </table:table-cell>
          <table:table-cell office:value-type="float" office:value="1.165302016" calcext:value-type="float">
            <text:p>1.165302016</text:p>
          </table:table-cell>
        </table:table-row>
        <table:table-row table:style-name="ro1">
          <table:table-cell/>
          <table:table-cell office:value-type="float" office:value="0.001325824" calcext:value-type="float">
            <text:p>0.001325824</text:p>
          </table:table-cell>
          <table:table-cell office:value-type="float" office:value="0.003545344" calcext:value-type="float">
            <text:p>0.003545344</text:p>
          </table:table-cell>
          <table:table-cell office:value-type="float" office:value="0.015967488" calcext:value-type="float">
            <text:p>0.015967488</text:p>
          </table:table-cell>
          <table:table-cell office:value-type="float" office:value="0.011655168" calcext:value-type="float">
            <text:p>0.011655168</text:p>
          </table:table-cell>
          <table:table-cell office:value-type="float" office:value="0.121097216" calcext:value-type="float">
            <text:p>0.121097216</text:p>
          </table:table-cell>
          <table:table-cell office:value-type="float" office:value="0.030438656" calcext:value-type="float">
            <text:p>0.030438656</text:p>
          </table:table-cell>
          <table:table-cell office:value-type="float" office:value="0.025872896" calcext:value-type="float">
            <text:p>0.025872896</text:p>
          </table:table-cell>
          <table:table-cell office:value-type="float" office:value="0.183277056" calcext:value-type="float">
            <text:p>0.183277056</text:p>
          </table:table-cell>
          <table:table-cell office:value-type="float" office:value="0.048526336" calcext:value-type="float">
            <text:p>0.048526336</text:p>
          </table:table-cell>
          <table:table-cell office:value-type="float" office:value="1.171970304" calcext:value-type="float">
            <text:p>1.171970304</text:p>
          </table:table-cell>
        </table:table-row>
        <table:table-row table:style-name="ro1">
          <table:table-cell/>
          <table:table-cell office:value-type="float" office:value="0.001355008" calcext:value-type="float">
            <text:p>0.001355008</text:p>
          </table:table-cell>
          <table:table-cell office:value-type="float" office:value="0.003693568" calcext:value-type="float">
            <text:p>0.003693568</text:p>
          </table:table-cell>
          <table:table-cell office:value-type="float" office:value="0.016222976" calcext:value-type="float">
            <text:p>0.016222976</text:p>
          </table:table-cell>
          <table:table-cell office:value-type="float" office:value="0.012530688" calcext:value-type="float">
            <text:p>0.012530688</text:p>
          </table:table-cell>
          <table:table-cell office:value-type="float" office:value="0.121408256" calcext:value-type="float">
            <text:p>0.121408256</text:p>
          </table:table-cell>
          <table:table-cell office:value-type="float" office:value="0.030449408" calcext:value-type="float">
            <text:p>0.030449408</text:p>
          </table:table-cell>
          <table:table-cell office:value-type="float" office:value="0.025897728" calcext:value-type="float">
            <text:p>0.025897728</text:p>
          </table:table-cell>
          <table:table-cell office:value-type="float" office:value="0.185066496" calcext:value-type="float">
            <text:p>0.185066496</text:p>
          </table:table-cell>
          <table:table-cell office:value-type="float" office:value="0.047777536" calcext:value-type="float">
            <text:p>0.047777536</text:p>
          </table:table-cell>
          <table:table-cell office:value-type="float" office:value="1.217745664" calcext:value-type="float">
            <text:p>1.217745664</text:p>
          </table:table-cell>
        </table:table-row>
        <table:table-row table:style-name="ro1">
          <table:table-cell/>
          <table:table-cell office:value-type="float" office:value="0.001396224" calcext:value-type="float">
            <text:p>0.001396224</text:p>
          </table:table-cell>
          <table:table-cell office:value-type="float" office:value="0.003855104" calcext:value-type="float">
            <text:p>0.003855104</text:p>
          </table:table-cell>
          <table:table-cell office:value-type="float" office:value="0.018463232" calcext:value-type="float">
            <text:p>0.018463232</text:p>
          </table:table-cell>
          <table:table-cell office:value-type="float" office:value="0.012578048" calcext:value-type="float">
            <text:p>0.012578048</text:p>
          </table:table-cell>
          <table:table-cell office:value-type="float" office:value="0.121733376" calcext:value-type="float">
            <text:p>0.121733376</text:p>
          </table:table-cell>
          <table:table-cell office:value-type="float" office:value="0.030711552" calcext:value-type="float">
            <text:p>0.030711552</text:p>
          </table:table-cell>
          <table:table-cell office:value-type="float" office:value="0.026749184" calcext:value-type="float">
            <text:p>0.026749184</text:p>
          </table:table-cell>
          <table:table-cell office:value-type="float" office:value="0.186235136" calcext:value-type="float">
            <text:p>0.186235136</text:p>
          </table:table-cell>
          <table:table-cell office:value-type="float" office:value="0.037024512" calcext:value-type="float">
            <text:p>0.037024512</text:p>
          </table:table-cell>
          <table:table-cell office:value-type="float" office:value="1.250334208" calcext:value-type="float">
            <text:p>1.250334208</text:p>
          </table:table-cell>
        </table:table-row>
        <table:table-row table:style-name="ro1">
          <table:table-cell/>
          <table:table-cell office:value-type="float" office:value="0.0014272" calcext:value-type="float">
            <text:p>0.0014272</text:p>
          </table:table-cell>
          <table:table-cell office:value-type="float" office:value="0.003864576" calcext:value-type="float">
            <text:p>0.003864576</text:p>
          </table:table-cell>
          <table:table-cell office:value-type="float" office:value="0.018975744" calcext:value-type="float">
            <text:p>0.018975744</text:p>
          </table:table-cell>
          <table:table-cell office:value-type="float" office:value="0.012819712" calcext:value-type="float">
            <text:p>0.012819712</text:p>
          </table:table-cell>
          <table:table-cell office:value-type="float" office:value="0.125530112" calcext:value-type="float">
            <text:p>0.125530112</text:p>
          </table:table-cell>
          <table:table-cell office:value-type="float" office:value="0.030848" calcext:value-type="float">
            <text:p>0.030848</text:p>
          </table:table-cell>
          <table:table-cell office:value-type="float" office:value="0.027045888" calcext:value-type="float">
            <text:p>0.027045888</text:p>
          </table:table-cell>
          <table:table-cell office:value-type="float" office:value="0.18657664" calcext:value-type="float">
            <text:p>0.18657664</text:p>
          </table:table-cell>
          <table:table-cell office:value-type="float" office:value="0.0179776" calcext:value-type="float">
            <text:p>0.0179776</text:p>
          </table:table-cell>
          <table:table-cell office:value-type="float" office:value="1.481145088" calcext:value-type="float">
            <text:p>1.481145088</text:p>
          </table:table-cell>
        </table:table-row>
        <table:table-row table:style-name="ro1">
          <table:table-cell/>
          <table:table-cell office:value-type="float" office:value="0.001491968" calcext:value-type="float">
            <text:p>0.001491968</text:p>
          </table:table-cell>
          <table:table-cell office:value-type="float" office:value="0.003988992" calcext:value-type="float">
            <text:p>0.003988992</text:p>
          </table:table-cell>
          <table:table-cell office:value-type="float" office:value="0.019463936" calcext:value-type="float">
            <text:p>0.019463936</text:p>
          </table:table-cell>
          <table:table-cell office:value-type="float" office:value="0.012856064" calcext:value-type="float">
            <text:p>0.012856064</text:p>
          </table:table-cell>
          <table:table-cell office:value-type="float" office:value="0.13371392" calcext:value-type="float">
            <text:p>0.13371392</text:p>
          </table:table-cell>
          <table:table-cell office:value-type="float" office:value="0.03137792" calcext:value-type="float">
            <text:p>0.03137792</text:p>
          </table:table-cell>
          <table:table-cell office:value-type="float" office:value="0.027607296" calcext:value-type="float">
            <text:p>0.027607296</text:p>
          </table:table-cell>
          <table:table-cell office:value-type="float" office:value="0.187852544" calcext:value-type="float">
            <text:p>0.187852544</text:p>
          </table:table-cell>
          <table:table-cell office:value-type="float" office:value="0.024647936" calcext:value-type="float">
            <text:p>0.024647936</text:p>
          </table:table-cell>
          <table:table-cell office:value-type="float" office:value="1.5542976" calcext:value-type="float">
            <text:p>1.5542976</text:p>
          </table:table-cell>
        </table:table-row>
        <table:table-row table:style-name="ro1">
          <table:table-cell/>
          <table:table-cell office:value-type="float" office:value="0.001567488" calcext:value-type="float">
            <text:p>0.001567488</text:p>
          </table:table-cell>
          <table:table-cell office:value-type="float" office:value="0.003999488" calcext:value-type="float">
            <text:p>0.003999488</text:p>
          </table:table-cell>
          <table:table-cell office:value-type="float" office:value="0.01999616" calcext:value-type="float">
            <text:p>0.01999616</text:p>
          </table:table-cell>
          <table:table-cell office:value-type="float" office:value="0.01355008" calcext:value-type="float">
            <text:p>0.01355008</text:p>
          </table:table-cell>
          <table:table-cell office:value-type="float" office:value="0.133729792" calcext:value-type="float">
            <text:p>0.133729792</text:p>
          </table:table-cell>
          <table:table-cell office:value-type="float" office:value="0.031421184" calcext:value-type="float">
            <text:p>0.031421184</text:p>
          </table:table-cell>
          <table:table-cell office:value-type="float" office:value="0.02786688" calcext:value-type="float">
            <text:p>0.02786688</text:p>
          </table:table-cell>
          <table:table-cell office:value-type="float" office:value="0.19089664" calcext:value-type="float">
            <text:p>0.19089664</text:p>
          </table:table-cell>
          <table:table-cell office:value-type="float" office:value="0.006984192" calcext:value-type="float">
            <text:p>0.006984192</text:p>
          </table:table-cell>
          <table:table-cell office:value-type="float" office:value="1.641793536" calcext:value-type="float">
            <text:p>1.641793536</text:p>
          </table:table-cell>
        </table:table-row>
        <table:table-row table:style-name="ro1">
          <table:table-cell/>
          <table:table-cell office:value-type="float" office:value="0.001582592" calcext:value-type="float">
            <text:p>0.001582592</text:p>
          </table:table-cell>
          <table:table-cell office:value-type="float" office:value="0.004242432" calcext:value-type="float">
            <text:p>0.004242432</text:p>
          </table:table-cell>
          <table:table-cell office:value-type="float" office:value="0.020090368" calcext:value-type="float">
            <text:p>0.020090368</text:p>
          </table:table-cell>
          <table:table-cell office:value-type="float" office:value="0.01370496" calcext:value-type="float">
            <text:p>0.01370496</text:p>
          </table:table-cell>
          <table:table-cell office:value-type="float" office:value="0.137019136" calcext:value-type="float">
            <text:p>0.137019136</text:p>
          </table:table-cell>
          <table:table-cell office:value-type="float" office:value="0.031467264" calcext:value-type="float">
            <text:p>0.031467264</text:p>
          </table:table-cell>
          <table:table-cell office:value-type="float" office:value="0.028032256" calcext:value-type="float">
            <text:p>0.028032256</text:p>
          </table:table-cell>
          <table:table-cell office:value-type="float" office:value="0.1913216" calcext:value-type="float">
            <text:p>0.1913216</text:p>
          </table:table-cell>
          <table:table-cell office:value-type="float" office:value="0.024048128" calcext:value-type="float">
            <text:p>0.024048128</text:p>
          </table:table-cell>
          <table:table-cell office:value-type="float" office:value="1.649961984" calcext:value-type="float">
            <text:p>1.649961984</text:p>
          </table:table-cell>
        </table:table-row>
        <table:table-row table:style-name="ro1">
          <table:table-cell/>
          <table:table-cell office:value-type="float" office:value="0.001594112" calcext:value-type="float">
            <text:p>0.001594112</text:p>
          </table:table-cell>
          <table:table-cell office:value-type="float" office:value="0.004288256" calcext:value-type="float">
            <text:p>0.004288256</text:p>
          </table:table-cell>
          <table:table-cell office:value-type="float" office:value="0.020163328" calcext:value-type="float">
            <text:p>0.020163328</text:p>
          </table:table-cell>
          <table:table-cell office:value-type="float" office:value="0.013726208" calcext:value-type="float">
            <text:p>0.013726208</text:p>
          </table:table-cell>
          <table:table-cell office:value-type="float" office:value="0.14242304" calcext:value-type="float">
            <text:p>0.14242304</text:p>
          </table:table-cell>
          <table:table-cell office:value-type="float" office:value="0.031801088" calcext:value-type="float">
            <text:p>0.031801088</text:p>
          </table:table-cell>
          <table:table-cell office:value-type="float" office:value="0.02847872" calcext:value-type="float">
            <text:p>0.02847872</text:p>
          </table:table-cell>
          <table:table-cell office:value-type="float" office:value="0.191466752" calcext:value-type="float">
            <text:p>0.191466752</text:p>
          </table:table-cell>
          <table:table-cell office:value-type="float" office:value="0.00406016" calcext:value-type="float">
            <text:p>0.00406016</text:p>
          </table:table-cell>
          <table:table-cell office:value-type="float" office:value="1.830829568" calcext:value-type="float">
            <text:p>1.830829568</text:p>
          </table:table-cell>
        </table:table-row>
        <table:table-row table:style-name="ro1">
          <table:table-cell/>
          <table:table-cell office:value-type="float" office:value="0.001621504" calcext:value-type="float">
            <text:p>0.001621504</text:p>
          </table:table-cell>
          <table:table-cell office:value-type="float" office:value="0.004753408" calcext:value-type="float">
            <text:p>0.004753408</text:p>
          </table:table-cell>
          <table:table-cell office:value-type="float" office:value="0.020177664" calcext:value-type="float">
            <text:p>0.020177664</text:p>
          </table:table-cell>
          <table:table-cell office:value-type="float" office:value="0.013758208" calcext:value-type="float">
            <text:p>0.013758208</text:p>
          </table:table-cell>
          <table:table-cell office:value-type="float" office:value="0.14721024" calcext:value-type="float">
            <text:p>0.14721024</text:p>
          </table:table-cell>
          <table:table-cell office:value-type="float" office:value="0.031869184" calcext:value-type="float">
            <text:p>0.031869184</text:p>
          </table:table-cell>
          <table:table-cell office:value-type="float" office:value="0.029188608" calcext:value-type="float">
            <text:p>0.029188608</text:p>
          </table:table-cell>
          <table:table-cell office:value-type="float" office:value="0.19524864" calcext:value-type="float">
            <text:p>0.19524864</text:p>
          </table:table-cell>
          <table:table-cell office:value-type="float" office:value="0.00615424" calcext:value-type="float">
            <text:p>0.00615424</text:p>
          </table:table-cell>
          <table:table-cell office:value-type="float" office:value="1.851169792" calcext:value-type="float">
            <text:p>1.851169792</text:p>
          </table:table-cell>
        </table:table-row>
        <table:table-row table:style-name="ro1">
          <table:table-cell/>
          <table:table-cell office:value-type="float" office:value="0.001633024" calcext:value-type="float">
            <text:p>0.001633024</text:p>
          </table:table-cell>
          <table:table-cell office:value-type="float" office:value="0.004888576" calcext:value-type="float">
            <text:p>0.004888576</text:p>
          </table:table-cell>
          <table:table-cell office:value-type="float" office:value="0.020774656" calcext:value-type="float">
            <text:p>0.020774656</text:p>
          </table:table-cell>
          <table:table-cell office:value-type="float" office:value="0.013785088" calcext:value-type="float">
            <text:p>0.013785088</text:p>
          </table:table-cell>
          <table:table-cell office:value-type="float" office:value="0.150555136" calcext:value-type="float">
            <text:p>0.150555136</text:p>
          </table:table-cell>
          <table:table-cell office:value-type="float" office:value="0.032529152" calcext:value-type="float">
            <text:p>0.032529152</text:p>
          </table:table-cell>
          <table:table-cell office:value-type="float" office:value="0.031729152" calcext:value-type="float">
            <text:p>0.031729152</text:p>
          </table:table-cell>
          <table:table-cell office:value-type="float" office:value="0.195289856" calcext:value-type="float">
            <text:p>0.195289856</text:p>
          </table:table-cell>
          <table:table-cell office:value-type="float" office:value="0.019362816" calcext:value-type="float">
            <text:p>0.019362816</text:p>
          </table:table-cell>
          <table:table-cell office:value-type="float" office:value="1.852030208" calcext:value-type="float">
            <text:p>1.852030208</text:p>
          </table:table-cell>
        </table:table-row>
        <table:table-row table:style-name="ro1">
          <table:table-cell/>
          <table:table-cell office:value-type="float" office:value="0.001739008" calcext:value-type="float">
            <text:p>0.001739008</text:p>
          </table:table-cell>
          <table:table-cell office:value-type="float" office:value="0.004972288" calcext:value-type="float">
            <text:p>0.004972288</text:p>
          </table:table-cell>
          <table:table-cell office:value-type="float" office:value="0.021885952" calcext:value-type="float">
            <text:p>0.021885952</text:p>
          </table:table-cell>
          <table:table-cell office:value-type="float" office:value="0.013823232" calcext:value-type="float">
            <text:p>0.013823232</text:p>
          </table:table-cell>
          <table:table-cell office:value-type="float" office:value="0.180476672" calcext:value-type="float">
            <text:p>0.180476672</text:p>
          </table:table-cell>
          <table:table-cell office:value-type="float" office:value="0.033055232" calcext:value-type="float">
            <text:p>0.033055232</text:p>
          </table:table-cell>
          <table:table-cell office:value-type="float" office:value="0.032675072" calcext:value-type="float">
            <text:p>0.032675072</text:p>
          </table:table-cell>
          <table:table-cell office:value-type="float" office:value="0.196595456" calcext:value-type="float">
            <text:p>0.196595456</text:p>
          </table:table-cell>
          <table:table-cell office:value-type="float" office:value="0.008299008" calcext:value-type="float">
            <text:p>0.008299008</text:p>
          </table:table-cell>
          <table:table-cell office:value-type="float" office:value="1.902427392" calcext:value-type="float">
            <text:p>1.902427392</text:p>
          </table:table-cell>
        </table:table-row>
        <table:table-row table:style-name="ro1">
          <table:table-cell/>
          <table:table-cell office:value-type="float" office:value="0.00177792" calcext:value-type="float">
            <text:p>0.00177792</text:p>
          </table:table-cell>
          <table:table-cell office:value-type="float" office:value="0.005183232" calcext:value-type="float">
            <text:p>0.005183232</text:p>
          </table:table-cell>
          <table:table-cell office:value-type="float" office:value="0.0221312" calcext:value-type="float">
            <text:p>0.0221312</text:p>
          </table:table-cell>
          <table:table-cell office:value-type="float" office:value="0.014033408" calcext:value-type="float">
            <text:p>0.014033408</text:p>
          </table:table-cell>
          <table:table-cell office:value-type="float" office:value="0.193338112" calcext:value-type="float">
            <text:p>0.193338112</text:p>
          </table:table-cell>
          <table:table-cell office:value-type="float" office:value="0.033147648" calcext:value-type="float">
            <text:p>0.033147648</text:p>
          </table:table-cell>
          <table:table-cell office:value-type="float" office:value="0.035524608" calcext:value-type="float">
            <text:p>0.035524608</text:p>
          </table:table-cell>
          <table:table-cell office:value-type="float" office:value="0.1968512" calcext:value-type="float">
            <text:p>0.1968512</text:p>
          </table:table-cell>
          <table:table-cell office:value-type="float" office:value="0.019784448" calcext:value-type="float">
            <text:p>0.019784448</text:p>
          </table:table-cell>
          <table:table-cell office:value-type="float" office:value="1.920139264" calcext:value-type="float">
            <text:p>1.920139264</text:p>
          </table:table-cell>
        </table:table-row>
        <table:table-row table:style-name="ro1">
          <table:table-cell/>
          <table:table-cell office:value-type="float" office:value="0.001796352" calcext:value-type="float">
            <text:p>0.001796352</text:p>
          </table:table-cell>
          <table:table-cell office:value-type="float" office:value="0.00533376" calcext:value-type="float">
            <text:p>0.00533376</text:p>
          </table:table-cell>
          <table:table-cell office:value-type="float" office:value="0.02480384" calcext:value-type="float">
            <text:p>0.02480384</text:p>
          </table:table-cell>
          <table:table-cell office:value-type="float" office:value="0.014821376" calcext:value-type="float">
            <text:p>0.014821376</text:p>
          </table:table-cell>
          <table:table-cell office:value-type="float" office:value="0.193408256" calcext:value-type="float">
            <text:p>0.193408256</text:p>
          </table:table-cell>
          <table:table-cell office:value-type="float" office:value="0.033198336" calcext:value-type="float">
            <text:p>0.033198336</text:p>
          </table:table-cell>
          <table:table-cell office:value-type="float" office:value="0.03712384" calcext:value-type="float">
            <text:p>0.03712384</text:p>
          </table:table-cell>
          <table:table-cell office:value-type="float" office:value="0.203431424" calcext:value-type="float">
            <text:p>0.203431424</text:p>
          </table:table-cell>
          <table:table-cell office:value-type="float" office:value="0.008514816" calcext:value-type="float">
            <text:p>0.008514816</text:p>
          </table:table-cell>
          <table:table-cell office:value-type="float" office:value="1.994183168" calcext:value-type="float">
            <text:p>1.994183168</text:p>
          </table:table-cell>
        </table:table-row>
        <table:table-row table:style-name="ro1">
          <table:table-cell/>
          <table:table-cell office:value-type="float" office:value="0.00180224" calcext:value-type="float">
            <text:p>0.00180224</text:p>
          </table:table-cell>
          <table:table-cell office:value-type="float" office:value="0.005492736" calcext:value-type="float">
            <text:p>0.005492736</text:p>
          </table:table-cell>
          <table:table-cell office:value-type="float" office:value="0.025387264" calcext:value-type="float">
            <text:p>0.025387264</text:p>
          </table:table-cell>
          <table:table-cell office:value-type="float" office:value="0.015927552" calcext:value-type="float">
            <text:p>0.015927552</text:p>
          </table:table-cell>
          <table:table-cell office:value-type="float" office:value="0.21840768" calcext:value-type="float">
            <text:p>0.21840768</text:p>
          </table:table-cell>
          <table:table-cell office:value-type="float" office:value="0.033327872" calcext:value-type="float">
            <text:p>0.033327872</text:p>
          </table:table-cell>
          <table:table-cell office:value-type="float" office:value="0.037125888" calcext:value-type="float">
            <text:p>0.037125888</text:p>
          </table:table-cell>
          <table:table-cell office:value-type="float" office:value="0.207464704" calcext:value-type="float">
            <text:p>0.207464704</text:p>
          </table:table-cell>
          <table:table-cell office:value-type="float" office:value="0.016579328" calcext:value-type="float">
            <text:p>0.016579328</text:p>
          </table:table-cell>
          <table:table-cell office:value-type="float" office:value="2.11418624" calcext:value-type="float">
            <text:p>2.11418624</text:p>
          </table:table-cell>
        </table:table-row>
        <table:table-row table:style-name="ro1">
          <table:table-cell/>
          <table:table-cell office:value-type="float" office:value="0.00180736" calcext:value-type="float">
            <text:p>0.00180736</text:p>
          </table:table-cell>
          <table:table-cell office:value-type="float" office:value="0.005512192" calcext:value-type="float">
            <text:p>0.005512192</text:p>
          </table:table-cell>
          <table:table-cell office:value-type="float" office:value="0.02540416" calcext:value-type="float">
            <text:p>0.02540416</text:p>
          </table:table-cell>
          <table:table-cell office:value-type="float" office:value="0.015942144" calcext:value-type="float">
            <text:p>0.015942144</text:p>
          </table:table-cell>
          <table:table-cell office:value-type="float" office:value="0.223542528" calcext:value-type="float">
            <text:p>0.223542528</text:p>
          </table:table-cell>
          <table:table-cell office:value-type="float" office:value="0.033450496" calcext:value-type="float">
            <text:p>0.033450496</text:p>
          </table:table-cell>
          <table:table-cell office:value-type="float" office:value="0.037667072" calcext:value-type="float">
            <text:p>0.037667072</text:p>
          </table:table-cell>
          <table:table-cell office:value-type="float" office:value="0.214901504" calcext:value-type="float">
            <text:p>0.214901504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2.178669056" calcext:value-type="float">
            <text:p>2.178669056</text:p>
          </table:table-cell>
        </table:table-row>
        <table:table-row table:style-name="ro1">
          <table:table-cell/>
          <table:table-cell office:value-type="float" office:value="0.00192768" calcext:value-type="float">
            <text:p>0.00192768</text:p>
          </table:table-cell>
          <table:table-cell office:value-type="float" office:value="0.005512704" calcext:value-type="float">
            <text:p>0.005512704</text:p>
          </table:table-cell>
          <table:table-cell office:value-type="float" office:value="0.025419008" calcext:value-type="float">
            <text:p>0.025419008</text:p>
          </table:table-cell>
          <table:table-cell office:value-type="float" office:value="0.015950336" calcext:value-type="float">
            <text:p>0.015950336</text:p>
          </table:table-cell>
          <table:table-cell office:value-type="float" office:value="0.236184064" calcext:value-type="float">
            <text:p>0.236184064</text:p>
          </table:table-cell>
          <table:table-cell office:value-type="float" office:value="0.033470976" calcext:value-type="float">
            <text:p>0.033470976</text:p>
          </table:table-cell>
          <table:table-cell office:value-type="float" office:value="0.037925376" calcext:value-type="float">
            <text:p>0.037925376</text:p>
          </table:table-cell>
          <table:table-cell office:value-type="float" office:value="0.216477696" calcext:value-type="float">
            <text:p>0.216477696</text:p>
          </table:table-cell>
          <table:table-cell office:value-type="float" office:value="0.002476544" calcext:value-type="float">
            <text:p>0.002476544</text:p>
          </table:table-cell>
          <table:table-cell office:value-type="float" office:value="2.208035584" calcext:value-type="float">
            <text:p>2.208035584</text:p>
          </table:table-cell>
        </table:table-row>
        <table:table-row table:style-name="ro1">
          <table:table-cell/>
          <table:table-cell office:value-type="float" office:value="0.001988608" calcext:value-type="float">
            <text:p>0.001988608</text:p>
          </table:table-cell>
          <table:table-cell office:value-type="float" office:value="0.005521408" calcext:value-type="float">
            <text:p>0.005521408</text:p>
          </table:table-cell>
          <table:table-cell office:value-type="float" office:value="0.025502208" calcext:value-type="float">
            <text:p>0.025502208</text:p>
          </table:table-cell>
          <table:table-cell office:value-type="float" office:value="0.016244736" calcext:value-type="float">
            <text:p>0.016244736</text:p>
          </table:table-cell>
          <table:table-cell office:value-type="float" office:value="0.236227328" calcext:value-type="float">
            <text:p>0.236227328</text:p>
          </table:table-cell>
          <table:table-cell office:value-type="float" office:value="0.03354752" calcext:value-type="float">
            <text:p>0.03354752</text:p>
          </table:table-cell>
          <table:table-cell office:value-type="float" office:value="0.037954816" calcext:value-type="float">
            <text:p>0.037954816</text:p>
          </table:table-cell>
          <table:table-cell office:value-type="float" office:value="0.216572672" calcext:value-type="float">
            <text:p>0.216572672</text:p>
          </table:table-cell>
          <table:table-cell office:value-type="float" office:value="0.002075648" calcext:value-type="float">
            <text:p>0.002075648</text:p>
          </table:table-cell>
          <table:table-cell office:value-type="float" office:value="2.223385088" calcext:value-type="float">
            <text:p>2.223385088</text:p>
          </table:table-cell>
        </table:table-row>
        <table:table-row table:style-name="ro1">
          <table:table-cell/>
          <table:table-cell office:value-type="float" office:value="0.002143232" calcext:value-type="float">
            <text:p>0.002143232</text:p>
          </table:table-cell>
          <table:table-cell office:value-type="float" office:value="0.005532928" calcext:value-type="float">
            <text:p>0.005532928</text:p>
          </table:table-cell>
          <table:table-cell office:value-type="float" office:value="0.025537024" calcext:value-type="float">
            <text:p>0.025537024</text:p>
          </table:table-cell>
          <table:table-cell office:value-type="float" office:value="0.016419072" calcext:value-type="float">
            <text:p>0.016419072</text:p>
          </table:table-cell>
          <table:table-cell office:value-type="float" office:value="0.251997952" calcext:value-type="float">
            <text:p>0.251997952</text:p>
          </table:table-cell>
          <table:table-cell office:value-type="float" office:value="0.033590016" calcext:value-type="float">
            <text:p>0.033590016</text:p>
          </table:table-cell>
          <table:table-cell office:value-type="float" office:value="0.038330368" calcext:value-type="float">
            <text:p>0.038330368</text:p>
          </table:table-cell>
          <table:table-cell office:value-type="float" office:value="0.217687552" calcext:value-type="float">
            <text:p>0.217687552</text:p>
          </table:table-cell>
          <table:table-cell office:value-type="float" office:value="0.012757504" calcext:value-type="float">
            <text:p>0.012757504</text:p>
          </table:table-cell>
          <table:table-cell office:value-type="float" office:value="2.279703552" calcext:value-type="float">
            <text:p>2.279703552</text:p>
          </table:table-cell>
        </table:table-row>
        <table:table-row table:style-name="ro1">
          <table:table-cell/>
          <table:table-cell office:value-type="float" office:value="0.002202368" calcext:value-type="float">
            <text:p>0.002202368</text:p>
          </table:table-cell>
          <table:table-cell office:value-type="float" office:value="0.005540864" calcext:value-type="float">
            <text:p>0.005540864</text:p>
          </table:table-cell>
          <table:table-cell office:value-type="float" office:value="0.025571584" calcext:value-type="float">
            <text:p>0.025571584</text:p>
          </table:table-cell>
          <table:table-cell office:value-type="float" office:value="0.016502016" calcext:value-type="float">
            <text:p>0.016502016</text:p>
          </table:table-cell>
          <table:table-cell office:value-type="float" office:value="0.252014336" calcext:value-type="float">
            <text:p>0.252014336</text:p>
          </table:table-cell>
          <table:table-cell office:value-type="float" office:value="0.033704704" calcext:value-type="float">
            <text:p>0.033704704</text:p>
          </table:table-cell>
          <table:table-cell office:value-type="float" office:value="0.038350592" calcext:value-type="float">
            <text:p>0.038350592</text:p>
          </table:table-cell>
          <table:table-cell office:value-type="float" office:value="0.217811968" calcext:value-type="float">
            <text:p>0.217811968</text:p>
          </table:table-cell>
          <table:table-cell office:value-type="float" office:value="0.010955776" calcext:value-type="float">
            <text:p>0.010955776</text:p>
          </table:table-cell>
          <table:table-cell office:value-type="float" office:value="2.356815104" calcext:value-type="float">
            <text:p>2.356815104</text:p>
          </table:table-cell>
        </table:table-row>
        <table:table-row table:style-name="ro1">
          <table:table-cell/>
          <table:table-cell office:value-type="float" office:value="0.002284032" calcext:value-type="float">
            <text:p>0.002284032</text:p>
          </table:table-cell>
          <table:table-cell office:value-type="float" office:value="0.005551872" calcext:value-type="float">
            <text:p>0.005551872</text:p>
          </table:table-cell>
          <table:table-cell office:value-type="float" office:value="0.025689088" calcext:value-type="float">
            <text:p>0.025689088</text:p>
          </table:table-cell>
          <table:table-cell office:value-type="float" office:value="0.016521728" calcext:value-type="float">
            <text:p>0.016521728</text:p>
          </table:table-cell>
          <table:table-cell office:value-type="float" office:value="0.28524928" calcext:value-type="float">
            <text:p>0.28524928</text:p>
          </table:table-cell>
          <table:table-cell office:value-type="float" office:value="0.03394688" calcext:value-type="float">
            <text:p>0.03394688</text:p>
          </table:table-cell>
          <table:table-cell office:value-type="float" office:value="0.038675712" calcext:value-type="float">
            <text:p>0.038675712</text:p>
          </table:table-cell>
          <table:table-cell office:value-type="float" office:value="0.218436864" calcext:value-type="float">
            <text:p>0.218436864</text:p>
          </table:table-cell>
          <table:table-cell office:value-type="float" office:value="0.017591552" calcext:value-type="float">
            <text:p>0.017591552</text:p>
          </table:table-cell>
          <table:table-cell office:value-type="float" office:value="2.367523072" calcext:value-type="float">
            <text:p>2.367523072</text:p>
          </table:table-cell>
        </table:table-row>
        <table:table-row table:style-name="ro1">
          <table:table-cell/>
          <table:table-cell office:value-type="float" office:value="0.002374912" calcext:value-type="float">
            <text:p>0.002374912</text:p>
          </table:table-cell>
          <table:table-cell office:value-type="float" office:value="0.005559552" calcext:value-type="float">
            <text:p>0.005559552</text:p>
          </table:table-cell>
          <table:table-cell office:value-type="float" office:value="0.025709056" calcext:value-type="float">
            <text:p>0.025709056</text:p>
          </table:table-cell>
          <table:table-cell office:value-type="float" office:value="0.016543744" calcext:value-type="float">
            <text:p>0.016543744</text:p>
          </table:table-cell>
          <table:table-cell office:value-type="float" office:value="0.285357824" calcext:value-type="float">
            <text:p>0.285357824</text:p>
          </table:table-cell>
          <table:table-cell office:value-type="float" office:value="0.033966336" calcext:value-type="float">
            <text:p>0.033966336</text:p>
          </table:table-cell>
          <table:table-cell office:value-type="float" office:value="0.039175168" calcext:value-type="float">
            <text:p>0.039175168</text:p>
          </table:table-cell>
          <table:table-cell office:value-type="float" office:value="0.21868672" calcext:value-type="float">
            <text:p>0.21868672</text:p>
          </table:table-cell>
          <table:table-cell office:value-type="float" office:value="0.018728192" calcext:value-type="float">
            <text:p>0.018728192</text:p>
          </table:table-cell>
          <table:table-cell office:value-type="float" office:value="2.37017728" calcext:value-type="float">
            <text:p>2.37017728</text:p>
          </table:table-cell>
        </table:table-row>
        <table:table-row table:style-name="ro1">
          <table:table-cell/>
          <table:table-cell office:value-type="float" office:value="0.00245376" calcext:value-type="float">
            <text:p>0.00245376</text:p>
          </table:table-cell>
          <table:table-cell office:value-type="float" office:value="0.005565696" calcext:value-type="float">
            <text:p>0.005565696</text:p>
          </table:table-cell>
          <table:table-cell office:value-type="float" office:value="0.025719296" calcext:value-type="float">
            <text:p>0.025719296</text:p>
          </table:table-cell>
          <table:table-cell office:value-type="float" office:value="0.0168832" calcext:value-type="float">
            <text:p>0.0168832</text:p>
          </table:table-cell>
          <table:table-cell office:value-type="float" office:value="0.529197568" calcext:value-type="float">
            <text:p>0.529197568</text:p>
          </table:table-cell>
          <table:table-cell office:value-type="float" office:value="0.034838528" calcext:value-type="float">
            <text:p>0.034838528</text:p>
          </table:table-cell>
          <table:table-cell office:value-type="float" office:value="0.040084992" calcext:value-type="float">
            <text:p>0.040084992</text:p>
          </table:table-cell>
          <table:table-cell office:value-type="float" office:value="0.222351104" calcext:value-type="float">
            <text:p>0.222351104</text:p>
          </table:table-cell>
          <table:table-cell office:value-type="float" office:value="0.007275008" calcext:value-type="float">
            <text:p>0.007275008</text:p>
          </table:table-cell>
          <table:table-cell office:value-type="float" office:value="2.400821248" calcext:value-type="float">
            <text:p>2.400821248</text:p>
          </table:table-cell>
        </table:table-row>
        <table:table-row table:style-name="ro1">
          <table:table-cell/>
          <table:table-cell office:value-type="float" office:value="0.002480384" calcext:value-type="float">
            <text:p>0.002480384</text:p>
          </table:table-cell>
          <table:table-cell office:value-type="float" office:value="0.005568768" calcext:value-type="float">
            <text:p>0.005568768</text:p>
          </table:table-cell>
          <table:table-cell office:value-type="float" office:value="0.025756928" calcext:value-type="float">
            <text:p>0.025756928</text:p>
          </table:table-cell>
          <table:table-cell office:value-type="float" office:value="0.017124352" calcext:value-type="float">
            <text:p>0.017124352</text:p>
          </table:table-cell>
          <table:table-cell office:value-type="float" office:value="0.697388032" calcext:value-type="float">
            <text:p>0.697388032</text:p>
          </table:table-cell>
          <table:table-cell office:value-type="float" office:value="0.036103936" calcext:value-type="float">
            <text:p>0.036103936</text:p>
          </table:table-cell>
          <table:table-cell office:value-type="float" office:value="0.040813568" calcext:value-type="float">
            <text:p>0.040813568</text:p>
          </table:table-cell>
          <table:table-cell office:value-type="float" office:value="0.225867008" calcext:value-type="float">
            <text:p>0.225867008</text:p>
          </table:table-cell>
          <table:table-cell office:value-type="float" office:value="0.006014208" calcext:value-type="float">
            <text:p>0.006014208</text:p>
          </table:table-cell>
          <table:table-cell office:value-type="float" office:value="2.40363776" calcext:value-type="float">
            <text:p>2.40363776</text:p>
          </table:table-cell>
        </table:table-row>
        <table:table-row table:style-name="ro1">
          <table:table-cell/>
          <table:table-cell office:value-type="float" office:value="0.002501888" calcext:value-type="float">
            <text:p>0.002501888</text:p>
          </table:table-cell>
          <table:table-cell office:value-type="float" office:value="0.005575168" calcext:value-type="float">
            <text:p>0.005575168</text:p>
          </table:table-cell>
          <table:table-cell office:value-type="float" office:value="0.025830912" calcext:value-type="float">
            <text:p>0.025830912</text:p>
          </table:table-cell>
          <table:table-cell office:value-type="float" office:value="0.017354496" calcext:value-type="float">
            <text:p>0.017354496</text:p>
          </table:table-cell>
          <table:table-cell office:value-type="float" office:value="0.698258688" calcext:value-type="float">
            <text:p>0.698258688</text:p>
          </table:table-cell>
          <table:table-cell office:value-type="float" office:value="0.036232448" calcext:value-type="float">
            <text:p>0.036232448</text:p>
          </table:table-cell>
          <table:table-cell office:value-type="float" office:value="0.044353024" calcext:value-type="float">
            <text:p>0.044353024</text:p>
          </table:table-cell>
          <table:table-cell office:value-type="float" office:value="0.2268672" calcext:value-type="float">
            <text:p>0.2268672</text:p>
          </table:table-cell>
          <table:table-cell office:value-type="float" office:value="0.010958592" calcext:value-type="float">
            <text:p>0.010958592</text:p>
          </table:table-cell>
          <table:table-cell office:value-type="float" office:value="2.4294592" calcext:value-type="float">
            <text:p>2.4294592</text:p>
          </table:table-cell>
        </table:table-row>
        <table:table-row table:style-name="ro1">
          <table:table-cell/>
          <table:table-cell office:value-type="float" office:value="0.002570496" calcext:value-type="float">
            <text:p>0.002570496</text:p>
          </table:table-cell>
          <table:table-cell office:value-type="float" office:value="0.005576192" calcext:value-type="float">
            <text:p>0.005576192</text:p>
          </table:table-cell>
          <table:table-cell office:value-type="float" office:value="0.026099456" calcext:value-type="float">
            <text:p>0.026099456</text:p>
          </table:table-cell>
          <table:table-cell office:value-type="float" office:value="0.017374208" calcext:value-type="float">
            <text:p>0.017374208</text:p>
          </table:table-cell>
          <table:table-cell office:value-type="float" office:value="0.708890112" calcext:value-type="float">
            <text:p>0.708890112</text:p>
          </table:table-cell>
          <table:table-cell office:value-type="float" office:value="0.036338176" calcext:value-type="float">
            <text:p>0.036338176</text:p>
          </table:table-cell>
          <table:table-cell office:value-type="float" office:value="0.045353984" calcext:value-type="float">
            <text:p>0.045353984</text:p>
          </table:table-cell>
          <table:table-cell office:value-type="float" office:value="0.227891712" calcext:value-type="float">
            <text:p>0.227891712</text:p>
          </table:table-cell>
          <table:table-cell office:value-type="float" office:value="0.012502784" calcext:value-type="float">
            <text:p>0.012502784</text:p>
          </table:table-cell>
          <table:table-cell office:value-type="float" office:value="2.449520128" calcext:value-type="float">
            <text:p>2.449520128</text:p>
          </table:table-cell>
        </table:table-row>
        <table:table-row table:style-name="ro1">
          <table:table-cell/>
          <table:table-cell office:value-type="float" office:value="0.002581504" calcext:value-type="float">
            <text:p>0.002581504</text:p>
          </table:table-cell>
          <table:table-cell office:value-type="float" office:value="0.00558592" calcext:value-type="float">
            <text:p>0.00558592</text:p>
          </table:table-cell>
          <table:table-cell office:value-type="float" office:value="0.026279424" calcext:value-type="float">
            <text:p>0.026279424</text:p>
          </table:table-cell>
          <table:table-cell office:value-type="float" office:value="0.017463808" calcext:value-type="float">
            <text:p>0.017463808</text:p>
          </table:table-cell>
          <table:table-cell office:value-type="float" office:value="0.716150016" calcext:value-type="float">
            <text:p>0.716150016</text:p>
          </table:table-cell>
          <table:table-cell office:value-type="float" office:value="0.036883712" calcext:value-type="float">
            <text:p>0.036883712</text:p>
          </table:table-cell>
          <table:table-cell office:value-type="float" office:value="0.04622464" calcext:value-type="float">
            <text:p>0.04622464</text:p>
          </table:table-cell>
          <table:table-cell office:value-type="float" office:value="0.228471552" calcext:value-type="float">
            <text:p>0.228471552</text:p>
          </table:table-cell>
          <table:table-cell office:value-type="float" office:value="0.011686912" calcext:value-type="float">
            <text:p>0.011686912</text:p>
          </table:table-cell>
          <table:table-cell office:value-type="float" office:value="2.453849344" calcext:value-type="float">
            <text:p>2.453849344</text:p>
          </table:table-cell>
        </table:table-row>
        <table:table-row table:style-name="ro1">
          <table:table-cell/>
          <table:table-cell office:value-type="float" office:value="0.002681088" calcext:value-type="float">
            <text:p>0.002681088</text:p>
          </table:table-cell>
          <table:table-cell office:value-type="float" office:value="0.00558848" calcext:value-type="float">
            <text:p>0.00558848</text:p>
          </table:table-cell>
          <table:table-cell office:value-type="float" office:value="0.02628864" calcext:value-type="float">
            <text:p>0.02628864</text:p>
          </table:table-cell>
          <table:table-cell office:value-type="float" office:value="0.017517312" calcext:value-type="float">
            <text:p>0.017517312</text:p>
          </table:table-cell>
          <table:table-cell office:value-type="float" office:value="0.716301312" calcext:value-type="float">
            <text:p>0.716301312</text:p>
          </table:table-cell>
          <table:table-cell office:value-type="float" office:value="0.036920064" calcext:value-type="float">
            <text:p>0.036920064</text:p>
          </table:table-cell>
          <table:table-cell office:value-type="float" office:value="0.046521856" calcext:value-type="float">
            <text:p>0.046521856</text:p>
          </table:table-cell>
          <table:table-cell office:value-type="float" office:value="0.228725248" calcext:value-type="float">
            <text:p>0.228725248</text:p>
          </table:table-cell>
          <table:table-cell office:value-type="float" office:value="0.01096576" calcext:value-type="float">
            <text:p>0.01096576</text:p>
          </table:table-cell>
          <table:table-cell office:value-type="float" office:value="2.477244416" calcext:value-type="float">
            <text:p>2.477244416</text:p>
          </table:table-cell>
        </table:table-row>
        <table:table-row table:style-name="ro1">
          <table:table-cell/>
          <table:table-cell office:value-type="float" office:value="0.00272" calcext:value-type="float">
            <text:p>0.00272</text:p>
          </table:table-cell>
          <table:table-cell office:value-type="float" office:value="0.005594624" calcext:value-type="float">
            <text:p>0.005594624</text:p>
          </table:table-cell>
          <table:table-cell office:value-type="float" office:value="0.026292224" calcext:value-type="float">
            <text:p>0.026292224</text:p>
          </table:table-cell>
          <table:table-cell office:value-type="float" office:value="0.017708288" calcext:value-type="float">
            <text:p>0.017708288</text:p>
          </table:table-cell>
          <table:table-cell office:value-type="float" office:value="0.732029952" calcext:value-type="float">
            <text:p>0.732029952</text:p>
          </table:table-cell>
          <table:table-cell office:value-type="float" office:value="0.037139712" calcext:value-type="float">
            <text:p>0.037139712</text:p>
          </table:table-cell>
          <table:table-cell office:value-type="float" office:value="0.046560512" calcext:value-type="float">
            <text:p>0.046560512</text:p>
          </table:table-cell>
          <table:table-cell office:value-type="float" office:value="0.232784896" calcext:value-type="float">
            <text:p>0.232784896</text:p>
          </table:table-cell>
          <table:table-cell office:value-type="float" office:value="0.002030336" calcext:value-type="float">
            <text:p>0.002030336</text:p>
          </table:table-cell>
          <table:table-cell office:value-type="float" office:value="2.480717568" calcext:value-type="float">
            <text:p>2.480717568</text:p>
          </table:table-cell>
        </table:table-row>
        <table:table-row table:style-name="ro1">
          <table:table-cell/>
          <table:table-cell office:value-type="float" office:value="0.002735616" calcext:value-type="float">
            <text:p>0.002735616</text:p>
          </table:table-cell>
          <table:table-cell office:value-type="float" office:value="0.005596928" calcext:value-type="float">
            <text:p>0.005596928</text:p>
          </table:table-cell>
          <table:table-cell office:value-type="float" office:value="0.026386176" calcext:value-type="float">
            <text:p>0.026386176</text:p>
          </table:table-cell>
          <table:table-cell office:value-type="float" office:value="0.01772928" calcext:value-type="float">
            <text:p>0.01772928</text:p>
          </table:table-cell>
          <table:table-cell office:value-type="float" office:value="0.804398336" calcext:value-type="float">
            <text:p>0.804398336</text:p>
          </table:table-cell>
          <table:table-cell office:value-type="float" office:value="0.037181952" calcext:value-type="float">
            <text:p>0.037181952</text:p>
          </table:table-cell>
          <table:table-cell office:value-type="float" office:value="0.047645696" calcext:value-type="float">
            <text:p>0.047645696</text:p>
          </table:table-cell>
          <table:table-cell office:value-type="float" office:value="0.23467264" calcext:value-type="float">
            <text:p>0.23467264</text:p>
          </table:table-cell>
          <table:table-cell office:value-type="float" office:value="0.000453888" calcext:value-type="float">
            <text:p>0.000453888</text:p>
          </table:table-cell>
          <table:table-cell office:value-type="float" office:value="2.493711104" calcext:value-type="float">
            <text:p>2.493711104</text:p>
          </table:table-cell>
        </table:table-row>
        <table:table-row table:style-name="ro1">
          <table:table-cell/>
          <table:table-cell office:value-type="float" office:value="0.002763776" calcext:value-type="float">
            <text:p>0.002763776</text:p>
          </table:table-cell>
          <table:table-cell office:value-type="float" office:value="0.005598208" calcext:value-type="float">
            <text:p>0.005598208</text:p>
          </table:table-cell>
          <table:table-cell office:value-type="float" office:value="0.026870272" calcext:value-type="float">
            <text:p>0.026870272</text:p>
          </table:table-cell>
          <table:table-cell office:value-type="float" office:value="0.017810688" calcext:value-type="float">
            <text:p>0.017810688</text:p>
          </table:table-cell>
          <table:table-cell office:value-type="float" office:value="0.85442816" calcext:value-type="float">
            <text:p>0.85442816</text:p>
          </table:table-cell>
          <table:table-cell office:value-type="float" office:value="0.037231104" calcext:value-type="float">
            <text:p>0.037231104</text:p>
          </table:table-cell>
          <table:table-cell office:value-type="float" office:value="0.048125696" calcext:value-type="float">
            <text:p>0.048125696</text:p>
          </table:table-cell>
          <table:table-cell office:value-type="float" office:value="0.235159552" calcext:value-type="float">
            <text:p>0.235159552</text:p>
          </table:table-cell>
          <table:table-cell office:value-type="float" office:value="0.020993024" calcext:value-type="float">
            <text:p>0.020993024</text:p>
          </table:table-cell>
          <table:table-cell office:value-type="float" office:value="2.504312576" calcext:value-type="float">
            <text:p>2.504312576</text:p>
          </table:table-cell>
        </table:table-row>
        <table:table-row table:style-name="ro1">
          <table:table-cell/>
          <table:table-cell office:value-type="float" office:value="0.002771456" calcext:value-type="float">
            <text:p>0.002771456</text:p>
          </table:table-cell>
          <table:table-cell office:value-type="float" office:value="0.005604864" calcext:value-type="float">
            <text:p>0.005604864</text:p>
          </table:table-cell>
          <table:table-cell office:value-type="float" office:value="0.027948288" calcext:value-type="float">
            <text:p>0.027948288</text:p>
          </table:table-cell>
          <table:table-cell office:value-type="float" office:value="0.01783424" calcext:value-type="float">
            <text:p>0.01783424</text:p>
          </table:table-cell>
          <table:table-cell office:value-type="float" office:value="0.86096512" calcext:value-type="float">
            <text:p>0.86096512</text:p>
          </table:table-cell>
          <table:table-cell office:value-type="float" office:value="0.037675008" calcext:value-type="float">
            <text:p>0.037675008</text:p>
          </table:table-cell>
          <table:table-cell office:value-type="float" office:value="0.048136704" calcext:value-type="float">
            <text:p>0.048136704</text:p>
          </table:table-cell>
          <table:table-cell office:value-type="float" office:value="0.23716736" calcext:value-type="float">
            <text:p>0.23716736</text:p>
          </table:table-cell>
          <table:table-cell office:value-type="float" office:value="0.002855168" calcext:value-type="float">
            <text:p>0.002855168</text:p>
          </table:table-cell>
          <table:table-cell office:value-type="float" office:value="2.507352832" calcext:value-type="float">
            <text:p>2.507352832</text:p>
          </table:table-cell>
        </table:table-row>
        <table:table-row table:style-name="ro1">
          <table:table-cell/>
          <table:table-cell office:value-type="float" office:value="0.002855424" calcext:value-type="float">
            <text:p>0.002855424</text:p>
          </table:table-cell>
          <table:table-cell office:value-type="float" office:value="0.005606656" calcext:value-type="float">
            <text:p>0.005606656</text:p>
          </table:table-cell>
          <table:table-cell office:value-type="float" office:value="0.029399552" calcext:value-type="float">
            <text:p>0.029399552</text:p>
          </table:table-cell>
          <table:table-cell office:value-type="float" office:value="0.018108672" calcext:value-type="float">
            <text:p>0.018108672</text:p>
          </table:table-cell>
          <table:table-cell office:value-type="float" office:value="0.869314304" calcext:value-type="float">
            <text:p>0.869314304</text:p>
          </table:table-cell>
          <table:table-cell office:value-type="float" office:value="0.038061056" calcext:value-type="float">
            <text:p>0.038061056</text:p>
          </table:table-cell>
          <table:table-cell office:value-type="float" office:value="0.04824832" calcext:value-type="float">
            <text:p>0.04824832</text:p>
          </table:table-cell>
          <table:table-cell office:value-type="float" office:value="0.237545472" calcext:value-type="float">
            <text:p>0.237545472</text:p>
          </table:table-cell>
          <table:table-cell office:value-type="float" office:value="0.02113152" calcext:value-type="float">
            <text:p>0.02113152</text:p>
          </table:table-cell>
          <table:table-cell office:value-type="float" office:value="2.510205696" calcext:value-type="float">
            <text:p>2.510205696</text:p>
          </table:table-cell>
        </table:table-row>
        <table:table-row table:style-name="ro1">
          <table:table-cell/>
          <table:table-cell office:value-type="float" office:value="0.002861312" calcext:value-type="float">
            <text:p>0.002861312</text:p>
          </table:table-cell>
          <table:table-cell office:value-type="float" office:value="0.005606912" calcext:value-type="float">
            <text:p>0.005606912</text:p>
          </table:table-cell>
          <table:table-cell office:value-type="float" office:value="0.02984064" calcext:value-type="float">
            <text:p>0.02984064</text:p>
          </table:table-cell>
          <table:table-cell office:value-type="float" office:value="0.018147072" calcext:value-type="float">
            <text:p>0.018147072</text:p>
          </table:table-cell>
          <table:table-cell office:value-type="float" office:value="0.869474816" calcext:value-type="float">
            <text:p>0.869474816</text:p>
          </table:table-cell>
          <table:table-cell office:value-type="float" office:value="0.038106112" calcext:value-type="float">
            <text:p>0.038106112</text:p>
          </table:table-cell>
          <table:table-cell office:value-type="float" office:value="0.048729088" calcext:value-type="float">
            <text:p>0.048729088</text:p>
          </table:table-cell>
          <table:table-cell office:value-type="float" office:value="0.239002624" calcext:value-type="float">
            <text:p>0.239002624</text:p>
          </table:table-cell>
          <table:table-cell office:value-type="float" office:value="0.041861632" calcext:value-type="float">
            <text:p>0.041861632</text:p>
          </table:table-cell>
          <table:table-cell office:value-type="float" office:value="2.541725696" calcext:value-type="float">
            <text:p>2.541725696</text:p>
          </table:table-cell>
        </table:table-row>
        <table:table-row table:style-name="ro1">
          <table:table-cell/>
          <table:table-cell office:value-type="float" office:value="0.00292608" calcext:value-type="float">
            <text:p>0.00292608</text:p>
          </table:table-cell>
          <table:table-cell office:value-type="float" office:value="0.005613312" calcext:value-type="float">
            <text:p>0.005613312</text:p>
          </table:table-cell>
          <table:table-cell office:value-type="float" office:value="0.03049728" calcext:value-type="float">
            <text:p>0.03049728</text:p>
          </table:table-cell>
          <table:table-cell office:value-type="float" office:value="0.0186688" calcext:value-type="float">
            <text:p>0.0186688</text:p>
          </table:table-cell>
          <table:table-cell office:value-type="float" office:value="0.89003264" calcext:value-type="float">
            <text:p>0.89003264</text:p>
          </table:table-cell>
          <table:table-cell office:value-type="float" office:value="0.038156288" calcext:value-type="float">
            <text:p>0.038156288</text:p>
          </table:table-cell>
          <table:table-cell office:value-type="float" office:value="0.049552128" calcext:value-type="float">
            <text:p>0.049552128</text:p>
          </table:table-cell>
          <table:table-cell office:value-type="float" office:value="0.24162048" calcext:value-type="float">
            <text:p>0.24162048</text:p>
          </table:table-cell>
          <table:table-cell office:value-type="float" office:value="0.020594432" calcext:value-type="float">
            <text:p>0.020594432</text:p>
          </table:table-cell>
          <table:table-cell office:value-type="float" office:value="2.550263296" calcext:value-type="float">
            <text:p>2.550263296</text:p>
          </table:table-cell>
        </table:table-row>
        <table:table-row table:style-name="ro1">
          <table:table-cell/>
          <table:table-cell office:value-type="float" office:value="0.00314752" calcext:value-type="float">
            <text:p>0.00314752</text:p>
          </table:table-cell>
          <table:table-cell office:value-type="float" office:value="0.005614336" calcext:value-type="float">
            <text:p>0.005614336</text:p>
          </table:table-cell>
          <table:table-cell office:value-type="float" office:value="0.030517248" calcext:value-type="float">
            <text:p>0.030517248</text:p>
          </table:table-cell>
          <table:table-cell office:value-type="float" office:value="0.01871488" calcext:value-type="float">
            <text:p>0.01871488</text:p>
          </table:table-cell>
          <table:table-cell office:value-type="float" office:value="0.890096128" calcext:value-type="float">
            <text:p>0.890096128</text:p>
          </table:table-cell>
          <table:table-cell office:value-type="float" office:value="0.03855232" calcext:value-type="float">
            <text:p>0.03855232</text:p>
          </table:table-cell>
          <table:table-cell office:value-type="float" office:value="0.050473728" calcext:value-type="float">
            <text:p>0.050473728</text:p>
          </table:table-cell>
          <table:table-cell office:value-type="float" office:value="0.242014208" calcext:value-type="float">
            <text:p>0.242014208</text:p>
          </table:table-cell>
          <table:table-cell office:value-type="float" office:value="0.00162432" calcext:value-type="float">
            <text:p>0.00162432</text:p>
          </table:table-cell>
          <table:table-cell office:value-type="float" office:value="2.566273536" calcext:value-type="float">
            <text:p>2.566273536</text:p>
          </table:table-cell>
        </table:table-row>
        <table:table-row table:style-name="ro1">
          <table:table-cell/>
          <table:table-cell office:value-type="float" office:value="0.003158784" calcext:value-type="float">
            <text:p>0.003158784</text:p>
          </table:table-cell>
          <table:table-cell office:value-type="float" office:value="0.005619712" calcext:value-type="float">
            <text:p>0.005619712</text:p>
          </table:table-cell>
          <table:table-cell office:value-type="float" office:value="0.03066368" calcext:value-type="float">
            <text:p>0.03066368</text:p>
          </table:table-cell>
          <table:table-cell office:value-type="float" office:value="0.018917632" calcext:value-type="float">
            <text:p>0.018917632</text:p>
          </table:table-cell>
          <table:table-cell office:value-type="float" office:value="0.906258944" calcext:value-type="float">
            <text:p>0.906258944</text:p>
          </table:table-cell>
          <table:table-cell office:value-type="float" office:value="0.038596096" calcext:value-type="float">
            <text:p>0.038596096</text:p>
          </table:table-cell>
          <table:table-cell office:value-type="float" office:value="0.05088" calcext:value-type="float">
            <text:p>0.05088</text:p>
          </table:table-cell>
          <table:table-cell office:value-type="float" office:value="0.242924032" calcext:value-type="float">
            <text:p>0.242924032</text:p>
          </table:table-cell>
          <table:table-cell office:value-type="float" office:value="0.0005952" calcext:value-type="float">
            <text:p>0.0005952</text:p>
          </table:table-cell>
          <table:table-cell office:value-type="float" office:value="2.596118272" calcext:value-type="float">
            <text:p>2.596118272</text:p>
          </table:table-cell>
        </table:table-row>
        <table:table-row table:style-name="ro1">
          <table:table-cell/>
          <table:table-cell office:value-type="float" office:value="0.003195136" calcext:value-type="float">
            <text:p>0.003195136</text:p>
          </table:table-cell>
          <table:table-cell office:value-type="float" office:value="0.005620992" calcext:value-type="float">
            <text:p>0.005620992</text:p>
          </table:table-cell>
          <table:table-cell office:value-type="float" office:value="0.031409152" calcext:value-type="float">
            <text:p>0.031409152</text:p>
          </table:table-cell>
          <table:table-cell office:value-type="float" office:value="0.01893376" calcext:value-type="float">
            <text:p>0.01893376</text:p>
          </table:table-cell>
          <table:table-cell office:value-type="float" office:value="0.906320128" calcext:value-type="float">
            <text:p>0.906320128</text:p>
          </table:table-cell>
          <table:table-cell office:value-type="float" office:value="0.039265792" calcext:value-type="float">
            <text:p>0.039265792</text:p>
          </table:table-cell>
          <table:table-cell office:value-type="float" office:value="0.051472128" calcext:value-type="float">
            <text:p>0.051472128</text:p>
          </table:table-cell>
          <table:table-cell office:value-type="float" office:value="0.246586112" calcext:value-type="float">
            <text:p>0.246586112</text:p>
          </table:table-cell>
          <table:table-cell office:value-type="float" office:value="0.016659968" calcext:value-type="float">
            <text:p>0.016659968</text:p>
          </table:table-cell>
          <table:table-cell office:value-type="float" office:value="2.598772736" calcext:value-type="float">
            <text:p>2.598772736</text:p>
          </table:table-cell>
        </table:table-row>
        <table:table-row table:style-name="ro1">
          <table:table-cell/>
          <table:table-cell office:value-type="float" office:value="0.003350528" calcext:value-type="float">
            <text:p>0.003350528</text:p>
          </table:table-cell>
          <table:table-cell office:value-type="float" office:value="0.005622784" calcext:value-type="float">
            <text:p>0.005622784</text:p>
          </table:table-cell>
          <table:table-cell office:value-type="float" office:value="0.032745472" calcext:value-type="float">
            <text:p>0.032745472</text:p>
          </table:table-cell>
          <table:table-cell office:value-type="float" office:value="0.019385344" calcext:value-type="float">
            <text:p>0.019385344</text:p>
          </table:table-cell>
          <table:table-cell office:value-type="float" office:value="0.918739968" calcext:value-type="float">
            <text:p>0.918739968</text:p>
          </table:table-cell>
          <table:table-cell office:value-type="float" office:value="0.039383296" calcext:value-type="float">
            <text:p>0.039383296</text:p>
          </table:table-cell>
          <table:table-cell office:value-type="float" office:value="0.051511296" calcext:value-type="float">
            <text:p>0.051511296</text:p>
          </table:table-cell>
          <table:table-cell office:value-type="float" office:value="0.254386432" calcext:value-type="float">
            <text:p>0.254386432</text:p>
          </table:table-cell>
          <table:table-cell office:value-type="float" office:value="0.01919616" calcext:value-type="float">
            <text:p>0.01919616</text:p>
          </table:table-cell>
          <table:table-cell office:value-type="float" office:value="2.607220992" calcext:value-type="float">
            <text:p>2.607220992</text:p>
          </table:table-cell>
        </table:table-row>
        <table:table-row table:style-name="ro1">
          <table:table-cell/>
          <table:table-cell office:value-type="float" office:value="0.003355904" calcext:value-type="float">
            <text:p>0.003355904</text:p>
          </table:table-cell>
          <table:table-cell office:value-type="float" office:value="0.005623808" calcext:value-type="float">
            <text:p>0.005623808</text:p>
          </table:table-cell>
          <table:table-cell office:value-type="float" office:value="0.033036032" calcext:value-type="float">
            <text:p>0.033036032</text:p>
          </table:table-cell>
          <table:table-cell office:value-type="float" office:value="0.019474944" calcext:value-type="float">
            <text:p>0.019474944</text:p>
          </table:table-cell>
          <table:table-cell office:value-type="float" office:value="1.34528128" calcext:value-type="float">
            <text:p>1.34528128</text:p>
          </table:table-cell>
          <table:table-cell office:value-type="float" office:value="0.039429376" calcext:value-type="float">
            <text:p>0.039429376</text:p>
          </table:table-cell>
          <table:table-cell office:value-type="float" office:value="0.052237312" calcext:value-type="float">
            <text:p>0.052237312</text:p>
          </table:table-cell>
          <table:table-cell office:value-type="float" office:value="0.254420992" calcext:value-type="float">
            <text:p>0.254420992</text:p>
          </table:table-cell>
          <table:table-cell office:value-type="float" office:value="0.027149056" calcext:value-type="float">
            <text:p>0.027149056</text:p>
          </table:table-cell>
          <table:table-cell office:value-type="float" office:value="2.608698112" calcext:value-type="float">
            <text:p>2.608698112</text:p>
          </table:table-cell>
        </table:table-row>
        <table:table-row table:style-name="ro1">
          <table:table-cell/>
          <table:table-cell office:value-type="float" office:value="0.003415552" calcext:value-type="float">
            <text:p>0.003415552</text:p>
          </table:table-cell>
          <table:table-cell office:value-type="float" office:value="0.005630208" calcext:value-type="float">
            <text:p>0.005630208</text:p>
          </table:table-cell>
          <table:table-cell office:value-type="float" office:value="0.03333376" calcext:value-type="float">
            <text:p>0.03333376</text:p>
          </table:table-cell>
          <table:table-cell office:value-type="float" office:value="0.01952256" calcext:value-type="float">
            <text:p>0.01952256</text:p>
          </table:table-cell>
          <table:table-cell office:value-type="float" office:value="1.373231616" calcext:value-type="float">
            <text:p>1.373231616</text:p>
          </table:table-cell>
          <table:table-cell office:value-type="float" office:value="0.039547392" calcext:value-type="float">
            <text:p>0.039547392</text:p>
          </table:table-cell>
          <table:table-cell office:value-type="float" office:value="0.052700672" calcext:value-type="float">
            <text:p>0.052700672</text:p>
          </table:table-cell>
          <table:table-cell office:value-type="float" office:value="0.254543872" calcext:value-type="float">
            <text:p>0.254543872</text:p>
          </table:table-cell>
          <table:table-cell office:value-type="float" office:value="0.019702528" calcext:value-type="float">
            <text:p>0.019702528</text:p>
          </table:table-cell>
          <table:table-cell office:value-type="float" office:value="2.617963008" calcext:value-type="float">
            <text:p>2.617963008</text:p>
          </table:table-cell>
        </table:table-row>
        <table:table-row table:style-name="ro1">
          <table:table-cell/>
          <table:table-cell office:value-type="float" office:value="0.003549696" calcext:value-type="float">
            <text:p>0.003549696</text:p>
          </table:table-cell>
          <table:table-cell office:value-type="float" office:value="0.00563584" calcext:value-type="float">
            <text:p>0.00563584</text:p>
          </table:table-cell>
          <table:table-cell office:value-type="float" office:value="0.035973888" calcext:value-type="float">
            <text:p>0.035973888</text:p>
          </table:table-cell>
          <table:table-cell office:value-type="float" office:value="0.01965696" calcext:value-type="float">
            <text:p>0.01965696</text:p>
          </table:table-cell>
          <table:table-cell office:value-type="float" office:value="1.384371712" calcext:value-type="float">
            <text:p>1.384371712</text:p>
          </table:table-cell>
          <table:table-cell office:value-type="float" office:value="0.039564544" calcext:value-type="float">
            <text:p>0.039564544</text:p>
          </table:table-cell>
          <table:table-cell office:value-type="float" office:value="0.054875136" calcext:value-type="float">
            <text:p>0.054875136</text:p>
          </table:table-cell>
          <table:table-cell office:value-type="float" office:value="0.255550464" calcext:value-type="float">
            <text:p>0.255550464</text:p>
          </table:table-cell>
          <table:table-cell office:value-type="float" office:value="0.031116288" calcext:value-type="float">
            <text:p>0.031116288</text:p>
          </table:table-cell>
          <table:table-cell office:value-type="float" office:value="2.67617792" calcext:value-type="float">
            <text:p>2.67617792</text:p>
          </table:table-cell>
        </table:table-row>
        <table:table-row table:style-name="ro1">
          <table:table-cell/>
          <table:table-cell office:value-type="float" office:value="0.003718144" calcext:value-type="float">
            <text:p>0.003718144</text:p>
          </table:table-cell>
          <table:table-cell office:value-type="float" office:value="0.005637632" calcext:value-type="float">
            <text:p>0.005637632</text:p>
          </table:table-cell>
          <table:table-cell office:value-type="float" office:value="0.036118784" calcext:value-type="float">
            <text:p>0.036118784</text:p>
          </table:table-cell>
          <table:table-cell office:value-type="float" office:value="0.019675904" calcext:value-type="float">
            <text:p>0.019675904</text:p>
          </table:table-cell>
          <table:table-cell office:value-type="float" office:value="1.398949888" calcext:value-type="float">
            <text:p>1.398949888</text:p>
          </table:table-cell>
          <table:table-cell office:value-type="float" office:value="0.03958144" calcext:value-type="float">
            <text:p>0.03958144</text:p>
          </table:table-cell>
          <table:table-cell office:value-type="float" office:value="0.05595776" calcext:value-type="float">
            <text:p>0.05595776</text:p>
          </table:table-cell>
          <table:table-cell office:value-type="float" office:value="0.2618688" calcext:value-type="float">
            <text:p>0.2618688</text:p>
          </table:table-cell>
          <table:table-cell office:value-type="float" office:value="0.02014208" calcext:value-type="float">
            <text:p>0.02014208</text:p>
          </table:table-cell>
          <table:table-cell office:value-type="float" office:value="2.677844992" calcext:value-type="float">
            <text:p>2.677844992</text:p>
          </table:table-cell>
        </table:table-row>
        <table:table-row table:style-name="ro1">
          <table:table-cell/>
          <table:table-cell office:value-type="float" office:value="0.00388992" calcext:value-type="float">
            <text:p>0.00388992</text:p>
          </table:table-cell>
          <table:table-cell office:value-type="float" office:value="0.005639168" calcext:value-type="float">
            <text:p>0.005639168</text:p>
          </table:table-cell>
          <table:table-cell office:value-type="float" office:value="0.03640832" calcext:value-type="float">
            <text:p>0.03640832</text:p>
          </table:table-cell>
          <table:table-cell office:value-type="float" office:value="0.01968512" calcext:value-type="float">
            <text:p>0.01968512</text:p>
          </table:table-cell>
          <table:table-cell office:value-type="float" office:value="1.4115648" calcext:value-type="float">
            <text:p>1.4115648</text:p>
          </table:table-cell>
          <table:table-cell office:value-type="float" office:value="0.039585024" calcext:value-type="float">
            <text:p>0.039585024</text:p>
          </table:table-cell>
          <table:table-cell office:value-type="float" office:value="0.05626496" calcext:value-type="float">
            <text:p>0.05626496</text:p>
          </table:table-cell>
          <table:table-cell office:value-type="float" office:value="0.262115328" calcext:value-type="float">
            <text:p>0.262115328</text:p>
          </table:table-cell>
          <table:table-cell office:value-type="float" office:value="0.015528192" calcext:value-type="float">
            <text:p>0.015528192</text:p>
          </table:table-cell>
          <table:table-cell office:value-type="float" office:value="2.711906304" calcext:value-type="float">
            <text:p>2.711906304</text:p>
          </table:table-cell>
        </table:table-row>
        <table:table-row table:style-name="ro1">
          <table:table-cell/>
          <table:table-cell office:value-type="float" office:value="0.00404608" calcext:value-type="float">
            <text:p>0.00404608</text:p>
          </table:table-cell>
          <table:table-cell office:value-type="float" office:value="0.005642496" calcext:value-type="float">
            <text:p>0.005642496</text:p>
          </table:table-cell>
          <table:table-cell office:value-type="float" office:value="0.036591616" calcext:value-type="float">
            <text:p>0.036591616</text:p>
          </table:table-cell>
          <table:table-cell office:value-type="float" office:value="0.019725056" calcext:value-type="float">
            <text:p>0.019725056</text:p>
          </table:table-cell>
          <table:table-cell office:value-type="float" office:value="1.422169856" calcext:value-type="float">
            <text:p>1.422169856</text:p>
          </table:table-cell>
          <table:table-cell office:value-type="float" office:value="0.039630592" calcext:value-type="float">
            <text:p>0.039630592</text:p>
          </table:table-cell>
          <table:table-cell office:value-type="float" office:value="0.056608256" calcext:value-type="float">
            <text:p>0.056608256</text:p>
          </table:table-cell>
          <table:table-cell office:value-type="float" office:value="0.266513152" calcext:value-type="float">
            <text:p>0.266513152</text:p>
          </table:table-cell>
          <table:table-cell office:value-type="float" office:value="0.01002112" calcext:value-type="float">
            <text:p>0.01002112</text:p>
          </table:table-cell>
          <table:table-cell office:value-type="float" office:value="2.719763712" calcext:value-type="float">
            <text:p>2.719763712</text:p>
          </table:table-cell>
        </table:table-row>
        <table:table-row table:style-name="ro1">
          <table:table-cell/>
          <table:table-cell office:value-type="float" office:value="0.004194816" calcext:value-type="float">
            <text:p>0.004194816</text:p>
          </table:table-cell>
          <table:table-cell office:value-type="float" office:value="0.005642752" calcext:value-type="float">
            <text:p>0.005642752</text:p>
          </table:table-cell>
          <table:table-cell office:value-type="float" office:value="0.036594176" calcext:value-type="float">
            <text:p>0.036594176</text:p>
          </table:table-cell>
          <table:table-cell office:value-type="float" office:value="0.019910912" calcext:value-type="float">
            <text:p>0.019910912</text:p>
          </table:table-cell>
          <table:table-cell office:value-type="float" office:value="1.432392192" calcext:value-type="float">
            <text:p>1.432392192</text:p>
          </table:table-cell>
          <table:table-cell office:value-type="float" office:value="0.039638016" calcext:value-type="float">
            <text:p>0.039638016</text:p>
          </table:table-cell>
          <table:table-cell office:value-type="float" office:value="0.056899328" calcext:value-type="float">
            <text:p>0.056899328</text:p>
          </table:table-cell>
          <table:table-cell office:value-type="float" office:value="0.268605952" calcext:value-type="float">
            <text:p>0.268605952</text:p>
          </table:table-cell>
          <table:table-cell office:value-type="float" office:value="0.007493632" calcext:value-type="float">
            <text:p>0.007493632</text:p>
          </table:table-cell>
          <table:table-cell office:value-type="float" office:value="2.730278656" calcext:value-type="float">
            <text:p>2.730278656</text:p>
          </table:table-cell>
        </table:table-row>
        <table:table-row table:style-name="ro1">
          <table:table-cell/>
          <table:table-cell office:value-type="float" office:value="0.004300544" calcext:value-type="float">
            <text:p>0.004300544</text:p>
          </table:table-cell>
          <table:table-cell office:value-type="float" office:value="0.005645312" calcext:value-type="float">
            <text:p>0.005645312</text:p>
          </table:table-cell>
          <table:table-cell office:value-type="float" office:value="0.036799232" calcext:value-type="float">
            <text:p>0.036799232</text:p>
          </table:table-cell>
          <table:table-cell office:value-type="float" office:value="0.019947264" calcext:value-type="float">
            <text:p>0.019947264</text:p>
          </table:table-cell>
          <table:table-cell office:value-type="float" office:value="1.443959808" calcext:value-type="float">
            <text:p>1.443959808</text:p>
          </table:table-cell>
          <table:table-cell office:value-type="float" office:value="0.03968896" calcext:value-type="float">
            <text:p>0.03968896</text:p>
          </table:table-cell>
          <table:table-cell office:value-type="float" office:value="0.057359616" calcext:value-type="float">
            <text:p>0.057359616</text:p>
          </table:table-cell>
          <table:table-cell office:value-type="float" office:value="0.27112448" calcext:value-type="float">
            <text:p>0.27112448</text:p>
          </table:table-cell>
          <table:table-cell office:value-type="float" office:value="0.005293312" calcext:value-type="float">
            <text:p>0.005293312</text:p>
          </table:table-cell>
          <table:table-cell office:value-type="float" office:value="2.753976064" calcext:value-type="float">
            <text:p>2.753976064</text:p>
          </table:table-cell>
        </table:table-row>
        <table:table-row table:style-name="ro1">
          <table:table-cell/>
          <table:table-cell office:value-type="float" office:value="0.004444416" calcext:value-type="float">
            <text:p>0.004444416</text:p>
          </table:table-cell>
          <table:table-cell office:value-type="float" office:value="0.00565248" calcext:value-type="float">
            <text:p>0.00565248</text:p>
          </table:table-cell>
          <table:table-cell office:value-type="float" office:value="0.036893952" calcext:value-type="float">
            <text:p>0.036893952</text:p>
          </table:table-cell>
          <table:table-cell office:value-type="float" office:value="0.019948288" calcext:value-type="float">
            <text:p>0.019948288</text:p>
          </table:table-cell>
          <table:table-cell office:value-type="float" office:value="1.457516032" calcext:value-type="float">
            <text:p>1.457516032</text:p>
          </table:table-cell>
          <table:table-cell office:value-type="float" office:value="0.039705856" calcext:value-type="float">
            <text:p>0.039705856</text:p>
          </table:table-cell>
          <table:table-cell office:value-type="float" office:value="0.057602304" calcext:value-type="float">
            <text:p>0.057602304</text:p>
          </table:table-cell>
          <table:table-cell office:value-type="float" office:value="0.277901312" calcext:value-type="float">
            <text:p>0.277901312</text:p>
          </table:table-cell>
          <table:table-cell office:value-type="float" office:value="0.040965888" calcext:value-type="float">
            <text:p>0.040965888</text:p>
          </table:table-cell>
          <table:table-cell office:value-type="float" office:value="2.793204736" calcext:value-type="float">
            <text:p>2.793204736</text:p>
          </table:table-cell>
        </table:table-row>
        <table:table-row table:style-name="ro1">
          <table:table-cell/>
          <table:table-cell office:value-type="float" office:value="0.004461056" calcext:value-type="float">
            <text:p>0.004461056</text:p>
          </table:table-cell>
          <table:table-cell office:value-type="float" office:value="0.005653248" calcext:value-type="float">
            <text:p>0.005653248</text:p>
          </table:table-cell>
          <table:table-cell office:value-type="float" office:value="0.037080832" calcext:value-type="float">
            <text:p>0.037080832</text:p>
          </table:table-cell>
          <table:table-cell office:value-type="float" office:value="0.019948288" calcext:value-type="float">
            <text:p>0.019948288</text:p>
          </table:table-cell>
          <table:table-cell office:value-type="float" office:value="1.468304128" calcext:value-type="float">
            <text:p>1.468304128</text:p>
          </table:table-cell>
          <table:table-cell office:value-type="float" office:value="0.039792896" calcext:value-type="float">
            <text:p>0.039792896</text:p>
          </table:table-cell>
          <table:table-cell office:value-type="float" office:value="0.057892096" calcext:value-type="float">
            <text:p>0.057892096</text:p>
          </table:table-cell>
          <table:table-cell office:value-type="float" office:value="0.28379648" calcext:value-type="float">
            <text:p>0.28379648</text:p>
          </table:table-cell>
          <table:table-cell office:value-type="float" office:value="0.03021952" calcext:value-type="float">
            <text:p>0.03021952</text:p>
          </table:table-cell>
          <table:table-cell office:value-type="float" office:value="2.803844864" calcext:value-type="float">
            <text:p>2.803844864</text:p>
          </table:table-cell>
        </table:table-row>
        <table:table-row table:style-name="ro1">
          <table:table-cell/>
          <table:table-cell office:value-type="float" office:value="0.004479232" calcext:value-type="float">
            <text:p>0.004479232</text:p>
          </table:table-cell>
          <table:table-cell office:value-type="float" office:value="0.00565504" calcext:value-type="float">
            <text:p>0.00565504</text:p>
          </table:table-cell>
          <table:table-cell office:value-type="float" office:value="0.037117184" calcext:value-type="float">
            <text:p>0.037117184</text:p>
          </table:table-cell>
          <table:table-cell office:value-type="float" office:value="0.019979776" calcext:value-type="float">
            <text:p>0.019979776</text:p>
          </table:table-cell>
          <table:table-cell office:value-type="float" office:value="1.481372416" calcext:value-type="float">
            <text:p>1.481372416</text:p>
          </table:table-cell>
          <table:table-cell office:value-type="float" office:value="0.039850752" calcext:value-type="float">
            <text:p>0.039850752</text:p>
          </table:table-cell>
          <table:table-cell office:value-type="float" office:value="0.058460672" calcext:value-type="float">
            <text:p>0.058460672</text:p>
          </table:table-cell>
          <table:table-cell office:value-type="float" office:value="0.28392064" calcext:value-type="float">
            <text:p>0.28392064</text:p>
          </table:table-cell>
          <table:table-cell office:value-type="float" office:value="0.019833344" calcext:value-type="float">
            <text:p>0.019833344</text:p>
          </table:table-cell>
          <table:table-cell office:value-type="float" office:value="2.86454272" calcext:value-type="float">
            <text:p>2.86454272</text:p>
          </table:table-cell>
        </table:table-row>
        <table:table-row table:style-name="ro1">
          <table:table-cell/>
          <table:table-cell office:value-type="float" office:value="0.004490496" calcext:value-type="float">
            <text:p>0.004490496</text:p>
          </table:table-cell>
          <table:table-cell office:value-type="float" office:value="0.005660416" calcext:value-type="float">
            <text:p>0.005660416</text:p>
          </table:table-cell>
          <table:table-cell office:value-type="float" office:value="0.037298432" calcext:value-type="float">
            <text:p>0.037298432</text:p>
          </table:table-cell>
          <table:table-cell office:value-type="float" office:value="0.02010368" calcext:value-type="float">
            <text:p>0.02010368</text:p>
          </table:table-cell>
          <table:table-cell office:value-type="float" office:value="1.508524032" calcext:value-type="float">
            <text:p>1.508524032</text:p>
          </table:table-cell>
          <table:table-cell office:value-type="float" office:value="0.03990656" calcext:value-type="float">
            <text:p>0.03990656</text:p>
          </table:table-cell>
          <table:table-cell office:value-type="float" office:value="0.059191808" calcext:value-type="float">
            <text:p>0.059191808</text:p>
          </table:table-cell>
          <table:table-cell office:value-type="float" office:value="0.287124992" calcext:value-type="float">
            <text:p>0.287124992</text:p>
          </table:table-cell>
          <table:table-cell office:value-type="float" office:value="0.003800064" calcext:value-type="float">
            <text:p>0.003800064</text:p>
          </table:table-cell>
          <table:table-cell office:value-type="float" office:value="2.88921728" calcext:value-type="float">
            <text:p>2.88921728</text:p>
          </table:table-cell>
        </table:table-row>
        <table:table-row table:style-name="ro1">
          <table:table-cell/>
          <table:table-cell office:value-type="float" office:value="0.004551936" calcext:value-type="float">
            <text:p>0.004551936</text:p>
          </table:table-cell>
          <table:table-cell office:value-type="float" office:value="0.005662208" calcext:value-type="float">
            <text:p>0.005662208</text:p>
          </table:table-cell>
          <table:table-cell office:value-type="float" office:value="0.039844096" calcext:value-type="float">
            <text:p>0.039844096</text:p>
          </table:table-cell>
          <table:table-cell office:value-type="float" office:value="0.020186368" calcext:value-type="float">
            <text:p>0.020186368</text:p>
          </table:table-cell>
          <table:table-cell office:value-type="float" office:value="1.514990592" calcext:value-type="float">
            <text:p>1.514990592</text:p>
          </table:table-cell>
          <table:table-cell office:value-type="float" office:value="0.039924736" calcext:value-type="float">
            <text:p>0.039924736</text:p>
          </table:table-cell>
          <table:table-cell office:value-type="float" office:value="0.060281344" calcext:value-type="float">
            <text:p>0.060281344</text:p>
          </table:table-cell>
          <table:table-cell office:value-type="float" office:value="0.288457984" calcext:value-type="float">
            <text:p>0.288457984</text:p>
          </table:table-cell>
          <table:table-cell office:value-type="float" office:value="0.035418368" calcext:value-type="float">
            <text:p>0.035418368</text:p>
          </table:table-cell>
          <table:table-cell office:value-type="float" office:value="2.892608768" calcext:value-type="float">
            <text:p>2.892608768</text:p>
          </table:table-cell>
        </table:table-row>
        <table:table-row table:style-name="ro1">
          <table:table-cell/>
          <table:table-cell office:value-type="float" office:value="0.004732672" calcext:value-type="float">
            <text:p>0.004732672</text:p>
          </table:table-cell>
          <table:table-cell office:value-type="float" office:value="0.005669888" calcext:value-type="float">
            <text:p>0.005669888</text:p>
          </table:table-cell>
          <table:table-cell office:value-type="float" office:value="0.040747776" calcext:value-type="float">
            <text:p>0.040747776</text:p>
          </table:table-cell>
          <table:table-cell office:value-type="float" office:value="0.020203776" calcext:value-type="float">
            <text:p>0.020203776</text:p>
          </table:table-cell>
          <table:table-cell office:value-type="float" office:value="1.529622016" calcext:value-type="float">
            <text:p>1.529622016</text:p>
          </table:table-cell>
          <table:table-cell office:value-type="float" office:value="0.03996544" calcext:value-type="float">
            <text:p>0.03996544</text:p>
          </table:table-cell>
          <table:table-cell office:value-type="float" office:value="0.060294656" calcext:value-type="float">
            <text:p>0.060294656</text:p>
          </table:table-cell>
          <table:table-cell office:value-type="float" office:value="0.288922112" calcext:value-type="float">
            <text:p>0.288922112</text:p>
          </table:table-cell>
          <table:table-cell office:value-type="float" office:value="0.025085952" calcext:value-type="float">
            <text:p>0.025085952</text:p>
          </table:table-cell>
          <table:table-cell office:value-type="float" office:value="2.90226816" calcext:value-type="float">
            <text:p>2.90226816</text:p>
          </table:table-cell>
        </table:table-row>
        <table:table-row table:style-name="ro1">
          <table:table-cell/>
          <table:table-cell office:value-type="float" office:value="0.0049664" calcext:value-type="float">
            <text:p>0.0049664</text:p>
          </table:table-cell>
          <table:table-cell office:value-type="float" office:value="0.0056704" calcext:value-type="float">
            <text:p>0.0056704</text:p>
          </table:table-cell>
          <table:table-cell office:value-type="float" office:value="0.04092032" calcext:value-type="float">
            <text:p>0.04092032</text:p>
          </table:table-cell>
          <table:table-cell office:value-type="float" office:value="0.020235008" calcext:value-type="float">
            <text:p>0.020235008</text:p>
          </table:table-cell>
          <table:table-cell office:value-type="float" office:value="1.53090304" calcext:value-type="float">
            <text:p>1.53090304</text:p>
          </table:table-cell>
          <table:table-cell office:value-type="float" office:value="0.040102912" calcext:value-type="float">
            <text:p>0.040102912</text:p>
          </table:table-cell>
          <table:table-cell office:value-type="float" office:value="0.063082752" calcext:value-type="float">
            <text:p>0.063082752</text:p>
          </table:table-cell>
          <table:table-cell office:value-type="float" office:value="0.289487616" calcext:value-type="float">
            <text:p>0.289487616</text:p>
          </table:table-cell>
          <table:table-cell office:value-type="float" office:value="0.014343424" calcext:value-type="float">
            <text:p>0.014343424</text:p>
          </table:table-cell>
          <table:table-cell office:value-type="float" office:value="2.905305344" calcext:value-type="float">
            <text:p>2.905305344</text:p>
          </table:table-cell>
        </table:table-row>
        <table:table-row table:style-name="ro1">
          <table:table-cell/>
          <table:table-cell office:value-type="float" office:value="0.005061376" calcext:value-type="float">
            <text:p>0.005061376</text:p>
          </table:table-cell>
          <table:table-cell office:value-type="float" office:value="0.00567296" calcext:value-type="float">
            <text:p>0.00567296</text:p>
          </table:table-cell>
          <table:table-cell office:value-type="float" office:value="0.041671168" calcext:value-type="float">
            <text:p>0.041671168</text:p>
          </table:table-cell>
          <table:table-cell office:value-type="float" office:value="0.02024704" calcext:value-type="float">
            <text:p>0.02024704</text:p>
          </table:table-cell>
          <table:table-cell office:value-type="float" office:value="1.54073088" calcext:value-type="float">
            <text:p>1.54073088</text:p>
          </table:table-cell>
          <table:table-cell office:value-type="float" office:value="0.040228096" calcext:value-type="float">
            <text:p>0.040228096</text:p>
          </table:table-cell>
          <table:table-cell office:value-type="float" office:value="0.063114496" calcext:value-type="float">
            <text:p>0.063114496</text:p>
          </table:table-cell>
          <table:table-cell office:value-type="float" office:value="0.290284544" calcext:value-type="float">
            <text:p>0.290284544</text:p>
          </table:table-cell>
          <table:table-cell office:value-type="float" office:value="0.00295424" calcext:value-type="float">
            <text:p>0.00295424</text:p>
          </table:table-cell>
          <table:table-cell office:value-type="float" office:value="2.922643712" calcext:value-type="float">
            <text:p>2.922643712</text:p>
          </table:table-cell>
        </table:table-row>
        <table:table-row table:style-name="ro1">
          <table:table-cell/>
          <table:table-cell office:value-type="float" office:value="0.005082112" calcext:value-type="float">
            <text:p>0.005082112</text:p>
          </table:table-cell>
          <table:table-cell office:value-type="float" office:value="0.00567424" calcext:value-type="float">
            <text:p>0.00567424</text:p>
          </table:table-cell>
          <table:table-cell office:value-type="float" office:value="0.042369024" calcext:value-type="float">
            <text:p>0.042369024</text:p>
          </table:table-cell>
          <table:table-cell office:value-type="float" office:value="0.020252672" calcext:value-type="float">
            <text:p>0.020252672</text:p>
          </table:table-cell>
          <table:table-cell office:value-type="float" office:value="1.552514816" calcext:value-type="float">
            <text:p>1.552514816</text:p>
          </table:table-cell>
          <table:table-cell office:value-type="float" office:value="0.040268032" calcext:value-type="float">
            <text:p>0.040268032</text:p>
          </table:table-cell>
          <table:table-cell office:value-type="float" office:value="0.06355584" calcext:value-type="float">
            <text:p>0.06355584</text:p>
          </table:table-cell>
          <table:table-cell office:value-type="float" office:value="0.290548992" calcext:value-type="float">
            <text:p>0.290548992</text:p>
          </table:table-cell>
          <table:table-cell office:value-type="float" office:value="0.036757248" calcext:value-type="float">
            <text:p>0.036757248</text:p>
          </table:table-cell>
          <table:table-cell office:value-type="float" office:value="2.929959168" calcext:value-type="float">
            <text:p>2.929959168</text:p>
          </table:table-cell>
        </table:table-row>
        <table:table-row table:style-name="ro1">
          <table:table-cell/>
          <table:table-cell office:value-type="float" office:value="0.005114624" calcext:value-type="float">
            <text:p>0.005114624</text:p>
          </table:table-cell>
          <table:table-cell office:value-type="float" office:value="0.005679616" calcext:value-type="float">
            <text:p>0.005679616</text:p>
          </table:table-cell>
          <table:table-cell office:value-type="float" office:value="0.04676608" calcext:value-type="float">
            <text:p>0.04676608</text:p>
          </table:table-cell>
          <table:table-cell office:value-type="float" office:value="0.020274176" calcext:value-type="float">
            <text:p>0.020274176</text:p>
          </table:table-cell>
          <table:table-cell office:value-type="float" office:value="1.558171904" calcext:value-type="float">
            <text:p>1.558171904</text:p>
          </table:table-cell>
          <table:table-cell office:value-type="float" office:value="0.040434944" calcext:value-type="float">
            <text:p>0.040434944</text:p>
          </table:table-cell>
          <table:table-cell office:value-type="float" office:value="0.065193728" calcext:value-type="float">
            <text:p>0.065193728</text:p>
          </table:table-cell>
          <table:table-cell office:value-type="float" office:value="0.29784576" calcext:value-type="float">
            <text:p>0.29784576</text:p>
          </table:table-cell>
          <table:table-cell office:value-type="float" office:value="0.026140928" calcext:value-type="float">
            <text:p>0.026140928</text:p>
          </table:table-cell>
          <table:table-cell office:value-type="float" office:value="2.983981568" calcext:value-type="float">
            <text:p>2.983981568</text:p>
          </table:table-cell>
        </table:table-row>
        <table:table-row table:style-name="ro1">
          <table:table-cell/>
          <table:table-cell office:value-type="float" office:value="0.005325312" calcext:value-type="float">
            <text:p>0.005325312</text:p>
          </table:table-cell>
          <table:table-cell office:value-type="float" office:value="0.005679872" calcext:value-type="float">
            <text:p>0.005679872</text:p>
          </table:table-cell>
          <table:table-cell office:value-type="float" office:value="0.047291648" calcext:value-type="float">
            <text:p>0.047291648</text:p>
          </table:table-cell>
          <table:table-cell office:value-type="float" office:value="0.020323072" calcext:value-type="float">
            <text:p>0.020323072</text:p>
          </table:table-cell>
          <table:table-cell office:value-type="float" office:value="1.563795968" calcext:value-type="float">
            <text:p>1.563795968</text:p>
          </table:table-cell>
          <table:table-cell office:value-type="float" office:value="0.041179392" calcext:value-type="float">
            <text:p>0.041179392</text:p>
          </table:table-cell>
          <table:table-cell office:value-type="float" office:value="0.065942016" calcext:value-type="float">
            <text:p>0.065942016</text:p>
          </table:table-cell>
          <table:table-cell office:value-type="float" office:value="0.301370112" calcext:value-type="float">
            <text:p>0.301370112</text:p>
          </table:table-cell>
          <table:table-cell office:value-type="float" office:value="0.015650816" calcext:value-type="float">
            <text:p>0.015650816</text:p>
          </table:table-cell>
          <table:table-cell office:value-type="float" office:value="2.988784896" calcext:value-type="float">
            <text:p>2.988784896</text:p>
          </table:table-cell>
        </table:table-row>
        <table:table-row table:style-name="ro1">
          <table:table-cell/>
          <table:table-cell office:value-type="float" office:value="0.005336064" calcext:value-type="float">
            <text:p>0.005336064</text:p>
          </table:table-cell>
          <table:table-cell office:value-type="float" office:value="0.005682944" calcext:value-type="float">
            <text:p>0.005682944</text:p>
          </table:table-cell>
          <table:table-cell office:value-type="float" office:value="0.047454464" calcext:value-type="float">
            <text:p>0.047454464</text:p>
          </table:table-cell>
          <table:table-cell office:value-type="float" office:value="0.020465408" calcext:value-type="float">
            <text:p>0.020465408</text:p>
          </table:table-cell>
          <table:table-cell office:value-type="float" office:value="1.573746176" calcext:value-type="float">
            <text:p>1.573746176</text:p>
          </table:table-cell>
          <table:table-cell office:value-type="float" office:value="0.041214464" calcext:value-type="float">
            <text:p>0.041214464</text:p>
          </table:table-cell>
          <table:table-cell office:value-type="float" office:value="0.066495744" calcext:value-type="float">
            <text:p>0.066495744</text:p>
          </table:table-cell>
          <table:table-cell office:value-type="float" office:value="0.302011904" calcext:value-type="float">
            <text:p>0.302011904</text:p>
          </table:table-cell>
          <table:table-cell office:value-type="float" office:value="0.004347648" calcext:value-type="float">
            <text:p>0.004347648</text:p>
          </table:table-cell>
          <table:table-cell office:value-type="float" office:value="3.070224896" calcext:value-type="float">
            <text:p>3.070224896</text:p>
          </table:table-cell>
        </table:table-row>
        <table:table-row table:style-name="ro1">
          <table:table-cell/>
          <table:table-cell office:value-type="float" office:value="0.005337344" calcext:value-type="float">
            <text:p>0.005337344</text:p>
          </table:table-cell>
          <table:table-cell office:value-type="float" office:value="0.005684224" calcext:value-type="float">
            <text:p>0.005684224</text:p>
          </table:table-cell>
          <table:table-cell office:value-type="float" office:value="0.04747904" calcext:value-type="float">
            <text:p>0.04747904</text:p>
          </table:table-cell>
          <table:table-cell office:value-type="float" office:value="0.020481792" calcext:value-type="float">
            <text:p>0.020481792</text:p>
          </table:table-cell>
          <table:table-cell office:value-type="float" office:value="1.579024896" calcext:value-type="float">
            <text:p>1.579024896</text:p>
          </table:table-cell>
          <table:table-cell office:value-type="float" office:value="0.041273856" calcext:value-type="float">
            <text:p>0.041273856</text:p>
          </table:table-cell>
          <table:table-cell office:value-type="float" office:value="0.066749952" calcext:value-type="float">
            <text:p>0.066749952</text:p>
          </table:table-cell>
          <table:table-cell office:value-type="float" office:value="0.304651264" calcext:value-type="float">
            <text:p>0.304651264</text:p>
          </table:table-cell>
          <table:table-cell office:value-type="float" office:value="0.047307776" calcext:value-type="float">
            <text:p>0.047307776</text:p>
          </table:table-cell>
          <table:table-cell office:value-type="float" office:value="3.111250688" calcext:value-type="float">
            <text:p>3.111250688</text:p>
          </table:table-cell>
        </table:table-row>
        <table:table-row table:style-name="ro1">
          <table:table-cell/>
          <table:table-cell office:value-type="float" office:value="0.005359104" calcext:value-type="float">
            <text:p>0.005359104</text:p>
          </table:table-cell>
          <table:table-cell office:value-type="float" office:value="0.005690624" calcext:value-type="float">
            <text:p>0.005690624</text:p>
          </table:table-cell>
          <table:table-cell office:value-type="float" office:value="0.047575552" calcext:value-type="float">
            <text:p>0.047575552</text:p>
          </table:table-cell>
          <table:table-cell office:value-type="float" office:value="0.02049024" calcext:value-type="float">
            <text:p>0.02049024</text:p>
          </table:table-cell>
          <table:table-cell office:value-type="float" office:value="1.59226752" calcext:value-type="float">
            <text:p>1.59226752</text:p>
          </table:table-cell>
          <table:table-cell office:value-type="float" office:value="0.041380608" calcext:value-type="float">
            <text:p>0.041380608</text:p>
          </table:table-cell>
          <table:table-cell office:value-type="float" office:value="0.066809088" calcext:value-type="float">
            <text:p>0.066809088</text:p>
          </table:table-cell>
          <table:table-cell office:value-type="float" office:value="0.30609408" calcext:value-type="float">
            <text:p>0.30609408</text:p>
          </table:table-cell>
          <table:table-cell office:value-type="float" office:value="0.029657344" calcext:value-type="float">
            <text:p>0.029657344</text:p>
          </table:table-cell>
          <table:table-cell office:value-type="float" office:value="3.149060608" calcext:value-type="float">
            <text:p>3.149060608</text:p>
          </table:table-cell>
        </table:table-row>
        <table:table-row table:style-name="ro1">
          <table:table-cell/>
          <table:table-cell office:value-type="float" office:value="0.005360896" calcext:value-type="float">
            <text:p>0.005360896</text:p>
          </table:table-cell>
          <table:table-cell office:value-type="float" office:value="0.005691904" calcext:value-type="float">
            <text:p>0.005691904</text:p>
          </table:table-cell>
          <table:table-cell office:value-type="float" office:value="0.048201984" calcext:value-type="float">
            <text:p>0.048201984</text:p>
          </table:table-cell>
          <table:table-cell office:value-type="float" office:value="0.020547328" calcext:value-type="float">
            <text:p>0.020547328</text:p>
          </table:table-cell>
          <table:table-cell office:value-type="float" office:value="1.605246208" calcext:value-type="float">
            <text:p>1.605246208</text:p>
          </table:table-cell>
          <table:table-cell office:value-type="float" office:value="0.041385984" calcext:value-type="float">
            <text:p>0.041385984</text:p>
          </table:table-cell>
          <table:table-cell office:value-type="float" office:value="0.067175936" calcext:value-type="float">
            <text:p>0.067175936</text:p>
          </table:table-cell>
          <table:table-cell office:value-type="float" office:value="0.308102912" calcext:value-type="float">
            <text:p>0.308102912</text:p>
          </table:table-cell>
          <table:table-cell office:value-type="float" office:value="0.019195136" calcext:value-type="float">
            <text:p>0.019195136</text:p>
          </table:table-cell>
          <table:table-cell office:value-type="float" office:value="3.184964608" calcext:value-type="float">
            <text:p>3.184964608</text:p>
          </table:table-cell>
        </table:table-row>
        <table:table-row table:style-name="ro1">
          <table:table-cell/>
          <table:table-cell office:value-type="float" office:value="0.005369344" calcext:value-type="float">
            <text:p>0.005369344</text:p>
          </table:table-cell>
          <table:table-cell office:value-type="float" office:value="0.005696512" calcext:value-type="float">
            <text:p>0.005696512</text:p>
          </table:table-cell>
          <table:table-cell office:value-type="float" office:value="0.049710592" calcext:value-type="float">
            <text:p>0.049710592</text:p>
          </table:table-cell>
          <table:table-cell office:value-type="float" office:value="0.020569344" calcext:value-type="float">
            <text:p>0.020569344</text:p>
          </table:table-cell>
          <table:table-cell office:value-type="float" office:value="1.609772288" calcext:value-type="float">
            <text:p>1.609772288</text:p>
          </table:table-cell>
          <table:table-cell office:value-type="float" office:value="0.041403392" calcext:value-type="float">
            <text:p>0.041403392</text:p>
          </table:table-cell>
          <table:table-cell office:value-type="float" office:value="0.067234816" calcext:value-type="float">
            <text:p>0.067234816</text:p>
          </table:table-cell>
          <table:table-cell office:value-type="float" office:value="0.310853632" calcext:value-type="float">
            <text:p>0.310853632</text:p>
          </table:table-cell>
          <table:table-cell office:value-type="float" office:value="0.008264448" calcext:value-type="float">
            <text:p>0.008264448</text:p>
          </table:table-cell>
          <table:table-cell office:value-type="float" office:value="3.211099392" calcext:value-type="float">
            <text:p>3.211099392</text:p>
          </table:table-cell>
        </table:table-row>
        <table:table-row table:style-name="ro1">
          <table:table-cell/>
          <table:table-cell office:value-type="float" office:value="0.005372416" calcext:value-type="float">
            <text:p>0.005372416</text:p>
          </table:table-cell>
          <table:table-cell office:value-type="float" office:value="0.005700608" calcext:value-type="float">
            <text:p>0.005700608</text:p>
          </table:table-cell>
          <table:table-cell office:value-type="float" office:value="0.049742592" calcext:value-type="float">
            <text:p>0.049742592</text:p>
          </table:table-cell>
          <table:table-cell office:value-type="float" office:value="0.020574464" calcext:value-type="float">
            <text:p>0.020574464</text:p>
          </table:table-cell>
          <table:table-cell office:value-type="float" office:value="1.613917184" calcext:value-type="float">
            <text:p>1.613917184</text:p>
          </table:table-cell>
          <table:table-cell office:value-type="float" office:value="0.041456128" calcext:value-type="float">
            <text:p>0.041456128</text:p>
          </table:table-cell>
          <table:table-cell office:value-type="float" office:value="0.067613696" calcext:value-type="float">
            <text:p>0.067613696</text:p>
          </table:table-cell>
          <table:table-cell office:value-type="float" office:value="0.314506496" calcext:value-type="float">
            <text:p>0.314506496</text:p>
          </table:table-cell>
          <table:table-cell office:value-type="float" office:value="0.046564352" calcext:value-type="float">
            <text:p>0.046564352</text:p>
          </table:table-cell>
          <table:table-cell office:value-type="float" office:value="3.269187328" calcext:value-type="float">
            <text:p>3.269187328</text:p>
          </table:table-cell>
        </table:table-row>
        <table:table-row table:style-name="ro1">
          <table:table-cell/>
          <table:table-cell office:value-type="float" office:value="0.005375488" calcext:value-type="float">
            <text:p>0.005375488</text:p>
          </table:table-cell>
          <table:table-cell office:value-type="float" office:value="0.005700608" calcext:value-type="float">
            <text:p>0.005700608</text:p>
          </table:table-cell>
          <table:table-cell office:value-type="float" office:value="0.049921024" calcext:value-type="float">
            <text:p>0.049921024</text:p>
          </table:table-cell>
          <table:table-cell office:value-type="float" office:value="0.020744448" calcext:value-type="float">
            <text:p>0.020744448</text:p>
          </table:table-cell>
          <table:table-cell office:value-type="float" office:value="1.6267968" calcext:value-type="float">
            <text:p>1.6267968</text:p>
          </table:table-cell>
          <table:table-cell office:value-type="float" office:value="0.041608192" calcext:value-type="float">
            <text:p>0.041608192</text:p>
          </table:table-cell>
          <table:table-cell office:value-type="float" office:value="0.068645632" calcext:value-type="float">
            <text:p>0.068645632</text:p>
          </table:table-cell>
          <table:table-cell office:value-type="float" office:value="0.315593472" calcext:value-type="float">
            <text:p>0.315593472</text:p>
          </table:table-cell>
          <table:table-cell office:value-type="float" office:value="0.035686144" calcext:value-type="float">
            <text:p>0.035686144</text:p>
          </table:table-cell>
          <table:table-cell office:value-type="float" office:value="3.475921408" calcext:value-type="float">
            <text:p>3.475921408</text:p>
          </table:table-cell>
        </table:table-row>
        <table:table-row table:style-name="ro1">
          <table:table-cell/>
          <table:table-cell office:value-type="float" office:value="0.00538752" calcext:value-type="float">
            <text:p>0.00538752</text:p>
          </table:table-cell>
          <table:table-cell office:value-type="float" office:value="0.005700864" calcext:value-type="float">
            <text:p>0.005700864</text:p>
          </table:table-cell>
          <table:table-cell office:value-type="float" office:value="0.051382016" calcext:value-type="float">
            <text:p>0.051382016</text:p>
          </table:table-cell>
          <table:table-cell office:value-type="float" office:value="0.020774144" calcext:value-type="float">
            <text:p>0.020774144</text:p>
          </table:table-cell>
          <table:table-cell office:value-type="float" office:value="1.627403008" calcext:value-type="float">
            <text:p>1.627403008</text:p>
          </table:table-cell>
          <table:table-cell office:value-type="float" office:value="0.041650176" calcext:value-type="float">
            <text:p>0.041650176</text:p>
          </table:table-cell>
          <table:table-cell office:value-type="float" office:value="0.068711936" calcext:value-type="float">
            <text:p>0.068711936</text:p>
          </table:table-cell>
          <table:table-cell office:value-type="float" office:value="0.316086528" calcext:value-type="float">
            <text:p>0.316086528</text:p>
          </table:table-cell>
          <table:table-cell office:value-type="float" office:value="0.025096448" calcext:value-type="float">
            <text:p>0.025096448</text:p>
          </table:table-cell>
          <table:table-cell office:value-type="float" office:value="3.48410752" calcext:value-type="float">
            <text:p>3.48410752</text:p>
          </table:table-cell>
        </table:table-row>
        <table:table-row table:style-name="ro1">
          <table:table-cell/>
          <table:table-cell office:value-type="float" office:value="0.005389824" calcext:value-type="float">
            <text:p>0.005389824</text:p>
          </table:table-cell>
          <table:table-cell office:value-type="float" office:value="0.005702912" calcext:value-type="float">
            <text:p>0.005702912</text:p>
          </table:table-cell>
          <table:table-cell office:value-type="float" office:value="0.052092928" calcext:value-type="float">
            <text:p>0.052092928</text:p>
          </table:table-cell>
          <table:table-cell office:value-type="float" office:value="0.020777984" calcext:value-type="float">
            <text:p>0.020777984</text:p>
          </table:table-cell>
          <table:table-cell office:value-type="float" office:value="1.647385344" calcext:value-type="float">
            <text:p>1.647385344</text:p>
          </table:table-cell>
          <table:table-cell office:value-type="float" office:value="0.041686016" calcext:value-type="float">
            <text:p>0.041686016</text:p>
          </table:table-cell>
          <table:table-cell office:value-type="float" office:value="0.069192704" calcext:value-type="float">
            <text:p>0.069192704</text:p>
          </table:table-cell>
          <table:table-cell office:value-type="float" office:value="0.31795968" calcext:value-type="float">
            <text:p>0.31795968</text:p>
          </table:table-cell>
          <table:table-cell office:value-type="float" office:value="0.013949184" calcext:value-type="float">
            <text:p>0.013949184</text:p>
          </table:table-cell>
          <table:table-cell office:value-type="float" office:value="3.525446144" calcext:value-type="float">
            <text:p>3.525446144</text:p>
          </table:table-cell>
        </table:table-row>
        <table:table-row table:style-name="ro1">
          <table:table-cell/>
          <table:table-cell office:value-type="float" office:value="0.00539264" calcext:value-type="float">
            <text:p>0.00539264</text:p>
          </table:table-cell>
          <table:table-cell office:value-type="float" office:value="0.005703424" calcext:value-type="float">
            <text:p>0.005703424</text:p>
          </table:table-cell>
          <table:table-cell office:value-type="float" office:value="0.052326656" calcext:value-type="float">
            <text:p>0.052326656</text:p>
          </table:table-cell>
          <table:table-cell office:value-type="float" office:value="0.020809472" calcext:value-type="float">
            <text:p>0.020809472</text:p>
          </table:table-cell>
          <table:table-cell office:value-type="float" office:value="1.651348736" calcext:value-type="float">
            <text:p>1.651348736</text:p>
          </table:table-cell>
          <table:table-cell office:value-type="float" office:value="0.04175744" calcext:value-type="float">
            <text:p>0.04175744</text:p>
          </table:table-cell>
          <table:table-cell office:value-type="float" office:value="0.070135552" calcext:value-type="float">
            <text:p>0.070135552</text:p>
          </table:table-cell>
          <table:table-cell office:value-type="float" office:value="0.319299328" calcext:value-type="float">
            <text:p>0.319299328</text:p>
          </table:table-cell>
          <table:table-cell office:value-type="float" office:value="0.003322112" calcext:value-type="float">
            <text:p>0.003322112</text:p>
          </table:table-cell>
          <table:table-cell office:value-type="float" office:value="3.643206912" calcext:value-type="float">
            <text:p>3.643206912</text:p>
          </table:table-cell>
        </table:table-row>
        <table:table-row table:style-name="ro1">
          <table:table-cell/>
          <table:table-cell office:value-type="float" office:value="0.005407488" calcext:value-type="float">
            <text:p>0.005407488</text:p>
          </table:table-cell>
          <table:table-cell office:value-type="float" office:value="0.005709568" calcext:value-type="float">
            <text:p>0.005709568</text:p>
          </table:table-cell>
          <table:table-cell office:value-type="float" office:value="0.053408" calcext:value-type="float">
            <text:p>0.053408</text:p>
          </table:table-cell>
          <table:table-cell office:value-type="float" office:value="0.020818944" calcext:value-type="float">
            <text:p>0.020818944</text:p>
          </table:table-cell>
          <table:table-cell office:value-type="float" office:value="1.662840832" calcext:value-type="float">
            <text:p>1.662840832</text:p>
          </table:table-cell>
          <table:table-cell office:value-type="float" office:value="0.041885184" calcext:value-type="float">
            <text:p>0.041885184</text:p>
          </table:table-cell>
          <table:table-cell office:value-type="float" office:value="0.070244608" calcext:value-type="float">
            <text:p>0.070244608</text:p>
          </table:table-cell>
          <table:table-cell office:value-type="float" office:value="0.319446016" calcext:value-type="float">
            <text:p>0.319446016</text:p>
          </table:table-cell>
          <table:table-cell office:value-type="float" office:value="0.04827904" calcext:value-type="float">
            <text:p>0.04827904</text:p>
          </table:table-cell>
          <table:table-cell office:value-type="float" office:value="3.73295616" calcext:value-type="float">
            <text:p>3.73295616</text:p>
          </table:table-cell>
        </table:table-row>
        <table:table-row table:style-name="ro1">
          <table:table-cell/>
          <table:table-cell office:value-type="float" office:value="0.005409792" calcext:value-type="float">
            <text:p>0.005409792</text:p>
          </table:table-cell>
          <table:table-cell office:value-type="float" office:value="0.005710592" calcext:value-type="float">
            <text:p>0.005710592</text:p>
          </table:table-cell>
          <table:table-cell office:value-type="float" office:value="0.0567424" calcext:value-type="float">
            <text:p>0.0567424</text:p>
          </table:table-cell>
          <table:table-cell office:value-type="float" office:value="0.020856832" calcext:value-type="float">
            <text:p>0.020856832</text:p>
          </table:table-cell>
          <table:table-cell office:value-type="float" office:value="1.669220352" calcext:value-type="float">
            <text:p>1.669220352</text:p>
          </table:table-cell>
          <table:table-cell office:value-type="float" office:value="0.042198784" calcext:value-type="float">
            <text:p>0.042198784</text:p>
          </table:table-cell>
          <table:table-cell office:value-type="float" office:value="0.070598144" calcext:value-type="float">
            <text:p>0.070598144</text:p>
          </table:table-cell>
          <table:table-cell office:value-type="float" office:value="0.320722176" calcext:value-type="float">
            <text:p>0.320722176</text:p>
          </table:table-cell>
          <table:table-cell office:value-type="float" office:value="0.036825856" calcext:value-type="float">
            <text:p>0.036825856</text:p>
          </table:table-cell>
          <table:table-cell office:value-type="float" office:value="3.78763264" calcext:value-type="float">
            <text:p>3.78763264</text:p>
          </table:table-cell>
        </table:table-row>
        <table:table-row table:style-name="ro1">
          <table:table-cell/>
          <table:table-cell office:value-type="float" office:value="0.005410304" calcext:value-type="float">
            <text:p>0.005410304</text:p>
          </table:table-cell>
          <table:table-cell office:value-type="float" office:value="0.005712384" calcext:value-type="float">
            <text:p>0.005712384</text:p>
          </table:table-cell>
          <table:table-cell office:value-type="float" office:value="0.057225728" calcext:value-type="float">
            <text:p>0.057225728</text:p>
          </table:table-cell>
          <table:table-cell office:value-type="float" office:value="0.020908032" calcext:value-type="float">
            <text:p>0.020908032</text:p>
          </table:table-cell>
          <table:table-cell office:value-type="float" office:value="1.679488256" calcext:value-type="float">
            <text:p>1.679488256</text:p>
          </table:table-cell>
          <table:table-cell office:value-type="float" office:value="0.042755328" calcext:value-type="float">
            <text:p>0.042755328</text:p>
          </table:table-cell>
          <table:table-cell office:value-type="float" office:value="0.072255232" calcext:value-type="float">
            <text:p>0.072255232</text:p>
          </table:table-cell>
          <table:table-cell office:value-type="float" office:value="0.32231936" calcext:value-type="float">
            <text:p>0.32231936</text:p>
          </table:table-cell>
          <table:table-cell office:value-type="float" office:value="0.026073856" calcext:value-type="float">
            <text:p>0.026073856</text:p>
          </table:table-cell>
          <table:table-cell office:value-type="float" office:value="3.819105536" calcext:value-type="float">
            <text:p>3.819105536</text:p>
          </table:table-cell>
        </table:table-row>
        <table:table-row table:style-name="ro1">
          <table:table-cell/>
          <table:table-cell office:value-type="float" office:value="0.005413632" calcext:value-type="float">
            <text:p>0.005413632</text:p>
          </table:table-cell>
          <table:table-cell office:value-type="float" office:value="0.005715456" calcext:value-type="float">
            <text:p>0.005715456</text:p>
          </table:table-cell>
          <table:table-cell office:value-type="float" office:value="0.057255168" calcext:value-type="float">
            <text:p>0.057255168</text:p>
          </table:table-cell>
          <table:table-cell office:value-type="float" office:value="0.020953344" calcext:value-type="float">
            <text:p>0.020953344</text:p>
          </table:table-cell>
          <table:table-cell office:value-type="float" office:value="1.689686528" calcext:value-type="float">
            <text:p>1.689686528</text:p>
          </table:table-cell>
          <table:table-cell office:value-type="float" office:value="0.042978048" calcext:value-type="float">
            <text:p>0.042978048</text:p>
          </table:table-cell>
          <table:table-cell office:value-type="float" office:value="0.072346112" calcext:value-type="float">
            <text:p>0.072346112</text:p>
          </table:table-cell>
          <table:table-cell office:value-type="float" office:value="0.322571264" calcext:value-type="float">
            <text:p>0.322571264</text:p>
          </table:table-cell>
          <table:table-cell office:value-type="float" office:value="0.015122432" calcext:value-type="float">
            <text:p>0.015122432</text:p>
          </table:table-cell>
          <table:table-cell office:value-type="float" office:value="3.871286528" calcext:value-type="float">
            <text:p>3.871286528</text:p>
          </table:table-cell>
        </table:table-row>
        <table:table-row table:style-name="ro1">
          <table:table-cell/>
          <table:table-cell office:value-type="float" office:value="0.005413888" calcext:value-type="float">
            <text:p>0.005413888</text:p>
          </table:table-cell>
          <table:table-cell office:value-type="float" office:value="0.005717504" calcext:value-type="float">
            <text:p>0.005717504</text:p>
          </table:table-cell>
          <table:table-cell office:value-type="float" office:value="0.057481984" calcext:value-type="float">
            <text:p>0.057481984</text:p>
          </table:table-cell>
          <table:table-cell office:value-type="float" office:value="0.021050112" calcext:value-type="float">
            <text:p>0.021050112</text:p>
          </table:table-cell>
          <table:table-cell office:value-type="float" office:value="1.694912512" calcext:value-type="float">
            <text:p>1.694912512</text:p>
          </table:table-cell>
          <table:table-cell office:value-type="float" office:value="0.043449856" calcext:value-type="float">
            <text:p>0.043449856</text:p>
          </table:table-cell>
          <table:table-cell office:value-type="float" office:value="0.073084928" calcext:value-type="float">
            <text:p>0.073084928</text:p>
          </table:table-cell>
          <table:table-cell office:value-type="float" office:value="0.32651264" calcext:value-type="float">
            <text:p>0.32651264</text:p>
          </table:table-cell>
          <table:table-cell office:value-type="float" office:value="0.004220672" calcext:value-type="float">
            <text:p>0.004220672</text:p>
          </table:table-cell>
          <table:table-cell office:value-type="float" office:value="4.068333824" calcext:value-type="float">
            <text:p>4.068333824</text:p>
          </table:table-cell>
        </table:table-row>
        <table:table-row table:style-name="ro1">
          <table:table-cell/>
          <table:table-cell office:value-type="float" office:value="0.005426176" calcext:value-type="float">
            <text:p>0.005426176</text:p>
          </table:table-cell>
          <table:table-cell office:value-type="float" office:value="0.005719296" calcext:value-type="float">
            <text:p>0.005719296</text:p>
          </table:table-cell>
          <table:table-cell office:value-type="float" office:value="0.057504768" calcext:value-type="float">
            <text:p>0.057504768</text:p>
          </table:table-cell>
          <table:table-cell office:value-type="float" office:value="0.021117696" calcext:value-type="float">
            <text:p>0.021117696</text:p>
          </table:table-cell>
          <table:table-cell office:value-type="float" office:value="1.700416768" calcext:value-type="float">
            <text:p>1.700416768</text:p>
          </table:table-cell>
          <table:table-cell office:value-type="float" office:value="0.043572224" calcext:value-type="float">
            <text:p>0.043572224</text:p>
          </table:table-cell>
          <table:table-cell office:value-type="float" office:value="0.07341824" calcext:value-type="float">
            <text:p>0.07341824</text:p>
          </table:table-cell>
          <table:table-cell office:value-type="float" office:value="0.32713984" calcext:value-type="float">
            <text:p>0.32713984</text:p>
          </table:table-cell>
          <table:table-cell office:value-type="float" office:value="0.05155328" calcext:value-type="float">
            <text:p>0.05155328</text:p>
          </table:table-cell>
          <table:table-cell office:value-type="float" office:value="4.10743296" calcext:value-type="float">
            <text:p>4.10743296</text:p>
          </table:table-cell>
        </table:table-row>
        <table:table-row table:style-name="ro1">
          <table:table-cell/>
          <table:table-cell office:value-type="float" office:value="0.005427712" calcext:value-type="float">
            <text:p>0.005427712</text:p>
          </table:table-cell>
          <table:table-cell office:value-type="float" office:value="0.005728768" calcext:value-type="float">
            <text:p>0.005728768</text:p>
          </table:table-cell>
          <table:table-cell office:value-type="float" office:value="0.05750912" calcext:value-type="float">
            <text:p>0.05750912</text:p>
          </table:table-cell>
          <table:table-cell office:value-type="float" office:value="0.02118272" calcext:value-type="float">
            <text:p>0.02118272</text:p>
          </table:table-cell>
          <table:table-cell office:value-type="float" office:value="1.705656832" calcext:value-type="float">
            <text:p>1.705656832</text:p>
          </table:table-cell>
          <table:table-cell office:value-type="float" office:value="0.043686912" calcext:value-type="float">
            <text:p>0.043686912</text:p>
          </table:table-cell>
          <table:table-cell office:value-type="float" office:value="0.073833728" calcext:value-type="float">
            <text:p>0.073833728</text:p>
          </table:table-cell>
          <table:table-cell office:value-type="float" office:value="0.327534592" calcext:value-type="float">
            <text:p>0.327534592</text:p>
          </table:table-cell>
          <table:table-cell office:value-type="float" office:value="0.041056" calcext:value-type="float">
            <text:p>0.041056</text:p>
          </table:table-cell>
          <table:table-cell office:value-type="float" office:value="4.148404992" calcext:value-type="float">
            <text:p>4.148404992</text:p>
          </table:table-cell>
        </table:table-row>
        <table:table-row table:style-name="ro1">
          <table:table-cell/>
          <table:table-cell office:value-type="float" office:value="0.005432064" calcext:value-type="float">
            <text:p>0.005432064</text:p>
          </table:table-cell>
          <table:table-cell office:value-type="float" office:value="0.005732864" calcext:value-type="float">
            <text:p>0.005732864</text:p>
          </table:table-cell>
          <table:table-cell office:value-type="float" office:value="0.058178816" calcext:value-type="float">
            <text:p>0.058178816</text:p>
          </table:table-cell>
          <table:table-cell office:value-type="float" office:value="0.021202176" calcext:value-type="float">
            <text:p>0.021202176</text:p>
          </table:table-cell>
          <table:table-cell office:value-type="float" office:value="1.715956736" calcext:value-type="float">
            <text:p>1.715956736</text:p>
          </table:table-cell>
          <table:table-cell office:value-type="float" office:value="0.044177152" calcext:value-type="float">
            <text:p>0.044177152</text:p>
          </table:table-cell>
          <table:table-cell office:value-type="float" office:value="0.073890304" calcext:value-type="float">
            <text:p>0.073890304</text:p>
          </table:table-cell>
          <table:table-cell office:value-type="float" office:value="0.329022976" calcext:value-type="float">
            <text:p>0.329022976</text:p>
          </table:table-cell>
          <table:table-cell office:value-type="float" office:value="0.030327552" calcext:value-type="float">
            <text:p>0.030327552</text:p>
          </table:table-cell>
          <table:table-cell office:value-type="float" office:value="4.214145024" calcext:value-type="float">
            <text:p>4.214145024</text:p>
          </table:table-cell>
        </table:table-row>
        <table:table-row table:style-name="ro1">
          <table:table-cell/>
          <table:table-cell office:value-type="float" office:value="0.005436928" calcext:value-type="float">
            <text:p>0.005436928</text:p>
          </table:table-cell>
          <table:table-cell office:value-type="float" office:value="0.005736448" calcext:value-type="float">
            <text:p>0.005736448</text:p>
          </table:table-cell>
          <table:table-cell office:value-type="float" office:value="0.058754816" calcext:value-type="float">
            <text:p>0.058754816</text:p>
          </table:table-cell>
          <table:table-cell office:value-type="float" office:value="0.02129408" calcext:value-type="float">
            <text:p>0.02129408</text:p>
          </table:table-cell>
          <table:table-cell office:value-type="float" office:value="1.717690624" calcext:value-type="float">
            <text:p>1.717690624</text:p>
          </table:table-cell>
          <table:table-cell office:value-type="float" office:value="0.044386304" calcext:value-type="float">
            <text:p>0.044386304</text:p>
          </table:table-cell>
          <table:table-cell office:value-type="float" office:value="0.074298112" calcext:value-type="float">
            <text:p>0.074298112</text:p>
          </table:table-cell>
          <table:table-cell office:value-type="float" office:value="0.329232384" calcext:value-type="float">
            <text:p>0.329232384</text:p>
          </table:table-cell>
          <table:table-cell office:value-type="float" office:value="0.019779072" calcext:value-type="float">
            <text:p>0.019779072</text:p>
          </table:table-cell>
          <table:table-cell office:value-type="float" office:value="4.239978496" calcext:value-type="float">
            <text:p>4.239978496</text:p>
          </table:table-cell>
        </table:table-row>
        <table:table-row table:style-name="ro1">
          <table:table-cell/>
          <table:table-cell office:value-type="float" office:value="0.005437696" calcext:value-type="float">
            <text:p>0.005437696</text:p>
          </table:table-cell>
          <table:table-cell office:value-type="float" office:value="0.005740288" calcext:value-type="float">
            <text:p>0.005740288</text:p>
          </table:table-cell>
          <table:table-cell office:value-type="float" office:value="0.059069696" calcext:value-type="float">
            <text:p>0.059069696</text:p>
          </table:table-cell>
          <table:table-cell office:value-type="float" office:value="0.021370112" calcext:value-type="float">
            <text:p>0.021370112</text:p>
          </table:table-cell>
          <table:table-cell office:value-type="float" office:value="1.724031744" calcext:value-type="float">
            <text:p>1.724031744</text:p>
          </table:table-cell>
          <table:table-cell office:value-type="float" office:value="0.044674304" calcext:value-type="float">
            <text:p>0.044674304</text:p>
          </table:table-cell>
          <table:table-cell office:value-type="float" office:value="0.074465024" calcext:value-type="float">
            <text:p>0.074465024</text:p>
          </table:table-cell>
          <table:table-cell office:value-type="float" office:value="0.333277696" calcext:value-type="float">
            <text:p>0.333277696</text:p>
          </table:table-cell>
          <table:table-cell office:value-type="float" office:value="0.032050432" calcext:value-type="float">
            <text:p>0.032050432</text:p>
          </table:table-cell>
          <table:table-cell office:value-type="float" office:value="4.246263808" calcext:value-type="float">
            <text:p>4.246263808</text:p>
          </table:table-cell>
        </table:table-row>
        <table:table-row table:style-name="ro1">
          <table:table-cell/>
          <table:table-cell office:value-type="float" office:value="0.005443584" calcext:value-type="float">
            <text:p>0.005443584</text:p>
          </table:table-cell>
          <table:table-cell office:value-type="float" office:value="0.005753088" calcext:value-type="float">
            <text:p>0.005753088</text:p>
          </table:table-cell>
          <table:table-cell office:value-type="float" office:value="0.060341248" calcext:value-type="float">
            <text:p>0.060341248</text:p>
          </table:table-cell>
          <table:table-cell office:value-type="float" office:value="0.02244608" calcext:value-type="float">
            <text:p>0.02244608</text:p>
          </table:table-cell>
          <table:table-cell office:value-type="float" office:value="1.742405632" calcext:value-type="float">
            <text:p>1.742405632</text:p>
          </table:table-cell>
          <table:table-cell office:value-type="float" office:value="0.044822784" calcext:value-type="float">
            <text:p>0.044822784</text:p>
          </table:table-cell>
          <table:table-cell office:value-type="float" office:value="0.076924416" calcext:value-type="float">
            <text:p>0.076924416</text:p>
          </table:table-cell>
          <table:table-cell office:value-type="float" office:value="0.339583488" calcext:value-type="float">
            <text:p>0.339583488</text:p>
          </table:table-cell>
          <table:table-cell office:value-type="float" office:value="0.081950208" calcext:value-type="float">
            <text:p>0.081950208</text:p>
          </table:table-cell>
          <table:table-cell office:value-type="float" office:value="4.25664128" calcext:value-type="float">
            <text:p>4.25664128</text:p>
          </table:table-cell>
        </table:table-row>
        <table:table-row table:style-name="ro1">
          <table:table-cell/>
          <table:table-cell office:value-type="float" office:value="0.005445888" calcext:value-type="float">
            <text:p>0.005445888</text:p>
          </table:table-cell>
          <table:table-cell office:value-type="float" office:value="0.005753856" calcext:value-type="float">
            <text:p>0.005753856</text:p>
          </table:table-cell>
          <table:table-cell office:value-type="float" office:value="0.061873664" calcext:value-type="float">
            <text:p>0.061873664</text:p>
          </table:table-cell>
          <table:table-cell office:value-type="float" office:value="0.022470912" calcext:value-type="float">
            <text:p>0.022470912</text:p>
          </table:table-cell>
          <table:table-cell office:value-type="float" office:value="1.749732352" calcext:value-type="float">
            <text:p>1.749732352</text:p>
          </table:table-cell>
          <table:table-cell office:value-type="float" office:value="0.045138176" calcext:value-type="float">
            <text:p>0.045138176</text:p>
          </table:table-cell>
          <table:table-cell office:value-type="float" office:value="0.07725952" calcext:value-type="float">
            <text:p>0.07725952</text:p>
          </table:table-cell>
          <table:table-cell office:value-type="float" office:value="0.341833472" calcext:value-type="float">
            <text:p>0.341833472</text:p>
          </table:table-cell>
          <table:table-cell office:value-type="float" office:value="0.070733056" calcext:value-type="float">
            <text:p>0.070733056</text:p>
          </table:table-cell>
          <table:table-cell office:value-type="float" office:value="4.285287936" calcext:value-type="float">
            <text:p>4.285287936</text:p>
          </table:table-cell>
        </table:table-row>
        <table:table-row table:style-name="ro1">
          <table:table-cell/>
          <table:table-cell office:value-type="float" office:value="0.005453312" calcext:value-type="float">
            <text:p>0.005453312</text:p>
          </table:table-cell>
          <table:table-cell office:value-type="float" office:value="0.005758208" calcext:value-type="float">
            <text:p>0.005758208</text:p>
          </table:table-cell>
          <table:table-cell office:value-type="float" office:value="0.062261504" calcext:value-type="float">
            <text:p>0.062261504</text:p>
          </table:table-cell>
          <table:table-cell office:value-type="float" office:value="0.022589696" calcext:value-type="float">
            <text:p>0.022589696</text:p>
          </table:table-cell>
          <table:table-cell office:value-type="float" office:value="1.796774144" calcext:value-type="float">
            <text:p>1.796774144</text:p>
          </table:table-cell>
          <table:table-cell office:value-type="float" office:value="0.045262848" calcext:value-type="float">
            <text:p>0.045262848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3428032" calcext:value-type="float">
            <text:p>0.3428032</text:p>
          </table:table-cell>
          <table:table-cell office:value-type="float" office:value="0.059653376" calcext:value-type="float">
            <text:p>0.059653376</text:p>
          </table:table-cell>
          <table:table-cell office:value-type="float" office:value="4.285365248" calcext:value-type="float">
            <text:p>4.285365248</text:p>
          </table:table-cell>
        </table:table-row>
        <table:table-row table:style-name="ro1">
          <table:table-cell/>
          <table:table-cell office:value-type="float" office:value="0.005455104" calcext:value-type="float">
            <text:p>0.005455104</text:p>
          </table:table-cell>
          <table:table-cell office:value-type="float" office:value="0.005758464" calcext:value-type="float">
            <text:p>0.005758464</text:p>
          </table:table-cell>
          <table:table-cell office:value-type="float" office:value="0.064200704" calcext:value-type="float">
            <text:p>0.064200704</text:p>
          </table:table-cell>
          <table:table-cell office:value-type="float" office:value="0.022609664" calcext:value-type="float">
            <text:p>0.022609664</text:p>
          </table:table-cell>
          <table:table-cell office:value-type="float" office:value="1.889473792" calcext:value-type="float">
            <text:p>1.889473792</text:p>
          </table:table-cell>
          <table:table-cell office:value-type="float" office:value="0.045297152" calcext:value-type="float">
            <text:p>0.045297152</text:p>
          </table:table-cell>
          <table:table-cell office:value-type="float" office:value="0.07762176" calcext:value-type="float">
            <text:p>0.07762176</text:p>
          </table:table-cell>
          <table:table-cell office:value-type="float" office:value="0.344181248" calcext:value-type="float">
            <text:p>0.344181248</text:p>
          </table:table-cell>
          <table:table-cell office:value-type="float" office:value="0.049115136" calcext:value-type="float">
            <text:p>0.049115136</text:p>
          </table:table-cell>
          <table:table-cell office:value-type="float" office:value="4.287532288" calcext:value-type="float">
            <text:p>4.287532288</text:p>
          </table:table-cell>
        </table:table-row>
        <table:table-row table:style-name="ro1">
          <table:table-cell/>
          <table:table-cell office:value-type="float" office:value="0.005458688" calcext:value-type="float">
            <text:p>0.005458688</text:p>
          </table:table-cell>
          <table:table-cell office:value-type="float" office:value="0.005759488" calcext:value-type="float">
            <text:p>0.005759488</text:p>
          </table:table-cell>
          <table:table-cell office:value-type="float" office:value="0.06750592" calcext:value-type="float">
            <text:p>0.06750592</text:p>
          </table:table-cell>
          <table:table-cell office:value-type="float" office:value="0.022646272" calcext:value-type="float">
            <text:p>0.022646272</text:p>
          </table:table-cell>
          <table:table-cell office:value-type="float" office:value="2.001225984" calcext:value-type="float">
            <text:p>2.001225984</text:p>
          </table:table-cell>
          <table:table-cell office:value-type="float" office:value="0.04544256" calcext:value-type="float">
            <text:p>0.04544256</text:p>
          </table:table-cell>
          <table:table-cell office:value-type="float" office:value="0.077682176" calcext:value-type="float">
            <text:p>0.077682176</text:p>
          </table:table-cell>
          <table:table-cell office:value-type="float" office:value="0.344483328" calcext:value-type="float">
            <text:p>0.344483328</text:p>
          </table:table-cell>
          <table:table-cell office:value-type="float" office:value="0.038578944" calcext:value-type="float">
            <text:p>0.038578944</text:p>
          </table:table-cell>
          <table:table-cell office:value-type="float" office:value="4.294805248" calcext:value-type="float">
            <text:p>4.294805248</text:p>
          </table:table-cell>
        </table:table-row>
        <table:table-row table:style-name="ro1">
          <table:table-cell/>
          <table:table-cell office:value-type="float" office:value="0.005458688" calcext:value-type="float">
            <text:p>0.005458688</text:p>
          </table:table-cell>
          <table:table-cell office:value-type="float" office:value="0.005764096" calcext:value-type="float">
            <text:p>0.005764096</text:p>
          </table:table-cell>
          <table:table-cell office:value-type="float" office:value="0.068232192" calcext:value-type="float">
            <text:p>0.068232192</text:p>
          </table:table-cell>
          <table:table-cell office:value-type="float" office:value="0.022669312" calcext:value-type="float">
            <text:p>0.022669312</text:p>
          </table:table-cell>
          <table:table-cell office:value-type="float" office:value="2.010259456" calcext:value-type="float">
            <text:p>2.010259456</text:p>
          </table:table-cell>
          <table:table-cell office:value-type="float" office:value="0.046956288" calcext:value-type="float">
            <text:p>0.046956288</text:p>
          </table:table-cell>
          <table:table-cell office:value-type="float" office:value="0.07922688" calcext:value-type="float">
            <text:p>0.07922688</text:p>
          </table:table-cell>
          <table:table-cell office:value-type="float" office:value="0.346577408" calcext:value-type="float">
            <text:p>0.346577408</text:p>
          </table:table-cell>
          <table:table-cell office:value-type="float" office:value="0.082267392" calcext:value-type="float">
            <text:p>0.082267392</text:p>
          </table:table-cell>
          <table:table-cell office:value-type="float" office:value="4.294974976" calcext:value-type="float">
            <text:p>4.294974976</text:p>
          </table:table-cell>
        </table:table-row>
        <table:table-row table:style-name="ro1">
          <table:table-cell/>
          <table:table-cell office:value-type="float" office:value="0.005462272" calcext:value-type="float">
            <text:p>0.005462272</text:p>
          </table:table-cell>
          <table:table-cell office:value-type="float" office:value="0.005765632" calcext:value-type="float">
            <text:p>0.005765632</text:p>
          </table:table-cell>
          <table:table-cell office:value-type="float" office:value="0.068297216" calcext:value-type="float">
            <text:p>0.068297216</text:p>
          </table:table-cell>
          <table:table-cell office:value-type="float" office:value="0.022918656" calcext:value-type="float">
            <text:p>0.022918656</text:p>
          </table:table-cell>
          <table:table-cell office:value-type="float" office:value="2.016399616" calcext:value-type="float">
            <text:p>2.016399616</text:p>
          </table:table-cell>
          <table:table-cell office:value-type="float" office:value="0.04776704" calcext:value-type="float">
            <text:p>0.04776704</text:p>
          </table:table-cell>
          <table:table-cell office:value-type="float" office:value="0.079399168" calcext:value-type="float">
            <text:p>0.079399168</text:p>
          </table:table-cell>
          <table:table-cell office:value-type="float" office:value="0.347351552" calcext:value-type="float">
            <text:p>0.347351552</text:p>
          </table:table-cell>
          <table:table-cell office:value-type="float" office:value="0.064753408" calcext:value-type="float">
            <text:p>0.064753408</text:p>
          </table:table-cell>
          <table:table-cell office:value-type="float" office:value="4.332262912" calcext:value-type="float">
            <text:p>4.332262912</text:p>
          </table:table-cell>
        </table:table-row>
        <table:table-row table:style-name="ro1">
          <table:table-cell/>
          <table:table-cell office:value-type="float" office:value="0.005462784" calcext:value-type="float">
            <text:p>0.005462784</text:p>
          </table:table-cell>
          <table:table-cell office:value-type="float" office:value="0.005766144" calcext:value-type="float">
            <text:p>0.005766144</text:p>
          </table:table-cell>
          <table:table-cell office:value-type="float" office:value="0.068487168" calcext:value-type="float">
            <text:p>0.068487168</text:p>
          </table:table-cell>
          <table:table-cell office:value-type="float" office:value="0.022961664" calcext:value-type="float">
            <text:p>0.022961664</text:p>
          </table:table-cell>
          <table:table-cell office:value-type="float" office:value="2.016659712" calcext:value-type="float">
            <text:p>2.016659712</text:p>
          </table:table-cell>
          <table:table-cell office:value-type="float" office:value="0.049208832" calcext:value-type="float">
            <text:p>0.049208832</text:p>
          </table:table-cell>
          <table:table-cell office:value-type="float" office:value="0.079412736" calcext:value-type="float">
            <text:p>0.079412736</text:p>
          </table:table-cell>
          <table:table-cell office:value-type="float" office:value="0.360407296" calcext:value-type="float">
            <text:p>0.360407296</text:p>
          </table:table-cell>
          <table:table-cell office:value-type="float" office:value="0.053987584" calcext:value-type="float">
            <text:p>0.053987584</text:p>
          </table:table-cell>
          <table:table-cell office:value-type="float" office:value="4.33985792" calcext:value-type="float">
            <text:p>4.33985792</text:p>
          </table:table-cell>
        </table:table-row>
        <table:table-row table:style-name="ro1">
          <table:table-cell/>
          <table:table-cell office:value-type="float" office:value="0.005464832" calcext:value-type="float">
            <text:p>0.005464832</text:p>
          </table:table-cell>
          <table:table-cell office:value-type="float" office:value="0.005767936" calcext:value-type="float">
            <text:p>0.005767936</text:p>
          </table:table-cell>
          <table:table-cell office:value-type="float" office:value="0.068681984" calcext:value-type="float">
            <text:p>0.068681984</text:p>
          </table:table-cell>
          <table:table-cell office:value-type="float" office:value="0.023062272" calcext:value-type="float">
            <text:p>0.023062272</text:p>
          </table:table-cell>
          <table:table-cell office:value-type="float" office:value="2.016960768" calcext:value-type="float">
            <text:p>2.016960768</text:p>
          </table:table-cell>
          <table:table-cell office:value-type="float" office:value="0.049449216" calcext:value-type="float">
            <text:p>0.049449216</text:p>
          </table:table-cell>
          <table:table-cell office:value-type="float" office:value="0.080182272" calcext:value-type="float">
            <text:p>0.080182272</text:p>
          </table:table-cell>
          <table:table-cell office:value-type="float" office:value="0.361261312" calcext:value-type="float">
            <text:p>0.361261312</text:p>
          </table:table-cell>
          <table:table-cell office:value-type="float" office:value="0.043328" calcext:value-type="float">
            <text:p>0.043328</text:p>
          </table:table-cell>
          <table:table-cell office:value-type="float" office:value="4.340051456" calcext:value-type="float">
            <text:p>4.340051456</text:p>
          </table:table-cell>
        </table:table-row>
        <table:table-row table:style-name="ro1">
          <table:table-cell/>
          <table:table-cell office:value-type="float" office:value="0.005465344" calcext:value-type="float">
            <text:p>0.005465344</text:p>
          </table:table-cell>
          <table:table-cell office:value-type="float" office:value="0.005768192" calcext:value-type="float">
            <text:p>0.005768192</text:p>
          </table:table-cell>
          <table:table-cell office:value-type="float" office:value="0.070075648" calcext:value-type="float">
            <text:p>0.070075648</text:p>
          </table:table-cell>
          <table:table-cell office:value-type="float" office:value="0.023069184" calcext:value-type="float">
            <text:p>0.023069184</text:p>
          </table:table-cell>
          <table:table-cell office:value-type="float" office:value="2.0218496" calcext:value-type="float">
            <text:p>2.0218496</text:p>
          </table:table-cell>
          <table:table-cell office:value-type="float" office:value="0.049794048" calcext:value-type="float">
            <text:p>0.049794048</text:p>
          </table:table-cell>
          <table:table-cell office:value-type="float" office:value="0.080434688" calcext:value-type="float">
            <text:p>0.080434688</text:p>
          </table:table-cell>
          <table:table-cell office:value-type="float" office:value="0.367981824" calcext:value-type="float">
            <text:p>0.367981824</text:p>
          </table:table-cell>
          <table:table-cell office:value-type="float" office:value="0.029583616" calcext:value-type="float">
            <text:p>0.029583616</text:p>
          </table:table-cell>
          <table:table-cell office:value-type="float" office:value="4.343917056" calcext:value-type="float">
            <text:p>4.343917056</text:p>
          </table:table-cell>
        </table:table-row>
        <table:table-row table:style-name="ro1">
          <table:table-cell/>
          <table:table-cell office:value-type="float" office:value="0.005470464" calcext:value-type="float">
            <text:p>0.005470464</text:p>
          </table:table-cell>
          <table:table-cell office:value-type="float" office:value="0.00576896" calcext:value-type="float">
            <text:p>0.00576896</text:p>
          </table:table-cell>
          <table:table-cell office:value-type="float" office:value="0.07189504" calcext:value-type="float">
            <text:p>0.07189504</text:p>
          </table:table-cell>
          <table:table-cell office:value-type="float" office:value="0.023092736" calcext:value-type="float">
            <text:p>0.023092736</text:p>
          </table:table-cell>
          <table:table-cell office:value-type="float" office:value="2.024396032" calcext:value-type="float">
            <text:p>2.024396032</text:p>
          </table:table-cell>
          <table:table-cell office:value-type="float" office:value="0.04980608" calcext:value-type="float">
            <text:p>0.04980608</text:p>
          </table:table-cell>
          <table:table-cell office:value-type="float" office:value="0.081427456" calcext:value-type="float">
            <text:p>0.081427456</text:p>
          </table:table-cell>
          <table:table-cell office:value-type="float" office:value="0.371986432" calcext:value-type="float">
            <text:p>0.371986432</text:p>
          </table:table-cell>
          <table:table-cell office:value-type="float" office:value="0.019130368" calcext:value-type="float">
            <text:p>0.019130368</text:p>
          </table:table-cell>
          <table:table-cell office:value-type="float" office:value="4.343939328" calcext:value-type="float">
            <text:p>4.343939328</text:p>
          </table:table-cell>
        </table:table-row>
        <table:table-row table:style-name="ro1">
          <table:table-cell/>
          <table:table-cell office:value-type="float" office:value="0.005471232" calcext:value-type="float">
            <text:p>0.005471232</text:p>
          </table:table-cell>
          <table:table-cell office:value-type="float" office:value="0.005775104" calcext:value-type="float">
            <text:p>0.005775104</text:p>
          </table:table-cell>
          <table:table-cell office:value-type="float" office:value="0.072882432" calcext:value-type="float">
            <text:p>0.072882432</text:p>
          </table:table-cell>
          <table:table-cell office:value-type="float" office:value="0.023102976" calcext:value-type="float">
            <text:p>0.023102976</text:p>
          </table:table-cell>
          <table:table-cell office:value-type="float" office:value="2.026267904" calcext:value-type="float">
            <text:p>2.026267904</text:p>
          </table:table-cell>
          <table:table-cell office:value-type="float" office:value="0.049994752" calcext:value-type="float">
            <text:p>0.049994752</text:p>
          </table:table-cell>
          <table:table-cell office:value-type="float" office:value="0.082075648" calcext:value-type="float">
            <text:p>0.082075648</text:p>
          </table:table-cell>
          <table:table-cell office:value-type="float" office:value="0.374974208" calcext:value-type="float">
            <text:p>0.374974208</text:p>
          </table:table-cell>
          <table:table-cell office:value-type="float" office:value="0.008552448" calcext:value-type="float">
            <text:p>0.008552448</text:p>
          </table:table-cell>
          <table:table-cell office:value-type="float" office:value="4.34898432" calcext:value-type="float">
            <text:p>4.34898432</text:p>
          </table:table-cell>
        </table:table-row>
        <table:table-row table:style-name="ro1">
          <table:table-cell/>
          <table:table-cell office:value-type="float" office:value="0.005473792" calcext:value-type="float">
            <text:p>0.005473792</text:p>
          </table:table-cell>
          <table:table-cell office:value-type="float" office:value="0.00577536" calcext:value-type="float">
            <text:p>0.00577536</text:p>
          </table:table-cell>
          <table:table-cell office:value-type="float" office:value="0.073865216" calcext:value-type="float">
            <text:p>0.073865216</text:p>
          </table:table-cell>
          <table:table-cell office:value-type="float" office:value="0.023246336" calcext:value-type="float">
            <text:p>0.023246336</text:p>
          </table:table-cell>
          <table:table-cell office:value-type="float" office:value="2.027435008" calcext:value-type="float">
            <text:p>2.027435008</text:p>
          </table:table-cell>
          <table:table-cell office:value-type="float" office:value="0.050004992" calcext:value-type="float">
            <text:p>0.050004992</text:p>
          </table:table-cell>
          <table:table-cell office:value-type="float" office:value="0.082920704" calcext:value-type="float">
            <text:p>0.082920704</text:p>
          </table:table-cell>
          <table:table-cell office:value-type="float" office:value="0.375721472" calcext:value-type="float">
            <text:p>0.375721472</text:p>
          </table:table-cell>
          <table:table-cell office:value-type="float" office:value="0.033168384" calcext:value-type="float">
            <text:p>0.033168384</text:p>
          </table:table-cell>
          <table:table-cell office:value-type="float" office:value="4.354634496" calcext:value-type="float">
            <text:p>4.354634496</text:p>
          </table:table-cell>
        </table:table-row>
        <table:table-row table:style-name="ro1">
          <table:table-cell/>
          <table:table-cell office:value-type="float" office:value="0.005474048" calcext:value-type="float">
            <text:p>0.005474048</text:p>
          </table:table-cell>
          <table:table-cell office:value-type="float" office:value="0.005776128" calcext:value-type="float">
            <text:p>0.005776128</text:p>
          </table:table-cell>
          <table:table-cell office:value-type="float" office:value="0.07492224" calcext:value-type="float">
            <text:p>0.07492224</text:p>
          </table:table-cell>
          <table:table-cell office:value-type="float" office:value="0.023300352" calcext:value-type="float">
            <text:p>0.023300352</text:p>
          </table:table-cell>
          <table:table-cell office:value-type="float" office:value="2.027488256" calcext:value-type="float">
            <text:p>2.027488256</text:p>
          </table:table-cell>
          <table:table-cell office:value-type="float" office:value="0.050238208" calcext:value-type="float">
            <text:p>0.050238208</text:p>
          </table:table-cell>
          <table:table-cell office:value-type="float" office:value="0.083377152" calcext:value-type="float">
            <text:p>0.083377152</text:p>
          </table:table-cell>
          <table:table-cell office:value-type="float" office:value="0.377566208" calcext:value-type="float">
            <text:p>0.377566208</text:p>
          </table:table-cell>
          <table:table-cell office:value-type="float" office:value="0.043940864" calcext:value-type="float">
            <text:p>0.043940864</text:p>
          </table:table-cell>
          <table:table-cell office:value-type="float" office:value="4.354715648" calcext:value-type="float">
            <text:p>4.354715648</text:p>
          </table:table-cell>
        </table:table-row>
        <table:table-row table:style-name="ro1">
          <table:table-cell/>
          <table:table-cell office:value-type="float" office:value="0.00547456" calcext:value-type="float">
            <text:p>0.00547456</text:p>
          </table:table-cell>
          <table:table-cell office:value-type="float" office:value="0.005777152" calcext:value-type="float">
            <text:p>0.005777152</text:p>
          </table:table-cell>
          <table:table-cell office:value-type="float" office:value="0.075321344" calcext:value-type="float">
            <text:p>0.075321344</text:p>
          </table:table-cell>
          <table:table-cell office:value-type="float" office:value="0.02333696" calcext:value-type="float">
            <text:p>0.02333696</text:p>
          </table:table-cell>
          <table:table-cell office:value-type="float" office:value="2.031050496" calcext:value-type="float">
            <text:p>2.031050496</text:p>
          </table:table-cell>
          <table:table-cell office:value-type="float" office:value="0.050543872" calcext:value-type="float">
            <text:p>0.050543872</text:p>
          </table:table-cell>
          <table:table-cell office:value-type="float" office:value="0.08343424" calcext:value-type="float">
            <text:p>0.08343424</text:p>
          </table:table-cell>
          <table:table-cell office:value-type="float" office:value="0.39231744" calcext:value-type="float">
            <text:p>0.39231744</text:p>
          </table:table-cell>
          <table:table-cell office:value-type="float" office:value="0.062518016" calcext:value-type="float">
            <text:p>0.062518016</text:p>
          </table:table-cell>
          <table:table-cell office:value-type="float" office:value="4.37497216" calcext:value-type="float">
            <text:p>4.37497216</text:p>
          </table:table-cell>
        </table:table-row>
        <table:table-row table:style-name="ro1">
          <table:table-cell/>
          <table:table-cell office:value-type="float" office:value="0.005476096" calcext:value-type="float">
            <text:p>0.005476096</text:p>
          </table:table-cell>
          <table:table-cell office:value-type="float" office:value="0.005777408" calcext:value-type="float">
            <text:p>0.005777408</text:p>
          </table:table-cell>
          <table:table-cell office:value-type="float" office:value="0.076251648" calcext:value-type="float">
            <text:p>0.076251648</text:p>
          </table:table-cell>
          <table:table-cell office:value-type="float" office:value="0.023347456" calcext:value-type="float">
            <text:p>0.023347456</text:p>
          </table:table-cell>
          <table:table-cell office:value-type="float" office:value="2.03145472" calcext:value-type="float">
            <text:p>2.03145472</text:p>
          </table:table-cell>
          <table:table-cell office:value-type="float" office:value="0.050781952" calcext:value-type="float">
            <text:p>0.050781952</text:p>
          </table:table-cell>
          <table:table-cell office:value-type="float" office:value="0.083714304" calcext:value-type="float">
            <text:p>0.083714304</text:p>
          </table:table-cell>
          <table:table-cell office:value-type="float" office:value="0.394501632" calcext:value-type="float">
            <text:p>0.394501632</text:p>
          </table:table-cell>
          <table:table-cell office:value-type="float" office:value="0.0516928" calcext:value-type="float">
            <text:p>0.0516928</text:p>
          </table:table-cell>
          <table:table-cell office:value-type="float" office:value="4.375047424" calcext:value-type="float">
            <text:p>4.375047424</text:p>
          </table:table-cell>
        </table:table-row>
        <table:table-row table:style-name="ro1">
          <table:table-cell/>
          <table:table-cell office:value-type="float" office:value="0.00547712" calcext:value-type="float">
            <text:p>0.00547712</text:p>
          </table:table-cell>
          <table:table-cell office:value-type="float" office:value="0.005777408" calcext:value-type="float">
            <text:p>0.005777408</text:p>
          </table:table-cell>
          <table:table-cell office:value-type="float" office:value="0.077092096" calcext:value-type="float">
            <text:p>0.077092096</text:p>
          </table:table-cell>
          <table:table-cell office:value-type="float" office:value="0.023382272" calcext:value-type="float">
            <text:p>0.023382272</text:p>
          </table:table-cell>
          <table:table-cell office:value-type="float" office:value="2.033010176" calcext:value-type="float">
            <text:p>2.033010176</text:p>
          </table:table-cell>
          <table:table-cell office:value-type="float" office:value="0.050786816" calcext:value-type="float">
            <text:p>0.050786816</text:p>
          </table:table-cell>
          <table:table-cell office:value-type="float" office:value="0.084802304" calcext:value-type="float">
            <text:p>0.084802304</text:p>
          </table:table-cell>
          <table:table-cell office:value-type="float" office:value="0.398925568" calcext:value-type="float">
            <text:p>0.398925568</text:p>
          </table:table-cell>
          <table:table-cell office:value-type="float" office:value="0.041359616" calcext:value-type="float">
            <text:p>0.041359616</text:p>
          </table:table-cell>
          <table:table-cell office:value-type="float" office:value="4.375118848" calcext:value-type="float">
            <text:p>4.375118848</text:p>
          </table:table-cell>
        </table:table-row>
        <table:table-row table:style-name="ro1">
          <table:table-cell/>
          <table:table-cell office:value-type="float" office:value="0.005478656" calcext:value-type="float">
            <text:p>0.005478656</text:p>
          </table:table-cell>
          <table:table-cell office:value-type="float" office:value="0.00578048" calcext:value-type="float">
            <text:p>0.00578048</text:p>
          </table:table-cell>
          <table:table-cell office:value-type="float" office:value="0.077107456" calcext:value-type="float">
            <text:p>0.077107456</text:p>
          </table:table-cell>
          <table:table-cell office:value-type="float" office:value="0.023421184" calcext:value-type="float">
            <text:p>0.023421184</text:p>
          </table:table-cell>
          <table:table-cell office:value-type="float" office:value="2.037770496" calcext:value-type="float">
            <text:p>2.037770496</text:p>
          </table:table-cell>
          <table:table-cell office:value-type="float" office:value="0.050860288" calcext:value-type="float">
            <text:p>0.050860288</text:p>
          </table:table-cell>
          <table:table-cell office:value-type="float" office:value="0.084878592" calcext:value-type="float">
            <text:p>0.084878592</text:p>
          </table:table-cell>
          <table:table-cell office:value-type="float" office:value="0.41541632" calcext:value-type="float">
            <text:p>0.41541632</text:p>
          </table:table-cell>
          <table:table-cell office:value-type="float" office:value="0.035113216" calcext:value-type="float">
            <text:p>0.035113216</text:p>
          </table:table-cell>
          <table:table-cell office:value-type="float" office:value="4.394171136" calcext:value-type="float">
            <text:p>4.394171136</text:p>
          </table:table-cell>
        </table:table-row>
        <table:table-row table:style-name="ro1">
          <table:table-cell/>
          <table:table-cell office:value-type="float" office:value="0.005484032" calcext:value-type="float">
            <text:p>0.005484032</text:p>
          </table:table-cell>
          <table:table-cell office:value-type="float" office:value="0.00578304" calcext:value-type="float">
            <text:p>0.00578304</text:p>
          </table:table-cell>
          <table:table-cell office:value-type="float" office:value="0.078957312" calcext:value-type="float">
            <text:p>0.078957312</text:p>
          </table:table-cell>
          <table:table-cell office:value-type="float" office:value="0.023425792" calcext:value-type="float">
            <text:p>0.023425792</text:p>
          </table:table-cell>
          <table:table-cell office:value-type="float" office:value="2.042194176" calcext:value-type="float">
            <text:p>2.042194176</text:p>
          </table:table-cell>
          <table:table-cell office:value-type="float" office:value="0.050861568" calcext:value-type="float">
            <text:p>0.050861568</text:p>
          </table:table-cell>
          <table:table-cell office:value-type="float" office:value="0.084957952" calcext:value-type="float">
            <text:p>0.084957952</text:p>
          </table:table-cell>
          <table:table-cell office:value-type="float" office:value="0.418263552" calcext:value-type="float">
            <text:p>0.418263552</text:p>
          </table:table-cell>
          <table:table-cell office:value-type="float" office:value="0.030813952" calcext:value-type="float">
            <text:p>0.030813952</text:p>
          </table:table-cell>
          <table:table-cell office:value-type="float" office:value="4.394342144" calcext:value-type="float">
            <text:p>4.394342144</text:p>
          </table:table-cell>
        </table:table-row>
        <table:table-row table:style-name="ro1">
          <table:table-cell/>
          <table:table-cell office:value-type="float" office:value="0.005486848" calcext:value-type="float">
            <text:p>0.005486848</text:p>
          </table:table-cell>
          <table:table-cell office:value-type="float" office:value="0.005783552" calcext:value-type="float">
            <text:p>0.005783552</text:p>
          </table:table-cell>
          <table:table-cell office:value-type="float" office:value="0.079236096" calcext:value-type="float">
            <text:p>0.079236096</text:p>
          </table:table-cell>
          <table:table-cell office:value-type="float" office:value="0.023447808" calcext:value-type="float">
            <text:p>0.023447808</text:p>
          </table:table-cell>
          <table:table-cell office:value-type="float" office:value="2.048012288" calcext:value-type="float">
            <text:p>2.048012288</text:p>
          </table:table-cell>
          <table:table-cell office:value-type="float" office:value="0.051024128" calcext:value-type="float">
            <text:p>0.051024128</text:p>
          </table:table-cell>
          <table:table-cell office:value-type="float" office:value="0.087247104" calcext:value-type="float">
            <text:p>0.087247104</text:p>
          </table:table-cell>
          <table:table-cell office:value-type="float" office:value="0.420268288" calcext:value-type="float">
            <text:p>0.420268288</text:p>
          </table:table-cell>
          <table:table-cell office:value-type="float" office:value="0.020295424" calcext:value-type="float">
            <text:p>0.020295424</text:p>
          </table:table-cell>
          <table:table-cell office:value-type="float" office:value="4.437732608" calcext:value-type="float">
            <text:p>4.437732608</text:p>
          </table:table-cell>
        </table:table-row>
        <table:table-row table:style-name="ro1">
          <table:table-cell/>
          <table:table-cell office:value-type="float" office:value="0.005494272" calcext:value-type="float">
            <text:p>0.005494272</text:p>
          </table:table-cell>
          <table:table-cell office:value-type="float" office:value="0.005785344" calcext:value-type="float">
            <text:p>0.005785344</text:p>
          </table:table-cell>
          <table:table-cell office:value-type="float" office:value="0.079278848" calcext:value-type="float">
            <text:p>0.079278848</text:p>
          </table:table-cell>
          <table:table-cell office:value-type="float" office:value="0.023470848" calcext:value-type="float">
            <text:p>0.023470848</text:p>
          </table:table-cell>
          <table:table-cell office:value-type="float" office:value="2.04945024" calcext:value-type="float">
            <text:p>2.04945024</text:p>
          </table:table-cell>
          <table:table-cell office:value-type="float" office:value="0.051037184" calcext:value-type="float">
            <text:p>0.051037184</text:p>
          </table:table-cell>
          <table:table-cell office:value-type="float" office:value="0.087497984" calcext:value-type="float">
            <text:p>0.087497984</text:p>
          </table:table-cell>
          <table:table-cell office:value-type="float" office:value="0.426121728" calcext:value-type="float">
            <text:p>0.426121728</text:p>
          </table:table-cell>
          <table:table-cell office:value-type="float" office:value="0.03015936" calcext:value-type="float">
            <text:p>0.03015936</text:p>
          </table:table-cell>
          <table:table-cell office:value-type="float" office:value="4.458916608" calcext:value-type="float">
            <text:p>4.458916608</text:p>
          </table:table-cell>
        </table:table-row>
        <table:table-row table:style-name="ro1">
          <table:table-cell/>
          <table:table-cell office:value-type="float" office:value="0.005496064" calcext:value-type="float">
            <text:p>0.005496064</text:p>
          </table:table-cell>
          <table:table-cell office:value-type="float" office:value="0.005787904" calcext:value-type="float">
            <text:p>0.005787904</text:p>
          </table:table-cell>
          <table:table-cell office:value-type="float" office:value="0.081337856" calcext:value-type="float">
            <text:p>0.081337856</text:p>
          </table:table-cell>
          <table:table-cell office:value-type="float" office:value="0.02350976" calcext:value-type="float">
            <text:p>0.02350976</text:p>
          </table:table-cell>
          <table:table-cell office:value-type="float" office:value="2.053355776" calcext:value-type="float">
            <text:p>2.053355776</text:p>
          </table:table-cell>
          <table:table-cell office:value-type="float" office:value="0.051050496" calcext:value-type="float">
            <text:p>0.051050496</text:p>
          </table:table-cell>
          <table:table-cell office:value-type="float" office:value="0.087634688" calcext:value-type="float">
            <text:p>0.087634688</text:p>
          </table:table-cell>
          <table:table-cell office:value-type="float" office:value="0.4263232" calcext:value-type="float">
            <text:p>0.4263232</text:p>
          </table:table-cell>
          <table:table-cell office:value-type="float" office:value="0.019597056" calcext:value-type="float">
            <text:p>0.019597056</text:p>
          </table:table-cell>
          <table:table-cell office:value-type="float" office:value="4.475517952" calcext:value-type="float">
            <text:p>4.475517952</text:p>
          </table:table-cell>
        </table:table-row>
        <table:table-row table:style-name="ro1">
          <table:table-cell/>
          <table:table-cell office:value-type="float" office:value="0.0054976" calcext:value-type="float">
            <text:p>0.0054976</text:p>
          </table:table-cell>
          <table:table-cell office:value-type="float" office:value="0.005793792" calcext:value-type="float">
            <text:p>0.005793792</text:p>
          </table:table-cell>
          <table:table-cell office:value-type="float" office:value="0.082776576" calcext:value-type="float">
            <text:p>0.082776576</text:p>
          </table:table-cell>
          <table:table-cell office:value-type="float" office:value="0.02351872" calcext:value-type="float">
            <text:p>0.02351872</text:p>
          </table:table-cell>
          <table:table-cell office:value-type="float" office:value="2.053693952" calcext:value-type="float">
            <text:p>2.053693952</text:p>
          </table:table-cell>
          <table:table-cell office:value-type="float" office:value="0.051499264" calcext:value-type="float">
            <text:p>0.051499264</text:p>
          </table:table-cell>
          <table:table-cell office:value-type="float" office:value="0.087961088" calcext:value-type="float">
            <text:p>0.087961088</text:p>
          </table:table-cell>
          <table:table-cell office:value-type="float" office:value="0.426428416" calcext:value-type="float">
            <text:p>0.426428416</text:p>
          </table:table-cell>
          <table:table-cell office:value-type="float" office:value="0.02237568" calcext:value-type="float">
            <text:p>0.02237568</text:p>
          </table:table-cell>
          <table:table-cell office:value-type="float" office:value="4.51039488" calcext:value-type="float">
            <text:p>4.51039488</text:p>
          </table:table-cell>
        </table:table-row>
        <table:table-row table:style-name="ro1">
          <table:table-cell/>
          <table:table-cell office:value-type="float" office:value="0.005498368" calcext:value-type="float">
            <text:p>0.005498368</text:p>
          </table:table-cell>
          <table:table-cell office:value-type="float" office:value="0.005794816" calcext:value-type="float">
            <text:p>0.005794816</text:p>
          </table:table-cell>
          <table:table-cell office:value-type="float" office:value="0.08438144" calcext:value-type="float">
            <text:p>0.08438144</text:p>
          </table:table-cell>
          <table:table-cell office:value-type="float" office:value="0.0235328" calcext:value-type="float">
            <text:p>0.0235328</text:p>
          </table:table-cell>
          <table:table-cell office:value-type="float" office:value="2.054691584" calcext:value-type="float">
            <text:p>2.054691584</text:p>
          </table:table-cell>
          <table:table-cell office:value-type="float" office:value="0.05182464" calcext:value-type="float">
            <text:p>0.05182464</text:p>
          </table:table-cell>
          <table:table-cell office:value-type="float" office:value="0.088011008" calcext:value-type="float">
            <text:p>0.088011008</text:p>
          </table:table-cell>
          <table:table-cell office:value-type="float" office:value="0.426642176" calcext:value-type="float">
            <text:p>0.426642176</text:p>
          </table:table-cell>
          <table:table-cell office:value-type="float" office:value="0.010212864" calcext:value-type="float">
            <text:p>0.010212864</text:p>
          </table:table-cell>
          <table:table-cell office:value-type="float" office:value="4.511880192" calcext:value-type="float">
            <text:p>4.511880192</text:p>
          </table:table-cell>
        </table:table-row>
        <table:table-row table:style-name="ro1">
          <table:table-cell/>
          <table:table-cell office:value-type="float" office:value="0.005498624" calcext:value-type="float">
            <text:p>0.005498624</text:p>
          </table:table-cell>
          <table:table-cell office:value-type="float" office:value="0.005795584" calcext:value-type="float">
            <text:p>0.005795584</text:p>
          </table:table-cell>
          <table:table-cell office:value-type="float" office:value="0.084591872" calcext:value-type="float">
            <text:p>0.084591872</text:p>
          </table:table-cell>
          <table:table-cell office:value-type="float" office:value="0.023565824" calcext:value-type="float">
            <text:p>0.023565824</text:p>
          </table:table-cell>
          <table:table-cell office:value-type="float" office:value="2.054839808" calcext:value-type="float">
            <text:p>2.054839808</text:p>
          </table:table-cell>
          <table:table-cell office:value-type="float" office:value="0.051963392" calcext:value-type="float">
            <text:p>0.051963392</text:p>
          </table:table-cell>
          <table:table-cell office:value-type="float" office:value="0.088190464" calcext:value-type="float">
            <text:p>0.088190464</text:p>
          </table:table-cell>
          <table:table-cell office:value-type="float" office:value="0.427964672" calcext:value-type="float">
            <text:p>0.427964672</text:p>
          </table:table-cell>
          <table:table-cell office:value-type="float" office:value="0.008042496" calcext:value-type="float">
            <text:p>0.008042496</text:p>
          </table:table-cell>
          <table:table-cell office:value-type="float" office:value="4.56323968" calcext:value-type="float">
            <text:p>4.56323968</text:p>
          </table:table-cell>
        </table:table-row>
        <table:table-row table:style-name="ro1">
          <table:table-cell/>
          <table:table-cell office:value-type="float" office:value="0.005502464" calcext:value-type="float">
            <text:p>0.005502464</text:p>
          </table:table-cell>
          <table:table-cell office:value-type="float" office:value="0.00579584" calcext:value-type="float">
            <text:p>0.00579584</text:p>
          </table:table-cell>
          <table:table-cell office:value-type="float" office:value="0.084603392" calcext:value-type="float">
            <text:p>0.084603392</text:p>
          </table:table-cell>
          <table:table-cell office:value-type="float" office:value="0.023596032" calcext:value-type="float">
            <text:p>0.023596032</text:p>
          </table:table-cell>
          <table:table-cell office:value-type="float" office:value="2.055438848" calcext:value-type="float">
            <text:p>2.055438848</text:p>
          </table:table-cell>
          <table:table-cell office:value-type="float" office:value="0.052174848" calcext:value-type="float">
            <text:p>0.052174848</text:p>
          </table:table-cell>
          <table:table-cell office:value-type="float" office:value="0.08994176" calcext:value-type="float">
            <text:p>0.08994176</text:p>
          </table:table-cell>
          <table:table-cell office:value-type="float" office:value="0.431497216" calcext:value-type="float">
            <text:p>0.431497216</text:p>
          </table:table-cell>
          <table:table-cell office:value-type="float" office:value="0.00722432" calcext:value-type="float">
            <text:p>0.00722432</text:p>
          </table:table-cell>
          <table:table-cell office:value-type="float" office:value="4.584232448" calcext:value-type="float">
            <text:p>4.584232448</text:p>
          </table:table-cell>
        </table:table-row>
        <table:table-row table:style-name="ro1">
          <table:table-cell/>
          <table:table-cell office:value-type="float" office:value="0.005507584" calcext:value-type="float">
            <text:p>0.005507584</text:p>
          </table:table-cell>
          <table:table-cell office:value-type="float" office:value="0.005796864" calcext:value-type="float">
            <text:p>0.005796864</text:p>
          </table:table-cell>
          <table:table-cell office:value-type="float" office:value="0.085044736" calcext:value-type="float">
            <text:p>0.085044736</text:p>
          </table:table-cell>
          <table:table-cell office:value-type="float" office:value="0.023803392" calcext:value-type="float">
            <text:p>0.023803392</text:p>
          </table:table-cell>
          <table:table-cell office:value-type="float" office:value="2.058625536" calcext:value-type="float">
            <text:p>2.058625536</text:p>
          </table:table-cell>
          <table:table-cell office:value-type="float" office:value="0.052813312" calcext:value-type="float">
            <text:p>0.052813312</text:p>
          </table:table-cell>
          <table:table-cell office:value-type="float" office:value="0.090567424" calcext:value-type="float">
            <text:p>0.090567424</text:p>
          </table:table-cell>
          <table:table-cell office:value-type="float" office:value="0.431899392" calcext:value-type="float">
            <text:p>0.431899392</text:p>
          </table:table-cell>
          <table:table-cell office:value-type="float" office:value="0.09524352" calcext:value-type="float">
            <text:p>0.09524352</text:p>
          </table:table-cell>
          <table:table-cell office:value-type="float" office:value="4.594079744" calcext:value-type="float">
            <text:p>4.594079744</text:p>
          </table:table-cell>
        </table:table-row>
        <table:table-row table:style-name="ro1">
          <table:table-cell/>
          <table:table-cell office:value-type="float" office:value="0.005510656" calcext:value-type="float">
            <text:p>0.005510656</text:p>
          </table:table-cell>
          <table:table-cell office:value-type="float" office:value="0.005797376" calcext:value-type="float">
            <text:p>0.005797376</text:p>
          </table:table-cell>
          <table:table-cell office:value-type="float" office:value="0.085080576" calcext:value-type="float">
            <text:p>0.085080576</text:p>
          </table:table-cell>
          <table:table-cell office:value-type="float" office:value="0.023834112" calcext:value-type="float">
            <text:p>0.023834112</text:p>
          </table:table-cell>
          <table:table-cell office:value-type="float" office:value="2.06087296" calcext:value-type="float">
            <text:p>2.06087296</text:p>
          </table:table-cell>
          <table:table-cell office:value-type="float" office:value="0.052827136" calcext:value-type="float">
            <text:p>0.052827136</text:p>
          </table:table-cell>
          <table:table-cell office:value-type="float" office:value="0.091731712" calcext:value-type="float">
            <text:p>0.091731712</text:p>
          </table:table-cell>
          <table:table-cell office:value-type="float" office:value="0.438451456" calcext:value-type="float">
            <text:p>0.438451456</text:p>
          </table:table-cell>
          <table:table-cell office:value-type="float" office:value="0.078591232" calcext:value-type="float">
            <text:p>0.078591232</text:p>
          </table:table-cell>
          <table:table-cell office:value-type="float" office:value="4.608282112" calcext:value-type="float">
            <text:p>4.608282112</text:p>
          </table:table-cell>
        </table:table-row>
        <table:table-row table:style-name="ro1">
          <table:table-cell/>
          <table:table-cell office:value-type="float" office:value="0.005513216" calcext:value-type="float">
            <text:p>0.005513216</text:p>
          </table:table-cell>
          <table:table-cell office:value-type="float" office:value="0.005799936" calcext:value-type="float">
            <text:p>0.005799936</text:p>
          </table:table-cell>
          <table:table-cell office:value-type="float" office:value="0.08530432" calcext:value-type="float">
            <text:p>0.08530432</text:p>
          </table:table-cell>
          <table:table-cell office:value-type="float" office:value="0.02383872" calcext:value-type="float">
            <text:p>0.02383872</text:p>
          </table:table-cell>
          <table:table-cell office:value-type="float" office:value="2.061883904" calcext:value-type="float">
            <text:p>2.061883904</text:p>
          </table:table-cell>
          <table:table-cell office:value-type="float" office:value="0.052985088" calcext:value-type="float">
            <text:p>0.052985088</text:p>
          </table:table-cell>
          <table:table-cell office:value-type="float" office:value="0.092715776" calcext:value-type="float">
            <text:p>0.092715776</text:p>
          </table:table-cell>
          <table:table-cell office:value-type="float" office:value="0.440526848" calcext:value-type="float">
            <text:p>0.440526848</text:p>
          </table:table-cell>
          <table:table-cell office:value-type="float" office:value="0.067760896" calcext:value-type="float">
            <text:p>0.067760896</text:p>
          </table:table-cell>
          <table:table-cell office:value-type="float" office:value="4.719316992" calcext:value-type="float">
            <text:p>4.719316992</text:p>
          </table:table-cell>
        </table:table-row>
        <table:table-row table:style-name="ro1">
          <table:table-cell/>
          <table:table-cell office:value-type="float" office:value="0.00551552" calcext:value-type="float">
            <text:p>0.00551552</text:p>
          </table:table-cell>
          <table:table-cell office:value-type="float" office:value="0.005804032" calcext:value-type="float">
            <text:p>0.005804032</text:p>
          </table:table-cell>
          <table:table-cell office:value-type="float" office:value="0.08534656" calcext:value-type="float">
            <text:p>0.08534656</text:p>
          </table:table-cell>
          <table:table-cell office:value-type="float" office:value="0.02391936" calcext:value-type="float">
            <text:p>0.02391936</text:p>
          </table:table-cell>
          <table:table-cell office:value-type="float" office:value="2.06359936" calcext:value-type="float">
            <text:p>2.06359936</text:p>
          </table:table-cell>
          <table:table-cell office:value-type="float" office:value="0.05398784" calcext:value-type="float">
            <text:p>0.05398784</text:p>
          </table:table-cell>
          <table:table-cell office:value-type="float" office:value="0.094075136" calcext:value-type="float">
            <text:p>0.094075136</text:p>
          </table:table-cell>
          <table:table-cell office:value-type="float" office:value="0.442229248" calcext:value-type="float">
            <text:p>0.442229248</text:p>
          </table:table-cell>
          <table:table-cell office:value-type="float" office:value="0.05468416" calcext:value-type="float">
            <text:p>0.05468416</text:p>
          </table:table-cell>
          <table:table-cell office:value-type="float" office:value="4.719619584" calcext:value-type="float">
            <text:p>4.719619584</text:p>
          </table:table-cell>
        </table:table-row>
        <table:table-row table:style-name="ro1">
          <table:table-cell/>
          <table:table-cell office:value-type="float" office:value="0.00551552" calcext:value-type="float">
            <text:p>0.00551552</text:p>
          </table:table-cell>
          <table:table-cell office:value-type="float" office:value="0.005806848" calcext:value-type="float">
            <text:p>0.005806848</text:p>
          </table:table-cell>
          <table:table-cell office:value-type="float" office:value="0.08598016" calcext:value-type="float">
            <text:p>0.08598016</text:p>
          </table:table-cell>
          <table:table-cell office:value-type="float" office:value="0.023947008" calcext:value-type="float">
            <text:p>0.023947008</text:p>
          </table:table-cell>
          <table:table-cell office:value-type="float" office:value="2.065131264" calcext:value-type="float">
            <text:p>2.065131264</text:p>
          </table:table-cell>
          <table:table-cell office:value-type="float" office:value="0.05418112" calcext:value-type="float">
            <text:p>0.05418112</text:p>
          </table:table-cell>
          <table:table-cell office:value-type="float" office:value="0.09421312" calcext:value-type="float">
            <text:p>0.09421312</text:p>
          </table:table-cell>
          <table:table-cell office:value-type="float" office:value="0.446238464" calcext:value-type="float">
            <text:p>0.446238464</text:p>
          </table:table-cell>
          <table:table-cell office:value-type="float" office:value="0.062593536" calcext:value-type="float">
            <text:p>0.062593536</text:p>
          </table:table-cell>
          <table:table-cell office:value-type="float" office:value="4.7483968" calcext:value-type="float">
            <text:p>4.7483968</text:p>
          </table:table-cell>
        </table:table-row>
        <table:table-row table:style-name="ro1">
          <table:table-cell/>
          <table:table-cell office:value-type="float" office:value="0.0055168" calcext:value-type="float">
            <text:p>0.0055168</text:p>
          </table:table-cell>
          <table:table-cell office:value-type="float" office:value="0.005808384" calcext:value-type="float">
            <text:p>0.005808384</text:p>
          </table:table-cell>
          <table:table-cell office:value-type="float" office:value="0.086262272" calcext:value-type="float">
            <text:p>0.086262272</text:p>
          </table:table-cell>
          <table:table-cell office:value-type="float" office:value="0.023963392" calcext:value-type="float">
            <text:p>0.023963392</text:p>
          </table:table-cell>
          <table:table-cell office:value-type="float" office:value="2.06665472" calcext:value-type="float">
            <text:p>2.06665472</text:p>
          </table:table-cell>
          <table:table-cell office:value-type="float" office:value="0.054429952" calcext:value-type="float">
            <text:p>0.054429952</text:p>
          </table:table-cell>
          <table:table-cell office:value-type="float" office:value="0.094271744" calcext:value-type="float">
            <text:p>0.094271744</text:p>
          </table:table-cell>
          <table:table-cell office:value-type="float" office:value="0.449510144" calcext:value-type="float">
            <text:p>0.449510144</text:p>
          </table:table-cell>
          <table:table-cell office:value-type="float" office:value="0.144720128" calcext:value-type="float">
            <text:p>0.144720128</text:p>
          </table:table-cell>
          <table:table-cell office:value-type="float" office:value="4.748449792" calcext:value-type="float">
            <text:p>4.748449792</text:p>
          </table:table-cell>
        </table:table-row>
        <table:table-row table:style-name="ro1">
          <table:table-cell/>
          <table:table-cell office:value-type="float" office:value="0.005517568" calcext:value-type="float">
            <text:p>0.005517568</text:p>
          </table:table-cell>
          <table:table-cell office:value-type="float" office:value="0.005810688" calcext:value-type="float">
            <text:p>0.005810688</text:p>
          </table:table-cell>
          <table:table-cell office:value-type="float" office:value="0.086456064" calcext:value-type="float">
            <text:p>0.086456064</text:p>
          </table:table-cell>
          <table:table-cell office:value-type="float" office:value="0.023997952" calcext:value-type="float">
            <text:p>0.023997952</text:p>
          </table:table-cell>
          <table:table-cell office:value-type="float" office:value="2.068868352" calcext:value-type="float">
            <text:p>2.068868352</text:p>
          </table:table-cell>
          <table:table-cell office:value-type="float" office:value="0.056392448" calcext:value-type="float">
            <text:p>0.056392448</text:p>
          </table:table-cell>
          <table:table-cell office:value-type="float" office:value="0.095421696" calcext:value-type="float">
            <text:p>0.095421696</text:p>
          </table:table-cell>
          <table:table-cell office:value-type="float" office:value="0.45906176" calcext:value-type="float">
            <text:p>0.45906176</text:p>
          </table:table-cell>
          <table:table-cell office:value-type="float" office:value="0.134168832" calcext:value-type="float">
            <text:p>0.134168832</text:p>
          </table:table-cell>
          <table:table-cell office:value-type="float" office:value="4.785185024" calcext:value-type="float">
            <text:p>4.785185024</text:p>
          </table:table-cell>
        </table:table-row>
        <table:table-row table:style-name="ro1">
          <table:table-cell/>
          <table:table-cell office:value-type="float" office:value="0.005517824" calcext:value-type="float">
            <text:p>0.005517824</text:p>
          </table:table-cell>
          <table:table-cell office:value-type="float" office:value="0.005811456" calcext:value-type="float">
            <text:p>0.005811456</text:p>
          </table:table-cell>
          <table:table-cell office:value-type="float" office:value="0.087560448" calcext:value-type="float">
            <text:p>0.087560448</text:p>
          </table:table-cell>
          <table:table-cell office:value-type="float" office:value="0.02421376" calcext:value-type="float">
            <text:p>0.02421376</text:p>
          </table:table-cell>
          <table:table-cell office:value-type="float" office:value="2.06933248" calcext:value-type="float">
            <text:p>2.06933248</text:p>
          </table:table-cell>
          <table:table-cell office:value-type="float" office:value="0.05689728" calcext:value-type="float">
            <text:p>0.05689728</text:p>
          </table:table-cell>
          <table:table-cell office:value-type="float" office:value="0.095603968" calcext:value-type="float">
            <text:p>0.095603968</text:p>
          </table:table-cell>
          <table:table-cell office:value-type="float" office:value="0.460160768" calcext:value-type="float">
            <text:p>0.460160768</text:p>
          </table:table-cell>
          <table:table-cell office:value-type="float" office:value="0.033393152" calcext:value-type="float">
            <text:p>0.033393152</text:p>
          </table:table-cell>
          <table:table-cell office:value-type="float" office:value="4.967077888" calcext:value-type="float">
            <text:p>4.967077888</text:p>
          </table:table-cell>
        </table:table-row>
        <table:table-row table:style-name="ro1">
          <table:table-cell/>
          <table:table-cell office:value-type="float" office:value="0.005523712" calcext:value-type="float">
            <text:p>0.005523712</text:p>
          </table:table-cell>
          <table:table-cell office:value-type="float" office:value="0.0058176" calcext:value-type="float">
            <text:p>0.0058176</text:p>
          </table:table-cell>
          <table:table-cell office:value-type="float" office:value="0.089242368" calcext:value-type="float">
            <text:p>0.089242368</text:p>
          </table:table-cell>
          <table:table-cell office:value-type="float" office:value="0.024238592" calcext:value-type="float">
            <text:p>0.024238592</text:p>
          </table:table-cell>
          <table:table-cell office:value-type="float" office:value="2.071294208" calcext:value-type="float">
            <text:p>2.071294208</text:p>
          </table:table-cell>
          <table:table-cell office:value-type="float" office:value="0.057789184" calcext:value-type="float">
            <text:p>0.057789184</text:p>
          </table:table-cell>
          <table:table-cell office:value-type="float" office:value="0.098474496" calcext:value-type="float">
            <text:p>0.098474496</text:p>
          </table:table-cell>
          <table:table-cell office:value-type="float" office:value="0.467028224" calcext:value-type="float">
            <text:p>0.467028224</text:p>
          </table:table-cell>
          <table:table-cell office:value-type="float" office:value="0.165342208" calcext:value-type="float">
            <text:p>0.165342208</text:p>
          </table:table-cell>
          <table:table-cell office:value-type="float" office:value="4.96778368" calcext:value-type="float">
            <text:p>4.96778368</text:p>
          </table:table-cell>
        </table:table-row>
        <table:table-row table:style-name="ro1">
          <table:table-cell/>
          <table:table-cell office:value-type="float" office:value="0.005524736" calcext:value-type="float">
            <text:p>0.005524736</text:p>
          </table:table-cell>
          <table:table-cell office:value-type="float" office:value="0.005819392" calcext:value-type="float">
            <text:p>0.005819392</text:p>
          </table:table-cell>
          <table:table-cell office:value-type="float" office:value="0.08950784" calcext:value-type="float">
            <text:p>0.08950784</text:p>
          </table:table-cell>
          <table:table-cell office:value-type="float" office:value="0.024266752" calcext:value-type="float">
            <text:p>0.024266752</text:p>
          </table:table-cell>
          <table:table-cell office:value-type="float" office:value="2.071544064" calcext:value-type="float">
            <text:p>2.071544064</text:p>
          </table:table-cell>
          <table:table-cell office:value-type="float" office:value="0.057887744" calcext:value-type="float">
            <text:p>0.057887744</text:p>
          </table:table-cell>
          <table:table-cell office:value-type="float" office:value="0.100544768" calcext:value-type="float">
            <text:p>0.100544768</text:p>
          </table:table-cell>
          <table:table-cell office:value-type="float" office:value="0.468195584" calcext:value-type="float">
            <text:p>0.468195584</text:p>
          </table:table-cell>
          <table:table-cell office:value-type="float" office:value="0.017764608" calcext:value-type="float">
            <text:p>0.017764608</text:p>
          </table:table-cell>
          <table:table-cell office:value-type="float" office:value="4.987131648" calcext:value-type="float">
            <text:p>4.987131648</text:p>
          </table:table-cell>
        </table:table-row>
        <table:table-row table:style-name="ro1">
          <table:table-cell/>
          <table:table-cell office:value-type="float" office:value="0.005527552" calcext:value-type="float">
            <text:p>0.005527552</text:p>
          </table:table-cell>
          <table:table-cell office:value-type="float" office:value="0.005826816" calcext:value-type="float">
            <text:p>0.005826816</text:p>
          </table:table-cell>
          <table:table-cell office:value-type="float" office:value="0.09068416" calcext:value-type="float">
            <text:p>0.09068416</text:p>
          </table:table-cell>
          <table:table-cell office:value-type="float" office:value="0.024270848" calcext:value-type="float">
            <text:p>0.024270848</text:p>
          </table:table-cell>
          <table:table-cell office:value-type="float" office:value="2.07520384" calcext:value-type="float">
            <text:p>2.07520384</text:p>
          </table:table-cell>
          <table:table-cell office:value-type="float" office:value="0.058042112" calcext:value-type="float">
            <text:p>0.058042112</text:p>
          </table:table-cell>
          <table:table-cell office:value-type="float" office:value="0.100640256" calcext:value-type="float">
            <text:p>0.100640256</text:p>
          </table:table-cell>
          <table:table-cell office:value-type="float" office:value="0.477654272" calcext:value-type="float">
            <text:p>0.477654272</text:p>
          </table:table-cell>
          <table:table-cell office:value-type="float" office:value="0.252427008" calcext:value-type="float">
            <text:p>0.252427008</text:p>
          </table:table-cell>
          <table:table-cell office:value-type="float" office:value="5.01179264" calcext:value-type="float">
            <text:p>5.01179264</text:p>
          </table:table-cell>
        </table:table-row>
        <table:table-row table:style-name="ro1">
          <table:table-cell/>
          <table:table-cell office:value-type="float" office:value="0.005529344" calcext:value-type="float">
            <text:p>0.005529344</text:p>
          </table:table-cell>
          <table:table-cell office:value-type="float" office:value="0.005831936" calcext:value-type="float">
            <text:p>0.005831936</text:p>
          </table:table-cell>
          <table:table-cell office:value-type="float" office:value="0.091115776" calcext:value-type="float">
            <text:p>0.091115776</text:p>
          </table:table-cell>
          <table:table-cell office:value-type="float" office:value="0.024333312" calcext:value-type="float">
            <text:p>0.024333312</text:p>
          </table:table-cell>
          <table:table-cell office:value-type="float" office:value="2.075432704" calcext:value-type="float">
            <text:p>2.075432704</text:p>
          </table:table-cell>
          <table:table-cell office:value-type="float" office:value="0.058313728" calcext:value-type="float">
            <text:p>0.058313728</text:p>
          </table:table-cell>
          <table:table-cell office:value-type="float" office:value="0.102003968" calcext:value-type="float">
            <text:p>0.102003968</text:p>
          </table:table-cell>
          <table:table-cell office:value-type="float" office:value="0.477876736" calcext:value-type="float">
            <text:p>0.477876736</text:p>
          </table:table-cell>
          <table:table-cell office:value-type="float" office:value="0.233420544" calcext:value-type="float">
            <text:p>0.233420544</text:p>
          </table:table-cell>
          <table:table-cell office:value-type="float" office:value="5.069737984" calcext:value-type="float">
            <text:p>5.069737984</text:p>
          </table:table-cell>
        </table:table-row>
        <table:table-row table:style-name="ro1">
          <table:table-cell/>
          <table:table-cell office:value-type="float" office:value="0.00553088" calcext:value-type="float">
            <text:p>0.00553088</text:p>
          </table:table-cell>
          <table:table-cell office:value-type="float" office:value="0.00583296" calcext:value-type="float">
            <text:p>0.00583296</text:p>
          </table:table-cell>
          <table:table-cell office:value-type="float" office:value="0.093465344" calcext:value-type="float">
            <text:p>0.093465344</text:p>
          </table:table-cell>
          <table:table-cell office:value-type="float" office:value="0.024461312" calcext:value-type="float">
            <text:p>0.024461312</text:p>
          </table:table-cell>
          <table:table-cell office:value-type="float" office:value="2.0785728" calcext:value-type="float">
            <text:p>2.0785728</text:p>
          </table:table-cell>
          <table:table-cell office:value-type="float" office:value="0.058756864" calcext:value-type="float">
            <text:p>0.058756864</text:p>
          </table:table-cell>
          <table:table-cell office:value-type="float" office:value="0.10331008" calcext:value-type="float">
            <text:p>0.10331008</text:p>
          </table:table-cell>
          <table:table-cell office:value-type="float" office:value="0.478564864" calcext:value-type="float">
            <text:p>0.478564864</text:p>
          </table:table-cell>
          <table:table-cell office:value-type="float" office:value="0.222041344" calcext:value-type="float">
            <text:p>0.222041344</text:p>
          </table:table-cell>
          <table:table-cell office:value-type="float" office:value="5.13298304" calcext:value-type="float">
            <text:p>5.13298304</text:p>
          </table:table-cell>
        </table:table-row>
        <table:table-row table:style-name="ro1">
          <table:table-cell/>
          <table:table-cell office:value-type="float" office:value="0.005531904" calcext:value-type="float">
            <text:p>0.005531904</text:p>
          </table:table-cell>
          <table:table-cell office:value-type="float" office:value="0.005833728" calcext:value-type="float">
            <text:p>0.005833728</text:p>
          </table:table-cell>
          <table:table-cell office:value-type="float" office:value="0.094258176" calcext:value-type="float">
            <text:p>0.094258176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2.07910528" calcext:value-type="float">
            <text:p>2.07910528</text:p>
          </table:table-cell>
          <table:table-cell office:value-type="float" office:value="0.058963712" calcext:value-type="float">
            <text:p>0.058963712</text:p>
          </table:table-cell>
          <table:table-cell office:value-type="float" office:value="0.10471936" calcext:value-type="float">
            <text:p>0.10471936</text:p>
          </table:table-cell>
          <table:table-cell office:value-type="float" office:value="0.48451712" calcext:value-type="float">
            <text:p>0.48451712</text:p>
          </table:table-cell>
          <table:table-cell office:value-type="float" office:value="0.182406912" calcext:value-type="float">
            <text:p>0.182406912</text:p>
          </table:table-cell>
          <table:table-cell office:value-type="float" office:value="5.146521344" calcext:value-type="float">
            <text:p>5.146521344</text:p>
          </table:table-cell>
        </table:table-row>
        <table:table-row table:style-name="ro1">
          <table:table-cell/>
          <table:table-cell office:value-type="float" office:value="0.005533184" calcext:value-type="float">
            <text:p>0.005533184</text:p>
          </table:table-cell>
          <table:table-cell office:value-type="float" office:value="0.0058368" calcext:value-type="float">
            <text:p>0.0058368</text:p>
          </table:table-cell>
          <table:table-cell office:value-type="float" office:value="0.095248384" calcext:value-type="float">
            <text:p>0.095248384</text:p>
          </table:table-cell>
          <table:table-cell office:value-type="float" office:value="0.02451456" calcext:value-type="float">
            <text:p>0.02451456</text:p>
          </table:table-cell>
          <table:table-cell office:value-type="float" office:value="2.07928832" calcext:value-type="float">
            <text:p>2.07928832</text:p>
          </table:table-cell>
          <table:table-cell office:value-type="float" office:value="0.06055424" calcext:value-type="float">
            <text:p>0.06055424</text:p>
          </table:table-cell>
          <table:table-cell office:value-type="float" office:value="0.104781056" calcext:value-type="float">
            <text:p>0.104781056</text:p>
          </table:table-cell>
          <table:table-cell office:value-type="float" office:value="0.489645312" calcext:value-type="float">
            <text:p>0.489645312</text:p>
          </table:table-cell>
          <table:table-cell office:value-type="float" office:value="0.254841088" calcext:value-type="float">
            <text:p>0.254841088</text:p>
          </table:table-cell>
          <table:table-cell office:value-type="float" office:value="5.156522752" calcext:value-type="float">
            <text:p>5.156522752</text:p>
          </table:table-cell>
        </table:table-row>
        <table:table-row table:style-name="ro1">
          <table:table-cell/>
          <table:table-cell office:value-type="float" office:value="0.005535744" calcext:value-type="float">
            <text:p>0.005535744</text:p>
          </table:table-cell>
          <table:table-cell office:value-type="float" office:value="0.00583936" calcext:value-type="float">
            <text:p>0.00583936</text:p>
          </table:table-cell>
          <table:table-cell office:value-type="float" office:value="0.095254528" calcext:value-type="float">
            <text:p>0.095254528</text:p>
          </table:table-cell>
          <table:table-cell office:value-type="float" office:value="0.024543232" calcext:value-type="float">
            <text:p>0.024543232</text:p>
          </table:table-cell>
          <table:table-cell office:value-type="float" office:value="2.07997696" calcext:value-type="float">
            <text:p>2.07997696</text:p>
          </table:table-cell>
          <table:table-cell office:value-type="float" office:value="0.061029376" calcext:value-type="float">
            <text:p>0.061029376</text:p>
          </table:table-cell>
          <table:table-cell office:value-type="float" office:value="0.10680448" calcext:value-type="float">
            <text:p>0.10680448</text:p>
          </table:table-cell>
          <table:table-cell office:value-type="float" office:value="0.490607872" calcext:value-type="float">
            <text:p>0.490607872</text:p>
          </table:table-cell>
          <table:table-cell office:value-type="float" office:value="0.235072" calcext:value-type="float">
            <text:p>0.235072</text:p>
          </table:table-cell>
          <table:table-cell office:value-type="float" office:value="5.160788224" calcext:value-type="float">
            <text:p>5.160788224</text:p>
          </table:table-cell>
        </table:table-row>
        <table:table-row table:style-name="ro1">
          <table:table-cell/>
          <table:table-cell office:value-type="float" office:value="0.005543424" calcext:value-type="float">
            <text:p>0.005543424</text:p>
          </table:table-cell>
          <table:table-cell office:value-type="float" office:value="0.00584576" calcext:value-type="float">
            <text:p>0.00584576</text:p>
          </table:table-cell>
          <table:table-cell office:value-type="float" office:value="0.095474432" calcext:value-type="float">
            <text:p>0.095474432</text:p>
          </table:table-cell>
          <table:table-cell office:value-type="float" office:value="0.024559104" calcext:value-type="float">
            <text:p>0.024559104</text:p>
          </table:table-cell>
          <table:table-cell office:value-type="float" office:value="2.081118208" calcext:value-type="float">
            <text:p>2.081118208</text:p>
          </table:table-cell>
          <table:table-cell office:value-type="float" office:value="0.061316864" calcext:value-type="float">
            <text:p>0.061316864</text:p>
          </table:table-cell>
          <table:table-cell office:value-type="float" office:value="0.113850624" calcext:value-type="float">
            <text:p>0.113850624</text:p>
          </table:table-cell>
          <table:table-cell office:value-type="float" office:value="0.492120576" calcext:value-type="float">
            <text:p>0.492120576</text:p>
          </table:table-cell>
          <table:table-cell office:value-type="float" office:value="0.223631872" calcext:value-type="float">
            <text:p>0.223631872</text:p>
          </table:table-cell>
          <table:table-cell office:value-type="float" office:value="5.22185344" calcext:value-type="float">
            <text:p>5.22185344</text:p>
          </table:table-cell>
        </table:table-row>
        <table:table-row table:style-name="ro1">
          <table:table-cell/>
          <table:table-cell office:value-type="float" office:value="0.005545472" calcext:value-type="float">
            <text:p>0.005545472</text:p>
          </table:table-cell>
          <table:table-cell office:value-type="float" office:value="0.005846272" calcext:value-type="float">
            <text:p>0.005846272</text:p>
          </table:table-cell>
          <table:table-cell office:value-type="float" office:value="0.095649792" calcext:value-type="float">
            <text:p>0.095649792</text:p>
          </table:table-cell>
          <table:table-cell office:value-type="float" office:value="0.024604928" calcext:value-type="float">
            <text:p>0.024604928</text:p>
          </table:table-cell>
          <table:table-cell office:value-type="float" office:value="2.081586688" calcext:value-type="float">
            <text:p>2.081586688</text:p>
          </table:table-cell>
          <table:table-cell office:value-type="float" office:value="0.061374976" calcext:value-type="float">
            <text:p>0.061374976</text:p>
          </table:table-cell>
          <table:table-cell office:value-type="float" office:value="0.11398656" calcext:value-type="float">
            <text:p>0.11398656</text:p>
          </table:table-cell>
          <table:table-cell office:value-type="float" office:value="0.495376384" calcext:value-type="float">
            <text:p>0.495376384</text:p>
          </table:table-cell>
          <table:table-cell office:value-type="float" office:value="0.212316928" calcext:value-type="float">
            <text:p>0.212316928</text:p>
          </table:table-cell>
          <table:table-cell office:value-type="float" office:value="5.239776512" calcext:value-type="float">
            <text:p>5.239776512</text:p>
          </table:table-cell>
        </table:table-row>
        <table:table-row table:style-name="ro1">
          <table:table-cell/>
          <table:table-cell office:value-type="float" office:value="0.005548544" calcext:value-type="float">
            <text:p>0.005548544</text:p>
          </table:table-cell>
          <table:table-cell office:value-type="float" office:value="0.0058496" calcext:value-type="float">
            <text:p>0.0058496</text:p>
          </table:table-cell>
          <table:table-cell office:value-type="float" office:value="0.096734976" calcext:value-type="float">
            <text:p>0.096734976</text:p>
          </table:table-cell>
          <table:table-cell office:value-type="float" office:value="0.024609792" calcext:value-type="float">
            <text:p>0.024609792</text:p>
          </table:table-cell>
          <table:table-cell office:value-type="float" office:value="2.0824448" calcext:value-type="float">
            <text:p>2.0824448</text:p>
          </table:table-cell>
          <table:table-cell office:value-type="float" office:value="0.06167552" calcext:value-type="float">
            <text:p>0.06167552</text:p>
          </table:table-cell>
          <table:table-cell office:value-type="float" office:value="0.116827136" calcext:value-type="float">
            <text:p>0.116827136</text:p>
          </table:table-cell>
          <table:table-cell office:value-type="float" office:value="0.497116672" calcext:value-type="float">
            <text:p>0.497116672</text:p>
          </table:table-cell>
          <table:table-cell office:value-type="float" office:value="0.198308864" calcext:value-type="float">
            <text:p>0.198308864</text:p>
          </table:table-cell>
          <table:table-cell office:value-type="float" office:value="5.271787264" calcext:value-type="float">
            <text:p>5.271787264</text:p>
          </table:table-cell>
        </table:table-row>
        <table:table-row table:style-name="ro1">
          <table:table-cell/>
          <table:table-cell office:value-type="float" office:value="0.005550848" calcext:value-type="float">
            <text:p>0.005550848</text:p>
          </table:table-cell>
          <table:table-cell office:value-type="float" office:value="0.005851392" calcext:value-type="float">
            <text:p>0.005851392</text:p>
          </table:table-cell>
          <table:table-cell office:value-type="float" office:value="0.098937088" calcext:value-type="float">
            <text:p>0.098937088</text:p>
          </table:table-cell>
          <table:table-cell office:value-type="float" office:value="0.024639488" calcext:value-type="float">
            <text:p>0.024639488</text:p>
          </table:table-cell>
          <table:table-cell office:value-type="float" office:value="2.082986752" calcext:value-type="float">
            <text:p>2.082986752</text:p>
          </table:table-cell>
          <table:table-cell office:value-type="float" office:value="0.061898752" calcext:value-type="float">
            <text:p>0.061898752</text:p>
          </table:table-cell>
          <table:table-cell office:value-type="float" office:value="0.116984832" calcext:value-type="float">
            <text:p>0.116984832</text:p>
          </table:table-cell>
          <table:table-cell office:value-type="float" office:value="0.510138368" calcext:value-type="float">
            <text:p>0.510138368</text:p>
          </table:table-cell>
          <table:table-cell office:value-type="float" office:value="0.185973504" calcext:value-type="float">
            <text:p>0.185973504</text:p>
          </table:table-cell>
          <table:table-cell office:value-type="float" office:value="5.286679296" calcext:value-type="float">
            <text:p>5.286679296</text:p>
          </table:table-cell>
        </table:table-row>
        <table:table-row table:style-name="ro1">
          <table:table-cell/>
          <table:table-cell office:value-type="float" office:value="0.005550848" calcext:value-type="float">
            <text:p>0.005550848</text:p>
          </table:table-cell>
          <table:table-cell office:value-type="float" office:value="0.005851648" calcext:value-type="float">
            <text:p>0.005851648</text:p>
          </table:table-cell>
          <table:table-cell office:value-type="float" office:value="0.101113344" calcext:value-type="float">
            <text:p>0.101113344</text:p>
          </table:table-cell>
          <table:table-cell office:value-type="float" office:value="0.024678912" calcext:value-type="float">
            <text:p>0.024678912</text:p>
          </table:table-cell>
          <table:table-cell office:value-type="float" office:value="2.083733504" calcext:value-type="float">
            <text:p>2.083733504</text:p>
          </table:table-cell>
          <table:table-cell office:value-type="float" office:value="0.061904896" calcext:value-type="float">
            <text:p>0.061904896</text:p>
          </table:table-cell>
          <table:table-cell office:value-type="float" office:value="0.123841792" calcext:value-type="float">
            <text:p>0.123841792</text:p>
          </table:table-cell>
          <table:table-cell office:value-type="float" office:value="0.521267456" calcext:value-type="float">
            <text:p>0.521267456</text:p>
          </table:table-cell>
          <table:table-cell office:value-type="float" office:value="0.157293056" calcext:value-type="float">
            <text:p>0.157293056</text:p>
          </table:table-cell>
          <table:table-cell office:value-type="float" office:value="5.308147712" calcext:value-type="float">
            <text:p>5.308147712</text:p>
          </table:table-cell>
        </table:table-row>
        <table:table-row table:style-name="ro1">
          <table:table-cell/>
          <table:table-cell office:value-type="float" office:value="0.005558016" calcext:value-type="float">
            <text:p>0.005558016</text:p>
          </table:table-cell>
          <table:table-cell office:value-type="float" office:value="0.00585216" calcext:value-type="float">
            <text:p>0.00585216</text:p>
          </table:table-cell>
          <table:table-cell office:value-type="float" office:value="0.103798272" calcext:value-type="float">
            <text:p>0.103798272</text:p>
          </table:table-cell>
          <table:table-cell office:value-type="float" office:value="0.024696576" calcext:value-type="float">
            <text:p>0.024696576</text:p>
          </table:table-cell>
          <table:table-cell office:value-type="float" office:value="2.083959808" calcext:value-type="float">
            <text:p>2.083959808</text:p>
          </table:table-cell>
          <table:table-cell office:value-type="float" office:value="0.062048768" calcext:value-type="float">
            <text:p>0.062048768</text:p>
          </table:table-cell>
          <table:table-cell office:value-type="float" office:value="0.123844608" calcext:value-type="float">
            <text:p>0.123844608</text:p>
          </table:table-cell>
          <table:table-cell office:value-type="float" office:value="0.522446592" calcext:value-type="float">
            <text:p>0.522446592</text:p>
          </table:table-cell>
          <table:table-cell office:value-type="float" office:value="0.030433792" calcext:value-type="float">
            <text:p>0.030433792</text:p>
          </table:table-cell>
          <table:table-cell office:value-type="float" office:value="5.429785344" calcext:value-type="float">
            <text:p>5.429785344</text:p>
          </table:table-cell>
        </table:table-row>
        <table:table-row table:style-name="ro1">
          <table:table-cell/>
          <table:table-cell office:value-type="float" office:value="0.005558272" calcext:value-type="float">
            <text:p>0.005558272</text:p>
          </table:table-cell>
          <table:table-cell office:value-type="float" office:value="0.005852416" calcext:value-type="float">
            <text:p>0.005852416</text:p>
          </table:table-cell>
          <table:table-cell office:value-type="float" office:value="0.105244416" calcext:value-type="float">
            <text:p>0.105244416</text:p>
          </table:table-cell>
          <table:table-cell office:value-type="float" office:value="0.02489472" calcext:value-type="float">
            <text:p>0.02489472</text:p>
          </table:table-cell>
          <table:table-cell office:value-type="float" office:value="2.088981248" calcext:value-type="float">
            <text:p>2.088981248</text:p>
          </table:table-cell>
          <table:table-cell office:value-type="float" office:value="0.06204928" calcext:value-type="float">
            <text:p>0.06204928</text:p>
          </table:table-cell>
          <table:table-cell office:value-type="float" office:value="0.124679168" calcext:value-type="float">
            <text:p>0.124679168</text:p>
          </table:table-cell>
          <table:table-cell office:value-type="float" office:value="0.53191424" calcext:value-type="float">
            <text:p>0.53191424</text:p>
          </table:table-cell>
          <table:table-cell office:value-type="float" office:value="0.217632256" calcext:value-type="float">
            <text:p>0.217632256</text:p>
          </table:table-cell>
          <table:table-cell office:value-type="float" office:value="5.603093504" calcext:value-type="float">
            <text:p>5.603093504</text:p>
          </table:table-cell>
        </table:table-row>
        <table:table-row table:style-name="ro1">
          <table:table-cell/>
          <table:table-cell office:value-type="float" office:value="0.005562624" calcext:value-type="float">
            <text:p>0.005562624</text:p>
          </table:table-cell>
          <table:table-cell office:value-type="float" office:value="0.005856512" calcext:value-type="float">
            <text:p>0.005856512</text:p>
          </table:table-cell>
          <table:table-cell office:value-type="float" office:value="0.106646528" calcext:value-type="float">
            <text:p>0.106646528</text:p>
          </table:table-cell>
          <table:table-cell office:value-type="float" office:value="0.024968704" calcext:value-type="float">
            <text:p>0.024968704</text:p>
          </table:table-cell>
          <table:table-cell office:value-type="float" office:value="2.089761792" calcext:value-type="float">
            <text:p>2.089761792</text:p>
          </table:table-cell>
          <table:table-cell office:value-type="float" office:value="0.062180864" calcext:value-type="float">
            <text:p>0.062180864</text:p>
          </table:table-cell>
          <table:table-cell office:value-type="float" office:value="0.127113984" calcext:value-type="float">
            <text:p>0.127113984</text:p>
          </table:table-cell>
          <table:table-cell office:value-type="float" office:value="0.537472256" calcext:value-type="float">
            <text:p>0.537472256</text:p>
          </table:table-cell>
          <table:table-cell office:value-type="float" office:value="0.013214464" calcext:value-type="float">
            <text:p>0.013214464</text:p>
          </table:table-cell>
          <table:table-cell office:value-type="float" office:value="5.623854336" calcext:value-type="float">
            <text:p>5.623854336</text:p>
          </table:table-cell>
        </table:table-row>
        <table:table-row table:style-name="ro1">
          <table:table-cell/>
          <table:table-cell office:value-type="float" office:value="0.005568" calcext:value-type="float">
            <text:p>0.005568</text:p>
          </table:table-cell>
          <table:table-cell office:value-type="float" office:value="0.00585728" calcext:value-type="float">
            <text:p>0.00585728</text:p>
          </table:table-cell>
          <table:table-cell office:value-type="float" office:value="0.114566656" calcext:value-type="float">
            <text:p>0.114566656</text:p>
          </table:table-cell>
          <table:table-cell office:value-type="float" office:value="0.025664256" calcext:value-type="float">
            <text:p>0.025664256</text:p>
          </table:table-cell>
          <table:table-cell office:value-type="float" office:value="2.090116352" calcext:value-type="float">
            <text:p>2.090116352</text:p>
          </table:table-cell>
          <table:table-cell office:value-type="float" office:value="0.062733568" calcext:value-type="float">
            <text:p>0.062733568</text:p>
          </table:table-cell>
          <table:table-cell office:value-type="float" office:value="0.133093632" calcext:value-type="float">
            <text:p>0.133093632</text:p>
          </table:table-cell>
          <table:table-cell office:value-type="float" office:value="0.541049344" calcext:value-type="float">
            <text:p>0.541049344</text:p>
          </table:table-cell>
          <table:table-cell office:value-type="float" office:value="0.229667584" calcext:value-type="float">
            <text:p>0.229667584</text:p>
          </table:table-cell>
          <table:table-cell office:value-type="float" office:value="5.684275968" calcext:value-type="float">
            <text:p>5.684275968</text:p>
          </table:table-cell>
        </table:table-row>
        <table:table-row table:style-name="ro1">
          <table:table-cell/>
          <table:table-cell office:value-type="float" office:value="0.005572096" calcext:value-type="float">
            <text:p>0.005572096</text:p>
          </table:table-cell>
          <table:table-cell office:value-type="float" office:value="0.005857792" calcext:value-type="float">
            <text:p>0.005857792</text:p>
          </table:table-cell>
          <table:table-cell office:value-type="float" office:value="0.121560576" calcext:value-type="float">
            <text:p>0.121560576</text:p>
          </table:table-cell>
          <table:table-cell office:value-type="float" office:value="0.025682688" calcext:value-type="float">
            <text:p>0.025682688</text:p>
          </table:table-cell>
          <table:table-cell office:value-type="float" office:value="2.090248192" calcext:value-type="float">
            <text:p>2.090248192</text:p>
          </table:table-cell>
          <table:table-cell office:value-type="float" office:value="0.063119616" calcext:value-type="float">
            <text:p>0.063119616</text:p>
          </table:table-cell>
          <table:table-cell office:value-type="float" office:value="0.135335168" calcext:value-type="float">
            <text:p>0.135335168</text:p>
          </table:table-cell>
          <table:table-cell office:value-type="float" office:value="0.543669248" calcext:value-type="float">
            <text:p>0.543669248</text:p>
          </table:table-cell>
          <table:table-cell office:value-type="float" office:value="0.238579456" calcext:value-type="float">
            <text:p>0.238579456</text:p>
          </table:table-cell>
          <table:table-cell office:value-type="float" office:value="5.717228032" calcext:value-type="float">
            <text:p>5.717228032</text:p>
          </table:table-cell>
        </table:table-row>
        <table:table-row table:style-name="ro1">
          <table:table-cell/>
          <table:table-cell office:value-type="float" office:value="0.00557696" calcext:value-type="float">
            <text:p>0.00557696</text:p>
          </table:table-cell>
          <table:table-cell office:value-type="float" office:value="0.00586368" calcext:value-type="float">
            <text:p>0.00586368</text:p>
          </table:table-cell>
          <table:table-cell office:value-type="float" office:value="0.12387712" calcext:value-type="float">
            <text:p>0.12387712</text:p>
          </table:table-cell>
          <table:table-cell office:value-type="float" office:value="0.02569728" calcext:value-type="float">
            <text:p>0.02569728</text:p>
          </table:table-cell>
          <table:table-cell office:value-type="float" office:value="2.090733824" calcext:value-type="float">
            <text:p>2.090733824</text:p>
          </table:table-cell>
          <table:table-cell office:value-type="float" office:value="0.063159296" calcext:value-type="float">
            <text:p>0.063159296</text:p>
          </table:table-cell>
          <table:table-cell office:value-type="float" office:value="0.148601088" calcext:value-type="float">
            <text:p>0.148601088</text:p>
          </table:table-cell>
          <table:table-cell office:value-type="float" office:value="0.543831552" calcext:value-type="float">
            <text:p>0.543831552</text:p>
          </table:table-cell>
          <table:table-cell office:value-type="float" office:value="0.005757696" calcext:value-type="float">
            <text:p>0.005757696</text:p>
          </table:table-cell>
          <table:table-cell office:value-type="float" office:value="5.724218368" calcext:value-type="float">
            <text:p>5.724218368</text:p>
          </table:table-cell>
        </table:table-row>
        <table:table-row table:style-name="ro1">
          <table:table-cell/>
          <table:table-cell office:value-type="float" office:value="0.005577728" calcext:value-type="float">
            <text:p>0.005577728</text:p>
          </table:table-cell>
          <table:table-cell office:value-type="float" office:value="0.00586496" calcext:value-type="float">
            <text:p>0.00586496</text:p>
          </table:table-cell>
          <table:table-cell office:value-type="float" office:value="0.124233216" calcext:value-type="float">
            <text:p>0.124233216</text:p>
          </table:table-cell>
          <table:table-cell office:value-type="float" office:value="0.025698048" calcext:value-type="float">
            <text:p>0.025698048</text:p>
          </table:table-cell>
          <table:table-cell office:value-type="float" office:value="2.091401984" calcext:value-type="float">
            <text:p>2.091401984</text:p>
          </table:table-cell>
          <table:table-cell office:value-type="float" office:value="0.06334336" calcext:value-type="float">
            <text:p>0.06334336</text:p>
          </table:table-cell>
          <table:table-cell office:value-type="float" office:value="0.153826304" calcext:value-type="float">
            <text:p>0.153826304</text:p>
          </table:table-cell>
          <table:table-cell office:value-type="float" office:value="0.551831808" calcext:value-type="float">
            <text:p>0.551831808</text:p>
          </table:table-cell>
          <table:table-cell office:value-type="float" office:value="0.222331648" calcext:value-type="float">
            <text:p>0.222331648</text:p>
          </table:table-cell>
          <table:table-cell office:value-type="float" office:value="5.77750272" calcext:value-type="float">
            <text:p>5.77750272</text:p>
          </table:table-cell>
        </table:table-row>
        <table:table-row table:style-name="ro1">
          <table:table-cell/>
          <table:table-cell office:value-type="float" office:value="0.005585408" calcext:value-type="float">
            <text:p>0.005585408</text:p>
          </table:table-cell>
          <table:table-cell office:value-type="float" office:value="0.005865472" calcext:value-type="float">
            <text:p>0.005865472</text:p>
          </table:table-cell>
          <table:table-cell office:value-type="float" office:value="0.125143552" calcext:value-type="float">
            <text:p>0.125143552</text:p>
          </table:table-cell>
          <table:table-cell office:value-type="float" office:value="0.02572416" calcext:value-type="float">
            <text:p>0.02572416</text:p>
          </table:table-cell>
          <table:table-cell office:value-type="float" office:value="2.092268288" calcext:value-type="float">
            <text:p>2.092268288</text:p>
          </table:table-cell>
          <table:table-cell office:value-type="float" office:value="0.063367424" calcext:value-type="float">
            <text:p>0.063367424</text:p>
          </table:table-cell>
          <table:table-cell office:value-type="float" office:value="0.160553984" calcext:value-type="float">
            <text:p>0.160553984</text:p>
          </table:table-cell>
          <table:table-cell office:value-type="float" office:value="0.557739776" calcext:value-type="float">
            <text:p>0.557739776</text:p>
          </table:table-cell>
          <table:table-cell office:value-type="float" office:value="0.269909248" calcext:value-type="float">
            <text:p>0.269909248</text:p>
          </table:table-cell>
          <table:table-cell office:value-type="float" office:value="5.802226688" calcext:value-type="float">
            <text:p>5.802226688</text:p>
          </table:table-cell>
        </table:table-row>
        <table:table-row table:style-name="ro1">
          <table:table-cell/>
          <table:table-cell office:value-type="float" office:value="0.005586688" calcext:value-type="float">
            <text:p>0.005586688</text:p>
          </table:table-cell>
          <table:table-cell office:value-type="float" office:value="0.005868032" calcext:value-type="float">
            <text:p>0.005868032</text:p>
          </table:table-cell>
          <table:table-cell office:value-type="float" office:value="0.1263168" calcext:value-type="float">
            <text:p>0.1263168</text:p>
          </table:table-cell>
          <table:table-cell office:value-type="float" office:value="0.025741056" calcext:value-type="float">
            <text:p>0.025741056</text:p>
          </table:table-cell>
          <table:table-cell office:value-type="float" office:value="2.092556288" calcext:value-type="float">
            <text:p>2.092556288</text:p>
          </table:table-cell>
          <table:table-cell office:value-type="float" office:value="0.06340224" calcext:value-type="float">
            <text:p>0.06340224</text:p>
          </table:table-cell>
          <table:table-cell office:value-type="float" office:value="0.161504768" calcext:value-type="float">
            <text:p>0.161504768</text:p>
          </table:table-cell>
          <table:table-cell office:value-type="float" office:value="0.585447936" calcext:value-type="float">
            <text:p>0.585447936</text:p>
          </table:table-cell>
          <table:table-cell office:value-type="float" office:value="0.092026112" calcext:value-type="float">
            <text:p>0.092026112</text:p>
          </table:table-cell>
          <table:table-cell office:value-type="float" office:value="5.84255232" calcext:value-type="float">
            <text:p>5.84255232</text:p>
          </table:table-cell>
        </table:table-row>
        <table:table-row table:style-name="ro1">
          <table:table-cell/>
          <table:table-cell office:value-type="float" office:value="0.005588736" calcext:value-type="float">
            <text:p>0.005588736</text:p>
          </table:table-cell>
          <table:table-cell office:value-type="float" office:value="0.005868288" calcext:value-type="float">
            <text:p>0.005868288</text:p>
          </table:table-cell>
          <table:table-cell office:value-type="float" office:value="0.126875136" calcext:value-type="float">
            <text:p>0.126875136</text:p>
          </table:table-cell>
          <table:table-cell office:value-type="float" office:value="0.025802752" calcext:value-type="float">
            <text:p>0.025802752</text:p>
          </table:table-cell>
          <table:table-cell office:value-type="float" office:value="2.093382912" calcext:value-type="float">
            <text:p>2.093382912</text:p>
          </table:table-cell>
          <table:table-cell office:value-type="float" office:value="0.063416832" calcext:value-type="float">
            <text:p>0.063416832</text:p>
          </table:table-cell>
          <table:table-cell office:value-type="float" office:value="0.17036416" calcext:value-type="float">
            <text:p>0.17036416</text:p>
          </table:table-cell>
          <table:table-cell office:value-type="float" office:value="0.58696192" calcext:value-type="float">
            <text:p>0.58696192</text:p>
          </table:table-cell>
          <table:table-cell office:value-type="float" office:value="0.277129728" calcext:value-type="float">
            <text:p>0.277129728</text:p>
          </table:table-cell>
          <table:table-cell office:value-type="float" office:value="5.907609856" calcext:value-type="float">
            <text:p>5.907609856</text:p>
          </table:table-cell>
        </table:table-row>
        <table:table-row table:style-name="ro1">
          <table:table-cell/>
          <table:table-cell office:value-type="float" office:value="0.005592576" calcext:value-type="float">
            <text:p>0.005592576</text:p>
          </table:table-cell>
          <table:table-cell office:value-type="float" office:value="0.005882112" calcext:value-type="float">
            <text:p>0.005882112</text:p>
          </table:table-cell>
          <table:table-cell office:value-type="float" office:value="0.12945024" calcext:value-type="float">
            <text:p>0.12945024</text:p>
          </table:table-cell>
          <table:table-cell office:value-type="float" office:value="0.025897472" calcext:value-type="float">
            <text:p>0.025897472</text:p>
          </table:table-cell>
          <table:table-cell office:value-type="float" office:value="2.09504512" calcext:value-type="float">
            <text:p>2.09504512</text:p>
          </table:table-cell>
          <table:table-cell office:value-type="float" office:value="0.063497216" calcext:value-type="float">
            <text:p>0.063497216</text:p>
          </table:table-cell>
          <table:table-cell office:value-type="float" office:value="0.171175168" calcext:value-type="float">
            <text:p>0.171175168</text:p>
          </table:table-cell>
          <table:table-cell office:value-type="float" office:value="0.589150464" calcext:value-type="float">
            <text:p>0.589150464</text:p>
          </table:table-cell>
          <table:table-cell office:value-type="float" office:value="0.078810368" calcext:value-type="float">
            <text:p>0.078810368</text:p>
          </table:table-cell>
          <table:table-cell office:value-type="float" office:value="5.944533248" calcext:value-type="float">
            <text:p>5.944533248</text:p>
          </table:table-cell>
        </table:table-row>
        <table:table-row table:style-name="ro1">
          <table:table-cell/>
          <table:table-cell office:value-type="float" office:value="0.005593856" calcext:value-type="float">
            <text:p>0.005593856</text:p>
          </table:table-cell>
          <table:table-cell office:value-type="float" office:value="0.005884928" calcext:value-type="float">
            <text:p>0.005884928</text:p>
          </table:table-cell>
          <table:table-cell office:value-type="float" office:value="0.129560064" calcext:value-type="float">
            <text:p>0.129560064</text:p>
          </table:table-cell>
          <table:table-cell office:value-type="float" office:value="0.025925888" calcext:value-type="float">
            <text:p>0.025925888</text:p>
          </table:table-cell>
          <table:table-cell office:value-type="float" office:value="2.0971136" calcext:value-type="float">
            <text:p>2.0971136</text:p>
          </table:table-cell>
          <table:table-cell office:value-type="float" office:value="0.063596288" calcext:value-type="float">
            <text:p>0.063596288</text:p>
          </table:table-cell>
          <table:table-cell office:value-type="float" office:value="0.172008704" calcext:value-type="float">
            <text:p>0.172008704</text:p>
          </table:table-cell>
          <table:table-cell office:value-type="float" office:value="0.590770176" calcext:value-type="float">
            <text:p>0.590770176</text:p>
          </table:table-cell>
          <table:table-cell office:value-type="float" office:value="0.255593984" calcext:value-type="float">
            <text:p>0.255593984</text:p>
          </table:table-cell>
          <table:table-cell office:value-type="float" office:value="5.986172416" calcext:value-type="float">
            <text:p>5.986172416</text:p>
          </table:table-cell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office:value-type="float" office:value="0.005885184" calcext:value-type="float">
            <text:p>0.005885184</text:p>
          </table:table-cell>
          <table:table-cell office:value-type="float" office:value="0.131266816" calcext:value-type="float">
            <text:p>0.131266816</text:p>
          </table:table-cell>
          <table:table-cell office:value-type="float" office:value="0.025942016" calcext:value-type="float">
            <text:p>0.025942016</text:p>
          </table:table-cell>
          <table:table-cell office:value-type="float" office:value="2.098477312" calcext:value-type="float">
            <text:p>2.098477312</text:p>
          </table:table-cell>
          <table:table-cell office:value-type="float" office:value="0.063923712" calcext:value-type="float">
            <text:p>0.063923712</text:p>
          </table:table-cell>
          <table:table-cell office:value-type="float" office:value="0.172607232" calcext:value-type="float">
            <text:p>0.172607232</text:p>
          </table:table-cell>
          <table:table-cell office:value-type="float" office:value="0.595352832" calcext:value-type="float">
            <text:p>0.595352832</text:p>
          </table:table-cell>
          <table:table-cell office:value-type="float" office:value="0.073558016" calcext:value-type="float">
            <text:p>0.073558016</text:p>
          </table:table-cell>
          <table:table-cell office:value-type="float" office:value="5.996578048" calcext:value-type="float">
            <text:p>5.996578048</text:p>
          </table:table-cell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office:value-type="float" office:value="0.005887232" calcext:value-type="float">
            <text:p>0.005887232</text:p>
          </table:table-cell>
          <table:table-cell office:value-type="float" office:value="0.131455232" calcext:value-type="float">
            <text:p>0.131455232</text:p>
          </table:table-cell>
          <table:table-cell office:value-type="float" office:value="0.025956352" calcext:value-type="float">
            <text:p>0.025956352</text:p>
          </table:table-cell>
          <table:table-cell office:value-type="float" office:value="2.099006208" calcext:value-type="float">
            <text:p>2.099006208</text:p>
          </table:table-cell>
          <table:table-cell office:value-type="float" office:value="0.064001536" calcext:value-type="float">
            <text:p>0.064001536</text:p>
          </table:table-cell>
          <table:table-cell office:value-type="float" office:value="0.175720192" calcext:value-type="float">
            <text:p>0.175720192</text:p>
          </table:table-cell>
          <table:table-cell office:value-type="float" office:value="0.596030464" calcext:value-type="float">
            <text:p>0.596030464</text:p>
          </table:table-cell>
          <table:table-cell office:value-type="float" office:value="0.25315968" calcext:value-type="float">
            <text:p>0.25315968</text:p>
          </table:table-cell>
          <table:table-cell office:value-type="float" office:value="6.049501184" calcext:value-type="float">
            <text:p>6.049501184</text:p>
          </table:table-cell>
        </table:table-row>
        <table:table-row table:style-name="ro1">
          <table:table-cell/>
          <table:table-cell office:value-type="float" office:value="0.005604864" calcext:value-type="float">
            <text:p>0.005604864</text:p>
          </table:table-cell>
          <table:table-cell office:value-type="float" office:value="0.005889024" calcext:value-type="float">
            <text:p>0.005889024</text:p>
          </table:table-cell>
          <table:table-cell office:value-type="float" office:value="0.132141568" calcext:value-type="float">
            <text:p>0.132141568</text:p>
          </table:table-cell>
          <table:table-cell office:value-type="float" office:value="0.0259584" calcext:value-type="float">
            <text:p>0.0259584</text:p>
          </table:table-cell>
          <table:table-cell office:value-type="float" office:value="2.099074816" calcext:value-type="float">
            <text:p>2.099074816</text:p>
          </table:table-cell>
          <table:table-cell office:value-type="float" office:value="0.064461568" calcext:value-type="float">
            <text:p>0.064461568</text:p>
          </table:table-cell>
          <table:table-cell office:value-type="float" office:value="0.175767296" calcext:value-type="float">
            <text:p>0.175767296</text:p>
          </table:table-cell>
          <table:table-cell office:value-type="float" office:value="0.599440384" calcext:value-type="float">
            <text:p>0.599440384</text:p>
          </table:table-cell>
          <table:table-cell office:value-type="float" office:value="0.077903872" calcext:value-type="float">
            <text:p>0.077903872</text:p>
          </table:table-cell>
          <table:table-cell office:value-type="float" office:value="6.11348736" calcext:value-type="float">
            <text:p>6.11348736</text:p>
          </table:table-cell>
        </table:table-row>
        <table:table-row table:style-name="ro1">
          <table:table-cell/>
          <table:table-cell office:value-type="float" office:value="0.005607424" calcext:value-type="float">
            <text:p>0.005607424</text:p>
          </table:table-cell>
          <table:table-cell office:value-type="float" office:value="0.00589056" calcext:value-type="float">
            <text:p>0.00589056</text:p>
          </table:table-cell>
          <table:table-cell office:value-type="float" office:value="0.133115392" calcext:value-type="float">
            <text:p>0.133115392</text:p>
          </table:table-cell>
          <table:table-cell office:value-type="float" office:value="0.025958656" calcext:value-type="float">
            <text:p>0.025958656</text:p>
          </table:table-cell>
          <table:table-cell office:value-type="float" office:value="2.099575552" calcext:value-type="float">
            <text:p>2.099575552</text:p>
          </table:table-cell>
          <table:table-cell office:value-type="float" office:value="0.064511232" calcext:value-type="float">
            <text:p>0.064511232</text:p>
          </table:table-cell>
          <table:table-cell office:value-type="float" office:value="0.179626496" calcext:value-type="float">
            <text:p>0.179626496</text:p>
          </table:table-cell>
          <table:table-cell office:value-type="float" office:value="0.602888192" calcext:value-type="float">
            <text:p>0.602888192</text:p>
          </table:table-cell>
          <table:table-cell office:value-type="float" office:value="0.254555136" calcext:value-type="float">
            <text:p>0.254555136</text:p>
          </table:table-cell>
          <table:table-cell office:value-type="float" office:value="6.16135552" calcext:value-type="float">
            <text:p>6.16135552</text:p>
          </table:table-cell>
        </table:table-row>
        <table:table-row table:style-name="ro1">
          <table:table-cell/>
          <table:table-cell office:value-type="float" office:value="0.005616896" calcext:value-type="float">
            <text:p>0.005616896</text:p>
          </table:table-cell>
          <table:table-cell office:value-type="float" office:value="0.005891072" calcext:value-type="float">
            <text:p>0.005891072</text:p>
          </table:table-cell>
          <table:table-cell office:value-type="float" office:value="0.133400576" calcext:value-type="float">
            <text:p>0.133400576</text:p>
          </table:table-cell>
          <table:table-cell office:value-type="float" office:value="0.026010624" calcext:value-type="float">
            <text:p>0.026010624</text:p>
          </table:table-cell>
          <table:table-cell office:value-type="float" office:value="2.100329984" calcext:value-type="float">
            <text:p>2.100329984</text:p>
          </table:table-cell>
          <table:table-cell office:value-type="float" office:value="0.06465408" calcext:value-type="float">
            <text:p>0.06465408</text:p>
          </table:table-cell>
          <table:table-cell office:value-type="float" office:value="0.181874688" calcext:value-type="float">
            <text:p>0.181874688</text:p>
          </table:table-cell>
          <table:table-cell office:value-type="float" office:value="0.608550912" calcext:value-type="float">
            <text:p>0.608550912</text:p>
          </table:table-cell>
          <table:table-cell office:value-type="float" office:value="0.086866432" calcext:value-type="float">
            <text:p>0.086866432</text:p>
          </table:table-cell>
          <table:table-cell office:value-type="float" office:value="6.232571136" calcext:value-type="float">
            <text:p>6.232571136</text:p>
          </table:table-cell>
        </table:table-row>
        <table:table-row table:style-name="ro1">
          <table:table-cell/>
          <table:table-cell office:value-type="float" office:value="0.005617152" calcext:value-type="float">
            <text:p>0.005617152</text:p>
          </table:table-cell>
          <table:table-cell office:value-type="float" office:value="0.005891072" calcext:value-type="float">
            <text:p>0.005891072</text:p>
          </table:table-cell>
          <table:table-cell office:value-type="float" office:value="0.134436864" calcext:value-type="float">
            <text:p>0.134436864</text:p>
          </table:table-cell>
          <table:table-cell office:value-type="float" office:value="0.026055936" calcext:value-type="float">
            <text:p>0.026055936</text:p>
          </table:table-cell>
          <table:table-cell office:value-type="float" office:value="2.101053952" calcext:value-type="float">
            <text:p>2.101053952</text:p>
          </table:table-cell>
          <table:table-cell office:value-type="float" office:value="0.06584832" calcext:value-type="float">
            <text:p>0.06584832</text:p>
          </table:table-cell>
          <table:table-cell office:value-type="float" office:value="0.182301952" calcext:value-type="float">
            <text:p>0.182301952</text:p>
          </table:table-cell>
          <table:table-cell office:value-type="float" office:value="0.612671488" calcext:value-type="float">
            <text:p>0.612671488</text:p>
          </table:table-cell>
          <table:table-cell office:value-type="float" office:value="0.27250304" calcext:value-type="float">
            <text:p>0.27250304</text:p>
          </table:table-cell>
          <table:table-cell office:value-type="float" office:value="6.24602368" calcext:value-type="float">
            <text:p>6.24602368</text:p>
          </table:table-cell>
        </table:table-row>
        <table:table-row table:style-name="ro1">
          <table:table-cell/>
          <table:table-cell office:value-type="float" office:value="0.005618944" calcext:value-type="float">
            <text:p>0.005618944</text:p>
          </table:table-cell>
          <table:table-cell office:value-type="float" office:value="0.005892608" calcext:value-type="float">
            <text:p>0.005892608</text:p>
          </table:table-cell>
          <table:table-cell office:value-type="float" office:value="0.134884352" calcext:value-type="float">
            <text:p>0.134884352</text:p>
          </table:table-cell>
          <table:table-cell office:value-type="float" office:value="0.0260608" calcext:value-type="float">
            <text:p>0.0260608</text:p>
          </table:table-cell>
          <table:table-cell office:value-type="float" office:value="2.101187072" calcext:value-type="float">
            <text:p>2.101187072</text:p>
          </table:table-cell>
          <table:table-cell office:value-type="float" office:value="0.06806144" calcext:value-type="float">
            <text:p>0.06806144</text:p>
          </table:table-cell>
          <table:table-cell office:value-type="float" office:value="0.182916096" calcext:value-type="float">
            <text:p>0.182916096</text:p>
          </table:table-cell>
          <table:table-cell office:value-type="float" office:value="0.614140672" calcext:value-type="float">
            <text:p>0.614140672</text:p>
          </table:table-cell>
          <table:table-cell office:value-type="float" office:value="0.05836672" calcext:value-type="float">
            <text:p>0.05836672</text:p>
          </table:table-cell>
          <table:table-cell office:value-type="float" office:value="6.268337152" calcext:value-type="float">
            <text:p>6.268337152</text:p>
          </table:table-cell>
        </table:table-row>
        <table:table-row table:style-name="ro1">
          <table:table-cell/>
          <table:table-cell office:value-type="float" office:value="0.0056192" calcext:value-type="float">
            <text:p>0.0056192</text:p>
          </table:table-cell>
          <table:table-cell office:value-type="float" office:value="0.005894656" calcext:value-type="float">
            <text:p>0.005894656</text:p>
          </table:table-cell>
          <table:table-cell office:value-type="float" office:value="0.135428864" calcext:value-type="float">
            <text:p>0.135428864</text:p>
          </table:table-cell>
          <table:table-cell office:value-type="float" office:value="0.026076928" calcext:value-type="float">
            <text:p>0.026076928</text:p>
          </table:table-cell>
          <table:table-cell office:value-type="float" office:value="2.101284352" calcext:value-type="float">
            <text:p>2.101284352</text:p>
          </table:table-cell>
          <table:table-cell office:value-type="float" office:value="0.068224768" calcext:value-type="float">
            <text:p>0.068224768</text:p>
          </table:table-cell>
          <table:table-cell office:value-type="float" office:value="0.194025728" calcext:value-type="float">
            <text:p>0.194025728</text:p>
          </table:table-cell>
          <table:table-cell office:value-type="float" office:value="0.619293696" calcext:value-type="float">
            <text:p>0.619293696</text:p>
          </table:table-cell>
          <table:table-cell office:value-type="float" office:value="0.262145536" calcext:value-type="float">
            <text:p>0.262145536</text:p>
          </table:table-cell>
          <table:table-cell office:value-type="float" office:value="6.30302464" calcext:value-type="float">
            <text:p>6.30302464</text:p>
          </table:table-cell>
        </table:table-row>
        <table:table-row table:style-name="ro1">
          <table:table-cell/>
          <table:table-cell office:value-type="float" office:value="0.005627392" calcext:value-type="float">
            <text:p>0.005627392</text:p>
          </table:table-cell>
          <table:table-cell office:value-type="float" office:value="0.00589568" calcext:value-type="float">
            <text:p>0.00589568</text:p>
          </table:table-cell>
          <table:table-cell office:value-type="float" office:value="0.136858368" calcext:value-type="float">
            <text:p>0.136858368</text:p>
          </table:table-cell>
          <table:table-cell office:value-type="float" office:value="0.026107136" calcext:value-type="float">
            <text:p>0.026107136</text:p>
          </table:table-cell>
          <table:table-cell office:value-type="float" office:value="2.10220544" calcext:value-type="float">
            <text:p>2.10220544</text:p>
          </table:table-cell>
          <table:table-cell office:value-type="float" office:value="0.068231168" calcext:value-type="float">
            <text:p>0.068231168</text:p>
          </table:table-cell>
          <table:table-cell office:value-type="float" office:value="0.19529984" calcext:value-type="float">
            <text:p>0.19529984</text:p>
          </table:table-cell>
          <table:table-cell office:value-type="float" office:value="0.623041536" calcext:value-type="float">
            <text:p>0.623041536</text:p>
          </table:table-cell>
          <table:table-cell office:value-type="float" office:value="0.052257024" calcext:value-type="float">
            <text:p>0.052257024</text:p>
          </table:table-cell>
          <table:table-cell office:value-type="float" office:value="6.304393216" calcext:value-type="float">
            <text:p>6.304393216</text:p>
          </table:table-cell>
        </table:table-row>
        <table:table-row table:style-name="ro1">
          <table:table-cell/>
          <table:table-cell office:value-type="float" office:value="0.00563072" calcext:value-type="float">
            <text:p>0.00563072</text:p>
          </table:table-cell>
          <table:table-cell office:value-type="float" office:value="0.005895936" calcext:value-type="float">
            <text:p>0.005895936</text:p>
          </table:table-cell>
          <table:table-cell office:value-type="float" office:value="0.140129536" calcext:value-type="float">
            <text:p>0.140129536</text:p>
          </table:table-cell>
          <table:table-cell office:value-type="float" office:value="0.026123264" calcext:value-type="float">
            <text:p>0.026123264</text:p>
          </table:table-cell>
          <table:table-cell office:value-type="float" office:value="2.102686464" calcext:value-type="float">
            <text:p>2.102686464</text:p>
          </table:table-cell>
          <table:table-cell office:value-type="float" office:value="0.068295424" calcext:value-type="float">
            <text:p>0.068295424</text:p>
          </table:table-cell>
          <table:table-cell office:value-type="float" office:value="0.209248256" calcext:value-type="float">
            <text:p>0.209248256</text:p>
          </table:table-cell>
          <table:table-cell office:value-type="float" office:value="0.63491072" calcext:value-type="float">
            <text:p>0.63491072</text:p>
          </table:table-cell>
          <table:table-cell office:value-type="float" office:value="0.24965504" calcext:value-type="float">
            <text:p>0.24965504</text:p>
          </table:table-cell>
          <table:table-cell office:value-type="float" office:value="6.305558528" calcext:value-type="float">
            <text:p>6.305558528</text:p>
          </table:table-cell>
        </table:table-row>
        <table:table-row table:style-name="ro1">
          <table:table-cell/>
          <table:table-cell office:value-type="float" office:value="0.005634048" calcext:value-type="float">
            <text:p>0.005634048</text:p>
          </table:table-cell>
          <table:table-cell office:value-type="float" office:value="0.005897728" calcext:value-type="float">
            <text:p>0.005897728</text:p>
          </table:table-cell>
          <table:table-cell office:value-type="float" office:value="0.140408576" calcext:value-type="float">
            <text:p>0.140408576</text:p>
          </table:table-cell>
          <table:table-cell office:value-type="float" office:value="0.026148864" calcext:value-type="float">
            <text:p>0.026148864</text:p>
          </table:table-cell>
          <table:table-cell office:value-type="float" office:value="2.103685376" calcext:value-type="float">
            <text:p>2.103685376</text:p>
          </table:table-cell>
          <table:table-cell office:value-type="float" office:value="0.068681472" calcext:value-type="float">
            <text:p>0.068681472</text:p>
          </table:table-cell>
          <table:table-cell office:value-type="float" office:value="0.227703296" calcext:value-type="float">
            <text:p>0.227703296</text:p>
          </table:table-cell>
          <table:table-cell office:value-type="float" office:value="0.640465664" calcext:value-type="float">
            <text:p>0.640465664</text:p>
          </table:table-cell>
          <table:table-cell office:value-type="float" office:value="0.054800896" calcext:value-type="float">
            <text:p>0.054800896</text:p>
          </table:table-cell>
          <table:table-cell office:value-type="float" office:value="6.378706688" calcext:value-type="float">
            <text:p>6.378706688</text:p>
          </table:table-cell>
        </table:table-row>
        <table:table-row table:style-name="ro1">
          <table:table-cell/>
          <table:table-cell office:value-type="float" office:value="0.00563456" calcext:value-type="float">
            <text:p>0.00563456</text:p>
          </table:table-cell>
          <table:table-cell office:value-type="float" office:value="0.005899776" calcext:value-type="float">
            <text:p>0.005899776</text:p>
          </table:table-cell>
          <table:table-cell office:value-type="float" office:value="0.140424448" calcext:value-type="float">
            <text:p>0.140424448</text:p>
          </table:table-cell>
          <table:table-cell office:value-type="float" office:value="0.026170368" calcext:value-type="float">
            <text:p>0.026170368</text:p>
          </table:table-cell>
          <table:table-cell office:value-type="float" office:value="2.10405376" calcext:value-type="float">
            <text:p>2.10405376</text:p>
          </table:table-cell>
          <table:table-cell office:value-type="float" office:value="0.068839168" calcext:value-type="float">
            <text:p>0.068839168</text:p>
          </table:table-cell>
          <table:table-cell office:value-type="float" office:value="0.23231488" calcext:value-type="float">
            <text:p>0.23231488</text:p>
          </table:table-cell>
          <table:table-cell office:value-type="float" office:value="0.642170112" calcext:value-type="float">
            <text:p>0.642170112</text:p>
          </table:table-cell>
          <table:table-cell office:value-type="float" office:value="0.214737664" calcext:value-type="float">
            <text:p>0.214737664</text:p>
          </table:table-cell>
          <table:table-cell office:value-type="float" office:value="6.498705664" calcext:value-type="float">
            <text:p>6.498705664</text:p>
          </table:table-cell>
        </table:table-row>
        <table:table-row table:style-name="ro1">
          <table:table-cell/>
          <table:table-cell office:value-type="float" office:value="0.005634816" calcext:value-type="float">
            <text:p>0.005634816</text:p>
          </table:table-cell>
          <table:table-cell office:value-type="float" office:value="0.005900032" calcext:value-type="float">
            <text:p>0.005900032</text:p>
          </table:table-cell>
          <table:table-cell office:value-type="float" office:value="0.140496896" calcext:value-type="float">
            <text:p>0.140496896</text:p>
          </table:table-cell>
          <table:table-cell office:value-type="float" office:value="0.0261888" calcext:value-type="float">
            <text:p>0.0261888</text:p>
          </table:table-cell>
          <table:table-cell office:value-type="float" office:value="2.108652544" calcext:value-type="float">
            <text:p>2.108652544</text:p>
          </table:table-cell>
          <table:table-cell office:value-type="float" office:value="0.068999424" calcext:value-type="float">
            <text:p>0.068999424</text:p>
          </table:table-cell>
          <table:table-cell office:value-type="float" office:value="0.237897728" calcext:value-type="float">
            <text:p>0.237897728</text:p>
          </table:table-cell>
          <table:table-cell office:value-type="float" office:value="0.651264" calcext:value-type="float">
            <text:p>0.651264</text:p>
          </table:table-cell>
          <table:table-cell office:value-type="float" office:value="0.042113024" calcext:value-type="float">
            <text:p>0.042113024</text:p>
          </table:table-cell>
          <table:table-cell office:value-type="float" office:value="6.53902592" calcext:value-type="float">
            <text:p>6.53902592</text:p>
          </table:table-cell>
        </table:table-row>
        <table:table-row table:style-name="ro1">
          <table:table-cell/>
          <table:table-cell office:value-type="float" office:value="0.005635328" calcext:value-type="float">
            <text:p>0.005635328</text:p>
          </table:table-cell>
          <table:table-cell office:value-type="float" office:value="0.005902336" calcext:value-type="float">
            <text:p>0.005902336</text:p>
          </table:table-cell>
          <table:table-cell office:value-type="float" office:value="0.140625152" calcext:value-type="float">
            <text:p>0.140625152</text:p>
          </table:table-cell>
          <table:table-cell office:value-type="float" office:value="0.026237696" calcext:value-type="float">
            <text:p>0.026237696</text:p>
          </table:table-cell>
          <table:table-cell office:value-type="float" office:value="2.109607936" calcext:value-type="float">
            <text:p>2.109607936</text:p>
          </table:table-cell>
          <table:table-cell office:value-type="float" office:value="0.069204224" calcext:value-type="float">
            <text:p>0.069204224</text:p>
          </table:table-cell>
          <table:table-cell office:value-type="float" office:value="0.238171392" calcext:value-type="float">
            <text:p>0.238171392</text:p>
          </table:table-cell>
          <table:table-cell office:value-type="float" office:value="0.655348992" calcext:value-type="float">
            <text:p>0.655348992</text:p>
          </table:table-cell>
          <table:table-cell office:value-type="float" office:value="0.244495104" calcext:value-type="float">
            <text:p>0.244495104</text:p>
          </table:table-cell>
          <table:table-cell office:value-type="float" office:value="6.539851776" calcext:value-type="float">
            <text:p>6.539851776</text:p>
          </table:table-cell>
        </table:table-row>
        <table:table-row table:style-name="ro1">
          <table:table-cell/>
          <table:table-cell office:value-type="float" office:value="0.005637888" calcext:value-type="float">
            <text:p>0.005637888</text:p>
          </table:table-cell>
          <table:table-cell office:value-type="float" office:value="0.005903616" calcext:value-type="float">
            <text:p>0.005903616</text:p>
          </table:table-cell>
          <table:table-cell office:value-type="float" office:value="0.14114944" calcext:value-type="float">
            <text:p>0.14114944</text:p>
          </table:table-cell>
          <table:table-cell office:value-type="float" office:value="0.026340096" calcext:value-type="float">
            <text:p>0.026340096</text:p>
          </table:table-cell>
          <table:table-cell office:value-type="float" office:value="2.110825728" calcext:value-type="float">
            <text:p>2.110825728</text:p>
          </table:table-cell>
          <table:table-cell office:value-type="float" office:value="0.0692928" calcext:value-type="float">
            <text:p>0.0692928</text:p>
          </table:table-cell>
          <table:table-cell office:value-type="float" office:value="0.244206336" calcext:value-type="float">
            <text:p>0.244206336</text:p>
          </table:table-cell>
          <table:table-cell office:value-type="float" office:value="0.670790912" calcext:value-type="float">
            <text:p>0.670790912</text:p>
          </table:table-cell>
          <table:table-cell office:value-type="float" office:value="0.037988864" calcext:value-type="float">
            <text:p>0.037988864</text:p>
          </table:table-cell>
          <table:table-cell office:value-type="float" office:value="6.63695616" calcext:value-type="float">
            <text:p>6.63695616</text:p>
          </table:table-cell>
        </table:table-row>
        <table:table-row table:style-name="ro1">
          <table:table-cell/>
          <table:table-cell office:value-type="float" office:value="0.005643008" calcext:value-type="float">
            <text:p>0.005643008</text:p>
          </table:table-cell>
          <table:table-cell office:value-type="float" office:value="0.005903616" calcext:value-type="float">
            <text:p>0.005903616</text:p>
          </table:table-cell>
          <table:table-cell office:value-type="float" office:value="0.145295104" calcext:value-type="float">
            <text:p>0.145295104</text:p>
          </table:table-cell>
          <table:table-cell office:value-type="float" office:value="0.026390272" calcext:value-type="float">
            <text:p>0.026390272</text:p>
          </table:table-cell>
          <table:table-cell office:value-type="float" office:value="2.112061696" calcext:value-type="float">
            <text:p>2.112061696</text:p>
          </table:table-cell>
          <table:table-cell office:value-type="float" office:value="0.069321216" calcext:value-type="float">
            <text:p>0.069321216</text:p>
          </table:table-cell>
          <table:table-cell office:value-type="float" office:value="0.255278592" calcext:value-type="float">
            <text:p>0.255278592</text:p>
          </table:table-cell>
          <table:table-cell office:value-type="float" office:value="0.674999808" calcext:value-type="float">
            <text:p>0.674999808</text:p>
          </table:table-cell>
          <table:table-cell office:value-type="float" office:value="0.22671488" calcext:value-type="float">
            <text:p>0.22671488</text:p>
          </table:table-cell>
          <table:table-cell office:value-type="float" office:value="6.760106752" calcext:value-type="float">
            <text:p>6.760106752</text:p>
          </table:table-cell>
        </table:table-row>
        <table:table-row table:style-name="ro1">
          <table:table-cell/>
          <table:table-cell office:value-type="float" office:value="0.005647872" calcext:value-type="float">
            <text:p>0.005647872</text:p>
          </table:table-cell>
          <table:table-cell office:value-type="float" office:value="0.005906176" calcext:value-type="float">
            <text:p>0.005906176</text:p>
          </table:table-cell>
          <table:table-cell office:value-type="float" office:value="0.146155008" calcext:value-type="float">
            <text:p>0.146155008</text:p>
          </table:table-cell>
          <table:table-cell office:value-type="float" office:value="0.02646784" calcext:value-type="float">
            <text:p>0.02646784</text:p>
          </table:table-cell>
          <table:table-cell office:value-type="float" office:value="2.11209472" calcext:value-type="float">
            <text:p>2.11209472</text:p>
          </table:table-cell>
          <table:table-cell office:value-type="float" office:value="0.069432832" calcext:value-type="float">
            <text:p>0.069432832</text:p>
          </table:table-cell>
          <table:table-cell office:value-type="float" office:value="0.265098752" calcext:value-type="float">
            <text:p>0.265098752</text:p>
          </table:table-cell>
          <table:table-cell office:value-type="float" office:value="0.68262656" calcext:value-type="float">
            <text:p>0.68262656</text:p>
          </table:table-cell>
          <table:table-cell office:value-type="float" office:value="0.03916928" calcext:value-type="float">
            <text:p>0.03916928</text:p>
          </table:table-cell>
          <table:table-cell office:value-type="float" office:value="6.851814912" calcext:value-type="float">
            <text:p>6.851814912</text:p>
          </table:table-cell>
        </table:table-row>
        <table:table-row table:style-name="ro1">
          <table:table-cell/>
          <table:table-cell office:value-type="float" office:value="0.00564864" calcext:value-type="float">
            <text:p>0.00564864</text:p>
          </table:table-cell>
          <table:table-cell office:value-type="float" office:value="0.005908992" calcext:value-type="float">
            <text:p>0.005908992</text:p>
          </table:table-cell>
          <table:table-cell office:value-type="float" office:value="0.1466176" calcext:value-type="float">
            <text:p>0.1466176</text:p>
          </table:table-cell>
          <table:table-cell office:value-type="float" office:value="0.026496" calcext:value-type="float">
            <text:p>0.026496</text:p>
          </table:table-cell>
          <table:table-cell office:value-type="float" office:value="2.113018112" calcext:value-type="float">
            <text:p>2.113018112</text:p>
          </table:table-cell>
          <table:table-cell office:value-type="float" office:value="0.069509632" calcext:value-type="float">
            <text:p>0.069509632</text:p>
          </table:table-cell>
          <table:table-cell office:value-type="float" office:value="0.26967168" calcext:value-type="float">
            <text:p>0.26967168</text:p>
          </table:table-cell>
          <table:table-cell office:value-type="float" office:value="0.700416768" calcext:value-type="float">
            <text:p>0.700416768</text:p>
          </table:table-cell>
          <table:table-cell office:value-type="float" office:value="0.204617472" calcext:value-type="float">
            <text:p>0.204617472</text:p>
          </table:table-cell>
          <table:table-cell office:value-type="float" office:value="6.90740992" calcext:value-type="float">
            <text:p>6.90740992</text:p>
          </table:table-cell>
        </table:table-row>
        <table:table-row table:style-name="ro1">
          <table:table-cell/>
          <table:table-cell office:value-type="float" office:value="0.005652224" calcext:value-type="float">
            <text:p>0.005652224</text:p>
          </table:table-cell>
          <table:table-cell office:value-type="float" office:value="0.005915904" calcext:value-type="float">
            <text:p>0.005915904</text:p>
          </table:table-cell>
          <table:table-cell office:value-type="float" office:value="0.146754304" calcext:value-type="float">
            <text:p>0.146754304</text:p>
          </table:table-cell>
          <table:table-cell office:value-type="float" office:value="0.02654208" calcext:value-type="float">
            <text:p>0.02654208</text:p>
          </table:table-cell>
          <table:table-cell office:value-type="float" office:value="2.113531392" calcext:value-type="float">
            <text:p>2.113531392</text:p>
          </table:table-cell>
          <table:table-cell office:value-type="float" office:value="0.069724928" calcext:value-type="float">
            <text:p>0.069724928</text:p>
          </table:table-cell>
          <table:table-cell office:value-type="float" office:value="0.2797056" calcext:value-type="float">
            <text:p>0.2797056</text:p>
          </table:table-cell>
          <table:table-cell office:value-type="float" office:value="0.7088512" calcext:value-type="float">
            <text:p>0.7088512</text:p>
          </table:table-cell>
          <table:table-cell office:value-type="float" office:value="0.031332352" calcext:value-type="float">
            <text:p>0.031332352</text:p>
          </table:table-cell>
          <table:table-cell office:value-type="float" office:value="6.952700672" calcext:value-type="float">
            <text:p>6.952700672</text:p>
          </table:table-cell>
        </table:table-row>
        <table:table-row table:style-name="ro1">
          <table:table-cell/>
          <table:table-cell office:value-type="float" office:value="0.00565248" calcext:value-type="float">
            <text:p>0.00565248</text:p>
          </table:table-cell>
          <table:table-cell office:value-type="float" office:value="0.005917184" calcext:value-type="float">
            <text:p>0.005917184</text:p>
          </table:table-cell>
          <table:table-cell office:value-type="float" office:value="0.149921024" calcext:value-type="float">
            <text:p>0.149921024</text:p>
          </table:table-cell>
          <table:table-cell office:value-type="float" office:value="0.026606336" calcext:value-type="float">
            <text:p>0.026606336</text:p>
          </table:table-cell>
          <table:table-cell office:value-type="float" office:value="2.114134528" calcext:value-type="float">
            <text:p>2.114134528</text:p>
          </table:table-cell>
          <table:table-cell office:value-type="float" office:value="0.069860096" calcext:value-type="float">
            <text:p>0.069860096</text:p>
          </table:table-cell>
          <table:table-cell office:value-type="float" office:value="0.282655232" calcext:value-type="float">
            <text:p>0.282655232</text:p>
          </table:table-cell>
          <table:table-cell office:value-type="float" office:value="0.713062656" calcext:value-type="float">
            <text:p>0.713062656</text:p>
          </table:table-cell>
          <table:table-cell office:value-type="float" office:value="0.18468224" calcext:value-type="float">
            <text:p>0.18468224</text:p>
          </table:table-cell>
          <table:table-cell office:value-type="float" office:value="7.143078656" calcext:value-type="float">
            <text:p>7.143078656</text:p>
          </table:table-cell>
        </table:table-row>
        <table:table-row table:style-name="ro1">
          <table:table-cell/>
          <table:table-cell office:value-type="float" office:value="0.005656064" calcext:value-type="float">
            <text:p>0.005656064</text:p>
          </table:table-cell>
          <table:table-cell office:value-type="float" office:value="0.005918976" calcext:value-type="float">
            <text:p>0.005918976</text:p>
          </table:table-cell>
          <table:table-cell office:value-type="float" office:value="0.1505728" calcext:value-type="float">
            <text:p>0.1505728</text:p>
          </table:table-cell>
          <table:table-cell office:value-type="float" office:value="0.02663552" calcext:value-type="float">
            <text:p>0.02663552</text:p>
          </table:table-cell>
          <table:table-cell office:value-type="float" office:value="2.114965504" calcext:value-type="float">
            <text:p>2.114965504</text:p>
          </table:table-cell>
          <table:table-cell office:value-type="float" office:value="0.073501952" calcext:value-type="float">
            <text:p>0.073501952</text:p>
          </table:table-cell>
          <table:table-cell office:value-type="float" office:value="0.293276416" calcext:value-type="float">
            <text:p>0.293276416</text:p>
          </table:table-cell>
          <table:table-cell office:value-type="float" office:value="0.718341888" calcext:value-type="float">
            <text:p>0.718341888</text:p>
          </table:table-cell>
          <table:table-cell office:value-type="float" office:value="0.019273984" calcext:value-type="float">
            <text:p>0.019273984</text:p>
          </table:table-cell>
          <table:table-cell office:value-type="float" office:value="7.187880448" calcext:value-type="float">
            <text:p>7.187880448</text:p>
          </table:table-cell>
        </table:table-row>
        <table:table-row table:style-name="ro1">
          <table:table-cell/>
          <table:table-cell office:value-type="float" office:value="0.005656576" calcext:value-type="float">
            <text:p>0.005656576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151408384" calcext:value-type="float">
            <text:p>0.151408384</text:p>
          </table:table-cell>
          <table:table-cell office:value-type="float" office:value="0.026662912" calcext:value-type="float">
            <text:p>0.026662912</text:p>
          </table:table-cell>
          <table:table-cell office:value-type="float" office:value="2.115343872" calcext:value-type="float">
            <text:p>2.115343872</text:p>
          </table:table-cell>
          <table:table-cell office:value-type="float" office:value="0.081239552" calcext:value-type="float">
            <text:p>0.081239552</text:p>
          </table:table-cell>
          <table:table-cell office:value-type="float" office:value="0.301734912" calcext:value-type="float">
            <text:p>0.301734912</text:p>
          </table:table-cell>
          <table:table-cell office:value-type="float" office:value="0.7212544" calcext:value-type="float">
            <text:p>0.7212544</text:p>
          </table:table-cell>
          <table:table-cell office:value-type="float" office:value="0.173769728" calcext:value-type="float">
            <text:p>0.173769728</text:p>
          </table:table-cell>
          <table:table-cell office:value-type="float" office:value="7.215676928" calcext:value-type="float">
            <text:p>7.215676928</text:p>
          </table:table-cell>
        </table:table-row>
        <table:table-row table:style-name="ro1">
          <table:table-cell/>
          <table:table-cell office:value-type="float" office:value="0.00566144" calcext:value-type="float">
            <text:p>0.00566144</text:p>
          </table:table-cell>
          <table:table-cell office:value-type="float" office:value="0.005920768" calcext:value-type="float">
            <text:p>0.005920768</text:p>
          </table:table-cell>
          <table:table-cell office:value-type="float" office:value="0.155435776" calcext:value-type="float">
            <text:p>0.155435776</text:p>
          </table:table-cell>
          <table:table-cell office:value-type="float" office:value="0.02669312" calcext:value-type="float">
            <text:p>0.02669312</text:p>
          </table:table-cell>
          <table:table-cell office:value-type="float" office:value="2.115449088" calcext:value-type="float">
            <text:p>2.115449088</text:p>
          </table:table-cell>
          <table:table-cell office:value-type="float" office:value="0.081955072" calcext:value-type="float">
            <text:p>0.081955072</text:p>
          </table:table-cell>
          <table:table-cell office:value-type="float" office:value="0.30188928" calcext:value-type="float">
            <text:p>0.30188928</text:p>
          </table:table-cell>
          <table:table-cell office:value-type="float" office:value="0.721515008" calcext:value-type="float">
            <text:p>0.721515008</text:p>
          </table:table-cell>
          <table:table-cell office:value-type="float" office:value="0.008380672" calcext:value-type="float">
            <text:p>0.008380672</text:p>
          </table:table-cell>
          <table:table-cell office:value-type="float" office:value="7.253251584" calcext:value-type="float">
            <text:p>7.253251584</text:p>
          </table:table-cell>
        </table:table-row>
        <table:table-row table:style-name="ro1">
          <table:table-cell/>
          <table:table-cell office:value-type="float" office:value="0.005662976" calcext:value-type="float">
            <text:p>0.005662976</text:p>
          </table:table-cell>
          <table:table-cell office:value-type="float" office:value="0.005922048" calcext:value-type="float">
            <text:p>0.005922048</text:p>
          </table:table-cell>
          <table:table-cell office:value-type="float" office:value="0.158266624" calcext:value-type="float">
            <text:p>0.158266624</text:p>
          </table:table-cell>
          <table:table-cell office:value-type="float" office:value="0.02673536" calcext:value-type="float">
            <text:p>0.02673536</text:p>
          </table:table-cell>
          <table:table-cell office:value-type="float" office:value="2.11863168" calcext:value-type="float">
            <text:p>2.11863168</text:p>
          </table:table-cell>
          <table:table-cell office:value-type="float" office:value="0.083078912" calcext:value-type="float">
            <text:p>0.083078912</text:p>
          </table:table-cell>
          <table:table-cell office:value-type="float" office:value="0.304443136" calcext:value-type="float">
            <text:p>0.304443136</text:p>
          </table:table-cell>
          <table:table-cell office:value-type="float" office:value="0.733620736" calcext:value-type="float">
            <text:p>0.733620736</text:p>
          </table:table-cell>
          <table:table-cell office:value-type="float" office:value="0.164919808" calcext:value-type="float">
            <text:p>0.164919808</text:p>
          </table:table-cell>
          <table:table-cell office:value-type="float" office:value="7.348306432" calcext:value-type="float">
            <text:p>7.348306432</text:p>
          </table:table-cell>
        </table:table-row>
        <table:table-row table:style-name="ro1">
          <table:table-cell/>
          <table:table-cell office:value-type="float" office:value="0.00566528" calcext:value-type="float">
            <text:p>0.00566528</text:p>
          </table:table-cell>
          <table:table-cell office:value-type="float" office:value="0.00592256" calcext:value-type="float">
            <text:p>0.00592256</text:p>
          </table:table-cell>
          <table:table-cell office:value-type="float" office:value="0.159472128" calcext:value-type="float">
            <text:p>0.159472128</text:p>
          </table:table-cell>
          <table:table-cell office:value-type="float" office:value="0.026748928" calcext:value-type="float">
            <text:p>0.026748928</text:p>
          </table:table-cell>
          <table:table-cell office:value-type="float" office:value="2.119479808" calcext:value-type="float">
            <text:p>2.119479808</text:p>
          </table:table-cell>
          <table:table-cell office:value-type="float" office:value="0.083709952" calcext:value-type="float">
            <text:p>0.083709952</text:p>
          </table:table-cell>
          <table:table-cell office:value-type="float" office:value="0.304542976" calcext:value-type="float">
            <text:p>0.304542976</text:p>
          </table:table-cell>
          <table:table-cell office:value-type="float" office:value="0.737397248" calcext:value-type="float">
            <text:p>0.737397248</text:p>
          </table:table-cell>
          <table:table-cell office:value-type="float" office:value="0.147608832" calcext:value-type="float">
            <text:p>0.147608832</text:p>
          </table:table-cell>
          <table:table-cell office:value-type="float" office:value="7.39816448" calcext:value-type="float">
            <text:p>7.39816448</text:p>
          </table:table-cell>
        </table:table-row>
        <table:table-row table:style-name="ro1">
          <table:table-cell/>
          <table:table-cell office:value-type="float" office:value="0.005665536" calcext:value-type="float">
            <text:p>0.005665536</text:p>
          </table:table-cell>
          <table:table-cell office:value-type="float" office:value="0.005926144" calcext:value-type="float">
            <text:p>0.005926144</text:p>
          </table:table-cell>
          <table:table-cell office:value-type="float" office:value="0.161593856" calcext:value-type="float">
            <text:p>0.161593856</text:p>
          </table:table-cell>
          <table:table-cell office:value-type="float" office:value="0.026767104" calcext:value-type="float">
            <text:p>0.026767104</text:p>
          </table:table-cell>
          <table:table-cell office:value-type="float" office:value="2.119873024" calcext:value-type="float">
            <text:p>2.119873024</text:p>
          </table:table-cell>
          <table:table-cell office:value-type="float" office:value="0.084435456" calcext:value-type="float">
            <text:p>0.084435456</text:p>
          </table:table-cell>
          <table:table-cell office:value-type="float" office:value="0.304580352" calcext:value-type="float">
            <text:p>0.304580352</text:p>
          </table:table-cell>
          <table:table-cell office:value-type="float" office:value="0.755795456" calcext:value-type="float">
            <text:p>0.755795456</text:p>
          </table:table-cell>
          <table:table-cell office:value-type="float" office:value="0.25396992" calcext:value-type="float">
            <text:p>0.25396992</text:p>
          </table:table-cell>
          <table:table-cell office:value-type="float" office:value="7.659734528" calcext:value-type="float">
            <text:p>7.659734528</text:p>
          </table:table-cell>
        </table:table-row>
        <table:table-row table:style-name="ro1">
          <table:table-cell/>
          <table:table-cell office:value-type="float" office:value="0.00566784" calcext:value-type="float">
            <text:p>0.00566784</text:p>
          </table:table-cell>
          <table:table-cell office:value-type="float" office:value="0.00592896" calcext:value-type="float">
            <text:p>0.00592896</text:p>
          </table:table-cell>
          <table:table-cell office:value-type="float" office:value="0.161645056" calcext:value-type="float">
            <text:p>0.161645056</text:p>
          </table:table-cell>
          <table:table-cell office:value-type="float" office:value="0.026774016" calcext:value-type="float">
            <text:p>0.026774016</text:p>
          </table:table-cell>
          <table:table-cell office:value-type="float" office:value="2.120601856" calcext:value-type="float">
            <text:p>2.120601856</text:p>
          </table:table-cell>
          <table:table-cell office:value-type="float" office:value="0.084518144" calcext:value-type="float">
            <text:p>0.084518144</text:p>
          </table:table-cell>
          <table:table-cell office:value-type="float" office:value="0.311674624" calcext:value-type="float">
            <text:p>0.311674624</text:p>
          </table:table-cell>
          <table:table-cell office:value-type="float" office:value="0.765230592" calcext:value-type="float">
            <text:p>0.765230592</text:p>
          </table:table-cell>
          <table:table-cell office:value-type="float" office:value="0.088714496" calcext:value-type="float">
            <text:p>0.088714496</text:p>
          </table:table-cell>
          <table:table-cell office:value-type="float" office:value="7.696099328" calcext:value-type="float">
            <text:p>7.696099328</text:p>
          </table:table-cell>
        </table:table-row>
        <table:table-row table:style-name="ro1">
          <table:table-cell/>
          <table:table-cell office:value-type="float" office:value="0.00566912" calcext:value-type="float">
            <text:p>0.00566912</text:p>
          </table:table-cell>
          <table:table-cell office:value-type="float" office:value="0.005932032" calcext:value-type="float">
            <text:p>0.005932032</text:p>
          </table:table-cell>
          <table:table-cell office:value-type="float" office:value="0.162011648" calcext:value-type="float">
            <text:p>0.162011648</text:p>
          </table:table-cell>
          <table:table-cell office:value-type="float" office:value="0.026797056" calcext:value-type="float">
            <text:p>0.026797056</text:p>
          </table:table-cell>
          <table:table-cell office:value-type="float" office:value="2.120708864" calcext:value-type="float">
            <text:p>2.120708864</text:p>
          </table:table-cell>
          <table:table-cell office:value-type="float" office:value="0.084571904" calcext:value-type="float">
            <text:p>0.084571904</text:p>
          </table:table-cell>
          <table:table-cell office:value-type="float" office:value="0.311943936" calcext:value-type="float">
            <text:p>0.311943936</text:p>
          </table:table-cell>
          <table:table-cell office:value-type="float" office:value="0.780300544" calcext:value-type="float">
            <text:p>0.780300544</text:p>
          </table:table-cell>
          <table:table-cell office:value-type="float" office:value="0.24822656" calcext:value-type="float">
            <text:p>0.24822656</text:p>
          </table:table-cell>
          <table:table-cell office:value-type="float" office:value="7.832621056" calcext:value-type="float">
            <text:p>7.832621056</text:p>
          </table:table-cell>
        </table:table-row>
        <table:table-row table:style-name="ro1">
          <table:table-cell/>
          <table:table-cell office:value-type="float" office:value="0.005669376" calcext:value-type="float">
            <text:p>0.005669376</text:p>
          </table:table-cell>
          <table:table-cell office:value-type="float" office:value="0.005935616" calcext:value-type="float">
            <text:p>0.005935616</text:p>
          </table:table-cell>
          <table:table-cell office:value-type="float" office:value="0.16454272" calcext:value-type="float">
            <text:p>0.16454272</text:p>
          </table:table-cell>
          <table:table-cell office:value-type="float" office:value="0.026832384" calcext:value-type="float">
            <text:p>0.026832384</text:p>
          </table:table-cell>
          <table:table-cell office:value-type="float" office:value="2.123428096" calcext:value-type="float">
            <text:p>2.123428096</text:p>
          </table:table-cell>
          <table:table-cell office:value-type="float" office:value="0.084881152" calcext:value-type="float">
            <text:p>0.084881152</text:p>
          </table:table-cell>
          <table:table-cell office:value-type="float" office:value="0.315036416" calcext:value-type="float">
            <text:p>0.315036416</text:p>
          </table:table-cell>
          <table:table-cell office:value-type="float" office:value="0.785197056" calcext:value-type="float">
            <text:p>0.785197056</text:p>
          </table:table-cell>
          <table:table-cell office:value-type="float" office:value="0.082213632" calcext:value-type="float">
            <text:p>0.082213632</text:p>
          </table:table-cell>
          <table:table-cell office:value-type="float" office:value="7.835328256" calcext:value-type="float">
            <text:p>7.835328256</text:p>
          </table:table-cell>
        </table:table-row>
        <table:table-row table:style-name="ro1">
          <table:table-cell/>
          <table:table-cell office:value-type="float" office:value="0.005675264" calcext:value-type="float">
            <text:p>0.005675264</text:p>
          </table:table-cell>
          <table:table-cell office:value-type="float" office:value="0.00593664" calcext:value-type="float">
            <text:p>0.00593664</text:p>
          </table:table-cell>
          <table:table-cell office:value-type="float" office:value="0.164568832" calcext:value-type="float">
            <text:p>0.164568832</text:p>
          </table:table-cell>
          <table:table-cell office:value-type="float" office:value="0.026881792" calcext:value-type="float">
            <text:p>0.026881792</text:p>
          </table:table-cell>
          <table:table-cell office:value-type="float" office:value="2.124084992" calcext:value-type="float">
            <text:p>2.124084992</text:p>
          </table:table-cell>
          <table:table-cell office:value-type="float" office:value="0.084929024" calcext:value-type="float">
            <text:p>0.084929024</text:p>
          </table:table-cell>
          <table:table-cell office:value-type="float" office:value="0.31507712" calcext:value-type="float">
            <text:p>0.31507712</text:p>
          </table:table-cell>
          <table:table-cell office:value-type="float" office:value="0.809764352" calcext:value-type="float">
            <text:p>0.809764352</text:p>
          </table:table-cell>
          <table:table-cell office:value-type="float" office:value="0.251545344" calcext:value-type="float">
            <text:p>0.251545344</text:p>
          </table:table-cell>
          <table:table-cell office:value-type="float" office:value="7.865082112" calcext:value-type="float">
            <text:p>7.865082112</text:p>
          </table:table-cell>
        </table:table-row>
        <table:table-row table:style-name="ro1">
          <table:table-cell/>
          <table:table-cell office:value-type="float" office:value="0.00567552" calcext:value-type="float">
            <text:p>0.00567552</text:p>
          </table:table-cell>
          <table:table-cell office:value-type="float" office:value="0.005937152" calcext:value-type="float">
            <text:p>0.005937152</text:p>
          </table:table-cell>
          <table:table-cell office:value-type="float" office:value="0.165858048" calcext:value-type="float">
            <text:p>0.165858048</text:p>
          </table:table-cell>
          <table:table-cell office:value-type="float" office:value="0.02689024" calcext:value-type="float">
            <text:p>0.02689024</text:p>
          </table:table-cell>
          <table:table-cell office:value-type="float" office:value="2.124845056" calcext:value-type="float">
            <text:p>2.124845056</text:p>
          </table:table-cell>
          <table:table-cell office:value-type="float" office:value="0.0852608" calcext:value-type="float">
            <text:p>0.0852608</text:p>
          </table:table-cell>
          <table:table-cell office:value-type="float" office:value="0.3274496" calcext:value-type="float">
            <text:p>0.3274496</text:p>
          </table:table-cell>
          <table:table-cell office:value-type="float" office:value="0.814350336" calcext:value-type="float">
            <text:p>0.814350336</text:p>
          </table:table-cell>
          <table:table-cell office:value-type="float" office:value="0.085709824" calcext:value-type="float">
            <text:p>0.085709824</text:p>
          </table:table-cell>
          <table:table-cell office:value-type="float" office:value="7.877324288" calcext:value-type="float">
            <text:p>7.877324288</text:p>
          </table:table-cell>
        </table:table-row>
        <table:table-row table:style-name="ro1">
          <table:table-cell/>
          <table:table-cell office:value-type="float" office:value="0.0056768" calcext:value-type="float">
            <text:p>0.0056768</text:p>
          </table:table-cell>
          <table:table-cell office:value-type="float" office:value="0.005937152" calcext:value-type="float">
            <text:p>0.005937152</text:p>
          </table:table-cell>
          <table:table-cell office:value-type="float" office:value="0.16748544" calcext:value-type="float">
            <text:p>0.16748544</text:p>
          </table:table-cell>
          <table:table-cell office:value-type="float" office:value="0.026895872" calcext:value-type="float">
            <text:p>0.026895872</text:p>
          </table:table-cell>
          <table:table-cell office:value-type="float" office:value="2.125171712" calcext:value-type="float">
            <text:p>2.125171712</text:p>
          </table:table-cell>
          <table:table-cell office:value-type="float" office:value="0.087068416" calcext:value-type="float">
            <text:p>0.087068416</text:p>
          </table:table-cell>
          <table:table-cell office:value-type="float" office:value="0.327474688" calcext:value-type="float">
            <text:p>0.327474688</text:p>
          </table:table-cell>
          <table:table-cell office:value-type="float" office:value="0.819291904" calcext:value-type="float">
            <text:p>0.819291904</text:p>
          </table:table-cell>
          <table:table-cell office:value-type="float" office:value="0.24018304" calcext:value-type="float">
            <text:p>0.24018304</text:p>
          </table:table-cell>
          <table:table-cell office:value-type="float" office:value="8.074308352" calcext:value-type="float">
            <text:p>8.074308352</text:p>
          </table:table-cell>
        </table:table-row>
        <table:table-row table:style-name="ro1">
          <table:table-cell/>
          <table:table-cell office:value-type="float" office:value="0.005680896" calcext:value-type="float">
            <text:p>0.005680896</text:p>
          </table:table-cell>
          <table:table-cell office:value-type="float" office:value="0.00594048" calcext:value-type="float">
            <text:p>0.00594048</text:p>
          </table:table-cell>
          <table:table-cell office:value-type="float" office:value="0.167846912" calcext:value-type="float">
            <text:p>0.167846912</text:p>
          </table:table-cell>
          <table:table-cell office:value-type="float" office:value="0.026953216" calcext:value-type="float">
            <text:p>0.026953216</text:p>
          </table:table-cell>
          <table:table-cell office:value-type="float" office:value="2.126449664" calcext:value-type="float">
            <text:p>2.126449664</text:p>
          </table:table-cell>
          <table:table-cell office:value-type="float" office:value="0.087364864" calcext:value-type="float">
            <text:p>0.087364864</text:p>
          </table:table-cell>
          <table:table-cell office:value-type="float" office:value="0.337172992" calcext:value-type="float">
            <text:p>0.337172992</text:p>
          </table:table-cell>
          <table:table-cell office:value-type="float" office:value="0.819919616" calcext:value-type="float">
            <text:p>0.819919616</text:p>
          </table:table-cell>
          <table:table-cell office:value-type="float" office:value="0.073854976" calcext:value-type="float">
            <text:p>0.073854976</text:p>
          </table:table-cell>
          <table:table-cell office:value-type="float" office:value="8.119635456" calcext:value-type="float">
            <text:p>8.119635456</text:p>
          </table:table-cell>
        </table:table-row>
        <table:table-row table:style-name="ro1">
          <table:table-cell/>
          <table:table-cell office:value-type="float" office:value="0.0056832" calcext:value-type="float">
            <text:p>0.0056832</text:p>
          </table:table-cell>
          <table:table-cell office:value-type="float" office:value="0.00594048" calcext:value-type="float">
            <text:p>0.00594048</text:p>
          </table:table-cell>
          <table:table-cell office:value-type="float" office:value="0.168379136" calcext:value-type="float">
            <text:p>0.168379136</text:p>
          </table:table-cell>
          <table:table-cell office:value-type="float" office:value="0.027001856" calcext:value-type="float">
            <text:p>0.027001856</text:p>
          </table:table-cell>
          <table:table-cell office:value-type="float" office:value="2.126918912" calcext:value-type="float">
            <text:p>2.126918912</text:p>
          </table:table-cell>
          <table:table-cell office:value-type="float" office:value="0.08787968" calcext:value-type="float">
            <text:p>0.08787968</text:p>
          </table:table-cell>
          <table:table-cell office:value-type="float" office:value="0.33719296" calcext:value-type="float">
            <text:p>0.33719296</text:p>
          </table:table-cell>
          <table:table-cell office:value-type="float" office:value="0.821366272" calcext:value-type="float">
            <text:p>0.821366272</text:p>
          </table:table-cell>
          <table:table-cell office:value-type="float" office:value="0.263929088" calcext:value-type="float">
            <text:p>0.263929088</text:p>
          </table:table-cell>
          <table:table-cell office:value-type="float" office:value="8.219365888" calcext:value-type="float">
            <text:p>8.219365888</text:p>
          </table:table-cell>
        </table:table-row>
        <table:table-row table:style-name="ro1">
          <table:table-cell/>
          <table:table-cell office:value-type="float" office:value="0.005683968" calcext:value-type="float">
            <text:p>0.005683968</text:p>
          </table:table-cell>
          <table:table-cell office:value-type="float" office:value="0.00594432" calcext:value-type="float">
            <text:p>0.00594432</text:p>
          </table:table-cell>
          <table:table-cell office:value-type="float" office:value="0.168452608" calcext:value-type="float">
            <text:p>0.168452608</text:p>
          </table:table-cell>
          <table:table-cell office:value-type="float" office:value="0.027022592" calcext:value-type="float">
            <text:p>0.027022592</text:p>
          </table:table-cell>
          <table:table-cell office:value-type="float" office:value="2.127168" calcext:value-type="float">
            <text:p>2.127168</text:p>
          </table:table-cell>
          <table:table-cell office:value-type="float" office:value="0.087996672" calcext:value-type="float">
            <text:p>0.087996672</text:p>
          </table:table-cell>
          <table:table-cell office:value-type="float" office:value="0.353526784" calcext:value-type="float">
            <text:p>0.353526784</text:p>
          </table:table-cell>
          <table:table-cell office:value-type="float" office:value="0.829494528" calcext:value-type="float">
            <text:p>0.829494528</text:p>
          </table:table-cell>
          <table:table-cell office:value-type="float" office:value="0.043794944" calcext:value-type="float">
            <text:p>0.043794944</text:p>
          </table:table-cell>
          <table:table-cell office:value-type="float" office:value="8.439944704" calcext:value-type="float">
            <text:p>8.439944704</text:p>
          </table:table-cell>
        </table:table-row>
        <table:table-row table:style-name="ro1">
          <table:table-cell/>
          <table:table-cell office:value-type="float" office:value="0.005684992" calcext:value-type="float">
            <text:p>0.005684992</text:p>
          </table:table-cell>
          <table:table-cell office:value-type="float" office:value="0.005945088" calcext:value-type="float">
            <text:p>0.005945088</text:p>
          </table:table-cell>
          <table:table-cell office:value-type="float" office:value="0.168627968" calcext:value-type="float">
            <text:p>0.168627968</text:p>
          </table:table-cell>
          <table:table-cell office:value-type="float" office:value="0.027040768" calcext:value-type="float">
            <text:p>0.027040768</text:p>
          </table:table-cell>
          <table:table-cell office:value-type="float" office:value="2.127602688" calcext:value-type="float">
            <text:p>2.127602688</text:p>
          </table:table-cell>
          <table:table-cell office:value-type="float" office:value="0.08824576" calcext:value-type="float">
            <text:p>0.08824576</text:p>
          </table:table-cell>
          <table:table-cell office:value-type="float" office:value="0.353532928" calcext:value-type="float">
            <text:p>0.353532928</text:p>
          </table:table-cell>
          <table:table-cell office:value-type="float" office:value="0.836025344" calcext:value-type="float">
            <text:p>0.836025344</text:p>
          </table:table-cell>
          <table:table-cell office:value-type="float" office:value="0.250392064" calcext:value-type="float">
            <text:p>0.250392064</text:p>
          </table:table-cell>
          <table:table-cell office:value-type="float" office:value="8.46930944" calcext:value-type="float">
            <text:p>8.46930944</text:p>
          </table:table-cell>
        </table:table-row>
        <table:table-row table:style-name="ro1">
          <table:table-cell/>
          <table:table-cell office:value-type="float" office:value="0.005685504" calcext:value-type="float">
            <text:p>0.005685504</text:p>
          </table:table-cell>
          <table:table-cell office:value-type="float" office:value="0.005946368" calcext:value-type="float">
            <text:p>0.005946368</text:p>
          </table:table-cell>
          <table:table-cell office:value-type="float" office:value="0.169106944" calcext:value-type="float">
            <text:p>0.169106944</text:p>
          </table:table-cell>
          <table:table-cell office:value-type="float" office:value="0.027118336" calcext:value-type="float">
            <text:p>0.027118336</text:p>
          </table:table-cell>
          <table:table-cell office:value-type="float" office:value="2.127964416" calcext:value-type="float">
            <text:p>2.127964416</text:p>
          </table:table-cell>
          <table:table-cell office:value-type="float" office:value="0.08883456" calcext:value-type="float">
            <text:p>0.08883456</text:p>
          </table:table-cell>
          <table:table-cell office:value-type="float" office:value="0.361097216" calcext:value-type="float">
            <text:p>0.361097216</text:p>
          </table:table-cell>
          <table:table-cell office:value-type="float" office:value="0.838451968" calcext:value-type="float">
            <text:p>0.838451968</text:p>
          </table:table-cell>
          <table:table-cell office:value-type="float" office:value="0.15768832" calcext:value-type="float">
            <text:p>0.15768832</text:p>
          </table:table-cell>
          <table:table-cell office:value-type="float" office:value="8.492102656" calcext:value-type="float">
            <text:p>8.492102656</text:p>
          </table:table-cell>
        </table:table-row>
        <table:table-row table:style-name="ro1">
          <table:table-cell/>
          <table:table-cell office:value-type="float" office:value="0.005688064" calcext:value-type="float">
            <text:p>0.005688064</text:p>
          </table:table-cell>
          <table:table-cell office:value-type="float" office:value="0.005947648" calcext:value-type="float">
            <text:p>0.005947648</text:p>
          </table:table-cell>
          <table:table-cell office:value-type="float" office:value="0.169323264" calcext:value-type="float">
            <text:p>0.169323264</text:p>
          </table:table-cell>
          <table:table-cell office:value-type="float" office:value="0.027145216" calcext:value-type="float">
            <text:p>0.027145216</text:p>
          </table:table-cell>
          <table:table-cell office:value-type="float" office:value="2.128993536" calcext:value-type="float">
            <text:p>2.128993536</text:p>
          </table:table-cell>
          <table:table-cell office:value-type="float" office:value="0.089032704" calcext:value-type="float">
            <text:p>0.089032704</text:p>
          </table:table-cell>
          <table:table-cell office:value-type="float" office:value="0.3638656" calcext:value-type="float">
            <text:p>0.3638656</text:p>
          </table:table-cell>
          <table:table-cell office:value-type="float" office:value="0.844605952" calcext:value-type="float">
            <text:p>0.844605952</text:p>
          </table:table-cell>
          <table:table-cell office:value-type="float" office:value="0.245207296" calcext:value-type="float">
            <text:p>0.245207296</text:p>
          </table:table-cell>
          <table:table-cell office:value-type="float" office:value="8.603034112" calcext:value-type="float">
            <text:p>8.603034112</text:p>
          </table:table-cell>
        </table:table-row>
        <table:table-row table:style-name="ro1">
          <table:table-cell/>
          <table:table-cell office:value-type="float" office:value="0.005688576" calcext:value-type="float">
            <text:p>0.005688576</text:p>
          </table:table-cell>
          <table:table-cell office:value-type="float" office:value="0.005949184" calcext:value-type="float">
            <text:p>0.005949184</text:p>
          </table:table-cell>
          <table:table-cell office:value-type="float" office:value="0.169522688" calcext:value-type="float">
            <text:p>0.169522688</text:p>
          </table:table-cell>
          <table:table-cell office:value-type="float" office:value="0.027157504" calcext:value-type="float">
            <text:p>0.027157504</text:p>
          </table:table-cell>
          <table:table-cell office:value-type="float" office:value="2.132199168" calcext:value-type="float">
            <text:p>2.132199168</text:p>
          </table:table-cell>
          <table:table-cell office:value-type="float" office:value="0.089633792" calcext:value-type="float">
            <text:p>0.089633792</text:p>
          </table:table-cell>
          <table:table-cell office:value-type="float" office:value="0.36396672" calcext:value-type="float">
            <text:p>0.36396672</text:p>
          </table:table-cell>
          <table:table-cell office:value-type="float" office:value="0.849463296" calcext:value-type="float">
            <text:p>0.849463296</text:p>
          </table:table-cell>
          <table:table-cell office:value-type="float" office:value="0.147587072" calcext:value-type="float">
            <text:p>0.147587072</text:p>
          </table:table-cell>
          <table:table-cell office:value-type="float" office:value="8.707389952" calcext:value-type="float">
            <text:p>8.707389952</text:p>
          </table:table-cell>
        </table:table-row>
        <table:table-row table:style-name="ro1">
          <table:table-cell/>
          <table:table-cell office:value-type="float" office:value="0.0056896" calcext:value-type="float">
            <text:p>0.0056896</text:p>
          </table:table-cell>
          <table:table-cell office:value-type="float" office:value="0.005950976" calcext:value-type="float">
            <text:p>0.005950976</text:p>
          </table:table-cell>
          <table:table-cell office:value-type="float" office:value="0.17075968" calcext:value-type="float">
            <text:p>0.17075968</text:p>
          </table:table-cell>
          <table:table-cell office:value-type="float" office:value="0.027201536" calcext:value-type="float">
            <text:p>0.027201536</text:p>
          </table:table-cell>
          <table:table-cell office:value-type="float" office:value="2.13376384" calcext:value-type="float">
            <text:p>2.13376384</text:p>
          </table:table-cell>
          <table:table-cell office:value-type="float" office:value="0.08963456" calcext:value-type="float">
            <text:p>0.08963456</text:p>
          </table:table-cell>
          <table:table-cell office:value-type="float" office:value="0.3736384" calcext:value-type="float">
            <text:p>0.3736384</text:p>
          </table:table-cell>
          <table:table-cell office:value-type="float" office:value="0.868756992" calcext:value-type="float">
            <text:p>0.868756992</text:p>
          </table:table-cell>
          <table:table-cell office:value-type="float" office:value="0.230134784" calcext:value-type="float">
            <text:p>0.230134784</text:p>
          </table:table-cell>
          <table:table-cell office:value-type="float" office:value="8.812920064" calcext:value-type="float">
            <text:p>8.812920064</text:p>
          </table:table-cell>
        </table:table-row>
        <table:table-row table:style-name="ro1">
          <table:table-cell/>
          <table:table-cell office:value-type="float" office:value="0.005690112" calcext:value-type="float">
            <text:p>0.005690112</text:p>
          </table:table-cell>
          <table:table-cell office:value-type="float" office:value="0.005951232" calcext:value-type="float">
            <text:p>0.005951232</text:p>
          </table:table-cell>
          <table:table-cell office:value-type="float" office:value="0.171210752" calcext:value-type="float">
            <text:p>0.171210752</text:p>
          </table:table-cell>
          <table:table-cell office:value-type="float" office:value="0.027229184" calcext:value-type="float">
            <text:p>0.027229184</text:p>
          </table:table-cell>
          <table:table-cell office:value-type="float" office:value="2.134352896" calcext:value-type="float">
            <text:p>2.134352896</text:p>
          </table:table-cell>
          <table:table-cell office:value-type="float" office:value="0.090256384" calcext:value-type="float">
            <text:p>0.090256384</text:p>
          </table:table-cell>
          <table:table-cell office:value-type="float" office:value="0.373957632" calcext:value-type="float">
            <text:p>0.373957632</text:p>
          </table:table-cell>
          <table:table-cell office:value-type="float" office:value="0.8793856" calcext:value-type="float">
            <text:p>0.8793856</text:p>
          </table:table-cell>
          <table:table-cell office:value-type="float" office:value="0.140584448" calcext:value-type="float">
            <text:p>0.140584448</text:p>
          </table:table-cell>
          <table:table-cell office:value-type="float" office:value="8.81685376" calcext:value-type="float">
            <text:p>8.81685376</text:p>
          </table:table-cell>
        </table:table-row>
        <table:table-row table:style-name="ro1">
          <table:table-cell/>
          <table:table-cell office:value-type="float" office:value="0.00569088" calcext:value-type="float">
            <text:p>0.00569088</text:p>
          </table:table-cell>
          <table:table-cell office:value-type="float" office:value="0.005951488" calcext:value-type="float">
            <text:p>0.005951488</text:p>
          </table:table-cell>
          <table:table-cell office:value-type="float" office:value="0.17170688" calcext:value-type="float">
            <text:p>0.17170688</text:p>
          </table:table-cell>
          <table:table-cell office:value-type="float" office:value="0.02726016" calcext:value-type="float">
            <text:p>0.02726016</text:p>
          </table:table-cell>
          <table:table-cell office:value-type="float" office:value="2.135172864" calcext:value-type="float">
            <text:p>2.135172864</text:p>
          </table:table-cell>
          <table:table-cell office:value-type="float" office:value="0.090589696" calcext:value-type="float">
            <text:p>0.090589696</text:p>
          </table:table-cell>
          <table:table-cell office:value-type="float" office:value="0.376382208" calcext:value-type="float">
            <text:p>0.376382208</text:p>
          </table:table-cell>
          <table:table-cell office:value-type="float" office:value="0.887735552" calcext:value-type="float">
            <text:p>0.887735552</text:p>
          </table:table-cell>
          <table:table-cell office:value-type="float" office:value="0.239155712" calcext:value-type="float">
            <text:p>0.239155712</text:p>
          </table:table-cell>
          <table:table-cell office:value-type="float" office:value="8.862467328" calcext:value-type="float">
            <text:p>8.862467328</text:p>
          </table:table-cell>
        </table:table-row>
        <table:table-row table:style-name="ro1">
          <table:table-cell/>
          <table:table-cell office:value-type="float" office:value="0.00569216" calcext:value-type="float">
            <text:p>0.00569216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.171792384" calcext:value-type="float">
            <text:p>0.171792384</text:p>
          </table:table-cell>
          <table:table-cell office:value-type="float" office:value="0.027371776" calcext:value-type="float">
            <text:p>0.027371776</text:p>
          </table:table-cell>
          <table:table-cell office:value-type="float" office:value="2.137683456" calcext:value-type="float">
            <text:p>2.137683456</text:p>
          </table:table-cell>
          <table:table-cell office:value-type="float" office:value="0.090893568" calcext:value-type="float">
            <text:p>0.090893568</text:p>
          </table:table-cell>
          <table:table-cell office:value-type="float" office:value="0.396988928" calcext:value-type="float">
            <text:p>0.396988928</text:p>
          </table:table-cell>
          <table:table-cell office:value-type="float" office:value="0.889088768" calcext:value-type="float">
            <text:p>0.889088768</text:p>
          </table:table-cell>
          <table:table-cell office:value-type="float" office:value="0.121579776" calcext:value-type="float">
            <text:p>0.121579776</text:p>
          </table:table-cell>
          <table:table-cell office:value-type="float" office:value="8.912296448" calcext:value-type="float">
            <text:p>8.912296448</text:p>
          </table:table-cell>
        </table:table-row>
        <table:table-row table:style-name="ro1">
          <table:table-cell/>
          <table:table-cell office:value-type="float" office:value="0.005694976" calcext:value-type="float">
            <text:p>0.005694976</text:p>
          </table:table-cell>
          <table:table-cell office:value-type="float" office:value="0.005952768" calcext:value-type="float">
            <text:p>0.005952768</text:p>
          </table:table-cell>
          <table:table-cell office:value-type="float" office:value="0.17211648" calcext:value-type="float">
            <text:p>0.17211648</text:p>
          </table:table-cell>
          <table:table-cell office:value-type="float" office:value="0.027404288" calcext:value-type="float">
            <text:p>0.027404288</text:p>
          </table:table-cell>
          <table:table-cell office:value-type="float" office:value="2.138153216" calcext:value-type="float">
            <text:p>2.138153216</text:p>
          </table:table-cell>
          <table:table-cell office:value-type="float" office:value="0.09101696" calcext:value-type="float">
            <text:p>0.09101696</text:p>
          </table:table-cell>
          <table:table-cell office:value-type="float" office:value="0.627193344" calcext:value-type="float">
            <text:p>0.627193344</text:p>
          </table:table-cell>
          <table:table-cell office:value-type="float" office:value="0.899929088" calcext:value-type="float">
            <text:p>0.899929088</text:p>
          </table:table-cell>
          <table:table-cell office:value-type="float" office:value="0.210701056" calcext:value-type="float">
            <text:p>0.210701056</text:p>
          </table:table-cell>
          <table:table-cell office:value-type="float" office:value="9.061992192" calcext:value-type="float">
            <text:p>9.061992192</text:p>
          </table:table-cell>
        </table:table-row>
        <table:table-row table:style-name="ro1">
          <table:table-cell/>
          <table:table-cell office:value-type="float" office:value="0.005696256" calcext:value-type="float">
            <text:p>0.005696256</text:p>
          </table:table-cell>
          <table:table-cell office:value-type="float" office:value="0.005952768" calcext:value-type="float">
            <text:p>0.005952768</text:p>
          </table:table-cell>
          <table:table-cell office:value-type="float" office:value="0.1721728" calcext:value-type="float">
            <text:p>0.1721728</text:p>
          </table:table-cell>
          <table:table-cell office:value-type="float" office:value="0.027446016" calcext:value-type="float">
            <text:p>0.027446016</text:p>
          </table:table-cell>
          <table:table-cell office:value-type="float" office:value="2.141465088" calcext:value-type="float">
            <text:p>2.141465088</text:p>
          </table:table-cell>
          <table:table-cell office:value-type="float" office:value="0.091296768" calcext:value-type="float">
            <text:p>0.091296768</text:p>
          </table:table-cell>
          <table:table-cell office:value-type="float" office:value="0.643621376" calcext:value-type="float">
            <text:p>0.643621376</text:p>
          </table:table-cell>
          <table:table-cell office:value-type="float" office:value="0.899977216" calcext:value-type="float">
            <text:p>0.899977216</text:p>
          </table:table-cell>
          <table:table-cell office:value-type="float" office:value="0.072107264" calcext:value-type="float">
            <text:p>0.072107264</text:p>
          </table:table-cell>
          <table:table-cell office:value-type="float" office:value="9.097669376" calcext:value-type="float">
            <text:p>9.097669376</text:p>
          </table:table-cell>
        </table:table-row>
        <table:table-row table:style-name="ro1">
          <table:table-cell/>
          <table:table-cell office:value-type="float" office:value="0.005696256" calcext:value-type="float">
            <text:p>0.005696256</text:p>
          </table:table-cell>
          <table:table-cell office:value-type="float" office:value="0.00595328" calcext:value-type="float">
            <text:p>0.00595328</text:p>
          </table:table-cell>
          <table:table-cell office:value-type="float" office:value="0.172615424" calcext:value-type="float">
            <text:p>0.172615424</text:p>
          </table:table-cell>
          <table:table-cell office:value-type="float" office:value="0.027516416" calcext:value-type="float">
            <text:p>0.027516416</text:p>
          </table:table-cell>
          <table:table-cell office:value-type="float" office:value="2.144103936" calcext:value-type="float">
            <text:p>2.144103936</text:p>
          </table:table-cell>
          <table:table-cell office:value-type="float" office:value="0.09280896" calcext:value-type="float">
            <text:p>0.09280896</text:p>
          </table:table-cell>
          <table:table-cell office:value-type="float" office:value="0.662067968" calcext:value-type="float">
            <text:p>0.662067968</text:p>
          </table:table-cell>
          <table:table-cell office:value-type="float" office:value="0.934435072" calcext:value-type="float">
            <text:p>0.934435072</text:p>
          </table:table-cell>
          <table:table-cell office:value-type="float" office:value="0.204615168" calcext:value-type="float">
            <text:p>0.204615168</text:p>
          </table:table-cell>
          <table:table-cell office:value-type="float" office:value="9.275232" calcext:value-type="float">
            <text:p>9.275232</text:p>
          </table:table-cell>
        </table:table-row>
        <table:table-row table:style-name="ro1">
          <table:table-cell/>
          <table:table-cell office:value-type="float" office:value="0.00569728" calcext:value-type="float">
            <text:p>0.00569728</text:p>
          </table:table-cell>
          <table:table-cell office:value-type="float" office:value="0.005954816" calcext:value-type="float">
            <text:p>0.005954816</text:p>
          </table:table-cell>
          <table:table-cell office:value-type="float" office:value="0.175020032" calcext:value-type="float">
            <text:p>0.175020032</text:p>
          </table:table-cell>
          <table:table-cell office:value-type="float" office:value="0.027551488" calcext:value-type="float">
            <text:p>0.027551488</text:p>
          </table:table-cell>
          <table:table-cell office:value-type="float" office:value="2.144724224" calcext:value-type="float">
            <text:p>2.144724224</text:p>
          </table:table-cell>
          <table:table-cell office:value-type="float" office:value="0.092847616" calcext:value-type="float">
            <text:p>0.092847616</text:p>
          </table:table-cell>
          <table:table-cell office:value-type="float" office:value="0.671419136" calcext:value-type="float">
            <text:p>0.671419136</text:p>
          </table:table-cell>
          <table:table-cell office:value-type="float" office:value="0.937679104" calcext:value-type="float">
            <text:p>0.937679104</text:p>
          </table:table-cell>
          <table:table-cell office:value-type="float" office:value="0.135236864" calcext:value-type="float">
            <text:p>0.135236864</text:p>
          </table:table-cell>
          <table:table-cell office:value-type="float" office:value="9.546289152" calcext:value-type="float">
            <text:p>9.546289152</text:p>
          </table:table-cell>
        </table:table-row>
        <table:table-row table:style-name="ro1">
          <table:table-cell/>
          <table:table-cell office:value-type="float" office:value="0.005697536" calcext:value-type="float">
            <text:p>0.005697536</text:p>
          </table:table-cell>
          <table:table-cell office:value-type="float" office:value="0.005955328" calcext:value-type="float">
            <text:p>0.005955328</text:p>
          </table:table-cell>
          <table:table-cell office:value-type="float" office:value="0.175241728" calcext:value-type="float">
            <text:p>0.175241728</text:p>
          </table:table-cell>
          <table:table-cell office:value-type="float" office:value="0.027601408" calcext:value-type="float">
            <text:p>0.027601408</text:p>
          </table:table-cell>
          <table:table-cell office:value-type="float" office:value="2.148468736" calcext:value-type="float">
            <text:p>2.148468736</text:p>
          </table:table-cell>
          <table:table-cell office:value-type="float" office:value="0.092931072" calcext:value-type="float">
            <text:p>0.092931072</text:p>
          </table:table-cell>
          <table:table-cell office:value-type="float" office:value="0.711899648" calcext:value-type="float">
            <text:p>0.711899648</text:p>
          </table:table-cell>
          <table:table-cell office:value-type="float" office:value="0.941641472" calcext:value-type="float">
            <text:p>0.941641472</text:p>
          </table:table-cell>
          <table:table-cell office:value-type="float" office:value="0.2833664" calcext:value-type="float">
            <text:p>0.2833664</text:p>
          </table:table-cell>
          <table:table-cell office:value-type="float" office:value="9.57095936" calcext:value-type="float">
            <text:p>9.57095936</text:p>
          </table:table-cell>
        </table:table-row>
        <table:table-row table:style-name="ro1">
          <table:table-cell/>
          <table:table-cell office:value-type="float" office:value="0.00570112" calcext:value-type="float">
            <text:p>0.00570112</text:p>
          </table:table-cell>
          <table:table-cell office:value-type="float" office:value="0.005956096" calcext:value-type="float">
            <text:p>0.005956096</text:p>
          </table:table-cell>
          <table:table-cell office:value-type="float" office:value="0.176249856" calcext:value-type="float">
            <text:p>0.176249856</text:p>
          </table:table-cell>
          <table:table-cell office:value-type="float" office:value="0.027655168" calcext:value-type="float">
            <text:p>0.027655168</text:p>
          </table:table-cell>
          <table:table-cell office:value-type="float" office:value="2.14862976" calcext:value-type="float">
            <text:p>2.14862976</text:p>
          </table:table-cell>
          <table:table-cell office:value-type="float" office:value="0.093034752" calcext:value-type="float">
            <text:p>0.093034752</text:p>
          </table:table-cell>
          <table:table-cell office:value-type="float" office:value="0.7347712" calcext:value-type="float">
            <text:p>0.7347712</text:p>
          </table:table-cell>
          <table:table-cell office:value-type="float" office:value="0.957202176" calcext:value-type="float">
            <text:p>0.957202176</text:p>
          </table:table-cell>
          <table:table-cell office:value-type="float" office:value="0.216832" calcext:value-type="float">
            <text:p>0.216832</text:p>
          </table:table-cell>
          <table:table-cell office:value-type="float" office:value="9.685843968" calcext:value-type="float">
            <text:p>9.685843968</text:p>
          </table:table-cell>
        </table:table-row>
        <table:table-row table:style-name="ro1">
          <table:table-cell/>
          <table:table-cell office:value-type="float" office:value="0.005702144" calcext:value-type="float">
            <text:p>0.005702144</text:p>
          </table:table-cell>
          <table:table-cell office:value-type="float" office:value="0.005956864" calcext:value-type="float">
            <text:p>0.005956864</text:p>
          </table:table-cell>
          <table:table-cell office:value-type="float" office:value="0.176323072" calcext:value-type="float">
            <text:p>0.176323072</text:p>
          </table:table-cell>
          <table:table-cell office:value-type="float" office:value="0.027926528" calcext:value-type="float">
            <text:p>0.027926528</text:p>
          </table:table-cell>
          <table:table-cell office:value-type="float" office:value="2.14968064" calcext:value-type="float">
            <text:p>2.14968064</text:p>
          </table:table-cell>
          <table:table-cell office:value-type="float" office:value="0.093347072" calcext:value-type="float">
            <text:p>0.093347072</text:p>
          </table:table-cell>
          <table:table-cell office:value-type="float" office:value="0.753346048" calcext:value-type="float">
            <text:p>0.753346048</text:p>
          </table:table-cell>
          <table:table-cell office:value-type="float" office:value="0.961133568" calcext:value-type="float">
            <text:p>0.961133568</text:p>
          </table:table-cell>
          <table:table-cell office:value-type="float" office:value="0.292057856" calcext:value-type="float">
            <text:p>0.292057856</text:p>
          </table:table-cell>
          <table:table-cell office:value-type="float" office:value="10.22803968" calcext:value-type="float">
            <text:p>10.22803968</text:p>
          </table:table-cell>
        </table:table-row>
        <table:table-row table:style-name="ro1">
          <table:table-cell/>
          <table:table-cell office:value-type="float" office:value="0.005704192" calcext:value-type="float">
            <text:p>0.005704192</text:p>
          </table:table-cell>
          <table:table-cell office:value-type="float" office:value="0.005959424" calcext:value-type="float">
            <text:p>0.005959424</text:p>
          </table:table-cell>
          <table:table-cell office:value-type="float" office:value="0.176655872" calcext:value-type="float">
            <text:p>0.176655872</text:p>
          </table:table-cell>
          <table:table-cell office:value-type="float" office:value="0.027951104" calcext:value-type="float">
            <text:p>0.027951104</text:p>
          </table:table-cell>
          <table:table-cell office:value-type="float" office:value="2.15377408" calcext:value-type="float">
            <text:p>2.15377408</text:p>
          </table:table-cell>
          <table:table-cell office:value-type="float" office:value="0.093513216" calcext:value-type="float">
            <text:p>0.093513216</text:p>
          </table:table-cell>
          <table:table-cell office:value-type="float" office:value="0.841616896" calcext:value-type="float">
            <text:p>0.841616896</text:p>
          </table:table-cell>
          <table:table-cell office:value-type="float" office:value="0.962041344" calcext:value-type="float">
            <text:p>0.962041344</text:p>
          </table:table-cell>
          <table:table-cell office:value-type="float" office:value="0.15551872" calcext:value-type="float">
            <text:p>0.15551872</text:p>
          </table:table-cell>
          <table:table-cell office:value-type="float" office:value="10.436936192" calcext:value-type="float">
            <text:p>10.436936192</text:p>
          </table:table-cell>
        </table:table-row>
        <table:table-row table:style-name="ro1">
          <table:table-cell/>
          <table:table-cell office:value-type="float" office:value="0.005708032" calcext:value-type="float">
            <text:p>0.005708032</text:p>
          </table:table-cell>
          <table:table-cell office:value-type="float" office:value="0.005963776" calcext:value-type="float">
            <text:p>0.005963776</text:p>
          </table:table-cell>
          <table:table-cell office:value-type="float" office:value="0.176973056" calcext:value-type="float">
            <text:p>0.176973056</text:p>
          </table:table-cell>
          <table:table-cell office:value-type="float" office:value="0.027969536" calcext:value-type="float">
            <text:p>0.027969536</text:p>
          </table:table-cell>
          <table:table-cell office:value-type="float" office:value="2.155326208" calcext:value-type="float">
            <text:p>2.155326208</text:p>
          </table:table-cell>
          <table:table-cell office:value-type="float" office:value="0.093562112" calcext:value-type="float">
            <text:p>0.093562112</text:p>
          </table:table-cell>
          <table:table-cell office:value-type="float" office:value="0.841833728" calcext:value-type="float">
            <text:p>0.841833728</text:p>
          </table:table-cell>
          <table:table-cell office:value-type="float" office:value="0.964570368" calcext:value-type="float">
            <text:p>0.964570368</text:p>
          </table:table-cell>
          <table:table-cell office:value-type="float" office:value="0.28074112" calcext:value-type="float">
            <text:p>0.28074112</text:p>
          </table:table-cell>
          <table:table-cell office:value-type="float" office:value="10.457741824" calcext:value-type="float">
            <text:p>10.457741824</text:p>
          </table:table-cell>
        </table:table-row>
        <table:table-row table:style-name="ro1">
          <table:table-cell/>
          <table:table-cell office:value-type="float" office:value="0.005708288" calcext:value-type="float">
            <text:p>0.005708288</text:p>
          </table:table-cell>
          <table:table-cell office:value-type="float" office:value="0.005966336" calcext:value-type="float">
            <text:p>0.005966336</text:p>
          </table:table-cell>
          <table:table-cell office:value-type="float" office:value="0.177469952" calcext:value-type="float">
            <text:p>0.177469952</text:p>
          </table:table-cell>
          <table:table-cell office:value-type="float" office:value="0.028018688" calcext:value-type="float">
            <text:p>0.028018688</text:p>
          </table:table-cell>
          <table:table-cell office:value-type="float" office:value="2.157044992" calcext:value-type="float">
            <text:p>2.157044992</text:p>
          </table:table-cell>
          <table:table-cell office:value-type="float" office:value="0.093631744" calcext:value-type="float">
            <text:p>0.093631744</text:p>
          </table:table-cell>
          <table:table-cell office:value-type="float" office:value="1.091854848" calcext:value-type="float">
            <text:p>1.091854848</text:p>
          </table:table-cell>
          <table:table-cell office:value-type="float" office:value="0.987238912" calcext:value-type="float">
            <text:p>0.987238912</text:p>
          </table:table-cell>
          <table:table-cell office:value-type="float" office:value="0.157529088" calcext:value-type="float">
            <text:p>0.157529088</text:p>
          </table:table-cell>
          <table:table-cell office:value-type="float" office:value="10.46694784" calcext:value-type="float">
            <text:p>10.46694784</text:p>
          </table:table-cell>
        </table:table-row>
        <table:table-row table:style-name="ro1">
          <table:table-cell/>
          <table:table-cell office:value-type="float" office:value="0.005708544" calcext:value-type="float">
            <text:p>0.005708544</text:p>
          </table:table-cell>
          <table:table-cell office:value-type="float" office:value="0.005967872" calcext:value-type="float">
            <text:p>0.005967872</text:p>
          </table:table-cell>
          <table:table-cell office:value-type="float" office:value="0.1776448" calcext:value-type="float">
            <text:p>0.1776448</text:p>
          </table:table-cell>
          <table:table-cell office:value-type="float" office:value="0.028087552" calcext:value-type="float">
            <text:p>0.028087552</text:p>
          </table:table-cell>
          <table:table-cell office:value-type="float" office:value="2.15902208" calcext:value-type="float">
            <text:p>2.15902208</text:p>
          </table:table-cell>
          <table:table-cell office:value-type="float" office:value="0.093700608" calcext:value-type="float">
            <text:p>0.093700608</text:p>
          </table:table-cell>
          <table:table-cell office:value-type="float" office:value="1.109266176" calcext:value-type="float">
            <text:p>1.109266176</text:p>
          </table:table-cell>
          <table:table-cell office:value-type="float" office:value="1.051391744" calcext:value-type="float">
            <text:p>1.051391744</text:p>
          </table:table-cell>
          <table:table-cell office:value-type="float" office:value="0.29134336" calcext:value-type="float">
            <text:p>0.29134336</text:p>
          </table:table-cell>
          <table:table-cell office:value-type="float" office:value="10.468662272" calcext:value-type="float">
            <text:p>10.468662272</text:p>
          </table:table-cell>
        </table:table-row>
        <table:table-row table:style-name="ro1">
          <table:table-cell/>
          <table:table-cell office:value-type="float" office:value="0.0057088" calcext:value-type="float">
            <text:p>0.0057088</text:p>
          </table:table-cell>
          <table:table-cell office:value-type="float" office:value="0.005969152" calcext:value-type="float">
            <text:p>0.005969152</text:p>
          </table:table-cell>
          <table:table-cell office:value-type="float" office:value="0.177977344" calcext:value-type="float">
            <text:p>0.177977344</text:p>
          </table:table-cell>
          <table:table-cell office:value-type="float" office:value="0.028281856" calcext:value-type="float">
            <text:p>0.028281856</text:p>
          </table:table-cell>
          <table:table-cell office:value-type="float" office:value="2.159661824" calcext:value-type="float">
            <text:p>2.159661824</text:p>
          </table:table-cell>
          <table:table-cell office:value-type="float" office:value="0.093815296" calcext:value-type="float">
            <text:p>0.093815296</text:p>
          </table:table-cell>
          <table:table-cell office:value-type="float" office:value="1.246125056" calcext:value-type="float">
            <text:p>1.246125056</text:p>
          </table:table-cell>
          <table:table-cell office:value-type="float" office:value="1.053294848" calcext:value-type="float">
            <text:p>1.053294848</text:p>
          </table:table-cell>
          <table:table-cell office:value-type="float" office:value="0.168236544" calcext:value-type="float">
            <text:p>0.168236544</text:p>
          </table:table-cell>
          <table:table-cell office:value-type="float" office:value="10.476273408" calcext:value-type="float">
            <text:p>10.476273408</text:p>
          </table:table-cell>
        </table:table-row>
        <table:table-row table:style-name="ro1">
          <table:table-cell/>
          <table:table-cell office:value-type="float" office:value="0.005709312" calcext:value-type="float">
            <text:p>0.005709312</text:p>
          </table:table-cell>
          <table:table-cell office:value-type="float" office:value="0.0059712" calcext:value-type="float">
            <text:p>0.0059712</text:p>
          </table:table-cell>
          <table:table-cell office:value-type="float" office:value="0.17856384" calcext:value-type="float">
            <text:p>0.17856384</text:p>
          </table:table-cell>
          <table:table-cell office:value-type="float" office:value="0.028289792" calcext:value-type="float">
            <text:p>0.028289792</text:p>
          </table:table-cell>
          <table:table-cell office:value-type="float" office:value="2.160378112" calcext:value-type="float">
            <text:p>2.160378112</text:p>
          </table:table-cell>
          <table:table-cell office:value-type="float" office:value="0.093982976" calcext:value-type="float">
            <text:p>0.093982976</text:p>
          </table:table-cell>
          <table:table-cell office:value-type="float" office:value="1.736427264" calcext:value-type="float">
            <text:p>1.736427264</text:p>
          </table:table-cell>
          <table:table-cell office:value-type="float" office:value="1.06861824" calcext:value-type="float">
            <text:p>1.06861824</text:p>
          </table:table-cell>
          <table:table-cell office:value-type="float" office:value="0.27914112" calcext:value-type="float">
            <text:p>0.27914112</text:p>
          </table:table-cell>
          <table:table-cell office:value-type="float" office:value="10.478105088" calcext:value-type="float">
            <text:p>10.478105088</text:p>
          </table:table-cell>
        </table:table-row>
        <table:table-row table:style-name="ro1">
          <table:table-cell/>
          <table:table-cell office:value-type="float" office:value="0.005712384" calcext:value-type="float">
            <text:p>0.005712384</text:p>
          </table:table-cell>
          <table:table-cell office:value-type="float" office:value="0.005971456" calcext:value-type="float">
            <text:p>0.005971456</text:p>
          </table:table-cell>
          <table:table-cell office:value-type="float" office:value="0.178648064" calcext:value-type="float">
            <text:p>0.178648064</text:p>
          </table:table-cell>
          <table:table-cell office:value-type="float" office:value="0.028420352" calcext:value-type="float">
            <text:p>0.028420352</text:p>
          </table:table-cell>
          <table:table-cell office:value-type="float" office:value="2.160962304" calcext:value-type="float">
            <text:p>2.160962304</text:p>
          </table:table-cell>
          <table:table-cell office:value-type="float" office:value="0.094044672" calcext:value-type="float">
            <text:p>0.094044672</text:p>
          </table:table-cell>
          <table:table-cell office:value-type="float" office:value="1.79819264" calcext:value-type="float">
            <text:p>1.79819264</text:p>
          </table:table-cell>
          <table:table-cell office:value-type="float" office:value="1.076653568" calcext:value-type="float">
            <text:p>1.076653568</text:p>
          </table:table-cell>
          <table:table-cell office:value-type="float" office:value="0.17763328" calcext:value-type="float">
            <text:p>0.17763328</text:p>
          </table:table-cell>
          <table:table-cell office:value-type="float" office:value="10.50275072" calcext:value-type="float">
            <text:p>10.50275072</text:p>
          </table:table-cell>
        </table:table-row>
        <table:table-row table:style-name="ro1">
          <table:table-cell/>
          <table:table-cell office:value-type="float" office:value="0.00571264" calcext:value-type="float">
            <text:p>0.00571264</text:p>
          </table:table-cell>
          <table:table-cell office:value-type="float" office:value="0.005971968" calcext:value-type="float">
            <text:p>0.005971968</text:p>
          </table:table-cell>
          <table:table-cell office:value-type="float" office:value="0.178752512" calcext:value-type="float">
            <text:p>0.178752512</text:p>
          </table:table-cell>
          <table:table-cell office:value-type="float" office:value="0.028507136" calcext:value-type="float">
            <text:p>0.028507136</text:p>
          </table:table-cell>
          <table:table-cell office:value-type="float" office:value="2.161782528" calcext:value-type="float">
            <text:p>2.161782528</text:p>
          </table:table-cell>
          <table:table-cell office:value-type="float" office:value="0.094069248" calcext:value-type="float">
            <text:p>0.094069248</text:p>
          </table:table-cell>
          <table:table-cell office:value-type="float" office:value="1.803002112" calcext:value-type="float">
            <text:p>1.803002112</text:p>
          </table:table-cell>
          <table:table-cell office:value-type="float" office:value="1.089380096" calcext:value-type="float">
            <text:p>1.089380096</text:p>
          </table:table-cell>
          <table:table-cell office:value-type="float" office:value="0.268061952" calcext:value-type="float">
            <text:p>0.268061952</text:p>
          </table:table-cell>
          <table:table-cell office:value-type="float" office:value="10.504643072" calcext:value-type="float">
            <text:p>10.504643072</text:p>
          </table:table-cell>
        </table:table-row>
        <table:table-row table:style-name="ro1">
          <table:table-cell/>
          <table:table-cell office:value-type="float" office:value="0.005718016" calcext:value-type="float">
            <text:p>0.005718016</text:p>
          </table:table-cell>
          <table:table-cell office:value-type="float" office:value="0.005972224" calcext:value-type="float">
            <text:p>0.005972224</text:p>
          </table:table-cell>
          <table:table-cell office:value-type="float" office:value="0.178971136" calcext:value-type="float">
            <text:p>0.178971136</text:p>
          </table:table-cell>
          <table:table-cell office:value-type="float" office:value="0.028720128" calcext:value-type="float">
            <text:p>0.028720128</text:p>
          </table:table-cell>
          <table:table-cell office:value-type="float" office:value="2.164142592" calcext:value-type="float">
            <text:p>2.164142592</text:p>
          </table:table-cell>
          <table:table-cell office:value-type="float" office:value="0.094072832" calcext:value-type="float">
            <text:p>0.094072832</text:p>
          </table:table-cell>
          <table:table-cell office:value-type="float" office:value="2.07344384" calcext:value-type="float">
            <text:p>2.07344384</text:p>
          </table:table-cell>
          <table:table-cell office:value-type="float" office:value="1.107341056" calcext:value-type="float">
            <text:p>1.107341056</text:p>
          </table:table-cell>
          <table:table-cell office:value-type="float" office:value="0.237609216" calcext:value-type="float">
            <text:p>0.237609216</text:p>
          </table:table-cell>
          <table:table-cell office:value-type="float" office:value="10.514850304" calcext:value-type="float">
            <text:p>10.514850304</text:p>
          </table:table-cell>
        </table:table-row>
        <table:table-row table:style-name="ro1">
          <table:table-cell/>
          <table:table-cell office:value-type="float" office:value="0.00571904" calcext:value-type="float">
            <text:p>0.00571904</text:p>
          </table:table-cell>
          <table:table-cell office:value-type="float" office:value="0.005974784" calcext:value-type="float">
            <text:p>0.005974784</text:p>
          </table:table-cell>
          <table:table-cell office:value-type="float" office:value="0.179081984" calcext:value-type="float">
            <text:p>0.179081984</text:p>
          </table:table-cell>
          <table:table-cell office:value-type="float" office:value="0.028746752" calcext:value-type="float">
            <text:p>0.028746752</text:p>
          </table:table-cell>
          <table:table-cell office:value-type="float" office:value="2.165804544" calcext:value-type="float">
            <text:p>2.165804544</text:p>
          </table:table-cell>
          <table:table-cell office:value-type="float" office:value="0.094123776" calcext:value-type="float">
            <text:p>0.094123776</text:p>
          </table:table-cell>
          <table:table-cell office:value-type="float" office:value="2.186541824" calcext:value-type="float">
            <text:p>2.186541824</text:p>
          </table:table-cell>
          <table:table-cell office:value-type="float" office:value="1.116422144" calcext:value-type="float">
            <text:p>1.116422144</text:p>
          </table:table-cell>
          <table:table-cell office:value-type="float" office:value="0.273767936" calcext:value-type="float">
            <text:p>0.273767936</text:p>
          </table:table-cell>
          <table:table-cell office:value-type="float" office:value="10.514851072" calcext:value-type="float">
            <text:p>10.514851072</text:p>
          </table:table-cell>
        </table:table-row>
        <table:table-row table:style-name="ro1">
          <table:table-cell/>
          <table:table-cell office:value-type="float" office:value="0.005721088" calcext:value-type="float">
            <text:p>0.005721088</text:p>
          </table:table-cell>
          <table:table-cell office:value-type="float" office:value="0.005975296" calcext:value-type="float">
            <text:p>0.005975296</text:p>
          </table:table-cell>
          <table:table-cell office:value-type="float" office:value="0.179591168" calcext:value-type="float">
            <text:p>0.179591168</text:p>
          </table:table-cell>
          <table:table-cell office:value-type="float" office:value="0.028754176" calcext:value-type="float">
            <text:p>0.028754176</text:p>
          </table:table-cell>
          <table:table-cell office:value-type="float" office:value="2.166608384" calcext:value-type="float">
            <text:p>2.166608384</text:p>
          </table:table-cell>
          <table:table-cell office:value-type="float" office:value="0.09413248" calcext:value-type="float">
            <text:p>0.09413248</text:p>
          </table:table-cell>
          <table:table-cell office:value-type="float" office:value="2.255376128" calcext:value-type="float">
            <text:p>2.255376128</text:p>
          </table:table-cell>
          <table:table-cell office:value-type="float" office:value="1.145001984" calcext:value-type="float">
            <text:p>1.145001984</text:p>
          </table:table-cell>
          <table:table-cell office:value-type="float" office:value="0.205650432" calcext:value-type="float">
            <text:p>0.205650432</text:p>
          </table:table-cell>
          <table:table-cell office:value-type="float" office:value="10.523173632" calcext:value-type="float">
            <text:p>10.523173632</text:p>
          </table:table-cell>
        </table:table-row>
        <table:table-row table:style-name="ro1">
          <table:table-cell/>
          <table:table-cell office:value-type="float" office:value="0.005721088" calcext:value-type="float">
            <text:p>0.005721088</text:p>
          </table:table-cell>
          <table:table-cell office:value-type="float" office:value="0.005976832" calcext:value-type="float">
            <text:p>0.005976832</text:p>
          </table:table-cell>
          <table:table-cell office:value-type="float" office:value="0.179591424" calcext:value-type="float">
            <text:p>0.179591424</text:p>
          </table:table-cell>
          <table:table-cell office:value-type="float" office:value="0.02877824" calcext:value-type="float">
            <text:p>0.02877824</text:p>
          </table:table-cell>
          <table:table-cell office:value-type="float" office:value="2.167704576" calcext:value-type="float">
            <text:p>2.167704576</text:p>
          </table:table-cell>
          <table:table-cell office:value-type="float" office:value="0.09417472" calcext:value-type="float">
            <text:p>0.09417472</text:p>
          </table:table-cell>
          <table:table-cell office:value-type="float" office:value="2.29476224" calcext:value-type="float">
            <text:p>2.29476224</text:p>
          </table:table-cell>
          <table:table-cell office:value-type="float" office:value="1.145324032" calcext:value-type="float">
            <text:p>1.145324032</text:p>
          </table:table-cell>
          <table:table-cell office:value-type="float" office:value="0.28474368" calcext:value-type="float">
            <text:p>0.28474368</text:p>
          </table:table-cell>
          <table:table-cell office:value-type="float" office:value="10.543492352" calcext:value-type="float">
            <text:p>10.543492352</text:p>
          </table:table-cell>
        </table:table-row>
        <table:table-row table:style-name="ro1">
          <table:table-cell/>
          <table:table-cell office:value-type="float" office:value="0.005721856" calcext:value-type="float">
            <text:p>0.005721856</text:p>
          </table:table-cell>
          <table:table-cell office:value-type="float" office:value="0.00598016" calcext:value-type="float">
            <text:p>0.00598016</text:p>
          </table:table-cell>
          <table:table-cell office:value-type="float" office:value="0.179746048" calcext:value-type="float">
            <text:p>0.179746048</text:p>
          </table:table-cell>
          <table:table-cell office:value-type="float" office:value="0.028789248" calcext:value-type="float">
            <text:p>0.028789248</text:p>
          </table:table-cell>
          <table:table-cell office:value-type="float" office:value="2.169891328" calcext:value-type="float">
            <text:p>2.169891328</text:p>
          </table:table-cell>
          <table:table-cell office:value-type="float" office:value="0.094240768" calcext:value-type="float">
            <text:p>0.094240768</text:p>
          </table:table-cell>
          <table:table-cell office:value-type="float" office:value="2.308893952" calcext:value-type="float">
            <text:p>2.308893952</text:p>
          </table:table-cell>
          <table:table-cell office:value-type="float" office:value="1.14837632" calcext:value-type="float">
            <text:p>1.14837632</text:p>
          </table:table-cell>
          <table:table-cell office:value-type="float" office:value="0.221691648" calcext:value-type="float">
            <text:p>0.221691648</text:p>
          </table:table-cell>
          <table:table-cell office:value-type="float" office:value="10.60038016" calcext:value-type="float">
            <text:p>10.60038016</text:p>
          </table:table-cell>
        </table:table-row>
        <table:table-row table:style-name="ro1">
          <table:table-cell/>
          <table:table-cell office:value-type="float" office:value="0.00572416" calcext:value-type="float">
            <text:p>0.00572416</text:p>
          </table:table-cell>
          <table:table-cell office:value-type="float" office:value="0.005982464" calcext:value-type="float">
            <text:p>0.005982464</text:p>
          </table:table-cell>
          <table:table-cell office:value-type="float" office:value="0.179841536" calcext:value-type="float">
            <text:p>0.179841536</text:p>
          </table:table-cell>
          <table:table-cell office:value-type="float" office:value="0.028820736" calcext:value-type="float">
            <text:p>0.028820736</text:p>
          </table:table-cell>
          <table:table-cell office:value-type="float" office:value="2.16998528" calcext:value-type="float">
            <text:p>2.16998528</text:p>
          </table:table-cell>
          <table:table-cell office:value-type="float" office:value="0.094284288" calcext:value-type="float">
            <text:p>0.094284288</text:p>
          </table:table-cell>
          <table:table-cell office:value-type="float" office:value="2.518265344" calcext:value-type="float">
            <text:p>2.518265344</text:p>
          </table:table-cell>
          <table:table-cell office:value-type="float" office:value="1.188789504" calcext:value-type="float">
            <text:p>1.188789504</text:p>
          </table:table-cell>
          <table:table-cell office:value-type="float" office:value="0.241686528" calcext:value-type="float">
            <text:p>0.241686528</text:p>
          </table:table-cell>
          <table:table-cell office:value-type="float" office:value="10.614208256" calcext:value-type="float">
            <text:p>10.614208256</text:p>
          </table:table-cell>
        </table:table-row>
        <table:table-row table:style-name="ro1">
          <table:table-cell/>
          <table:table-cell office:value-type="float" office:value="0.005727488" calcext:value-type="float">
            <text:p>0.005727488</text:p>
          </table:table-cell>
          <table:table-cell office:value-type="float" office:value="0.005982976" calcext:value-type="float">
            <text:p>0.005982976</text:p>
          </table:table-cell>
          <table:table-cell office:value-type="float" office:value="0.18034304" calcext:value-type="float">
            <text:p>0.18034304</text:p>
          </table:table-cell>
          <table:table-cell office:value-type="float" office:value="0.029008384" calcext:value-type="float">
            <text:p>0.029008384</text:p>
          </table:table-cell>
          <table:table-cell office:value-type="float" office:value="2.170103552" calcext:value-type="float">
            <text:p>2.170103552</text:p>
          </table:table-cell>
          <table:table-cell office:value-type="float" office:value="0.094292224" calcext:value-type="float">
            <text:p>0.094292224</text:p>
          </table:table-cell>
          <table:table-cell office:value-type="float" office:value="2.676909824" calcext:value-type="float">
            <text:p>2.676909824</text:p>
          </table:table-cell>
          <table:table-cell office:value-type="float" office:value="1.197411328" calcext:value-type="float">
            <text:p>1.197411328</text:p>
          </table:table-cell>
          <table:table-cell office:value-type="float" office:value="0.205221888" calcext:value-type="float">
            <text:p>0.205221888</text:p>
          </table:table-cell>
          <table:table-cell office:value-type="float" office:value="10.62120192" calcext:value-type="float">
            <text:p>10.62120192</text:p>
          </table:table-cell>
        </table:table-row>
        <table:table-row table:style-name="ro1">
          <table:table-cell/>
          <table:table-cell office:value-type="float" office:value="0.005727488" calcext:value-type="float">
            <text:p>0.005727488</text:p>
          </table:table-cell>
          <table:table-cell office:value-type="float" office:value="0.005983232" calcext:value-type="float">
            <text:p>0.005983232</text:p>
          </table:table-cell>
          <table:table-cell office:value-type="float" office:value="0.180426496" calcext:value-type="float">
            <text:p>0.180426496</text:p>
          </table:table-cell>
          <table:table-cell office:value-type="float" office:value="0.02903808" calcext:value-type="float">
            <text:p>0.02903808</text:p>
          </table:table-cell>
          <table:table-cell office:value-type="float" office:value="2.170757888" calcext:value-type="float">
            <text:p>2.170757888</text:p>
          </table:table-cell>
          <table:table-cell office:value-type="float" office:value="0.094324992" calcext:value-type="float">
            <text:p>0.094324992</text:p>
          </table:table-cell>
          <table:table-cell office:value-type="float" office:value="3.139562496" calcext:value-type="float">
            <text:p>3.139562496</text:p>
          </table:table-cell>
          <table:table-cell office:value-type="float" office:value="1.209548544" calcext:value-type="float">
            <text:p>1.209548544</text:p>
          </table:table-cell>
          <table:table-cell office:value-type="float" office:value="0.223939584" calcext:value-type="float">
            <text:p>0.223939584</text:p>
          </table:table-cell>
          <table:table-cell office:value-type="float" office:value="10.654159616" calcext:value-type="float">
            <text:p>10.654159616</text:p>
          </table:table-cell>
        </table:table-row>
        <table:table-row table:style-name="ro1">
          <table:table-cell/>
          <table:table-cell office:value-type="float" office:value="0.005731328" calcext:value-type="float">
            <text:p>0.005731328</text:p>
          </table:table-cell>
          <table:table-cell office:value-type="float" office:value="0.005983744" calcext:value-type="float">
            <text:p>0.005983744</text:p>
          </table:table-cell>
          <table:table-cell office:value-type="float" office:value="0.180684544" calcext:value-type="float">
            <text:p>0.180684544</text:p>
          </table:table-cell>
          <table:table-cell office:value-type="float" office:value="0.029044992" calcext:value-type="float">
            <text:p>0.029044992</text:p>
          </table:table-cell>
          <table:table-cell office:value-type="float" office:value="2.170823168" calcext:value-type="float">
            <text:p>2.170823168</text:p>
          </table:table-cell>
          <table:table-cell office:value-type="float" office:value="0.094332672" calcext:value-type="float">
            <text:p>0.094332672</text:p>
          </table:table-cell>
          <table:table-cell office:value-type="float" office:value="3.1710272" calcext:value-type="float">
            <text:p>3.1710272</text:p>
          </table:table-cell>
          <table:table-cell office:value-type="float" office:value="1.231135488" calcext:value-type="float">
            <text:p>1.231135488</text:p>
          </table:table-cell>
          <table:table-cell office:value-type="float" office:value="0.19774464" calcext:value-type="float">
            <text:p>0.19774464</text:p>
          </table:table-cell>
          <table:table-cell office:value-type="float" office:value="10.662697216" calcext:value-type="float">
            <text:p>10.662697216</text:p>
          </table:table-cell>
        </table:table-row>
        <table:table-row table:style-name="ro1">
          <table:table-cell/>
          <table:table-cell office:value-type="float" office:value="0.005734144" calcext:value-type="float">
            <text:p>0.005734144</text:p>
          </table:table-cell>
          <table:table-cell office:value-type="float" office:value="0.005984512" calcext:value-type="float">
            <text:p>0.005984512</text:p>
          </table:table-cell>
          <table:table-cell office:value-type="float" office:value="0.180790016" calcext:value-type="float">
            <text:p>0.180790016</text:p>
          </table:table-cell>
          <table:table-cell office:value-type="float" office:value="0.02906496" calcext:value-type="float">
            <text:p>0.02906496</text:p>
          </table:table-cell>
          <table:table-cell office:value-type="float" office:value="2.171138048" calcext:value-type="float">
            <text:p>2.171138048</text:p>
          </table:table-cell>
          <table:table-cell office:value-type="float" office:value="0.094333696" calcext:value-type="float">
            <text:p>0.094333696</text:p>
          </table:table-cell>
          <table:table-cell office:value-type="float" office:value="3.616699392" calcext:value-type="float">
            <text:p>3.616699392</text:p>
          </table:table-cell>
          <table:table-cell office:value-type="float" office:value="1.242567424" calcext:value-type="float">
            <text:p>1.242567424</text:p>
          </table:table-cell>
          <table:table-cell office:value-type="float" office:value="0.209356288" calcext:value-type="float">
            <text:p>0.209356288</text:p>
          </table:table-cell>
          <table:table-cell office:value-type="float" office:value="10.674762496" calcext:value-type="float">
            <text:p>10.674762496</text:p>
          </table:table-cell>
        </table:table-row>
        <table:table-row table:style-name="ro1">
          <table:table-cell/>
          <table:table-cell office:value-type="float" office:value="0.005735168" calcext:value-type="float">
            <text:p>0.005735168</text:p>
          </table:table-cell>
          <table:table-cell office:value-type="float" office:value="0.005984768" calcext:value-type="float">
            <text:p>0.005984768</text:p>
          </table:table-cell>
          <table:table-cell office:value-type="float" office:value="0.182371328" calcext:value-type="float">
            <text:p>0.182371328</text:p>
          </table:table-cell>
          <table:table-cell office:value-type="float" office:value="0.0290752" calcext:value-type="float">
            <text:p>0.0290752</text:p>
          </table:table-cell>
          <table:table-cell office:value-type="float" office:value="2.171698688" calcext:value-type="float">
            <text:p>2.171698688</text:p>
          </table:table-cell>
          <table:table-cell office:value-type="float" office:value="0.0943936" calcext:value-type="float">
            <text:p>0.0943936</text:p>
          </table:table-cell>
          <table:table-cell office:value-type="float" office:value="3.651778048" calcext:value-type="float">
            <text:p>3.651778048</text:p>
          </table:table-cell>
          <table:table-cell office:value-type="float" office:value="1.244421888" calcext:value-type="float">
            <text:p>1.244421888</text:p>
          </table:table-cell>
          <table:table-cell office:value-type="float" office:value="0.197714176" calcext:value-type="float">
            <text:p>0.197714176</text:p>
          </table:table-cell>
          <table:table-cell office:value-type="float" office:value="10.690600704" calcext:value-type="float">
            <text:p>10.690600704</text:p>
          </table:table-cell>
        </table:table-row>
        <table:table-row table:style-name="ro1">
          <table:table-cell/>
          <table:table-cell office:value-type="float" office:value="0.005736448" calcext:value-type="float">
            <text:p>0.005736448</text:p>
          </table:table-cell>
          <table:table-cell office:value-type="float" office:value="0.00598528" calcext:value-type="float">
            <text:p>0.00598528</text:p>
          </table:table-cell>
          <table:table-cell office:value-type="float" office:value="0.182793472" calcext:value-type="float">
            <text:p>0.182793472</text:p>
          </table:table-cell>
          <table:table-cell office:value-type="float" office:value="0.029088768" calcext:value-type="float">
            <text:p>0.029088768</text:p>
          </table:table-cell>
          <table:table-cell office:value-type="float" office:value="2.172946432" calcext:value-type="float">
            <text:p>2.172946432</text:p>
          </table:table-cell>
          <table:table-cell office:value-type="float" office:value="0.094642432" calcext:value-type="float">
            <text:p>0.094642432</text:p>
          </table:table-cell>
          <table:table-cell office:value-type="float" office:value="4.375455232" calcext:value-type="float">
            <text:p>4.375455232</text:p>
          </table:table-cell>
          <table:table-cell office:value-type="float" office:value="1.246207232" calcext:value-type="float">
            <text:p>1.246207232</text:p>
          </table:table-cell>
          <table:table-cell office:value-type="float" office:value="0.269219584" calcext:value-type="float">
            <text:p>0.269219584</text:p>
          </table:table-cell>
          <table:table-cell office:value-type="float" office:value="10.694615296" calcext:value-type="float">
            <text:p>10.694615296</text:p>
          </table:table-cell>
        </table:table-row>
        <table:table-row table:style-name="ro1">
          <table:table-cell/>
          <table:table-cell office:value-type="float" office:value="0.005737472" calcext:value-type="float">
            <text:p>0.005737472</text:p>
          </table:table-cell>
          <table:table-cell office:value-type="float" office:value="0.005987072" calcext:value-type="float">
            <text:p>0.005987072</text:p>
          </table:table-cell>
          <table:table-cell office:value-type="float" office:value="0.18348928" calcext:value-type="float">
            <text:p>0.18348928</text:p>
          </table:table-cell>
          <table:table-cell office:value-type="float" office:value="0.029089792" calcext:value-type="float">
            <text:p>0.029089792</text:p>
          </table:table-cell>
          <table:table-cell office:value-type="float" office:value="2.175394304" calcext:value-type="float">
            <text:p>2.175394304</text:p>
          </table:table-cell>
          <table:table-cell office:value-type="float" office:value="0.094692352" calcext:value-type="float">
            <text:p>0.094692352</text:p>
          </table:table-cell>
          <table:table-cell office:value-type="float" office:value="4.790274304" calcext:value-type="float">
            <text:p>4.790274304</text:p>
          </table:table-cell>
          <table:table-cell office:value-type="float" office:value="1.24815232" calcext:value-type="float">
            <text:p>1.24815232</text:p>
          </table:table-cell>
          <table:table-cell office:value-type="float" office:value="0.192822528" calcext:value-type="float">
            <text:p>0.192822528</text:p>
          </table:table-cell>
          <table:table-cell office:value-type="float" office:value="10.69540352" calcext:value-type="float">
            <text:p>10.69540352</text:p>
          </table:table-cell>
        </table:table-row>
        <table:table-row table:style-name="ro1">
          <table:table-cell/>
          <table:table-cell office:value-type="float" office:value="0.005737472" calcext:value-type="float">
            <text:p>0.005737472</text:p>
          </table:table-cell>
          <table:table-cell office:value-type="float" office:value="0.00598912" calcext:value-type="float">
            <text:p>0.00598912</text:p>
          </table:table-cell>
          <table:table-cell office:value-type="float" office:value="0.183812352" calcext:value-type="float">
            <text:p>0.183812352</text:p>
          </table:table-cell>
          <table:table-cell office:value-type="float" office:value="0.029132544" calcext:value-type="float">
            <text:p>0.029132544</text:p>
          </table:table-cell>
          <table:table-cell office:value-type="float" office:value="2.177606912" calcext:value-type="float">
            <text:p>2.177606912</text:p>
          </table:table-cell>
          <table:table-cell office:value-type="float" office:value="0.094768384" calcext:value-type="float">
            <text:p>0.094768384</text:p>
          </table:table-cell>
          <table:table-cell office:value-type="float" office:value="7.347674368" calcext:value-type="float">
            <text:p>7.347674368</text:p>
          </table:table-cell>
          <table:table-cell office:value-type="float" office:value="1.278052096" calcext:value-type="float">
            <text:p>1.278052096</text:p>
          </table:table-cell>
          <table:table-cell office:value-type="float" office:value="0.241874432" calcext:value-type="float">
            <text:p>0.241874432</text:p>
          </table:table-cell>
          <table:table-cell office:value-type="float" office:value="10.715275776" calcext:value-type="float">
            <text:p>10.715275776</text:p>
          </table:table-cell>
        </table:table-row>
        <table:table-row table:style-name="ro1">
          <table:table-cell/>
          <table:table-cell office:value-type="float" office:value="0.005737472" calcext:value-type="float">
            <text:p>0.005737472</text:p>
          </table:table-cell>
          <table:table-cell office:value-type="float" office:value="0.005990912" calcext:value-type="float">
            <text:p>0.005990912</text:p>
          </table:table-cell>
          <table:table-cell office:value-type="float" office:value="0.183832064" calcext:value-type="float">
            <text:p>0.183832064</text:p>
          </table:table-cell>
          <table:table-cell office:value-type="float" office:value="0.029155584" calcext:value-type="float">
            <text:p>0.029155584</text:p>
          </table:table-cell>
          <table:table-cell office:value-type="float" office:value="2.177895936" calcext:value-type="float">
            <text:p>2.177895936</text:p>
          </table:table-cell>
          <table:table-cell office:value-type="float" office:value="0.094869504" calcext:value-type="float">
            <text:p>0.094869504</text:p>
          </table:table-cell>
          <table:table-cell office:value-type="float" office:value="8.224073984" calcext:value-type="float">
            <text:p>8.224073984</text:p>
          </table:table-cell>
          <table:table-cell office:value-type="float" office:value="1.2937152" calcext:value-type="float">
            <text:p>1.2937152</text:p>
          </table:table-cell>
          <table:table-cell office:value-type="float" office:value="0.18761344" calcext:value-type="float">
            <text:p>0.18761344</text:p>
          </table:table-cell>
          <table:table-cell office:value-type="float" office:value="10.718063104" calcext:value-type="float">
            <text:p>10.718063104</text:p>
          </table:table-cell>
        </table:table-row>
        <table:table-row table:style-name="ro1">
          <table:table-cell/>
          <table:table-cell office:value-type="float" office:value="0.005737984" calcext:value-type="float">
            <text:p>0.005737984</text:p>
          </table:table-cell>
          <table:table-cell office:value-type="float" office:value="0.005992704" calcext:value-type="float">
            <text:p>0.005992704</text:p>
          </table:table-cell>
          <table:table-cell office:value-type="float" office:value="0.185356288" calcext:value-type="float">
            <text:p>0.185356288</text:p>
          </table:table-cell>
          <table:table-cell office:value-type="float" office:value="0.029256448" calcext:value-type="float">
            <text:p>0.029256448</text:p>
          </table:table-cell>
          <table:table-cell office:value-type="float" office:value="2.178765312" calcext:value-type="float">
            <text:p>2.178765312</text:p>
          </table:table-cell>
          <table:table-cell office:value-type="float" office:value="0.094902016" calcext:value-type="float">
            <text:p>0.094902016</text:p>
          </table:table-cell>
          <table:table-cell office:value-type="float" office:value="8.5508736" calcext:value-type="float">
            <text:p>8.5508736</text:p>
          </table:table-cell>
          <table:table-cell office:value-type="float" office:value="1.298876928" calcext:value-type="float">
            <text:p>1.298876928</text:p>
          </table:table-cell>
          <table:table-cell office:value-type="float" office:value="0.2247488" calcext:value-type="float">
            <text:p>0.2247488</text:p>
          </table:table-cell>
          <table:table-cell office:value-type="float" office:value="10.73310208" calcext:value-type="float">
            <text:p>10.73310208</text:p>
          </table:table-cell>
        </table:table-row>
        <table:table-row table:style-name="ro1">
          <table:table-cell/>
          <table:table-cell office:value-type="float" office:value="0.005738496" calcext:value-type="float">
            <text:p>0.005738496</text:p>
          </table:table-cell>
          <table:table-cell office:value-type="float" office:value="0.00599424" calcext:value-type="float">
            <text:p>0.00599424</text:p>
          </table:table-cell>
          <table:table-cell office:value-type="float" office:value="0.185670912" calcext:value-type="float">
            <text:p>0.185670912</text:p>
          </table:table-cell>
          <table:table-cell office:value-type="float" office:value="0.029302528" calcext:value-type="float">
            <text:p>0.029302528</text:p>
          </table:table-cell>
          <table:table-cell office:value-type="float" office:value="2.179934208" calcext:value-type="float">
            <text:p>2.179934208</text:p>
          </table:table-cell>
          <table:table-cell office:value-type="float" office:value="0.094929408" calcext:value-type="float">
            <text:p>0.094929408</text:p>
          </table:table-cell>
          <table:table-cell office:value-type="float" office:value="9.068172544" calcext:value-type="float">
            <text:p>9.068172544</text:p>
          </table:table-cell>
          <table:table-cell office:value-type="float" office:value="1.299629312" calcext:value-type="float">
            <text:p>1.299629312</text:p>
          </table:table-cell>
          <table:table-cell office:value-type="float" office:value="0.177036288" calcext:value-type="float">
            <text:p>0.177036288</text:p>
          </table:table-cell>
          <table:table-cell office:value-type="float" office:value="10.75091584" calcext:value-type="float">
            <text:p>10.75091584</text:p>
          </table:table-cell>
        </table:table-row>
        <table:table-row table:style-name="ro1">
          <table:table-cell/>
          <table:table-cell office:value-type="float" office:value="0.005743872" calcext:value-type="float">
            <text:p>0.005743872</text:p>
          </table:table-cell>
          <table:table-cell office:value-type="float" office:value="0.005996544" calcext:value-type="float">
            <text:p>0.005996544</text:p>
          </table:table-cell>
          <table:table-cell office:value-type="float" office:value="0.185696512" calcext:value-type="float">
            <text:p>0.185696512</text:p>
          </table:table-cell>
          <table:table-cell office:value-type="float" office:value="0.029353472" calcext:value-type="float">
            <text:p>0.029353472</text:p>
          </table:table-cell>
          <table:table-cell office:value-type="float" office:value="2.180612096" calcext:value-type="float">
            <text:p>2.180612096</text:p>
          </table:table-cell>
          <table:table-cell office:value-type="float" office:value="0.094934016" calcext:value-type="float">
            <text:p>0.094934016</text:p>
          </table:table-cell>
          <table:table-cell office:value-type="float" office:value="9.232604416" calcext:value-type="float">
            <text:p>9.232604416</text:p>
          </table:table-cell>
          <table:table-cell office:value-type="float" office:value="1.301836032" calcext:value-type="float">
            <text:p>1.301836032</text:p>
          </table:table-cell>
          <table:table-cell office:value-type="float" office:value="0.208134144" calcext:value-type="float">
            <text:p>0.208134144</text:p>
          </table:table-cell>
          <table:table-cell office:value-type="float" office:value="10.75294336" calcext:value-type="float">
            <text:p>10.75294336</text:p>
          </table:table-cell>
        </table:table-row>
        <table:table-row table:style-name="ro1">
          <table:table-cell/>
          <table:table-cell office:value-type="float" office:value="0.00574464" calcext:value-type="float">
            <text:p>0.00574464</text:p>
          </table:table-cell>
          <table:table-cell office:value-type="float" office:value="0.005999616" calcext:value-type="float">
            <text:p>0.005999616</text:p>
          </table:table-cell>
          <table:table-cell office:value-type="float" office:value="0.185751808" calcext:value-type="float">
            <text:p>0.185751808</text:p>
          </table:table-cell>
          <table:table-cell office:value-type="float" office:value="0.029382144" calcext:value-type="float">
            <text:p>0.029382144</text:p>
          </table:table-cell>
          <table:table-cell office:value-type="float" office:value="2.18062976" calcext:value-type="float">
            <text:p>2.18062976</text:p>
          </table:table-cell>
          <table:table-cell office:value-type="float" office:value="0.095038976" calcext:value-type="float">
            <text:p>0.095038976</text:p>
          </table:table-cell>
          <table:table-cell office:value-type="float" office:value="9.34865152" calcext:value-type="float">
            <text:p>9.34865152</text:p>
          </table:table-cell>
          <table:table-cell office:value-type="float" office:value="1.308338176" calcext:value-type="float">
            <text:p>1.308338176</text:p>
          </table:table-cell>
          <table:table-cell office:value-type="float" office:value="0.187990784" calcext:value-type="float">
            <text:p>0.187990784</text:p>
          </table:table-cell>
          <table:table-cell office:value-type="float" office:value="10.75596416" calcext:value-type="float">
            <text:p>10.75596416</text:p>
          </table:table-cell>
        </table:table-row>
        <table:table-row table:style-name="ro1">
          <table:table-cell/>
          <table:table-cell office:value-type="float" office:value="0.005750528" calcext:value-type="float">
            <text:p>0.005750528</text:p>
          </table:table-cell>
          <table:table-cell office:value-type="float" office:value="0.006000384" calcext:value-type="float">
            <text:p>0.006000384</text:p>
          </table:table-cell>
          <table:table-cell office:value-type="float" office:value="0.185803776" calcext:value-type="float">
            <text:p>0.185803776</text:p>
          </table:table-cell>
          <table:table-cell office:value-type="float" office:value="0.029400832" calcext:value-type="float">
            <text:p>0.029400832</text:p>
          </table:table-cell>
          <table:table-cell office:value-type="float" office:value="2.18187264" calcext:value-type="float">
            <text:p>2.18187264</text:p>
          </table:table-cell>
          <table:table-cell office:value-type="float" office:value="0.095206656" calcext:value-type="float">
            <text:p>0.095206656</text:p>
          </table:table-cell>
          <table:table-cell office:value-type="float" office:value="9.497828352" calcext:value-type="float">
            <text:p>9.497828352</text:p>
          </table:table-cell>
          <table:table-cell office:value-type="float" office:value="1.308867072" calcext:value-type="float">
            <text:p>1.308867072</text:p>
          </table:table-cell>
          <table:table-cell office:value-type="float" office:value="0.200062208" calcext:value-type="float">
            <text:p>0.200062208</text:p>
          </table:table-cell>
          <table:table-cell office:value-type="float" office:value="10.847423232" calcext:value-type="float">
            <text:p>10.847423232</text:p>
          </table:table-cell>
        </table:table-row>
        <table:table-row table:style-name="ro1">
          <table:table-cell/>
          <table:table-cell office:value-type="float" office:value="0.005752832" calcext:value-type="float">
            <text:p>0.005752832</text:p>
          </table:table-cell>
          <table:table-cell office:value-type="float" office:value="0.006001408" calcext:value-type="float">
            <text:p>0.006001408</text:p>
          </table:table-cell>
          <table:table-cell office:value-type="float" office:value="0.185975808" calcext:value-type="float">
            <text:p>0.185975808</text:p>
          </table:table-cell>
          <table:table-cell office:value-type="float" office:value="0.029401088" calcext:value-type="float">
            <text:p>0.029401088</text:p>
          </table:table-cell>
          <table:table-cell office:value-type="float" office:value="2.182721792" calcext:value-type="float">
            <text:p>2.182721792</text:p>
          </table:table-cell>
          <table:table-cell office:value-type="float" office:value="0.095642368" calcext:value-type="float">
            <text:p>0.095642368</text:p>
          </table:table-cell>
          <table:table-cell office:value-type="float" office:value="9.611776256" calcext:value-type="float">
            <text:p>9.611776256</text:p>
          </table:table-cell>
          <table:table-cell office:value-type="float" office:value="1.330825472" calcext:value-type="float">
            <text:p>1.330825472</text:p>
          </table:table-cell>
          <table:table-cell office:value-type="float" office:value="0.176868352" calcext:value-type="float">
            <text:p>0.176868352</text:p>
          </table:table-cell>
          <table:table-cell office:value-type="float" office:value="10.891850496" calcext:value-type="float">
            <text:p>10.891850496</text:p>
          </table:table-cell>
        </table:table-row>
        <table:table-row table:style-name="ro1">
          <table:table-cell/>
          <table:table-cell office:value-type="float" office:value="0.005758976" calcext:value-type="float">
            <text:p>0.005758976</text:p>
          </table:table-cell>
          <table:table-cell office:value-type="float" office:value="0.006003712" calcext:value-type="float">
            <text:p>0.006003712</text:p>
          </table:table-cell>
          <table:table-cell office:value-type="float" office:value="0.18704768" calcext:value-type="float">
            <text:p>0.18704768</text:p>
          </table:table-cell>
          <table:table-cell office:value-type="float" office:value="0.029403136" calcext:value-type="float">
            <text:p>0.029403136</text:p>
          </table:table-cell>
          <table:table-cell office:value-type="float" office:value="2.18306048" calcext:value-type="float">
            <text:p>2.18306048</text:p>
          </table:table-cell>
          <table:table-cell office:value-type="float" office:value="0.095746816" calcext:value-type="float">
            <text:p>0.095746816</text:p>
          </table:table-cell>
          <table:table-cell office:value-type="float" office:value="10.077133568" calcext:value-type="float">
            <text:p>10.077133568</text:p>
          </table:table-cell>
          <table:table-cell office:value-type="float" office:value="1.334594304" calcext:value-type="float">
            <text:p>1.334594304</text:p>
          </table:table-cell>
          <table:table-cell office:value-type="float" office:value="0.269053952" calcext:value-type="float">
            <text:p>0.269053952</text:p>
          </table:table-cell>
          <table:table-cell office:value-type="float" office:value="10.94218496" calcext:value-type="float">
            <text:p>10.94218496</text:p>
          </table:table-cell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office:value-type="float" office:value="0.006003712" calcext:value-type="float">
            <text:p>0.006003712</text:p>
          </table:table-cell>
          <table:table-cell office:value-type="float" office:value="0.187129344" calcext:value-type="float">
            <text:p>0.187129344</text:p>
          </table:table-cell>
          <table:table-cell office:value-type="float" office:value="0.029428224" calcext:value-type="float">
            <text:p>0.029428224</text:p>
          </table:table-cell>
          <table:table-cell office:value-type="float" office:value="2.187033088" calcext:value-type="float">
            <text:p>2.187033088</text:p>
          </table:table-cell>
          <table:table-cell office:value-type="float" office:value="0.0973504" calcext:value-type="float">
            <text:p>0.0973504</text:p>
          </table:table-cell>
          <table:table-cell office:value-type="float" office:value="10.218501376" calcext:value-type="float">
            <text:p>10.218501376</text:p>
          </table:table-cell>
          <table:table-cell office:value-type="float" office:value="1.341639424" calcext:value-type="float">
            <text:p>1.341639424</text:p>
          </table:table-cell>
          <table:table-cell office:value-type="float" office:value="0.240505856" calcext:value-type="float">
            <text:p>0.240505856</text:p>
          </table:table-cell>
          <table:table-cell office:value-type="float" office:value="10.956855808" calcext:value-type="float">
            <text:p>10.956855808</text:p>
          </table:table-cell>
        </table:table-row>
        <table:table-row table:style-name="ro1">
          <table:table-cell/>
          <table:table-cell office:value-type="float" office:value="0.005762304" calcext:value-type="float">
            <text:p>0.005762304</text:p>
          </table:table-cell>
          <table:table-cell office:value-type="float" office:value="0.006003968" calcext:value-type="float">
            <text:p>0.006003968</text:p>
          </table:table-cell>
          <table:table-cell office:value-type="float" office:value="0.18786944" calcext:value-type="float">
            <text:p>0.18786944</text:p>
          </table:table-cell>
          <table:table-cell office:value-type="float" office:value="0.029442304" calcext:value-type="float">
            <text:p>0.029442304</text:p>
          </table:table-cell>
          <table:table-cell office:value-type="float" office:value="2.187309824" calcext:value-type="float">
            <text:p>2.187309824</text:p>
          </table:table-cell>
          <table:table-cell office:value-type="float" office:value="0.098448384" calcext:value-type="float">
            <text:p>0.098448384</text:p>
          </table:table-cell>
          <table:table-cell office:value-type="float" office:value="10.367311616" calcext:value-type="float">
            <text:p>10.367311616</text:p>
          </table:table-cell>
          <table:table-cell office:value-type="float" office:value="1.36020992" calcext:value-type="float">
            <text:p>1.36020992</text:p>
          </table:table-cell>
          <table:table-cell office:value-type="float" office:value="0.263635456" calcext:value-type="float">
            <text:p>0.263635456</text:p>
          </table:table-cell>
          <table:table-cell office:value-type="float" office:value="10.966566656" calcext:value-type="float">
            <text:p>10.966566656</text:p>
          </table:table-cell>
        </table:table-row>
        <table:table-row table:style-name="ro1">
          <table:table-cell/>
          <table:table-cell office:value-type="float" office:value="0.005764608" calcext:value-type="float">
            <text:p>0.005764608</text:p>
          </table:table-cell>
          <table:table-cell office:value-type="float" office:value="0.006007552" calcext:value-type="float">
            <text:p>0.006007552</text:p>
          </table:table-cell>
          <table:table-cell office:value-type="float" office:value="0.188549632" calcext:value-type="float">
            <text:p>0.188549632</text:p>
          </table:table-cell>
          <table:table-cell office:value-type="float" office:value="0.029450496" calcext:value-type="float">
            <text:p>0.029450496</text:p>
          </table:table-cell>
          <table:table-cell office:value-type="float" office:value="2.187978752" calcext:value-type="float">
            <text:p>2.187978752</text:p>
          </table:table-cell>
          <table:table-cell office:value-type="float" office:value="0.098530304" calcext:value-type="float">
            <text:p>0.098530304</text:p>
          </table:table-cell>
          <table:table-cell office:value-type="float" office:value="10.390319616" calcext:value-type="float">
            <text:p>10.390319616</text:p>
          </table:table-cell>
          <table:table-cell office:value-type="float" office:value="1.36468864" calcext:value-type="float">
            <text:p>1.36468864</text:p>
          </table:table-cell>
          <table:table-cell office:value-type="float" office:value="0.221586176" calcext:value-type="float">
            <text:p>0.221586176</text:p>
          </table:table-cell>
          <table:table-cell office:value-type="float" office:value="11.061352192" calcext:value-type="float">
            <text:p>11.061352192</text:p>
          </table:table-cell>
        </table:table-row>
        <table:table-row table:style-name="ro1">
          <table:table-cell/>
          <table:table-cell office:value-type="float" office:value="0.005765888" calcext:value-type="float">
            <text:p>0.005765888</text:p>
          </table:table-cell>
          <table:table-cell office:value-type="float" office:value="0.006007808" calcext:value-type="float">
            <text:p>0.006007808</text:p>
          </table:table-cell>
          <table:table-cell office:value-type="float" office:value="0.188770816" calcext:value-type="float">
            <text:p>0.188770816</text:p>
          </table:table-cell>
          <table:table-cell office:value-type="float" office:value="0.029450752" calcext:value-type="float">
            <text:p>0.029450752</text:p>
          </table:table-cell>
          <table:table-cell office:value-type="float" office:value="2.1886528" calcext:value-type="float">
            <text:p>2.1886528</text:p>
          </table:table-cell>
          <table:table-cell office:value-type="float" office:value="0.099255296" calcext:value-type="float">
            <text:p>0.099255296</text:p>
          </table:table-cell>
          <table:table-cell office:value-type="float" office:value="10.552179456" calcext:value-type="float">
            <text:p>10.552179456</text:p>
          </table:table-cell>
          <table:table-cell office:value-type="float" office:value="1.376548352" calcext:value-type="float">
            <text:p>1.376548352</text:p>
          </table:table-cell>
          <table:table-cell office:value-type="float" office:value="0.252681728" calcext:value-type="float">
            <text:p>0.252681728</text:p>
          </table:table-cell>
          <table:table-cell office:value-type="float" office:value="11.193412864" calcext:value-type="float">
            <text:p>11.193412864</text:p>
          </table:table-cell>
        </table:table-row>
        <table:table-row table:style-name="ro1">
          <table:table-cell/>
          <table:table-cell office:value-type="float" office:value="0.005766144" calcext:value-type="float">
            <text:p>0.005766144</text:p>
          </table:table-cell>
          <table:table-cell office:value-type="float" office:value="0.006008064" calcext:value-type="float">
            <text:p>0.006008064</text:p>
          </table:table-cell>
          <table:table-cell office:value-type="float" office:value="0.188786944" calcext:value-type="float">
            <text:p>0.188786944</text:p>
          </table:table-cell>
          <table:table-cell office:value-type="float" office:value="0.029625856" calcext:value-type="float">
            <text:p>0.029625856</text:p>
          </table:table-cell>
          <table:table-cell office:value-type="float" office:value="2.19167616" calcext:value-type="float">
            <text:p>2.19167616</text:p>
          </table:table-cell>
          <table:table-cell office:value-type="float" office:value="0.099382272" calcext:value-type="float">
            <text:p>0.099382272</text:p>
          </table:table-cell>
          <table:table-cell office:value-type="float" office:value="10.89699712" calcext:value-type="float">
            <text:p>10.89699712</text:p>
          </table:table-cell>
          <table:table-cell office:value-type="float" office:value="1.391440384" calcext:value-type="float">
            <text:p>1.391440384</text:p>
          </table:table-cell>
          <table:table-cell office:value-type="float" office:value="0.207554304" calcext:value-type="float">
            <text:p>0.207554304</text:p>
          </table:table-cell>
          <table:table-cell office:value-type="float" office:value="11.283883008" calcext:value-type="float">
            <text:p>11.283883008</text:p>
          </table:table-cell>
        </table:table-row>
        <table:table-row table:style-name="ro1">
          <table:table-cell/>
          <table:table-cell office:value-type="float" office:value="0.005766656" calcext:value-type="float">
            <text:p>0.005766656</text:p>
          </table:table-cell>
          <table:table-cell office:value-type="float" office:value="0.006009088" calcext:value-type="float">
            <text:p>0.006009088</text:p>
          </table:table-cell>
          <table:table-cell office:value-type="float" office:value="0.189067008" calcext:value-type="float">
            <text:p>0.189067008</text:p>
          </table:table-cell>
          <table:table-cell office:value-type="float" office:value="0.02963712" calcext:value-type="float">
            <text:p>0.02963712</text:p>
          </table:table-cell>
          <table:table-cell office:value-type="float" office:value="2.1926144" calcext:value-type="float">
            <text:p>2.1926144</text:p>
          </table:table-cell>
          <table:table-cell office:value-type="float" office:value="0.100029952" calcext:value-type="float">
            <text:p>0.100029952</text:p>
          </table:table-cell>
          <table:table-cell office:value-type="float" office:value="10.900694528" calcext:value-type="float">
            <text:p>10.900694528</text:p>
          </table:table-cell>
          <table:table-cell office:value-type="float" office:value="1.397165568" calcext:value-type="float">
            <text:p>1.397165568</text:p>
          </table:table-cell>
          <table:table-cell office:value-type="float" office:value="0.246665984" calcext:value-type="float">
            <text:p>0.246665984</text:p>
          </table:table-cell>
          <table:table-cell office:value-type="float" office:value="11.352041984" calcext:value-type="float">
            <text:p>11.352041984</text:p>
          </table:table-cell>
        </table:table-row>
        <table:table-row table:style-name="ro1">
          <table:table-cell/>
          <table:table-cell office:value-type="float" office:value="0.005770752" calcext:value-type="float">
            <text:p>0.005770752</text:p>
          </table:table-cell>
          <table:table-cell office:value-type="float" office:value="0.0060096" calcext:value-type="float">
            <text:p>0.0060096</text:p>
          </table:table-cell>
          <table:table-cell office:value-type="float" office:value="0.189165568" calcext:value-type="float">
            <text:p>0.189165568</text:p>
          </table:table-cell>
          <table:table-cell office:value-type="float" office:value="0.029649152" calcext:value-type="float">
            <text:p>0.029649152</text:p>
          </table:table-cell>
          <table:table-cell office:value-type="float" office:value="2.194894848" calcext:value-type="float">
            <text:p>2.194894848</text:p>
          </table:table-cell>
          <table:table-cell office:value-type="float" office:value="0.100825088" calcext:value-type="float">
            <text:p>0.100825088</text:p>
          </table:table-cell>
          <table:table-cell office:value-type="float" office:value="11.42143232" calcext:value-type="float">
            <text:p>11.42143232</text:p>
          </table:table-cell>
          <table:table-cell office:value-type="float" office:value="1.400199424" calcext:value-type="float">
            <text:p>1.400199424</text:p>
          </table:table-cell>
          <table:table-cell office:value-type="float" office:value="0.196195584" calcext:value-type="float">
            <text:p>0.196195584</text:p>
          </table:table-cell>
          <table:table-cell office:value-type="float" office:value="11.396715776" calcext:value-type="float">
            <text:p>11.396715776</text:p>
          </table:table-cell>
        </table:table-row>
        <table:table-row table:style-name="ro1">
          <table:table-cell/>
          <table:table-cell office:value-type="float" office:value="0.005771264" calcext:value-type="float">
            <text:p>0.005771264</text:p>
          </table:table-cell>
          <table:table-cell office:value-type="float" office:value="0.006011648" calcext:value-type="float">
            <text:p>0.006011648</text:p>
          </table:table-cell>
          <table:table-cell office:value-type="float" office:value="0.189756672" calcext:value-type="float">
            <text:p>0.189756672</text:p>
          </table:table-cell>
          <table:table-cell office:value-type="float" office:value="0.029682944" calcext:value-type="float">
            <text:p>0.029682944</text:p>
          </table:table-cell>
          <table:table-cell office:value-type="float" office:value="2.1954368" calcext:value-type="float">
            <text:p>2.1954368</text:p>
          </table:table-cell>
          <table:table-cell office:value-type="float" office:value="0.101436672" calcext:value-type="float">
            <text:p>0.101436672</text:p>
          </table:table-cell>
          <table:table-cell office:value-type="float" office:value="11.495975424" calcext:value-type="float">
            <text:p>11.495975424</text:p>
          </table:table-cell>
          <table:table-cell office:value-type="float" office:value="1.45964672" calcext:value-type="float">
            <text:p>1.45964672</text:p>
          </table:table-cell>
          <table:table-cell office:value-type="float" office:value="0.214989824" calcext:value-type="float">
            <text:p>0.214989824</text:p>
          </table:table-cell>
          <table:table-cell office:value-type="float" office:value="11.470415104" calcext:value-type="float">
            <text:p>11.470415104</text:p>
          </table:table-cell>
        </table:table-row>
        <table:table-row table:style-name="ro1">
          <table:table-cell/>
          <table:table-cell office:value-type="float" office:value="0.005771264" calcext:value-type="float">
            <text:p>0.005771264</text:p>
          </table:table-cell>
          <table:table-cell office:value-type="float" office:value="0.006013952" calcext:value-type="float">
            <text:p>0.006013952</text:p>
          </table:table-cell>
          <table:table-cell office:value-type="float" office:value="0.191310336" calcext:value-type="float">
            <text:p>0.191310336</text:p>
          </table:table-cell>
          <table:table-cell office:value-type="float" office:value="0.029684224" calcext:value-type="float">
            <text:p>0.029684224</text:p>
          </table:table-cell>
          <table:table-cell office:value-type="float" office:value="2.196456448" calcext:value-type="float">
            <text:p>2.196456448</text:p>
          </table:table-cell>
          <table:table-cell office:value-type="float" office:value="0.102651904" calcext:value-type="float">
            <text:p>0.102651904</text:p>
          </table:table-cell>
          <table:table-cell office:value-type="float" office:value="11.564613632" calcext:value-type="float">
            <text:p>11.564613632</text:p>
          </table:table-cell>
          <table:table-cell office:value-type="float" office:value="1.547029504" calcext:value-type="float">
            <text:p>1.547029504</text:p>
          </table:table-cell>
          <table:table-cell office:value-type="float" office:value="0.18470272" calcext:value-type="float">
            <text:p>0.18470272</text:p>
          </table:table-cell>
          <table:table-cell office:value-type="float" office:value="11.481750528" calcext:value-type="float">
            <text:p>11.481750528</text:p>
          </table:table-cell>
        </table:table-row>
        <table:table-row table:style-name="ro1">
          <table:table-cell/>
          <table:table-cell office:value-type="float" office:value="0.005776128" calcext:value-type="float">
            <text:p>0.005776128</text:p>
          </table:table-cell>
          <table:table-cell office:value-type="float" office:value="0.006013952" calcext:value-type="float">
            <text:p>0.006013952</text:p>
          </table:table-cell>
          <table:table-cell office:value-type="float" office:value="0.191724544" calcext:value-type="float">
            <text:p>0.191724544</text:p>
          </table:table-cell>
          <table:table-cell office:value-type="float" office:value="0.029707008" calcext:value-type="float">
            <text:p>0.029707008</text:p>
          </table:table-cell>
          <table:table-cell office:value-type="float" office:value="2.19794176" calcext:value-type="float">
            <text:p>2.19794176</text:p>
          </table:table-cell>
          <table:table-cell office:value-type="float" office:value="0.10265216" calcext:value-type="float">
            <text:p>0.10265216</text:p>
          </table:table-cell>
          <table:table-cell office:value-type="float" office:value="11.577625344" calcext:value-type="float">
            <text:p>11.577625344</text:p>
          </table:table-cell>
          <table:table-cell office:value-type="float" office:value="1.561365504" calcext:value-type="float">
            <text:p>1.561365504</text:p>
          </table:table-cell>
          <table:table-cell office:value-type="float" office:value="0.198221824" calcext:value-type="float">
            <text:p>0.198221824</text:p>
          </table:table-cell>
          <table:table-cell office:value-type="float" office:value="11.559620096" calcext:value-type="float">
            <text:p>11.559620096</text:p>
          </table:table-cell>
        </table:table-row>
        <table:table-row table:style-name="ro1">
          <table:table-cell/>
          <table:table-cell office:value-type="float" office:value="0.005776896" calcext:value-type="float">
            <text:p>0.005776896</text:p>
          </table:table-cell>
          <table:table-cell office:value-type="float" office:value="0.006014464" calcext:value-type="float">
            <text:p>0.006014464</text:p>
          </table:table-cell>
          <table:table-cell office:value-type="float" office:value="0.192013568" calcext:value-type="float">
            <text:p>0.192013568</text:p>
          </table:table-cell>
          <table:table-cell office:value-type="float" office:value="0.02972672" calcext:value-type="float">
            <text:p>0.02972672</text:p>
          </table:table-cell>
          <table:table-cell office:value-type="float" office:value="2.198723584" calcext:value-type="float">
            <text:p>2.198723584</text:p>
          </table:table-cell>
          <table:table-cell office:value-type="float" office:value="0.1027392" calcext:value-type="float">
            <text:p>0.1027392</text:p>
          </table:table-cell>
          <table:table-cell office:value-type="float" office:value="11.681183232" calcext:value-type="float">
            <text:p>11.681183232</text:p>
          </table:table-cell>
          <table:table-cell office:value-type="float" office:value="1.671480064" calcext:value-type="float">
            <text:p>1.671480064</text:p>
          </table:table-cell>
          <table:table-cell office:value-type="float" office:value="0.218224384" calcext:value-type="float">
            <text:p>0.218224384</text:p>
          </table:table-cell>
          <table:table-cell office:value-type="float" office:value="11.656118016" calcext:value-type="float">
            <text:p>11.656118016</text:p>
          </table:table-cell>
        </table:table-row>
        <table:table-row table:style-name="ro1">
          <table:table-cell/>
          <table:table-cell office:value-type="float" office:value="0.005778432" calcext:value-type="float">
            <text:p>0.005778432</text:p>
          </table:table-cell>
          <table:table-cell office:value-type="float" office:value="0.00601472" calcext:value-type="float">
            <text:p>0.00601472</text:p>
          </table:table-cell>
          <table:table-cell office:value-type="float" office:value="0.192656896" calcext:value-type="float">
            <text:p>0.192656896</text:p>
          </table:table-cell>
          <table:table-cell office:value-type="float" office:value="0.029852416" calcext:value-type="float">
            <text:p>0.029852416</text:p>
          </table:table-cell>
          <table:table-cell office:value-type="float" office:value="2.20105472" calcext:value-type="float">
            <text:p>2.20105472</text:p>
          </table:table-cell>
          <table:table-cell office:value-type="float" office:value="0.102742784" calcext:value-type="float">
            <text:p>0.102742784</text:p>
          </table:table-cell>
          <table:table-cell office:value-type="float" office:value="11.721277696" calcext:value-type="float">
            <text:p>11.721277696</text:p>
          </table:table-cell>
          <table:table-cell office:value-type="float" office:value="1.67655168" calcext:value-type="float">
            <text:p>1.67655168</text:p>
          </table:table-cell>
          <table:table-cell office:value-type="float" office:value="0.246087936" calcext:value-type="float">
            <text:p>0.246087936</text:p>
          </table:table-cell>
          <table:table-cell office:value-type="float" office:value="11.671849984" calcext:value-type="float">
            <text:p>11.671849984</text:p>
          </table:table-cell>
        </table:table-row>
        <table:table-row table:style-name="ro1">
          <table:table-cell/>
          <table:table-cell office:value-type="float" office:value="0.005785088" calcext:value-type="float">
            <text:p>0.005785088</text:p>
          </table:table-cell>
          <table:table-cell office:value-type="float" office:value="0.006015488" calcext:value-type="float">
            <text:p>0.006015488</text:p>
          </table:table-cell>
          <table:table-cell office:value-type="float" office:value="0.194378752" calcext:value-type="float">
            <text:p>0.194378752</text:p>
          </table:table-cell>
          <table:table-cell office:value-type="float" office:value="0.029900032" calcext:value-type="float">
            <text:p>0.029900032</text:p>
          </table:table-cell>
          <table:table-cell office:value-type="float" office:value="2.202870528" calcext:value-type="float">
            <text:p>2.202870528</text:p>
          </table:table-cell>
          <table:table-cell office:value-type="float" office:value="0.102842112" calcext:value-type="float">
            <text:p>0.102842112</text:p>
          </table:table-cell>
          <table:table-cell office:value-type="float" office:value="11.814956032" calcext:value-type="float">
            <text:p>11.814956032</text:p>
          </table:table-cell>
          <table:table-cell office:value-type="float" office:value="1.719020544" calcext:value-type="float">
            <text:p>1.719020544</text:p>
          </table:table-cell>
          <table:table-cell office:value-type="float" office:value="0.248283392" calcext:value-type="float">
            <text:p>0.248283392</text:p>
          </table:table-cell>
          <table:table-cell office:value-type="float" office:value="11.776961792" calcext:value-type="float">
            <text:p>11.776961792</text:p>
          </table:table-cell>
        </table:table-row>
        <table:table-row table:style-name="ro1">
          <table:table-cell/>
          <table:table-cell office:value-type="float" office:value="0.005785088" calcext:value-type="float">
            <text:p>0.005785088</text:p>
          </table:table-cell>
          <table:table-cell office:value-type="float" office:value="0.006020096" calcext:value-type="float">
            <text:p>0.006020096</text:p>
          </table:table-cell>
          <table:table-cell office:value-type="float" office:value="0.194680832" calcext:value-type="float">
            <text:p>0.194680832</text:p>
          </table:table-cell>
          <table:table-cell office:value-type="float" office:value="0.029964032" calcext:value-type="float">
            <text:p>0.029964032</text:p>
          </table:table-cell>
          <table:table-cell office:value-type="float" office:value="2.202942208" calcext:value-type="float">
            <text:p>2.202942208</text:p>
          </table:table-cell>
          <table:table-cell office:value-type="float" office:value="0.1028544" calcext:value-type="float">
            <text:p>0.1028544</text:p>
          </table:table-cell>
          <table:table-cell office:value-type="float" office:value="11.926833152" calcext:value-type="float">
            <text:p>11.926833152</text:p>
          </table:table-cell>
          <table:table-cell office:value-type="float" office:value="1.720426496" calcext:value-type="float">
            <text:p>1.720426496</text:p>
          </table:table-cell>
          <table:table-cell office:value-type="float" office:value="0.304072448" calcext:value-type="float">
            <text:p>0.304072448</text:p>
          </table:table-cell>
          <table:table-cell office:value-type="float" office:value="11.854014976" calcext:value-type="float">
            <text:p>11.854014976</text:p>
          </table:table-cell>
        </table:table-row>
        <table:table-row table:style-name="ro1">
          <table:table-cell/>
          <table:table-cell office:value-type="float" office:value="0.0057856" calcext:value-type="float">
            <text:p>0.0057856</text:p>
          </table:table-cell>
          <table:table-cell office:value-type="float" office:value="0.006020096" calcext:value-type="float">
            <text:p>0.006020096</text:p>
          </table:table-cell>
          <table:table-cell office:value-type="float" office:value="0.194857984" calcext:value-type="float">
            <text:p>0.194857984</text:p>
          </table:table-cell>
          <table:table-cell office:value-type="float" office:value="0.030004224" calcext:value-type="float">
            <text:p>0.030004224</text:p>
          </table:table-cell>
          <table:table-cell office:value-type="float" office:value="2.202957312" calcext:value-type="float">
            <text:p>2.202957312</text:p>
          </table:table-cell>
          <table:table-cell office:value-type="float" office:value="0.10327936" calcext:value-type="float">
            <text:p>0.10327936</text:p>
          </table:table-cell>
          <table:table-cell office:value-type="float" office:value="11.989643264" calcext:value-type="float">
            <text:p>11.989643264</text:p>
          </table:table-cell>
          <table:table-cell office:value-type="float" office:value="1.723532032" calcext:value-type="float">
            <text:p>1.723532032</text:p>
          </table:table-cell>
          <table:table-cell office:value-type="float" office:value="0.329318144" calcext:value-type="float">
            <text:p>0.329318144</text:p>
          </table:table-cell>
          <table:table-cell office:value-type="float" office:value="11.920277248" calcext:value-type="float">
            <text:p>11.920277248</text:p>
          </table:table-cell>
        </table:table-row>
        <table:table-row table:style-name="ro1">
          <table:table-cell/>
          <table:table-cell office:value-type="float" office:value="0.0057856" calcext:value-type="float">
            <text:p>0.0057856</text:p>
          </table:table-cell>
          <table:table-cell office:value-type="float" office:value="0.006020608" calcext:value-type="float">
            <text:p>0.006020608</text:p>
          </table:table-cell>
          <table:table-cell office:value-type="float" office:value="0.194930944" calcext:value-type="float">
            <text:p>0.194930944</text:p>
          </table:table-cell>
          <table:table-cell office:value-type="float" office:value="0.03000576" calcext:value-type="float">
            <text:p>0.03000576</text:p>
          </table:table-cell>
          <table:table-cell office:value-type="float" office:value="2.203443968" calcext:value-type="float">
            <text:p>2.203443968</text:p>
          </table:table-cell>
          <table:table-cell office:value-type="float" office:value="0.103372288" calcext:value-type="float">
            <text:p>0.103372288</text:p>
          </table:table-cell>
          <table:table-cell office:value-type="float" office:value="12.0231552" calcext:value-type="float">
            <text:p>12.0231552</text:p>
          </table:table-cell>
          <table:table-cell office:value-type="float" office:value="1.727599104" calcext:value-type="float">
            <text:p>1.727599104</text:p>
          </table:table-cell>
          <table:table-cell office:value-type="float" office:value="0.287197952" calcext:value-type="float">
            <text:p>0.287197952</text:p>
          </table:table-cell>
          <table:table-cell office:value-type="float" office:value="11.979435264" calcext:value-type="float">
            <text:p>11.979435264</text:p>
          </table:table-cell>
        </table:table-row>
        <table:table-row table:style-name="ro1">
          <table:table-cell/>
          <table:table-cell office:value-type="float" office:value="0.005787136" calcext:value-type="float">
            <text:p>0.005787136</text:p>
          </table:table-cell>
          <table:table-cell office:value-type="float" office:value="0.006023424" calcext:value-type="float">
            <text:p>0.006023424</text:p>
          </table:table-cell>
          <table:table-cell office:value-type="float" office:value="0.195472896" calcext:value-type="float">
            <text:p>0.195472896</text:p>
          </table:table-cell>
          <table:table-cell office:value-type="float" office:value="0.030025728" calcext:value-type="float">
            <text:p>0.030025728</text:p>
          </table:table-cell>
          <table:table-cell office:value-type="float" office:value="2.204659968" calcext:value-type="float">
            <text:p>2.204659968</text:p>
          </table:table-cell>
          <table:table-cell office:value-type="float" office:value="0.103392768" calcext:value-type="float">
            <text:p>0.103392768</text:p>
          </table:table-cell>
          <table:table-cell office:value-type="float" office:value="12.056137728" calcext:value-type="float">
            <text:p>12.056137728</text:p>
          </table:table-cell>
          <table:table-cell office:value-type="float" office:value="1.757672192" calcext:value-type="float">
            <text:p>1.757672192</text:p>
          </table:table-cell>
          <table:table-cell office:value-type="float" office:value="0.318128384" calcext:value-type="float">
            <text:p>0.318128384</text:p>
          </table:table-cell>
          <table:table-cell office:value-type="float" office:value="11.981095424" calcext:value-type="float">
            <text:p>11.981095424</text:p>
          </table:table-cell>
        </table:table-row>
        <table:table-row table:style-name="ro1">
          <table:table-cell/>
          <table:table-cell office:value-type="float" office:value="0.005790464" calcext:value-type="float">
            <text:p>0.005790464</text:p>
          </table:table-cell>
          <table:table-cell office:value-type="float" office:value="0.006024704" calcext:value-type="float">
            <text:p>0.006024704</text:p>
          </table:table-cell>
          <table:table-cell office:value-type="float" office:value="0.195996416" calcext:value-type="float">
            <text:p>0.195996416</text:p>
          </table:table-cell>
          <table:table-cell office:value-type="float" office:value="0.030031104" calcext:value-type="float">
            <text:p>0.030031104</text:p>
          </table:table-cell>
          <table:table-cell office:value-type="float" office:value="2.20636288" calcext:value-type="float">
            <text:p>2.20636288</text:p>
          </table:table-cell>
          <table:table-cell office:value-type="float" office:value="0.103485696" calcext:value-type="float">
            <text:p>0.103485696</text:p>
          </table:table-cell>
          <table:table-cell office:value-type="float" office:value="12.060713984" calcext:value-type="float">
            <text:p>12.060713984</text:p>
          </table:table-cell>
          <table:table-cell office:value-type="float" office:value="1.775525632" calcext:value-type="float">
            <text:p>1.775525632</text:p>
          </table:table-cell>
          <table:table-cell office:value-type="float" office:value="0.2701504" calcext:value-type="float">
            <text:p>0.2701504</text:p>
          </table:table-cell>
          <table:table-cell office:value-type="float" office:value="12.035732736" calcext:value-type="float">
            <text:p>12.035732736</text:p>
          </table:table-cell>
        </table:table-row>
        <table:table-row table:style-name="ro1">
          <table:table-cell/>
          <table:table-cell office:value-type="float" office:value="0.005791232" calcext:value-type="float">
            <text:p>0.005791232</text:p>
          </table:table-cell>
          <table:table-cell office:value-type="float" office:value="0.006025728" calcext:value-type="float">
            <text:p>0.006025728</text:p>
          </table:table-cell>
          <table:table-cell office:value-type="float" office:value="0.196147456" calcext:value-type="float">
            <text:p>0.196147456</text:p>
          </table:table-cell>
          <table:table-cell office:value-type="float" office:value="0.030250496" calcext:value-type="float">
            <text:p>0.030250496</text:p>
          </table:table-cell>
          <table:table-cell office:value-type="float" office:value="2.20662272" calcext:value-type="float">
            <text:p>2.20662272</text:p>
          </table:table-cell>
          <table:table-cell office:value-type="float" office:value="0.10353664" calcext:value-type="float">
            <text:p>0.10353664</text:p>
          </table:table-cell>
          <table:table-cell office:value-type="float" office:value="12.091208704" calcext:value-type="float">
            <text:p>12.091208704</text:p>
          </table:table-cell>
          <table:table-cell office:value-type="float" office:value="1.817459712" calcext:value-type="float">
            <text:p>1.817459712</text:p>
          </table:table-cell>
          <table:table-cell office:value-type="float" office:value="0.301986048" calcext:value-type="float">
            <text:p>0.301986048</text:p>
          </table:table-cell>
          <table:table-cell office:value-type="float" office:value="12.072011008" calcext:value-type="float">
            <text:p>12.072011008</text:p>
          </table:table-cell>
        </table:table-row>
        <table:table-row table:style-name="ro1">
          <table:table-cell/>
          <table:table-cell office:value-type="float" office:value="0.005792512" calcext:value-type="float">
            <text:p>0.005792512</text:p>
          </table:table-cell>
          <table:table-cell office:value-type="float" office:value="0.006029568" calcext:value-type="float">
            <text:p>0.006029568</text:p>
          </table:table-cell>
          <table:table-cell office:value-type="float" office:value="0.196175616" calcext:value-type="float">
            <text:p>0.196175616</text:p>
          </table:table-cell>
          <table:table-cell office:value-type="float" office:value="0.030299392" calcext:value-type="float">
            <text:p>0.030299392</text:p>
          </table:table-cell>
          <table:table-cell office:value-type="float" office:value="2.20720256" calcext:value-type="float">
            <text:p>2.20720256</text:p>
          </table:table-cell>
          <table:table-cell office:value-type="float" office:value="0.10354816" calcext:value-type="float">
            <text:p>0.10354816</text:p>
          </table:table-cell>
          <table:table-cell office:value-type="float" office:value="12.1050176" calcext:value-type="float">
            <text:p>12.1050176</text:p>
          </table:table-cell>
          <table:table-cell office:value-type="float" office:value="1.848401408" calcext:value-type="float">
            <text:p>1.848401408</text:p>
          </table:table-cell>
          <table:table-cell office:value-type="float" office:value="0.315630848" calcext:value-type="float">
            <text:p>0.315630848</text:p>
          </table:table-cell>
          <table:table-cell office:value-type="float" office:value="12.155904512" calcext:value-type="float">
            <text:p>12.155904512</text:p>
          </table:table-cell>
        </table:table-row>
        <table:table-row table:style-name="ro1">
          <table:table-cell/>
          <table:table-cell office:value-type="float" office:value="0.005796608" calcext:value-type="float">
            <text:p>0.005796608</text:p>
          </table:table-cell>
          <table:table-cell office:value-type="float" office:value="0.00603008" calcext:value-type="float">
            <text:p>0.00603008</text:p>
          </table:table-cell>
          <table:table-cell office:value-type="float" office:value="0.196984064" calcext:value-type="float">
            <text:p>0.196984064</text:p>
          </table:table-cell>
          <table:table-cell office:value-type="float" office:value="0.030312192" calcext:value-type="float">
            <text:p>0.030312192</text:p>
          </table:table-cell>
          <table:table-cell office:value-type="float" office:value="2.209559296" calcext:value-type="float">
            <text:p>2.209559296</text:p>
          </table:table-cell>
          <table:table-cell office:value-type="float" office:value="0.10362112" calcext:value-type="float">
            <text:p>0.10362112</text:p>
          </table:table-cell>
          <table:table-cell office:value-type="float" office:value="12.116313344" calcext:value-type="float">
            <text:p>12.116313344</text:p>
          </table:table-cell>
          <table:table-cell office:value-type="float" office:value="1.850427136" calcext:value-type="float">
            <text:p>1.850427136</text:p>
          </table:table-cell>
          <table:table-cell office:value-type="float" office:value="0.380504064" calcext:value-type="float">
            <text:p>0.380504064</text:p>
          </table:table-cell>
          <table:table-cell office:value-type="float" office:value="12.220676352" calcext:value-type="float">
            <text:p>12.220676352</text:p>
          </table:table-cell>
        </table:table-row>
        <table:table-row table:style-name="ro1">
          <table:table-cell/>
          <table:table-cell office:value-type="float" office:value="0.005805568" calcext:value-type="float">
            <text:p>0.005805568</text:p>
          </table:table-cell>
          <table:table-cell office:value-type="float" office:value="0.006031616" calcext:value-type="float">
            <text:p>0.006031616</text:p>
          </table:table-cell>
          <table:table-cell office:value-type="float" office:value="0.197069568" calcext:value-type="float">
            <text:p>0.197069568</text:p>
          </table:table-cell>
          <table:table-cell office:value-type="float" office:value="0.030336" calcext:value-type="float">
            <text:p>0.030336</text:p>
          </table:table-cell>
          <table:table-cell office:value-type="float" office:value="2.21131264" calcext:value-type="float">
            <text:p>2.21131264</text:p>
          </table:table-cell>
          <table:table-cell office:value-type="float" office:value="0.103698688" calcext:value-type="float">
            <text:p>0.103698688</text:p>
          </table:table-cell>
          <table:table-cell office:value-type="float" office:value="12.294554624" calcext:value-type="float">
            <text:p>12.294554624</text:p>
          </table:table-cell>
          <table:table-cell office:value-type="float" office:value="1.850969088" calcext:value-type="float">
            <text:p>1.850969088</text:p>
          </table:table-cell>
          <table:table-cell office:value-type="float" office:value="0.354782976" calcext:value-type="float">
            <text:p>0.354782976</text:p>
          </table:table-cell>
          <table:table-cell office:value-type="float" office:value="12.276757248" calcext:value-type="float">
            <text:p>12.276757248</text:p>
          </table:table-cell>
        </table:table-row>
        <table:table-row table:style-name="ro1">
          <table:table-cell/>
          <table:table-cell office:value-type="float" office:value="0.00580864" calcext:value-type="float">
            <text:p>0.00580864</text:p>
          </table:table-cell>
          <table:table-cell office:value-type="float" office:value="0.00603264" calcext:value-type="float">
            <text:p>0.00603264</text:p>
          </table:table-cell>
          <table:table-cell office:value-type="float" office:value="0.197303296" calcext:value-type="float">
            <text:p>0.197303296</text:p>
          </table:table-cell>
          <table:table-cell office:value-type="float" office:value="0.030383616" calcext:value-type="float">
            <text:p>0.030383616</text:p>
          </table:table-cell>
          <table:table-cell office:value-type="float" office:value="2.212372224" calcext:value-type="float">
            <text:p>2.212372224</text:p>
          </table:table-cell>
          <table:table-cell office:value-type="float" office:value="0.10372224" calcext:value-type="float">
            <text:p>0.10372224</text:p>
          </table:table-cell>
          <table:table-cell office:value-type="float" office:value="12.696835584" calcext:value-type="float">
            <text:p>12.696835584</text:p>
          </table:table-cell>
          <table:table-cell office:value-type="float" office:value="1.855903232" calcext:value-type="float">
            <text:p>1.855903232</text:p>
          </table:table-cell>
          <table:table-cell office:value-type="float" office:value="0.37307648" calcext:value-type="float">
            <text:p>0.37307648</text:p>
          </table:table-cell>
          <table:table-cell office:value-type="float" office:value="12.302368512" calcext:value-type="float">
            <text:p>12.302368512</text:p>
          </table:table-cell>
        </table:table-row>
        <table:table-row table:style-name="ro1">
          <table:table-cell/>
          <table:table-cell office:value-type="float" office:value="0.005810176" calcext:value-type="float">
            <text:p>0.005810176</text:p>
          </table:table-cell>
          <table:table-cell office:value-type="float" office:value="0.006035456" calcext:value-type="float">
            <text:p>0.006035456</text:p>
          </table:table-cell>
          <table:table-cell office:value-type="float" office:value="0.197424128" calcext:value-type="float">
            <text:p>0.197424128</text:p>
          </table:table-cell>
          <table:table-cell office:value-type="float" office:value="0.030394112" calcext:value-type="float">
            <text:p>0.030394112</text:p>
          </table:table-cell>
          <table:table-cell office:value-type="float" office:value="2.21300352" calcext:value-type="float">
            <text:p>2.21300352</text:p>
          </table:table-cell>
          <table:table-cell office:value-type="float" office:value="0.103789568" calcext:value-type="float">
            <text:p>0.103789568</text:p>
          </table:table-cell>
          <table:table-cell office:value-type="float" office:value="12.830139136" calcext:value-type="float">
            <text:p>12.830139136</text:p>
          </table:table-cell>
          <table:table-cell office:value-type="float" office:value="1.875333888" calcext:value-type="float">
            <text:p>1.875333888</text:p>
          </table:table-cell>
          <table:table-cell office:value-type="float" office:value="0.360173568" calcext:value-type="float">
            <text:p>0.360173568</text:p>
          </table:table-cell>
          <table:table-cell office:value-type="float" office:value="12.302790144" calcext:value-type="float">
            <text:p>12.302790144</text:p>
          </table:table-cell>
        </table:table-row>
        <table:table-row table:style-name="ro1">
          <table:table-cell/>
          <table:table-cell office:value-type="float" office:value="0.005814272" calcext:value-type="float">
            <text:p>0.005814272</text:p>
          </table:table-cell>
          <table:table-cell office:value-type="float" office:value="0.006036992" calcext:value-type="float">
            <text:p>0.006036992</text:p>
          </table:table-cell>
          <table:table-cell office:value-type="float" office:value="0.197456128" calcext:value-type="float">
            <text:p>0.197456128</text:p>
          </table:table-cell>
          <table:table-cell office:value-type="float" office:value="0.030408704" calcext:value-type="float">
            <text:p>0.030408704</text:p>
          </table:table-cell>
          <table:table-cell office:value-type="float" office:value="2.216570624" calcext:value-type="float">
            <text:p>2.216570624</text:p>
          </table:table-cell>
          <table:table-cell office:value-type="float" office:value="0.103903488" calcext:value-type="float">
            <text:p>0.103903488</text:p>
          </table:table-cell>
          <table:table-cell office:value-type="float" office:value="12.876510464" calcext:value-type="float">
            <text:p>12.876510464</text:p>
          </table:table-cell>
          <table:table-cell office:value-type="float" office:value="1.894462464" calcext:value-type="float">
            <text:p>1.894462464</text:p>
          </table:table-cell>
          <table:table-cell office:value-type="float" office:value="0.379742976" calcext:value-type="float">
            <text:p>0.379742976</text:p>
          </table:table-cell>
          <table:table-cell office:value-type="float" office:value="12.407841536" calcext:value-type="float">
            <text:p>12.407841536</text:p>
          </table:table-cell>
        </table:table-row>
        <table:table-row table:style-name="ro1">
          <table:table-cell/>
          <table:table-cell office:value-type="float" office:value="0.005816576" calcext:value-type="float">
            <text:p>0.005816576</text:p>
          </table:table-cell>
          <table:table-cell office:value-type="float" office:value="0.006038528" calcext:value-type="float">
            <text:p>0.006038528</text:p>
          </table:table-cell>
          <table:table-cell office:value-type="float" office:value="0.197581824" calcext:value-type="float">
            <text:p>0.197581824</text:p>
          </table:table-cell>
          <table:table-cell office:value-type="float" office:value="0.030427904" calcext:value-type="float">
            <text:p>0.030427904</text:p>
          </table:table-cell>
          <table:table-cell office:value-type="float" office:value="2.217384192" calcext:value-type="float">
            <text:p>2.217384192</text:p>
          </table:table-cell>
          <table:table-cell office:value-type="float" office:value="0.10403456" calcext:value-type="float">
            <text:p>0.10403456</text:p>
          </table:table-cell>
          <table:table-cell office:value-type="float" office:value="12.985545728" calcext:value-type="float">
            <text:p>12.985545728</text:p>
          </table:table-cell>
          <table:table-cell office:value-type="float" office:value="1.90908416" calcext:value-type="float">
            <text:p>1.90908416</text:p>
          </table:table-cell>
          <table:table-cell office:value-type="float" office:value="0.352009216" calcext:value-type="float">
            <text:p>0.352009216</text:p>
          </table:table-cell>
          <table:table-cell office:value-type="float" office:value="12.515862528" calcext:value-type="float">
            <text:p>12.515862528</text:p>
          </table:table-cell>
        </table:table-row>
        <table:table-row table:style-name="ro1">
          <table:table-cell/>
          <table:table-cell office:value-type="float" office:value="0.005818112" calcext:value-type="float">
            <text:p>0.005818112</text:p>
          </table:table-cell>
          <table:table-cell office:value-type="float" office:value="0.00603904" calcext:value-type="float">
            <text:p>0.00603904</text:p>
          </table:table-cell>
          <table:table-cell office:value-type="float" office:value="0.198136832" calcext:value-type="float">
            <text:p>0.198136832</text:p>
          </table:table-cell>
          <table:table-cell office:value-type="float" office:value="0.030669056" calcext:value-type="float">
            <text:p>0.030669056</text:p>
          </table:table-cell>
          <table:table-cell office:value-type="float" office:value="2.21970944" calcext:value-type="float">
            <text:p>2.21970944</text:p>
          </table:table-cell>
          <table:table-cell office:value-type="float" office:value="0.104258816" calcext:value-type="float">
            <text:p>0.104258816</text:p>
          </table:table-cell>
          <table:table-cell office:value-type="float" office:value="13.011333632" calcext:value-type="float">
            <text:p>13.011333632</text:p>
          </table:table-cell>
          <table:table-cell office:value-type="float" office:value="1.9124864" calcext:value-type="float">
            <text:p>1.9124864</text:p>
          </table:table-cell>
          <table:table-cell office:value-type="float" office:value="0.391225088" calcext:value-type="float">
            <text:p>0.391225088</text:p>
          </table:table-cell>
          <table:table-cell office:value-type="float" office:value="12.579077888" calcext:value-type="float">
            <text:p>12.579077888</text:p>
          </table:table-cell>
        </table:table-row>
        <table:table-row table:style-name="ro1">
          <table:table-cell/>
          <table:table-cell office:value-type="float" office:value="0.005818112" calcext:value-type="float">
            <text:p>0.005818112</text:p>
          </table:table-cell>
          <table:table-cell office:value-type="float" office:value="0.006039552" calcext:value-type="float">
            <text:p>0.006039552</text:p>
          </table:table-cell>
          <table:table-cell office:value-type="float" office:value="0.1982208" calcext:value-type="float">
            <text:p>0.1982208</text:p>
          </table:table-cell>
          <table:table-cell office:value-type="float" office:value="0.03067648" calcext:value-type="float">
            <text:p>0.03067648</text:p>
          </table:table-cell>
          <table:table-cell office:value-type="float" office:value="2.219899136" calcext:value-type="float">
            <text:p>2.219899136</text:p>
          </table:table-cell>
          <table:table-cell office:value-type="float" office:value="0.104447232" calcext:value-type="float">
            <text:p>0.104447232</text:p>
          </table:table-cell>
          <table:table-cell office:value-type="float" office:value="13.195092224" calcext:value-type="float">
            <text:p>13.195092224</text:p>
          </table:table-cell>
          <table:table-cell office:value-type="float" office:value="1.93465472" calcext:value-type="float">
            <text:p>1.93465472</text:p>
          </table:table-cell>
          <table:table-cell office:value-type="float" office:value="0.34193024" calcext:value-type="float">
            <text:p>0.34193024</text:p>
          </table:table-cell>
          <table:table-cell office:value-type="float" office:value="12.640503808" calcext:value-type="float">
            <text:p>12.640503808</text:p>
          </table:table-cell>
        </table:table-row>
        <table:table-row table:style-name="ro1">
          <table:table-cell/>
          <table:table-cell office:value-type="float" office:value="0.00581888" calcext:value-type="float">
            <text:p>0.00581888</text:p>
          </table:table-cell>
          <table:table-cell office:value-type="float" office:value="0.006039808" calcext:value-type="float">
            <text:p>0.006039808</text:p>
          </table:table-cell>
          <table:table-cell office:value-type="float" office:value="0.198359552" calcext:value-type="float">
            <text:p>0.198359552</text:p>
          </table:table-cell>
          <table:table-cell office:value-type="float" office:value="0.030714368" calcext:value-type="float">
            <text:p>0.030714368</text:p>
          </table:table-cell>
          <table:table-cell office:value-type="float" office:value="2.220372992" calcext:value-type="float">
            <text:p>2.220372992</text:p>
          </table:table-cell>
          <table:table-cell office:value-type="float" office:value="0.104717312" calcext:value-type="float">
            <text:p>0.104717312</text:p>
          </table:table-cell>
          <table:table-cell office:value-type="float" office:value="13.290117632" calcext:value-type="float">
            <text:p>13.290117632</text:p>
          </table:table-cell>
          <table:table-cell office:value-type="float" office:value="1.948688128" calcext:value-type="float">
            <text:p>1.948688128</text:p>
          </table:table-cell>
          <table:table-cell office:value-type="float" office:value="0.371749376" calcext:value-type="float">
            <text:p>0.371749376</text:p>
          </table:table-cell>
          <table:table-cell office:value-type="float" office:value="12.644591872" calcext:value-type="float">
            <text:p>12.644591872</text:p>
          </table:table-cell>
        </table:table-row>
        <table:table-row table:style-name="ro1">
          <table:table-cell/>
          <table:table-cell office:value-type="float" office:value="0.005822976" calcext:value-type="float">
            <text:p>0.005822976</text:p>
          </table:table-cell>
          <table:table-cell office:value-type="float" office:value="0.006045184" calcext:value-type="float">
            <text:p>0.006045184</text:p>
          </table:table-cell>
          <table:table-cell office:value-type="float" office:value="0.198401024" calcext:value-type="float">
            <text:p>0.198401024</text:p>
          </table:table-cell>
          <table:table-cell office:value-type="float" office:value="0.03105408" calcext:value-type="float">
            <text:p>0.03105408</text:p>
          </table:table-cell>
          <table:table-cell office:value-type="float" office:value="2.220374784" calcext:value-type="float">
            <text:p>2.220374784</text:p>
          </table:table-cell>
          <table:table-cell office:value-type="float" office:value="0.104799232" calcext:value-type="float">
            <text:p>0.104799232</text:p>
          </table:table-cell>
          <table:table-cell office:value-type="float" office:value="13.342760448" calcext:value-type="float">
            <text:p>13.342760448</text:p>
          </table:table-cell>
          <table:table-cell office:value-type="float" office:value="1.97489408" calcext:value-type="float">
            <text:p>1.97489408</text:p>
          </table:table-cell>
          <table:table-cell office:value-type="float" office:value="0.38775296" calcext:value-type="float">
            <text:p>0.38775296</text:p>
          </table:table-cell>
          <table:table-cell office:value-type="float" office:value="12.667068928" calcext:value-type="float">
            <text:p>12.667068928</text:p>
          </table:table-cell>
        </table:table-row>
        <table:table-row table:style-name="ro1">
          <table:table-cell/>
          <table:table-cell office:value-type="float" office:value="0.005825792" calcext:value-type="float">
            <text:p>0.005825792</text:p>
          </table:table-cell>
          <table:table-cell office:value-type="float" office:value="0.006046464" calcext:value-type="float">
            <text:p>0.006046464</text:p>
          </table:table-cell>
          <table:table-cell office:value-type="float" office:value="0.198691072" calcext:value-type="float">
            <text:p>0.198691072</text:p>
          </table:table-cell>
          <table:table-cell office:value-type="float" office:value="0.031092224" calcext:value-type="float">
            <text:p>0.031092224</text:p>
          </table:table-cell>
          <table:table-cell office:value-type="float" office:value="2.220942592" calcext:value-type="float">
            <text:p>2.220942592</text:p>
          </table:table-cell>
          <table:table-cell office:value-type="float" office:value="0.105200128" calcext:value-type="float">
            <text:p>0.105200128</text:p>
          </table:table-cell>
          <table:table-cell office:value-type="float" office:value="13.402434304" calcext:value-type="float">
            <text:p>13.402434304</text:p>
          </table:table-cell>
          <table:table-cell office:value-type="float" office:value="2.002064384" calcext:value-type="float">
            <text:p>2.002064384</text:p>
          </table:table-cell>
          <table:table-cell office:value-type="float" office:value="0.417510144" calcext:value-type="float">
            <text:p>0.417510144</text:p>
          </table:table-cell>
          <table:table-cell office:value-type="float" office:value="12.771086336" calcext:value-type="float">
            <text:p>12.771086336</text:p>
          </table:table-cell>
        </table:table-row>
        <table:table-row table:style-name="ro1">
          <table:table-cell/>
          <table:table-cell office:value-type="float" office:value="0.005826304" calcext:value-type="float">
            <text:p>0.005826304</text:p>
          </table:table-cell>
          <table:table-cell office:value-type="float" office:value="0.006054656" calcext:value-type="float">
            <text:p>0.006054656</text:p>
          </table:table-cell>
          <table:table-cell office:value-type="float" office:value="0.199097088" calcext:value-type="float">
            <text:p>0.199097088</text:p>
          </table:table-cell>
          <table:table-cell office:value-type="float" office:value="0.03133184" calcext:value-type="float">
            <text:p>0.03133184</text:p>
          </table:table-cell>
          <table:table-cell office:value-type="float" office:value="2.22100352" calcext:value-type="float">
            <text:p>2.22100352</text:p>
          </table:table-cell>
          <table:table-cell office:value-type="float" office:value="0.106455296" calcext:value-type="float">
            <text:p>0.106455296</text:p>
          </table:table-cell>
          <table:table-cell office:value-type="float" office:value="13.439346688" calcext:value-type="float">
            <text:p>13.439346688</text:p>
          </table:table-cell>
          <table:table-cell office:value-type="float" office:value="2.045905664" calcext:value-type="float">
            <text:p>2.045905664</text:p>
          </table:table-cell>
          <table:table-cell office:value-type="float" office:value="0.367350016" calcext:value-type="float">
            <text:p>0.367350016</text:p>
          </table:table-cell>
          <table:table-cell office:value-type="float" office:value="12.806024448" calcext:value-type="float">
            <text:p>12.806024448</text:p>
          </table:table-cell>
        </table:table-row>
        <table:table-row table:style-name="ro1">
          <table:table-cell/>
          <table:table-cell office:value-type="float" office:value="0.00582656" calcext:value-type="float">
            <text:p>0.00582656</text:p>
          </table:table-cell>
          <table:table-cell office:value-type="float" office:value="0.00605568" calcext:value-type="float">
            <text:p>0.00605568</text:p>
          </table:table-cell>
          <table:table-cell office:value-type="float" office:value="0.199182592" calcext:value-type="float">
            <text:p>0.199182592</text:p>
          </table:table-cell>
          <table:table-cell office:value-type="float" office:value="0.031358464" calcext:value-type="float">
            <text:p>0.031358464</text:p>
          </table:table-cell>
          <table:table-cell office:value-type="float" office:value="2.222791936" calcext:value-type="float">
            <text:p>2.222791936</text:p>
          </table:table-cell>
          <table:table-cell office:value-type="float" office:value="0.106580992" calcext:value-type="float">
            <text:p>0.106580992</text:p>
          </table:table-cell>
          <table:table-cell office:value-type="float" office:value="13.451055872" calcext:value-type="float">
            <text:p>13.451055872</text:p>
          </table:table-cell>
          <table:table-cell office:value-type="float" office:value="2.05763072" calcext:value-type="float">
            <text:p>2.05763072</text:p>
          </table:table-cell>
          <table:table-cell office:value-type="float" office:value="0.426419712" calcext:value-type="float">
            <text:p>0.426419712</text:p>
          </table:table-cell>
          <table:table-cell office:value-type="float" office:value="12.831526656" calcext:value-type="float">
            <text:p>12.831526656</text:p>
          </table:table-cell>
        </table:table-row>
        <table:table-row table:style-name="ro1">
          <table:table-cell/>
          <table:table-cell office:value-type="float" office:value="0.00582784" calcext:value-type="float">
            <text:p>0.00582784</text:p>
          </table:table-cell>
          <table:table-cell office:value-type="float" office:value="0.006055936" calcext:value-type="float">
            <text:p>0.006055936</text:p>
          </table:table-cell>
          <table:table-cell office:value-type="float" office:value="0.19919744" calcext:value-type="float">
            <text:p>0.19919744</text:p>
          </table:table-cell>
          <table:table-cell office:value-type="float" office:value="0.031419136" calcext:value-type="float">
            <text:p>0.031419136</text:p>
          </table:table-cell>
          <table:table-cell office:value-type="float" office:value="2.22400256" calcext:value-type="float">
            <text:p>2.22400256</text:p>
          </table:table-cell>
          <table:table-cell office:value-type="float" office:value="0.109942272" calcext:value-type="float">
            <text:p>0.109942272</text:p>
          </table:table-cell>
          <table:table-cell office:value-type="float" office:value="13.493869568" calcext:value-type="float">
            <text:p>13.493869568</text:p>
          </table:table-cell>
          <table:table-cell office:value-type="float" office:value="2.058034432" calcext:value-type="float">
            <text:p>2.058034432</text:p>
          </table:table-cell>
          <table:table-cell office:value-type="float" office:value="0.388513536" calcext:value-type="float">
            <text:p>0.388513536</text:p>
          </table:table-cell>
          <table:table-cell office:value-type="float" office:value="12.833714176" calcext:value-type="float">
            <text:p>12.833714176</text:p>
          </table:table-cell>
        </table:table-row>
        <table:table-row table:style-name="ro1">
          <table:table-cell/>
          <table:table-cell office:value-type="float" office:value="0.005828864" calcext:value-type="float">
            <text:p>0.005828864</text:p>
          </table:table-cell>
          <table:table-cell office:value-type="float" office:value="0.00605952" calcext:value-type="float">
            <text:p>0.00605952</text:p>
          </table:table-cell>
          <table:table-cell office:value-type="float" office:value="0.200635136" calcext:value-type="float">
            <text:p>0.200635136</text:p>
          </table:table-cell>
          <table:table-cell office:value-type="float" office:value="0.031469568" calcext:value-type="float">
            <text:p>0.031469568</text:p>
          </table:table-cell>
          <table:table-cell office:value-type="float" office:value="2.22433152" calcext:value-type="float">
            <text:p>2.22433152</text:p>
          </table:table-cell>
          <table:table-cell office:value-type="float" office:value="0.110265856" calcext:value-type="float">
            <text:p>0.110265856</text:p>
          </table:table-cell>
          <table:table-cell office:value-type="float" office:value="13.515518464" calcext:value-type="float">
            <text:p>13.515518464</text:p>
          </table:table-cell>
          <table:table-cell office:value-type="float" office:value="2.116276992" calcext:value-type="float">
            <text:p>2.116276992</text:p>
          </table:table-cell>
          <table:table-cell office:value-type="float" office:value="0.440566528" calcext:value-type="float">
            <text:p>0.440566528</text:p>
          </table:table-cell>
          <table:table-cell office:value-type="float" office:value="12.834650368" calcext:value-type="float">
            <text:p>12.834650368</text:p>
          </table:table-cell>
        </table:table-row>
        <table:table-row table:style-name="ro1">
          <table:table-cell/>
          <table:table-cell office:value-type="float" office:value="0.005829632" calcext:value-type="float">
            <text:p>0.005829632</text:p>
          </table:table-cell>
          <table:table-cell office:value-type="float" office:value="0.006061312" calcext:value-type="float">
            <text:p>0.006061312</text:p>
          </table:table-cell>
          <table:table-cell office:value-type="float" office:value="0.200675584" calcext:value-type="float">
            <text:p>0.200675584</text:p>
          </table:table-cell>
          <table:table-cell office:value-type="float" office:value="0.03152128" calcext:value-type="float">
            <text:p>0.03152128</text:p>
          </table:table-cell>
          <table:table-cell office:value-type="float" office:value="2.225489664" calcext:value-type="float">
            <text:p>2.225489664</text:p>
          </table:table-cell>
          <table:table-cell office:value-type="float" office:value="0.110711808" calcext:value-type="float">
            <text:p>0.110711808</text:p>
          </table:table-cell>
          <table:table-cell office:value-type="float" office:value="13.585113088" calcext:value-type="float">
            <text:p>13.585113088</text:p>
          </table:table-cell>
          <table:table-cell office:value-type="float" office:value="2.122890752" calcext:value-type="float">
            <text:p>2.122890752</text:p>
          </table:table-cell>
          <table:table-cell office:value-type="float" office:value="0.404135424" calcext:value-type="float">
            <text:p>0.404135424</text:p>
          </table:table-cell>
          <table:table-cell office:value-type="float" office:value="12.86038272" calcext:value-type="float">
            <text:p>12.86038272</text:p>
          </table:table-cell>
        </table:table-row>
        <table:table-row table:style-name="ro1">
          <table:table-cell/>
          <table:table-cell office:value-type="float" office:value="0.00583424" calcext:value-type="float">
            <text:p>0.00583424</text:p>
          </table:table-cell>
          <table:table-cell office:value-type="float" office:value="0.006064896" calcext:value-type="float">
            <text:p>0.006064896</text:p>
          </table:table-cell>
          <table:table-cell office:value-type="float" office:value="0.201686784" calcext:value-type="float">
            <text:p>0.201686784</text:p>
          </table:table-cell>
          <table:table-cell office:value-type="float" office:value="0.031928832" calcext:value-type="float">
            <text:p>0.031928832</text:p>
          </table:table-cell>
          <table:table-cell office:value-type="float" office:value="2.228744704" calcext:value-type="float">
            <text:p>2.228744704</text:p>
          </table:table-cell>
          <table:table-cell office:value-type="float" office:value="0.110998784" calcext:value-type="float">
            <text:p>0.110998784</text:p>
          </table:table-cell>
          <table:table-cell office:value-type="float" office:value="13.801124864" calcext:value-type="float">
            <text:p>13.801124864</text:p>
          </table:table-cell>
          <table:table-cell office:value-type="float" office:value="2.137677568" calcext:value-type="float">
            <text:p>2.137677568</text:p>
          </table:table-cell>
          <table:table-cell office:value-type="float" office:value="0.478361856" calcext:value-type="float">
            <text:p>0.478361856</text:p>
          </table:table-cell>
          <table:table-cell office:value-type="float" office:value="12.861256704" calcext:value-type="float">
            <text:p>12.861256704</text:p>
          </table:table-cell>
        </table:table-row>
        <table:table-row table:style-name="ro1">
          <table:table-cell/>
          <table:table-cell office:value-type="float" office:value="0.00583808" calcext:value-type="float">
            <text:p>0.00583808</text:p>
          </table:table-cell>
          <table:table-cell office:value-type="float" office:value="0.006065152" calcext:value-type="float">
            <text:p>0.006065152</text:p>
          </table:table-cell>
          <table:table-cell office:value-type="float" office:value="0.20429056" calcext:value-type="float">
            <text:p>0.20429056</text:p>
          </table:table-cell>
          <table:table-cell office:value-type="float" office:value="0.031958528" calcext:value-type="float">
            <text:p>0.031958528</text:p>
          </table:table-cell>
          <table:table-cell office:value-type="float" office:value="2.2301952" calcext:value-type="float">
            <text:p>2.2301952</text:p>
          </table:table-cell>
          <table:table-cell office:value-type="float" office:value="0.113640704" calcext:value-type="float">
            <text:p>0.113640704</text:p>
          </table:table-cell>
          <table:table-cell office:value-type="float" office:value="13.871653376" calcext:value-type="float">
            <text:p>13.871653376</text:p>
          </table:table-cell>
          <table:table-cell office:value-type="float" office:value="2.1466944" calcext:value-type="float">
            <text:p>2.1466944</text:p>
          </table:table-cell>
          <table:table-cell office:value-type="float" office:value="0.394913792" calcext:value-type="float">
            <text:p>0.394913792</text:p>
          </table:table-cell>
          <table:table-cell office:value-type="float" office:value="12.864161536" calcext:value-type="float">
            <text:p>12.864161536</text:p>
          </table:table-cell>
        </table:table-row>
        <table:table-row table:style-name="ro1">
          <table:table-cell/>
          <table:table-cell office:value-type="float" office:value="0.005840384" calcext:value-type="float">
            <text:p>0.005840384</text:p>
          </table:table-cell>
          <table:table-cell office:value-type="float" office:value="0.006065152" calcext:value-type="float">
            <text:p>0.006065152</text:p>
          </table:table-cell>
          <table:table-cell office:value-type="float" office:value="0.20429056" calcext:value-type="float">
            <text:p>0.20429056</text:p>
          </table:table-cell>
          <table:table-cell office:value-type="float" office:value="0.032407808" calcext:value-type="float">
            <text:p>0.032407808</text:p>
          </table:table-cell>
          <table:table-cell office:value-type="float" office:value="2.231100672" calcext:value-type="float">
            <text:p>2.231100672</text:p>
          </table:table-cell>
          <table:table-cell office:value-type="float" office:value="0.114119936" calcext:value-type="float">
            <text:p>0.114119936</text:p>
          </table:table-cell>
          <table:table-cell office:value-type="float" office:value="13.989741568" calcext:value-type="float">
            <text:p>13.989741568</text:p>
          </table:table-cell>
          <table:table-cell office:value-type="float" office:value="2.151158784" calcext:value-type="float">
            <text:p>2.151158784</text:p>
          </table:table-cell>
          <table:table-cell office:value-type="float" office:value="0.468693504" calcext:value-type="float">
            <text:p>0.468693504</text:p>
          </table:table-cell>
          <table:table-cell office:value-type="float" office:value="12.883297536" calcext:value-type="float">
            <text:p>12.883297536</text:p>
          </table:table-cell>
        </table:table-row>
        <table:table-row table:style-name="ro1">
          <table:table-cell/>
          <table:table-cell office:value-type="float" office:value="0.005841152" calcext:value-type="float">
            <text:p>0.005841152</text:p>
          </table:table-cell>
          <table:table-cell office:value-type="float" office:value="0.006065408" calcext:value-type="float">
            <text:p>0.006065408</text:p>
          </table:table-cell>
          <table:table-cell office:value-type="float" office:value="0.205248512" calcext:value-type="float">
            <text:p>0.205248512</text:p>
          </table:table-cell>
          <table:table-cell office:value-type="float" office:value="0.032685568" calcext:value-type="float">
            <text:p>0.032685568</text:p>
          </table:table-cell>
          <table:table-cell office:value-type="float" office:value="2.232191488" calcext:value-type="float">
            <text:p>2.232191488</text:p>
          </table:table-cell>
          <table:table-cell office:value-type="float" office:value="0.114451456" calcext:value-type="float">
            <text:p>0.114451456</text:p>
          </table:table-cell>
          <table:table-cell office:value-type="float" office:value="14.033827072" calcext:value-type="float">
            <text:p>14.033827072</text:p>
          </table:table-cell>
          <table:table-cell office:value-type="float" office:value="2.164684544" calcext:value-type="float">
            <text:p>2.164684544</text:p>
          </table:table-cell>
          <table:table-cell office:value-type="float" office:value="0.38491648" calcext:value-type="float">
            <text:p>0.38491648</text:p>
          </table:table-cell>
          <table:table-cell office:value-type="float" office:value="12.915783424" calcext:value-type="float">
            <text:p>12.915783424</text:p>
          </table:table-cell>
        </table:table-row>
        <table:table-row table:style-name="ro1">
          <table:table-cell/>
          <table:table-cell office:value-type="float" office:value="0.005841152" calcext:value-type="float">
            <text:p>0.005841152</text:p>
          </table:table-cell>
          <table:table-cell office:value-type="float" office:value="0.00606592" calcext:value-type="float">
            <text:p>0.00606592</text:p>
          </table:table-cell>
          <table:table-cell office:value-type="float" office:value="0.206256384" calcext:value-type="float">
            <text:p>0.206256384</text:p>
          </table:table-cell>
          <table:table-cell office:value-type="float" office:value="0.032735744" calcext:value-type="float">
            <text:p>0.032735744</text:p>
          </table:table-cell>
          <table:table-cell office:value-type="float" office:value="2.232683264" calcext:value-type="float">
            <text:p>2.232683264</text:p>
          </table:table-cell>
          <table:table-cell office:value-type="float" office:value="0.114629888" calcext:value-type="float">
            <text:p>0.114629888</text:p>
          </table:table-cell>
          <table:table-cell office:value-type="float" office:value="14.097547008" calcext:value-type="float">
            <text:p>14.097547008</text:p>
          </table:table-cell>
          <table:table-cell office:value-type="float" office:value="2.172170496" calcext:value-type="float">
            <text:p>2.172170496</text:p>
          </table:table-cell>
          <table:table-cell office:value-type="float" office:value="0.554532608" calcext:value-type="float">
            <text:p>0.554532608</text:p>
          </table:table-cell>
          <table:table-cell office:value-type="float" office:value="12.933923584" calcext:value-type="float">
            <text:p>12.933923584</text:p>
          </table:table-cell>
        </table:table-row>
        <table:table-row table:style-name="ro1">
          <table:table-cell/>
          <table:table-cell office:value-type="float" office:value="0.005841664" calcext:value-type="float">
            <text:p>0.005841664</text:p>
          </table:table-cell>
          <table:table-cell office:value-type="float" office:value="0.006066176" calcext:value-type="float">
            <text:p>0.006066176</text:p>
          </table:table-cell>
          <table:table-cell office:value-type="float" office:value="0.206290688" calcext:value-type="float">
            <text:p>0.206290688</text:p>
          </table:table-cell>
          <table:table-cell office:value-type="float" office:value="0.032921344" calcext:value-type="float">
            <text:p>0.032921344</text:p>
          </table:table-cell>
          <table:table-cell office:value-type="float" office:value="2.2329152" calcext:value-type="float">
            <text:p>2.2329152</text:p>
          </table:table-cell>
          <table:table-cell office:value-type="float" office:value="0.114681088" calcext:value-type="float">
            <text:p>0.114681088</text:p>
          </table:table-cell>
          <table:table-cell office:value-type="float" office:value="14.104532992" calcext:value-type="float">
            <text:p>14.104532992</text:p>
          </table:table-cell>
          <table:table-cell office:value-type="float" office:value="2.17760256" calcext:value-type="float">
            <text:p>2.17760256</text:p>
          </table:table-cell>
          <table:table-cell office:value-type="float" office:value="0.458595328" calcext:value-type="float">
            <text:p>0.458595328</text:p>
          </table:table-cell>
          <table:table-cell office:value-type="float" office:value="12.946461952" calcext:value-type="float">
            <text:p>12.946461952</text:p>
          </table:table-cell>
        </table:table-row>
        <table:table-row table:style-name="ro1">
          <table:table-cell/>
          <table:table-cell office:value-type="float" office:value="0.005841664" calcext:value-type="float">
            <text:p>0.005841664</text:p>
          </table:table-cell>
          <table:table-cell office:value-type="float" office:value="0.006067456" calcext:value-type="float">
            <text:p>0.006067456</text:p>
          </table:table-cell>
          <table:table-cell office:value-type="float" office:value="0.206378752" calcext:value-type="float">
            <text:p>0.206378752</text:p>
          </table:table-cell>
          <table:table-cell office:value-type="float" office:value="0.032984832" calcext:value-type="float">
            <text:p>0.032984832</text:p>
          </table:table-cell>
          <table:table-cell office:value-type="float" office:value="2.233903616" calcext:value-type="float">
            <text:p>2.233903616</text:p>
          </table:table-cell>
          <table:table-cell office:value-type="float" office:value="0.114772224" calcext:value-type="float">
            <text:p>0.114772224</text:p>
          </table:table-cell>
          <table:table-cell office:value-type="float" office:value="14.173499904" calcext:value-type="float">
            <text:p>14.173499904</text:p>
          </table:table-cell>
          <table:table-cell office:value-type="float" office:value="2.272722688" calcext:value-type="float">
            <text:p>2.272722688</text:p>
          </table:table-cell>
          <table:table-cell office:value-type="float" office:value="0.562367744" calcext:value-type="float">
            <text:p>0.562367744</text:p>
          </table:table-cell>
          <table:table-cell office:value-type="float" office:value="12.986852864" calcext:value-type="float">
            <text:p>12.986852864</text:p>
          </table:table-cell>
        </table:table-row>
        <table:table-row table:style-name="ro1">
          <table:table-cell/>
          <table:table-cell office:value-type="float" office:value="0.005842432" calcext:value-type="float">
            <text:p>0.005842432</text:p>
          </table:table-cell>
          <table:table-cell office:value-type="float" office:value="0.006067712" calcext:value-type="float">
            <text:p>0.006067712</text:p>
          </table:table-cell>
          <table:table-cell office:value-type="float" office:value="0.206610688" calcext:value-type="float">
            <text:p>0.206610688</text:p>
          </table:table-cell>
          <table:table-cell office:value-type="float" office:value="0.033025792" calcext:value-type="float">
            <text:p>0.033025792</text:p>
          </table:table-cell>
          <table:table-cell office:value-type="float" office:value="2.234533888" calcext:value-type="float">
            <text:p>2.234533888</text:p>
          </table:table-cell>
          <table:table-cell office:value-type="float" office:value="0.114804736" calcext:value-type="float">
            <text:p>0.114804736</text:p>
          </table:table-cell>
          <table:table-cell office:value-type="float" office:value="14.287007232" calcext:value-type="float">
            <text:p>14.287007232</text:p>
          </table:table-cell>
          <table:table-cell office:value-type="float" office:value="2.340767488" calcext:value-type="float">
            <text:p>2.340767488</text:p>
          </table:table-cell>
          <table:table-cell office:value-type="float" office:value="0.523474944" calcext:value-type="float">
            <text:p>0.523474944</text:p>
          </table:table-cell>
          <table:table-cell office:value-type="float" office:value="13.01409152" calcext:value-type="float">
            <text:p>13.01409152</text:p>
          </table:table-cell>
        </table:table-row>
        <table:table-row table:style-name="ro1">
          <table:table-cell/>
          <table:table-cell office:value-type="float" office:value="0.0058432" calcext:value-type="float">
            <text:p>0.0058432</text:p>
          </table:table-cell>
          <table:table-cell office:value-type="float" office:value="0.006070016" calcext:value-type="float">
            <text:p>0.006070016</text:p>
          </table:table-cell>
          <table:table-cell office:value-type="float" office:value="0.206627328" calcext:value-type="float">
            <text:p>0.206627328</text:p>
          </table:table-cell>
          <table:table-cell office:value-type="float" office:value="0.033027072" calcext:value-type="float">
            <text:p>0.033027072</text:p>
          </table:table-cell>
          <table:table-cell office:value-type="float" office:value="2.234722304" calcext:value-type="float">
            <text:p>2.234722304</text:p>
          </table:table-cell>
          <table:table-cell office:value-type="float" office:value="0.114806784" calcext:value-type="float">
            <text:p>0.114806784</text:p>
          </table:table-cell>
          <table:table-cell office:value-type="float" office:value="14.40553088" calcext:value-type="float">
            <text:p>14.40553088</text:p>
          </table:table-cell>
          <table:table-cell office:value-type="float" office:value="2.349211648" calcext:value-type="float">
            <text:p>2.349211648</text:p>
          </table:table-cell>
          <table:table-cell office:value-type="float" office:value="0.567851008" calcext:value-type="float">
            <text:p>0.567851008</text:p>
          </table:table-cell>
          <table:table-cell office:value-type="float" office:value="13.052623104" calcext:value-type="float">
            <text:p>13.052623104</text:p>
          </table:table-cell>
        </table:table-row>
        <table:table-row table:style-name="ro1">
          <table:table-cell/>
          <table:table-cell office:value-type="float" office:value="0.0058496" calcext:value-type="float">
            <text:p>0.0058496</text:p>
          </table:table-cell>
          <table:table-cell office:value-type="float" office:value="0.00607232" calcext:value-type="float">
            <text:p>0.00607232</text:p>
          </table:table-cell>
          <table:table-cell office:value-type="float" office:value="0.207150848" calcext:value-type="float">
            <text:p>0.207150848</text:p>
          </table:table-cell>
          <table:table-cell office:value-type="float" office:value="0.033056768" calcext:value-type="float">
            <text:p>0.033056768</text:p>
          </table:table-cell>
          <table:table-cell office:value-type="float" office:value="2.23612416" calcext:value-type="float">
            <text:p>2.23612416</text:p>
          </table:table-cell>
          <table:table-cell office:value-type="float" office:value="0.115272192" calcext:value-type="float">
            <text:p>0.115272192</text:p>
          </table:table-cell>
          <table:table-cell office:value-type="float" office:value="14.432261376" calcext:value-type="float">
            <text:p>14.432261376</text:p>
          </table:table-cell>
          <table:table-cell office:value-type="float" office:value="2.353883904" calcext:value-type="float">
            <text:p>2.353883904</text:p>
          </table:table-cell>
          <table:table-cell office:value-type="float" office:value="0.512796928" calcext:value-type="float">
            <text:p>0.512796928</text:p>
          </table:table-cell>
          <table:table-cell office:value-type="float" office:value="13.078017024" calcext:value-type="float">
            <text:p>13.078017024</text:p>
          </table:table-cell>
        </table:table-row>
        <table:table-row table:style-name="ro1">
          <table:table-cell/>
          <table:table-cell office:value-type="float" office:value="0.005852672" calcext:value-type="float">
            <text:p>0.005852672</text:p>
          </table:table-cell>
          <table:table-cell office:value-type="float" office:value="0.006072832" calcext:value-type="float">
            <text:p>0.006072832</text:p>
          </table:table-cell>
          <table:table-cell office:value-type="float" office:value="0.207255552" calcext:value-type="float">
            <text:p>0.207255552</text:p>
          </table:table-cell>
          <table:table-cell office:value-type="float" office:value="0.033117696" calcext:value-type="float">
            <text:p>0.033117696</text:p>
          </table:table-cell>
          <table:table-cell office:value-type="float" office:value="2.2370496" calcext:value-type="float">
            <text:p>2.2370496</text:p>
          </table:table-cell>
          <table:table-cell office:value-type="float" office:value="0.115275264" calcext:value-type="float">
            <text:p>0.115275264</text:p>
          </table:table-cell>
          <table:table-cell office:value-type="float" office:value="14.47564928" calcext:value-type="float">
            <text:p>14.47564928</text:p>
          </table:table-cell>
          <table:table-cell office:value-type="float" office:value="2.395788288" calcext:value-type="float">
            <text:p>2.395788288</text:p>
          </table:table-cell>
          <table:table-cell office:value-type="float" office:value="0.557656576" calcext:value-type="float">
            <text:p>0.557656576</text:p>
          </table:table-cell>
          <table:table-cell office:value-type="float" office:value="13.0850176" calcext:value-type="float">
            <text:p>13.0850176</text:p>
          </table:table-cell>
        </table:table-row>
        <table:table-row table:style-name="ro1">
          <table:table-cell/>
          <table:table-cell office:value-type="float" office:value="0.005856512" calcext:value-type="float">
            <text:p>0.005856512</text:p>
          </table:table-cell>
          <table:table-cell office:value-type="float" office:value="0.006072832" calcext:value-type="float">
            <text:p>0.006072832</text:p>
          </table:table-cell>
          <table:table-cell office:value-type="float" office:value="0.2074816" calcext:value-type="float">
            <text:p>0.2074816</text:p>
          </table:table-cell>
          <table:table-cell office:value-type="float" office:value="0.033140992" calcext:value-type="float">
            <text:p>0.033140992</text:p>
          </table:table-cell>
          <table:table-cell office:value-type="float" office:value="2.238950912" calcext:value-type="float">
            <text:p>2.238950912</text:p>
          </table:table-cell>
          <table:table-cell office:value-type="float" office:value="0.115392512" calcext:value-type="float">
            <text:p>0.115392512</text:p>
          </table:table-cell>
          <table:table-cell office:value-type="float" office:value="14.600825856" calcext:value-type="float">
            <text:p>14.600825856</text:p>
          </table:table-cell>
          <table:table-cell office:value-type="float" office:value="2.402722048" calcext:value-type="float">
            <text:p>2.402722048</text:p>
          </table:table-cell>
          <table:table-cell office:value-type="float" office:value="0.562833152" calcext:value-type="float">
            <text:p>0.562833152</text:p>
          </table:table-cell>
          <table:table-cell office:value-type="float" office:value="13.093955072" calcext:value-type="float">
            <text:p>13.093955072</text:p>
          </table:table-cell>
        </table:table-row>
        <table:table-row table:style-name="ro1">
          <table:table-cell/>
          <table:table-cell office:value-type="float" office:value="0.00585984" calcext:value-type="float">
            <text:p>0.00585984</text:p>
          </table:table-cell>
          <table:table-cell office:value-type="float" office:value="0.006072832" calcext:value-type="float">
            <text:p>0.006072832</text:p>
          </table:table-cell>
          <table:table-cell office:value-type="float" office:value="0.20756736" calcext:value-type="float">
            <text:p>0.20756736</text:p>
          </table:table-cell>
          <table:table-cell office:value-type="float" office:value="0.033173248" calcext:value-type="float">
            <text:p>0.033173248</text:p>
          </table:table-cell>
          <table:table-cell office:value-type="float" office:value="2.241549312" calcext:value-type="float">
            <text:p>2.241549312</text:p>
          </table:table-cell>
          <table:table-cell office:value-type="float" office:value="0.115544832" calcext:value-type="float">
            <text:p>0.115544832</text:p>
          </table:table-cell>
          <table:table-cell office:value-type="float" office:value="14.621077504" calcext:value-type="float">
            <text:p>14.621077504</text:p>
          </table:table-cell>
          <table:table-cell office:value-type="float" office:value="2.4471808" calcext:value-type="float">
            <text:p>2.4471808</text:p>
          </table:table-cell>
          <table:table-cell office:value-type="float" office:value="0.608525824" calcext:value-type="float">
            <text:p>0.608525824</text:p>
          </table:table-cell>
          <table:table-cell office:value-type="float" office:value="13.136083456" calcext:value-type="float">
            <text:p>13.136083456</text:p>
          </table:table-cell>
        </table:table-row>
        <table:table-row table:style-name="ro1">
          <table:table-cell/>
          <table:table-cell office:value-type="float" office:value="0.005863424" calcext:value-type="float">
            <text:p>0.005863424</text:p>
          </table:table-cell>
          <table:table-cell office:value-type="float" office:value="0.0060736" calcext:value-type="float">
            <text:p>0.0060736</text:p>
          </table:table-cell>
          <table:table-cell office:value-type="float" office:value="0.207599872" calcext:value-type="float">
            <text:p>0.207599872</text:p>
          </table:table-cell>
          <table:table-cell office:value-type="float" office:value="0.033195264" calcext:value-type="float">
            <text:p>0.033195264</text:p>
          </table:table-cell>
          <table:table-cell office:value-type="float" office:value="2.241623808" calcext:value-type="float">
            <text:p>2.241623808</text:p>
          </table:table-cell>
          <table:table-cell office:value-type="float" office:value="0.115568896" calcext:value-type="float">
            <text:p>0.115568896</text:p>
          </table:table-cell>
          <table:table-cell office:value-type="float" office:value="14.639996672" calcext:value-type="float">
            <text:p>14.639996672</text:p>
          </table:table-cell>
          <table:table-cell office:value-type="float" office:value="2.456373248" calcext:value-type="float">
            <text:p>2.456373248</text:p>
          </table:table-cell>
          <table:table-cell office:value-type="float" office:value="0.589204224" calcext:value-type="float">
            <text:p>0.589204224</text:p>
          </table:table-cell>
          <table:table-cell office:value-type="float" office:value="13.155041792" calcext:value-type="float">
            <text:p>13.155041792</text:p>
          </table:table-cell>
        </table:table-row>
        <table:table-row table:style-name="ro1">
          <table:table-cell/>
          <table:table-cell office:value-type="float" office:value="0.005864192" calcext:value-type="float">
            <text:p>0.005864192</text:p>
          </table:table-cell>
          <table:table-cell office:value-type="float" office:value="0.0060736" calcext:value-type="float">
            <text:p>0.0060736</text:p>
          </table:table-cell>
          <table:table-cell office:value-type="float" office:value="0.207667968" calcext:value-type="float">
            <text:p>0.207667968</text:p>
          </table:table-cell>
          <table:table-cell office:value-type="float" office:value="0.033312512" calcext:value-type="float">
            <text:p>0.033312512</text:p>
          </table:table-cell>
          <table:table-cell office:value-type="float" office:value="2.24290688" calcext:value-type="float">
            <text:p>2.24290688</text:p>
          </table:table-cell>
          <table:table-cell office:value-type="float" office:value="0.115620864" calcext:value-type="float">
            <text:p>0.115620864</text:p>
          </table:table-cell>
          <table:table-cell office:value-type="float" office:value="14.64370944" calcext:value-type="float">
            <text:p>14.64370944</text:p>
          </table:table-cell>
          <table:table-cell office:value-type="float" office:value="2.471888384" calcext:value-type="float">
            <text:p>2.471888384</text:p>
          </table:table-cell>
          <table:table-cell office:value-type="float" office:value="0.671323648" calcext:value-type="float">
            <text:p>0.671323648</text:p>
          </table:table-cell>
          <table:table-cell office:value-type="float" office:value="13.168252672" calcext:value-type="float">
            <text:p>13.168252672</text:p>
          </table:table-cell>
        </table:table-row>
        <table:table-row table:style-name="ro1">
          <table:table-cell/>
          <table:table-cell office:value-type="float" office:value="0.005870848" calcext:value-type="float">
            <text:p>0.005870848</text:p>
          </table:table-cell>
          <table:table-cell office:value-type="float" office:value="0.0060736" calcext:value-type="float">
            <text:p>0.0060736</text:p>
          </table:table-cell>
          <table:table-cell office:value-type="float" office:value="0.207826432" calcext:value-type="float">
            <text:p>0.207826432</text:p>
          </table:table-cell>
          <table:table-cell office:value-type="float" office:value="0.033318144" calcext:value-type="float">
            <text:p>0.033318144</text:p>
          </table:table-cell>
          <table:table-cell office:value-type="float" office:value="2.243093248" calcext:value-type="float">
            <text:p>2.243093248</text:p>
          </table:table-cell>
          <table:table-cell office:value-type="float" office:value="0.116262656" calcext:value-type="float">
            <text:p>0.116262656</text:p>
          </table:table-cell>
          <table:table-cell office:value-type="float" office:value="14.739452928" calcext:value-type="float">
            <text:p>14.739452928</text:p>
          </table:table-cell>
          <table:table-cell office:value-type="float" office:value="2.702245376" calcext:value-type="float">
            <text:p>2.702245376</text:p>
          </table:table-cell>
          <table:table-cell office:value-type="float" office:value="0.576120576" calcext:value-type="float">
            <text:p>0.576120576</text:p>
          </table:table-cell>
          <table:table-cell office:value-type="float" office:value="13.301483008" calcext:value-type="float">
            <text:p>13.301483008</text:p>
          </table:table-cell>
        </table:table-row>
        <table:table-row table:style-name="ro1">
          <table:table-cell/>
          <table:table-cell office:value-type="float" office:value="0.005874688" calcext:value-type="float">
            <text:p>0.005874688</text:p>
          </table:table-cell>
          <table:table-cell office:value-type="float" office:value="0.006076416" calcext:value-type="float">
            <text:p>0.006076416</text:p>
          </table:table-cell>
          <table:table-cell office:value-type="float" office:value="0.207911936" calcext:value-type="float">
            <text:p>0.207911936</text:p>
          </table:table-cell>
          <table:table-cell office:value-type="float" office:value="0.03332608" calcext:value-type="float">
            <text:p>0.03332608</text:p>
          </table:table-cell>
          <table:table-cell office:value-type="float" office:value="2.243301376" calcext:value-type="float">
            <text:p>2.243301376</text:p>
          </table:table-cell>
          <table:table-cell office:value-type="float" office:value="0.11627264" calcext:value-type="float">
            <text:p>0.11627264</text:p>
          </table:table-cell>
          <table:table-cell office:value-type="float" office:value="14.746199296" calcext:value-type="float">
            <text:p>14.746199296</text:p>
          </table:table-cell>
          <table:table-cell office:value-type="float" office:value="2.7038784" calcext:value-type="float">
            <text:p>2.7038784</text:p>
          </table:table-cell>
          <table:table-cell office:value-type="float" office:value="0.66962048" calcext:value-type="float">
            <text:p>0.66962048</text:p>
          </table:table-cell>
          <table:table-cell office:value-type="float" office:value="13.304103168" calcext:value-type="float">
            <text:p>13.304103168</text:p>
          </table:table-cell>
        </table:table-row>
        <table:table-row table:style-name="ro1">
          <table:table-cell/>
          <table:table-cell office:value-type="float" office:value="0.005876736" calcext:value-type="float">
            <text:p>0.005876736</text:p>
          </table:table-cell>
          <table:table-cell office:value-type="float" office:value="0.006079744" calcext:value-type="float">
            <text:p>0.006079744</text:p>
          </table:table-cell>
          <table:table-cell office:value-type="float" office:value="0.207946752" calcext:value-type="float">
            <text:p>0.207946752</text:p>
          </table:table-cell>
          <table:table-cell office:value-type="float" office:value="0.033341952" calcext:value-type="float">
            <text:p>0.033341952</text:p>
          </table:table-cell>
          <table:table-cell office:value-type="float" office:value="2.243653376" calcext:value-type="float">
            <text:p>2.243653376</text:p>
          </table:table-cell>
          <table:table-cell office:value-type="float" office:value="0.116325376" calcext:value-type="float">
            <text:p>0.116325376</text:p>
          </table:table-cell>
          <table:table-cell office:value-type="float" office:value="14.766862848" calcext:value-type="float">
            <text:p>14.766862848</text:p>
          </table:table-cell>
          <table:table-cell office:value-type="float" office:value="2.734049536" calcext:value-type="float">
            <text:p>2.734049536</text:p>
          </table:table-cell>
          <table:table-cell office:value-type="float" office:value="0.546788352" calcext:value-type="float">
            <text:p>0.546788352</text:p>
          </table:table-cell>
          <table:table-cell office:value-type="float" office:value="13.316597248" calcext:value-type="float">
            <text:p>13.316597248</text:p>
          </table:table-cell>
        </table:table-row>
        <table:table-row table:style-name="ro1">
          <table:table-cell/>
          <table:table-cell office:value-type="float" office:value="0.005878784" calcext:value-type="float">
            <text:p>0.005878784</text:p>
          </table:table-cell>
          <table:table-cell office:value-type="float" office:value="0.006082304" calcext:value-type="float">
            <text:p>0.006082304</text:p>
          </table:table-cell>
          <table:table-cell office:value-type="float" office:value="0.208468736" calcext:value-type="float">
            <text:p>0.208468736</text:p>
          </table:table-cell>
          <table:table-cell office:value-type="float" office:value="0.033358848" calcext:value-type="float">
            <text:p>0.033358848</text:p>
          </table:table-cell>
          <table:table-cell office:value-type="float" office:value="2.243823872" calcext:value-type="float">
            <text:p>2.243823872</text:p>
          </table:table-cell>
          <table:table-cell office:value-type="float" office:value="0.116845824" calcext:value-type="float">
            <text:p>0.116845824</text:p>
          </table:table-cell>
          <table:table-cell office:value-type="float" office:value="14.810789632" calcext:value-type="float">
            <text:p>14.810789632</text:p>
          </table:table-cell>
          <table:table-cell office:value-type="float" office:value="2.743067136" calcext:value-type="float">
            <text:p>2.743067136</text:p>
          </table:table-cell>
          <table:table-cell office:value-type="float" office:value="0.654515712" calcext:value-type="float">
            <text:p>0.654515712</text:p>
          </table:table-cell>
          <table:table-cell office:value-type="float" office:value="13.326596608" calcext:value-type="float">
            <text:p>13.326596608</text:p>
          </table:table-cell>
        </table:table-row>
        <table:table-row table:style-name="ro1">
          <table:table-cell/>
          <table:table-cell office:value-type="float" office:value="0.005879552" calcext:value-type="float">
            <text:p>0.005879552</text:p>
          </table:table-cell>
          <table:table-cell office:value-type="float" office:value="0.0060864" calcext:value-type="float">
            <text:p>0.0060864</text:p>
          </table:table-cell>
          <table:table-cell office:value-type="float" office:value="0.208662016" calcext:value-type="float">
            <text:p>0.208662016</text:p>
          </table:table-cell>
          <table:table-cell office:value-type="float" office:value="0.033406208" calcext:value-type="float">
            <text:p>0.033406208</text:p>
          </table:table-cell>
          <table:table-cell office:value-type="float" office:value="2.244316928" calcext:value-type="float">
            <text:p>2.244316928</text:p>
          </table:table-cell>
          <table:table-cell office:value-type="float" office:value="0.11693056" calcext:value-type="float">
            <text:p>0.11693056</text:p>
          </table:table-cell>
          <table:table-cell office:value-type="float" office:value="14.823076352" calcext:value-type="float">
            <text:p>14.823076352</text:p>
          </table:table-cell>
          <table:table-cell office:value-type="float" office:value="2.755781632" calcext:value-type="float">
            <text:p>2.755781632</text:p>
          </table:table-cell>
          <table:table-cell office:value-type="float" office:value="0.526398464" calcext:value-type="float">
            <text:p>0.526398464</text:p>
          </table:table-cell>
          <table:table-cell office:value-type="float" office:value="13.377334016" calcext:value-type="float">
            <text:p>13.377334016</text:p>
          </table:table-cell>
        </table:table-row>
        <table:table-row table:style-name="ro1">
          <table:table-cell/>
          <table:table-cell office:value-type="float" office:value="0.005881856" calcext:value-type="float">
            <text:p>0.005881856</text:p>
          </table:table-cell>
          <table:table-cell office:value-type="float" office:value="0.006086912" calcext:value-type="float">
            <text:p>0.006086912</text:p>
          </table:table-cell>
          <table:table-cell office:value-type="float" office:value="0.2090624" calcext:value-type="float">
            <text:p>0.2090624</text:p>
          </table:table-cell>
          <table:table-cell office:value-type="float" office:value="0.03344512" calcext:value-type="float">
            <text:p>0.03344512</text:p>
          </table:table-cell>
          <table:table-cell office:value-type="float" office:value="2.244664832" calcext:value-type="float">
            <text:p>2.244664832</text:p>
          </table:table-cell>
          <table:table-cell office:value-type="float" office:value="0.117944832" calcext:value-type="float">
            <text:p>0.117944832</text:p>
          </table:table-cell>
          <table:table-cell office:value-type="float" office:value="14.833703424" calcext:value-type="float">
            <text:p>14.833703424</text:p>
          </table:table-cell>
          <table:table-cell office:value-type="float" office:value="2.790935552" calcext:value-type="float">
            <text:p>2.790935552</text:p>
          </table:table-cell>
          <table:table-cell office:value-type="float" office:value="0.642708736" calcext:value-type="float">
            <text:p>0.642708736</text:p>
          </table:table-cell>
          <table:table-cell office:value-type="float" office:value="13.384580864" calcext:value-type="float">
            <text:p>13.384580864</text:p>
          </table:table-cell>
        </table:table-row>
        <table:table-row table:style-name="ro1">
          <table:table-cell/>
          <table:table-cell office:value-type="float" office:value="0.005882624" calcext:value-type="float">
            <text:p>0.005882624</text:p>
          </table:table-cell>
          <table:table-cell office:value-type="float" office:value="0.006088448" calcext:value-type="float">
            <text:p>0.006088448</text:p>
          </table:table-cell>
          <table:table-cell office:value-type="float" office:value="0.209142016" calcext:value-type="float">
            <text:p>0.209142016</text:p>
          </table:table-cell>
          <table:table-cell office:value-type="float" office:value="0.03348096" calcext:value-type="float">
            <text:p>0.03348096</text:p>
          </table:table-cell>
          <table:table-cell office:value-type="float" office:value="2.245042432" calcext:value-type="float">
            <text:p>2.245042432</text:p>
          </table:table-cell>
          <table:table-cell office:value-type="float" office:value="0.118088192" calcext:value-type="float">
            <text:p>0.118088192</text:p>
          </table:table-cell>
          <table:table-cell office:value-type="float" office:value="14.838842368" calcext:value-type="float">
            <text:p>14.838842368</text:p>
          </table:table-cell>
          <table:table-cell office:value-type="float" office:value="2.83484928" calcext:value-type="float">
            <text:p>2.83484928</text:p>
          </table:table-cell>
          <table:table-cell office:value-type="float" office:value="0.642275328" calcext:value-type="float">
            <text:p>0.642275328</text:p>
          </table:table-cell>
          <table:table-cell office:value-type="float" office:value="13.41553664" calcext:value-type="float">
            <text:p>13.41553664</text:p>
          </table:table-cell>
        </table:table-row>
        <table:table-row table:style-name="ro1">
          <table:table-cell/>
          <table:table-cell office:value-type="float" office:value="0.005883136" calcext:value-type="float">
            <text:p>0.005883136</text:p>
          </table:table-cell>
          <table:table-cell office:value-type="float" office:value="0.006095104" calcext:value-type="float">
            <text:p>0.006095104</text:p>
          </table:table-cell>
          <table:table-cell office:value-type="float" office:value="0.209431552" calcext:value-type="float">
            <text:p>0.209431552</text:p>
          </table:table-cell>
          <table:table-cell office:value-type="float" office:value="0.03350016" calcext:value-type="float">
            <text:p>0.03350016</text:p>
          </table:table-cell>
          <table:table-cell office:value-type="float" office:value="2.24537088" calcext:value-type="float">
            <text:p>2.24537088</text:p>
          </table:table-cell>
          <table:table-cell office:value-type="float" office:value="0.118318592" calcext:value-type="float">
            <text:p>0.118318592</text:p>
          </table:table-cell>
          <table:table-cell office:value-type="float" office:value="14.871856896" calcext:value-type="float">
            <text:p>14.871856896</text:p>
          </table:table-cell>
          <table:table-cell office:value-type="float" office:value="2.867828992" calcext:value-type="float">
            <text:p>2.867828992</text:p>
          </table:table-cell>
          <table:table-cell office:value-type="float" office:value="0.712969216" calcext:value-type="float">
            <text:p>0.712969216</text:p>
          </table:table-cell>
          <table:table-cell office:value-type="float" office:value="13.47126656" calcext:value-type="float">
            <text:p>13.47126656</text:p>
          </table:table-cell>
        </table:table-row>
        <table:table-row table:style-name="ro1">
          <table:table-cell/>
          <table:table-cell office:value-type="float" office:value="0.005883136" calcext:value-type="float">
            <text:p>0.005883136</text:p>
          </table:table-cell>
          <table:table-cell office:value-type="float" office:value="0.006098688" calcext:value-type="float">
            <text:p>0.006098688</text:p>
          </table:table-cell>
          <table:table-cell office:value-type="float" office:value="0.21001728" calcext:value-type="float">
            <text:p>0.21001728</text:p>
          </table:table-cell>
          <table:table-cell office:value-type="float" office:value="0.033504256" calcext:value-type="float">
            <text:p>0.033504256</text:p>
          </table:table-cell>
          <table:table-cell office:value-type="float" office:value="2.245869568" calcext:value-type="float">
            <text:p>2.245869568</text:p>
          </table:table-cell>
          <table:table-cell office:value-type="float" office:value="0.121792" calcext:value-type="float">
            <text:p>0.121792</text:p>
          </table:table-cell>
          <table:table-cell office:value-type="float" office:value="14.914144512" calcext:value-type="float">
            <text:p>14.914144512</text:p>
          </table:table-cell>
          <table:table-cell office:value-type="float" office:value="2.88244352" calcext:value-type="float">
            <text:p>2.88244352</text:p>
          </table:table-cell>
          <table:table-cell office:value-type="float" office:value="0.604955136" calcext:value-type="float">
            <text:p>0.604955136</text:p>
          </table:table-cell>
          <table:table-cell office:value-type="float" office:value="13.478019328" calcext:value-type="float">
            <text:p>13.478019328</text:p>
          </table:table-cell>
        </table:table-row>
        <table:table-row table:style-name="ro1">
          <table:table-cell/>
          <table:table-cell office:value-type="float" office:value="0.005884672" calcext:value-type="float">
            <text:p>0.005884672</text:p>
          </table:table-cell>
          <table:table-cell office:value-type="float" office:value="0.006099712" calcext:value-type="float">
            <text:p>0.006099712</text:p>
          </table:table-cell>
          <table:table-cell office:value-type="float" office:value="0.210490624" calcext:value-type="float">
            <text:p>0.210490624</text:p>
          </table:table-cell>
          <table:table-cell office:value-type="float" office:value="0.033530112" calcext:value-type="float">
            <text:p>0.033530112</text:p>
          </table:table-cell>
          <table:table-cell office:value-type="float" office:value="2.246588416" calcext:value-type="float">
            <text:p>2.246588416</text:p>
          </table:table-cell>
          <table:table-cell office:value-type="float" office:value="0.12303232" calcext:value-type="float">
            <text:p>0.12303232</text:p>
          </table:table-cell>
          <table:table-cell office:value-type="float" office:value="14.9311104" calcext:value-type="float">
            <text:p>14.9311104</text:p>
          </table:table-cell>
          <table:table-cell office:value-type="float" office:value="2.882606592" calcext:value-type="float">
            <text:p>2.882606592</text:p>
          </table:table-cell>
          <table:table-cell office:value-type="float" office:value="0.701384704" calcext:value-type="float">
            <text:p>0.701384704</text:p>
          </table:table-cell>
          <table:table-cell office:value-type="float" office:value="13.506157056" calcext:value-type="float">
            <text:p>13.506157056</text:p>
          </table:table-cell>
        </table:table-row>
        <table:table-row table:style-name="ro1">
          <table:table-cell/>
          <table:table-cell office:value-type="float" office:value="0.005885952" calcext:value-type="float">
            <text:p>0.005885952</text:p>
          </table:table-cell>
          <table:table-cell office:value-type="float" office:value="0.006099968" calcext:value-type="float">
            <text:p>0.006099968</text:p>
          </table:table-cell>
          <table:table-cell office:value-type="float" office:value="0.210583808" calcext:value-type="float">
            <text:p>0.210583808</text:p>
          </table:table-cell>
          <table:table-cell office:value-type="float" office:value="0.033579776" calcext:value-type="float">
            <text:p>0.033579776</text:p>
          </table:table-cell>
          <table:table-cell office:value-type="float" office:value="2.247817216" calcext:value-type="float">
            <text:p>2.247817216</text:p>
          </table:table-cell>
          <table:table-cell office:value-type="float" office:value="0.123568128" calcext:value-type="float">
            <text:p>0.123568128</text:p>
          </table:table-cell>
          <table:table-cell office:value-type="float" office:value="15.203987456" calcext:value-type="float">
            <text:p>15.203987456</text:p>
          </table:table-cell>
          <table:table-cell office:value-type="float" office:value="2.893608704" calcext:value-type="float">
            <text:p>2.893608704</text:p>
          </table:table-cell>
          <table:table-cell office:value-type="float" office:value="0.639235328" calcext:value-type="float">
            <text:p>0.639235328</text:p>
          </table:table-cell>
          <table:table-cell office:value-type="float" office:value="13.518262016" calcext:value-type="float">
            <text:p>13.518262016</text:p>
          </table:table-cell>
        </table:table-row>
        <table:table-row table:style-name="ro1">
          <table:table-cell/>
          <table:table-cell office:value-type="float" office:value="0.005886464" calcext:value-type="float">
            <text:p>0.005886464</text:p>
          </table:table-cell>
          <table:table-cell office:value-type="float" office:value="0.006100224" calcext:value-type="float">
            <text:p>0.006100224</text:p>
          </table:table-cell>
          <table:table-cell office:value-type="float" office:value="0.210754048" calcext:value-type="float">
            <text:p>0.210754048</text:p>
          </table:table-cell>
          <table:table-cell office:value-type="float" office:value="0.033617664" calcext:value-type="float">
            <text:p>0.033617664</text:p>
          </table:table-cell>
          <table:table-cell office:value-type="float" office:value="2.250067968" calcext:value-type="float">
            <text:p>2.250067968</text:p>
          </table:table-cell>
          <table:table-cell office:value-type="float" office:value="0.123744768" calcext:value-type="float">
            <text:p>0.123744768</text:p>
          </table:table-cell>
          <table:table-cell office:value-type="float" office:value="15.207520768" calcext:value-type="float">
            <text:p>15.207520768</text:p>
          </table:table-cell>
          <table:table-cell office:value-type="float" office:value="2.893919488" calcext:value-type="float">
            <text:p>2.893919488</text:p>
          </table:table-cell>
          <table:table-cell office:value-type="float" office:value="0.739510784" calcext:value-type="float">
            <text:p>0.739510784</text:p>
          </table:table-cell>
          <table:table-cell office:value-type="float" office:value="13.57823616" calcext:value-type="float">
            <text:p>13.57823616</text:p>
          </table:table-cell>
        </table:table-row>
        <table:table-row table:style-name="ro1">
          <table:table-cell/>
          <table:table-cell office:value-type="float" office:value="0.005886976" calcext:value-type="float">
            <text:p>0.005886976</text:p>
          </table:table-cell>
          <table:table-cell office:value-type="float" office:value="0.006102784" calcext:value-type="float">
            <text:p>0.006102784</text:p>
          </table:table-cell>
          <table:table-cell office:value-type="float" office:value="0.212132352" calcext:value-type="float">
            <text:p>0.212132352</text:p>
          </table:table-cell>
          <table:table-cell office:value-type="float" office:value="0.033774848" calcext:value-type="float">
            <text:p>0.033774848</text:p>
          </table:table-cell>
          <table:table-cell office:value-type="float" office:value="2.250153728" calcext:value-type="float">
            <text:p>2.250153728</text:p>
          </table:table-cell>
          <table:table-cell office:value-type="float" office:value="0.12377472" calcext:value-type="float">
            <text:p>0.12377472</text:p>
          </table:table-cell>
          <table:table-cell office:value-type="float" office:value="15.209028608" calcext:value-type="float">
            <text:p>15.209028608</text:p>
          </table:table-cell>
          <table:table-cell office:value-type="float" office:value="2.894461696" calcext:value-type="float">
            <text:p>2.894461696</text:p>
          </table:table-cell>
          <table:table-cell office:value-type="float" office:value="0.68514944" calcext:value-type="float">
            <text:p>0.68514944</text:p>
          </table:table-cell>
          <table:table-cell office:value-type="float" office:value="13.582330624" calcext:value-type="float">
            <text:p>13.582330624</text:p>
          </table:table-cell>
        </table:table-row>
        <table:table-row table:style-name="ro1">
          <table:table-cell/>
          <table:table-cell office:value-type="float" office:value="0.005888256" calcext:value-type="float">
            <text:p>0.005888256</text:p>
          </table:table-cell>
          <table:table-cell office:value-type="float" office:value="0.006103552" calcext:value-type="float">
            <text:p>0.006103552</text:p>
          </table:table-cell>
          <table:table-cell office:value-type="float" office:value="0.21419648" calcext:value-type="float">
            <text:p>0.21419648</text:p>
          </table:table-cell>
          <table:table-cell office:value-type="float" office:value="0.033856768" calcext:value-type="float">
            <text:p>0.033856768</text:p>
          </table:table-cell>
          <table:table-cell office:value-type="float" office:value="2.25327488" calcext:value-type="float">
            <text:p>2.25327488</text:p>
          </table:table-cell>
          <table:table-cell office:value-type="float" office:value="0.12418048" calcext:value-type="float">
            <text:p>0.12418048</text:p>
          </table:table-cell>
          <table:table-cell office:value-type="float" office:value="15.310617856" calcext:value-type="float">
            <text:p>15.310617856</text:p>
          </table:table-cell>
          <table:table-cell office:value-type="float" office:value="2.90667904" calcext:value-type="float">
            <text:p>2.90667904</text:p>
          </table:table-cell>
          <table:table-cell office:value-type="float" office:value="0.775591936" calcext:value-type="float">
            <text:p>0.775591936</text:p>
          </table:table-cell>
          <table:table-cell office:value-type="float" office:value="13.681022208" calcext:value-type="float">
            <text:p>13.681022208</text:p>
          </table:table-cell>
        </table:table-row>
        <table:table-row table:style-name="ro1">
          <table:table-cell/>
          <table:table-cell office:value-type="float" office:value="0.005888768" calcext:value-type="float">
            <text:p>0.005888768</text:p>
          </table:table-cell>
          <table:table-cell office:value-type="float" office:value="0.006107648" calcext:value-type="float">
            <text:p>0.006107648</text:p>
          </table:table-cell>
          <table:table-cell office:value-type="float" office:value="0.214391296" calcext:value-type="float">
            <text:p>0.214391296</text:p>
          </table:table-cell>
          <table:table-cell office:value-type="float" office:value="0.03426304" calcext:value-type="float">
            <text:p>0.03426304</text:p>
          </table:table-cell>
          <table:table-cell office:value-type="float" office:value="2.253951744" calcext:value-type="float">
            <text:p>2.253951744</text:p>
          </table:table-cell>
          <table:table-cell office:value-type="float" office:value="0.124776192" calcext:value-type="float">
            <text:p>0.124776192</text:p>
          </table:table-cell>
          <table:table-cell office:value-type="float" office:value="15.41989504" calcext:value-type="float">
            <text:p>15.41989504</text:p>
          </table:table-cell>
          <table:table-cell office:value-type="float" office:value="2.940068608" calcext:value-type="float">
            <text:p>2.940068608</text:p>
          </table:table-cell>
          <table:table-cell office:value-type="float" office:value="0.664416256" calcext:value-type="float">
            <text:p>0.664416256</text:p>
          </table:table-cell>
          <table:table-cell office:value-type="float" office:value="13.704262912" calcext:value-type="float">
            <text:p>13.704262912</text:p>
          </table:table-cell>
        </table:table-row>
        <table:table-row table:style-name="ro1">
          <table:table-cell/>
          <table:table-cell office:value-type="float" office:value="0.005888768" calcext:value-type="float">
            <text:p>0.005888768</text:p>
          </table:table-cell>
          <table:table-cell office:value-type="float" office:value="0.006108928" calcext:value-type="float">
            <text:p>0.006108928</text:p>
          </table:table-cell>
          <table:table-cell office:value-type="float" office:value="0.214819584" calcext:value-type="float">
            <text:p>0.214819584</text:p>
          </table:table-cell>
          <table:table-cell office:value-type="float" office:value="0.034278144" calcext:value-type="float">
            <text:p>0.034278144</text:p>
          </table:table-cell>
          <table:table-cell office:value-type="float" office:value="2.25438208" calcext:value-type="float">
            <text:p>2.25438208</text:p>
          </table:table-cell>
          <table:table-cell office:value-type="float" office:value="0.125017856" calcext:value-type="float">
            <text:p>0.125017856</text:p>
          </table:table-cell>
          <table:table-cell office:value-type="float" office:value="15.429539584" calcext:value-type="float">
            <text:p>15.429539584</text:p>
          </table:table-cell>
          <table:table-cell office:value-type="float" office:value="2.954381824" calcext:value-type="float">
            <text:p>2.954381824</text:p>
          </table:table-cell>
          <table:table-cell office:value-type="float" office:value="0.761340416" calcext:value-type="float">
            <text:p>0.761340416</text:p>
          </table:table-cell>
          <table:table-cell office:value-type="float" office:value="13.72702592" calcext:value-type="float">
            <text:p>13.72702592</text:p>
          </table:table-cell>
        </table:table-row>
        <table:table-row table:style-name="ro1">
          <table:table-cell/>
          <table:table-cell office:value-type="float" office:value="0.005889792" calcext:value-type="float">
            <text:p>0.005889792</text:p>
          </table:table-cell>
          <table:table-cell office:value-type="float" office:value="0.006110208" calcext:value-type="float">
            <text:p>0.006110208</text:p>
          </table:table-cell>
          <table:table-cell office:value-type="float" office:value="0.214949888" calcext:value-type="float">
            <text:p>0.214949888</text:p>
          </table:table-cell>
          <table:table-cell office:value-type="float" office:value="0.034388736" calcext:value-type="float">
            <text:p>0.034388736</text:p>
          </table:table-cell>
          <table:table-cell office:value-type="float" office:value="2.254509312" calcext:value-type="float">
            <text:p>2.254509312</text:p>
          </table:table-cell>
          <table:table-cell office:value-type="float" office:value="0.125262336" calcext:value-type="float">
            <text:p>0.125262336</text:p>
          </table:table-cell>
          <table:table-cell office:value-type="float" office:value="15.450253824" calcext:value-type="float">
            <text:p>15.450253824</text:p>
          </table:table-cell>
          <table:table-cell office:value-type="float" office:value="2.99936256" calcext:value-type="float">
            <text:p>2.99936256</text:p>
          </table:table-cell>
          <table:table-cell office:value-type="float" office:value="0.64293376" calcext:value-type="float">
            <text:p>0.64293376</text:p>
          </table:table-cell>
          <table:table-cell office:value-type="float" office:value="13.767800576" calcext:value-type="float">
            <text:p>13.767800576</text:p>
          </table:table-cell>
        </table:table-row>
        <table:table-row table:style-name="ro1">
          <table:table-cell/>
          <table:table-cell office:value-type="float" office:value="0.005889792" calcext:value-type="float">
            <text:p>0.005889792</text:p>
          </table:table-cell>
          <table:table-cell office:value-type="float" office:value="0.006110464" calcext:value-type="float">
            <text:p>0.006110464</text:p>
          </table:table-cell>
          <table:table-cell office:value-type="float" office:value="0.215603712" calcext:value-type="float">
            <text:p>0.215603712</text:p>
          </table:table-cell>
          <table:table-cell office:value-type="float" office:value="0.03440512" calcext:value-type="float">
            <text:p>0.03440512</text:p>
          </table:table-cell>
          <table:table-cell office:value-type="float" office:value="2.254823168" calcext:value-type="float">
            <text:p>2.254823168</text:p>
          </table:table-cell>
          <table:table-cell office:value-type="float" office:value="0.125347072" calcext:value-type="float">
            <text:p>0.125347072</text:p>
          </table:table-cell>
          <table:table-cell office:value-type="float" office:value="15.530976768" calcext:value-type="float">
            <text:p>15.530976768</text:p>
          </table:table-cell>
          <table:table-cell office:value-type="float" office:value="3.002050048" calcext:value-type="float">
            <text:p>3.002050048</text:p>
          </table:table-cell>
          <table:table-cell office:value-type="float" office:value="0.81701632" calcext:value-type="float">
            <text:p>0.81701632</text:p>
          </table:table-cell>
          <table:table-cell office:value-type="float" office:value="13.768790272" calcext:value-type="float">
            <text:p>13.768790272</text:p>
          </table:table-cell>
        </table:table-row>
        <table:table-row table:style-name="ro1">
          <table:table-cell/>
          <table:table-cell office:value-type="float" office:value="0.005891584" calcext:value-type="float">
            <text:p>0.005891584</text:p>
          </table:table-cell>
          <table:table-cell office:value-type="float" office:value="0.00611072" calcext:value-type="float">
            <text:p>0.00611072</text:p>
          </table:table-cell>
          <table:table-cell office:value-type="float" office:value="0.216482048" calcext:value-type="float">
            <text:p>0.216482048</text:p>
          </table:table-cell>
          <table:table-cell office:value-type="float" office:value="0.034619136" calcext:value-type="float">
            <text:p>0.034619136</text:p>
          </table:table-cell>
          <table:table-cell office:value-type="float" office:value="2.25556224" calcext:value-type="float">
            <text:p>2.25556224</text:p>
          </table:table-cell>
          <table:table-cell office:value-type="float" office:value="0.127640576" calcext:value-type="float">
            <text:p>0.127640576</text:p>
          </table:table-cell>
          <table:table-cell office:value-type="float" office:value="15.540891392" calcext:value-type="float">
            <text:p>15.540891392</text:p>
          </table:table-cell>
          <table:table-cell office:value-type="float" office:value="3.140991488" calcext:value-type="float">
            <text:p>3.140991488</text:p>
          </table:table-cell>
          <table:table-cell office:value-type="float" office:value="0.716133888" calcext:value-type="float">
            <text:p>0.716133888</text:p>
          </table:table-cell>
          <table:table-cell office:value-type="float" office:value="13.811659264" calcext:value-type="float">
            <text:p>13.811659264</text:p>
          </table:table-cell>
        </table:table-row>
        <table:table-row table:style-name="ro1">
          <table:table-cell/>
          <table:table-cell office:value-type="float" office:value="0.00589184" calcext:value-type="float">
            <text:p>0.00589184</text:p>
          </table:table-cell>
          <table:table-cell office:value-type="float" office:value="0.006118912" calcext:value-type="float">
            <text:p>0.006118912</text:p>
          </table:table-cell>
          <table:table-cell office:value-type="float" office:value="0.223430912" calcext:value-type="float">
            <text:p>0.223430912</text:p>
          </table:table-cell>
          <table:table-cell office:value-type="float" office:value="0.03475712" calcext:value-type="float">
            <text:p>0.03475712</text:p>
          </table:table-cell>
          <table:table-cell office:value-type="float" office:value="2.256065024" calcext:value-type="float">
            <text:p>2.256065024</text:p>
          </table:table-cell>
          <table:table-cell office:value-type="float" office:value="0.128074752" calcext:value-type="float">
            <text:p>0.128074752</text:p>
          </table:table-cell>
          <table:table-cell office:value-type="float" office:value="15.68344704" calcext:value-type="float">
            <text:p>15.68344704</text:p>
          </table:table-cell>
          <table:table-cell office:value-type="float" office:value="3.176153344" calcext:value-type="float">
            <text:p>3.176153344</text:p>
          </table:table-cell>
          <table:table-cell office:value-type="float" office:value="0.892293376" calcext:value-type="float">
            <text:p>0.892293376</text:p>
          </table:table-cell>
          <table:table-cell office:value-type="float" office:value="13.839711232" calcext:value-type="float">
            <text:p>13.839711232</text:p>
          </table:table-cell>
        </table:table-row>
        <table:table-row table:style-name="ro1">
          <table:table-cell/>
          <table:table-cell office:value-type="float" office:value="0.005897984" calcext:value-type="float">
            <text:p>0.005897984</text:p>
          </table:table-cell>
          <table:table-cell office:value-type="float" office:value="0.006119168" calcext:value-type="float">
            <text:p>0.006119168</text:p>
          </table:table-cell>
          <table:table-cell office:value-type="float" office:value="0.224360704" calcext:value-type="float">
            <text:p>0.224360704</text:p>
          </table:table-cell>
          <table:table-cell office:value-type="float" office:value="0.034900992" calcext:value-type="float">
            <text:p>0.034900992</text:p>
          </table:table-cell>
          <table:table-cell office:value-type="float" office:value="2.256219136" calcext:value-type="float">
            <text:p>2.256219136</text:p>
          </table:table-cell>
          <table:table-cell office:value-type="float" office:value="0.128803584" calcext:value-type="float">
            <text:p>0.128803584</text:p>
          </table:table-cell>
          <table:table-cell office:value-type="float" office:value="15.704676352" calcext:value-type="float">
            <text:p>15.704676352</text:p>
          </table:table-cell>
          <table:table-cell office:value-type="float" office:value="3.23210496" calcext:value-type="float">
            <text:p>3.23210496</text:p>
          </table:table-cell>
          <table:table-cell office:value-type="float" office:value="0.746584832" calcext:value-type="float">
            <text:p>0.746584832</text:p>
          </table:table-cell>
          <table:table-cell office:value-type="float" office:value="13.891611904" calcext:value-type="float">
            <text:p>13.891611904</text:p>
          </table:table-cell>
        </table:table-row>
        <table:table-row table:style-name="ro1">
          <table:table-cell/>
          <table:table-cell office:value-type="float" office:value="0.005899264" calcext:value-type="float">
            <text:p>0.005899264</text:p>
          </table:table-cell>
          <table:table-cell office:value-type="float" office:value="0.006123776" calcext:value-type="float">
            <text:p>0.006123776</text:p>
          </table:table-cell>
          <table:table-cell office:value-type="float" office:value="0.224666112" calcext:value-type="float">
            <text:p>0.224666112</text:p>
          </table:table-cell>
          <table:table-cell office:value-type="float" office:value="0.034935552" calcext:value-type="float">
            <text:p>0.034935552</text:p>
          </table:table-cell>
          <table:table-cell office:value-type="float" office:value="2.259025152" calcext:value-type="float">
            <text:p>2.259025152</text:p>
          </table:table-cell>
          <table:table-cell office:value-type="float" office:value="0.129586432" calcext:value-type="float">
            <text:p>0.129586432</text:p>
          </table:table-cell>
          <table:table-cell office:value-type="float" office:value="15.886977024" calcext:value-type="float">
            <text:p>15.886977024</text:p>
          </table:table-cell>
          <table:table-cell office:value-type="float" office:value="3.232576768" calcext:value-type="float">
            <text:p>3.232576768</text:p>
          </table:table-cell>
          <table:table-cell office:value-type="float" office:value="0.898739968" calcext:value-type="float">
            <text:p>0.898739968</text:p>
          </table:table-cell>
          <table:table-cell office:value-type="float" office:value="13.923294464" calcext:value-type="float">
            <text:p>13.923294464</text:p>
          </table:table-cell>
        </table:table-row>
        <table:table-row table:style-name="ro1">
          <table:table-cell/>
          <table:table-cell office:value-type="float" office:value="0.005903104" calcext:value-type="float">
            <text:p>0.005903104</text:p>
          </table:table-cell>
          <table:table-cell office:value-type="float" office:value="0.006124032" calcext:value-type="float">
            <text:p>0.006124032</text:p>
          </table:table-cell>
          <table:table-cell office:value-type="float" office:value="0.2248256" calcext:value-type="float">
            <text:p>0.2248256</text:p>
          </table:table-cell>
          <table:table-cell office:value-type="float" office:value="0.035200512" calcext:value-type="float">
            <text:p>0.035200512</text:p>
          </table:table-cell>
          <table:table-cell office:value-type="float" office:value="2.2628544" calcext:value-type="float">
            <text:p>2.2628544</text:p>
          </table:table-cell>
          <table:table-cell office:value-type="float" office:value="0.134068992" calcext:value-type="float">
            <text:p>0.134068992</text:p>
          </table:table-cell>
          <table:table-cell office:value-type="float" office:value="15.90749184" calcext:value-type="float">
            <text:p>15.90749184</text:p>
          </table:table-cell>
          <table:table-cell office:value-type="float" office:value="3.239058688" calcext:value-type="float">
            <text:p>3.239058688</text:p>
          </table:table-cell>
          <table:table-cell office:value-type="float" office:value="0.747155968" calcext:value-type="float">
            <text:p>0.747155968</text:p>
          </table:table-cell>
          <table:table-cell office:value-type="float" office:value="13.92460544" calcext:value-type="float">
            <text:p>13.92460544</text:p>
          </table:table-cell>
        </table:table-row>
        <table:table-row table:style-name="ro1">
          <table:table-cell/>
          <table:table-cell office:value-type="float" office:value="0.005903872" calcext:value-type="float">
            <text:p>0.005903872</text:p>
          </table:table-cell>
          <table:table-cell office:value-type="float" office:value="0.00612608" calcext:value-type="float">
            <text:p>0.00612608</text:p>
          </table:table-cell>
          <table:table-cell office:value-type="float" office:value="0.225072384" calcext:value-type="float">
            <text:p>0.225072384</text:p>
          </table:table-cell>
          <table:table-cell office:value-type="float" office:value="0.035267072" calcext:value-type="float">
            <text:p>0.035267072</text:p>
          </table:table-cell>
          <table:table-cell office:value-type="float" office:value="2.263361792" calcext:value-type="float">
            <text:p>2.263361792</text:p>
          </table:table-cell>
          <table:table-cell office:value-type="float" office:value="0.13615872" calcext:value-type="float">
            <text:p>0.13615872</text:p>
          </table:table-cell>
          <table:table-cell office:value-type="float" office:value="15.98958336" calcext:value-type="float">
            <text:p>15.98958336</text:p>
          </table:table-cell>
          <table:table-cell office:value-type="float" office:value="3.286984448" calcext:value-type="float">
            <text:p>3.286984448</text:p>
          </table:table-cell>
          <table:table-cell office:value-type="float" office:value="0.888543488" calcext:value-type="float">
            <text:p>0.888543488</text:p>
          </table:table-cell>
          <table:table-cell office:value-type="float" office:value="14.01024128" calcext:value-type="float">
            <text:p>14.01024128</text:p>
          </table:table-cell>
        </table:table-row>
        <table:table-row table:style-name="ro1">
          <table:table-cell/>
          <table:table-cell office:value-type="float" office:value="0.0059136" calcext:value-type="float">
            <text:p>0.0059136</text:p>
          </table:table-cell>
          <table:table-cell office:value-type="float" office:value="0.006127104" calcext:value-type="float">
            <text:p>0.006127104</text:p>
          </table:table-cell>
          <table:table-cell office:value-type="float" office:value="0.225474304" calcext:value-type="float">
            <text:p>0.225474304</text:p>
          </table:table-cell>
          <table:table-cell office:value-type="float" office:value="0.0355008" calcext:value-type="float">
            <text:p>0.0355008</text:p>
          </table:table-cell>
          <table:table-cell office:value-type="float" office:value="2.263786752" calcext:value-type="float">
            <text:p>2.263786752</text:p>
          </table:table-cell>
          <table:table-cell office:value-type="float" office:value="0.13630976" calcext:value-type="float">
            <text:p>0.13630976</text:p>
          </table:table-cell>
          <table:table-cell office:value-type="float" office:value="15.989778688" calcext:value-type="float">
            <text:p>15.989778688</text:p>
          </table:table-cell>
          <table:table-cell office:value-type="float" office:value="3.397113088" calcext:value-type="float">
            <text:p>3.397113088</text:p>
          </table:table-cell>
          <table:table-cell office:value-type="float" office:value="0.706270464" calcext:value-type="float">
            <text:p>0.706270464</text:p>
          </table:table-cell>
          <table:table-cell office:value-type="float" office:value="14.037016576" calcext:value-type="float">
            <text:p>14.037016576</text:p>
          </table:table-cell>
        </table:table-row>
        <table:table-row table:style-name="ro1">
          <table:table-cell/>
          <table:table-cell office:value-type="float" office:value="0.005915136" calcext:value-type="float">
            <text:p>0.005915136</text:p>
          </table:table-cell>
          <table:table-cell office:value-type="float" office:value="0.006127872" calcext:value-type="float">
            <text:p>0.006127872</text:p>
          </table:table-cell>
          <table:table-cell office:value-type="float" office:value="0.225811968" calcext:value-type="float">
            <text:p>0.225811968</text:p>
          </table:table-cell>
          <table:table-cell office:value-type="float" office:value="0.035507968" calcext:value-type="float">
            <text:p>0.035507968</text:p>
          </table:table-cell>
          <table:table-cell office:value-type="float" office:value="2.264375808" calcext:value-type="float">
            <text:p>2.264375808</text:p>
          </table:table-cell>
          <table:table-cell office:value-type="float" office:value="0.136360448" calcext:value-type="float">
            <text:p>0.136360448</text:p>
          </table:table-cell>
          <table:table-cell office:value-type="float" office:value="15.997978368" calcext:value-type="float">
            <text:p>15.997978368</text:p>
          </table:table-cell>
          <table:table-cell office:value-type="float" office:value="3.48995456" calcext:value-type="float">
            <text:p>3.48995456</text:p>
          </table:table-cell>
          <table:table-cell office:value-type="float" office:value="0.953175808" calcext:value-type="float">
            <text:p>0.953175808</text:p>
          </table:table-cell>
          <table:table-cell office:value-type="float" office:value="14.070605568" calcext:value-type="float">
            <text:p>14.070605568</text:p>
          </table:table-cell>
        </table:table-row>
        <table:table-row table:style-name="ro1">
          <table:table-cell/>
          <table:table-cell office:value-type="float" office:value="0.005922816" calcext:value-type="float">
            <text:p>0.005922816</text:p>
          </table:table-cell>
          <table:table-cell office:value-type="float" office:value="0.006130432" calcext:value-type="float">
            <text:p>0.006130432</text:p>
          </table:table-cell>
          <table:table-cell office:value-type="float" office:value="0.228696576" calcext:value-type="float">
            <text:p>0.228696576</text:p>
          </table:table-cell>
          <table:table-cell office:value-type="float" office:value="0.03576704" calcext:value-type="float">
            <text:p>0.03576704</text:p>
          </table:table-cell>
          <table:table-cell office:value-type="float" office:value="2.264841728" calcext:value-type="float">
            <text:p>2.264841728</text:p>
          </table:table-cell>
          <table:table-cell office:value-type="float" office:value="0.136643328" calcext:value-type="float">
            <text:p>0.136643328</text:p>
          </table:table-cell>
          <table:table-cell office:value-type="string" calcext:value-type="string">
            <text:p>_bootstrap_inner</text:p>
          </table:table-cell>
          <table:table-cell office:value-type="float" office:value="3.51084288" calcext:value-type="float">
            <text:p>3.51084288</text:p>
          </table:table-cell>
          <table:table-cell office:value-type="float" office:value="0.737110016" calcext:value-type="float">
            <text:p>0.737110016</text:p>
          </table:table-cell>
          <table:table-cell office:value-type="float" office:value="14.082574592" calcext:value-type="float">
            <text:p>14.082574592</text:p>
          </table:table-cell>
        </table:table-row>
        <table:table-row table:style-name="ro1">
          <table:table-cell/>
          <table:table-cell office:value-type="float" office:value="0.005924864" calcext:value-type="float">
            <text:p>0.005924864</text:p>
          </table:table-cell>
          <table:table-cell office:value-type="float" office:value="0.006132224" calcext:value-type="float">
            <text:p>0.006132224</text:p>
          </table:table-cell>
          <table:table-cell office:value-type="float" office:value="0.228729088" calcext:value-type="float">
            <text:p>0.228729088</text:p>
          </table:table-cell>
          <table:table-cell office:value-type="float" office:value="0.035780608" calcext:value-type="float">
            <text:p>0.035780608</text:p>
          </table:table-cell>
          <table:table-cell office:value-type="float" office:value="2.264887296" calcext:value-type="float">
            <text:p>2.264887296</text:p>
          </table:table-cell>
          <table:table-cell office:value-type="float" office:value="0.137017856" calcext:value-type="float">
            <text:p>0.137017856</text:p>
          </table:table-cell>
          <table:table-cell office:value-type="string" calcext:value-type="string">
            <text:p>_bootstrap_inner</text:p>
          </table:table-cell>
          <table:table-cell office:value-type="float" office:value="3.537912832" calcext:value-type="float">
            <text:p>3.537912832</text:p>
          </table:table-cell>
          <table:table-cell office:value-type="float" office:value="1.002994688" calcext:value-type="float">
            <text:p>1.002994688</text:p>
          </table:table-cell>
          <table:table-cell office:value-type="float" office:value="14.085159424" calcext:value-type="float">
            <text:p>14.085159424</text:p>
          </table:table-cell>
        </table:table-row>
        <table:table-row table:style-name="ro1">
          <table:table-cell/>
          <table:table-cell office:value-type="float" office:value="0.00592896" calcext:value-type="float">
            <text:p>0.00592896</text:p>
          </table:table-cell>
          <table:table-cell office:value-type="float" office:value="0.006134272" calcext:value-type="float">
            <text:p>0.006134272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0.035934464" calcext:value-type="float">
            <text:p>0.035934464</text:p>
          </table:table-cell>
          <table:table-cell office:value-type="float" office:value="2.264957952" calcext:value-type="float">
            <text:p>2.264957952</text:p>
          </table:table-cell>
          <table:table-cell office:value-type="float" office:value="0.13714048" calcext:value-type="float">
            <text:p>0.13714048</text:p>
          </table:table-cell>
          <table:table-cell office:value-type="string" calcext:value-type="string">
            <text:p>_bootstrap_inner</text:p>
          </table:table-cell>
          <table:table-cell office:value-type="float" office:value="3.545616128" calcext:value-type="float">
            <text:p>3.545616128</text:p>
          </table:table-cell>
          <table:table-cell office:value-type="float" office:value="0.754907136" calcext:value-type="float">
            <text:p>0.754907136</text:p>
          </table:table-cell>
          <table:table-cell office:value-type="float" office:value="14.175474688" calcext:value-type="float">
            <text:p>14.175474688</text:p>
          </table:table-cell>
        </table:table-row>
        <table:table-row table:style-name="ro1">
          <table:table-cell/>
          <table:table-cell office:value-type="float" office:value="0.00592896" calcext:value-type="float">
            <text:p>0.00592896</text:p>
          </table:table-cell>
          <table:table-cell office:value-type="float" office:value="0.006135552" calcext:value-type="float">
            <text:p>0.006135552</text:p>
          </table:table-cell>
          <table:table-cell office:value-type="float" office:value="0.230527488" calcext:value-type="float">
            <text:p>0.230527488</text:p>
          </table:table-cell>
          <table:table-cell office:value-type="float" office:value="0.035958784" calcext:value-type="float">
            <text:p>0.035958784</text:p>
          </table:table-cell>
          <table:table-cell office:value-type="float" office:value="2.26516864" calcext:value-type="float">
            <text:p>2.26516864</text:p>
          </table:table-cell>
          <table:table-cell office:value-type="float" office:value="0.137543936" calcext:value-type="float">
            <text:p>0.137543936</text:p>
          </table:table-cell>
          <table:table-cell office:value-type="string" calcext:value-type="string">
            <text:p>_bootstrap_inner</text:p>
          </table:table-cell>
          <table:table-cell office:value-type="float" office:value="3.618296832" calcext:value-type="float">
            <text:p>3.618296832</text:p>
          </table:table-cell>
          <table:table-cell office:value-type="float" office:value="1.013955072" calcext:value-type="float">
            <text:p>1.013955072</text:p>
          </table:table-cell>
          <table:table-cell office:value-type="float" office:value="14.327616512" calcext:value-type="float">
            <text:p>14.327616512</text:p>
          </table:table-cell>
        </table:table-row>
        <table:table-row table:style-name="ro1">
          <table:table-cell/>
          <table:table-cell office:value-type="float" office:value="0.00593152" calcext:value-type="float">
            <text:p>0.00593152</text:p>
          </table:table-cell>
          <table:table-cell office:value-type="float" office:value="0.006137344" calcext:value-type="float">
            <text:p>0.006137344</text:p>
          </table:table-cell>
          <table:table-cell office:value-type="float" office:value="0.230783232" calcext:value-type="float">
            <text:p>0.230783232</text:p>
          </table:table-cell>
          <table:table-cell office:value-type="float" office:value="0.035967488" calcext:value-type="float">
            <text:p>0.035967488</text:p>
          </table:table-cell>
          <table:table-cell office:value-type="float" office:value="2.265756672" calcext:value-type="float">
            <text:p>2.265756672</text:p>
          </table:table-cell>
          <table:table-cell office:value-type="float" office:value="0.137688576" calcext:value-type="float">
            <text:p>0.137688576</text:p>
          </table:table-cell>
          <table:table-cell office:value-type="string" calcext:value-type="string">
            <text:p>_bootstrap_inner</text:p>
          </table:table-cell>
          <table:table-cell office:value-type="float" office:value="3.626328064" calcext:value-type="float">
            <text:p>3.626328064</text:p>
          </table:table-cell>
          <table:table-cell office:value-type="float" office:value="0.772455424" calcext:value-type="float">
            <text:p>0.772455424</text:p>
          </table:table-cell>
          <table:table-cell office:value-type="float" office:value="14.335225344" calcext:value-type="float">
            <text:p>14.335225344</text:p>
          </table:table-cell>
        </table:table-row>
        <table:table-row table:style-name="ro1">
          <table:table-cell/>
          <table:table-cell office:value-type="float" office:value="0.005931776" calcext:value-type="float">
            <text:p>0.005931776</text:p>
          </table:table-cell>
          <table:table-cell office:value-type="float" office:value="0.006139392" calcext:value-type="float">
            <text:p>0.006139392</text:p>
          </table:table-cell>
          <table:table-cell office:value-type="float" office:value="0.232419328" calcext:value-type="float">
            <text:p>0.232419328</text:p>
          </table:table-cell>
          <table:table-cell office:value-type="float" office:value="0.036010752" calcext:value-type="float">
            <text:p>0.036010752</text:p>
          </table:table-cell>
          <table:table-cell office:value-type="float" office:value="2.267131392" calcext:value-type="float">
            <text:p>2.267131392</text:p>
          </table:table-cell>
          <table:table-cell office:value-type="float" office:value="0.139107328" calcext:value-type="float">
            <text:p>0.139107328</text:p>
          </table:table-cell>
          <table:table-cell office:value-type="string" calcext:value-type="string">
            <text:p>_bootstrap_inner</text:p>
          </table:table-cell>
          <table:table-cell office:value-type="float" office:value="3.63681664" calcext:value-type="float">
            <text:p>3.63681664</text:p>
          </table:table-cell>
          <table:table-cell office:value-type="float" office:value="1.036797952" calcext:value-type="float">
            <text:p>1.036797952</text:p>
          </table:table-cell>
          <table:table-cell office:value-type="float" office:value="14.4329728" calcext:value-type="float">
            <text:p>14.4329728</text:p>
          </table:table-cell>
        </table:table-row>
        <table:table-row table:style-name="ro1">
          <table:table-cell/>
          <table:table-cell office:value-type="float" office:value="0.005931776" calcext:value-type="float">
            <text:p>0.005931776</text:p>
          </table:table-cell>
          <table:table-cell office:value-type="float" office:value="0.006140672" calcext:value-type="float">
            <text:p>0.006140672</text:p>
          </table:table-cell>
          <table:table-cell office:value-type="float" office:value="0.233575936" calcext:value-type="float">
            <text:p>0.233575936</text:p>
          </table:table-cell>
          <table:table-cell office:value-type="float" office:value="0.036078592" calcext:value-type="float">
            <text:p>0.036078592</text:p>
          </table:table-cell>
          <table:table-cell office:value-type="float" office:value="2.26988928" calcext:value-type="float">
            <text:p>2.26988928</text:p>
          </table:table-cell>
          <table:table-cell office:value-type="float" office:value="0.139172864" calcext:value-type="float">
            <text:p>0.139172864</text:p>
          </table:table-cell>
          <table:table-cell office:value-type="string" calcext:value-type="string">
            <text:p>_bootstrap_inner</text:p>
          </table:table-cell>
          <table:table-cell office:value-type="float" office:value="3.66417024" calcext:value-type="float">
            <text:p>3.66417024</text:p>
          </table:table-cell>
          <table:table-cell office:value-type="float" office:value="0.764578816" calcext:value-type="float">
            <text:p>0.764578816</text:p>
          </table:table-cell>
          <table:table-cell office:value-type="float" office:value="14.495503104" calcext:value-type="float">
            <text:p>14.495503104</text:p>
          </table:table-cell>
        </table:table-row>
        <table:table-row table:style-name="ro1">
          <table:table-cell/>
          <table:table-cell office:value-type="float" office:value="0.005932288" calcext:value-type="float">
            <text:p>0.005932288</text:p>
          </table:table-cell>
          <table:table-cell office:value-type="float" office:value="0.006141184" calcext:value-type="float">
            <text:p>0.006141184</text:p>
          </table:table-cell>
          <table:table-cell office:value-type="float" office:value="0.233638144" calcext:value-type="float">
            <text:p>0.233638144</text:p>
          </table:table-cell>
          <table:table-cell office:value-type="float" office:value="0.036110592" calcext:value-type="float">
            <text:p>0.036110592</text:p>
          </table:table-cell>
          <table:table-cell office:value-type="float" office:value="2.27433344" calcext:value-type="float">
            <text:p>2.27433344</text:p>
          </table:table-cell>
          <table:table-cell office:value-type="float" office:value="0.139513088" calcext:value-type="float">
            <text:p>0.139513088</text:p>
          </table:table-cell>
          <table:table-cell office:value-type="string" calcext:value-type="string">
            <text:p>_bootstrap_inner</text:p>
          </table:table-cell>
          <table:table-cell office:value-type="float" office:value="3.716836352" calcext:value-type="float">
            <text:p>3.716836352</text:p>
          </table:table-cell>
          <table:table-cell office:value-type="float" office:value="1.044676096" calcext:value-type="float">
            <text:p>1.044676096</text:p>
          </table:table-cell>
          <table:table-cell office:value-type="float" office:value="14.495540992" calcext:value-type="float">
            <text:p>14.495540992</text:p>
          </table:table-cell>
        </table:table-row>
        <table:table-row table:style-name="ro1">
          <table:table-cell/>
          <table:table-cell office:value-type="float" office:value="0.00593536" calcext:value-type="float">
            <text:p>0.00593536</text:p>
          </table:table-cell>
          <table:table-cell office:value-type="float" office:value="0.006141952" calcext:value-type="float">
            <text:p>0.006141952</text:p>
          </table:table-cell>
          <table:table-cell office:value-type="float" office:value="0.233874432" calcext:value-type="float">
            <text:p>0.233874432</text:p>
          </table:table-cell>
          <table:table-cell office:value-type="float" office:value="0.03624832" calcext:value-type="float">
            <text:p>0.03624832</text:p>
          </table:table-cell>
          <table:table-cell office:value-type="float" office:value="2.274492928" calcext:value-type="float">
            <text:p>2.274492928</text:p>
          </table:table-cell>
          <table:table-cell office:value-type="float" office:value="0.139788288" calcext:value-type="float">
            <text:p>0.139788288</text:p>
          </table:table-cell>
          <table:table-cell office:value-type="string" calcext:value-type="string">
            <text:p>_bootstrap_inner</text:p>
          </table:table-cell>
          <table:table-cell office:value-type="float" office:value="3.723463168" calcext:value-type="float">
            <text:p>3.723463168</text:p>
          </table:table-cell>
          <table:table-cell office:value-type="float" office:value="0.74692224" calcext:value-type="float">
            <text:p>0.74692224</text:p>
          </table:table-cell>
          <table:table-cell office:value-type="float" office:value="14.50076928" calcext:value-type="float">
            <text:p>14.50076928</text:p>
          </table:table-cell>
        </table:table-row>
        <table:table-row table:style-name="ro1">
          <table:table-cell/>
          <table:table-cell office:value-type="float" office:value="0.005938688" calcext:value-type="float">
            <text:p>0.005938688</text:p>
          </table:table-cell>
          <table:table-cell office:value-type="float" office:value="0.00614528" calcext:value-type="float">
            <text:p>0.00614528</text:p>
          </table:table-cell>
          <table:table-cell office:value-type="float" office:value="0.235507968" calcext:value-type="float">
            <text:p>0.235507968</text:p>
          </table:table-cell>
          <table:table-cell office:value-type="float" office:value="0.036308224" calcext:value-type="float">
            <text:p>0.036308224</text:p>
          </table:table-cell>
          <table:table-cell office:value-type="float" office:value="2.274743808" calcext:value-type="float">
            <text:p>2.274743808</text:p>
          </table:table-cell>
          <table:table-cell office:value-type="float" office:value="0.139993088" calcext:value-type="float">
            <text:p>0.139993088</text:p>
          </table:table-cell>
          <table:table-cell office:value-type="string" calcext:value-type="string">
            <text:p>_bootstrap_inner</text:p>
          </table:table-cell>
          <table:table-cell office:value-type="float" office:value="3.7740736" calcext:value-type="float">
            <text:p>3.7740736</text:p>
          </table:table-cell>
          <table:table-cell office:value-type="float" office:value="1.034864896" calcext:value-type="float">
            <text:p>1.034864896</text:p>
          </table:table-cell>
          <table:table-cell office:value-type="float" office:value="14.577071104" calcext:value-type="float">
            <text:p>14.577071104</text:p>
          </table:table-cell>
        </table:table-row>
        <table:table-row table:style-name="ro1">
          <table:table-cell/>
          <table:table-cell office:value-type="float" office:value="0.005938688" calcext:value-type="float">
            <text:p>0.005938688</text:p>
          </table:table-cell>
          <table:table-cell office:value-type="float" office:value="0.006146048" calcext:value-type="float">
            <text:p>0.006146048</text:p>
          </table:table-cell>
          <table:table-cell office:value-type="float" office:value="0.23551872" calcext:value-type="float">
            <text:p>0.23551872</text:p>
          </table:table-cell>
          <table:table-cell office:value-type="float" office:value="0.03635328" calcext:value-type="float">
            <text:p>0.03635328</text:p>
          </table:table-cell>
          <table:table-cell office:value-type="float" office:value="2.275054848" calcext:value-type="float">
            <text:p>2.275054848</text:p>
          </table:table-cell>
          <table:table-cell office:value-type="float" office:value="0.143140608" calcext:value-type="float">
            <text:p>0.143140608</text:p>
          </table:table-cell>
          <table:table-cell office:value-type="string" calcext:value-type="string">
            <text:p>_bootstrap_inner</text:p>
          </table:table-cell>
          <table:table-cell office:value-type="float" office:value="3.7753536" calcext:value-type="float">
            <text:p>3.7753536</text:p>
          </table:table-cell>
          <table:table-cell office:value-type="float" office:value="0.732247808" calcext:value-type="float">
            <text:p>0.732247808</text:p>
          </table:table-cell>
          <table:table-cell office:value-type="float" office:value="14.618450432" calcext:value-type="float">
            <text:p>14.618450432</text:p>
          </table:table-cell>
        </table:table-row>
        <table:table-row table:style-name="ro1">
          <table:table-cell/>
          <table:table-cell office:value-type="float" office:value="0.0059392" calcext:value-type="float">
            <text:p>0.0059392</text:p>
          </table:table-cell>
          <table:table-cell office:value-type="float" office:value="0.00614656" calcext:value-type="float">
            <text:p>0.00614656</text:p>
          </table:table-cell>
          <table:table-cell office:value-type="float" office:value="0.23592704" calcext:value-type="float">
            <text:p>0.23592704</text:p>
          </table:table-cell>
          <table:table-cell office:value-type="float" office:value="0.036361472" calcext:value-type="float">
            <text:p>0.036361472</text:p>
          </table:table-cell>
          <table:table-cell office:value-type="float" office:value="2.27526656" calcext:value-type="float">
            <text:p>2.27526656</text:p>
          </table:table-cell>
          <table:table-cell office:value-type="float" office:value="0.143801344" calcext:value-type="float">
            <text:p>0.143801344</text:p>
          </table:table-cell>
          <table:table-cell office:value-type="string" calcext:value-type="string">
            <text:p>_bootstrap_inner</text:p>
          </table:table-cell>
          <table:table-cell office:value-type="float" office:value="3.795130112" calcext:value-type="float">
            <text:p>3.795130112</text:p>
          </table:table-cell>
          <table:table-cell office:value-type="float" office:value="1.024401408" calcext:value-type="float">
            <text:p>1.024401408</text:p>
          </table:table-cell>
          <table:table-cell office:value-type="float" office:value="14.62144256" calcext:value-type="float">
            <text:p>14.62144256</text:p>
          </table:table-cell>
        </table:table-row>
        <table:table-row table:style-name="ro1">
          <table:table-cell/>
          <table:table-cell office:value-type="float" office:value="0.005940736" calcext:value-type="float">
            <text:p>0.005940736</text:p>
          </table:table-cell>
          <table:table-cell office:value-type="float" office:value="0.006146816" calcext:value-type="float">
            <text:p>0.006146816</text:p>
          </table:table-cell>
          <table:table-cell office:value-type="float" office:value="0.237010944" calcext:value-type="float">
            <text:p>0.237010944</text:p>
          </table:table-cell>
          <table:table-cell office:value-type="float" office:value="0.03645824" calcext:value-type="float">
            <text:p>0.03645824</text:p>
          </table:table-cell>
          <table:table-cell office:value-type="float" office:value="2.275470336" calcext:value-type="float">
            <text:p>2.275470336</text:p>
          </table:table-cell>
          <table:table-cell office:value-type="float" office:value="0.14557568" calcext:value-type="float">
            <text:p>0.14557568</text:p>
          </table:table-cell>
          <table:table-cell office:value-type="string" calcext:value-type="string">
            <text:p>_bootstrap_inner</text:p>
          </table:table-cell>
          <table:table-cell office:value-type="float" office:value="3.851839488" calcext:value-type="float">
            <text:p>3.851839488</text:p>
          </table:table-cell>
          <table:table-cell office:value-type="float" office:value="0.72211456" calcext:value-type="float">
            <text:p>0.72211456</text:p>
          </table:table-cell>
          <table:table-cell office:value-type="float" office:value="14.710228992" calcext:value-type="float">
            <text:p>14.710228992</text:p>
          </table:table-cell>
        </table:table-row>
        <table:table-row table:style-name="ro1">
          <table:table-cell/>
          <table:table-cell office:value-type="float" office:value="0.005942272" calcext:value-type="float">
            <text:p>0.005942272</text:p>
          </table:table-cell>
          <table:table-cell office:value-type="float" office:value="0.006148096" calcext:value-type="float">
            <text:p>0.006148096</text:p>
          </table:table-cell>
          <table:table-cell office:value-type="float" office:value="0.24052224" calcext:value-type="float">
            <text:p>0.24052224</text:p>
          </table:table-cell>
          <table:table-cell office:value-type="float" office:value="0.036511744" calcext:value-type="float">
            <text:p>0.036511744</text:p>
          </table:table-cell>
          <table:table-cell office:value-type="float" office:value="2.27654528" calcext:value-type="float">
            <text:p>2.27654528</text:p>
          </table:table-cell>
          <table:table-cell office:value-type="float" office:value="0.145779456" calcext:value-type="float">
            <text:p>0.145779456</text:p>
          </table:table-cell>
          <table:table-cell office:value-type="string" calcext:value-type="string">
            <text:p>_bootstrap_inner</text:p>
          </table:table-cell>
          <table:table-cell office:value-type="float" office:value="3.874825216" calcext:value-type="float">
            <text:p>3.874825216</text:p>
          </table:table-cell>
          <table:table-cell office:value-type="float" office:value="1.014380288" calcext:value-type="float">
            <text:p>1.014380288</text:p>
          </table:table-cell>
          <table:table-cell office:value-type="float" office:value="14.711806208" calcext:value-type="float">
            <text:p>14.711806208</text:p>
          </table:table-cell>
        </table:table-row>
        <table:table-row table:style-name="ro1">
          <table:table-cell/>
          <table:table-cell office:value-type="float" office:value="0.005944064" calcext:value-type="float">
            <text:p>0.005944064</text:p>
          </table:table-cell>
          <table:table-cell office:value-type="float" office:value="0.006150144" calcext:value-type="float">
            <text:p>0.006150144</text:p>
          </table:table-cell>
          <table:table-cell office:value-type="float" office:value="0.240612352" calcext:value-type="float">
            <text:p>0.240612352</text:p>
          </table:table-cell>
          <table:table-cell office:value-type="float" office:value="0.036718848" calcext:value-type="float">
            <text:p>0.036718848</text:p>
          </table:table-cell>
          <table:table-cell office:value-type="float" office:value="2.27895552" calcext:value-type="float">
            <text:p>2.27895552</text:p>
          </table:table-cell>
          <table:table-cell office:value-type="float" office:value="0.146098432" calcext:value-type="float">
            <text:p>0.146098432</text:p>
          </table:table-cell>
          <table:table-cell office:value-type="string" calcext:value-type="string">
            <text:p>_bootstrap_inner</text:p>
          </table:table-cell>
          <table:table-cell office:value-type="float" office:value="3.934325248" calcext:value-type="float">
            <text:p>3.934325248</text:p>
          </table:table-cell>
          <table:table-cell office:value-type="float" office:value="0.69754368" calcext:value-type="float">
            <text:p>0.69754368</text:p>
          </table:table-cell>
          <table:table-cell office:value-type="float" office:value="14.737776128" calcext:value-type="float">
            <text:p>14.737776128</text:p>
          </table:table-cell>
        </table:table-row>
        <table:table-row table:style-name="ro1">
          <table:table-cell/>
          <table:table-cell office:value-type="float" office:value="0.005945088" calcext:value-type="float">
            <text:p>0.005945088</text:p>
          </table:table-cell>
          <table:table-cell office:value-type="float" office:value="0.006151168" calcext:value-type="float">
            <text:p>0.006151168</text:p>
          </table:table-cell>
          <table:table-cell office:value-type="float" office:value="0.242495232" calcext:value-type="float">
            <text:p>0.242495232</text:p>
          </table:table-cell>
          <table:table-cell office:value-type="float" office:value="0.036823552" calcext:value-type="float">
            <text:p>0.036823552</text:p>
          </table:table-cell>
          <table:table-cell office:value-type="float" office:value="2.284229632" calcext:value-type="float">
            <text:p>2.284229632</text:p>
          </table:table-cell>
          <table:table-cell office:value-type="float" office:value="0.146443008" calcext:value-type="float">
            <text:p>0.146443008</text:p>
          </table:table-cell>
          <table:table-cell office:value-type="string" calcext:value-type="string">
            <text:p>(src/thread.cpp:269)</text:p>
          </table:table-cell>
          <table:table-cell office:value-type="float" office:value="3.94328448" calcext:value-type="float">
            <text:p>3.94328448</text:p>
          </table:table-cell>
          <table:table-cell office:value-type="float" office:value="0.998329856" calcext:value-type="float">
            <text:p>0.998329856</text:p>
          </table:table-cell>
          <table:table-cell office:value-type="float" office:value="14.772424448" calcext:value-type="float">
            <text:p>14.772424448</text:p>
          </table:table-cell>
        </table:table-row>
        <table:table-row table:style-name="ro1">
          <table:table-cell/>
          <table:table-cell office:value-type="float" office:value="0.005946112" calcext:value-type="float">
            <text:p>0.005946112</text:p>
          </table:table-cell>
          <table:table-cell office:value-type="float" office:value="0.006153984" calcext:value-type="float">
            <text:p>0.006153984</text:p>
          </table:table-cell>
          <table:table-cell office:value-type="float" office:value="0.242715904" calcext:value-type="float">
            <text:p>0.242715904</text:p>
          </table:table-cell>
          <table:table-cell office:value-type="float" office:value="0.037033728" calcext:value-type="float">
            <text:p>0.037033728</text:p>
          </table:table-cell>
          <table:table-cell office:value-type="float" office:value="2.284528128" calcext:value-type="float">
            <text:p>2.284528128</text:p>
          </table:table-cell>
          <table:table-cell office:value-type="float" office:value="0.14648704" calcext:value-type="float">
            <text:p>0.14648704</text:p>
          </table:table-cell>
          <table:table-cell office:value-type="string" calcext:value-type="string">
            <text:p>(src/thread.cpp:269)</text:p>
          </table:table-cell>
          <table:table-cell office:value-type="float" office:value="3.9764544" calcext:value-type="float">
            <text:p>3.9764544</text:p>
          </table:table-cell>
          <table:table-cell office:value-type="float" office:value="0.68747392" calcext:value-type="float">
            <text:p>0.68747392</text:p>
          </table:table-cell>
          <table:table-cell office:value-type="float" office:value="14.795886848" calcext:value-type="float">
            <text:p>14.795886848</text:p>
          </table:table-cell>
        </table:table-row>
        <table:table-row table:style-name="ro1">
          <table:table-cell/>
          <table:table-cell office:value-type="float" office:value="0.005947136" calcext:value-type="float">
            <text:p>0.005947136</text:p>
          </table:table-cell>
          <table:table-cell office:value-type="float" office:value="0.006155008" calcext:value-type="float">
            <text:p>0.006155008</text:p>
          </table:table-cell>
          <table:table-cell office:value-type="float" office:value="0.242957056" calcext:value-type="float">
            <text:p>0.242957056</text:p>
          </table:table-cell>
          <table:table-cell office:value-type="float" office:value="0.037058048" calcext:value-type="float">
            <text:p>0.037058048</text:p>
          </table:table-cell>
          <table:table-cell office:value-type="float" office:value="2.284689408" calcext:value-type="float">
            <text:p>2.284689408</text:p>
          </table:table-cell>
          <table:table-cell office:value-type="float" office:value="0.14653568" calcext:value-type="float">
            <text:p>0.14653568</text:p>
          </table:table-cell>
          <table:table-cell office:value-type="string" calcext:value-type="string">
            <text:p>(src/thread.cpp:269)</text:p>
          </table:table-cell>
          <table:table-cell office:value-type="float" office:value="4.166823424" calcext:value-type="float">
            <text:p>4.166823424</text:p>
          </table:table-cell>
          <table:table-cell office:value-type="float" office:value="0.986259712" calcext:value-type="float">
            <text:p>0.986259712</text:p>
          </table:table-cell>
          <table:table-cell office:value-type="float" office:value="14.88411008" calcext:value-type="float">
            <text:p>14.88411008</text:p>
          </table:table-cell>
        </table:table-row>
        <table:table-row table:style-name="ro1">
          <table:table-cell/>
          <table:table-cell office:value-type="float" office:value="0.005947648" calcext:value-type="float">
            <text:p>0.005947648</text:p>
          </table:table-cell>
          <table:table-cell office:value-type="float" office:value="0.006156544" calcext:value-type="float">
            <text:p>0.006156544</text:p>
          </table:table-cell>
          <table:table-cell office:value-type="float" office:value="0.243512576" calcext:value-type="float">
            <text:p>0.243512576</text:p>
          </table:table-cell>
          <table:table-cell office:value-type="float" office:value="0.037510656" calcext:value-type="float">
            <text:p>0.037510656</text:p>
          </table:table-cell>
          <table:table-cell office:value-type="float" office:value="2.28487296" calcext:value-type="float">
            <text:p>2.28487296</text:p>
          </table:table-cell>
          <table:table-cell office:value-type="float" office:value="0.146975232" calcext:value-type="float">
            <text:p>0.146975232</text:p>
          </table:table-cell>
          <table:table-cell office:value-type="string" calcext:value-type="string">
            <text:p>(src/thread.cpp:269)</text:p>
          </table:table-cell>
          <table:table-cell office:value-type="float" office:value="4.228700928" calcext:value-type="float">
            <text:p>4.228700928</text:p>
          </table:table-cell>
          <table:table-cell office:value-type="float" office:value="0.626940416" calcext:value-type="float">
            <text:p>0.626940416</text:p>
          </table:table-cell>
          <table:table-cell office:value-type="float" office:value="14.91773824" calcext:value-type="float">
            <text:p>14.91773824</text:p>
          </table:table-cell>
        </table:table-row>
        <table:table-row table:style-name="ro1">
          <table:table-cell/>
          <table:table-cell office:value-type="float" office:value="0.005948928" calcext:value-type="float">
            <text:p>0.005948928</text:p>
          </table:table-cell>
          <table:table-cell office:value-type="float" office:value="0.00615808" calcext:value-type="float">
            <text:p>0.00615808</text:p>
          </table:table-cell>
          <table:table-cell office:value-type="float" office:value="0.243704832" calcext:value-type="float">
            <text:p>0.243704832</text:p>
          </table:table-cell>
          <table:table-cell office:value-type="float" office:value="0.037544192" calcext:value-type="float">
            <text:p>0.037544192</text:p>
          </table:table-cell>
          <table:table-cell office:value-type="float" office:value="2.28569472" calcext:value-type="float">
            <text:p>2.28569472</text:p>
          </table:table-cell>
          <table:table-cell office:value-type="float" office:value="0.14698624" calcext:value-type="float">
            <text:p>0.14698624</text:p>
          </table:table-cell>
          <table:table-cell office:value-type="string" calcext:value-type="string">
            <text:p>**self._kwargs)</text:p>
          </table:table-cell>
          <table:table-cell office:value-type="float" office:value="4.228884224" calcext:value-type="float">
            <text:p>4.228884224</text:p>
          </table:table-cell>
          <table:table-cell office:value-type="float" office:value="1.03348608" calcext:value-type="float">
            <text:p>1.03348608</text:p>
          </table:table-cell>
          <table:table-cell office:value-type="float" office:value="14.93990016" calcext:value-type="float">
            <text:p>14.93990016</text:p>
          </table:table-cell>
        </table:table-row>
        <table:table-row table:style-name="ro1">
          <table:table-cell/>
          <table:table-cell office:value-type="float" office:value="0.005948928" calcext:value-type="float">
            <text:p>0.005948928</text:p>
          </table:table-cell>
          <table:table-cell office:value-type="float" office:value="0.006158592" calcext:value-type="float">
            <text:p>0.006158592</text:p>
          </table:table-cell>
          <table:table-cell office:value-type="float" office:value="0.246036992" calcext:value-type="float">
            <text:p>0.246036992</text:p>
          </table:table-cell>
          <table:table-cell office:value-type="float" office:value="0.037614848" calcext:value-type="float">
            <text:p>0.037614848</text:p>
          </table:table-cell>
          <table:table-cell office:value-type="float" office:value="2.286464256" calcext:value-type="float">
            <text:p>2.286464256</text:p>
          </table:table-cell>
          <table:table-cell office:value-type="float" office:value="0.147024128" calcext:value-type="float">
            <text:p>0.147024128</text:p>
          </table:table-cell>
          <table:table-cell office:value-type="string" calcext:value-type="string">
            <text:p>**self._kwargs)</text:p>
          </table:table-cell>
          <table:table-cell office:value-type="float" office:value="4.305014016" calcext:value-type="float">
            <text:p>4.305014016</text:p>
          </table:table-cell>
          <table:table-cell office:value-type="float" office:value="0.737670912" calcext:value-type="float">
            <text:p>0.737670912</text:p>
          </table:table-cell>
          <table:table-cell office:value-type="float" office:value="14.987231232" calcext:value-type="float">
            <text:p>14.987231232</text:p>
          </table:table-cell>
        </table:table-row>
        <table:table-row table:style-name="ro1">
          <table:table-cell/>
          <table:table-cell office:value-type="float" office:value="0.005950464" calcext:value-type="float">
            <text:p>0.005950464</text:p>
          </table:table-cell>
          <table:table-cell office:value-type="float" office:value="0.006160128" calcext:value-type="float">
            <text:p>0.006160128</text:p>
          </table:table-cell>
          <table:table-cell office:value-type="float" office:value="0.246224896" calcext:value-type="float">
            <text:p>0.246224896</text:p>
          </table:table-cell>
          <table:table-cell office:value-type="float" office:value="0.037632" calcext:value-type="float">
            <text:p>0.037632</text:p>
          </table:table-cell>
          <table:table-cell office:value-type="float" office:value="2.290079488" calcext:value-type="float">
            <text:p>2.290079488</text:p>
          </table:table-cell>
          <table:table-cell office:value-type="float" office:value="0.147339264" calcext:value-type="float">
            <text:p>0.147339264</text:p>
          </table:table-cell>
          <table:table-cell office:value-type="string" calcext:value-type="string">
            <text:p>**self._kwargs)</text:p>
          </table:table-cell>
          <table:table-cell office:value-type="float" office:value="4.366129408" calcext:value-type="float">
            <text:p>4.366129408</text:p>
          </table:table-cell>
          <table:table-cell office:value-type="float" office:value="1.138491136" calcext:value-type="float">
            <text:p>1.138491136</text:p>
          </table:table-cell>
          <table:table-cell office:value-type="float" office:value="14.990664448" calcext:value-type="float">
            <text:p>14.990664448</text:p>
          </table:table-cell>
        </table:table-row>
        <table:table-row table:style-name="ro1">
          <table:table-cell/>
          <table:table-cell office:value-type="float" office:value="0.005951232" calcext:value-type="float">
            <text:p>0.005951232</text:p>
          </table:table-cell>
          <table:table-cell office:value-type="float" office:value="0.006160128" calcext:value-type="float">
            <text:p>0.006160128</text:p>
          </table:table-cell>
          <table:table-cell office:value-type="float" office:value="0.246485248" calcext:value-type="float">
            <text:p>0.246485248</text:p>
          </table:table-cell>
          <table:table-cell office:value-type="float" office:value="0.037647616" calcext:value-type="float">
            <text:p>0.037647616</text:p>
          </table:table-cell>
          <table:table-cell office:value-type="float" office:value="2.291076608" calcext:value-type="float">
            <text:p>2.291076608</text:p>
          </table:table-cell>
          <table:table-cell office:value-type="float" office:value="0.147357184" calcext:value-type="float">
            <text:p>0.147357184</text:p>
          </table:table-cell>
          <table:table-cell office:value-type="string" calcext:value-type="string">
            <text:p>**self._kwargs)</text:p>
          </table:table-cell>
          <table:table-cell office:value-type="float" office:value="4.424739072" calcext:value-type="float">
            <text:p>4.424739072</text:p>
          </table:table-cell>
          <table:table-cell office:value-type="float" office:value="0.708571136" calcext:value-type="float">
            <text:p>0.708571136</text:p>
          </table:table-cell>
          <table:table-cell office:value-type="float" office:value="15.085273856" calcext:value-type="float">
            <text:p>15.085273856</text:p>
          </table:table-cell>
        </table:table-row>
        <table:table-row table:style-name="ro1">
          <table:table-cell/>
          <table:table-cell office:value-type="float" office:value="0.005954816" calcext:value-type="float">
            <text:p>0.005954816</text:p>
          </table:table-cell>
          <table:table-cell office:value-type="float" office:value="0.00616064" calcext:value-type="float">
            <text:p>0.00616064</text:p>
          </table:table-cell>
          <table:table-cell office:value-type="float" office:value="0.246602752" calcext:value-type="float">
            <text:p>0.246602752</text:p>
          </table:table-cell>
          <table:table-cell office:value-type="float" office:value="0.037655808" calcext:value-type="float">
            <text:p>0.037655808</text:p>
          </table:table-cell>
          <table:table-cell office:value-type="float" office:value="2.29137408" calcext:value-type="float">
            <text:p>2.29137408</text:p>
          </table:table-cell>
          <table:table-cell office:value-type="float" office:value="0.147858176" calcext:value-type="float">
            <text:p>0.147858176</text:p>
          </table:table-cell>
          <table:table-cell office:value-type="string" calcext:value-type="string">
            <text:p>**self._kwargs)</text:p>
          </table:table-cell>
          <table:table-cell office:value-type="float" office:value="4.576485376" calcext:value-type="float">
            <text:p>4.576485376</text:p>
          </table:table-cell>
          <table:table-cell office:value-type="float" office:value="1.164544256" calcext:value-type="float">
            <text:p>1.164544256</text:p>
          </table:table-cell>
          <table:table-cell office:value-type="float" office:value="15.099844864" calcext:value-type="float">
            <text:p>15.099844864</text:p>
          </table:table-cell>
        </table:table-row>
        <table:table-row table:style-name="ro1">
          <table:table-cell/>
          <table:table-cell office:value-type="float" office:value="0.00595712" calcext:value-type="float">
            <text:p>0.00595712</text:p>
          </table:table-cell>
          <table:table-cell office:value-type="float" office:value="0.006163456" calcext:value-type="float">
            <text:p>0.006163456</text:p>
          </table:table-cell>
          <table:table-cell office:value-type="float" office:value="0.246735104" calcext:value-type="float">
            <text:p>0.246735104</text:p>
          </table:table-cell>
          <table:table-cell office:value-type="float" office:value="0.037656832" calcext:value-type="float">
            <text:p>0.037656832</text:p>
          </table:table-cell>
          <table:table-cell office:value-type="float" office:value="2.294863616" calcext:value-type="float">
            <text:p>2.294863616</text:p>
          </table:table-cell>
          <table:table-cell office:value-type="float" office:value="0.14786432" calcext:value-type="float">
            <text:p>0.14786432</text:p>
          </table:table-cell>
          <table:table-cell office:value-type="string" calcext:value-type="string">
            <text:p>**self._kwargs)</text:p>
          </table:table-cell>
          <table:table-cell office:value-type="float" office:value="4.60310272" calcext:value-type="float">
            <text:p>4.60310272</text:p>
          </table:table-cell>
          <table:table-cell office:value-type="float" office:value="0.699065344" calcext:value-type="float">
            <text:p>0.699065344</text:p>
          </table:table-cell>
          <table:table-cell office:value-type="float" office:value="15.11204864" calcext:value-type="float">
            <text:p>15.11204864</text:p>
          </table:table-cell>
        </table:table-row>
        <table:table-row table:style-name="ro1">
          <table:table-cell/>
          <table:table-cell office:value-type="float" office:value="0.005957632" calcext:value-type="float">
            <text:p>0.005957632</text:p>
          </table:table-cell>
          <table:table-cell office:value-type="float" office:value="0.006167552" calcext:value-type="float">
            <text:p>0.006167552</text:p>
          </table:table-cell>
          <table:table-cell office:value-type="float" office:value="0.246835456" calcext:value-type="float">
            <text:p>0.246835456</text:p>
          </table:table-cell>
          <table:table-cell office:value-type="float" office:value="0.037705216" calcext:value-type="float">
            <text:p>0.037705216</text:p>
          </table:table-cell>
          <table:table-cell office:value-type="float" office:value="2.295798272" calcext:value-type="float">
            <text:p>2.295798272</text:p>
          </table:table-cell>
          <table:table-cell office:value-type="float" office:value="0.1493632" calcext:value-type="float">
            <text:p>0.1493632</text:p>
          </table:table-cell>
          <table:table-cell office:value-type="string" calcext:value-type="string">
            <text:p>**self._kwargs)</text:p>
          </table:table-cell>
          <table:table-cell office:value-type="float" office:value="4.60827264" calcext:value-type="float">
            <text:p>4.60827264</text:p>
          </table:table-cell>
          <table:table-cell office:value-type="float" office:value="1.144520448" calcext:value-type="float">
            <text:p>1.144520448</text:p>
          </table:table-cell>
          <table:table-cell office:value-type="float" office:value="15.169949952" calcext:value-type="float">
            <text:p>15.169949952</text:p>
          </table:table-cell>
        </table:table-row>
        <table:table-row table:style-name="ro1">
          <table:table-cell/>
          <table:table-cell office:value-type="float" office:value="0.005959424" calcext:value-type="float">
            <text:p>0.005959424</text:p>
          </table:table-cell>
          <table:table-cell office:value-type="float" office:value="0.006169344" calcext:value-type="float">
            <text:p>0.006169344</text:p>
          </table:table-cell>
          <table:table-cell office:value-type="float" office:value="0.247120896" calcext:value-type="float">
            <text:p>0.247120896</text:p>
          </table:table-cell>
          <table:table-cell office:value-type="float" office:value="0.037736448" calcext:value-type="float">
            <text:p>0.037736448</text:p>
          </table:table-cell>
          <table:table-cell office:value-type="float" office:value="2.307401984" calcext:value-type="float">
            <text:p>2.307401984</text:p>
          </table:table-cell>
          <table:table-cell office:value-type="float" office:value="0.153568256" calcext:value-type="float">
            <text:p>0.153568256</text:p>
          </table:table-cell>
          <table:table-cell office:value-type="string" calcext:value-type="string">
            <text:p>**self._kwargs)</text:p>
          </table:table-cell>
          <table:table-cell office:value-type="float" office:value="4.641110528" calcext:value-type="float">
            <text:p>4.641110528</text:p>
          </table:table-cell>
          <table:table-cell office:value-type="float" office:value="0.759783168" calcext:value-type="float">
            <text:p>0.759783168</text:p>
          </table:table-cell>
          <table:table-cell office:value-type="float" office:value="15.191919872" calcext:value-type="float">
            <text:p>15.191919872</text:p>
          </table:table-cell>
        </table:table-row>
        <table:table-row table:style-name="ro1">
          <table:table-cell/>
          <table:table-cell office:value-type="float" office:value="0.005959936" calcext:value-type="float">
            <text:p>0.005959936</text:p>
          </table:table-cell>
          <table:table-cell office:value-type="float" office:value="0.0061696" calcext:value-type="float">
            <text:p>0.0061696</text:p>
          </table:table-cell>
          <table:table-cell office:value-type="float" office:value="0.24856448" calcext:value-type="float">
            <text:p>0.24856448</text:p>
          </table:table-cell>
          <table:table-cell office:value-type="float" office:value="0.037850368" calcext:value-type="float">
            <text:p>0.037850368</text:p>
          </table:table-cell>
          <table:table-cell office:value-type="float" office:value="2.308363776" calcext:value-type="float">
            <text:p>2.308363776</text:p>
          </table:table-cell>
          <table:table-cell office:value-type="float" office:value="0.154577152" calcext:value-type="float">
            <text:p>0.154577152</text:p>
          </table:table-cell>
          <table:table-cell office:value-type="string" calcext:value-type="string">
            <text:p>**self._kwargs)</text:p>
          </table:table-cell>
          <table:table-cell office:value-type="float" office:value="4.642858496" calcext:value-type="float">
            <text:p>4.642858496</text:p>
          </table:table-cell>
          <table:table-cell office:value-type="float" office:value="1.194000128" calcext:value-type="float">
            <text:p>1.194000128</text:p>
          </table:table-cell>
          <table:table-cell office:value-type="float" office:value="15.246202368" calcext:value-type="float">
            <text:p>15.246202368</text:p>
          </table:table-cell>
        </table:table-row>
        <table:table-row table:style-name="ro1">
          <table:table-cell/>
          <table:table-cell office:value-type="float" office:value="0.005963264" calcext:value-type="float">
            <text:p>0.005963264</text:p>
          </table:table-cell>
          <table:table-cell office:value-type="float" office:value="0.006169856" calcext:value-type="float">
            <text:p>0.006169856</text:p>
          </table:table-cell>
          <table:table-cell office:value-type="float" office:value="0.248568064" calcext:value-type="float">
            <text:p>0.248568064</text:p>
          </table:table-cell>
          <table:table-cell office:value-type="float" office:value="0.037860608" calcext:value-type="float">
            <text:p>0.037860608</text:p>
          </table:table-cell>
          <table:table-cell office:value-type="float" office:value="2.312412416" calcext:value-type="float">
            <text:p>2.312412416</text:p>
          </table:table-cell>
          <table:table-cell office:value-type="float" office:value="0.154860288" calcext:value-type="float">
            <text:p>0.154860288</text:p>
          </table:table-cell>
          <table:table-cell office:value-type="string" calcext:value-type="string">
            <text:p>**self._kwargs)</text:p>
          </table:table-cell>
          <table:table-cell office:value-type="float" office:value="4.658122496" calcext:value-type="float">
            <text:p>4.658122496</text:p>
          </table:table-cell>
          <table:table-cell office:value-type="float" office:value="0.74976512" calcext:value-type="float">
            <text:p>0.74976512</text:p>
          </table:table-cell>
          <table:table-cell office:value-type="float" office:value="15.364259584" calcext:value-type="float">
            <text:p>15.364259584</text:p>
          </table:table-cell>
        </table:table-row>
        <table:table-row table:style-name="ro1">
          <table:table-cell/>
          <table:table-cell office:value-type="float" office:value="0.005969152" calcext:value-type="float">
            <text:p>0.005969152</text:p>
          </table:table-cell>
          <table:table-cell office:value-type="float" office:value="0.006170624" calcext:value-type="float">
            <text:p>0.006170624</text:p>
          </table:table-cell>
          <table:table-cell office:value-type="float" office:value="0.24889472" calcext:value-type="float">
            <text:p>0.24889472</text:p>
          </table:table-cell>
          <table:table-cell office:value-type="float" office:value="0.038013184" calcext:value-type="float">
            <text:p>0.038013184</text:p>
          </table:table-cell>
          <table:table-cell office:value-type="float" office:value="2.316343808" calcext:value-type="float">
            <text:p>2.316343808</text:p>
          </table:table-cell>
          <table:table-cell office:value-type="float" office:value="0.159174656" calcext:value-type="float">
            <text:p>0.159174656</text:p>
          </table:table-cell>
          <table:table-cell office:value-type="string" calcext:value-type="string">
            <text:p>**self._kwargs)</text:p>
          </table:table-cell>
          <table:table-cell office:value-type="float" office:value="4.704513024" calcext:value-type="float">
            <text:p>4.704513024</text:p>
          </table:table-cell>
          <table:table-cell office:value-type="float" office:value="1.179046656" calcext:value-type="float">
            <text:p>1.179046656</text:p>
          </table:table-cell>
          <table:table-cell office:value-type="float" office:value="15.420395776" calcext:value-type="float">
            <text:p>15.420395776</text:p>
          </table:table-cell>
        </table:table-row>
        <table:table-row table:style-name="ro1">
          <table:table-cell/>
          <table:table-cell office:value-type="float" office:value="0.005970432" calcext:value-type="float">
            <text:p>0.005970432</text:p>
          </table:table-cell>
          <table:table-cell office:value-type="float" office:value="0.006170624" calcext:value-type="float">
            <text:p>0.006170624</text:p>
          </table:table-cell>
          <table:table-cell office:value-type="float" office:value="0.25002496" calcext:value-type="float">
            <text:p>0.25002496</text:p>
          </table:table-cell>
          <table:table-cell office:value-type="float" office:value="0.038142464" calcext:value-type="float">
            <text:p>0.038142464</text:p>
          </table:table-cell>
          <table:table-cell office:value-type="float" office:value="2.31705728" calcext:value-type="float">
            <text:p>2.31705728</text:p>
          </table:table-cell>
          <table:table-cell office:value-type="float" office:value="0.161766144" calcext:value-type="float">
            <text:p>0.161766144</text:p>
          </table:table-cell>
          <table:table-cell office:value-type="string" calcext:value-type="string">
            <text:p>**self._kwargs)</text:p>
          </table:table-cell>
          <table:table-cell office:value-type="float" office:value="4.712606208" calcext:value-type="float">
            <text:p>4.712606208</text:p>
          </table:table-cell>
          <table:table-cell office:value-type="float" office:value="0.789882624" calcext:value-type="float">
            <text:p>0.789882624</text:p>
          </table:table-cell>
          <table:table-cell office:value-type="float" office:value="15.469476096" calcext:value-type="float">
            <text:p>15.469476096</text:p>
          </table:table-cell>
        </table:table-row>
        <table:table-row table:style-name="ro1">
          <table:table-cell/>
          <table:table-cell office:value-type="float" office:value="0.005970688" calcext:value-type="float">
            <text:p>0.005970688</text:p>
          </table:table-cell>
          <table:table-cell office:value-type="float" office:value="0.006173696" calcext:value-type="float">
            <text:p>0.006173696</text:p>
          </table:table-cell>
          <table:table-cell office:value-type="float" office:value="0.251202816" calcext:value-type="float">
            <text:p>0.251202816</text:p>
          </table:table-cell>
          <table:table-cell office:value-type="float" office:value="0.038207744" calcext:value-type="float">
            <text:p>0.038207744</text:p>
          </table:table-cell>
          <table:table-cell office:value-type="float" office:value="2.31841408" calcext:value-type="float">
            <text:p>2.31841408</text:p>
          </table:table-cell>
          <table:table-cell office:value-type="float" office:value="0.16186368" calcext:value-type="float">
            <text:p>0.16186368</text:p>
          </table:table-cell>
          <table:table-cell office:value-type="string" calcext:value-type="string">
            <text:p>**self._kwargs)</text:p>
          </table:table-cell>
          <table:table-cell office:value-type="float" office:value="4.734295552" calcext:value-type="float">
            <text:p>4.734295552</text:p>
          </table:table-cell>
          <table:table-cell office:value-type="float" office:value="1.26054528" calcext:value-type="float">
            <text:p>1.26054528</text:p>
          </table:table-cell>
          <table:table-cell office:value-type="float" office:value="15.483020032" calcext:value-type="float">
            <text:p>15.483020032</text:p>
          </table:table-cell>
        </table:table-row>
        <table:table-row table:style-name="ro1">
          <table:table-cell/>
          <table:table-cell office:value-type="float" office:value="0.005974272" calcext:value-type="float">
            <text:p>0.005974272</text:p>
          </table:table-cell>
          <table:table-cell office:value-type="float" office:value="0.006173696" calcext:value-type="float">
            <text:p>0.006173696</text:p>
          </table:table-cell>
          <table:table-cell office:value-type="float" office:value="0.251296512" calcext:value-type="float">
            <text:p>0.251296512</text:p>
          </table:table-cell>
          <table:table-cell office:value-type="float" office:value="0.038251008" calcext:value-type="float">
            <text:p>0.038251008</text:p>
          </table:table-cell>
          <table:table-cell office:value-type="float" office:value="2.3196736" calcext:value-type="float">
            <text:p>2.3196736</text:p>
          </table:table-cell>
          <table:table-cell office:value-type="float" office:value="0.162162688" calcext:value-type="float">
            <text:p>0.162162688</text:p>
          </table:table-cell>
          <table:table-cell office:value-type="string" calcext:value-type="string">
            <text:p>**self._kwargs)</text:p>
          </table:table-cell>
          <table:table-cell office:value-type="float" office:value="4.763343872" calcext:value-type="float">
            <text:p>4.763343872</text:p>
          </table:table-cell>
          <table:table-cell office:value-type="float" office:value="0.821165824" calcext:value-type="float">
            <text:p>0.821165824</text:p>
          </table:table-cell>
          <table:table-cell office:value-type="float" office:value="15.563774976" calcext:value-type="float">
            <text:p>15.563774976</text:p>
          </table:table-cell>
        </table:table-row>
        <table:table-row table:style-name="ro1">
          <table:table-cell/>
          <table:table-cell office:value-type="float" office:value="0.005977344" calcext:value-type="float">
            <text:p>0.005977344</text:p>
          </table:table-cell>
          <table:table-cell office:value-type="float" office:value="0.006173696" calcext:value-type="float">
            <text:p>0.006173696</text:p>
          </table:table-cell>
          <table:table-cell office:value-type="float" office:value="0.25152256" calcext:value-type="float">
            <text:p>0.25152256</text:p>
          </table:table-cell>
          <table:table-cell office:value-type="float" office:value="0.038306048" calcext:value-type="float">
            <text:p>0.038306048</text:p>
          </table:table-cell>
          <table:table-cell office:value-type="float" office:value="2.320996864" calcext:value-type="float">
            <text:p>2.320996864</text:p>
          </table:table-cell>
          <table:table-cell office:value-type="float" office:value="0.16427392" calcext:value-type="float">
            <text:p>0.16427392</text:p>
          </table:table-cell>
          <table:table-cell office:value-type="string" calcext:value-type="string">
            <text:p>**self._kwargs)</text:p>
          </table:table-cell>
          <table:table-cell office:value-type="float" office:value="4.817312256" calcext:value-type="float">
            <text:p>4.817312256</text:p>
          </table:table-cell>
          <table:table-cell office:value-type="float" office:value="1.30902912" calcext:value-type="float">
            <text:p>1.30902912</text:p>
          </table:table-cell>
          <table:table-cell office:value-type="float" office:value="15.567597568" calcext:value-type="float">
            <text:p>15.567597568</text:p>
          </table:table-cell>
        </table:table-row>
        <table:table-row table:style-name="ro1">
          <table:table-cell/>
          <table:table-cell office:value-type="float" office:value="0.0059776" calcext:value-type="float">
            <text:p>0.0059776</text:p>
          </table:table-cell>
          <table:table-cell office:value-type="float" office:value="0.006179072" calcext:value-type="float">
            <text:p>0.006179072</text:p>
          </table:table-cell>
          <table:table-cell office:value-type="float" office:value="0.251988992" calcext:value-type="float">
            <text:p>0.251988992</text:p>
          </table:table-cell>
          <table:table-cell office:value-type="float" office:value="0.038401536" calcext:value-type="float">
            <text:p>0.038401536</text:p>
          </table:table-cell>
          <table:table-cell office:value-type="float" office:value="2.322456832" calcext:value-type="float">
            <text:p>2.322456832</text:p>
          </table:table-cell>
          <table:table-cell office:value-type="float" office:value="0.167524864" calcext:value-type="float">
            <text:p>0.167524864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4.836606976" calcext:value-type="float">
            <text:p>4.836606976</text:p>
          </table:table-cell>
          <table:table-cell office:value-type="float" office:value="0.814067456" calcext:value-type="float">
            <text:p>0.814067456</text:p>
          </table:table-cell>
          <table:table-cell office:value-type="float" office:value="15.606512384" calcext:value-type="float">
            <text:p>15.606512384</text:p>
          </table:table-cell>
        </table:table-row>
        <table:table-row table:style-name="ro1">
          <table:table-cell/>
          <table:table-cell office:value-type="float" office:value="0.005980928" calcext:value-type="float">
            <text:p>0.005980928</text:p>
          </table:table-cell>
          <table:table-cell office:value-type="float" office:value="0.006180096" calcext:value-type="float">
            <text:p>0.006180096</text:p>
          </table:table-cell>
          <table:table-cell office:value-type="float" office:value="0.252784896" calcext:value-type="float">
            <text:p>0.252784896</text:p>
          </table:table-cell>
          <table:table-cell office:value-type="float" office:value="0.038411008" calcext:value-type="float">
            <text:p>0.038411008</text:p>
          </table:table-cell>
          <table:table-cell office:value-type="float" office:value="2.32260608" calcext:value-type="float">
            <text:p>2.32260608</text:p>
          </table:table-cell>
          <table:table-cell office:value-type="float" office:value="0.16787968" calcext:value-type="float">
            <text:p>0.16787968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4.87020544" calcext:value-type="float">
            <text:p>4.87020544</text:p>
          </table:table-cell>
          <table:table-cell office:value-type="float" office:value="1.316027392" calcext:value-type="float">
            <text:p>1.316027392</text:p>
          </table:table-cell>
          <table:table-cell office:value-type="float" office:value="15.6364544" calcext:value-type="float">
            <text:p>15.6364544</text:p>
          </table:table-cell>
        </table:table-row>
        <table:table-row table:style-name="ro1">
          <table:table-cell/>
          <table:table-cell office:value-type="float" office:value="0.005981696" calcext:value-type="float">
            <text:p>0.005981696</text:p>
          </table:table-cell>
          <table:table-cell office:value-type="float" office:value="0.006182144" calcext:value-type="float">
            <text:p>0.006182144</text:p>
          </table:table-cell>
          <table:table-cell office:value-type="float" office:value="0.254186496" calcext:value-type="float">
            <text:p>0.254186496</text:p>
          </table:table-cell>
          <table:table-cell office:value-type="float" office:value="0.038464512" calcext:value-type="float">
            <text:p>0.038464512</text:p>
          </table:table-cell>
          <table:table-cell office:value-type="float" office:value="2.323464448" calcext:value-type="float">
            <text:p>2.323464448</text:p>
          </table:table-cell>
          <table:table-cell office:value-type="float" office:value="0.168370688" calcext:value-type="float">
            <text:p>0.168370688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4.909223936" calcext:value-type="float">
            <text:p>4.909223936</text:p>
          </table:table-cell>
          <table:table-cell office:value-type="float" office:value="0.791207424" calcext:value-type="float">
            <text:p>0.791207424</text:p>
          </table:table-cell>
          <table:table-cell office:value-type="float" office:value="15.648378368" calcext:value-type="float">
            <text:p>15.648378368</text:p>
          </table:table-cell>
        </table:table-row>
        <table:table-row table:style-name="ro1">
          <table:table-cell/>
          <table:table-cell office:value-type="float" office:value="0.005982976" calcext:value-type="float">
            <text:p>0.005982976</text:p>
          </table:table-cell>
          <table:table-cell office:value-type="float" office:value="0.006184192" calcext:value-type="float">
            <text:p>0.006184192</text:p>
          </table:table-cell>
          <table:table-cell office:value-type="float" office:value="0.254643456" calcext:value-type="float">
            <text:p>0.254643456</text:p>
          </table:table-cell>
          <table:table-cell office:value-type="float" office:value="0.038560512" calcext:value-type="float">
            <text:p>0.038560512</text:p>
          </table:table-cell>
          <table:table-cell office:value-type="float" office:value="2.32534016" calcext:value-type="float">
            <text:p>2.32534016</text:p>
          </table:table-cell>
          <table:table-cell office:value-type="float" office:value="0.168649472" calcext:value-type="float">
            <text:p>0.168649472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4.909447424" calcext:value-type="float">
            <text:p>4.909447424</text:p>
          </table:table-cell>
          <table:table-cell office:value-type="float" office:value="1.309281536" calcext:value-type="float">
            <text:p>1.309281536</text:p>
          </table:table-cell>
          <table:table-cell office:value-type="float" office:value="15.670147328" calcext:value-type="float">
            <text:p>15.670147328</text:p>
          </table:table-cell>
        </table:table-row>
        <table:table-row table:style-name="ro1">
          <table:table-cell/>
          <table:table-cell office:value-type="float" office:value="0.005983232" calcext:value-type="float">
            <text:p>0.005983232</text:p>
          </table:table-cell>
          <table:table-cell office:value-type="float" office:value="0.006185472" calcext:value-type="float">
            <text:p>0.006185472</text:p>
          </table:table-cell>
          <table:table-cell office:value-type="float" office:value="0.255401472" calcext:value-type="float">
            <text:p>0.255401472</text:p>
          </table:table-cell>
          <table:table-cell office:value-type="float" office:value="0.038592" calcext:value-type="float">
            <text:p>0.038592</text:p>
          </table:table-cell>
          <table:table-cell office:value-type="float" office:value="2.326417408" calcext:value-type="float">
            <text:p>2.326417408</text:p>
          </table:table-cell>
          <table:table-cell office:value-type="float" office:value="0.168760832" calcext:value-type="float">
            <text:p>0.168760832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4.919027968" calcext:value-type="float">
            <text:p>4.919027968</text:p>
          </table:table-cell>
          <table:table-cell office:value-type="float" office:value="0.805472768" calcext:value-type="float">
            <text:p>0.805472768</text:p>
          </table:table-cell>
          <table:table-cell office:value-type="float" office:value="15.726153216" calcext:value-type="float">
            <text:p>15.726153216</text:p>
          </table:table-cell>
        </table:table-row>
        <table:table-row table:style-name="ro1">
          <table:table-cell/>
          <table:table-cell office:value-type="float" office:value="0.005984" calcext:value-type="float">
            <text:p>0.005984</text:p>
          </table:table-cell>
          <table:table-cell office:value-type="float" office:value="0.006187776" calcext:value-type="float">
            <text:p>0.006187776</text:p>
          </table:table-cell>
          <table:table-cell office:value-type="float" office:value="0.257351168" calcext:value-type="float">
            <text:p>0.257351168</text:p>
          </table:table-cell>
          <table:table-cell office:value-type="float" office:value="0.038602752" calcext:value-type="float">
            <text:p>0.038602752</text:p>
          </table:table-cell>
          <table:table-cell office:value-type="float" office:value="2.326903808" calcext:value-type="float">
            <text:p>2.326903808</text:p>
          </table:table-cell>
          <table:table-cell office:value-type="float" office:value="0.16893312" calcext:value-type="float">
            <text:p>0.16893312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17135872" calcext:value-type="float">
            <text:p>5.017135872</text:p>
          </table:table-cell>
          <table:table-cell office:value-type="float" office:value="1.37204096" calcext:value-type="float">
            <text:p>1.37204096</text:p>
          </table:table-cell>
          <table:table-cell office:value-type="float" office:value="15.818964992" calcext:value-type="float">
            <text:p>15.818964992</text:p>
          </table:table-cell>
        </table:table-row>
        <table:table-row table:style-name="ro1">
          <table:table-cell/>
          <table:table-cell office:value-type="float" office:value="0.005985024" calcext:value-type="float">
            <text:p>0.005985024</text:p>
          </table:table-cell>
          <table:table-cell office:value-type="float" office:value="0.006188032" calcext:value-type="float">
            <text:p>0.006188032</text:p>
          </table:table-cell>
          <table:table-cell office:value-type="float" office:value="0.258390784" calcext:value-type="float">
            <text:p>0.258390784</text:p>
          </table:table-cell>
          <table:table-cell office:value-type="float" office:value="0.038640896" calcext:value-type="float">
            <text:p>0.038640896</text:p>
          </table:table-cell>
          <table:table-cell office:value-type="float" office:value="2.327082752" calcext:value-type="float">
            <text:p>2.327082752</text:p>
          </table:table-cell>
          <table:table-cell office:value-type="float" office:value="0.170062336" calcext:value-type="float">
            <text:p>0.170062336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38684672" calcext:value-type="float">
            <text:p>5.038684672</text:p>
          </table:table-cell>
          <table:table-cell office:value-type="float" office:value="0.843047936" calcext:value-type="float">
            <text:p>0.843047936</text:p>
          </table:table-cell>
          <table:table-cell office:value-type="float" office:value="15.862960896" calcext:value-type="float">
            <text:p>15.862960896</text:p>
          </table:table-cell>
        </table:table-row>
        <table:table-row table:style-name="ro1">
          <table:table-cell/>
          <table:table-cell office:value-type="float" office:value="0.00598784" calcext:value-type="float">
            <text:p>0.00598784</text:p>
          </table:table-cell>
          <table:table-cell office:value-type="float" office:value="0.006189056" calcext:value-type="float">
            <text:p>0.006189056</text:p>
          </table:table-cell>
          <table:table-cell office:value-type="float" office:value="0.258550784" calcext:value-type="float">
            <text:p>0.258550784</text:p>
          </table:table-cell>
          <table:table-cell office:value-type="float" office:value="0.038689536" calcext:value-type="float">
            <text:p>0.038689536</text:p>
          </table:table-cell>
          <table:table-cell office:value-type="float" office:value="2.329130752" calcext:value-type="float">
            <text:p>2.329130752</text:p>
          </table:table-cell>
          <table:table-cell office:value-type="float" office:value="0.170173184" calcext:value-type="float">
            <text:p>0.170173184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47749888" calcext:value-type="float">
            <text:p>5.047749888</text:p>
          </table:table-cell>
          <table:table-cell office:value-type="float" office:value="1.36065408" calcext:value-type="float">
            <text:p>1.36065408</text:p>
          </table:table-cell>
          <table:table-cell office:value-type="float" office:value="15.864798464" calcext:value-type="float">
            <text:p>15.864798464</text:p>
          </table:table-cell>
        </table:table-row>
        <table:table-row table:style-name="ro1">
          <table:table-cell/>
          <table:table-cell office:value-type="float" office:value="0.00598912" calcext:value-type="float">
            <text:p>0.00598912</text:p>
          </table:table-cell>
          <table:table-cell office:value-type="float" office:value="0.006190848" calcext:value-type="float">
            <text:p>0.006190848</text:p>
          </table:table-cell>
          <table:table-cell office:value-type="float" office:value="0.258632192" calcext:value-type="float">
            <text:p>0.258632192</text:p>
          </table:table-cell>
          <table:table-cell office:value-type="float" office:value="0.03879808" calcext:value-type="float">
            <text:p>0.03879808</text:p>
          </table:table-cell>
          <table:table-cell office:value-type="float" office:value="2.332942592" calcext:value-type="float">
            <text:p>2.332942592</text:p>
          </table:table-cell>
          <table:table-cell office:value-type="float" office:value="0.170646784" calcext:value-type="float">
            <text:p>0.170646784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69555712" calcext:value-type="float">
            <text:p>5.069555712</text:p>
          </table:table-cell>
          <table:table-cell office:value-type="float" office:value="0.82170624" calcext:value-type="float">
            <text:p>0.82170624</text:p>
          </table:table-cell>
          <table:table-cell office:value-type="float" office:value="15.936989696" calcext:value-type="float">
            <text:p>15.936989696</text:p>
          </table:table-cell>
        </table:table-row>
        <table:table-row table:style-name="ro1">
          <table:table-cell/>
          <table:table-cell office:value-type="float" office:value="0.005989888" calcext:value-type="float">
            <text:p>0.005989888</text:p>
          </table:table-cell>
          <table:table-cell office:value-type="float" office:value="0.006192384" calcext:value-type="float">
            <text:p>0.006192384</text:p>
          </table:table-cell>
          <table:table-cell office:value-type="float" office:value="0.259080192" calcext:value-type="float">
            <text:p>0.259080192</text:p>
          </table:table-cell>
          <table:table-cell office:value-type="float" office:value="0.03886464" calcext:value-type="float">
            <text:p>0.03886464</text:p>
          </table:table-cell>
          <table:table-cell office:value-type="float" office:value="2.338847488" calcext:value-type="float">
            <text:p>2.338847488</text:p>
          </table:table-cell>
          <table:table-cell office:value-type="float" office:value="0.170734848" calcext:value-type="float">
            <text:p>0.170734848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82115584" calcext:value-type="float">
            <text:p>5.082115584</text:p>
          </table:table-cell>
          <table:table-cell office:value-type="float" office:value="1.3509696" calcext:value-type="float">
            <text:p>1.3509696</text:p>
          </table:table-cell>
          <table:table-cell office:value-type="float" office:value="15.979739904" calcext:value-type="float">
            <text:p>15.979739904</text:p>
          </table:table-cell>
        </table:table-row>
        <table:table-row table:style-name="ro1">
          <table:table-cell/>
          <table:table-cell office:value-type="float" office:value="0.005997824" calcext:value-type="float">
            <text:p>0.005997824</text:p>
          </table:table-cell>
          <table:table-cell office:value-type="float" office:value="0.00619264" calcext:value-type="float">
            <text:p>0.00619264</text:p>
          </table:table-cell>
          <table:table-cell office:value-type="float" office:value="0.259236608" calcext:value-type="float">
            <text:p>0.259236608</text:p>
          </table:table-cell>
          <table:table-cell office:value-type="float" office:value="0.038897408" calcext:value-type="float">
            <text:p>0.038897408</text:p>
          </table:table-cell>
          <table:table-cell office:value-type="float" office:value="2.339538432" calcext:value-type="float">
            <text:p>2.339538432</text:p>
          </table:table-cell>
          <table:table-cell office:value-type="float" office:value="0.171041536" calcext:value-type="float">
            <text:p>0.171041536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095478016" calcext:value-type="float">
            <text:p>5.095478016</text:p>
          </table:table-cell>
          <table:table-cell office:value-type="float" office:value="0.858001152" calcext:value-type="float">
            <text:p>0.858001152</text:p>
          </table:table-cell>
          <table:table-cell office:value-type="float" office:value="16.152607744" calcext:value-type="float">
            <text:p>16.152607744</text:p>
          </table:table-cell>
        </table:table-row>
        <table:table-row table:style-name="ro1">
          <table:table-cell/>
          <table:table-cell office:value-type="float" office:value="0.006000384" calcext:value-type="float">
            <text:p>0.006000384</text:p>
          </table:table-cell>
          <table:table-cell office:value-type="float" office:value="0.006197248" calcext:value-type="float">
            <text:p>0.006197248</text:p>
          </table:table-cell>
          <table:table-cell office:value-type="float" office:value="0.260486656" calcext:value-type="float">
            <text:p>0.260486656</text:p>
          </table:table-cell>
          <table:table-cell office:value-type="float" office:value="0.038926592" calcext:value-type="float">
            <text:p>0.038926592</text:p>
          </table:table-cell>
          <table:table-cell office:value-type="float" office:value="2.34297344" calcext:value-type="float">
            <text:p>2.34297344</text:p>
          </table:table-cell>
          <table:table-cell office:value-type="float" office:value="0.171560448" calcext:value-type="float">
            <text:p>0.171560448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177448448" calcext:value-type="float">
            <text:p>5.177448448</text:p>
          </table:table-cell>
          <table:table-cell office:value-type="float" office:value="1.3684352" calcext:value-type="float">
            <text:p>1.3684352</text:p>
          </table:table-cell>
          <table:table-cell office:value-type="float" office:value="16.155543296" calcext:value-type="float">
            <text:p>16.155543296</text:p>
          </table:table-cell>
        </table:table-row>
        <table:table-row table:style-name="ro1">
          <table:table-cell/>
          <table:table-cell office:value-type="float" office:value="0.006001152" calcext:value-type="float">
            <text:p>0.006001152</text:p>
          </table:table-cell>
          <table:table-cell office:value-type="float" office:value="0.00619776" calcext:value-type="float">
            <text:p>0.00619776</text:p>
          </table:table-cell>
          <table:table-cell office:value-type="float" office:value="0.26054912" calcext:value-type="float">
            <text:p>0.26054912</text:p>
          </table:table-cell>
          <table:table-cell office:value-type="float" office:value="0.038994176" calcext:value-type="float">
            <text:p>0.038994176</text:p>
          </table:table-cell>
          <table:table-cell office:value-type="float" office:value="2.34376832" calcext:value-type="float">
            <text:p>2.34376832</text:p>
          </table:table-cell>
          <table:table-cell office:value-type="float" office:value="0.17217664" calcext:value-type="float">
            <text:p>0.17217664</text:p>
          </table:table-cell>
          <table:table-cell office:value-type="string" calcext:value-type="string">
            <text:p>dict(json.loads(client.recv(1024).decode('utf-8')))</text:p>
          </table:table-cell>
          <table:table-cell office:value-type="float" office:value="5.209642752" calcext:value-type="float">
            <text:p>5.209642752</text:p>
          </table:table-cell>
          <table:table-cell office:value-type="float" office:value="0.847214848" calcext:value-type="float">
            <text:p>0.847214848</text:p>
          </table:table-cell>
          <table:table-cell office:value-type="float" office:value="16.174078208" calcext:value-type="float">
            <text:p>16.174078208</text:p>
          </table:table-cell>
        </table:table-row>
        <table:table-row table:style-name="ro1">
          <table:table-cell/>
          <table:table-cell office:value-type="float" office:value="0.006002176" calcext:value-type="float">
            <text:p>0.006002176</text:p>
          </table:table-cell>
          <table:table-cell office:value-type="float" office:value="0.006202112" calcext:value-type="float">
            <text:p>0.006202112</text:p>
          </table:table-cell>
          <table:table-cell office:value-type="float" office:value="0.260955648" calcext:value-type="float">
            <text:p>0.260955648</text:p>
          </table:table-cell>
          <table:table-cell office:value-type="float" office:value="0.039025408" calcext:value-type="float">
            <text:p>0.039025408</text:p>
          </table:table-cell>
          <table:table-cell office:value-type="float" office:value="2.344001536" calcext:value-type="float">
            <text:p>2.344001536</text:p>
          </table:table-cell>
          <table:table-cell office:value-type="float" office:value="0.172468992" calcext:value-type="float">
            <text:p>0.172468992</text:p>
          </table:table-cell>
          <table:table-cell office:value-type="string" calcext:value-type="string">
            <text:p>directory_client.list()</text:p>
          </table:table-cell>
          <table:table-cell office:value-type="float" office:value="5.266723328" calcext:value-type="float">
            <text:p>5.266723328</text:p>
          </table:table-cell>
          <table:table-cell office:value-type="float" office:value="1.427176704" calcext:value-type="float">
            <text:p>1.427176704</text:p>
          </table:table-cell>
          <table:table-cell office:value-type="float" office:value="16.188875776" calcext:value-type="float">
            <text:p>16.188875776</text:p>
          </table:table-cell>
        </table:table-row>
        <table:table-row table:style-name="ro1">
          <table:table-cell/>
          <table:table-cell office:value-type="float" office:value="0.006002432" calcext:value-type="float">
            <text:p>0.006002432</text:p>
          </table:table-cell>
          <table:table-cell office:value-type="float" office:value="0.006202624" calcext:value-type="float">
            <text:p>0.006202624</text:p>
          </table:table-cell>
          <table:table-cell office:value-type="float" office:value="0.261027328" calcext:value-type="float">
            <text:p>0.261027328</text:p>
          </table:table-cell>
          <table:table-cell office:value-type="float" office:value="0.039047424" calcext:value-type="float">
            <text:p>0.039047424</text:p>
          </table:table-cell>
          <table:table-cell office:value-type="float" office:value="2.34539904" calcext:value-type="float">
            <text:p>2.34539904</text:p>
          </table:table-cell>
          <table:table-cell office:value-type="float" office:value="0.172788736" calcext:value-type="float">
            <text:p>0.172788736</text:p>
          </table:table-cell>
          <table:table-cell office:value-type="string" calcext:value-type="string">
            <text:p>directory_client.list()</text:p>
          </table:table-cell>
          <table:table-cell office:value-type="float" office:value="5.270326016" calcext:value-type="float">
            <text:p>5.270326016</text:p>
          </table:table-cell>
          <table:table-cell office:value-type="float" office:value="0.810166528" calcext:value-type="float">
            <text:p>0.810166528</text:p>
          </table:table-cell>
          <table:table-cell office:value-type="float" office:value="16.204506112" calcext:value-type="float">
            <text:p>16.204506112</text:p>
          </table:table-cell>
        </table:table-row>
        <table:table-row table:style-name="ro1">
          <table:table-cell/>
          <table:table-cell office:value-type="float" office:value="0.006005248" calcext:value-type="float">
            <text:p>0.006005248</text:p>
          </table:table-cell>
          <table:table-cell office:value-type="float" office:value="0.006203136" calcext:value-type="float">
            <text:p>0.006203136</text:p>
          </table:table-cell>
          <table:table-cell office:value-type="float" office:value="0.26121216" calcext:value-type="float">
            <text:p>0.26121216</text:p>
          </table:table-cell>
          <table:table-cell office:value-type="float" office:value="0.039067392" calcext:value-type="float">
            <text:p>0.039067392</text:p>
          </table:table-cell>
          <table:table-cell office:value-type="float" office:value="2.350310656" calcext:value-type="float">
            <text:p>2.350310656</text:p>
          </table:table-cell>
          <table:table-cell office:value-type="float" office:value="0.17570048" calcext:value-type="float">
            <text:p>0.17570048</text:p>
          </table:table-cell>
          <table:table-cell office:value-type="string" calcext:value-type="string">
            <text:p>directory_client.list()</text:p>
          </table:table-cell>
          <table:table-cell office:value-type="float" office:value="5.289483008" calcext:value-type="float">
            <text:p>5.289483008</text:p>
          </table:table-cell>
          <table:table-cell office:value-type="float" office:value="1.415633152" calcext:value-type="float">
            <text:p>1.415633152</text:p>
          </table:table-cell>
          <table:table-cell office:value-type="float" office:value="16.210979328" calcext:value-type="float">
            <text:p>16.210979328</text:p>
          </table:table-cell>
        </table:table-row>
        <table:table-row table:style-name="ro1">
          <table:table-cell/>
          <table:table-cell office:value-type="float" office:value="0.006006016" calcext:value-type="float">
            <text:p>0.006006016</text:p>
          </table:table-cell>
          <table:table-cell office:value-type="float" office:value="0.006210304" calcext:value-type="float">
            <text:p>0.006210304</text:p>
          </table:table-cell>
          <table:table-cell office:value-type="float" office:value="0.26143744" calcext:value-type="float">
            <text:p>0.26143744</text:p>
          </table:table-cell>
          <table:table-cell office:value-type="float" office:value="0.039252736" calcext:value-type="float">
            <text:p>0.039252736</text:p>
          </table:table-cell>
          <table:table-cell office:value-type="float" office:value="2.350703104" calcext:value-type="float">
            <text:p>2.350703104</text:p>
          </table:table-cell>
          <table:table-cell office:value-type="float" office:value="0.176855296" calcext:value-type="float">
            <text:p>0.176855296</text:p>
          </table:table-cell>
          <table:table-cell office:value-type="string" calcext:value-type="string">
            <text:p>directory_client.list()</text:p>
          </table:table-cell>
          <table:table-cell office:value-type="float" office:value="5.340384" calcext:value-type="float">
            <text:p>5.340384</text:p>
          </table:table-cell>
          <table:table-cell office:value-type="float" office:value="0.91300992" calcext:value-type="float">
            <text:p>0.91300992</text:p>
          </table:table-cell>
          <table:table-cell office:value-type="float" office:value="16.21941376" calcext:value-type="float">
            <text:p>16.21941376</text:p>
          </table:table-cell>
        </table:table-row>
        <table:table-row table:style-name="ro1">
          <table:table-cell/>
          <table:table-cell office:value-type="float" office:value="0.006012672" calcext:value-type="float">
            <text:p>0.006012672</text:p>
          </table:table-cell>
          <table:table-cell office:value-type="float" office:value="0.006211584" calcext:value-type="float">
            <text:p>0.006211584</text:p>
          </table:table-cell>
          <table:table-cell office:value-type="float" office:value="0.261580032" calcext:value-type="float">
            <text:p>0.261580032</text:p>
          </table:table-cell>
          <table:table-cell office:value-type="float" office:value="0.039258368" calcext:value-type="float">
            <text:p>0.039258368</text:p>
          </table:table-cell>
          <table:table-cell office:value-type="float" office:value="2.353356288" calcext:value-type="float">
            <text:p>2.353356288</text:p>
          </table:table-cell>
          <table:table-cell office:value-type="float" office:value="0.180478464" calcext:value-type="float">
            <text:p>0.180478464</text:p>
          </table:table-cell>
          <table:table-cell office:value-type="string" calcext:value-type="string">
            <text:p>directory_client.list()</text:p>
          </table:table-cell>
          <table:table-cell office:value-type="float" office:value="5.38813952" calcext:value-type="float">
            <text:p>5.38813952</text:p>
          </table:table-cell>
          <table:table-cell office:value-type="float" office:value="1.550430464" calcext:value-type="float">
            <text:p>1.550430464</text:p>
          </table:table-cell>
          <table:table-cell office:value-type="float" office:value="16.219669504" calcext:value-type="float">
            <text:p>16.219669504</text:p>
          </table:table-cell>
        </table:table-row>
        <table:table-row table:style-name="ro1">
          <table:table-cell/>
          <table:table-cell office:value-type="float" office:value="0.006012928" calcext:value-type="float">
            <text:p>0.006012928</text:p>
          </table:table-cell>
          <table:table-cell office:value-type="float" office:value="0.006212608" calcext:value-type="float">
            <text:p>0.006212608</text:p>
          </table:table-cell>
          <table:table-cell office:value-type="float" office:value="0.261687296" calcext:value-type="float">
            <text:p>0.261687296</text:p>
          </table:table-cell>
          <table:table-cell office:value-type="float" office:value="0.039272192" calcext:value-type="float">
            <text:p>0.039272192</text:p>
          </table:table-cell>
          <table:table-cell office:value-type="float" office:value="2.353688064" calcext:value-type="float">
            <text:p>2.353688064</text:p>
          </table:table-cell>
          <table:table-cell office:value-type="float" office:value="0.18221824" calcext:value-type="float">
            <text:p>0.18221824</text:p>
          </table:table-cell>
          <table:table-cell office:value-type="string" calcext:value-type="string">
            <text:p>directory_client.list()</text:p>
          </table:table-cell>
          <table:table-cell office:value-type="float" office:value="5.400227072" calcext:value-type="float">
            <text:p>5.400227072</text:p>
          </table:table-cell>
          <table:table-cell office:value-type="float" office:value="0.950149888" calcext:value-type="float">
            <text:p>0.950149888</text:p>
          </table:table-cell>
          <table:table-cell office:value-type="float" office:value="16.263321856" calcext:value-type="float">
            <text:p>16.263321856</text:p>
          </table:table-cell>
        </table:table-row>
        <table:table-row table:style-name="ro1">
          <table:table-cell/>
          <table:table-cell office:value-type="float" office:value="0.006017536" calcext:value-type="float">
            <text:p>0.006017536</text:p>
          </table:table-cell>
          <table:table-cell office:value-type="float" office:value="0.006212608" calcext:value-type="float">
            <text:p>0.006212608</text:p>
          </table:table-cell>
          <table:table-cell office:value-type="float" office:value="0.264097024" calcext:value-type="float">
            <text:p>0.264097024</text:p>
          </table:table-cell>
          <table:table-cell office:value-type="float" office:value="0.03929984" calcext:value-type="float">
            <text:p>0.03929984</text:p>
          </table:table-cell>
          <table:table-cell office:value-type="float" office:value="2.354062848" calcext:value-type="float">
            <text:p>2.354062848</text:p>
          </table:table-cell>
          <table:table-cell office:value-type="float" office:value="0.183155968" calcext:value-type="float">
            <text:p>0.183155968</text:p>
          </table:table-cell>
          <table:table-cell office:value-type="string" calcext:value-type="string">
            <text:p>directory_client.list()</text:p>
          </table:table-cell>
          <table:table-cell office:value-type="float" office:value="5.421243136" calcext:value-type="float">
            <text:p>5.421243136</text:p>
          </table:table-cell>
          <table:table-cell office:value-type="float" office:value="1.586957312" calcext:value-type="float">
            <text:p>1.586957312</text:p>
          </table:table-cell>
          <table:table-cell office:value-type="float" office:value="16.285084416" calcext:value-type="float">
            <text:p>16.285084416</text:p>
          </table:table-cell>
        </table:table-row>
        <table:table-row table:style-name="ro1">
          <table:table-cell/>
          <table:table-cell office:value-type="float" office:value="0.006018816" calcext:value-type="float">
            <text:p>0.006018816</text:p>
          </table:table-cell>
          <table:table-cell office:value-type="float" office:value="0.006213888" calcext:value-type="float">
            <text:p>0.006213888</text:p>
          </table:table-cell>
          <table:table-cell office:value-type="float" office:value="0.264414464" calcext:value-type="float">
            <text:p>0.264414464</text:p>
          </table:table-cell>
          <table:table-cell office:value-type="float" office:value="0.039360512" calcext:value-type="float">
            <text:p>0.039360512</text:p>
          </table:table-cell>
          <table:table-cell office:value-type="float" office:value="2.35524224" calcext:value-type="float">
            <text:p>2.35524224</text:p>
          </table:table-cell>
          <table:table-cell office:value-type="float" office:value="0.183400192" calcext:value-type="float">
            <text:p>0.183400192</text:p>
          </table:table-cell>
          <table:table-cell office:value-type="string" calcext:value-type="string">
            <text:p>directory_client.list()</text:p>
          </table:table-cell>
          <table:table-cell office:value-type="float" office:value="5.470114816" calcext:value-type="float">
            <text:p>5.470114816</text:p>
          </table:table-cell>
          <table:table-cell office:value-type="float" office:value="0.970385408" calcext:value-type="float">
            <text:p>0.970385408</text:p>
          </table:table-cell>
          <table:table-cell office:value-type="float" office:value="16.290456576" calcext:value-type="float">
            <text:p>16.290456576</text:p>
          </table:table-cell>
        </table:table-row>
        <table:table-row table:style-name="ro1">
          <table:table-cell/>
          <table:table-cell office:value-type="float" office:value="0.006024448" calcext:value-type="float">
            <text:p>0.006024448</text:p>
          </table:table-cell>
          <table:table-cell office:value-type="float" office:value="0.0062144" calcext:value-type="float">
            <text:p>0.0062144</text:p>
          </table:table-cell>
          <table:table-cell office:value-type="float" office:value="0.26507904" calcext:value-type="float">
            <text:p>0.26507904</text:p>
          </table:table-cell>
          <table:table-cell office:value-type="float" office:value="0.039412992" calcext:value-type="float">
            <text:p>0.039412992</text:p>
          </table:table-cell>
          <table:table-cell office:value-type="float" office:value="2.355797248" calcext:value-type="float">
            <text:p>2.355797248</text:p>
          </table:table-cell>
          <table:table-cell office:value-type="float" office:value="0.184086016" calcext:value-type="float">
            <text:p>0.184086016</text:p>
          </table:table-cell>
          <table:table-cell office:value-type="string" calcext:value-type="string">
            <text:p>directory_client.list()</text:p>
          </table:table-cell>
          <table:table-cell office:value-type="float" office:value="5.511088896" calcext:value-type="float">
            <text:p>5.511088896</text:p>
          </table:table-cell>
          <table:table-cell office:value-type="float" office:value="1.591506176" calcext:value-type="float">
            <text:p>1.591506176</text:p>
          </table:table-cell>
          <table:table-cell office:value-type="float" office:value="16.313913088" calcext:value-type="float">
            <text:p>16.313913088</text:p>
          </table:table-cell>
        </table:table-row>
        <table:table-row table:style-name="ro1">
          <table:table-cell/>
          <table:table-cell office:value-type="float" office:value="0.006027776" calcext:value-type="float">
            <text:p>0.006027776</text:p>
          </table:table-cell>
          <table:table-cell office:value-type="float" office:value="0.006215424" calcext:value-type="float">
            <text:p>0.006215424</text:p>
          </table:table-cell>
          <table:table-cell office:value-type="float" office:value="0.265156864" calcext:value-type="float">
            <text:p>0.265156864</text:p>
          </table:table-cell>
          <table:table-cell office:value-type="float" office:value="0.039585536" calcext:value-type="float">
            <text:p>0.039585536</text:p>
          </table:table-cell>
          <table:table-cell office:value-type="float" office:value="2.357528576" calcext:value-type="float">
            <text:p>2.357528576</text:p>
          </table:table-cell>
          <table:table-cell office:value-type="float" office:value="0.187409152" calcext:value-type="float">
            <text:p>0.187409152</text:p>
          </table:table-cell>
          <table:table-cell office:value-type="string" calcext:value-type="string">
            <text:p>directory_client.list()</text:p>
          </table:table-cell>
          <table:table-cell office:value-type="float" office:value="5.65028096" calcext:value-type="float">
            <text:p>5.65028096</text:p>
          </table:table-cell>
          <table:table-cell office:value-type="float" office:value="0.960418816" calcext:value-type="float">
            <text:p>0.960418816</text:p>
          </table:table-cell>
          <table:table-cell office:value-type="float" office:value="16.329400064" calcext:value-type="float">
            <text:p>16.329400064</text:p>
          </table:table-cell>
        </table:table-row>
        <table:table-row table:style-name="ro1">
          <table:table-cell/>
          <table:table-cell office:value-type="float" office:value="0.006030848" calcext:value-type="float">
            <text:p>0.006030848</text:p>
          </table:table-cell>
          <table:table-cell office:value-type="float" office:value="0.006215936" calcext:value-type="float">
            <text:p>0.006215936</text:p>
          </table:table-cell>
          <table:table-cell office:value-type="float" office:value="0.265846528" calcext:value-type="float">
            <text:p>0.265846528</text:p>
          </table:table-cell>
          <table:table-cell office:value-type="float" office:value="0.039665664" calcext:value-type="float">
            <text:p>0.039665664</text:p>
          </table:table-cell>
          <table:table-cell office:value-type="float" office:value="2.358467584" calcext:value-type="float">
            <text:p>2.358467584</text:p>
          </table:table-cell>
          <table:table-cell office:value-type="float" office:value="0.187890688" calcext:value-type="float">
            <text:p>0.187890688</text:p>
          </table:table-cell>
          <table:table-cell office:value-type="string" calcext:value-type="string">
            <text:p>directory_client.list()</text:p>
          </table:table-cell>
          <table:table-cell office:value-type="float" office:value="5.660035328" calcext:value-type="float">
            <text:p>5.660035328</text:p>
          </table:table-cell>
          <table:table-cell office:value-type="float" office:value="1.593188096" calcext:value-type="float">
            <text:p>1.593188096</text:p>
          </table:table-cell>
          <table:table-cell office:value-type="float" office:value="16.395711232" calcext:value-type="float">
            <text:p>16.395711232</text:p>
          </table:table-cell>
        </table:table-row>
        <table:table-row table:style-name="ro1">
          <table:table-cell/>
          <table:table-cell office:value-type="float" office:value="0.006036992" calcext:value-type="float">
            <text:p>0.006036992</text:p>
          </table:table-cell>
          <table:table-cell office:value-type="float" office:value="0.006216704" calcext:value-type="float">
            <text:p>0.006216704</text:p>
          </table:table-cell>
          <table:table-cell office:value-type="float" office:value="0.267616256" calcext:value-type="float">
            <text:p>0.267616256</text:p>
          </table:table-cell>
          <table:table-cell office:value-type="float" office:value="0.03968256" calcext:value-type="float">
            <text:p>0.03968256</text:p>
          </table:table-cell>
          <table:table-cell office:value-type="float" office:value="2.359400192" calcext:value-type="float">
            <text:p>2.359400192</text:p>
          </table:table-cell>
          <table:table-cell office:value-type="float" office:value="0.189502464" calcext:value-type="float">
            <text:p>0.189502464</text:p>
          </table:table-cell>
          <table:table-cell office:value-type="string" calcext:value-type="string">
            <text:p>directory_client.list()</text:p>
          </table:table-cell>
          <table:table-cell office:value-type="float" office:value="5.810957824" calcext:value-type="float">
            <text:p>5.810957824</text:p>
          </table:table-cell>
          <table:table-cell office:value-type="float" office:value="0.934304" calcext:value-type="float">
            <text:p>0.934304</text:p>
          </table:table-cell>
          <table:table-cell office:value-type="float" office:value="16.404283136" calcext:value-type="float">
            <text:p>16.404283136</text:p>
          </table:table-cell>
        </table:table-row>
        <table:table-row table:style-name="ro1">
          <table:table-cell/>
          <table:table-cell office:value-type="float" office:value="0.006040832" calcext:value-type="float">
            <text:p>0.006040832</text:p>
          </table:table-cell>
          <table:table-cell office:value-type="float" office:value="0.006217216" calcext:value-type="float">
            <text:p>0.006217216</text:p>
          </table:table-cell>
          <table:table-cell office:value-type="float" office:value="0.26829184" calcext:value-type="float">
            <text:p>0.26829184</text:p>
          </table:table-cell>
          <table:table-cell office:value-type="float" office:value="0.039687168" calcext:value-type="float">
            <text:p>0.039687168</text:p>
          </table:table-cell>
          <table:table-cell office:value-type="float" office:value="2.359983872" calcext:value-type="float">
            <text:p>2.359983872</text:p>
          </table:table-cell>
          <table:table-cell office:value-type="float" office:value="0.189929728" calcext:value-type="float">
            <text:p>0.189929728</text:p>
          </table:table-cell>
          <table:table-cell office:value-type="string" calcext:value-type="string">
            <text:p>directory_client.list()</text:p>
          </table:table-cell>
          <table:table-cell office:value-type="float" office:value="5.900171776" calcext:value-type="float">
            <text:p>5.900171776</text:p>
          </table:table-cell>
          <table:table-cell office:value-type="float" office:value="1.607918336" calcext:value-type="float">
            <text:p>1.607918336</text:p>
          </table:table-cell>
          <table:table-cell office:value-type="float" office:value="16.408664832" calcext:value-type="float">
            <text:p>16.408664832</text:p>
          </table:table-cell>
        </table:table-row>
        <table:table-row table:style-name="ro1">
          <table:table-cell/>
          <table:table-cell office:value-type="float" office:value="0.006043648" calcext:value-type="float">
            <text:p>0.006043648</text:p>
          </table:table-cell>
          <table:table-cell office:value-type="float" office:value="0.006217216" calcext:value-type="float">
            <text:p>0.006217216</text:p>
          </table:table-cell>
          <table:table-cell office:value-type="float" office:value="0.26836992" calcext:value-type="float">
            <text:p>0.26836992</text:p>
          </table:table-cell>
          <table:table-cell office:value-type="float" office:value="0.039720704" calcext:value-type="float">
            <text:p>0.039720704</text:p>
          </table:table-cell>
          <table:table-cell office:value-type="float" office:value="2.36228352" calcext:value-type="float">
            <text:p>2.36228352</text:p>
          </table:table-cell>
          <table:table-cell office:value-type="float" office:value="0.190214656" calcext:value-type="float">
            <text:p>0.190214656</text:p>
          </table:table-cell>
          <table:table-cell office:value-type="string" calcext:value-type="string">
            <text:p>directory_client.list()</text:p>
          </table:table-cell>
          <table:table-cell office:value-type="float" office:value="5.90224384" calcext:value-type="float">
            <text:p>5.90224384</text:p>
          </table:table-cell>
          <table:table-cell office:value-type="float" office:value="0.968790272" calcext:value-type="float">
            <text:p>0.968790272</text:p>
          </table:table-cell>
          <table:table-cell office:value-type="float" office:value="16.432766208" calcext:value-type="float">
            <text:p>16.432766208</text:p>
          </table:table-cell>
        </table:table-row>
        <table:table-row table:style-name="ro1">
          <table:table-cell/>
          <table:table-cell office:value-type="float" office:value="0.006048768" calcext:value-type="float">
            <text:p>0.006048768</text:p>
          </table:table-cell>
          <table:table-cell office:value-type="float" office:value="0.006219264" calcext:value-type="float">
            <text:p>0.006219264</text:p>
          </table:table-cell>
          <table:table-cell office:value-type="float" office:value="0.26855168" calcext:value-type="float">
            <text:p>0.26855168</text:p>
          </table:table-cell>
          <table:table-cell office:value-type="float" office:value="0.039727872" calcext:value-type="float">
            <text:p>0.039727872</text:p>
          </table:table-cell>
          <table:table-cell office:value-type="float" office:value="2.365035264" calcext:value-type="float">
            <text:p>2.365035264</text:p>
          </table:table-cell>
          <table:table-cell office:value-type="float" office:value="0.190306048" calcext:value-type="float">
            <text:p>0.190306048</text:p>
          </table:table-cell>
          <table:table-cell office:value-type="string" calcext:value-type="string">
            <text:p>directory_client.list()</text:p>
          </table:table-cell>
          <table:table-cell office:value-type="float" office:value="5.99845248" calcext:value-type="float">
            <text:p>5.99845248</text:p>
          </table:table-cell>
          <table:table-cell office:value-type="float" office:value="1.647245056" calcext:value-type="float">
            <text:p>1.647245056</text:p>
          </table:table-cell>
          <table:table-cell office:value-type="float" office:value="16.45559808" calcext:value-type="float">
            <text:p>16.45559808</text:p>
          </table:table-cell>
        </table:table-row>
        <table:table-row table:style-name="ro1">
          <table:table-cell/>
          <table:table-cell office:value-type="float" office:value="0.006049792" calcext:value-type="float">
            <text:p>0.006049792</text:p>
          </table:table-cell>
          <table:table-cell office:value-type="float" office:value="0.00622336" calcext:value-type="float">
            <text:p>0.00622336</text:p>
          </table:table-cell>
          <table:table-cell office:value-type="float" office:value="0.26878464" calcext:value-type="float">
            <text:p>0.26878464</text:p>
          </table:table-cell>
          <table:table-cell office:value-type="float" office:value="0.039776768" calcext:value-type="float">
            <text:p>0.039776768</text:p>
          </table:table-cell>
          <table:table-cell office:value-type="float" office:value="2.365145856" calcext:value-type="float">
            <text:p>2.365145856</text:p>
          </table:table-cell>
          <table:table-cell office:value-type="float" office:value="0.191917312" calcext:value-type="float">
            <text:p>0.191917312</text:p>
          </table:table-cell>
          <table:table-cell office:value-type="string" calcext:value-type="string">
            <text:p>last):</text:p>
          </table:table-cell>
          <table:table-cell office:value-type="float" office:value="6.006153472" calcext:value-type="float">
            <text:p>6.006153472</text:p>
          </table:table-cell>
          <table:table-cell office:value-type="float" office:value="0.9711872" calcext:value-type="float">
            <text:p>0.9711872</text:p>
          </table:table-cell>
          <table:table-cell office:value-type="float" office:value="16.601646592" calcext:value-type="float">
            <text:p>16.601646592</text:p>
          </table:table-cell>
        </table:table-row>
        <table:table-row table:style-name="ro1">
          <table:table-cell/>
          <table:table-cell office:value-type="float" office:value="0.006054144" calcext:value-type="float">
            <text:p>0.006054144</text:p>
          </table:table-cell>
          <table:table-cell office:value-type="float" office:value="0.006224384" calcext:value-type="float">
            <text:p>0.006224384</text:p>
          </table:table-cell>
          <table:table-cell office:value-type="float" office:value="0.268979968" calcext:value-type="float">
            <text:p>0.268979968</text:p>
          </table:table-cell>
          <table:table-cell office:value-type="float" office:value="0.039816192" calcext:value-type="float">
            <text:p>0.039816192</text:p>
          </table:table-cell>
          <table:table-cell office:value-type="float" office:value="2.367471104" calcext:value-type="float">
            <text:p>2.367471104</text:p>
          </table:table-cell>
          <table:table-cell office:value-type="float" office:value="0.194123008" calcext:value-type="float">
            <text:p>0.194123008</text:p>
          </table:table-cell>
          <table:table-cell office:value-type="string" calcext:value-type="string">
            <text:p>last):</text:p>
          </table:table-cell>
          <table:table-cell office:value-type="float" office:value="6.00680576" calcext:value-type="float">
            <text:p>6.00680576</text:p>
          </table:table-cell>
          <table:table-cell office:value-type="float" office:value="1.636457728" calcext:value-type="float">
            <text:p>1.636457728</text:p>
          </table:table-cell>
          <table:table-cell office:value-type="float" office:value="16.607345664" calcext:value-type="float">
            <text:p>16.607345664</text:p>
          </table:table-cell>
        </table:table-row>
        <table:table-row table:style-name="ro1">
          <table:table-cell/>
          <table:table-cell office:value-type="float" office:value="0.006057984" calcext:value-type="float">
            <text:p>0.006057984</text:p>
          </table:table-cell>
          <table:table-cell office:value-type="float" office:value="0.006230272" calcext:value-type="float">
            <text:p>0.006230272</text:p>
          </table:table-cell>
          <table:table-cell office:value-type="float" office:value="0.26924416" calcext:value-type="float">
            <text:p>0.26924416</text:p>
          </table:table-cell>
          <table:table-cell office:value-type="float" office:value="0.039840512" calcext:value-type="float">
            <text:p>0.039840512</text:p>
          </table:table-cell>
          <table:table-cell office:value-type="float" office:value="2.367822592" calcext:value-type="float">
            <text:p>2.367822592</text:p>
          </table:table-cell>
          <table:table-cell office:value-type="float" office:value="0.194579712" calcext:value-type="float">
            <text:p>0.194579712</text:p>
          </table:table-cell>
          <table:table-cell office:value-type="string" calcext:value-type="string">
            <text:p>last):</text:p>
          </table:table-cell>
          <table:table-cell office:value-type="float" office:value="6.113097984" calcext:value-type="float">
            <text:p>6.113097984</text:p>
          </table:table-cell>
          <table:table-cell office:value-type="float" office:value="1.0061888" calcext:value-type="float">
            <text:p>1.0061888</text:p>
          </table:table-cell>
          <table:table-cell office:value-type="float" office:value="16.75931008" calcext:value-type="float">
            <text:p>16.75931008</text:p>
          </table:table-cell>
        </table:table-row>
        <table:table-row table:style-name="ro1">
          <table:table-cell/>
          <table:table-cell office:value-type="float" office:value="0.006058496" calcext:value-type="float">
            <text:p>0.006058496</text:p>
          </table:table-cell>
          <table:table-cell office:value-type="float" office:value="0.006236416" calcext:value-type="float">
            <text:p>0.006236416</text:p>
          </table:table-cell>
          <table:table-cell office:value-type="float" office:value="0.269629696" calcext:value-type="float">
            <text:p>0.269629696</text:p>
          </table:table-cell>
          <table:table-cell office:value-type="float" office:value="0.039904" calcext:value-type="float">
            <text:p>0.039904</text:p>
          </table:table-cell>
          <table:table-cell office:value-type="float" office:value="2.375860992" calcext:value-type="float">
            <text:p>2.375860992</text:p>
          </table:table-cell>
          <table:table-cell office:value-type="float" office:value="0.19489152" calcext:value-type="float">
            <text:p>0.19489152</text:p>
          </table:table-cell>
          <table:table-cell office:value-type="string" calcext:value-type="string">
            <text:p>last):</text:p>
          </table:table-cell>
          <table:table-cell office:value-type="float" office:value="6.11374976" calcext:value-type="float">
            <text:p>6.11374976</text:p>
          </table:table-cell>
          <table:table-cell office:value-type="float" office:value="1.699858432" calcext:value-type="float">
            <text:p>1.699858432</text:p>
          </table:table-cell>
          <table:table-cell office:value-type="float" office:value="16.780085248" calcext:value-type="float">
            <text:p>16.780085248</text:p>
          </table:table-cell>
        </table:table-row>
        <table:table-row table:style-name="ro1">
          <table:table-cell/>
          <table:table-cell office:value-type="float" office:value="0.0060608" calcext:value-type="float">
            <text:p>0.0060608</text:p>
          </table:table-cell>
          <table:table-cell office:value-type="float" office:value="0.006236416" calcext:value-type="float">
            <text:p>0.006236416</text:p>
          </table:table-cell>
          <table:table-cell office:value-type="float" office:value="0.269826816" calcext:value-type="float">
            <text:p>0.269826816</text:p>
          </table:table-cell>
          <table:table-cell office:value-type="float" office:value="0.0399552" calcext:value-type="float">
            <text:p>0.0399552</text:p>
          </table:table-cell>
          <table:table-cell office:value-type="float" office:value="2.377510144" calcext:value-type="float">
            <text:p>2.377510144</text:p>
          </table:table-cell>
          <table:table-cell office:value-type="float" office:value="0.198738688" calcext:value-type="float">
            <text:p>0.198738688</text:p>
          </table:table-cell>
          <table:table-cell office:value-type="string" calcext:value-type="string">
            <text:p>last):</text:p>
          </table:table-cell>
          <table:table-cell office:value-type="float" office:value="6.138026752" calcext:value-type="float">
            <text:p>6.138026752</text:p>
          </table:table-cell>
          <table:table-cell office:value-type="float" office:value="0.982867456" calcext:value-type="float">
            <text:p>0.982867456</text:p>
          </table:table-cell>
          <table:table-cell office:value-type="float" office:value="16.825824" calcext:value-type="float">
            <text:p>16.825824</text:p>
          </table:table-cell>
        </table:table-row>
        <table:table-row table:style-name="ro1">
          <table:table-cell/>
          <table:table-cell office:value-type="float" office:value="0.006061568" calcext:value-type="float">
            <text:p>0.006061568</text:p>
          </table:table-cell>
          <table:table-cell office:value-type="float" office:value="0.006238208" calcext:value-type="float">
            <text:p>0.006238208</text:p>
          </table:table-cell>
          <table:table-cell office:value-type="float" office:value="0.270615552" calcext:value-type="float">
            <text:p>0.270615552</text:p>
          </table:table-cell>
          <table:table-cell office:value-type="float" office:value="0.03996032" calcext:value-type="float">
            <text:p>0.03996032</text:p>
          </table:table-cell>
          <table:table-cell office:value-type="float" office:value="2.380824832" calcext:value-type="float">
            <text:p>2.380824832</text:p>
          </table:table-cell>
          <table:table-cell office:value-type="float" office:value="0.19886592" calcext:value-type="float">
            <text:p>0.19886592</text:p>
          </table:table-cell>
          <table:table-cell office:value-type="string" calcext:value-type="string">
            <text:p>last):</text:p>
          </table:table-cell>
          <table:table-cell office:value-type="float" office:value="6.143463936" calcext:value-type="float">
            <text:p>6.143463936</text:p>
          </table:table-cell>
          <table:table-cell office:value-type="float" office:value="1.689907712" calcext:value-type="float">
            <text:p>1.689907712</text:p>
          </table:table-cell>
          <table:table-cell office:value-type="float" office:value="16.8677504" calcext:value-type="float">
            <text:p>16.8677504</text:p>
          </table:table-cell>
        </table:table-row>
        <table:table-row table:style-name="ro1">
          <table:table-cell/>
          <table:table-cell office:value-type="float" office:value="0.006061568" calcext:value-type="float">
            <text:p>0.006061568</text:p>
          </table:table-cell>
          <table:table-cell office:value-type="float" office:value="0.006240512" calcext:value-type="float">
            <text:p>0.006240512</text:p>
          </table:table-cell>
          <table:table-cell office:value-type="float" office:value="0.271095296" calcext:value-type="float">
            <text:p>0.271095296</text:p>
          </table:table-cell>
          <table:table-cell office:value-type="float" office:value="0.0399744" calcext:value-type="float">
            <text:p>0.0399744</text:p>
          </table:table-cell>
          <table:table-cell office:value-type="float" office:value="2.382972928" calcext:value-type="float">
            <text:p>2.382972928</text:p>
          </table:table-cell>
          <table:table-cell office:value-type="float" office:value="0.199361024" calcext:value-type="float">
            <text:p>0.199361024</text:p>
          </table:table-cell>
          <table:table-cell office:value-type="string" calcext:value-type="string">
            <text:p>last):</text:p>
          </table:table-cell>
          <table:table-cell office:value-type="float" office:value="6.26729216" calcext:value-type="float">
            <text:p>6.26729216</text:p>
          </table:table-cell>
          <table:table-cell office:value-type="float" office:value="1.00530944" calcext:value-type="float">
            <text:p>1.00530944</text:p>
          </table:table-cell>
          <table:table-cell office:value-type="float" office:value="16.887704064" calcext:value-type="float">
            <text:p>16.887704064</text:p>
          </table:table-cell>
        </table:table-row>
        <table:table-row table:style-name="ro1">
          <table:table-cell/>
          <table:table-cell office:value-type="float" office:value="0.00606336" calcext:value-type="float">
            <text:p>0.00606336</text:p>
          </table:table-cell>
          <table:table-cell office:value-type="float" office:value="0.006247936" calcext:value-type="float">
            <text:p>0.006247936</text:p>
          </table:table-cell>
          <table:table-cell office:value-type="float" office:value="0.272830464" calcext:value-type="float">
            <text:p>0.272830464</text:p>
          </table:table-cell>
          <table:table-cell office:value-type="float" office:value="0.040067584" calcext:value-type="float">
            <text:p>0.040067584</text:p>
          </table:table-cell>
          <table:table-cell office:value-type="float" office:value="2.383230464" calcext:value-type="float">
            <text:p>2.383230464</text:p>
          </table:table-cell>
          <table:table-cell office:value-type="float" office:value="0.199927552" calcext:value-type="float">
            <text:p>0.199927552</text:p>
          </table:table-cell>
          <table:table-cell office:value-type="string" calcext:value-type="string">
            <text:p>last):</text:p>
          </table:table-cell>
          <table:table-cell office:value-type="float" office:value="6.271634432" calcext:value-type="float">
            <text:p>6.271634432</text:p>
          </table:table-cell>
          <table:table-cell office:value-type="float" office:value="1.72872192" calcext:value-type="float">
            <text:p>1.72872192</text:p>
          </table:table-cell>
          <table:table-cell office:value-type="float" office:value="16.896110592" calcext:value-type="float">
            <text:p>16.896110592</text:p>
          </table:table-cell>
        </table:table-row>
        <table:table-row table:style-name="ro1">
          <table:table-cell/>
          <table:table-cell office:value-type="float" office:value="0.00606592" calcext:value-type="float">
            <text:p>0.00606592</text:p>
          </table:table-cell>
          <table:table-cell office:value-type="float" office:value="0.006249216" calcext:value-type="float">
            <text:p>0.006249216</text:p>
          </table:table-cell>
          <table:table-cell office:value-type="float" office:value="0.273070592" calcext:value-type="float">
            <text:p>0.273070592</text:p>
          </table:table-cell>
          <table:table-cell office:value-type="float" office:value="0.040089088" calcext:value-type="float">
            <text:p>0.040089088</text:p>
          </table:table-cell>
          <table:table-cell office:value-type="float" office:value="2.38605056" calcext:value-type="float">
            <text:p>2.38605056</text:p>
          </table:table-cell>
          <table:table-cell office:value-type="float" office:value="0.200125952" calcext:value-type="float">
            <text:p>0.200125952</text:p>
          </table:table-cell>
          <table:table-cell office:value-type="string" calcext:value-type="string">
            <text:p>last):</text:p>
          </table:table-cell>
          <table:table-cell office:value-type="float" office:value="6.293253632" calcext:value-type="float">
            <text:p>6.293253632</text:p>
          </table:table-cell>
          <table:table-cell office:value-type="float" office:value="0.988376064" calcext:value-type="float">
            <text:p>0.988376064</text:p>
          </table:table-cell>
          <table:table-cell office:value-type="float" office:value="16.93247488" calcext:value-type="float">
            <text:p>16.93247488</text:p>
          </table:table-cell>
        </table:table-row>
        <table:table-row table:style-name="ro1">
          <table:table-cell/>
          <table:table-cell office:value-type="float" office:value="0.006066688" calcext:value-type="float">
            <text:p>0.006066688</text:p>
          </table:table-cell>
          <table:table-cell office:value-type="float" office:value="0.00625152" calcext:value-type="float">
            <text:p>0.00625152</text:p>
          </table:table-cell>
          <table:table-cell office:value-type="float" office:value="0.275709184" calcext:value-type="float">
            <text:p>0.275709184</text:p>
          </table:table-cell>
          <table:table-cell office:value-type="float" office:value="0.040093696" calcext:value-type="float">
            <text:p>0.040093696</text:p>
          </table:table-cell>
          <table:table-cell office:value-type="float" office:value="2.387695616" calcext:value-type="float">
            <text:p>2.387695616</text:p>
          </table:table-cell>
          <table:table-cell office:value-type="float" office:value="0.204436224" calcext:value-type="float">
            <text:p>0.204436224</text:p>
          </table:table-cell>
          <table:table-cell office:value-type="string" calcext:value-type="string">
            <text:p>last):</text:p>
          </table:table-cell>
          <table:table-cell office:value-type="float" office:value="6.363853312" calcext:value-type="float">
            <text:p>6.363853312</text:p>
          </table:table-cell>
          <table:table-cell office:value-type="float" office:value="1.705026048" calcext:value-type="float">
            <text:p>1.705026048</text:p>
          </table:table-cell>
          <table:table-cell office:value-type="float" office:value="16.993580288" calcext:value-type="float">
            <text:p>16.993580288</text:p>
          </table:table-cell>
        </table:table-row>
        <table:table-row table:style-name="ro1">
          <table:table-cell/>
          <table:table-cell office:value-type="float" office:value="0.006066944" calcext:value-type="float">
            <text:p>0.006066944</text:p>
          </table:table-cell>
          <table:table-cell office:value-type="float" office:value="0.006253056" calcext:value-type="float">
            <text:p>0.006253056</text:p>
          </table:table-cell>
          <table:table-cell office:value-type="float" office:value="0.276051968" calcext:value-type="float">
            <text:p>0.276051968</text:p>
          </table:table-cell>
          <table:table-cell office:value-type="float" office:value="0.040114944" calcext:value-type="float">
            <text:p>0.040114944</text:p>
          </table:table-cell>
          <table:table-cell office:value-type="float" office:value="2.388747776" calcext:value-type="float">
            <text:p>2.388747776</text:p>
          </table:table-cell>
          <table:table-cell office:value-type="float" office:value="0.205248256" calcext:value-type="float">
            <text:p>0.205248256</text:p>
          </table:table-cell>
          <table:table-cell office:value-type="string" calcext:value-type="string">
            <text:p>last):</text:p>
          </table:table-cell>
          <table:table-cell office:value-type="float" office:value="6.365438976" calcext:value-type="float">
            <text:p>6.365438976</text:p>
          </table:table-cell>
          <table:table-cell office:value-type="float" office:value="0.965277184" calcext:value-type="float">
            <text:p>0.965277184</text:p>
          </table:table-cell>
          <table:table-cell office:value-type="float" office:value="17.02676992" calcext:value-type="float">
            <text:p>17.02676992</text:p>
          </table:table-cell>
        </table:table-row>
        <table:table-row table:style-name="ro1">
          <table:table-cell/>
          <table:table-cell office:value-type="float" office:value="0.006067456" calcext:value-type="float">
            <text:p>0.006067456</text:p>
          </table:table-cell>
          <table:table-cell office:value-type="float" office:value="0.006253568" calcext:value-type="float">
            <text:p>0.006253568</text:p>
          </table:table-cell>
          <table:table-cell office:value-type="float" office:value="0.276439296" calcext:value-type="float">
            <text:p>0.276439296</text:p>
          </table:table-cell>
          <table:table-cell office:value-type="float" office:value="0.040127232" calcext:value-type="float">
            <text:p>0.040127232</text:p>
          </table:table-cell>
          <table:table-cell office:value-type="float" office:value="2.389012736" calcext:value-type="float">
            <text:p>2.389012736</text:p>
          </table:table-cell>
          <table:table-cell office:value-type="float" office:value="0.208258304" calcext:value-type="float">
            <text:p>0.208258304</text:p>
          </table:table-cell>
          <table:table-cell office:value-type="string" calcext:value-type="string">
            <text:p>last):</text:p>
          </table:table-cell>
          <table:table-cell office:value-type="float" office:value="6.464920832" calcext:value-type="float">
            <text:p>6.464920832</text:p>
          </table:table-cell>
          <table:table-cell office:value-type="float" office:value="1.726166272" calcext:value-type="float">
            <text:p>1.726166272</text:p>
          </table:table-cell>
          <table:table-cell office:value-type="float" office:value="17.137099776" calcext:value-type="float">
            <text:p>17.137099776</text:p>
          </table:table-cell>
        </table:table-row>
        <table:table-row table:style-name="ro1">
          <table:table-cell/>
          <table:table-cell office:value-type="float" office:value="0.006071552" calcext:value-type="float">
            <text:p>0.006071552</text:p>
          </table:table-cell>
          <table:table-cell office:value-type="float" office:value="0.006253824" calcext:value-type="float">
            <text:p>0.006253824</text:p>
          </table:table-cell>
          <table:table-cell office:value-type="float" office:value="0.276575488" calcext:value-type="float">
            <text:p>0.276575488</text:p>
          </table:table-cell>
          <table:table-cell office:value-type="float" office:value="0.040131328" calcext:value-type="float">
            <text:p>0.040131328</text:p>
          </table:table-cell>
          <table:table-cell office:value-type="float" office:value="2.392317952" calcext:value-type="float">
            <text:p>2.392317952</text:p>
          </table:table-cell>
          <table:table-cell office:value-type="float" office:value="0.214052352" calcext:value-type="float">
            <text:p>0.214052352</text:p>
          </table:table-cell>
          <table:table-cell office:value-type="string" calcext:value-type="string">
            <text:p>last):</text:p>
          </table:table-cell>
          <table:table-cell office:value-type="float" office:value="6.57214976" calcext:value-type="float">
            <text:p>6.57214976</text:p>
          </table:table-cell>
          <table:table-cell office:value-type="float" office:value="1.03604736" calcext:value-type="float">
            <text:p>1.03604736</text:p>
          </table:table-cell>
          <table:table-cell office:value-type="float" office:value="17.180434432" calcext:value-type="float">
            <text:p>17.180434432</text:p>
          </table:table-cell>
        </table:table-row>
        <table:table-row table:style-name="ro1">
          <table:table-cell/>
          <table:table-cell office:value-type="float" office:value="0.006071808" calcext:value-type="float">
            <text:p>0.006071808</text:p>
          </table:table-cell>
          <table:table-cell office:value-type="float" office:value="0.006261248" calcext:value-type="float">
            <text:p>0.006261248</text:p>
          </table:table-cell>
          <table:table-cell office:value-type="float" office:value="0.276756224" calcext:value-type="float">
            <text:p>0.276756224</text:p>
          </table:table-cell>
          <table:table-cell office:value-type="float" office:value="0.040141312" calcext:value-type="float">
            <text:p>0.040141312</text:p>
          </table:table-cell>
          <table:table-cell office:value-type="float" office:value="2.392362496" calcext:value-type="float">
            <text:p>2.392362496</text:p>
          </table:table-cell>
          <table:table-cell office:value-type="float" office:value="0.214174208" calcext:value-type="float">
            <text:p>0.214174208</text:p>
          </table:table-cell>
          <table:table-cell office:value-type="string" calcext:value-type="string">
            <text:p>last):</text:p>
          </table:table-cell>
          <table:table-cell office:value-type="float" office:value="6.59817472" calcext:value-type="float">
            <text:p>6.59817472</text:p>
          </table:table-cell>
          <table:table-cell office:value-type="float" office:value="1.764466944" calcext:value-type="float">
            <text:p>1.764466944</text:p>
          </table:table-cell>
          <table:table-cell office:value-type="float" office:value="17.206972416" calcext:value-type="float">
            <text:p>17.206972416</text:p>
          </table:table-cell>
        </table:table-row>
        <table:table-row table:style-name="ro1">
          <table:table-cell/>
          <table:table-cell office:value-type="float" office:value="0.006074368" calcext:value-type="float">
            <text:p>0.006074368</text:p>
          </table:table-cell>
          <table:table-cell office:value-type="float" office:value="0.006264576" calcext:value-type="float">
            <text:p>0.006264576</text:p>
          </table:table-cell>
          <table:table-cell office:value-type="float" office:value="0.279211008" calcext:value-type="float">
            <text:p>0.279211008</text:p>
          </table:table-cell>
          <table:table-cell office:value-type="float" office:value="0.040193536" calcext:value-type="float">
            <text:p>0.040193536</text:p>
          </table:table-cell>
          <table:table-cell office:value-type="float" office:value="2.394522112" calcext:value-type="float">
            <text:p>2.394522112</text:p>
          </table:table-cell>
          <table:table-cell office:value-type="float" office:value="0.214559488" calcext:value-type="float">
            <text:p>0.214559488</text:p>
          </table:table-cell>
          <table:table-cell office:value-type="string" calcext:value-type="string">
            <text:p>last):</text:p>
          </table:table-cell>
          <table:table-cell office:value-type="float" office:value="6.610856448" calcext:value-type="float">
            <text:p>6.610856448</text:p>
          </table:table-cell>
          <table:table-cell office:value-type="float" office:value="1.022811392" calcext:value-type="float">
            <text:p>1.022811392</text:p>
          </table:table-cell>
          <table:table-cell office:value-type="float" office:value="17.23002496" calcext:value-type="float">
            <text:p>17.23002496</text:p>
          </table:table-cell>
        </table:table-row>
        <table:table-row table:style-name="ro1">
          <table:table-cell/>
          <table:table-cell office:value-type="float" office:value="0.006078464" calcext:value-type="float">
            <text:p>0.006078464</text:p>
          </table:table-cell>
          <table:table-cell office:value-type="float" office:value="0.006265856" calcext:value-type="float">
            <text:p>0.006265856</text:p>
          </table:table-cell>
          <table:table-cell office:value-type="float" office:value="0.279236608" calcext:value-type="float">
            <text:p>0.279236608</text:p>
          </table:table-cell>
          <table:table-cell office:value-type="float" office:value="0.040195072" calcext:value-type="float">
            <text:p>0.040195072</text:p>
          </table:table-cell>
          <table:table-cell office:value-type="float" office:value="2.398106624" calcext:value-type="float">
            <text:p>2.398106624</text:p>
          </table:table-cell>
          <table:table-cell office:value-type="float" office:value="0.214582016" calcext:value-type="float">
            <text:p>0.214582016</text:p>
          </table:table-cell>
          <table:table-cell office:value-type="string" calcext:value-type="string">
            <text:p>list</text:p>
          </table:table-cell>
          <table:table-cell office:value-type="float" office:value="6.67960192" calcext:value-type="float">
            <text:p>6.67960192</text:p>
          </table:table-cell>
          <table:table-cell office:value-type="float" office:value="1.743001088" calcext:value-type="float">
            <text:p>1.743001088</text:p>
          </table:table-cell>
          <table:table-cell office:value-type="float" office:value="17.2862528" calcext:value-type="float">
            <text:p>17.2862528</text:p>
          </table:table-cell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office:value-type="float" office:value="0.006278144" calcext:value-type="float">
            <text:p>0.006278144</text:p>
          </table:table-cell>
          <table:table-cell office:value-type="float" office:value="0.279820288" calcext:value-type="float">
            <text:p>0.279820288</text:p>
          </table:table-cell>
          <table:table-cell office:value-type="float" office:value="0.04021632" calcext:value-type="float">
            <text:p>0.04021632</text:p>
          </table:table-cell>
          <table:table-cell office:value-type="float" office:value="2.39825792" calcext:value-type="float">
            <text:p>2.39825792</text:p>
          </table:table-cell>
          <table:table-cell office:value-type="float" office:value="0.214672896" calcext:value-type="float">
            <text:p>0.214672896</text:p>
          </table:table-cell>
          <table:table-cell office:value-type="string" calcext:value-type="string">
            <text:p>list</text:p>
          </table:table-cell>
          <table:table-cell office:value-type="float" office:value="6.679773952" calcext:value-type="float">
            <text:p>6.679773952</text:p>
          </table:table-cell>
          <table:table-cell office:value-type="float" office:value="1.008625152" calcext:value-type="float">
            <text:p>1.008625152</text:p>
          </table:table-cell>
          <table:table-cell office:value-type="float" office:value="17.347990016" calcext:value-type="float">
            <text:p>17.347990016</text:p>
          </table:table-cell>
        </table:table-row>
        <table:table-row table:style-name="ro1">
          <table:table-cell/>
          <table:table-cell office:value-type="float" office:value="0.006081536" calcext:value-type="float">
            <text:p>0.006081536</text:p>
          </table:table-cell>
          <table:table-cell office:value-type="float" office:value="0.006279168" calcext:value-type="float">
            <text:p>0.006279168</text:p>
          </table:table-cell>
          <table:table-cell office:value-type="float" office:value="0.2801856" calcext:value-type="float">
            <text:p>0.2801856</text:p>
          </table:table-cell>
          <table:table-cell office:value-type="float" office:value="0.04023552" calcext:value-type="float">
            <text:p>0.04023552</text:p>
          </table:table-cell>
          <table:table-cell office:value-type="float" office:value="2.39860352" calcext:value-type="float">
            <text:p>2.39860352</text:p>
          </table:table-cell>
          <table:table-cell office:value-type="float" office:value="0.216006912" calcext:value-type="float">
            <text:p>0.216006912</text:p>
          </table:table-cell>
          <table:table-cell office:value-type="string" calcext:value-type="string">
            <text:p>list</text:p>
          </table:table-cell>
          <table:table-cell office:value-type="float" office:value="6.683375104" calcext:value-type="float">
            <text:p>6.683375104</text:p>
          </table:table-cell>
          <table:table-cell office:value-type="float" office:value="1.731791104" calcext:value-type="float">
            <text:p>1.731791104</text:p>
          </table:table-cell>
          <table:table-cell office:value-type="float" office:value="17.352317952" calcext:value-type="float">
            <text:p>17.352317952</text:p>
          </table:table-cell>
        </table:table-row>
        <table:table-row table:style-name="ro1">
          <table:table-cell/>
          <table:table-cell office:value-type="float" office:value="0.006082304" calcext:value-type="float">
            <text:p>0.006082304</text:p>
          </table:table-cell>
          <table:table-cell office:value-type="float" office:value="0.006280704" calcext:value-type="float">
            <text:p>0.006280704</text:p>
          </table:table-cell>
          <table:table-cell office:value-type="float" office:value="0.282548224" calcext:value-type="float">
            <text:p>0.282548224</text:p>
          </table:table-cell>
          <table:table-cell office:value-type="float" office:value="0.040245248" calcext:value-type="float">
            <text:p>0.040245248</text:p>
          </table:table-cell>
          <table:table-cell office:value-type="float" office:value="2.400473344" calcext:value-type="float">
            <text:p>2.400473344</text:p>
          </table:table-cell>
          <table:table-cell office:value-type="float" office:value="0.216617728" calcext:value-type="float">
            <text:p>0.216617728</text:p>
          </table:table-cell>
          <table:table-cell office:value-type="string" calcext:value-type="string">
            <text:p>list</text:p>
          </table:table-cell>
          <table:table-cell office:value-type="float" office:value="6.686743296" calcext:value-type="float">
            <text:p>6.686743296</text:p>
          </table:table-cell>
          <table:table-cell office:value-type="float" office:value="0.954804224" calcext:value-type="float">
            <text:p>0.954804224</text:p>
          </table:table-cell>
          <table:table-cell office:value-type="float" office:value="17.428713472" calcext:value-type="float">
            <text:p>17.428713472</text:p>
          </table:table-cell>
        </table:table-row>
        <table:table-row table:style-name="ro1">
          <table:table-cell/>
          <table:table-cell office:value-type="float" office:value="0.006085888" calcext:value-type="float">
            <text:p>0.006085888</text:p>
          </table:table-cell>
          <table:table-cell office:value-type="float" office:value="0.006285056" calcext:value-type="float">
            <text:p>0.006285056</text:p>
          </table:table-cell>
          <table:table-cell office:value-type="float" office:value="0.283216896" calcext:value-type="float">
            <text:p>0.283216896</text:p>
          </table:table-cell>
          <table:table-cell office:value-type="float" office:value="0.040273408" calcext:value-type="float">
            <text:p>0.040273408</text:p>
          </table:table-cell>
          <table:table-cell office:value-type="float" office:value="2.407461888" calcext:value-type="float">
            <text:p>2.407461888</text:p>
          </table:table-cell>
          <table:table-cell office:value-type="float" office:value="0.217019392" calcext:value-type="float">
            <text:p>0.217019392</text:p>
          </table:table-cell>
          <table:table-cell office:value-type="string" calcext:value-type="string">
            <text:p>list</text:p>
          </table:table-cell>
          <table:table-cell office:value-type="float" office:value="6.690019072" calcext:value-type="float">
            <text:p>6.690019072</text:p>
          </table:table-cell>
          <table:table-cell office:value-type="float" office:value="1.721588224" calcext:value-type="float">
            <text:p>1.721588224</text:p>
          </table:table-cell>
          <table:table-cell office:value-type="float" office:value="17.433351168" calcext:value-type="float">
            <text:p>17.433351168</text:p>
          </table:table-cell>
        </table:table-row>
        <table:table-row table:style-name="ro1">
          <table:table-cell/>
          <table:table-cell office:value-type="float" office:value="0.006092032" calcext:value-type="float">
            <text:p>0.006092032</text:p>
          </table:table-cell>
          <table:table-cell office:value-type="float" office:value="0.006285312" calcext:value-type="float">
            <text:p>0.006285312</text:p>
          </table:table-cell>
          <table:table-cell office:value-type="float" office:value="0.283298304" calcext:value-type="float">
            <text:p>0.283298304</text:p>
          </table:table-cell>
          <table:table-cell office:value-type="float" office:value="0.04027776" calcext:value-type="float">
            <text:p>0.04027776</text:p>
          </table:table-cell>
          <table:table-cell office:value-type="float" office:value="2.408224768" calcext:value-type="float">
            <text:p>2.408224768</text:p>
          </table:table-cell>
          <table:table-cell office:value-type="float" office:value="0.21928832" calcext:value-type="float">
            <text:p>0.21928832</text:p>
          </table:table-cell>
          <table:table-cell office:value-type="string" calcext:value-type="string">
            <text:p>list</text:p>
          </table:table-cell>
          <table:table-cell office:value-type="float" office:value="6.827406848" calcext:value-type="float">
            <text:p>6.827406848</text:p>
          </table:table-cell>
          <table:table-cell office:value-type="float" office:value="0.948868096" calcext:value-type="float">
            <text:p>0.948868096</text:p>
          </table:table-cell>
          <table:table-cell office:value-type="float" office:value="17.445038848" calcext:value-type="float">
            <text:p>17.445038848</text:p>
          </table:table-cell>
        </table:table-row>
        <table:table-row table:style-name="ro1">
          <table:table-cell/>
          <table:table-cell office:value-type="float" office:value="0.006092544" calcext:value-type="float">
            <text:p>0.006092544</text:p>
          </table:table-cell>
          <table:table-cell office:value-type="float" office:value="0.006286592" calcext:value-type="float">
            <text:p>0.006286592</text:p>
          </table:table-cell>
          <table:table-cell office:value-type="float" office:value="0.283483648" calcext:value-type="float">
            <text:p>0.283483648</text:p>
          </table:table-cell>
          <table:table-cell office:value-type="float" office:value="0.04030336" calcext:value-type="float">
            <text:p>0.04030336</text:p>
          </table:table-cell>
          <table:table-cell office:value-type="float" office:value="2.414458368" calcext:value-type="float">
            <text:p>2.414458368</text:p>
          </table:table-cell>
          <table:table-cell office:value-type="float" office:value="0.221258752" calcext:value-type="float">
            <text:p>0.221258752</text:p>
          </table:table-cell>
          <table:table-cell office:value-type="string" calcext:value-type="string">
            <text:p>list</text:p>
          </table:table-cell>
          <table:table-cell office:value-type="float" office:value="6.828476416" calcext:value-type="float">
            <text:p>6.828476416</text:p>
          </table:table-cell>
          <table:table-cell office:value-type="float" office:value="1.791968512" calcext:value-type="float">
            <text:p>1.791968512</text:p>
          </table:table-cell>
          <table:table-cell office:value-type="float" office:value="17.6066944" calcext:value-type="float">
            <text:p>17.6066944</text:p>
          </table:table-cell>
        </table:table-row>
        <table:table-row table:style-name="ro1">
          <table:table-cell/>
          <table:table-cell office:value-type="float" office:value="0.006094848" calcext:value-type="float">
            <text:p>0.006094848</text:p>
          </table:table-cell>
          <table:table-cell office:value-type="float" office:value="0.006288128" calcext:value-type="float">
            <text:p>0.006288128</text:p>
          </table:table-cell>
          <table:table-cell office:value-type="float" office:value="0.285559296" calcext:value-type="float">
            <text:p>0.285559296</text:p>
          </table:table-cell>
          <table:table-cell office:value-type="float" office:value="0.040355584" calcext:value-type="float">
            <text:p>0.040355584</text:p>
          </table:table-cell>
          <table:table-cell office:value-type="float" office:value="2.414592768" calcext:value-type="float">
            <text:p>2.414592768</text:p>
          </table:table-cell>
          <table:table-cell office:value-type="float" office:value="0.22135168" calcext:value-type="float">
            <text:p>0.22135168</text:p>
          </table:table-cell>
          <table:table-cell office:value-type="string" calcext:value-type="string">
            <text:p>list</text:p>
          </table:table-cell>
          <table:table-cell office:value-type="float" office:value="6.836438784" calcext:value-type="float">
            <text:p>6.836438784</text:p>
          </table:table-cell>
          <table:table-cell office:value-type="float" office:value="0.94258304" calcext:value-type="float">
            <text:p>0.94258304</text:p>
          </table:table-cell>
          <table:table-cell office:value-type="float" office:value="17.630714368" calcext:value-type="float">
            <text:p>17.630714368</text:p>
          </table:table-cell>
        </table:table-row>
        <table:table-row table:style-name="ro1">
          <table:table-cell/>
          <table:table-cell office:value-type="float" office:value="0.006099712" calcext:value-type="float">
            <text:p>0.006099712</text:p>
          </table:table-cell>
          <table:table-cell office:value-type="float" office:value="0.006289664" calcext:value-type="float">
            <text:p>0.006289664</text:p>
          </table:table-cell>
          <table:table-cell office:value-type="float" office:value="0.286755584" calcext:value-type="float">
            <text:p>0.286755584</text:p>
          </table:table-cell>
          <table:table-cell office:value-type="float" office:value="0.040421376" calcext:value-type="float">
            <text:p>0.040421376</text:p>
          </table:table-cell>
          <table:table-cell office:value-type="float" office:value="2.41846656" calcext:value-type="float">
            <text:p>2.41846656</text:p>
          </table:table-cell>
          <table:table-cell office:value-type="float" office:value="0.222213376" calcext:value-type="float">
            <text:p>0.222213376</text:p>
          </table:table-cell>
          <table:table-cell office:value-type="string" calcext:value-type="string">
            <text:p>list</text:p>
          </table:table-cell>
          <table:table-cell office:value-type="float" office:value="6.857923584" calcext:value-type="float">
            <text:p>6.857923584</text:p>
          </table:table-cell>
          <table:table-cell office:value-type="float" office:value="1.782056448" calcext:value-type="float">
            <text:p>1.782056448</text:p>
          </table:table-cell>
          <table:table-cell office:value-type="float" office:value="17.702104832" calcext:value-type="float">
            <text:p>17.702104832</text:p>
          </table:table-cell>
        </table:table-row>
        <table:table-row table:style-name="ro1">
          <table:table-cell/>
          <table:table-cell office:value-type="float" office:value="0.006100736" calcext:value-type="float">
            <text:p>0.006100736</text:p>
          </table:table-cell>
          <table:table-cell office:value-type="float" office:value="0.006290688" calcext:value-type="float">
            <text:p>0.006290688</text:p>
          </table:table-cell>
          <table:table-cell office:value-type="float" office:value="0.287068416" calcext:value-type="float">
            <text:p>0.287068416</text:p>
          </table:table-cell>
          <table:table-cell office:value-type="float" office:value="0.040456448" calcext:value-type="float">
            <text:p>0.040456448</text:p>
          </table:table-cell>
          <table:table-cell office:value-type="float" office:value="2.418923008" calcext:value-type="float">
            <text:p>2.418923008</text:p>
          </table:table-cell>
          <table:table-cell office:value-type="float" office:value="0.2225856" calcext:value-type="float">
            <text:p>0.2225856</text:p>
          </table:table-cell>
          <table:table-cell office:value-type="string" calcext:value-type="string">
            <text:p>list</text:p>
          </table:table-cell>
          <table:table-cell office:value-type="float" office:value="6.86706176" calcext:value-type="float">
            <text:p>6.86706176</text:p>
          </table:table-cell>
          <table:table-cell office:value-type="float" office:value="0.943660032" calcext:value-type="float">
            <text:p>0.943660032</text:p>
          </table:table-cell>
          <table:table-cell office:value-type="float" office:value="17.70461952" calcext:value-type="float">
            <text:p>17.70461952</text:p>
          </table:table-cell>
        </table:table-row>
        <table:table-row table:style-name="ro1">
          <table:table-cell/>
          <table:table-cell office:value-type="float" office:value="0.006105088" calcext:value-type="float">
            <text:p>0.006105088</text:p>
          </table:table-cell>
          <table:table-cell office:value-type="float" office:value="0.006292736" calcext:value-type="float">
            <text:p>0.006292736</text:p>
          </table:table-cell>
          <table:table-cell office:value-type="float" office:value="0.28718464" calcext:value-type="float">
            <text:p>0.28718464</text:p>
          </table:table-cell>
          <table:table-cell office:value-type="float" office:value="0.040538624" calcext:value-type="float">
            <text:p>0.040538624</text:p>
          </table:table-cell>
          <table:table-cell office:value-type="float" office:value="2.42614528" calcext:value-type="float">
            <text:p>2.42614528</text:p>
          </table:table-cell>
          <table:table-cell office:value-type="float" office:value="0.22319232" calcext:value-type="float">
            <text:p>0.22319232</text:p>
          </table:table-cell>
          <table:table-cell office:value-type="string" calcext:value-type="string">
            <text:p>list</text:p>
          </table:table-cell>
          <table:table-cell office:value-type="float" office:value="6.878038016" calcext:value-type="float">
            <text:p>6.878038016</text:p>
          </table:table-cell>
          <table:table-cell office:value-type="float" office:value="1.781436416" calcext:value-type="float">
            <text:p>1.781436416</text:p>
          </table:table-cell>
          <table:table-cell office:value-type="float" office:value="17.719319808" calcext:value-type="float">
            <text:p>17.719319808</text:p>
          </table:table-cell>
        </table:table-row>
        <table:table-row table:style-name="ro1">
          <table:table-cell/>
          <table:table-cell office:value-type="float" office:value="0.0061056" calcext:value-type="float">
            <text:p>0.0061056</text:p>
          </table:table-cell>
          <table:table-cell office:value-type="float" office:value="0.006294272" calcext:value-type="float">
            <text:p>0.006294272</text:p>
          </table:table-cell>
          <table:table-cell office:value-type="float" office:value="0.287252224" calcext:value-type="float">
            <text:p>0.287252224</text:p>
          </table:table-cell>
          <table:table-cell office:value-type="float" office:value="0.040575744" calcext:value-type="float">
            <text:p>0.040575744</text:p>
          </table:table-cell>
          <table:table-cell office:value-type="float" office:value="2.432045312" calcext:value-type="float">
            <text:p>2.432045312</text:p>
          </table:table-cell>
          <table:table-cell office:value-type="float" office:value="0.22623872" calcext:value-type="float">
            <text:p>0.22623872</text:p>
          </table:table-cell>
          <table:table-cell office:value-type="string" calcext:value-type="string">
            <text:p>list</text:p>
          </table:table-cell>
          <table:table-cell office:value-type="float" office:value="6.906542336" calcext:value-type="float">
            <text:p>6.906542336</text:p>
          </table:table-cell>
          <table:table-cell office:value-type="float" office:value="0.944339712" calcext:value-type="float">
            <text:p>0.944339712</text:p>
          </table:table-cell>
          <table:table-cell office:value-type="float" office:value="17.813298944" calcext:value-type="float">
            <text:p>17.813298944</text:p>
          </table:table-cell>
        </table:table-row>
        <table:table-row table:style-name="ro1">
          <table:table-cell/>
          <table:table-cell office:value-type="float" office:value="0.006107136" calcext:value-type="float">
            <text:p>0.006107136</text:p>
          </table:table-cell>
          <table:table-cell office:value-type="float" office:value="0.006295552" calcext:value-type="float">
            <text:p>0.006295552</text:p>
          </table:table-cell>
          <table:table-cell office:value-type="float" office:value="0.289593856" calcext:value-type="float">
            <text:p>0.289593856</text:p>
          </table:table-cell>
          <table:table-cell office:value-type="float" office:value="0.040599808" calcext:value-type="float">
            <text:p>0.040599808</text:p>
          </table:table-cell>
          <table:table-cell office:value-type="float" office:value="2.436857856" calcext:value-type="float">
            <text:p>2.436857856</text:p>
          </table:table-cell>
          <table:table-cell office:value-type="float" office:value="0.227447552" calcext:value-type="float">
            <text:p>0.227447552</text:p>
          </table:table-cell>
          <table:table-cell office:value-type="string" calcext:value-type="string">
            <text:p>list</text:p>
          </table:table-cell>
          <table:table-cell office:value-type="float" office:value="6.909589248" calcext:value-type="float">
            <text:p>6.909589248</text:p>
          </table:table-cell>
          <table:table-cell office:value-type="float" office:value="1.794621696" calcext:value-type="float">
            <text:p>1.794621696</text:p>
          </table:table-cell>
          <table:table-cell office:value-type="float" office:value="17.84646016" calcext:value-type="float">
            <text:p>17.84646016</text:p>
          </table:table-cell>
        </table:table-row>
        <table:table-row table:style-name="ro1">
          <table:table-cell/>
          <table:table-cell office:value-type="float" office:value="0.006115072" calcext:value-type="float">
            <text:p>0.006115072</text:p>
          </table:table-cell>
          <table:table-cell office:value-type="float" office:value="0.006299136" calcext:value-type="float">
            <text:p>0.006299136</text:p>
          </table:table-cell>
          <table:table-cell office:value-type="float" office:value="0.290231808" calcext:value-type="float">
            <text:p>0.290231808</text:p>
          </table:table-cell>
          <table:table-cell office:value-type="float" office:value="0.040603648" calcext:value-type="float">
            <text:p>0.040603648</text:p>
          </table:table-cell>
          <table:table-cell office:value-type="float" office:value="2.436988672" calcext:value-type="float">
            <text:p>2.436988672</text:p>
          </table:table-cell>
          <table:table-cell office:value-type="float" office:value="0.228417536" calcext:value-type="float">
            <text:p>0.228417536</text:p>
          </table:table-cell>
          <table:table-cell office:value-type="string" calcext:value-type="string">
            <text:p>list</text:p>
          </table:table-cell>
          <table:table-cell office:value-type="float" office:value="6.926866688" calcext:value-type="float">
            <text:p>6.926866688</text:p>
          </table:table-cell>
          <table:table-cell office:value-type="float" office:value="0.942771968" calcext:value-type="float">
            <text:p>0.942771968</text:p>
          </table:table-cell>
          <table:table-cell office:value-type="float" office:value="17.847113984" calcext:value-type="float">
            <text:p>17.847113984</text:p>
          </table:table-cell>
        </table:table-row>
        <table:table-row table:style-name="ro1">
          <table:table-cell/>
          <table:table-cell office:value-type="float" office:value="0.006116096" calcext:value-type="float">
            <text:p>0.006116096</text:p>
          </table:table-cell>
          <table:table-cell office:value-type="float" office:value="0.00630144" calcext:value-type="float">
            <text:p>0.00630144</text:p>
          </table:table-cell>
          <table:table-cell office:value-type="float" office:value="0.290758144" calcext:value-type="float">
            <text:p>0.290758144</text:p>
          </table:table-cell>
          <table:table-cell office:value-type="float" office:value="0.040615424" calcext:value-type="float">
            <text:p>0.040615424</text:p>
          </table:table-cell>
          <table:table-cell office:value-type="float" office:value="2.437673728" calcext:value-type="float">
            <text:p>2.437673728</text:p>
          </table:table-cell>
          <table:table-cell office:value-type="float" office:value="0.228601856" calcext:value-type="float">
            <text:p>0.228601856</text:p>
          </table:table-cell>
          <table:table-cell office:value-type="string" calcext:value-type="string">
            <text:p>list</text:p>
          </table:table-cell>
          <table:table-cell office:value-type="float" office:value="6.944521728" calcext:value-type="float">
            <text:p>6.944521728</text:p>
          </table:table-cell>
          <table:table-cell office:value-type="float" office:value="1.770131456" calcext:value-type="float">
            <text:p>1.770131456</text:p>
          </table:table-cell>
          <table:table-cell office:value-type="float" office:value="17.874542592" calcext:value-type="float">
            <text:p>17.874542592</text:p>
          </table:table-cell>
        </table:table-row>
        <table:table-row table:style-name="ro1">
          <table:table-cell/>
          <table:table-cell office:value-type="float" office:value="0.006117376" calcext:value-type="float">
            <text:p>0.006117376</text:p>
          </table:table-cell>
          <table:table-cell office:value-type="float" office:value="0.006302208" calcext:value-type="float">
            <text:p>0.006302208</text:p>
          </table:table-cell>
          <table:table-cell office:value-type="float" office:value="0.291273728" calcext:value-type="float">
            <text:p>0.291273728</text:p>
          </table:table-cell>
          <table:table-cell office:value-type="float" office:value="0.040648448" calcext:value-type="float">
            <text:p>0.040648448</text:p>
          </table:table-cell>
          <table:table-cell office:value-type="float" office:value="2.452781312" calcext:value-type="float">
            <text:p>2.452781312</text:p>
          </table:table-cell>
          <table:table-cell office:value-type="float" office:value="0.233870336" calcext:value-type="float">
            <text:p>0.233870336</text:p>
          </table:table-cell>
          <table:table-cell office:value-type="string" calcext:value-type="string">
            <text:p>peer</text:p>
          </table:table-cell>
          <table:table-cell office:value-type="float" office:value="6.967284736" calcext:value-type="float">
            <text:p>6.967284736</text:p>
          </table:table-cell>
          <table:table-cell office:value-type="float" office:value="0.91952512" calcext:value-type="float">
            <text:p>0.91952512</text:p>
          </table:table-cell>
          <table:table-cell office:value-type="float" office:value="17.928324864" calcext:value-type="float">
            <text:p>17.928324864</text:p>
          </table:table-cell>
        </table:table-row>
        <table:table-row table:style-name="ro1">
          <table:table-cell/>
          <table:table-cell office:value-type="float" office:value="0.006118656" calcext:value-type="float">
            <text:p>0.006118656</text:p>
          </table:table-cell>
          <table:table-cell office:value-type="float" office:value="0.00630272" calcext:value-type="float">
            <text:p>0.00630272</text:p>
          </table:table-cell>
          <table:table-cell office:value-type="float" office:value="0.29393024" calcext:value-type="float">
            <text:p>0.29393024</text:p>
          </table:table-cell>
          <table:table-cell office:value-type="float" office:value="0.040805632" calcext:value-type="float">
            <text:p>0.040805632</text:p>
          </table:table-cell>
          <table:table-cell office:value-type="float" office:value="2.469243136" calcext:value-type="float">
            <text:p>2.469243136</text:p>
          </table:table-cell>
          <table:table-cell office:value-type="float" office:value="0.235171072" calcext:value-type="float">
            <text:p>0.235171072</text:p>
          </table:table-cell>
          <table:table-cell office:value-type="string" calcext:value-type="string">
            <text:p>peer</text:p>
          </table:table-cell>
          <table:table-cell office:value-type="float" office:value="7.021812736" calcext:value-type="float">
            <text:p>7.021812736</text:p>
          </table:table-cell>
          <table:table-cell office:value-type="float" office:value="1.760151296" calcext:value-type="float">
            <text:p>1.760151296</text:p>
          </table:table-cell>
          <table:table-cell office:value-type="float" office:value="17.940231424" calcext:value-type="float">
            <text:p>17.940231424</text:p>
          </table:table-cell>
        </table:table-row>
        <table:table-row table:style-name="ro1">
          <table:table-cell/>
          <table:table-cell office:value-type="float" office:value="0.006121216" calcext:value-type="float">
            <text:p>0.006121216</text:p>
          </table:table-cell>
          <table:table-cell office:value-type="float" office:value="0.006308608" calcext:value-type="float">
            <text:p>0.006308608</text:p>
          </table:table-cell>
          <table:table-cell office:value-type="float" office:value="0.294125312" calcext:value-type="float">
            <text:p>0.294125312</text:p>
          </table:table-cell>
          <table:table-cell office:value-type="float" office:value="0.040857856" calcext:value-type="float">
            <text:p>0.040857856</text:p>
          </table:table-cell>
          <table:table-cell office:value-type="float" office:value="2.473312" calcext:value-type="float">
            <text:p>2.473312</text:p>
          </table:table-cell>
          <table:table-cell office:value-type="float" office:value="0.23663872" calcext:value-type="float">
            <text:p>0.23663872</text:p>
          </table:table-cell>
          <table:table-cell office:value-type="string" calcext:value-type="string">
            <text:p>peer</text:p>
          </table:table-cell>
          <table:table-cell office:value-type="float" office:value="7.042479616" calcext:value-type="float">
            <text:p>7.042479616</text:p>
          </table:table-cell>
          <table:table-cell office:value-type="float" office:value="0.8966208" calcext:value-type="float">
            <text:p>0.8966208</text:p>
          </table:table-cell>
          <table:table-cell office:value-type="float" office:value="17.950017536" calcext:value-type="float">
            <text:p>17.950017536</text:p>
          </table:table-cell>
        </table:table-row>
        <table:table-row table:style-name="ro1">
          <table:table-cell/>
          <table:table-cell office:value-type="float" office:value="0.006122752" calcext:value-type="float">
            <text:p>0.006122752</text:p>
          </table:table-cell>
          <table:table-cell office:value-type="float" office:value="0.006310144" calcext:value-type="float">
            <text:p>0.006310144</text:p>
          </table:table-cell>
          <table:table-cell office:value-type="float" office:value="0.294156032" calcext:value-type="float">
            <text:p>0.294156032</text:p>
          </table:table-cell>
          <table:table-cell office:value-type="float" office:value="0.040934656" calcext:value-type="float">
            <text:p>0.040934656</text:p>
          </table:table-cell>
          <table:table-cell office:value-type="float" office:value="2.509367296" calcext:value-type="float">
            <text:p>2.509367296</text:p>
          </table:table-cell>
          <table:table-cell office:value-type="float" office:value="0.236751104" calcext:value-type="float">
            <text:p>0.236751104</text:p>
          </table:table-cell>
          <table:table-cell office:value-type="string" calcext:value-type="string">
            <text:p>peer</text:p>
          </table:table-cell>
          <table:table-cell office:value-type="float" office:value="7.087360768" calcext:value-type="float">
            <text:p>7.087360768</text:p>
          </table:table-cell>
          <table:table-cell office:value-type="float" office:value="1.699588352" calcext:value-type="float">
            <text:p>1.699588352</text:p>
          </table:table-cell>
          <table:table-cell office:value-type="float" office:value="17.981827584" calcext:value-type="float">
            <text:p>17.981827584</text:p>
          </table:table-cell>
        </table:table-row>
        <table:table-row table:style-name="ro1">
          <table:table-cell/>
          <table:table-cell office:value-type="float" office:value="0.00612736" calcext:value-type="float">
            <text:p>0.00612736</text:p>
          </table:table-cell>
          <table:table-cell office:value-type="float" office:value="0.00631808" calcext:value-type="float">
            <text:p>0.00631808</text:p>
          </table:table-cell>
          <table:table-cell office:value-type="float" office:value="0.294808832" calcext:value-type="float">
            <text:p>0.294808832</text:p>
          </table:table-cell>
          <table:table-cell office:value-type="float" office:value="0.041092096" calcext:value-type="float">
            <text:p>0.041092096</text:p>
          </table:table-cell>
          <table:table-cell office:value-type="float" office:value="2.519899392" calcext:value-type="float">
            <text:p>2.519899392</text:p>
          </table:table-cell>
          <table:table-cell office:value-type="float" office:value="0.23707264" calcext:value-type="float">
            <text:p>0.23707264</text:p>
          </table:table-cell>
          <table:table-cell office:value-type="string" calcext:value-type="string">
            <text:p>peer</text:p>
          </table:table-cell>
          <table:table-cell office:value-type="float" office:value="7.118284544" calcext:value-type="float">
            <text:p>7.118284544</text:p>
          </table:table-cell>
          <table:table-cell office:value-type="float" office:value="0.868278016" calcext:value-type="float">
            <text:p>0.868278016</text:p>
          </table:table-cell>
          <table:table-cell office:value-type="float" office:value="17.997092352" calcext:value-type="float">
            <text:p>17.997092352</text:p>
          </table:table-cell>
        </table:table-row>
        <table:table-row table:style-name="ro1">
          <table:table-cell/>
          <table:table-cell office:value-type="float" office:value="0.006129664" calcext:value-type="float">
            <text:p>0.006129664</text:p>
          </table:table-cell>
          <table:table-cell office:value-type="float" office:value="0.006318336" calcext:value-type="float">
            <text:p>0.006318336</text:p>
          </table:table-cell>
          <table:table-cell office:value-type="float" office:value="0.295089152" calcext:value-type="float">
            <text:p>0.295089152</text:p>
          </table:table-cell>
          <table:table-cell office:value-type="float" office:value="0.041164288" calcext:value-type="float">
            <text:p>0.041164288</text:p>
          </table:table-cell>
          <table:table-cell office:value-type="float" office:value="2.520015872" calcext:value-type="float">
            <text:p>2.520015872</text:p>
          </table:table-cell>
          <table:table-cell office:value-type="float" office:value="0.237618432" calcext:value-type="float">
            <text:p>0.237618432</text:p>
          </table:table-cell>
          <table:table-cell office:value-type="string" calcext:value-type="string">
            <text:p>peer</text:p>
          </table:table-cell>
          <table:table-cell office:value-type="float" office:value="7.191150848" calcext:value-type="float">
            <text:p>7.191150848</text:p>
          </table:table-cell>
          <table:table-cell office:value-type="float" office:value="1.74801792" calcext:value-type="float">
            <text:p>1.74801792</text:p>
          </table:table-cell>
          <table:table-cell office:value-type="float" office:value="18.02433792" calcext:value-type="float">
            <text:p>18.02433792</text:p>
          </table:table-cell>
        </table:table-row>
        <table:table-row table:style-name="ro1">
          <table:table-cell/>
          <table:table-cell office:value-type="float" office:value="0.006134528" calcext:value-type="float">
            <text:p>0.006134528</text:p>
          </table:table-cell>
          <table:table-cell office:value-type="float" office:value="0.006322176" calcext:value-type="float">
            <text:p>0.006322176</text:p>
          </table:table-cell>
          <table:table-cell office:value-type="float" office:value="0.295788032" calcext:value-type="float">
            <text:p>0.295788032</text:p>
          </table:table-cell>
          <table:table-cell office:value-type="float" office:value="0.041907712" calcext:value-type="float">
            <text:p>0.041907712</text:p>
          </table:table-cell>
          <table:table-cell office:value-type="float" office:value="2.528797952" calcext:value-type="float">
            <text:p>2.528797952</text:p>
          </table:table-cell>
          <table:table-cell office:value-type="float" office:value="0.238002688" calcext:value-type="float">
            <text:p>0.238002688</text:p>
          </table:table-cell>
          <table:table-cell office:value-type="string" calcext:value-type="string">
            <text:p>peer</text:p>
          </table:table-cell>
          <table:table-cell office:value-type="float" office:value="7.2007808" calcext:value-type="float">
            <text:p>7.2007808</text:p>
          </table:table-cell>
          <table:table-cell office:value-type="float" office:value="0.850640128" calcext:value-type="float">
            <text:p>0.850640128</text:p>
          </table:table-cell>
          <table:table-cell office:value-type="float" office:value="18.025709568" calcext:value-type="float">
            <text:p>18.025709568</text:p>
          </table:table-cell>
        </table:table-row>
        <table:table-row table:style-name="ro1">
          <table:table-cell/>
          <table:table-cell office:value-type="float" office:value="0.006134528" calcext:value-type="float">
            <text:p>0.006134528</text:p>
          </table:table-cell>
          <table:table-cell office:value-type="float" office:value="0.006326784" calcext:value-type="float">
            <text:p>0.006326784</text:p>
          </table:table-cell>
          <table:table-cell office:value-type="float" office:value="0.296465408" calcext:value-type="float">
            <text:p>0.296465408</text:p>
          </table:table-cell>
          <table:table-cell office:value-type="float" office:value="0.04197632" calcext:value-type="float">
            <text:p>0.04197632</text:p>
          </table:table-cell>
          <table:table-cell office:value-type="float" office:value="2.52893056" calcext:value-type="float">
            <text:p>2.52893056</text:p>
          </table:table-cell>
          <table:table-cell office:value-type="float" office:value="0.238278144" calcext:value-type="float">
            <text:p>0.238278144</text:p>
          </table:table-cell>
          <table:table-cell office:value-type="string" calcext:value-type="string">
            <text:p>peer</text:p>
          </table:table-cell>
          <table:table-cell office:value-type="float" office:value="7.314560768" calcext:value-type="float">
            <text:p>7.314560768</text:p>
          </table:table-cell>
          <table:table-cell office:value-type="float" office:value="1.729223424" calcext:value-type="float">
            <text:p>1.729223424</text:p>
          </table:table-cell>
          <table:table-cell office:value-type="float" office:value="18.096166656" calcext:value-type="float">
            <text:p>18.096166656</text:p>
          </table:table-cell>
        </table:table-row>
        <table:table-row table:style-name="ro1">
          <table:table-cell/>
          <table:table-cell office:value-type="float" office:value="0.00613632" calcext:value-type="float">
            <text:p>0.00613632</text:p>
          </table:table-cell>
          <table:table-cell office:value-type="float" office:value="0.006329856" calcext:value-type="float">
            <text:p>0.006329856</text:p>
          </table:table-cell>
          <table:table-cell office:value-type="float" office:value="0.296609024" calcext:value-type="float">
            <text:p>0.296609024</text:p>
          </table:table-cell>
          <table:table-cell office:value-type="float" office:value="0.042047232" calcext:value-type="float">
            <text:p>0.042047232</text:p>
          </table:table-cell>
          <table:table-cell office:value-type="float" office:value="2.530093568" calcext:value-type="float">
            <text:p>2.530093568</text:p>
          </table:table-cell>
          <table:table-cell office:value-type="float" office:value="0.240396288" calcext:value-type="float">
            <text:p>0.240396288</text:p>
          </table:table-cell>
          <table:table-cell office:value-type="string" calcext:value-type="string">
            <text:p>peer</text:p>
          </table:table-cell>
          <table:table-cell office:value-type="float" office:value="7.455808512" calcext:value-type="float">
            <text:p>7.455808512</text:p>
          </table:table-cell>
          <table:table-cell office:value-type="float" office:value="0.807142144" calcext:value-type="float">
            <text:p>0.807142144</text:p>
          </table:table-cell>
          <table:table-cell office:value-type="float" office:value="18.144745472" calcext:value-type="float">
            <text:p>18.144745472</text:p>
          </table:table-cell>
        </table:table-row>
        <table:table-row table:style-name="ro1">
          <table:table-cell/>
          <table:table-cell office:value-type="float" office:value="0.006140416" calcext:value-type="float">
            <text:p>0.006140416</text:p>
          </table:table-cell>
          <table:table-cell office:value-type="float" office:value="0.00633216" calcext:value-type="float">
            <text:p>0.00633216</text:p>
          </table:table-cell>
          <table:table-cell office:value-type="float" office:value="0.296733696" calcext:value-type="float">
            <text:p>0.296733696</text:p>
          </table:table-cell>
          <table:table-cell office:value-type="float" office:value="0.042150656" calcext:value-type="float">
            <text:p>0.042150656</text:p>
          </table:table-cell>
          <table:table-cell office:value-type="float" office:value="2.530154752" calcext:value-type="float">
            <text:p>2.530154752</text:p>
          </table:table-cell>
          <table:table-cell office:value-type="float" office:value="0.248683008" calcext:value-type="float">
            <text:p>0.248683008</text:p>
          </table:table-cell>
          <table:table-cell office:value-type="string" calcext:value-type="string">
            <text:p>peer</text:p>
          </table:table-cell>
          <table:table-cell office:value-type="float" office:value="7.560113152" calcext:value-type="float">
            <text:p>7.560113152</text:p>
          </table:table-cell>
          <table:table-cell office:value-type="float" office:value="1.707867648" calcext:value-type="float">
            <text:p>1.707867648</text:p>
          </table:table-cell>
          <table:table-cell office:value-type="float" office:value="18.248485376" calcext:value-type="float">
            <text:p>18.248485376</text:p>
          </table:table-cell>
        </table:table-row>
        <table:table-row table:style-name="ro1">
          <table:table-cell/>
          <table:table-cell office:value-type="float" office:value="0.00614272" calcext:value-type="float">
            <text:p>0.00614272</text:p>
          </table:table-cell>
          <table:table-cell office:value-type="float" office:value="0.00633344" calcext:value-type="float">
            <text:p>0.00633344</text:p>
          </table:table-cell>
          <table:table-cell office:value-type="float" office:value="0.29687552" calcext:value-type="float">
            <text:p>0.29687552</text:p>
          </table:table-cell>
          <table:table-cell office:value-type="float" office:value="0.042186496" calcext:value-type="float">
            <text:p>0.042186496</text:p>
          </table:table-cell>
          <table:table-cell office:value-type="float" office:value="2.530213632" calcext:value-type="float">
            <text:p>2.530213632</text:p>
          </table:table-cell>
          <table:table-cell office:value-type="float" office:value="0.249138432" calcext:value-type="float">
            <text:p>0.249138432</text:p>
          </table:table-cell>
          <table:table-cell office:value-type="string" calcext:value-type="string">
            <text:p>peer</text:p>
          </table:table-cell>
          <table:table-cell office:value-type="float" office:value="7.589688832" calcext:value-type="float">
            <text:p>7.589688832</text:p>
          </table:table-cell>
          <table:table-cell office:value-type="float" office:value="0.784935424" calcext:value-type="float">
            <text:p>0.784935424</text:p>
          </table:table-cell>
          <table:table-cell office:value-type="float" office:value="18.309311488" calcext:value-type="float">
            <text:p>18.309311488</text:p>
          </table:table-cell>
        </table:table-row>
        <table:table-row table:style-name="ro1">
          <table:table-cell/>
          <table:table-cell office:value-type="float" office:value="0.00614912" calcext:value-type="float">
            <text:p>0.00614912</text:p>
          </table:table-cell>
          <table:table-cell office:value-type="float" office:value="0.0063424" calcext:value-type="float">
            <text:p>0.0063424</text:p>
          </table:table-cell>
          <table:table-cell office:value-type="float" office:value="0.296897024" calcext:value-type="float">
            <text:p>0.296897024</text:p>
          </table:table-cell>
          <table:table-cell office:value-type="float" office:value="0.042264064" calcext:value-type="float">
            <text:p>0.042264064</text:p>
          </table:table-cell>
          <table:table-cell office:value-type="float" office:value="2.53026944" calcext:value-type="float">
            <text:p>2.53026944</text:p>
          </table:table-cell>
          <table:table-cell office:value-type="float" office:value="0.259241728" calcext:value-type="float">
            <text:p>0.259241728</text:p>
          </table:table-cell>
          <table:table-cell office:value-type="string" calcext:value-type="string">
            <text:p>peer</text:p>
          </table:table-cell>
          <table:table-cell office:value-type="float" office:value="7.631069696" calcext:value-type="float">
            <text:p>7.631069696</text:p>
          </table:table-cell>
          <table:table-cell office:value-type="float" office:value="1.673670912" calcext:value-type="float">
            <text:p>1.673670912</text:p>
          </table:table-cell>
          <table:table-cell office:value-type="float" office:value="18.384256512" calcext:value-type="float">
            <text:p>18.384256512</text:p>
          </table:table-cell>
        </table:table-row>
        <table:table-row table:style-name="ro1">
          <table:table-cell/>
          <table:table-cell office:value-type="float" office:value="0.006151424" calcext:value-type="float">
            <text:p>0.006151424</text:p>
          </table:table-cell>
          <table:table-cell office:value-type="float" office:value="0.006345216" calcext:value-type="float">
            <text:p>0.006345216</text:p>
          </table:table-cell>
          <table:table-cell office:value-type="float" office:value="0.296977408" calcext:value-type="float">
            <text:p>0.296977408</text:p>
          </table:table-cell>
          <table:table-cell office:value-type="float" office:value="0.042351872" calcext:value-type="float">
            <text:p>0.042351872</text:p>
          </table:table-cell>
          <table:table-cell office:value-type="float" office:value="2.539725568" calcext:value-type="float">
            <text:p>2.539725568</text:p>
          </table:table-cell>
          <table:table-cell office:value-type="float" office:value="0.259523328" calcext:value-type="float">
            <text:p>0.259523328</text:p>
          </table:table-cell>
          <table:table-cell office:value-type="string" calcext:value-type="string">
            <text:p>peer</text:p>
          </table:table-cell>
          <table:table-cell office:value-type="float" office:value="7.646779904" calcext:value-type="float">
            <text:p>7.646779904</text:p>
          </table:table-cell>
          <table:table-cell office:value-type="float" office:value="0.774086912" calcext:value-type="float">
            <text:p>0.774086912</text:p>
          </table:table-cell>
          <table:table-cell office:value-type="float" office:value="18.387347712" calcext:value-type="float">
            <text:p>18.387347712</text:p>
          </table:table-cell>
        </table:table-row>
        <table:table-row table:style-name="ro1">
          <table:table-cell/>
          <table:table-cell office:value-type="float" office:value="0.006153728" calcext:value-type="float">
            <text:p>0.006153728</text:p>
          </table:table-cell>
          <table:table-cell office:value-type="float" office:value="0.006356992" calcext:value-type="float">
            <text:p>0.006356992</text:p>
          </table:table-cell>
          <table:table-cell office:value-type="float" office:value="0.297308672" calcext:value-type="float">
            <text:p>0.297308672</text:p>
          </table:table-cell>
          <table:table-cell office:value-type="float" office:value="0.043136768" calcext:value-type="float">
            <text:p>0.043136768</text:p>
          </table:table-cell>
          <table:table-cell office:value-type="float" office:value="2.540002048" calcext:value-type="float">
            <text:p>2.540002048</text:p>
          </table:table-cell>
          <table:table-cell office:value-type="float" office:value="0.261733888" calcext:value-type="float">
            <text:p>0.261733888</text:p>
          </table:table-cell>
          <table:table-cell office:value-type="string" calcext:value-type="string">
            <text:p>refused</text:p>
          </table:table-cell>
          <table:table-cell office:value-type="float" office:value="7.651026432" calcext:value-type="float">
            <text:p>7.651026432</text:p>
          </table:table-cell>
          <table:table-cell office:value-type="float" office:value="1.636675072" calcext:value-type="float">
            <text:p>1.636675072</text:p>
          </table:table-cell>
          <table:table-cell office:value-type="float" office:value="18.459250176" calcext:value-type="float">
            <text:p>18.459250176</text:p>
          </table:table-cell>
        </table:table-row>
        <table:table-row table:style-name="ro1">
          <table:table-cell/>
          <table:table-cell office:value-type="float" office:value="0.006157824" calcext:value-type="float">
            <text:p>0.006157824</text:p>
          </table:table-cell>
          <table:table-cell office:value-type="float" office:value="0.006358016" calcext:value-type="float">
            <text:p>0.006358016</text:p>
          </table:table-cell>
          <table:table-cell office:value-type="float" office:value="0.297837056" calcext:value-type="float">
            <text:p>0.297837056</text:p>
          </table:table-cell>
          <table:table-cell office:value-type="float" office:value="0.043186432" calcext:value-type="float">
            <text:p>0.043186432</text:p>
          </table:table-cell>
          <table:table-cell office:value-type="float" office:value="2.540130304" calcext:value-type="float">
            <text:p>2.540130304</text:p>
          </table:table-cell>
          <table:table-cell office:value-type="float" office:value="0.26210176" calcext:value-type="float">
            <text:p>0.26210176</text:p>
          </table:table-cell>
          <table:table-cell office:value-type="string" calcext:value-type="string">
            <text:p>refused</text:p>
          </table:table-cell>
          <table:table-cell office:value-type="float" office:value="7.671593472" calcext:value-type="float">
            <text:p>7.671593472</text:p>
          </table:table-cell>
          <table:table-cell office:value-type="float" office:value="0.880358656" calcext:value-type="float">
            <text:p>0.880358656</text:p>
          </table:table-cell>
          <table:table-cell office:value-type="float" office:value="18.525929472" calcext:value-type="float">
            <text:p>18.525929472</text:p>
          </table:table-cell>
        </table:table-row>
        <table:table-row table:style-name="ro1">
          <table:table-cell/>
          <table:table-cell office:value-type="float" office:value="0.006167296" calcext:value-type="float">
            <text:p>0.006167296</text:p>
          </table:table-cell>
          <table:table-cell office:value-type="float" office:value="0.006360064" calcext:value-type="float">
            <text:p>0.006360064</text:p>
          </table:table-cell>
          <table:table-cell office:value-type="float" office:value="0.299601152" calcext:value-type="float">
            <text:p>0.299601152</text:p>
          </table:table-cell>
          <table:table-cell office:value-type="float" office:value="0.0433856" calcext:value-type="float">
            <text:p>0.0433856</text:p>
          </table:table-cell>
          <table:table-cell office:value-type="float" office:value="2.541235968" calcext:value-type="float">
            <text:p>2.541235968</text:p>
          </table:table-cell>
          <table:table-cell office:value-type="float" office:value="0.262509824" calcext:value-type="float">
            <text:p>0.262509824</text:p>
          </table:table-cell>
          <table:table-cell office:value-type="string" calcext:value-type="string">
            <text:p>run</text:p>
          </table:table-cell>
          <table:table-cell office:value-type="float" office:value="7.80993152" calcext:value-type="float">
            <text:p>7.80993152</text:p>
          </table:table-cell>
          <table:table-cell office:value-type="float" office:value="1.762392832" calcext:value-type="float">
            <text:p>1.762392832</text:p>
          </table:table-cell>
          <table:table-cell office:value-type="float" office:value="18.555108864" calcext:value-type="float">
            <text:p>18.555108864</text:p>
          </table:table-cell>
        </table:table-row>
        <table:table-row table:style-name="ro1">
          <table:table-cell/>
          <table:table-cell office:value-type="float" office:value="0.006169856" calcext:value-type="float">
            <text:p>0.006169856</text:p>
          </table:table-cell>
          <table:table-cell office:value-type="float" office:value="0.006366464" calcext:value-type="float">
            <text:p>0.006366464</text:p>
          </table:table-cell>
          <table:table-cell office:value-type="float" office:value="0.29995392" calcext:value-type="float">
            <text:p>0.29995392</text:p>
          </table:table-cell>
          <table:table-cell office:value-type="float" office:value="0.043417856" calcext:value-type="float">
            <text:p>0.043417856</text:p>
          </table:table-cell>
          <table:table-cell office:value-type="float" office:value="2.545900032" calcext:value-type="float">
            <text:p>2.545900032</text:p>
          </table:table-cell>
          <table:table-cell office:value-type="float" office:value="0.26298368" calcext:value-type="float">
            <text:p>0.26298368</text:p>
          </table:table-cell>
          <table:table-cell office:value-type="string" calcext:value-type="string">
            <text:p>run</text:p>
          </table:table-cell>
          <table:table-cell office:value-type="float" office:value="7.855276288" calcext:value-type="float">
            <text:p>7.855276288</text:p>
          </table:table-cell>
          <table:table-cell office:value-type="float" office:value="0.929778944" calcext:value-type="float">
            <text:p>0.929778944</text:p>
          </table:table-cell>
          <table:table-cell office:value-type="float" office:value="18.698968832" calcext:value-type="float">
            <text:p>18.698968832</text:p>
          </table:table-cell>
        </table:table-row>
        <table:table-row table:style-name="ro1">
          <table:table-cell/>
          <table:table-cell office:value-type="float" office:value="0.006175232" calcext:value-type="float">
            <text:p>0.006175232</text:p>
          </table:table-cell>
          <table:table-cell office:value-type="float" office:value="0.006366464" calcext:value-type="float">
            <text:p>0.006366464</text:p>
          </table:table-cell>
          <table:table-cell office:value-type="float" office:value="0.300324096" calcext:value-type="float">
            <text:p>0.300324096</text:p>
          </table:table-cell>
          <table:table-cell office:value-type="float" office:value="0.043470848" calcext:value-type="float">
            <text:p>0.043470848</text:p>
          </table:table-cell>
          <table:table-cell office:value-type="float" office:value="2.549537536" calcext:value-type="float">
            <text:p>2.549537536</text:p>
          </table:table-cell>
          <table:table-cell office:value-type="float" office:value="0.263437312" calcext:value-type="float">
            <text:p>0.263437312</text:p>
          </table:table-cell>
          <table:table-cell office:value-type="string" calcext:value-type="string">
            <text:p>run</text:p>
          </table:table-cell>
          <table:table-cell office:value-type="float" office:value="7.899147008" calcext:value-type="float">
            <text:p>7.899147008</text:p>
          </table:table-cell>
          <table:table-cell office:value-type="float" office:value="1.82383232" calcext:value-type="float">
            <text:p>1.82383232</text:p>
          </table:table-cell>
          <table:table-cell office:value-type="float" office:value="18.730807552" calcext:value-type="float">
            <text:p>18.730807552</text:p>
          </table:table-cell>
        </table:table-row>
        <table:table-row table:style-name="ro1">
          <table:table-cell/>
          <table:table-cell office:value-type="float" office:value="0.006175744" calcext:value-type="float">
            <text:p>0.006175744</text:p>
          </table:table-cell>
          <table:table-cell office:value-type="float" office:value="0.006368768" calcext:value-type="float">
            <text:p>0.006368768</text:p>
          </table:table-cell>
          <table:table-cell office:value-type="float" office:value="0.30086016" calcext:value-type="float">
            <text:p>0.30086016</text:p>
          </table:table-cell>
          <table:table-cell office:value-type="float" office:value="0.043491328" calcext:value-type="float">
            <text:p>0.043491328</text:p>
          </table:table-cell>
          <table:table-cell office:value-type="float" office:value="2.549634048" calcext:value-type="float">
            <text:p>2.549634048</text:p>
          </table:table-cell>
          <table:table-cell office:value-type="float" office:value="0.270039296" calcext:value-type="float">
            <text:p>0.270039296</text:p>
          </table:table-cell>
          <table:table-cell office:value-type="string" calcext:value-type="string">
            <text:p>run</text:p>
          </table:table-cell>
          <table:table-cell office:value-type="float" office:value="7.941947904" calcext:value-type="float">
            <text:p>7.941947904</text:p>
          </table:table-cell>
          <table:table-cell office:value-type="float" office:value="0.931697664" calcext:value-type="float">
            <text:p>0.931697664</text:p>
          </table:table-cell>
          <table:table-cell office:value-type="float" office:value="18.739398144" calcext:value-type="float">
            <text:p>18.739398144</text:p>
          </table:table-cell>
        </table:table-row>
        <table:table-row table:style-name="ro1">
          <table:table-cell/>
          <table:table-cell office:value-type="float" office:value="0.006180352" calcext:value-type="float">
            <text:p>0.006180352</text:p>
          </table:table-cell>
          <table:table-cell office:value-type="float" office:value="0.00637056" calcext:value-type="float">
            <text:p>0.00637056</text:p>
          </table:table-cell>
          <table:table-cell office:value-type="float" office:value="0.304360192" calcext:value-type="float">
            <text:p>0.304360192</text:p>
          </table:table-cell>
          <table:table-cell office:value-type="float" office:value="0.043647488" calcext:value-type="float">
            <text:p>0.043647488</text:p>
          </table:table-cell>
          <table:table-cell office:value-type="float" office:value="2.549804288" calcext:value-type="float">
            <text:p>2.549804288</text:p>
          </table:table-cell>
          <table:table-cell office:value-type="float" office:value="0.271156992" calcext:value-type="float">
            <text:p>0.271156992</text:p>
          </table:table-cell>
          <table:table-cell office:value-type="string" calcext:value-type="string">
            <text:p>run</text:p>
          </table:table-cell>
          <table:table-cell office:value-type="float" office:value="7.950356224" calcext:value-type="float">
            <text:p>7.950356224</text:p>
          </table:table-cell>
          <table:table-cell office:value-type="float" office:value="1.837948928" calcext:value-type="float">
            <text:p>1.837948928</text:p>
          </table:table-cell>
          <table:table-cell office:value-type="float" office:value="18.800228096" calcext:value-type="float">
            <text:p>18.800228096</text:p>
          </table:table-cell>
        </table:table-row>
        <table:table-row table:style-name="ro1">
          <table:table-cell/>
          <table:table-cell office:value-type="float" office:value="0.006180608" calcext:value-type="float">
            <text:p>0.006180608</text:p>
          </table:table-cell>
          <table:table-cell office:value-type="float" office:value="0.006371072" calcext:value-type="float">
            <text:p>0.006371072</text:p>
          </table:table-cell>
          <table:table-cell office:value-type="float" office:value="0.304679424" calcext:value-type="float">
            <text:p>0.304679424</text:p>
          </table:table-cell>
          <table:table-cell office:value-type="float" office:value="0.0436608" calcext:value-type="float">
            <text:p>0.0436608</text:p>
          </table:table-cell>
          <table:table-cell office:value-type="float" office:value="2.549878784" calcext:value-type="float">
            <text:p>2.549878784</text:p>
          </table:table-cell>
          <table:table-cell office:value-type="float" office:value="0.272333056" calcext:value-type="float">
            <text:p>0.272333056</text:p>
          </table:table-cell>
          <table:table-cell office:value-type="string" calcext:value-type="string">
            <text:p>run</text:p>
          </table:table-cell>
          <table:table-cell office:value-type="float" office:value="7.959516928" calcext:value-type="float">
            <text:p>7.959516928</text:p>
          </table:table-cell>
          <table:table-cell office:value-type="float" office:value="0.933598464" calcext:value-type="float">
            <text:p>0.933598464</text:p>
          </table:table-cell>
          <table:table-cell office:value-type="float" office:value="18.844513024" calcext:value-type="float">
            <text:p>18.844513024</text:p>
          </table:table-cell>
        </table:table-row>
        <table:table-row table:style-name="ro1">
          <table:table-cell/>
          <table:table-cell office:value-type="float" office:value="0.006181632" calcext:value-type="float">
            <text:p>0.006181632</text:p>
          </table:table-cell>
          <table:table-cell office:value-type="float" office:value="0.006373632" calcext:value-type="float">
            <text:p>0.006373632</text:p>
          </table:table-cell>
          <table:table-cell office:value-type="float" office:value="0.305296896" calcext:value-type="float">
            <text:p>0.305296896</text:p>
          </table:table-cell>
          <table:table-cell office:value-type="float" office:value="0.043888384" calcext:value-type="float">
            <text:p>0.043888384</text:p>
          </table:table-cell>
          <table:table-cell office:value-type="float" office:value="2.5564544" calcext:value-type="float">
            <text:p>2.5564544</text:p>
          </table:table-cell>
          <table:table-cell office:value-type="float" office:value="0.273173504" calcext:value-type="float">
            <text:p>0.273173504</text:p>
          </table:table-cell>
          <table:table-cell office:value-type="string" calcext:value-type="string">
            <text:p>run</text:p>
          </table:table-cell>
          <table:table-cell office:value-type="float" office:value="8.003035136" calcext:value-type="float">
            <text:p>8.003035136</text:p>
          </table:table-cell>
          <table:table-cell office:value-type="float" office:value="1.906686464" calcext:value-type="float">
            <text:p>1.906686464</text:p>
          </table:table-cell>
          <table:table-cell office:value-type="float" office:value="18.860498176" calcext:value-type="float">
            <text:p>18.860498176</text:p>
          </table:table-cell>
        </table:table-row>
        <table:table-row table:style-name="ro1">
          <table:table-cell/>
          <table:table-cell office:value-type="float" office:value="0.006188032" calcext:value-type="float">
            <text:p>0.006188032</text:p>
          </table:table-cell>
          <table:table-cell office:value-type="float" office:value="0.006374144" calcext:value-type="float">
            <text:p>0.006374144</text:p>
          </table:table-cell>
          <table:table-cell office:value-type="float" office:value="0.305544192" calcext:value-type="float">
            <text:p>0.305544192</text:p>
          </table:table-cell>
          <table:table-cell office:value-type="float" office:value="0.044017152" calcext:value-type="float">
            <text:p>0.044017152</text:p>
          </table:table-cell>
          <table:table-cell office:value-type="float" office:value="2.556904704" calcext:value-type="float">
            <text:p>2.556904704</text:p>
          </table:table-cell>
          <table:table-cell office:value-type="float" office:value="0.273315584" calcext:value-type="float">
            <text:p>0.273315584</text:p>
          </table:table-cell>
          <table:table-cell office:value-type="string" calcext:value-type="string">
            <text:p>run</text:p>
          </table:table-cell>
          <table:table-cell office:value-type="float" office:value="8.112979968" calcext:value-type="float">
            <text:p>8.112979968</text:p>
          </table:table-cell>
          <table:table-cell office:value-type="float" office:value="0.919832064" calcext:value-type="float">
            <text:p>0.919832064</text:p>
          </table:table-cell>
          <table:table-cell office:value-type="float" office:value="18.872468224" calcext:value-type="float">
            <text:p>18.872468224</text:p>
          </table:table-cell>
        </table:table-row>
        <table:table-row table:style-name="ro1">
          <table:table-cell/>
          <table:table-cell office:value-type="float" office:value="0.006190592" calcext:value-type="float">
            <text:p>0.006190592</text:p>
          </table:table-cell>
          <table:table-cell office:value-type="float" office:value="0.0063744" calcext:value-type="float">
            <text:p>0.0063744</text:p>
          </table:table-cell>
          <table:table-cell office:value-type="float" office:value="0.305610752" calcext:value-type="float">
            <text:p>0.305610752</text:p>
          </table:table-cell>
          <table:table-cell office:value-type="float" office:value="0.044022016" calcext:value-type="float">
            <text:p>0.044022016</text:p>
          </table:table-cell>
          <table:table-cell office:value-type="float" office:value="2.556965888" calcext:value-type="float">
            <text:p>2.556965888</text:p>
          </table:table-cell>
          <table:table-cell office:value-type="float" office:value="0.273599488" calcext:value-type="float">
            <text:p>0.273599488</text:p>
          </table:table-cell>
          <table:table-cell office:value-type="string" calcext:value-type="string">
            <text:p>run</text:p>
          </table:table-cell>
          <table:table-cell office:value-type="float" office:value="8.11493504" calcext:value-type="float">
            <text:p>8.11493504</text:p>
          </table:table-cell>
          <table:table-cell office:value-type="float" office:value="1.951124992" calcext:value-type="float">
            <text:p>1.951124992</text:p>
          </table:table-cell>
          <table:table-cell office:value-type="float" office:value="18.898501376" calcext:value-type="float">
            <text:p>18.898501376</text:p>
          </table:table-cell>
        </table:table-row>
        <table:table-row table:style-name="ro1">
          <table:table-cell/>
          <table:table-cell office:value-type="float" office:value="0.006194944" calcext:value-type="float">
            <text:p>0.006194944</text:p>
          </table:table-cell>
          <table:table-cell office:value-type="float" office:value="0.006374912" calcext:value-type="float">
            <text:p>0.006374912</text:p>
          </table:table-cell>
          <table:table-cell office:value-type="float" office:value="0.305618688" calcext:value-type="float">
            <text:p>0.305618688</text:p>
          </table:table-cell>
          <table:table-cell office:value-type="float" office:value="0.044093696" calcext:value-type="float">
            <text:p>0.044093696</text:p>
          </table:table-cell>
          <table:table-cell office:value-type="float" office:value="2.559900416" calcext:value-type="float">
            <text:p>2.559900416</text:p>
          </table:table-cell>
          <table:table-cell office:value-type="float" office:value="0.274175232" calcext:value-type="float">
            <text:p>0.274175232</text:p>
          </table:table-cell>
          <table:table-cell office:value-type="string" calcext:value-type="string">
            <text:p>run</text:p>
          </table:table-cell>
          <table:table-cell office:value-type="float" office:value="8.118194944" calcext:value-type="float">
            <text:p>8.118194944</text:p>
          </table:table-cell>
          <table:table-cell office:value-type="float" office:value="0.93703552" calcext:value-type="float">
            <text:p>0.93703552</text:p>
          </table:table-cell>
          <table:table-cell office:value-type="float" office:value="18.912799744" calcext:value-type="float">
            <text:p>18.912799744</text:p>
          </table:table-cell>
        </table:table-row>
        <table:table-row table:style-name="ro1">
          <table:table-cell/>
          <table:table-cell office:value-type="float" office:value="0.00619648" calcext:value-type="float">
            <text:p>0.00619648</text:p>
          </table:table-cell>
          <table:table-cell office:value-type="float" office:value="0.00637568" calcext:value-type="float">
            <text:p>0.00637568</text:p>
          </table:table-cell>
          <table:table-cell office:value-type="float" office:value="0.305946112" calcext:value-type="float">
            <text:p>0.305946112</text:p>
          </table:table-cell>
          <table:table-cell office:value-type="float" office:value="0.044447488" calcext:value-type="float">
            <text:p>0.044447488</text:p>
          </table:table-cell>
          <table:table-cell office:value-type="float" office:value="2.560293376" calcext:value-type="float">
            <text:p>2.560293376</text:p>
          </table:table-cell>
          <table:table-cell office:value-type="float" office:value="0.27502592" calcext:value-type="float">
            <text:p>0.27502592</text:p>
          </table:table-cell>
          <table:table-cell office:value-type="string" calcext:value-type="string">
            <text:p>run</text:p>
          </table:table-cell>
          <table:table-cell office:value-type="float" office:value="8.171401472" calcext:value-type="float">
            <text:p>8.171401472</text:p>
          </table:table-cell>
          <table:table-cell office:value-type="float" office:value="1.962707456" calcext:value-type="float">
            <text:p>1.962707456</text:p>
          </table:table-cell>
          <table:table-cell office:value-type="float" office:value="18.939269376" calcext:value-type="float">
            <text:p>18.939269376</text:p>
          </table:table-cell>
        </table:table-row>
        <table:table-row table:style-name="ro1">
          <table:table-cell/>
          <table:table-cell office:value-type="float" office:value="0.006200832" calcext:value-type="float">
            <text:p>0.006200832</text:p>
          </table:table-cell>
          <table:table-cell office:value-type="float" office:value="0.006375936" calcext:value-type="float">
            <text:p>0.006375936</text:p>
          </table:table-cell>
          <table:table-cell office:value-type="float" office:value="0.305963776" calcext:value-type="float">
            <text:p>0.305963776</text:p>
          </table:table-cell>
          <table:table-cell office:value-type="float" office:value="0.044457984" calcext:value-type="float">
            <text:p>0.044457984</text:p>
          </table:table-cell>
          <table:table-cell office:value-type="float" office:value="2.574992896" calcext:value-type="float">
            <text:p>2.574992896</text:p>
          </table:table-cell>
          <table:table-cell office:value-type="float" office:value="0.275774976" calcext:value-type="float">
            <text:p>0.275774976</text:p>
          </table:table-cell>
          <table:table-cell office:value-type="string" calcext:value-type="string">
            <text:p>run</text:p>
          </table:table-cell>
          <table:table-cell office:value-type="float" office:value="8.192603904" calcext:value-type="float">
            <text:p>8.192603904</text:p>
          </table:table-cell>
          <table:table-cell office:value-type="float" office:value="0.922708224" calcext:value-type="float">
            <text:p>0.922708224</text:p>
          </table:table-cell>
          <table:table-cell office:value-type="float" office:value="19.08173184" calcext:value-type="float">
            <text:p>19.08173184</text:p>
          </table:table-cell>
        </table:table-row>
        <table:table-row table:style-name="ro1">
          <table:table-cell/>
          <table:table-cell office:value-type="float" office:value="0.006208512" calcext:value-type="float">
            <text:p>0.006208512</text:p>
          </table:table-cell>
          <table:table-cell office:value-type="float" office:value="0.006376192" calcext:value-type="float">
            <text:p>0.006376192</text:p>
          </table:table-cell>
          <table:table-cell office:value-type="float" office:value="0.306233856" calcext:value-type="float">
            <text:p>0.306233856</text:p>
          </table:table-cell>
          <table:table-cell office:value-type="float" office:value="0.044482816" calcext:value-type="float">
            <text:p>0.044482816</text:p>
          </table:table-cell>
          <table:table-cell office:value-type="float" office:value="2.575804416" calcext:value-type="float">
            <text:p>2.575804416</text:p>
          </table:table-cell>
          <table:table-cell office:value-type="float" office:value="0.277039616" calcext:value-type="float">
            <text:p>0.277039616</text:p>
          </table:table-cell>
          <table:table-cell office:value-type="string" calcext:value-type="string">
            <text:p>run</text:p>
          </table:table-cell>
          <table:table-cell office:value-type="float" office:value="8.246038272" calcext:value-type="float">
            <text:p>8.246038272</text:p>
          </table:table-cell>
          <table:table-cell office:value-type="float" office:value="1.949961216" calcext:value-type="float">
            <text:p>1.949961216</text:p>
          </table:table-cell>
          <table:table-cell office:value-type="float" office:value="19.13579264" calcext:value-type="float">
            <text:p>19.13579264</text:p>
          </table:table-cell>
        </table:table-row>
        <table:table-row table:style-name="ro1">
          <table:table-cell/>
          <table:table-cell office:value-type="float" office:value="0.006209792" calcext:value-type="float">
            <text:p>0.006209792</text:p>
          </table:table-cell>
          <table:table-cell office:value-type="float" office:value="0.006376192" calcext:value-type="float">
            <text:p>0.006376192</text:p>
          </table:table-cell>
          <table:table-cell office:value-type="float" office:value="0.306239488" calcext:value-type="float">
            <text:p>0.306239488</text:p>
          </table:table-cell>
          <table:table-cell office:value-type="float" office:value="0.044523776" calcext:value-type="float">
            <text:p>0.044523776</text:p>
          </table:table-cell>
          <table:table-cell office:value-type="float" office:value="2.575880704" calcext:value-type="float">
            <text:p>2.575880704</text:p>
          </table:table-cell>
          <table:table-cell office:value-type="float" office:value="0.277585408" calcext:value-type="float">
            <text:p>0.277585408</text:p>
          </table:table-cell>
          <table:table-cell office:value-type="string" calcext:value-type="string">
            <text:p>run</text:p>
          </table:table-cell>
          <table:table-cell office:value-type="float" office:value="8.263174656" calcext:value-type="float">
            <text:p>8.263174656</text:p>
          </table:table-cell>
          <table:table-cell office:value-type="float" office:value="0.899491328" calcext:value-type="float">
            <text:p>0.899491328</text:p>
          </table:table-cell>
          <table:table-cell office:value-type="float" office:value="19.173549568" calcext:value-type="float">
            <text:p>19.173549568</text:p>
          </table:table-cell>
        </table:table-row>
        <table:table-row table:style-name="ro1">
          <table:table-cell/>
          <table:table-cell office:value-type="float" office:value="0.006212352" calcext:value-type="float">
            <text:p>0.006212352</text:p>
          </table:table-cell>
          <table:table-cell office:value-type="float" office:value="0.006380032" calcext:value-type="float">
            <text:p>0.006380032</text:p>
          </table:table-cell>
          <table:table-cell office:value-type="float" office:value="0.30656512" calcext:value-type="float">
            <text:p>0.30656512</text:p>
          </table:table-cell>
          <table:table-cell office:value-type="float" office:value="0.044746496" calcext:value-type="float">
            <text:p>0.044746496</text:p>
          </table:table-cell>
          <table:table-cell office:value-type="float" office:value="2.579185664" calcext:value-type="float">
            <text:p>2.579185664</text:p>
          </table:table-cell>
          <table:table-cell office:value-type="float" office:value="0.280826112" calcext:value-type="float">
            <text:p>0.280826112</text:p>
          </table:table-cell>
          <table:table-cell office:value-type="string" calcext:value-type="string">
            <text:p>run</text:p>
          </table:table-cell>
          <table:table-cell office:value-type="float" office:value="8.277172992" calcext:value-type="float">
            <text:p>8.277172992</text:p>
          </table:table-cell>
          <table:table-cell office:value-type="float" office:value="1.919241728" calcext:value-type="float">
            <text:p>1.919241728</text:p>
          </table:table-cell>
          <table:table-cell office:value-type="float" office:value="19.17848704" calcext:value-type="float">
            <text:p>19.17848704</text:p>
          </table:table-cell>
        </table:table-row>
        <table:table-row table:style-name="ro1">
          <table:table-cell/>
          <table:table-cell office:value-type="float" office:value="0.00621824" calcext:value-type="float">
            <text:p>0.00621824</text:p>
          </table:table-cell>
          <table:table-cell office:value-type="float" office:value="0.006386944" calcext:value-type="float">
            <text:p>0.006386944</text:p>
          </table:table-cell>
          <table:table-cell office:value-type="float" office:value="0.306578432" calcext:value-type="float">
            <text:p>0.306578432</text:p>
          </table:table-cell>
          <table:table-cell office:value-type="float" office:value="0.044876032" calcext:value-type="float">
            <text:p>0.044876032</text:p>
          </table:table-cell>
          <table:table-cell office:value-type="float" office:value="2.579720704" calcext:value-type="float">
            <text:p>2.579720704</text:p>
          </table:table-cell>
          <table:table-cell office:value-type="float" office:value="0.284004352" calcext:value-type="float">
            <text:p>0.284004352</text:p>
          </table:table-cell>
          <table:table-cell office:value-type="string" calcext:value-type="string">
            <text:p>self.port))</text:p>
          </table:table-cell>
          <table:table-cell office:value-type="float" office:value="8.408128768" calcext:value-type="float">
            <text:p>8.408128768</text:p>
          </table:table-cell>
          <table:table-cell office:value-type="float" office:value="0.907238144" calcext:value-type="float">
            <text:p>0.907238144</text:p>
          </table:table-cell>
          <table:table-cell office:value-type="float" office:value="19.256534528" calcext:value-type="float">
            <text:p>19.256534528</text:p>
          </table:table-cell>
        </table:table-row>
        <table:table-row table:style-name="ro1">
          <table:table-cell/>
          <table:table-cell office:value-type="float" office:value="0.00621952" calcext:value-type="float">
            <text:p>0.00621952</text:p>
          </table:table-cell>
          <table:table-cell office:value-type="float" office:value="0.006386944" calcext:value-type="float">
            <text:p>0.006386944</text:p>
          </table:table-cell>
          <table:table-cell office:value-type="float" office:value="0.30680704" calcext:value-type="float">
            <text:p>0.30680704</text:p>
          </table:table-cell>
          <table:table-cell office:value-type="float" office:value="0.04491648" calcext:value-type="float">
            <text:p>0.04491648</text:p>
          </table:table-cell>
          <table:table-cell office:value-type="float" office:value="2.590565376" calcext:value-type="float">
            <text:p>2.590565376</text:p>
          </table:table-cell>
          <table:table-cell office:value-type="float" office:value="0.284181504" calcext:value-type="float">
            <text:p>0.284181504</text:p>
          </table:table-cell>
          <table:table-cell office:value-type="string" calcext:value-type="string">
            <text:p>self.port))</text:p>
          </table:table-cell>
          <table:table-cell office:value-type="float" office:value="8.431964416" calcext:value-type="float">
            <text:p>8.431964416</text:p>
          </table:table-cell>
          <table:table-cell office:value-type="float" office:value="1.984656384" calcext:value-type="float">
            <text:p>1.984656384</text:p>
          </table:table-cell>
          <table:table-cell office:value-type="float" office:value="19.262729472" calcext:value-type="float">
            <text:p>19.262729472</text:p>
          </table:table-cell>
        </table:table-row>
        <table:table-row table:style-name="ro1">
          <table:table-cell/>
          <table:table-cell office:value-type="float" office:value="0.006219776" calcext:value-type="float">
            <text:p>0.006219776</text:p>
          </table:table-cell>
          <table:table-cell office:value-type="float" office:value="0.00639232" calcext:value-type="float">
            <text:p>0.00639232</text:p>
          </table:table-cell>
          <table:table-cell office:value-type="float" office:value="0.30692096" calcext:value-type="float">
            <text:p>0.30692096</text:p>
          </table:table-cell>
          <table:table-cell office:value-type="float" office:value="0.044930304" calcext:value-type="float">
            <text:p>0.044930304</text:p>
          </table:table-cell>
          <table:table-cell office:value-type="float" office:value="2.590624" calcext:value-type="float">
            <text:p>2.590624</text:p>
          </table:table-cell>
          <table:table-cell office:value-type="float" office:value="0.284390912" calcext:value-type="float">
            <text:p>0.284390912</text:p>
          </table:table-cell>
          <table:table-cell office:value-type="string" calcext:value-type="string">
            <text:p>self.run()</text:p>
          </table:table-cell>
          <table:table-cell office:value-type="float" office:value="8.440982528" calcext:value-type="float">
            <text:p>8.440982528</text:p>
          </table:table-cell>
          <table:table-cell office:value-type="float" office:value="0.896022016" calcext:value-type="float">
            <text:p>0.896022016</text:p>
          </table:table-cell>
          <table:table-cell office:value-type="float" office:value="19.280342784" calcext:value-type="float">
            <text:p>19.280342784</text:p>
          </table:table-cell>
        </table:table-row>
        <table:table-row table:style-name="ro1">
          <table:table-cell/>
          <table:table-cell office:value-type="float" office:value="0.006220288" calcext:value-type="float">
            <text:p>0.006220288</text:p>
          </table:table-cell>
          <table:table-cell office:value-type="float" office:value="0.006395136" calcext:value-type="float">
            <text:p>0.006395136</text:p>
          </table:table-cell>
          <table:table-cell office:value-type="float" office:value="0.307435776" calcext:value-type="float">
            <text:p>0.307435776</text:p>
          </table:table-cell>
          <table:table-cell office:value-type="float" office:value="0.044971776" calcext:value-type="float">
            <text:p>0.044971776</text:p>
          </table:table-cell>
          <table:table-cell office:value-type="float" office:value="2.591346944" calcext:value-type="float">
            <text:p>2.591346944</text:p>
          </table:table-cell>
          <table:table-cell office:value-type="float" office:value="0.284505856" calcext:value-type="float">
            <text:p>0.284505856</text:p>
          </table:table-cell>
          <table:table-cell office:value-type="string" calcext:value-type="string">
            <text:p>self.run()</text:p>
          </table:table-cell>
          <table:table-cell office:value-type="float" office:value="8.449458176" calcext:value-type="float">
            <text:p>8.449458176</text:p>
          </table:table-cell>
          <table:table-cell office:value-type="float" office:value="1.965803776" calcext:value-type="float">
            <text:p>1.965803776</text:p>
          </table:table-cell>
          <table:table-cell office:value-type="float" office:value="19.348040192" calcext:value-type="float">
            <text:p>19.348040192</text:p>
          </table:table-cell>
        </table:table-row>
        <table:table-row table:style-name="ro1">
          <table:table-cell/>
          <table:table-cell office:value-type="float" office:value="0.006221568" calcext:value-type="float">
            <text:p>0.006221568</text:p>
          </table:table-cell>
          <table:table-cell office:value-type="float" office:value="0.006395136" calcext:value-type="float">
            <text:p>0.006395136</text:p>
          </table:table-cell>
          <table:table-cell office:value-type="float" office:value="0.308275968" calcext:value-type="float">
            <text:p>0.308275968</text:p>
          </table:table-cell>
          <table:table-cell office:value-type="float" office:value="0.044992768" calcext:value-type="float">
            <text:p>0.044992768</text:p>
          </table:table-cell>
          <table:table-cell office:value-type="float" office:value="2.591589888" calcext:value-type="float">
            <text:p>2.591589888</text:p>
          </table:table-cell>
          <table:table-cell office:value-type="float" office:value="0.284865792" calcext:value-type="float">
            <text:p>0.284865792</text:p>
          </table:table-cell>
          <table:table-cell office:value-type="string" calcext:value-type="string">
            <text:p>self.run()</text:p>
          </table:table-cell>
          <table:table-cell office:value-type="float" office:value="8.512872448" calcext:value-type="float">
            <text:p>8.512872448</text:p>
          </table:table-cell>
          <table:table-cell office:value-type="float" office:value="0.93167872" calcext:value-type="float">
            <text:p>0.93167872</text:p>
          </table:table-cell>
          <table:table-cell office:value-type="float" office:value="19.426258944" calcext:value-type="float">
            <text:p>19.426258944</text:p>
          </table:table-cell>
        </table:table-row>
        <table:table-row table:style-name="ro1">
          <table:table-cell/>
          <table:table-cell office:value-type="float" office:value="0.006223872" calcext:value-type="float">
            <text:p>0.006223872</text:p>
          </table:table-cell>
          <table:table-cell office:value-type="float" office:value="0.006400768" calcext:value-type="float">
            <text:p>0.006400768</text:p>
          </table:table-cell>
          <table:table-cell office:value-type="float" office:value="0.308577792" calcext:value-type="float">
            <text:p>0.308577792</text:p>
          </table:table-cell>
          <table:table-cell office:value-type="float" office:value="0.045038592" calcext:value-type="float">
            <text:p>0.045038592</text:p>
          </table:table-cell>
          <table:table-cell office:value-type="float" office:value="2.595412992" calcext:value-type="float">
            <text:p>2.595412992</text:p>
          </table:table-cell>
          <table:table-cell office:value-type="float" office:value="0.285641216" calcext:value-type="float">
            <text:p>0.285641216</text:p>
          </table:table-cell>
          <table:table-cell office:value-type="string" calcext:value-type="string">
            <text:p>self.run()</text:p>
          </table:table-cell>
          <table:table-cell office:value-type="float" office:value="8.545591808" calcext:value-type="float">
            <text:p>8.545591808</text:p>
          </table:table-cell>
          <table:table-cell office:value-type="float" office:value="2.003872512" calcext:value-type="float">
            <text:p>2.003872512</text:p>
          </table:table-cell>
          <table:table-cell office:value-type="float" office:value="19.505325568" calcext:value-type="float">
            <text:p>19.505325568</text:p>
          </table:table-cell>
        </table:table-row>
        <table:table-row table:style-name="ro1">
          <table:table-cell/>
          <table:table-cell office:value-type="float" office:value="0.006225152" calcext:value-type="float">
            <text:p>0.006225152</text:p>
          </table:table-cell>
          <table:table-cell office:value-type="float" office:value="0.006407424" calcext:value-type="float">
            <text:p>0.006407424</text:p>
          </table:table-cell>
          <table:table-cell office:value-type="float" office:value="0.30890368" calcext:value-type="float">
            <text:p>0.30890368</text:p>
          </table:table-cell>
          <table:table-cell office:value-type="float" office:value="0.045055488" calcext:value-type="float">
            <text:p>0.045055488</text:p>
          </table:table-cell>
          <table:table-cell office:value-type="float" office:value="2.597033728" calcext:value-type="float">
            <text:p>2.597033728</text:p>
          </table:table-cell>
          <table:table-cell office:value-type="float" office:value="0.286209792" calcext:value-type="float">
            <text:p>0.286209792</text:p>
          </table:table-cell>
          <table:table-cell office:value-type="string" calcext:value-type="string">
            <text:p>self.run()</text:p>
          </table:table-cell>
          <table:table-cell office:value-type="float" office:value="8.559708672" calcext:value-type="float">
            <text:p>8.559708672</text:p>
          </table:table-cell>
          <table:table-cell office:value-type="float" office:value="0.924063232" calcext:value-type="float">
            <text:p>0.924063232</text:p>
          </table:table-cell>
          <table:table-cell office:value-type="float" office:value="19.55249536" calcext:value-type="float">
            <text:p>19.55249536</text:p>
          </table:table-cell>
        </table:table-row>
        <table:table-row table:style-name="ro1">
          <table:table-cell/>
          <table:table-cell office:value-type="float" office:value="0.00622592" calcext:value-type="float">
            <text:p>0.00622592</text:p>
          </table:table-cell>
          <table:table-cell office:value-type="float" office:value="0.006409472" calcext:value-type="float">
            <text:p>0.006409472</text:p>
          </table:table-cell>
          <table:table-cell office:value-type="float" office:value="0.311276288" calcext:value-type="float">
            <text:p>0.311276288</text:p>
          </table:table-cell>
          <table:table-cell office:value-type="float" office:value="0.045154048" calcext:value-type="float">
            <text:p>0.045154048</text:p>
          </table:table-cell>
          <table:table-cell office:value-type="float" office:value="2.599457536" calcext:value-type="float">
            <text:p>2.599457536</text:p>
          </table:table-cell>
          <table:table-cell office:value-type="float" office:value="0.286384128" calcext:value-type="float">
            <text:p>0.286384128</text:p>
          </table:table-cell>
          <table:table-cell office:value-type="string" calcext:value-type="string">
            <text:p>self.run()</text:p>
          </table:table-cell>
          <table:table-cell office:value-type="float" office:value="8.567420672" calcext:value-type="float">
            <text:p>8.567420672</text:p>
          </table:table-cell>
          <table:table-cell office:value-type="float" office:value="2.016025088" calcext:value-type="float">
            <text:p>2.016025088</text:p>
          </table:table-cell>
          <table:table-cell office:value-type="float" office:value="19.579614464" calcext:value-type="float">
            <text:p>19.579614464</text:p>
          </table:table-cell>
        </table:table-row>
        <table:table-row table:style-name="ro1">
          <table:table-cell/>
          <table:table-cell office:value-type="float" office:value="0.006226944" calcext:value-type="float">
            <text:p>0.006226944</text:p>
          </table:table-cell>
          <table:table-cell office:value-type="float" office:value="0.006411776" calcext:value-type="float">
            <text:p>0.006411776</text:p>
          </table:table-cell>
          <table:table-cell office:value-type="float" office:value="0.311595264" calcext:value-type="float">
            <text:p>0.311595264</text:p>
          </table:table-cell>
          <table:table-cell office:value-type="float" office:value="0.045155072" calcext:value-type="float">
            <text:p>0.045155072</text:p>
          </table:table-cell>
          <table:table-cell office:value-type="float" office:value="2.600112384" calcext:value-type="float">
            <text:p>2.600112384</text:p>
          </table:table-cell>
          <table:table-cell office:value-type="float" office:value="0.28689536" calcext:value-type="float">
            <text:p>0.28689536</text:p>
          </table:table-cell>
          <table:table-cell office:value-type="string" calcext:value-type="string">
            <text:p>self.run()</text:p>
          </table:table-cell>
          <table:table-cell office:value-type="float" office:value="8.592461056" calcext:value-type="float">
            <text:p>8.592461056</text:p>
          </table:table-cell>
          <table:table-cell office:value-type="float" office:value="0.917384192" calcext:value-type="float">
            <text:p>0.917384192</text:p>
          </table:table-cell>
          <table:table-cell office:value-type="float" office:value="19.626052352" calcext:value-type="float">
            <text:p>19.626052352</text:p>
          </table:table-cell>
        </table:table-row>
        <table:table-row table:style-name="ro1">
          <table:table-cell/>
          <table:table-cell office:value-type="float" office:value="0.006231808" calcext:value-type="float">
            <text:p>0.006231808</text:p>
          </table:table-cell>
          <table:table-cell office:value-type="float" office:value="0.006413824" calcext:value-type="float">
            <text:p>0.006413824</text:p>
          </table:table-cell>
          <table:table-cell office:value-type="float" office:value="0.312160512" calcext:value-type="float">
            <text:p>0.312160512</text:p>
          </table:table-cell>
          <table:table-cell office:value-type="float" office:value="0.045172736" calcext:value-type="float">
            <text:p>0.045172736</text:p>
          </table:table-cell>
          <table:table-cell office:value-type="float" office:value="2.603578112" calcext:value-type="float">
            <text:p>2.603578112</text:p>
          </table:table-cell>
          <table:table-cell office:value-type="float" office:value="0.287113472" calcext:value-type="float">
            <text:p>0.287113472</text:p>
          </table:table-cell>
          <table:table-cell office:value-type="string" calcext:value-type="string">
            <text:p>self.run()</text:p>
          </table:table-cell>
          <table:table-cell office:value-type="float" office:value="8.619698688" calcext:value-type="float">
            <text:p>8.619698688</text:p>
          </table:table-cell>
          <table:table-cell office:value-type="float" office:value="1.970819072" calcext:value-type="float">
            <text:p>1.970819072</text:p>
          </table:table-cell>
          <table:table-cell office:value-type="float" office:value="19.702172672" calcext:value-type="float">
            <text:p>19.702172672</text:p>
          </table:table-cell>
        </table:table-row>
        <table:table-row table:style-name="ro1">
          <table:table-cell/>
          <table:table-cell office:value-type="float" office:value="0.006234368" calcext:value-type="float">
            <text:p>0.006234368</text:p>
          </table:table-cell>
          <table:table-cell office:value-type="float" office:value="0.00642304" calcext:value-type="float">
            <text:p>0.00642304</text:p>
          </table:table-cell>
          <table:table-cell office:value-type="float" office:value="0.315492608" calcext:value-type="float">
            <text:p>0.315492608</text:p>
          </table:table-cell>
          <table:table-cell office:value-type="float" office:value="0.045224192" calcext:value-type="float">
            <text:p>0.045224192</text:p>
          </table:table-cell>
          <table:table-cell office:value-type="float" office:value="2.604204288" calcext:value-type="float">
            <text:p>2.604204288</text:p>
          </table:table-cell>
          <table:table-cell office:value-type="float" office:value="0.30096" calcext:value-type="float">
            <text:p>0.30096</text:p>
          </table:table-cell>
          <table:table-cell office:value-type="string" calcext:value-type="string">
            <text:p>self.run()</text:p>
          </table:table-cell>
          <table:table-cell office:value-type="float" office:value="8.739015424" calcext:value-type="float">
            <text:p>8.739015424</text:p>
          </table:table-cell>
          <table:table-cell office:value-type="float" office:value="0.883166208" calcext:value-type="float">
            <text:p>0.883166208</text:p>
          </table:table-cell>
          <table:table-cell office:value-type="float" office:value="19.737680384" calcext:value-type="float">
            <text:p>19.737680384</text:p>
          </table:table-cell>
        </table:table-row>
        <table:table-row table:style-name="ro1">
          <table:table-cell/>
          <table:table-cell office:value-type="float" office:value="0.006234368" calcext:value-type="float">
            <text:p>0.006234368</text:p>
          </table:table-cell>
          <table:table-cell office:value-type="float" office:value="0.006426112" calcext:value-type="float">
            <text:p>0.006426112</text:p>
          </table:table-cell>
          <table:table-cell office:value-type="float" office:value="0.315616512" calcext:value-type="float">
            <text:p>0.315616512</text:p>
          </table:table-cell>
          <table:table-cell office:value-type="float" office:value="0.045516032" calcext:value-type="float">
            <text:p>0.045516032</text:p>
          </table:table-cell>
          <table:table-cell office:value-type="float" office:value="2.611330304" calcext:value-type="float">
            <text:p>2.611330304</text:p>
          </table:table-cell>
          <table:table-cell office:value-type="float" office:value="0.301321472" calcext:value-type="float">
            <text:p>0.301321472</text:p>
          </table:table-cell>
          <table:table-cell office:value-type="string" calcext:value-type="string">
            <text:p>self.run()</text:p>
          </table:table-cell>
          <table:table-cell office:value-type="float" office:value="8.761986816" calcext:value-type="float">
            <text:p>8.761986816</text:p>
          </table:table-cell>
          <table:table-cell office:value-type="float" office:value="1.979298304" calcext:value-type="float">
            <text:p>1.979298304</text:p>
          </table:table-cell>
          <table:table-cell office:value-type="float" office:value="19.867915008" calcext:value-type="float">
            <text:p>19.867915008</text:p>
          </table:table-cell>
        </table:table-row>
        <table:table-row table:style-name="ro1">
          <table:table-cell/>
          <table:table-cell office:value-type="float" office:value="0.006247168" calcext:value-type="float">
            <text:p>0.006247168</text:p>
          </table:table-cell>
          <table:table-cell office:value-type="float" office:value="0.006427648" calcext:value-type="float">
            <text:p>0.006427648</text:p>
          </table:table-cell>
          <table:table-cell office:value-type="float" office:value="0.315705088" calcext:value-type="float">
            <text:p>0.315705088</text:p>
          </table:table-cell>
          <table:table-cell office:value-type="float" office:value="0.04551808" calcext:value-type="float">
            <text:p>0.04551808</text:p>
          </table:table-cell>
          <table:table-cell office:value-type="float" office:value="2.612156416" calcext:value-type="float">
            <text:p>2.612156416</text:p>
          </table:table-cell>
          <table:table-cell office:value-type="float" office:value="0.301509376" calcext:value-type="float">
            <text:p>0.301509376</text:p>
          </table:table-cell>
          <table:table-cell office:value-type="string" calcext:value-type="string">
            <text:p>self.run()</text:p>
          </table:table-cell>
          <table:table-cell office:value-type="float" office:value="8.766397952" calcext:value-type="float">
            <text:p>8.766397952</text:p>
          </table:table-cell>
          <table:table-cell office:value-type="float" office:value="0.8679424" calcext:value-type="float">
            <text:p>0.8679424</text:p>
          </table:table-cell>
          <table:table-cell office:value-type="float" office:value="20.259461376" calcext:value-type="float">
            <text:p>20.259461376</text:p>
          </table:table-cell>
        </table:table-row>
        <table:table-row table:style-name="ro1">
          <table:table-cell/>
          <table:table-cell office:value-type="float" office:value="0.006247424" calcext:value-type="float">
            <text:p>0.006247424</text:p>
          </table:table-cell>
          <table:table-cell office:value-type="float" office:value="0.006429696" calcext:value-type="float">
            <text:p>0.006429696</text:p>
          </table:table-cell>
          <table:table-cell office:value-type="float" office:value="0.316110848" calcext:value-type="float">
            <text:p>0.316110848</text:p>
          </table:table-cell>
          <table:table-cell office:value-type="float" office:value="0.045604096" calcext:value-type="float">
            <text:p>0.045604096</text:p>
          </table:table-cell>
          <table:table-cell office:value-type="float" office:value="2.615698944" calcext:value-type="float">
            <text:p>2.615698944</text:p>
          </table:table-cell>
          <table:table-cell office:value-type="float" office:value="0.30173312" calcext:value-type="float">
            <text:p>0.30173312</text:p>
          </table:table-cell>
          <table:table-cell office:value-type="string" calcext:value-type="string">
            <text:p>self.run()</text:p>
          </table:table-cell>
          <table:table-cell office:value-type="float" office:value="8.79530112" calcext:value-type="float">
            <text:p>8.79530112</text:p>
          </table:table-cell>
          <table:table-cell office:value-type="float" office:value="1.968702976" calcext:value-type="float">
            <text:p>1.968702976</text:p>
          </table:table-cell>
          <table:table-cell office:value-type="float" office:value="20.269339904" calcext:value-type="float">
            <text:p>20.269339904</text:p>
          </table:table-cell>
        </table:table-row>
        <table:table-row table:style-name="ro1">
          <table:table-cell/>
          <table:table-cell office:value-type="float" office:value="0.006248448" calcext:value-type="float">
            <text:p>0.006248448</text:p>
          </table:table-cell>
          <table:table-cell office:value-type="float" office:value="0.006431232" calcext:value-type="float">
            <text:p>0.006431232</text:p>
          </table:table-cell>
          <table:table-cell office:value-type="float" office:value="0.316218624" calcext:value-type="float">
            <text:p>0.316218624</text:p>
          </table:table-cell>
          <table:table-cell office:value-type="float" office:value="0.045607424" calcext:value-type="float">
            <text:p>0.045607424</text:p>
          </table:table-cell>
          <table:table-cell office:value-type="float" office:value="2.615819776" calcext:value-type="float">
            <text:p>2.615819776</text:p>
          </table:table-cell>
          <table:table-cell office:value-type="float" office:value="0.303486208" calcext:value-type="float">
            <text:p>0.303486208</text:p>
          </table:table-cell>
          <table:table-cell office:value-type="string" calcext:value-type="string">
            <text:p>self.run()</text:p>
          </table:table-cell>
          <table:table-cell office:value-type="float" office:value="8.79810432" calcext:value-type="float">
            <text:p>8.79810432</text:p>
          </table:table-cell>
          <table:table-cell office:value-type="float" office:value="0.9092416" calcext:value-type="float">
            <text:p>0.9092416</text:p>
          </table:table-cell>
          <table:table-cell office:value-type="float" office:value="20.31467392" calcext:value-type="float">
            <text:p>20.31467392</text:p>
          </table:table-cell>
        </table:table-row>
        <table:table-row table:style-name="ro1">
          <table:table-cell/>
          <table:table-cell office:value-type="float" office:value="0.006249984" calcext:value-type="float">
            <text:p>0.006249984</text:p>
          </table:table-cell>
          <table:table-cell office:value-type="float" office:value="0.006431488" calcext:value-type="float">
            <text:p>0.006431488</text:p>
          </table:table-cell>
          <table:table-cell office:value-type="float" office:value="0.316764672" calcext:value-type="float">
            <text:p>0.316764672</text:p>
          </table:table-cell>
          <table:table-cell office:value-type="float" office:value="0.045618176" calcext:value-type="float">
            <text:p>0.045618176</text:p>
          </table:table-cell>
          <table:table-cell office:value-type="float" office:value="2.617956864" calcext:value-type="float">
            <text:p>2.617956864</text:p>
          </table:table-cell>
          <table:table-cell office:value-type="float" office:value="0.305516288" calcext:value-type="float">
            <text:p>0.305516288</text:p>
          </table:table-cell>
          <table:table-cell office:value-type="string" calcext:value-type="string">
            <text:p>self.run()</text:p>
          </table:table-cell>
          <table:table-cell office:value-type="float" office:value="8.869623296" calcext:value-type="float">
            <text:p>8.869623296</text:p>
          </table:table-cell>
          <table:table-cell office:value-type="float" office:value="2.100017152" calcext:value-type="float">
            <text:p>2.100017152</text:p>
          </table:table-cell>
          <table:table-cell office:value-type="float" office:value="20.363023872" calcext:value-type="float">
            <text:p>20.363023872</text:p>
          </table:table-cell>
        </table:table-row>
        <table:table-row table:style-name="ro1">
          <table:table-cell/>
          <table:table-cell office:value-type="float" office:value="0.00625024" calcext:value-type="float">
            <text:p>0.00625024</text:p>
          </table:table-cell>
          <table:table-cell office:value-type="float" office:value="0.006440192" calcext:value-type="float">
            <text:p>0.006440192</text:p>
          </table:table-cell>
          <table:table-cell office:value-type="float" office:value="0.316883968" calcext:value-type="float">
            <text:p>0.316883968</text:p>
          </table:table-cell>
          <table:table-cell office:value-type="float" office:value="0.045636352" calcext:value-type="float">
            <text:p>0.045636352</text:p>
          </table:table-cell>
          <table:table-cell office:value-type="float" office:value="2.619999488" calcext:value-type="float">
            <text:p>2.619999488</text:p>
          </table:table-cell>
          <table:table-cell office:value-type="float" office:value="0.306465024" calcext:value-type="float">
            <text:p>0.306465024</text:p>
          </table:table-cell>
          <table:table-cell office:value-type="string" calcext:value-type="string">
            <text:p>self.run()</text:p>
          </table:table-cell>
          <table:table-cell office:value-type="float" office:value="8.92169984" calcext:value-type="float">
            <text:p>8.92169984</text:p>
          </table:table-cell>
          <table:table-cell office:value-type="float" office:value="2.0944064" calcext:value-type="float">
            <text:p>2.0944064</text:p>
          </table:table-cell>
          <table:table-cell office:value-type="float" office:value="20.489044224" calcext:value-type="float">
            <text:p>20.489044224</text:p>
          </table:table-cell>
        </table:table-row>
        <table:table-row table:style-name="ro1">
          <table:table-cell/>
          <table:table-cell office:value-type="float" office:value="0.006250752" calcext:value-type="float">
            <text:p>0.006250752</text:p>
          </table:table-cell>
          <table:table-cell office:value-type="float" office:value="0.006443008" calcext:value-type="float">
            <text:p>0.006443008</text:p>
          </table:table-cell>
          <table:table-cell office:value-type="float" office:value="0.317014272" calcext:value-type="float">
            <text:p>0.317014272</text:p>
          </table:table-cell>
          <table:table-cell office:value-type="float" office:value="0.045728512" calcext:value-type="float">
            <text:p>0.045728512</text:p>
          </table:table-cell>
          <table:table-cell office:value-type="float" office:value="2.62421504" calcext:value-type="float">
            <text:p>2.62421504</text:p>
          </table:table-cell>
          <table:table-cell office:value-type="float" office:value="0.306947072" calcext:value-type="float">
            <text:p>0.306947072</text:p>
          </table:table-cell>
          <table:table-cell office:value-type="string" calcext:value-type="string">
            <text:p>subscriber_thread</text:p>
          </table:table-cell>
          <table:table-cell office:value-type="float" office:value="8.997526016" calcext:value-type="float">
            <text:p>8.997526016</text:p>
          </table:table-cell>
          <table:table-cell office:value-type="float" office:value="2.088336384" calcext:value-type="float">
            <text:p>2.088336384</text:p>
          </table:table-cell>
          <table:table-cell office:value-type="float" office:value="20.505180416" calcext:value-type="float">
            <text:p>20.505180416</text:p>
          </table:table-cell>
        </table:table-row>
        <table:table-row table:style-name="ro1">
          <table:table-cell/>
          <table:table-cell office:value-type="float" office:value="0.006251264" calcext:value-type="float">
            <text:p>0.006251264</text:p>
          </table:table-cell>
          <table:table-cell office:value-type="float" office:value="0.006445056" calcext:value-type="float">
            <text:p>0.006445056</text:p>
          </table:table-cell>
          <table:table-cell office:value-type="float" office:value="0.317042432" calcext:value-type="float">
            <text:p>0.317042432</text:p>
          </table:table-cell>
          <table:table-cell office:value-type="float" office:value="0.045876992" calcext:value-type="float">
            <text:p>0.045876992</text:p>
          </table:table-cell>
          <table:table-cell office:value-type="float" office:value="2.637414912" calcext:value-type="float">
            <text:p>2.637414912</text:p>
          </table:table-cell>
          <table:table-cell office:value-type="float" office:value="0.308031744" calcext:value-type="float">
            <text:p>0.308031744</text:p>
          </table:table-cell>
          <table:table-cell office:value-type="string" calcext:value-type="string">
            <text:p>subscriber_thread</text:p>
          </table:table-cell>
          <table:table-cell office:value-type="float" office:value="9.0437952" calcext:value-type="float">
            <text:p>9.0437952</text:p>
          </table:table-cell>
          <table:table-cell office:value-type="float" office:value="2.094149632" calcext:value-type="float">
            <text:p>2.094149632</text:p>
          </table:table-cell>
          <table:table-cell office:value-type="float" office:value="20.515766784" calcext:value-type="float">
            <text:p>20.515766784</text:p>
          </table:table-cell>
        </table:table-row>
        <table:table-row table:style-name="ro1">
          <table:table-cell/>
          <table:table-cell office:value-type="float" office:value="0.006259968" calcext:value-type="float">
            <text:p>0.006259968</text:p>
          </table:table-cell>
          <table:table-cell office:value-type="float" office:value="0.006445312" calcext:value-type="float">
            <text:p>0.006445312</text:p>
          </table:table-cell>
          <table:table-cell office:value-type="float" office:value="0.317091072" calcext:value-type="float">
            <text:p>0.317091072</text:p>
          </table:table-cell>
          <table:table-cell office:value-type="float" office:value="0.045922304" calcext:value-type="float">
            <text:p>0.045922304</text:p>
          </table:table-cell>
          <table:table-cell office:value-type="float" office:value="2.63756672" calcext:value-type="float">
            <text:p>2.63756672</text:p>
          </table:table-cell>
          <table:table-cell office:value-type="float" office:value="0.308573952" calcext:value-type="float">
            <text:p>0.308573952</text:p>
          </table:table-cell>
          <table:table-cell office:value-type="string" calcext:value-type="string">
            <text:p>subscriber_thread</text:p>
          </table:table-cell>
          <table:table-cell office:value-type="float" office:value="9.10470144" calcext:value-type="float">
            <text:p>9.10470144</text:p>
          </table:table-cell>
          <table:table-cell office:value-type="float" office:value="2.127371008" calcext:value-type="float">
            <text:p>2.127371008</text:p>
          </table:table-cell>
          <table:table-cell office:value-type="float" office:value="20.660091136" calcext:value-type="float">
            <text:p>20.660091136</text:p>
          </table:table-cell>
        </table:table-row>
        <table:table-row table:style-name="ro1">
          <table:table-cell/>
          <table:table-cell office:value-type="float" office:value="0.006260992" calcext:value-type="float">
            <text:p>0.006260992</text:p>
          </table:table-cell>
          <table:table-cell office:value-type="float" office:value="0.006445568" calcext:value-type="float">
            <text:p>0.006445568</text:p>
          </table:table-cell>
          <table:table-cell office:value-type="float" office:value="0.31772416" calcext:value-type="float">
            <text:p>0.31772416</text:p>
          </table:table-cell>
          <table:table-cell office:value-type="float" office:value="0.045937152" calcext:value-type="float">
            <text:p>0.045937152</text:p>
          </table:table-cell>
          <table:table-cell office:value-type="float" office:value="2.645048064" calcext:value-type="float">
            <text:p>2.645048064</text:p>
          </table:table-cell>
          <table:table-cell office:value-type="float" office:value="0.308851456" calcext:value-type="float">
            <text:p>0.308851456</text:p>
          </table:table-cell>
          <table:table-cell office:value-type="string" calcext:value-type="string">
            <text:p>subscriber_thread</text:p>
          </table:table-cell>
          <table:table-cell office:value-type="float" office:value="9.137271552" calcext:value-type="float">
            <text:p>9.137271552</text:p>
          </table:table-cell>
          <table:table-cell office:value-type="float" office:value="2.119147264" calcext:value-type="float">
            <text:p>2.119147264</text:p>
          </table:table-cell>
          <table:table-cell office:value-type="float" office:value="20.666953728" calcext:value-type="float">
            <text:p>20.666953728</text:p>
          </table:table-cell>
        </table:table-row>
        <table:table-row table:style-name="ro1">
          <table:table-cell/>
          <table:table-cell office:value-type="float" office:value="0.006265344" calcext:value-type="float">
            <text:p>0.006265344</text:p>
          </table:table-cell>
          <table:table-cell office:value-type="float" office:value="0.006446592" calcext:value-type="float">
            <text:p>0.006446592</text:p>
          </table:table-cell>
          <table:table-cell office:value-type="float" office:value="0.318029312" calcext:value-type="float">
            <text:p>0.318029312</text:p>
          </table:table-cell>
          <table:table-cell office:value-type="float" office:value="0.045964288" calcext:value-type="float">
            <text:p>0.045964288</text:p>
          </table:table-cell>
          <table:table-cell office:value-type="float" office:value="2.648415488" calcext:value-type="float">
            <text:p>2.648415488</text:p>
          </table:table-cell>
          <table:table-cell office:value-type="float" office:value="0.31214208" calcext:value-type="float">
            <text:p>0.31214208</text:p>
          </table:table-cell>
          <table:table-cell office:value-type="string" calcext:value-type="string">
            <text:p>subscriber_thread</text:p>
          </table:table-cell>
          <table:table-cell office:value-type="float" office:value="9.218217472" calcext:value-type="float">
            <text:p>9.218217472</text:p>
          </table:table-cell>
          <table:table-cell office:value-type="float" office:value="2.131852288" calcext:value-type="float">
            <text:p>2.131852288</text:p>
          </table:table-cell>
          <table:table-cell office:value-type="float" office:value="20.681900032" calcext:value-type="float">
            <text:p>20.681900032</text:p>
          </table:table-cell>
        </table:table-row>
        <table:table-row table:style-name="ro1">
          <table:table-cell/>
          <table:table-cell office:value-type="float" office:value="0.006268672" calcext:value-type="float">
            <text:p>0.006268672</text:p>
          </table:table-cell>
          <table:table-cell office:value-type="float" office:value="0.006449152" calcext:value-type="float">
            <text:p>0.006449152</text:p>
          </table:table-cell>
          <table:table-cell office:value-type="float" office:value="0.322370304" calcext:value-type="float">
            <text:p>0.322370304</text:p>
          </table:table-cell>
          <table:table-cell office:value-type="float" office:value="0.045975552" calcext:value-type="float">
            <text:p>0.045975552</text:p>
          </table:table-cell>
          <table:table-cell office:value-type="float" office:value="2.658375424" calcext:value-type="float">
            <text:p>2.658375424</text:p>
          </table:table-cell>
          <table:table-cell office:value-type="float" office:value="0.312411904" calcext:value-type="float">
            <text:p>0.312411904</text:p>
          </table:table-cell>
          <table:table-cell office:value-type="string" calcext:value-type="string">
            <text:p>subscriber_thread</text:p>
          </table:table-cell>
          <table:table-cell office:value-type="float" office:value="9.28246272" calcext:value-type="float">
            <text:p>9.28246272</text:p>
          </table:table-cell>
          <table:table-cell office:value-type="float" office:value="2.07805056" calcext:value-type="float">
            <text:p>2.07805056</text:p>
          </table:table-cell>
          <table:table-cell office:value-type="float" office:value="20.708742656" calcext:value-type="float">
            <text:p>20.708742656</text:p>
          </table:table-cell>
        </table:table-row>
        <table:table-row table:style-name="ro1">
          <table:table-cell/>
          <table:table-cell office:value-type="float" office:value="0.006273792" calcext:value-type="float">
            <text:p>0.006273792</text:p>
          </table:table-cell>
          <table:table-cell office:value-type="float" office:value="0.006449152" calcext:value-type="float">
            <text:p>0.006449152</text:p>
          </table:table-cell>
          <table:table-cell office:value-type="float" office:value="0.324862464" calcext:value-type="float">
            <text:p>0.324862464</text:p>
          </table:table-cell>
          <table:table-cell office:value-type="float" office:value="0.04603648" calcext:value-type="float">
            <text:p>0.04603648</text:p>
          </table:table-cell>
          <table:table-cell office:value-type="float" office:value="2.658743296" calcext:value-type="float">
            <text:p>2.658743296</text:p>
          </table:table-cell>
          <table:table-cell office:value-type="float" office:value="0.313132288" calcext:value-type="float">
            <text:p>0.313132288</text:p>
          </table:table-cell>
          <table:table-cell office:value-type="string" calcext:value-type="string">
            <text:p>subscriber_thread</text:p>
          </table:table-cell>
          <table:table-cell office:value-type="float" office:value="9.2831616" calcext:value-type="float">
            <text:p>9.2831616</text:p>
          </table:table-cell>
          <table:table-cell office:value-type="float" office:value="2.063954176" calcext:value-type="float">
            <text:p>2.063954176</text:p>
          </table:table-cell>
          <table:table-cell office:value-type="float" office:value="20.984993792" calcext:value-type="float">
            <text:p>20.984993792</text:p>
          </table:table-cell>
        </table:table-row>
        <table:table-row table:style-name="ro1">
          <table:table-cell/>
          <table:table-cell office:value-type="float" office:value="0.006274304" calcext:value-type="float">
            <text:p>0.006274304</text:p>
          </table:table-cell>
          <table:table-cell office:value-type="float" office:value="0.006449408" calcext:value-type="float">
            <text:p>0.006449408</text:p>
          </table:table-cell>
          <table:table-cell office:value-type="float" office:value="0.3251584" calcext:value-type="float">
            <text:p>0.3251584</text:p>
          </table:table-cell>
          <table:table-cell office:value-type="float" office:value="0.046048" calcext:value-type="float">
            <text:p>0.046048</text:p>
          </table:table-cell>
          <table:table-cell office:value-type="float" office:value="2.666308608" calcext:value-type="float">
            <text:p>2.666308608</text:p>
          </table:table-cell>
          <table:table-cell office:value-type="float" office:value="0.3146496" calcext:value-type="float">
            <text:p>0.3146496</text:p>
          </table:table-cell>
          <table:table-cell office:value-type="string" calcext:value-type="string">
            <text:p>subscriber_thread</text:p>
          </table:table-cell>
          <table:table-cell office:value-type="float" office:value="9.44007424" calcext:value-type="float">
            <text:p>9.44007424</text:p>
          </table:table-cell>
          <table:table-cell office:value-type="float" office:value="2.130418176" calcext:value-type="float">
            <text:p>2.130418176</text:p>
          </table:table-cell>
          <table:table-cell office:value-type="float" office:value="21.090915072" calcext:value-type="float">
            <text:p>21.090915072</text:p>
          </table:table-cell>
        </table:table-row>
        <table:table-row table:style-name="ro1">
          <table:table-cell/>
          <table:table-cell office:value-type="float" office:value="0.006274304" calcext:value-type="float">
            <text:p>0.006274304</text:p>
          </table:table-cell>
          <table:table-cell office:value-type="float" office:value="0.006454016" calcext:value-type="float">
            <text:p>0.006454016</text:p>
          </table:table-cell>
          <table:table-cell office:value-type="float" office:value="0.333369088" calcext:value-type="float">
            <text:p>0.333369088</text:p>
          </table:table-cell>
          <table:table-cell office:value-type="float" office:value="0.046066944" calcext:value-type="float">
            <text:p>0.046066944</text:p>
          </table:table-cell>
          <table:table-cell office:value-type="float" office:value="2.676274688" calcext:value-type="float">
            <text:p>2.676274688</text:p>
          </table:table-cell>
          <table:table-cell office:value-type="float" office:value="0.315335936" calcext:value-type="float">
            <text:p>0.315335936</text:p>
          </table:table-cell>
          <table:table-cell office:value-type="string" calcext:value-type="string">
            <text:p>subscriber_thread</text:p>
          </table:table-cell>
          <table:table-cell office:value-type="float" office:value="9.510647296" calcext:value-type="float">
            <text:p>9.510647296</text:p>
          </table:table-cell>
          <table:table-cell office:value-type="float" office:value="2.104194304" calcext:value-type="float">
            <text:p>2.104194304</text:p>
          </table:table-cell>
          <table:table-cell office:value-type="float" office:value="21.156550912" calcext:value-type="float">
            <text:p>21.156550912</text:p>
          </table:table-cell>
        </table:table-row>
        <table:table-row table:style-name="ro1">
          <table:table-cell/>
          <table:table-cell office:value-type="float" office:value="0.006275584" calcext:value-type="float">
            <text:p>0.006275584</text:p>
          </table:table-cell>
          <table:table-cell office:value-type="float" office:value="0.006454528" calcext:value-type="float">
            <text:p>0.006454528</text:p>
          </table:table-cell>
          <table:table-cell office:value-type="float" office:value="0.333499136" calcext:value-type="float">
            <text:p>0.333499136</text:p>
          </table:table-cell>
          <table:table-cell office:value-type="float" office:value="0.046120448" calcext:value-type="float">
            <text:p>0.046120448</text:p>
          </table:table-cell>
          <table:table-cell office:value-type="float" office:value="2.681069056" calcext:value-type="float">
            <text:p>2.681069056</text:p>
          </table:table-cell>
          <table:table-cell office:value-type="float" office:value="0.316610304" calcext:value-type="float">
            <text:p>0.316610304</text:p>
          </table:table-cell>
          <table:table-cell office:value-type="string" calcext:value-type="string">
            <text:p>subscriber_thread</text:p>
          </table:table-cell>
          <table:table-cell office:value-type="float" office:value="9.579799296" calcext:value-type="float">
            <text:p>9.579799296</text:p>
          </table:table-cell>
          <table:table-cell office:value-type="float" office:value="2.081363968" calcext:value-type="float">
            <text:p>2.081363968</text:p>
          </table:table-cell>
          <table:table-cell office:value-type="float" office:value="21.226359296" calcext:value-type="float">
            <text:p>21.226359296</text:p>
          </table:table-cell>
        </table:table-row>
        <table:table-row table:style-name="ro1">
          <table:table-cell/>
          <table:table-cell office:value-type="float" office:value="0.006277376" calcext:value-type="float">
            <text:p>0.006277376</text:p>
          </table:table-cell>
          <table:table-cell office:value-type="float" office:value="0.006457088" calcext:value-type="float">
            <text:p>0.006457088</text:p>
          </table:table-cell>
          <table:table-cell office:value-type="float" office:value="0.334502656" calcext:value-type="float">
            <text:p>0.334502656</text:p>
          </table:table-cell>
          <table:table-cell office:value-type="float" office:value="0.046286336" calcext:value-type="float">
            <text:p>0.046286336</text:p>
          </table:table-cell>
          <table:table-cell office:value-type="float" office:value="2.68660352" calcext:value-type="float">
            <text:p>2.68660352</text:p>
          </table:table-cell>
          <table:table-cell office:value-type="float" office:value="0.321996288" calcext:value-type="float">
            <text:p>0.321996288</text:p>
          </table:table-cell>
          <table:table-cell office:value-type="string" calcext:value-type="string">
            <text:p>subscriber_thread</text:p>
          </table:table-cell>
          <table:table-cell office:value-type="float" office:value="9.635656448" calcext:value-type="float">
            <text:p>9.635656448</text:p>
          </table:table-cell>
          <table:table-cell office:value-type="float" office:value="2.053837824" calcext:value-type="float">
            <text:p>2.053837824</text:p>
          </table:table-cell>
          <table:table-cell office:value-type="float" office:value="21.236204544" calcext:value-type="float">
            <text:p>21.236204544</text:p>
          </table:table-cell>
        </table:table-row>
        <table:table-row table:style-name="ro1">
          <table:table-cell/>
          <table:table-cell office:value-type="float" office:value="0.006285312" calcext:value-type="float">
            <text:p>0.006285312</text:p>
          </table:table-cell>
          <table:table-cell office:value-type="float" office:value="0.006458624" calcext:value-type="float">
            <text:p>0.006458624</text:p>
          </table:table-cell>
          <table:table-cell office:value-type="float" office:value="0.335538944" calcext:value-type="float">
            <text:p>0.335538944</text:p>
          </table:table-cell>
          <table:table-cell office:value-type="float" office:value="0.04636288" calcext:value-type="float">
            <text:p>0.04636288</text:p>
          </table:table-cell>
          <table:table-cell office:value-type="float" office:value="2.68745472" calcext:value-type="float">
            <text:p>2.68745472</text:p>
          </table:table-cell>
          <table:table-cell office:value-type="float" office:value="0.323140352" calcext:value-type="float">
            <text:p>0.323140352</text:p>
          </table:table-cell>
          <table:table-cell office:value-type="string" calcext:value-type="string">
            <text:p>subscriber_thread</text:p>
          </table:table-cell>
          <table:table-cell office:value-type="float" office:value="9.685351168" calcext:value-type="float">
            <text:p>9.685351168</text:p>
          </table:table-cell>
          <table:table-cell office:value-type="float" office:value="2.041298432" calcext:value-type="float">
            <text:p>2.041298432</text:p>
          </table:table-cell>
          <table:table-cell office:value-type="float" office:value="21.249701632" calcext:value-type="float">
            <text:p>21.249701632</text:p>
          </table:table-cell>
        </table:table-row>
        <table:table-row table:style-name="ro1">
          <table:table-cell/>
          <table:table-cell office:value-type="float" office:value="0.006288384" calcext:value-type="float">
            <text:p>0.006288384</text:p>
          </table:table-cell>
          <table:table-cell office:value-type="float" office:value="0.006460672" calcext:value-type="float">
            <text:p>0.006460672</text:p>
          </table:table-cell>
          <table:table-cell office:value-type="float" office:value="0.3367104" calcext:value-type="float">
            <text:p>0.3367104</text:p>
          </table:table-cell>
          <table:table-cell office:value-type="float" office:value="0.046446336" calcext:value-type="float">
            <text:p>0.046446336</text:p>
          </table:table-cell>
          <table:table-cell office:value-type="float" office:value="2.68767232" calcext:value-type="float">
            <text:p>2.68767232</text:p>
          </table:table-cell>
          <table:table-cell office:value-type="float" office:value="0.323321856" calcext:value-type="float">
            <text:p>0.323321856</text:p>
          </table:table-cell>
          <table:table-cell office:value-type="string" calcext:value-type="string">
            <text:p>subscriber_thread</text:p>
          </table:table-cell>
          <table:table-cell office:value-type="float" office:value="9.690040576" calcext:value-type="float">
            <text:p>9.690040576</text:p>
          </table:table-cell>
          <table:table-cell office:value-type="float" office:value="2.030997248" calcext:value-type="float">
            <text:p>2.030997248</text:p>
          </table:table-cell>
          <table:table-cell office:value-type="float" office:value="21.349693696" calcext:value-type="float">
            <text:p>21.349693696</text:p>
          </table:table-cell>
        </table:table-row>
        <table:table-row table:style-name="ro1">
          <table:table-cell/>
          <table:table-cell office:value-type="float" office:value="0.006293504" calcext:value-type="float">
            <text:p>0.006293504</text:p>
          </table:table-cell>
          <table:table-cell office:value-type="float" office:value="0.006460928" calcext:value-type="float">
            <text:p>0.006460928</text:p>
          </table:table-cell>
          <table:table-cell office:value-type="float" office:value="0.339625984" calcext:value-type="float">
            <text:p>0.339625984</text:p>
          </table:table-cell>
          <table:table-cell office:value-type="float" office:value="0.046464" calcext:value-type="float">
            <text:p>0.046464</text:p>
          </table:table-cell>
          <table:table-cell office:value-type="float" office:value="2.689651968" calcext:value-type="float">
            <text:p>2.689651968</text:p>
          </table:table-cell>
          <table:table-cell office:value-type="float" office:value="0.323891456" calcext:value-type="float">
            <text:p>0.323891456</text:p>
          </table:table-cell>
          <table:table-cell office:value-type="string" calcext:value-type="string">
            <text:p>subscriber_thread</text:p>
          </table:table-cell>
          <table:table-cell office:value-type="float" office:value="9.706075648" calcext:value-type="float">
            <text:p>9.706075648</text:p>
          </table:table-cell>
          <table:table-cell office:value-type="float" office:value="2.02059264" calcext:value-type="float">
            <text:p>2.02059264</text:p>
          </table:table-cell>
          <table:table-cell office:value-type="float" office:value="21.367043328" calcext:value-type="float">
            <text:p>21.367043328</text:p>
          </table:table-cell>
        </table:table-row>
        <table:table-row table:style-name="ro1">
          <table:table-cell/>
          <table:table-cell office:value-type="float" office:value="0.00629632" calcext:value-type="float">
            <text:p>0.00629632</text:p>
          </table:table-cell>
          <table:table-cell office:value-type="float" office:value="0.00646144" calcext:value-type="float">
            <text:p>0.00646144</text:p>
          </table:table-cell>
          <table:table-cell office:value-type="float" office:value="0.340096512" calcext:value-type="float">
            <text:p>0.340096512</text:p>
          </table:table-cell>
          <table:table-cell office:value-type="float" office:value="0.046499328" calcext:value-type="float">
            <text:p>0.046499328</text:p>
          </table:table-cell>
          <table:table-cell office:value-type="float" office:value="2.692944896" calcext:value-type="float">
            <text:p>2.692944896</text:p>
          </table:table-cell>
          <table:table-cell office:value-type="float" office:value="0.327437056" calcext:value-type="float">
            <text:p>0.327437056</text:p>
          </table:table-cell>
          <table:table-cell office:value-type="string" calcext:value-type="string">
            <text:p>subscriber_thread</text:p>
          </table:table-cell>
          <table:table-cell office:value-type="float" office:value="9.754515968" calcext:value-type="float">
            <text:p>9.754515968</text:p>
          </table:table-cell>
          <table:table-cell office:value-type="float" office:value="1.997314304" calcext:value-type="float">
            <text:p>1.997314304</text:p>
          </table:table-cell>
          <table:table-cell office:value-type="float" office:value="21.513951232" calcext:value-type="float">
            <text:p>21.513951232</text:p>
          </table:table-cell>
        </table:table-row>
        <table:table-row table:style-name="ro1">
          <table:table-cell/>
          <table:table-cell office:value-type="float" office:value="0.006296576" calcext:value-type="float">
            <text:p>0.006296576</text:p>
          </table:table-cell>
          <table:table-cell office:value-type="float" office:value="0.006462208" calcext:value-type="float">
            <text:p>0.006462208</text:p>
          </table:table-cell>
          <table:table-cell office:value-type="float" office:value="0.340319744" calcext:value-type="float">
            <text:p>0.340319744</text:p>
          </table:table-cell>
          <table:table-cell office:value-type="float" office:value="0.046512384" calcext:value-type="float">
            <text:p>0.046512384</text:p>
          </table:table-cell>
          <table:table-cell office:value-type="float" office:value="2.69549696" calcext:value-type="float">
            <text:p>2.69549696</text:p>
          </table:table-cell>
          <table:table-cell office:value-type="float" office:value="0.327445248" calcext:value-type="float">
            <text:p>0.327445248</text:p>
          </table:table-cell>
          <table:table-cell office:value-type="string" calcext:value-type="string">
            <text:p>Thread-1:</text:p>
          </table:table-cell>
          <table:table-cell office:value-type="float" office:value="9.784484608" calcext:value-type="float">
            <text:p>9.784484608</text:p>
          </table:table-cell>
          <table:table-cell office:value-type="float" office:value="1.977942784" calcext:value-type="float">
            <text:p>1.977942784</text:p>
          </table:table-cell>
          <table:table-cell office:value-type="float" office:value="21.579857664" calcext:value-type="float">
            <text:p>21.579857664</text:p>
          </table:table-cell>
        </table:table-row>
        <table:table-row table:style-name="ro1">
          <table:table-cell/>
          <table:table-cell office:value-type="float" office:value="0.0062976" calcext:value-type="float">
            <text:p>0.0062976</text:p>
          </table:table-cell>
          <table:table-cell office:value-type="float" office:value="0.006462208" calcext:value-type="float">
            <text:p>0.006462208</text:p>
          </table:table-cell>
          <table:table-cell office:value-type="float" office:value="0.342799104" calcext:value-type="float">
            <text:p>0.342799104</text:p>
          </table:table-cell>
          <table:table-cell office:value-type="float" office:value="0.046516992" calcext:value-type="float">
            <text:p>0.046516992</text:p>
          </table:table-cell>
          <table:table-cell office:value-type="float" office:value="2.695499776" calcext:value-type="float">
            <text:p>2.695499776</text:p>
          </table:table-cell>
          <table:table-cell office:value-type="float" office:value="0.332567552" calcext:value-type="float">
            <text:p>0.332567552</text:p>
          </table:table-cell>
          <table:table-cell office:value-type="string" calcext:value-type="string">
            <text:p>Thread-10:</text:p>
          </table:table-cell>
          <table:table-cell office:value-type="float" office:value="9.907361024" calcext:value-type="float">
            <text:p>9.907361024</text:p>
          </table:table-cell>
          <table:table-cell office:value-type="float" office:value="2.065540096" calcext:value-type="float">
            <text:p>2.065540096</text:p>
          </table:table-cell>
          <table:table-cell office:value-type="float" office:value="21.992425984" calcext:value-type="float">
            <text:p>21.992425984</text:p>
          </table:table-cell>
        </table:table-row>
        <table:table-row table:style-name="ro1">
          <table:table-cell/>
          <table:table-cell office:value-type="float" office:value="0.006303744" calcext:value-type="float">
            <text:p>0.006303744</text:p>
          </table:table-cell>
          <table:table-cell office:value-type="float" office:value="0.006467072" calcext:value-type="float">
            <text:p>0.006467072</text:p>
          </table:table-cell>
          <table:table-cell office:value-type="float" office:value="0.34285312" calcext:value-type="float">
            <text:p>0.34285312</text:p>
          </table:table-cell>
          <table:table-cell office:value-type="float" office:value="0.046543616" calcext:value-type="float">
            <text:p>0.046543616</text:p>
          </table:table-cell>
          <table:table-cell office:value-type="float" office:value="2.709453568" calcext:value-type="float">
            <text:p>2.709453568</text:p>
          </table:table-cell>
          <table:table-cell office:value-type="float" office:value="0.341614848" calcext:value-type="float">
            <text:p>0.341614848</text:p>
          </table:table-cell>
          <table:table-cell office:value-type="string" calcext:value-type="string">
            <text:p>Thread-11:</text:p>
          </table:table-cell>
          <table:table-cell office:value-type="float" office:value="10.073428992" calcext:value-type="float">
            <text:p>10.073428992</text:p>
          </table:table-cell>
          <table:table-cell office:value-type="float" office:value="2.043819264" calcext:value-type="float">
            <text:p>2.043819264</text:p>
          </table:table-cell>
          <table:table-cell office:value-type="float" office:value="22.292808448" calcext:value-type="float">
            <text:p>22.292808448</text:p>
          </table:table-cell>
        </table:table-row>
        <table:table-row table:style-name="ro1">
          <table:table-cell/>
          <table:table-cell office:value-type="float" office:value="0.006303744" calcext:value-type="float">
            <text:p>0.006303744</text:p>
          </table:table-cell>
          <table:table-cell office:value-type="float" office:value="0.006468864" calcext:value-type="float">
            <text:p>0.006468864</text:p>
          </table:table-cell>
          <table:table-cell office:value-type="float" office:value="0.343782912" calcext:value-type="float">
            <text:p>0.343782912</text:p>
          </table:table-cell>
          <table:table-cell office:value-type="float" office:value="0.04656256" calcext:value-type="float">
            <text:p>0.04656256</text:p>
          </table:table-cell>
          <table:table-cell office:value-type="float" office:value="2.70971648" calcext:value-type="float">
            <text:p>2.70971648</text:p>
          </table:table-cell>
          <table:table-cell office:value-type="float" office:value="0.343049216" calcext:value-type="float">
            <text:p>0.343049216</text:p>
          </table:table-cell>
          <table:table-cell office:value-type="string" calcext:value-type="string">
            <text:p>Thread-12:</text:p>
          </table:table-cell>
          <table:table-cell office:value-type="float" office:value="10.107437568" calcext:value-type="float">
            <text:p>10.107437568</text:p>
          </table:table-cell>
          <table:table-cell office:value-type="float" office:value="2.223723008" calcext:value-type="float">
            <text:p>2.223723008</text:p>
          </table:table-cell>
          <table:table-cell office:value-type="float" office:value="22.35415808" calcext:value-type="float">
            <text:p>22.35415808</text:p>
          </table:table-cell>
        </table:table-row>
        <table:table-row table:style-name="ro1">
          <table:table-cell/>
          <table:table-cell office:value-type="float" office:value="0.00630528" calcext:value-type="float">
            <text:p>0.00630528</text:p>
          </table:table-cell>
          <table:table-cell office:value-type="float" office:value="0.006469376" calcext:value-type="float">
            <text:p>0.006469376</text:p>
          </table:table-cell>
          <table:table-cell office:value-type="float" office:value="0.34587648" calcext:value-type="float">
            <text:p>0.34587648</text:p>
          </table:table-cell>
          <table:table-cell office:value-type="float" office:value="0.046626048" calcext:value-type="float">
            <text:p>0.046626048</text:p>
          </table:table-cell>
          <table:table-cell office:value-type="float" office:value="2.712613888" calcext:value-type="float">
            <text:p>2.712613888</text:p>
          </table:table-cell>
          <table:table-cell office:value-type="float" office:value="0.348109568" calcext:value-type="float">
            <text:p>0.348109568</text:p>
          </table:table-cell>
          <table:table-cell office:value-type="string" calcext:value-type="string">
            <text:p>Thread-13:</text:p>
          </table:table-cell>
          <table:table-cell office:value-type="float" office:value="10.137058048" calcext:value-type="float">
            <text:p>10.137058048</text:p>
          </table:table-cell>
          <table:table-cell office:value-type="float" office:value="2.177375232" calcext:value-type="float">
            <text:p>2.177375232</text:p>
          </table:table-cell>
          <table:table-cell office:value-type="float" office:value="22.57934976" calcext:value-type="float">
            <text:p>22.57934976</text:p>
          </table:table-cell>
        </table:table-row>
        <table:table-row table:style-name="ro1">
          <table:table-cell/>
          <table:table-cell office:value-type="float" office:value="0.006306048" calcext:value-type="float">
            <text:p>0.006306048</text:p>
          </table:table-cell>
          <table:table-cell office:value-type="float" office:value="0.0064704" calcext:value-type="float">
            <text:p>0.0064704</text:p>
          </table:table-cell>
          <table:table-cell office:value-type="float" office:value="0.346694656" calcext:value-type="float">
            <text:p>0.346694656</text:p>
          </table:table-cell>
          <table:table-cell office:value-type="float" office:value="0.046678016" calcext:value-type="float">
            <text:p>0.046678016</text:p>
          </table:table-cell>
          <table:table-cell office:value-type="float" office:value="2.732136192" calcext:value-type="float">
            <text:p>2.732136192</text:p>
          </table:table-cell>
          <table:table-cell office:value-type="float" office:value="0.350550784" calcext:value-type="float">
            <text:p>0.350550784</text:p>
          </table:table-cell>
          <table:table-cell office:value-type="string" calcext:value-type="string">
            <text:p>Thread-14:</text:p>
          </table:table-cell>
          <table:table-cell office:value-type="float" office:value="10.154245888" calcext:value-type="float">
            <text:p>10.154245888</text:p>
          </table:table-cell>
          <table:table-cell office:value-type="float" office:value="2.159331328" calcext:value-type="float">
            <text:p>2.159331328</text:p>
          </table:table-cell>
          <table:table-cell office:value-type="float" office:value="22.611359488" calcext:value-type="float">
            <text:p>22.611359488</text:p>
          </table:table-cell>
        </table:table-row>
        <table:table-row table:style-name="ro1">
          <table:table-cell/>
          <table:table-cell office:value-type="float" office:value="0.0063104" calcext:value-type="float">
            <text:p>0.0063104</text:p>
          </table:table-cell>
          <table:table-cell office:value-type="float" office:value="0.00647808" calcext:value-type="float">
            <text:p>0.00647808</text:p>
          </table:table-cell>
          <table:table-cell office:value-type="float" office:value="0.347039744" calcext:value-type="float">
            <text:p>0.347039744</text:p>
          </table:table-cell>
          <table:table-cell office:value-type="float" office:value="0.046721536" calcext:value-type="float">
            <text:p>0.046721536</text:p>
          </table:table-cell>
          <table:table-cell office:value-type="float" office:value="2.734718464" calcext:value-type="float">
            <text:p>2.734718464</text:p>
          </table:table-cell>
          <table:table-cell office:value-type="float" office:value="0.351552256" calcext:value-type="float">
            <text:p>0.351552256</text:p>
          </table:table-cell>
          <table:table-cell office:value-type="string" calcext:value-type="string">
            <text:p>Thread-15:</text:p>
          </table:table-cell>
          <table:table-cell office:value-type="float" office:value="10.17492608" calcext:value-type="float">
            <text:p>10.17492608</text:p>
          </table:table-cell>
          <table:table-cell office:value-type="float" office:value="2.133267712" calcext:value-type="float">
            <text:p>2.133267712</text:p>
          </table:table-cell>
          <table:table-cell office:value-type="float" office:value="22.780056064" calcext:value-type="float">
            <text:p>22.780056064</text:p>
          </table:table-cell>
        </table:table-row>
        <table:table-row table:style-name="ro1">
          <table:table-cell/>
          <table:table-cell office:value-type="float" office:value="0.00631296" calcext:value-type="float">
            <text:p>0.00631296</text:p>
          </table:table-cell>
          <table:table-cell office:value-type="float" office:value="0.006479616" calcext:value-type="float">
            <text:p>0.006479616</text:p>
          </table:table-cell>
          <table:table-cell office:value-type="float" office:value="0.347058432" calcext:value-type="float">
            <text:p>0.347058432</text:p>
          </table:table-cell>
          <table:table-cell office:value-type="float" office:value="0.04675456" calcext:value-type="float">
            <text:p>0.04675456</text:p>
          </table:table-cell>
          <table:table-cell office:value-type="float" office:value="2.736992256" calcext:value-type="float">
            <text:p>2.736992256</text:p>
          </table:table-cell>
          <table:table-cell office:value-type="float" office:value="0.35161984" calcext:value-type="float">
            <text:p>0.35161984</text:p>
          </table:table-cell>
          <table:table-cell office:value-type="string" calcext:value-type="string">
            <text:p>Thread-2:</text:p>
          </table:table-cell>
          <table:table-cell office:value-type="float" office:value="10.34592384" calcext:value-type="float">
            <text:p>10.34592384</text:p>
          </table:table-cell>
          <table:table-cell office:value-type="float" office:value="2.121414144" calcext:value-type="float">
            <text:p>2.121414144</text:p>
          </table:table-cell>
          <table:table-cell office:value-type="float" office:value="23.86425856" calcext:value-type="float">
            <text:p>23.86425856</text:p>
          </table:table-cell>
        </table:table-row>
        <table:table-row table:style-name="ro1">
          <table:table-cell/>
          <table:table-cell office:value-type="float" office:value="0.006317568" calcext:value-type="float">
            <text:p>0.006317568</text:p>
          </table:table-cell>
          <table:table-cell office:value-type="float" office:value="0.006495744" calcext:value-type="float">
            <text:p>0.006495744</text:p>
          </table:table-cell>
          <table:table-cell office:value-type="float" office:value="0.347512576" calcext:value-type="float">
            <text:p>0.347512576</text:p>
          </table:table-cell>
          <table:table-cell office:value-type="float" office:value="0.046769408" calcext:value-type="float">
            <text:p>0.046769408</text:p>
          </table:table-cell>
          <table:table-cell office:value-type="float" office:value="2.73985408" calcext:value-type="float">
            <text:p>2.73985408</text:p>
          </table:table-cell>
          <table:table-cell office:value-type="float" office:value="0.352404736" calcext:value-type="float">
            <text:p>0.352404736</text:p>
          </table:table-cell>
          <table:table-cell office:value-type="string" calcext:value-type="string">
            <text:p>Thread-3:</text:p>
          </table:table-cell>
          <table:table-cell office:value-type="float" office:value="10.368683264" calcext:value-type="float">
            <text:p>10.368683264</text:p>
          </table:table-cell>
          <table:table-cell office:value-type="float" office:value="2.1075136" calcext:value-type="float">
            <text:p>2.1075136</text:p>
          </table:table-cell>
          <table:table-cell office:value-type="float" office:value="24.414446848" calcext:value-type="float">
            <text:p>24.414446848</text:p>
          </table:table-cell>
        </table:table-row>
        <table:table-row table:style-name="ro1">
          <table:table-cell/>
          <table:table-cell office:value-type="float" office:value="0.006323968" calcext:value-type="float">
            <text:p>0.006323968</text:p>
          </table:table-cell>
          <table:table-cell office:value-type="float" office:value="0.006496768" calcext:value-type="float">
            <text:p>0.006496768</text:p>
          </table:table-cell>
          <table:table-cell office:value-type="float" office:value="0.348650496" calcext:value-type="float">
            <text:p>0.348650496</text:p>
          </table:table-cell>
          <table:table-cell office:value-type="float" office:value="0.046784" calcext:value-type="float">
            <text:p>0.046784</text:p>
          </table:table-cell>
          <table:table-cell office:value-type="float" office:value="2.741549568" calcext:value-type="float">
            <text:p>2.741549568</text:p>
          </table:table-cell>
          <table:table-cell office:value-type="float" office:value="0.353426176" calcext:value-type="float">
            <text:p>0.353426176</text:p>
          </table:table-cell>
          <table:table-cell office:value-type="string" calcext:value-type="string">
            <text:p>Thread-4:</text:p>
          </table:table-cell>
          <table:table-cell office:value-type="float" office:value="10.375915776" calcext:value-type="float">
            <text:p>10.375915776</text:p>
          </table:table-cell>
          <table:table-cell office:value-type="float" office:value="2.093915136" calcext:value-type="float">
            <text:p>2.093915136</text:p>
          </table:table-cell>
          <table:table-cell office:value-type="float" office:value="24.940976128" calcext:value-type="float">
            <text:p>24.940976128</text:p>
          </table:table-cell>
        </table:table-row>
        <table:table-row table:style-name="ro1">
          <table:table-cell/>
          <table:table-cell office:value-type="float" office:value="0.006331392" calcext:value-type="float">
            <text:p>0.006331392</text:p>
          </table:table-cell>
          <table:table-cell office:value-type="float" office:value="0.00649728" calcext:value-type="float">
            <text:p>0.00649728</text:p>
          </table:table-cell>
          <table:table-cell office:value-type="float" office:value="0.350734336" calcext:value-type="float">
            <text:p>0.350734336</text:p>
          </table:table-cell>
          <table:table-cell office:value-type="float" office:value="0.046892544" calcext:value-type="float">
            <text:p>0.046892544</text:p>
          </table:table-cell>
          <table:table-cell office:value-type="float" office:value="2.745225728" calcext:value-type="float">
            <text:p>2.745225728</text:p>
          </table:table-cell>
          <table:table-cell office:value-type="float" office:value="0.35732864" calcext:value-type="float">
            <text:p>0.35732864</text:p>
          </table:table-cell>
          <table:table-cell office:value-type="string" calcext:value-type="string">
            <text:p>Thread-5:</text:p>
          </table:table-cell>
          <table:table-cell office:value-type="float" office:value="10.504792576" calcext:value-type="float">
            <text:p>10.504792576</text:p>
          </table:table-cell>
          <table:table-cell office:value-type="float" office:value="2.151062528" calcext:value-type="float">
            <text:p>2.151062528</text:p>
          </table:table-cell>
          <table:table-cell office:value-type="float" office:value="33.9768768" calcext:value-type="float">
            <text:p>33.9768768</text:p>
          </table:table-cell>
        </table:table-row>
        <table:table-row table:style-name="ro1">
          <table:table-cell/>
          <table:table-cell office:value-type="float" office:value="0.006340864" calcext:value-type="float">
            <text:p>0.006340864</text:p>
          </table:table-cell>
          <table:table-cell office:value-type="float" office:value="0.006501888" calcext:value-type="float">
            <text:p>0.006501888</text:p>
          </table:table-cell>
          <table:table-cell office:value-type="float" office:value="0.350948864" calcext:value-type="float">
            <text:p>0.350948864</text:p>
          </table:table-cell>
          <table:table-cell office:value-type="float" office:value="0.046902272" calcext:value-type="float">
            <text:p>0.046902272</text:p>
          </table:table-cell>
          <table:table-cell office:value-type="float" office:value="2.74707584" calcext:value-type="float">
            <text:p>2.74707584</text:p>
          </table:table-cell>
          <table:table-cell office:value-type="float" office:value="0.361137664" calcext:value-type="float">
            <text:p>0.361137664</text:p>
          </table:table-cell>
          <table:table-cell office:value-type="string" calcext:value-type="string">
            <text:p>Thread-6:</text:p>
          </table:table-cell>
          <table:table-cell office:value-type="float" office:value="10.576925696" calcext:value-type="float">
            <text:p>10.576925696</text:p>
          </table:table-cell>
          <table:table-cell office:value-type="float" office:value="2.142428416" calcext:value-type="float">
            <text:p>2.142428416</text:p>
          </table:table-cell>
          <table:table-cell office:value-type="float" office:value="34.218946048" calcext:value-type="float">
            <text:p>34.218946048</text:p>
          </table:table-cell>
        </table:table-row>
        <table:table-row table:style-name="ro1">
          <table:table-cell/>
          <table:table-cell office:value-type="float" office:value="0.00634368" calcext:value-type="float">
            <text:p>0.00634368</text:p>
          </table:table-cell>
          <table:table-cell office:value-type="float" office:value="0.0065024" calcext:value-type="float">
            <text:p>0.0065024</text:p>
          </table:table-cell>
          <table:table-cell office:value-type="float" office:value="0.354249216" calcext:value-type="float">
            <text:p>0.354249216</text:p>
          </table:table-cell>
          <table:table-cell office:value-type="float" office:value="0.046915072" calcext:value-type="float">
            <text:p>0.046915072</text:p>
          </table:table-cell>
          <table:table-cell office:value-type="float" office:value="2.753038336" calcext:value-type="float">
            <text:p>2.753038336</text:p>
          </table:table-cell>
          <table:table-cell office:value-type="float" office:value="0.362315008" calcext:value-type="float">
            <text:p>0.362315008</text:p>
          </table:table-cell>
          <table:table-cell office:value-type="string" calcext:value-type="string">
            <text:p>Thread-7:</text:p>
          </table:table-cell>
          <table:table-cell office:value-type="float" office:value="10.58032256" calcext:value-type="float">
            <text:p>10.58032256</text:p>
          </table:table-cell>
          <table:table-cell office:value-type="float" office:value="2.129331456" calcext:value-type="float">
            <text:p>2.129331456</text:p>
          </table:table-cell>
          <table:table-cell office:value-type="float" office:value="34.481367552" calcext:value-type="float">
            <text:p>34.481367552</text:p>
          </table:table-cell>
        </table:table-row>
        <table:table-row table:style-name="ro1">
          <table:table-cell/>
          <table:table-cell office:value-type="float" office:value="0.00634496" calcext:value-type="float">
            <text:p>0.00634496</text:p>
          </table:table-cell>
          <table:table-cell office:value-type="float" office:value="0.006505216" calcext:value-type="float">
            <text:p>0.006505216</text:p>
          </table:table-cell>
          <table:table-cell office:value-type="float" office:value="0.359922944" calcext:value-type="float">
            <text:p>0.359922944</text:p>
          </table:table-cell>
          <table:table-cell office:value-type="float" office:value="0.046927616" calcext:value-type="float">
            <text:p>0.046927616</text:p>
          </table:table-cell>
          <table:table-cell office:value-type="float" office:value="2.753683968" calcext:value-type="float">
            <text:p>2.753683968</text:p>
          </table:table-cell>
          <table:table-cell office:value-type="float" office:value="0.363325696" calcext:value-type="float">
            <text:p>0.363325696</text:p>
          </table:table-cell>
          <table:table-cell office:value-type="string" calcext:value-type="string">
            <text:p>Thread-8:</text:p>
          </table:table-cell>
          <table:table-cell office:value-type="float" office:value="10.586711552" calcext:value-type="float">
            <text:p>10.586711552</text:p>
          </table:table-cell>
          <table:table-cell office:value-type="float" office:value="2.118866176" calcext:value-type="float">
            <text:p>2.118866176</text:p>
          </table:table-cell>
          <table:table-cell office:value-type="float" office:value="34.706702848" calcext:value-type="float">
            <text:p>34.706702848</text:p>
          </table:table-cell>
        </table:table-row>
        <table:table-row table:style-name="ro1">
          <table:table-cell/>
          <table:table-cell office:value-type="float" office:value="0.006347264" calcext:value-type="float">
            <text:p>0.006347264</text:p>
          </table:table-cell>
          <table:table-cell office:value-type="float" office:value="0.006510848" calcext:value-type="float">
            <text:p>0.006510848</text:p>
          </table:table-cell>
          <table:table-cell office:value-type="float" office:value="0.36878976" calcext:value-type="float">
            <text:p>0.36878976</text:p>
          </table:table-cell>
          <table:table-cell office:value-type="float" office:value="0.046945792" calcext:value-type="float">
            <text:p>0.046945792</text:p>
          </table:table-cell>
          <table:table-cell office:value-type="float" office:value="2.755233792" calcext:value-type="float">
            <text:p>2.755233792</text:p>
          </table:table-cell>
          <table:table-cell office:value-type="float" office:value="0.36343936" calcext:value-type="float">
            <text:p>0.36343936</text:p>
          </table:table-cell>
          <table:table-cell office:value-type="string" calcext:value-type="string">
            <text:p>Thread-9:</text:p>
          </table:table-cell>
          <table:table-cell office:value-type="float" office:value="10.68935936" calcext:value-type="float">
            <text:p>10.68935936</text:p>
          </table:table-cell>
          <table:table-cell office:value-type="float" office:value="2.071196672" calcext:value-type="float">
            <text:p>2.071196672</text:p>
          </table:table-cell>
          <table:table-cell office:value-type="float" office:value="35.324359424" calcext:value-type="float">
            <text:p>35.324359424</text:p>
          </table:table-cell>
        </table:table-row>
        <table:table-row table:style-name="ro1">
          <table:table-cell/>
          <table:table-cell office:value-type="float" office:value="0.006352128" calcext:value-type="float">
            <text:p>0.006352128</text:p>
          </table:table-cell>
          <table:table-cell office:value-type="float" office:value="0.006518016" calcext:value-type="float">
            <text:p>0.006518016</text:p>
          </table:table-cell>
          <table:table-cell office:value-type="float" office:value="0.371497216" calcext:value-type="float">
            <text:p>0.371497216</text:p>
          </table:table-cell>
          <table:table-cell office:value-type="float" office:value="0.0469504" calcext:value-type="float">
            <text:p>0.0469504</text:p>
          </table:table-cell>
          <table:table-cell office:value-type="float" office:value="2.7574912" calcext:value-type="float">
            <text:p>2.7574912</text:p>
          </table:table-cell>
          <table:table-cell office:value-type="float" office:value="0.364054528" calcext:value-type="float">
            <text:p>0.364054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53664" calcext:value-type="float">
            <text:p>0.006353664</text:p>
          </table:table-cell>
          <table:table-cell office:value-type="float" office:value="0.006532864" calcext:value-type="float">
            <text:p>0.006532864</text:p>
          </table:table-cell>
          <table:table-cell office:value-type="float" office:value="0.37364736" calcext:value-type="float">
            <text:p>0.37364736</text:p>
          </table:table-cell>
          <table:table-cell office:value-type="float" office:value="0.046997248" calcext:value-type="float">
            <text:p>0.046997248</text:p>
          </table:table-cell>
          <table:table-cell office:value-type="float" office:value="2.75789696" calcext:value-type="float">
            <text:p>2.75789696</text:p>
          </table:table-cell>
          <table:table-cell office:value-type="float" office:value="0.364464128" calcext:value-type="float">
            <text:p>0.364464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6416" calcext:value-type="float">
            <text:p>0.00636416</text:p>
          </table:table-cell>
          <table:table-cell office:value-type="float" office:value="0.006537472" calcext:value-type="float">
            <text:p>0.006537472</text:p>
          </table:table-cell>
          <table:table-cell office:value-type="float" office:value="0.375727104" calcext:value-type="float">
            <text:p>0.375727104</text:p>
          </table:table-cell>
          <table:table-cell office:value-type="float" office:value="0.047093248" calcext:value-type="float">
            <text:p>0.047093248</text:p>
          </table:table-cell>
          <table:table-cell office:value-type="float" office:value="2.76027776" calcext:value-type="float">
            <text:p>2.76027776</text:p>
          </table:table-cell>
          <table:table-cell office:value-type="float" office:value="0.36515584" calcext:value-type="float">
            <text:p>0.36515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65952" calcext:value-type="float">
            <text:p>0.006365952</text:p>
          </table:table-cell>
          <table:table-cell office:value-type="float" office:value="0.006538752" calcext:value-type="float">
            <text:p>0.006538752</text:p>
          </table:table-cell>
          <table:table-cell office:value-type="float" office:value="0.387292928" calcext:value-type="float">
            <text:p>0.387292928</text:p>
          </table:table-cell>
          <table:table-cell office:value-type="float" office:value="0.04714624" calcext:value-type="float">
            <text:p>0.04714624</text:p>
          </table:table-cell>
          <table:table-cell office:value-type="float" office:value="2.760779008" calcext:value-type="float">
            <text:p>2.760779008</text:p>
          </table:table-cell>
          <table:table-cell office:value-type="float" office:value="0.36693632" calcext:value-type="float">
            <text:p>0.36693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66464" calcext:value-type="float">
            <text:p>0.006366464</text:p>
          </table:table-cell>
          <table:table-cell office:value-type="float" office:value="0.006541312" calcext:value-type="float">
            <text:p>0.006541312</text:p>
          </table:table-cell>
          <table:table-cell office:value-type="float" office:value="0.391394304" calcext:value-type="float">
            <text:p>0.391394304</text:p>
          </table:table-cell>
          <table:table-cell office:value-type="float" office:value="0.047158784" calcext:value-type="float">
            <text:p>0.047158784</text:p>
          </table:table-cell>
          <table:table-cell office:value-type="float" office:value="2.76531968" calcext:value-type="float">
            <text:p>2.76531968</text:p>
          </table:table-cell>
          <table:table-cell office:value-type="float" office:value="0.371142656" calcext:value-type="float">
            <text:p>0.371142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66976" calcext:value-type="float">
            <text:p>0.006366976</text:p>
          </table:table-cell>
          <table:table-cell office:value-type="float" office:value="0.006545664" calcext:value-type="float">
            <text:p>0.006545664</text:p>
          </table:table-cell>
          <table:table-cell office:value-type="float" office:value="0.391606528" calcext:value-type="float">
            <text:p>0.391606528</text:p>
          </table:table-cell>
          <table:table-cell office:value-type="float" office:value="0.047201024" calcext:value-type="float">
            <text:p>0.047201024</text:p>
          </table:table-cell>
          <table:table-cell office:value-type="float" office:value="2.767974912" calcext:value-type="float">
            <text:p>2.767974912</text:p>
          </table:table-cell>
          <table:table-cell office:value-type="float" office:value="0.376933888" calcext:value-type="float">
            <text:p>0.376933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77984" calcext:value-type="float">
            <text:p>0.006377984</text:p>
          </table:table-cell>
          <table:table-cell office:value-type="float" office:value="0.006546688" calcext:value-type="float">
            <text:p>0.006546688</text:p>
          </table:table-cell>
          <table:table-cell office:value-type="float" office:value="0.392125696" calcext:value-type="float">
            <text:p>0.392125696</text:p>
          </table:table-cell>
          <table:table-cell office:value-type="float" office:value="0.0472064" calcext:value-type="float">
            <text:p>0.0472064</text:p>
          </table:table-cell>
          <table:table-cell office:value-type="float" office:value="2.769502976" calcext:value-type="float">
            <text:p>2.769502976</text:p>
          </table:table-cell>
          <table:table-cell office:value-type="float" office:value="0.378237184" calcext:value-type="float">
            <text:p>0.37823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79008" calcext:value-type="float">
            <text:p>0.006379008</text:p>
          </table:table-cell>
          <table:table-cell office:value-type="float" office:value="0.006554624" calcext:value-type="float">
            <text:p>0.006554624</text:p>
          </table:table-cell>
          <table:table-cell office:value-type="float" office:value="0.396291072" calcext:value-type="float">
            <text:p>0.396291072</text:p>
          </table:table-cell>
          <table:table-cell office:value-type="float" office:value="0.047207168" calcext:value-type="float">
            <text:p>0.047207168</text:p>
          </table:table-cell>
          <table:table-cell office:value-type="float" office:value="2.772449536" calcext:value-type="float">
            <text:p>2.772449536</text:p>
          </table:table-cell>
          <table:table-cell office:value-type="float" office:value="0.382656768" calcext:value-type="float">
            <text:p>0.382656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80032" calcext:value-type="float">
            <text:p>0.006380032</text:p>
          </table:table-cell>
          <table:table-cell office:value-type="float" office:value="0.006556928" calcext:value-type="float">
            <text:p>0.006556928</text:p>
          </table:table-cell>
          <table:table-cell office:value-type="float" office:value="0.401874432" calcext:value-type="float">
            <text:p>0.401874432</text:p>
          </table:table-cell>
          <table:table-cell office:value-type="float" office:value="0.047268608" calcext:value-type="float">
            <text:p>0.047268608</text:p>
          </table:table-cell>
          <table:table-cell office:value-type="float" office:value="2.772515328" calcext:value-type="float">
            <text:p>2.772515328</text:p>
          </table:table-cell>
          <table:table-cell office:value-type="float" office:value="0.383838464" calcext:value-type="float">
            <text:p>0.383838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872" calcext:value-type="float">
            <text:p>0.0063872</text:p>
          </table:table-cell>
          <table:table-cell office:value-type="float" office:value="0.006557696" calcext:value-type="float">
            <text:p>0.006557696</text:p>
          </table:table-cell>
          <table:table-cell office:value-type="float" office:value="0.406585088" calcext:value-type="float">
            <text:p>0.406585088</text:p>
          </table:table-cell>
          <table:table-cell office:value-type="float" office:value="0.047343104" calcext:value-type="float">
            <text:p>0.047343104</text:p>
          </table:table-cell>
          <table:table-cell office:value-type="float" office:value="2.772602112" calcext:value-type="float">
            <text:p>2.772602112</text:p>
          </table:table-cell>
          <table:table-cell office:value-type="float" office:value="0.386420224" calcext:value-type="float">
            <text:p>0.386420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90784" calcext:value-type="float">
            <text:p>0.006390784</text:p>
          </table:table-cell>
          <table:table-cell office:value-type="float" office:value="0.00655872" calcext:value-type="float">
            <text:p>0.00655872</text:p>
          </table:table-cell>
          <table:table-cell office:value-type="float" office:value="0.406915328" calcext:value-type="float">
            <text:p>0.406915328</text:p>
          </table:table-cell>
          <table:table-cell office:value-type="float" office:value="0.047359744" calcext:value-type="float">
            <text:p>0.047359744</text:p>
          </table:table-cell>
          <table:table-cell office:value-type="float" office:value="2.772649216" calcext:value-type="float">
            <text:p>2.772649216</text:p>
          </table:table-cell>
          <table:table-cell office:value-type="float" office:value="0.3873216" calcext:value-type="float">
            <text:p>0.3873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39488" calcext:value-type="float">
            <text:p>0.0063948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409718272" calcext:value-type="float">
            <text:p>0.409718272</text:p>
          </table:table-cell>
          <table:table-cell office:value-type="float" office:value="0.047365888" calcext:value-type="float">
            <text:p>0.047365888</text:p>
          </table:table-cell>
          <table:table-cell office:value-type="float" office:value="2.777592576" calcext:value-type="float">
            <text:p>2.777592576</text:p>
          </table:table-cell>
          <table:table-cell office:value-type="float" office:value="0.387354368" calcext:value-type="float">
            <text:p>0.387354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0128" calcext:value-type="float">
            <text:p>0.00640128</text:p>
          </table:table-cell>
          <table:table-cell office:value-type="float" office:value="0.00656384" calcext:value-type="float">
            <text:p>0.00656384</text:p>
          </table:table-cell>
          <table:table-cell office:value-type="float" office:value="0.411816448" calcext:value-type="float">
            <text:p>0.411816448</text:p>
          </table:table-cell>
          <table:table-cell office:value-type="float" office:value="0.047415552" calcext:value-type="float">
            <text:p>0.047415552</text:p>
          </table:table-cell>
          <table:table-cell office:value-type="float" office:value="2.785503232" calcext:value-type="float">
            <text:p>2.785503232</text:p>
          </table:table-cell>
          <table:table-cell office:value-type="float" office:value="0.387463168" calcext:value-type="float">
            <text:p>0.387463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02304" calcext:value-type="float">
            <text:p>0.006402304</text:p>
          </table:table-cell>
          <table:table-cell office:value-type="float" office:value="0.006565376" calcext:value-type="float">
            <text:p>0.006565376</text:p>
          </table:table-cell>
          <table:table-cell office:value-type="float" office:value="0.4148032" calcext:value-type="float">
            <text:p>0.4148032</text:p>
          </table:table-cell>
          <table:table-cell office:value-type="float" office:value="0.04743168" calcext:value-type="float">
            <text:p>0.04743168</text:p>
          </table:table-cell>
          <table:table-cell office:value-type="float" office:value="2.785633792" calcext:value-type="float">
            <text:p>2.785633792</text:p>
          </table:table-cell>
          <table:table-cell office:value-type="float" office:value="0.391062784" calcext:value-type="float">
            <text:p>0.391062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04864" calcext:value-type="float">
            <text:p>0.006404864</text:p>
          </table:table-cell>
          <table:table-cell office:value-type="float" office:value="0.006565632" calcext:value-type="float">
            <text:p>0.006565632</text:p>
          </table:table-cell>
          <table:table-cell office:value-type="float" office:value="0.416712704" calcext:value-type="float">
            <text:p>0.416712704</text:p>
          </table:table-cell>
          <table:table-cell office:value-type="float" office:value="0.047702528" calcext:value-type="float">
            <text:p>0.047702528</text:p>
          </table:table-cell>
          <table:table-cell office:value-type="float" office:value="2.788182528" calcext:value-type="float">
            <text:p>2.788182528</text:p>
          </table:table-cell>
          <table:table-cell office:value-type="float" office:value="0.395007488" calcext:value-type="float">
            <text:p>0.395007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05376" calcext:value-type="float">
            <text:p>0.006405376</text:p>
          </table:table-cell>
          <table:table-cell office:value-type="float" office:value="0.006566144" calcext:value-type="float">
            <text:p>0.006566144</text:p>
          </table:table-cell>
          <table:table-cell office:value-type="float" office:value="0.417856" calcext:value-type="float">
            <text:p>0.417856</text:p>
          </table:table-cell>
          <table:table-cell office:value-type="float" office:value="0.04773632" calcext:value-type="float">
            <text:p>0.04773632</text:p>
          </table:table-cell>
          <table:table-cell office:value-type="float" office:value="2.795984896" calcext:value-type="float">
            <text:p>2.795984896</text:p>
          </table:table-cell>
          <table:table-cell office:value-type="float" office:value="0.401488128" calcext:value-type="float">
            <text:p>0.401488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19968" calcext:value-type="float">
            <text:p>0.006419968</text:p>
          </table:table-cell>
          <table:table-cell office:value-type="float" office:value="0.006567424" calcext:value-type="float">
            <text:p>0.006567424</text:p>
          </table:table-cell>
          <table:table-cell office:value-type="float" office:value="0.4180416" calcext:value-type="float">
            <text:p>0.4180416</text:p>
          </table:table-cell>
          <table:table-cell office:value-type="float" office:value="0.047771904" calcext:value-type="float">
            <text:p>0.047771904</text:p>
          </table:table-cell>
          <table:table-cell office:value-type="float" office:value="2.79974912" calcext:value-type="float">
            <text:p>2.79974912</text:p>
          </table:table-cell>
          <table:table-cell office:value-type="float" office:value="0.407390208" calcext:value-type="float">
            <text:p>0.407390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20736" calcext:value-type="float">
            <text:p>0.006420736</text:p>
          </table:table-cell>
          <table:table-cell office:value-type="float" office:value="0.00657152" calcext:value-type="float">
            <text:p>0.00657152</text:p>
          </table:table-cell>
          <table:table-cell office:value-type="float" office:value="0.419551232" calcext:value-type="float">
            <text:p>0.419551232</text:p>
          </table:table-cell>
          <table:table-cell office:value-type="float" office:value="0.047802112" calcext:value-type="float">
            <text:p>0.047802112</text:p>
          </table:table-cell>
          <table:table-cell office:value-type="float" office:value="2.799881472" calcext:value-type="float">
            <text:p>2.799881472</text:p>
          </table:table-cell>
          <table:table-cell office:value-type="float" office:value="0.408744448" calcext:value-type="float">
            <text:p>0.408744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28928" calcext:value-type="float">
            <text:p>0.006428928</text:p>
          </table:table-cell>
          <table:table-cell office:value-type="float" office:value="0.006574848" calcext:value-type="float">
            <text:p>0.006574848</text:p>
          </table:table-cell>
          <table:table-cell office:value-type="float" office:value="0.421090816" calcext:value-type="float">
            <text:p>0.421090816</text:p>
          </table:table-cell>
          <table:table-cell office:value-type="float" office:value="0.04798464" calcext:value-type="float">
            <text:p>0.04798464</text:p>
          </table:table-cell>
          <table:table-cell office:value-type="float" office:value="2.819316736" calcext:value-type="float">
            <text:p>2.819316736</text:p>
          </table:table-cell>
          <table:table-cell office:value-type="float" office:value="0.409824" calcext:value-type="float">
            <text:p>0.409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34816" calcext:value-type="float">
            <text:p>0.006434816</text:p>
          </table:table-cell>
          <table:table-cell office:value-type="float" office:value="0.006575104" calcext:value-type="float">
            <text:p>0.006575104</text:p>
          </table:table-cell>
          <table:table-cell office:value-type="float" office:value="0.421251584" calcext:value-type="float">
            <text:p>0.421251584</text:p>
          </table:table-cell>
          <table:table-cell office:value-type="float" office:value="0.048012544" calcext:value-type="float">
            <text:p>0.048012544</text:p>
          </table:table-cell>
          <table:table-cell office:value-type="float" office:value="2.820386304" calcext:value-type="float">
            <text:p>2.820386304</text:p>
          </table:table-cell>
          <table:table-cell office:value-type="float" office:value="0.411387904" calcext:value-type="float">
            <text:p>0.411387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42496" calcext:value-type="float">
            <text:p>0.006442496</text:p>
          </table:table-cell>
          <table:table-cell office:value-type="float" office:value="0.006578944" calcext:value-type="float">
            <text:p>0.006578944</text:p>
          </table:table-cell>
          <table:table-cell office:value-type="float" office:value="0.423749888" calcext:value-type="float">
            <text:p>0.423749888</text:p>
          </table:table-cell>
          <table:table-cell office:value-type="float" office:value="0.048047872" calcext:value-type="float">
            <text:p>0.048047872</text:p>
          </table:table-cell>
          <table:table-cell office:value-type="float" office:value="2.823349504" calcext:value-type="float">
            <text:p>2.823349504</text:p>
          </table:table-cell>
          <table:table-cell office:value-type="float" office:value="0.4119616" calcext:value-type="float">
            <text:p>0.411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43776" calcext:value-type="float">
            <text:p>0.006443776</text:p>
          </table:table-cell>
          <table:table-cell office:value-type="float" office:value="0.006580224" calcext:value-type="float">
            <text:p>0.006580224</text:p>
          </table:table-cell>
          <table:table-cell office:value-type="float" office:value="0.423906304" calcext:value-type="float">
            <text:p>0.423906304</text:p>
          </table:table-cell>
          <table:table-cell office:value-type="float" office:value="0.048606976" calcext:value-type="float">
            <text:p>0.048606976</text:p>
          </table:table-cell>
          <table:table-cell office:value-type="float" office:value="2.833878528" calcext:value-type="float">
            <text:p>2.833878528</text:p>
          </table:table-cell>
          <table:table-cell office:value-type="float" office:value="0.414885888" calcext:value-type="float">
            <text:p>0.41488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48384" calcext:value-type="float">
            <text:p>0.006448384</text:p>
          </table:table-cell>
          <table:table-cell office:value-type="float" office:value="0.006590976" calcext:value-type="float">
            <text:p>0.006590976</text:p>
          </table:table-cell>
          <table:table-cell office:value-type="float" office:value="0.42541696" calcext:value-type="float">
            <text:p>0.42541696</text:p>
          </table:table-cell>
          <table:table-cell office:value-type="float" office:value="0.0486144" calcext:value-type="float">
            <text:p>0.0486144</text:p>
          </table:table-cell>
          <table:table-cell office:value-type="float" office:value="2.835517184" calcext:value-type="float">
            <text:p>2.835517184</text:p>
          </table:table-cell>
          <table:table-cell office:value-type="float" office:value="0.416421888" calcext:value-type="float">
            <text:p>0.416421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51968" calcext:value-type="float">
            <text:p>0.006451968</text:p>
          </table:table-cell>
          <table:table-cell office:value-type="float" office:value="0.006591488" calcext:value-type="float">
            <text:p>0.006591488</text:p>
          </table:table-cell>
          <table:table-cell office:value-type="float" office:value="0.425587456" calcext:value-type="float">
            <text:p>0.425587456</text:p>
          </table:table-cell>
          <table:table-cell office:value-type="float" office:value="0.04863104" calcext:value-type="float">
            <text:p>0.04863104</text:p>
          </table:table-cell>
          <table:table-cell office:value-type="float" office:value="2.842798848" calcext:value-type="float">
            <text:p>2.842798848</text:p>
          </table:table-cell>
          <table:table-cell office:value-type="float" office:value="0.41849216" calcext:value-type="float">
            <text:p>0.41849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56832" calcext:value-type="float">
            <text:p>0.006456832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.429710336" calcext:value-type="float">
            <text:p>0.429710336</text:p>
          </table:table-cell>
          <table:table-cell office:value-type="float" office:value="0.048858368" calcext:value-type="float">
            <text:p>0.048858368</text:p>
          </table:table-cell>
          <table:table-cell office:value-type="float" office:value="2.843291136" calcext:value-type="float">
            <text:p>2.843291136</text:p>
          </table:table-cell>
          <table:table-cell office:value-type="float" office:value="0.419545344" calcext:value-type="float">
            <text:p>0.419545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61952" calcext:value-type="float">
            <text:p>0.006461952</text:p>
          </table:table-cell>
          <table:table-cell office:value-type="float" office:value="0.00659584" calcext:value-type="float">
            <text:p>0.00659584</text:p>
          </table:table-cell>
          <table:table-cell office:value-type="float" office:value="0.42988928" calcext:value-type="float">
            <text:p>0.42988928</text:p>
          </table:table-cell>
          <table:table-cell office:value-type="float" office:value="0.048924928" calcext:value-type="float">
            <text:p>0.048924928</text:p>
          </table:table-cell>
          <table:table-cell office:value-type="float" office:value="2.8496192" calcext:value-type="float">
            <text:p>2.8496192</text:p>
          </table:table-cell>
          <table:table-cell office:value-type="float" office:value="0.420272128" calcext:value-type="float">
            <text:p>0.420272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65792" calcext:value-type="float">
            <text:p>0.006465792</text:p>
          </table:table-cell>
          <table:table-cell office:value-type="float" office:value="0.006599936" calcext:value-type="float">
            <text:p>0.006599936</text:p>
          </table:table-cell>
          <table:table-cell office:value-type="float" office:value="0.452241152" calcext:value-type="float">
            <text:p>0.452241152</text:p>
          </table:table-cell>
          <table:table-cell office:value-type="float" office:value="0.049147904" calcext:value-type="float">
            <text:p>0.049147904</text:p>
          </table:table-cell>
          <table:table-cell office:value-type="float" office:value="2.853441792" calcext:value-type="float">
            <text:p>2.853441792</text:p>
          </table:table-cell>
          <table:table-cell office:value-type="float" office:value="0.42346368" calcext:value-type="float">
            <text:p>0.42346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70656" calcext:value-type="float">
            <text:p>0.006470656</text:p>
          </table:table-cell>
          <table:table-cell office:value-type="float" office:value="0.006606336" calcext:value-type="float">
            <text:p>0.006606336</text:p>
          </table:table-cell>
          <table:table-cell office:value-type="float" office:value="0.46110592" calcext:value-type="float">
            <text:p>0.46110592</text:p>
          </table:table-cell>
          <table:table-cell office:value-type="float" office:value="0.04916352" calcext:value-type="float">
            <text:p>0.04916352</text:p>
          </table:table-cell>
          <table:table-cell office:value-type="float" office:value="2.853938944" calcext:value-type="float">
            <text:p>2.853938944</text:p>
          </table:table-cell>
          <table:table-cell office:value-type="float" office:value="0.427151616" calcext:value-type="float">
            <text:p>0.427151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73984" calcext:value-type="float">
            <text:p>0.006473984</text:p>
          </table:table-cell>
          <table:table-cell office:value-type="float" office:value="0.006607616" calcext:value-type="float">
            <text:p>0.006607616</text:p>
          </table:table-cell>
          <table:table-cell office:value-type="float" office:value="0.463762176" calcext:value-type="float">
            <text:p>0.463762176</text:p>
          </table:table-cell>
          <table:table-cell office:value-type="float" office:value="0.049172736" calcext:value-type="float">
            <text:p>0.049172736</text:p>
          </table:table-cell>
          <table:table-cell office:value-type="float" office:value="2.8552512" calcext:value-type="float">
            <text:p>2.8552512</text:p>
          </table:table-cell>
          <table:table-cell office:value-type="float" office:value="0.427218432" calcext:value-type="float">
            <text:p>0.427218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7424" calcext:value-type="float">
            <text:p>0.00647424</text:p>
          </table:table-cell>
          <table:table-cell office:value-type="float" office:value="0.006608384" calcext:value-type="float">
            <text:p>0.006608384</text:p>
          </table:table-cell>
          <table:table-cell office:value-type="float" office:value="0.463917312" calcext:value-type="float">
            <text:p>0.463917312</text:p>
          </table:table-cell>
          <table:table-cell office:value-type="float" office:value="0.049187584" calcext:value-type="float">
            <text:p>0.049187584</text:p>
          </table:table-cell>
          <table:table-cell office:value-type="float" office:value="2.859209472" calcext:value-type="float">
            <text:p>2.859209472</text:p>
          </table:table-cell>
          <table:table-cell office:value-type="float" office:value="0.427723008" calcext:value-type="float">
            <text:p>0.427723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81664" calcext:value-type="float">
            <text:p>0.006481664</text:p>
          </table:table-cell>
          <table:table-cell office:value-type="float" office:value="0.006611456" calcext:value-type="float">
            <text:p>0.006611456</text:p>
          </table:table-cell>
          <table:table-cell office:value-type="float" office:value="0.466033408" calcext:value-type="float">
            <text:p>0.466033408</text:p>
          </table:table-cell>
          <table:table-cell office:value-type="float" office:value="0.04922112" calcext:value-type="float">
            <text:p>0.04922112</text:p>
          </table:table-cell>
          <table:table-cell office:value-type="float" office:value="2.860296448" calcext:value-type="float">
            <text:p>2.860296448</text:p>
          </table:table-cell>
          <table:table-cell office:value-type="float" office:value="0.428340992" calcext:value-type="float">
            <text:p>0.428340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486528" calcext:value-type="float">
            <text:p>0.006486528</text:p>
          </table:table-cell>
          <table:table-cell office:value-type="float" office:value="0.006615808" calcext:value-type="float">
            <text:p>0.006615808</text:p>
          </table:table-cell>
          <table:table-cell office:value-type="float" office:value="0.468567808" calcext:value-type="float">
            <text:p>0.468567808</text:p>
          </table:table-cell>
          <table:table-cell office:value-type="float" office:value="0.049277184" calcext:value-type="float">
            <text:p>0.049277184</text:p>
          </table:table-cell>
          <table:table-cell office:value-type="float" office:value="2.863120128" calcext:value-type="float">
            <text:p>2.863120128</text:p>
          </table:table-cell>
          <table:table-cell office:value-type="float" office:value="0.428454144" calcext:value-type="float">
            <text:p>0.42845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05728" calcext:value-type="float">
            <text:p>0.006505728</text:p>
          </table:table-cell>
          <table:table-cell office:value-type="float" office:value="0.006620416" calcext:value-type="float">
            <text:p>0.006620416</text:p>
          </table:table-cell>
          <table:table-cell office:value-type="float" office:value="0.469156352" calcext:value-type="float">
            <text:p>0.469156352</text:p>
          </table:table-cell>
          <table:table-cell office:value-type="float" office:value="0.049406976" calcext:value-type="float">
            <text:p>0.049406976</text:p>
          </table:table-cell>
          <table:table-cell office:value-type="float" office:value="2.869930752" calcext:value-type="float">
            <text:p>2.869930752</text:p>
          </table:table-cell>
          <table:table-cell office:value-type="float" office:value="0.429484032" calcext:value-type="float">
            <text:p>0.429484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088" calcext:value-type="float">
            <text:p>0.0065088</text:p>
          </table:table-cell>
          <table:table-cell office:value-type="float" office:value="0.006620928" calcext:value-type="float">
            <text:p>0.006620928</text:p>
          </table:table-cell>
          <table:table-cell office:value-type="float" office:value="0.469787648" calcext:value-type="float">
            <text:p>0.469787648</text:p>
          </table:table-cell>
          <table:table-cell office:value-type="float" office:value="0.049413888" calcext:value-type="float">
            <text:p>0.049413888</text:p>
          </table:table-cell>
          <table:table-cell office:value-type="float" office:value="2.870611456" calcext:value-type="float">
            <text:p>2.870611456</text:p>
          </table:table-cell>
          <table:table-cell office:value-type="float" office:value="0.430303232" calcext:value-type="float">
            <text:p>0.430303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11104" calcext:value-type="float">
            <text:p>0.006511104</text:p>
          </table:table-cell>
          <table:table-cell office:value-type="float" office:value="0.006620928" calcext:value-type="float">
            <text:p>0.006620928</text:p>
          </table:table-cell>
          <table:table-cell office:value-type="float" office:value="0.474573568" calcext:value-type="float">
            <text:p>0.474573568</text:p>
          </table:table-cell>
          <table:table-cell office:value-type="float" office:value="0.049415424" calcext:value-type="float">
            <text:p>0.049415424</text:p>
          </table:table-cell>
          <table:table-cell office:value-type="float" office:value="2.871888384" calcext:value-type="float">
            <text:p>2.871888384</text:p>
          </table:table-cell>
          <table:table-cell office:value-type="float" office:value="0.431629568" calcext:value-type="float">
            <text:p>0.431629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16736" calcext:value-type="float">
            <text:p>0.006516736</text:p>
          </table:table-cell>
          <table:table-cell office:value-type="float" office:value="0.006621952" calcext:value-type="float">
            <text:p>0.006621952</text:p>
          </table:table-cell>
          <table:table-cell office:value-type="float" office:value="0.476744192" calcext:value-type="float">
            <text:p>0.476744192</text:p>
          </table:table-cell>
          <table:table-cell office:value-type="float" office:value="0.049496064" calcext:value-type="float">
            <text:p>0.049496064</text:p>
          </table:table-cell>
          <table:table-cell office:value-type="float" office:value="2.87308288" calcext:value-type="float">
            <text:p>2.87308288</text:p>
          </table:table-cell>
          <table:table-cell office:value-type="float" office:value="0.4322688" calcext:value-type="float">
            <text:p>0.4322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18528" calcext:value-type="float">
            <text:p>0.006518528</text:p>
          </table:table-cell>
          <table:table-cell office:value-type="float" office:value="0.006622208" calcext:value-type="float">
            <text:p>0.006622208</text:p>
          </table:table-cell>
          <table:table-cell office:value-type="float" office:value="0.477425408" calcext:value-type="float">
            <text:p>0.477425408</text:p>
          </table:table-cell>
          <table:table-cell office:value-type="float" office:value="0.049582848" calcext:value-type="float">
            <text:p>0.049582848</text:p>
          </table:table-cell>
          <table:table-cell office:value-type="float" office:value="2.87450496" calcext:value-type="float">
            <text:p>2.87450496</text:p>
          </table:table-cell>
          <table:table-cell office:value-type="float" office:value="0.433346048" calcext:value-type="float">
            <text:p>0.43334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20576" calcext:value-type="float">
            <text:p>0.006520576</text:p>
          </table:table-cell>
          <table:table-cell office:value-type="float" office:value="0.006622976" calcext:value-type="float">
            <text:p>0.006622976</text:p>
          </table:table-cell>
          <table:table-cell office:value-type="float" office:value="0.47760896" calcext:value-type="float">
            <text:p>0.47760896</text:p>
          </table:table-cell>
          <table:table-cell office:value-type="float" office:value="0.049621248" calcext:value-type="float">
            <text:p>0.049621248</text:p>
          </table:table-cell>
          <table:table-cell office:value-type="float" office:value="2.88196608" calcext:value-type="float">
            <text:p>2.88196608</text:p>
          </table:table-cell>
          <table:table-cell office:value-type="float" office:value="0.440400384" calcext:value-type="float">
            <text:p>0.440400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30048" calcext:value-type="float">
            <text:p>0.006530048</text:p>
          </table:table-cell>
          <table:table-cell office:value-type="float" office:value="0.006626048" calcext:value-type="float">
            <text:p>0.006626048</text:p>
          </table:table-cell>
          <table:table-cell office:value-type="float" office:value="0.480190208" calcext:value-type="float">
            <text:p>0.480190208</text:p>
          </table:table-cell>
          <table:table-cell office:value-type="float" office:value="0.052291072" calcext:value-type="float">
            <text:p>0.052291072</text:p>
          </table:table-cell>
          <table:table-cell office:value-type="float" office:value="2.882667776" calcext:value-type="float">
            <text:p>2.882667776</text:p>
          </table:table-cell>
          <table:table-cell office:value-type="float" office:value="0.44052224" calcext:value-type="float">
            <text:p>0.44052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3056" calcext:value-type="float">
            <text:p>0.00653056</text:p>
          </table:table-cell>
          <table:table-cell office:value-type="float" office:value="0.0066304" calcext:value-type="float">
            <text:p>0.0066304</text:p>
          </table:table-cell>
          <table:table-cell office:value-type="float" office:value="0.486652672" calcext:value-type="float">
            <text:p>0.486652672</text:p>
          </table:table-cell>
          <table:table-cell office:value-type="float" office:value="0.052349696" calcext:value-type="float">
            <text:p>0.052349696</text:p>
          </table:table-cell>
          <table:table-cell office:value-type="float" office:value="2.8853696" calcext:value-type="float">
            <text:p>2.8853696</text:p>
          </table:table-cell>
          <table:table-cell office:value-type="float" office:value="0.442279936" calcext:value-type="float">
            <text:p>0.442279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34656" calcext:value-type="float">
            <text:p>0.006534656</text:p>
          </table:table-cell>
          <table:table-cell office:value-type="float" office:value="0.006635008" calcext:value-type="float">
            <text:p>0.006635008</text:p>
          </table:table-cell>
          <table:table-cell office:value-type="float" office:value="0.493300736" calcext:value-type="float">
            <text:p>0.493300736</text:p>
          </table:table-cell>
          <table:table-cell office:value-type="float" office:value="0.05235328" calcext:value-type="float">
            <text:p>0.05235328</text:p>
          </table:table-cell>
          <table:table-cell office:value-type="float" office:value="2.890086144" calcext:value-type="float">
            <text:p>2.890086144</text:p>
          </table:table-cell>
          <table:table-cell office:value-type="float" office:value="0.448832" calcext:value-type="float">
            <text:p>0.448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38752" calcext:value-type="float">
            <text:p>0.006538752</text:p>
          </table:table-cell>
          <table:table-cell office:value-type="float" office:value="0.006638848" calcext:value-type="float">
            <text:p>0.006638848</text:p>
          </table:table-cell>
          <table:table-cell office:value-type="float" office:value="0.498020608" calcext:value-type="float">
            <text:p>0.498020608</text:p>
          </table:table-cell>
          <table:table-cell office:value-type="float" office:value="0.052373248" calcext:value-type="float">
            <text:p>0.052373248</text:p>
          </table:table-cell>
          <table:table-cell office:value-type="float" office:value="2.891069184" calcext:value-type="float">
            <text:p>2.891069184</text:p>
          </table:table-cell>
          <table:table-cell office:value-type="float" office:value="0.449196032" calcext:value-type="float">
            <text:p>0.44919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42848" calcext:value-type="float">
            <text:p>0.006542848</text:p>
          </table:table-cell>
          <table:table-cell office:value-type="float" office:value="0.00664064" calcext:value-type="float">
            <text:p>0.00664064</text:p>
          </table:table-cell>
          <table:table-cell office:value-type="float" office:value="0.500043776" calcext:value-type="float">
            <text:p>0.500043776</text:p>
          </table:table-cell>
          <table:table-cell office:value-type="float" office:value="0.05254656" calcext:value-type="float">
            <text:p>0.05254656</text:p>
          </table:table-cell>
          <table:table-cell office:value-type="float" office:value="2.89213568" calcext:value-type="float">
            <text:p>2.89213568</text:p>
          </table:table-cell>
          <table:table-cell office:value-type="float" office:value="0.450721536" calcext:value-type="float">
            <text:p>0.450721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42848" calcext:value-type="float">
            <text:p>0.006542848</text:p>
          </table:table-cell>
          <table:table-cell office:value-type="float" office:value="0.00664192" calcext:value-type="float">
            <text:p>0.00664192</text:p>
          </table:table-cell>
          <table:table-cell office:value-type="float" office:value="0.500294656" calcext:value-type="float">
            <text:p>0.500294656</text:p>
          </table:table-cell>
          <table:table-cell office:value-type="float" office:value="0.052597504" calcext:value-type="float">
            <text:p>0.052597504</text:p>
          </table:table-cell>
          <table:table-cell office:value-type="float" office:value="2.897047296" calcext:value-type="float">
            <text:p>2.897047296</text:p>
          </table:table-cell>
          <table:table-cell office:value-type="float" office:value="0.452145664" calcext:value-type="float">
            <text:p>0.452145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50528" calcext:value-type="float">
            <text:p>0.006550528</text:p>
          </table:table-cell>
          <table:table-cell office:value-type="float" office:value="0.006646784" calcext:value-type="float">
            <text:p>0.006646784</text:p>
          </table:table-cell>
          <table:table-cell office:value-type="float" office:value="0.500716544" calcext:value-type="float">
            <text:p>0.500716544</text:p>
          </table:table-cell>
          <table:table-cell office:value-type="float" office:value="0.052661248" calcext:value-type="float">
            <text:p>0.052661248</text:p>
          </table:table-cell>
          <table:table-cell office:value-type="float" office:value="2.901988608" calcext:value-type="float">
            <text:p>2.901988608</text:p>
          </table:table-cell>
          <table:table-cell office:value-type="float" office:value="0.4556864" calcext:value-type="float">
            <text:p>0.4556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6" calcext:value-type="float">
            <text:p>0.00656</text:p>
          </table:table-cell>
          <table:table-cell office:value-type="float" office:value="0.006647808" calcext:value-type="float">
            <text:p>0.006647808</text:p>
          </table:table-cell>
          <table:table-cell office:value-type="float" office:value="0.501003008" calcext:value-type="float">
            <text:p>0.501003008</text:p>
          </table:table-cell>
          <table:table-cell office:value-type="float" office:value="0.052957696" calcext:value-type="float">
            <text:p>0.052957696</text:p>
          </table:table-cell>
          <table:table-cell office:value-type="float" office:value="2.90212352" calcext:value-type="float">
            <text:p>2.90212352</text:p>
          </table:table-cell>
          <table:table-cell office:value-type="float" office:value="0.458436608" calcext:value-type="float">
            <text:p>0.458436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6128" calcext:value-type="float">
            <text:p>0.00656128</text:p>
          </table:table-cell>
          <table:table-cell office:value-type="float" office:value="0.006651904" calcext:value-type="float">
            <text:p>0.006651904</text:p>
          </table:table-cell>
          <table:table-cell office:value-type="float" office:value="0.508779264" calcext:value-type="float">
            <text:p>0.508779264</text:p>
          </table:table-cell>
          <table:table-cell office:value-type="float" office:value="0.05311104" calcext:value-type="float">
            <text:p>0.05311104</text:p>
          </table:table-cell>
          <table:table-cell office:value-type="float" office:value="2.902273536" calcext:value-type="float">
            <text:p>2.902273536</text:p>
          </table:table-cell>
          <table:table-cell office:value-type="float" office:value="0.464326656" calcext:value-type="float">
            <text:p>0.464326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61536" calcext:value-type="float">
            <text:p>0.006561536</text:p>
          </table:table-cell>
          <table:table-cell office:value-type="float" office:value="0.006653696" calcext:value-type="float">
            <text:p>0.006653696</text:p>
          </table:table-cell>
          <table:table-cell office:value-type="float" office:value="0.508977152" calcext:value-type="float">
            <text:p>0.508977152</text:p>
          </table:table-cell>
          <table:table-cell office:value-type="float" office:value="0.053433088" calcext:value-type="float">
            <text:p>0.053433088</text:p>
          </table:table-cell>
          <table:table-cell office:value-type="float" office:value="2.904848128" calcext:value-type="float">
            <text:p>2.904848128</text:p>
          </table:table-cell>
          <table:table-cell office:value-type="float" office:value="0.46728576" calcext:value-type="float">
            <text:p>0.4672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76128" calcext:value-type="float">
            <text:p>0.006576128</text:p>
          </table:table-cell>
          <table:table-cell office:value-type="float" office:value="0.006657024" calcext:value-type="float">
            <text:p>0.006657024</text:p>
          </table:table-cell>
          <table:table-cell office:value-type="float" office:value="0.509516544" calcext:value-type="float">
            <text:p>0.509516544</text:p>
          </table:table-cell>
          <table:table-cell office:value-type="float" office:value="0.053884928" calcext:value-type="float">
            <text:p>0.053884928</text:p>
          </table:table-cell>
          <table:table-cell office:value-type="float" office:value="2.9096064" calcext:value-type="float">
            <text:p>2.9096064</text:p>
          </table:table-cell>
          <table:table-cell office:value-type="float" office:value="0.470771968" calcext:value-type="float">
            <text:p>0.470771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82784" calcext:value-type="float">
            <text:p>0.006582784</text:p>
          </table:table-cell>
          <table:table-cell office:value-type="float" office:value="0.006660864" calcext:value-type="float">
            <text:p>0.006660864</text:p>
          </table:table-cell>
          <table:table-cell office:value-type="float" office:value="0.512386048" calcext:value-type="float">
            <text:p>0.512386048</text:p>
          </table:table-cell>
          <table:table-cell office:value-type="float" office:value="0.053901312" calcext:value-type="float">
            <text:p>0.053901312</text:p>
          </table:table-cell>
          <table:table-cell office:value-type="float" office:value="2.909740032" calcext:value-type="float">
            <text:p>2.909740032</text:p>
          </table:table-cell>
          <table:table-cell office:value-type="float" office:value="0.47278336" calcext:value-type="float">
            <text:p>0.47278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83808" calcext:value-type="float">
            <text:p>0.006583808</text:p>
          </table:table-cell>
          <table:table-cell office:value-type="float" office:value="0.006661376" calcext:value-type="float">
            <text:p>0.006661376</text:p>
          </table:table-cell>
          <table:table-cell office:value-type="float" office:value="0.514003456" calcext:value-type="float">
            <text:p>0.514003456</text:p>
          </table:table-cell>
          <table:table-cell office:value-type="float" office:value="0.05401472" calcext:value-type="float">
            <text:p>0.05401472</text:p>
          </table:table-cell>
          <table:table-cell office:value-type="float" office:value="2.911908864" calcext:value-type="float">
            <text:p>2.911908864</text:p>
          </table:table-cell>
          <table:table-cell office:value-type="float" office:value="0.474102528" calcext:value-type="float">
            <text:p>0.474102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8944" calcext:value-type="float">
            <text:p>0.00658944</text:p>
          </table:table-cell>
          <table:table-cell office:value-type="float" office:value="0.006667776" calcext:value-type="float">
            <text:p>0.006667776</text:p>
          </table:table-cell>
          <table:table-cell office:value-type="float" office:value="0.51837312" calcext:value-type="float">
            <text:p>0.51837312</text:p>
          </table:table-cell>
          <table:table-cell office:value-type="float" office:value="0.054079232" calcext:value-type="float">
            <text:p>0.054079232</text:p>
          </table:table-cell>
          <table:table-cell office:value-type="float" office:value="2.91244416" calcext:value-type="float">
            <text:p>2.91244416</text:p>
          </table:table-cell>
          <table:table-cell office:value-type="float" office:value="0.475003904" calcext:value-type="float">
            <text:p>0.475003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96608" calcext:value-type="float">
            <text:p>0.006596608</text:p>
          </table:table-cell>
          <table:table-cell office:value-type="float" office:value="0.006669568" calcext:value-type="float">
            <text:p>0.006669568</text:p>
          </table:table-cell>
          <table:table-cell office:value-type="float" office:value="0.519938816" calcext:value-type="float">
            <text:p>0.519938816</text:p>
          </table:table-cell>
          <table:table-cell office:value-type="float" office:value="0.054149888" calcext:value-type="float">
            <text:p>0.054149888</text:p>
          </table:table-cell>
          <table:table-cell office:value-type="float" office:value="2.912495872" calcext:value-type="float">
            <text:p>2.912495872</text:p>
          </table:table-cell>
          <table:table-cell office:value-type="float" office:value="0.479713792" calcext:value-type="float">
            <text:p>0.479713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98912" calcext:value-type="float">
            <text:p>0.006598912</text:p>
          </table:table-cell>
          <table:table-cell office:value-type="float" office:value="0.006676736" calcext:value-type="float">
            <text:p>0.006676736</text:p>
          </table:table-cell>
          <table:table-cell office:value-type="float" office:value="0.525860352" calcext:value-type="float">
            <text:p>0.525860352</text:p>
          </table:table-cell>
          <table:table-cell office:value-type="float" office:value="0.054164992" calcext:value-type="float">
            <text:p>0.054164992</text:p>
          </table:table-cell>
          <table:table-cell office:value-type="float" office:value="2.913870592" calcext:value-type="float">
            <text:p>2.913870592</text:p>
          </table:table-cell>
          <table:table-cell office:value-type="float" office:value="0.484833536" calcext:value-type="float">
            <text:p>0.484833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06336" calcext:value-type="float">
            <text:p>0.006606336</text:p>
          </table:table-cell>
          <table:table-cell office:value-type="float" office:value="0.006679296" calcext:value-type="float">
            <text:p>0.006679296</text:p>
          </table:table-cell>
          <table:table-cell office:value-type="float" office:value="0.527065856" calcext:value-type="float">
            <text:p>0.527065856</text:p>
          </table:table-cell>
          <table:table-cell office:value-type="float" office:value="0.05420928" calcext:value-type="float">
            <text:p>0.05420928</text:p>
          </table:table-cell>
          <table:table-cell office:value-type="float" office:value="2.920969984" calcext:value-type="float">
            <text:p>2.920969984</text:p>
          </table:table-cell>
          <table:table-cell office:value-type="float" office:value="0.485354496" calcext:value-type="float">
            <text:p>0.485354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13248" calcext:value-type="float">
            <text:p>0.006613248</text:p>
          </table:table-cell>
          <table:table-cell office:value-type="float" office:value="0.006680064" calcext:value-type="float">
            <text:p>0.006680064</text:p>
          </table:table-cell>
          <table:table-cell office:value-type="float" office:value="0.53077376" calcext:value-type="float">
            <text:p>0.53077376</text:p>
          </table:table-cell>
          <table:table-cell office:value-type="float" office:value="0.054237184" calcext:value-type="float">
            <text:p>0.054237184</text:p>
          </table:table-cell>
          <table:table-cell office:value-type="float" office:value="2.921773312" calcext:value-type="float">
            <text:p>2.921773312</text:p>
          </table:table-cell>
          <table:table-cell office:value-type="float" office:value="0.491753216" calcext:value-type="float">
            <text:p>0.491753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17088" calcext:value-type="float">
            <text:p>0.006617088</text:p>
          </table:table-cell>
          <table:table-cell office:value-type="float" office:value="0.006680832" calcext:value-type="float">
            <text:p>0.006680832</text:p>
          </table:table-cell>
          <table:table-cell office:value-type="float" office:value="0.531838464" calcext:value-type="float">
            <text:p>0.531838464</text:p>
          </table:table-cell>
          <table:table-cell office:value-type="float" office:value="0.054320128" calcext:value-type="float">
            <text:p>0.054320128</text:p>
          </table:table-cell>
          <table:table-cell office:value-type="float" office:value="2.92177536" calcext:value-type="float">
            <text:p>2.92177536</text:p>
          </table:table-cell>
          <table:table-cell office:value-type="float" office:value="0.495433472" calcext:value-type="float">
            <text:p>0.495433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2144" calcext:value-type="float">
            <text:p>0.00662144</text:p>
          </table:table-cell>
          <table:table-cell office:value-type="float" office:value="0.006691072" calcext:value-type="float">
            <text:p>0.006691072</text:p>
          </table:table-cell>
          <table:table-cell office:value-type="float" office:value="0.53412096" calcext:value-type="float">
            <text:p>0.53412096</text:p>
          </table:table-cell>
          <table:table-cell office:value-type="float" office:value="0.054336512" calcext:value-type="float">
            <text:p>0.054336512</text:p>
          </table:table-cell>
          <table:table-cell office:value-type="float" office:value="2.92190848" calcext:value-type="float">
            <text:p>2.92190848</text:p>
          </table:table-cell>
          <table:table-cell office:value-type="float" office:value="0.497547264" calcext:value-type="float">
            <text:p>0.497547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28352" calcext:value-type="float">
            <text:p>0.006628352</text:p>
          </table:table-cell>
          <table:table-cell office:value-type="float" office:value="0.006692608" calcext:value-type="float">
            <text:p>0.006692608</text:p>
          </table:table-cell>
          <table:table-cell office:value-type="float" office:value="0.541354752" calcext:value-type="float">
            <text:p>0.541354752</text:p>
          </table:table-cell>
          <table:table-cell office:value-type="float" office:value="0.054406656" calcext:value-type="float">
            <text:p>0.054406656</text:p>
          </table:table-cell>
          <table:table-cell office:value-type="float" office:value="2.92687104" calcext:value-type="float">
            <text:p>2.92687104</text:p>
          </table:table-cell>
          <table:table-cell office:value-type="float" office:value="0.501075456" calcext:value-type="float">
            <text:p>0.50107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28352" calcext:value-type="float">
            <text:p>0.006628352</text:p>
          </table:table-cell>
          <table:table-cell office:value-type="float" office:value="0.00669952" calcext:value-type="float">
            <text:p>0.00669952</text:p>
          </table:table-cell>
          <table:table-cell office:value-type="float" office:value="0.555129088" calcext:value-type="float">
            <text:p>0.555129088</text:p>
          </table:table-cell>
          <table:table-cell office:value-type="float" office:value="0.054461184" calcext:value-type="float">
            <text:p>0.054461184</text:p>
          </table:table-cell>
          <table:table-cell office:value-type="float" office:value="2.930534912" calcext:value-type="float">
            <text:p>2.930534912</text:p>
          </table:table-cell>
          <table:table-cell office:value-type="float" office:value="0.50148096" calcext:value-type="float">
            <text:p>0.5014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3296" calcext:value-type="float">
            <text:p>0.00663296</text:p>
          </table:table-cell>
          <table:table-cell office:value-type="float" office:value="0.006700288" calcext:value-type="float">
            <text:p>0.006700288</text:p>
          </table:table-cell>
          <table:table-cell office:value-type="float" office:value="0.562153728" calcext:value-type="float">
            <text:p>0.562153728</text:p>
          </table:table-cell>
          <table:table-cell office:value-type="float" office:value="0.05453824" calcext:value-type="float">
            <text:p>0.05453824</text:p>
          </table:table-cell>
          <table:table-cell office:value-type="float" office:value="2.933457408" calcext:value-type="float">
            <text:p>2.933457408</text:p>
          </table:table-cell>
          <table:table-cell office:value-type="float" office:value="0.502513664" calcext:value-type="float">
            <text:p>0.502513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64448" calcext:value-type="float">
            <text:p>0.006664448</text:p>
          </table:table-cell>
          <table:table-cell office:value-type="float" office:value="0.00670464" calcext:value-type="float">
            <text:p>0.00670464</text:p>
          </table:table-cell>
          <table:table-cell office:value-type="float" office:value="0.564510976" calcext:value-type="float">
            <text:p>0.564510976</text:p>
          </table:table-cell>
          <table:table-cell office:value-type="float" office:value="0.054635008" calcext:value-type="float">
            <text:p>0.054635008</text:p>
          </table:table-cell>
          <table:table-cell office:value-type="float" office:value="2.933669376" calcext:value-type="float">
            <text:p>2.933669376</text:p>
          </table:table-cell>
          <table:table-cell office:value-type="float" office:value="0.503391744" calcext:value-type="float">
            <text:p>0.503391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64704" calcext:value-type="float">
            <text:p>0.006664704</text:p>
          </table:table-cell>
          <table:table-cell office:value-type="float" office:value="0.006704896" calcext:value-type="float">
            <text:p>0.006704896</text:p>
          </table:table-cell>
          <table:table-cell office:value-type="float" office:value="0.574876416" calcext:value-type="float">
            <text:p>0.574876416</text:p>
          </table:table-cell>
          <table:table-cell office:value-type="float" office:value="0.05464704" calcext:value-type="float">
            <text:p>0.05464704</text:p>
          </table:table-cell>
          <table:table-cell office:value-type="float" office:value="2.933837056" calcext:value-type="float">
            <text:p>2.933837056</text:p>
          </table:table-cell>
          <table:table-cell office:value-type="float" office:value="0.506968064" calcext:value-type="float">
            <text:p>0.50696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78016" calcext:value-type="float">
            <text:p>0.006678016</text:p>
          </table:table-cell>
          <table:table-cell office:value-type="float" office:value="0.006719488" calcext:value-type="float">
            <text:p>0.006719488</text:p>
          </table:table-cell>
          <table:table-cell office:value-type="float" office:value="0.57827456" calcext:value-type="float">
            <text:p>0.57827456</text:p>
          </table:table-cell>
          <table:table-cell office:value-type="float" office:value="0.054765824" calcext:value-type="float">
            <text:p>0.054765824</text:p>
          </table:table-cell>
          <table:table-cell office:value-type="float" office:value="2.93637504" calcext:value-type="float">
            <text:p>2.93637504</text:p>
          </table:table-cell>
          <table:table-cell office:value-type="float" office:value="0.511557888" calcext:value-type="float">
            <text:p>0.511557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69696" calcext:value-type="float">
            <text:p>0.00669696</text:p>
          </table:table-cell>
          <table:table-cell office:value-type="float" office:value="0.006738944" calcext:value-type="float">
            <text:p>0.006738944</text:p>
          </table:table-cell>
          <table:table-cell office:value-type="float" office:value="0.588484608" calcext:value-type="float">
            <text:p>0.588484608</text:p>
          </table:table-cell>
          <table:table-cell office:value-type="float" office:value="0.054771968" calcext:value-type="float">
            <text:p>0.054771968</text:p>
          </table:table-cell>
          <table:table-cell office:value-type="float" office:value="2.936844288" calcext:value-type="float">
            <text:p>2.936844288</text:p>
          </table:table-cell>
          <table:table-cell office:value-type="float" office:value="0.511567104" calcext:value-type="float">
            <text:p>0.511567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0336" calcext:value-type="float">
            <text:p>0.00670336</text:p>
          </table:table-cell>
          <table:table-cell office:value-type="float" office:value="0.006738944" calcext:value-type="float">
            <text:p>0.006738944</text:p>
          </table:table-cell>
          <table:table-cell office:value-type="float" office:value="0.590710272" calcext:value-type="float">
            <text:p>0.590710272</text:p>
          </table:table-cell>
          <table:table-cell office:value-type="float" office:value="0.054810624" calcext:value-type="float">
            <text:p>0.054810624</text:p>
          </table:table-cell>
          <table:table-cell office:value-type="float" office:value="2.948794624" calcext:value-type="float">
            <text:p>2.948794624</text:p>
          </table:table-cell>
          <table:table-cell office:value-type="float" office:value="0.51753856" calcext:value-type="float">
            <text:p>0.51753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19232" calcext:value-type="float">
            <text:p>0.006719232</text:p>
          </table:table-cell>
          <table:table-cell office:value-type="float" office:value="0.0067392" calcext:value-type="float">
            <text:p>0.0067392</text:p>
          </table:table-cell>
          <table:table-cell office:value-type="float" office:value="0.603471872" calcext:value-type="float">
            <text:p>0.603471872</text:p>
          </table:table-cell>
          <table:table-cell office:value-type="float" office:value="0.054848256" calcext:value-type="float">
            <text:p>0.054848256</text:p>
          </table:table-cell>
          <table:table-cell office:value-type="float" office:value="2.958657792" calcext:value-type="float">
            <text:p>2.958657792</text:p>
          </table:table-cell>
          <table:table-cell office:value-type="float" office:value="0.518349056" calcext:value-type="float">
            <text:p>0.518349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20768" calcext:value-type="float">
            <text:p>0.006720768</text:p>
          </table:table-cell>
          <table:table-cell office:value-type="float" office:value="0.006745088" calcext:value-type="float">
            <text:p>0.006745088</text:p>
          </table:table-cell>
          <table:table-cell office:value-type="float" office:value="0.656335872" calcext:value-type="float">
            <text:p>0.656335872</text:p>
          </table:table-cell>
          <table:table-cell office:value-type="float" office:value="0.054866688" calcext:value-type="float">
            <text:p>0.054866688</text:p>
          </table:table-cell>
          <table:table-cell office:value-type="float" office:value="2.962543872" calcext:value-type="float">
            <text:p>2.962543872</text:p>
          </table:table-cell>
          <table:table-cell office:value-type="float" office:value="0.519241216" calcext:value-type="float">
            <text:p>0.519241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38688" calcext:value-type="float">
            <text:p>0.006738688</text:p>
          </table:table-cell>
          <table:table-cell office:value-type="float" office:value="0.006748928" calcext:value-type="float">
            <text:p>0.006748928</text:p>
          </table:table-cell>
          <table:table-cell office:value-type="float" office:value="0.66618112" calcext:value-type="float">
            <text:p>0.66618112</text:p>
          </table:table-cell>
          <table:table-cell office:value-type="float" office:value="0.055144192" calcext:value-type="float">
            <text:p>0.055144192</text:p>
          </table:table-cell>
          <table:table-cell office:value-type="float" office:value="2.966077696" calcext:value-type="float">
            <text:p>2.966077696</text:p>
          </table:table-cell>
          <table:table-cell office:value-type="float" office:value="0.521865728" calcext:value-type="float">
            <text:p>0.52186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42016" calcext:value-type="float">
            <text:p>0.006742016</text:p>
          </table:table-cell>
          <table:table-cell office:value-type="float" office:value="0.00674944" calcext:value-type="float">
            <text:p>0.00674944</text:p>
          </table:table-cell>
          <table:table-cell office:value-type="float" office:value="0.668777984" calcext:value-type="float">
            <text:p>0.668777984</text:p>
          </table:table-cell>
          <table:table-cell office:value-type="float" office:value="0.055193344" calcext:value-type="float">
            <text:p>0.055193344</text:p>
          </table:table-cell>
          <table:table-cell office:value-type="float" office:value="2.972844032" calcext:value-type="float">
            <text:p>2.972844032</text:p>
          </table:table-cell>
          <table:table-cell office:value-type="float" office:value="0.524138496" calcext:value-type="float">
            <text:p>0.524138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44576" calcext:value-type="float">
            <text:p>0.006744576</text:p>
          </table:table-cell>
          <table:table-cell office:value-type="float" office:value="0.006753024" calcext:value-type="float">
            <text:p>0.006753024</text:p>
          </table:table-cell>
          <table:table-cell office:value-type="float" office:value="0.669037312" calcext:value-type="float">
            <text:p>0.669037312</text:p>
          </table:table-cell>
          <table:table-cell office:value-type="float" office:value="0.055207424" calcext:value-type="float">
            <text:p>0.055207424</text:p>
          </table:table-cell>
          <table:table-cell office:value-type="float" office:value="2.981609728" calcext:value-type="float">
            <text:p>2.981609728</text:p>
          </table:table-cell>
          <table:table-cell office:value-type="float" office:value="0.530644224" calcext:value-type="float">
            <text:p>0.530644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76576" calcext:value-type="float">
            <text:p>0.006776576</text:p>
          </table:table-cell>
          <table:table-cell office:value-type="float" office:value="0.006757376" calcext:value-type="float">
            <text:p>0.006757376</text:p>
          </table:table-cell>
          <table:table-cell office:value-type="float" office:value="0.66945408" calcext:value-type="float">
            <text:p>0.66945408</text:p>
          </table:table-cell>
          <table:table-cell office:value-type="float" office:value="0.055277568" calcext:value-type="float">
            <text:p>0.055277568</text:p>
          </table:table-cell>
          <table:table-cell office:value-type="float" office:value="2.986336768" calcext:value-type="float">
            <text:p>2.986336768</text:p>
          </table:table-cell>
          <table:table-cell office:value-type="float" office:value="0.532788992" calcext:value-type="float">
            <text:p>0.532788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83488" calcext:value-type="float">
            <text:p>0.006783488</text:p>
          </table:table-cell>
          <table:table-cell office:value-type="float" office:value="0.006770688" calcext:value-type="float">
            <text:p>0.006770688</text:p>
          </table:table-cell>
          <table:table-cell office:value-type="float" office:value="0.66976128" calcext:value-type="float">
            <text:p>0.66976128</text:p>
          </table:table-cell>
          <table:table-cell office:value-type="float" office:value="0.055286016" calcext:value-type="float">
            <text:p>0.055286016</text:p>
          </table:table-cell>
          <table:table-cell office:value-type="float" office:value="2.987487488" calcext:value-type="float">
            <text:p>2.987487488</text:p>
          </table:table-cell>
          <table:table-cell office:value-type="float" office:value="0.540267776" calcext:value-type="float">
            <text:p>0.540267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84" calcext:value-type="float">
            <text:p>0.006784</text:p>
          </table:table-cell>
          <table:table-cell office:value-type="float" office:value="0.006773504" calcext:value-type="float">
            <text:p>0.006773504</text:p>
          </table:table-cell>
          <table:table-cell office:value-type="float" office:value="0.678872832" calcext:value-type="float">
            <text:p>0.678872832</text:p>
          </table:table-cell>
          <table:table-cell office:value-type="float" office:value="0.05535104" calcext:value-type="float">
            <text:p>0.05535104</text:p>
          </table:table-cell>
          <table:table-cell office:value-type="float" office:value="2.99784064" calcext:value-type="float">
            <text:p>2.99784064</text:p>
          </table:table-cell>
          <table:table-cell office:value-type="float" office:value="0.542819584" calcext:value-type="float">
            <text:p>0.542819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89632" calcext:value-type="float">
            <text:p>0.006789632</text:p>
          </table:table-cell>
          <table:table-cell office:value-type="float" office:value="0.006775296" calcext:value-type="float">
            <text:p>0.006775296</text:p>
          </table:table-cell>
          <table:table-cell office:value-type="float" office:value="0.681010688" calcext:value-type="float">
            <text:p>0.681010688</text:p>
          </table:table-cell>
          <table:table-cell office:value-type="float" office:value="0.055406848" calcext:value-type="float">
            <text:p>0.055406848</text:p>
          </table:table-cell>
          <table:table-cell office:value-type="float" office:value="2.999496448" calcext:value-type="float">
            <text:p>2.999496448</text:p>
          </table:table-cell>
          <table:table-cell office:value-type="float" office:value="0.547621376" calcext:value-type="float">
            <text:p>0.547621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9168" calcext:value-type="float">
            <text:p>0.00679168</text:p>
          </table:table-cell>
          <table:table-cell office:value-type="float" office:value="0.006777088" calcext:value-type="float">
            <text:p>0.006777088</text:p>
          </table:table-cell>
          <table:table-cell office:value-type="float" office:value="0.68995584" calcext:value-type="float">
            <text:p>0.68995584</text:p>
          </table:table-cell>
          <table:table-cell office:value-type="float" office:value="0.055410944" calcext:value-type="float">
            <text:p>0.055410944</text:p>
          </table:table-cell>
          <table:table-cell office:value-type="float" office:value="3.009911296" calcext:value-type="float">
            <text:p>3.009911296</text:p>
          </table:table-cell>
          <table:table-cell office:value-type="float" office:value="0.548685824" calcext:value-type="float">
            <text:p>0.548685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96288" calcext:value-type="float">
            <text:p>0.006796288</text:p>
          </table:table-cell>
          <table:table-cell office:value-type="float" office:value="0.006777344" calcext:value-type="float">
            <text:p>0.006777344</text:p>
          </table:table-cell>
          <table:table-cell office:value-type="float" office:value="0.690189568" calcext:value-type="float">
            <text:p>0.690189568</text:p>
          </table:table-cell>
          <table:table-cell office:value-type="float" office:value="0.055534336" calcext:value-type="float">
            <text:p>0.055534336</text:p>
          </table:table-cell>
          <table:table-cell office:value-type="float" office:value="3.009964288" calcext:value-type="float">
            <text:p>3.009964288</text:p>
          </table:table-cell>
          <table:table-cell office:value-type="float" office:value="0.549643776" calcext:value-type="float">
            <text:p>0.549643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00384" calcext:value-type="float">
            <text:p>0.006800384</text:p>
          </table:table-cell>
          <table:table-cell office:value-type="float" office:value="0.006778624" calcext:value-type="float">
            <text:p>0.006778624</text:p>
          </table:table-cell>
          <table:table-cell office:value-type="float" office:value="0.706636032" calcext:value-type="float">
            <text:p>0.706636032</text:p>
          </table:table-cell>
          <table:table-cell office:value-type="float" office:value="0.055535616" calcext:value-type="float">
            <text:p>0.055535616</text:p>
          </table:table-cell>
          <table:table-cell office:value-type="float" office:value="3.011668736" calcext:value-type="float">
            <text:p>3.011668736</text:p>
          </table:table-cell>
          <table:table-cell office:value-type="float" office:value="0.550478336" calcext:value-type="float">
            <text:p>0.550478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0704" calcext:value-type="float">
            <text:p>0.00680704</text:p>
          </table:table-cell>
          <table:table-cell office:value-type="float" office:value="0.00678016" calcext:value-type="float">
            <text:p>0.00678016</text:p>
          </table:table-cell>
          <table:table-cell office:value-type="float" office:value="0.709374208" calcext:value-type="float">
            <text:p>0.709374208</text:p>
          </table:table-cell>
          <table:table-cell office:value-type="float" office:value="0.055627776" calcext:value-type="float">
            <text:p>0.055627776</text:p>
          </table:table-cell>
          <table:table-cell office:value-type="float" office:value="3.013641728" calcext:value-type="float">
            <text:p>3.013641728</text:p>
          </table:table-cell>
          <table:table-cell office:value-type="float" office:value="0.550493184" calcext:value-type="float">
            <text:p>0.550493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25984" calcext:value-type="float">
            <text:p>0.006825984</text:p>
          </table:table-cell>
          <table:table-cell office:value-type="float" office:value="0.006784256" calcext:value-type="float">
            <text:p>0.006784256</text:p>
          </table:table-cell>
          <table:table-cell office:value-type="float" office:value="0.715746304" calcext:value-type="float">
            <text:p>0.715746304</text:p>
          </table:table-cell>
          <table:table-cell office:value-type="float" office:value="0.05591424" calcext:value-type="float">
            <text:p>0.05591424</text:p>
          </table:table-cell>
          <table:table-cell office:value-type="float" office:value="3.014398976" calcext:value-type="float">
            <text:p>3.014398976</text:p>
          </table:table-cell>
          <table:table-cell office:value-type="float" office:value="0.551487232" calcext:value-type="float">
            <text:p>0.551487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3264" calcext:value-type="float">
            <text:p>0.00683264</text:p>
          </table:table-cell>
          <table:table-cell office:value-type="float" office:value="0.00678528" calcext:value-type="float">
            <text:p>0.00678528</text:p>
          </table:table-cell>
          <table:table-cell office:value-type="float" office:value="0.715932416" calcext:value-type="float">
            <text:p>0.715932416</text:p>
          </table:table-cell>
          <table:table-cell office:value-type="float" office:value="0.05682048" calcext:value-type="float">
            <text:p>0.05682048</text:p>
          </table:table-cell>
          <table:table-cell office:value-type="float" office:value="3.017246208" calcext:value-type="float">
            <text:p>3.017246208</text:p>
          </table:table-cell>
          <table:table-cell office:value-type="float" office:value="0.55690496" calcext:value-type="float">
            <text:p>0.55690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37248" calcext:value-type="float">
            <text:p>0.006837248</text:p>
          </table:table-cell>
          <table:table-cell office:value-type="float" office:value="0.006790656" calcext:value-type="float">
            <text:p>0.006790656</text:p>
          </table:table-cell>
          <table:table-cell office:value-type="float" office:value="0.720582144" calcext:value-type="float">
            <text:p>0.720582144</text:p>
          </table:table-cell>
          <table:table-cell office:value-type="float" office:value="0.056845312" calcext:value-type="float">
            <text:p>0.056845312</text:p>
          </table:table-cell>
          <table:table-cell office:value-type="float" office:value="3.022493952" calcext:value-type="float">
            <text:p>3.022493952</text:p>
          </table:table-cell>
          <table:table-cell office:value-type="float" office:value="0.559409408" calcext:value-type="float">
            <text:p>0.559409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40832" calcext:value-type="float">
            <text:p>0.006840832</text:p>
          </table:table-cell>
          <table:table-cell office:value-type="float" office:value="0.006791936" calcext:value-type="float">
            <text:p>0.006791936</text:p>
          </table:table-cell>
          <table:table-cell office:value-type="float" office:value="0.721374464" calcext:value-type="float">
            <text:p>0.721374464</text:p>
          </table:table-cell>
          <table:table-cell office:value-type="float" office:value="0.057086976" calcext:value-type="float">
            <text:p>0.057086976</text:p>
          </table:table-cell>
          <table:table-cell office:value-type="float" office:value="3.028818944" calcext:value-type="float">
            <text:p>3.028818944</text:p>
          </table:table-cell>
          <table:table-cell office:value-type="float" office:value="0.560255232" calcext:value-type="float">
            <text:p>0.560255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45184" calcext:value-type="float">
            <text:p>0.006845184</text:p>
          </table:table-cell>
          <table:table-cell office:value-type="float" office:value="0.006802688" calcext:value-type="float">
            <text:p>0.006802688</text:p>
          </table:table-cell>
          <table:table-cell office:value-type="float" office:value="0.739451648" calcext:value-type="float">
            <text:p>0.739451648</text:p>
          </table:table-cell>
          <table:table-cell office:value-type="float" office:value="0.057128192" calcext:value-type="float">
            <text:p>0.057128192</text:p>
          </table:table-cell>
          <table:table-cell office:value-type="float" office:value="3.03556608" calcext:value-type="float">
            <text:p>3.03556608</text:p>
          </table:table-cell>
          <table:table-cell office:value-type="float" office:value="0.570161664" calcext:value-type="float">
            <text:p>0.57016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5184" calcext:value-type="float">
            <text:p>0.00685184</text:p>
          </table:table-cell>
          <table:table-cell office:value-type="float" office:value="0.006802944" calcext:value-type="float">
            <text:p>0.006802944</text:p>
          </table:table-cell>
          <table:table-cell office:value-type="float" office:value="0.739711744" calcext:value-type="float">
            <text:p>0.739711744</text:p>
          </table:table-cell>
          <table:table-cell office:value-type="float" office:value="0.057291776" calcext:value-type="float">
            <text:p>0.057291776</text:p>
          </table:table-cell>
          <table:table-cell office:value-type="float" office:value="3.03947648" calcext:value-type="float">
            <text:p>3.03947648</text:p>
          </table:table-cell>
          <table:table-cell office:value-type="float" office:value="0.570208" calcext:value-type="float">
            <text:p>0.570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52352" calcext:value-type="float">
            <text:p>0.006852352</text:p>
          </table:table-cell>
          <table:table-cell office:value-type="float" office:value="0.006803456" calcext:value-type="float">
            <text:p>0.006803456</text:p>
          </table:table-cell>
          <table:table-cell office:value-type="float" office:value="0.7573184" calcext:value-type="float">
            <text:p>0.7573184</text:p>
          </table:table-cell>
          <table:table-cell office:value-type="float" office:value="0.057301504" calcext:value-type="float">
            <text:p>0.057301504</text:p>
          </table:table-cell>
          <table:table-cell office:value-type="float" office:value="3.043620096" calcext:value-type="float">
            <text:p>3.043620096</text:p>
          </table:table-cell>
          <table:table-cell office:value-type="float" office:value="0.57132928" calcext:value-type="float">
            <text:p>0.57132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60288" calcext:value-type="float">
            <text:p>0.006860288</text:p>
          </table:table-cell>
          <table:table-cell office:value-type="float" office:value="0.00680832" calcext:value-type="float">
            <text:p>0.00680832</text:p>
          </table:table-cell>
          <table:table-cell office:value-type="float" office:value="0.772728064" calcext:value-type="float">
            <text:p>0.772728064</text:p>
          </table:table-cell>
          <table:table-cell office:value-type="float" office:value="0.062854144" calcext:value-type="float">
            <text:p>0.062854144</text:p>
          </table:table-cell>
          <table:table-cell office:value-type="float" office:value="3.051787776" calcext:value-type="float">
            <text:p>3.051787776</text:p>
          </table:table-cell>
          <table:table-cell office:value-type="float" office:value="0.57250304" calcext:value-type="float">
            <text:p>0.57250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60544" calcext:value-type="float">
            <text:p>0.006860544</text:p>
          </table:table-cell>
          <table:table-cell office:value-type="float" office:value="0.006808576" calcext:value-type="float">
            <text:p>0.006808576</text:p>
          </table:table-cell>
          <table:table-cell office:value-type="float" office:value="0.784131584" calcext:value-type="float">
            <text:p>0.784131584</text:p>
          </table:table-cell>
          <table:table-cell office:value-type="float" office:value="0.062884608" calcext:value-type="float">
            <text:p>0.062884608</text:p>
          </table:table-cell>
          <table:table-cell office:value-type="float" office:value="3.057324544" calcext:value-type="float">
            <text:p>3.057324544</text:p>
          </table:table-cell>
          <table:table-cell office:value-type="float" office:value="0.575195904" calcext:value-type="float">
            <text:p>0.575195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64896" calcext:value-type="float">
            <text:p>0.006864896</text:p>
          </table:table-cell>
          <table:table-cell office:value-type="float" office:value="0.006809344" calcext:value-type="float">
            <text:p>0.006809344</text:p>
          </table:table-cell>
          <table:table-cell office:value-type="float" office:value="0.793514496" calcext:value-type="float">
            <text:p>0.793514496</text:p>
          </table:table-cell>
          <table:table-cell office:value-type="float" office:value="0.063207424" calcext:value-type="float">
            <text:p>0.063207424</text:p>
          </table:table-cell>
          <table:table-cell office:value-type="float" office:value="3.063422976" calcext:value-type="float">
            <text:p>3.063422976</text:p>
          </table:table-cell>
          <table:table-cell office:value-type="float" office:value="0.582671616" calcext:value-type="float">
            <text:p>0.582671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66176" calcext:value-type="float">
            <text:p>0.006866176</text:p>
          </table:table-cell>
          <table:table-cell office:value-type="float" office:value="0.006812928" calcext:value-type="float">
            <text:p>0.006812928</text:p>
          </table:table-cell>
          <table:table-cell office:value-type="float" office:value="0.803124224" calcext:value-type="float">
            <text:p>0.803124224</text:p>
          </table:table-cell>
          <table:table-cell office:value-type="float" office:value="0.063258624" calcext:value-type="float">
            <text:p>0.063258624</text:p>
          </table:table-cell>
          <table:table-cell office:value-type="float" office:value="3.06347776" calcext:value-type="float">
            <text:p>3.06347776</text:p>
          </table:table-cell>
          <table:table-cell office:value-type="float" office:value="0.585176832" calcext:value-type="float">
            <text:p>0.585176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66176" calcext:value-type="float">
            <text:p>0.006866176</text:p>
          </table:table-cell>
          <table:table-cell office:value-type="float" office:value="0.006813696" calcext:value-type="float">
            <text:p>0.006813696</text:p>
          </table:table-cell>
          <table:table-cell office:value-type="float" office:value="0.803414784" calcext:value-type="float">
            <text:p>0.803414784</text:p>
          </table:table-cell>
          <table:table-cell office:value-type="float" office:value="0.063323136" calcext:value-type="float">
            <text:p>0.063323136</text:p>
          </table:table-cell>
          <table:table-cell office:value-type="float" office:value="3.064825088" calcext:value-type="float">
            <text:p>3.064825088</text:p>
          </table:table-cell>
          <table:table-cell office:value-type="float" office:value="0.58545024" calcext:value-type="float">
            <text:p>0.58545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84096" calcext:value-type="float">
            <text:p>0.006884096</text:p>
          </table:table-cell>
          <table:table-cell office:value-type="float" office:value="0.006820864" calcext:value-type="float">
            <text:p>0.006820864</text:p>
          </table:table-cell>
          <table:table-cell office:value-type="float" office:value="0.810250752" calcext:value-type="float">
            <text:p>0.810250752</text:p>
          </table:table-cell>
          <table:table-cell office:value-type="float" office:value="0.063537408" calcext:value-type="float">
            <text:p>0.063537408</text:p>
          </table:table-cell>
          <table:table-cell office:value-type="float" office:value="3.066225152" calcext:value-type="float">
            <text:p>3.066225152</text:p>
          </table:table-cell>
          <table:table-cell office:value-type="float" office:value="0.589154304" calcext:value-type="float">
            <text:p>0.589154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85632" calcext:value-type="float">
            <text:p>0.006885632</text:p>
          </table:table-cell>
          <table:table-cell office:value-type="float" office:value="0.006823936" calcext:value-type="float">
            <text:p>0.006823936</text:p>
          </table:table-cell>
          <table:table-cell office:value-type="float" office:value="0.81584512" calcext:value-type="float">
            <text:p>0.81584512</text:p>
          </table:table-cell>
          <table:table-cell office:value-type="float" office:value="0.063776768" calcext:value-type="float">
            <text:p>0.063776768</text:p>
          </table:table-cell>
          <table:table-cell office:value-type="float" office:value="3.070692096" calcext:value-type="float">
            <text:p>3.070692096</text:p>
          </table:table-cell>
          <table:table-cell office:value-type="float" office:value="0.592772864" calcext:value-type="float">
            <text:p>0.592772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888704" calcext:value-type="float">
            <text:p>0.006888704</text:p>
          </table:table-cell>
          <table:table-cell office:value-type="float" office:value="0.006824704" calcext:value-type="float">
            <text:p>0.006824704</text:p>
          </table:table-cell>
          <table:table-cell office:value-type="float" office:value="0.825290752" calcext:value-type="float">
            <text:p>0.825290752</text:p>
          </table:table-cell>
          <table:table-cell office:value-type="float" office:value="0.063813888" calcext:value-type="float">
            <text:p>0.063813888</text:p>
          </table:table-cell>
          <table:table-cell office:value-type="float" office:value="3.073024" calcext:value-type="float">
            <text:p>3.073024</text:p>
          </table:table-cell>
          <table:table-cell office:value-type="float" office:value="0.593763328" calcext:value-type="float">
            <text:p>0.593763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10976" calcext:value-type="float">
            <text:p>0.006910976</text:p>
          </table:table-cell>
          <table:table-cell office:value-type="float" office:value="0.006827008" calcext:value-type="float">
            <text:p>0.006827008</text:p>
          </table:table-cell>
          <table:table-cell office:value-type="float" office:value="0.834396928" calcext:value-type="float">
            <text:p>0.834396928</text:p>
          </table:table-cell>
          <table:table-cell office:value-type="float" office:value="0.06403072" calcext:value-type="float">
            <text:p>0.06403072</text:p>
          </table:table-cell>
          <table:table-cell office:value-type="float" office:value="3.073294336" calcext:value-type="float">
            <text:p>3.073294336</text:p>
          </table:table-cell>
          <table:table-cell office:value-type="float" office:value="0.594793472" calcext:value-type="float">
            <text:p>0.594793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16608" calcext:value-type="float">
            <text:p>0.006916608</text:p>
          </table:table-cell>
          <table:table-cell office:value-type="float" office:value="0.006834176" calcext:value-type="float">
            <text:p>0.006834176</text:p>
          </table:table-cell>
          <table:table-cell office:value-type="float" office:value="0.85602432" calcext:value-type="float">
            <text:p>0.85602432</text:p>
          </table:table-cell>
          <table:table-cell office:value-type="float" office:value="0.06448384" calcext:value-type="float">
            <text:p>0.06448384</text:p>
          </table:table-cell>
          <table:table-cell office:value-type="float" office:value="3.077623296" calcext:value-type="float">
            <text:p>3.077623296</text:p>
          </table:table-cell>
          <table:table-cell office:value-type="float" office:value="0.601140224" calcext:value-type="float">
            <text:p>0.601140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21728" calcext:value-type="float">
            <text:p>0.006921728</text:p>
          </table:table-cell>
          <table:table-cell office:value-type="float" office:value="0.0068352" calcext:value-type="float">
            <text:p>0.0068352</text:p>
          </table:table-cell>
          <table:table-cell office:value-type="float" office:value="0.860826624" calcext:value-type="float">
            <text:p>0.860826624</text:p>
          </table:table-cell>
          <table:table-cell office:value-type="float" office:value="0.064499712" calcext:value-type="float">
            <text:p>0.064499712</text:p>
          </table:table-cell>
          <table:table-cell office:value-type="float" office:value="3.078124032" calcext:value-type="float">
            <text:p>3.078124032</text:p>
          </table:table-cell>
          <table:table-cell office:value-type="float" office:value="0.610775808" calcext:value-type="float">
            <text:p>0.610775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28384" calcext:value-type="float">
            <text:p>0.006928384</text:p>
          </table:table-cell>
          <table:table-cell office:value-type="float" office:value="0.006837248" calcext:value-type="float">
            <text:p>0.006837248</text:p>
          </table:table-cell>
          <table:table-cell office:value-type="float" office:value="0.87158272" calcext:value-type="float">
            <text:p>0.87158272</text:p>
          </table:table-cell>
          <table:table-cell office:value-type="float" office:value="0.064605184" calcext:value-type="float">
            <text:p>0.064605184</text:p>
          </table:table-cell>
          <table:table-cell office:value-type="float" office:value="3.079586816" calcext:value-type="float">
            <text:p>3.079586816</text:p>
          </table:table-cell>
          <table:table-cell office:value-type="float" office:value="0.612262912" calcext:value-type="float">
            <text:p>0.612262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46304" calcext:value-type="float">
            <text:p>0.006946304</text:p>
          </table:table-cell>
          <table:table-cell office:value-type="float" office:value="0.006837504" calcext:value-type="float">
            <text:p>0.006837504</text:p>
          </table:table-cell>
          <table:table-cell office:value-type="float" office:value="0.891089152" calcext:value-type="float">
            <text:p>0.891089152</text:p>
          </table:table-cell>
          <table:table-cell office:value-type="float" office:value="0.06470912" calcext:value-type="float">
            <text:p>0.06470912</text:p>
          </table:table-cell>
          <table:table-cell office:value-type="float" office:value="3.080462336" calcext:value-type="float">
            <text:p>3.080462336</text:p>
          </table:table-cell>
          <table:table-cell office:value-type="float" office:value="0.615012352" calcext:value-type="float">
            <text:p>0.615012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49632" calcext:value-type="float">
            <text:p>0.006949632</text:p>
          </table:table-cell>
          <table:table-cell office:value-type="float" office:value="0.00683776" calcext:value-type="float">
            <text:p>0.00683776</text:p>
          </table:table-cell>
          <table:table-cell office:value-type="float" office:value="0.901548032" calcext:value-type="float">
            <text:p>0.901548032</text:p>
          </table:table-cell>
          <table:table-cell office:value-type="float" office:value="0.064714752" calcext:value-type="float">
            <text:p>0.064714752</text:p>
          </table:table-cell>
          <table:table-cell office:value-type="float" office:value="3.082312192" calcext:value-type="float">
            <text:p>3.082312192</text:p>
          </table:table-cell>
          <table:table-cell office:value-type="float" office:value="0.616627968" calcext:value-type="float">
            <text:p>0.616627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67552" calcext:value-type="float">
            <text:p>0.006967552</text:p>
          </table:table-cell>
          <table:table-cell office:value-type="float" office:value="0.006843392" calcext:value-type="float">
            <text:p>0.006843392</text:p>
          </table:table-cell>
          <table:table-cell office:value-type="float" office:value="0.921082368" calcext:value-type="float">
            <text:p>0.921082368</text:p>
          </table:table-cell>
          <table:table-cell office:value-type="float" office:value="0.064924416" calcext:value-type="float">
            <text:p>0.064924416</text:p>
          </table:table-cell>
          <table:table-cell office:value-type="float" office:value="3.082895616" calcext:value-type="float">
            <text:p>3.082895616</text:p>
          </table:table-cell>
          <table:table-cell office:value-type="float" office:value="0.617921792" calcext:value-type="float">
            <text:p>0.617921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7856" calcext:value-type="float">
            <text:p>0.00697856</text:p>
          </table:table-cell>
          <table:table-cell office:value-type="float" office:value="0.00684928" calcext:value-type="float">
            <text:p>0.00684928</text:p>
          </table:table-cell>
          <table:table-cell office:value-type="float" office:value="0.930042112" calcext:value-type="float">
            <text:p>0.930042112</text:p>
          </table:table-cell>
          <table:table-cell office:value-type="float" office:value="0.064976384" calcext:value-type="float">
            <text:p>0.064976384</text:p>
          </table:table-cell>
          <table:table-cell office:value-type="float" office:value="3.083113472" calcext:value-type="float">
            <text:p>3.083113472</text:p>
          </table:table-cell>
          <table:table-cell office:value-type="float" office:value="0.624319744" calcext:value-type="float">
            <text:p>0.624319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84192" calcext:value-type="float">
            <text:p>0.006984192</text:p>
          </table:table-cell>
          <table:table-cell office:value-type="float" office:value="0.006854144" calcext:value-type="float">
            <text:p>0.006854144</text:p>
          </table:table-cell>
          <table:table-cell office:value-type="float" office:value="0.933729536" calcext:value-type="float">
            <text:p>0.933729536</text:p>
          </table:table-cell>
          <table:table-cell office:value-type="float" office:value="0.06503808" calcext:value-type="float">
            <text:p>0.06503808</text:p>
          </table:table-cell>
          <table:table-cell office:value-type="float" office:value="3.086333184" calcext:value-type="float">
            <text:p>3.086333184</text:p>
          </table:table-cell>
          <table:table-cell office:value-type="float" office:value="0.642176256" calcext:value-type="float">
            <text:p>0.642176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86496" calcext:value-type="float">
            <text:p>0.006986496</text:p>
          </table:table-cell>
          <table:table-cell office:value-type="float" office:value="0.006855424" calcext:value-type="float">
            <text:p>0.006855424</text:p>
          </table:table-cell>
          <table:table-cell office:value-type="float" office:value="0.939236864" calcext:value-type="float">
            <text:p>0.939236864</text:p>
          </table:table-cell>
          <table:table-cell office:value-type="float" office:value="0.0650432" calcext:value-type="float">
            <text:p>0.0650432</text:p>
          </table:table-cell>
          <table:table-cell office:value-type="float" office:value="3.08907264" calcext:value-type="float">
            <text:p>3.08907264</text:p>
          </table:table-cell>
          <table:table-cell office:value-type="float" office:value="0.645312512" calcext:value-type="float">
            <text:p>0.645312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998528" calcext:value-type="float">
            <text:p>0.006998528</text:p>
          </table:table-cell>
          <table:table-cell office:value-type="float" office:value="0.006856192" calcext:value-type="float">
            <text:p>0.006856192</text:p>
          </table:table-cell>
          <table:table-cell office:value-type="float" office:value="0.949258752" calcext:value-type="float">
            <text:p>0.949258752</text:p>
          </table:table-cell>
          <table:table-cell office:value-type="float" office:value="0.065044736" calcext:value-type="float">
            <text:p>0.065044736</text:p>
          </table:table-cell>
          <table:table-cell office:value-type="float" office:value="3.090485248" calcext:value-type="float">
            <text:p>3.090485248</text:p>
          </table:table-cell>
          <table:table-cell office:value-type="float" office:value="0.647499264" calcext:value-type="float">
            <text:p>0.647499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02112" calcext:value-type="float">
            <text:p>0.007002112</text:p>
          </table:table-cell>
          <table:table-cell office:value-type="float" office:value="0.006857472" calcext:value-type="float">
            <text:p>0.006857472</text:p>
          </table:table-cell>
          <table:table-cell office:value-type="float" office:value="0.949696768" calcext:value-type="float">
            <text:p>0.949696768</text:p>
          </table:table-cell>
          <table:table-cell office:value-type="float" office:value="0.065273344" calcext:value-type="float">
            <text:p>0.065273344</text:p>
          </table:table-cell>
          <table:table-cell office:value-type="float" office:value="3.091855872" calcext:value-type="float">
            <text:p>3.091855872</text:p>
          </table:table-cell>
          <table:table-cell office:value-type="float" office:value="0.652546304" calcext:value-type="float">
            <text:p>0.652546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04672" calcext:value-type="float">
            <text:p>0.007004672</text:p>
          </table:table-cell>
          <table:table-cell office:value-type="float" office:value="0.006863104" calcext:value-type="float">
            <text:p>0.006863104</text:p>
          </table:table-cell>
          <table:table-cell office:value-type="float" office:value="0.949799936" calcext:value-type="float">
            <text:p>0.949799936</text:p>
          </table:table-cell>
          <table:table-cell office:value-type="float" office:value="0.06530432" calcext:value-type="float">
            <text:p>0.06530432</text:p>
          </table:table-cell>
          <table:table-cell office:value-type="float" office:value="3.092189184" calcext:value-type="float">
            <text:p>3.092189184</text:p>
          </table:table-cell>
          <table:table-cell office:value-type="float" office:value="0.655385344" calcext:value-type="float">
            <text:p>0.655385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06464" calcext:value-type="float">
            <text:p>0.007006464</text:p>
          </table:table-cell>
          <table:table-cell office:value-type="float" office:value="0.006864896" calcext:value-type="float">
            <text:p>0.006864896</text:p>
          </table:table-cell>
          <table:table-cell office:value-type="float" office:value="0.950107136" calcext:value-type="float">
            <text:p>0.950107136</text:p>
          </table:table-cell>
          <table:table-cell office:value-type="float" office:value="0.065495296" calcext:value-type="float">
            <text:p>0.065495296</text:p>
          </table:table-cell>
          <table:table-cell office:value-type="float" office:value="3.093048576" calcext:value-type="float">
            <text:p>3.093048576</text:p>
          </table:table-cell>
          <table:table-cell office:value-type="float" office:value="0.655483136" calcext:value-type="float">
            <text:p>0.655483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06976" calcext:value-type="float">
            <text:p>0.007006976</text:p>
          </table:table-cell>
          <table:table-cell office:value-type="float" office:value="0.006870784" calcext:value-type="float">
            <text:p>0.006870784</text:p>
          </table:table-cell>
          <table:table-cell office:value-type="float" office:value="0.952449024" calcext:value-type="float">
            <text:p>0.952449024</text:p>
          </table:table-cell>
          <table:table-cell office:value-type="float" office:value="0.065547264" calcext:value-type="float">
            <text:p>0.065547264</text:p>
          </table:table-cell>
          <table:table-cell office:value-type="float" office:value="3.093383424" calcext:value-type="float">
            <text:p>3.093383424</text:p>
          </table:table-cell>
          <table:table-cell office:value-type="float" office:value="0.664634112" calcext:value-type="float">
            <text:p>0.66463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13632" calcext:value-type="float">
            <text:p>0.007013632</text:p>
          </table:table-cell>
          <table:table-cell office:value-type="float" office:value="0.006871808" calcext:value-type="float">
            <text:p>0.006871808</text:p>
          </table:table-cell>
          <table:table-cell office:value-type="float" office:value="0.952792576" calcext:value-type="float">
            <text:p>0.952792576</text:p>
          </table:table-cell>
          <table:table-cell office:value-type="float" office:value="0.0656896" calcext:value-type="float">
            <text:p>0.0656896</text:p>
          </table:table-cell>
          <table:table-cell office:value-type="float" office:value="3.0951424" calcext:value-type="float">
            <text:p>3.0951424</text:p>
          </table:table-cell>
          <table:table-cell office:value-type="float" office:value="0.678269184" calcext:value-type="float">
            <text:p>0.678269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14144" calcext:value-type="float">
            <text:p>0.007014144</text:p>
          </table:table-cell>
          <table:table-cell office:value-type="float" office:value="0.006881536" calcext:value-type="float">
            <text:p>0.006881536</text:p>
          </table:table-cell>
          <table:table-cell office:value-type="float" office:value="0.987476736" calcext:value-type="float">
            <text:p>0.987476736</text:p>
          </table:table-cell>
          <table:table-cell office:value-type="float" office:value="0.065851392" calcext:value-type="float">
            <text:p>0.065851392</text:p>
          </table:table-cell>
          <table:table-cell office:value-type="float" office:value="3.097358848" calcext:value-type="float">
            <text:p>3.097358848</text:p>
          </table:table-cell>
          <table:table-cell office:value-type="float" office:value="0.683220992" calcext:value-type="float">
            <text:p>0.683220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23104" calcext:value-type="float">
            <text:p>0.007023104</text:p>
          </table:table-cell>
          <table:table-cell office:value-type="float" office:value="0.006887424" calcext:value-type="float">
            <text:p>0.006887424</text:p>
          </table:table-cell>
          <table:table-cell office:value-type="float" office:value="0.998009088" calcext:value-type="float">
            <text:p>0.998009088</text:p>
          </table:table-cell>
          <table:table-cell office:value-type="float" office:value="0.065873408" calcext:value-type="float">
            <text:p>0.065873408</text:p>
          </table:table-cell>
          <table:table-cell office:value-type="float" office:value="3.09896704" calcext:value-type="float">
            <text:p>3.09896704</text:p>
          </table:table-cell>
          <table:table-cell office:value-type="float" office:value="0.697741056" calcext:value-type="float">
            <text:p>0.69774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24384" calcext:value-type="float">
            <text:p>0.007024384</text:p>
          </table:table-cell>
          <table:table-cell office:value-type="float" office:value="0.006888704" calcext:value-type="float">
            <text:p>0.006888704</text:p>
          </table:table-cell>
          <table:table-cell office:value-type="float" office:value="0.998049024" calcext:value-type="float">
            <text:p>0.998049024</text:p>
          </table:table-cell>
          <table:table-cell office:value-type="float" office:value="0.0662528" calcext:value-type="float">
            <text:p>0.0662528</text:p>
          </table:table-cell>
          <table:table-cell office:value-type="float" office:value="3.10370048" calcext:value-type="float">
            <text:p>3.10370048</text:p>
          </table:table-cell>
          <table:table-cell office:value-type="float" office:value="0.698486528" calcext:value-type="float">
            <text:p>0.698486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46144" calcext:value-type="float">
            <text:p>0.007046144</text:p>
          </table:table-cell>
          <table:table-cell office:value-type="float" office:value="0.006889216" calcext:value-type="float">
            <text:p>0.006889216</text:p>
          </table:table-cell>
          <table:table-cell office:value-type="float" office:value="0.999130368" calcext:value-type="float">
            <text:p>0.999130368</text:p>
          </table:table-cell>
          <table:table-cell office:value-type="float" office:value="0.066341376" calcext:value-type="float">
            <text:p>0.066341376</text:p>
          </table:table-cell>
          <table:table-cell office:value-type="float" office:value="3.104839168" calcext:value-type="float">
            <text:p>3.104839168</text:p>
          </table:table-cell>
          <table:table-cell office:value-type="float" office:value="0.700078592" calcext:value-type="float">
            <text:p>0.700078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47936" calcext:value-type="float">
            <text:p>0.007047936</text:p>
          </table:table-cell>
          <table:table-cell office:value-type="float" office:value="0.006889472" calcext:value-type="float">
            <text:p>0.006889472</text:p>
          </table:table-cell>
          <table:table-cell office:value-type="float" office:value="1.006606336" calcext:value-type="float">
            <text:p>1.006606336</text:p>
          </table:table-cell>
          <table:table-cell office:value-type="float" office:value="0.067523328" calcext:value-type="float">
            <text:p>0.067523328</text:p>
          </table:table-cell>
          <table:table-cell office:value-type="float" office:value="3.107147776" calcext:value-type="float">
            <text:p>3.107147776</text:p>
          </table:table-cell>
          <table:table-cell office:value-type="float" office:value="0.706565888" calcext:value-type="float">
            <text:p>0.70656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50752" calcext:value-type="float">
            <text:p>0.007050752</text:p>
          </table:table-cell>
          <table:table-cell office:value-type="float" office:value="0.006891264" calcext:value-type="float">
            <text:p>0.006891264</text:p>
          </table:table-cell>
          <table:table-cell office:value-type="float" office:value="1.019263744" calcext:value-type="float">
            <text:p>1.019263744</text:p>
          </table:table-cell>
          <table:table-cell office:value-type="float" office:value="0.067552512" calcext:value-type="float">
            <text:p>0.067552512</text:p>
          </table:table-cell>
          <table:table-cell office:value-type="float" office:value="3.11056384" calcext:value-type="float">
            <text:p>3.11056384</text:p>
          </table:table-cell>
          <table:table-cell office:value-type="float" office:value="0.714434304" calcext:value-type="float">
            <text:p>0.714434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68672" calcext:value-type="float">
            <text:p>0.007068672</text:p>
          </table:table-cell>
          <table:table-cell office:value-type="float" office:value="0.006900224" calcext:value-type="float">
            <text:p>0.006900224</text:p>
          </table:table-cell>
          <table:table-cell office:value-type="float" office:value="1.024030208" calcext:value-type="float">
            <text:p>1.024030208</text:p>
          </table:table-cell>
          <table:table-cell office:value-type="float" office:value="0.067585024" calcext:value-type="float">
            <text:p>0.067585024</text:p>
          </table:table-cell>
          <table:table-cell office:value-type="float" office:value="3.114462464" calcext:value-type="float">
            <text:p>3.114462464</text:p>
          </table:table-cell>
          <table:table-cell office:value-type="float" office:value="0.718049792" calcext:value-type="float">
            <text:p>0.718049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78656" calcext:value-type="float">
            <text:p>0.007078656</text:p>
          </table:table-cell>
          <table:table-cell office:value-type="float" office:value="0.006921472" calcext:value-type="float">
            <text:p>0.006921472</text:p>
          </table:table-cell>
          <table:table-cell office:value-type="float" office:value="1.036876544" calcext:value-type="float">
            <text:p>1.036876544</text:p>
          </table:table-cell>
          <table:table-cell office:value-type="float" office:value="0.074909696" calcext:value-type="float">
            <text:p>0.074909696</text:p>
          </table:table-cell>
          <table:table-cell office:value-type="float" office:value="3.119066368" calcext:value-type="float">
            <text:p>3.119066368</text:p>
          </table:table-cell>
          <table:table-cell office:value-type="float" office:value="0.720374528" calcext:value-type="float">
            <text:p>0.720374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94784" calcext:value-type="float">
            <text:p>0.007094784</text:p>
          </table:table-cell>
          <table:table-cell office:value-type="float" office:value="0.006931712" calcext:value-type="float">
            <text:p>0.006931712</text:p>
          </table:table-cell>
          <table:table-cell office:value-type="float" office:value="1.04092288" calcext:value-type="float">
            <text:p>1.04092288</text:p>
          </table:table-cell>
          <table:table-cell office:value-type="float" office:value="0.075075072" calcext:value-type="float">
            <text:p>0.075075072</text:p>
          </table:table-cell>
          <table:table-cell office:value-type="float" office:value="3.119154432" calcext:value-type="float">
            <text:p>3.119154432</text:p>
          </table:table-cell>
          <table:table-cell office:value-type="float" office:value="0.723017216" calcext:value-type="float">
            <text:p>0.723017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118848" calcext:value-type="float">
            <text:p>0.007118848</text:p>
          </table:table-cell>
          <table:table-cell office:value-type="float" office:value="0.00694016" calcext:value-type="float">
            <text:p>0.00694016</text:p>
          </table:table-cell>
          <table:table-cell office:value-type="float" office:value="1.045988608" calcext:value-type="float">
            <text:p>1.045988608</text:p>
          </table:table-cell>
          <table:table-cell office:value-type="float" office:value="0.075127808" calcext:value-type="float">
            <text:p>0.075127808</text:p>
          </table:table-cell>
          <table:table-cell office:value-type="float" office:value="3.120492544" calcext:value-type="float">
            <text:p>3.120492544</text:p>
          </table:table-cell>
          <table:table-cell office:value-type="float" office:value="0.733913344" calcext:value-type="float">
            <text:p>0.733913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131392" calcext:value-type="float">
            <text:p>0.007131392</text:p>
          </table:table-cell>
          <table:table-cell office:value-type="float" office:value="0.006944" calcext:value-type="float">
            <text:p>0.006944</text:p>
          </table:table-cell>
          <table:table-cell office:value-type="float" office:value="1.04872064" calcext:value-type="float">
            <text:p>1.04872064</text:p>
          </table:table-cell>
          <table:table-cell office:value-type="float" office:value="0.075232" calcext:value-type="float">
            <text:p>0.075232</text:p>
          </table:table-cell>
          <table:table-cell office:value-type="float" office:value="3.121816064" calcext:value-type="float">
            <text:p>3.121816064</text:p>
          </table:table-cell>
          <table:table-cell office:value-type="float" office:value="0.735487488" calcext:value-type="float">
            <text:p>0.735487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17184" calcext:value-type="float">
            <text:p>0.00717184</text:p>
          </table:table-cell>
          <table:table-cell office:value-type="float" office:value="0.006951936" calcext:value-type="float">
            <text:p>0.006951936</text:p>
          </table:table-cell>
          <table:table-cell office:value-type="float" office:value="1.0495744" calcext:value-type="float">
            <text:p>1.0495744</text:p>
          </table:table-cell>
          <table:table-cell office:value-type="float" office:value="0.075284224" calcext:value-type="float">
            <text:p>0.075284224</text:p>
          </table:table-cell>
          <table:table-cell office:value-type="float" office:value="3.123881984" calcext:value-type="float">
            <text:p>3.123881984</text:p>
          </table:table-cell>
          <table:table-cell office:value-type="float" office:value="0.737231872" calcext:value-type="float">
            <text:p>0.737231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172096" calcext:value-type="float">
            <text:p>0.007172096</text:p>
          </table:table-cell>
          <table:table-cell office:value-type="float" office:value="0.006957568" calcext:value-type="float">
            <text:p>0.006957568</text:p>
          </table:table-cell>
          <table:table-cell office:value-type="float" office:value="1.049896448" calcext:value-type="float">
            <text:p>1.049896448</text:p>
          </table:table-cell>
          <table:table-cell office:value-type="float" office:value="0.075426816" calcext:value-type="float">
            <text:p>0.075426816</text:p>
          </table:table-cell>
          <table:table-cell office:value-type="float" office:value="3.124996864" calcext:value-type="float">
            <text:p>3.124996864</text:p>
          </table:table-cell>
          <table:table-cell office:value-type="float" office:value="0.750644736" calcext:value-type="float">
            <text:p>0.750644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184896" calcext:value-type="float">
            <text:p>0.007184896</text:p>
          </table:table-cell>
          <table:table-cell office:value-type="float" office:value="0.006964992" calcext:value-type="float">
            <text:p>0.006964992</text:p>
          </table:table-cell>
          <table:table-cell office:value-type="float" office:value="1.049980672" calcext:value-type="float">
            <text:p>1.049980672</text:p>
          </table:table-cell>
          <table:table-cell office:value-type="float" office:value="0.075646464" calcext:value-type="float">
            <text:p>0.075646464</text:p>
          </table:table-cell>
          <table:table-cell office:value-type="float" office:value="3.12537728" calcext:value-type="float">
            <text:p>3.12537728</text:p>
          </table:table-cell>
          <table:table-cell office:value-type="float" office:value="0.759511808" calcext:value-type="float">
            <text:p>0.759511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01536" calcext:value-type="float">
            <text:p>0.007201536</text:p>
          </table:table-cell>
          <table:table-cell office:value-type="float" office:value="0.006968576" calcext:value-type="float">
            <text:p>0.006968576</text:p>
          </table:table-cell>
          <table:table-cell office:value-type="float" office:value="1.05029888" calcext:value-type="float">
            <text:p>1.05029888</text:p>
          </table:table-cell>
          <table:table-cell office:value-type="float" office:value="0.07568256" calcext:value-type="float">
            <text:p>0.07568256</text:p>
          </table:table-cell>
          <table:table-cell office:value-type="float" office:value="3.13052416" calcext:value-type="float">
            <text:p>3.13052416</text:p>
          </table:table-cell>
          <table:table-cell office:value-type="float" office:value="0.760907264" calcext:value-type="float">
            <text:p>0.760907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01792" calcext:value-type="float">
            <text:p>0.007201792</text:p>
          </table:table-cell>
          <table:table-cell office:value-type="float" office:value="0.006971392" calcext:value-type="float">
            <text:p>0.006971392</text:p>
          </table:table-cell>
          <table:table-cell office:value-type="float" office:value="1.053844736" calcext:value-type="float">
            <text:p>1.053844736</text:p>
          </table:table-cell>
          <table:table-cell office:value-type="float" office:value="0.075761152" calcext:value-type="float">
            <text:p>0.075761152</text:p>
          </table:table-cell>
          <table:table-cell office:value-type="float" office:value="3.131790592" calcext:value-type="float">
            <text:p>3.131790592</text:p>
          </table:table-cell>
          <table:table-cell office:value-type="float" office:value="0.765020672" calcext:value-type="float">
            <text:p>0.765020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08448" calcext:value-type="float">
            <text:p>0.007208448</text:p>
          </table:table-cell>
          <table:table-cell office:value-type="float" office:value="0.006976256" calcext:value-type="float">
            <text:p>0.006976256</text:p>
          </table:table-cell>
          <table:table-cell office:value-type="float" office:value="1.058785024" calcext:value-type="float">
            <text:p>1.058785024</text:p>
          </table:table-cell>
          <table:table-cell office:value-type="float" office:value="0.075808768" calcext:value-type="float">
            <text:p>0.075808768</text:p>
          </table:table-cell>
          <table:table-cell office:value-type="float" office:value="3.1330624" calcext:value-type="float">
            <text:p>3.1330624</text:p>
          </table:table-cell>
          <table:table-cell office:value-type="float" office:value="0.766711296" calcext:value-type="float">
            <text:p>0.766711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21504" calcext:value-type="float">
            <text:p>0.007221504</text:p>
          </table:table-cell>
          <table:table-cell office:value-type="float" office:value="0.006980352" calcext:value-type="float">
            <text:p>0.006980352</text:p>
          </table:table-cell>
          <table:table-cell office:value-type="float" office:value="1.067651328" calcext:value-type="float">
            <text:p>1.067651328</text:p>
          </table:table-cell>
          <table:table-cell office:value-type="float" office:value="0.075861248" calcext:value-type="float">
            <text:p>0.075861248</text:p>
          </table:table-cell>
          <table:table-cell office:value-type="float" office:value="3.13403136" calcext:value-type="float">
            <text:p>3.13403136</text:p>
          </table:table-cell>
          <table:table-cell office:value-type="float" office:value="0.770515456" calcext:value-type="float">
            <text:p>0.77051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25088" calcext:value-type="float">
            <text:p>0.007225088</text:p>
          </table:table-cell>
          <table:table-cell office:value-type="float" office:value="0.0069824" calcext:value-type="float">
            <text:p>0.0069824</text:p>
          </table:table-cell>
          <table:table-cell office:value-type="float" office:value="1.071189504" calcext:value-type="float">
            <text:p>1.071189504</text:p>
          </table:table-cell>
          <table:table-cell office:value-type="float" office:value="0.07589504" calcext:value-type="float">
            <text:p>0.07589504</text:p>
          </table:table-cell>
          <table:table-cell office:value-type="float" office:value="3.135564288" calcext:value-type="float">
            <text:p>3.135564288</text:p>
          </table:table-cell>
          <table:table-cell office:value-type="float" office:value="0.77084928" calcext:value-type="float">
            <text:p>0.77084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3456" calcext:value-type="float">
            <text:p>0.00723456</text:p>
          </table:table-cell>
          <table:table-cell office:value-type="float" office:value="0.006983424" calcext:value-type="float">
            <text:p>0.006983424</text:p>
          </table:table-cell>
          <table:table-cell office:value-type="float" office:value="1.1015424" calcext:value-type="float">
            <text:p>1.1015424</text:p>
          </table:table-cell>
          <table:table-cell office:value-type="float" office:value="0.097634048" calcext:value-type="float">
            <text:p>0.097634048</text:p>
          </table:table-cell>
          <table:table-cell office:value-type="float" office:value="3.135768064" calcext:value-type="float">
            <text:p>3.135768064</text:p>
          </table:table-cell>
          <table:table-cell office:value-type="float" office:value="0.807130624" calcext:value-type="float">
            <text:p>0.807130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40192" calcext:value-type="float">
            <text:p>0.007240192</text:p>
          </table:table-cell>
          <table:table-cell office:value-type="float" office:value="0.006986752" calcext:value-type="float">
            <text:p>0.006986752</text:p>
          </table:table-cell>
          <table:table-cell office:value-type="float" office:value="1.102683392" calcext:value-type="float">
            <text:p>1.102683392</text:p>
          </table:table-cell>
          <table:table-cell office:value-type="float" office:value="0.098391552" calcext:value-type="float">
            <text:p>0.098391552</text:p>
          </table:table-cell>
          <table:table-cell office:value-type="float" office:value="3.136911616" calcext:value-type="float">
            <text:p>3.136911616</text:p>
          </table:table-cell>
          <table:table-cell office:value-type="float" office:value="0.832509184" calcext:value-type="float">
            <text:p>0.832509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44544" calcext:value-type="float">
            <text:p>0.007244544</text:p>
          </table:table-cell>
          <table:table-cell office:value-type="float" office:value="0.007006976" calcext:value-type="float">
            <text:p>0.007006976</text:p>
          </table:table-cell>
          <table:table-cell office:value-type="float" office:value="1.11432192" calcext:value-type="float">
            <text:p>1.11432192</text:p>
          </table:table-cell>
          <table:table-cell office:value-type="float" office:value="0.098459392" calcext:value-type="float">
            <text:p>0.098459392</text:p>
          </table:table-cell>
          <table:table-cell office:value-type="float" office:value="3.138118656" calcext:value-type="float">
            <text:p>3.138118656</text:p>
          </table:table-cell>
          <table:table-cell office:value-type="float" office:value="0.834140672" calcext:value-type="float">
            <text:p>0.834140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45312" calcext:value-type="float">
            <text:p>0.007245312</text:p>
          </table:table-cell>
          <table:table-cell office:value-type="float" office:value="0.007009536" calcext:value-type="float">
            <text:p>0.007009536</text:p>
          </table:table-cell>
          <table:table-cell office:value-type="float" office:value="1.120656128" calcext:value-type="float">
            <text:p>1.120656128</text:p>
          </table:table-cell>
          <table:table-cell office:value-type="float" office:value="0.103356672" calcext:value-type="float">
            <text:p>0.103356672</text:p>
          </table:table-cell>
          <table:table-cell office:value-type="float" office:value="3.142706944" calcext:value-type="float">
            <text:p>3.142706944</text:p>
          </table:table-cell>
          <table:table-cell office:value-type="float" office:value="0.837708032" calcext:value-type="float">
            <text:p>0.83770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6912" calcext:value-type="float">
            <text:p>0.00726912</text:p>
          </table:table-cell>
          <table:table-cell office:value-type="float" office:value="0.007011072" calcext:value-type="float">
            <text:p>0.007011072</text:p>
          </table:table-cell>
          <table:table-cell office:value-type="float" office:value="1.1369024" calcext:value-type="float">
            <text:p>1.1369024</text:p>
          </table:table-cell>
          <table:table-cell office:value-type="float" office:value="0.103687424" calcext:value-type="float">
            <text:p>0.103687424</text:p>
          </table:table-cell>
          <table:table-cell office:value-type="float" office:value="3.14416512" calcext:value-type="float">
            <text:p>3.14416512</text:p>
          </table:table-cell>
          <table:table-cell office:value-type="float" office:value="0.840661504" calcext:value-type="float">
            <text:p>0.84066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70144" calcext:value-type="float">
            <text:p>0.007270144</text:p>
          </table:table-cell>
          <table:table-cell office:value-type="float" office:value="0.007015936" calcext:value-type="float">
            <text:p>0.007015936</text:p>
          </table:table-cell>
          <table:table-cell office:value-type="float" office:value="1.142559232" calcext:value-type="float">
            <text:p>1.142559232</text:p>
          </table:table-cell>
          <table:table-cell office:value-type="float" office:value="0.103963392" calcext:value-type="float">
            <text:p>0.103963392</text:p>
          </table:table-cell>
          <table:table-cell office:value-type="float" office:value="3.145641472" calcext:value-type="float">
            <text:p>3.145641472</text:p>
          </table:table-cell>
          <table:table-cell office:value-type="float" office:value="0.842697472" calcext:value-type="float">
            <text:p>0.842697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80896" calcext:value-type="float">
            <text:p>0.007280896</text:p>
          </table:table-cell>
          <table:table-cell office:value-type="float" office:value="0.007024128" calcext:value-type="float">
            <text:p>0.007024128</text:p>
          </table:table-cell>
          <table:table-cell office:value-type="float" office:value="1.143185408" calcext:value-type="float">
            <text:p>1.143185408</text:p>
          </table:table-cell>
          <table:table-cell office:value-type="float" office:value="0.103975424" calcext:value-type="float">
            <text:p>0.103975424</text:p>
          </table:table-cell>
          <table:table-cell office:value-type="float" office:value="3.146055424" calcext:value-type="float">
            <text:p>3.146055424</text:p>
          </table:table-cell>
          <table:table-cell office:value-type="float" office:value="0.849936384" calcext:value-type="float">
            <text:p>0.84993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8448" calcext:value-type="float">
            <text:p>0.00728448</text:p>
          </table:table-cell>
          <table:table-cell office:value-type="float" office:value="0.007024384" calcext:value-type="float">
            <text:p>0.007024384</text:p>
          </table:table-cell>
          <table:table-cell office:value-type="float" office:value="1.143593216" calcext:value-type="float">
            <text:p>1.143593216</text:p>
          </table:table-cell>
          <table:table-cell office:value-type="float" office:value="0.104027648" calcext:value-type="float">
            <text:p>0.104027648</text:p>
          </table:table-cell>
          <table:table-cell office:value-type="float" office:value="3.146737408" calcext:value-type="float">
            <text:p>3.146737408</text:p>
          </table:table-cell>
          <table:table-cell office:value-type="float" office:value="0.855415552" calcext:value-type="float">
            <text:p>0.855415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88832" calcext:value-type="float">
            <text:p>0.007288832</text:p>
          </table:table-cell>
          <table:table-cell office:value-type="float" office:value="0.0070272" calcext:value-type="float">
            <text:p>0.0070272</text:p>
          </table:table-cell>
          <table:table-cell office:value-type="float" office:value="1.14623616" calcext:value-type="float">
            <text:p>1.14623616</text:p>
          </table:table-cell>
          <table:table-cell office:value-type="float" office:value="0.104245504" calcext:value-type="float">
            <text:p>0.104245504</text:p>
          </table:table-cell>
          <table:table-cell office:value-type="float" office:value="3.151675904" calcext:value-type="float">
            <text:p>3.151675904</text:p>
          </table:table-cell>
          <table:table-cell office:value-type="float" office:value="0.857949696" calcext:value-type="float">
            <text:p>0.85794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9472" calcext:value-type="float">
            <text:p>0.00729472</text:p>
          </table:table-cell>
          <table:table-cell office:value-type="float" office:value="0.007028736" calcext:value-type="float">
            <text:p>0.007028736</text:p>
          </table:table-cell>
          <table:table-cell office:value-type="float" office:value="1.157792" calcext:value-type="float">
            <text:p>1.157792</text:p>
          </table:table-cell>
          <table:table-cell office:value-type="float" office:value="0.1043328" calcext:value-type="float">
            <text:p>0.1043328</text:p>
          </table:table-cell>
          <table:table-cell office:value-type="float" office:value="3.154673408" calcext:value-type="float">
            <text:p>3.154673408</text:p>
          </table:table-cell>
          <table:table-cell office:value-type="float" office:value="0.872467456" calcext:value-type="float">
            <text:p>0.872467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29856" calcext:value-type="float">
            <text:p>0.00729856</text:p>
          </table:table-cell>
          <table:table-cell office:value-type="float" office:value="0.00703616" calcext:value-type="float">
            <text:p>0.00703616</text:p>
          </table:table-cell>
          <table:table-cell office:value-type="float" office:value="1.159475712" calcext:value-type="float">
            <text:p>1.159475712</text:p>
          </table:table-cell>
          <table:table-cell office:value-type="float" office:value="0.111469824" calcext:value-type="float">
            <text:p>0.111469824</text:p>
          </table:table-cell>
          <table:table-cell office:value-type="float" office:value="3.15594112" calcext:value-type="float">
            <text:p>3.15594112</text:p>
          </table:table-cell>
          <table:table-cell office:value-type="float" office:value="0.879343616" calcext:value-type="float">
            <text:p>0.879343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10336" calcext:value-type="float">
            <text:p>0.007310336</text:p>
          </table:table-cell>
          <table:table-cell office:value-type="float" office:value="0.007036416" calcext:value-type="float">
            <text:p>0.007036416</text:p>
          </table:table-cell>
          <table:table-cell office:value-type="float" office:value="1.160297472" calcext:value-type="float">
            <text:p>1.160297472</text:p>
          </table:table-cell>
          <table:table-cell office:value-type="float" office:value="0.111638528" calcext:value-type="float">
            <text:p>0.111638528</text:p>
          </table:table-cell>
          <table:table-cell office:value-type="float" office:value="3.158109696" calcext:value-type="float">
            <text:p>3.158109696</text:p>
          </table:table-cell>
          <table:table-cell office:value-type="float" office:value="0.882585088" calcext:value-type="float">
            <text:p>0.882585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13408" calcext:value-type="float">
            <text:p>0.007313408</text:p>
          </table:table-cell>
          <table:table-cell office:value-type="float" office:value="0.007047936" calcext:value-type="float">
            <text:p>0.007047936</text:p>
          </table:table-cell>
          <table:table-cell office:value-type="float" office:value="1.163092992" calcext:value-type="float">
            <text:p>1.163092992</text:p>
          </table:table-cell>
          <table:table-cell office:value-type="float" office:value="0.111786752" calcext:value-type="float">
            <text:p>0.111786752</text:p>
          </table:table-cell>
          <table:table-cell office:value-type="float" office:value="3.163358976" calcext:value-type="float">
            <text:p>3.163358976</text:p>
          </table:table-cell>
          <table:table-cell office:value-type="float" office:value="0.896469248" calcext:value-type="float">
            <text:p>0.896469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21088" calcext:value-type="float">
            <text:p>0.007321088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1.17609856" calcext:value-type="float">
            <text:p>1.17609856</text:p>
          </table:table-cell>
          <table:table-cell office:value-type="float" office:value="0.118918144" calcext:value-type="float">
            <text:p>0.118918144</text:p>
          </table:table-cell>
          <table:table-cell office:value-type="float" office:value="3.165915392" calcext:value-type="float">
            <text:p>3.165915392</text:p>
          </table:table-cell>
          <table:table-cell office:value-type="float" office:value="0.899483648" calcext:value-type="float">
            <text:p>0.899483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24928" calcext:value-type="float">
            <text:p>0.007324928</text:p>
          </table:table-cell>
          <table:table-cell office:value-type="float" office:value="0.007058688" calcext:value-type="float">
            <text:p>0.007058688</text:p>
          </table:table-cell>
          <table:table-cell office:value-type="float" office:value="1.176780288" calcext:value-type="float">
            <text:p>1.176780288</text:p>
          </table:table-cell>
          <table:table-cell office:value-type="float" office:value="0.119526656" calcext:value-type="float">
            <text:p>0.119526656</text:p>
          </table:table-cell>
          <table:table-cell office:value-type="float" office:value="3.169582336" calcext:value-type="float">
            <text:p>3.169582336</text:p>
          </table:table-cell>
          <table:table-cell office:value-type="float" office:value="0.9189952" calcext:value-type="float">
            <text:p>0.9189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45152" calcext:value-type="float">
            <text:p>0.007345152</text:p>
          </table:table-cell>
          <table:table-cell office:value-type="float" office:value="0.007066112" calcext:value-type="float">
            <text:p>0.007066112</text:p>
          </table:table-cell>
          <table:table-cell office:value-type="float" office:value="1.177081856" calcext:value-type="float">
            <text:p>1.177081856</text:p>
          </table:table-cell>
          <table:table-cell office:value-type="float" office:value="0.11956352" calcext:value-type="float">
            <text:p>0.11956352</text:p>
          </table:table-cell>
          <table:table-cell office:value-type="float" office:value="3.170065152" calcext:value-type="float">
            <text:p>3.170065152</text:p>
          </table:table-cell>
          <table:table-cell office:value-type="float" office:value="0.933003776" calcext:value-type="float">
            <text:p>0.933003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48992" calcext:value-type="float">
            <text:p>0.007348992</text:p>
          </table:table-cell>
          <table:table-cell office:value-type="float" office:value="0.007067904" calcext:value-type="float">
            <text:p>0.007067904</text:p>
          </table:table-cell>
          <table:table-cell office:value-type="float" office:value="1.182404864" calcext:value-type="float">
            <text:p>1.182404864</text:p>
          </table:table-cell>
          <table:table-cell office:value-type="float" office:value="0.119624704" calcext:value-type="float">
            <text:p>0.119624704</text:p>
          </table:table-cell>
          <table:table-cell office:value-type="float" office:value="3.170432256" calcext:value-type="float">
            <text:p>3.170432256</text:p>
          </table:table-cell>
          <table:table-cell office:value-type="float" office:value="0.93392384" calcext:value-type="float">
            <text:p>0.93392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68704" calcext:value-type="float">
            <text:p>0.007368704</text:p>
          </table:table-cell>
          <table:table-cell office:value-type="float" office:value="0.007078656" calcext:value-type="float">
            <text:p>0.007078656</text:p>
          </table:table-cell>
          <table:table-cell office:value-type="float" office:value="1.18568192" calcext:value-type="float">
            <text:p>1.18568192</text:p>
          </table:table-cell>
          <table:table-cell office:value-type="float" office:value="0.120614656" calcext:value-type="float">
            <text:p>0.120614656</text:p>
          </table:table-cell>
          <table:table-cell office:value-type="float" office:value="3.17544576" calcext:value-type="float">
            <text:p>3.17544576</text:p>
          </table:table-cell>
          <table:table-cell office:value-type="float" office:value="0.940903424" calcext:value-type="float">
            <text:p>0.940903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90976" calcext:value-type="float">
            <text:p>0.007390976</text:p>
          </table:table-cell>
          <table:table-cell office:value-type="float" office:value="0.00708608" calcext:value-type="float">
            <text:p>0.00708608</text:p>
          </table:table-cell>
          <table:table-cell office:value-type="float" office:value="1.188538112" calcext:value-type="float">
            <text:p>1.188538112</text:p>
          </table:table-cell>
          <table:table-cell office:value-type="float" office:value="0.120673024" calcext:value-type="float">
            <text:p>0.120673024</text:p>
          </table:table-cell>
          <table:table-cell office:value-type="float" office:value="3.175468544" calcext:value-type="float">
            <text:p>3.175468544</text:p>
          </table:table-cell>
          <table:table-cell office:value-type="float" office:value="0.942246912" calcext:value-type="float">
            <text:p>0.942246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94048" calcext:value-type="float">
            <text:p>0.007394048</text:p>
          </table:table-cell>
          <table:table-cell office:value-type="float" office:value="0.007087872" calcext:value-type="float">
            <text:p>0.007087872</text:p>
          </table:table-cell>
          <table:table-cell office:value-type="float" office:value="1.202384384" calcext:value-type="float">
            <text:p>1.202384384</text:p>
          </table:table-cell>
          <table:table-cell office:value-type="float" office:value="0.12073984" calcext:value-type="float">
            <text:p>0.12073984</text:p>
          </table:table-cell>
          <table:table-cell office:value-type="float" office:value="3.1762944" calcext:value-type="float">
            <text:p>3.1762944</text:p>
          </table:table-cell>
          <table:table-cell office:value-type="float" office:value="0.947130112" calcext:value-type="float">
            <text:p>0.94713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39712" calcext:value-type="float">
            <text:p>0.00739712</text:p>
          </table:table-cell>
          <table:table-cell office:value-type="float" office:value="0.007097856" calcext:value-type="float">
            <text:p>0.007097856</text:p>
          </table:table-cell>
          <table:table-cell office:value-type="float" office:value="1.202737152" calcext:value-type="float">
            <text:p>1.202737152</text:p>
          </table:table-cell>
          <table:table-cell office:value-type="float" office:value="0.120979456" calcext:value-type="float">
            <text:p>0.120979456</text:p>
          </table:table-cell>
          <table:table-cell office:value-type="float" office:value="3.176915712" calcext:value-type="float">
            <text:p>3.176915712</text:p>
          </table:table-cell>
          <table:table-cell office:value-type="float" office:value="0.965059072" calcext:value-type="float">
            <text:p>0.965059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49088" calcext:value-type="float">
            <text:p>0.007449088</text:p>
          </table:table-cell>
          <table:table-cell office:value-type="float" office:value="0.007098624" calcext:value-type="float">
            <text:p>0.007098624</text:p>
          </table:table-cell>
          <table:table-cell office:value-type="float" office:value="1.210427648" calcext:value-type="float">
            <text:p>1.210427648</text:p>
          </table:table-cell>
          <table:table-cell office:value-type="float" office:value="0.121030144" calcext:value-type="float">
            <text:p>0.121030144</text:p>
          </table:table-cell>
          <table:table-cell office:value-type="float" office:value="3.179071232" calcext:value-type="float">
            <text:p>3.179071232</text:p>
          </table:table-cell>
          <table:table-cell office:value-type="float" office:value="0.966710272" calcext:value-type="float">
            <text:p>0.966710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60864" calcext:value-type="float">
            <text:p>0.007460864</text:p>
          </table:table-cell>
          <table:table-cell office:value-type="float" office:value="0.007102976" calcext:value-type="float">
            <text:p>0.007102976</text:p>
          </table:table-cell>
          <table:table-cell office:value-type="float" office:value="1.210432256" calcext:value-type="float">
            <text:p>1.210432256</text:p>
          </table:table-cell>
          <table:table-cell office:value-type="float" office:value="0.127800576" calcext:value-type="float">
            <text:p>0.127800576</text:p>
          </table:table-cell>
          <table:table-cell office:value-type="float" office:value="3.180388608" calcext:value-type="float">
            <text:p>3.180388608</text:p>
          </table:table-cell>
          <table:table-cell office:value-type="float" office:value="0.972193536" calcext:value-type="float">
            <text:p>0.972193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6496" calcext:value-type="float">
            <text:p>0.00746496</text:p>
          </table:table-cell>
          <table:table-cell office:value-type="float" office:value="0.007104768" calcext:value-type="float">
            <text:p>0.007104768</text:p>
          </table:table-cell>
          <table:table-cell office:value-type="float" office:value="1.217708544" calcext:value-type="float">
            <text:p>1.217708544</text:p>
          </table:table-cell>
          <table:table-cell office:value-type="float" office:value="0.127841536" calcext:value-type="float">
            <text:p>0.127841536</text:p>
          </table:table-cell>
          <table:table-cell office:value-type="float" office:value="3.184384256" calcext:value-type="float">
            <text:p>3.184384256</text:p>
          </table:table-cell>
          <table:table-cell office:value-type="float" office:value="0.9844864" calcext:value-type="float">
            <text:p>0.9844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752" calcext:value-type="float">
            <text:p>0.0074752</text:p>
          </table:table-cell>
          <table:table-cell office:value-type="float" office:value="0.007106048" calcext:value-type="float">
            <text:p>0.007106048</text:p>
          </table:table-cell>
          <table:table-cell office:value-type="float" office:value="1.221824" calcext:value-type="float">
            <text:p>1.221824</text:p>
          </table:table-cell>
          <table:table-cell office:value-type="float" office:value="0.128029184" calcext:value-type="float">
            <text:p>0.128029184</text:p>
          </table:table-cell>
          <table:table-cell office:value-type="float" office:value="3.184916992" calcext:value-type="float">
            <text:p>3.184916992</text:p>
          </table:table-cell>
          <table:table-cell office:value-type="float" office:value="0.988767232" calcext:value-type="float">
            <text:p>0.988767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88256" calcext:value-type="float">
            <text:p>0.007488256</text:p>
          </table:table-cell>
          <table:table-cell office:value-type="float" office:value="0.007113984" calcext:value-type="float">
            <text:p>0.007113984</text:p>
          </table:table-cell>
          <table:table-cell office:value-type="float" office:value="1.222224128" calcext:value-type="float">
            <text:p>1.222224128</text:p>
          </table:table-cell>
          <table:table-cell office:value-type="float" office:value="0.128068864" calcext:value-type="float">
            <text:p>0.128068864</text:p>
          </table:table-cell>
          <table:table-cell office:value-type="float" office:value="3.185620736" calcext:value-type="float">
            <text:p>3.185620736</text:p>
          </table:table-cell>
          <table:table-cell office:value-type="float" office:value="0.991284992" calcext:value-type="float">
            <text:p>0.991284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91584" calcext:value-type="float">
            <text:p>0.007491584</text:p>
          </table:table-cell>
          <table:table-cell office:value-type="float" office:value="0.00714112" calcext:value-type="float">
            <text:p>0.00714112</text:p>
          </table:table-cell>
          <table:table-cell office:value-type="float" office:value="1.226430976" calcext:value-type="float">
            <text:p>1.226430976</text:p>
          </table:table-cell>
          <table:table-cell office:value-type="float" office:value="0.128124928" calcext:value-type="float">
            <text:p>0.128124928</text:p>
          </table:table-cell>
          <table:table-cell office:value-type="float" office:value="3.187662336" calcext:value-type="float">
            <text:p>3.187662336</text:p>
          </table:table-cell>
          <table:table-cell office:value-type="float" office:value="0.992323584" calcext:value-type="float">
            <text:p>0.992323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9184" calcext:value-type="float">
            <text:p>0.00749184</text:p>
          </table:table-cell>
          <table:table-cell office:value-type="float" office:value="0.0071616" calcext:value-type="float">
            <text:p>0.0071616</text:p>
          </table:table-cell>
          <table:table-cell office:value-type="float" office:value="1.229611008" calcext:value-type="float">
            <text:p>1.229611008</text:p>
          </table:table-cell>
          <table:table-cell office:value-type="float" office:value="0.128349696" calcext:value-type="float">
            <text:p>0.128349696</text:p>
          </table:table-cell>
          <table:table-cell office:value-type="float" office:value="3.187792896" calcext:value-type="float">
            <text:p>3.187792896</text:p>
          </table:table-cell>
          <table:table-cell office:value-type="float" office:value="0.9926656" calcext:value-type="float">
            <text:p>0.9926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08224" calcext:value-type="float">
            <text:p>0.007508224</text:p>
          </table:table-cell>
          <table:table-cell office:value-type="float" office:value="0.007164672" calcext:value-type="float">
            <text:p>0.007164672</text:p>
          </table:table-cell>
          <table:table-cell office:value-type="float" office:value="1.22961664" calcext:value-type="float">
            <text:p>1.22961664</text:p>
          </table:table-cell>
          <table:table-cell office:value-type="float" office:value="0.12837248" calcext:value-type="float">
            <text:p>0.12837248</text:p>
          </table:table-cell>
          <table:table-cell office:value-type="float" office:value="3.189092608" calcext:value-type="float">
            <text:p>3.189092608</text:p>
          </table:table-cell>
          <table:table-cell office:value-type="float" office:value="1.005040384" calcext:value-type="float">
            <text:p>1.005040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2" calcext:value-type="float">
            <text:p>0.00752</text:p>
          </table:table-cell>
          <table:table-cell office:value-type="float" office:value="0.00716928" calcext:value-type="float">
            <text:p>0.00716928</text:p>
          </table:table-cell>
          <table:table-cell office:value-type="float" office:value="1.233228032" calcext:value-type="float">
            <text:p>1.233228032</text:p>
          </table:table-cell>
          <table:table-cell office:value-type="float" office:value="0.128406784" calcext:value-type="float">
            <text:p>0.128406784</text:p>
          </table:table-cell>
          <table:table-cell office:value-type="float" office:value="3.189977344" calcext:value-type="float">
            <text:p>3.189977344</text:p>
          </table:table-cell>
          <table:table-cell office:value-type="float" office:value="1.010315776" calcext:value-type="float">
            <text:p>1.010315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31264" calcext:value-type="float">
            <text:p>0.007531264</text:p>
          </table:table-cell>
          <table:table-cell office:value-type="float" office:value="0.007171584" calcext:value-type="float">
            <text:p>0.007171584</text:p>
          </table:table-cell>
          <table:table-cell office:value-type="float" office:value="1.237172224" calcext:value-type="float">
            <text:p>1.237172224</text:p>
          </table:table-cell>
          <table:table-cell office:value-type="float" office:value="0.12841472" calcext:value-type="float">
            <text:p>0.12841472</text:p>
          </table:table-cell>
          <table:table-cell office:value-type="float" office:value="3.19068544" calcext:value-type="float">
            <text:p>3.19068544</text:p>
          </table:table-cell>
          <table:table-cell office:value-type="float" office:value="1.011449856" calcext:value-type="float">
            <text:p>1.011449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55584" calcext:value-type="float">
            <text:p>0.007555584</text:p>
          </table:table-cell>
          <table:table-cell office:value-type="float" office:value="0.007172608" calcext:value-type="float">
            <text:p>0.007172608</text:p>
          </table:table-cell>
          <table:table-cell office:value-type="float" office:value="1.238261248" calcext:value-type="float">
            <text:p>1.238261248</text:p>
          </table:table-cell>
          <table:table-cell office:value-type="float" office:value="0.128471808" calcext:value-type="float">
            <text:p>0.128471808</text:p>
          </table:table-cell>
          <table:table-cell office:value-type="float" office:value="3.191097344" calcext:value-type="float">
            <text:p>3.191097344</text:p>
          </table:table-cell>
          <table:table-cell office:value-type="float" office:value="1.012256" calcext:value-type="float">
            <text:p>1.012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57376" calcext:value-type="float">
            <text:p>0.007557376</text:p>
          </table:table-cell>
          <table:table-cell office:value-type="float" office:value="0.007173376" calcext:value-type="float">
            <text:p>0.007173376</text:p>
          </table:table-cell>
          <table:table-cell office:value-type="float" office:value="1.251669504" calcext:value-type="float">
            <text:p>1.251669504</text:p>
          </table:table-cell>
          <table:table-cell office:value-type="float" office:value="0.128703744" calcext:value-type="float">
            <text:p>0.128703744</text:p>
          </table:table-cell>
          <table:table-cell office:value-type="float" office:value="3.194507008" calcext:value-type="float">
            <text:p>3.194507008</text:p>
          </table:table-cell>
          <table:table-cell office:value-type="float" office:value="1.013333248" calcext:value-type="float">
            <text:p>1.013333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561472" calcext:value-type="float">
            <text:p>0.007561472</text:p>
          </table:table-cell>
          <table:table-cell office:value-type="float" office:value="0.007178496" calcext:value-type="float">
            <text:p>0.007178496</text:p>
          </table:table-cell>
          <table:table-cell office:value-type="float" office:value="1.254369024" calcext:value-type="float">
            <text:p>1.254369024</text:p>
          </table:table-cell>
          <table:table-cell office:value-type="float" office:value="0.128790272" calcext:value-type="float">
            <text:p>0.128790272</text:p>
          </table:table-cell>
          <table:table-cell office:value-type="float" office:value="3.195630592" calcext:value-type="float">
            <text:p>3.195630592</text:p>
          </table:table-cell>
          <table:table-cell office:value-type="float" office:value="1.020160768" calcext:value-type="float">
            <text:p>1.02016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15744" calcext:value-type="float">
            <text:p>0.007615744</text:p>
          </table:table-cell>
          <table:table-cell office:value-type="float" office:value="0.007181056" calcext:value-type="float">
            <text:p>0.007181056</text:p>
          </table:table-cell>
          <table:table-cell office:value-type="float" office:value="1.254867712" calcext:value-type="float">
            <text:p>1.254867712</text:p>
          </table:table-cell>
          <table:table-cell office:value-type="float" office:value="0.133652224" calcext:value-type="float">
            <text:p>0.133652224</text:p>
          </table:table-cell>
          <table:table-cell office:value-type="float" office:value="3.19744128" calcext:value-type="float">
            <text:p>3.19744128</text:p>
          </table:table-cell>
          <table:table-cell office:value-type="float" office:value="1.032936192" calcext:value-type="float">
            <text:p>1.032936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2112" calcext:value-type="float">
            <text:p>0.00762112</text:p>
          </table:table-cell>
          <table:table-cell office:value-type="float" office:value="0.007186688" calcext:value-type="float">
            <text:p>0.007186688</text:p>
          </table:table-cell>
          <table:table-cell office:value-type="float" office:value="1.255163904" calcext:value-type="float">
            <text:p>1.255163904</text:p>
          </table:table-cell>
          <table:table-cell office:value-type="float" office:value="0.133938944" calcext:value-type="float">
            <text:p>0.133938944</text:p>
          </table:table-cell>
          <table:table-cell office:value-type="float" office:value="3.197772288" calcext:value-type="float">
            <text:p>3.197772288</text:p>
          </table:table-cell>
          <table:table-cell office:value-type="float" office:value="1.034550784" calcext:value-type="float">
            <text:p>1.034550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32384" calcext:value-type="float">
            <text:p>0.007632384</text:p>
          </table:table-cell>
          <table:table-cell office:value-type="float" office:value="0.007192832" calcext:value-type="float">
            <text:p>0.007192832</text:p>
          </table:table-cell>
          <table:table-cell office:value-type="float" office:value="1.255542528" calcext:value-type="float">
            <text:p>1.255542528</text:p>
          </table:table-cell>
          <table:table-cell office:value-type="float" office:value="0.1339712" calcext:value-type="float">
            <text:p>0.1339712</text:p>
          </table:table-cell>
          <table:table-cell office:value-type="float" office:value="3.198546432" calcext:value-type="float">
            <text:p>3.198546432</text:p>
          </table:table-cell>
          <table:table-cell office:value-type="float" office:value="1.035633408" calcext:value-type="float">
            <text:p>1.03563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50816" calcext:value-type="float">
            <text:p>0.007650816</text:p>
          </table:table-cell>
          <table:table-cell office:value-type="float" office:value="0.007199488" calcext:value-type="float">
            <text:p>0.007199488</text:p>
          </table:table-cell>
          <table:table-cell office:value-type="float" office:value="1.25771008" calcext:value-type="float">
            <text:p>1.25771008</text:p>
          </table:table-cell>
          <table:table-cell office:value-type="float" office:value="0.134035456" calcext:value-type="float">
            <text:p>0.134035456</text:p>
          </table:table-cell>
          <table:table-cell office:value-type="float" office:value="3.204028928" calcext:value-type="float">
            <text:p>3.204028928</text:p>
          </table:table-cell>
          <table:table-cell office:value-type="float" office:value="1.037147904" calcext:value-type="float">
            <text:p>1.037147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56192" calcext:value-type="float">
            <text:p>0.007656192</text:p>
          </table:table-cell>
          <table:table-cell office:value-type="float" office:value="0.00720256" calcext:value-type="float">
            <text:p>0.00720256</text:p>
          </table:table-cell>
          <table:table-cell office:value-type="float" office:value="1.260038144" calcext:value-type="float">
            <text:p>1.260038144</text:p>
          </table:table-cell>
          <table:table-cell office:value-type="float" office:value="0.134290688" calcext:value-type="float">
            <text:p>0.134290688</text:p>
          </table:table-cell>
          <table:table-cell office:value-type="float" office:value="3.205179136" calcext:value-type="float">
            <text:p>3.205179136</text:p>
          </table:table-cell>
          <table:table-cell office:value-type="float" office:value="1.041454336" calcext:value-type="float">
            <text:p>1.041454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7488" calcext:value-type="float">
            <text:p>0.00767488</text:p>
          </table:table-cell>
          <table:table-cell office:value-type="float" office:value="0.0072064" calcext:value-type="float">
            <text:p>0.0072064</text:p>
          </table:table-cell>
          <table:table-cell office:value-type="float" office:value="1.26245248" calcext:value-type="float">
            <text:p>1.26245248</text:p>
          </table:table-cell>
          <table:table-cell office:value-type="float" office:value="0.134458624" calcext:value-type="float">
            <text:p>0.134458624</text:p>
          </table:table-cell>
          <table:table-cell office:value-type="float" office:value="3.206036224" calcext:value-type="float">
            <text:p>3.206036224</text:p>
          </table:table-cell>
          <table:table-cell office:value-type="float" office:value="1.053631488" calcext:value-type="float">
            <text:p>1.053631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82304" calcext:value-type="float">
            <text:p>0.007682304</text:p>
          </table:table-cell>
          <table:table-cell office:value-type="float" office:value="0.007207168" calcext:value-type="float">
            <text:p>0.007207168</text:p>
          </table:table-cell>
          <table:table-cell office:value-type="float" office:value="1.2645312" calcext:value-type="float">
            <text:p>1.2645312</text:p>
          </table:table-cell>
          <table:table-cell office:value-type="float" office:value="0.135945984" calcext:value-type="float">
            <text:p>0.135945984</text:p>
          </table:table-cell>
          <table:table-cell office:value-type="float" office:value="3.208065024" calcext:value-type="float">
            <text:p>3.208065024</text:p>
          </table:table-cell>
          <table:table-cell office:value-type="float" office:value="1.057611264" calcext:value-type="float">
            <text:p>1.05761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690496" calcext:value-type="float">
            <text:p>0.007690496</text:p>
          </table:table-cell>
          <table:table-cell office:value-type="float" office:value="0.007209216" calcext:value-type="float">
            <text:p>0.007209216</text:p>
          </table:table-cell>
          <table:table-cell office:value-type="float" office:value="1.264828416" calcext:value-type="float">
            <text:p>1.264828416</text:p>
          </table:table-cell>
          <table:table-cell office:value-type="float" office:value="0.156167936" calcext:value-type="float">
            <text:p>0.156167936</text:p>
          </table:table-cell>
          <table:table-cell office:value-type="float" office:value="3.210645248" calcext:value-type="float">
            <text:p>3.210645248</text:p>
          </table:table-cell>
          <table:table-cell office:value-type="float" office:value="1.064810496" calcext:value-type="float">
            <text:p>1.064810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06624" calcext:value-type="float">
            <text:p>0.007706624</text:p>
          </table:table-cell>
          <table:table-cell office:value-type="float" office:value="0.007223808" calcext:value-type="float">
            <text:p>0.007223808</text:p>
          </table:table-cell>
          <table:table-cell office:value-type="float" office:value="1.26847104" calcext:value-type="float">
            <text:p>1.26847104</text:p>
          </table:table-cell>
          <table:table-cell office:value-type="float" office:value="0.162504448" calcext:value-type="float">
            <text:p>0.162504448</text:p>
          </table:table-cell>
          <table:table-cell office:value-type="float" office:value="3.211447808" calcext:value-type="float">
            <text:p>3.211447808</text:p>
          </table:table-cell>
          <table:table-cell office:value-type="float" office:value="1.074920192" calcext:value-type="float">
            <text:p>1.074920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1072" calcext:value-type="float">
            <text:p>0.00771072</text:p>
          </table:table-cell>
          <table:table-cell office:value-type="float" office:value="0.007233024" calcext:value-type="float">
            <text:p>0.007233024</text:p>
          </table:table-cell>
          <table:table-cell office:value-type="float" office:value="1.271766528" calcext:value-type="float">
            <text:p>1.271766528</text:p>
          </table:table-cell>
          <table:table-cell office:value-type="float" office:value="0.163862528" calcext:value-type="float">
            <text:p>0.163862528</text:p>
          </table:table-cell>
          <table:table-cell office:value-type="float" office:value="3.216795136" calcext:value-type="float">
            <text:p>3.216795136</text:p>
          </table:table-cell>
          <table:table-cell office:value-type="float" office:value="1.08889344" calcext:value-type="float">
            <text:p>1.08889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24288" calcext:value-type="float">
            <text:p>0.007724288</text:p>
          </table:table-cell>
          <table:table-cell office:value-type="float" office:value="0.007236096" calcext:value-type="float">
            <text:p>0.007236096</text:p>
          </table:table-cell>
          <table:table-cell office:value-type="float" office:value="1.276051712" calcext:value-type="float">
            <text:p>1.276051712</text:p>
          </table:table-cell>
          <table:table-cell office:value-type="float" office:value="0.164260096" calcext:value-type="float">
            <text:p>0.164260096</text:p>
          </table:table-cell>
          <table:table-cell office:value-type="float" office:value="3.21907456" calcext:value-type="float">
            <text:p>3.21907456</text:p>
          </table:table-cell>
          <table:table-cell office:value-type="float" office:value="1.09033344" calcext:value-type="float">
            <text:p>1.09033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30432" calcext:value-type="float">
            <text:p>0.007730432</text:p>
          </table:table-cell>
          <table:table-cell office:value-type="float" office:value="0.007248896" calcext:value-type="float">
            <text:p>0.007248896</text:p>
          </table:table-cell>
          <table:table-cell office:value-type="float" office:value="1.277168384" calcext:value-type="float">
            <text:p>1.277168384</text:p>
          </table:table-cell>
          <table:table-cell office:value-type="float" office:value="0.164439808" calcext:value-type="float">
            <text:p>0.164439808</text:p>
          </table:table-cell>
          <table:table-cell office:value-type="float" office:value="3.220937984" calcext:value-type="float">
            <text:p>3.220937984</text:p>
          </table:table-cell>
          <table:table-cell office:value-type="float" office:value="1.091215872" calcext:value-type="float">
            <text:p>1.091215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3632" calcext:value-type="float">
            <text:p>0.00773632</text:p>
          </table:table-cell>
          <table:table-cell office:value-type="float" office:value="0.00725248" calcext:value-type="float">
            <text:p>0.00725248</text:p>
          </table:table-cell>
          <table:table-cell office:value-type="float" office:value="1.289684224" calcext:value-type="float">
            <text:p>1.289684224</text:p>
          </table:table-cell>
          <table:table-cell office:value-type="float" office:value="0.164489216" calcext:value-type="float">
            <text:p>0.164489216</text:p>
          </table:table-cell>
          <table:table-cell office:value-type="float" office:value="3.221362688" calcext:value-type="float">
            <text:p>3.221362688</text:p>
          </table:table-cell>
          <table:table-cell office:value-type="float" office:value="1.098863104" calcext:value-type="float">
            <text:p>1.098863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38624" calcext:value-type="float">
            <text:p>0.007738624</text:p>
          </table:table-cell>
          <table:table-cell office:value-type="float" office:value="0.007254528" calcext:value-type="float">
            <text:p>0.007254528</text:p>
          </table:table-cell>
          <table:table-cell office:value-type="float" office:value="1.291254784" calcext:value-type="float">
            <text:p>1.291254784</text:p>
          </table:table-cell>
          <table:table-cell office:value-type="float" office:value="0.164562432" calcext:value-type="float">
            <text:p>0.164562432</text:p>
          </table:table-cell>
          <table:table-cell office:value-type="float" office:value="3.225456128" calcext:value-type="float">
            <text:p>3.225456128</text:p>
          </table:table-cell>
          <table:table-cell office:value-type="float" office:value="1.105633536" calcext:value-type="float">
            <text:p>1.105633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4656" calcext:value-type="float">
            <text:p>0.00774656</text:p>
          </table:table-cell>
          <table:table-cell office:value-type="float" office:value="0.0072768" calcext:value-type="float">
            <text:p>0.0072768</text:p>
          </table:table-cell>
          <table:table-cell office:value-type="float" office:value="1.294920704" calcext:value-type="float">
            <text:p>1.294920704</text:p>
          </table:table-cell>
          <table:table-cell office:value-type="float" office:value="0.164811776" calcext:value-type="float">
            <text:p>0.164811776</text:p>
          </table:table-cell>
          <table:table-cell office:value-type="float" office:value="3.226300928" calcext:value-type="float">
            <text:p>3.226300928</text:p>
          </table:table-cell>
          <table:table-cell office:value-type="float" office:value="1.110182656" calcext:value-type="float">
            <text:p>1.110182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57056" calcext:value-type="float">
            <text:p>0.007757056</text:p>
          </table:table-cell>
          <table:table-cell office:value-type="float" office:value="0.007278336" calcext:value-type="float">
            <text:p>0.007278336</text:p>
          </table:table-cell>
          <table:table-cell office:value-type="float" office:value="1.296483072" calcext:value-type="float">
            <text:p>1.296483072</text:p>
          </table:table-cell>
          <table:table-cell office:value-type="float" office:value="0.16486144" calcext:value-type="float">
            <text:p>0.16486144</text:p>
          </table:table-cell>
          <table:table-cell office:value-type="float" office:value="3.230346752" calcext:value-type="float">
            <text:p>3.230346752</text:p>
          </table:table-cell>
          <table:table-cell office:value-type="float" office:value="1.110281216" calcext:value-type="float">
            <text:p>1.110281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62432" calcext:value-type="float">
            <text:p>0.007762432</text:p>
          </table:table-cell>
          <table:table-cell office:value-type="float" office:value="0.007279616" calcext:value-type="float">
            <text:p>0.007279616</text:p>
          </table:table-cell>
          <table:table-cell office:value-type="float" office:value="1.303065856" calcext:value-type="float">
            <text:p>1.303065856</text:p>
          </table:table-cell>
          <table:table-cell office:value-type="float" office:value="0.164879872" calcext:value-type="float">
            <text:p>0.164879872</text:p>
          </table:table-cell>
          <table:table-cell office:value-type="float" office:value="3.23216128" calcext:value-type="float">
            <text:p>3.23216128</text:p>
          </table:table-cell>
          <table:table-cell office:value-type="float" office:value="1.112033536" calcext:value-type="float">
            <text:p>1.112033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73184" calcext:value-type="float">
            <text:p>0.007773184</text:p>
          </table:table-cell>
          <table:table-cell office:value-type="float" office:value="0.007287296" calcext:value-type="float">
            <text:p>0.007287296</text:p>
          </table:table-cell>
          <table:table-cell office:value-type="float" office:value="1.304149504" calcext:value-type="float">
            <text:p>1.304149504</text:p>
          </table:table-cell>
          <table:table-cell office:value-type="float" office:value="0.165011712" calcext:value-type="float">
            <text:p>0.165011712</text:p>
          </table:table-cell>
          <table:table-cell office:value-type="float" office:value="3.23289216" calcext:value-type="float">
            <text:p>3.23289216</text:p>
          </table:table-cell>
          <table:table-cell office:value-type="float" office:value="1.134626048" calcext:value-type="float">
            <text:p>1.13462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75488" calcext:value-type="float">
            <text:p>0.007775488</text:p>
          </table:table-cell>
          <table:table-cell office:value-type="float" office:value="0.007293184" calcext:value-type="float">
            <text:p>0.007293184</text:p>
          </table:table-cell>
          <table:table-cell office:value-type="float" office:value="1.304322048" calcext:value-type="float">
            <text:p>1.304322048</text:p>
          </table:table-cell>
          <table:table-cell office:value-type="float" office:value="0.165125888" calcext:value-type="float">
            <text:p>0.165125888</text:p>
          </table:table-cell>
          <table:table-cell office:value-type="float" office:value="3.233617664" calcext:value-type="float">
            <text:p>3.233617664</text:p>
          </table:table-cell>
          <table:table-cell office:value-type="float" office:value="1.149920256" calcext:value-type="float">
            <text:p>1.149920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77024" calcext:value-type="float">
            <text:p>0.007777024</text:p>
          </table:table-cell>
          <table:table-cell office:value-type="float" office:value="0.007294208" calcext:value-type="float">
            <text:p>0.007294208</text:p>
          </table:table-cell>
          <table:table-cell office:value-type="float" office:value="1.3044864" calcext:value-type="float">
            <text:p>1.3044864</text:p>
          </table:table-cell>
          <table:table-cell office:value-type="float" office:value="0.165182208" calcext:value-type="float">
            <text:p>0.165182208</text:p>
          </table:table-cell>
          <table:table-cell office:value-type="float" office:value="3.235601408" calcext:value-type="float">
            <text:p>3.235601408</text:p>
          </table:table-cell>
          <table:table-cell office:value-type="float" office:value="1.153989632" calcext:value-type="float">
            <text:p>1.153989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89568" calcext:value-type="float">
            <text:p>0.007789568</text:p>
          </table:table-cell>
          <table:table-cell office:value-type="float" office:value="0.007309568" calcext:value-type="float">
            <text:p>0.007309568</text:p>
          </table:table-cell>
          <table:table-cell office:value-type="float" office:value="1.316252672" calcext:value-type="float">
            <text:p>1.316252672</text:p>
          </table:table-cell>
          <table:table-cell office:value-type="float" office:value="0.16519552" calcext:value-type="float">
            <text:p>0.16519552</text:p>
          </table:table-cell>
          <table:table-cell office:value-type="float" office:value="3.23780096" calcext:value-type="float">
            <text:p>3.23780096</text:p>
          </table:table-cell>
          <table:table-cell office:value-type="float" office:value="1.158157312" calcext:value-type="float">
            <text:p>1.158157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91104" calcext:value-type="float">
            <text:p>0.007791104</text:p>
          </table:table-cell>
          <table:table-cell office:value-type="float" office:value="0.007326976" calcext:value-type="float">
            <text:p>0.007326976</text:p>
          </table:table-cell>
          <table:table-cell office:value-type="float" office:value="1.316773632" calcext:value-type="float">
            <text:p>1.316773632</text:p>
          </table:table-cell>
          <table:table-cell office:value-type="float" office:value="0.165245696" calcext:value-type="float">
            <text:p>0.165245696</text:p>
          </table:table-cell>
          <table:table-cell office:value-type="float" office:value="3.244329984" calcext:value-type="float">
            <text:p>3.244329984</text:p>
          </table:table-cell>
          <table:table-cell office:value-type="float" office:value="1.159381248" calcext:value-type="float">
            <text:p>1.159381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808768" calcext:value-type="float">
            <text:p>0.007808768</text:p>
          </table:table-cell>
          <table:table-cell office:value-type="float" office:value="0.007343616" calcext:value-type="float">
            <text:p>0.007343616</text:p>
          </table:table-cell>
          <table:table-cell office:value-type="float" office:value="1.317757952" calcext:value-type="float">
            <text:p>1.317757952</text:p>
          </table:table-cell>
          <table:table-cell office:value-type="float" office:value="0.165497856" calcext:value-type="float">
            <text:p>0.165497856</text:p>
          </table:table-cell>
          <table:table-cell office:value-type="float" office:value="3.250875648" calcext:value-type="float">
            <text:p>3.250875648</text:p>
          </table:table-cell>
          <table:table-cell office:value-type="float" office:value="1.168517632" calcext:value-type="float">
            <text:p>1.168517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841024" calcext:value-type="float">
            <text:p>0.007841024</text:p>
          </table:table-cell>
          <table:table-cell office:value-type="float" office:value="0.007348736" calcext:value-type="float">
            <text:p>0.007348736</text:p>
          </table:table-cell>
          <table:table-cell office:value-type="float" office:value="1.317844736" calcext:value-type="float">
            <text:p>1.317844736</text:p>
          </table:table-cell>
          <table:table-cell office:value-type="float" office:value="0.165551872" calcext:value-type="float">
            <text:p>0.165551872</text:p>
          </table:table-cell>
          <table:table-cell office:value-type="float" office:value="3.251595776" calcext:value-type="float">
            <text:p>3.251595776</text:p>
          </table:table-cell>
          <table:table-cell office:value-type="float" office:value="1.181047552" calcext:value-type="float">
            <text:p>1.181047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84256" calcext:value-type="float">
            <text:p>0.00784256</text:p>
          </table:table-cell>
          <table:table-cell office:value-type="float" office:value="0.007363072" calcext:value-type="float">
            <text:p>0.007363072</text:p>
          </table:table-cell>
          <table:table-cell office:value-type="float" office:value="1.320366336" calcext:value-type="float">
            <text:p>1.320366336</text:p>
          </table:table-cell>
          <table:table-cell office:value-type="float" office:value="0.165740032" calcext:value-type="float">
            <text:p>0.165740032</text:p>
          </table:table-cell>
          <table:table-cell office:value-type="float" office:value="3.261194496" calcext:value-type="float">
            <text:p>3.261194496</text:p>
          </table:table-cell>
          <table:table-cell office:value-type="float" office:value="1.182733312" calcext:value-type="float">
            <text:p>1.182733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15008" calcext:value-type="float">
            <text:p>0.007915008</text:p>
          </table:table-cell>
          <table:table-cell office:value-type="float" office:value="0.00736768" calcext:value-type="float">
            <text:p>0.00736768</text:p>
          </table:table-cell>
          <table:table-cell office:value-type="float" office:value="1.325307136" calcext:value-type="float">
            <text:p>1.325307136</text:p>
          </table:table-cell>
          <table:table-cell office:value-type="float" office:value="0.165931264" calcext:value-type="float">
            <text:p>0.165931264</text:p>
          </table:table-cell>
          <table:table-cell office:value-type="float" office:value="3.262806528" calcext:value-type="float">
            <text:p>3.262806528</text:p>
          </table:table-cell>
          <table:table-cell office:value-type="float" office:value="1.18435328" calcext:value-type="float">
            <text:p>1.18435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17056" calcext:value-type="float">
            <text:p>0.007917056</text:p>
          </table:table-cell>
          <table:table-cell office:value-type="float" office:value="0.00737152" calcext:value-type="float">
            <text:p>0.00737152</text:p>
          </table:table-cell>
          <table:table-cell office:value-type="float" office:value="1.335508224" calcext:value-type="float">
            <text:p>1.335508224</text:p>
          </table:table-cell>
          <table:table-cell office:value-type="float" office:value="0.165943552" calcext:value-type="float">
            <text:p>0.165943552</text:p>
          </table:table-cell>
          <table:table-cell office:value-type="float" office:value="3.267300864" calcext:value-type="float">
            <text:p>3.267300864</text:p>
          </table:table-cell>
          <table:table-cell office:value-type="float" office:value="1.196435968" calcext:value-type="float">
            <text:p>1.196435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21408" calcext:value-type="float">
            <text:p>0.007921408</text:p>
          </table:table-cell>
          <table:table-cell office:value-type="float" office:value="0.007371776" calcext:value-type="float">
            <text:p>0.007371776</text:p>
          </table:table-cell>
          <table:table-cell office:value-type="float" office:value="1.341633536" calcext:value-type="float">
            <text:p>1.341633536</text:p>
          </table:table-cell>
          <table:table-cell office:value-type="float" office:value="0.166037248" calcext:value-type="float">
            <text:p>0.166037248</text:p>
          </table:table-cell>
          <table:table-cell office:value-type="float" office:value="3.27176832" calcext:value-type="float">
            <text:p>3.27176832</text:p>
          </table:table-cell>
          <table:table-cell office:value-type="float" office:value="1.198184448" calcext:value-type="float">
            <text:p>1.198184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40096" calcext:value-type="float">
            <text:p>0.007940096</text:p>
          </table:table-cell>
          <table:table-cell office:value-type="float" office:value="0.007373056" calcext:value-type="float">
            <text:p>0.007373056</text:p>
          </table:table-cell>
          <table:table-cell office:value-type="float" office:value="1.35408" calcext:value-type="float">
            <text:p>1.35408</text:p>
          </table:table-cell>
          <table:table-cell office:value-type="float" office:value="0.166392832" calcext:value-type="float">
            <text:p>0.166392832</text:p>
          </table:table-cell>
          <table:table-cell office:value-type="float" office:value="3.276492032" calcext:value-type="float">
            <text:p>3.276492032</text:p>
          </table:table-cell>
          <table:table-cell office:value-type="float" office:value="1.204402688" calcext:value-type="float">
            <text:p>1.204402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51104" calcext:value-type="float">
            <text:p>0.007951104</text:p>
          </table:table-cell>
          <table:table-cell office:value-type="float" office:value="0.00740608" calcext:value-type="float">
            <text:p>0.00740608</text:p>
          </table:table-cell>
          <table:table-cell office:value-type="float" office:value="1.354166016" calcext:value-type="float">
            <text:p>1.354166016</text:p>
          </table:table-cell>
          <table:table-cell office:value-type="float" office:value="0.166573824" calcext:value-type="float">
            <text:p>0.166573824</text:p>
          </table:table-cell>
          <table:table-cell office:value-type="float" office:value="3.278484992" calcext:value-type="float">
            <text:p>3.278484992</text:p>
          </table:table-cell>
          <table:table-cell office:value-type="float" office:value="1.207603712" calcext:value-type="float">
            <text:p>1.207603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66976" calcext:value-type="float">
            <text:p>0.007966976</text:p>
          </table:table-cell>
          <table:table-cell office:value-type="float" office:value="0.007408384" calcext:value-type="float">
            <text:p>0.007408384</text:p>
          </table:table-cell>
          <table:table-cell office:value-type="float" office:value="1.354395392" calcext:value-type="float">
            <text:p>1.354395392</text:p>
          </table:table-cell>
          <table:table-cell office:value-type="float" office:value="0.167636992" calcext:value-type="float">
            <text:p>0.167636992</text:p>
          </table:table-cell>
          <table:table-cell office:value-type="float" office:value="3.281808896" calcext:value-type="float">
            <text:p>3.281808896</text:p>
          </table:table-cell>
          <table:table-cell office:value-type="float" office:value="1.223391488" calcext:value-type="float">
            <text:p>1.223391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69024" calcext:value-type="float">
            <text:p>0.007969024</text:p>
          </table:table-cell>
          <table:table-cell office:value-type="float" office:value="0.007414016" calcext:value-type="float">
            <text:p>0.007414016</text:p>
          </table:table-cell>
          <table:table-cell office:value-type="float" office:value="1.355114752" calcext:value-type="float">
            <text:p>1.355114752</text:p>
          </table:table-cell>
          <table:table-cell office:value-type="float" office:value="0.167858688" calcext:value-type="float">
            <text:p>0.167858688</text:p>
          </table:table-cell>
          <table:table-cell office:value-type="float" office:value="3.285151232" calcext:value-type="float">
            <text:p>3.285151232</text:p>
          </table:table-cell>
          <table:table-cell office:value-type="float" office:value="1.224734464" calcext:value-type="float">
            <text:p>1.224734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7696" calcext:value-type="float">
            <text:p>0.00797696</text:p>
          </table:table-cell>
          <table:table-cell office:value-type="float" office:value="0.00742272" calcext:value-type="float">
            <text:p>0.00742272</text:p>
          </table:table-cell>
          <table:table-cell office:value-type="float" office:value="1.355977984" calcext:value-type="float">
            <text:p>1.355977984</text:p>
          </table:table-cell>
          <table:table-cell office:value-type="float" office:value="0.169780992" calcext:value-type="float">
            <text:p>0.169780992</text:p>
          </table:table-cell>
          <table:table-cell office:value-type="float" office:value="3.286913536" calcext:value-type="float">
            <text:p>3.286913536</text:p>
          </table:table-cell>
          <table:table-cell office:value-type="float" office:value="1.24450944" calcext:value-type="float">
            <text:p>1.24450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84384" calcext:value-type="float">
            <text:p>0.007984384</text:p>
          </table:table-cell>
          <table:table-cell office:value-type="float" office:value="0.00744704" calcext:value-type="float">
            <text:p>0.00744704</text:p>
          </table:table-cell>
          <table:table-cell office:value-type="float" office:value="1.3569344" calcext:value-type="float">
            <text:p>1.3569344</text:p>
          </table:table-cell>
          <table:table-cell office:value-type="float" office:value="0.16984704" calcext:value-type="float">
            <text:p>0.16984704</text:p>
          </table:table-cell>
          <table:table-cell office:value-type="float" office:value="3.288656896" calcext:value-type="float">
            <text:p>3.288656896</text:p>
          </table:table-cell>
          <table:table-cell office:value-type="float" office:value="1.248169472" calcext:value-type="float">
            <text:p>1.248169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1408" calcext:value-type="float">
            <text:p>0.00801408</text:p>
          </table:table-cell>
          <table:table-cell office:value-type="float" office:value="0.007465216" calcext:value-type="float">
            <text:p>0.007465216</text:p>
          </table:table-cell>
          <table:table-cell office:value-type="float" office:value="1.362700288" calcext:value-type="float">
            <text:p>1.362700288</text:p>
          </table:table-cell>
          <table:table-cell office:value-type="float" office:value="0.169933312" calcext:value-type="float">
            <text:p>0.169933312</text:p>
          </table:table-cell>
          <table:table-cell office:value-type="float" office:value="3.288775936" calcext:value-type="float">
            <text:p>3.288775936</text:p>
          </table:table-cell>
          <table:table-cell office:value-type="float" office:value="1.253996544" calcext:value-type="float">
            <text:p>1.253996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2688" calcext:value-type="float">
            <text:p>0.00802688</text:p>
          </table:table-cell>
          <table:table-cell office:value-type="float" office:value="0.007482368" calcext:value-type="float">
            <text:p>0.007482368</text:p>
          </table:table-cell>
          <table:table-cell office:value-type="float" office:value="1.363142656" calcext:value-type="float">
            <text:p>1.363142656</text:p>
          </table:table-cell>
          <table:table-cell office:value-type="float" office:value="0.170176256" calcext:value-type="float">
            <text:p>0.170176256</text:p>
          </table:table-cell>
          <table:table-cell office:value-type="float" office:value="3.297026816" calcext:value-type="float">
            <text:p>3.297026816</text:p>
          </table:table-cell>
          <table:table-cell office:value-type="float" office:value="1.258532864" calcext:value-type="float">
            <text:p>1.258532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49152" calcext:value-type="float">
            <text:p>0.008049152</text:p>
          </table:table-cell>
          <table:table-cell office:value-type="float" office:value="0.007486208" calcext:value-type="float">
            <text:p>0.007486208</text:p>
          </table:table-cell>
          <table:table-cell office:value-type="float" office:value="1.374189312" calcext:value-type="float">
            <text:p>1.374189312</text:p>
          </table:table-cell>
          <table:table-cell office:value-type="float" office:value="0.170231552" calcext:value-type="float">
            <text:p>0.170231552</text:p>
          </table:table-cell>
          <table:table-cell office:value-type="float" office:value="3.29769984" calcext:value-type="float">
            <text:p>3.29769984</text:p>
          </table:table-cell>
          <table:table-cell office:value-type="float" office:value="1.269600256" calcext:value-type="float">
            <text:p>1.269600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51968" calcext:value-type="float">
            <text:p>0.008051968</text:p>
          </table:table-cell>
          <table:table-cell office:value-type="float" office:value="0.007487488" calcext:value-type="float">
            <text:p>0.007487488</text:p>
          </table:table-cell>
          <table:table-cell office:value-type="float" office:value="1.374484992" calcext:value-type="float">
            <text:p>1.374484992</text:p>
          </table:table-cell>
          <table:table-cell office:value-type="float" office:value="0.17101696" calcext:value-type="float">
            <text:p>0.17101696</text:p>
          </table:table-cell>
          <table:table-cell office:value-type="float" office:value="3.298650368" calcext:value-type="float">
            <text:p>3.298650368</text:p>
          </table:table-cell>
          <table:table-cell office:value-type="float" office:value="1.273281792" calcext:value-type="float">
            <text:p>1.273281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56576" calcext:value-type="float">
            <text:p>0.008056576</text:p>
          </table:table-cell>
          <table:table-cell office:value-type="float" office:value="0.007487488" calcext:value-type="float">
            <text:p>0.007487488</text:p>
          </table:table-cell>
          <table:table-cell office:value-type="float" office:value="1.374815232" calcext:value-type="float">
            <text:p>1.374815232</text:p>
          </table:table-cell>
          <table:table-cell office:value-type="float" office:value="0.17140096" calcext:value-type="float">
            <text:p>0.17140096</text:p>
          </table:table-cell>
          <table:table-cell office:value-type="float" office:value="3.299361792" calcext:value-type="float">
            <text:p>3.299361792</text:p>
          </table:table-cell>
          <table:table-cell office:value-type="float" office:value="1.294811648" calcext:value-type="float">
            <text:p>1.294811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63488" calcext:value-type="float">
            <text:p>0.008063488</text:p>
          </table:table-cell>
          <table:table-cell office:value-type="float" office:value="0.007489536" calcext:value-type="float">
            <text:p>0.007489536</text:p>
          </table:table-cell>
          <table:table-cell office:value-type="float" office:value="1.379173888" calcext:value-type="float">
            <text:p>1.379173888</text:p>
          </table:table-cell>
          <table:table-cell office:value-type="float" office:value="0.171516416" calcext:value-type="float">
            <text:p>0.171516416</text:p>
          </table:table-cell>
          <table:table-cell office:value-type="float" office:value="3.30499712" calcext:value-type="float">
            <text:p>3.30499712</text:p>
          </table:table-cell>
          <table:table-cell office:value-type="float" office:value="1.31916032" calcext:value-type="float">
            <text:p>1.3191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67072" calcext:value-type="float">
            <text:p>0.008067072</text:p>
          </table:table-cell>
          <table:table-cell office:value-type="float" office:value="0.007499264" calcext:value-type="float">
            <text:p>0.007499264</text:p>
          </table:table-cell>
          <table:table-cell office:value-type="float" office:value="1.383616256" calcext:value-type="float">
            <text:p>1.383616256</text:p>
          </table:table-cell>
          <table:table-cell office:value-type="float" office:value="0.177621504" calcext:value-type="float">
            <text:p>0.177621504</text:p>
          </table:table-cell>
          <table:table-cell office:value-type="float" office:value="3.305534976" calcext:value-type="float">
            <text:p>3.305534976</text:p>
          </table:table-cell>
          <table:table-cell office:value-type="float" office:value="1.319830528" calcext:value-type="float">
            <text:p>1.319830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77568" calcext:value-type="float">
            <text:p>0.008077568</text:p>
          </table:table-cell>
          <table:table-cell office:value-type="float" office:value="0.00750464" calcext:value-type="float">
            <text:p>0.00750464</text:p>
          </table:table-cell>
          <table:table-cell office:value-type="float" office:value="1.384" calcext:value-type="float">
            <text:p>1.384</text:p>
          </table:table-cell>
          <table:table-cell office:value-type="float" office:value="0.177682944" calcext:value-type="float">
            <text:p>0.177682944</text:p>
          </table:table-cell>
          <table:table-cell office:value-type="float" office:value="3.311339776" calcext:value-type="float">
            <text:p>3.311339776</text:p>
          </table:table-cell>
          <table:table-cell office:value-type="float" office:value="1.3241728" calcext:value-type="float">
            <text:p>1.3241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08192" calcext:value-type="float">
            <text:p>0.00808192</text:p>
          </table:table-cell>
          <table:table-cell office:value-type="float" office:value="0.007505664" calcext:value-type="float">
            <text:p>0.007505664</text:p>
          </table:table-cell>
          <table:table-cell office:value-type="float" office:value="1.386430976" calcext:value-type="float">
            <text:p>1.386430976</text:p>
          </table:table-cell>
          <table:table-cell office:value-type="float" office:value="0.177759232" calcext:value-type="float">
            <text:p>0.177759232</text:p>
          </table:table-cell>
          <table:table-cell office:value-type="float" office:value="3.313803776" calcext:value-type="float">
            <text:p>3.313803776</text:p>
          </table:table-cell>
          <table:table-cell office:value-type="float" office:value="1.325186048" calcext:value-type="float">
            <text:p>1.32518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103424" calcext:value-type="float">
            <text:p>0.008103424</text:p>
          </table:table-cell>
          <table:table-cell office:value-type="float" office:value="0.007518208" calcext:value-type="float">
            <text:p>0.007518208</text:p>
          </table:table-cell>
          <table:table-cell office:value-type="float" office:value="1.398000896" calcext:value-type="float">
            <text:p>1.398000896</text:p>
          </table:table-cell>
          <table:table-cell office:value-type="float" office:value="0.177993216" calcext:value-type="float">
            <text:p>0.177993216</text:p>
          </table:table-cell>
          <table:table-cell office:value-type="float" office:value="3.313974528" calcext:value-type="float">
            <text:p>3.313974528</text:p>
          </table:table-cell>
          <table:table-cell office:value-type="float" office:value="1.334203392" calcext:value-type="float">
            <text:p>1.334203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11904" calcext:value-type="float">
            <text:p>0.00811904</text:p>
          </table:table-cell>
          <table:table-cell office:value-type="float" office:value="0.007522304" calcext:value-type="float">
            <text:p>0.007522304</text:p>
          </table:table-cell>
          <table:table-cell office:value-type="float" office:value="1.398337792" calcext:value-type="float">
            <text:p>1.398337792</text:p>
          </table:table-cell>
          <table:table-cell office:value-type="float" office:value="0.178053376" calcext:value-type="float">
            <text:p>0.178053376</text:p>
          </table:table-cell>
          <table:table-cell office:value-type="float" office:value="3.316180224" calcext:value-type="float">
            <text:p>3.316180224</text:p>
          </table:table-cell>
          <table:table-cell office:value-type="float" office:value="1.335500544" calcext:value-type="float">
            <text:p>1.335500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147712" calcext:value-type="float">
            <text:p>0.008147712</text:p>
          </table:table-cell>
          <table:table-cell office:value-type="float" office:value="0.007532544" calcext:value-type="float">
            <text:p>0.007532544</text:p>
          </table:table-cell>
          <table:table-cell office:value-type="float" office:value="1.399018752" calcext:value-type="float">
            <text:p>1.399018752</text:p>
          </table:table-cell>
          <table:table-cell office:value-type="float" office:value="0.178290688" calcext:value-type="float">
            <text:p>0.178290688</text:p>
          </table:table-cell>
          <table:table-cell office:value-type="float" office:value="3.318053632" calcext:value-type="float">
            <text:p>3.318053632</text:p>
          </table:table-cell>
          <table:table-cell office:value-type="float" office:value="1.35236608" calcext:value-type="float">
            <text:p>1.35236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161792" calcext:value-type="float">
            <text:p>0.008161792</text:p>
          </table:table-cell>
          <table:table-cell office:value-type="float" office:value="0.007533056" calcext:value-type="float">
            <text:p>0.007533056</text:p>
          </table:table-cell>
          <table:table-cell office:value-type="float" office:value="1.399969792" calcext:value-type="float">
            <text:p>1.399969792</text:p>
          </table:table-cell>
          <table:table-cell office:value-type="float" office:value="0.178344192" calcext:value-type="float">
            <text:p>0.178344192</text:p>
          </table:table-cell>
          <table:table-cell office:value-type="float" office:value="3.320935168" calcext:value-type="float">
            <text:p>3.320935168</text:p>
          </table:table-cell>
          <table:table-cell office:value-type="float" office:value="1.354642176" calcext:value-type="float">
            <text:p>1.354642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169472" calcext:value-type="float">
            <text:p>0.008169472</text:p>
          </table:table-cell>
          <table:table-cell office:value-type="float" office:value="0.007536128" calcext:value-type="float">
            <text:p>0.007536128</text:p>
          </table:table-cell>
          <table:table-cell office:value-type="float" office:value="1.406235392" calcext:value-type="float">
            <text:p>1.406235392</text:p>
          </table:table-cell>
          <table:table-cell office:value-type="float" office:value="0.178517248" calcext:value-type="float">
            <text:p>0.178517248</text:p>
          </table:table-cell>
          <table:table-cell office:value-type="float" office:value="3.322094336" calcext:value-type="float">
            <text:p>3.322094336</text:p>
          </table:table-cell>
          <table:table-cell office:value-type="float" office:value="1.374149632" calcext:value-type="float">
            <text:p>1.374149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01984" calcext:value-type="float">
            <text:p>0.008201984</text:p>
          </table:table-cell>
          <table:table-cell office:value-type="float" office:value="0.007539712" calcext:value-type="float">
            <text:p>0.007539712</text:p>
          </table:table-cell>
          <table:table-cell office:value-type="float" office:value="1.406425344" calcext:value-type="float">
            <text:p>1.406425344</text:p>
          </table:table-cell>
          <table:table-cell office:value-type="float" office:value="0.178793472" calcext:value-type="float">
            <text:p>0.178793472</text:p>
          </table:table-cell>
          <table:table-cell office:value-type="float" office:value="3.322919168" calcext:value-type="float">
            <text:p>3.322919168</text:p>
          </table:table-cell>
          <table:table-cell office:value-type="float" office:value="1.37558784" calcext:value-type="float">
            <text:p>1.37558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27584" calcext:value-type="float">
            <text:p>0.008227584</text:p>
          </table:table-cell>
          <table:table-cell office:value-type="float" office:value="0.00754944" calcext:value-type="float">
            <text:p>0.00754944</text:p>
          </table:table-cell>
          <table:table-cell office:value-type="float" office:value="1.406774784" calcext:value-type="float">
            <text:p>1.406774784</text:p>
          </table:table-cell>
          <table:table-cell office:value-type="float" office:value="0.17887872" calcext:value-type="float">
            <text:p>0.17887872</text:p>
          </table:table-cell>
          <table:table-cell office:value-type="float" office:value="3.325418752" calcext:value-type="float">
            <text:p>3.325418752</text:p>
          </table:table-cell>
          <table:table-cell office:value-type="float" office:value="1.392268288" calcext:value-type="float">
            <text:p>1.392268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28096" calcext:value-type="float">
            <text:p>0.008228096</text:p>
          </table:table-cell>
          <table:table-cell office:value-type="float" office:value="0.007562752" calcext:value-type="float">
            <text:p>0.007562752</text:p>
          </table:table-cell>
          <table:table-cell office:value-type="float" office:value="1.409260032" calcext:value-type="float">
            <text:p>1.409260032</text:p>
          </table:table-cell>
          <table:table-cell office:value-type="float" office:value="0.183395072" calcext:value-type="float">
            <text:p>0.183395072</text:p>
          </table:table-cell>
          <table:table-cell office:value-type="float" office:value="3.326301952" calcext:value-type="float">
            <text:p>3.326301952</text:p>
          </table:table-cell>
          <table:table-cell office:value-type="float" office:value="1.39446144" calcext:value-type="float">
            <text:p>1.39446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28864" calcext:value-type="float">
            <text:p>0.008228864</text:p>
          </table:table-cell>
          <table:table-cell office:value-type="float" office:value="0.007576576" calcext:value-type="float">
            <text:p>0.007576576</text:p>
          </table:table-cell>
          <table:table-cell office:value-type="float" office:value="1.41242752" calcext:value-type="float">
            <text:p>1.41242752</text:p>
          </table:table-cell>
          <table:table-cell office:value-type="float" office:value="0.184598528" calcext:value-type="float">
            <text:p>0.184598528</text:p>
          </table:table-cell>
          <table:table-cell office:value-type="float" office:value="3.337448704" calcext:value-type="float">
            <text:p>3.337448704</text:p>
          </table:table-cell>
          <table:table-cell office:value-type="float" office:value="1.404229376" calcext:value-type="float">
            <text:p>1.404229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36032" calcext:value-type="float">
            <text:p>0.008236032</text:p>
          </table:table-cell>
          <table:table-cell office:value-type="float" office:value="0.00758528" calcext:value-type="float">
            <text:p>0.00758528</text:p>
          </table:table-cell>
          <table:table-cell office:value-type="float" office:value="1.417284608" calcext:value-type="float">
            <text:p>1.417284608</text:p>
          </table:table-cell>
          <table:table-cell office:value-type="float" office:value="0.184717056" calcext:value-type="float">
            <text:p>0.184717056</text:p>
          </table:table-cell>
          <table:table-cell office:value-type="float" office:value="3.337455104" calcext:value-type="float">
            <text:p>3.337455104</text:p>
          </table:table-cell>
          <table:table-cell office:value-type="float" office:value="1.40640768" calcext:value-type="float">
            <text:p>1.4064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5984" calcext:value-type="float">
            <text:p>0.00825984</text:p>
          </table:table-cell>
          <table:table-cell office:value-type="float" office:value="0.007587072" calcext:value-type="float">
            <text:p>0.007587072</text:p>
          </table:table-cell>
          <table:table-cell office:value-type="float" office:value="1.418055168" calcext:value-type="float">
            <text:p>1.418055168</text:p>
          </table:table-cell>
          <table:table-cell office:value-type="float" office:value="0.184974336" calcext:value-type="float">
            <text:p>0.184974336</text:p>
          </table:table-cell>
          <table:table-cell office:value-type="float" office:value="3.3386816" calcext:value-type="float">
            <text:p>3.3386816</text:p>
          </table:table-cell>
          <table:table-cell office:value-type="float" office:value="1.4171904" calcext:value-type="float">
            <text:p>1.4171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65984" calcext:value-type="float">
            <text:p>0.008265984</text:p>
          </table:table-cell>
          <table:table-cell office:value-type="float" office:value="0.007591168" calcext:value-type="float">
            <text:p>0.007591168</text:p>
          </table:table-cell>
          <table:table-cell office:value-type="float" office:value="1.41849088" calcext:value-type="float">
            <text:p>1.41849088</text:p>
          </table:table-cell>
          <table:table-cell office:value-type="float" office:value="0.185030144" calcext:value-type="float">
            <text:p>0.185030144</text:p>
          </table:table-cell>
          <table:table-cell office:value-type="float" office:value="3.338941696" calcext:value-type="float">
            <text:p>3.338941696</text:p>
          </table:table-cell>
          <table:table-cell office:value-type="float" office:value="1.420577792" calcext:value-type="float">
            <text:p>1.420577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00544" calcext:value-type="float">
            <text:p>0.008300544</text:p>
          </table:table-cell>
          <table:table-cell office:value-type="float" office:value="0.007607296" calcext:value-type="float">
            <text:p>0.007607296</text:p>
          </table:table-cell>
          <table:table-cell office:value-type="float" office:value="1.41901312" calcext:value-type="float">
            <text:p>1.41901312</text:p>
          </table:table-cell>
          <table:table-cell office:value-type="float" office:value="0.19408" calcext:value-type="float">
            <text:p>0.19408</text:p>
          </table:table-cell>
          <table:table-cell office:value-type="float" office:value="3.339764736" calcext:value-type="float">
            <text:p>3.339764736</text:p>
          </table:table-cell>
          <table:table-cell office:value-type="float" office:value="1.425637632" calcext:value-type="float">
            <text:p>1.425637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22816" calcext:value-type="float">
            <text:p>0.008322816</text:p>
          </table:table-cell>
          <table:table-cell office:value-type="float" office:value="0.007614208" calcext:value-type="float">
            <text:p>0.007614208</text:p>
          </table:table-cell>
          <table:table-cell office:value-type="float" office:value="1.419957504" calcext:value-type="float">
            <text:p>1.419957504</text:p>
          </table:table-cell>
          <table:table-cell office:value-type="float" office:value="0.194826752" calcext:value-type="float">
            <text:p>0.194826752</text:p>
          </table:table-cell>
          <table:table-cell office:value-type="float" office:value="3.342891008" calcext:value-type="float">
            <text:p>3.342891008</text:p>
          </table:table-cell>
          <table:table-cell office:value-type="float" office:value="1.444012288" calcext:value-type="float">
            <text:p>1.444012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27168" calcext:value-type="float">
            <text:p>0.008327168</text:p>
          </table:table-cell>
          <table:table-cell office:value-type="float" office:value="0.007614208" calcext:value-type="float">
            <text:p>0.007614208</text:p>
          </table:table-cell>
          <table:table-cell office:value-type="float" office:value="1.422209792" calcext:value-type="float">
            <text:p>1.422209792</text:p>
          </table:table-cell>
          <table:table-cell office:value-type="float" office:value="0.195338752" calcext:value-type="float">
            <text:p>0.195338752</text:p>
          </table:table-cell>
          <table:table-cell office:value-type="float" office:value="3.343157248" calcext:value-type="float">
            <text:p>3.343157248</text:p>
          </table:table-cell>
          <table:table-cell office:value-type="float" office:value="1.447855872" calcext:value-type="float">
            <text:p>1.447855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56096" calcext:value-type="float">
            <text:p>0.008356096</text:p>
          </table:table-cell>
          <table:table-cell office:value-type="float" office:value="0.007615232" calcext:value-type="float">
            <text:p>0.007615232</text:p>
          </table:table-cell>
          <table:table-cell office:value-type="float" office:value="1.423285248" calcext:value-type="float">
            <text:p>1.423285248</text:p>
          </table:table-cell>
          <table:table-cell office:value-type="float" office:value="0.195739392" calcext:value-type="float">
            <text:p>0.195739392</text:p>
          </table:table-cell>
          <table:table-cell office:value-type="float" office:value="3.349644544" calcext:value-type="float">
            <text:p>3.349644544</text:p>
          </table:table-cell>
          <table:table-cell office:value-type="float" office:value="1.448214272" calcext:value-type="float">
            <text:p>1.448214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60192" calcext:value-type="float">
            <text:p>0.008360192</text:p>
          </table:table-cell>
          <table:table-cell office:value-type="float" office:value="0.00761728" calcext:value-type="float">
            <text:p>0.00761728</text:p>
          </table:table-cell>
          <table:table-cell office:value-type="float" office:value="1.429389312" calcext:value-type="float">
            <text:p>1.429389312</text:p>
          </table:table-cell>
          <table:table-cell office:value-type="float" office:value="0.195801344" calcext:value-type="float">
            <text:p>0.195801344</text:p>
          </table:table-cell>
          <table:table-cell office:value-type="float" office:value="3.354395648" calcext:value-type="float">
            <text:p>3.354395648</text:p>
          </table:table-cell>
          <table:table-cell office:value-type="float" office:value="1.459013376" calcext:value-type="float">
            <text:p>1.459013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7504" calcext:value-type="float">
            <text:p>0.00837504</text:p>
          </table:table-cell>
          <table:table-cell office:value-type="float" office:value="0.00762624" calcext:value-type="float">
            <text:p>0.00762624</text:p>
          </table:table-cell>
          <table:table-cell office:value-type="float" office:value="1.434217216" calcext:value-type="float">
            <text:p>1.434217216</text:p>
          </table:table-cell>
          <table:table-cell office:value-type="float" office:value="0.195890432" calcext:value-type="float">
            <text:p>0.195890432</text:p>
          </table:table-cell>
          <table:table-cell office:value-type="float" office:value="3.36059008" calcext:value-type="float">
            <text:p>3.36059008</text:p>
          </table:table-cell>
          <table:table-cell office:value-type="float" office:value="1.465531648" calcext:value-type="float">
            <text:p>1.465531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398848" calcext:value-type="float">
            <text:p>0.008398848</text:p>
          </table:table-cell>
          <table:table-cell office:value-type="float" office:value="0.007626496" calcext:value-type="float">
            <text:p>0.007626496</text:p>
          </table:table-cell>
          <table:table-cell office:value-type="float" office:value="1.435130624" calcext:value-type="float">
            <text:p>1.435130624</text:p>
          </table:table-cell>
          <table:table-cell office:value-type="float" office:value="0.195965696" calcext:value-type="float">
            <text:p>0.195965696</text:p>
          </table:table-cell>
          <table:table-cell office:value-type="float" office:value="3.360751872" calcext:value-type="float">
            <text:p>3.360751872</text:p>
          </table:table-cell>
          <table:table-cell office:value-type="float" office:value="1.468244224" calcext:value-type="float">
            <text:p>1.468244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402688" calcext:value-type="float">
            <text:p>0.008402688</text:p>
          </table:table-cell>
          <table:table-cell office:value-type="float" office:value="0.007636224" calcext:value-type="float">
            <text:p>0.007636224</text:p>
          </table:table-cell>
          <table:table-cell office:value-type="float" office:value="1.44122752" calcext:value-type="float">
            <text:p>1.44122752</text:p>
          </table:table-cell>
          <table:table-cell office:value-type="float" office:value="0.1961344" calcext:value-type="float">
            <text:p>0.1961344</text:p>
          </table:table-cell>
          <table:table-cell office:value-type="float" office:value="3.364544768" calcext:value-type="float">
            <text:p>3.364544768</text:p>
          </table:table-cell>
          <table:table-cell office:value-type="float" office:value="1.468990976" calcext:value-type="float">
            <text:p>1.468990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466432" calcext:value-type="float">
            <text:p>0.008466432</text:p>
          </table:table-cell>
          <table:table-cell office:value-type="float" office:value="0.007647232" calcext:value-type="float">
            <text:p>0.007647232</text:p>
          </table:table-cell>
          <table:table-cell office:value-type="float" office:value="1.441388288" calcext:value-type="float">
            <text:p>1.441388288</text:p>
          </table:table-cell>
          <table:table-cell office:value-type="float" office:value="0.196294656" calcext:value-type="float">
            <text:p>0.196294656</text:p>
          </table:table-cell>
          <table:table-cell office:value-type="float" office:value="3.367051776" calcext:value-type="float">
            <text:p>3.367051776</text:p>
          </table:table-cell>
          <table:table-cell office:value-type="float" office:value="1.471346176" calcext:value-type="float">
            <text:p>1.471346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515328" calcext:value-type="float">
            <text:p>0.008515328</text:p>
          </table:table-cell>
          <table:table-cell office:value-type="float" office:value="0.007659008" calcext:value-type="float">
            <text:p>0.007659008</text:p>
          </table:table-cell>
          <table:table-cell office:value-type="float" office:value="1.442907904" calcext:value-type="float">
            <text:p>1.442907904</text:p>
          </table:table-cell>
          <table:table-cell office:value-type="float" office:value="0.196864" calcext:value-type="float">
            <text:p>0.196864</text:p>
          </table:table-cell>
          <table:table-cell office:value-type="float" office:value="3.36954496" calcext:value-type="float">
            <text:p>3.36954496</text:p>
          </table:table-cell>
          <table:table-cell office:value-type="float" office:value="1.472433152" calcext:value-type="float">
            <text:p>1.472433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53248" calcext:value-type="float">
            <text:p>0.00853248</text:p>
          </table:table-cell>
          <table:table-cell office:value-type="float" office:value="0.00766848" calcext:value-type="float">
            <text:p>0.00766848</text:p>
          </table:table-cell>
          <table:table-cell office:value-type="float" office:value="1.446261504" calcext:value-type="float">
            <text:p>1.446261504</text:p>
          </table:table-cell>
          <table:table-cell office:value-type="float" office:value="0.199337472" calcext:value-type="float">
            <text:p>0.199337472</text:p>
          </table:table-cell>
          <table:table-cell office:value-type="float" office:value="3.371160832" calcext:value-type="float">
            <text:p>3.371160832</text:p>
          </table:table-cell>
          <table:table-cell office:value-type="float" office:value="1.48072832" calcext:value-type="float">
            <text:p>1.48072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541184" calcext:value-type="float">
            <text:p>0.008541184</text:p>
          </table:table-cell>
          <table:table-cell office:value-type="float" office:value="0.00766976" calcext:value-type="float">
            <text:p>0.00766976</text:p>
          </table:table-cell>
          <table:table-cell office:value-type="float" office:value="1.447727616" calcext:value-type="float">
            <text:p>1.447727616</text:p>
          </table:table-cell>
          <table:table-cell office:value-type="float" office:value="0.203988992" calcext:value-type="float">
            <text:p>0.203988992</text:p>
          </table:table-cell>
          <table:table-cell office:value-type="float" office:value="3.374473728" calcext:value-type="float">
            <text:p>3.374473728</text:p>
          </table:table-cell>
          <table:table-cell office:value-type="float" office:value="1.48512384" calcext:value-type="float">
            <text:p>1.48512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543488" calcext:value-type="float">
            <text:p>0.008543488</text:p>
          </table:table-cell>
          <table:table-cell office:value-type="float" office:value="0.007671296" calcext:value-type="float">
            <text:p>0.007671296</text:p>
          </table:table-cell>
          <table:table-cell office:value-type="float" office:value="1.4488128" calcext:value-type="float">
            <text:p>1.4488128</text:p>
          </table:table-cell>
          <table:table-cell office:value-type="float" office:value="0.203998464" calcext:value-type="float">
            <text:p>0.203998464</text:p>
          </table:table-cell>
          <table:table-cell office:value-type="float" office:value="3.379063552" calcext:value-type="float">
            <text:p>3.379063552</text:p>
          </table:table-cell>
          <table:table-cell office:value-type="float" office:value="1.498439168" calcext:value-type="float">
            <text:p>1.49843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555264" calcext:value-type="float">
            <text:p>0.008555264</text:p>
          </table:table-cell>
          <table:table-cell office:value-type="float" office:value="0.00767488" calcext:value-type="float">
            <text:p>0.00767488</text:p>
          </table:table-cell>
          <table:table-cell office:value-type="float" office:value="1.455386368" calcext:value-type="float">
            <text:p>1.455386368</text:p>
          </table:table-cell>
          <table:table-cell office:value-type="float" office:value="0.204076032" calcext:value-type="float">
            <text:p>0.204076032</text:p>
          </table:table-cell>
          <table:table-cell office:value-type="float" office:value="3.379327744" calcext:value-type="float">
            <text:p>3.379327744</text:p>
          </table:table-cell>
          <table:table-cell office:value-type="float" office:value="1.514681344" calcext:value-type="float">
            <text:p>1.514681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653056" calcext:value-type="float">
            <text:p>0.008653056</text:p>
          </table:table-cell>
          <table:table-cell office:value-type="float" office:value="0.00769792" calcext:value-type="float">
            <text:p>0.00769792</text:p>
          </table:table-cell>
          <table:table-cell office:value-type="float" office:value="1.461622784" calcext:value-type="float">
            <text:p>1.461622784</text:p>
          </table:table-cell>
          <table:table-cell office:value-type="float" office:value="0.204165632" calcext:value-type="float">
            <text:p>0.204165632</text:p>
          </table:table-cell>
          <table:table-cell office:value-type="float" office:value="3.393190912" calcext:value-type="float">
            <text:p>3.393190912</text:p>
          </table:table-cell>
          <table:table-cell office:value-type="float" office:value="1.522825472" calcext:value-type="float">
            <text:p>1.522825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66688" calcext:value-type="float">
            <text:p>0.00866688</text:p>
          </table:table-cell>
          <table:table-cell office:value-type="float" office:value="0.007700224" calcext:value-type="float">
            <text:p>0.007700224</text:p>
          </table:table-cell>
          <table:table-cell office:value-type="float" office:value="1.464644352" calcext:value-type="float">
            <text:p>1.464644352</text:p>
          </table:table-cell>
          <table:table-cell office:value-type="float" office:value="0.20449408" calcext:value-type="float">
            <text:p>0.20449408</text:p>
          </table:table-cell>
          <table:table-cell office:value-type="float" office:value="3.399732736" calcext:value-type="float">
            <text:p>3.399732736</text:p>
          </table:table-cell>
          <table:table-cell office:value-type="float" office:value="1.524661504" calcext:value-type="float">
            <text:p>1.52466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68736" calcext:value-type="float">
            <text:p>0.00868736</text:p>
          </table:table-cell>
          <table:table-cell office:value-type="float" office:value="0.007709696" calcext:value-type="float">
            <text:p>0.007709696</text:p>
          </table:table-cell>
          <table:table-cell office:value-type="float" office:value="1.470582528" calcext:value-type="float">
            <text:p>1.470582528</text:p>
          </table:table-cell>
          <table:table-cell office:value-type="float" office:value="0.206141696" calcext:value-type="float">
            <text:p>0.206141696</text:p>
          </table:table-cell>
          <table:table-cell office:value-type="float" office:value="3.404588032" calcext:value-type="float">
            <text:p>3.404588032</text:p>
          </table:table-cell>
          <table:table-cell office:value-type="float" office:value="1.5289728" calcext:value-type="float">
            <text:p>1.5289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168" calcext:value-type="float">
            <text:p>0.0087168</text:p>
          </table:table-cell>
          <table:table-cell office:value-type="float" office:value="0.007720704" calcext:value-type="float">
            <text:p>0.007720704</text:p>
          </table:table-cell>
          <table:table-cell office:value-type="float" office:value="1.475300096" calcext:value-type="float">
            <text:p>1.475300096</text:p>
          </table:table-cell>
          <table:table-cell office:value-type="float" office:value="0.206231552" calcext:value-type="float">
            <text:p>0.206231552</text:p>
          </table:table-cell>
          <table:table-cell office:value-type="float" office:value="3.416123136" calcext:value-type="float">
            <text:p>3.416123136</text:p>
          </table:table-cell>
          <table:table-cell office:value-type="float" office:value="1.540244992" calcext:value-type="float">
            <text:p>1.540244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17056" calcext:value-type="float">
            <text:p>0.008717056</text:p>
          </table:table-cell>
          <table:table-cell office:value-type="float" office:value="0.007727104" calcext:value-type="float">
            <text:p>0.007727104</text:p>
          </table:table-cell>
          <table:table-cell office:value-type="float" office:value="1.484631552" calcext:value-type="float">
            <text:p>1.484631552</text:p>
          </table:table-cell>
          <table:table-cell office:value-type="float" office:value="0.206242816" calcext:value-type="float">
            <text:p>0.206242816</text:p>
          </table:table-cell>
          <table:table-cell office:value-type="float" office:value="3.41673984" calcext:value-type="float">
            <text:p>3.41673984</text:p>
          </table:table-cell>
          <table:table-cell office:value-type="float" office:value="1.552505856" calcext:value-type="float">
            <text:p>1.552505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22432" calcext:value-type="float">
            <text:p>0.008722432</text:p>
          </table:table-cell>
          <table:table-cell office:value-type="float" office:value="0.00774784" calcext:value-type="float">
            <text:p>0.00774784</text:p>
          </table:table-cell>
          <table:table-cell office:value-type="float" office:value="1.486699008" calcext:value-type="float">
            <text:p>1.486699008</text:p>
          </table:table-cell>
          <table:table-cell office:value-type="float" office:value="0.20661376" calcext:value-type="float">
            <text:p>0.20661376</text:p>
          </table:table-cell>
          <table:table-cell office:value-type="float" office:value="3.42806272" calcext:value-type="float">
            <text:p>3.42806272</text:p>
          </table:table-cell>
          <table:table-cell office:value-type="float" office:value="1.55300992" calcext:value-type="float">
            <text:p>1.55300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30624" calcext:value-type="float">
            <text:p>0.008730624</text:p>
          </table:table-cell>
          <table:table-cell office:value-type="float" office:value="0.007753216" calcext:value-type="float">
            <text:p>0.007753216</text:p>
          </table:table-cell>
          <table:table-cell office:value-type="float" office:value="1.493090048" calcext:value-type="float">
            <text:p>1.493090048</text:p>
          </table:table-cell>
          <table:table-cell office:value-type="float" office:value="0.207496192" calcext:value-type="float">
            <text:p>0.207496192</text:p>
          </table:table-cell>
          <table:table-cell office:value-type="float" office:value="3.442209792" calcext:value-type="float">
            <text:p>3.442209792</text:p>
          </table:table-cell>
          <table:table-cell office:value-type="float" office:value="1.554073088" calcext:value-type="float">
            <text:p>1.554073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65696" calcext:value-type="float">
            <text:p>0.008765696</text:p>
          </table:table-cell>
          <table:table-cell office:value-type="float" office:value="0.007775744" calcext:value-type="float">
            <text:p>0.007775744</text:p>
          </table:table-cell>
          <table:table-cell office:value-type="float" office:value="1.499207424" calcext:value-type="float">
            <text:p>1.499207424</text:p>
          </table:table-cell>
          <table:table-cell office:value-type="float" office:value="0.20813056" calcext:value-type="float">
            <text:p>0.20813056</text:p>
          </table:table-cell>
          <table:table-cell office:value-type="float" office:value="3.450870784" calcext:value-type="float">
            <text:p>3.450870784</text:p>
          </table:table-cell>
          <table:table-cell office:value-type="float" office:value="1.562333952" calcext:value-type="float">
            <text:p>1.562333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74656" calcext:value-type="float">
            <text:p>0.008774656</text:p>
          </table:table-cell>
          <table:table-cell office:value-type="float" office:value="0.007800064" calcext:value-type="float">
            <text:p>0.007800064</text:p>
          </table:table-cell>
          <table:table-cell office:value-type="float" office:value="1.500798208" calcext:value-type="float">
            <text:p>1.500798208</text:p>
          </table:table-cell>
          <table:table-cell office:value-type="float" office:value="0.21050368" calcext:value-type="float">
            <text:p>0.21050368</text:p>
          </table:table-cell>
          <table:table-cell office:value-type="float" office:value="3.452969984" calcext:value-type="float">
            <text:p>3.452969984</text:p>
          </table:table-cell>
          <table:table-cell office:value-type="float" office:value="1.571416576" calcext:value-type="float">
            <text:p>1.571416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777472" calcext:value-type="float">
            <text:p>0.008777472</text:p>
          </table:table-cell>
          <table:table-cell office:value-type="float" office:value="0.007823616" calcext:value-type="float">
            <text:p>0.007823616</text:p>
          </table:table-cell>
          <table:table-cell office:value-type="float" office:value="1.502043392" calcext:value-type="float">
            <text:p>1.502043392</text:p>
          </table:table-cell>
          <table:table-cell office:value-type="float" office:value="0.210531072" calcext:value-type="float">
            <text:p>0.210531072</text:p>
          </table:table-cell>
          <table:table-cell office:value-type="float" office:value="3.484864768" calcext:value-type="float">
            <text:p>3.484864768</text:p>
          </table:table-cell>
          <table:table-cell office:value-type="float" office:value="1.576678656" calcext:value-type="float">
            <text:p>1.576678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0896" calcext:value-type="float">
            <text:p>0.00880896</text:p>
          </table:table-cell>
          <table:table-cell office:value-type="float" office:value="0.007841024" calcext:value-type="float">
            <text:p>0.007841024</text:p>
          </table:table-cell>
          <table:table-cell office:value-type="float" office:value="1.5025792" calcext:value-type="float">
            <text:p>1.5025792</text:p>
          </table:table-cell>
          <table:table-cell office:value-type="float" office:value="0.21488768" calcext:value-type="float">
            <text:p>0.21488768</text:p>
          </table:table-cell>
          <table:table-cell office:value-type="float" office:value="3.491353344" calcext:value-type="float">
            <text:p>3.491353344</text:p>
          </table:table-cell>
          <table:table-cell office:value-type="float" office:value="1.586102528" calcext:value-type="float">
            <text:p>1.586102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26368" calcext:value-type="float">
            <text:p>0.008826368</text:p>
          </table:table-cell>
          <table:table-cell office:value-type="float" office:value="0.007859968" calcext:value-type="float">
            <text:p>0.007859968</text:p>
          </table:table-cell>
          <table:table-cell office:value-type="float" office:value="1.509567488" calcext:value-type="float">
            <text:p>1.509567488</text:p>
          </table:table-cell>
          <table:table-cell office:value-type="float" office:value="0.216282624" calcext:value-type="float">
            <text:p>0.216282624</text:p>
          </table:table-cell>
          <table:table-cell office:value-type="float" office:value="3.504950528" calcext:value-type="float">
            <text:p>3.504950528</text:p>
          </table:table-cell>
          <table:table-cell office:value-type="float" office:value="1.592711168" calcext:value-type="float">
            <text:p>1.592711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34816" calcext:value-type="float">
            <text:p>0.008834816</text:p>
          </table:table-cell>
          <table:table-cell office:value-type="float" office:value="0.007875072" calcext:value-type="float">
            <text:p>0.007875072</text:p>
          </table:table-cell>
          <table:table-cell office:value-type="float" office:value="1.512630272" calcext:value-type="float">
            <text:p>1.512630272</text:p>
          </table:table-cell>
          <table:table-cell office:value-type="float" office:value="0.216673792" calcext:value-type="float">
            <text:p>0.216673792</text:p>
          </table:table-cell>
          <table:table-cell office:value-type="float" office:value="3.505662464" calcext:value-type="float">
            <text:p>3.505662464</text:p>
          </table:table-cell>
          <table:table-cell office:value-type="float" office:value="1.595919616" calcext:value-type="float">
            <text:p>1.59591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51456" calcext:value-type="float">
            <text:p>0.008851456</text:p>
          </table:table-cell>
          <table:table-cell office:value-type="float" office:value="0.007881472" calcext:value-type="float">
            <text:p>0.007881472</text:p>
          </table:table-cell>
          <table:table-cell office:value-type="float" office:value="1.517154816" calcext:value-type="float">
            <text:p>1.517154816</text:p>
          </table:table-cell>
          <table:table-cell office:value-type="float" office:value="0.216742656" calcext:value-type="float">
            <text:p>0.216742656</text:p>
          </table:table-cell>
          <table:table-cell office:value-type="float" office:value="3.511157248" calcext:value-type="float">
            <text:p>3.511157248</text:p>
          </table:table-cell>
          <table:table-cell office:value-type="float" office:value="1.61741568" calcext:value-type="float">
            <text:p>1.61741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57088" calcext:value-type="float">
            <text:p>0.008857088</text:p>
          </table:table-cell>
          <table:table-cell office:value-type="float" office:value="0.007881984" calcext:value-type="float">
            <text:p>0.007881984</text:p>
          </table:table-cell>
          <table:table-cell office:value-type="float" office:value="1.522463488" calcext:value-type="float">
            <text:p>1.522463488</text:p>
          </table:table-cell>
          <table:table-cell office:value-type="float" office:value="0.21683584" calcext:value-type="float">
            <text:p>0.21683584</text:p>
          </table:table-cell>
          <table:table-cell office:value-type="float" office:value="3.51882496" calcext:value-type="float">
            <text:p>3.51882496</text:p>
          </table:table-cell>
          <table:table-cell office:value-type="float" office:value="1.617734144" calcext:value-type="float">
            <text:p>1.61773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77824" calcext:value-type="float">
            <text:p>0.008877824</text:p>
          </table:table-cell>
          <table:table-cell office:value-type="float" office:value="0.007919616" calcext:value-type="float">
            <text:p>0.007919616</text:p>
          </table:table-cell>
          <table:table-cell office:value-type="float" office:value="1.5227392" calcext:value-type="float">
            <text:p>1.5227392</text:p>
          </table:table-cell>
          <table:table-cell office:value-type="float" office:value="0.217180672" calcext:value-type="float">
            <text:p>0.217180672</text:p>
          </table:table-cell>
          <table:table-cell office:value-type="float" office:value="3.522401792" calcext:value-type="float">
            <text:p>3.522401792</text:p>
          </table:table-cell>
          <table:table-cell office:value-type="float" office:value="1.619202816" calcext:value-type="float">
            <text:p>1.619202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90112" calcext:value-type="float">
            <text:p>0.008890112</text:p>
          </table:table-cell>
          <table:table-cell office:value-type="float" office:value="0.007933696" calcext:value-type="float">
            <text:p>0.007933696</text:p>
          </table:table-cell>
          <table:table-cell office:value-type="float" office:value="1.527688704" calcext:value-type="float">
            <text:p>1.527688704</text:p>
          </table:table-cell>
          <table:table-cell office:value-type="float" office:value="0.218530048" calcext:value-type="float">
            <text:p>0.218530048</text:p>
          </table:table-cell>
          <table:table-cell office:value-type="float" office:value="3.525805056" calcext:value-type="float">
            <text:p>3.525805056</text:p>
          </table:table-cell>
          <table:table-cell office:value-type="float" office:value="1.62670976" calcext:value-type="float">
            <text:p>1.62670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918272" calcext:value-type="float">
            <text:p>0.008918272</text:p>
          </table:table-cell>
          <table:table-cell office:value-type="float" office:value="0.0079424" calcext:value-type="float">
            <text:p>0.0079424</text:p>
          </table:table-cell>
          <table:table-cell office:value-type="float" office:value="1.528046336" calcext:value-type="float">
            <text:p>1.528046336</text:p>
          </table:table-cell>
          <table:table-cell office:value-type="float" office:value="0.218540288" calcext:value-type="float">
            <text:p>0.218540288</text:p>
          </table:table-cell>
          <table:table-cell office:value-type="float" office:value="3.528566784" calcext:value-type="float">
            <text:p>3.528566784</text:p>
          </table:table-cell>
          <table:table-cell office:value-type="float" office:value="1.635462656" calcext:value-type="float">
            <text:p>1.635462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919552" calcext:value-type="float">
            <text:p>0.008919552</text:p>
          </table:table-cell>
          <table:table-cell office:value-type="float" office:value="0.007965184" calcext:value-type="float">
            <text:p>0.007965184</text:p>
          </table:table-cell>
          <table:table-cell office:value-type="float" office:value="1.52927104" calcext:value-type="float">
            <text:p>1.52927104</text:p>
          </table:table-cell>
          <table:table-cell office:value-type="float" office:value="0.218582528" calcext:value-type="float">
            <text:p>0.218582528</text:p>
          </table:table-cell>
          <table:table-cell office:value-type="float" office:value="3.530767104" calcext:value-type="float">
            <text:p>3.530767104</text:p>
          </table:table-cell>
          <table:table-cell office:value-type="float" office:value="1.677414656" calcext:value-type="float">
            <text:p>1.677414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941568" calcext:value-type="float">
            <text:p>0.008941568</text:p>
          </table:table-cell>
          <table:table-cell office:value-type="float" office:value="0.007974144" calcext:value-type="float">
            <text:p>0.007974144</text:p>
          </table:table-cell>
          <table:table-cell office:value-type="float" office:value="1.535387648" calcext:value-type="float">
            <text:p>1.535387648</text:p>
          </table:table-cell>
          <table:table-cell office:value-type="float" office:value="0.21859456" calcext:value-type="float">
            <text:p>0.21859456</text:p>
          </table:table-cell>
          <table:table-cell office:value-type="float" office:value="3.532832" calcext:value-type="float">
            <text:p>3.532832</text:p>
          </table:table-cell>
          <table:table-cell office:value-type="float" office:value="1.693189376" calcext:value-type="float">
            <text:p>1.693189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984064" calcext:value-type="float">
            <text:p>0.008984064</text:p>
          </table:table-cell>
          <table:table-cell office:value-type="float" office:value="0.00799232" calcext:value-type="float">
            <text:p>0.00799232</text:p>
          </table:table-cell>
          <table:table-cell office:value-type="float" office:value="1.54689408" calcext:value-type="float">
            <text:p>1.54689408</text:p>
          </table:table-cell>
          <table:table-cell office:value-type="float" office:value="0.218600448" calcext:value-type="float">
            <text:p>0.218600448</text:p>
          </table:table-cell>
          <table:table-cell office:value-type="float" office:value="3.536168448" calcext:value-type="float">
            <text:p>3.536168448</text:p>
          </table:table-cell>
          <table:table-cell office:value-type="float" office:value="1.694274304" calcext:value-type="float">
            <text:p>1.694274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998144" calcext:value-type="float">
            <text:p>0.008998144</text:p>
          </table:table-cell>
          <table:table-cell office:value-type="float" office:value="0.00799232" calcext:value-type="float">
            <text:p>0.00799232</text:p>
          </table:table-cell>
          <table:table-cell office:value-type="float" office:value="1.548435968" calcext:value-type="float">
            <text:p>1.548435968</text:p>
          </table:table-cell>
          <table:table-cell office:value-type="float" office:value="0.218689024" calcext:value-type="float">
            <text:p>0.218689024</text:p>
          </table:table-cell>
          <table:table-cell office:value-type="float" office:value="3.536890112" calcext:value-type="float">
            <text:p>3.536890112</text:p>
          </table:table-cell>
          <table:table-cell office:value-type="float" office:value="1.71707904" calcext:value-type="float">
            <text:p>1.71707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07616" calcext:value-type="float">
            <text:p>0.009007616</text:p>
          </table:table-cell>
          <table:table-cell office:value-type="float" office:value="0.008000768" calcext:value-type="float">
            <text:p>0.008000768</text:p>
          </table:table-cell>
          <table:table-cell office:value-type="float" office:value="1.548602624" calcext:value-type="float">
            <text:p>1.548602624</text:p>
          </table:table-cell>
          <table:table-cell office:value-type="float" office:value="0.218922752" calcext:value-type="float">
            <text:p>0.218922752</text:p>
          </table:table-cell>
          <table:table-cell office:value-type="float" office:value="3.537745664" calcext:value-type="float">
            <text:p>3.537745664</text:p>
          </table:table-cell>
          <table:table-cell office:value-type="float" office:value="1.76869248" calcext:value-type="float">
            <text:p>1.76869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23232" calcext:value-type="float">
            <text:p>0.009023232</text:p>
          </table:table-cell>
          <table:table-cell office:value-type="float" office:value="0.008012544" calcext:value-type="float">
            <text:p>0.008012544</text:p>
          </table:table-cell>
          <table:table-cell office:value-type="float" office:value="1.550620416" calcext:value-type="float">
            <text:p>1.550620416</text:p>
          </table:table-cell>
          <table:table-cell office:value-type="float" office:value="0.21896832" calcext:value-type="float">
            <text:p>0.21896832</text:p>
          </table:table-cell>
          <table:table-cell office:value-type="float" office:value="3.542230528" calcext:value-type="float">
            <text:p>3.542230528</text:p>
          </table:table-cell>
          <table:table-cell office:value-type="float" office:value="1.812238592" calcext:value-type="float">
            <text:p>1.812238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25536" calcext:value-type="float">
            <text:p>0.009025536</text:p>
          </table:table-cell>
          <table:table-cell office:value-type="float" office:value="0.008024064" calcext:value-type="float">
            <text:p>0.008024064</text:p>
          </table:table-cell>
          <table:table-cell office:value-type="float" office:value="1.551902976" calcext:value-type="float">
            <text:p>1.551902976</text:p>
          </table:table-cell>
          <table:table-cell office:value-type="float" office:value="0.219033856" calcext:value-type="float">
            <text:p>0.219033856</text:p>
          </table:table-cell>
          <table:table-cell office:value-type="float" office:value="3.542262528" calcext:value-type="float">
            <text:p>3.542262528</text:p>
          </table:table-cell>
          <table:table-cell office:value-type="float" office:value="1.813161984" calcext:value-type="float">
            <text:p>1.81316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3936" calcext:value-type="float">
            <text:p>0.00903936</text:p>
          </table:table-cell>
          <table:table-cell office:value-type="float" office:value="0.008047616" calcext:value-type="float">
            <text:p>0.008047616</text:p>
          </table:table-cell>
          <table:table-cell office:value-type="float" office:value="1.552284416" calcext:value-type="float">
            <text:p>1.552284416</text:p>
          </table:table-cell>
          <table:table-cell office:value-type="float" office:value="0.219986176" calcext:value-type="float">
            <text:p>0.219986176</text:p>
          </table:table-cell>
          <table:table-cell office:value-type="float" office:value="3.545447936" calcext:value-type="float">
            <text:p>3.545447936</text:p>
          </table:table-cell>
          <table:table-cell office:value-type="float" office:value="1.856291584" calcext:value-type="float">
            <text:p>1.856291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53952" calcext:value-type="float">
            <text:p>0.009053952</text:p>
          </table:table-cell>
          <table:table-cell office:value-type="float" office:value="0.00806528" calcext:value-type="float">
            <text:p>0.00806528</text:p>
          </table:table-cell>
          <table:table-cell office:value-type="float" office:value="1.558318848" calcext:value-type="float">
            <text:p>1.558318848</text:p>
          </table:table-cell>
          <table:table-cell office:value-type="float" office:value="0.220053248" calcext:value-type="float">
            <text:p>0.220053248</text:p>
          </table:table-cell>
          <table:table-cell office:value-type="float" office:value="3.5461952" calcext:value-type="float">
            <text:p>3.5461952</text:p>
          </table:table-cell>
          <table:table-cell office:value-type="float" office:value="1.857771264" calcext:value-type="float">
            <text:p>1.85777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53952" calcext:value-type="float">
            <text:p>0.009053952</text:p>
          </table:table-cell>
          <table:table-cell office:value-type="float" office:value="0.008066048" calcext:value-type="float">
            <text:p>0.008066048</text:p>
          </table:table-cell>
          <table:table-cell office:value-type="float" office:value="1.559488" calcext:value-type="float">
            <text:p>1.559488</text:p>
          </table:table-cell>
          <table:table-cell office:value-type="float" office:value="0.220402688" calcext:value-type="float">
            <text:p>0.220402688</text:p>
          </table:table-cell>
          <table:table-cell office:value-type="float" office:value="3.548882944" calcext:value-type="float">
            <text:p>3.548882944</text:p>
          </table:table-cell>
          <table:table-cell office:value-type="float" office:value="1.903259648" calcext:value-type="float">
            <text:p>1.903259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56512" calcext:value-type="float">
            <text:p>0.009056512</text:p>
          </table:table-cell>
          <table:table-cell office:value-type="float" office:value="0.00811392" calcext:value-type="float">
            <text:p>0.00811392</text:p>
          </table:table-cell>
          <table:table-cell office:value-type="float" office:value="1.563332608" calcext:value-type="float">
            <text:p>1.563332608</text:p>
          </table:table-cell>
          <table:table-cell office:value-type="float" office:value="0.223282176" calcext:value-type="float">
            <text:p>0.223282176</text:p>
          </table:table-cell>
          <table:table-cell office:value-type="float" office:value="3.550831104" calcext:value-type="float">
            <text:p>3.550831104</text:p>
          </table:table-cell>
          <table:table-cell office:value-type="float" office:value="1.909753088" calcext:value-type="float">
            <text:p>1.909753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58304" calcext:value-type="float">
            <text:p>0.009058304</text:p>
          </table:table-cell>
          <table:table-cell office:value-type="float" office:value="0.00814976" calcext:value-type="float">
            <text:p>0.00814976</text:p>
          </table:table-cell>
          <table:table-cell office:value-type="float" office:value="1.563670016" calcext:value-type="float">
            <text:p>1.563670016</text:p>
          </table:table-cell>
          <table:table-cell office:value-type="float" office:value="0.224391424" calcext:value-type="float">
            <text:p>0.224391424</text:p>
          </table:table-cell>
          <table:table-cell office:value-type="float" office:value="3.582711552" calcext:value-type="float">
            <text:p>3.582711552</text:p>
          </table:table-cell>
          <table:table-cell office:value-type="float" office:value="1.914000128" calcext:value-type="float">
            <text:p>1.914000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58304" calcext:value-type="float">
            <text:p>0.009058304</text:p>
          </table:table-cell>
          <table:table-cell office:value-type="float" office:value="0.008155136" calcext:value-type="float">
            <text:p>0.008155136</text:p>
          </table:table-cell>
          <table:table-cell office:value-type="float" office:value="1.575009792" calcext:value-type="float">
            <text:p>1.575009792</text:p>
          </table:table-cell>
          <table:table-cell office:value-type="float" office:value="0.22443136" calcext:value-type="float">
            <text:p>0.22443136</text:p>
          </table:table-cell>
          <table:table-cell office:value-type="float" office:value="3.588229632" calcext:value-type="float">
            <text:p>3.588229632</text:p>
          </table:table-cell>
          <table:table-cell office:value-type="float" office:value="1.919945728" calcext:value-type="float">
            <text:p>1.91994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75456" calcext:value-type="float">
            <text:p>0.009075456</text:p>
          </table:table-cell>
          <table:table-cell office:value-type="float" office:value="0.008159488" calcext:value-type="float">
            <text:p>0.008159488</text:p>
          </table:table-cell>
          <table:table-cell office:value-type="float" office:value="1.575447296" calcext:value-type="float">
            <text:p>1.575447296</text:p>
          </table:table-cell>
          <table:table-cell office:value-type="float" office:value="0.226704128" calcext:value-type="float">
            <text:p>0.226704128</text:p>
          </table:table-cell>
          <table:table-cell office:value-type="float" office:value="3.590306816" calcext:value-type="float">
            <text:p>3.590306816</text:p>
          </table:table-cell>
          <table:table-cell office:value-type="float" office:value="1.977067776" calcext:value-type="float">
            <text:p>1.977067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90048" calcext:value-type="float">
            <text:p>0.009090048</text:p>
          </table:table-cell>
          <table:table-cell office:value-type="float" office:value="0.00820096" calcext:value-type="float">
            <text:p>0.00820096</text:p>
          </table:table-cell>
          <table:table-cell office:value-type="float" office:value="1.576265472" calcext:value-type="float">
            <text:p>1.576265472</text:p>
          </table:table-cell>
          <table:table-cell office:value-type="float" office:value="0.226790912" calcext:value-type="float">
            <text:p>0.226790912</text:p>
          </table:table-cell>
          <table:table-cell office:value-type="float" office:value="3.597427712" calcext:value-type="float">
            <text:p>3.597427712</text:p>
          </table:table-cell>
          <table:table-cell office:value-type="float" office:value="1.978661376" calcext:value-type="float">
            <text:p>1.978661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09568" calcext:value-type="float">
            <text:p>0.00909568</text:p>
          </table:table-cell>
          <table:table-cell office:value-type="float" office:value="0.00823168" calcext:value-type="float">
            <text:p>0.00823168</text:p>
          </table:table-cell>
          <table:table-cell office:value-type="float" office:value="1.5780288" calcext:value-type="float">
            <text:p>1.5780288</text:p>
          </table:table-cell>
          <table:table-cell office:value-type="float" office:value="0.22687232" calcext:value-type="float">
            <text:p>0.22687232</text:p>
          </table:table-cell>
          <table:table-cell office:value-type="float" office:value="3.603539712" calcext:value-type="float">
            <text:p>3.603539712</text:p>
          </table:table-cell>
          <table:table-cell office:value-type="float" office:value="2.077735168" calcext:value-type="float">
            <text:p>2.077735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09248" calcext:value-type="float">
            <text:p>0.009109248</text:p>
          </table:table-cell>
          <table:table-cell office:value-type="float" office:value="0.008233984" calcext:value-type="float">
            <text:p>0.008233984</text:p>
          </table:table-cell>
          <table:table-cell office:value-type="float" office:value="1.579039488" calcext:value-type="float">
            <text:p>1.579039488</text:p>
          </table:table-cell>
          <table:table-cell office:value-type="float" office:value="0.226894848" calcext:value-type="float">
            <text:p>0.226894848</text:p>
          </table:table-cell>
          <table:table-cell office:value-type="float" office:value="3.657063424" calcext:value-type="float">
            <text:p>3.657063424</text:p>
          </table:table-cell>
          <table:table-cell office:value-type="float" office:value="2.078720256" calcext:value-type="float">
            <text:p>2.078720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46368" calcext:value-type="float">
            <text:p>0.009146368</text:p>
          </table:table-cell>
          <table:table-cell office:value-type="float" office:value="0.00823552" calcext:value-type="float">
            <text:p>0.00823552</text:p>
          </table:table-cell>
          <table:table-cell office:value-type="float" office:value="1.580440064" calcext:value-type="float">
            <text:p>1.580440064</text:p>
          </table:table-cell>
          <table:table-cell office:value-type="float" office:value="0.227206912" calcext:value-type="float">
            <text:p>0.227206912</text:p>
          </table:table-cell>
          <table:table-cell office:value-type="float" office:value="3.659660544" calcext:value-type="float">
            <text:p>3.659660544</text:p>
          </table:table-cell>
          <table:table-cell office:value-type="float" office:value="2.091320576" calcext:value-type="float">
            <text:p>2.09132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6864" calcext:value-type="float">
            <text:p>0.00916864</text:p>
          </table:table-cell>
          <table:table-cell office:value-type="float" office:value="0.008236544" calcext:value-type="float">
            <text:p>0.008236544</text:p>
          </table:table-cell>
          <table:table-cell office:value-type="float" office:value="1.58233856" calcext:value-type="float">
            <text:p>1.58233856</text:p>
          </table:table-cell>
          <table:table-cell office:value-type="float" office:value="0.227260416" calcext:value-type="float">
            <text:p>0.227260416</text:p>
          </table:table-cell>
          <table:table-cell office:value-type="float" office:value="3.66684416" calcext:value-type="float">
            <text:p>3.66684416</text:p>
          </table:table-cell>
          <table:table-cell office:value-type="float" office:value="2.097909248" calcext:value-type="float">
            <text:p>2.097909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7248" calcext:value-type="float">
            <text:p>0.00917248</text:p>
          </table:table-cell>
          <table:table-cell office:value-type="float" office:value="0.008251904" calcext:value-type="float">
            <text:p>0.008251904</text:p>
          </table:table-cell>
          <table:table-cell office:value-type="float" office:value="1.583202304" calcext:value-type="float">
            <text:p>1.583202304</text:p>
          </table:table-cell>
          <table:table-cell office:value-type="float" office:value="0.228108544" calcext:value-type="float">
            <text:p>0.228108544</text:p>
          </table:table-cell>
          <table:table-cell office:value-type="float" office:value="3.67872384" calcext:value-type="float">
            <text:p>3.67872384</text:p>
          </table:table-cell>
          <table:table-cell office:value-type="float" office:value="2.12814976" calcext:value-type="float">
            <text:p>2.12814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98592" calcext:value-type="float">
            <text:p>0.009198592</text:p>
          </table:table-cell>
          <table:table-cell office:value-type="float" office:value="0.008255488" calcext:value-type="float">
            <text:p>0.008255488</text:p>
          </table:table-cell>
          <table:table-cell office:value-type="float" office:value="1.594608384" calcext:value-type="float">
            <text:p>1.594608384</text:p>
          </table:table-cell>
          <table:table-cell office:value-type="float" office:value="0.230129152" calcext:value-type="float">
            <text:p>0.230129152</text:p>
          </table:table-cell>
          <table:table-cell office:value-type="float" office:value="3.684676864" calcext:value-type="float">
            <text:p>3.684676864</text:p>
          </table:table-cell>
          <table:table-cell office:value-type="float" office:value="2.164259584" calcext:value-type="float">
            <text:p>2.164259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01664" calcext:value-type="float">
            <text:p>0.009201664</text:p>
          </table:table-cell>
          <table:table-cell office:value-type="float" office:value="0.008278784" calcext:value-type="float">
            <text:p>0.008278784</text:p>
          </table:table-cell>
          <table:table-cell office:value-type="float" office:value="1.599517952" calcext:value-type="float">
            <text:p>1.599517952</text:p>
          </table:table-cell>
          <table:table-cell office:value-type="float" office:value="0.230212096" calcext:value-type="float">
            <text:p>0.230212096</text:p>
          </table:table-cell>
          <table:table-cell office:value-type="float" office:value="3.686659072" calcext:value-type="float">
            <text:p>3.686659072</text:p>
          </table:table-cell>
          <table:table-cell office:value-type="float" office:value="2.17579392" calcext:value-type="float">
            <text:p>2.17579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02944" calcext:value-type="float">
            <text:p>0.009202944</text:p>
          </table:table-cell>
          <table:table-cell office:value-type="float" office:value="0.008284928" calcext:value-type="float">
            <text:p>0.008284928</text:p>
          </table:table-cell>
          <table:table-cell office:value-type="float" office:value="1.601251584" calcext:value-type="float">
            <text:p>1.601251584</text:p>
          </table:table-cell>
          <table:table-cell office:value-type="float" office:value="0.230320128" calcext:value-type="float">
            <text:p>0.230320128</text:p>
          </table:table-cell>
          <table:table-cell office:value-type="float" office:value="3.687429376" calcext:value-type="float">
            <text:p>3.687429376</text:p>
          </table:table-cell>
          <table:table-cell office:value-type="float" office:value="2.178176512" calcext:value-type="float">
            <text:p>2.178176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33152" calcext:value-type="float">
            <text:p>0.009233152</text:p>
          </table:table-cell>
          <table:table-cell office:value-type="float" office:value="0.008285184" calcext:value-type="float">
            <text:p>0.008285184</text:p>
          </table:table-cell>
          <table:table-cell office:value-type="float" office:value="1.601657344" calcext:value-type="float">
            <text:p>1.601657344</text:p>
          </table:table-cell>
          <table:table-cell office:value-type="float" office:value="0.230605056" calcext:value-type="float">
            <text:p>0.230605056</text:p>
          </table:table-cell>
          <table:table-cell office:value-type="float" office:value="3.688427776" calcext:value-type="float">
            <text:p>3.688427776</text:p>
          </table:table-cell>
          <table:table-cell office:value-type="float" office:value="2.181087744" calcext:value-type="float">
            <text:p>2.181087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3392" calcext:value-type="float">
            <text:p>0.00923392</text:p>
          </table:table-cell>
          <table:table-cell office:value-type="float" office:value="0.00829312" calcext:value-type="float">
            <text:p>0.00829312</text:p>
          </table:table-cell>
          <table:table-cell office:value-type="float" office:value="1.604338176" calcext:value-type="float">
            <text:p>1.604338176</text:p>
          </table:table-cell>
          <table:table-cell office:value-type="float" office:value="0.230753536" calcext:value-type="float">
            <text:p>0.230753536</text:p>
          </table:table-cell>
          <table:table-cell office:value-type="float" office:value="3.688485632" calcext:value-type="float">
            <text:p>3.688485632</text:p>
          </table:table-cell>
          <table:table-cell office:value-type="float" office:value="2.21874688" calcext:value-type="float">
            <text:p>2.21874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4288" calcext:value-type="float">
            <text:p>0.00924288</text:p>
          </table:table-cell>
          <table:table-cell office:value-type="float" office:value="0.00830848" calcext:value-type="float">
            <text:p>0.00830848</text:p>
          </table:table-cell>
          <table:table-cell office:value-type="float" office:value="1.608257792" calcext:value-type="float">
            <text:p>1.608257792</text:p>
          </table:table-cell>
          <table:table-cell office:value-type="float" office:value="0.234564096" calcext:value-type="float">
            <text:p>0.234564096</text:p>
          </table:table-cell>
          <table:table-cell office:value-type="float" office:value="3.68901248" calcext:value-type="float">
            <text:p>3.68901248</text:p>
          </table:table-cell>
          <table:table-cell office:value-type="float" office:value="2.233263872" calcext:value-type="float">
            <text:p>2.233263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85888" calcext:value-type="float">
            <text:p>0.009285888</text:p>
          </table:table-cell>
          <table:table-cell office:value-type="float" office:value="0.008312064" calcext:value-type="float">
            <text:p>0.008312064</text:p>
          </table:table-cell>
          <table:table-cell office:value-type="float" office:value="1.612475648" calcext:value-type="float">
            <text:p>1.612475648</text:p>
          </table:table-cell>
          <table:table-cell office:value-type="float" office:value="0.240631808" calcext:value-type="float">
            <text:p>0.240631808</text:p>
          </table:table-cell>
          <table:table-cell office:value-type="float" office:value="3.69005056" calcext:value-type="float">
            <text:p>3.69005056</text:p>
          </table:table-cell>
          <table:table-cell office:value-type="float" office:value="2.233818624" calcext:value-type="float">
            <text:p>2.233818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315072" calcext:value-type="float">
            <text:p>0.009315072</text:p>
          </table:table-cell>
          <table:table-cell office:value-type="float" office:value="0.008324096" calcext:value-type="float">
            <text:p>0.008324096</text:p>
          </table:table-cell>
          <table:table-cell office:value-type="float" office:value="1.612941312" calcext:value-type="float">
            <text:p>1.612941312</text:p>
          </table:table-cell>
          <table:table-cell office:value-type="float" office:value="0.240921088" calcext:value-type="float">
            <text:p>0.240921088</text:p>
          </table:table-cell>
          <table:table-cell office:value-type="float" office:value="3.691896576" calcext:value-type="float">
            <text:p>3.691896576</text:p>
          </table:table-cell>
          <table:table-cell office:value-type="float" office:value="2.244766208" calcext:value-type="float">
            <text:p>2.244766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331968" calcext:value-type="float">
            <text:p>0.009331968</text:p>
          </table:table-cell>
          <table:table-cell office:value-type="float" office:value="0.008329984" calcext:value-type="float">
            <text:p>0.008329984</text:p>
          </table:table-cell>
          <table:table-cell office:value-type="float" office:value="1.613301248" calcext:value-type="float">
            <text:p>1.613301248</text:p>
          </table:table-cell>
          <table:table-cell office:value-type="float" office:value="0.25044096" calcext:value-type="float">
            <text:p>0.25044096</text:p>
          </table:table-cell>
          <table:table-cell office:value-type="float" office:value="3.693135872" calcext:value-type="float">
            <text:p>3.693135872</text:p>
          </table:table-cell>
          <table:table-cell office:value-type="float" office:value="2.259783424" calcext:value-type="float">
            <text:p>2.259783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372416" calcext:value-type="float">
            <text:p>0.009372416</text:p>
          </table:table-cell>
          <table:table-cell office:value-type="float" office:value="0.008338688" calcext:value-type="float">
            <text:p>0.008338688</text:p>
          </table:table-cell>
          <table:table-cell office:value-type="float" office:value="1.613627648" calcext:value-type="float">
            <text:p>1.613627648</text:p>
          </table:table-cell>
          <table:table-cell office:value-type="float" office:value="0.25248128" calcext:value-type="float">
            <text:p>0.25248128</text:p>
          </table:table-cell>
          <table:table-cell office:value-type="float" office:value="3.69595648" calcext:value-type="float">
            <text:p>3.69595648</text:p>
          </table:table-cell>
          <table:table-cell office:value-type="float" office:value="2.310482176" calcext:value-type="float">
            <text:p>2.310482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388288" calcext:value-type="float">
            <text:p>0.009388288</text:p>
          </table:table-cell>
          <table:table-cell office:value-type="float" office:value="0.008353792" calcext:value-type="float">
            <text:p>0.008353792</text:p>
          </table:table-cell>
          <table:table-cell office:value-type="float" office:value="1.613783808" calcext:value-type="float">
            <text:p>1.613783808</text:p>
          </table:table-cell>
          <table:table-cell office:value-type="float" office:value="0.2526144" calcext:value-type="float">
            <text:p>0.2526144</text:p>
          </table:table-cell>
          <table:table-cell office:value-type="float" office:value="3.699016448" calcext:value-type="float">
            <text:p>3.699016448</text:p>
          </table:table-cell>
          <table:table-cell office:value-type="float" office:value="2.322109952" calcext:value-type="float">
            <text:p>2.322109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390848" calcext:value-type="float">
            <text:p>0.009390848</text:p>
          </table:table-cell>
          <table:table-cell office:value-type="float" office:value="0.008360448" calcext:value-type="float">
            <text:p>0.008360448</text:p>
          </table:table-cell>
          <table:table-cell office:value-type="float" office:value="1.614077952" calcext:value-type="float">
            <text:p>1.614077952</text:p>
          </table:table-cell>
          <table:table-cell office:value-type="float" office:value="0.252993024" calcext:value-type="float">
            <text:p>0.252993024</text:p>
          </table:table-cell>
          <table:table-cell office:value-type="float" office:value="3.701217024" calcext:value-type="float">
            <text:p>3.701217024</text:p>
          </table:table-cell>
          <table:table-cell office:value-type="float" office:value="2.339788032" calcext:value-type="float">
            <text:p>2.33978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431296" calcext:value-type="float">
            <text:p>0.009431296</text:p>
          </table:table-cell>
          <table:table-cell office:value-type="float" office:value="0.008367872" calcext:value-type="float">
            <text:p>0.008367872</text:p>
          </table:table-cell>
          <table:table-cell office:value-type="float" office:value="1.614116352" calcext:value-type="float">
            <text:p>1.614116352</text:p>
          </table:table-cell>
          <table:table-cell office:value-type="float" office:value="0.252994816" calcext:value-type="float">
            <text:p>0.252994816</text:p>
          </table:table-cell>
          <table:table-cell office:value-type="float" office:value="3.705975552" calcext:value-type="float">
            <text:p>3.705975552</text:p>
          </table:table-cell>
          <table:table-cell office:value-type="float" office:value="2.348153344" calcext:value-type="float">
            <text:p>2.348153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44768" calcext:value-type="float">
            <text:p>0.00944768</text:p>
          </table:table-cell>
          <table:table-cell office:value-type="float" office:value="0.008368896" calcext:value-type="float">
            <text:p>0.008368896</text:p>
          </table:table-cell>
          <table:table-cell office:value-type="float" office:value="1.617857024" calcext:value-type="float">
            <text:p>1.617857024</text:p>
          </table:table-cell>
          <table:table-cell office:value-type="float" office:value="0.25352704" calcext:value-type="float">
            <text:p>0.25352704</text:p>
          </table:table-cell>
          <table:table-cell office:value-type="float" office:value="3.70600832" calcext:value-type="float">
            <text:p>3.70600832</text:p>
          </table:table-cell>
          <table:table-cell office:value-type="float" office:value="2.369114368" calcext:value-type="float">
            <text:p>2.369114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461248" calcext:value-type="float">
            <text:p>0.009461248</text:p>
          </table:table-cell>
          <table:table-cell office:value-type="float" office:value="0.008369664" calcext:value-type="float">
            <text:p>0.008369664</text:p>
          </table:table-cell>
          <table:table-cell office:value-type="float" office:value="1.621249024" calcext:value-type="float">
            <text:p>1.621249024</text:p>
          </table:table-cell>
          <table:table-cell office:value-type="float" office:value="0.253603584" calcext:value-type="float">
            <text:p>0.253603584</text:p>
          </table:table-cell>
          <table:table-cell office:value-type="float" office:value="3.714129152" calcext:value-type="float">
            <text:p>3.714129152</text:p>
          </table:table-cell>
          <table:table-cell office:value-type="float" office:value="2.379577088" calcext:value-type="float">
            <text:p>2.379577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10656" calcext:value-type="float">
            <text:p>0.009510656</text:p>
          </table:table-cell>
          <table:table-cell office:value-type="float" office:value="0.0084032" calcext:value-type="float">
            <text:p>0.0084032</text:p>
          </table:table-cell>
          <table:table-cell office:value-type="float" office:value="1.626965504" calcext:value-type="float">
            <text:p>1.626965504</text:p>
          </table:table-cell>
          <table:table-cell office:value-type="float" office:value="0.253708288" calcext:value-type="float">
            <text:p>0.253708288</text:p>
          </table:table-cell>
          <table:table-cell office:value-type="float" office:value="3.714216192" calcext:value-type="float">
            <text:p>3.714216192</text:p>
          </table:table-cell>
          <table:table-cell office:value-type="float" office:value="2.411174144" calcext:value-type="float">
            <text:p>2.41117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21152" calcext:value-type="float">
            <text:p>0.009521152</text:p>
          </table:table-cell>
          <table:table-cell office:value-type="float" office:value="0.00842496" calcext:value-type="float">
            <text:p>0.00842496</text:p>
          </table:table-cell>
          <table:table-cell office:value-type="float" office:value="1.629554688" calcext:value-type="float">
            <text:p>1.629554688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3.7152256" calcext:value-type="float">
            <text:p>3.7152256</text:p>
          </table:table-cell>
          <table:table-cell office:value-type="float" office:value="2.420614656" calcext:value-type="float">
            <text:p>2.420614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65696" calcext:value-type="float">
            <text:p>0.009565696</text:p>
          </table:table-cell>
          <table:table-cell office:value-type="float" office:value="0.008428288" calcext:value-type="float">
            <text:p>0.008428288</text:p>
          </table:table-cell>
          <table:table-cell office:value-type="float" office:value="1.629792256" calcext:value-type="float">
            <text:p>1.629792256</text:p>
          </table:table-cell>
          <table:table-cell office:value-type="float" office:value="0.25412864" calcext:value-type="float">
            <text:p>0.25412864</text:p>
          </table:table-cell>
          <table:table-cell office:value-type="float" office:value="3.75852416" calcext:value-type="float">
            <text:p>3.75852416</text:p>
          </table:table-cell>
          <table:table-cell office:value-type="float" office:value="2.424698624" calcext:value-type="float">
            <text:p>2.424698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72352" calcext:value-type="float">
            <text:p>0.009572352</text:p>
          </table:table-cell>
          <table:table-cell office:value-type="float" office:value="0.00843776" calcext:value-type="float">
            <text:p>0.00843776</text:p>
          </table:table-cell>
          <table:table-cell office:value-type="float" office:value="1.630280448" calcext:value-type="float">
            <text:p>1.630280448</text:p>
          </table:table-cell>
          <table:table-cell office:value-type="float" office:value="0.254729472" calcext:value-type="float">
            <text:p>0.254729472</text:p>
          </table:table-cell>
          <table:table-cell office:value-type="float" office:value="3.76362496" calcext:value-type="float">
            <text:p>3.76362496</text:p>
          </table:table-cell>
          <table:table-cell office:value-type="float" office:value="2.4369984" calcext:value-type="float">
            <text:p>2.4369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96416" calcext:value-type="float">
            <text:p>0.009596416</text:p>
          </table:table-cell>
          <table:table-cell office:value-type="float" office:value="0.008438528" calcext:value-type="float">
            <text:p>0.008438528</text:p>
          </table:table-cell>
          <table:table-cell office:value-type="float" office:value="1.63047296" calcext:value-type="float">
            <text:p>1.63047296</text:p>
          </table:table-cell>
          <table:table-cell office:value-type="float" office:value="0.266620672" calcext:value-type="float">
            <text:p>0.266620672</text:p>
          </table:table-cell>
          <table:table-cell office:value-type="float" office:value="3.764716544" calcext:value-type="float">
            <text:p>3.764716544</text:p>
          </table:table-cell>
          <table:table-cell office:value-type="float" office:value="2.43725696" calcext:value-type="float">
            <text:p>2.43725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99232" calcext:value-type="float">
            <text:p>0.009599232</text:p>
          </table:table-cell>
          <table:table-cell office:value-type="float" office:value="0.008440064" calcext:value-type="float">
            <text:p>0.008440064</text:p>
          </table:table-cell>
          <table:table-cell office:value-type="float" office:value="1.631018752" calcext:value-type="float">
            <text:p>1.631018752</text:p>
          </table:table-cell>
          <table:table-cell office:value-type="float" office:value="0.26763008" calcext:value-type="float">
            <text:p>0.26763008</text:p>
          </table:table-cell>
          <table:table-cell office:value-type="float" office:value="3.774651136" calcext:value-type="float">
            <text:p>3.774651136</text:p>
          </table:table-cell>
          <table:table-cell office:value-type="float" office:value="2.46664448" calcext:value-type="float">
            <text:p>2.46664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09472" calcext:value-type="float">
            <text:p>0.009609472</text:p>
          </table:table-cell>
          <table:table-cell office:value-type="float" office:value="0.008462336" calcext:value-type="float">
            <text:p>0.008462336</text:p>
          </table:table-cell>
          <table:table-cell office:value-type="float" office:value="1.632579328" calcext:value-type="float">
            <text:p>1.632579328</text:p>
          </table:table-cell>
          <table:table-cell office:value-type="float" office:value="0.27136896" calcext:value-type="float">
            <text:p>0.27136896</text:p>
          </table:table-cell>
          <table:table-cell office:value-type="float" office:value="3.7868736" calcext:value-type="float">
            <text:p>3.7868736</text:p>
          </table:table-cell>
          <table:table-cell office:value-type="float" office:value="2.47028736" calcext:value-type="float">
            <text:p>2.47028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25088" calcext:value-type="float">
            <text:p>0.009625088</text:p>
          </table:table-cell>
          <table:table-cell office:value-type="float" office:value="0.00846848" calcext:value-type="float">
            <text:p>0.00846848</text:p>
          </table:table-cell>
          <table:table-cell office:value-type="float" office:value="1.634715136" calcext:value-type="float">
            <text:p>1.634715136</text:p>
          </table:table-cell>
          <table:table-cell office:value-type="float" office:value="0.271499264" calcext:value-type="float">
            <text:p>0.271499264</text:p>
          </table:table-cell>
          <table:table-cell office:value-type="float" office:value="3.788566016" calcext:value-type="float">
            <text:p>3.788566016</text:p>
          </table:table-cell>
          <table:table-cell office:value-type="float" office:value="2.477430528" calcext:value-type="float">
            <text:p>2.477430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47104" calcext:value-type="float">
            <text:p>0.009647104</text:p>
          </table:table-cell>
          <table:table-cell office:value-type="float" office:value="0.00847744" calcext:value-type="float">
            <text:p>0.00847744</text:p>
          </table:table-cell>
          <table:table-cell office:value-type="float" office:value="1.643118592" calcext:value-type="float">
            <text:p>1.643118592</text:p>
          </table:table-cell>
          <table:table-cell office:value-type="float" office:value="0.271639808" calcext:value-type="float">
            <text:p>0.271639808</text:p>
          </table:table-cell>
          <table:table-cell office:value-type="float" office:value="3.799985152" calcext:value-type="float">
            <text:p>3.799985152</text:p>
          </table:table-cell>
          <table:table-cell office:value-type="float" office:value="2.483389952" calcext:value-type="float">
            <text:p>2.483389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47616" calcext:value-type="float">
            <text:p>0.009647616</text:p>
          </table:table-cell>
          <table:table-cell office:value-type="float" office:value="0.008485376" calcext:value-type="float">
            <text:p>0.008485376</text:p>
          </table:table-cell>
          <table:table-cell office:value-type="float" office:value="1.643320064" calcext:value-type="float">
            <text:p>1.643320064</text:p>
          </table:table-cell>
          <table:table-cell office:value-type="float" office:value="0.271974144" calcext:value-type="float">
            <text:p>0.271974144</text:p>
          </table:table-cell>
          <table:table-cell office:value-type="float" office:value="3.825682944" calcext:value-type="float">
            <text:p>3.825682944</text:p>
          </table:table-cell>
          <table:table-cell office:value-type="float" office:value="2.485720064" calcext:value-type="float">
            <text:p>2.48572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50176" calcext:value-type="float">
            <text:p>0.009650176</text:p>
          </table:table-cell>
          <table:table-cell office:value-type="float" office:value="0.008490752" calcext:value-type="float">
            <text:p>0.008490752</text:p>
          </table:table-cell>
          <table:table-cell office:value-type="float" office:value="1.649509632" calcext:value-type="float">
            <text:p>1.649509632</text:p>
          </table:table-cell>
          <table:table-cell office:value-type="float" office:value="0.272078848" calcext:value-type="float">
            <text:p>0.272078848</text:p>
          </table:table-cell>
          <table:table-cell office:value-type="float" office:value="3.82660992" calcext:value-type="float">
            <text:p>3.82660992</text:p>
          </table:table-cell>
          <table:table-cell office:value-type="float" office:value="2.493755904" calcext:value-type="float">
            <text:p>2.493755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7936" calcext:value-type="float">
            <text:p>0.00967936</text:p>
          </table:table-cell>
          <table:table-cell office:value-type="float" office:value="0.00849664" calcext:value-type="float">
            <text:p>0.00849664</text:p>
          </table:table-cell>
          <table:table-cell office:value-type="float" office:value="1.649868032" calcext:value-type="float">
            <text:p>1.649868032</text:p>
          </table:table-cell>
          <table:table-cell office:value-type="float" office:value="0.277186816" calcext:value-type="float">
            <text:p>0.277186816</text:p>
          </table:table-cell>
          <table:table-cell office:value-type="float" office:value="3.834046208" calcext:value-type="float">
            <text:p>3.834046208</text:p>
          </table:table-cell>
          <table:table-cell office:value-type="float" office:value="2.496325888" calcext:value-type="float">
            <text:p>2.49632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8448" calcext:value-type="float">
            <text:p>0.00968448</text:p>
          </table:table-cell>
          <table:table-cell office:value-type="float" office:value="0.00849792" calcext:value-type="float">
            <text:p>0.00849792</text:p>
          </table:table-cell>
          <table:table-cell office:value-type="float" office:value="1.655306752" calcext:value-type="float">
            <text:p>1.655306752</text:p>
          </table:table-cell>
          <table:table-cell office:value-type="float" office:value="0.277323008" calcext:value-type="float">
            <text:p>0.277323008</text:p>
          </table:table-cell>
          <table:table-cell office:value-type="float" office:value="3.835566592" calcext:value-type="float">
            <text:p>3.835566592</text:p>
          </table:table-cell>
          <table:table-cell office:value-type="float" office:value="2.510891264" calcext:value-type="float">
            <text:p>2.5108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8704" calcext:value-type="float">
            <text:p>0.00968704</text:p>
          </table:table-cell>
          <table:table-cell office:value-type="float" office:value="0.00850048" calcext:value-type="float">
            <text:p>0.00850048</text:p>
          </table:table-cell>
          <table:table-cell office:value-type="float" office:value="1.664184576" calcext:value-type="float">
            <text:p>1.664184576</text:p>
          </table:table-cell>
          <table:table-cell office:value-type="float" office:value="0.277390336" calcext:value-type="float">
            <text:p>0.277390336</text:p>
          </table:table-cell>
          <table:table-cell office:value-type="float" office:value="3.84464384" calcext:value-type="float">
            <text:p>3.84464384</text:p>
          </table:table-cell>
          <table:table-cell office:value-type="float" office:value="2.521689344" calcext:value-type="float">
            <text:p>2.521689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93952" calcext:value-type="float">
            <text:p>0.009693952</text:p>
          </table:table-cell>
          <table:table-cell office:value-type="float" office:value="0.008566528" calcext:value-type="float">
            <text:p>0.008566528</text:p>
          </table:table-cell>
          <table:table-cell office:value-type="float" office:value="1.664558336" calcext:value-type="float">
            <text:p>1.664558336</text:p>
          </table:table-cell>
          <table:table-cell office:value-type="float" office:value="0.277442816" calcext:value-type="float">
            <text:p>0.277442816</text:p>
          </table:table-cell>
          <table:table-cell office:value-type="float" office:value="3.845350144" calcext:value-type="float">
            <text:p>3.845350144</text:p>
          </table:table-cell>
          <table:table-cell office:value-type="float" office:value="2.52805248" calcext:value-type="float">
            <text:p>2.52805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06496" calcext:value-type="float">
            <text:p>0.009706496</text:p>
          </table:table-cell>
          <table:table-cell office:value-type="float" office:value="0.008569856" calcext:value-type="float">
            <text:p>0.008569856</text:p>
          </table:table-cell>
          <table:table-cell office:value-type="float" office:value="1.664711424" calcext:value-type="float">
            <text:p>1.664711424</text:p>
          </table:table-cell>
          <table:table-cell office:value-type="float" office:value="0.277462528" calcext:value-type="float">
            <text:p>0.277462528</text:p>
          </table:table-cell>
          <table:table-cell office:value-type="float" office:value="3.854658816" calcext:value-type="float">
            <text:p>3.854658816</text:p>
          </table:table-cell>
          <table:table-cell office:value-type="float" office:value="2.530374144" calcext:value-type="float">
            <text:p>2.53037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07264" calcext:value-type="float">
            <text:p>0.009707264</text:p>
          </table:table-cell>
          <table:table-cell office:value-type="float" office:value="0.008589568" calcext:value-type="float">
            <text:p>0.008589568</text:p>
          </table:table-cell>
          <table:table-cell office:value-type="float" office:value="1.6665664" calcext:value-type="float">
            <text:p>1.6665664</text:p>
          </table:table-cell>
          <table:table-cell office:value-type="float" office:value="0.277736448" calcext:value-type="float">
            <text:p>0.277736448</text:p>
          </table:table-cell>
          <table:table-cell office:value-type="float" office:value="3.861844992" calcext:value-type="float">
            <text:p>3.861844992</text:p>
          </table:table-cell>
          <table:table-cell office:value-type="float" office:value="2.530601984" calcext:value-type="float">
            <text:p>2.53060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19808" calcext:value-type="float">
            <text:p>0.009719808</text:p>
          </table:table-cell>
          <table:table-cell office:value-type="float" office:value="0.008591616" calcext:value-type="float">
            <text:p>0.008591616</text:p>
          </table:table-cell>
          <table:table-cell office:value-type="float" office:value="1.67046016" calcext:value-type="float">
            <text:p>1.67046016</text:p>
          </table:table-cell>
          <table:table-cell office:value-type="float" office:value="0.27775232" calcext:value-type="float">
            <text:p>0.27775232</text:p>
          </table:table-cell>
          <table:table-cell office:value-type="float" office:value="3.872916736" calcext:value-type="float">
            <text:p>3.872916736</text:p>
          </table:table-cell>
          <table:table-cell office:value-type="float" office:value="2.55874048" calcext:value-type="float">
            <text:p>2.5587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23392" calcext:value-type="float">
            <text:p>0.009723392</text:p>
          </table:table-cell>
          <table:table-cell office:value-type="float" office:value="0.008614144" calcext:value-type="float">
            <text:p>0.008614144</text:p>
          </table:table-cell>
          <table:table-cell office:value-type="float" office:value="1.674227456" calcext:value-type="float">
            <text:p>1.674227456</text:p>
          </table:table-cell>
          <table:table-cell office:value-type="float" office:value="0.296876544" calcext:value-type="float">
            <text:p>0.296876544</text:p>
          </table:table-cell>
          <table:table-cell office:value-type="float" office:value="3.88579328" calcext:value-type="float">
            <text:p>3.88579328</text:p>
          </table:table-cell>
          <table:table-cell office:value-type="float" office:value="2.562256384" calcext:value-type="float">
            <text:p>2.56225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28768" calcext:value-type="float">
            <text:p>0.009728768</text:p>
          </table:table-cell>
          <table:table-cell office:value-type="float" office:value="0.008623616" calcext:value-type="float">
            <text:p>0.008623616</text:p>
          </table:table-cell>
          <table:table-cell office:value-type="float" office:value="1.675197696" calcext:value-type="float">
            <text:p>1.675197696</text:p>
          </table:table-cell>
          <table:table-cell office:value-type="float" office:value="0.296943872" calcext:value-type="float">
            <text:p>0.296943872</text:p>
          </table:table-cell>
          <table:table-cell office:value-type="float" office:value="3.895750144" calcext:value-type="float">
            <text:p>3.895750144</text:p>
          </table:table-cell>
          <table:table-cell office:value-type="float" office:value="2.567539456" calcext:value-type="float">
            <text:p>2.567539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664" calcext:value-type="float">
            <text:p>0.0097664</text:p>
          </table:table-cell>
          <table:table-cell office:value-type="float" office:value="0.008645376" calcext:value-type="float">
            <text:p>0.008645376</text:p>
          </table:table-cell>
          <table:table-cell office:value-type="float" office:value="1.677383424" calcext:value-type="float">
            <text:p>1.677383424</text:p>
          </table:table-cell>
          <table:table-cell office:value-type="float" office:value="0.2969792" calcext:value-type="float">
            <text:p>0.2969792</text:p>
          </table:table-cell>
          <table:table-cell office:value-type="float" office:value="3.90761856" calcext:value-type="float">
            <text:p>3.90761856</text:p>
          </table:table-cell>
          <table:table-cell office:value-type="float" office:value="2.622210304" calcext:value-type="float">
            <text:p>2.622210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69472" calcext:value-type="float">
            <text:p>0.009769472</text:p>
          </table:table-cell>
          <table:table-cell office:value-type="float" office:value="0.008645888" calcext:value-type="float">
            <text:p>0.008645888</text:p>
          </table:table-cell>
          <table:table-cell office:value-type="float" office:value="1.67750528" calcext:value-type="float">
            <text:p>1.67750528</text:p>
          </table:table-cell>
          <table:table-cell office:value-type="float" office:value="0.297048576" calcext:value-type="float">
            <text:p>0.297048576</text:p>
          </table:table-cell>
          <table:table-cell office:value-type="float" office:value="3.920079616" calcext:value-type="float">
            <text:p>3.920079616</text:p>
          </table:table-cell>
          <table:table-cell office:value-type="float" office:value="2.622881536" calcext:value-type="float">
            <text:p>2.622881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78944" calcext:value-type="float">
            <text:p>0.009778944</text:p>
          </table:table-cell>
          <table:table-cell office:value-type="float" office:value="0.008646912" calcext:value-type="float">
            <text:p>0.008646912</text:p>
          </table:table-cell>
          <table:table-cell office:value-type="float" office:value="1.677941504" calcext:value-type="float">
            <text:p>1.677941504</text:p>
          </table:table-cell>
          <table:table-cell office:value-type="float" office:value="0.297118976" calcext:value-type="float">
            <text:p>0.297118976</text:p>
          </table:table-cell>
          <table:table-cell office:value-type="float" office:value="3.92118784" calcext:value-type="float">
            <text:p>3.92118784</text:p>
          </table:table-cell>
          <table:table-cell office:value-type="float" office:value="2.64324992" calcext:value-type="float">
            <text:p>2.64324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8304" calcext:value-type="float">
            <text:p>0.00978304</text:p>
          </table:table-cell>
          <table:table-cell office:value-type="float" office:value="0.008664576" calcext:value-type="float">
            <text:p>0.008664576</text:p>
          </table:table-cell>
          <table:table-cell office:value-type="float" office:value="1.679675136" calcext:value-type="float">
            <text:p>1.679675136</text:p>
          </table:table-cell>
          <table:table-cell office:value-type="float" office:value="0.297213184" calcext:value-type="float">
            <text:p>0.297213184</text:p>
          </table:table-cell>
          <table:table-cell office:value-type="float" office:value="3.935526912" calcext:value-type="float">
            <text:p>3.935526912</text:p>
          </table:table-cell>
          <table:table-cell office:value-type="float" office:value="2.65066368" calcext:value-type="float">
            <text:p>2.65066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92" calcext:value-type="float">
            <text:p>0.009792</text:p>
          </table:table-cell>
          <table:table-cell office:value-type="float" office:value="0.008675328" calcext:value-type="float">
            <text:p>0.008675328</text:p>
          </table:table-cell>
          <table:table-cell office:value-type="float" office:value="1.682580992" calcext:value-type="float">
            <text:p>1.682580992</text:p>
          </table:table-cell>
          <table:table-cell office:value-type="float" office:value="0.297461248" calcext:value-type="float">
            <text:p>0.297461248</text:p>
          </table:table-cell>
          <table:table-cell office:value-type="float" office:value="3.93661184" calcext:value-type="float">
            <text:p>3.93661184</text:p>
          </table:table-cell>
          <table:table-cell office:value-type="float" office:value="2.654457088" calcext:value-type="float">
            <text:p>2.654457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92256" calcext:value-type="float">
            <text:p>0.009792256</text:p>
          </table:table-cell>
          <table:table-cell office:value-type="float" office:value="0.008687872" calcext:value-type="float">
            <text:p>0.008687872</text:p>
          </table:table-cell>
          <table:table-cell office:value-type="float" office:value="1.684128" calcext:value-type="float">
            <text:p>1.684128</text:p>
          </table:table-cell>
          <table:table-cell office:value-type="float" office:value="0.297522944" calcext:value-type="float">
            <text:p>0.297522944</text:p>
          </table:table-cell>
          <table:table-cell office:value-type="float" office:value="3.948037888" calcext:value-type="float">
            <text:p>3.948037888</text:p>
          </table:table-cell>
          <table:table-cell office:value-type="float" office:value="2.680805632" calcext:value-type="float">
            <text:p>2.680805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0352" calcext:value-type="float">
            <text:p>0.00980352</text:p>
          </table:table-cell>
          <table:table-cell office:value-type="float" office:value="0.008697344" calcext:value-type="float">
            <text:p>0.008697344</text:p>
          </table:table-cell>
          <table:table-cell office:value-type="float" office:value="1.684379136" calcext:value-type="float">
            <text:p>1.684379136</text:p>
          </table:table-cell>
          <table:table-cell office:value-type="float" office:value="0.297591296" calcext:value-type="float">
            <text:p>0.297591296</text:p>
          </table:table-cell>
          <table:table-cell office:value-type="float" office:value="3.948525568" calcext:value-type="float">
            <text:p>3.948525568</text:p>
          </table:table-cell>
          <table:table-cell office:value-type="float" office:value="2.680994816" calcext:value-type="float">
            <text:p>2.680994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13248" calcext:value-type="float">
            <text:p>0.009813248</text:p>
          </table:table-cell>
          <table:table-cell office:value-type="float" office:value="0.008705536" calcext:value-type="float">
            <text:p>0.008705536</text:p>
          </table:table-cell>
          <table:table-cell office:value-type="float" office:value="1.684694784" calcext:value-type="float">
            <text:p>1.684694784</text:p>
          </table:table-cell>
          <table:table-cell office:value-type="float" office:value="0.299058432" calcext:value-type="float">
            <text:p>0.299058432</text:p>
          </table:table-cell>
          <table:table-cell office:value-type="float" office:value="3.956905216" calcext:value-type="float">
            <text:p>3.956905216</text:p>
          </table:table-cell>
          <table:table-cell office:value-type="float" office:value="2.682130176" calcext:value-type="float">
            <text:p>2.682130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48832" calcext:value-type="float">
            <text:p>0.009848832</text:p>
          </table:table-cell>
          <table:table-cell office:value-type="float" office:value="0.008733184" calcext:value-type="float">
            <text:p>0.008733184</text:p>
          </table:table-cell>
          <table:table-cell office:value-type="float" office:value="1.685769216" calcext:value-type="float">
            <text:p>1.685769216</text:p>
          </table:table-cell>
          <table:table-cell office:value-type="float" office:value="0.301435136" calcext:value-type="float">
            <text:p>0.301435136</text:p>
          </table:table-cell>
          <table:table-cell office:value-type="float" office:value="3.980141568" calcext:value-type="float">
            <text:p>3.980141568</text:p>
          </table:table-cell>
          <table:table-cell office:value-type="float" office:value="2.683614976" calcext:value-type="float">
            <text:p>2.683614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56512" calcext:value-type="float">
            <text:p>0.009856512</text:p>
          </table:table-cell>
          <table:table-cell office:value-type="float" office:value="0.008775424" calcext:value-type="float">
            <text:p>0.008775424</text:p>
          </table:table-cell>
          <table:table-cell office:value-type="float" office:value="1.68713984" calcext:value-type="float">
            <text:p>1.68713984</text:p>
          </table:table-cell>
          <table:table-cell office:value-type="float" office:value="0.301553664" calcext:value-type="float">
            <text:p>0.301553664</text:p>
          </table:table-cell>
          <table:table-cell office:value-type="float" office:value="4.002746624" calcext:value-type="float">
            <text:p>4.002746624</text:p>
          </table:table-cell>
          <table:table-cell office:value-type="float" office:value="2.692207872" calcext:value-type="float">
            <text:p>2.692207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6752" calcext:value-type="float">
            <text:p>0.00986752</text:p>
          </table:table-cell>
          <table:table-cell office:value-type="float" office:value="0.008792064" calcext:value-type="float">
            <text:p>0.008792064</text:p>
          </table:table-cell>
          <table:table-cell office:value-type="float" office:value="1.687453952" calcext:value-type="float">
            <text:p>1.687453952</text:p>
          </table:table-cell>
          <table:table-cell office:value-type="float" office:value="0.301720576" calcext:value-type="float">
            <text:p>0.301720576</text:p>
          </table:table-cell>
          <table:table-cell office:value-type="float" office:value="4.002780416" calcext:value-type="float">
            <text:p>4.002780416</text:p>
          </table:table-cell>
          <table:table-cell office:value-type="float" office:value="2.716628992" calcext:value-type="float">
            <text:p>2.716628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70336" calcext:value-type="float">
            <text:p>0.009870336</text:p>
          </table:table-cell>
          <table:table-cell office:value-type="float" office:value="0.008793088" calcext:value-type="float">
            <text:p>0.008793088</text:p>
          </table:table-cell>
          <table:table-cell office:value-type="float" office:value="1.687613696" calcext:value-type="float">
            <text:p>1.687613696</text:p>
          </table:table-cell>
          <table:table-cell office:value-type="float" office:value="0.301841408" calcext:value-type="float">
            <text:p>0.301841408</text:p>
          </table:table-cell>
          <table:table-cell office:value-type="float" office:value="4.005713152" calcext:value-type="float">
            <text:p>4.005713152</text:p>
          </table:table-cell>
          <table:table-cell office:value-type="float" office:value="2.730729216" calcext:value-type="float">
            <text:p>2.730729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892864" calcext:value-type="float">
            <text:p>0.009892864</text:p>
          </table:table-cell>
          <table:table-cell office:value-type="float" office:value="0.008824832" calcext:value-type="float">
            <text:p>0.008824832</text:p>
          </table:table-cell>
          <table:table-cell office:value-type="float" office:value="1.689456896" calcext:value-type="float">
            <text:p>1.689456896</text:p>
          </table:table-cell>
          <table:table-cell office:value-type="float" office:value="0.302039552" calcext:value-type="float">
            <text:p>0.302039552</text:p>
          </table:table-cell>
          <table:table-cell office:value-type="float" office:value="4.018796032" calcext:value-type="float">
            <text:p>4.018796032</text:p>
          </table:table-cell>
          <table:table-cell office:value-type="float" office:value="2.745874688" calcext:value-type="float">
            <text:p>2.745874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915392" calcext:value-type="float">
            <text:p>0.009915392</text:p>
          </table:table-cell>
          <table:table-cell office:value-type="float" office:value="0.008835584" calcext:value-type="float">
            <text:p>0.008835584</text:p>
          </table:table-cell>
          <table:table-cell office:value-type="float" office:value="1.689787648" calcext:value-type="float">
            <text:p>1.689787648</text:p>
          </table:table-cell>
          <table:table-cell office:value-type="float" office:value="0.302048" calcext:value-type="float">
            <text:p>0.302048</text:p>
          </table:table-cell>
          <table:table-cell office:value-type="float" office:value="4.023886336" calcext:value-type="float">
            <text:p>4.023886336</text:p>
          </table:table-cell>
          <table:table-cell office:value-type="float" office:value="2.76392576" calcext:value-type="float">
            <text:p>2.76392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945856" calcext:value-type="float">
            <text:p>0.009945856</text:p>
          </table:table-cell>
          <table:table-cell office:value-type="float" office:value="0.008838144" calcext:value-type="float">
            <text:p>0.008838144</text:p>
          </table:table-cell>
          <table:table-cell office:value-type="float" office:value="1.696009472" calcext:value-type="float">
            <text:p>1.696009472</text:p>
          </table:table-cell>
          <table:table-cell office:value-type="float" office:value="0.302087424" calcext:value-type="float">
            <text:p>0.302087424</text:p>
          </table:table-cell>
          <table:table-cell office:value-type="float" office:value="4.025606144" calcext:value-type="float">
            <text:p>4.025606144</text:p>
          </table:table-cell>
          <table:table-cell office:value-type="float" office:value="2.767911936" calcext:value-type="float">
            <text:p>2.767911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95584" calcext:value-type="float">
            <text:p>0.00995584</text:p>
          </table:table-cell>
          <table:table-cell office:value-type="float" office:value="0.00884096" calcext:value-type="float">
            <text:p>0.00884096</text:p>
          </table:table-cell>
          <table:table-cell office:value-type="float" office:value="1.696383488" calcext:value-type="float">
            <text:p>1.696383488</text:p>
          </table:table-cell>
          <table:table-cell office:value-type="float" office:value="0.306151168" calcext:value-type="float">
            <text:p>0.306151168</text:p>
          </table:table-cell>
          <table:table-cell office:value-type="float" office:value="4.037496064" calcext:value-type="float">
            <text:p>4.037496064</text:p>
          </table:table-cell>
          <table:table-cell office:value-type="float" office:value="2.784896256" calcext:value-type="float">
            <text:p>2.784896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988096" calcext:value-type="float">
            <text:p>0.009988096</text:p>
          </table:table-cell>
          <table:table-cell office:value-type="float" office:value="0.008848128" calcext:value-type="float">
            <text:p>0.008848128</text:p>
          </table:table-cell>
          <table:table-cell office:value-type="float" office:value="1.6973184" calcext:value-type="float">
            <text:p>1.6973184</text:p>
          </table:table-cell>
          <table:table-cell office:value-type="float" office:value="0.30792192" calcext:value-type="float">
            <text:p>0.30792192</text:p>
          </table:table-cell>
          <table:table-cell office:value-type="float" office:value="4.06810368" calcext:value-type="float">
            <text:p>4.06810368</text:p>
          </table:table-cell>
          <table:table-cell office:value-type="float" office:value="2.794016" calcext:value-type="float">
            <text:p>2.79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998336" calcext:value-type="float">
            <text:p>0.009998336</text:p>
          </table:table-cell>
          <table:table-cell office:value-type="float" office:value="0.00884992" calcext:value-type="float">
            <text:p>0.00884992</text:p>
          </table:table-cell>
          <table:table-cell office:value-type="float" office:value="1.697740032" calcext:value-type="float">
            <text:p>1.697740032</text:p>
          </table:table-cell>
          <table:table-cell office:value-type="float" office:value="0.309011456" calcext:value-type="float">
            <text:p>0.309011456</text:p>
          </table:table-cell>
          <table:table-cell office:value-type="float" office:value="4.076638208" calcext:value-type="float">
            <text:p>4.076638208</text:p>
          </table:table-cell>
          <table:table-cell office:value-type="float" office:value="2.798369024" calcext:value-type="float">
            <text:p>2.798369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013184" calcext:value-type="float">
            <text:p>0.010013184</text:p>
          </table:table-cell>
          <table:table-cell office:value-type="float" office:value="0.008851712" calcext:value-type="float">
            <text:p>0.008851712</text:p>
          </table:table-cell>
          <table:table-cell office:value-type="float" office:value="1.714720256" calcext:value-type="float">
            <text:p>1.714720256</text:p>
          </table:table-cell>
          <table:table-cell office:value-type="float" office:value="0.309781504" calcext:value-type="float">
            <text:p>0.309781504</text:p>
          </table:table-cell>
          <table:table-cell office:value-type="float" office:value="4.100668672" calcext:value-type="float">
            <text:p>4.100668672</text:p>
          </table:table-cell>
          <table:table-cell office:value-type="float" office:value="2.818999296" calcext:value-type="float">
            <text:p>2.818999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027264" calcext:value-type="float">
            <text:p>0.010027264</text:p>
          </table:table-cell>
          <table:table-cell office:value-type="float" office:value="0.008861952" calcext:value-type="float">
            <text:p>0.008861952</text:p>
          </table:table-cell>
          <table:table-cell office:value-type="float" office:value="1.715168768" calcext:value-type="float">
            <text:p>1.715168768</text:p>
          </table:table-cell>
          <table:table-cell office:value-type="float" office:value="0.309882624" calcext:value-type="float">
            <text:p>0.309882624</text:p>
          </table:table-cell>
          <table:table-cell office:value-type="float" office:value="4.100889088" calcext:value-type="float">
            <text:p>4.100889088</text:p>
          </table:table-cell>
          <table:table-cell office:value-type="float" office:value="2.827895296" calcext:value-type="float">
            <text:p>2.827895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052096" calcext:value-type="float">
            <text:p>0.010052096</text:p>
          </table:table-cell>
          <table:table-cell office:value-type="float" office:value="0.008891392" calcext:value-type="float">
            <text:p>0.008891392</text:p>
          </table:table-cell>
          <table:table-cell office:value-type="float" office:value="1.71527552" calcext:value-type="float">
            <text:p>1.71527552</text:p>
          </table:table-cell>
          <table:table-cell office:value-type="float" office:value="0.311794432" calcext:value-type="float">
            <text:p>0.311794432</text:p>
          </table:table-cell>
          <table:table-cell office:value-type="float" office:value="4.10654464" calcext:value-type="float">
            <text:p>4.10654464</text:p>
          </table:table-cell>
          <table:table-cell office:value-type="float" office:value="2.843026688" calcext:value-type="float">
            <text:p>2.843026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07616" calcext:value-type="float">
            <text:p>0.01007616</text:p>
          </table:table-cell>
          <table:table-cell office:value-type="float" office:value="0.008903936" calcext:value-type="float">
            <text:p>0.008903936</text:p>
          </table:table-cell>
          <table:table-cell office:value-type="float" office:value="1.724316672" calcext:value-type="float">
            <text:p>1.724316672</text:p>
          </table:table-cell>
          <table:table-cell office:value-type="float" office:value="0.31182464" calcext:value-type="float">
            <text:p>0.31182464</text:p>
          </table:table-cell>
          <table:table-cell office:value-type="float" office:value="4.10816512" calcext:value-type="float">
            <text:p>4.10816512</text:p>
          </table:table-cell>
          <table:table-cell office:value-type="float" office:value="2.843704064" calcext:value-type="float">
            <text:p>2.84370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62176" calcext:value-type="float">
            <text:p>0.010162176</text:p>
          </table:table-cell>
          <table:table-cell office:value-type="float" office:value="0.008913664" calcext:value-type="float">
            <text:p>0.008913664</text:p>
          </table:table-cell>
          <table:table-cell office:value-type="float" office:value="1.724956672" calcext:value-type="float">
            <text:p>1.724956672</text:p>
          </table:table-cell>
          <table:table-cell office:value-type="float" office:value="0.314121984" calcext:value-type="float">
            <text:p>0.314121984</text:p>
          </table:table-cell>
          <table:table-cell office:value-type="float" office:value="4.112905216" calcext:value-type="float">
            <text:p>4.112905216</text:p>
          </table:table-cell>
          <table:table-cell office:value-type="float" office:value="2.844422144" calcext:value-type="float">
            <text:p>2.844422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6576" calcext:value-type="float">
            <text:p>0.01016576</text:p>
          </table:table-cell>
          <table:table-cell office:value-type="float" office:value="0.008936704" calcext:value-type="float">
            <text:p>0.008936704</text:p>
          </table:table-cell>
          <table:table-cell office:value-type="float" office:value="1.725585664" calcext:value-type="float">
            <text:p>1.725585664</text:p>
          </table:table-cell>
          <table:table-cell office:value-type="float" office:value="0.314319104" calcext:value-type="float">
            <text:p>0.314319104</text:p>
          </table:table-cell>
          <table:table-cell office:value-type="float" office:value="4.131561216" calcext:value-type="float">
            <text:p>4.131561216</text:p>
          </table:table-cell>
          <table:table-cell office:value-type="float" office:value="2.846016512" calcext:value-type="float">
            <text:p>2.846016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74208" calcext:value-type="float">
            <text:p>0.010174208</text:p>
          </table:table-cell>
          <table:table-cell office:value-type="float" office:value="0.008965888" calcext:value-type="float">
            <text:p>0.008965888</text:p>
          </table:table-cell>
          <table:table-cell office:value-type="float" office:value="1.72964224" calcext:value-type="float">
            <text:p>1.72964224</text:p>
          </table:table-cell>
          <table:table-cell office:value-type="float" office:value="0.318502912" calcext:value-type="float">
            <text:p>0.318502912</text:p>
          </table:table-cell>
          <table:table-cell office:value-type="float" office:value="4.150408704" calcext:value-type="float">
            <text:p>4.150408704</text:p>
          </table:table-cell>
          <table:table-cell office:value-type="float" office:value="2.865165312" calcext:value-type="float">
            <text:p>2.865165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74464" calcext:value-type="float">
            <text:p>0.010174464</text:p>
          </table:table-cell>
          <table:table-cell office:value-type="float" office:value="0.00897152" calcext:value-type="float">
            <text:p>0.00897152</text:p>
          </table:table-cell>
          <table:table-cell office:value-type="float" office:value="1.730534912" calcext:value-type="float">
            <text:p>1.730534912</text:p>
          </table:table-cell>
          <table:table-cell office:value-type="float" office:value="0.321728" calcext:value-type="float">
            <text:p>0.321728</text:p>
          </table:table-cell>
          <table:table-cell office:value-type="float" office:value="4.162551296" calcext:value-type="float">
            <text:p>4.162551296</text:p>
          </table:table-cell>
          <table:table-cell office:value-type="float" office:value="2.913603328" calcext:value-type="float">
            <text:p>2.913603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92896" calcext:value-type="float">
            <text:p>0.010192896</text:p>
          </table:table-cell>
          <table:table-cell office:value-type="float" office:value="0.008988416" calcext:value-type="float">
            <text:p>0.008988416</text:p>
          </table:table-cell>
          <table:table-cell office:value-type="float" office:value="1.737108224" calcext:value-type="float">
            <text:p>1.737108224</text:p>
          </table:table-cell>
          <table:table-cell office:value-type="float" office:value="0.322354944" calcext:value-type="float">
            <text:p>0.322354944</text:p>
          </table:table-cell>
          <table:table-cell office:value-type="float" office:value="4.164120576" calcext:value-type="float">
            <text:p>4.164120576</text:p>
          </table:table-cell>
          <table:table-cell office:value-type="float" office:value="2.91647872" calcext:value-type="float">
            <text:p>2.91647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952" calcext:value-type="float">
            <text:p>0.0101952</text:p>
          </table:table-cell>
          <table:table-cell office:value-type="float" office:value="0.008993536" calcext:value-type="float">
            <text:p>0.008993536</text:p>
          </table:table-cell>
          <table:table-cell office:value-type="float" office:value="1.744739584" calcext:value-type="float">
            <text:p>1.744739584</text:p>
          </table:table-cell>
          <table:table-cell office:value-type="float" office:value="0.324173568" calcext:value-type="float">
            <text:p>0.324173568</text:p>
          </table:table-cell>
          <table:table-cell office:value-type="float" office:value="4.188709632" calcext:value-type="float">
            <text:p>4.188709632</text:p>
          </table:table-cell>
          <table:table-cell office:value-type="float" office:value="2.917870592" calcext:value-type="float">
            <text:p>2.917870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20416" calcext:value-type="float">
            <text:p>0.01020416</text:p>
          </table:table-cell>
          <table:table-cell office:value-type="float" office:value="0.009015552" calcext:value-type="float">
            <text:p>0.009015552</text:p>
          </table:table-cell>
          <table:table-cell office:value-type="float" office:value="1.744856576" calcext:value-type="float">
            <text:p>1.744856576</text:p>
          </table:table-cell>
          <table:table-cell office:value-type="float" office:value="0.3248704" calcext:value-type="float">
            <text:p>0.3248704</text:p>
          </table:table-cell>
          <table:table-cell office:value-type="float" office:value="4.203431424" calcext:value-type="float">
            <text:p>4.203431424</text:p>
          </table:table-cell>
          <table:table-cell office:value-type="float" office:value="2.92001152" calcext:value-type="float">
            <text:p>2.92001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281728" calcext:value-type="float">
            <text:p>0.010281728</text:p>
          </table:table-cell>
          <table:table-cell office:value-type="float" office:value="0.009028864" calcext:value-type="float">
            <text:p>0.009028864</text:p>
          </table:table-cell>
          <table:table-cell office:value-type="float" office:value="1.745623808" calcext:value-type="float">
            <text:p>1.745623808</text:p>
          </table:table-cell>
          <table:table-cell office:value-type="float" office:value="0.326180352" calcext:value-type="float">
            <text:p>0.326180352</text:p>
          </table:table-cell>
          <table:table-cell office:value-type="float" office:value="4.204048128" calcext:value-type="float">
            <text:p>4.204048128</text:p>
          </table:table-cell>
          <table:table-cell office:value-type="float" office:value="2.92753408" calcext:value-type="float">
            <text:p>2.9275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287104" calcext:value-type="float">
            <text:p>0.010287104</text:p>
          </table:table-cell>
          <table:table-cell office:value-type="float" office:value="0.009046272" calcext:value-type="float">
            <text:p>0.009046272</text:p>
          </table:table-cell>
          <table:table-cell office:value-type="float" office:value="1.745839104" calcext:value-type="float">
            <text:p>1.745839104</text:p>
          </table:table-cell>
          <table:table-cell office:value-type="float" office:value="0.328581376" calcext:value-type="float">
            <text:p>0.328581376</text:p>
          </table:table-cell>
          <table:table-cell office:value-type="float" office:value="4.206368768" calcext:value-type="float">
            <text:p>4.206368768</text:p>
          </table:table-cell>
          <table:table-cell office:value-type="float" office:value="2.950033408" calcext:value-type="float">
            <text:p>2.95003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291712" calcext:value-type="float">
            <text:p>0.010291712</text:p>
          </table:table-cell>
          <table:table-cell office:value-type="float" office:value="0.009064704" calcext:value-type="float">
            <text:p>0.009064704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0.329917952" calcext:value-type="float">
            <text:p>0.329917952</text:p>
          </table:table-cell>
          <table:table-cell office:value-type="float" office:value="4.212453888" calcext:value-type="float">
            <text:p>4.212453888</text:p>
          </table:table-cell>
          <table:table-cell office:value-type="float" office:value="2.950269696" calcext:value-type="float">
            <text:p>2.95026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299136" calcext:value-type="float">
            <text:p>0.010299136</text:p>
          </table:table-cell>
          <table:table-cell office:value-type="float" office:value="0.009068288" calcext:value-type="float">
            <text:p>0.009068288</text:p>
          </table:table-cell>
          <table:table-cell office:value-type="float" office:value="1.748676096" calcext:value-type="float">
            <text:p>1.748676096</text:p>
          </table:table-cell>
          <table:table-cell office:value-type="float" office:value="0.332777216" calcext:value-type="float">
            <text:p>0.332777216</text:p>
          </table:table-cell>
          <table:table-cell office:value-type="float" office:value="4.214822144" calcext:value-type="float">
            <text:p>4.214822144</text:p>
          </table:table-cell>
          <table:table-cell office:value-type="float" office:value="2.951552256" calcext:value-type="float">
            <text:p>2.951552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305792" calcext:value-type="float">
            <text:p>0.010305792</text:p>
          </table:table-cell>
          <table:table-cell office:value-type="float" office:value="0.00909184" calcext:value-type="float">
            <text:p>0.00909184</text:p>
          </table:table-cell>
          <table:table-cell office:value-type="float" office:value="1.748946176" calcext:value-type="float">
            <text:p>1.748946176</text:p>
          </table:table-cell>
          <table:table-cell office:value-type="float" office:value="0.33320192" calcext:value-type="float">
            <text:p>0.33320192</text:p>
          </table:table-cell>
          <table:table-cell office:value-type="float" office:value="4.217156864" calcext:value-type="float">
            <text:p>4.217156864</text:p>
          </table:table-cell>
          <table:table-cell office:value-type="float" office:value="2.953099776" calcext:value-type="float">
            <text:p>2.953099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475008" calcext:value-type="float">
            <text:p>0.010475008</text:p>
          </table:table-cell>
          <table:table-cell office:value-type="float" office:value="0.009165824" calcext:value-type="float">
            <text:p>0.009165824</text:p>
          </table:table-cell>
          <table:table-cell office:value-type="float" office:value="1.748959744" calcext:value-type="float">
            <text:p>1.748959744</text:p>
          </table:table-cell>
          <table:table-cell office:value-type="float" office:value="0.333384448" calcext:value-type="float">
            <text:p>0.333384448</text:p>
          </table:table-cell>
          <table:table-cell office:value-type="float" office:value="4.21940864" calcext:value-type="float">
            <text:p>4.21940864</text:p>
          </table:table-cell>
          <table:table-cell office:value-type="float" office:value="2.961950208" calcext:value-type="float">
            <text:p>2.961950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50368" calcext:value-type="float">
            <text:p>0.01050368</text:p>
          </table:table-cell>
          <table:table-cell office:value-type="float" office:value="0.009169408" calcext:value-type="float">
            <text:p>0.009169408</text:p>
          </table:table-cell>
          <table:table-cell office:value-type="float" office:value="1.755052032" calcext:value-type="float">
            <text:p>1.755052032</text:p>
          </table:table-cell>
          <table:table-cell office:value-type="float" office:value="0.333408" calcext:value-type="float">
            <text:p>0.333408</text:p>
          </table:table-cell>
          <table:table-cell office:value-type="float" office:value="4.222043904" calcext:value-type="float">
            <text:p>4.222043904</text:p>
          </table:table-cell>
          <table:table-cell office:value-type="float" office:value="3.010942208" calcext:value-type="float">
            <text:p>3.010942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558976" calcext:value-type="float">
            <text:p>0.010558976</text:p>
          </table:table-cell>
          <table:table-cell office:value-type="float" office:value="0.009230592" calcext:value-type="float">
            <text:p>0.009230592</text:p>
          </table:table-cell>
          <table:table-cell office:value-type="float" office:value="1.757302016" calcext:value-type="float">
            <text:p>1.757302016</text:p>
          </table:table-cell>
          <table:table-cell office:value-type="float" office:value="0.333503232" calcext:value-type="float">
            <text:p>0.333503232</text:p>
          </table:table-cell>
          <table:table-cell office:value-type="float" office:value="4.22360448" calcext:value-type="float">
            <text:p>4.22360448</text:p>
          </table:table-cell>
          <table:table-cell office:value-type="float" office:value="3.011497984" calcext:value-type="float">
            <text:p>3.011497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60608" calcext:value-type="float">
            <text:p>0.01060608</text:p>
          </table:table-cell>
          <table:table-cell office:value-type="float" office:value="0.009293056" calcext:value-type="float">
            <text:p>0.009293056</text:p>
          </table:table-cell>
          <table:table-cell office:value-type="float" office:value="1.757475328" calcext:value-type="float">
            <text:p>1.757475328</text:p>
          </table:table-cell>
          <table:table-cell office:value-type="float" office:value="0.333524992" calcext:value-type="float">
            <text:p>0.333524992</text:p>
          </table:table-cell>
          <table:table-cell office:value-type="float" office:value="4.23153024" calcext:value-type="float">
            <text:p>4.23153024</text:p>
          </table:table-cell>
          <table:table-cell office:value-type="float" office:value="3.022337536" calcext:value-type="float">
            <text:p>3.022337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647552" calcext:value-type="float">
            <text:p>0.010647552</text:p>
          </table:table-cell>
          <table:table-cell office:value-type="float" office:value="0.009307136" calcext:value-type="float">
            <text:p>0.009307136</text:p>
          </table:table-cell>
          <table:table-cell office:value-type="float" office:value="1.757710848" calcext:value-type="float">
            <text:p>1.757710848</text:p>
          </table:table-cell>
          <table:table-cell office:value-type="float" office:value="0.334785024" calcext:value-type="float">
            <text:p>0.334785024</text:p>
          </table:table-cell>
          <table:table-cell office:value-type="float" office:value="4.23570176" calcext:value-type="float">
            <text:p>4.23570176</text:p>
          </table:table-cell>
          <table:table-cell office:value-type="float" office:value="3.025525504" calcext:value-type="float">
            <text:p>3.025525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680576" calcext:value-type="float">
            <text:p>0.010680576</text:p>
          </table:table-cell>
          <table:table-cell office:value-type="float" office:value="0.009337856" calcext:value-type="float">
            <text:p>0.009337856</text:p>
          </table:table-cell>
          <table:table-cell office:value-type="float" office:value="1.759121664" calcext:value-type="float">
            <text:p>1.759121664</text:p>
          </table:table-cell>
          <table:table-cell office:value-type="float" office:value="0.335278592" calcext:value-type="float">
            <text:p>0.335278592</text:p>
          </table:table-cell>
          <table:table-cell office:value-type="float" office:value="4.236542208" calcext:value-type="float">
            <text:p>4.236542208</text:p>
          </table:table-cell>
          <table:table-cell office:value-type="float" office:value="3.02893056" calcext:value-type="float">
            <text:p>3.02893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723072" calcext:value-type="float">
            <text:p>0.010723072</text:p>
          </table:table-cell>
          <table:table-cell office:value-type="float" office:value="0.009346048" calcext:value-type="float">
            <text:p>0.009346048</text:p>
          </table:table-cell>
          <table:table-cell office:value-type="float" office:value="1.759133696" calcext:value-type="float">
            <text:p>1.759133696</text:p>
          </table:table-cell>
          <table:table-cell office:value-type="float" office:value="0.335672064" calcext:value-type="float">
            <text:p>0.335672064</text:p>
          </table:table-cell>
          <table:table-cell office:value-type="float" office:value="4.252471808" calcext:value-type="float">
            <text:p>4.252471808</text:p>
          </table:table-cell>
          <table:table-cell office:value-type="float" office:value="3.03120512" calcext:value-type="float">
            <text:p>3.03120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726912" calcext:value-type="float">
            <text:p>0.010726912</text:p>
          </table:table-cell>
          <table:table-cell office:value-type="float" office:value="0.0093824" calcext:value-type="float">
            <text:p>0.0093824</text:p>
          </table:table-cell>
          <table:table-cell office:value-type="float" office:value="1.766059008" calcext:value-type="float">
            <text:p>1.766059008</text:p>
          </table:table-cell>
          <table:table-cell office:value-type="float" office:value="0.336007936" calcext:value-type="float">
            <text:p>0.336007936</text:p>
          </table:table-cell>
          <table:table-cell office:value-type="float" office:value="4.25424768" calcext:value-type="float">
            <text:p>4.25424768</text:p>
          </table:table-cell>
          <table:table-cell office:value-type="float" office:value="3.033114112" calcext:value-type="float">
            <text:p>3.03311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742016" calcext:value-type="float">
            <text:p>0.010742016</text:p>
          </table:table-cell>
          <table:table-cell office:value-type="float" office:value="0.009420544" calcext:value-type="float">
            <text:p>0.009420544</text:p>
          </table:table-cell>
          <table:table-cell office:value-type="float" office:value="1.767555584" calcext:value-type="float">
            <text:p>1.767555584</text:p>
          </table:table-cell>
          <table:table-cell office:value-type="float" office:value="0.336032512" calcext:value-type="float">
            <text:p>0.336032512</text:p>
          </table:table-cell>
          <table:table-cell office:value-type="float" office:value="4.258944" calcext:value-type="float">
            <text:p>4.258944</text:p>
          </table:table-cell>
          <table:table-cell office:value-type="float" office:value="3.040003328" calcext:value-type="float">
            <text:p>3.040003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09088" calcext:value-type="float">
            <text:p>0.010809088</text:p>
          </table:table-cell>
          <table:table-cell office:value-type="float" office:value="0.009421824" calcext:value-type="float">
            <text:p>0.009421824</text:p>
          </table:table-cell>
          <table:table-cell office:value-type="float" office:value="1.774386432" calcext:value-type="float">
            <text:p>1.774386432</text:p>
          </table:table-cell>
          <table:table-cell office:value-type="float" office:value="0.349044992" calcext:value-type="float">
            <text:p>0.349044992</text:p>
          </table:table-cell>
          <table:table-cell office:value-type="float" office:value="4.26258944" calcext:value-type="float">
            <text:p>4.26258944</text:p>
          </table:table-cell>
          <table:table-cell office:value-type="float" office:value="3.052742656" calcext:value-type="float">
            <text:p>3.052742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4288" calcext:value-type="float">
            <text:p>0.01084288</text:p>
          </table:table-cell>
          <table:table-cell office:value-type="float" office:value="0.009435392" calcext:value-type="float">
            <text:p>0.009435392</text:p>
          </table:table-cell>
          <table:table-cell office:value-type="float" office:value="1.775619584" calcext:value-type="float">
            <text:p>1.775619584</text:p>
          </table:table-cell>
          <table:table-cell office:value-type="float" office:value="0.356040704" calcext:value-type="float">
            <text:p>0.356040704</text:p>
          </table:table-cell>
          <table:table-cell office:value-type="float" office:value="4.267433984" calcext:value-type="float">
            <text:p>4.267433984</text:p>
          </table:table-cell>
          <table:table-cell office:value-type="float" office:value="3.101550592" calcext:value-type="float">
            <text:p>3.101550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63104" calcext:value-type="float">
            <text:p>0.010863104</text:p>
          </table:table-cell>
          <table:table-cell office:value-type="float" office:value="0.009437952" calcext:value-type="float">
            <text:p>0.009437952</text:p>
          </table:table-cell>
          <table:table-cell office:value-type="float" office:value="1.775954944" calcext:value-type="float">
            <text:p>1.775954944</text:p>
          </table:table-cell>
          <table:table-cell office:value-type="float" office:value="0.35905664" calcext:value-type="float">
            <text:p>0.35905664</text:p>
          </table:table-cell>
          <table:table-cell office:value-type="float" office:value="4.27138176" calcext:value-type="float">
            <text:p>4.27138176</text:p>
          </table:table-cell>
          <table:table-cell office:value-type="float" office:value="3.137584384" calcext:value-type="float">
            <text:p>3.137584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65408" calcext:value-type="float">
            <text:p>0.010865408</text:p>
          </table:table-cell>
          <table:table-cell office:value-type="float" office:value="0.009449472" calcext:value-type="float">
            <text:p>0.009449472</text:p>
          </table:table-cell>
          <table:table-cell office:value-type="float" office:value="1.777880576" calcext:value-type="float">
            <text:p>1.777880576</text:p>
          </table:table-cell>
          <table:table-cell office:value-type="float" office:value="0.361884928" calcext:value-type="float">
            <text:p>0.361884928</text:p>
          </table:table-cell>
          <table:table-cell office:value-type="float" office:value="4.27723392" calcext:value-type="float">
            <text:p>4.27723392</text:p>
          </table:table-cell>
          <table:table-cell office:value-type="float" office:value="3.137795072" calcext:value-type="float">
            <text:p>3.137795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66688" calcext:value-type="float">
            <text:p>0.010866688</text:p>
          </table:table-cell>
          <table:table-cell office:value-type="float" office:value="0.009481728" calcext:value-type="float">
            <text:p>0.009481728</text:p>
          </table:table-cell>
          <table:table-cell office:value-type="float" office:value="1.780857088" calcext:value-type="float">
            <text:p>1.780857088</text:p>
          </table:table-cell>
          <table:table-cell office:value-type="float" office:value="0.362439936" calcext:value-type="float">
            <text:p>0.362439936</text:p>
          </table:table-cell>
          <table:table-cell office:value-type="float" office:value="4.279940352" calcext:value-type="float">
            <text:p>4.279940352</text:p>
          </table:table-cell>
          <table:table-cell office:value-type="float" office:value="3.141611264" calcext:value-type="float">
            <text:p>3.14161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85888" calcext:value-type="float">
            <text:p>0.010885888</text:p>
          </table:table-cell>
          <table:table-cell office:value-type="float" office:value="0.009492992" calcext:value-type="float">
            <text:p>0.009492992</text:p>
          </table:table-cell>
          <table:table-cell office:value-type="float" office:value="1.781344768" calcext:value-type="float">
            <text:p>1.781344768</text:p>
          </table:table-cell>
          <table:table-cell office:value-type="float" office:value="0.36271616" calcext:value-type="float">
            <text:p>0.36271616</text:p>
          </table:table-cell>
          <table:table-cell office:value-type="float" office:value="4.28275968" calcext:value-type="float">
            <text:p>4.28275968</text:p>
          </table:table-cell>
          <table:table-cell office:value-type="float" office:value="3.149147648" calcext:value-type="float">
            <text:p>3.149147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9024" calcext:value-type="float">
            <text:p>0.01089024</text:p>
          </table:table-cell>
          <table:table-cell office:value-type="float" office:value="0.009512192" calcext:value-type="float">
            <text:p>0.009512192</text:p>
          </table:table-cell>
          <table:table-cell office:value-type="float" office:value="1.78848384" calcext:value-type="float">
            <text:p>1.78848384</text:p>
          </table:table-cell>
          <table:table-cell office:value-type="float" office:value="0.362908672" calcext:value-type="float">
            <text:p>0.362908672</text:p>
          </table:table-cell>
          <table:table-cell office:value-type="float" office:value="4.290163968" calcext:value-type="float">
            <text:p>4.290163968</text:p>
          </table:table-cell>
          <table:table-cell office:value-type="float" office:value="3.150762496" calcext:value-type="float">
            <text:p>3.150762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905344" calcext:value-type="float">
            <text:p>0.010905344</text:p>
          </table:table-cell>
          <table:table-cell office:value-type="float" office:value="0.009517824" calcext:value-type="float">
            <text:p>0.009517824</text:p>
          </table:table-cell>
          <table:table-cell office:value-type="float" office:value="1.788791552" calcext:value-type="float">
            <text:p>1.788791552</text:p>
          </table:table-cell>
          <table:table-cell office:value-type="float" office:value="0.363164672" calcext:value-type="float">
            <text:p>0.363164672</text:p>
          </table:table-cell>
          <table:table-cell office:value-type="float" office:value="4.304192" calcext:value-type="float">
            <text:p>4.304192</text:p>
          </table:table-cell>
          <table:table-cell office:value-type="float" office:value="3.185930496" calcext:value-type="float">
            <text:p>3.185930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981632" calcext:value-type="float">
            <text:p>0.010981632</text:p>
          </table:table-cell>
          <table:table-cell office:value-type="float" office:value="0.009520384" calcext:value-type="float">
            <text:p>0.009520384</text:p>
          </table:table-cell>
          <table:table-cell office:value-type="float" office:value="1.799066624" calcext:value-type="float">
            <text:p>1.799066624</text:p>
          </table:table-cell>
          <table:table-cell office:value-type="float" office:value="0.363182848" calcext:value-type="float">
            <text:p>0.363182848</text:p>
          </table:table-cell>
          <table:table-cell office:value-type="float" office:value="4.3222336" calcext:value-type="float">
            <text:p>4.3222336</text:p>
          </table:table-cell>
          <table:table-cell office:value-type="float" office:value="3.187044096" calcext:value-type="float">
            <text:p>3.18704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021824" calcext:value-type="float">
            <text:p>0.011021824</text:p>
          </table:table-cell>
          <table:table-cell office:value-type="float" office:value="0.009533696" calcext:value-type="float">
            <text:p>0.009533696</text:p>
          </table:table-cell>
          <table:table-cell office:value-type="float" office:value="1.799816448" calcext:value-type="float">
            <text:p>1.799816448</text:p>
          </table:table-cell>
          <table:table-cell office:value-type="float" office:value="0.363308032" calcext:value-type="float">
            <text:p>0.363308032</text:p>
          </table:table-cell>
          <table:table-cell office:value-type="float" office:value="4.333915904" calcext:value-type="float">
            <text:p>4.333915904</text:p>
          </table:table-cell>
          <table:table-cell office:value-type="float" office:value="3.19785216" calcext:value-type="float">
            <text:p>3.19785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043072" calcext:value-type="float">
            <text:p>0.011043072</text:p>
          </table:table-cell>
          <table:table-cell office:value-type="float" office:value="0.009566208" calcext:value-type="float">
            <text:p>0.009566208</text:p>
          </table:table-cell>
          <table:table-cell office:value-type="float" office:value="1.802811648" calcext:value-type="float">
            <text:p>1.802811648</text:p>
          </table:table-cell>
          <table:table-cell office:value-type="float" office:value="0.363879168" calcext:value-type="float">
            <text:p>0.363879168</text:p>
          </table:table-cell>
          <table:table-cell office:value-type="float" office:value="4.335404288" calcext:value-type="float">
            <text:p>4.335404288</text:p>
          </table:table-cell>
          <table:table-cell office:value-type="float" office:value="3.200547584" calcext:value-type="float">
            <text:p>3.200547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058688" calcext:value-type="float">
            <text:p>0.011058688</text:p>
          </table:table-cell>
          <table:table-cell office:value-type="float" office:value="0.00957824" calcext:value-type="float">
            <text:p>0.00957824</text:p>
          </table:table-cell>
          <table:table-cell office:value-type="float" office:value="1.81078528" calcext:value-type="float">
            <text:p>1.81078528</text:p>
          </table:table-cell>
          <table:table-cell office:value-type="float" office:value="0.363911424" calcext:value-type="float">
            <text:p>0.363911424</text:p>
          </table:table-cell>
          <table:table-cell office:value-type="float" office:value="4.33682816" calcext:value-type="float">
            <text:p>4.33682816</text:p>
          </table:table-cell>
          <table:table-cell office:value-type="float" office:value="3.205727744" calcext:value-type="float">
            <text:p>3.205727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059456" calcext:value-type="float">
            <text:p>0.011059456</text:p>
          </table:table-cell>
          <table:table-cell office:value-type="float" office:value="0.009580544" calcext:value-type="float">
            <text:p>0.009580544</text:p>
          </table:table-cell>
          <table:table-cell office:value-type="float" office:value="1.812354048" calcext:value-type="float">
            <text:p>1.812354048</text:p>
          </table:table-cell>
          <table:table-cell office:value-type="float" office:value="0.364258048" calcext:value-type="float">
            <text:p>0.364258048</text:p>
          </table:table-cell>
          <table:table-cell office:value-type="float" office:value="4.363597824" calcext:value-type="float">
            <text:p>4.363597824</text:p>
          </table:table-cell>
          <table:table-cell office:value-type="float" office:value="3.238028544" calcext:value-type="float">
            <text:p>3.238028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06816" calcext:value-type="float">
            <text:p>0.01106816</text:p>
          </table:table-cell>
          <table:table-cell office:value-type="float" office:value="0.00961024" calcext:value-type="float">
            <text:p>0.00961024</text:p>
          </table:table-cell>
          <table:table-cell office:value-type="float" office:value="1.813023232" calcext:value-type="float">
            <text:p>1.813023232</text:p>
          </table:table-cell>
          <table:table-cell office:value-type="float" office:value="0.365788672" calcext:value-type="float">
            <text:p>0.365788672</text:p>
          </table:table-cell>
          <table:table-cell office:value-type="float" office:value="4.366872064" calcext:value-type="float">
            <text:p>4.366872064</text:p>
          </table:table-cell>
          <table:table-cell office:value-type="float" office:value="3.248199424" calcext:value-type="float">
            <text:p>3.248199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1232" calcext:value-type="float">
            <text:p>0.0111232</text:p>
          </table:table-cell>
          <table:table-cell office:value-type="float" office:value="0.009622528" calcext:value-type="float">
            <text:p>0.009622528</text:p>
          </table:table-cell>
          <table:table-cell office:value-type="float" office:value="1.816098816" calcext:value-type="float">
            <text:p>1.816098816</text:p>
          </table:table-cell>
          <table:table-cell office:value-type="float" office:value="0.36589824" calcext:value-type="float">
            <text:p>0.36589824</text:p>
          </table:table-cell>
          <table:table-cell office:value-type="float" office:value="4.371565824" calcext:value-type="float">
            <text:p>4.371565824</text:p>
          </table:table-cell>
          <table:table-cell office:value-type="float" office:value="3.262172928" calcext:value-type="float">
            <text:p>3.262172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152128" calcext:value-type="float">
            <text:p>0.011152128</text:p>
          </table:table-cell>
          <table:table-cell office:value-type="float" office:value="0.00962432" calcext:value-type="float">
            <text:p>0.00962432</text:p>
          </table:table-cell>
          <table:table-cell office:value-type="float" office:value="1.8175424" calcext:value-type="float">
            <text:p>1.8175424</text:p>
          </table:table-cell>
          <table:table-cell office:value-type="float" office:value="0.366041344" calcext:value-type="float">
            <text:p>0.366041344</text:p>
          </table:table-cell>
          <table:table-cell office:value-type="float" office:value="4.375758336" calcext:value-type="float">
            <text:p>4.375758336</text:p>
          </table:table-cell>
          <table:table-cell office:value-type="float" office:value="3.271826688" calcext:value-type="float">
            <text:p>3.271826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04864" calcext:value-type="float">
            <text:p>0.011204864</text:p>
          </table:table-cell>
          <table:table-cell office:value-type="float" office:value="0.009633536" calcext:value-type="float">
            <text:p>0.009633536</text:p>
          </table:table-cell>
          <table:table-cell office:value-type="float" office:value="1.820928768" calcext:value-type="float">
            <text:p>1.820928768</text:p>
          </table:table-cell>
          <table:table-cell office:value-type="float" office:value="0.366276096" calcext:value-type="float">
            <text:p>0.366276096</text:p>
          </table:table-cell>
          <table:table-cell office:value-type="float" office:value="4.378120448" calcext:value-type="float">
            <text:p>4.378120448</text:p>
          </table:table-cell>
          <table:table-cell office:value-type="float" office:value="3.279419648" calcext:value-type="float">
            <text:p>3.279419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43776" calcext:value-type="float">
            <text:p>0.011243776</text:p>
          </table:table-cell>
          <table:table-cell office:value-type="float" office:value="0.009641728" calcext:value-type="float">
            <text:p>0.009641728</text:p>
          </table:table-cell>
          <table:table-cell office:value-type="float" office:value="1.821188096" calcext:value-type="float">
            <text:p>1.821188096</text:p>
          </table:table-cell>
          <table:table-cell office:value-type="float" office:value="0.366337536" calcext:value-type="float">
            <text:p>0.366337536</text:p>
          </table:table-cell>
          <table:table-cell office:value-type="float" office:value="4.37872384" calcext:value-type="float">
            <text:p>4.37872384</text:p>
          </table:table-cell>
          <table:table-cell office:value-type="float" office:value="3.305357056" calcext:value-type="float">
            <text:p>3.305357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70912" calcext:value-type="float">
            <text:p>0.011270912</text:p>
          </table:table-cell>
          <table:table-cell office:value-type="float" office:value="0.009698048" calcext:value-type="float">
            <text:p>0.009698048</text:p>
          </table:table-cell>
          <table:table-cell office:value-type="float" office:value="1.83126528" calcext:value-type="float">
            <text:p>1.83126528</text:p>
          </table:table-cell>
          <table:table-cell office:value-type="float" office:value="0.36707328" calcext:value-type="float">
            <text:p>0.36707328</text:p>
          </table:table-cell>
          <table:table-cell office:value-type="float" office:value="4.379892736" calcext:value-type="float">
            <text:p>4.379892736</text:p>
          </table:table-cell>
          <table:table-cell office:value-type="float" office:value="3.30589696" calcext:value-type="float">
            <text:p>3.3058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72704" calcext:value-type="float">
            <text:p>0.011272704</text:p>
          </table:table-cell>
          <table:table-cell office:value-type="float" office:value="0.009717248" calcext:value-type="float">
            <text:p>0.009717248</text:p>
          </table:table-cell>
          <table:table-cell office:value-type="float" office:value="1.832153344" calcext:value-type="float">
            <text:p>1.832153344</text:p>
          </table:table-cell>
          <table:table-cell office:value-type="float" office:value="0.367379456" calcext:value-type="float">
            <text:p>0.367379456</text:p>
          </table:table-cell>
          <table:table-cell office:value-type="float" office:value="4.393068544" calcext:value-type="float">
            <text:p>4.393068544</text:p>
          </table:table-cell>
          <table:table-cell office:value-type="float" office:value="3.311707136" calcext:value-type="float">
            <text:p>3.311707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75776" calcext:value-type="float">
            <text:p>0.011275776</text:p>
          </table:table-cell>
          <table:table-cell office:value-type="float" office:value="0.00971776" calcext:value-type="float">
            <text:p>0.00971776</text:p>
          </table:table-cell>
          <table:table-cell office:value-type="float" office:value="1.834655232" calcext:value-type="float">
            <text:p>1.834655232</text:p>
          </table:table-cell>
          <table:table-cell office:value-type="float" office:value="0.367514624" calcext:value-type="float">
            <text:p>0.367514624</text:p>
          </table:table-cell>
          <table:table-cell office:value-type="float" office:value="4.394291712" calcext:value-type="float">
            <text:p>4.394291712</text:p>
          </table:table-cell>
          <table:table-cell office:value-type="float" office:value="3.317084928" calcext:value-type="float">
            <text:p>3.317084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92672" calcext:value-type="float">
            <text:p>0.011292672</text:p>
          </table:table-cell>
          <table:table-cell office:value-type="float" office:value="0.009718528" calcext:value-type="float">
            <text:p>0.009718528</text:p>
          </table:table-cell>
          <table:table-cell office:value-type="float" office:value="1.835263488" calcext:value-type="float">
            <text:p>1.835263488</text:p>
          </table:table-cell>
          <table:table-cell office:value-type="float" office:value="0.368527872" calcext:value-type="float">
            <text:p>0.368527872</text:p>
          </table:table-cell>
          <table:table-cell office:value-type="float" office:value="4.394558976" calcext:value-type="float">
            <text:p>4.394558976</text:p>
          </table:table-cell>
          <table:table-cell office:value-type="float" office:value="3.328065536" calcext:value-type="float">
            <text:p>3.328065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9344" calcext:value-type="float">
            <text:p>0.01129344</text:p>
          </table:table-cell>
          <table:table-cell office:value-type="float" office:value="0.009755392" calcext:value-type="float">
            <text:p>0.009755392</text:p>
          </table:table-cell>
          <table:table-cell office:value-type="float" office:value="1.8359936" calcext:value-type="float">
            <text:p>1.8359936</text:p>
          </table:table-cell>
          <table:table-cell office:value-type="float" office:value="0.37003776" calcext:value-type="float">
            <text:p>0.37003776</text:p>
          </table:table-cell>
          <table:table-cell office:value-type="float" office:value="4.398414336" calcext:value-type="float">
            <text:p>4.398414336</text:p>
          </table:table-cell>
          <table:table-cell office:value-type="float" office:value="3.33276288" calcext:value-type="float">
            <text:p>3.33276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366144" calcext:value-type="float">
            <text:p>0.011366144</text:p>
          </table:table-cell>
          <table:table-cell office:value-type="float" office:value="0.009760256" calcext:value-type="float">
            <text:p>0.009760256</text:p>
          </table:table-cell>
          <table:table-cell office:value-type="float" office:value="1.836491776" calcext:value-type="float">
            <text:p>1.836491776</text:p>
          </table:table-cell>
          <table:table-cell office:value-type="float" office:value="0.370142464" calcext:value-type="float">
            <text:p>0.370142464</text:p>
          </table:table-cell>
          <table:table-cell office:value-type="float" office:value="4.402499072" calcext:value-type="float">
            <text:p>4.402499072</text:p>
          </table:table-cell>
          <table:table-cell office:value-type="float" office:value="3.342629376" calcext:value-type="float">
            <text:p>3.342629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3984" calcext:value-type="float">
            <text:p>0.0113984</text:p>
          </table:table-cell>
          <table:table-cell office:value-type="float" office:value="0.009765632" calcext:value-type="float">
            <text:p>0.009765632</text:p>
          </table:table-cell>
          <table:table-cell office:value-type="float" office:value="1.836790784" calcext:value-type="float">
            <text:p>1.836790784</text:p>
          </table:table-cell>
          <table:table-cell office:value-type="float" office:value="0.370175232" calcext:value-type="float">
            <text:p>0.370175232</text:p>
          </table:table-cell>
          <table:table-cell office:value-type="float" office:value="4.406883328" calcext:value-type="float">
            <text:p>4.406883328</text:p>
          </table:table-cell>
          <table:table-cell office:value-type="float" office:value="3.3536384" calcext:value-type="float">
            <text:p>3.353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428352" calcext:value-type="float">
            <text:p>0.011428352</text:p>
          </table:table-cell>
          <table:table-cell office:value-type="float" office:value="0.0097984" calcext:value-type="float">
            <text:p>0.0097984</text:p>
          </table:table-cell>
          <table:table-cell office:value-type="float" office:value="1.837036032" calcext:value-type="float">
            <text:p>1.837036032</text:p>
          </table:table-cell>
          <table:table-cell office:value-type="float" office:value="0.37028224" calcext:value-type="float">
            <text:p>0.37028224</text:p>
          </table:table-cell>
          <table:table-cell office:value-type="float" office:value="4.407453184" calcext:value-type="float">
            <text:p>4.407453184</text:p>
          </table:table-cell>
          <table:table-cell office:value-type="float" office:value="3.358319872" calcext:value-type="float">
            <text:p>3.358319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437312" calcext:value-type="float">
            <text:p>0.011437312</text:p>
          </table:table-cell>
          <table:table-cell office:value-type="float" office:value="0.0098048" calcext:value-type="float">
            <text:p>0.0098048</text:p>
          </table:table-cell>
          <table:table-cell office:value-type="float" office:value="1.841389568" calcext:value-type="float">
            <text:p>1.841389568</text:p>
          </table:table-cell>
          <table:table-cell office:value-type="float" office:value="0.370284032" calcext:value-type="float">
            <text:p>0.370284032</text:p>
          </table:table-cell>
          <table:table-cell office:value-type="float" office:value="4.437755392" calcext:value-type="float">
            <text:p>4.437755392</text:p>
          </table:table-cell>
          <table:table-cell office:value-type="float" office:value="3.3772608" calcext:value-type="float">
            <text:p>3.3772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595264" calcext:value-type="float">
            <text:p>0.011595264</text:p>
          </table:table-cell>
          <table:table-cell office:value-type="float" office:value="0.009813248" calcext:value-type="float">
            <text:p>0.009813248</text:p>
          </table:table-cell>
          <table:table-cell office:value-type="float" office:value="1.842682112" calcext:value-type="float">
            <text:p>1.842682112</text:p>
          </table:table-cell>
          <table:table-cell office:value-type="float" office:value="0.37042688" calcext:value-type="float">
            <text:p>0.37042688</text:p>
          </table:table-cell>
          <table:table-cell office:value-type="float" office:value="4.446022912" calcext:value-type="float">
            <text:p>4.446022912</text:p>
          </table:table-cell>
          <table:table-cell office:value-type="float" office:value="3.402732032" calcext:value-type="float">
            <text:p>3.40273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59808" calcext:value-type="float">
            <text:p>0.01159808</text:p>
          </table:table-cell>
          <table:table-cell office:value-type="float" office:value="0.009904384" calcext:value-type="float">
            <text:p>0.009904384</text:p>
          </table:table-cell>
          <table:table-cell office:value-type="float" office:value="1.845267456" calcext:value-type="float">
            <text:p>1.845267456</text:p>
          </table:table-cell>
          <table:table-cell office:value-type="float" office:value="0.37053696" calcext:value-type="float">
            <text:p>0.37053696</text:p>
          </table:table-cell>
          <table:table-cell office:value-type="float" office:value="4.446325504" calcext:value-type="float">
            <text:p>4.446325504</text:p>
          </table:table-cell>
          <table:table-cell office:value-type="float" office:value="3.4029696" calcext:value-type="float">
            <text:p>3.402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01408" calcext:value-type="float">
            <text:p>0.011601408</text:p>
          </table:table-cell>
          <table:table-cell office:value-type="float" office:value="0.009945344" calcext:value-type="float">
            <text:p>0.009945344</text:p>
          </table:table-cell>
          <table:table-cell office:value-type="float" office:value="1.845421824" calcext:value-type="float">
            <text:p>1.845421824</text:p>
          </table:table-cell>
          <table:table-cell office:value-type="float" office:value="0.37056768" calcext:value-type="float">
            <text:p>0.37056768</text:p>
          </table:table-cell>
          <table:table-cell office:value-type="float" office:value="4.446434304" calcext:value-type="float">
            <text:p>4.446434304</text:p>
          </table:table-cell>
          <table:table-cell office:value-type="float" office:value="3.423631104" calcext:value-type="float">
            <text:p>3.42363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14464" calcext:value-type="float">
            <text:p>0.011614464</text:p>
          </table:table-cell>
          <table:table-cell office:value-type="float" office:value="0.00997632" calcext:value-type="float">
            <text:p>0.00997632</text:p>
          </table:table-cell>
          <table:table-cell office:value-type="float" office:value="1.845920512" calcext:value-type="float">
            <text:p>1.845920512</text:p>
          </table:table-cell>
          <table:table-cell office:value-type="float" office:value="0.370674432" calcext:value-type="float">
            <text:p>0.370674432</text:p>
          </table:table-cell>
          <table:table-cell office:value-type="float" office:value="4.447167488" calcext:value-type="float">
            <text:p>4.447167488</text:p>
          </table:table-cell>
          <table:table-cell office:value-type="float" office:value="3.42642176" calcext:value-type="float">
            <text:p>3.42642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21376" calcext:value-type="float">
            <text:p>0.011621376</text:p>
          </table:table-cell>
          <table:table-cell office:value-type="float" office:value="0.0100288" calcext:value-type="float">
            <text:p>0.0100288</text:p>
          </table:table-cell>
          <table:table-cell office:value-type="float" office:value="1.849027328" calcext:value-type="float">
            <text:p>1.849027328</text:p>
          </table:table-cell>
          <table:table-cell office:value-type="float" office:value="0.370701312" calcext:value-type="float">
            <text:p>0.370701312</text:p>
          </table:table-cell>
          <table:table-cell office:value-type="float" office:value="4.454828544" calcext:value-type="float">
            <text:p>4.454828544</text:p>
          </table:table-cell>
          <table:table-cell office:value-type="float" office:value="3.42806784" calcext:value-type="float">
            <text:p>3.42806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4032" calcext:value-type="float">
            <text:p>0.01164032</text:p>
          </table:table-cell>
          <table:table-cell office:value-type="float" office:value="0.010029312" calcext:value-type="float">
            <text:p>0.010029312</text:p>
          </table:table-cell>
          <table:table-cell office:value-type="float" office:value="1.853426176" calcext:value-type="float">
            <text:p>1.853426176</text:p>
          </table:table-cell>
          <table:table-cell office:value-type="float" office:value="0.37092864" calcext:value-type="float">
            <text:p>0.37092864</text:p>
          </table:table-cell>
          <table:table-cell office:value-type="float" office:value="4.475857152" calcext:value-type="float">
            <text:p>4.475857152</text:p>
          </table:table-cell>
          <table:table-cell office:value-type="float" office:value="3.479546624" calcext:value-type="float">
            <text:p>3.479546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4032" calcext:value-type="float">
            <text:p>0.01164032</text:p>
          </table:table-cell>
          <table:table-cell office:value-type="float" office:value="0.01004928" calcext:value-type="float">
            <text:p>0.01004928</text:p>
          </table:table-cell>
          <table:table-cell office:value-type="float" office:value="1.855159552" calcext:value-type="float">
            <text:p>1.855159552</text:p>
          </table:table-cell>
          <table:table-cell office:value-type="float" office:value="0.371191808" calcext:value-type="float">
            <text:p>0.371191808</text:p>
          </table:table-cell>
          <table:table-cell office:value-type="float" office:value="4.481135872" calcext:value-type="float">
            <text:p>4.481135872</text:p>
          </table:table-cell>
          <table:table-cell office:value-type="float" office:value="3.480628224" calcext:value-type="float">
            <text:p>3.480628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54912" calcext:value-type="float">
            <text:p>0.011654912</text:p>
          </table:table-cell>
          <table:table-cell office:value-type="float" office:value="0.010187776" calcext:value-type="float">
            <text:p>0.010187776</text:p>
          </table:table-cell>
          <table:table-cell office:value-type="float" office:value="1.860332288" calcext:value-type="float">
            <text:p>1.860332288</text:p>
          </table:table-cell>
          <table:table-cell office:value-type="float" office:value="0.37147264" calcext:value-type="float">
            <text:p>0.37147264</text:p>
          </table:table-cell>
          <table:table-cell office:value-type="float" office:value="4.482301952" calcext:value-type="float">
            <text:p>4.482301952</text:p>
          </table:table-cell>
          <table:table-cell office:value-type="float" office:value="3.500951552" calcext:value-type="float">
            <text:p>3.500951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55936" calcext:value-type="float">
            <text:p>0.011655936</text:p>
          </table:table-cell>
          <table:table-cell office:value-type="float" office:value="0.010242816" calcext:value-type="float">
            <text:p>0.010242816</text:p>
          </table:table-cell>
          <table:table-cell office:value-type="float" office:value="1.861182208" calcext:value-type="float">
            <text:p>1.861182208</text:p>
          </table:table-cell>
          <table:table-cell office:value-type="float" office:value="0.371506944" calcext:value-type="float">
            <text:p>0.371506944</text:p>
          </table:table-cell>
          <table:table-cell office:value-type="float" office:value="4.509988864" calcext:value-type="float">
            <text:p>4.509988864</text:p>
          </table:table-cell>
          <table:table-cell office:value-type="float" office:value="3.510614272" calcext:value-type="float">
            <text:p>3.510614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84096" calcext:value-type="float">
            <text:p>0.011684096</text:p>
          </table:table-cell>
          <table:table-cell office:value-type="float" office:value="0.010288384" calcext:value-type="float">
            <text:p>0.010288384</text:p>
          </table:table-cell>
          <table:table-cell office:value-type="float" office:value="1.86121984" calcext:value-type="float">
            <text:p>1.86121984</text:p>
          </table:table-cell>
          <table:table-cell office:value-type="float" office:value="0.379293184" calcext:value-type="float">
            <text:p>0.379293184</text:p>
          </table:table-cell>
          <table:table-cell office:value-type="float" office:value="4.511054848" calcext:value-type="float">
            <text:p>4.511054848</text:p>
          </table:table-cell>
          <table:table-cell office:value-type="float" office:value="3.533059584" calcext:value-type="float">
            <text:p>3.533059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96896" calcext:value-type="float">
            <text:p>0.011696896</text:p>
          </table:table-cell>
          <table:table-cell office:value-type="float" office:value="0.010299904" calcext:value-type="float">
            <text:p>0.010299904</text:p>
          </table:table-cell>
          <table:table-cell office:value-type="float" office:value="1.861968128" calcext:value-type="float">
            <text:p>1.861968128</text:p>
          </table:table-cell>
          <table:table-cell office:value-type="float" office:value="0.380343296" calcext:value-type="float">
            <text:p>0.380343296</text:p>
          </table:table-cell>
          <table:table-cell office:value-type="float" office:value="4.515859456" calcext:value-type="float">
            <text:p>4.515859456</text:p>
          </table:table-cell>
          <table:table-cell office:value-type="float" office:value="3.549535488" calcext:value-type="float">
            <text:p>3.549535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9792" calcext:value-type="float">
            <text:p>0.01169792</text:p>
          </table:table-cell>
          <table:table-cell office:value-type="float" office:value="0.01032576" calcext:value-type="float">
            <text:p>0.01032576</text:p>
          </table:table-cell>
          <table:table-cell office:value-type="float" office:value="1.863364864" calcext:value-type="float">
            <text:p>1.863364864</text:p>
          </table:table-cell>
          <table:table-cell office:value-type="float" office:value="0.38037248" calcext:value-type="float">
            <text:p>0.38037248</text:p>
          </table:table-cell>
          <table:table-cell office:value-type="float" office:value="4.525992192" calcext:value-type="float">
            <text:p>4.525992192</text:p>
          </table:table-cell>
          <table:table-cell office:value-type="float" office:value="3.549658368" calcext:value-type="float">
            <text:p>3.549658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02784" calcext:value-type="float">
            <text:p>0.011702784</text:p>
          </table:table-cell>
          <table:table-cell office:value-type="float" office:value="0.01033088" calcext:value-type="float">
            <text:p>0.01033088</text:p>
          </table:table-cell>
          <table:table-cell office:value-type="float" office:value="1.863651072" calcext:value-type="float">
            <text:p>1.863651072</text:p>
          </table:table-cell>
          <table:table-cell office:value-type="float" office:value="0.38047616" calcext:value-type="float">
            <text:p>0.38047616</text:p>
          </table:table-cell>
          <table:table-cell office:value-type="float" office:value="4.531404544" calcext:value-type="float">
            <text:p>4.531404544</text:p>
          </table:table-cell>
          <table:table-cell office:value-type="float" office:value="3.551075584" calcext:value-type="float">
            <text:p>3.551075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03552" calcext:value-type="float">
            <text:p>0.011703552</text:p>
          </table:table-cell>
          <table:table-cell office:value-type="float" office:value="0.010345216" calcext:value-type="float">
            <text:p>0.010345216</text:p>
          </table:table-cell>
          <table:table-cell office:value-type="float" office:value="1.871300864" calcext:value-type="float">
            <text:p>1.871300864</text:p>
          </table:table-cell>
          <table:table-cell office:value-type="float" office:value="0.380623616" calcext:value-type="float">
            <text:p>0.380623616</text:p>
          </table:table-cell>
          <table:table-cell office:value-type="float" office:value="4.543328768" calcext:value-type="float">
            <text:p>4.543328768</text:p>
          </table:table-cell>
          <table:table-cell office:value-type="float" office:value="3.567975424" calcext:value-type="float">
            <text:p>3.567975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34272" calcext:value-type="float">
            <text:p>0.011734272</text:p>
          </table:table-cell>
          <table:table-cell office:value-type="float" office:value="0.010405632" calcext:value-type="float">
            <text:p>0.010405632</text:p>
          </table:table-cell>
          <table:table-cell office:value-type="float" office:value="1.872669696" calcext:value-type="float">
            <text:p>1.872669696</text:p>
          </table:table-cell>
          <table:table-cell office:value-type="float" office:value="0.380638976" calcext:value-type="float">
            <text:p>0.380638976</text:p>
          </table:table-cell>
          <table:table-cell office:value-type="float" office:value="4.549551104" calcext:value-type="float">
            <text:p>4.549551104</text:p>
          </table:table-cell>
          <table:table-cell office:value-type="float" office:value="3.570207744" calcext:value-type="float">
            <text:p>3.570207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62688" calcext:value-type="float">
            <text:p>0.011762688</text:p>
          </table:table-cell>
          <table:table-cell office:value-type="float" office:value="0.010481152" calcext:value-type="float">
            <text:p>0.010481152</text:p>
          </table:table-cell>
          <table:table-cell office:value-type="float" office:value="1.875147264" calcext:value-type="float">
            <text:p>1.875147264</text:p>
          </table:table-cell>
          <table:table-cell office:value-type="float" office:value="0.38076544" calcext:value-type="float">
            <text:p>0.38076544</text:p>
          </table:table-cell>
          <table:table-cell office:value-type="float" office:value="4.571211264" calcext:value-type="float">
            <text:p>4.571211264</text:p>
          </table:table-cell>
          <table:table-cell office:value-type="float" office:value="3.570274304" calcext:value-type="float">
            <text:p>3.570274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71392" calcext:value-type="float">
            <text:p>0.011771392</text:p>
          </table:table-cell>
          <table:table-cell office:value-type="float" office:value="0.010499584" calcext:value-type="float">
            <text:p>0.010499584</text:p>
          </table:table-cell>
          <table:table-cell office:value-type="float" office:value="1.875519232" calcext:value-type="float">
            <text:p>1.875519232</text:p>
          </table:table-cell>
          <table:table-cell office:value-type="float" office:value="0.381123584" calcext:value-type="float">
            <text:p>0.381123584</text:p>
          </table:table-cell>
          <table:table-cell office:value-type="float" office:value="4.574733824" calcext:value-type="float">
            <text:p>4.574733824</text:p>
          </table:table-cell>
          <table:table-cell office:value-type="float" office:value="3.6055552" calcext:value-type="float">
            <text:p>3.6055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808256" calcext:value-type="float">
            <text:p>0.011808256</text:p>
          </table:table-cell>
          <table:table-cell office:value-type="float" office:value="0.010502144" calcext:value-type="float">
            <text:p>0.010502144</text:p>
          </table:table-cell>
          <table:table-cell office:value-type="float" office:value="1.878859264" calcext:value-type="float">
            <text:p>1.878859264</text:p>
          </table:table-cell>
          <table:table-cell office:value-type="float" office:value="0.381221888" calcext:value-type="float">
            <text:p>0.381221888</text:p>
          </table:table-cell>
          <table:table-cell office:value-type="float" office:value="4.575773184" calcext:value-type="float">
            <text:p>4.575773184</text:p>
          </table:table-cell>
          <table:table-cell office:value-type="float" office:value="3.6159872" calcext:value-type="float">
            <text:p>3.6159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815168" calcext:value-type="float">
            <text:p>0.011815168</text:p>
          </table:table-cell>
          <table:table-cell office:value-type="float" office:value="0.010538752" calcext:value-type="float">
            <text:p>0.010538752</text:p>
          </table:table-cell>
          <table:table-cell office:value-type="float" office:value="1.890209536" calcext:value-type="float">
            <text:p>1.890209536</text:p>
          </table:table-cell>
          <table:table-cell office:value-type="float" office:value="0.381360384" calcext:value-type="float">
            <text:p>0.381360384</text:p>
          </table:table-cell>
          <table:table-cell office:value-type="float" office:value="4.585443072" calcext:value-type="float">
            <text:p>4.585443072</text:p>
          </table:table-cell>
          <table:table-cell office:value-type="float" office:value="3.616938752" calcext:value-type="float">
            <text:p>3.616938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867648" calcext:value-type="float">
            <text:p>0.011867648</text:p>
          </table:table-cell>
          <table:table-cell office:value-type="float" office:value="0.010577664" calcext:value-type="float">
            <text:p>0.010577664</text:p>
          </table:table-cell>
          <table:table-cell office:value-type="float" office:value="1.898777344" calcext:value-type="float">
            <text:p>1.898777344</text:p>
          </table:table-cell>
          <table:table-cell office:value-type="float" office:value="0.3816384" calcext:value-type="float">
            <text:p>0.3816384</text:p>
          </table:table-cell>
          <table:table-cell office:value-type="float" office:value="4.588161024" calcext:value-type="float">
            <text:p>4.588161024</text:p>
          </table:table-cell>
          <table:table-cell office:value-type="float" office:value="3.6259968" calcext:value-type="float">
            <text:p>3.6259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01024" calcext:value-type="float">
            <text:p>0.01201024</text:p>
          </table:table-cell>
          <table:table-cell office:value-type="float" office:value="0.0105984" calcext:value-type="float">
            <text:p>0.0105984</text:p>
          </table:table-cell>
          <table:table-cell office:value-type="float" office:value="1.899474688" calcext:value-type="float">
            <text:p>1.899474688</text:p>
          </table:table-cell>
          <table:table-cell office:value-type="float" office:value="0.381694464" calcext:value-type="float">
            <text:p>0.381694464</text:p>
          </table:table-cell>
          <table:table-cell office:value-type="float" office:value="4.589439488" calcext:value-type="float">
            <text:p>4.589439488</text:p>
          </table:table-cell>
          <table:table-cell office:value-type="float" office:value="3.639589376" calcext:value-type="float">
            <text:p>3.639589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111872" calcext:value-type="float">
            <text:p>0.012111872</text:p>
          </table:table-cell>
          <table:table-cell office:value-type="float" office:value="0.010617088" calcext:value-type="float">
            <text:p>0.010617088</text:p>
          </table:table-cell>
          <table:table-cell office:value-type="float" office:value="1.901780736" calcext:value-type="float">
            <text:p>1.901780736</text:p>
          </table:table-cell>
          <table:table-cell office:value-type="float" office:value="0.386135808" calcext:value-type="float">
            <text:p>0.386135808</text:p>
          </table:table-cell>
          <table:table-cell office:value-type="float" office:value="4.593885184" calcext:value-type="float">
            <text:p>4.593885184</text:p>
          </table:table-cell>
          <table:table-cell office:value-type="float" office:value="3.646008576" calcext:value-type="float">
            <text:p>3.64600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143872" calcext:value-type="float">
            <text:p>0.012143872</text:p>
          </table:table-cell>
          <table:table-cell office:value-type="float" office:value="0.010683648" calcext:value-type="float">
            <text:p>0.010683648</text:p>
          </table:table-cell>
          <table:table-cell office:value-type="float" office:value="1.90442496" calcext:value-type="float">
            <text:p>1.90442496</text:p>
          </table:table-cell>
          <table:table-cell office:value-type="float" office:value="0.39078784" calcext:value-type="float">
            <text:p>0.39078784</text:p>
          </table:table-cell>
          <table:table-cell office:value-type="float" office:value="4.603503872" calcext:value-type="float">
            <text:p>4.603503872</text:p>
          </table:table-cell>
          <table:table-cell office:value-type="float" office:value="3.659976192" calcext:value-type="float">
            <text:p>3.659976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17024" calcext:value-type="float">
            <text:p>0.01217024</text:p>
          </table:table-cell>
          <table:table-cell office:value-type="float" office:value="0.01068928" calcext:value-type="float">
            <text:p>0.01068928</text:p>
          </table:table-cell>
          <table:table-cell office:value-type="float" office:value="1.907315456" calcext:value-type="float">
            <text:p>1.907315456</text:p>
          </table:table-cell>
          <table:table-cell office:value-type="float" office:value="0.391433216" calcext:value-type="float">
            <text:p>0.391433216</text:p>
          </table:table-cell>
          <table:table-cell office:value-type="float" office:value="4.63424128" calcext:value-type="float">
            <text:p>4.63424128</text:p>
          </table:table-cell>
          <table:table-cell office:value-type="float" office:value="3.672361472" calcext:value-type="float">
            <text:p>3.672361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416512" calcext:value-type="float">
            <text:p>0.012416512</text:p>
          </table:table-cell>
          <table:table-cell office:value-type="float" office:value="0.010732288" calcext:value-type="float">
            <text:p>0.010732288</text:p>
          </table:table-cell>
          <table:table-cell office:value-type="float" office:value="1.908148224" calcext:value-type="float">
            <text:p>1.908148224</text:p>
          </table:table-cell>
          <table:table-cell office:value-type="float" office:value="0.391838464" calcext:value-type="float">
            <text:p>0.391838464</text:p>
          </table:table-cell>
          <table:table-cell office:value-type="float" office:value="4.64048128" calcext:value-type="float">
            <text:p>4.64048128</text:p>
          </table:table-cell>
          <table:table-cell office:value-type="float" office:value="3.673937152" calcext:value-type="float">
            <text:p>3.673937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529408" calcext:value-type="float">
            <text:p>0.012529408</text:p>
          </table:table-cell>
          <table:table-cell office:value-type="float" office:value="0.010736128" calcext:value-type="float">
            <text:p>0.010736128</text:p>
          </table:table-cell>
          <table:table-cell office:value-type="float" office:value="1.908214272" calcext:value-type="float">
            <text:p>1.908214272</text:p>
          </table:table-cell>
          <table:table-cell office:value-type="float" office:value="0.391891456" calcext:value-type="float">
            <text:p>0.391891456</text:p>
          </table:table-cell>
          <table:table-cell office:value-type="float" office:value="4.642928896" calcext:value-type="float">
            <text:p>4.642928896</text:p>
          </table:table-cell>
          <table:table-cell office:value-type="float" office:value="3.692263936" calcext:value-type="float">
            <text:p>3.692263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555008" calcext:value-type="float">
            <text:p>0.012555008</text:p>
          </table:table-cell>
          <table:table-cell office:value-type="float" office:value="0.010849536" calcext:value-type="float">
            <text:p>0.010849536</text:p>
          </table:table-cell>
          <table:table-cell office:value-type="float" office:value="1.90908416" calcext:value-type="float">
            <text:p>1.90908416</text:p>
          </table:table-cell>
          <table:table-cell office:value-type="float" office:value="0.396497152" calcext:value-type="float">
            <text:p>0.396497152</text:p>
          </table:table-cell>
          <table:table-cell office:value-type="float" office:value="4.64471424" calcext:value-type="float">
            <text:p>4.64471424</text:p>
          </table:table-cell>
          <table:table-cell office:value-type="float" office:value="3.692680448" calcext:value-type="float">
            <text:p>3.692680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583424" calcext:value-type="float">
            <text:p>0.012583424</text:p>
          </table:table-cell>
          <table:table-cell office:value-type="float" office:value="0.010893568" calcext:value-type="float">
            <text:p>0.010893568</text:p>
          </table:table-cell>
          <table:table-cell office:value-type="float" office:value="1.911063808" calcext:value-type="float">
            <text:p>1.911063808</text:p>
          </table:table-cell>
          <table:table-cell office:value-type="float" office:value="0.396571904" calcext:value-type="float">
            <text:p>0.396571904</text:p>
          </table:table-cell>
          <table:table-cell office:value-type="float" office:value="4.684384256" calcext:value-type="float">
            <text:p>4.684384256</text:p>
          </table:table-cell>
          <table:table-cell office:value-type="float" office:value="3.694613248" calcext:value-type="float">
            <text:p>3.694613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584704" calcext:value-type="float">
            <text:p>0.012584704</text:p>
          </table:table-cell>
          <table:table-cell office:value-type="float" office:value="0.010896896" calcext:value-type="float">
            <text:p>0.010896896</text:p>
          </table:table-cell>
          <table:table-cell office:value-type="float" office:value="1.91139072" calcext:value-type="float">
            <text:p>1.91139072</text:p>
          </table:table-cell>
          <table:table-cell office:value-type="float" office:value="0.396692992" calcext:value-type="float">
            <text:p>0.396692992</text:p>
          </table:table-cell>
          <table:table-cell office:value-type="float" office:value="4.72075264" calcext:value-type="float">
            <text:p>4.72075264</text:p>
          </table:table-cell>
          <table:table-cell office:value-type="float" office:value="3.719461888" calcext:value-type="float">
            <text:p>3.719461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602112" calcext:value-type="float">
            <text:p>0.012602112</text:p>
          </table:table-cell>
          <table:table-cell office:value-type="float" office:value="0.010915072" calcext:value-type="float">
            <text:p>0.010915072</text:p>
          </table:table-cell>
          <table:table-cell office:value-type="float" office:value="1.919589632" calcext:value-type="float">
            <text:p>1.919589632</text:p>
          </table:table-cell>
          <table:table-cell office:value-type="float" office:value="0.397106176" calcext:value-type="float">
            <text:p>0.397106176</text:p>
          </table:table-cell>
          <table:table-cell office:value-type="float" office:value="4.725266688" calcext:value-type="float">
            <text:p>4.725266688</text:p>
          </table:table-cell>
          <table:table-cell office:value-type="float" office:value="3.721099776" calcext:value-type="float">
            <text:p>3.721099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6592" calcext:value-type="float">
            <text:p>0.0126592</text:p>
          </table:table-cell>
          <table:table-cell office:value-type="float" office:value="0.01099904" calcext:value-type="float">
            <text:p>0.01099904</text:p>
          </table:table-cell>
          <table:table-cell office:value-type="float" office:value="1.926173696" calcext:value-type="float">
            <text:p>1.926173696</text:p>
          </table:table-cell>
          <table:table-cell office:value-type="float" office:value="0.397993728" calcext:value-type="float">
            <text:p>0.397993728</text:p>
          </table:table-cell>
          <table:table-cell office:value-type="float" office:value="4.726113536" calcext:value-type="float">
            <text:p>4.726113536</text:p>
          </table:table-cell>
          <table:table-cell office:value-type="float" office:value="3.748536064" calcext:value-type="float">
            <text:p>3.74853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717824" calcext:value-type="float">
            <text:p>0.012717824</text:p>
          </table:table-cell>
          <table:table-cell office:value-type="float" office:value="0.011060992" calcext:value-type="float">
            <text:p>0.011060992</text:p>
          </table:table-cell>
          <table:table-cell office:value-type="float" office:value="1.935944448" calcext:value-type="float">
            <text:p>1.935944448</text:p>
          </table:table-cell>
          <table:table-cell office:value-type="float" office:value="0.397995264" calcext:value-type="float">
            <text:p>0.397995264</text:p>
          </table:table-cell>
          <table:table-cell office:value-type="float" office:value="4.736573952" calcext:value-type="float">
            <text:p>4.736573952</text:p>
          </table:table-cell>
          <table:table-cell office:value-type="float" office:value="3.748743424" calcext:value-type="float">
            <text:p>3.748743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731392" calcext:value-type="float">
            <text:p>0.012731392</text:p>
          </table:table-cell>
          <table:table-cell office:value-type="float" office:value="0.011190272" calcext:value-type="float">
            <text:p>0.011190272</text:p>
          </table:table-cell>
          <table:table-cell office:value-type="float" office:value="1.940864256" calcext:value-type="float">
            <text:p>1.940864256</text:p>
          </table:table-cell>
          <table:table-cell office:value-type="float" office:value="0.400089856" calcext:value-type="float">
            <text:p>0.400089856</text:p>
          </table:table-cell>
          <table:table-cell office:value-type="float" office:value="4.746287104" calcext:value-type="float">
            <text:p>4.746287104</text:p>
          </table:table-cell>
          <table:table-cell office:value-type="float" office:value="3.749439232" calcext:value-type="float">
            <text:p>3.749439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750336" calcext:value-type="float">
            <text:p>0.012750336</text:p>
          </table:table-cell>
          <table:table-cell office:value-type="float" office:value="0.01120896" calcext:value-type="float">
            <text:p>0.01120896</text:p>
          </table:table-cell>
          <table:table-cell office:value-type="float" office:value="1.950302208" calcext:value-type="float">
            <text:p>1.950302208</text:p>
          </table:table-cell>
          <table:table-cell office:value-type="float" office:value="0.40021632" calcext:value-type="float">
            <text:p>0.40021632</text:p>
          </table:table-cell>
          <table:table-cell office:value-type="float" office:value="4.74735616" calcext:value-type="float">
            <text:p>4.74735616</text:p>
          </table:table-cell>
          <table:table-cell office:value-type="float" office:value="3.751414016" calcext:value-type="float">
            <text:p>3.75141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777728" calcext:value-type="float">
            <text:p>0.012777728</text:p>
          </table:table-cell>
          <table:table-cell office:value-type="float" office:value="0.01122176" calcext:value-type="float">
            <text:p>0.01122176</text:p>
          </table:table-cell>
          <table:table-cell office:value-type="float" office:value="1.95231744" calcext:value-type="float">
            <text:p>1.95231744</text:p>
          </table:table-cell>
          <table:table-cell office:value-type="float" office:value="0.40102656" calcext:value-type="float">
            <text:p>0.40102656</text:p>
          </table:table-cell>
          <table:table-cell office:value-type="float" office:value="4.755363072" calcext:value-type="float">
            <text:p>4.755363072</text:p>
          </table:table-cell>
          <table:table-cell office:value-type="float" office:value="3.770342656" calcext:value-type="float">
            <text:p>3.770342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933632" calcext:value-type="float">
            <text:p>0.012933632</text:p>
          </table:table-cell>
          <table:table-cell office:value-type="float" office:value="0.011234048" calcext:value-type="float">
            <text:p>0.011234048</text:p>
          </table:table-cell>
          <table:table-cell office:value-type="float" office:value="1.955134208" calcext:value-type="float">
            <text:p>1.955134208</text:p>
          </table:table-cell>
          <table:table-cell office:value-type="float" office:value="0.40790144" calcext:value-type="float">
            <text:p>0.40790144</text:p>
          </table:table-cell>
          <table:table-cell office:value-type="float" office:value="4.78208896" calcext:value-type="float">
            <text:p>4.78208896</text:p>
          </table:table-cell>
          <table:table-cell office:value-type="float" office:value="3.796410624" calcext:value-type="float">
            <text:p>3.796410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934912" calcext:value-type="float">
            <text:p>0.012934912</text:p>
          </table:table-cell>
          <table:table-cell office:value-type="float" office:value="0.011247104" calcext:value-type="float">
            <text:p>0.011247104</text:p>
          </table:table-cell>
          <table:table-cell office:value-type="float" office:value="1.95562112" calcext:value-type="float">
            <text:p>1.95562112</text:p>
          </table:table-cell>
          <table:table-cell office:value-type="float" office:value="0.408668928" calcext:value-type="float">
            <text:p>0.408668928</text:p>
          </table:table-cell>
          <table:table-cell office:value-type="float" office:value="4.78967168" calcext:value-type="float">
            <text:p>4.78967168</text:p>
          </table:table-cell>
          <table:table-cell office:value-type="float" office:value="3.79869696" calcext:value-type="float">
            <text:p>3.7986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946944" calcext:value-type="float">
            <text:p>0.012946944</text:p>
          </table:table-cell>
          <table:table-cell office:value-type="float" office:value="0.011261952" calcext:value-type="float">
            <text:p>0.011261952</text:p>
          </table:table-cell>
          <table:table-cell office:value-type="float" office:value="1.959609344" calcext:value-type="float">
            <text:p>1.959609344</text:p>
          </table:table-cell>
          <table:table-cell office:value-type="float" office:value="0.409857792" calcext:value-type="float">
            <text:p>0.409857792</text:p>
          </table:table-cell>
          <table:table-cell office:value-type="float" office:value="4.791397888" calcext:value-type="float">
            <text:p>4.791397888</text:p>
          </table:table-cell>
          <table:table-cell office:value-type="float" office:value="3.80054656" calcext:value-type="float">
            <text:p>3.80054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994816" calcext:value-type="float">
            <text:p>0.012994816</text:p>
          </table:table-cell>
          <table:table-cell office:value-type="float" office:value="0.011285248" calcext:value-type="float">
            <text:p>0.011285248</text:p>
          </table:table-cell>
          <table:table-cell office:value-type="float" office:value="1.960849408" calcext:value-type="float">
            <text:p>1.960849408</text:p>
          </table:table-cell>
          <table:table-cell office:value-type="float" office:value="0.409940992" calcext:value-type="float">
            <text:p>0.409940992</text:p>
          </table:table-cell>
          <table:table-cell office:value-type="float" office:value="4.794769408" calcext:value-type="float">
            <text:p>4.794769408</text:p>
          </table:table-cell>
          <table:table-cell office:value-type="float" office:value="3.803782912" calcext:value-type="float">
            <text:p>3.803782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1136" calcext:value-type="float">
            <text:p>0.0131136</text:p>
          </table:table-cell>
          <table:table-cell office:value-type="float" office:value="0.011320064" calcext:value-type="float">
            <text:p>0.011320064</text:p>
          </table:table-cell>
          <table:table-cell office:value-type="float" office:value="1.961148928" calcext:value-type="float">
            <text:p>1.961148928</text:p>
          </table:table-cell>
          <table:table-cell office:value-type="float" office:value="0.418793728" calcext:value-type="float">
            <text:p>0.418793728</text:p>
          </table:table-cell>
          <table:table-cell office:value-type="float" office:value="4.80168704" calcext:value-type="float">
            <text:p>4.80168704</text:p>
          </table:table-cell>
          <table:table-cell office:value-type="float" office:value="3.805693952" calcext:value-type="float">
            <text:p>3.805693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156352" calcext:value-type="float">
            <text:p>0.013156352</text:p>
          </table:table-cell>
          <table:table-cell office:value-type="float" office:value="0.01137152" calcext:value-type="float">
            <text:p>0.01137152</text:p>
          </table:table-cell>
          <table:table-cell office:value-type="float" office:value="1.963977472" calcext:value-type="float">
            <text:p>1.963977472</text:p>
          </table:table-cell>
          <table:table-cell office:value-type="float" office:value="0.418896128" calcext:value-type="float">
            <text:p>0.418896128</text:p>
          </table:table-cell>
          <table:table-cell office:value-type="float" office:value="4.801980928" calcext:value-type="float">
            <text:p>4.801980928</text:p>
          </table:table-cell>
          <table:table-cell office:value-type="float" office:value="3.808063232" calcext:value-type="float">
            <text:p>3.808063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188352" calcext:value-type="float">
            <text:p>0.013188352</text:p>
          </table:table-cell>
          <table:table-cell office:value-type="float" office:value="0.011380992" calcext:value-type="float">
            <text:p>0.011380992</text:p>
          </table:table-cell>
          <table:table-cell office:value-type="float" office:value="1.973487104" calcext:value-type="float">
            <text:p>1.973487104</text:p>
          </table:table-cell>
          <table:table-cell office:value-type="float" office:value="0.41904128" calcext:value-type="float">
            <text:p>0.41904128</text:p>
          </table:table-cell>
          <table:table-cell office:value-type="float" office:value="4.802763776" calcext:value-type="float">
            <text:p>4.802763776</text:p>
          </table:table-cell>
          <table:table-cell office:value-type="float" office:value="3.816633344" calcext:value-type="float">
            <text:p>3.816633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257728" calcext:value-type="float">
            <text:p>0.013257728</text:p>
          </table:table-cell>
          <table:table-cell office:value-type="float" office:value="0.01140992" calcext:value-type="float">
            <text:p>0.01140992</text:p>
          </table:table-cell>
          <table:table-cell office:value-type="float" office:value="1.973785344" calcext:value-type="float">
            <text:p>1.973785344</text:p>
          </table:table-cell>
          <table:table-cell office:value-type="float" office:value="0.419313408" calcext:value-type="float">
            <text:p>0.419313408</text:p>
          </table:table-cell>
          <table:table-cell office:value-type="float" office:value="4.804184064" calcext:value-type="float">
            <text:p>4.804184064</text:p>
          </table:table-cell>
          <table:table-cell office:value-type="float" office:value="3.85653376" calcext:value-type="float">
            <text:p>3.85653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330176" calcext:value-type="float">
            <text:p>0.013330176</text:p>
          </table:table-cell>
          <table:table-cell office:value-type="float" office:value="0.011430656" calcext:value-type="float">
            <text:p>0.011430656</text:p>
          </table:table-cell>
          <table:table-cell office:value-type="float" office:value="1.979940352" calcext:value-type="float">
            <text:p>1.979940352</text:p>
          </table:table-cell>
          <table:table-cell office:value-type="float" office:value="0.419409664" calcext:value-type="float">
            <text:p>0.419409664</text:p>
          </table:table-cell>
          <table:table-cell office:value-type="float" office:value="4.814644224" calcext:value-type="float">
            <text:p>4.814644224</text:p>
          </table:table-cell>
          <table:table-cell office:value-type="float" office:value="3.8605504" calcext:value-type="float">
            <text:p>3.8605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353216" calcext:value-type="float">
            <text:p>0.013353216</text:p>
          </table:table-cell>
          <table:table-cell office:value-type="float" office:value="0.0114624" calcext:value-type="float">
            <text:p>0.0114624</text:p>
          </table:table-cell>
          <table:table-cell office:value-type="float" office:value="1.980248832" calcext:value-type="float">
            <text:p>1.980248832</text:p>
          </table:table-cell>
          <table:table-cell office:value-type="float" office:value="0.420662784" calcext:value-type="float">
            <text:p>0.420662784</text:p>
          </table:table-cell>
          <table:table-cell office:value-type="float" office:value="4.819812608" calcext:value-type="float">
            <text:p>4.819812608</text:p>
          </table:table-cell>
          <table:table-cell office:value-type="float" office:value="3.862159616" calcext:value-type="float">
            <text:p>3.86215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591296" calcext:value-type="float">
            <text:p>0.013591296</text:p>
          </table:table-cell>
          <table:table-cell office:value-type="float" office:value="0.01161856" calcext:value-type="float">
            <text:p>0.01161856</text:p>
          </table:table-cell>
          <table:table-cell office:value-type="float" office:value="1.98640128" calcext:value-type="float">
            <text:p>1.98640128</text:p>
          </table:table-cell>
          <table:table-cell office:value-type="float" office:value="0.423469312" calcext:value-type="float">
            <text:p>0.423469312</text:p>
          </table:table-cell>
          <table:table-cell office:value-type="float" office:value="4.840370688" calcext:value-type="float">
            <text:p>4.840370688</text:p>
          </table:table-cell>
          <table:table-cell office:value-type="float" office:value="3.874791424" calcext:value-type="float">
            <text:p>3.874791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596416" calcext:value-type="float">
            <text:p>0.013596416</text:p>
          </table:table-cell>
          <table:table-cell office:value-type="float" office:value="0.011663616" calcext:value-type="float">
            <text:p>0.011663616</text:p>
          </table:table-cell>
          <table:table-cell office:value-type="float" office:value="1.986908416" calcext:value-type="float">
            <text:p>1.986908416</text:p>
          </table:table-cell>
          <table:table-cell office:value-type="float" office:value="0.42359552" calcext:value-type="float">
            <text:p>0.42359552</text:p>
          </table:table-cell>
          <table:table-cell office:value-type="float" office:value="4.8503808" calcext:value-type="float">
            <text:p>4.8503808</text:p>
          </table:table-cell>
          <table:table-cell office:value-type="float" office:value="3.875579392" calcext:value-type="float">
            <text:p>3.875579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761024" calcext:value-type="float">
            <text:p>0.013761024</text:p>
          </table:table-cell>
          <table:table-cell office:value-type="float" office:value="0.011668992" calcext:value-type="float">
            <text:p>0.011668992</text:p>
          </table:table-cell>
          <table:table-cell office:value-type="float" office:value="1.994121728" calcext:value-type="float">
            <text:p>1.994121728</text:p>
          </table:table-cell>
          <table:table-cell office:value-type="float" office:value="0.42377472" calcext:value-type="float">
            <text:p>0.42377472</text:p>
          </table:table-cell>
          <table:table-cell office:value-type="float" office:value="4.867816448" calcext:value-type="float">
            <text:p>4.867816448</text:p>
          </table:table-cell>
          <table:table-cell office:value-type="float" office:value="3.882029568" calcext:value-type="float">
            <text:p>3.882029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788416" calcext:value-type="float">
            <text:p>0.013788416</text:p>
          </table:table-cell>
          <table:table-cell office:value-type="float" office:value="0.011703552" calcext:value-type="float">
            <text:p>0.011703552</text:p>
          </table:table-cell>
          <table:table-cell office:value-type="float" office:value="1.995796736" calcext:value-type="float">
            <text:p>1.995796736</text:p>
          </table:table-cell>
          <table:table-cell office:value-type="float" office:value="0.423868928" calcext:value-type="float">
            <text:p>0.423868928</text:p>
          </table:table-cell>
          <table:table-cell office:value-type="float" office:value="4.880209664" calcext:value-type="float">
            <text:p>4.880209664</text:p>
          </table:table-cell>
          <table:table-cell office:value-type="float" office:value="3.886208768" calcext:value-type="float">
            <text:p>3.886208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848064" calcext:value-type="float">
            <text:p>0.013848064</text:p>
          </table:table-cell>
          <table:table-cell office:value-type="float" office:value="0.011707904" calcext:value-type="float">
            <text:p>0.011707904</text:p>
          </table:table-cell>
          <table:table-cell office:value-type="float" office:value="1.998739712" calcext:value-type="float">
            <text:p>1.998739712</text:p>
          </table:table-cell>
          <table:table-cell office:value-type="float" office:value="0.423895808" calcext:value-type="float">
            <text:p>0.423895808</text:p>
          </table:table-cell>
          <table:table-cell office:value-type="float" office:value="4.893865472" calcext:value-type="float">
            <text:p>4.893865472</text:p>
          </table:table-cell>
          <table:table-cell office:value-type="float" office:value="3.904649984" calcext:value-type="float">
            <text:p>3.904649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85344" calcext:value-type="float">
            <text:p>0.01385344</text:p>
          </table:table-cell>
          <table:table-cell office:value-type="float" office:value="0.011728896" calcext:value-type="float">
            <text:p>0.011728896</text:p>
          </table:table-cell>
          <table:table-cell office:value-type="float" office:value="1.99906688" calcext:value-type="float">
            <text:p>1.99906688</text:p>
          </table:table-cell>
          <table:table-cell office:value-type="float" office:value="0.424049664" calcext:value-type="float">
            <text:p>0.424049664</text:p>
          </table:table-cell>
          <table:table-cell office:value-type="float" office:value="4.907007488" calcext:value-type="float">
            <text:p>4.907007488</text:p>
          </table:table-cell>
          <table:table-cell office:value-type="float" office:value="3.9071232" calcext:value-type="float">
            <text:p>3.9071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883648" calcext:value-type="float">
            <text:p>0.013883648</text:p>
          </table:table-cell>
          <table:table-cell office:value-type="float" office:value="0.01180672" calcext:value-type="float">
            <text:p>0.01180672</text:p>
          </table:table-cell>
          <table:table-cell office:value-type="float" office:value="1.999768832" calcext:value-type="float">
            <text:p>1.999768832</text:p>
          </table:table-cell>
          <table:table-cell office:value-type="float" office:value="0.424066816" calcext:value-type="float">
            <text:p>0.424066816</text:p>
          </table:table-cell>
          <table:table-cell office:value-type="float" office:value="4.91492992" calcext:value-type="float">
            <text:p>4.91492992</text:p>
          </table:table-cell>
          <table:table-cell office:value-type="float" office:value="3.915561984" calcext:value-type="float">
            <text:p>3.91556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928192" calcext:value-type="float">
            <text:p>0.013928192</text:p>
          </table:table-cell>
          <table:table-cell office:value-type="float" office:value="0.011838464" calcext:value-type="float">
            <text:p>0.011838464</text:p>
          </table:table-cell>
          <table:table-cell office:value-type="float" office:value="2.003301632" calcext:value-type="float">
            <text:p>2.003301632</text:p>
          </table:table-cell>
          <table:table-cell office:value-type="float" office:value="0.424144128" calcext:value-type="float">
            <text:p>0.424144128</text:p>
          </table:table-cell>
          <table:table-cell office:value-type="float" office:value="4.923346688" calcext:value-type="float">
            <text:p>4.923346688</text:p>
          </table:table-cell>
          <table:table-cell office:value-type="float" office:value="3.922159616" calcext:value-type="float">
            <text:p>3.92215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028544" calcext:value-type="float">
            <text:p>0.014028544</text:p>
          </table:table-cell>
          <table:table-cell office:value-type="float" office:value="0.01187072" calcext:value-type="float">
            <text:p>0.01187072</text:p>
          </table:table-cell>
          <table:table-cell office:value-type="float" office:value="2.004903424" calcext:value-type="float">
            <text:p>2.004903424</text:p>
          </table:table-cell>
          <table:table-cell office:value-type="float" office:value="0.424494592" calcext:value-type="float">
            <text:p>0.424494592</text:p>
          </table:table-cell>
          <table:table-cell office:value-type="float" office:value="4.94272384" calcext:value-type="float">
            <text:p>4.94272384</text:p>
          </table:table-cell>
          <table:table-cell office:value-type="float" office:value="3.923615232" calcext:value-type="float">
            <text:p>3.923615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065152" calcext:value-type="float">
            <text:p>0.014065152</text:p>
          </table:table-cell>
          <table:table-cell office:value-type="float" office:value="0.011873024" calcext:value-type="float">
            <text:p>0.011873024</text:p>
          </table:table-cell>
          <table:table-cell office:value-type="float" office:value="2.006321152" calcext:value-type="float">
            <text:p>2.006321152</text:p>
          </table:table-cell>
          <table:table-cell office:value-type="float" office:value="0.429093888" calcext:value-type="float">
            <text:p>0.429093888</text:p>
          </table:table-cell>
          <table:table-cell office:value-type="float" office:value="5.004987392" calcext:value-type="float">
            <text:p>5.004987392</text:p>
          </table:table-cell>
          <table:table-cell office:value-type="float" office:value="3.928824576" calcext:value-type="float">
            <text:p>3.928824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220544" calcext:value-type="float">
            <text:p>0.014220544</text:p>
          </table:table-cell>
          <table:table-cell office:value-type="float" office:value="0.012011776" calcext:value-type="float">
            <text:p>0.012011776</text:p>
          </table:table-cell>
          <table:table-cell office:value-type="float" office:value="2.011717888" calcext:value-type="float">
            <text:p>2.011717888</text:p>
          </table:table-cell>
          <table:table-cell office:value-type="float" office:value="0.430881536" calcext:value-type="float">
            <text:p>0.430881536</text:p>
          </table:table-cell>
          <table:table-cell office:value-type="float" office:value="5.007823616" calcext:value-type="float">
            <text:p>5.007823616</text:p>
          </table:table-cell>
          <table:table-cell office:value-type="float" office:value="3.954520576" calcext:value-type="float">
            <text:p>3.95452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269696" calcext:value-type="float">
            <text:p>0.014269696</text:p>
          </table:table-cell>
          <table:table-cell office:value-type="float" office:value="0.012072192" calcext:value-type="float">
            <text:p>0.012072192</text:p>
          </table:table-cell>
          <table:table-cell office:value-type="float" office:value="2.012120064" calcext:value-type="float">
            <text:p>2.012120064</text:p>
          </table:table-cell>
          <table:table-cell office:value-type="float" office:value="0.431930368" calcext:value-type="float">
            <text:p>0.431930368</text:p>
          </table:table-cell>
          <table:table-cell office:value-type="float" office:value="5.016207104" calcext:value-type="float">
            <text:p>5.016207104</text:p>
          </table:table-cell>
          <table:table-cell office:value-type="float" office:value="3.956194816" calcext:value-type="float">
            <text:p>3.956194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284032" calcext:value-type="float">
            <text:p>0.014284032</text:p>
          </table:table-cell>
          <table:table-cell office:value-type="float" office:value="0.01230848" calcext:value-type="float">
            <text:p>0.01230848</text:p>
          </table:table-cell>
          <table:table-cell office:value-type="float" office:value="2.012610304" calcext:value-type="float">
            <text:p>2.012610304</text:p>
          </table:table-cell>
          <table:table-cell office:value-type="float" office:value="0.443124224" calcext:value-type="float">
            <text:p>0.443124224</text:p>
          </table:table-cell>
          <table:table-cell office:value-type="string" calcext:value-type="string">
            <text:p>_bootstrap_inner</text:p>
          </table:table-cell>
          <table:table-cell office:value-type="float" office:value="3.961069568" calcext:value-type="float">
            <text:p>3.961069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34368" calcext:value-type="float">
            <text:p>0.01434368</text:p>
          </table:table-cell>
          <table:table-cell office:value-type="float" office:value="0.012338176" calcext:value-type="float">
            <text:p>0.012338176</text:p>
          </table:table-cell>
          <table:table-cell office:value-type="float" office:value="2.014246656" calcext:value-type="float">
            <text:p>2.014246656</text:p>
          </table:table-cell>
          <table:table-cell office:value-type="float" office:value="0.443240704" calcext:value-type="float">
            <text:p>0.443240704</text:p>
          </table:table-cell>
          <table:table-cell office:value-type="string" calcext:value-type="string">
            <text:p>_bootstrap_inner</text:p>
          </table:table-cell>
          <table:table-cell office:value-type="float" office:value="3.96396544" calcext:value-type="float">
            <text:p>3.96396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513408" calcext:value-type="float">
            <text:p>0.014513408</text:p>
          </table:table-cell>
          <table:table-cell office:value-type="float" office:value="0.012448256" calcext:value-type="float">
            <text:p>0.012448256</text:p>
          </table:table-cell>
          <table:table-cell office:value-type="float" office:value="2.014526976" calcext:value-type="float">
            <text:p>2.014526976</text:p>
          </table:table-cell>
          <table:table-cell office:value-type="float" office:value="0.445240832" calcext:value-type="float">
            <text:p>0.445240832</text:p>
          </table:table-cell>
          <table:table-cell office:value-type="string" calcext:value-type="string">
            <text:p>_bootstrap_inner</text:p>
          </table:table-cell>
          <table:table-cell office:value-type="float" office:value="3.977714176" calcext:value-type="float">
            <text:p>3.977714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543104" calcext:value-type="float">
            <text:p>0.014543104</text:p>
          </table:table-cell>
          <table:table-cell office:value-type="float" office:value="0.01249792" calcext:value-type="float">
            <text:p>0.01249792</text:p>
          </table:table-cell>
          <table:table-cell office:value-type="float" office:value="2.017222912" calcext:value-type="float">
            <text:p>2.017222912</text:p>
          </table:table-cell>
          <table:table-cell office:value-type="float" office:value="0.447228672" calcext:value-type="float">
            <text:p>0.447228672</text:p>
          </table:table-cell>
          <table:table-cell office:value-type="string" calcext:value-type="string">
            <text:p>_bootstrap_inner</text:p>
          </table:table-cell>
          <table:table-cell office:value-type="float" office:value="3.983164928" calcext:value-type="float">
            <text:p>3.983164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601984" calcext:value-type="float">
            <text:p>0.014601984</text:p>
          </table:table-cell>
          <table:table-cell office:value-type="float" office:value="0.01263744" calcext:value-type="float">
            <text:p>0.01263744</text:p>
          </table:table-cell>
          <table:table-cell office:value-type="float" office:value="2.02097536" calcext:value-type="float">
            <text:p>2.02097536</text:p>
          </table:table-cell>
          <table:table-cell office:value-type="float" office:value="0.449124096" calcext:value-type="float">
            <text:p>0.449124096</text:p>
          </table:table-cell>
          <table:table-cell office:value-type="string" calcext:value-type="string">
            <text:p>_bootstrap_inner</text:p>
          </table:table-cell>
          <table:table-cell office:value-type="float" office:value="3.984594944" calcext:value-type="float">
            <text:p>3.984594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618624" calcext:value-type="float">
            <text:p>0.014618624</text:p>
          </table:table-cell>
          <table:table-cell office:value-type="float" office:value="0.012825088" calcext:value-type="float">
            <text:p>0.012825088</text:p>
          </table:table-cell>
          <table:table-cell office:value-type="float" office:value="2.021302784" calcext:value-type="float">
            <text:p>2.021302784</text:p>
          </table:table-cell>
          <table:table-cell office:value-type="float" office:value="0.449689856" calcext:value-type="float">
            <text:p>0.449689856</text:p>
          </table:table-cell>
          <table:table-cell office:value-type="string" calcext:value-type="string">
            <text:p>_bootstrap_inner</text:p>
          </table:table-cell>
          <table:table-cell office:value-type="float" office:value="3.99216896" calcext:value-type="float">
            <text:p>3.99216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633728" calcext:value-type="float">
            <text:p>0.014633728</text:p>
          </table:table-cell>
          <table:table-cell office:value-type="float" office:value="0.01290496" calcext:value-type="float">
            <text:p>0.01290496</text:p>
          </table:table-cell>
          <table:table-cell office:value-type="float" office:value="2.021848832" calcext:value-type="float">
            <text:p>2.021848832</text:p>
          </table:table-cell>
          <table:table-cell office:value-type="float" office:value="0.452811776" calcext:value-type="float">
            <text:p>0.452811776</text:p>
          </table:table-cell>
          <table:table-cell office:value-type="string" calcext:value-type="string">
            <text:p>:</text:p>
          </table:table-cell>
          <table:table-cell office:value-type="float" office:value="4.002770176" calcext:value-type="float">
            <text:p>4.002770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73408" calcext:value-type="float">
            <text:p>0.01473408</text:p>
          </table:table-cell>
          <table:table-cell office:value-type="float" office:value="0.01305344" calcext:value-type="float">
            <text:p>0.01305344</text:p>
          </table:table-cell>
          <table:table-cell office:value-type="float" office:value="2.02397312" calcext:value-type="float">
            <text:p>2.02397312</text:p>
          </table:table-cell>
          <table:table-cell office:value-type="float" office:value="0.455043584" calcext:value-type="float">
            <text:p>0.455043584</text:p>
          </table:table-cell>
          <table:table-cell office:value-type="string" calcext:value-type="string">
            <text:p>**self._kwargs)</text:p>
          </table:table-cell>
          <table:table-cell office:value-type="float" office:value="4.027901696" calcext:value-type="float">
            <text:p>4.02790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768384" calcext:value-type="float">
            <text:p>0.014768384</text:p>
          </table:table-cell>
          <table:table-cell office:value-type="float" office:value="0.013198336" calcext:value-type="float">
            <text:p>0.013198336</text:p>
          </table:table-cell>
          <table:table-cell office:value-type="float" office:value="2.024137472" calcext:value-type="float">
            <text:p>2.024137472</text:p>
          </table:table-cell>
          <table:table-cell office:value-type="float" office:value="0.45667328" calcext:value-type="float">
            <text:p>0.45667328</text:p>
          </table:table-cell>
          <table:table-cell office:value-type="string" calcext:value-type="string">
            <text:p>**self._kwargs)</text:p>
          </table:table-cell>
          <table:table-cell office:value-type="float" office:value="4.030061568" calcext:value-type="float">
            <text:p>4.030061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777344" calcext:value-type="float">
            <text:p>0.014777344</text:p>
          </table:table-cell>
          <table:table-cell office:value-type="float" office:value="0.013209088" calcext:value-type="float">
            <text:p>0.013209088</text:p>
          </table:table-cell>
          <table:table-cell office:value-type="float" office:value="2.024675584" calcext:value-type="float">
            <text:p>2.024675584</text:p>
          </table:table-cell>
          <table:table-cell office:value-type="float" office:value="0.457073664" calcext:value-type="float">
            <text:p>0.457073664</text:p>
          </table:table-cell>
          <table:table-cell office:value-type="string" calcext:value-type="string">
            <text:p>**self._kwargs)</text:p>
          </table:table-cell>
          <table:table-cell office:value-type="float" office:value="4.031357696" calcext:value-type="float">
            <text:p>4.031357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921984" calcext:value-type="float">
            <text:p>0.014921984</text:p>
          </table:table-cell>
          <table:table-cell office:value-type="float" office:value="0.013229312" calcext:value-type="float">
            <text:p>0.013229312</text:p>
          </table:table-cell>
          <table:table-cell office:value-type="float" office:value="2.025284096" calcext:value-type="float">
            <text:p>2.025284096</text:p>
          </table:table-cell>
          <table:table-cell office:value-type="float" office:value="0.457142016" calcext:value-type="float">
            <text:p>0.457142016</text:p>
          </table:table-cell>
          <table:table-cell office:value-type="string" calcext:value-type="string">
            <text:p>**self._kwargs)</text:p>
          </table:table-cell>
          <table:table-cell office:value-type="float" office:value="4.040283904" calcext:value-type="float">
            <text:p>4.040283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962944" calcext:value-type="float">
            <text:p>0.014962944</text:p>
          </table:table-cell>
          <table:table-cell office:value-type="float" office:value="0.013356032" calcext:value-type="float">
            <text:p>0.013356032</text:p>
          </table:table-cell>
          <table:table-cell office:value-type="float" office:value="2.025588224" calcext:value-type="float">
            <text:p>2.025588224</text:p>
          </table:table-cell>
          <table:table-cell office:value-type="float" office:value="0.458962944" calcext:value-type="float">
            <text:p>0.458962944</text:p>
          </table:table-cell>
          <table:table-cell office:value-type="string" calcext:value-type="string">
            <text:p>**self._kwargs)</text:p>
          </table:table-cell>
          <table:table-cell office:value-type="float" office:value="4.05564672" calcext:value-type="float">
            <text:p>4.05564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080192" calcext:value-type="float">
            <text:p>0.015080192</text:p>
          </table:table-cell>
          <table:table-cell office:value-type="float" office:value="0.013407744" calcext:value-type="float">
            <text:p>0.013407744</text:p>
          </table:table-cell>
          <table:table-cell office:value-type="float" office:value="2.025862912" calcext:value-type="float">
            <text:p>2.025862912</text:p>
          </table:table-cell>
          <table:table-cell office:value-type="float" office:value="0.459624448" calcext:value-type="float">
            <text:p>0.459624448</text:p>
          </table:table-cell>
          <table:table-cell office:value-type="string" calcext:value-type="string">
            <text:p>**self._kwargs)</text:p>
          </table:table-cell>
          <table:table-cell office:value-type="float" office:value="4.057336832" calcext:value-type="float">
            <text:p>4.057336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178496" calcext:value-type="float">
            <text:p>0.015178496</text:p>
          </table:table-cell>
          <table:table-cell office:value-type="float" office:value="0.013420544" calcext:value-type="float">
            <text:p>0.013420544</text:p>
          </table:table-cell>
          <table:table-cell office:value-type="float" office:value="2.03655296" calcext:value-type="float">
            <text:p>2.03655296</text:p>
          </table:table-cell>
          <table:table-cell office:value-type="float" office:value="0.45977216" calcext:value-type="float">
            <text:p>0.45977216</text:p>
          </table:table-cell>
          <table:table-cell office:value-type="string" calcext:value-type="string">
            <text:p>directory_client.list()</text:p>
          </table:table-cell>
          <table:table-cell office:value-type="float" office:value="4.05954688" calcext:value-type="float">
            <text:p>4.05954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346432" calcext:value-type="float">
            <text:p>0.015346432</text:p>
          </table:table-cell>
          <table:table-cell office:value-type="float" office:value="0.013454336" calcext:value-type="float">
            <text:p>0.013454336</text:p>
          </table:table-cell>
          <table:table-cell office:value-type="float" office:value="2.04808832" calcext:value-type="float">
            <text:p>2.04808832</text:p>
          </table:table-cell>
          <table:table-cell office:value-type="float" office:value="0.4601984" calcext:value-type="float">
            <text:p>0.4601984</text:p>
          </table:table-cell>
          <table:table-cell office:value-type="string" calcext:value-type="string">
            <text:p>directory_client.list()</text:p>
          </table:table-cell>
          <table:table-cell office:value-type="float" office:value="4.098227456" calcext:value-type="float">
            <text:p>4.098227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37152" calcext:value-type="float">
            <text:p>0.01537152</text:p>
          </table:table-cell>
          <table:table-cell office:value-type="float" office:value="0.013532672" calcext:value-type="float">
            <text:p>0.013532672</text:p>
          </table:table-cell>
          <table:table-cell office:value-type="float" office:value="2.056108032" calcext:value-type="float">
            <text:p>2.056108032</text:p>
          </table:table-cell>
          <table:table-cell office:value-type="float" office:value="0.461082624" calcext:value-type="float">
            <text:p>0.461082624</text:p>
          </table:table-cell>
          <table:table-cell office:value-type="string" calcext:value-type="string">
            <text:p>directory_client.list()</text:p>
          </table:table-cell>
          <table:table-cell office:value-type="float" office:value="4.099670272" calcext:value-type="float">
            <text:p>4.099670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44576" calcext:value-type="float">
            <text:p>0.01544576</text:p>
          </table:table-cell>
          <table:table-cell office:value-type="float" office:value="0.013572608" calcext:value-type="float">
            <text:p>0.013572608</text:p>
          </table:table-cell>
          <table:table-cell office:value-type="float" office:value="2.056672" calcext:value-type="float">
            <text:p>2.056672</text:p>
          </table:table-cell>
          <table:table-cell office:value-type="float" office:value="0.461550848" calcext:value-type="float">
            <text:p>0.461550848</text:p>
          </table:table-cell>
          <table:table-cell office:value-type="string" calcext:value-type="string">
            <text:p>directory_client.list()</text:p>
          </table:table-cell>
          <table:table-cell office:value-type="float" office:value="4.101228544" calcext:value-type="float">
            <text:p>4.101228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447552" calcext:value-type="float">
            <text:p>0.015447552</text:p>
          </table:table-cell>
          <table:table-cell office:value-type="float" office:value="0.013743104" calcext:value-type="float">
            <text:p>0.013743104</text:p>
          </table:table-cell>
          <table:table-cell office:value-type="float" office:value="2.056694528" calcext:value-type="float">
            <text:p>2.056694528</text:p>
          </table:table-cell>
          <table:table-cell office:value-type="float" office:value="0.461650176" calcext:value-type="float">
            <text:p>0.461650176</text:p>
          </table:table-cell>
          <table:table-cell office:value-type="string" calcext:value-type="string">
            <text:p>directory_client.list()</text:p>
          </table:table-cell>
          <table:table-cell office:value-type="float" office:value="4.103332352" calcext:value-type="float">
            <text:p>4.103332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458816" calcext:value-type="float">
            <text:p>0.015458816</text:p>
          </table:table-cell>
          <table:table-cell office:value-type="float" office:value="0.013788928" calcext:value-type="float">
            <text:p>0.013788928</text:p>
          </table:table-cell>
          <table:table-cell office:value-type="float" office:value="2.061489408" calcext:value-type="float">
            <text:p>2.061489408</text:p>
          </table:table-cell>
          <table:table-cell office:value-type="float" office:value="0.461791232" calcext:value-type="float">
            <text:p>0.461791232</text:p>
          </table:table-cell>
          <table:table-cell office:value-type="string" calcext:value-type="string">
            <text:p>directory_client.list()</text:p>
          </table:table-cell>
          <table:table-cell office:value-type="float" office:value="4.10352" calcext:value-type="float">
            <text:p>4.10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51104" calcext:value-type="float">
            <text:p>0.01551104</text:p>
          </table:table-cell>
          <table:table-cell office:value-type="float" office:value="0.013814784" calcext:value-type="float">
            <text:p>0.013814784</text:p>
          </table:table-cell>
          <table:table-cell office:value-type="float" office:value="2.06556032" calcext:value-type="float">
            <text:p>2.06556032</text:p>
          </table:table-cell>
          <table:table-cell office:value-type="float" office:value="0.462113024" calcext:value-type="float">
            <text:p>0.462113024</text:p>
          </table:table-cell>
          <table:table-cell office:value-type="string" calcext:value-type="string">
            <text:p>last):</text:p>
          </table:table-cell>
          <table:table-cell office:value-type="float" office:value="4.108175616" calcext:value-type="float">
            <text:p>4.108175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553792" calcext:value-type="float">
            <text:p>0.015553792</text:p>
          </table:table-cell>
          <table:table-cell office:value-type="float" office:value="0.013851392" calcext:value-type="float">
            <text:p>0.013851392</text:p>
          </table:table-cell>
          <table:table-cell office:value-type="float" office:value="2.06949376" calcext:value-type="float">
            <text:p>2.06949376</text:p>
          </table:table-cell>
          <table:table-cell office:value-type="float" office:value="0.46224128" calcext:value-type="float">
            <text:p>0.46224128</text:p>
          </table:table-cell>
          <table:table-cell office:value-type="string" calcext:value-type="string">
            <text:p>last):</text:p>
          </table:table-cell>
          <table:table-cell office:value-type="float" office:value="4.123321856" calcext:value-type="float">
            <text:p>4.123321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73888" calcext:value-type="float">
            <text:p>0.01573888</text:p>
          </table:table-cell>
          <table:table-cell office:value-type="float" office:value="0.013855744" calcext:value-type="float">
            <text:p>0.013855744</text:p>
          </table:table-cell>
          <table:table-cell office:value-type="float" office:value="2.075946752" calcext:value-type="float">
            <text:p>2.075946752</text:p>
          </table:table-cell>
          <table:table-cell office:value-type="float" office:value="0.462460672" calcext:value-type="float">
            <text:p>0.462460672</text:p>
          </table:table-cell>
          <table:table-cell office:value-type="string" calcext:value-type="string">
            <text:p>last):</text:p>
          </table:table-cell>
          <table:table-cell office:value-type="float" office:value="4.151712768" calcext:value-type="float">
            <text:p>4.151712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857152" calcext:value-type="float">
            <text:p>0.015857152</text:p>
          </table:table-cell>
          <table:table-cell office:value-type="float" office:value="0.013967872" calcext:value-type="float">
            <text:p>0.013967872</text:p>
          </table:table-cell>
          <table:table-cell office:value-type="float" office:value="2.084996352" calcext:value-type="float">
            <text:p>2.084996352</text:p>
          </table:table-cell>
          <table:table-cell office:value-type="float" office:value="0.46441472" calcext:value-type="float">
            <text:p>0.46441472</text:p>
          </table:table-cell>
          <table:table-cell office:value-type="string" calcext:value-type="string">
            <text:p>last):</text:p>
          </table:table-cell>
          <table:table-cell office:value-type="float" office:value="4.164119552" calcext:value-type="float">
            <text:p>4.164119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924736" calcext:value-type="float">
            <text:p>0.015924736</text:p>
          </table:table-cell>
          <table:table-cell office:value-type="float" office:value="0.014113536" calcext:value-type="float">
            <text:p>0.014113536</text:p>
          </table:table-cell>
          <table:table-cell office:value-type="float" office:value="2.100437248" calcext:value-type="float">
            <text:p>2.100437248</text:p>
          </table:table-cell>
          <table:table-cell office:value-type="float" office:value="0.464561408" calcext:value-type="float">
            <text:p>0.464561408</text:p>
          </table:table-cell>
          <table:table-cell office:value-type="string" calcext:value-type="string">
            <text:p>last):</text:p>
          </table:table-cell>
          <table:table-cell office:value-type="float" office:value="4.203232768" calcext:value-type="float">
            <text:p>4.203232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164864" calcext:value-type="float">
            <text:p>0.016164864</text:p>
          </table:table-cell>
          <table:table-cell office:value-type="float" office:value="0.014164224" calcext:value-type="float">
            <text:p>0.014164224</text:p>
          </table:table-cell>
          <table:table-cell office:value-type="string" calcext:value-type="string">
            <text:p>_bootstrap_inner</text:p>
          </table:table-cell>
          <table:table-cell office:value-type="float" office:value="0.465551616" calcext:value-type="float">
            <text:p>0.465551616</text:p>
          </table:table-cell>
          <table:table-cell office:value-type="string" calcext:value-type="string">
            <text:p>last):</text:p>
          </table:table-cell>
          <table:table-cell office:value-type="float" office:value="4.203977216" calcext:value-type="float">
            <text:p>4.203977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27392" calcext:value-type="float">
            <text:p>0.01627392</text:p>
          </table:table-cell>
          <table:table-cell office:value-type="float" office:value="0.014322688" calcext:value-type="float">
            <text:p>0.014322688</text:p>
          </table:table-cell>
          <table:table-cell office:value-type="string" calcext:value-type="string">
            <text:p>_bootstrap_inner</text:p>
          </table:table-cell>
          <table:table-cell office:value-type="float" office:value="0.465565696" calcext:value-type="float">
            <text:p>0.465565696</text:p>
          </table:table-cell>
          <table:table-cell office:value-type="string" calcext:value-type="string">
            <text:p>last):</text:p>
          </table:table-cell>
          <table:table-cell office:value-type="float" office:value="4.204661504" calcext:value-type="float">
            <text:p>4.20466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395264" calcext:value-type="float">
            <text:p>0.016395264</text:p>
          </table:table-cell>
          <table:table-cell office:value-type="float" office:value="0.014413824" calcext:value-type="float">
            <text:p>0.014413824</text:p>
          </table:table-cell>
          <table:table-cell office:value-type="string" calcext:value-type="string">
            <text:p>_bootstrap_inner</text:p>
          </table:table-cell>
          <table:table-cell office:value-type="float" office:value="0.465650688" calcext:value-type="float">
            <text:p>0.465650688</text:p>
          </table:table-cell>
          <table:table-cell office:value-type="string" calcext:value-type="string">
            <text:p>list</text:p>
          </table:table-cell>
          <table:table-cell office:value-type="float" office:value="4.223910912" calcext:value-type="float">
            <text:p>4.223910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460288" calcext:value-type="float">
            <text:p>0.016460288</text:p>
          </table:table-cell>
          <table:table-cell office:value-type="float" office:value="0.014469888" calcext:value-type="float">
            <text:p>0.014469888</text:p>
          </table:table-cell>
          <table:table-cell office:value-type="string" calcext:value-type="string">
            <text:p>_bootstrap_inner</text:p>
          </table:table-cell>
          <table:table-cell office:value-type="float" office:value="0.466342144" calcext:value-type="float">
            <text:p>0.466342144</text:p>
          </table:table-cell>
          <table:table-cell office:value-type="string" calcext:value-type="string">
            <text:p>list</text:p>
          </table:table-cell>
          <table:table-cell office:value-type="float" office:value="4.227062272" calcext:value-type="float">
            <text:p>4.227062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475392" calcext:value-type="float">
            <text:p>0.016475392</text:p>
          </table:table-cell>
          <table:table-cell office:value-type="float" office:value="0.014490368" calcext:value-type="float">
            <text:p>0.014490368</text:p>
          </table:table-cell>
          <table:table-cell office:value-type="string" calcext:value-type="string">
            <text:p>**self._kwargs)</text:p>
          </table:table-cell>
          <table:table-cell office:value-type="float" office:value="0.466377472" calcext:value-type="float">
            <text:p>0.466377472</text:p>
          </table:table-cell>
          <table:table-cell office:value-type="string" calcext:value-type="string">
            <text:p>list</text:p>
          </table:table-cell>
          <table:table-cell office:value-type="float" office:value="4.233813504" calcext:value-type="float">
            <text:p>4.233813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627456" calcext:value-type="float">
            <text:p>0.016627456</text:p>
          </table:table-cell>
          <table:table-cell office:value-type="float" office:value="0.01456512" calcext:value-type="float">
            <text:p>0.01456512</text:p>
          </table:table-cell>
          <table:table-cell office:value-type="string" calcext:value-type="string">
            <text:p>**self._kwargs)</text:p>
          </table:table-cell>
          <table:table-cell office:value-type="float" office:value="0.466631936" calcext:value-type="float">
            <text:p>0.466631936</text:p>
          </table:table-cell>
          <table:table-cell office:value-type="string" calcext:value-type="string">
            <text:p>list</text:p>
          </table:table-cell>
          <table:table-cell office:value-type="float" office:value="4.23451008" calcext:value-type="float">
            <text:p>4.23451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965632" calcext:value-type="float">
            <text:p>0.016965632</text:p>
          </table:table-cell>
          <table:table-cell office:value-type="float" office:value="0.014776832" calcext:value-type="float">
            <text:p>0.014776832</text:p>
          </table:table-cell>
          <table:table-cell office:value-type="string" calcext:value-type="string">
            <text:p>**self._kwargs)</text:p>
          </table:table-cell>
          <table:table-cell office:value-type="float" office:value="0.466679296" calcext:value-type="float">
            <text:p>0.466679296</text:p>
          </table:table-cell>
          <table:table-cell office:value-type="string" calcext:value-type="string">
            <text:p>list</text:p>
          </table:table-cell>
          <table:table-cell office:value-type="float" office:value="4.259833088" calcext:value-type="float">
            <text:p>4.259833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974848" calcext:value-type="float">
            <text:p>0.016974848</text:p>
          </table:table-cell>
          <table:table-cell office:value-type="float" office:value="0.01479552" calcext:value-type="float">
            <text:p>0.01479552</text:p>
          </table:table-cell>
          <table:table-cell office:value-type="string" calcext:value-type="string">
            <text:p>**self._kwargs)</text:p>
          </table:table-cell>
          <table:table-cell office:value-type="float" office:value="0.466952192" calcext:value-type="float">
            <text:p>0.466952192</text:p>
          </table:table-cell>
          <table:table-cell office:value-type="string" calcext:value-type="string">
            <text:p>list</text:p>
          </table:table-cell>
          <table:table-cell office:value-type="float" office:value="4.272809216" calcext:value-type="float">
            <text:p>4.272809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076224" calcext:value-type="float">
            <text:p>0.017076224</text:p>
          </table:table-cell>
          <table:table-cell office:value-type="float" office:value="0.014927616" calcext:value-type="float">
            <text:p>0.014927616</text:p>
          </table:table-cell>
          <table:table-cell office:value-type="string" calcext:value-type="string">
            <text:p>directory_client.list()</text:p>
          </table:table-cell>
          <table:table-cell office:value-type="float" office:value="0.468126976" calcext:value-type="float">
            <text:p>0.468126976</text:p>
          </table:table-cell>
          <table:table-cell office:value-type="string" calcext:value-type="string">
            <text:p>run</text:p>
          </table:table-cell>
          <table:table-cell office:value-type="float" office:value="4.278891776" calcext:value-type="float">
            <text:p>4.278891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252864" calcext:value-type="float">
            <text:p>0.017252864</text:p>
          </table:table-cell>
          <table:table-cell office:value-type="float" office:value="0.01499392" calcext:value-type="float">
            <text:p>0.01499392</text:p>
          </table:table-cell>
          <table:table-cell office:value-type="string" calcext:value-type="string">
            <text:p>directory_client.list()</text:p>
          </table:table-cell>
          <table:table-cell office:value-type="float" office:value="0.468224512" calcext:value-type="float">
            <text:p>0.468224512</text:p>
          </table:table-cell>
          <table:table-cell office:value-type="string" calcext:value-type="string">
            <text:p>run</text:p>
          </table:table-cell>
          <table:table-cell office:value-type="float" office:value="4.294513408" calcext:value-type="float">
            <text:p>4.29451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499136" calcext:value-type="float">
            <text:p>0.017499136</text:p>
          </table:table-cell>
          <table:table-cell office:value-type="float" office:value="0.0150592" calcext:value-type="float">
            <text:p>0.0150592</text:p>
          </table:table-cell>
          <table:table-cell office:value-type="string" calcext:value-type="string">
            <text:p>directory_client.list()</text:p>
          </table:table-cell>
          <table:table-cell office:value-type="float" office:value="0.469634816" calcext:value-type="float">
            <text:p>0.469634816</text:p>
          </table:table-cell>
          <table:table-cell office:value-type="string" calcext:value-type="string">
            <text:p>run</text:p>
          </table:table-cell>
          <table:table-cell office:value-type="float" office:value="4.2954624" calcext:value-type="float">
            <text:p>4.2954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09024" calcext:value-type="float">
            <text:p>0.01809024</text:p>
          </table:table-cell>
          <table:table-cell office:value-type="float" office:value="0.01532928" calcext:value-type="float">
            <text:p>0.01532928</text:p>
          </table:table-cell>
          <table:table-cell office:value-type="string" calcext:value-type="string">
            <text:p>directory_client.list()</text:p>
          </table:table-cell>
          <table:table-cell office:value-type="float" office:value="0.470584576" calcext:value-type="float">
            <text:p>0.470584576</text:p>
          </table:table-cell>
          <table:table-cell office:value-type="string" calcext:value-type="string">
            <text:p>run</text:p>
          </table:table-cell>
          <table:table-cell office:value-type="float" office:value="4.296502272" calcext:value-type="float">
            <text:p>4.296502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672896" calcext:value-type="float">
            <text:p>0.018672896</text:p>
          </table:table-cell>
          <table:table-cell office:value-type="float" office:value="0.015337984" calcext:value-type="float">
            <text:p>0.015337984</text:p>
          </table:table-cell>
          <table:table-cell office:value-type="string" calcext:value-type="string">
            <text:p>last):</text:p>
          </table:table-cell>
          <table:table-cell office:value-type="float" office:value="0.470611456" calcext:value-type="float">
            <text:p>0.470611456</text:p>
          </table:table-cell>
          <table:table-cell office:value-type="string" calcext:value-type="string">
            <text:p>run</text:p>
          </table:table-cell>
          <table:table-cell office:value-type="float" office:value="4.314021632" calcext:value-type="float">
            <text:p>4.314021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87616" calcext:value-type="float">
            <text:p>0.01887616</text:p>
          </table:table-cell>
          <table:table-cell office:value-type="float" office:value="0.015369472" calcext:value-type="float">
            <text:p>0.015369472</text:p>
          </table:table-cell>
          <table:table-cell office:value-type="string" calcext:value-type="string">
            <text:p>last):</text:p>
          </table:table-cell>
          <table:table-cell office:value-type="float" office:value="0.470848768" calcext:value-type="float">
            <text:p>0.470848768</text:p>
          </table:table-cell>
          <table:table-cell office:value-type="string" calcext:value-type="string">
            <text:p>run</text:p>
          </table:table-cell>
          <table:table-cell office:value-type="float" office:value="4.322581504" calcext:value-type="float">
            <text:p>4.32258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884096" calcext:value-type="float">
            <text:p>0.018884096</text:p>
          </table:table-cell>
          <table:table-cell office:value-type="float" office:value="0.0155456" calcext:value-type="float">
            <text:p>0.0155456</text:p>
          </table:table-cell>
          <table:table-cell office:value-type="string" calcext:value-type="string">
            <text:p>last):</text:p>
          </table:table-cell>
          <table:table-cell office:value-type="float" office:value="0.470980352" calcext:value-type="float">
            <text:p>0.470980352</text:p>
          </table:table-cell>
          <table:table-cell office:value-type="string" calcext:value-type="string">
            <text:p>self.port))</text:p>
          </table:table-cell>
          <table:table-cell office:value-type="float" office:value="4.3248" calcext:value-type="float">
            <text:p>4.3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917376" calcext:value-type="float">
            <text:p>0.018917376</text:p>
          </table:table-cell>
          <table:table-cell office:value-type="float" office:value="0.015556352" calcext:value-type="float">
            <text:p>0.015556352</text:p>
          </table:table-cell>
          <table:table-cell office:value-type="string" calcext:value-type="string">
            <text:p>last):</text:p>
          </table:table-cell>
          <table:table-cell office:value-type="float" office:value="0.47108992" calcext:value-type="float">
            <text:p>0.47108992</text:p>
          </table:table-cell>
          <table:table-cell office:value-type="string" calcext:value-type="string">
            <text:p>self.port))</text:p>
          </table:table-cell>
          <table:table-cell office:value-type="float" office:value="4.3428992" calcext:value-type="float">
            <text:p>4.3428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9184" calcext:value-type="float">
            <text:p>0.0189184</text:p>
          </table:table-cell>
          <table:table-cell office:value-type="float" office:value="0.015577344" calcext:value-type="float">
            <text:p>0.015577344</text:p>
          </table:table-cell>
          <table:table-cell office:value-type="string" calcext:value-type="string">
            <text:p>list</text:p>
          </table:table-cell>
          <table:table-cell office:value-type="float" office:value="0.47123968" calcext:value-type="float">
            <text:p>0.47123968</text:p>
          </table:table-cell>
          <table:table-cell office:value-type="string" calcext:value-type="string">
            <text:p>self.port))</text:p>
          </table:table-cell>
          <table:table-cell office:value-type="float" office:value="4.355993088" calcext:value-type="float">
            <text:p>4.355993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034368" calcext:value-type="float">
            <text:p>0.019034368</text:p>
          </table:table-cell>
          <table:table-cell office:value-type="float" office:value="0.016403712" calcext:value-type="float">
            <text:p>0.016403712</text:p>
          </table:table-cell>
          <table:table-cell office:value-type="string" calcext:value-type="string">
            <text:p>list</text:p>
          </table:table-cell>
          <table:table-cell office:value-type="float" office:value="0.47129344" calcext:value-type="float">
            <text:p>0.47129344</text:p>
          </table:table-cell>
          <table:table-cell office:value-type="string" calcext:value-type="string">
            <text:p>self.port))</text:p>
          </table:table-cell>
          <table:table-cell office:value-type="float" office:value="4.365885184" calcext:value-type="float">
            <text:p>4.365885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241472" calcext:value-type="float">
            <text:p>0.019241472</text:p>
          </table:table-cell>
          <table:table-cell office:value-type="float" office:value="0.016799488" calcext:value-type="float">
            <text:p>0.016799488</text:p>
          </table:table-cell>
          <table:table-cell office:value-type="string" calcext:value-type="string">
            <text:p>list</text:p>
          </table:table-cell>
          <table:table-cell office:value-type="float" office:value="0.471347456" calcext:value-type="float">
            <text:p>0.471347456</text:p>
          </table:table-cell>
          <table:table-cell office:value-type="string" calcext:value-type="string">
            <text:p>self.port))</text:p>
          </table:table-cell>
          <table:table-cell office:value-type="float" office:value="4.373060864" calcext:value-type="float">
            <text:p>4.373060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553792" calcext:value-type="float">
            <text:p>0.019553792</text:p>
          </table:table-cell>
          <table:table-cell office:value-type="float" office:value="0.01687168" calcext:value-type="float">
            <text:p>0.01687168</text:p>
          </table:table-cell>
          <table:table-cell office:value-type="string" calcext:value-type="string">
            <text:p>list</text:p>
          </table:table-cell>
          <table:table-cell office:value-type="float" office:value="0.47143296" calcext:value-type="float">
            <text:p>0.47143296</text:p>
          </table:table-cell>
          <table:table-cell office:value-type="string" calcext:value-type="string">
            <text:p>self.port))</text:p>
          </table:table-cell>
          <table:table-cell office:value-type="float" office:value="4.388065024" calcext:value-type="float">
            <text:p>4.388065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577344" calcext:value-type="float">
            <text:p>0.019577344</text:p>
          </table:table-cell>
          <table:table-cell office:value-type="float" office:value="0.017119744" calcext:value-type="float">
            <text:p>0.017119744</text:p>
          </table:table-cell>
          <table:table-cell office:value-type="string" calcext:value-type="string">
            <text:p>run</text:p>
          </table:table-cell>
          <table:table-cell office:value-type="float" office:value="0.471443456" calcext:value-type="float">
            <text:p>0.471443456</text:p>
          </table:table-cell>
          <table:table-cell office:value-type="string" calcext:value-type="string">
            <text:p>self.run()</text:p>
          </table:table-cell>
          <table:table-cell office:value-type="float" office:value="4.394300928" calcext:value-type="float">
            <text:p>4.394300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663104" calcext:value-type="float">
            <text:p>0.019663104</text:p>
          </table:table-cell>
          <table:table-cell office:value-type="float" office:value="0.01741952" calcext:value-type="float">
            <text:p>0.01741952</text:p>
          </table:table-cell>
          <table:table-cell office:value-type="string" calcext:value-type="string">
            <text:p>run</text:p>
          </table:table-cell>
          <table:table-cell office:value-type="float" office:value="0.47150592" calcext:value-type="float">
            <text:p>0.47150592</text:p>
          </table:table-cell>
          <table:table-cell office:value-type="string" calcext:value-type="string">
            <text:p>self.run()</text:p>
          </table:table-cell>
          <table:table-cell office:value-type="float" office:value="4.395075328" calcext:value-type="float">
            <text:p>4.395075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682816" calcext:value-type="float">
            <text:p>0.019682816</text:p>
          </table:table-cell>
          <table:table-cell office:value-type="float" office:value="0.018943488" calcext:value-type="float">
            <text:p>0.018943488</text:p>
          </table:table-cell>
          <table:table-cell office:value-type="string" calcext:value-type="string">
            <text:p>run</text:p>
          </table:table-cell>
          <table:table-cell office:value-type="float" office:value="0.471580928" calcext:value-type="float">
            <text:p>0.471580928</text:p>
          </table:table-cell>
          <table:table-cell office:value-type="string" calcext:value-type="string">
            <text:p>self.run()</text:p>
          </table:table-cell>
          <table:table-cell office:value-type="float" office:value="4.40459008" calcext:value-type="float">
            <text:p>4.40459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921152" calcext:value-type="float">
            <text:p>0.019921152</text:p>
          </table:table-cell>
          <table:table-cell office:value-type="float" office:value="0.019428864" calcext:value-type="float">
            <text:p>0.019428864</text:p>
          </table:table-cell>
          <table:table-cell office:value-type="string" calcext:value-type="string">
            <text:p>run</text:p>
          </table:table-cell>
          <table:table-cell office:value-type="float" office:value="0.472188672" calcext:value-type="float">
            <text:p>0.472188672</text:p>
          </table:table-cell>
          <table:table-cell office:value-type="string" calcext:value-type="string">
            <text:p>self.run()</text:p>
          </table:table-cell>
          <table:table-cell office:value-type="float" office:value="4.413568256" calcext:value-type="float">
            <text:p>4.413568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030208" calcext:value-type="float">
            <text:p>0.020030208</text:p>
          </table:table-cell>
          <table:table-cell office:value-type="float" office:value="0.019483136" calcext:value-type="float">
            <text:p>0.019483136</text:p>
          </table:table-cell>
          <table:table-cell office:value-type="string" calcext:value-type="string">
            <text:p>self.port))</text:p>
          </table:table-cell>
          <table:table-cell office:value-type="float" office:value="0.47242752" calcext:value-type="float">
            <text:p>0.47242752</text:p>
          </table:table-cell>
          <table:table-cell office:value-type="string" calcext:value-type="string">
            <text:p>self.run()</text:p>
          </table:table-cell>
          <table:table-cell office:value-type="float" office:value="4.422690048" calcext:value-type="float">
            <text:p>4.42269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451328" calcext:value-type="float">
            <text:p>0.020451328</text:p>
          </table:table-cell>
          <table:table-cell office:value-type="float" office:value="0.01993216" calcext:value-type="float">
            <text:p>0.01993216</text:p>
          </table:table-cell>
          <table:table-cell office:value-type="string" calcext:value-type="string">
            <text:p>self.port))</text:p>
          </table:table-cell>
          <table:table-cell office:value-type="float" office:value="0.472696832" calcext:value-type="float">
            <text:p>0.472696832</text:p>
          </table:table-cell>
          <table:table-cell office:value-type="string" calcext:value-type="string">
            <text:p>self.run()</text:p>
          </table:table-cell>
          <table:table-cell office:value-type="float" office:value="4.431185152" calcext:value-type="float">
            <text:p>4.431185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698368" calcext:value-type="float">
            <text:p>0.020698368</text:p>
          </table:table-cell>
          <table:table-cell office:value-type="float" office:value="0.020653056" calcext:value-type="float">
            <text:p>0.020653056</text:p>
          </table:table-cell>
          <table:table-cell office:value-type="string" calcext:value-type="string">
            <text:p>self.port))</text:p>
          </table:table-cell>
          <table:table-cell office:value-type="float" office:value="0.472911616" calcext:value-type="float">
            <text:p>0.472911616</text:p>
          </table:table-cell>
          <table:table-cell office:value-type="string" calcext:value-type="string">
            <text:p>subscriber_thread</text:p>
          </table:table-cell>
          <table:table-cell office:value-type="float" office:value="4.43551872" calcext:value-type="float">
            <text:p>4.43551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029632" calcext:value-type="float">
            <text:p>0.021029632</text:p>
          </table:table-cell>
          <table:table-cell office:value-type="float" office:value="0.021006848" calcext:value-type="float">
            <text:p>0.021006848</text:p>
          </table:table-cell>
          <table:table-cell office:value-type="string" calcext:value-type="string">
            <text:p>self.port))</text:p>
          </table:table-cell>
          <table:table-cell office:value-type="float" office:value="0.47330432" calcext:value-type="float">
            <text:p>0.47330432</text:p>
          </table:table-cell>
          <table:table-cell office:value-type="string" calcext:value-type="string">
            <text:p>subscriber_thread</text:p>
          </table:table-cell>
          <table:table-cell office:value-type="float" office:value="4.448744192" calcext:value-type="float">
            <text:p>4.448744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038336" calcext:value-type="float">
            <text:p>0.021038336</text:p>
          </table:table-cell>
          <table:table-cell office:value-type="float" office:value="0.021394176" calcext:value-type="float">
            <text:p>0.021394176</text:p>
          </table:table-cell>
          <table:table-cell office:value-type="string" calcext:value-type="string">
            <text:p>self.run()</text:p>
          </table:table-cell>
          <table:table-cell office:value-type="float" office:value="0.476920576" calcext:value-type="float">
            <text:p>0.476920576</text:p>
          </table:table-cell>
          <table:table-cell office:value-type="string" calcext:value-type="string">
            <text:p>subscriber_thread</text:p>
          </table:table-cell>
          <table:table-cell office:value-type="float" office:value="4.453302016" calcext:value-type="float">
            <text:p>4.45330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119744" calcext:value-type="float">
            <text:p>0.021119744</text:p>
          </table:table-cell>
          <table:table-cell office:value-type="float" office:value="0.022242816" calcext:value-type="float">
            <text:p>0.022242816</text:p>
          </table:table-cell>
          <table:table-cell office:value-type="string" calcext:value-type="string">
            <text:p>self.run()</text:p>
          </table:table-cell>
          <table:table-cell office:value-type="float" office:value="0.47850112" calcext:value-type="float">
            <text:p>0.47850112</text:p>
          </table:table-cell>
          <table:table-cell office:value-type="string" calcext:value-type="string">
            <text:p>subscriber_thread</text:p>
          </table:table-cell>
          <table:table-cell office:value-type="float" office:value="4.474065152" calcext:value-type="float">
            <text:p>4.474065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1968" calcext:value-type="float">
            <text:p>0.0211968</text:p>
          </table:table-cell>
          <table:table-cell office:value-type="float" office:value="0.022330368" calcext:value-type="float">
            <text:p>0.022330368</text:p>
          </table:table-cell>
          <table:table-cell office:value-type="string" calcext:value-type="string">
            <text:p>self.run()</text:p>
          </table:table-cell>
          <table:table-cell office:value-type="float" office:value="0.479032064" calcext:value-type="float">
            <text:p>0.479032064</text:p>
          </table:table-cell>
          <table:table-cell office:value-type="string" calcext:value-type="string">
            <text:p>subscriber_thread</text:p>
          </table:table-cell>
          <table:table-cell office:value-type="float" office:value="4.474881536" calcext:value-type="float">
            <text:p>4.474881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368832" calcext:value-type="float">
            <text:p>0.021368832</text:p>
          </table:table-cell>
          <table:table-cell office:value-type="float" office:value="0.02341376" calcext:value-type="float">
            <text:p>0.02341376</text:p>
          </table:table-cell>
          <table:table-cell office:value-type="string" calcext:value-type="string">
            <text:p>self.run()</text:p>
          </table:table-cell>
          <table:table-cell office:value-type="float" office:value="0.479541248" calcext:value-type="float">
            <text:p>0.479541248</text:p>
          </table:table-cell>
          <table:table-cell office:value-type="string" calcext:value-type="string">
            <text:p>subscriber_thread</text:p>
          </table:table-cell>
          <table:table-cell office:value-type="float" office:value="4.48788992" calcext:value-type="float">
            <text:p>4.48788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778944" calcext:value-type="float">
            <text:p>0.021778944</text:p>
          </table:table-cell>
          <table:table-cell office:value-type="float" office:value="0.023595264" calcext:value-type="float">
            <text:p>0.023595264</text:p>
          </table:table-cell>
          <table:table-cell office:value-type="string" calcext:value-type="string">
            <text:p>subscriber_thread</text:p>
          </table:table-cell>
          <table:table-cell office:value-type="float" office:value="0.47970944" calcext:value-type="float">
            <text:p>0.47970944</text:p>
          </table:table-cell>
          <table:table-cell office:value-type="string" calcext:value-type="string">
            <text:p>Thread-1:</text:p>
          </table:table-cell>
          <table:table-cell office:value-type="float" office:value="4.499746304" calcext:value-type="float">
            <text:p>4.499746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80224" calcext:value-type="float">
            <text:p>0.02180224</text:p>
          </table:table-cell>
          <table:table-cell office:value-type="float" office:value="0.023616" calcext:value-type="float">
            <text:p>0.023616</text:p>
          </table:table-cell>
          <table:table-cell office:value-type="string" calcext:value-type="string">
            <text:p>subscriber_thread</text:p>
          </table:table-cell>
          <table:table-cell office:value-type="float" office:value="0.507957504" calcext:value-type="float">
            <text:p>0.507957504</text:p>
          </table:table-cell>
          <table:table-cell office:value-type="string" calcext:value-type="string">
            <text:p>Thread-1:</text:p>
          </table:table-cell>
          <table:table-cell office:value-type="float" office:value="4.529846528" calcext:value-type="float">
            <text:p>4.529846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2609408" calcext:value-type="float">
            <text:p>0.022609408</text:p>
          </table:table-cell>
          <table:table-cell office:value-type="float" office:value="0.024527872" calcext:value-type="float">
            <text:p>0.024527872</text:p>
          </table:table-cell>
          <table:table-cell office:value-type="string" calcext:value-type="string">
            <text:p>subscriber_thread</text:p>
          </table:table-cell>
          <table:table-cell office:value-type="float" office:value="0.50807936" calcext:value-type="float">
            <text:p>0.50807936</text:p>
          </table:table-cell>
          <table:table-cell office:value-type="string" calcext:value-type="string">
            <text:p>Thread-3:</text:p>
          </table:table-cell>
          <table:table-cell office:value-type="float" office:value="4.546158592" calcext:value-type="float">
            <text:p>4.546158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318976" calcext:value-type="float">
            <text:p>0.02318976</text:p>
          </table:table-cell>
          <table:table-cell office:value-type="float" office:value="0.024889088" calcext:value-type="float">
            <text:p>0.024889088</text:p>
          </table:table-cell>
          <table:table-cell office:value-type="string" calcext:value-type="string">
            <text:p>subscriber_thread</text:p>
          </table:table-cell>
          <table:table-cell office:value-type="float" office:value="0.508241152" calcext:value-type="float">
            <text:p>0.508241152</text:p>
          </table:table-cell>
          <table:table-cell office:value-type="string" calcext:value-type="string">
            <text:p>Thread-4:</text:p>
          </table:table-cell>
          <table:table-cell office:value-type="float" office:value="4.54637184" calcext:value-type="float">
            <text:p>4.5463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02176" calcext:value-type="float">
            <text:p>0.02402176</text:p>
          </table:table-cell>
          <table:table-cell office:value-type="float" office:value="0.025267968" calcext:value-type="float">
            <text:p>0.025267968</text:p>
          </table:table-cell>
          <table:table-cell office:value-type="string" calcext:value-type="string">
            <text:p>Thread-1:</text:p>
          </table:table-cell>
          <table:table-cell office:value-type="float" office:value="0.508568576" calcext:value-type="float">
            <text:p>0.508568576</text:p>
          </table:table-cell>
          <table:table-cell office:value-type="string" calcext:value-type="string">
            <text:p>Thread-5:</text:p>
          </table:table-cell>
          <table:table-cell office:value-type="float" office:value="4.559009792" calcext:value-type="float">
            <text:p>4.559009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18176" calcext:value-type="float">
            <text:p>0.02418176</text:p>
          </table:table-cell>
          <table:table-cell office:value-type="float" office:value="0.026895616" calcext:value-type="float">
            <text:p>0.026895616</text:p>
          </table:table-cell>
          <table:table-cell office:value-type="string" calcext:value-type="string">
            <text:p>Thread-2:</text:p>
          </table:table-cell>
          <table:table-cell office:value-type="float" office:value="0.508621056" calcext:value-type="float">
            <text:p>0.508621056</text:p>
          </table:table-cell>
          <table:table-cell office:value-type="string" calcext:value-type="string">
            <text:p>Thread-5:</text:p>
          </table:table-cell>
          <table:table-cell office:value-type="float" office:value="4.561745664" calcext:value-type="float">
            <text:p>4.561745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199936" calcext:value-type="float">
            <text:p>0.024199936</text:p>
          </table:table-cell>
          <table:table-cell office:value-type="float" office:value="0.027414528" calcext:value-type="float">
            <text:p>0.027414528</text:p>
          </table:table-cell>
          <table:table-cell office:value-type="string" calcext:value-type="string">
            <text:p>Thread-3:</text:p>
          </table:table-cell>
          <table:table-cell office:value-type="float" office:value="0.509064448" calcext:value-type="float">
            <text:p>0.509064448</text:p>
          </table:table-cell>
          <table:table-cell office:value-type="string" calcext:value-type="string">
            <text:p>unreachable</text:p>
          </table:table-cell>
          <table:table-cell office:value-type="float" office:value="4.563417856" calcext:value-type="float">
            <text:p>4.563417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713728" calcext:value-type="float">
            <text:p>0.024713728</text:p>
          </table:table-cell>
          <table:table-cell office:value-type="float" office:value="0.02828672" calcext:value-type="float">
            <text:p>0.02828672</text:p>
          </table:table-cell>
          <table:table-cell office:value-type="string" calcext:value-type="string">
            <text:p>Thread-4:</text:p>
          </table:table-cell>
          <table:table-cell office:value-type="float" office:value="0.50943872" calcext:value-type="float">
            <text:p>0.50943872</text:p>
          </table:table-cell>
          <table:table-cell office:value-type="string" calcext:value-type="string">
            <text:p>unreachable</text:p>
          </table:table-cell>
          <table:table-cell office:value-type="float" office:value="4.579895552" calcext:value-type="float">
            <text:p>4.579895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35008" calcext:value-type="float">
            <text:p>0.02635008</text:p>
          </table:table-cell>
          <table:table-cell office:value-type="float" office:value="0.030644736" calcext:value-type="float">
            <text:p>0.030644736</text:p>
          </table:table-cell>
          <table:table-cell office:value-type="string" calcext:value-type="string">
            <text:p>unreachable</text:p>
          </table:table-cell>
          <table:table-cell office:value-type="float" office:value="0.509446912" calcext:value-type="float">
            <text:p>0.509446912</text:p>
          </table:table-cell>
          <table:table-cell office:value-type="string" calcext:value-type="string">
            <text:p>unreachable</text:p>
          </table:table-cell>
          <table:table-cell office:value-type="float" office:value="4.583020288" calcext:value-type="float">
            <text:p>4.583020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488832" calcext:value-type="float">
            <text:p>0.026488832</text:p>
          </table:table-cell>
          <table:table-cell office:value-type="float" office:value="0.030926336" calcext:value-type="float">
            <text:p>0.030926336</text:p>
          </table:table-cell>
          <table:table-cell office:value-type="string" calcext:value-type="string">
            <text:p>unreachable</text:p>
          </table:table-cell>
          <table:table-cell office:value-type="float" office:value="0.510947072" calcext:value-type="float">
            <text:p>0.510947072</text:p>
          </table:table-cell>
          <table:table-cell office:value-type="string" calcext:value-type="string">
            <text:p>unreachable</text:p>
          </table:table-cell>
          <table:table-cell office:value-type="float" office:value="4.594847232" calcext:value-type="float">
            <text:p>4.594847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9977856" calcext:value-type="float">
            <text:p>0.029977856</text:p>
          </table:table-cell>
          <table:table-cell office:value-type="float" office:value="0.035736832" calcext:value-type="float">
            <text:p>0.035736832</text:p>
          </table:table-cell>
          <table:table-cell office:value-type="string" calcext:value-type="string">
            <text:p>unreachable</text:p>
          </table:table-cell>
          <table:table-cell office:value-type="float" office:value="0.5110528" calcext:value-type="float">
            <text:p>0.5110528</text:p>
          </table:table-cell>
          <table:table-cell office:value-type="string" calcext:value-type="string">
            <text:p>unreachable</text:p>
          </table:table-cell>
          <table:table-cell office:value-type="float" office:value="4.620266496" calcext:value-type="float">
            <text:p>4.620266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638016" calcext:value-type="float">
            <text:p>0.035638016</text:p>
          </table:table-cell>
          <table:table-cell office:value-type="float" office:value="0.036494592" calcext:value-type="float">
            <text:p>0.036494592</text:p>
          </table:table-cell>
          <table:table-cell office:value-type="string" calcext:value-type="string">
            <text:p>unreachable</text:p>
          </table:table-cell>
          <table:table-cell office:value-type="float" office:value="0.517998848" calcext:value-type="float">
            <text:p>0.517998848</text:p>
          </table:table-cell>
          <table:table-cell office:value-type="string" calcext:value-type="string">
            <text:p>unreachable</text:p>
          </table:table-cell>
          <table:table-cell office:value-type="float" office:value="4.628720896" calcext:value-type="float">
            <text:p>4.628720896</text:p>
          </table:table-cell>
          <table:table-cell table:number-columns-repeated="4"/>
        </table:table-row>
      </table:table>
      <table:table table:name="20T_20P_20S_relay" table:style-name="ta1">
        <table:table-column table:style-name="co7" table:default-cell-style-name="Default"/>
        <table:table-row table:style-name="ro1">
          <table:table-cell office:value-type="float" office:value="0.870977536" calcext:value-type="float">
            <text:p>0.870977536</text:p>
          </table:table-cell>
        </table:table-row>
        <table:table-row table:style-name="ro1">
          <table:table-cell office:value-type="float" office:value="0.772199168" calcext:value-type="float">
            <text:p>0.772199168</text:p>
          </table:table-cell>
        </table:table-row>
        <table:table-row table:style-name="ro1">
          <table:table-cell office:value-type="float" office:value="0.748982016" calcext:value-type="float">
            <text:p>0.748982016</text:p>
          </table:table-cell>
        </table:table-row>
        <table:table-row table:style-name="ro1">
          <table:table-cell office:value-type="float" office:value="0.619894016" calcext:value-type="float">
            <text:p>0.619894016</text:p>
          </table:table-cell>
        </table:table-row>
        <table:table-row table:style-name="ro1">
          <table:table-cell office:value-type="float" office:value="0.694029056" calcext:value-type="float">
            <text:p>0.694029056</text:p>
          </table:table-cell>
        </table:table-row>
        <table:table-row table:style-name="ro1">
          <table:table-cell office:value-type="float" office:value="1.920139264" calcext:value-type="float">
            <text:p>1.920139264</text:p>
          </table:table-cell>
        </table:table-row>
        <table:table-row table:style-name="ro1">
          <table:table-cell office:value-type="float" office:value="1.852030208" calcext:value-type="float">
            <text:p>1.852030208</text:p>
          </table:table-cell>
        </table:table-row>
        <table:table-row table:style-name="ro1">
          <table:table-cell office:value-type="float" office:value="1.830829568" calcext:value-type="float">
            <text:p>1.830829568</text:p>
          </table:table-cell>
        </table:table-row>
        <table:table-row table:style-name="ro1">
          <table:table-cell office:value-type="float" office:value="1.851169792" calcext:value-type="float">
            <text:p>1.851169792</text:p>
          </table:table-cell>
        </table:table-row>
        <table:table-row table:style-name="ro1">
          <table:table-cell office:value-type="float" office:value="1.994183168" calcext:value-type="float">
            <text:p>1.994183168</text:p>
          </table:table-cell>
        </table:table-row>
        <table:table-row table:style-name="ro1">
          <table:table-cell office:value-type="float" office:value="1.649961984" calcext:value-type="float">
            <text:p>1.649961984</text:p>
          </table:table-cell>
        </table:table-row>
        <table:table-row table:style-name="ro1">
          <table:table-cell office:value-type="float" office:value="4.34898432" calcext:value-type="float">
            <text:p>4.34898432</text:p>
          </table:table-cell>
        </table:table-row>
        <table:table-row table:style-name="ro1">
          <table:table-cell office:value-type="float" office:value="4.584232448" calcext:value-type="float">
            <text:p>4.584232448</text:p>
          </table:table-cell>
        </table:table-row>
        <table:table-row table:style-name="ro1">
          <table:table-cell office:value-type="float" office:value="5.156522752" calcext:value-type="float">
            <text:p>5.156522752</text:p>
          </table:table-cell>
        </table:table-row>
        <table:table-row table:style-name="ro1">
          <table:table-cell office:value-type="float" office:value="5.22185344" calcext:value-type="float">
            <text:p>5.22185344</text:p>
          </table:table-cell>
        </table:table-row>
        <table:table-row table:style-name="ro1">
          <table:table-cell office:value-type="float" office:value="5.429785344" calcext:value-type="float">
            <text:p>5.429785344</text:p>
          </table:table-cell>
        </table:table-row>
        <table:table-row table:style-name="ro1">
          <table:table-cell office:value-type="float" office:value="3.871286528" calcext:value-type="float">
            <text:p>3.871286528</text:p>
          </table:table-cell>
        </table:table-row>
        <table:table-row table:style-name="ro1">
          <table:table-cell office:value-type="float" office:value="6.049501184" calcext:value-type="float">
            <text:p>6.049501184</text:p>
          </table:table-cell>
        </table:table-row>
        <table:table-row table:style-name="ro1">
          <table:table-cell office:value-type="float" office:value="5.160788224" calcext:value-type="float">
            <text:p>5.160788224</text:p>
          </table:table-cell>
        </table:table-row>
        <table:table-row table:style-name="ro1">
          <table:table-cell office:value-type="float" office:value="4.246263808" calcext:value-type="float">
            <text:p>4.246263808</text:p>
          </table:table-cell>
        </table:table-row>
        <table:table-row table:style-name="ro1">
          <table:table-cell office:value-type="float" office:value="2.711906304" calcext:value-type="float">
            <text:p>2.711906304</text:p>
          </table:table-cell>
        </table:table-row>
        <table:table-row table:style-name="ro1">
          <table:table-cell office:value-type="float" office:value="14.082574592" calcext:value-type="float">
            <text:p>14.082574592</text:p>
          </table:table-cell>
        </table:table-row>
        <table:table-row table:style-name="ro1">
          <table:table-cell office:value-type="float" office:value="14.577071104" calcext:value-type="float">
            <text:p>14.577071104</text:p>
          </table:table-cell>
        </table:table-row>
        <table:table-row table:style-name="ro1">
          <table:table-cell office:value-type="float" office:value="15.864798464" calcext:value-type="float">
            <text:p>15.864798464</text:p>
          </table:table-cell>
        </table:table-row>
        <table:table-row table:style-name="ro1">
          <table:table-cell office:value-type="float" office:value="17.813298944" calcext:value-type="float">
            <text:p>17.813298944</text:p>
          </table:table-cell>
        </table:table-row>
        <table:table-row table:style-name="ro1">
          <table:table-cell office:value-type="float" office:value="19.626052352" calcext:value-type="float">
            <text:p>19.626052352</text:p>
          </table:table-cell>
        </table:table-row>
        <table:table-row table:style-name="ro1">
          <table:table-cell office:value-type="float" office:value="18.555108864" calcext:value-type="float">
            <text:p>18.555108864</text:p>
          </table:table-cell>
        </table:table-row>
        <table:table-row table:style-name="ro1">
          <table:table-cell office:value-type="float" office:value="20.666953728" calcext:value-type="float">
            <text:p>20.666953728</text:p>
          </table:table-cell>
        </table:table-row>
        <table:table-row table:style-name="ro1">
          <table:table-cell office:value-type="float" office:value="20.489044224" calcext:value-type="float">
            <text:p>20.489044224</text:p>
          </table:table-cell>
        </table:table-row>
        <table:table-row table:style-name="ro1">
          <table:table-cell office:value-type="float" office:value="20.363023872" calcext:value-type="float">
            <text:p>20.363023872</text:p>
          </table:table-cell>
        </table:table-row>
        <table:table-row table:style-name="ro1">
          <table:table-cell office:value-type="float" office:value="20.660091136" calcext:value-type="float">
            <text:p>20.660091136</text:p>
          </table:table-cell>
        </table:table-row>
        <table:table-row table:style-name="ro1">
          <table:table-cell office:value-type="float" office:value="20.681900032" calcext:value-type="float">
            <text:p>20.681900032</text:p>
          </table:table-cell>
        </table:table-row>
        <table:table-row table:style-name="ro1">
          <table:table-cell office:value-type="float" office:value="21.226359296" calcext:value-type="float">
            <text:p>21.226359296</text:p>
          </table:table-cell>
        </table:table-row>
        <table:table-row table:style-name="ro1">
          <table:table-cell office:value-type="float" office:value="18.387347712" calcext:value-type="float">
            <text:p>18.387347712</text:p>
          </table:table-cell>
        </table:table-row>
        <table:table-row table:style-name="ro1">
          <table:table-cell office:value-type="float" office:value="19.348040192" calcext:value-type="float">
            <text:p>19.348040192</text:p>
          </table:table-cell>
        </table:table-row>
        <table:table-row table:style-name="ro1">
          <table:table-cell office:value-type="float" office:value="10.514851072" calcext:value-type="float">
            <text:p>10.514851072</text:p>
          </table:table-cell>
        </table:table-row>
        <table:table-row table:style-name="ro1">
          <table:table-cell office:value-type="float" office:value="10.543492352" calcext:value-type="float">
            <text:p>10.543492352</text:p>
          </table:table-cell>
        </table:table-row>
        <table:table-row table:style-name="ro1">
          <table:table-cell office:value-type="float" office:value="10.50275072" calcext:value-type="float">
            <text:p>10.50275072</text:p>
          </table:table-cell>
        </table:table-row>
        <table:table-row table:style-name="ro1">
          <table:table-cell office:value-type="float" office:value="10.523173632" calcext:value-type="float">
            <text:p>10.523173632</text:p>
          </table:table-cell>
        </table:table-row>
        <table:table-row table:style-name="ro1">
          <table:table-cell office:value-type="float" office:value="10.476273408" calcext:value-type="float">
            <text:p>10.476273408</text:p>
          </table:table-cell>
        </table:table-row>
        <table:table-row table:style-name="ro1">
          <table:table-cell office:value-type="float" office:value="10.504643072" calcext:value-type="float">
            <text:p>10.504643072</text:p>
          </table:table-cell>
        </table:table-row>
        <table:table-row table:style-name="ro1">
          <table:table-cell office:value-type="float" office:value="10.46694784" calcext:value-type="float">
            <text:p>10.46694784</text:p>
          </table:table-cell>
        </table:table-row>
        <table:table-row table:style-name="ro1">
          <table:table-cell office:value-type="float" office:value="10.478105088" calcext:value-type="float">
            <text:p>10.478105088</text:p>
          </table:table-cell>
        </table:table-row>
        <table:table-row table:style-name="ro1">
          <table:table-cell office:value-type="float" office:value="10.62120192" calcext:value-type="float">
            <text:p>10.62120192</text:p>
          </table:table-cell>
        </table:table-row>
        <table:table-row table:style-name="ro1">
          <table:table-cell office:value-type="float" office:value="10.662697216" calcext:value-type="float">
            <text:p>10.662697216</text:p>
          </table:table-cell>
        </table:table-row>
        <table:table-row table:style-name="ro1">
          <table:table-cell office:value-type="float" office:value="10.694615296" calcext:value-type="float">
            <text:p>10.694615296</text:p>
          </table:table-cell>
        </table:table-row>
        <table:table-row table:style-name="ro1">
          <table:table-cell office:value-type="float" office:value="10.715275776" calcext:value-type="float">
            <text:p>10.715275776</text:p>
          </table:table-cell>
        </table:table-row>
        <table:table-row table:style-name="ro1">
          <table:table-cell office:value-type="float" office:value="10.674762496" calcext:value-type="float">
            <text:p>10.674762496</text:p>
          </table:table-cell>
        </table:table-row>
        <table:table-row table:style-name="ro1">
          <table:table-cell office:value-type="float" office:value="10.75294336" calcext:value-type="float">
            <text:p>10.75294336</text:p>
          </table:table-cell>
        </table:table-row>
        <table:table-row table:style-name="ro1">
          <table:table-cell office:value-type="float" office:value="10.514850304" calcext:value-type="float">
            <text:p>10.514850304</text:p>
          </table:table-cell>
        </table:table-row>
        <table:table-row table:style-name="ro1">
          <table:table-cell office:value-type="float" office:value="10.73310208" calcext:value-type="float">
            <text:p>10.73310208</text:p>
          </table:table-cell>
        </table:table-row>
        <table:table-row table:style-name="ro1">
          <table:table-cell office:value-type="float" office:value="10.60038016" calcext:value-type="float">
            <text:p>10.60038016</text:p>
          </table:table-cell>
        </table:table-row>
        <table:table-row table:style-name="ro1">
          <table:table-cell office:value-type="float" office:value="10.614208256" calcext:value-type="float">
            <text:p>10.614208256</text:p>
          </table:table-cell>
        </table:table-row>
        <table:table-row table:style-name="ro1">
          <table:table-cell office:value-type="float" office:value="10.690600704" calcext:value-type="float">
            <text:p>10.690600704</text:p>
          </table:table-cell>
        </table:table-row>
        <table:table-row table:style-name="ro1">
          <table:table-cell office:value-type="float" office:value="10.75596416" calcext:value-type="float">
            <text:p>10.75596416</text:p>
          </table:table-cell>
        </table:table-row>
        <table:table-row table:style-name="ro1">
          <table:table-cell office:value-type="float" office:value="10.69540352" calcext:value-type="float">
            <text:p>10.69540352</text:p>
          </table:table-cell>
        </table:table-row>
        <table:table-row table:style-name="ro1">
          <table:table-cell office:value-type="float" office:value="10.718063104" calcext:value-type="float">
            <text:p>10.718063104</text:p>
          </table:table-cell>
        </table:table-row>
        <table:table-row table:style-name="ro1">
          <table:table-cell office:value-type="float" office:value="10.847423232" calcext:value-type="float">
            <text:p>10.847423232</text:p>
          </table:table-cell>
        </table:table-row>
        <table:table-row table:style-name="ro1">
          <table:table-cell office:value-type="float" office:value="10.891850496" calcext:value-type="float">
            <text:p>10.891850496</text:p>
          </table:table-cell>
        </table:table-row>
        <table:table-row table:style-name="ro1">
          <table:table-cell office:value-type="float" office:value="10.94218496" calcext:value-type="float">
            <text:p>10.94218496</text:p>
          </table:table-cell>
        </table:table-row>
        <table:table-row table:style-name="ro1">
          <table:table-cell office:value-type="float" office:value="10.966566656" calcext:value-type="float">
            <text:p>10.966566656</text:p>
          </table:table-cell>
        </table:table-row>
        <table:table-row table:style-name="ro1">
          <table:table-cell office:value-type="float" office:value="11.352041984" calcext:value-type="float">
            <text:p>11.352041984</text:p>
          </table:table-cell>
        </table:table-row>
        <table:table-row table:style-name="ro1">
          <table:table-cell office:value-type="float" office:value="11.061352192" calcext:value-type="float">
            <text:p>11.061352192</text:p>
          </table:table-cell>
        </table:table-row>
        <table:table-row table:style-name="ro1">
          <table:table-cell office:value-type="float" office:value="10.956855808" calcext:value-type="float">
            <text:p>10.956855808</text:p>
          </table:table-cell>
        </table:table-row>
        <table:table-row table:style-name="ro1">
          <table:table-cell office:value-type="float" office:value="11.396715776" calcext:value-type="float">
            <text:p>11.396715776</text:p>
          </table:table-cell>
        </table:table-row>
        <table:table-row table:style-name="ro1">
          <table:table-cell office:value-type="float" office:value="11.283883008" calcext:value-type="float">
            <text:p>11.283883008</text:p>
          </table:table-cell>
        </table:table-row>
        <table:table-row table:style-name="ro1">
          <table:table-cell office:value-type="float" office:value="11.481750528" calcext:value-type="float">
            <text:p>11.481750528</text:p>
          </table:table-cell>
        </table:table-row>
        <table:table-row table:style-name="ro1">
          <table:table-cell office:value-type="float" office:value="11.193412864" calcext:value-type="float">
            <text:p>11.193412864</text:p>
          </table:table-cell>
        </table:table-row>
        <table:table-row table:style-name="ro1">
          <table:table-cell office:value-type="float" office:value="11.559620096" calcext:value-type="float">
            <text:p>11.559620096</text:p>
          </table:table-cell>
        </table:table-row>
        <table:table-row table:style-name="ro1">
          <table:table-cell office:value-type="float" office:value="11.656118016" calcext:value-type="float">
            <text:p>11.656118016</text:p>
          </table:table-cell>
        </table:table-row>
        <table:table-row table:style-name="ro1">
          <table:table-cell office:value-type="float" office:value="11.470415104" calcext:value-type="float">
            <text:p>11.470415104</text:p>
          </table:table-cell>
        </table:table-row>
        <table:table-row table:style-name="ro1">
          <table:table-cell office:value-type="float" office:value="11.671849984" calcext:value-type="float">
            <text:p>11.671849984</text:p>
          </table:table-cell>
        </table:table-row>
        <table:table-row table:style-name="ro1">
          <table:table-cell office:value-type="float" office:value="11.920277248" calcext:value-type="float">
            <text:p>11.920277248</text:p>
          </table:table-cell>
        </table:table-row>
        <table:table-row table:style-name="ro1">
          <table:table-cell office:value-type="float" office:value="11.854014976" calcext:value-type="float">
            <text:p>11.854014976</text:p>
          </table:table-cell>
        </table:table-row>
        <table:table-row table:style-name="ro1">
          <table:table-cell office:value-type="float" office:value="12.302790144" calcext:value-type="float">
            <text:p>12.302790144</text:p>
          </table:table-cell>
        </table:table-row>
        <table:table-row table:style-name="ro1">
          <table:table-cell office:value-type="float" office:value="12.155904512" calcext:value-type="float">
            <text:p>12.155904512</text:p>
          </table:table-cell>
        </table:table-row>
        <table:table-row table:style-name="ro1">
          <table:table-cell office:value-type="float" office:value="11.981095424" calcext:value-type="float">
            <text:p>11.981095424</text:p>
          </table:table-cell>
        </table:table-row>
        <table:table-row table:style-name="ro1">
          <table:table-cell office:value-type="float" office:value="12.276757248" calcext:value-type="float">
            <text:p>12.276757248</text:p>
          </table:table-cell>
        </table:table-row>
        <table:table-row table:style-name="ro1">
          <table:table-cell office:value-type="float" office:value="12.579077888" calcext:value-type="float">
            <text:p>12.579077888</text:p>
          </table:table-cell>
        </table:table-row>
        <table:table-row table:style-name="ro1">
          <table:table-cell office:value-type="float" office:value="12.806024448" calcext:value-type="float">
            <text:p>12.806024448</text:p>
          </table:table-cell>
        </table:table-row>
        <table:table-row table:style-name="ro1">
          <table:table-cell office:value-type="float" office:value="15.936989696" calcext:value-type="float">
            <text:p>15.936989696</text:p>
          </table:table-cell>
        </table:table-row>
        <table:table-row table:style-name="ro1">
          <table:table-cell office:value-type="float" office:value="12.883297536" calcext:value-type="float">
            <text:p>12.883297536</text:p>
          </table:table-cell>
        </table:table-row>
        <table:table-row table:style-name="ro1">
          <table:table-cell office:value-type="float" office:value="12.640503808" calcext:value-type="float">
            <text:p>12.640503808</text:p>
          </table:table-cell>
        </table:table-row>
        <table:table-row table:style-name="ro1">
          <table:table-cell office:value-type="float" office:value="12.933923584" calcext:value-type="float">
            <text:p>12.933923584</text:p>
          </table:table-cell>
        </table:table-row>
        <table:table-row table:style-name="ro1">
          <table:table-cell office:value-type="float" office:value="13.136083456" calcext:value-type="float">
            <text:p>13.136083456</text:p>
          </table:table-cell>
        </table:table-row>
        <table:table-row table:style-name="ro1">
          <table:table-cell office:value-type="float" office:value="16.395711232" calcext:value-type="float">
            <text:p>16.395711232</text:p>
          </table:table-cell>
        </table:table-row>
        <table:table-row table:style-name="ro1">
          <table:table-cell office:value-type="float" office:value="13.384580864" calcext:value-type="float">
            <text:p>13.384580864</text:p>
          </table:table-cell>
        </table:table-row>
        <table:table-row table:style-name="ro1">
          <table:table-cell office:value-type="float" office:value="13.155041792" calcext:value-type="float">
            <text:p>13.155041792</text:p>
          </table:table-cell>
        </table:table-row>
        <table:table-row table:style-name="ro1">
          <table:table-cell office:value-type="float" office:value="13.377334016" calcext:value-type="float">
            <text:p>13.377334016</text:p>
          </table:table-cell>
        </table:table-row>
        <table:table-row table:style-name="ro1">
          <table:table-cell office:value-type="float" office:value="13.518262016" calcext:value-type="float">
            <text:p>13.518262016</text:p>
          </table:table-cell>
        </table:table-row>
        <table:table-row table:style-name="ro1">
          <table:table-cell office:value-type="float" office:value="13.704262912" calcext:value-type="float">
            <text:p>13.704262912</text:p>
          </table:table-cell>
        </table:table-row>
        <table:table-row table:style-name="ro1">
          <table:table-cell office:value-type="float" office:value="13.768790272" calcext:value-type="float">
            <text:p>13.768790272</text:p>
          </table:table-cell>
        </table:table-row>
        <table:table-row table:style-name="ro1">
          <table:table-cell office:value-type="float" office:value="14.070605568" calcext:value-type="float">
            <text:p>14.070605568</text:p>
          </table:table-cell>
        </table:table-row>
        <table:table-row table:style-name="ro1">
          <table:table-cell office:value-type="float" office:value="13.57823616" calcext:value-type="float">
            <text:p>13.57823616</text:p>
          </table:table-cell>
        </table:table-row>
        <table:table-row table:style-name="ro1">
          <table:table-cell office:value-type="float" office:value="13.923294464" calcext:value-type="float">
            <text:p>13.923294464</text:p>
          </table:table-cell>
        </table:table-row>
        <table:table-row table:style-name="ro1">
          <table:table-cell office:value-type="float" office:value="14.495503104" calcext:value-type="float">
            <text:p>14.495503104</text:p>
          </table:table-cell>
        </table:table-row>
        <table:table-row table:style-name="ro1">
          <table:table-cell office:value-type="float" office:value="14.037016576" calcext:value-type="float">
            <text:p>14.037016576</text:p>
          </table:table-cell>
        </table:table-row>
        <table:table-row table:style-name="ro1">
          <table:table-cell office:value-type="float" office:value="14.4329728" calcext:value-type="float">
            <text:p>14.4329728</text:p>
          </table:table-cell>
        </table:table-row>
        <table:table-row table:style-name="ro1">
          <table:table-cell office:value-type="float" office:value="14.335225344" calcext:value-type="float">
            <text:p>14.335225344</text:p>
          </table:table-cell>
        </table:table-row>
        <table:table-row table:style-name="ro1">
          <table:table-cell office:value-type="float" office:value="14.175474688" calcext:value-type="float">
            <text:p>14.175474688</text:p>
          </table:table-cell>
        </table:table-row>
        <table:table-row table:style-name="ro1">
          <table:table-cell office:value-type="float" office:value="14.88411008" calcext:value-type="float">
            <text:p>14.88411008</text:p>
          </table:table-cell>
        </table:table-row>
        <table:table-row table:style-name="ro1">
          <table:table-cell office:value-type="float" office:value="18.096166656" calcext:value-type="float">
            <text:p>18.096166656</text:p>
          </table:table-cell>
        </table:table-row>
        <table:table-row table:style-name="ro1">
          <table:table-cell office:value-type="float" office:value="14.91773824" calcext:value-type="float">
            <text:p>14.91773824</text:p>
          </table:table-cell>
        </table:table-row>
        <table:table-row table:style-name="ro1">
          <table:table-cell office:value-type="float" office:value="15.085273856" calcext:value-type="float">
            <text:p>15.085273856</text:p>
          </table:table-cell>
        </table:table-row>
        <table:table-row table:style-name="ro1">
          <table:table-cell office:value-type="float" office:value="15.169949952" calcext:value-type="float">
            <text:p>15.169949952</text:p>
          </table:table-cell>
        </table:table-row>
        <table:table-row table:style-name="ro1">
          <table:table-cell office:value-type="float" office:value="14.990664448" calcext:value-type="float">
            <text:p>14.990664448</text:p>
          </table:table-cell>
        </table:table-row>
        <table:table-row table:style-name="ro1">
          <table:table-cell office:value-type="float" office:value="15.099844864" calcext:value-type="float">
            <text:p>15.099844864</text:p>
          </table:table-cell>
        </table:table-row>
        <table:table-row table:style-name="ro1">
          <table:table-cell office:value-type="float" office:value="15.563774976" calcext:value-type="float">
            <text:p>15.563774976</text:p>
          </table:table-cell>
        </table:table-row>
        <table:table-row table:style-name="ro1">
          <table:table-cell office:value-type="float" office:value="15.483020032" calcext:value-type="float">
            <text:p>15.483020032</text:p>
          </table:table-cell>
        </table:table-row>
        <table:table-row table:style-name="ro1">
          <table:table-cell office:value-type="float" office:value="18.860498176" calcext:value-type="float">
            <text:p>18.860498176</text:p>
          </table:table-cell>
        </table:table-row>
        <table:table-row table:style-name="ro1">
          <table:table-cell office:value-type="float" office:value="15.670147328" calcext:value-type="float">
            <text:p>15.670147328</text:p>
          </table:table-cell>
        </table:table-row>
        <table:table-row table:style-name="ro1">
          <table:table-cell office:value-type="float" office:value="15.364259584" calcext:value-type="float">
            <text:p>15.364259584</text:p>
          </table:table-cell>
        </table:table-row>
        <table:table-row table:style-name="ro1">
          <table:table-cell office:value-type="float" office:value="15.862960896" calcext:value-type="float">
            <text:p>15.862960896</text:p>
          </table:table-cell>
        </table:table-row>
        <table:table-row table:style-name="ro1">
          <table:table-cell office:value-type="float" office:value="16.896110592" calcext:value-type="float">
            <text:p>16.896110592</text:p>
          </table:table-cell>
        </table:table-row>
        <table:table-row table:style-name="ro1">
          <table:table-cell office:value-type="float" office:value="15.818964992" calcext:value-type="float">
            <text:p>15.818964992</text:p>
          </table:table-cell>
        </table:table-row>
        <table:table-row table:style-name="ro1">
          <table:table-cell office:value-type="float" office:value="16.263321856" calcext:value-type="float">
            <text:p>16.263321856</text:p>
          </table:table-cell>
        </table:table-row>
        <table:table-row table:style-name="ro1">
          <table:table-cell office:value-type="float" office:value="15.648378368" calcext:value-type="float">
            <text:p>15.648378368</text:p>
          </table:table-cell>
        </table:table-row>
        <table:table-row table:style-name="ro1">
          <table:table-cell office:value-type="float" office:value="16.152607744" calcext:value-type="float">
            <text:p>16.152607744</text:p>
          </table:table-cell>
        </table:table-row>
        <table:table-row table:style-name="ro1">
          <table:table-cell office:value-type="float" office:value="16.204506112" calcext:value-type="float">
            <text:p>16.204506112</text:p>
          </table:table-cell>
        </table:table-row>
        <table:table-row table:style-name="ro1">
          <table:table-cell office:value-type="float" office:value="16.825824" calcext:value-type="float">
            <text:p>16.825824</text:p>
          </table:table-cell>
        </table:table-row>
        <table:table-row table:style-name="ro1">
          <table:table-cell office:value-type="float" office:value="16.219669504" calcext:value-type="float">
            <text:p>16.219669504</text:p>
          </table:table-cell>
        </table:table-row>
        <table:table-row table:style-name="ro1">
          <table:table-cell office:value-type="float" office:value="17.445038848" calcext:value-type="float">
            <text:p>17.445038848</text:p>
          </table:table-cell>
        </table:table-row>
        <table:table-row table:style-name="ro1">
          <table:table-cell office:value-type="float" office:value="17.02676992" calcext:value-type="float">
            <text:p>17.02676992</text:p>
          </table:table-cell>
        </table:table-row>
        <table:table-row table:style-name="ro1">
          <table:table-cell office:value-type="float" office:value="16.607345664" calcext:value-type="float">
            <text:p>16.607345664</text:p>
          </table:table-cell>
        </table:table-row>
        <table:table-row table:style-name="ro1">
          <table:table-cell office:value-type="float" office:value="16.21941376" calcext:value-type="float">
            <text:p>16.21941376</text:p>
          </table:table-cell>
        </table:table-row>
        <table:table-row table:style-name="ro1">
          <table:table-cell office:value-type="float" office:value="16.93247488" calcext:value-type="float">
            <text:p>16.93247488</text:p>
          </table:table-cell>
        </table:table-row>
        <table:table-row table:style-name="ro1">
          <table:table-cell office:value-type="float" office:value="17.137099776" calcext:value-type="float">
            <text:p>17.137099776</text:p>
          </table:table-cell>
        </table:table-row>
        <table:table-row table:style-name="ro1">
          <table:table-cell office:value-type="float" office:value="17.428713472" calcext:value-type="float">
            <text:p>17.428713472</text:p>
          </table:table-cell>
        </table:table-row>
        <table:table-row table:style-name="ro1">
          <table:table-cell office:value-type="float" office:value="20.708742656" calcext:value-type="float">
            <text:p>20.708742656</text:p>
          </table:table-cell>
        </table:table-row>
        <table:table-row table:style-name="ro1">
          <table:table-cell office:value-type="float" office:value="16.993580288" calcext:value-type="float">
            <text:p>16.993580288</text:p>
          </table:table-cell>
        </table:table-row>
        <table:table-row table:style-name="ro1">
          <table:table-cell office:value-type="float" office:value="17.70461952" calcext:value-type="float">
            <text:p>17.70461952</text:p>
          </table:table-cell>
        </table:table-row>
        <table:table-row table:style-name="ro1">
          <table:table-cell office:value-type="float" office:value="17.997092352" calcext:value-type="float">
            <text:p>17.997092352</text:p>
          </table:table-cell>
        </table:table-row>
        <table:table-row table:style-name="ro1">
          <table:table-cell office:value-type="float" office:value="17.347990016" calcext:value-type="float">
            <text:p>17.347990016</text:p>
          </table:table-cell>
        </table:table-row>
        <table:table-row table:style-name="ro1">
          <table:table-cell office:value-type="float" office:value="17.702104832" calcext:value-type="float">
            <text:p>17.702104832</text:p>
          </table:table-cell>
        </table:table-row>
        <table:table-row table:style-name="ro1">
          <table:table-cell office:value-type="float" office:value="18.384256512" calcext:value-type="float">
            <text:p>18.384256512</text:p>
          </table:table-cell>
        </table:table-row>
        <table:table-row table:style-name="ro1">
          <table:table-cell office:value-type="float" office:value="17.84646016" calcext:value-type="float">
            <text:p>17.84646016</text:p>
          </table:table-cell>
        </table:table-row>
        <table:table-row table:style-name="ro1">
          <table:table-cell office:value-type="float" office:value="17.847113984" calcext:value-type="float">
            <text:p>17.847113984</text:p>
          </table:table-cell>
        </table:table-row>
        <table:table-row table:style-name="ro1">
          <table:table-cell office:value-type="float" office:value="18.02433792" calcext:value-type="float">
            <text:p>18.02433792</text:p>
          </table:table-cell>
        </table:table-row>
        <table:table-row table:style-name="ro1">
          <table:table-cell office:value-type="float" office:value="17.874542592" calcext:value-type="float">
            <text:p>17.874542592</text:p>
          </table:table-cell>
        </table:table-row>
        <table:table-row table:style-name="ro1">
          <table:table-cell office:value-type="float" office:value="21.579857664" calcext:value-type="float">
            <text:p>21.579857664</text:p>
          </table:table-cell>
        </table:table-row>
        <table:table-row table:style-name="ro1">
          <table:table-cell office:value-type="float" office:value="18.525929472" calcext:value-type="float">
            <text:p>18.525929472</text:p>
          </table:table-cell>
        </table:table-row>
        <table:table-row table:style-name="ro1">
          <table:table-cell office:value-type="float" office:value="18.248485376" calcext:value-type="float">
            <text:p>18.248485376</text:p>
          </table:table-cell>
        </table:table-row>
        <table:table-row table:style-name="ro1">
          <table:table-cell office:value-type="float" office:value="18.912799744" calcext:value-type="float">
            <text:p>18.912799744</text:p>
          </table:table-cell>
        </table:table-row>
        <table:table-row table:style-name="ro1">
          <table:table-cell office:value-type="float" office:value="18.739398144" calcext:value-type="float">
            <text:p>18.739398144</text:p>
          </table:table-cell>
        </table:table-row>
        <table:table-row table:style-name="ro1">
          <table:table-cell office:value-type="float" office:value="18.698968832" calcext:value-type="float">
            <text:p>18.698968832</text:p>
          </table:table-cell>
        </table:table-row>
        <table:table-row table:style-name="ro1">
          <table:table-cell office:value-type="float" office:value="19.17848704" calcext:value-type="float">
            <text:p>19.17848704</text:p>
          </table:table-cell>
        </table:table-row>
        <table:table-row table:style-name="ro1">
          <table:table-cell office:value-type="float" office:value="19.737680384" calcext:value-type="float">
            <text:p>19.737680384</text:p>
          </table:table-cell>
        </table:table-row>
        <table:table-row table:style-name="ro1">
          <table:table-cell office:value-type="float" office:value="18.459250176" calcext:value-type="float">
            <text:p>18.459250176</text:p>
          </table:table-cell>
        </table:table-row>
        <table:table-row table:style-name="ro1">
          <table:table-cell office:value-type="float" office:value="18.800228096" calcext:value-type="float">
            <text:p>18.800228096</text:p>
          </table:table-cell>
        </table:table-row>
        <table:table-row table:style-name="ro1">
          <table:table-cell office:value-type="float" office:value="19.08173184" calcext:value-type="float">
            <text:p>19.08173184</text:p>
          </table:table-cell>
        </table:table-row>
        <table:table-row table:style-name="ro1">
          <table:table-cell office:value-type="float" office:value="18.939269376" calcext:value-type="float">
            <text:p>18.939269376</text:p>
          </table:table-cell>
        </table:table-row>
        <table:table-row table:style-name="ro1">
          <table:table-cell office:value-type="float" office:value="19.262729472" calcext:value-type="float">
            <text:p>19.262729472</text:p>
          </table:table-cell>
        </table:table-row>
        <table:table-row table:style-name="ro1">
          <table:table-cell office:value-type="float" office:value="19.702172672" calcext:value-type="float">
            <text:p>19.702172672</text:p>
          </table:table-cell>
        </table:table-row>
        <table:table-row table:style-name="ro1">
          <table:table-cell office:value-type="float" office:value="0.352557312" calcext:value-type="float">
            <text:p>0.352557312</text:p>
          </table:table-cell>
        </table:table-row>
        <table:table-row table:style-name="ro1">
          <table:table-cell office:value-type="float" office:value="0.361570304" calcext:value-type="float">
            <text:p>0.361570304</text:p>
          </table:table-cell>
        </table:table-row>
        <table:table-row table:style-name="ro1">
          <table:table-cell office:value-type="float" office:value="0.109797632" calcext:value-type="float">
            <text:p>0.109797632</text:p>
          </table:table-cell>
        </table:table-row>
        <table:table-row table:style-name="ro1">
          <table:table-cell office:value-type="float" office:value="0.400709376" calcext:value-type="float">
            <text:p>0.400709376</text:p>
          </table:table-cell>
        </table:table-row>
        <table:table-row table:style-name="ro1">
          <table:table-cell office:value-type="float" office:value="0.433541632" calcext:value-type="float">
            <text:p>0.433541632</text:p>
          </table:table-cell>
        </table:table-row>
        <table:table-row table:style-name="ro1">
          <table:table-cell office:value-type="float" office:value="0.174044672" calcext:value-type="float">
            <text:p>0.174044672</text:p>
          </table:table-cell>
        </table:table-row>
        <table:table-row table:style-name="ro1">
          <table:table-cell office:value-type="float" office:value="0.517895424" calcext:value-type="float">
            <text:p>0.517895424</text:p>
          </table:table-cell>
        </table:table-row>
        <table:table-row table:style-name="ro1">
          <table:table-cell office:value-type="float" office:value="0.538552064" calcext:value-type="float">
            <text:p>0.538552064</text:p>
          </table:table-cell>
        </table:table-row>
        <table:table-row table:style-name="ro1">
          <table:table-cell office:value-type="float" office:value="0.292252928" calcext:value-type="float">
            <text:p>0.292252928</text:p>
          </table:table-cell>
        </table:table-row>
        <table:table-row table:style-name="ro1">
          <table:table-cell office:value-type="float" office:value="0.616614912" calcext:value-type="float">
            <text:p>0.616614912</text:p>
          </table:table-cell>
        </table:table-row>
        <table:table-row table:style-name="ro1">
          <table:table-cell office:value-type="float" office:value="0.652166144" calcext:value-type="float">
            <text:p>0.652166144</text:p>
          </table:table-cell>
        </table:table-row>
        <table:table-row table:style-name="ro1">
          <table:table-cell office:value-type="float" office:value="0.39127808" calcext:value-type="float">
            <text:p>0.39127808</text:p>
          </table:table-cell>
        </table:table-row>
        <table:table-row table:style-name="ro1">
          <table:table-cell office:value-type="float" office:value="0.811465472" calcext:value-type="float">
            <text:p>0.811465472</text:p>
          </table:table-cell>
        </table:table-row>
        <table:table-row table:style-name="ro1">
          <table:table-cell office:value-type="float" office:value="0.85598336" calcext:value-type="float">
            <text:p>0.85598336</text:p>
          </table:table-cell>
        </table:table-row>
        <table:table-row table:style-name="ro1">
          <table:table-cell office:value-type="float" office:value="0.610600192" calcext:value-type="float">
            <text:p>0.610600192</text:p>
          </table:table-cell>
        </table:table-row>
        <table:table-row table:style-name="ro1">
          <table:table-cell office:value-type="float" office:value="0.344591104" calcext:value-type="float">
            <text:p>0.344591104</text:p>
          </table:table-cell>
        </table:table-row>
        <table:table-row table:style-name="ro1">
          <table:table-cell office:value-type="float" office:value="1.171970304" calcext:value-type="float">
            <text:p>1.171970304</text:p>
          </table:table-cell>
        </table:table-row>
        <table:table-row table:style-name="ro1">
          <table:table-cell office:value-type="float" office:value="1.217745664" calcext:value-type="float">
            <text:p>1.217745664</text:p>
          </table:table-cell>
        </table:table-row>
        <table:table-row table:style-name="ro1">
          <table:table-cell office:value-type="float" office:value="0.957621248" calcext:value-type="float">
            <text:p>0.957621248</text:p>
          </table:table-cell>
        </table:table-row>
        <table:table-row table:style-name="ro1">
          <table:table-cell office:value-type="float" office:value="0.771249408" calcext:value-type="float">
            <text:p>0.771249408</text:p>
          </table:table-cell>
        </table:table-row>
        <table:table-row table:style-name="ro1">
          <table:table-cell office:value-type="float" office:value="2.480717568" calcext:value-type="float">
            <text:p>2.480717568</text:p>
          </table:table-cell>
        </table:table-row>
        <table:table-row table:style-name="ro1">
          <table:table-cell office:value-type="float" office:value="2.566273536" calcext:value-type="float">
            <text:p>2.566273536</text:p>
          </table:table-cell>
        </table:table-row>
        <table:table-row table:style-name="ro1">
          <table:table-cell office:value-type="float" office:value="2.400821248" calcext:value-type="float">
            <text:p>2.400821248</text:p>
          </table:table-cell>
        </table:table-row>
        <table:table-row table:style-name="ro1">
          <table:table-cell office:value-type="float" office:value="2.178669056" calcext:value-type="float">
            <text:p>2.178669056</text:p>
          </table:table-cell>
        </table:table-row>
        <table:table-row table:style-name="ro1">
          <table:table-cell office:value-type="float" office:value="1.641793536" calcext:value-type="float">
            <text:p>1.641793536</text:p>
          </table:table-cell>
        </table:table-row>
        <table:table-row table:style-name="ro1">
          <table:table-cell office:value-type="float" office:value="6.304393216" calcext:value-type="float">
            <text:p>6.304393216</text:p>
          </table:table-cell>
        </table:table-row>
        <table:table-row table:style-name="ro1">
          <table:table-cell office:value-type="float" office:value="6.378706688" calcext:value-type="float">
            <text:p>6.378706688</text:p>
          </table:table-cell>
        </table:table-row>
        <table:table-row table:style-name="ro1">
          <table:table-cell office:value-type="float" office:value="6.24602368" calcext:value-type="float">
            <text:p>6.24602368</text:p>
          </table:table-cell>
        </table:table-row>
        <table:table-row table:style-name="ro1">
          <table:table-cell office:value-type="float" office:value="6.30302464" calcext:value-type="float">
            <text:p>6.30302464</text:p>
          </table:table-cell>
        </table:table-row>
        <table:table-row table:style-name="ro1">
          <table:table-cell office:value-type="float" office:value="5.907609856" calcext:value-type="float">
            <text:p>5.907609856</text:p>
          </table:table-cell>
        </table:table-row>
        <table:table-row table:style-name="ro1">
          <table:table-cell office:value-type="float" office:value="4.332262912" calcext:value-type="float">
            <text:p>4.332262912</text:p>
          </table:table-cell>
        </table:table-row>
        <table:table-row table:style-name="ro1">
          <table:table-cell office:value-type="float" office:value="2.367523072" calcext:value-type="float">
            <text:p>2.367523072</text:p>
          </table:table-cell>
        </table:table-row>
        <table:table-row table:style-name="ro1">
          <table:table-cell office:value-type="float" office:value="2.510205696" calcext:value-type="float">
            <text:p>2.510205696</text:p>
          </table:table-cell>
        </table:table-row>
        <table:table-row table:style-name="ro1">
          <table:table-cell office:value-type="float" office:value="1.902427392" calcext:value-type="float">
            <text:p>1.902427392</text:p>
          </table:table-cell>
        </table:table-row>
        <table:table-row table:style-name="ro1">
          <table:table-cell office:value-type="float" office:value="2.223385088" calcext:value-type="float">
            <text:p>2.223385088</text:p>
          </table:table-cell>
        </table:table-row>
        <table:table-row table:style-name="ro1">
          <table:table-cell office:value-type="float" office:value="18.872468224" calcext:value-type="float">
            <text:p>18.872468224</text:p>
          </table:table-cell>
        </table:table-row>
        <table:table-row table:style-name="ro1">
          <table:table-cell office:value-type="float" office:value="19.280342784" calcext:value-type="float">
            <text:p>19.280342784</text:p>
          </table:table-cell>
        </table:table-row>
        <table:table-row table:style-name="ro1">
          <table:table-cell office:value-type="float" office:value="19.55249536" calcext:value-type="float">
            <text:p>19.55249536</text:p>
          </table:table-cell>
        </table:table-row>
        <table:table-row table:style-name="ro1">
          <table:table-cell office:value-type="float" office:value="20.269339904" calcext:value-type="float">
            <text:p>20.269339904</text:p>
          </table:table-cell>
        </table:table-row>
        <table:table-row table:style-name="ro1">
          <table:table-cell office:value-type="float" office:value="20.505180416" calcext:value-type="float">
            <text:p>20.505180416</text:p>
          </table:table-cell>
        </table:table-row>
        <table:table-row table:style-name="ro1">
          <table:table-cell office:value-type="float" office:value="19.505325568" calcext:value-type="float">
            <text:p>19.505325568</text:p>
          </table:table-cell>
        </table:table-row>
        <table:table-row table:style-name="ro1">
          <table:table-cell office:value-type="float" office:value="18.309311488" calcext:value-type="float">
            <text:p>18.309311488</text:p>
          </table:table-cell>
        </table:table-row>
        <table:table-row table:style-name="ro1">
          <table:table-cell office:value-type="float" office:value="19.579614464" calcext:value-type="float">
            <text:p>19.579614464</text:p>
          </table:table-cell>
        </table:table-row>
        <table:table-row table:style-name="ro1">
          <table:table-cell office:value-type="float" office:value="20.31467392" calcext:value-type="float">
            <text:p>20.31467392</text:p>
          </table:table-cell>
        </table:table-row>
        <table:table-row table:style-name="ro1">
          <table:table-cell office:value-type="float" office:value="21.367043328" calcext:value-type="float">
            <text:p>21.367043328</text:p>
          </table:table-cell>
        </table:table-row>
        <table:table-row table:style-name="ro1">
          <table:table-cell office:value-type="float" office:value="21.349693696" calcext:value-type="float">
            <text:p>21.349693696</text:p>
          </table:table-cell>
        </table:table-row>
        <table:table-row table:style-name="ro1">
          <table:table-cell office:value-type="float" office:value="22.57934976" calcext:value-type="float">
            <text:p>22.57934976</text:p>
          </table:table-cell>
        </table:table-row>
        <table:table-row table:style-name="ro1">
          <table:table-cell office:value-type="float" office:value="21.249701632" calcext:value-type="float">
            <text:p>21.249701632</text:p>
          </table:table-cell>
        </table:table-row>
        <table:table-row table:style-name="ro1">
          <table:table-cell office:value-type="float" office:value="22.292808448" calcext:value-type="float">
            <text:p>22.292808448</text:p>
          </table:table-cell>
        </table:table-row>
        <table:table-row table:style-name="ro1">
          <table:table-cell office:value-type="float" office:value="21.156550912" calcext:value-type="float">
            <text:p>21.156550912</text:p>
          </table:table-cell>
        </table:table-row>
        <table:table-row table:style-name="ro1">
          <table:table-cell office:value-type="float" office:value="21.992425984" calcext:value-type="float">
            <text:p>21.992425984</text:p>
          </table:table-cell>
        </table:table-row>
        <table:table-row table:style-name="ro1">
          <table:table-cell office:value-type="float" office:value="12.833714176" calcext:value-type="float">
            <text:p>12.833714176</text:p>
          </table:table-cell>
        </table:table-row>
        <table:table-row table:style-name="ro1">
          <table:table-cell office:value-type="float" office:value="13.301483008" calcext:value-type="float">
            <text:p>13.301483008</text:p>
          </table:table-cell>
        </table:table-row>
        <table:table-row table:style-name="ro1">
          <table:table-cell office:value-type="float" office:value="12.831526656" calcext:value-type="float">
            <text:p>12.831526656</text:p>
          </table:table-cell>
        </table:table-row>
        <table:table-row table:style-name="ro1">
          <table:table-cell office:value-type="float" office:value="13.326596608" calcext:value-type="float">
            <text:p>13.326596608</text:p>
          </table:table-cell>
        </table:table-row>
        <table:table-row table:style-name="ro1">
          <table:table-cell office:value-type="float" office:value="12.861256704" calcext:value-type="float">
            <text:p>12.861256704</text:p>
          </table:table-cell>
        </table:table-row>
        <table:table-row table:style-name="ro1">
          <table:table-cell office:value-type="float" office:value="13.316597248" calcext:value-type="float">
            <text:p>13.316597248</text:p>
          </table:table-cell>
        </table:table-row>
        <table:table-row table:style-name="ro1">
          <table:table-cell office:value-type="float" office:value="12.915783424" calcext:value-type="float">
            <text:p>12.915783424</text:p>
          </table:table-cell>
        </table:table-row>
        <table:table-row table:style-name="ro1">
          <table:table-cell office:value-type="float" office:value="13.01409152" calcext:value-type="float">
            <text:p>13.01409152</text:p>
          </table:table-cell>
        </table:table-row>
        <table:table-row table:style-name="ro1">
          <table:table-cell office:value-type="float" office:value="12.834650368" calcext:value-type="float">
            <text:p>12.834650368</text:p>
          </table:table-cell>
        </table:table-row>
        <table:table-row table:style-name="ro1">
          <table:table-cell office:value-type="float" office:value="12.864161536" calcext:value-type="float">
            <text:p>12.864161536</text:p>
          </table:table-cell>
        </table:table-row>
        <table:table-row table:style-name="ro1">
          <table:table-cell office:value-type="float" office:value="12.771086336" calcext:value-type="float">
            <text:p>12.771086336</text:p>
          </table:table-cell>
        </table:table-row>
        <table:table-row table:style-name="ro1">
          <table:table-cell office:value-type="float" office:value="13.582330624" calcext:value-type="float">
            <text:p>13.582330624</text:p>
          </table:table-cell>
        </table:table-row>
        <table:table-row table:style-name="ro1">
          <table:table-cell office:value-type="float" office:value="13.168252672" calcext:value-type="float">
            <text:p>13.168252672</text:p>
          </table:table-cell>
        </table:table-row>
        <table:table-row table:style-name="ro1">
          <table:table-cell office:value-type="float" office:value="13.304103168" calcext:value-type="float">
            <text:p>13.304103168</text:p>
          </table:table-cell>
        </table:table-row>
        <table:table-row table:style-name="ro1">
          <table:table-cell office:value-type="float" office:value="13.052623104" calcext:value-type="float">
            <text:p>13.052623104</text:p>
          </table:table-cell>
        </table:table-row>
        <table:table-row table:style-name="ro1">
          <table:table-cell office:value-type="float" office:value="14.50076928" calcext:value-type="float">
            <text:p>14.50076928</text:p>
          </table:table-cell>
        </table:table-row>
        <table:table-row table:style-name="ro1">
          <table:table-cell office:value-type="float" office:value="13.0850176" calcext:value-type="float">
            <text:p>13.0850176</text:p>
          </table:table-cell>
        </table:table-row>
        <table:table-row table:style-name="ro1">
          <table:table-cell office:value-type="float" office:value="13.41553664" calcext:value-type="float">
            <text:p>13.41553664</text:p>
          </table:table-cell>
        </table:table-row>
        <table:table-row table:style-name="ro1">
          <table:table-cell office:value-type="float" office:value="13.506157056" calcext:value-type="float">
            <text:p>13.506157056</text:p>
          </table:table-cell>
        </table:table-row>
        <table:table-row table:style-name="ro1">
          <table:table-cell office:value-type="float" office:value="17.433351168" calcext:value-type="float">
            <text:p>17.433351168</text:p>
          </table:table-cell>
        </table:table-row>
        <table:table-row table:style-name="ro1">
          <table:table-cell office:value-type="float" office:value="13.478019328" calcext:value-type="float">
            <text:p>13.478019328</text:p>
          </table:table-cell>
        </table:table-row>
        <table:table-row table:style-name="ro1">
          <table:table-cell office:value-type="float" office:value="12.986852864" calcext:value-type="float">
            <text:p>12.986852864</text:p>
          </table:table-cell>
        </table:table-row>
        <table:table-row table:style-name="ro1">
          <table:table-cell office:value-type="float" office:value="14.495540992" calcext:value-type="float">
            <text:p>14.495540992</text:p>
          </table:table-cell>
        </table:table-row>
        <table:table-row table:style-name="ro1">
          <table:table-cell office:value-type="float" office:value="14.327616512" calcext:value-type="float">
            <text:p>14.327616512</text:p>
          </table:table-cell>
        </table:table-row>
        <table:table-row table:style-name="ro1">
          <table:table-cell office:value-type="float" office:value="13.811659264" calcext:value-type="float">
            <text:p>13.811659264</text:p>
          </table:table-cell>
        </table:table-row>
        <table:table-row table:style-name="ro1">
          <table:table-cell office:value-type="float" office:value="13.078017024" calcext:value-type="float">
            <text:p>13.078017024</text:p>
          </table:table-cell>
        </table:table-row>
        <table:table-row table:style-name="ro1">
          <table:table-cell office:value-type="float" office:value="14.62144256" calcext:value-type="float">
            <text:p>14.62144256</text:p>
          </table:table-cell>
        </table:table-row>
        <table:table-row table:style-name="ro1">
          <table:table-cell office:value-type="float" office:value="14.772424448" calcext:value-type="float">
            <text:p>14.772424448</text:p>
          </table:table-cell>
        </table:table-row>
        <table:table-row table:style-name="ro1">
          <table:table-cell office:value-type="float" office:value="14.618450432" calcext:value-type="float">
            <text:p>14.618450432</text:p>
          </table:table-cell>
        </table:table-row>
        <table:table-row table:style-name="ro1">
          <table:table-cell office:value-type="float" office:value="16.174078208" calcext:value-type="float">
            <text:p>16.174078208</text:p>
          </table:table-cell>
        </table:table-row>
        <table:table-row table:style-name="ro1">
          <table:table-cell office:value-type="float" office:value="14.795886848" calcext:value-type="float">
            <text:p>14.795886848</text:p>
          </table:table-cell>
        </table:table-row>
        <table:table-row table:style-name="ro1">
          <table:table-cell office:value-type="float" office:value="14.987231232" calcext:value-type="float">
            <text:p>14.987231232</text:p>
          </table:table-cell>
        </table:table-row>
        <table:table-row table:style-name="ro1">
          <table:table-cell office:value-type="float" office:value="18.844513024" calcext:value-type="float">
            <text:p>18.844513024</text:p>
          </table:table-cell>
        </table:table-row>
        <table:table-row table:style-name="ro1">
          <table:table-cell office:value-type="float" office:value="15.246202368" calcext:value-type="float">
            <text:p>15.246202368</text:p>
          </table:table-cell>
        </table:table-row>
        <table:table-row table:style-name="ro1">
          <table:table-cell office:value-type="float" office:value="16.210979328" calcext:value-type="float">
            <text:p>16.210979328</text:p>
          </table:table-cell>
        </table:table-row>
        <table:table-row table:style-name="ro1">
          <table:table-cell office:value-type="float" office:value="15.191919872" calcext:value-type="float">
            <text:p>15.191919872</text:p>
          </table:table-cell>
        </table:table-row>
        <table:table-row table:style-name="ro1">
          <table:table-cell office:value-type="float" office:value="15.469476096" calcext:value-type="float">
            <text:p>15.469476096</text:p>
          </table:table-cell>
        </table:table-row>
        <table:table-row table:style-name="ro1">
          <table:table-cell office:value-type="float" office:value="14.737776128" calcext:value-type="float">
            <text:p>14.737776128</text:p>
          </table:table-cell>
        </table:table-row>
        <table:table-row table:style-name="ro1">
          <table:table-cell office:value-type="float" office:value="16.290456576" calcext:value-type="float">
            <text:p>16.290456576</text:p>
          </table:table-cell>
        </table:table-row>
        <table:table-row table:style-name="ro1">
          <table:table-cell office:value-type="float" office:value="16.155543296" calcext:value-type="float">
            <text:p>16.155543296</text:p>
          </table:table-cell>
        </table:table-row>
        <table:table-row table:style-name="ro1">
          <table:table-cell office:value-type="float" office:value="15.6364544" calcext:value-type="float">
            <text:p>15.6364544</text:p>
          </table:table-cell>
        </table:table-row>
        <table:table-row table:style-name="ro1">
          <table:table-cell office:value-type="float" office:value="14.711806208" calcext:value-type="float">
            <text:p>14.711806208</text:p>
          </table:table-cell>
        </table:table-row>
        <table:table-row table:style-name="ro1">
          <table:table-cell office:value-type="float" office:value="15.979739904" calcext:value-type="float">
            <text:p>15.979739904</text:p>
          </table:table-cell>
        </table:table-row>
        <table:table-row table:style-name="ro1">
          <table:table-cell office:value-type="float" office:value="16.285084416" calcext:value-type="float">
            <text:p>16.285084416</text:p>
          </table:table-cell>
        </table:table-row>
        <table:table-row table:style-name="ro1">
          <table:table-cell office:value-type="float" office:value="16.45559808" calcext:value-type="float">
            <text:p>16.45559808</text:p>
          </table:table-cell>
        </table:table-row>
        <table:table-row table:style-name="ro1">
          <table:table-cell office:value-type="float" office:value="16.313913088" calcext:value-type="float">
            <text:p>16.313913088</text:p>
          </table:table-cell>
        </table:table-row>
        <table:table-row table:style-name="ro1">
          <table:table-cell office:value-type="float" office:value="20.259461376" calcext:value-type="float">
            <text:p>20.259461376</text:p>
          </table:table-cell>
        </table:table-row>
        <table:table-row table:style-name="ro1">
          <table:table-cell office:value-type="float" office:value="17.981827584" calcext:value-type="float">
            <text:p>17.981827584</text:p>
          </table:table-cell>
        </table:table-row>
        <table:table-row table:style-name="ro1">
          <table:table-cell office:value-type="float" office:value="16.601646592" calcext:value-type="float">
            <text:p>16.601646592</text:p>
          </table:table-cell>
        </table:table-row>
        <table:table-row table:style-name="ro1">
          <table:table-cell office:value-type="float" office:value="16.75931008" calcext:value-type="float">
            <text:p>16.75931008</text:p>
          </table:table-cell>
        </table:table-row>
        <table:table-row table:style-name="ro1">
          <table:table-cell office:value-type="float" office:value="16.887704064" calcext:value-type="float">
            <text:p>16.887704064</text:p>
          </table:table-cell>
        </table:table-row>
        <table:table-row table:style-name="ro1">
          <table:table-cell office:value-type="float" office:value="17.928324864" calcext:value-type="float">
            <text:p>17.928324864</text:p>
          </table:table-cell>
        </table:table-row>
        <table:table-row table:style-name="ro1">
          <table:table-cell office:value-type="float" office:value="16.8677504" calcext:value-type="float">
            <text:p>16.8677504</text:p>
          </table:table-cell>
        </table:table-row>
        <table:table-row table:style-name="ro1">
          <table:table-cell office:value-type="float" office:value="17.180434432" calcext:value-type="float">
            <text:p>17.180434432</text:p>
          </table:table-cell>
        </table:table-row>
        <table:table-row table:style-name="ro1">
          <table:table-cell office:value-type="float" office:value="16.408664832" calcext:value-type="float">
            <text:p>16.408664832</text:p>
          </table:table-cell>
        </table:table-row>
        <table:table-row table:style-name="ro1">
          <table:table-cell office:value-type="float" office:value="17.950017536" calcext:value-type="float">
            <text:p>17.950017536</text:p>
          </table:table-cell>
        </table:table-row>
        <table:table-row table:style-name="ro1">
          <table:table-cell office:value-type="float" office:value="17.719319808" calcext:value-type="float">
            <text:p>17.719319808</text:p>
          </table:table-cell>
        </table:table-row>
        <table:table-row table:style-name="ro1">
          <table:table-cell office:value-type="float" office:value="17.23002496" calcext:value-type="float">
            <text:p>17.23002496</text:p>
          </table:table-cell>
        </table:table-row>
        <table:table-row table:style-name="ro1">
          <table:table-cell office:value-type="float" office:value="16.329400064" calcext:value-type="float">
            <text:p>16.329400064</text:p>
          </table:table-cell>
        </table:table-row>
        <table:table-row table:style-name="ro1">
          <table:table-cell office:value-type="float" office:value="17.630714368" calcext:value-type="float">
            <text:p>17.630714368</text:p>
          </table:table-cell>
        </table:table-row>
        <table:table-row table:style-name="ro1">
          <table:table-cell office:value-type="float" office:value="18.025709568" calcext:value-type="float">
            <text:p>18.025709568</text:p>
          </table:table-cell>
        </table:table-row>
        <table:table-row table:style-name="ro1">
          <table:table-cell office:value-type="float" office:value="18.144745472" calcext:value-type="float">
            <text:p>18.144745472</text:p>
          </table:table-cell>
        </table:table-row>
        <table:table-row table:style-name="ro1">
          <table:table-cell office:value-type="float" office:value="17.940231424" calcext:value-type="float">
            <text:p>17.940231424</text:p>
          </table:table-cell>
        </table:table-row>
        <table:table-row table:style-name="ro1">
          <table:table-cell office:value-type="float" office:value="0.53725696" calcext:value-type="float">
            <text:p>0.53725696</text:p>
          </table:table-cell>
        </table:table-row>
        <table:table-row table:style-name="ro1">
          <table:table-cell office:value-type="float" office:value="0.6102656" calcext:value-type="float">
            <text:p>0.6102656</text:p>
          </table:table-cell>
        </table:table-row>
        <table:table-row table:style-name="ro1">
          <table:table-cell office:value-type="float" office:value="0.635722752" calcext:value-type="float">
            <text:p>0.635722752</text:p>
          </table:table-cell>
        </table:table-row>
        <table:table-row table:style-name="ro1">
          <table:table-cell office:value-type="float" office:value="0.49668736" calcext:value-type="float">
            <text:p>0.49668736</text:p>
          </table:table-cell>
        </table:table-row>
        <table:table-row table:style-name="ro1">
          <table:table-cell office:value-type="float" office:value="0.561934336" calcext:value-type="float">
            <text:p>0.561934336</text:p>
          </table:table-cell>
        </table:table-row>
        <table:table-row table:style-name="ro1">
          <table:table-cell office:value-type="float" office:value="0.407654144" calcext:value-type="float">
            <text:p>0.407654144</text:p>
          </table:table-cell>
        </table:table-row>
        <table:table-row table:style-name="ro1">
          <table:table-cell office:value-type="float" office:value="2.719763712" calcext:value-type="float">
            <text:p>2.719763712</text:p>
          </table:table-cell>
        </table:table-row>
        <table:table-row table:style-name="ro1">
          <table:table-cell office:value-type="float" office:value="2.793204736" calcext:value-type="float">
            <text:p>2.793204736</text:p>
          </table:table-cell>
        </table:table-row>
        <table:table-row table:style-name="ro1">
          <table:table-cell office:value-type="float" office:value="2.90226816" calcext:value-type="float">
            <text:p>2.90226816</text:p>
          </table:table-cell>
        </table:table-row>
        <table:table-row table:style-name="ro1">
          <table:table-cell office:value-type="float" office:value="2.88921728" calcext:value-type="float">
            <text:p>2.88921728</text:p>
          </table:table-cell>
        </table:table-row>
        <table:table-row table:style-name="ro1">
          <table:table-cell office:value-type="float" office:value="3.070224896" calcext:value-type="float">
            <text:p>3.070224896</text:p>
          </table:table-cell>
        </table:table-row>
        <table:table-row table:style-name="ro1">
          <table:table-cell office:value-type="float" office:value="2.892608768" calcext:value-type="float">
            <text:p>2.892608768</text:p>
          </table:table-cell>
        </table:table-row>
        <table:table-row table:style-name="ro1">
          <table:table-cell office:value-type="float" office:value="2.208035584" calcext:value-type="float">
            <text:p>2.208035584</text:p>
          </table:table-cell>
        </table:table-row>
        <table:table-row table:style-name="ro1">
          <table:table-cell office:value-type="float" office:value="2.37017728" calcext:value-type="float">
            <text:p>2.37017728</text:p>
          </table:table-cell>
        </table:table-row>
        <table:table-row table:style-name="ro1">
          <table:table-cell office:value-type="float" office:value="12.407841536" calcext:value-type="float">
            <text:p>12.407841536</text:p>
          </table:table-cell>
        </table:table-row>
        <table:table-row table:style-name="ro1">
          <table:table-cell office:value-type="float" office:value="12.515862528" calcext:value-type="float">
            <text:p>12.515862528</text:p>
          </table:table-cell>
        </table:table-row>
        <table:table-row table:style-name="ro1">
          <table:table-cell office:value-type="float" office:value="12.667068928" calcext:value-type="float">
            <text:p>12.667068928</text:p>
          </table:table-cell>
        </table:table-row>
        <table:table-row table:style-name="ro1">
          <table:table-cell office:value-type="float" office:value="12.946461952" calcext:value-type="float">
            <text:p>12.946461952</text:p>
          </table:table-cell>
        </table:table-row>
        <table:table-row table:style-name="ro1">
          <table:table-cell office:value-type="float" office:value="13.681022208" calcext:value-type="float">
            <text:p>13.681022208</text:p>
          </table:table-cell>
        </table:table-row>
        <table:table-row table:style-name="ro1">
          <table:table-cell office:value-type="float" office:value="13.92460544" calcext:value-type="float">
            <text:p>13.92460544</text:p>
          </table:table-cell>
        </table:table-row>
        <table:table-row table:style-name="ro1">
          <table:table-cell office:value-type="float" office:value="13.839711232" calcext:value-type="float">
            <text:p>13.839711232</text:p>
          </table:table-cell>
        </table:table-row>
        <table:table-row table:style-name="ro1">
          <table:table-cell office:value-type="float" office:value="14.93990016" calcext:value-type="float">
            <text:p>14.93990016</text:p>
          </table:table-cell>
        </table:table-row>
        <table:table-row table:style-name="ro1">
          <table:table-cell office:value-type="float" office:value="13.093955072" calcext:value-type="float">
            <text:p>13.093955072</text:p>
          </table:table-cell>
        </table:table-row>
        <table:table-row table:style-name="ro1">
          <table:table-cell office:value-type="float" office:value="14.085159424" calcext:value-type="float">
            <text:p>14.085159424</text:p>
          </table:table-cell>
        </table:table-row>
        <table:table-row table:style-name="ro1">
          <table:table-cell office:value-type="float" office:value="12.644591872" calcext:value-type="float">
            <text:p>12.644591872</text:p>
          </table:table-cell>
        </table:table-row>
        <table:table-row table:style-name="ro1">
          <table:table-cell office:value-type="float" office:value="12.302368512" calcext:value-type="float">
            <text:p>12.302368512</text:p>
          </table:table-cell>
        </table:table-row>
        <table:table-row table:style-name="ro1">
          <table:table-cell office:value-type="float" office:value="33.9768768" calcext:value-type="float">
            <text:p>33.9768768</text:p>
          </table:table-cell>
        </table:table-row>
        <table:table-row table:style-name="ro1">
          <table:table-cell office:value-type="float" office:value="34.218946048" calcext:value-type="float">
            <text:p>34.218946048</text:p>
          </table:table-cell>
        </table:table-row>
        <table:table-row table:style-name="ro1">
          <table:table-cell office:value-type="float" office:value="34.481367552" calcext:value-type="float">
            <text:p>34.481367552</text:p>
          </table:table-cell>
        </table:table-row>
        <table:table-row table:style-name="ro1">
          <table:table-cell office:value-type="float" office:value="34.706702848" calcext:value-type="float">
            <text:p>34.706702848</text:p>
          </table:table-cell>
        </table:table-row>
        <table:table-row table:style-name="ro1">
          <table:table-cell office:value-type="float" office:value="35.324359424" calcext:value-type="float">
            <text:p>35.324359424</text:p>
          </table:table-cell>
        </table:table-row>
        <table:table-row table:style-name="ro1">
          <table:table-cell office:value-type="float" office:value="4.285365248" calcext:value-type="float">
            <text:p>4.285365248</text:p>
          </table:table-cell>
        </table:table-row>
        <table:table-row table:style-name="ro1">
          <table:table-cell office:value-type="float" office:value="4.285287936" calcext:value-type="float">
            <text:p>4.285287936</text:p>
          </table:table-cell>
        </table:table-row>
        <table:table-row table:style-name="ro1">
          <table:table-cell office:value-type="float" office:value="4.25664128" calcext:value-type="float">
            <text:p>4.25664128</text:p>
          </table:table-cell>
        </table:table-row>
        <table:table-row table:style-name="ro1">
          <table:table-cell office:value-type="float" office:value="4.287532288" calcext:value-type="float">
            <text:p>4.287532288</text:p>
          </table:table-cell>
        </table:table-row>
        <table:table-row table:style-name="ro1">
          <table:table-cell office:value-type="float" office:value="4.294805248" calcext:value-type="float">
            <text:p>4.294805248</text:p>
          </table:table-cell>
        </table:table-row>
        <table:table-row table:style-name="ro1">
          <table:table-cell office:value-type="float" office:value="4.294974976" calcext:value-type="float">
            <text:p>4.294974976</text:p>
          </table:table-cell>
        </table:table-row>
        <table:table-row table:style-name="ro1">
          <table:table-cell office:value-type="float" office:value="4.354634496" calcext:value-type="float">
            <text:p>4.354634496</text:p>
          </table:table-cell>
        </table:table-row>
        <table:table-row table:style-name="ro1">
          <table:table-cell office:value-type="float" office:value="4.354715648" calcext:value-type="float">
            <text:p>4.354715648</text:p>
          </table:table-cell>
        </table:table-row>
        <table:table-row table:style-name="ro1">
          <table:table-cell office:value-type="float" office:value="4.343917056" calcext:value-type="float">
            <text:p>4.343917056</text:p>
          </table:table-cell>
        </table:table-row>
        <table:table-row table:style-name="ro1">
          <table:table-cell office:value-type="float" office:value="4.343939328" calcext:value-type="float">
            <text:p>4.343939328</text:p>
          </table:table-cell>
        </table:table-row>
        <table:table-row table:style-name="ro1">
          <table:table-cell office:value-type="float" office:value="4.394171136" calcext:value-type="float">
            <text:p>4.394171136</text:p>
          </table:table-cell>
        </table:table-row>
        <table:table-row table:style-name="ro1">
          <table:table-cell office:value-type="float" office:value="4.394342144" calcext:value-type="float">
            <text:p>4.394342144</text:p>
          </table:table-cell>
        </table:table-row>
        <table:table-row table:style-name="ro1">
          <table:table-cell office:value-type="float" office:value="4.375047424" calcext:value-type="float">
            <text:p>4.375047424</text:p>
          </table:table-cell>
        </table:table-row>
        <table:table-row table:style-name="ro1">
          <table:table-cell office:value-type="float" office:value="4.375118848" calcext:value-type="float">
            <text:p>4.375118848</text:p>
          </table:table-cell>
        </table:table-row>
        <table:table-row table:style-name="ro1">
          <table:table-cell office:value-type="float" office:value="4.51039488" calcext:value-type="float">
            <text:p>4.51039488</text:p>
          </table:table-cell>
        </table:table-row>
        <table:table-row table:style-name="ro1">
          <table:table-cell office:value-type="float" office:value="4.511880192" calcext:value-type="float">
            <text:p>4.511880192</text:p>
          </table:table-cell>
        </table:table-row>
        <table:table-row table:style-name="ro1">
          <table:table-cell office:value-type="float" office:value="4.56323968" calcext:value-type="float">
            <text:p>4.56323968</text:p>
          </table:table-cell>
        </table:table-row>
        <table:table-row table:style-name="ro1">
          <table:table-cell office:value-type="float" office:value="4.608282112" calcext:value-type="float">
            <text:p>4.608282112</text:p>
          </table:table-cell>
        </table:table-row>
        <table:table-row table:style-name="ro1">
          <table:table-cell office:value-type="float" office:value="4.458916608" calcext:value-type="float">
            <text:p>4.458916608</text:p>
          </table:table-cell>
        </table:table-row>
        <table:table-row table:style-name="ro1">
          <table:table-cell office:value-type="float" office:value="4.475517952" calcext:value-type="float">
            <text:p>4.475517952</text:p>
          </table:table-cell>
        </table:table-row>
        <table:table-row table:style-name="ro1">
          <table:table-cell office:value-type="float" office:value="4.719316992" calcext:value-type="float">
            <text:p>4.719316992</text:p>
          </table:table-cell>
        </table:table-row>
        <table:table-row table:style-name="ro1">
          <table:table-cell office:value-type="float" office:value="4.719619584" calcext:value-type="float">
            <text:p>4.719619584</text:p>
          </table:table-cell>
        </table:table-row>
        <table:table-row table:style-name="ro1">
          <table:table-cell office:value-type="float" office:value="4.7483968" calcext:value-type="float">
            <text:p>4.7483968</text:p>
          </table:table-cell>
        </table:table-row>
        <table:table-row table:style-name="ro1">
          <table:table-cell office:value-type="float" office:value="4.785185024" calcext:value-type="float">
            <text:p>4.785185024</text:p>
          </table:table-cell>
        </table:table-row>
        <table:table-row table:style-name="ro1">
          <table:table-cell office:value-type="float" office:value="4.967077888" calcext:value-type="float">
            <text:p>4.967077888</text:p>
          </table:table-cell>
        </table:table-row>
        <table:table-row table:style-name="ro1">
          <table:table-cell office:value-type="float" office:value="4.96778368" calcext:value-type="float">
            <text:p>4.96778368</text:p>
          </table:table-cell>
        </table:table-row>
        <table:table-row table:style-name="ro1">
          <table:table-cell office:value-type="float" office:value="5.01179264" calcext:value-type="float">
            <text:p>5.01179264</text:p>
          </table:table-cell>
        </table:table-row>
        <table:table-row table:style-name="ro1">
          <table:table-cell office:value-type="float" office:value="5.13298304" calcext:value-type="float">
            <text:p>5.13298304</text:p>
          </table:table-cell>
        </table:table-row>
        <table:table-row table:style-name="ro1">
          <table:table-cell office:value-type="float" office:value="6.498705664" calcext:value-type="float">
            <text:p>6.498705664</text:p>
          </table:table-cell>
        </table:table-row>
        <table:table-row table:style-name="ro1">
          <table:table-cell office:value-type="float" office:value="6.53902592" calcext:value-type="float">
            <text:p>6.53902592</text:p>
          </table:table-cell>
        </table:table-row>
        <table:table-row table:style-name="ro1">
          <table:table-cell office:value-type="float" office:value="5.239776512" calcext:value-type="float">
            <text:p>5.239776512</text:p>
          </table:table-cell>
        </table:table-row>
        <table:table-row table:style-name="ro1">
          <table:table-cell office:value-type="float" office:value="5.286679296" calcext:value-type="float">
            <text:p>5.286679296</text:p>
          </table:table-cell>
        </table:table-row>
        <table:table-row table:style-name="ro1">
          <table:table-cell office:value-type="float" office:value="5.603093504" calcext:value-type="float">
            <text:p>5.603093504</text:p>
          </table:table-cell>
        </table:table-row>
        <table:table-row table:style-name="ro1">
          <table:table-cell office:value-type="float" office:value="5.724218368" calcext:value-type="float">
            <text:p>5.724218368</text:p>
          </table:table-cell>
        </table:table-row>
        <table:table-row table:style-name="ro1">
          <table:table-cell office:value-type="float" office:value="5.802226688" calcext:value-type="float">
            <text:p>5.802226688</text:p>
          </table:table-cell>
        </table:table-row>
        <table:table-row table:style-name="ro1">
          <table:table-cell office:value-type="float" office:value="5.84255232" calcext:value-type="float">
            <text:p>5.84255232</text:p>
          </table:table-cell>
        </table:table-row>
        <table:table-row table:style-name="ro1">
          <table:table-cell office:value-type="float" office:value="6.16135552" calcext:value-type="float">
            <text:p>6.16135552</text:p>
          </table:table-cell>
        </table:table-row>
        <table:table-row table:style-name="ro1">
          <table:table-cell office:value-type="float" office:value="6.232571136" calcext:value-type="float">
            <text:p>6.232571136</text:p>
          </table:table-cell>
        </table:table-row>
        <table:table-row table:style-name="ro1">
          <table:table-cell office:value-type="float" office:value="6.305558528" calcext:value-type="float">
            <text:p>6.305558528</text:p>
          </table:table-cell>
        </table:table-row>
        <table:table-row table:style-name="ro1">
          <table:table-cell office:value-type="float" office:value="6.539851776" calcext:value-type="float">
            <text:p>6.539851776</text:p>
          </table:table-cell>
        </table:table-row>
        <table:table-row table:style-name="ro1">
          <table:table-cell office:value-type="float" office:value="6.760106752" calcext:value-type="float">
            <text:p>6.760106752</text:p>
          </table:table-cell>
        </table:table-row>
        <table:table-row table:style-name="ro1">
          <table:table-cell office:value-type="float" office:value="6.851814912" calcext:value-type="float">
            <text:p>6.851814912</text:p>
          </table:table-cell>
        </table:table-row>
        <table:table-row table:style-name="ro1">
          <table:table-cell office:value-type="float" office:value="8.439944704" calcext:value-type="float">
            <text:p>8.439944704</text:p>
          </table:table-cell>
        </table:table-row>
        <table:table-row table:style-name="ro1">
          <table:table-cell office:value-type="float" office:value="7.187880448" calcext:value-type="float">
            <text:p>7.187880448</text:p>
          </table:table-cell>
        </table:table-row>
        <table:table-row table:style-name="ro1">
          <table:table-cell office:value-type="float" office:value="7.253251584" calcext:value-type="float">
            <text:p>7.253251584</text:p>
          </table:table-cell>
        </table:table-row>
        <table:table-row table:style-name="ro1">
          <table:table-cell office:value-type="float" office:value="8.812920064" calcext:value-type="float">
            <text:p>8.812920064</text:p>
          </table:table-cell>
        </table:table-row>
        <table:table-row table:style-name="ro1">
          <table:table-cell office:value-type="float" office:value="7.877324288" calcext:value-type="float">
            <text:p>7.877324288</text:p>
          </table:table-cell>
        </table:table-row>
        <table:table-row table:style-name="ro1">
          <table:table-cell office:value-type="float" office:value="7.696099328" calcext:value-type="float">
            <text:p>7.696099328</text:p>
          </table:table-cell>
        </table:table-row>
        <table:table-row table:style-name="ro1">
          <table:table-cell office:value-type="float" office:value="7.835328256" calcext:value-type="float">
            <text:p>7.835328256</text:p>
          </table:table-cell>
        </table:table-row>
        <table:table-row table:style-name="ro1">
          <table:table-cell office:value-type="float" office:value="8.46930944" calcext:value-type="float">
            <text:p>8.46930944</text:p>
          </table:table-cell>
        </table:table-row>
        <table:table-row table:style-name="ro1">
          <table:table-cell office:value-type="float" office:value="8.81685376" calcext:value-type="float">
            <text:p>8.81685376</text:p>
          </table:table-cell>
        </table:table-row>
        <table:table-row table:style-name="ro1">
          <table:table-cell office:value-type="float" office:value="8.492102656" calcext:value-type="float">
            <text:p>8.492102656</text:p>
          </table:table-cell>
        </table:table-row>
        <table:table-row table:style-name="ro1">
          <table:table-cell office:value-type="float" office:value="7.348306432" calcext:value-type="float">
            <text:p>7.348306432</text:p>
          </table:table-cell>
        </table:table-row>
        <table:table-row table:style-name="ro1">
          <table:table-cell office:value-type="float" office:value="9.546289152" calcext:value-type="float">
            <text:p>9.546289152</text:p>
          </table:table-cell>
        </table:table-row>
        <table:table-row table:style-name="ro1">
          <table:table-cell office:value-type="float" office:value="9.685843968" calcext:value-type="float">
            <text:p>9.685843968</text:p>
          </table:table-cell>
        </table:table-row>
        <table:table-row table:style-name="ro1">
          <table:table-cell office:value-type="float" office:value="8.074308352" calcext:value-type="float">
            <text:p>8.074308352</text:p>
          </table:table-cell>
        </table:table-row>
        <table:table-row table:style-name="ro1">
          <table:table-cell office:value-type="float" office:value="7.832621056" calcext:value-type="float">
            <text:p>7.832621056</text:p>
          </table:table-cell>
        </table:table-row>
        <table:table-row table:style-name="ro1">
          <table:table-cell office:value-type="float" office:value="10.654159616" calcext:value-type="float">
            <text:p>10.654159616</text:p>
          </table:table-cell>
        </table:table-row>
        <table:table-row table:style-name="ro1">
          <table:table-cell office:value-type="float" office:value="10.75091584" calcext:value-type="float">
            <text:p>10.75091584</text:p>
          </table:table-cell>
        </table:table-row>
        <table:table-row table:style-name="ro1">
          <table:table-cell office:value-type="float" office:value="9.061992192" calcext:value-type="float">
            <text:p>9.061992192</text:p>
          </table:table-cell>
        </table:table-row>
        <table:table-row table:style-name="ro1">
          <table:table-cell office:value-type="float" office:value="8.862467328" calcext:value-type="float">
            <text:p>8.862467328</text:p>
          </table:table-cell>
        </table:table-row>
        <table:table-row table:style-name="ro1">
          <table:table-cell office:value-type="float" office:value="11.979435264" calcext:value-type="float">
            <text:p>11.979435264</text:p>
          </table:table-cell>
        </table:table-row>
        <table:table-row table:style-name="ro1">
          <table:table-cell office:value-type="float" office:value="12.220676352" calcext:value-type="float">
            <text:p>12.220676352</text:p>
          </table:table-cell>
        </table:table-row>
        <table:table-row table:style-name="ro1">
          <table:table-cell office:value-type="float" office:value="10.436936192" calcext:value-type="float">
            <text:p>10.436936192</text:p>
          </table:table-cell>
        </table:table-row>
        <table:table-row table:style-name="ro1">
          <table:table-cell office:value-type="float" office:value="10.22803968" calcext:value-type="float">
            <text:p>10.22803968</text:p>
          </table:table-cell>
        </table:table-row>
        <table:table-row table:style-name="ro1">
          <table:table-cell office:value-type="float" office:value="13.47126656" calcext:value-type="float">
            <text:p>13.47126656</text:p>
          </table:table-cell>
        </table:table-row>
        <table:table-row table:style-name="ro1">
          <table:table-cell office:value-type="float" office:value="13.72702592" calcext:value-type="float">
            <text:p>13.72702592</text:p>
          </table:table-cell>
        </table:table-row>
        <table:table-row table:style-name="ro1">
          <table:table-cell office:value-type="float" office:value="12.035732736" calcext:value-type="float">
            <text:p>12.035732736</text:p>
          </table:table-cell>
        </table:table-row>
        <table:table-row table:style-name="ro1">
          <table:table-cell office:value-type="float" office:value="11.776961792" calcext:value-type="float">
            <text:p>11.776961792</text:p>
          </table:table-cell>
        </table:table-row>
        <table:table-row table:style-name="ro1">
          <table:table-cell office:value-type="float" office:value="16.780085248" calcext:value-type="float">
            <text:p>16.780085248</text:p>
          </table:table-cell>
        </table:table-row>
        <table:table-row table:style-name="ro1">
          <table:table-cell office:value-type="float" office:value="15.726153216" calcext:value-type="float">
            <text:p>15.726153216</text:p>
          </table:table-cell>
        </table:table-row>
        <table:table-row table:style-name="ro1">
          <table:table-cell office:value-type="float" office:value="14.01024128" calcext:value-type="float">
            <text:p>14.01024128</text:p>
          </table:table-cell>
        </table:table-row>
        <table:table-row table:style-name="ro1">
          <table:table-cell office:value-type="float" office:value="13.767800576" calcext:value-type="float">
            <text:p>13.767800576</text:p>
          </table:table-cell>
        </table:table-row>
        <table:table-row table:style-name="ro1">
          <table:table-cell office:value-type="float" office:value="17.206972416" calcext:value-type="float">
            <text:p>17.206972416</text:p>
          </table:table-cell>
        </table:table-row>
        <table:table-row table:style-name="ro1">
          <table:table-cell office:value-type="float" office:value="12.86038272" calcext:value-type="float">
            <text:p>12.86038272</text:p>
          </table:table-cell>
        </table:table-row>
        <table:table-row table:style-name="ro1">
          <table:table-cell office:value-type="float" office:value="18.898501376" calcext:value-type="float">
            <text:p>18.898501376</text:p>
          </table:table-cell>
        </table:table-row>
        <table:table-row table:style-name="ro1">
          <table:table-cell office:value-type="float" office:value="15.606512384" calcext:value-type="float">
            <text:p>15.606512384</text:p>
          </table:table-cell>
        </table:table-row>
        <table:table-row table:style-name="ro1">
          <table:table-cell office:value-type="float" office:value="15.567597568" calcext:value-type="float">
            <text:p>15.567597568</text:p>
          </table:table-cell>
        </table:table-row>
        <table:table-row table:style-name="ro1">
          <table:table-cell office:value-type="float" office:value="19.256534528" calcext:value-type="float">
            <text:p>19.256534528</text:p>
          </table:table-cell>
        </table:table-row>
        <table:table-row table:style-name="ro1">
          <table:table-cell office:value-type="float" office:value="15.11204864" calcext:value-type="float">
            <text:p>15.11204864</text:p>
          </table:table-cell>
        </table:table-row>
        <table:table-row table:style-name="ro1">
          <table:table-cell office:value-type="float" office:value="19.173549568" calcext:value-type="float">
            <text:p>19.173549568</text:p>
          </table:table-cell>
        </table:table-row>
        <table:table-row table:style-name="ro1">
          <table:table-cell office:value-type="float" office:value="17.6066944" calcext:value-type="float">
            <text:p>17.6066944</text:p>
          </table:table-cell>
        </table:table-row>
        <table:table-row table:style-name="ro1">
          <table:table-cell office:value-type="float" office:value="17.352317952" calcext:value-type="float">
            <text:p>17.352317952</text:p>
          </table:table-cell>
        </table:table-row>
        <table:table-row table:style-name="ro1">
          <table:table-cell office:value-type="float" office:value="20.515766784" calcext:value-type="float">
            <text:p>20.515766784</text:p>
          </table:table-cell>
        </table:table-row>
        <table:table-row table:style-name="ro1">
          <table:table-cell office:value-type="float" office:value="16.432766208" calcext:value-type="float">
            <text:p>16.432766208</text:p>
          </table:table-cell>
        </table:table-row>
        <table:table-row table:style-name="ro1">
          <table:table-cell office:value-type="float" office:value="21.236204544" calcext:value-type="float">
            <text:p>21.236204544</text:p>
          </table:table-cell>
        </table:table-row>
        <table:table-row table:style-name="ro1">
          <table:table-cell office:value-type="float" office:value="19.426258944" calcext:value-type="float">
            <text:p>19.426258944</text:p>
          </table:table-cell>
        </table:table-row>
        <table:table-row table:style-name="ro1">
          <table:table-cell office:value-type="float" office:value="19.13579264" calcext:value-type="float">
            <text:p>19.13579264</text:p>
          </table:table-cell>
        </table:table-row>
        <table:table-row table:style-name="ro1">
          <table:table-cell office:value-type="float" office:value="22.780056064" calcext:value-type="float">
            <text:p>22.780056064</text:p>
          </table:table-cell>
        </table:table-row>
        <table:table-row table:style-name="ro1">
          <table:table-cell office:value-type="float" office:value="18.730807552" calcext:value-type="float">
            <text:p>18.730807552</text:p>
          </table:table-cell>
        </table:table-row>
        <table:table-row table:style-name="ro1">
          <table:table-cell office:value-type="float" office:value="22.611359488" calcext:value-type="float">
            <text:p>22.611359488</text:p>
          </table:table-cell>
        </table:table-row>
        <table:table-row table:style-name="ro1">
          <table:table-cell office:value-type="float" office:value="21.513951232" calcext:value-type="float">
            <text:p>21.513951232</text:p>
          </table:table-cell>
        </table:table-row>
        <table:table-row table:style-name="ro1">
          <table:table-cell office:value-type="float" office:value="21.090915072" calcext:value-type="float">
            <text:p>21.090915072</text:p>
          </table:table-cell>
        </table:table-row>
        <table:table-row table:style-name="ro1">
          <table:table-cell office:value-type="float" office:value="0.551259904" calcext:value-type="float">
            <text:p>0.551259904</text:p>
          </table:table-cell>
        </table:table-row>
        <table:table-row table:style-name="ro1">
          <table:table-cell office:value-type="float" office:value="0.557787648" calcext:value-type="float">
            <text:p>0.557787648</text:p>
          </table:table-cell>
        </table:table-row>
        <table:table-row table:style-name="ro1">
          <table:table-cell office:value-type="float" office:value="0.635654656" calcext:value-type="float">
            <text:p>0.635654656</text:p>
          </table:table-cell>
        </table:table-row>
        <table:table-row table:style-name="ro1">
          <table:table-cell office:value-type="float" office:value="0.785828352" calcext:value-type="float">
            <text:p>0.785828352</text:p>
          </table:table-cell>
        </table:table-row>
        <table:table-row table:style-name="ro1">
          <table:table-cell office:value-type="float" office:value="0.948352512" calcext:value-type="float">
            <text:p>0.948352512</text:p>
          </table:table-cell>
        </table:table-row>
        <table:table-row table:style-name="ro1">
          <table:table-cell office:value-type="float" office:value="1.165302016" calcext:value-type="float">
            <text:p>1.165302016</text:p>
          </table:table-cell>
        </table:table-row>
        <table:table-row table:style-name="ro1">
          <table:table-cell office:value-type="float" office:value="0.500359936" calcext:value-type="float">
            <text:p>0.500359936</text:p>
          </table:table-cell>
        </table:table-row>
        <table:table-row table:style-name="ro1">
          <table:table-cell office:value-type="float" office:value="1.5542976" calcext:value-type="float">
            <text:p>1.5542976</text:p>
          </table:table-cell>
        </table:table-row>
        <table:table-row table:style-name="ro1">
          <table:table-cell office:value-type="float" office:value="0.900841728" calcext:value-type="float">
            <text:p>0.900841728</text:p>
          </table:table-cell>
        </table:table-row>
        <table:table-row table:style-name="ro1">
          <table:table-cell office:value-type="float" office:value="2.11418624" calcext:value-type="float">
            <text:p>2.11418624</text:p>
          </table:table-cell>
        </table:table-row>
        <table:table-row table:style-name="ro1">
          <table:table-cell office:value-type="float" office:value="1.481145088" calcext:value-type="float">
            <text:p>1.481145088</text:p>
          </table:table-cell>
        </table:table-row>
        <table:table-row table:style-name="ro1">
          <table:table-cell office:value-type="float" office:value="0.460870656" calcext:value-type="float">
            <text:p>0.460870656</text:p>
          </table:table-cell>
        </table:table-row>
        <table:table-row table:style-name="ro1">
          <table:table-cell office:value-type="float" office:value="2.922643712" calcext:value-type="float">
            <text:p>2.922643712</text:p>
          </table:table-cell>
        </table:table-row>
        <table:table-row table:style-name="ro1">
          <table:table-cell office:value-type="float" office:value="2.279703552" calcext:value-type="float">
            <text:p>2.279703552</text:p>
          </table:table-cell>
        </table:table-row>
        <table:table-row table:style-name="ro1">
          <table:table-cell office:value-type="float" office:value="1.250334208" calcext:value-type="float">
            <text:p>1.250334208</text:p>
          </table:table-cell>
        </table:table-row>
        <table:table-row table:style-name="ro1">
          <table:table-cell office:value-type="float" office:value="4.214145024" calcext:value-type="float">
            <text:p>4.214145024</text:p>
          </table:table-cell>
        </table:table-row>
        <table:table-row table:style-name="ro1">
          <table:table-cell office:value-type="float" office:value="3.525446144" calcext:value-type="float">
            <text:p>3.525446144</text:p>
          </table:table-cell>
        </table:table-row>
        <table:table-row table:style-name="ro1">
          <table:table-cell office:value-type="float" office:value="2.507352832" calcext:value-type="float">
            <text:p>2.507352832</text:p>
          </table:table-cell>
        </table:table-row>
        <table:table-row table:style-name="ro1">
          <table:table-cell office:value-type="float" office:value="5.986172416" calcext:value-type="float">
            <text:p>5.986172416</text:p>
          </table:table-cell>
        </table:table-row>
        <table:table-row table:style-name="ro1">
          <table:table-cell office:value-type="float" office:value="5.308147712" calcext:value-type="float">
            <text:p>5.308147712</text:p>
          </table:table-cell>
        </table:table-row>
        <table:table-row table:style-name="ro1">
          <table:table-cell office:value-type="float" office:value="4.340051456" calcext:value-type="float">
            <text:p>4.340051456</text:p>
          </table:table-cell>
        </table:table-row>
        <table:table-row table:style-name="ro1">
          <table:table-cell office:value-type="float" office:value="2.356815104" calcext:value-type="float">
            <text:p>2.356815104</text:p>
          </table:table-cell>
        </table:table-row>
        <table:table-row table:style-name="ro1">
          <table:table-cell office:value-type="float" office:value="9.275232" calcext:value-type="float">
            <text:p>9.275232</text:p>
          </table:table-cell>
        </table:table-row>
        <table:table-row table:style-name="ro1">
          <table:table-cell office:value-type="float" office:value="8.603034112" calcext:value-type="float">
            <text:p>8.603034112</text:p>
          </table:table-cell>
        </table:table-row>
        <table:table-row table:style-name="ro1">
          <table:table-cell office:value-type="float" office:value="7.659734528" calcext:value-type="float">
            <text:p>7.659734528</text:p>
          </table:table-cell>
        </table:table-row>
        <table:table-row table:style-name="ro1">
          <table:table-cell office:value-type="float" office:value="5.77750272" calcext:value-type="float">
            <text:p>5.77750272</text:p>
          </table:table-cell>
        </table:table-row>
        <table:table-row table:style-name="ro1">
          <table:table-cell office:value-type="float" office:value="4.10743296" calcext:value-type="float">
            <text:p>4.10743296</text:p>
          </table:table-cell>
        </table:table-row>
        <table:table-row table:style-name="ro1">
          <table:table-cell office:value-type="float" office:value="2.608698112" calcext:value-type="float">
            <text:p>2.608698112</text:p>
          </table:table-cell>
        </table:table-row>
        <table:table-row table:style-name="ro1">
          <table:table-cell office:value-type="float" office:value="15.420395776" calcext:value-type="float">
            <text:p>15.420395776</text:p>
          </table:table-cell>
        </table:table-row>
        <table:table-row table:style-name="ro1">
          <table:table-cell office:value-type="float" office:value="14.710228992" calcext:value-type="float">
            <text:p>14.710228992</text:p>
          </table:table-cell>
        </table:table-row>
        <table:table-row table:style-name="ro1">
          <table:table-cell office:value-type="float" office:value="13.891611904" calcext:value-type="float">
            <text:p>13.891611904</text:p>
          </table:table-cell>
        </table:table-row>
        <table:table-row table:style-name="ro1">
          <table:table-cell office:value-type="float" office:value="12.072011008" calcext:value-type="float">
            <text:p>12.072011008</text:p>
          </table:table-cell>
        </table:table-row>
        <table:table-row table:style-name="ro1">
          <table:table-cell office:value-type="float" office:value="10.468662272" calcext:value-type="float">
            <text:p>10.468662272</text:p>
          </table:table-cell>
        </table:table-row>
        <table:table-row table:style-name="ro1">
          <table:table-cell office:value-type="float" office:value="9.097669376" calcext:value-type="float">
            <text:p>9.097669376</text:p>
          </table:table-cell>
        </table:table-row>
        <table:table-row table:style-name="ro1">
          <table:table-cell office:value-type="float" office:value="6.268337152" calcext:value-type="float">
            <text:p>6.268337152</text:p>
          </table:table-cell>
        </table:table-row>
        <table:table-row table:style-name="ro1">
          <table:table-cell office:value-type="float" office:value="24.940976128" calcext:value-type="float">
            <text:p>24.940976128</text:p>
          </table:table-cell>
        </table:table-row>
        <table:table-row table:style-name="ro1">
          <table:table-cell office:value-type="float" office:value="24.414446848" calcext:value-type="float">
            <text:p>24.414446848</text:p>
          </table:table-cell>
        </table:table-row>
        <table:table-row table:style-name="ro1">
          <table:table-cell office:value-type="float" office:value="23.86425856" calcext:value-type="float">
            <text:p>23.86425856</text:p>
          </table:table-cell>
        </table:table-row>
        <table:table-row table:style-name="ro1">
          <table:table-cell office:value-type="float" office:value="22.35415808" calcext:value-type="float">
            <text:p>22.35415808</text:p>
          </table:table-cell>
        </table:table-row>
        <table:table-row table:style-name="ro1">
          <table:table-cell office:value-type="float" office:value="20.984993792" calcext:value-type="float">
            <text:p>20.984993792</text:p>
          </table:table-cell>
        </table:table-row>
        <table:table-row table:style-name="ro1">
          <table:table-cell office:value-type="float" office:value="19.867915008" calcext:value-type="float">
            <text:p>19.867915008</text:p>
          </table:table-cell>
        </table:table-row>
        <table:table-row table:style-name="ro1">
          <table:table-cell office:value-type="float" office:value="17.2862528" calcext:value-type="float">
            <text:p>17.2862528</text:p>
          </table:table-cell>
        </table:table-row>
        <table:table-row table:style-name="ro1">
          <table:table-cell office:value-type="float" office:value="16.404283136" calcext:value-type="float">
            <text:p>16.404283136</text:p>
          </table:table-cell>
        </table:table-row>
        <table:table-row table:style-name="ro1">
          <table:table-cell office:value-type="float" office:value="16.188875776" calcext:value-type="float">
            <text:p>16.188875776</text:p>
          </table:table-cell>
        </table:table-row>
        <table:table-row table:style-name="ro1">
          <table:table-cell office:value-type="float" office:value="2.449520128" calcext:value-type="float">
            <text:p>2.449520128</text:p>
          </table:table-cell>
        </table:table-row>
        <table:table-row table:style-name="ro1">
          <table:table-cell office:value-type="float" office:value="2.40363776" calcext:value-type="float">
            <text:p>2.40363776</text:p>
          </table:table-cell>
        </table:table-row>
        <table:table-row table:style-name="ro1">
          <table:table-cell office:value-type="float" office:value="2.477244416" calcext:value-type="float">
            <text:p>2.477244416</text:p>
          </table:table-cell>
        </table:table-row>
        <table:table-row table:style-name="ro1">
          <table:table-cell office:value-type="float" office:value="2.4294592" calcext:value-type="float">
            <text:p>2.4294592</text:p>
          </table:table-cell>
        </table:table-row>
        <table:table-row table:style-name="ro1">
          <table:table-cell office:value-type="float" office:value="2.504312576" calcext:value-type="float">
            <text:p>2.504312576</text:p>
          </table:table-cell>
        </table:table-row>
        <table:table-row table:style-name="ro1">
          <table:table-cell office:value-type="float" office:value="2.453849344" calcext:value-type="float">
            <text:p>2.453849344</text:p>
          </table:table-cell>
        </table:table-row>
        <table:table-row table:style-name="ro1">
          <table:table-cell office:value-type="float" office:value="2.493711104" calcext:value-type="float">
            <text:p>2.493711104</text:p>
          </table:table-cell>
        </table:table-row>
        <table:table-row table:style-name="ro1">
          <table:table-cell office:value-type="float" office:value="2.550263296" calcext:value-type="float">
            <text:p>2.550263296</text:p>
          </table:table-cell>
        </table:table-row>
        <table:table-row table:style-name="ro1">
          <table:table-cell office:value-type="float" office:value="2.617963008" calcext:value-type="float">
            <text:p>2.617963008</text:p>
          </table:table-cell>
        </table:table-row>
        <table:table-row table:style-name="ro1">
          <table:table-cell office:value-type="float" office:value="2.607220992" calcext:value-type="float">
            <text:p>2.607220992</text:p>
          </table:table-cell>
        </table:table-row>
        <table:table-row table:style-name="ro1">
          <table:table-cell office:value-type="float" office:value="2.598772736" calcext:value-type="float">
            <text:p>2.598772736</text:p>
          </table:table-cell>
        </table:table-row>
        <table:table-row table:style-name="ro1">
          <table:table-cell office:value-type="float" office:value="2.677844992" calcext:value-type="float">
            <text:p>2.677844992</text:p>
          </table:table-cell>
        </table:table-row>
        <table:table-row table:style-name="ro1">
          <table:table-cell office:value-type="float" office:value="2.67617792" calcext:value-type="float">
            <text:p>2.67617792</text:p>
          </table:table-cell>
        </table:table-row>
        <table:table-row table:style-name="ro1">
          <table:table-cell office:value-type="float" office:value="2.803844864" calcext:value-type="float">
            <text:p>2.803844864</text:p>
          </table:table-cell>
        </table:table-row>
        <table:table-row table:style-name="ro1">
          <table:table-cell office:value-type="float" office:value="3.48410752" calcext:value-type="float">
            <text:p>3.48410752</text:p>
          </table:table-cell>
        </table:table-row>
        <table:table-row table:style-name="ro1">
          <table:table-cell office:value-type="float" office:value="2.596118272" calcext:value-type="float">
            <text:p>2.596118272</text:p>
          </table:table-cell>
        </table:table-row>
        <table:table-row table:style-name="ro1">
          <table:table-cell office:value-type="float" office:value="2.86454272" calcext:value-type="float">
            <text:p>2.86454272</text:p>
          </table:table-cell>
        </table:table-row>
        <table:table-row table:style-name="ro1">
          <table:table-cell office:value-type="float" office:value="2.541725696" calcext:value-type="float">
            <text:p>2.541725696</text:p>
          </table:table-cell>
        </table:table-row>
        <table:table-row table:style-name="ro1">
          <table:table-cell office:value-type="float" office:value="2.983981568" calcext:value-type="float">
            <text:p>2.983981568</text:p>
          </table:table-cell>
        </table:table-row>
        <table:table-row table:style-name="ro1">
          <table:table-cell office:value-type="float" office:value="2.730278656" calcext:value-type="float">
            <text:p>2.730278656</text:p>
          </table:table-cell>
        </table:table-row>
        <table:table-row table:style-name="ro1">
          <table:table-cell office:value-type="float" office:value="2.988784896" calcext:value-type="float">
            <text:p>2.988784896</text:p>
          </table:table-cell>
        </table:table-row>
        <table:table-row table:style-name="ro1">
          <table:table-cell office:value-type="float" office:value="2.753976064" calcext:value-type="float">
            <text:p>2.753976064</text:p>
          </table:table-cell>
        </table:table-row>
        <table:table-row table:style-name="ro1">
          <table:table-cell office:value-type="float" office:value="3.184964608" calcext:value-type="float">
            <text:p>3.184964608</text:p>
          </table:table-cell>
        </table:table-row>
        <table:table-row table:style-name="ro1">
          <table:table-cell office:value-type="float" office:value="2.905305344" calcext:value-type="float">
            <text:p>2.905305344</text:p>
          </table:table-cell>
        </table:table-row>
        <table:table-row table:style-name="ro1">
          <table:table-cell office:value-type="float" office:value="3.149060608" calcext:value-type="float">
            <text:p>3.149060608</text:p>
          </table:table-cell>
        </table:table-row>
        <table:table-row table:style-name="ro1">
          <table:table-cell office:value-type="float" office:value="2.929959168" calcext:value-type="float">
            <text:p>2.929959168</text:p>
          </table:table-cell>
        </table:table-row>
        <table:table-row table:style-name="ro1">
          <table:table-cell office:value-type="float" office:value="3.269187328" calcext:value-type="float">
            <text:p>3.269187328</text:p>
          </table:table-cell>
        </table:table-row>
        <table:table-row table:style-name="ro1">
          <table:table-cell office:value-type="float" office:value="3.111250688" calcext:value-type="float">
            <text:p>3.111250688</text:p>
          </table:table-cell>
        </table:table-row>
        <table:table-row table:style-name="ro1">
          <table:table-cell office:value-type="float" office:value="4.239978496" calcext:value-type="float">
            <text:p>4.239978496</text:p>
          </table:table-cell>
        </table:table-row>
        <table:table-row table:style-name="ro1">
          <table:table-cell office:value-type="float" office:value="3.211099392" calcext:value-type="float">
            <text:p>3.211099392</text:p>
          </table:table-cell>
        </table:table-row>
        <table:table-row table:style-name="ro1">
          <table:table-cell office:value-type="float" office:value="3.78763264" calcext:value-type="float">
            <text:p>3.78763264</text:p>
          </table:table-cell>
        </table:table-row>
        <table:table-row table:style-name="ro1">
          <table:table-cell office:value-type="float" office:value="3.475921408" calcext:value-type="float">
            <text:p>3.475921408</text:p>
          </table:table-cell>
        </table:table-row>
        <table:table-row table:style-name="ro1">
          <table:table-cell office:value-type="float" office:value="3.819105536" calcext:value-type="float">
            <text:p>3.819105536</text:p>
          </table:table-cell>
        </table:table-row>
        <table:table-row table:style-name="ro1">
          <table:table-cell office:value-type="float" office:value="3.73295616" calcext:value-type="float">
            <text:p>3.73295616</text:p>
          </table:table-cell>
        </table:table-row>
        <table:table-row table:style-name="ro1">
          <table:table-cell office:value-type="float" office:value="4.437732608" calcext:value-type="float">
            <text:p>4.437732608</text:p>
          </table:table-cell>
        </table:table-row>
        <table:table-row table:style-name="ro1">
          <table:table-cell office:value-type="float" office:value="4.068333824" calcext:value-type="float">
            <text:p>4.068333824</text:p>
          </table:table-cell>
        </table:table-row>
        <table:table-row table:style-name="ro1">
          <table:table-cell office:value-type="float" office:value="4.748449792" calcext:value-type="float">
            <text:p>4.748449792</text:p>
          </table:table-cell>
        </table:table-row>
        <table:table-row table:style-name="ro1">
          <table:table-cell office:value-type="float" office:value="4.33985792" calcext:value-type="float">
            <text:p>4.33985792</text:p>
          </table:table-cell>
        </table:table-row>
        <table:table-row table:style-name="ro1">
          <table:table-cell office:value-type="float" office:value="3.643206912" calcext:value-type="float">
            <text:p>3.643206912</text:p>
          </table:table-cell>
        </table:table-row>
        <table:table-row table:style-name="ro1">
          <table:table-cell office:value-type="float" office:value="5.271787264" calcext:value-type="float">
            <text:p>5.271787264</text:p>
          </table:table-cell>
        </table:table-row>
        <table:table-row table:style-name="ro1">
          <table:table-cell office:value-type="float" office:value="5.069737984" calcext:value-type="float">
            <text:p>5.069737984</text:p>
          </table:table-cell>
        </table:table-row>
        <table:table-row table:style-name="ro1">
          <table:table-cell office:value-type="float" office:value="5.146521344" calcext:value-type="float">
            <text:p>5.146521344</text:p>
          </table:table-cell>
        </table:table-row>
        <table:table-row table:style-name="ro1">
          <table:table-cell office:value-type="float" office:value="4.37497216" calcext:value-type="float">
            <text:p>4.37497216</text:p>
          </table:table-cell>
        </table:table-row>
        <table:table-row table:style-name="ro1">
          <table:table-cell office:value-type="float" office:value="4.148404992" calcext:value-type="float">
            <text:p>4.148404992</text:p>
          </table:table-cell>
        </table:table-row>
        <table:table-row table:style-name="ro1">
          <table:table-cell office:value-type="float" office:value="6.11348736" calcext:value-type="float">
            <text:p>6.11348736</text:p>
          </table:table-cell>
        </table:table-row>
        <table:table-row table:style-name="ro1">
          <table:table-cell office:value-type="float" office:value="5.684275968" calcext:value-type="float">
            <text:p>5.684275968</text:p>
          </table:table-cell>
        </table:table-row>
        <table:table-row table:style-name="ro1">
          <table:table-cell office:value-type="float" office:value="4.594079744" calcext:value-type="float">
            <text:p>4.594079744</text:p>
          </table:table-cell>
        </table:table-row>
        <table:table-row table:style-name="ro1">
          <table:table-cell office:value-type="float" office:value="4.987131648" calcext:value-type="float">
            <text:p>4.987131648</text:p>
          </table:table-cell>
        </table:table-row>
        <table:table-row table:style-name="ro1">
          <table:table-cell office:value-type="float" office:value="5.944533248" calcext:value-type="float">
            <text:p>5.944533248</text:p>
          </table:table-cell>
        </table:table-row>
        <table:table-row table:style-name="ro1">
          <table:table-cell office:value-type="float" office:value="6.952700672" calcext:value-type="float">
            <text:p>6.952700672</text:p>
          </table:table-cell>
        </table:table-row>
        <table:table-row table:style-name="ro1">
          <table:table-cell office:value-type="float" office:value="6.63695616" calcext:value-type="float">
            <text:p>6.63695616</text:p>
          </table:table-cell>
        </table:table-row>
        <table:table-row table:style-name="ro1">
          <table:table-cell office:value-type="float" office:value="5.717228032" calcext:value-type="float">
            <text:p>5.717228032</text:p>
          </table:table-cell>
        </table:table-row>
        <table:table-row table:style-name="ro1">
          <table:table-cell office:value-type="float" office:value="5.996578048" calcext:value-type="float">
            <text:p>5.996578048</text:p>
          </table:table-cell>
        </table:table-row>
        <table:table-row table:style-name="ro1">
          <table:table-cell office:value-type="float" office:value="5.623854336" calcext:value-type="float">
            <text:p>5.623854336</text:p>
          </table:table-cell>
        </table:table-row>
        <table:table-row table:style-name="ro1">
          <table:table-cell office:value-type="float" office:value="8.219365888" calcext:value-type="float">
            <text:p>8.219365888</text:p>
          </table:table-cell>
        </table:table-row>
        <table:table-row table:style-name="ro1">
          <table:table-cell office:value-type="float" office:value="7.865082112" calcext:value-type="float">
            <text:p>7.865082112</text:p>
          </table:table-cell>
        </table:table-row>
        <table:table-row table:style-name="ro1">
          <table:table-cell office:value-type="float" office:value="6.90740992" calcext:value-type="float">
            <text:p>6.90740992</text:p>
          </table:table-cell>
        </table:table-row>
        <table:table-row table:style-name="ro1">
          <table:table-cell office:value-type="float" office:value="7.215676928" calcext:value-type="float">
            <text:p>7.215676928</text:p>
          </table:table-cell>
        </table:table-row>
        <table:table-row table:style-name="ro1">
          <table:table-cell office:value-type="float" office:value="7.143078656" calcext:value-type="float">
            <text:p>7.143078656</text:p>
          </table:table-cell>
        </table:table-row>
        <table:table-row table:style-name="ro1">
          <table:table-cell office:value-type="float" office:value="10.457741824" calcext:value-type="float">
            <text:p>10.457741824</text:p>
          </table:table-cell>
        </table:table-row>
        <table:table-row table:style-name="ro1">
          <table:table-cell office:value-type="float" office:value="9.57095936" calcext:value-type="float">
            <text:p>9.57095936</text:p>
          </table:table-cell>
        </table:table-row>
        <table:table-row table:style-name="ro1">
          <table:table-cell office:value-type="float" office:value="8.119635456" calcext:value-type="float">
            <text:p>8.119635456</text:p>
          </table:table-cell>
        </table:table-row>
        <table:table-row table:style-name="ro1">
          <table:table-cell office:value-type="float" office:value="8.912296448" calcext:value-type="float">
            <text:p>8.912296448</text:p>
          </table:table-cell>
        </table:table-row>
        <table:table-row table:style-name="ro1">
          <table:table-cell office:value-type="float" office:value="8.707389952" calcext:value-type="float">
            <text:p>8.707389952</text:p>
          </table:table-cell>
        </table:table-row>
        <table:table-row table:style-name="ro1">
          <table:table-cell office:value-type="float" office:value="7.39816448" calcext:value-type="float">
            <text:p>7.39816448</text:p>
          </table:table-cell>
        </table:table-row>
      </table:table>
      <table:table table:name="20T_20P_20S" table:style-name="ta1">
        <table:table-column table:style-name="co8" table:default-cell-style-name="Default"/>
        <table:table-row table:style-name="ro1">
          <table:table-cell office:value-type="float" office:value="0.127311616" calcext:value-type="float">
            <text:p>0.127311616</text:p>
          </table:table-cell>
        </table:table-row>
        <table:table-row table:style-name="ro1">
          <table:table-cell office:value-type="float" office:value="0.115973632" calcext:value-type="float">
            <text:p>0.115973632</text:p>
          </table:table-cell>
        </table:table-row>
        <table:table-row table:style-name="ro1">
          <table:table-cell office:value-type="float" office:value="0.017439744" calcext:value-type="float">
            <text:p>0.017439744</text:p>
          </table:table-cell>
        </table:table-row>
        <table:table-row table:style-name="ro1">
          <table:table-cell office:value-type="float" office:value="0.116359424" calcext:value-type="float">
            <text:p>0.116359424</text:p>
          </table:table-cell>
        </table:table-row>
        <table:table-row table:style-name="ro1">
          <table:table-cell office:value-type="float" office:value="0.104997632" calcext:value-type="float">
            <text:p>0.104997632</text:p>
          </table:table-cell>
        </table:table-row>
        <table:table-row table:style-name="ro1">
          <table:table-cell office:value-type="float" office:value="0.001191936" calcext:value-type="float">
            <text:p>0.001191936</text:p>
          </table:table-cell>
        </table:table-row>
        <table:table-row table:style-name="ro1">
          <table:table-cell office:value-type="float" office:value="0.105317888" calcext:value-type="float">
            <text:p>0.105317888</text:p>
          </table:table-cell>
        </table:table-row>
        <table:table-row table:style-name="ro1">
          <table:table-cell office:value-type="float" office:value="0.087131392" calcext:value-type="float">
            <text:p>0.087131392</text:p>
          </table:table-cell>
        </table:table-row>
        <table:table-row table:style-name="ro1">
          <table:table-cell office:value-type="float" office:value="0.087527168" calcext:value-type="float">
            <text:p>0.087527168</text:p>
          </table:table-cell>
        </table:table-row>
        <table:table-row table:style-name="ro1">
          <table:table-cell office:value-type="float" office:value="0.071152896" calcext:value-type="float">
            <text:p>0.071152896</text:p>
          </table:table-cell>
        </table:table-row>
        <table:table-row table:style-name="ro1">
          <table:table-cell office:value-type="float" office:value="0.07143808" calcext:value-type="float">
            <text:p>0.07143808</text:p>
          </table:table-cell>
        </table:table-row>
        <table:table-row table:style-name="ro1">
          <table:table-cell office:value-type="float" office:value="0.058448384" calcext:value-type="float">
            <text:p>0.058448384</text:p>
          </table:table-cell>
        </table:table-row>
        <table:table-row table:style-name="ro1">
          <table:table-cell office:value-type="float" office:value="0.058687744" calcext:value-type="float">
            <text:p>0.058687744</text:p>
          </table:table-cell>
        </table:table-row>
        <table:table-row table:style-name="ro1">
          <table:table-cell office:value-type="float" office:value="0.0474368" calcext:value-type="float">
            <text:p>0.0474368</text:p>
          </table:table-cell>
        </table:table-row>
        <table:table-row table:style-name="ro1">
          <table:table-cell office:value-type="float" office:value="0.04766976" calcext:value-type="float">
            <text:p>0.04766976</text:p>
          </table:table-cell>
        </table:table-row>
        <table:table-row table:style-name="ro1">
          <table:table-cell office:value-type="float" office:value="0.03649664" calcext:value-type="float">
            <text:p>0.03649664</text:p>
          </table:table-cell>
        </table:table-row>
        <table:table-row table:style-name="ro1">
          <table:table-cell office:value-type="float" office:value="0.059134976" calcext:value-type="float">
            <text:p>0.059134976</text:p>
          </table:table-cell>
        </table:table-row>
        <table:table-row table:style-name="ro1">
          <table:table-cell office:value-type="float" office:value="0.059128832" calcext:value-type="float">
            <text:p>0.059128832</text:p>
          </table:table-cell>
        </table:table-row>
        <table:table-row table:style-name="ro1">
          <table:table-cell office:value-type="float" office:value="0.003510272" calcext:value-type="float">
            <text:p>0.003510272</text:p>
          </table:table-cell>
        </table:table-row>
        <table:table-row table:style-name="ro1">
          <table:table-cell office:value-type="float" office:value="0.105648896" calcext:value-type="float">
            <text:p>0.105648896</text:p>
          </table:table-cell>
        </table:table-row>
        <table:table-row table:style-name="ro1">
          <table:table-cell office:value-type="float" office:value="0.088071936" calcext:value-type="float">
            <text:p>0.088071936</text:p>
          </table:table-cell>
        </table:table-row>
        <table:table-row table:style-name="ro1">
          <table:table-cell office:value-type="float" office:value="0.04819328" calcext:value-type="float">
            <text:p>0.04819328</text:p>
          </table:table-cell>
        </table:table-row>
        <table:table-row table:style-name="ro1">
          <table:table-cell office:value-type="float" office:value="0.048177408" calcext:value-type="float">
            <text:p>0.048177408</text:p>
          </table:table-cell>
        </table:table-row>
        <table:table-row table:style-name="ro1">
          <table:table-cell office:value-type="float" office:value="0.088486656" calcext:value-type="float">
            <text:p>0.088486656</text:p>
          </table:table-cell>
        </table:table-row>
        <table:table-row table:style-name="ro1">
          <table:table-cell office:value-type="float" office:value="0.071864576" calcext:value-type="float">
            <text:p>0.071864576</text:p>
          </table:table-cell>
        </table:table-row>
        <table:table-row table:style-name="ro1">
          <table:table-cell office:value-type="float" office:value="0.036945152" calcext:value-type="float">
            <text:p>0.036945152</text:p>
          </table:table-cell>
        </table:table-row>
        <table:table-row table:style-name="ro1">
          <table:table-cell office:value-type="float" office:value="0.036900608" calcext:value-type="float">
            <text:p>0.036900608</text:p>
          </table:table-cell>
        </table:table-row>
        <table:table-row table:style-name="ro1">
          <table:table-cell office:value-type="float" office:value="0.072229632" calcext:value-type="float">
            <text:p>0.072229632</text:p>
          </table:table-cell>
        </table:table-row>
        <table:table-row table:style-name="ro1">
          <table:table-cell office:value-type="float" office:value="0.060195584" calcext:value-type="float">
            <text:p>0.060195584</text:p>
          </table:table-cell>
        </table:table-row>
        <table:table-row table:style-name="ro1">
          <table:table-cell office:value-type="float" office:value="0.02608384" calcext:value-type="float">
            <text:p>0.02608384</text:p>
          </table:table-cell>
        </table:table-row>
        <table:table-row table:style-name="ro1">
          <table:table-cell office:value-type="float" office:value="0.026056704" calcext:value-type="float">
            <text:p>0.026056704</text:p>
          </table:table-cell>
        </table:table-row>
        <table:table-row table:style-name="ro1">
          <table:table-cell office:value-type="float" office:value="0.06054016" calcext:value-type="float">
            <text:p>0.06054016</text:p>
          </table:table-cell>
        </table:table-row>
        <table:table-row table:style-name="ro1">
          <table:table-cell office:value-type="float" office:value="0.0491136" calcext:value-type="float">
            <text:p>0.0491136</text:p>
          </table:table-cell>
        </table:table-row>
        <table:table-row table:style-name="ro1">
          <table:table-cell office:value-type="float" office:value="0.015663616" calcext:value-type="float">
            <text:p>0.015663616</text:p>
          </table:table-cell>
        </table:table-row>
        <table:table-row table:style-name="ro1">
          <table:table-cell office:value-type="float" office:value="0.015649024" calcext:value-type="float">
            <text:p>0.015649024</text:p>
          </table:table-cell>
        </table:table-row>
        <table:table-row table:style-name="ro1">
          <table:table-cell office:value-type="float" office:value="0.049432064" calcext:value-type="float">
            <text:p>0.049432064</text:p>
          </table:table-cell>
        </table:table-row>
        <table:table-row table:style-name="ro1">
          <table:table-cell office:value-type="float" office:value="0.037814784" calcext:value-type="float">
            <text:p>0.037814784</text:p>
          </table:table-cell>
        </table:table-row>
        <table:table-row table:style-name="ro1">
          <table:table-cell office:value-type="float" office:value="0.005083392" calcext:value-type="float">
            <text:p>0.005083392</text:p>
          </table:table-cell>
        </table:table-row>
        <table:table-row table:style-name="ro1">
          <table:table-cell office:value-type="float" office:value="0.005063936" calcext:value-type="float">
            <text:p>0.005063936</text:p>
          </table:table-cell>
        </table:table-row>
        <table:table-row table:style-name="ro1">
          <table:table-cell office:value-type="float" office:value="0.038153216" calcext:value-type="float">
            <text:p>0.038153216</text:p>
          </table:table-cell>
        </table:table-row>
        <table:table-row table:style-name="ro1">
          <table:table-cell office:value-type="float" office:value="0.026877952" calcext:value-type="float">
            <text:p>0.026877952</text:p>
          </table:table-cell>
        </table:table-row>
        <table:table-row table:style-name="ro1">
          <table:table-cell office:value-type="float" office:value="0.027250944" calcext:value-type="float">
            <text:p>0.027250944</text:p>
          </table:table-cell>
        </table:table-row>
        <table:table-row table:style-name="ro1">
          <table:table-cell office:value-type="float" office:value="0.01628928" calcext:value-type="float">
            <text:p>0.01628928</text:p>
          </table:table-cell>
        </table:table-row>
        <table:table-row table:style-name="ro1">
          <table:table-cell office:value-type="float" office:value="0.016451072" calcext:value-type="float">
            <text:p>0.016451072</text:p>
          </table:table-cell>
        </table:table-row>
        <table:table-row table:style-name="ro1">
          <table:table-cell office:value-type="float" office:value="0.005583616" calcext:value-type="float">
            <text:p>0.005583616</text:p>
          </table:table-cell>
        </table:table-row>
        <table:table-row table:style-name="ro1">
          <table:table-cell office:value-type="float" office:value="0.005764864" calcext:value-type="float">
            <text:p>0.005764864</text:p>
          </table:table-cell>
        </table:table-row>
        <table:table-row table:style-name="ro1">
          <table:table-cell office:value-type="float" office:value="0.164897024" calcext:value-type="float">
            <text:p>0.164897024</text:p>
          </table:table-cell>
        </table:table-row>
        <table:table-row table:style-name="ro1">
          <table:table-cell office:value-type="float" office:value="0.182331392" calcext:value-type="float">
            <text:p>0.182331392</text:p>
          </table:table-cell>
        </table:table-row>
        <table:table-row table:style-name="ro1">
          <table:table-cell office:value-type="float" office:value="0.182349056" calcext:value-type="float">
            <text:p>0.182349056</text:p>
          </table:table-cell>
        </table:table-row>
        <table:table-row table:style-name="ro1">
          <table:table-cell office:value-type="float" office:value="0.182358016" calcext:value-type="float">
            <text:p>0.182358016</text:p>
          </table:table-cell>
        </table:table-row>
        <table:table-row table:style-name="ro1">
          <table:table-cell office:value-type="float" office:value="0.18237056" calcext:value-type="float">
            <text:p>0.18237056</text:p>
          </table:table-cell>
        </table:table-row>
        <table:table-row table:style-name="ro1">
          <table:table-cell office:value-type="float" office:value="0.183217664" calcext:value-type="float">
            <text:p>0.183217664</text:p>
          </table:table-cell>
        </table:table-row>
        <table:table-row table:style-name="ro1">
          <table:table-cell office:value-type="float" office:value="0.171939584" calcext:value-type="float">
            <text:p>0.171939584</text:p>
          </table:table-cell>
        </table:table-row>
        <table:table-row table:style-name="ro1">
          <table:table-cell office:value-type="float" office:value="0.171937024" calcext:value-type="float">
            <text:p>0.171937024</text:p>
          </table:table-cell>
        </table:table-row>
        <table:table-row table:style-name="ro1">
          <table:table-cell office:value-type="float" office:value="0.171937024" calcext:value-type="float">
            <text:p>0.171937024</text:p>
          </table:table-cell>
        </table:table-row>
        <table:table-row table:style-name="ro1">
          <table:table-cell office:value-type="float" office:value="0.171935744" calcext:value-type="float">
            <text:p>0.171935744</text:p>
          </table:table-cell>
        </table:table-row>
        <table:table-row table:style-name="ro1">
          <table:table-cell office:value-type="float" office:value="0.171951872" calcext:value-type="float">
            <text:p>0.171951872</text:p>
          </table:table-cell>
        </table:table-row>
        <table:table-row table:style-name="ro1">
          <table:table-cell office:value-type="float" office:value="0.172776192" calcext:value-type="float">
            <text:p>0.172776192</text:p>
          </table:table-cell>
        </table:table-row>
        <table:table-row table:style-name="ro1">
          <table:table-cell office:value-type="float" office:value="0.159045632" calcext:value-type="float">
            <text:p>0.159045632</text:p>
          </table:table-cell>
        </table:table-row>
        <table:table-row table:style-name="ro1">
          <table:table-cell office:value-type="float" office:value="0.159058432" calcext:value-type="float">
            <text:p>0.159058432</text:p>
          </table:table-cell>
        </table:table-row>
        <table:table-row table:style-name="ro1">
          <table:table-cell office:value-type="float" office:value="0.159067136" calcext:value-type="float">
            <text:p>0.159067136</text:p>
          </table:table-cell>
        </table:table-row>
        <table:table-row table:style-name="ro1">
          <table:table-cell office:value-type="float" office:value="0.1590848" calcext:value-type="float">
            <text:p>0.1590848</text:p>
          </table:table-cell>
        </table:table-row>
        <table:table-row table:style-name="ro1">
          <table:table-cell office:value-type="float" office:value="0.159101184" calcext:value-type="float">
            <text:p>0.159101184</text:p>
          </table:table-cell>
        </table:table-row>
        <table:table-row table:style-name="ro1">
          <table:table-cell office:value-type="float" office:value="0.159827968" calcext:value-type="float">
            <text:p>0.159827968</text:p>
          </table:table-cell>
        </table:table-row>
        <table:table-row table:style-name="ro1">
          <table:table-cell office:value-type="float" office:value="0.147951616" calcext:value-type="float">
            <text:p>0.147951616</text:p>
          </table:table-cell>
        </table:table-row>
        <table:table-row table:style-name="ro1">
          <table:table-cell office:value-type="float" office:value="0.147941376" calcext:value-type="float">
            <text:p>0.147941376</text:p>
          </table:table-cell>
        </table:table-row>
        <table:table-row table:style-name="ro1">
          <table:table-cell office:value-type="float" office:value="0.147943936" calcext:value-type="float">
            <text:p>0.147943936</text:p>
          </table:table-cell>
        </table:table-row>
        <table:table-row table:style-name="ro1">
          <table:table-cell office:value-type="float" office:value="0.147953152" calcext:value-type="float">
            <text:p>0.147953152</text:p>
          </table:table-cell>
        </table:table-row>
        <table:table-row table:style-name="ro1">
          <table:table-cell office:value-type="float" office:value="0.1479616" calcext:value-type="float">
            <text:p>0.1479616</text:p>
          </table:table-cell>
        </table:table-row>
        <table:table-row table:style-name="ro1">
          <table:table-cell office:value-type="float" office:value="0.184758016" calcext:value-type="float">
            <text:p>0.184758016</text:p>
          </table:table-cell>
        </table:table-row>
        <table:table-row table:style-name="ro1">
          <table:table-cell office:value-type="float" office:value="0.173569536" calcext:value-type="float">
            <text:p>0.173569536</text:p>
          </table:table-cell>
        </table:table-row>
        <table:table-row table:style-name="ro1">
          <table:table-cell office:value-type="float" office:value="0.173562368" calcext:value-type="float">
            <text:p>0.173562368</text:p>
          </table:table-cell>
        </table:table-row>
        <table:table-row table:style-name="ro1">
          <table:table-cell office:value-type="float" office:value="0.173562112" calcext:value-type="float">
            <text:p>0.173562112</text:p>
          </table:table-cell>
        </table:table-row>
        <table:table-row table:style-name="ro1">
          <table:table-cell office:value-type="float" office:value="0.173573888" calcext:value-type="float">
            <text:p>0.173573888</text:p>
          </table:table-cell>
        </table:table-row>
        <table:table-row table:style-name="ro1">
          <table:table-cell office:value-type="float" office:value="0.173586432" calcext:value-type="float">
            <text:p>0.173586432</text:p>
          </table:table-cell>
        </table:table-row>
        <table:table-row table:style-name="ro1">
          <table:table-cell office:value-type="float" office:value="0.17437952" calcext:value-type="float">
            <text:p>0.17437952</text:p>
          </table:table-cell>
        </table:table-row>
        <table:table-row table:style-name="ro1">
          <table:table-cell office:value-type="float" office:value="0.163284992" calcext:value-type="float">
            <text:p>0.163284992</text:p>
          </table:table-cell>
        </table:table-row>
        <table:table-row table:style-name="ro1">
          <table:table-cell office:value-type="float" office:value="0.163271168" calcext:value-type="float">
            <text:p>0.163271168</text:p>
          </table:table-cell>
        </table:table-row>
        <table:table-row table:style-name="ro1">
          <table:table-cell office:value-type="float" office:value="0.163273984" calcext:value-type="float">
            <text:p>0.163273984</text:p>
          </table:table-cell>
        </table:table-row>
        <table:table-row table:style-name="ro1">
          <table:table-cell office:value-type="float" office:value="0.163283968" calcext:value-type="float">
            <text:p>0.163283968</text:p>
          </table:table-cell>
        </table:table-row>
        <table:table-row table:style-name="ro1">
          <table:table-cell office:value-type="float" office:value="0.163293184" calcext:value-type="float">
            <text:p>0.163293184</text:p>
          </table:table-cell>
        </table:table-row>
        <table:table-row table:style-name="ro1">
          <table:table-cell office:value-type="float" office:value="0.164118016" calcext:value-type="float">
            <text:p>0.164118016</text:p>
          </table:table-cell>
        </table:table-row>
        <table:table-row table:style-name="ro1">
          <table:table-cell office:value-type="float" office:value="0.152394752" calcext:value-type="float">
            <text:p>0.152394752</text:p>
          </table:table-cell>
        </table:table-row>
        <table:table-row table:style-name="ro1">
          <table:table-cell office:value-type="float" office:value="0.152361472" calcext:value-type="float">
            <text:p>0.152361472</text:p>
          </table:table-cell>
        </table:table-row>
        <table:table-row table:style-name="ro1">
          <table:table-cell office:value-type="float" office:value="0.152343552" calcext:value-type="float">
            <text:p>0.152343552</text:p>
          </table:table-cell>
        </table:table-row>
        <table:table-row table:style-name="ro1">
          <table:table-cell office:value-type="float" office:value="0.152322816" calcext:value-type="float">
            <text:p>0.152322816</text:p>
          </table:table-cell>
        </table:table-row>
        <table:table-row table:style-name="ro1">
          <table:table-cell office:value-type="float" office:value="0.152310016" calcext:value-type="float">
            <text:p>0.152310016</text:p>
          </table:table-cell>
        </table:table-row>
        <table:table-row table:style-name="ro1">
          <table:table-cell office:value-type="float" office:value="0.216284928" calcext:value-type="float">
            <text:p>0.216284928</text:p>
          </table:table-cell>
        </table:table-row>
        <table:table-row table:style-name="ro1">
          <table:table-cell office:value-type="float" office:value="0.203400704" calcext:value-type="float">
            <text:p>0.203400704</text:p>
          </table:table-cell>
        </table:table-row>
        <table:table-row table:style-name="ro1">
          <table:table-cell office:value-type="float" office:value="0.203398656" calcext:value-type="float">
            <text:p>0.203398656</text:p>
          </table:table-cell>
        </table:table-row>
        <table:table-row table:style-name="ro1">
          <table:table-cell office:value-type="float" office:value="0.203405312" calcext:value-type="float">
            <text:p>0.203405312</text:p>
          </table:table-cell>
        </table:table-row>
        <table:table-row table:style-name="ro1">
          <table:table-cell office:value-type="float" office:value="0.203419136" calcext:value-type="float">
            <text:p>0.203419136</text:p>
          </table:table-cell>
        </table:table-row>
        <table:table-row table:style-name="ro1">
          <table:table-cell office:value-type="float" office:value="0.203435008" calcext:value-type="float">
            <text:p>0.203435008</text:p>
          </table:table-cell>
        </table:table-row>
        <table:table-row table:style-name="ro1">
          <table:table-cell office:value-type="float" office:value="0.204248064" calcext:value-type="float">
            <text:p>0.204248064</text:p>
          </table:table-cell>
        </table:table-row>
        <table:table-row table:style-name="ro1">
          <table:table-cell office:value-type="float" office:value="0.191800832" calcext:value-type="float">
            <text:p>0.191800832</text:p>
          </table:table-cell>
        </table:table-row>
        <table:table-row table:style-name="ro1">
          <table:table-cell office:value-type="float" office:value="0.191798272" calcext:value-type="float">
            <text:p>0.191798272</text:p>
          </table:table-cell>
        </table:table-row>
        <table:table-row table:style-name="ro1">
          <table:table-cell office:value-type="float" office:value="0.19180032" calcext:value-type="float">
            <text:p>0.19180032</text:p>
          </table:table-cell>
        </table:table-row>
        <table:table-row table:style-name="ro1">
          <table:table-cell office:value-type="float" office:value="0.191814656" calcext:value-type="float">
            <text:p>0.191814656</text:p>
          </table:table-cell>
        </table:table-row>
        <table:table-row table:style-name="ro1">
          <table:table-cell office:value-type="float" office:value="0.191829248" calcext:value-type="float">
            <text:p>0.191829248</text:p>
          </table:table-cell>
        </table:table-row>
        <table:table-row table:style-name="ro1">
          <table:table-cell office:value-type="float" office:value="0.1926016" calcext:value-type="float">
            <text:p>0.1926016</text:p>
          </table:table-cell>
        </table:table-row>
        <table:table-row table:style-name="ro1">
          <table:table-cell office:value-type="float" office:value="0.181418496" calcext:value-type="float">
            <text:p>0.181418496</text:p>
          </table:table-cell>
        </table:table-row>
        <table:table-row table:style-name="ro1">
          <table:table-cell office:value-type="float" office:value="0.181412352" calcext:value-type="float">
            <text:p>0.181412352</text:p>
          </table:table-cell>
        </table:table-row>
        <table:table-row table:style-name="ro1">
          <table:table-cell office:value-type="float" office:value="0.181417472" calcext:value-type="float">
            <text:p>0.181417472</text:p>
          </table:table-cell>
        </table:table-row>
        <table:table-row table:style-name="ro1">
          <table:table-cell office:value-type="float" office:value="0.18142848" calcext:value-type="float">
            <text:p>0.18142848</text:p>
          </table:table-cell>
        </table:table-row>
        <table:table-row table:style-name="ro1">
          <table:table-cell office:value-type="float" office:value="0.181441792" calcext:value-type="float">
            <text:p>0.181441792</text:p>
          </table:table-cell>
        </table:table-row>
        <table:table-row table:style-name="ro1">
          <table:table-cell office:value-type="float" office:value="0.230349312" calcext:value-type="float">
            <text:p>0.230349312</text:p>
          </table:table-cell>
        </table:table-row>
        <table:table-row table:style-name="ro1">
          <table:table-cell office:value-type="float" office:value="0.225626624" calcext:value-type="float">
            <text:p>0.225626624</text:p>
          </table:table-cell>
        </table:table-row>
        <table:table-row table:style-name="ro1">
          <table:table-cell office:value-type="float" office:value="0.237188096" calcext:value-type="float">
            <text:p>0.237188096</text:p>
          </table:table-cell>
        </table:table-row>
        <table:table-row table:style-name="ro1">
          <table:table-cell office:value-type="float" office:value="0.237460992" calcext:value-type="float">
            <text:p>0.237460992</text:p>
          </table:table-cell>
        </table:table-row>
        <table:table-row table:style-name="ro1">
          <table:table-cell office:value-type="float" office:value="0.2374848" calcext:value-type="float">
            <text:p>0.2374848</text:p>
          </table:table-cell>
        </table:table-row>
        <table:table-row table:style-name="ro1">
          <table:table-cell office:value-type="float" office:value="0.237506816" calcext:value-type="float">
            <text:p>0.237506816</text:p>
          </table:table-cell>
        </table:table-row>
        <table:table-row table:style-name="ro1">
          <table:table-cell office:value-type="float" office:value="0.238426624" calcext:value-type="float">
            <text:p>0.238426624</text:p>
          </table:table-cell>
        </table:table-row>
        <table:table-row table:style-name="ro1">
          <table:table-cell office:value-type="float" office:value="0.227344128" calcext:value-type="float">
            <text:p>0.227344128</text:p>
          </table:table-cell>
        </table:table-row>
        <table:table-row table:style-name="ro1">
          <table:table-cell office:value-type="float" office:value="0.26831744" calcext:value-type="float">
            <text:p>0.26831744</text:p>
          </table:table-cell>
        </table:table-row>
        <table:table-row table:style-name="ro1">
          <table:table-cell office:value-type="float" office:value="0.268348672" calcext:value-type="float">
            <text:p>0.268348672</text:p>
          </table:table-cell>
        </table:table-row>
        <table:table-row table:style-name="ro1">
          <table:table-cell office:value-type="float" office:value="0.268377856" calcext:value-type="float">
            <text:p>0.268377856</text:p>
          </table:table-cell>
        </table:table-row>
        <table:table-row table:style-name="ro1">
          <table:table-cell office:value-type="float" office:value="0.268407808" calcext:value-type="float">
            <text:p>0.268407808</text:p>
          </table:table-cell>
        </table:table-row>
        <table:table-row table:style-name="ro1">
          <table:table-cell office:value-type="float" office:value="0.269372672" calcext:value-type="float">
            <text:p>0.269372672</text:p>
          </table:table-cell>
        </table:table-row>
        <table:table-row table:style-name="ro1">
          <table:table-cell office:value-type="float" office:value="0.258839808" calcext:value-type="float">
            <text:p>0.258839808</text:p>
          </table:table-cell>
        </table:table-row>
        <table:table-row table:style-name="ro1">
          <table:table-cell office:value-type="float" office:value="0.25884544" calcext:value-type="float">
            <text:p>0.25884544</text:p>
          </table:table-cell>
        </table:table-row>
        <table:table-row table:style-name="ro1">
          <table:table-cell office:value-type="float" office:value="0.258950144" calcext:value-type="float">
            <text:p>0.258950144</text:p>
          </table:table-cell>
        </table:table-row>
        <table:table-row table:style-name="ro1">
          <table:table-cell office:value-type="float" office:value="0.258976" calcext:value-type="float">
            <text:p>0.258976</text:p>
          </table:table-cell>
        </table:table-row>
        <table:table-row table:style-name="ro1">
          <table:table-cell office:value-type="float" office:value="0.259000576" calcext:value-type="float">
            <text:p>0.259000576</text:p>
          </table:table-cell>
        </table:table-row>
        <table:table-row table:style-name="ro1">
          <table:table-cell office:value-type="float" office:value="0.295002112" calcext:value-type="float">
            <text:p>0.295002112</text:p>
          </table:table-cell>
        </table:table-row>
        <table:table-row table:style-name="ro1">
          <table:table-cell office:value-type="float" office:value="0.28088576" calcext:value-type="float">
            <text:p>0.28088576</text:p>
          </table:table-cell>
        </table:table-row>
        <table:table-row table:style-name="ro1">
          <table:table-cell office:value-type="float" office:value="0.280945152" calcext:value-type="float">
            <text:p>0.280945152</text:p>
          </table:table-cell>
        </table:table-row>
        <table:table-row table:style-name="ro1">
          <table:table-cell office:value-type="float" office:value="0.281018624" calcext:value-type="float">
            <text:p>0.281018624</text:p>
          </table:table-cell>
        </table:table-row>
        <table:table-row table:style-name="ro1">
          <table:table-cell office:value-type="float" office:value="0.281103616" calcext:value-type="float">
            <text:p>0.281103616</text:p>
          </table:table-cell>
        </table:table-row>
        <table:table-row table:style-name="ro1">
          <table:table-cell office:value-type="float" office:value="0.281214208" calcext:value-type="float">
            <text:p>0.281214208</text:p>
          </table:table-cell>
        </table:table-row>
        <table:table-row table:style-name="ro1">
          <table:table-cell office:value-type="float" office:value="0.303442688" calcext:value-type="float">
            <text:p>0.303442688</text:p>
          </table:table-cell>
        </table:table-row>
        <table:table-row table:style-name="ro1">
          <table:table-cell office:value-type="float" office:value="0.293369856" calcext:value-type="float">
            <text:p>0.293369856</text:p>
          </table:table-cell>
        </table:table-row>
        <table:table-row table:style-name="ro1">
          <table:table-cell office:value-type="float" office:value="0.293382656" calcext:value-type="float">
            <text:p>0.293382656</text:p>
          </table:table-cell>
        </table:table-row>
        <table:table-row table:style-name="ro1">
          <table:table-cell office:value-type="float" office:value="0.293401088" calcext:value-type="float">
            <text:p>0.293401088</text:p>
          </table:table-cell>
        </table:table-row>
        <table:table-row table:style-name="ro1">
          <table:table-cell office:value-type="float" office:value="0.293427712" calcext:value-type="float">
            <text:p>0.293427712</text:p>
          </table:table-cell>
        </table:table-row>
        <table:table-row table:style-name="ro1">
          <table:table-cell office:value-type="float" office:value="0.340295168" calcext:value-type="float">
            <text:p>0.340295168</text:p>
          </table:table-cell>
        </table:table-row>
        <table:table-row table:style-name="ro1">
          <table:table-cell office:value-type="float" office:value="0.34267136" calcext:value-type="float">
            <text:p>0.34267136</text:p>
          </table:table-cell>
        </table:table-row>
        <table:table-row table:style-name="ro1">
          <table:table-cell office:value-type="float" office:value="0.33228416" calcext:value-type="float">
            <text:p>0.33228416</text:p>
          </table:table-cell>
        </table:table-row>
        <table:table-row table:style-name="ro1">
          <table:table-cell office:value-type="float" office:value="0.332349952" calcext:value-type="float">
            <text:p>0.332349952</text:p>
          </table:table-cell>
        </table:table-row>
        <table:table-row table:style-name="ro1">
          <table:table-cell office:value-type="float" office:value="0.332432128" calcext:value-type="float">
            <text:p>0.332432128</text:p>
          </table:table-cell>
        </table:table-row>
        <table:table-row table:style-name="ro1">
          <table:table-cell office:value-type="float" office:value="0.332532224" calcext:value-type="float">
            <text:p>0.332532224</text:p>
          </table:table-cell>
        </table:table-row>
        <table:table-row table:style-name="ro1">
          <table:table-cell office:value-type="float" office:value="0.332641792" calcext:value-type="float">
            <text:p>0.332641792</text:p>
          </table:table-cell>
        </table:table-row>
        <table:table-row table:style-name="ro1">
          <table:table-cell office:value-type="float" office:value="0.42620416" calcext:value-type="float">
            <text:p>0.42620416</text:p>
          </table:table-cell>
        </table:table-row>
        <table:table-row table:style-name="ro1">
          <table:table-cell office:value-type="float" office:value="0.427372544" calcext:value-type="float">
            <text:p>0.427372544</text:p>
          </table:table-cell>
        </table:table-row>
        <table:table-row table:style-name="ro1">
          <table:table-cell office:value-type="float" office:value="0.427446528" calcext:value-type="float">
            <text:p>0.427446528</text:p>
          </table:table-cell>
        </table:table-row>
        <table:table-row table:style-name="ro1">
          <table:table-cell office:value-type="float" office:value="0.427547136" calcext:value-type="float">
            <text:p>0.427547136</text:p>
          </table:table-cell>
        </table:table-row>
        <table:table-row table:style-name="ro1">
          <table:table-cell office:value-type="float" office:value="0.42767616" calcext:value-type="float">
            <text:p>0.42767616</text:p>
          </table:table-cell>
        </table:table-row>
        <table:table-row table:style-name="ro1">
          <table:table-cell office:value-type="float" office:value="0.42781568" calcext:value-type="float">
            <text:p>0.42781568</text:p>
          </table:table-cell>
        </table:table-row>
        <table:table-row table:style-name="ro1">
          <table:table-cell office:value-type="float" office:value="0.46089088" calcext:value-type="float">
            <text:p>0.46089088</text:p>
          </table:table-cell>
        </table:table-row>
        <table:table-row table:style-name="ro1">
          <table:table-cell office:value-type="float" office:value="0.465720064" calcext:value-type="float">
            <text:p>0.465720064</text:p>
          </table:table-cell>
        </table:table-row>
        <table:table-row table:style-name="ro1">
          <table:table-cell office:value-type="float" office:value="0.46574464" calcext:value-type="float">
            <text:p>0.46574464</text:p>
          </table:table-cell>
        </table:table-row>
        <table:table-row table:style-name="ro1">
          <table:table-cell office:value-type="float" office:value="0.4657024" calcext:value-type="float">
            <text:p>0.4657024</text:p>
          </table:table-cell>
        </table:table-row>
        <table:table-row table:style-name="ro1">
          <table:table-cell office:value-type="float" office:value="0.465721344" calcext:value-type="float">
            <text:p>0.465721344</text:p>
          </table:table-cell>
        </table:table-row>
        <table:table-row table:style-name="ro1">
          <table:table-cell office:value-type="float" office:value="0.465755904" calcext:value-type="float">
            <text:p>0.465755904</text:p>
          </table:table-cell>
        </table:table-row>
        <table:table-row table:style-name="ro1">
          <table:table-cell office:value-type="float" office:value="0.494510592" calcext:value-type="float">
            <text:p>0.494510592</text:p>
          </table:table-cell>
        </table:table-row>
        <table:table-row table:style-name="ro1">
          <table:table-cell office:value-type="float" office:value="0.483048448" calcext:value-type="float">
            <text:p>0.483048448</text:p>
          </table:table-cell>
        </table:table-row>
        <table:table-row table:style-name="ro1">
          <table:table-cell office:value-type="float" office:value="0.483136768" calcext:value-type="float">
            <text:p>0.483136768</text:p>
          </table:table-cell>
        </table:table-row>
        <table:table-row table:style-name="ro1">
          <table:table-cell office:value-type="float" office:value="0.483189504" calcext:value-type="float">
            <text:p>0.483189504</text:p>
          </table:table-cell>
        </table:table-row>
        <table:table-row table:style-name="ro1">
          <table:table-cell office:value-type="float" office:value="0.483236864" calcext:value-type="float">
            <text:p>0.483236864</text:p>
          </table:table-cell>
        </table:table-row>
        <table:table-row table:style-name="ro1">
          <table:table-cell office:value-type="float" office:value="0.483296256" calcext:value-type="float">
            <text:p>0.483296256</text:p>
          </table:table-cell>
        </table:table-row>
        <table:table-row table:style-name="ro1">
          <table:table-cell office:value-type="float" office:value="0.532156672" calcext:value-type="float">
            <text:p>0.532156672</text:p>
          </table:table-cell>
        </table:table-row>
        <table:table-row table:style-name="ro1">
          <table:table-cell office:value-type="float" office:value="0.521731584" calcext:value-type="float">
            <text:p>0.521731584</text:p>
          </table:table-cell>
        </table:table-row>
        <table:table-row table:style-name="ro1">
          <table:table-cell office:value-type="float" office:value="0.54134912" calcext:value-type="float">
            <text:p>0.54134912</text:p>
          </table:table-cell>
        </table:table-row>
        <table:table-row table:style-name="ro1">
          <table:table-cell office:value-type="float" office:value="0.5414592" calcext:value-type="float">
            <text:p>0.5414592</text:p>
          </table:table-cell>
        </table:table-row>
        <table:table-row table:style-name="ro1">
          <table:table-cell office:value-type="float" office:value="0.54160256" calcext:value-type="float">
            <text:p>0.54160256</text:p>
          </table:table-cell>
        </table:table-row>
        <table:table-row table:style-name="ro1">
          <table:table-cell office:value-type="float" office:value="0.541770752" calcext:value-type="float">
            <text:p>0.541770752</text:p>
          </table:table-cell>
        </table:table-row>
        <table:table-row table:style-name="ro1">
          <table:table-cell office:value-type="float" office:value="0.572948992" calcext:value-type="float">
            <text:p>0.572948992</text:p>
          </table:table-cell>
        </table:table-row>
        <table:table-row table:style-name="ro1">
          <table:table-cell office:value-type="float" office:value="0.596129024" calcext:value-type="float">
            <text:p>0.596129024</text:p>
          </table:table-cell>
        </table:table-row>
        <table:table-row table:style-name="ro1">
          <table:table-cell office:value-type="float" office:value="0.596184576" calcext:value-type="float">
            <text:p>0.596184576</text:p>
          </table:table-cell>
        </table:table-row>
        <table:table-row table:style-name="ro1">
          <table:table-cell office:value-type="float" office:value="0.596235008" calcext:value-type="float">
            <text:p>0.596235008</text:p>
          </table:table-cell>
        </table:table-row>
        <table:table-row table:style-name="ro1">
          <table:table-cell office:value-type="float" office:value="0.596298496" calcext:value-type="float">
            <text:p>0.596298496</text:p>
          </table:table-cell>
        </table:table-row>
        <table:table-row table:style-name="ro1">
          <table:table-cell office:value-type="float" office:value="0.596377856" calcext:value-type="float">
            <text:p>0.596377856</text:p>
          </table:table-cell>
        </table:table-row>
        <table:table-row table:style-name="ro1">
          <table:table-cell office:value-type="float" office:value="0.598078464" calcext:value-type="float">
            <text:p>0.598078464</text:p>
          </table:table-cell>
        </table:table-row>
        <table:table-row table:style-name="ro1">
          <table:table-cell office:value-type="float" office:value="0.58358272" calcext:value-type="float">
            <text:p>0.58358272</text:p>
          </table:table-cell>
        </table:table-row>
        <table:table-row table:style-name="ro1">
          <table:table-cell office:value-type="float" office:value="0.583603712" calcext:value-type="float">
            <text:p>0.583603712</text:p>
          </table:table-cell>
        </table:table-row>
        <table:table-row table:style-name="ro1">
          <table:table-cell office:value-type="float" office:value="0.58364544" calcext:value-type="float">
            <text:p>0.58364544</text:p>
          </table:table-cell>
        </table:table-row>
        <table:table-row table:style-name="ro1">
          <table:table-cell office:value-type="float" office:value="0.583724032" calcext:value-type="float">
            <text:p>0.583724032</text:p>
          </table:table-cell>
        </table:table-row>
        <table:table-row table:style-name="ro1">
          <table:table-cell office:value-type="float" office:value="0.583799296" calcext:value-type="float">
            <text:p>0.583799296</text:p>
          </table:table-cell>
        </table:table-row>
        <table:table-row table:style-name="ro1">
          <table:table-cell office:value-type="float" office:value="0.656886272" calcext:value-type="float">
            <text:p>0.656886272</text:p>
          </table:table-cell>
        </table:table-row>
        <table:table-row table:style-name="ro1">
          <table:table-cell office:value-type="float" office:value="0.642018816" calcext:value-type="float">
            <text:p>0.642018816</text:p>
          </table:table-cell>
        </table:table-row>
        <table:table-row table:style-name="ro1">
          <table:table-cell office:value-type="float" office:value="0.642049536" calcext:value-type="float">
            <text:p>0.642049536</text:p>
          </table:table-cell>
        </table:table-row>
        <table:table-row table:style-name="ro1">
          <table:table-cell office:value-type="float" office:value="0.64209152" calcext:value-type="float">
            <text:p>0.64209152</text:p>
          </table:table-cell>
        </table:table-row>
        <table:table-row table:style-name="ro1">
          <table:table-cell office:value-type="float" office:value="0.642151168" calcext:value-type="float">
            <text:p>0.642151168</text:p>
          </table:table-cell>
        </table:table-row>
        <table:table-row table:style-name="ro1">
          <table:table-cell office:value-type="float" office:value="0.642226944" calcext:value-type="float">
            <text:p>0.642226944</text:p>
          </table:table-cell>
        </table:table-row>
        <table:table-row table:style-name="ro1">
          <table:table-cell office:value-type="float" office:value="0.70695808" calcext:value-type="float">
            <text:p>0.70695808</text:p>
          </table:table-cell>
        </table:table-row>
        <table:table-row table:style-name="ro1">
          <table:table-cell office:value-type="float" office:value="0.692214016" calcext:value-type="float">
            <text:p>0.692214016</text:p>
          </table:table-cell>
        </table:table-row>
        <table:table-row table:style-name="ro1">
          <table:table-cell office:value-type="float" office:value="0.716634112" calcext:value-type="float">
            <text:p>0.716634112</text:p>
          </table:table-cell>
        </table:table-row>
        <table:table-row table:style-name="ro1">
          <table:table-cell office:value-type="float" office:value="0.716698112" calcext:value-type="float">
            <text:p>0.716698112</text:p>
          </table:table-cell>
        </table:table-row>
        <table:table-row table:style-name="ro1">
          <table:table-cell office:value-type="float" office:value="0.716765696" calcext:value-type="float">
            <text:p>0.716765696</text:p>
          </table:table-cell>
        </table:table-row>
        <table:table-row table:style-name="ro1">
          <table:table-cell office:value-type="float" office:value="0.716851456" calcext:value-type="float">
            <text:p>0.716851456</text:p>
          </table:table-cell>
        </table:table-row>
        <table:table-row table:style-name="ro1">
          <table:table-cell office:value-type="float" office:value="0.71884928" calcext:value-type="float">
            <text:p>0.71884928</text:p>
          </table:table-cell>
        </table:table-row>
        <table:table-row table:style-name="ro1">
          <table:table-cell office:value-type="float" office:value="0.765124864" calcext:value-type="float">
            <text:p>0.765124864</text:p>
          </table:table-cell>
        </table:table-row>
        <table:table-row table:style-name="ro1">
          <table:table-cell office:value-type="float" office:value="0.76515456" calcext:value-type="float">
            <text:p>0.76515456</text:p>
          </table:table-cell>
        </table:table-row>
        <table:table-row table:style-name="ro1">
          <table:table-cell office:value-type="float" office:value="0.76520832" calcext:value-type="float">
            <text:p>0.76520832</text:p>
          </table:table-cell>
        </table:table-row>
        <table:table-row table:style-name="ro1">
          <table:table-cell office:value-type="float" office:value="0.765284096" calcext:value-type="float">
            <text:p>0.765284096</text:p>
          </table:table-cell>
        </table:table-row>
        <table:table-row table:style-name="ro1">
          <table:table-cell office:value-type="float" office:value="0.765380096" calcext:value-type="float">
            <text:p>0.765380096</text:p>
          </table:table-cell>
        </table:table-row>
        <table:table-row table:style-name="ro1">
          <table:table-cell office:value-type="float" office:value="0.80643968" calcext:value-type="float">
            <text:p>0.80643968</text:p>
          </table:table-cell>
        </table:table-row>
        <table:table-row table:style-name="ro1">
          <table:table-cell office:value-type="float" office:value="0.892978432" calcext:value-type="float">
            <text:p>0.892978432</text:p>
          </table:table-cell>
        </table:table-row>
        <table:table-row table:style-name="ro1">
          <table:table-cell office:value-type="float" office:value="0.893025536" calcext:value-type="float">
            <text:p>0.893025536</text:p>
          </table:table-cell>
        </table:table-row>
        <table:table-row table:style-name="ro1">
          <table:table-cell office:value-type="float" office:value="0.893068288" calcext:value-type="float">
            <text:p>0.893068288</text:p>
          </table:table-cell>
        </table:table-row>
        <table:table-row table:style-name="ro1">
          <table:table-cell office:value-type="float" office:value="0.893139968" calcext:value-type="float">
            <text:p>0.893139968</text:p>
          </table:table-cell>
        </table:table-row>
        <table:table-row table:style-name="ro1">
          <table:table-cell office:value-type="float" office:value="0.893235456" calcext:value-type="float">
            <text:p>0.893235456</text:p>
          </table:table-cell>
        </table:table-row>
        <table:table-row table:style-name="ro1">
          <table:table-cell office:value-type="float" office:value="0.159872" calcext:value-type="float">
            <text:p>0.159872</text:p>
          </table:table-cell>
        </table:table-row>
        <table:table-row table:style-name="ro1">
          <table:table-cell office:value-type="float" office:value="0.172764672" calcext:value-type="float">
            <text:p>0.172764672</text:p>
          </table:table-cell>
        </table:table-row>
        <table:table-row table:style-name="ro1">
          <table:table-cell office:value-type="float" office:value="1.039541504" calcext:value-type="float">
            <text:p>1.039541504</text:p>
          </table:table-cell>
        </table:table-row>
        <table:table-row table:style-name="ro1">
          <table:table-cell office:value-type="float" office:value="1.057980416" calcext:value-type="float">
            <text:p>1.057980416</text:p>
          </table:table-cell>
        </table:table-row>
        <table:table-row table:style-name="ro1">
          <table:table-cell office:value-type="float" office:value="1.058454272" calcext:value-type="float">
            <text:p>1.058454272</text:p>
          </table:table-cell>
        </table:table-row>
        <table:table-row table:style-name="ro1">
          <table:table-cell office:value-type="float" office:value="1.058548736" calcext:value-type="float">
            <text:p>1.058548736</text:p>
          </table:table-cell>
        </table:table-row>
        <table:table-row table:style-name="ro1">
          <table:table-cell office:value-type="float" office:value="1.05865728" calcext:value-type="float">
            <text:p>1.05865728</text:p>
          </table:table-cell>
        </table:table-row>
        <table:table-row table:style-name="ro1">
          <table:table-cell office:value-type="float" office:value="1.058797312" calcext:value-type="float">
            <text:p>1.058797312</text:p>
          </table:table-cell>
        </table:table-row>
        <table:table-row table:style-name="ro1">
          <table:table-cell office:value-type="float" office:value="0.269894144" calcext:value-type="float">
            <text:p>0.269894144</text:p>
          </table:table-cell>
        </table:table-row>
        <table:table-row table:style-name="ro1">
          <table:table-cell office:value-type="float" office:value="0.259305984" calcext:value-type="float">
            <text:p>0.259305984</text:p>
          </table:table-cell>
        </table:table-row>
        <table:table-row table:style-name="ro1">
          <table:table-cell office:value-type="float" office:value="0.047663616" calcext:value-type="float">
            <text:p>0.047663616</text:p>
          </table:table-cell>
        </table:table-row>
        <table:table-row table:style-name="ro1">
          <table:table-cell office:value-type="float" office:value="0.085228544" calcext:value-type="float">
            <text:p>0.085228544</text:p>
          </table:table-cell>
        </table:table-row>
        <table:table-row table:style-name="ro1">
          <table:table-cell office:value-type="float" office:value="0.048160256" calcext:value-type="float">
            <text:p>0.048160256</text:p>
          </table:table-cell>
        </table:table-row>
        <table:table-row table:style-name="ro1">
          <table:table-cell office:value-type="float" office:value="0.094067712" calcext:value-type="float">
            <text:p>0.094067712</text:p>
          </table:table-cell>
        </table:table-row>
        <table:table-row table:style-name="ro1">
          <table:table-cell office:value-type="float" office:value="1.267453184" calcext:value-type="float">
            <text:p>1.267453184</text:p>
          </table:table-cell>
        </table:table-row>
        <table:table-row table:style-name="ro1">
          <table:table-cell office:value-type="float" office:value="1.256170496" calcext:value-type="float">
            <text:p>1.256170496</text:p>
          </table:table-cell>
        </table:table-row>
        <table:table-row table:style-name="ro1">
          <table:table-cell office:value-type="float" office:value="1.256214784" calcext:value-type="float">
            <text:p>1.256214784</text:p>
          </table:table-cell>
        </table:table-row>
        <table:table-row table:style-name="ro1">
          <table:table-cell office:value-type="float" office:value="1.256294656" calcext:value-type="float">
            <text:p>1.256294656</text:p>
          </table:table-cell>
        </table:table-row>
        <table:table-row table:style-name="ro1">
          <table:table-cell office:value-type="float" office:value="1.256409088" calcext:value-type="float">
            <text:p>1.256409088</text:p>
          </table:table-cell>
        </table:table-row>
        <table:table-row table:style-name="ro1">
          <table:table-cell office:value-type="float" office:value="1.25655424" calcext:value-type="float">
            <text:p>1.25655424</text:p>
          </table:table-cell>
        </table:table-row>
        <table:table-row table:style-name="ro1">
          <table:table-cell office:value-type="float" office:value="0.468288512" calcext:value-type="float">
            <text:p>0.468288512</text:p>
          </table:table-cell>
        </table:table-row>
        <table:table-row table:style-name="ro1">
          <table:table-cell office:value-type="float" office:value="0.454189312" calcext:value-type="float">
            <text:p>0.454189312</text:p>
          </table:table-cell>
        </table:table-row>
        <table:table-row table:style-name="ro1">
          <table:table-cell office:value-type="float" office:value="0.290528256" calcext:value-type="float">
            <text:p>0.290528256</text:p>
          </table:table-cell>
        </table:table-row>
        <table:table-row table:style-name="ro1">
          <table:table-cell office:value-type="float" office:value="0.326280192" calcext:value-type="float">
            <text:p>0.326280192</text:p>
          </table:table-cell>
        </table:table-row>
        <table:table-row table:style-name="ro1">
          <table:table-cell office:value-type="float" office:value="0.291748864" calcext:value-type="float">
            <text:p>0.291748864</text:p>
          </table:table-cell>
        </table:table-row>
        <table:table-row table:style-name="ro1">
          <table:table-cell office:value-type="float" office:value="0.264350208" calcext:value-type="float">
            <text:p>0.264350208</text:p>
          </table:table-cell>
        </table:table-row>
        <table:table-row table:style-name="ro1">
          <table:table-cell office:value-type="float" office:value="0.117157632" calcext:value-type="float">
            <text:p>0.117157632</text:p>
          </table:table-cell>
        </table:table-row>
        <table:table-row table:style-name="ro1">
          <table:table-cell office:value-type="float" office:value="0.038426112" calcext:value-type="float">
            <text:p>0.038426112</text:p>
          </table:table-cell>
        </table:table-row>
        <table:table-row table:style-name="ro1">
          <table:table-cell office:value-type="float" office:value="1.4359168" calcext:value-type="float">
            <text:p>1.4359168</text:p>
          </table:table-cell>
        </table:table-row>
        <table:table-row table:style-name="ro1">
          <table:table-cell office:value-type="float" office:value="1.425196032" calcext:value-type="float">
            <text:p>1.425196032</text:p>
          </table:table-cell>
        </table:table-row>
        <table:table-row table:style-name="ro1">
          <table:table-cell office:value-type="float" office:value="1.425261824" calcext:value-type="float">
            <text:p>1.425261824</text:p>
          </table:table-cell>
        </table:table-row>
        <table:table-row table:style-name="ro1">
          <table:table-cell office:value-type="float" office:value="1.425370368" calcext:value-type="float">
            <text:p>1.425370368</text:p>
          </table:table-cell>
        </table:table-row>
        <table:table-row table:style-name="ro1">
          <table:table-cell office:value-type="float" office:value="1.425509376" calcext:value-type="float">
            <text:p>1.425509376</text:p>
          </table:table-cell>
        </table:table-row>
        <table:table-row table:style-name="ro1">
          <table:table-cell office:value-type="float" office:value="1.453175552" calcext:value-type="float">
            <text:p>1.453175552</text:p>
          </table:table-cell>
        </table:table-row>
        <table:table-row table:style-name="ro1">
          <table:table-cell office:value-type="float" office:value="0.68845312" calcext:value-type="float">
            <text:p>0.68845312</text:p>
          </table:table-cell>
        </table:table-row>
        <table:table-row table:style-name="ro1">
          <table:table-cell office:value-type="float" office:value="0.698976" calcext:value-type="float">
            <text:p>0.698976</text:p>
          </table:table-cell>
        </table:table-row>
        <table:table-row table:style-name="ro1">
          <table:table-cell office:value-type="float" office:value="0.485272832" calcext:value-type="float">
            <text:p>0.485272832</text:p>
          </table:table-cell>
        </table:table-row>
        <table:table-row table:style-name="ro1">
          <table:table-cell office:value-type="float" office:value="0.514569984" calcext:value-type="float">
            <text:p>0.514569984</text:p>
          </table:table-cell>
        </table:table-row>
        <table:table-row table:style-name="ro1">
          <table:table-cell office:value-type="float" office:value="0.486667264" calcext:value-type="float">
            <text:p>0.486667264</text:p>
          </table:table-cell>
        </table:table-row>
        <table:table-row table:style-name="ro1">
          <table:table-cell office:value-type="float" office:value="0.462898688" calcext:value-type="float">
            <text:p>0.462898688</text:p>
          </table:table-cell>
        </table:table-row>
        <table:table-row table:style-name="ro1">
          <table:table-cell office:value-type="float" office:value="0.38656128" calcext:value-type="float">
            <text:p>0.38656128</text:p>
          </table:table-cell>
        </table:table-row>
        <table:table-row table:style-name="ro1">
          <table:table-cell office:value-type="float" office:value="0.3162624" calcext:value-type="float">
            <text:p>0.3162624</text:p>
          </table:table-cell>
        </table:table-row>
        <table:table-row table:style-name="ro1">
          <table:table-cell office:value-type="float" office:value="0.246303488" calcext:value-type="float">
            <text:p>0.246303488</text:p>
          </table:table-cell>
        </table:table-row>
        <table:table-row table:style-name="ro1">
          <table:table-cell office:value-type="float" office:value="1.588901632" calcext:value-type="float">
            <text:p>1.588901632</text:p>
          </table:table-cell>
        </table:table-row>
        <table:table-row table:style-name="ro1">
          <table:table-cell office:value-type="float" office:value="1.576615168" calcext:value-type="float">
            <text:p>1.576615168</text:p>
          </table:table-cell>
        </table:table-row>
        <table:table-row table:style-name="ro1">
          <table:table-cell office:value-type="float" office:value="1.576675328" calcext:value-type="float">
            <text:p>1.576675328</text:p>
          </table:table-cell>
        </table:table-row>
        <table:table-row table:style-name="ro1">
          <table:table-cell office:value-type="float" office:value="1.576777984" calcext:value-type="float">
            <text:p>1.576777984</text:p>
          </table:table-cell>
        </table:table-row>
        <table:table-row table:style-name="ro1">
          <table:table-cell office:value-type="float" office:value="1.57691392" calcext:value-type="float">
            <text:p>1.57691392</text:p>
          </table:table-cell>
        </table:table-row>
        <table:table-row table:style-name="ro1">
          <table:table-cell office:value-type="float" office:value="1.577093376" calcext:value-type="float">
            <text:p>1.577093376</text:p>
          </table:table-cell>
        </table:table-row>
        <table:table-row table:style-name="ro1">
          <table:table-cell office:value-type="float" office:value="0.786809344" calcext:value-type="float">
            <text:p>0.786809344</text:p>
          </table:table-cell>
        </table:table-row>
        <table:table-row table:style-name="ro1">
          <table:table-cell office:value-type="float" office:value="0.775464192" calcext:value-type="float">
            <text:p>0.775464192</text:p>
          </table:table-cell>
        </table:table-row>
        <table:table-row table:style-name="ro1">
          <table:table-cell office:value-type="float" office:value="0.559270144" calcext:value-type="float">
            <text:p>0.559270144</text:p>
          </table:table-cell>
        </table:table-row>
        <table:table-row table:style-name="ro1">
          <table:table-cell office:value-type="float" office:value="0.674617088" calcext:value-type="float">
            <text:p>0.674617088</text:p>
          </table:table-cell>
        </table:table-row>
        <table:table-row table:style-name="ro1">
          <table:table-cell office:value-type="float" office:value="0.64948224" calcext:value-type="float">
            <text:p>0.64948224</text:p>
          </table:table-cell>
        </table:table-row>
        <table:table-row table:style-name="ro1">
          <table:table-cell office:value-type="float" office:value="0.621290752" calcext:value-type="float">
            <text:p>0.621290752</text:p>
          </table:table-cell>
        </table:table-row>
        <table:table-row table:style-name="ro1">
          <table:table-cell office:value-type="float" office:value="0.44902656" calcext:value-type="float">
            <text:p>0.44902656</text:p>
          </table:table-cell>
        </table:table-row>
        <table:table-row table:style-name="ro1">
          <table:table-cell office:value-type="float" office:value="0.400403968" calcext:value-type="float">
            <text:p>0.400403968</text:p>
          </table:table-cell>
        </table:table-row>
        <table:table-row table:style-name="ro1">
          <table:table-cell office:value-type="float" office:value="0.393900032" calcext:value-type="float">
            <text:p>0.393900032</text:p>
          </table:table-cell>
        </table:table-row>
        <table:table-row table:style-name="ro1">
          <table:table-cell office:value-type="float" office:value="1.748638464" calcext:value-type="float">
            <text:p>1.748638464</text:p>
          </table:table-cell>
        </table:table-row>
        <table:table-row table:style-name="ro1">
          <table:table-cell office:value-type="float" office:value="1.779641856" calcext:value-type="float">
            <text:p>1.779641856</text:p>
          </table:table-cell>
        </table:table-row>
        <table:table-row table:style-name="ro1">
          <table:table-cell office:value-type="float" office:value="1.779758592" calcext:value-type="float">
            <text:p>1.779758592</text:p>
          </table:table-cell>
        </table:table-row>
        <table:table-row table:style-name="ro1">
          <table:table-cell office:value-type="float" office:value="1.779883264" calcext:value-type="float">
            <text:p>1.779883264</text:p>
          </table:table-cell>
        </table:table-row>
        <table:table-row table:style-name="ro1">
          <table:table-cell office:value-type="float" office:value="1.780151808" calcext:value-type="float">
            <text:p>1.780151808</text:p>
          </table:table-cell>
        </table:table-row>
        <table:table-row table:style-name="ro1">
          <table:table-cell office:value-type="float" office:value="1.780381696" calcext:value-type="float">
            <text:p>1.780381696</text:p>
          </table:table-cell>
        </table:table-row>
        <table:table-row table:style-name="ro1">
          <table:table-cell office:value-type="float" office:value="0.989569024" calcext:value-type="float">
            <text:p>0.989569024</text:p>
          </table:table-cell>
        </table:table-row>
        <table:table-row table:style-name="ro1">
          <table:table-cell office:value-type="float" office:value="0.976964352" calcext:value-type="float">
            <text:p>0.976964352</text:p>
          </table:table-cell>
        </table:table-row>
        <table:table-row table:style-name="ro1">
          <table:table-cell office:value-type="float" office:value="0.810030336" calcext:value-type="float">
            <text:p>0.810030336</text:p>
          </table:table-cell>
        </table:table-row>
        <table:table-row table:style-name="ro1">
          <table:table-cell office:value-type="float" office:value="0.854414592" calcext:value-type="float">
            <text:p>0.854414592</text:p>
          </table:table-cell>
        </table:table-row>
        <table:table-row table:style-name="ro1">
          <table:table-cell office:value-type="float" office:value="0.830726144" calcext:value-type="float">
            <text:p>0.830726144</text:p>
          </table:table-cell>
        </table:table-row>
        <table:table-row table:style-name="ro1">
          <table:table-cell office:value-type="float" office:value="0.80184192" calcext:value-type="float">
            <text:p>0.80184192</text:p>
          </table:table-cell>
        </table:table-row>
        <table:table-row table:style-name="ro1">
          <table:table-cell office:value-type="float" office:value="0.62673536" calcext:value-type="float">
            <text:p>0.62673536</text:p>
          </table:table-cell>
        </table:table-row>
        <table:table-row table:style-name="ro1">
          <table:table-cell office:value-type="float" office:value="0.572680448" calcext:value-type="float">
            <text:p>0.572680448</text:p>
          </table:table-cell>
        </table:table-row>
        <table:table-row table:style-name="ro1">
          <table:table-cell office:value-type="float" office:value="0.477899264" calcext:value-type="float">
            <text:p>0.477899264</text:p>
          </table:table-cell>
        </table:table-row>
        <table:table-row table:style-name="ro1">
          <table:table-cell office:value-type="float" office:value="1.930192896" calcext:value-type="float">
            <text:p>1.930192896</text:p>
          </table:table-cell>
        </table:table-row>
        <table:table-row table:style-name="ro1">
          <table:table-cell office:value-type="float" office:value="1.954823424" calcext:value-type="float">
            <text:p>1.954823424</text:p>
          </table:table-cell>
        </table:table-row>
        <table:table-row table:style-name="ro1">
          <table:table-cell office:value-type="float" office:value="1.954904832" calcext:value-type="float">
            <text:p>1.954904832</text:p>
          </table:table-cell>
        </table:table-row>
        <table:table-row table:style-name="ro1">
          <table:table-cell office:value-type="float" office:value="1.955015424" calcext:value-type="float">
            <text:p>1.955015424</text:p>
          </table:table-cell>
        </table:table-row>
        <table:table-row table:style-name="ro1">
          <table:table-cell office:value-type="float" office:value="1.955199744" calcext:value-type="float">
            <text:p>1.955199744</text:p>
          </table:table-cell>
        </table:table-row>
        <table:table-row table:style-name="ro1">
          <table:table-cell office:value-type="float" office:value="1.955381248" calcext:value-type="float">
            <text:p>1.955381248</text:p>
          </table:table-cell>
        </table:table-row>
        <table:table-row table:style-name="ro1">
          <table:table-cell office:value-type="float" office:value="1.16201088" calcext:value-type="float">
            <text:p>1.16201088</text:p>
          </table:table-cell>
        </table:table-row>
        <table:table-row table:style-name="ro1">
          <table:table-cell office:value-type="float" office:value="1.151585536" calcext:value-type="float">
            <text:p>1.151585536</text:p>
          </table:table-cell>
        </table:table-row>
        <table:table-row table:style-name="ro1">
          <table:table-cell office:value-type="float" office:value="0.93069568" calcext:value-type="float">
            <text:p>0.93069568</text:p>
          </table:table-cell>
        </table:table-row>
        <table:table-row table:style-name="ro1">
          <table:table-cell office:value-type="float" office:value="0.972462848" calcext:value-type="float">
            <text:p>0.972462848</text:p>
          </table:table-cell>
        </table:table-row>
        <table:table-row table:style-name="ro1">
          <table:table-cell office:value-type="float" office:value="0.955433984" calcext:value-type="float">
            <text:p>0.955433984</text:p>
          </table:table-cell>
        </table:table-row>
        <table:table-row table:style-name="ro1">
          <table:table-cell office:value-type="float" office:value="0.933571072" calcext:value-type="float">
            <text:p>0.933571072</text:p>
          </table:table-cell>
        </table:table-row>
        <table:table-row table:style-name="ro1">
          <table:table-cell office:value-type="float" office:value="0.758116096" calcext:value-type="float">
            <text:p>0.758116096</text:p>
          </table:table-cell>
        </table:table-row>
        <table:table-row table:style-name="ro1">
          <table:table-cell office:value-type="float" office:value="0.700974336" calcext:value-type="float">
            <text:p>0.700974336</text:p>
          </table:table-cell>
        </table:table-row>
        <table:table-row table:style-name="ro1">
          <table:table-cell office:value-type="float" office:value="0.601612032" calcext:value-type="float">
            <text:p>0.601612032</text:p>
          </table:table-cell>
        </table:table-row>
        <table:table-row table:style-name="ro1">
          <table:table-cell office:value-type="float" office:value="2.05840384" calcext:value-type="float">
            <text:p>2.05840384</text:p>
          </table:table-cell>
        </table:table-row>
        <table:table-row table:style-name="ro1">
          <table:table-cell office:value-type="float" office:value="2.057183488" calcext:value-type="float">
            <text:p>2.057183488</text:p>
          </table:table-cell>
        </table:table-row>
        <table:table-row table:style-name="ro1">
          <table:table-cell office:value-type="float" office:value="2.060649984" calcext:value-type="float">
            <text:p>2.060649984</text:p>
          </table:table-cell>
        </table:table-row>
        <table:table-row table:style-name="ro1">
          <table:table-cell office:value-type="float" office:value="2.060779264" calcext:value-type="float">
            <text:p>2.060779264</text:p>
          </table:table-cell>
        </table:table-row>
        <table:table-row table:style-name="ro1">
          <table:table-cell office:value-type="float" office:value="2.060918784" calcext:value-type="float">
            <text:p>2.060918784</text:p>
          </table:table-cell>
        </table:table-row>
        <table:table-row table:style-name="ro1">
          <table:table-cell office:value-type="float" office:value="2.06109312" calcext:value-type="float">
            <text:p>2.06109312</text:p>
          </table:table-cell>
        </table:table-row>
        <table:table-row table:style-name="ro1">
          <table:table-cell office:value-type="float" office:value="1.269128192" calcext:value-type="float">
            <text:p>1.269128192</text:p>
          </table:table-cell>
        </table:table-row>
        <table:table-row table:style-name="ro1">
          <table:table-cell office:value-type="float" office:value="1.258447616" calcext:value-type="float">
            <text:p>1.258447616</text:p>
          </table:table-cell>
        </table:table-row>
        <table:table-row table:style-name="ro1">
          <table:table-cell office:value-type="float" office:value="1.036879872" calcext:value-type="float">
            <text:p>1.036879872</text:p>
          </table:table-cell>
        </table:table-row>
        <table:table-row table:style-name="ro1">
          <table:table-cell office:value-type="float" office:value="1.066356992" calcext:value-type="float">
            <text:p>1.066356992</text:p>
          </table:table-cell>
        </table:table-row>
        <table:table-row table:style-name="ro1">
          <table:table-cell office:value-type="float" office:value="1.037436672" calcext:value-type="float">
            <text:p>1.037436672</text:p>
          </table:table-cell>
        </table:table-row>
        <table:table-row table:style-name="ro1">
          <table:table-cell office:value-type="float" office:value="1.016441856" calcext:value-type="float">
            <text:p>1.016441856</text:p>
          </table:table-cell>
        </table:table-row>
        <table:table-row table:style-name="ro1">
          <table:table-cell office:value-type="float" office:value="0.83879936" calcext:value-type="float">
            <text:p>0.83879936</text:p>
          </table:table-cell>
        </table:table-row>
        <table:table-row table:style-name="ro1">
          <table:table-cell office:value-type="float" office:value="0.768848384" calcext:value-type="float">
            <text:p>0.768848384</text:p>
          </table:table-cell>
        </table:table-row>
        <table:table-row table:style-name="ro1">
          <table:table-cell office:value-type="float" office:value="0.679249408" calcext:value-type="float">
            <text:p>0.679249408</text:p>
          </table:table-cell>
        </table:table-row>
        <table:table-row table:style-name="ro1">
          <table:table-cell office:value-type="float" office:value="2.109525248" calcext:value-type="float">
            <text:p>2.109525248</text:p>
          </table:table-cell>
        </table:table-row>
        <table:table-row table:style-name="ro1">
          <table:table-cell office:value-type="float" office:value="2.096943104" calcext:value-type="float">
            <text:p>2.096943104</text:p>
          </table:table-cell>
        </table:table-row>
        <table:table-row table:style-name="ro1">
          <table:table-cell office:value-type="float" office:value="2.097005824" calcext:value-type="float">
            <text:p>2.097005824</text:p>
          </table:table-cell>
        </table:table-row>
        <table:table-row table:style-name="ro1">
          <table:table-cell office:value-type="float" office:value="2.097103104" calcext:value-type="float">
            <text:p>2.097103104</text:p>
          </table:table-cell>
        </table:table-row>
        <table:table-row table:style-name="ro1">
          <table:table-cell office:value-type="float" office:value="2.09723136" calcext:value-type="float">
            <text:p>2.09723136</text:p>
          </table:table-cell>
        </table:table-row>
        <table:table-row table:style-name="ro1">
          <table:table-cell office:value-type="float" office:value="2.097401344" calcext:value-type="float">
            <text:p>2.097401344</text:p>
          </table:table-cell>
        </table:table-row>
        <table:table-row table:style-name="ro1">
          <table:table-cell office:value-type="float" office:value="1.307373568" calcext:value-type="float">
            <text:p>1.307373568</text:p>
          </table:table-cell>
        </table:table-row>
        <table:table-row table:style-name="ro1">
          <table:table-cell office:value-type="float" office:value="1.296839168" calcext:value-type="float">
            <text:p>1.296839168</text:p>
          </table:table-cell>
        </table:table-row>
        <table:table-row table:style-name="ro1">
          <table:table-cell office:value-type="float" office:value="1.075445504" calcext:value-type="float">
            <text:p>1.075445504</text:p>
          </table:table-cell>
        </table:table-row>
        <table:table-row table:style-name="ro1">
          <table:table-cell office:value-type="float" office:value="1.140450816" calcext:value-type="float">
            <text:p>1.140450816</text:p>
          </table:table-cell>
        </table:table-row>
        <table:table-row table:style-name="ro1">
          <table:table-cell office:value-type="float" office:value="1.11864704" calcext:value-type="float">
            <text:p>1.11864704</text:p>
          </table:table-cell>
        </table:table-row>
        <table:table-row table:style-name="ro1">
          <table:table-cell office:value-type="float" office:value="1.094894336" calcext:value-type="float">
            <text:p>1.094894336</text:p>
          </table:table-cell>
        </table:table-row>
        <table:table-row table:style-name="ro1">
          <table:table-cell office:value-type="float" office:value="0.919860224" calcext:value-type="float">
            <text:p>0.919860224</text:p>
          </table:table-cell>
        </table:table-row>
        <table:table-row table:style-name="ro1">
          <table:table-cell office:value-type="float" office:value="0.836579072" calcext:value-type="float">
            <text:p>0.836579072</text:p>
          </table:table-cell>
        </table:table-row>
        <table:table-row table:style-name="ro1">
          <table:table-cell office:value-type="float" office:value="2.189338112" calcext:value-type="float">
            <text:p>2.189338112</text:p>
          </table:table-cell>
        </table:table-row>
        <table:table-row table:style-name="ro1">
          <table:table-cell office:value-type="float" office:value="2.17689344" calcext:value-type="float">
            <text:p>2.17689344</text:p>
          </table:table-cell>
        </table:table-row>
        <table:table-row table:style-name="ro1">
          <table:table-cell office:value-type="float" office:value="2.17695104" calcext:value-type="float">
            <text:p>2.17695104</text:p>
          </table:table-cell>
        </table:table-row>
        <table:table-row table:style-name="ro1">
          <table:table-cell office:value-type="float" office:value="2.17618432" calcext:value-type="float">
            <text:p>2.17618432</text:p>
          </table:table-cell>
        </table:table-row>
        <table:table-row table:style-name="ro1">
          <table:table-cell office:value-type="float" office:value="2.176245248" calcext:value-type="float">
            <text:p>2.176245248</text:p>
          </table:table-cell>
        </table:table-row>
        <table:table-row table:style-name="ro1">
          <table:table-cell office:value-type="float" office:value="2.176403968" calcext:value-type="float">
            <text:p>2.176403968</text:p>
          </table:table-cell>
        </table:table-row>
        <table:table-row table:style-name="ro1">
          <table:table-cell office:value-type="float" office:value="1.389204992" calcext:value-type="float">
            <text:p>1.389204992</text:p>
          </table:table-cell>
        </table:table-row>
        <table:table-row table:style-name="ro1">
          <table:table-cell office:value-type="float" office:value="1.432604672" calcext:value-type="float">
            <text:p>1.432604672</text:p>
          </table:table-cell>
        </table:table-row>
        <table:table-row table:style-name="ro1">
          <table:table-cell office:value-type="float" office:value="1.211801088" calcext:value-type="float">
            <text:p>1.211801088</text:p>
          </table:table-cell>
        </table:table-row>
        <table:table-row table:style-name="ro1">
          <table:table-cell office:value-type="float" office:value="1.23337344" calcext:value-type="float">
            <text:p>1.23337344</text:p>
          </table:table-cell>
        </table:table-row>
        <table:table-row table:style-name="ro1">
          <table:table-cell office:value-type="float" office:value="1.21237888" calcext:value-type="float">
            <text:p>1.21237888</text:p>
          </table:table-cell>
        </table:table-row>
        <table:table-row table:style-name="ro1">
          <table:table-cell office:value-type="float" office:value="1.195920384" calcext:value-type="float">
            <text:p>1.195920384</text:p>
          </table:table-cell>
        </table:table-row>
        <table:table-row table:style-name="ro1">
          <table:table-cell office:value-type="float" office:value="1.020401664" calcext:value-type="float">
            <text:p>1.020401664</text:p>
          </table:table-cell>
        </table:table-row>
        <table:table-row table:style-name="ro1">
          <table:table-cell office:value-type="float" office:value="0.925956864" calcext:value-type="float">
            <text:p>0.925956864</text:p>
          </table:table-cell>
        </table:table-row>
        <table:table-row table:style-name="ro1">
          <table:table-cell office:value-type="float" office:value="2.308188416" calcext:value-type="float">
            <text:p>2.308188416</text:p>
          </table:table-cell>
        </table:table-row>
        <table:table-row table:style-name="ro1">
          <table:table-cell office:value-type="float" office:value="2.317248768" calcext:value-type="float">
            <text:p>2.317248768</text:p>
          </table:table-cell>
        </table:table-row>
        <table:table-row table:style-name="ro1">
          <table:table-cell office:value-type="float" office:value="2.317248768" calcext:value-type="float">
            <text:p>2.317248768</text:p>
          </table:table-cell>
        </table:table-row>
        <table:table-row table:style-name="ro1">
          <table:table-cell office:value-type="float" office:value="2.317324288" calcext:value-type="float">
            <text:p>2.317324288</text:p>
          </table:table-cell>
        </table:table-row>
        <table:table-row table:style-name="ro1">
          <table:table-cell office:value-type="float" office:value="2.317553664" calcext:value-type="float">
            <text:p>2.317553664</text:p>
          </table:table-cell>
        </table:table-row>
        <table:table-row table:style-name="ro1">
          <table:table-cell office:value-type="float" office:value="2.317742592" calcext:value-type="float">
            <text:p>2.317742592</text:p>
          </table:table-cell>
        </table:table-row>
        <table:table-row table:style-name="ro1">
          <table:table-cell office:value-type="float" office:value="1.530477568" calcext:value-type="float">
            <text:p>1.530477568</text:p>
          </table:table-cell>
        </table:table-row>
        <table:table-row table:style-name="ro1">
          <table:table-cell office:value-type="float" office:value="1.5196672" calcext:value-type="float">
            <text:p>1.5196672</text:p>
          </table:table-cell>
        </table:table-row>
        <table:table-row table:style-name="ro1">
          <table:table-cell office:value-type="float" office:value="1.336869376" calcext:value-type="float">
            <text:p>1.336869376</text:p>
          </table:table-cell>
        </table:table-row>
        <table:table-row table:style-name="ro1">
          <table:table-cell office:value-type="float" office:value="1.361268992" calcext:value-type="float">
            <text:p>1.361268992</text:p>
          </table:table-cell>
        </table:table-row>
        <table:table-row table:style-name="ro1">
          <table:table-cell office:value-type="float" office:value="1.344971776" calcext:value-type="float">
            <text:p>1.344971776</text:p>
          </table:table-cell>
        </table:table-row>
        <table:table-row table:style-name="ro1">
          <table:table-cell office:value-type="float" office:value="1.320879104" calcext:value-type="float">
            <text:p>1.320879104</text:p>
          </table:table-cell>
        </table:table-row>
        <table:table-row table:style-name="ro1">
          <table:table-cell office:value-type="float" office:value="1.136484864" calcext:value-type="float">
            <text:p>1.136484864</text:p>
          </table:table-cell>
        </table:table-row>
        <table:table-row table:style-name="ro1">
          <table:table-cell office:value-type="float" office:value="1.037178368" calcext:value-type="float">
            <text:p>1.037178368</text:p>
          </table:table-cell>
        </table:table-row>
        <table:table-row table:style-name="ro1">
          <table:table-cell office:value-type="float" office:value="2.442238208" calcext:value-type="float">
            <text:p>2.442238208</text:p>
          </table:table-cell>
        </table:table-row>
        <table:table-row table:style-name="ro1">
          <table:table-cell office:value-type="float" office:value="2.430857984" calcext:value-type="float">
            <text:p>2.430857984</text:p>
          </table:table-cell>
        </table:table-row>
        <table:table-row table:style-name="ro1">
          <table:table-cell office:value-type="float" office:value="2.430921472" calcext:value-type="float">
            <text:p>2.430921472</text:p>
          </table:table-cell>
        </table:table-row>
        <table:table-row table:style-name="ro1">
          <table:table-cell office:value-type="float" office:value="2.431017728" calcext:value-type="float">
            <text:p>2.431017728</text:p>
          </table:table-cell>
        </table:table-row>
        <table:table-row table:style-name="ro1">
          <table:table-cell office:value-type="float" office:value="2.431153664" calcext:value-type="float">
            <text:p>2.431153664</text:p>
          </table:table-cell>
        </table:table-row>
        <table:table-row table:style-name="ro1">
          <table:table-cell office:value-type="float" office:value="2.431319552" calcext:value-type="float">
            <text:p>2.431319552</text:p>
          </table:table-cell>
        </table:table-row>
        <table:table-row table:style-name="ro1">
          <table:table-cell office:value-type="float" office:value="1.644215552" calcext:value-type="float">
            <text:p>1.644215552</text:p>
          </table:table-cell>
        </table:table-row>
        <table:table-row table:style-name="ro1">
          <table:table-cell office:value-type="float" office:value="1.632984832" calcext:value-type="float">
            <text:p>1.632984832</text:p>
          </table:table-cell>
        </table:table-row>
        <table:table-row table:style-name="ro1">
          <table:table-cell office:value-type="float" office:value="1.409091072" calcext:value-type="float">
            <text:p>1.409091072</text:p>
          </table:table-cell>
        </table:table-row>
        <table:table-row table:style-name="ro1">
          <table:table-cell office:value-type="float" office:value="1.472881664" calcext:value-type="float">
            <text:p>1.472881664</text:p>
          </table:table-cell>
        </table:table-row>
        <table:table-row table:style-name="ro1">
          <table:table-cell office:value-type="float" office:value="1.454140672" calcext:value-type="float">
            <text:p>1.454140672</text:p>
          </table:table-cell>
        </table:table-row>
        <table:table-row table:style-name="ro1">
          <table:table-cell office:value-type="float" office:value="1.441537792" calcext:value-type="float">
            <text:p>1.441537792</text:p>
          </table:table-cell>
        </table:table-row>
        <table:table-row table:style-name="ro1">
          <table:table-cell office:value-type="float" office:value="1.242749952" calcext:value-type="float">
            <text:p>1.242749952</text:p>
          </table:table-cell>
        </table:table-row>
        <table:table-row table:style-name="ro1">
          <table:table-cell office:value-type="float" office:value="1.153134848" calcext:value-type="float">
            <text:p>1.153134848</text:p>
          </table:table-cell>
        </table:table-row>
        <table:table-row table:style-name="ro1">
          <table:table-cell office:value-type="float" office:value="2.490674688" calcext:value-type="float">
            <text:p>2.490674688</text:p>
          </table:table-cell>
        </table:table-row>
        <table:table-row table:style-name="ro1">
          <table:table-cell office:value-type="float" office:value="2.47834112" calcext:value-type="float">
            <text:p>2.47834112</text:p>
          </table:table-cell>
        </table:table-row>
        <table:table-row table:style-name="ro1">
          <table:table-cell office:value-type="float" office:value="2.47839488" calcext:value-type="float">
            <text:p>2.47839488</text:p>
          </table:table-cell>
        </table:table-row>
        <table:table-row table:style-name="ro1">
          <table:table-cell office:value-type="float" office:value="2.47848832" calcext:value-type="float">
            <text:p>2.47848832</text:p>
          </table:table-cell>
        </table:table-row>
        <table:table-row table:style-name="ro1">
          <table:table-cell office:value-type="float" office:value="2.47861248" calcext:value-type="float">
            <text:p>2.47861248</text:p>
          </table:table-cell>
        </table:table-row>
        <table:table-row table:style-name="ro1">
          <table:table-cell office:value-type="float" office:value="2.478776064" calcext:value-type="float">
            <text:p>2.478776064</text:p>
          </table:table-cell>
        </table:table-row>
        <table:table-row table:style-name="ro1">
          <table:table-cell office:value-type="float" office:value="1.692456448" calcext:value-type="float">
            <text:p>1.692456448</text:p>
          </table:table-cell>
        </table:table-row>
        <table:table-row table:style-name="ro1">
          <table:table-cell office:value-type="float" office:value="1.679892992" calcext:value-type="float">
            <text:p>1.679892992</text:p>
          </table:table-cell>
        </table:table-row>
        <table:table-row table:style-name="ro1">
          <table:table-cell office:value-type="float" office:value="1.4565504" calcext:value-type="float">
            <text:p>1.4565504</text:p>
          </table:table-cell>
        </table:table-row>
        <table:table-row table:style-name="ro1">
          <table:table-cell office:value-type="float" office:value="1.481261056" calcext:value-type="float">
            <text:p>1.481261056</text:p>
          </table:table-cell>
        </table:table-row>
        <table:table-row table:style-name="ro1">
          <table:table-cell office:value-type="float" office:value="1.457081088" calcext:value-type="float">
            <text:p>1.457081088</text:p>
          </table:table-cell>
        </table:table-row>
        <table:table-row table:style-name="ro1">
          <table:table-cell office:value-type="float" office:value="1.424321792" calcext:value-type="float">
            <text:p>1.424321792</text:p>
          </table:table-cell>
        </table:table-row>
        <table:table-row table:style-name="ro1">
          <table:table-cell office:value-type="float" office:value="1.222990336" calcext:value-type="float">
            <text:p>1.222990336</text:p>
          </table:table-cell>
        </table:table-row>
        <table:table-row table:style-name="ro1">
          <table:table-cell office:value-type="float" office:value="2.482743296" calcext:value-type="float">
            <text:p>2.482743296</text:p>
          </table:table-cell>
        </table:table-row>
        <table:table-row table:style-name="ro1">
          <table:table-cell office:value-type="float" office:value="2.47135872" calcext:value-type="float">
            <text:p>2.47135872</text:p>
          </table:table-cell>
        </table:table-row>
        <table:table-row table:style-name="ro1">
          <table:table-cell office:value-type="float" office:value="2.471419904" calcext:value-type="float">
            <text:p>2.471419904</text:p>
          </table:table-cell>
        </table:table-row>
        <table:table-row table:style-name="ro1">
          <table:table-cell office:value-type="float" office:value="2.47151232" calcext:value-type="float">
            <text:p>2.47151232</text:p>
          </table:table-cell>
        </table:table-row>
        <table:table-row table:style-name="ro1">
          <table:table-cell office:value-type="float" office:value="2.471643904" calcext:value-type="float">
            <text:p>2.471643904</text:p>
          </table:table-cell>
        </table:table-row>
        <table:table-row table:style-name="ro1">
          <table:table-cell office:value-type="float" office:value="2.47180416" calcext:value-type="float">
            <text:p>2.47180416</text:p>
          </table:table-cell>
        </table:table-row>
        <table:table-row table:style-name="ro1">
          <table:table-cell office:value-type="float" office:value="1.684036352" calcext:value-type="float">
            <text:p>1.684036352</text:p>
          </table:table-cell>
        </table:table-row>
        <table:table-row table:style-name="ro1">
          <table:table-cell office:value-type="float" office:value="1.672911616" calcext:value-type="float">
            <text:p>1.672911616</text:p>
          </table:table-cell>
        </table:table-row>
        <table:table-row table:style-name="ro1">
          <table:table-cell office:value-type="float" office:value="1.449749504" calcext:value-type="float">
            <text:p>1.449749504</text:p>
          </table:table-cell>
        </table:table-row>
        <table:table-row table:style-name="ro1">
          <table:table-cell office:value-type="float" office:value="1.677262336" calcext:value-type="float">
            <text:p>1.677262336</text:p>
          </table:table-cell>
        </table:table-row>
        <table:table-row table:style-name="ro1">
          <table:table-cell office:value-type="float" office:value="1.662095616" calcext:value-type="float">
            <text:p>1.662095616</text:p>
          </table:table-cell>
        </table:table-row>
        <table:table-row table:style-name="ro1">
          <table:table-cell office:value-type="float" office:value="1.625475584" calcext:value-type="float">
            <text:p>1.625475584</text:p>
          </table:table-cell>
        </table:table-row>
        <table:table-row table:style-name="ro1">
          <table:table-cell office:value-type="float" office:value="1.408166912" calcext:value-type="float">
            <text:p>1.408166912</text:p>
          </table:table-cell>
        </table:table-row>
        <table:table-row table:style-name="ro1">
          <table:table-cell office:value-type="float" office:value="2.787111168" calcext:value-type="float">
            <text:p>2.787111168</text:p>
          </table:table-cell>
        </table:table-row>
        <table:table-row table:style-name="ro1">
          <table:table-cell office:value-type="float" office:value="2.77850368" calcext:value-type="float">
            <text:p>2.77850368</text:p>
          </table:table-cell>
        </table:table-row>
        <table:table-row table:style-name="ro1">
          <table:table-cell office:value-type="float" office:value="2.778604032" calcext:value-type="float">
            <text:p>2.778604032</text:p>
          </table:table-cell>
        </table:table-row>
        <table:table-row table:style-name="ro1">
          <table:table-cell office:value-type="float" office:value="2.786720512" calcext:value-type="float">
            <text:p>2.786720512</text:p>
          </table:table-cell>
        </table:table-row>
        <table:table-row table:style-name="ro1">
          <table:table-cell office:value-type="float" office:value="2.787147264" calcext:value-type="float">
            <text:p>2.787147264</text:p>
          </table:table-cell>
        </table:table-row>
        <table:table-row table:style-name="ro1">
          <table:table-cell office:value-type="float" office:value="2.79911808" calcext:value-type="float">
            <text:p>2.79911808</text:p>
          </table:table-cell>
        </table:table-row>
        <table:table-row table:style-name="ro1">
          <table:table-cell office:value-type="float" office:value="2.018830848" calcext:value-type="float">
            <text:p>2.018830848</text:p>
          </table:table-cell>
        </table:table-row>
        <table:table-row table:style-name="ro1">
          <table:table-cell office:value-type="float" office:value="2.009330432" calcext:value-type="float">
            <text:p>2.009330432</text:p>
          </table:table-cell>
        </table:table-row>
        <table:table-row table:style-name="ro1">
          <table:table-cell office:value-type="float" office:value="1.775446272" calcext:value-type="float">
            <text:p>1.775446272</text:p>
          </table:table-cell>
        </table:table-row>
        <table:table-row table:style-name="ro1">
          <table:table-cell office:value-type="float" office:value="1.808744704" calcext:value-type="float">
            <text:p>1.808744704</text:p>
          </table:table-cell>
        </table:table-row>
        <table:table-row table:style-name="ro1">
          <table:table-cell office:value-type="float" office:value="1.775973632" calcext:value-type="float">
            <text:p>1.775973632</text:p>
          </table:table-cell>
        </table:table-row>
        <table:table-row table:style-name="ro1">
          <table:table-cell office:value-type="float" office:value="1.740038144" calcext:value-type="float">
            <text:p>1.740038144</text:p>
          </table:table-cell>
        </table:table-row>
        <table:table-row table:style-name="ro1">
          <table:table-cell office:value-type="float" office:value="1.525175552" calcext:value-type="float">
            <text:p>1.525175552</text:p>
          </table:table-cell>
        </table:table-row>
        <table:table-row table:style-name="ro1">
          <table:table-cell office:value-type="float" office:value="2.850585088" calcext:value-type="float">
            <text:p>2.850585088</text:p>
          </table:table-cell>
        </table:table-row>
        <table:table-row table:style-name="ro1">
          <table:table-cell office:value-type="float" office:value="2.85968128" calcext:value-type="float">
            <text:p>2.85968128</text:p>
          </table:table-cell>
        </table:table-row>
        <table:table-row table:style-name="ro1">
          <table:table-cell office:value-type="float" office:value="2.859749376" calcext:value-type="float">
            <text:p>2.859749376</text:p>
          </table:table-cell>
        </table:table-row>
        <table:table-row table:style-name="ro1">
          <table:table-cell office:value-type="float" office:value="2.859839488" calcext:value-type="float">
            <text:p>2.859839488</text:p>
          </table:table-cell>
        </table:table-row>
        <table:table-row table:style-name="ro1">
          <table:table-cell office:value-type="float" office:value="2.86703872" calcext:value-type="float">
            <text:p>2.86703872</text:p>
          </table:table-cell>
        </table:table-row>
        <table:table-row table:style-name="ro1">
          <table:table-cell office:value-type="float" office:value="2.867246592" calcext:value-type="float">
            <text:p>2.867246592</text:p>
          </table:table-cell>
        </table:table-row>
        <table:table-row table:style-name="ro1">
          <table:table-cell office:value-type="float" office:value="2.079848704" calcext:value-type="float">
            <text:p>2.079848704</text:p>
          </table:table-cell>
        </table:table-row>
        <table:table-row table:style-name="ro1">
          <table:table-cell office:value-type="float" office:value="2.067957248" calcext:value-type="float">
            <text:p>2.067957248</text:p>
          </table:table-cell>
        </table:table-row>
        <table:table-row table:style-name="ro1">
          <table:table-cell office:value-type="float" office:value="1.831026688" calcext:value-type="float">
            <text:p>1.831026688</text:p>
          </table:table-cell>
        </table:table-row>
        <table:table-row table:style-name="ro1">
          <table:table-cell office:value-type="float" office:value="1.897658368" calcext:value-type="float">
            <text:p>1.897658368</text:p>
          </table:table-cell>
        </table:table-row>
        <table:table-row table:style-name="ro1">
          <table:table-cell office:value-type="float" office:value="1.861040384" calcext:value-type="float">
            <text:p>1.861040384</text:p>
          </table:table-cell>
        </table:table-row>
        <table:table-row table:style-name="ro1">
          <table:table-cell office:value-type="float" office:value="1.80765568" calcext:value-type="float">
            <text:p>1.80765568</text:p>
          </table:table-cell>
        </table:table-row>
        <table:table-row table:style-name="ro1">
          <table:table-cell office:value-type="float" office:value="1.60950272" calcext:value-type="float">
            <text:p>1.60950272</text:p>
          </table:table-cell>
        </table:table-row>
        <table:table-row table:style-name="ro1">
          <table:table-cell office:value-type="float" office:value="2.974580224" calcext:value-type="float">
            <text:p>2.974580224</text:p>
          </table:table-cell>
        </table:table-row>
        <table:table-row table:style-name="ro1">
          <table:table-cell office:value-type="float" office:value="2.968992" calcext:value-type="float">
            <text:p>2.968992</text:p>
          </table:table-cell>
        </table:table-row>
        <table:table-row table:style-name="ro1">
          <table:table-cell office:value-type="float" office:value="2.969130496" calcext:value-type="float">
            <text:p>2.969130496</text:p>
          </table:table-cell>
        </table:table-row>
        <table:table-row table:style-name="ro1">
          <table:table-cell office:value-type="float" office:value="2.969235456" calcext:value-type="float">
            <text:p>2.969235456</text:p>
          </table:table-cell>
        </table:table-row>
        <table:table-row table:style-name="ro1">
          <table:table-cell office:value-type="float" office:value="2.969361152" calcext:value-type="float">
            <text:p>2.969361152</text:p>
          </table:table-cell>
        </table:table-row>
        <table:table-row table:style-name="ro1">
          <table:table-cell office:value-type="float" office:value="2.969876992" calcext:value-type="float">
            <text:p>2.969876992</text:p>
          </table:table-cell>
        </table:table-row>
        <table:table-row table:style-name="ro1">
          <table:table-cell office:value-type="float" office:value="2.205335808" calcext:value-type="float">
            <text:p>2.205335808</text:p>
          </table:table-cell>
        </table:table-row>
        <table:table-row table:style-name="ro1">
          <table:table-cell office:value-type="float" office:value="2.194679296" calcext:value-type="float">
            <text:p>2.194679296</text:p>
          </table:table-cell>
        </table:table-row>
        <table:table-row table:style-name="ro1">
          <table:table-cell office:value-type="float" office:value="1.947696896" calcext:value-type="float">
            <text:p>1.947696896</text:p>
          </table:table-cell>
        </table:table-row>
        <table:table-row table:style-name="ro1">
          <table:table-cell office:value-type="float" office:value="1.984125696" calcext:value-type="float">
            <text:p>1.984125696</text:p>
          </table:table-cell>
        </table:table-row>
        <table:table-row table:style-name="ro1">
          <table:table-cell office:value-type="float" office:value="1.948194816" calcext:value-type="float">
            <text:p>1.948194816</text:p>
          </table:table-cell>
        </table:table-row>
        <table:table-row table:style-name="ro1">
          <table:table-cell office:value-type="float" office:value="1.901386496" calcext:value-type="float">
            <text:p>1.901386496</text:p>
          </table:table-cell>
        </table:table-row>
        <table:table-row table:style-name="ro1">
          <table:table-cell office:value-type="float" office:value="2.996563456" calcext:value-type="float">
            <text:p>2.996563456</text:p>
          </table:table-cell>
        </table:table-row>
        <table:table-row table:style-name="ro1">
          <table:table-cell office:value-type="float" office:value="2.983488" calcext:value-type="float">
            <text:p>2.983488</text:p>
          </table:table-cell>
        </table:table-row>
        <table:table-row table:style-name="ro1">
          <table:table-cell office:value-type="float" office:value="2.9835136" calcext:value-type="float">
            <text:p>2.9835136</text:p>
          </table:table-cell>
        </table:table-row>
        <table:table-row table:style-name="ro1">
          <table:table-cell office:value-type="float" office:value="2.983575552" calcext:value-type="float">
            <text:p>2.983575552</text:p>
          </table:table-cell>
        </table:table-row>
        <table:table-row table:style-name="ro1">
          <table:table-cell office:value-type="float" office:value="2.983673856" calcext:value-type="float">
            <text:p>2.983673856</text:p>
          </table:table-cell>
        </table:table-row>
        <table:table-row table:style-name="ro1">
          <table:table-cell office:value-type="float" office:value="2.98379904" calcext:value-type="float">
            <text:p>2.98379904</text:p>
          </table:table-cell>
        </table:table-row>
        <table:table-row table:style-name="ro1">
          <table:table-cell office:value-type="float" office:value="2.198596608" calcext:value-type="float">
            <text:p>2.198596608</text:p>
          </table:table-cell>
        </table:table-row>
        <table:table-row table:style-name="ro1">
          <table:table-cell office:value-type="float" office:value="2.274885888" calcext:value-type="float">
            <text:p>2.274885888</text:p>
          </table:table-cell>
        </table:table-row>
        <table:table-row table:style-name="ro1">
          <table:table-cell office:value-type="float" office:value="2.011484416" calcext:value-type="float">
            <text:p>2.011484416</text:p>
          </table:table-cell>
        </table:table-row>
        <table:table-row table:style-name="ro1">
          <table:table-cell office:value-type="float" office:value="2.083190272" calcext:value-type="float">
            <text:p>2.083190272</text:p>
          </table:table-cell>
        </table:table-row>
        <table:table-row table:style-name="ro1">
          <table:table-cell office:value-type="float" office:value="2.030130688" calcext:value-type="float">
            <text:p>2.030130688</text:p>
          </table:table-cell>
        </table:table-row>
        <table:table-row table:style-name="ro1">
          <table:table-cell office:value-type="float" office:value="2.005343488" calcext:value-type="float">
            <text:p>2.005343488</text:p>
          </table:table-cell>
        </table:table-row>
        <table:table-row table:style-name="ro1">
          <table:table-cell office:value-type="float" office:value="3.235707648" calcext:value-type="float">
            <text:p>3.235707648</text:p>
          </table:table-cell>
        </table:table-row>
        <table:table-row table:style-name="ro1">
          <table:table-cell office:value-type="float" office:value="3.233012736" calcext:value-type="float">
            <text:p>3.233012736</text:p>
          </table:table-cell>
        </table:table-row>
        <table:table-row table:style-name="ro1">
          <table:table-cell office:value-type="float" office:value="3.23349888" calcext:value-type="float">
            <text:p>3.23349888</text:p>
          </table:table-cell>
        </table:table-row>
        <table:table-row table:style-name="ro1">
          <table:table-cell office:value-type="float" office:value="3.233604864" calcext:value-type="float">
            <text:p>3.233604864</text:p>
          </table:table-cell>
        </table:table-row>
        <table:table-row table:style-name="ro1">
          <table:table-cell office:value-type="float" office:value="3.233725184" calcext:value-type="float">
            <text:p>3.233725184</text:p>
          </table:table-cell>
        </table:table-row>
        <table:table-row table:style-name="ro1">
          <table:table-cell office:value-type="float" office:value="3.233879808" calcext:value-type="float">
            <text:p>3.233879808</text:p>
          </table:table-cell>
        </table:table-row>
        <table:table-row table:style-name="ro1">
          <table:table-cell office:value-type="float" office:value="2.443609856" calcext:value-type="float">
            <text:p>2.443609856</text:p>
          </table:table-cell>
        </table:table-row>
        <table:table-row table:style-name="ro1">
          <table:table-cell office:value-type="float" office:value="2.426136832" calcext:value-type="float">
            <text:p>2.426136832</text:p>
          </table:table-cell>
        </table:table-row>
        <table:table-row table:style-name="ro1">
          <table:table-cell office:value-type="float" office:value="2.174876672" calcext:value-type="float">
            <text:p>2.174876672</text:p>
          </table:table-cell>
        </table:table-row>
        <table:table-row table:style-name="ro1">
          <table:table-cell office:value-type="float" office:value="2.245016832" calcext:value-type="float">
            <text:p>2.245016832</text:p>
          </table:table-cell>
        </table:table-row>
        <table:table-row table:style-name="ro1">
          <table:table-cell office:value-type="float" office:value="2.198254336" calcext:value-type="float">
            <text:p>2.198254336</text:p>
          </table:table-cell>
        </table:table-row>
        <table:table-row table:style-name="ro1">
          <table:table-cell office:value-type="float" office:value="2.215999744" calcext:value-type="float">
            <text:p>2.215999744</text:p>
          </table:table-cell>
        </table:table-row>
        <table:table-row table:style-name="ro1">
          <table:table-cell office:value-type="float" office:value="3.333889536" calcext:value-type="float">
            <text:p>3.333889536</text:p>
          </table:table-cell>
        </table:table-row>
        <table:table-row table:style-name="ro1">
          <table:table-cell office:value-type="float" office:value="3.319144192" calcext:value-type="float">
            <text:p>3.319144192</text:p>
          </table:table-cell>
        </table:table-row>
        <table:table-row table:style-name="ro1">
          <table:table-cell office:value-type="float" office:value="3.31916032" calcext:value-type="float">
            <text:p>3.31916032</text:p>
          </table:table-cell>
        </table:table-row>
        <table:table-row table:style-name="ro1">
          <table:table-cell office:value-type="float" office:value="3.319239168" calcext:value-type="float">
            <text:p>3.319239168</text:p>
          </table:table-cell>
        </table:table-row>
        <table:table-row table:style-name="ro1">
          <table:table-cell office:value-type="float" office:value="3.319363072" calcext:value-type="float">
            <text:p>3.319363072</text:p>
          </table:table-cell>
        </table:table-row>
        <table:table-row table:style-name="ro1">
          <table:table-cell office:value-type="float" office:value="3.33658368" calcext:value-type="float">
            <text:p>3.33658368</text:p>
          </table:table-cell>
        </table:table-row>
        <table:table-row table:style-name="ro1">
          <table:table-cell office:value-type="float" office:value="2.540164608" calcext:value-type="float">
            <text:p>2.540164608</text:p>
          </table:table-cell>
        </table:table-row>
        <table:table-row table:style-name="ro1">
          <table:table-cell office:value-type="float" office:value="2.526748416" calcext:value-type="float">
            <text:p>2.526748416</text:p>
          </table:table-cell>
        </table:table-row>
        <table:table-row table:style-name="ro1">
          <table:table-cell office:value-type="float" office:value="2.27272192" calcext:value-type="float">
            <text:p>2.27272192</text:p>
          </table:table-cell>
        </table:table-row>
        <table:table-row table:style-name="ro1">
          <table:table-cell office:value-type="float" office:value="2.31151872" calcext:value-type="float">
            <text:p>2.31151872</text:p>
          </table:table-cell>
        </table:table-row>
        <table:table-row table:style-name="ro1">
          <table:table-cell office:value-type="float" office:value="2.286459392" calcext:value-type="float">
            <text:p>2.286459392</text:p>
          </table:table-cell>
        </table:table-row>
        <table:table-row table:style-name="ro1">
          <table:table-cell office:value-type="float" office:value="2.291565824" calcext:value-type="float">
            <text:p>2.291565824</text:p>
          </table:table-cell>
        </table:table-row>
        <table:table-row table:style-name="ro1">
          <table:table-cell office:value-type="float" office:value="3.393321984" calcext:value-type="float">
            <text:p>3.393321984</text:p>
          </table:table-cell>
        </table:table-row>
        <table:table-row table:style-name="ro1">
          <table:table-cell office:value-type="float" office:value="3.380848384" calcext:value-type="float">
            <text:p>3.380848384</text:p>
          </table:table-cell>
        </table:table-row>
        <table:table-row table:style-name="ro1">
          <table:table-cell office:value-type="float" office:value="3.380903936" calcext:value-type="float">
            <text:p>3.380903936</text:p>
          </table:table-cell>
        </table:table-row>
        <table:table-row table:style-name="ro1">
          <table:table-cell office:value-type="float" office:value="3.380996608" calcext:value-type="float">
            <text:p>3.380996608</text:p>
          </table:table-cell>
        </table:table-row>
        <table:table-row table:style-name="ro1">
          <table:table-cell office:value-type="float" office:value="3.381116672" calcext:value-type="float">
            <text:p>3.381116672</text:p>
          </table:table-cell>
        </table:table-row>
        <table:table-row table:style-name="ro1">
          <table:table-cell office:value-type="float" office:value="3.38129536" calcext:value-type="float">
            <text:p>3.38129536</text:p>
          </table:table-cell>
        </table:table-row>
        <table:table-row table:style-name="ro1">
          <table:table-cell office:value-type="float" office:value="2.583529216" calcext:value-type="float">
            <text:p>2.583529216</text:p>
          </table:table-cell>
        </table:table-row>
        <table:table-row table:style-name="ro1">
          <table:table-cell office:value-type="float" office:value="2.56915456" calcext:value-type="float">
            <text:p>2.56915456</text:p>
          </table:table-cell>
        </table:table-row>
        <table:table-row table:style-name="ro1">
          <table:table-cell office:value-type="float" office:value="2.316854016" calcext:value-type="float">
            <text:p>2.316854016</text:p>
          </table:table-cell>
        </table:table-row>
        <table:table-row table:style-name="ro1">
          <table:table-cell office:value-type="float" office:value="2.340898048" calcext:value-type="float">
            <text:p>2.340898048</text:p>
          </table:table-cell>
        </table:table-row>
        <table:table-row table:style-name="ro1">
          <table:table-cell office:value-type="float" office:value="2.317335296" calcext:value-type="float">
            <text:p>2.317335296</text:p>
          </table:table-cell>
        </table:table-row>
        <table:table-row table:style-name="ro1">
          <table:table-cell office:value-type="float" office:value="2.287017728" calcext:value-type="float">
            <text:p>2.287017728</text:p>
          </table:table-cell>
        </table:table-row>
        <table:table-row table:style-name="ro1">
          <table:table-cell office:value-type="float" office:value="3.384790784" calcext:value-type="float">
            <text:p>3.384790784</text:p>
          </table:table-cell>
        </table:table-row>
        <table:table-row table:style-name="ro1">
          <table:table-cell office:value-type="float" office:value="3.373172736" calcext:value-type="float">
            <text:p>3.373172736</text:p>
          </table:table-cell>
        </table:table-row>
        <table:table-row table:style-name="ro1">
          <table:table-cell office:value-type="float" office:value="3.373204224" calcext:value-type="float">
            <text:p>3.373204224</text:p>
          </table:table-cell>
        </table:table-row>
        <table:table-row table:style-name="ro1">
          <table:table-cell office:value-type="float" office:value="3.373277696" calcext:value-type="float">
            <text:p>3.373277696</text:p>
          </table:table-cell>
        </table:table-row>
        <table:table-row table:style-name="ro1">
          <table:table-cell office:value-type="float" office:value="3.373379328" calcext:value-type="float">
            <text:p>3.373379328</text:p>
          </table:table-cell>
        </table:table-row>
        <table:table-row table:style-name="ro1">
          <table:table-cell office:value-type="float" office:value="3.37351552" calcext:value-type="float">
            <text:p>3.37351552</text:p>
          </table:table-cell>
        </table:table-row>
        <table:table-row table:style-name="ro1">
          <table:table-cell office:value-type="float" office:value="2.572797952" calcext:value-type="float">
            <text:p>2.572797952</text:p>
          </table:table-cell>
        </table:table-row>
        <table:table-row table:style-name="ro1">
          <table:table-cell office:value-type="float" office:value="2.697735168" calcext:value-type="float">
            <text:p>2.697735168</text:p>
          </table:table-cell>
        </table:table-row>
        <table:table-row table:style-name="ro1">
          <table:table-cell office:value-type="float" office:value="2.44978944" calcext:value-type="float">
            <text:p>2.44978944</text:p>
          </table:table-cell>
        </table:table-row>
        <table:table-row table:style-name="ro1">
          <table:table-cell office:value-type="float" office:value="2.4737664" calcext:value-type="float">
            <text:p>2.4737664</text:p>
          </table:table-cell>
        </table:table-row>
        <table:table-row table:style-name="ro1">
          <table:table-cell office:value-type="float" office:value="2.450371072" calcext:value-type="float">
            <text:p>2.450371072</text:p>
          </table:table-cell>
        </table:table-row>
        <table:table-row table:style-name="ro1">
          <table:table-cell office:value-type="float" office:value="2.416815872" calcext:value-type="float">
            <text:p>2.416815872</text:p>
          </table:table-cell>
        </table:table-row>
        <table:table-row table:style-name="ro1">
          <table:table-cell office:value-type="float" office:value="3.555237632" calcext:value-type="float">
            <text:p>3.555237632</text:p>
          </table:table-cell>
        </table:table-row>
        <table:table-row table:style-name="ro1">
          <table:table-cell office:value-type="float" office:value="3.567262976" calcext:value-type="float">
            <text:p>3.567262976</text:p>
          </table:table-cell>
        </table:table-row>
        <table:table-row table:style-name="ro1">
          <table:table-cell office:value-type="float" office:value="3.567321856" calcext:value-type="float">
            <text:p>3.567321856</text:p>
          </table:table-cell>
        </table:table-row>
        <table:table-row table:style-name="ro1">
          <table:table-cell office:value-type="float" office:value="3.567409408" calcext:value-type="float">
            <text:p>3.567409408</text:p>
          </table:table-cell>
        </table:table-row>
        <table:table-row table:style-name="ro1">
          <table:table-cell office:value-type="float" office:value="3.567522048" calcext:value-type="float">
            <text:p>3.567522048</text:p>
          </table:table-cell>
        </table:table-row>
        <table:table-row table:style-name="ro1">
          <table:table-cell office:value-type="float" office:value="3.578239744" calcext:value-type="float">
            <text:p>3.578239744</text:p>
          </table:table-cell>
        </table:table-row>
        <table:table-row table:style-name="ro1">
          <table:table-cell office:value-type="float" office:value="2.775972864" calcext:value-type="float">
            <text:p>2.775972864</text:p>
          </table:table-cell>
        </table:table-row>
        <table:table-row table:style-name="ro1">
          <table:table-cell office:value-type="float" office:value="2.765185024" calcext:value-type="float">
            <text:p>2.765185024</text:p>
          </table:table-cell>
        </table:table-row>
        <table:table-row table:style-name="ro1">
          <table:table-cell office:value-type="float" office:value="2.506418688" calcext:value-type="float">
            <text:p>2.506418688</text:p>
          </table:table-cell>
        </table:table-row>
        <table:table-row table:style-name="ro1">
          <table:table-cell office:value-type="float" office:value="2.53721088" calcext:value-type="float">
            <text:p>2.53721088</text:p>
          </table:table-cell>
        </table:table-row>
        <table:table-row table:style-name="ro1">
          <table:table-cell office:value-type="float" office:value="2.506882304" calcext:value-type="float">
            <text:p>2.506882304</text:p>
          </table:table-cell>
        </table:table-row>
        <table:table-row table:style-name="ro1">
          <table:table-cell office:value-type="float" office:value="2.467376128" calcext:value-type="float">
            <text:p>2.467376128</text:p>
          </table:table-cell>
        </table:table-row>
        <table:table-row table:style-name="ro1">
          <table:table-cell office:value-type="float" office:value="3.635313152" calcext:value-type="float">
            <text:p>3.635313152</text:p>
          </table:table-cell>
        </table:table-row>
        <table:table-row table:style-name="ro1">
          <table:table-cell office:value-type="float" office:value="3.621013504" calcext:value-type="float">
            <text:p>3.621013504</text:p>
          </table:table-cell>
        </table:table-row>
        <table:table-row table:style-name="ro1">
          <table:table-cell office:value-type="float" office:value="3.62107264" calcext:value-type="float">
            <text:p>3.62107264</text:p>
          </table:table-cell>
        </table:table-row>
        <table:table-row table:style-name="ro1">
          <table:table-cell office:value-type="float" office:value="3.62115584" calcext:value-type="float">
            <text:p>3.62115584</text:p>
          </table:table-cell>
        </table:table-row>
      </table:table>
      <table:table table:name="15T_15P_15S_relay" table:style-name="ta1">
        <table:table-column table:style-name="co7" table:default-cell-style-name="Default"/>
        <table:table-row table:style-name="ro1">
          <table:table-cell office:value-type="float" office:value="0.1968512" calcext:value-type="float">
            <text:p>0.1968512</text:p>
          </table:table-cell>
        </table:table-row>
        <table:table-row table:style-name="ro1">
          <table:table-cell office:value-type="float" office:value="0.185066496" calcext:value-type="float">
            <text:p>0.185066496</text:p>
          </table:table-cell>
        </table:table-row>
        <table:table-row table:style-name="ro1">
          <table:table-cell office:value-type="float" office:value="0.171185408" calcext:value-type="float">
            <text:p>0.171185408</text:p>
          </table:table-cell>
        </table:table-row>
        <table:table-row table:style-name="ro1">
          <table:table-cell office:value-type="float" office:value="0.156711936" calcext:value-type="float">
            <text:p>0.156711936</text:p>
          </table:table-cell>
        </table:table-row>
        <table:table-row table:style-name="ro1">
          <table:table-cell office:value-type="float" office:value="0.145619968" calcext:value-type="float">
            <text:p>0.145619968</text:p>
          </table:table-cell>
        </table:table-row>
        <table:table-row table:style-name="ro1">
          <table:table-cell office:value-type="float" office:value="0.133819136" calcext:value-type="float">
            <text:p>0.133819136</text:p>
          </table:table-cell>
        </table:table-row>
        <table:table-row table:style-name="ro1">
          <table:table-cell office:value-type="float" office:value="0.1913216" calcext:value-type="float">
            <text:p>0.1913216</text:p>
          </table:table-cell>
        </table:table-row>
        <table:table-row table:style-name="ro1">
          <table:table-cell office:value-type="float" office:value="0.180672" calcext:value-type="float">
            <text:p>0.180672</text:p>
          </table:table-cell>
        </table:table-row>
        <table:table-row table:style-name="ro1">
          <table:table-cell office:value-type="float" office:value="0.169881856" calcext:value-type="float">
            <text:p>0.169881856</text:p>
          </table:table-cell>
        </table:table-row>
        <table:table-row table:style-name="ro1">
          <table:table-cell office:value-type="float" office:value="0.157828352" calcext:value-type="float">
            <text:p>0.157828352</text:p>
          </table:table-cell>
        </table:table-row>
        <table:table-row table:style-name="ro1">
          <table:table-cell office:value-type="float" office:value="0.19089664" calcext:value-type="float">
            <text:p>0.19089664</text:p>
          </table:table-cell>
        </table:table-row>
        <table:table-row table:style-name="ro1">
          <table:table-cell office:value-type="float" office:value="0.179205888" calcext:value-type="float">
            <text:p>0.179205888</text:p>
          </table:table-cell>
        </table:table-row>
        <table:table-row table:style-name="ro1">
          <table:table-cell office:value-type="float" office:value="0.23716736" calcext:value-type="float">
            <text:p>0.23716736</text:p>
          </table:table-cell>
        </table:table-row>
        <table:table-row table:style-name="ro1">
          <table:table-cell office:value-type="float" office:value="0.225867008" calcext:value-type="float">
            <text:p>0.225867008</text:p>
          </table:table-cell>
        </table:table-row>
        <table:table-row table:style-name="ro1">
          <table:table-cell office:value-type="float" office:value="0.214901504" calcext:value-type="float">
            <text:p>0.214901504</text:p>
          </table:table-cell>
        </table:table-row>
        <table:table-row table:style-name="ro1">
          <table:table-cell office:value-type="float" office:value="0.228725248" calcext:value-type="float">
            <text:p>0.228725248</text:p>
          </table:table-cell>
        </table:table-row>
        <table:table-row table:style-name="ro1">
          <table:table-cell office:value-type="float" office:value="0.21868672" calcext:value-type="float">
            <text:p>0.21868672</text:p>
          </table:table-cell>
        </table:table-row>
        <table:table-row table:style-name="ro1">
          <table:table-cell office:value-type="float" office:value="0.2618688" calcext:value-type="float">
            <text:p>0.2618688</text:p>
          </table:table-cell>
        </table:table-row>
        <table:table-row table:style-name="ro1">
          <table:table-cell office:value-type="float" office:value="0.319299328" calcext:value-type="float">
            <text:p>0.319299328</text:p>
          </table:table-cell>
        </table:table-row>
        <table:table-row table:style-name="ro1">
          <table:table-cell office:value-type="float" office:value="0.308102912" calcext:value-type="float">
            <text:p>0.308102912</text:p>
          </table:table-cell>
        </table:table-row>
        <table:table-row table:style-name="ro1">
          <table:table-cell office:value-type="float" office:value="0.290284544" calcext:value-type="float">
            <text:p>0.290284544</text:p>
          </table:table-cell>
        </table:table-row>
        <table:table-row table:style-name="ro1">
          <table:table-cell office:value-type="float" office:value="0.31795968" calcext:value-type="float">
            <text:p>0.31795968</text:p>
          </table:table-cell>
        </table:table-row>
        <table:table-row table:style-name="ro1">
          <table:table-cell office:value-type="float" office:value="0.32231936" calcext:value-type="float">
            <text:p>0.32231936</text:p>
          </table:table-cell>
        </table:table-row>
        <table:table-row table:style-name="ro1">
          <table:table-cell office:value-type="float" office:value="0.398925568" calcext:value-type="float">
            <text:p>0.398925568</text:p>
          </table:table-cell>
        </table:table-row>
        <table:table-row table:style-name="ro1">
          <table:table-cell office:value-type="float" office:value="0.41541632" calcext:value-type="float">
            <text:p>0.41541632</text:p>
          </table:table-cell>
        </table:table-row>
        <table:table-row table:style-name="ro1">
          <table:table-cell office:value-type="float" office:value="0.427964672" calcext:value-type="float">
            <text:p>0.427964672</text:p>
          </table:table-cell>
        </table:table-row>
        <table:table-row table:style-name="ro1">
          <table:table-cell office:value-type="float" office:value="0.468195584" calcext:value-type="float">
            <text:p>0.468195584</text:p>
          </table:table-cell>
        </table:table-row>
        <table:table-row table:style-name="ro1">
          <table:table-cell office:value-type="float" office:value="0.497116672" calcext:value-type="float">
            <text:p>0.497116672</text:p>
          </table:table-cell>
        </table:table-row>
        <table:table-row table:style-name="ro1">
          <table:table-cell office:value-type="float" office:value="0.489645312" calcext:value-type="float">
            <text:p>0.489645312</text:p>
          </table:table-cell>
        </table:table-row>
        <table:table-row table:style-name="ro1">
          <table:table-cell office:value-type="float" office:value="0.537472256" calcext:value-type="float">
            <text:p>0.537472256</text:p>
          </table:table-cell>
        </table:table-row>
        <table:table-row table:style-name="ro1">
          <table:table-cell office:value-type="float" office:value="0.589150464" calcext:value-type="float">
            <text:p>0.589150464</text:p>
          </table:table-cell>
        </table:table-row>
        <table:table-row table:style-name="ro1">
          <table:table-cell office:value-type="float" office:value="0.63491072" calcext:value-type="float">
            <text:p>0.63491072</text:p>
          </table:table-cell>
        </table:table-row>
        <table:table-row table:style-name="ro1">
          <table:table-cell office:value-type="float" office:value="0.700416768" calcext:value-type="float">
            <text:p>0.700416768</text:p>
          </table:table-cell>
        </table:table-row>
        <table:table-row table:style-name="ro1">
          <table:table-cell office:value-type="float" office:value="0.713062656" calcext:value-type="float">
            <text:p>0.713062656</text:p>
          </table:table-cell>
        </table:table-row>
        <table:table-row table:style-name="ro1">
          <table:table-cell office:value-type="float" office:value="0.785197056" calcext:value-type="float">
            <text:p>0.785197056</text:p>
          </table:table-cell>
        </table:table-row>
        <table:table-row table:style-name="ro1">
          <table:table-cell office:value-type="float" office:value="0.836025344" calcext:value-type="float">
            <text:p>0.836025344</text:p>
          </table:table-cell>
        </table:table-row>
        <table:table-row table:style-name="ro1">
          <table:table-cell office:value-type="float" office:value="0.899929088" calcext:value-type="float">
            <text:p>0.899929088</text:p>
          </table:table-cell>
        </table:table-row>
        <table:table-row table:style-name="ro1">
          <table:table-cell office:value-type="float" office:value="0.964570368" calcext:value-type="float">
            <text:p>0.964570368</text:p>
          </table:table-cell>
        </table:table-row>
        <table:table-row table:style-name="ro1">
          <table:table-cell office:value-type="float" office:value="1.076653568" calcext:value-type="float">
            <text:p>1.076653568</text:p>
          </table:table-cell>
        </table:table-row>
        <table:table-row table:style-name="ro1">
          <table:table-cell office:value-type="float" office:value="1.188789504" calcext:value-type="float">
            <text:p>1.188789504</text:p>
          </table:table-cell>
        </table:table-row>
        <table:table-row table:style-name="ro1">
          <table:table-cell office:value-type="float" office:value="1.24815232" calcext:value-type="float">
            <text:p>1.24815232</text:p>
          </table:table-cell>
        </table:table-row>
        <table:table-row table:style-name="ro1">
          <table:table-cell office:value-type="float" office:value="1.341639424" calcext:value-type="float">
            <text:p>1.341639424</text:p>
          </table:table-cell>
        </table:table-row>
        <table:table-row table:style-name="ro1">
          <table:table-cell office:value-type="float" office:value="1.397165568" calcext:value-type="float">
            <text:p>1.397165568</text:p>
          </table:table-cell>
        </table:table-row>
        <table:table-row table:style-name="ro1">
          <table:table-cell office:value-type="float" office:value="1.561365504" calcext:value-type="float">
            <text:p>1.561365504</text:p>
          </table:table-cell>
        </table:table-row>
        <table:table-row table:style-name="ro1">
          <table:table-cell office:value-type="float" office:value="0.329022976" calcext:value-type="float">
            <text:p>0.329022976</text:p>
          </table:table-cell>
        </table:table-row>
        <table:table-row table:style-name="ro1">
          <table:table-cell office:value-type="float" office:value="1.727599104" calcext:value-type="float">
            <text:p>1.727599104</text:p>
          </table:table-cell>
        </table:table-row>
        <table:table-row table:style-name="ro1">
          <table:table-cell office:value-type="float" office:value="0.45906176" calcext:value-type="float">
            <text:p>0.45906176</text:p>
          </table:table-cell>
        </table:table-row>
        <table:table-row table:style-name="ro1">
          <table:table-cell office:value-type="float" office:value="2.002064384" calcext:value-type="float">
            <text:p>2.002064384</text:p>
          </table:table-cell>
        </table:table-row>
        <table:table-row table:style-name="ro1">
          <table:table-cell office:value-type="float" office:value="0.733620736" calcext:value-type="float">
            <text:p>0.733620736</text:p>
          </table:table-cell>
        </table:table-row>
        <table:table-row table:style-name="ro1">
          <table:table-cell office:value-type="float" office:value="2.349211648" calcext:value-type="float">
            <text:p>2.349211648</text:p>
          </table:table-cell>
        </table:table-row>
        <table:table-row table:style-name="ro1">
          <table:table-cell office:value-type="float" office:value="1.053294848" calcext:value-type="float">
            <text:p>1.053294848</text:p>
          </table:table-cell>
        </table:table-row>
        <table:table-row table:style-name="ro1">
          <table:table-cell office:value-type="float" office:value="2.7038784" calcext:value-type="float">
            <text:p>2.7038784</text:p>
          </table:table-cell>
        </table:table-row>
        <table:table-row table:style-name="ro1">
          <table:table-cell office:value-type="float" office:value="1.376548352" calcext:value-type="float">
            <text:p>1.376548352</text:p>
          </table:table-cell>
        </table:table-row>
        <table:table-row table:style-name="ro1">
          <table:table-cell office:value-type="float" office:value="3.140991488" calcext:value-type="float">
            <text:p>3.140991488</text:p>
          </table:table-cell>
        </table:table-row>
        <table:table-row table:style-name="ro1">
          <table:table-cell office:value-type="float" office:value="1.90908416" calcext:value-type="float">
            <text:p>1.90908416</text:p>
          </table:table-cell>
        </table:table-row>
        <table:table-row table:style-name="ro1">
          <table:table-cell office:value-type="float" office:value="3.63681664" calcext:value-type="float">
            <text:p>3.63681664</text:p>
          </table:table-cell>
        </table:table-row>
        <table:table-row table:style-name="ro1">
          <table:table-cell office:value-type="float" office:value="2.340767488" calcext:value-type="float">
            <text:p>2.340767488</text:p>
          </table:table-cell>
        </table:table-row>
        <table:table-row table:style-name="ro1">
          <table:table-cell office:value-type="float" office:value="4.166823424" calcext:value-type="float">
            <text:p>4.166823424</text:p>
          </table:table-cell>
        </table:table-row>
        <table:table-row table:style-name="ro1">
          <table:table-cell office:value-type="float" office:value="2.88244352" calcext:value-type="float">
            <text:p>2.88244352</text:p>
          </table:table-cell>
        </table:table-row>
        <table:table-row table:style-name="ro1">
          <table:table-cell office:value-type="float" office:value="4.658122496" calcext:value-type="float">
            <text:p>4.658122496</text:p>
          </table:table-cell>
        </table:table-row>
        <table:table-row table:style-name="ro1">
          <table:table-cell office:value-type="float" office:value="3.397113088" calcext:value-type="float">
            <text:p>3.397113088</text:p>
          </table:table-cell>
        </table:table-row>
        <table:table-row table:style-name="ro1">
          <table:table-cell office:value-type="float" office:value="1.145001984" calcext:value-type="float">
            <text:p>1.145001984</text:p>
          </table:table-cell>
        </table:table-row>
        <table:table-row table:style-name="ro1">
          <table:table-cell office:value-type="float" office:value="5.177448448" calcext:value-type="float">
            <text:p>5.177448448</text:p>
          </table:table-cell>
        </table:table-row>
        <table:table-row table:style-name="ro1">
          <table:table-cell office:value-type="float" office:value="3.934325248" calcext:value-type="float">
            <text:p>3.934325248</text:p>
          </table:table-cell>
        </table:table-row>
        <table:table-row table:style-name="ro1">
          <table:table-cell office:value-type="float" office:value="1.67655168" calcext:value-type="float">
            <text:p>1.67655168</text:p>
          </table:table-cell>
        </table:table-row>
        <table:table-row table:style-name="ro1">
          <table:table-cell office:value-type="float" office:value="5.65028096" calcext:value-type="float">
            <text:p>5.65028096</text:p>
          </table:table-cell>
        </table:table-row>
        <table:table-row table:style-name="ro1">
          <table:table-cell office:value-type="float" office:value="4.366129408" calcext:value-type="float">
            <text:p>4.366129408</text:p>
          </table:table-cell>
        </table:table-row>
        <table:table-row table:style-name="ro1">
          <table:table-cell office:value-type="float" office:value="2.116276992" calcext:value-type="float">
            <text:p>2.116276992</text:p>
          </table:table-cell>
        </table:table-row>
        <table:table-row table:style-name="ro1">
          <table:table-cell office:value-type="float" office:value="5.99845248" calcext:value-type="float">
            <text:p>5.99845248</text:p>
          </table:table-cell>
        </table:table-row>
        <table:table-row table:style-name="ro1">
          <table:table-cell office:value-type="float" office:value="4.704513024" calcext:value-type="float">
            <text:p>4.704513024</text:p>
          </table:table-cell>
        </table:table-row>
        <table:table-row table:style-name="ro1">
          <table:table-cell office:value-type="float" office:value="2.456373248" calcext:value-type="float">
            <text:p>2.456373248</text:p>
          </table:table-cell>
        </table:table-row>
        <table:table-row table:style-name="ro1">
          <table:table-cell office:value-type="float" office:value="6.365438976" calcext:value-type="float">
            <text:p>6.365438976</text:p>
          </table:table-cell>
        </table:table-row>
        <table:table-row table:style-name="ro1">
          <table:table-cell office:value-type="float" office:value="5.069555712" calcext:value-type="float">
            <text:p>5.069555712</text:p>
          </table:table-cell>
        </table:table-row>
        <table:table-row table:style-name="ro1">
          <table:table-cell office:value-type="float" office:value="2.790935552" calcext:value-type="float">
            <text:p>2.790935552</text:p>
          </table:table-cell>
        </table:table-row>
        <table:table-row table:style-name="ro1">
          <table:table-cell office:value-type="float" office:value="6.836438784" calcext:value-type="float">
            <text:p>6.836438784</text:p>
          </table:table-cell>
        </table:table-row>
        <table:table-row table:style-name="ro1">
          <table:table-cell office:value-type="float" office:value="5.511088896" calcext:value-type="float">
            <text:p>5.511088896</text:p>
          </table:table-cell>
        </table:table-row>
        <table:table-row table:style-name="ro1">
          <table:table-cell office:value-type="float" office:value="3.232576768" calcext:value-type="float">
            <text:p>3.232576768</text:p>
          </table:table-cell>
        </table:table-row>
        <table:table-row table:style-name="ro1">
          <table:table-cell office:value-type="float" office:value="7.191150848" calcext:value-type="float">
            <text:p>7.191150848</text:p>
          </table:table-cell>
        </table:table-row>
        <table:table-row table:style-name="ro1">
          <table:table-cell office:value-type="float" office:value="5.90224384" calcext:value-type="float">
            <text:p>5.90224384</text:p>
          </table:table-cell>
        </table:table-row>
        <table:table-row table:style-name="ro1">
          <table:table-cell office:value-type="float" office:value="3.626328064" calcext:value-type="float">
            <text:p>3.626328064</text:p>
          </table:table-cell>
        </table:table-row>
        <table:table-row table:style-name="ro1">
          <table:table-cell office:value-type="float" office:value="7.631069696" calcext:value-type="float">
            <text:p>7.631069696</text:p>
          </table:table-cell>
        </table:table-row>
        <table:table-row table:style-name="ro1">
          <table:table-cell office:value-type="float" office:value="6.271634432" calcext:value-type="float">
            <text:p>6.271634432</text:p>
          </table:table-cell>
        </table:table-row>
        <table:table-row table:style-name="ro1">
          <table:table-cell office:value-type="float" office:value="3.9764544" calcext:value-type="float">
            <text:p>3.9764544</text:p>
          </table:table-cell>
        </table:table-row>
        <table:table-row table:style-name="ro1">
          <table:table-cell office:value-type="float" office:value="7.950356224" calcext:value-type="float">
            <text:p>7.950356224</text:p>
          </table:table-cell>
        </table:table-row>
        <table:table-row table:style-name="ro1">
          <table:table-cell office:value-type="float" office:value="6.59817472" calcext:value-type="float">
            <text:p>6.59817472</text:p>
          </table:table-cell>
        </table:table-row>
        <table:table-row table:style-name="ro1">
          <table:table-cell office:value-type="float" office:value="4.305014016" calcext:value-type="float">
            <text:p>4.305014016</text:p>
          </table:table-cell>
        </table:table-row>
        <table:table-row table:style-name="ro1">
          <table:table-cell office:value-type="float" office:value="8.277172992" calcext:value-type="float">
            <text:p>8.277172992</text:p>
          </table:table-cell>
        </table:table-row>
        <table:table-row table:style-name="ro1">
          <table:table-cell office:value-type="float" office:value="7.042479616" calcext:value-type="float">
            <text:p>7.042479616</text:p>
          </table:table-cell>
        </table:table-row>
        <table:table-row table:style-name="ro1">
          <table:table-cell office:value-type="float" office:value="4.641110528" calcext:value-type="float">
            <text:p>4.641110528</text:p>
          </table:table-cell>
        </table:table-row>
        <table:table-row table:style-name="ro1">
          <table:table-cell office:value-type="float" office:value="8.545591808" calcext:value-type="float">
            <text:p>8.545591808</text:p>
          </table:table-cell>
        </table:table-row>
        <table:table-row table:style-name="ro1">
          <table:table-cell office:value-type="float" office:value="7.314560768" calcext:value-type="float">
            <text:p>7.314560768</text:p>
          </table:table-cell>
        </table:table-row>
        <table:table-row table:style-name="ro1">
          <table:table-cell office:value-type="float" office:value="4.919027968" calcext:value-type="float">
            <text:p>4.919027968</text:p>
          </table:table-cell>
        </table:table-row>
        <table:table-row table:style-name="ro1">
          <table:table-cell office:value-type="float" office:value="8.79810432" calcext:value-type="float">
            <text:p>8.79810432</text:p>
          </table:table-cell>
        </table:table-row>
        <table:table-row table:style-name="ro1">
          <table:table-cell office:value-type="float" office:value="7.589688832" calcext:value-type="float">
            <text:p>7.589688832</text:p>
          </table:table-cell>
        </table:table-row>
        <table:table-row table:style-name="ro1">
          <table:table-cell office:value-type="float" office:value="5.209642752" calcext:value-type="float">
            <text:p>5.209642752</text:p>
          </table:table-cell>
        </table:table-row>
        <table:table-row table:style-name="ro1">
          <table:table-cell office:value-type="float" office:value="9.10470144" calcext:value-type="float">
            <text:p>9.10470144</text:p>
          </table:table-cell>
        </table:table-row>
        <table:table-row table:style-name="ro1">
          <table:table-cell office:value-type="float" office:value="7.855276288" calcext:value-type="float">
            <text:p>7.855276288</text:p>
          </table:table-cell>
        </table:table-row>
        <table:table-row table:style-name="ro1">
          <table:table-cell office:value-type="float" office:value="5.470114816" calcext:value-type="float">
            <text:p>5.470114816</text:p>
          </table:table-cell>
        </table:table-row>
        <table:table-row table:style-name="ro1">
          <table:table-cell office:value-type="float" office:value="0.24162048" calcext:value-type="float">
            <text:p>0.24162048</text:p>
          </table:table-cell>
        </table:table-row>
        <table:table-row table:style-name="ro1">
          <table:table-cell office:value-type="float" office:value="0.179485952" calcext:value-type="float">
            <text:p>0.179485952</text:p>
          </table:table-cell>
        </table:table-row>
        <table:table-row table:style-name="ro1">
          <table:table-cell office:value-type="float" office:value="0.138812416" calcext:value-type="float">
            <text:p>0.138812416</text:p>
          </table:table-cell>
        </table:table-row>
        <table:table-row table:style-name="ro1">
          <table:table-cell office:value-type="float" office:value="0.262115328" calcext:value-type="float">
            <text:p>0.262115328</text:p>
          </table:table-cell>
        </table:table-row>
        <table:table-row table:style-name="ro1">
          <table:table-cell office:value-type="float" office:value="0.216572672" calcext:value-type="float">
            <text:p>0.216572672</text:p>
          </table:table-cell>
        </table:table-row>
        <table:table-row table:style-name="ro1">
          <table:table-cell office:value-type="float" office:value="0.159936512" calcext:value-type="float">
            <text:p>0.159936512</text:p>
          </table:table-cell>
        </table:table-row>
        <table:table-row table:style-name="ro1">
          <table:table-cell office:value-type="float" office:value="0.289487616" calcext:value-type="float">
            <text:p>0.289487616</text:p>
          </table:table-cell>
        </table:table-row>
        <table:table-row table:style-name="ro1">
          <table:table-cell office:value-type="float" office:value="0.242924032" calcext:value-type="float">
            <text:p>0.242924032</text:p>
          </table:table-cell>
        </table:table-row>
        <table:table-row table:style-name="ro1">
          <table:table-cell office:value-type="float" office:value="0.186235136" calcext:value-type="float">
            <text:p>0.186235136</text:p>
          </table:table-cell>
        </table:table-row>
        <table:table-row table:style-name="ro1">
          <table:table-cell office:value-type="float" office:value="0.302011904" calcext:value-type="float">
            <text:p>0.302011904</text:p>
          </table:table-cell>
        </table:table-row>
        <table:table-row table:style-name="ro1">
          <table:table-cell office:value-type="float" office:value="0.255550464" calcext:value-type="float">
            <text:p>0.255550464</text:p>
          </table:table-cell>
        </table:table-row>
        <table:table-row table:style-name="ro1">
          <table:table-cell office:value-type="float" office:value="0.177965312" calcext:value-type="float">
            <text:p>0.177965312</text:p>
          </table:table-cell>
        </table:table-row>
        <table:table-row table:style-name="ro1">
          <table:table-cell office:value-type="float" office:value="0.316086528" calcext:value-type="float">
            <text:p>0.316086528</text:p>
          </table:table-cell>
        </table:table-row>
        <table:table-row table:style-name="ro1">
          <table:table-cell office:value-type="float" office:value="0.344181248" calcext:value-type="float">
            <text:p>0.344181248</text:p>
          </table:table-cell>
        </table:table-row>
        <table:table-row table:style-name="ro1">
          <table:table-cell office:value-type="float" office:value="0.266513152" calcext:value-type="float">
            <text:p>0.266513152</text:p>
          </table:table-cell>
        </table:table-row>
        <table:table-row table:style-name="ro1">
          <table:table-cell office:value-type="float" office:value="0.477876736" calcext:value-type="float">
            <text:p>0.477876736</text:p>
          </table:table-cell>
        </table:table-row>
        <table:table-row table:style-name="ro1">
          <table:table-cell office:value-type="float" office:value="0.438451456" calcext:value-type="float">
            <text:p>0.438451456</text:p>
          </table:table-cell>
        </table:table-row>
        <table:table-row table:style-name="ro1">
          <table:table-cell office:value-type="float" office:value="0.394501632" calcext:value-type="float">
            <text:p>0.394501632</text:p>
          </table:table-cell>
        </table:table-row>
        <table:table-row table:style-name="ro1">
          <table:table-cell office:value-type="float" office:value="0.590770176" calcext:value-type="float">
            <text:p>0.590770176</text:p>
          </table:table-cell>
        </table:table-row>
        <table:table-row table:style-name="ro1">
          <table:table-cell office:value-type="float" office:value="0.522446592" calcext:value-type="float">
            <text:p>0.522446592</text:p>
          </table:table-cell>
        </table:table-row>
        <table:table-row table:style-name="ro1">
          <table:table-cell office:value-type="float" office:value="0.477654272" calcext:value-type="float">
            <text:p>0.477654272</text:p>
          </table:table-cell>
        </table:table-row>
        <table:table-row table:style-name="ro1">
          <table:table-cell office:value-type="float" office:value="0.139527168" calcext:value-type="float">
            <text:p>0.139527168</text:p>
          </table:table-cell>
        </table:table-row>
        <table:table-row table:style-name="ro1">
          <table:table-cell office:value-type="float" office:value="0.670790912" calcext:value-type="float">
            <text:p>0.670790912</text:p>
          </table:table-cell>
        </table:table-row>
        <table:table-row table:style-name="ro1">
          <table:table-cell office:value-type="float" office:value="0.623041536" calcext:value-type="float">
            <text:p>0.623041536</text:p>
          </table:table-cell>
        </table:table-row>
        <table:table-row table:style-name="ro1">
          <table:table-cell office:value-type="float" office:value="0.557739776" calcext:value-type="float">
            <text:p>0.557739776</text:p>
          </table:table-cell>
        </table:table-row>
        <table:table-row table:style-name="ro1">
          <table:table-cell office:value-type="float" office:value="0.287124992" calcext:value-type="float">
            <text:p>0.287124992</text:p>
          </table:table-cell>
        </table:table-row>
        <table:table-row table:style-name="ro1">
          <table:table-cell office:value-type="float" office:value="0.961133568" calcext:value-type="float">
            <text:p>0.961133568</text:p>
          </table:table-cell>
        </table:table-row>
        <table:table-row table:style-name="ro1">
          <table:table-cell office:value-type="float" office:value="0.934435072" calcext:value-type="float">
            <text:p>0.934435072</text:p>
          </table:table-cell>
        </table:table-row>
        <table:table-row table:style-name="ro1">
          <table:table-cell office:value-type="float" office:value="0.868756992" calcext:value-type="float">
            <text:p>0.868756992</text:p>
          </table:table-cell>
        </table:table-row>
        <table:table-row table:style-name="ro1">
          <table:table-cell office:value-type="float" office:value="0.53191424" calcext:value-type="float">
            <text:p>0.53191424</text:p>
          </table:table-cell>
        </table:table-row>
        <table:table-row table:style-name="ro1">
          <table:table-cell office:value-type="float" office:value="1.298876928" calcext:value-type="float">
            <text:p>1.298876928</text:p>
          </table:table-cell>
        </table:table-row>
        <table:table-row table:style-name="ro1">
          <table:table-cell office:value-type="float" office:value="1.308867072" calcext:value-type="float">
            <text:p>1.308867072</text:p>
          </table:table-cell>
        </table:table-row>
        <table:table-row table:style-name="ro1">
          <table:table-cell office:value-type="float" office:value="1.242567424" calcext:value-type="float">
            <text:p>1.242567424</text:p>
          </table:table-cell>
        </table:table-row>
        <table:table-row table:style-name="ro1">
          <table:table-cell office:value-type="float" office:value="0.962041344" calcext:value-type="float">
            <text:p>0.962041344</text:p>
          </table:table-cell>
        </table:table-row>
        <table:table-row table:style-name="ro1">
          <table:table-cell office:value-type="float" office:value="0.596030464" calcext:value-type="float">
            <text:p>0.596030464</text:p>
          </table:table-cell>
        </table:table-row>
        <table:table-row table:style-name="ro1">
          <table:table-cell office:value-type="float" office:value="0.490607872" calcext:value-type="float">
            <text:p>0.490607872</text:p>
          </table:table-cell>
        </table:table-row>
        <table:table-row table:style-name="ro1">
          <table:table-cell office:value-type="float" office:value="2.172170496" calcext:value-type="float">
            <text:p>2.172170496</text:p>
          </table:table-cell>
        </table:table-row>
        <table:table-row table:style-name="ro1">
          <table:table-cell office:value-type="float" office:value="2.17760256" calcext:value-type="float">
            <text:p>2.17760256</text:p>
          </table:table-cell>
        </table:table-row>
        <table:table-row table:style-name="ro1">
          <table:table-cell office:value-type="float" office:value="2.151158784" calcext:value-type="float">
            <text:p>2.151158784</text:p>
          </table:table-cell>
        </table:table-row>
        <table:table-row table:style-name="ro1">
          <table:table-cell office:value-type="float" office:value="1.855903232" calcext:value-type="float">
            <text:p>1.855903232</text:p>
          </table:table-cell>
        </table:table-row>
        <table:table-row table:style-name="ro1">
          <table:table-cell office:value-type="float" office:value="1.45964672" calcext:value-type="float">
            <text:p>1.45964672</text:p>
          </table:table-cell>
        </table:table-row>
        <table:table-row table:style-name="ro1">
          <table:table-cell office:value-type="float" office:value="1.36468864" calcext:value-type="float">
            <text:p>1.36468864</text:p>
          </table:table-cell>
        </table:table-row>
        <table:table-row table:style-name="ro1">
          <table:table-cell office:value-type="float" office:value="3.48995456" calcext:value-type="float">
            <text:p>3.48995456</text:p>
          </table:table-cell>
        </table:table-row>
        <table:table-row table:style-name="ro1">
          <table:table-cell office:value-type="float" office:value="3.618296832" calcext:value-type="float">
            <text:p>3.618296832</text:p>
          </table:table-cell>
        </table:table-row>
        <table:table-row table:style-name="ro1">
          <table:table-cell office:value-type="float" office:value="3.66417024" calcext:value-type="float">
            <text:p>3.66417024</text:p>
          </table:table-cell>
        </table:table-row>
        <table:table-row table:style-name="ro1">
          <table:table-cell office:value-type="float" office:value="3.545616128" calcext:value-type="float">
            <text:p>3.545616128</text:p>
          </table:table-cell>
        </table:table-row>
        <table:table-row table:style-name="ro1">
          <table:table-cell office:value-type="float" office:value="3.176153344" calcext:value-type="float">
            <text:p>3.176153344</text:p>
          </table:table-cell>
        </table:table-row>
        <table:table-row table:style-name="ro1">
          <table:table-cell office:value-type="float" office:value="3.239058688" calcext:value-type="float">
            <text:p>3.239058688</text:p>
          </table:table-cell>
        </table:table-row>
        <table:table-row table:style-name="ro1">
          <table:table-cell office:value-type="float" office:value="2.045905664" calcext:value-type="float">
            <text:p>2.045905664</text:p>
          </table:table-cell>
        </table:table-row>
        <table:table-row table:style-name="ro1">
          <table:table-cell office:value-type="float" office:value="6.878038016" calcext:value-type="float">
            <text:p>6.878038016</text:p>
          </table:table-cell>
        </table:table-row>
        <table:table-row table:style-name="ro1">
          <table:table-cell office:value-type="float" office:value="6.857923584" calcext:value-type="float">
            <text:p>6.857923584</text:p>
          </table:table-cell>
        </table:table-row>
        <table:table-row table:style-name="ro1">
          <table:table-cell office:value-type="float" office:value="6.86706176" calcext:value-type="float">
            <text:p>6.86706176</text:p>
          </table:table-cell>
        </table:table-row>
        <table:table-row table:style-name="ro1">
          <table:table-cell office:value-type="float" office:value="6.610856448" calcext:value-type="float">
            <text:p>6.610856448</text:p>
          </table:table-cell>
        </table:table-row>
        <table:table-row table:style-name="ro1">
          <table:table-cell office:value-type="float" office:value="6.26729216" calcext:value-type="float">
            <text:p>6.26729216</text:p>
          </table:table-cell>
        </table:table-row>
        <table:table-row table:style-name="ro1">
          <table:table-cell office:value-type="float" office:value="6.293253632" calcext:value-type="float">
            <text:p>6.293253632</text:p>
          </table:table-cell>
        </table:table-row>
        <table:table-row table:style-name="ro1">
          <table:table-cell office:value-type="float" office:value="4.836606976" calcext:value-type="float">
            <text:p>4.836606976</text:p>
          </table:table-cell>
        </table:table-row>
        <table:table-row table:style-name="ro1">
          <table:table-cell office:value-type="float" office:value="2.90667904" calcext:value-type="float">
            <text:p>2.90667904</text:p>
          </table:table-cell>
        </table:table-row>
        <table:table-row table:style-name="ro1">
          <table:table-cell office:value-type="float" office:value="8.766397952" calcext:value-type="float">
            <text:p>8.766397952</text:p>
          </table:table-cell>
        </table:table-row>
        <table:table-row table:style-name="ro1">
          <table:table-cell office:value-type="float" office:value="8.761986816" calcext:value-type="float">
            <text:p>8.761986816</text:p>
          </table:table-cell>
        </table:table-row>
        <table:table-row table:style-name="ro1">
          <table:table-cell office:value-type="float" office:value="8.79530112" calcext:value-type="float">
            <text:p>8.79530112</text:p>
          </table:table-cell>
        </table:table-row>
        <table:table-row table:style-name="ro1">
          <table:table-cell office:value-type="float" office:value="8.512872448" calcext:value-type="float">
            <text:p>8.512872448</text:p>
          </table:table-cell>
        </table:table-row>
        <table:table-row table:style-name="ro1">
          <table:table-cell office:value-type="float" office:value="8.171401472" calcext:value-type="float">
            <text:p>8.171401472</text:p>
          </table:table-cell>
        </table:table-row>
        <table:table-row table:style-name="ro1">
          <table:table-cell office:value-type="float" office:value="8.112979968" calcext:value-type="float">
            <text:p>8.112979968</text:p>
          </table:table-cell>
        </table:table-row>
        <table:table-row table:style-name="ro1">
          <table:table-cell office:value-type="float" office:value="6.690019072" calcext:value-type="float">
            <text:p>6.690019072</text:p>
          </table:table-cell>
        </table:table-row>
        <table:table-row table:style-name="ro1">
          <table:table-cell office:value-type="float" office:value="4.712606208" calcext:value-type="float">
            <text:p>4.712606208</text:p>
          </table:table-cell>
        </table:table-row>
        <table:table-row table:style-name="ro1">
          <table:table-cell office:value-type="float" office:value="10.375915776" calcext:value-type="float">
            <text:p>10.375915776</text:p>
          </table:table-cell>
        </table:table-row>
        <table:table-row table:style-name="ro1">
          <table:table-cell office:value-type="float" office:value="10.368683264" calcext:value-type="float">
            <text:p>10.368683264</text:p>
          </table:table-cell>
        </table:table-row>
        <table:table-row table:style-name="ro1">
          <table:table-cell office:value-type="float" office:value="10.34592384" calcext:value-type="float">
            <text:p>10.34592384</text:p>
          </table:table-cell>
        </table:table-row>
        <table:table-row table:style-name="ro1">
          <table:table-cell office:value-type="float" office:value="10.073428992" calcext:value-type="float">
            <text:p>10.073428992</text:p>
          </table:table-cell>
        </table:table-row>
        <table:table-row table:style-name="ro1">
          <table:table-cell office:value-type="float" office:value="9.690040576" calcext:value-type="float">
            <text:p>9.690040576</text:p>
          </table:table-cell>
        </table:table-row>
        <table:table-row table:style-name="ro1">
          <table:table-cell office:value-type="float" office:value="9.579799296" calcext:value-type="float">
            <text:p>9.579799296</text:p>
          </table:table-cell>
        </table:table-row>
        <table:table-row table:style-name="ro1">
          <table:table-cell office:value-type="float" office:value="8.11493504" calcext:value-type="float">
            <text:p>8.11493504</text:p>
          </table:table-cell>
        </table:table-row>
        <table:table-row table:style-name="ro1">
          <table:table-cell office:value-type="float" office:value="6.138026752" calcext:value-type="float">
            <text:p>6.138026752</text:p>
          </table:table-cell>
        </table:table-row>
        <table:table-row table:style-name="ro1">
          <table:table-cell office:value-type="float" office:value="0.108271616" calcext:value-type="float">
            <text:p>0.108271616</text:p>
          </table:table-cell>
        </table:table-row>
        <table:table-row table:style-name="ro1">
          <table:table-cell office:value-type="float" office:value="0.097911552" calcext:value-type="float">
            <text:p>0.097911552</text:p>
          </table:table-cell>
        </table:table-row>
        <table:table-row table:style-name="ro1">
          <table:table-cell office:value-type="float" office:value="0.08728192" calcext:value-type="float">
            <text:p>0.08728192</text:p>
          </table:table-cell>
        </table:table-row>
        <table:table-row table:style-name="ro1">
          <table:table-cell office:value-type="float" office:value="0.07551872" calcext:value-type="float">
            <text:p>0.07551872</text:p>
          </table:table-cell>
        </table:table-row>
        <table:table-row table:style-name="ro1">
          <table:table-cell office:value-type="float" office:value="0.111425536" calcext:value-type="float">
            <text:p>0.111425536</text:p>
          </table:table-cell>
        </table:table-row>
        <table:table-row table:style-name="ro1">
          <table:table-cell office:value-type="float" office:value="0.101018112" calcext:value-type="float">
            <text:p>0.101018112</text:p>
          </table:table-cell>
        </table:table-row>
        <table:table-row table:style-name="ro1">
          <table:table-cell office:value-type="float" office:value="0.121207552" calcext:value-type="float">
            <text:p>0.121207552</text:p>
          </table:table-cell>
        </table:table-row>
        <table:table-row table:style-name="ro1">
          <table:table-cell office:value-type="float" office:value="0.109760512" calcext:value-type="float">
            <text:p>0.109760512</text:p>
          </table:table-cell>
        </table:table-row>
        <table:table-row table:style-name="ro1">
          <table:table-cell office:value-type="float" office:value="0.153325568" calcext:value-type="float">
            <text:p>0.153325568</text:p>
          </table:table-cell>
        </table:table-row>
        <table:table-row table:style-name="ro1">
          <table:table-cell office:value-type="float" office:value="0.142788096" calcext:value-type="float">
            <text:p>0.142788096</text:p>
          </table:table-cell>
        </table:table-row>
        <table:table-row table:style-name="ro1">
          <table:table-cell office:value-type="float" office:value="0.132434432" calcext:value-type="float">
            <text:p>0.132434432</text:p>
          </table:table-cell>
        </table:table-row>
        <table:table-row table:style-name="ro1">
          <table:table-cell office:value-type="float" office:value="0.121086208" calcext:value-type="float">
            <text:p>0.121086208</text:p>
          </table:table-cell>
        </table:table-row>
        <table:table-row table:style-name="ro1">
          <table:table-cell office:value-type="float" office:value="0.110142208" calcext:value-type="float">
            <text:p>0.110142208</text:p>
          </table:table-cell>
        </table:table-row>
        <table:table-row table:style-name="ro1">
          <table:table-cell office:value-type="float" office:value="0.177242624" calcext:value-type="float">
            <text:p>0.177242624</text:p>
          </table:table-cell>
        </table:table-row>
        <table:table-row table:style-name="ro1">
          <table:table-cell office:value-type="float" office:value="0.176870912" calcext:value-type="float">
            <text:p>0.176870912</text:p>
          </table:table-cell>
        </table:table-row>
        <table:table-row table:style-name="ro1">
          <table:table-cell office:value-type="float" office:value="0.187852544" calcext:value-type="float">
            <text:p>0.187852544</text:p>
          </table:table-cell>
        </table:table-row>
        <table:table-row table:style-name="ro1">
          <table:table-cell office:value-type="float" office:value="0.177361408" calcext:value-type="float">
            <text:p>0.177361408</text:p>
          </table:table-cell>
        </table:table-row>
        <table:table-row table:style-name="ro1">
          <table:table-cell office:value-type="float" office:value="0.216477696" calcext:value-type="float">
            <text:p>0.216477696</text:p>
          </table:table-cell>
        </table:table-row>
        <table:table-row table:style-name="ro1">
          <table:table-cell office:value-type="float" office:value="0.23467264" calcext:value-type="float">
            <text:p>0.23467264</text:p>
          </table:table-cell>
        </table:table-row>
        <table:table-row table:style-name="ro1">
          <table:table-cell office:value-type="float" office:value="0.246586112" calcext:value-type="float">
            <text:p>0.246586112</text:p>
          </table:table-cell>
        </table:table-row>
        <table:table-row table:style-name="ro1">
          <table:table-cell office:value-type="float" office:value="0.235159552" calcext:value-type="float">
            <text:p>0.235159552</text:p>
          </table:table-cell>
        </table:table-row>
        <table:table-row table:style-name="ro1">
          <table:table-cell office:value-type="float" office:value="0.277901312" calcext:value-type="float">
            <text:p>0.277901312</text:p>
          </table:table-cell>
        </table:table-row>
        <table:table-row table:style-name="ro1">
          <table:table-cell office:value-type="float" office:value="0.268605952" calcext:value-type="float">
            <text:p>0.268605952</text:p>
          </table:table-cell>
        </table:table-row>
        <table:table-row table:style-name="ro1">
          <table:table-cell office:value-type="float" office:value="0.315593472" calcext:value-type="float">
            <text:p>0.315593472</text:p>
          </table:table-cell>
        </table:table-row>
        <table:table-row table:style-name="ro1">
          <table:table-cell office:value-type="float" office:value="0.30609408" calcext:value-type="float">
            <text:p>0.30609408</text:p>
          </table:table-cell>
        </table:table-row>
        <table:table-row table:style-name="ro1">
          <table:table-cell office:value-type="float" office:value="0.339583488" calcext:value-type="float">
            <text:p>0.339583488</text:p>
          </table:table-cell>
        </table:table-row>
        <table:table-row table:style-name="ro1">
          <table:table-cell office:value-type="float" office:value="0.426642176" calcext:value-type="float">
            <text:p>0.426642176</text:p>
          </table:table-cell>
        </table:table-row>
        <table:table-row table:style-name="ro1">
          <table:table-cell office:value-type="float" office:value="0.442229248" calcext:value-type="float">
            <text:p>0.442229248</text:p>
          </table:table-cell>
        </table:table-row>
        <table:table-row table:style-name="ro1">
          <table:table-cell office:value-type="float" office:value="0.431899392" calcext:value-type="float">
            <text:p>0.431899392</text:p>
          </table:table-cell>
        </table:table-row>
        <table:table-row table:style-name="ro1">
          <table:table-cell office:value-type="float" office:value="0.478564864" calcext:value-type="float">
            <text:p>0.478564864</text:p>
          </table:table-cell>
        </table:table-row>
        <table:table-row table:style-name="ro1">
          <table:table-cell office:value-type="float" office:value="0.521267456" calcext:value-type="float">
            <text:p>0.521267456</text:p>
          </table:table-cell>
        </table:table-row>
        <table:table-row table:style-name="ro1">
          <table:table-cell office:value-type="float" office:value="0.510138368" calcext:value-type="float">
            <text:p>0.510138368</text:p>
          </table:table-cell>
        </table:table-row>
        <table:table-row table:style-name="ro1">
          <table:table-cell office:value-type="float" office:value="0.602888192" calcext:value-type="float">
            <text:p>0.602888192</text:p>
          </table:table-cell>
        </table:table-row>
        <table:table-row table:style-name="ro1">
          <table:table-cell office:value-type="float" office:value="0.608550912" calcext:value-type="float">
            <text:p>0.608550912</text:p>
          </table:table-cell>
        </table:table-row>
        <table:table-row table:style-name="ro1">
          <table:table-cell office:value-type="float" office:value="0.7088512" calcext:value-type="float">
            <text:p>0.7088512</text:p>
          </table:table-cell>
        </table:table-row>
        <table:table-row table:style-name="ro1">
          <table:table-cell office:value-type="float" office:value="0.737397248" calcext:value-type="float">
            <text:p>0.737397248</text:p>
          </table:table-cell>
        </table:table-row>
        <table:table-row table:style-name="ro1">
          <table:table-cell office:value-type="float" office:value="0.844605952" calcext:value-type="float">
            <text:p>0.844605952</text:p>
          </table:table-cell>
        </table:table-row>
        <table:table-row table:style-name="ro1">
          <table:table-cell office:value-type="float" office:value="0.838451968" calcext:value-type="float">
            <text:p>0.838451968</text:p>
          </table:table-cell>
        </table:table-row>
        <table:table-row table:style-name="ro1">
          <table:table-cell office:value-type="float" office:value="0.987238912" calcext:value-type="float">
            <text:p>0.987238912</text:p>
          </table:table-cell>
        </table:table-row>
        <table:table-row table:style-name="ro1">
          <table:table-cell office:value-type="float" office:value="1.06861824" calcext:value-type="float">
            <text:p>1.06861824</text:p>
          </table:table-cell>
        </table:table-row>
        <table:table-row table:style-name="ro1">
          <table:table-cell office:value-type="float" office:value="1.197411328" calcext:value-type="float">
            <text:p>1.197411328</text:p>
          </table:table-cell>
        </table:table-row>
        <table:table-row table:style-name="ro1">
          <table:table-cell office:value-type="float" office:value="1.301836032" calcext:value-type="float">
            <text:p>1.301836032</text:p>
          </table:table-cell>
        </table:table-row>
        <table:table-row table:style-name="ro1">
          <table:table-cell office:value-type="float" office:value="0.254543872" calcext:value-type="float">
            <text:p>0.254543872</text:p>
          </table:table-cell>
        </table:table-row>
        <table:table-row table:style-name="ro1">
          <table:table-cell office:value-type="float" office:value="1.400199424" calcext:value-type="float">
            <text:p>1.400199424</text:p>
          </table:table-cell>
        </table:table-row>
        <table:table-row table:style-name="ro1">
          <table:table-cell office:value-type="float" office:value="0.375721472" calcext:value-type="float">
            <text:p>0.375721472</text:p>
          </table:table-cell>
        </table:table-row>
        <table:table-row table:style-name="ro1">
          <table:table-cell office:value-type="float" office:value="1.671480064" calcext:value-type="float">
            <text:p>1.671480064</text:p>
          </table:table-cell>
        </table:table-row>
        <table:table-row table:style-name="ro1">
          <table:table-cell office:value-type="float" office:value="0.58696192" calcext:value-type="float">
            <text:p>0.58696192</text:p>
          </table:table-cell>
        </table:table-row>
        <table:table-row table:style-name="ro1">
          <table:table-cell office:value-type="float" office:value="1.894462464" calcext:value-type="float">
            <text:p>1.894462464</text:p>
          </table:table-cell>
        </table:table-row>
        <table:table-row table:style-name="ro1">
          <table:table-cell office:value-type="float" office:value="0.809764352" calcext:value-type="float">
            <text:p>0.809764352</text:p>
          </table:table-cell>
        </table:table-row>
        <table:table-row table:style-name="ro1">
          <table:table-cell office:value-type="float" office:value="2.122890752" calcext:value-type="float">
            <text:p>2.122890752</text:p>
          </table:table-cell>
        </table:table-row>
        <table:table-row table:style-name="ro1">
          <table:table-cell office:value-type="float" office:value="1.051391744" calcext:value-type="float">
            <text:p>1.051391744</text:p>
          </table:table-cell>
        </table:table-row>
        <table:table-row table:style-name="ro1">
          <table:table-cell office:value-type="float" office:value="0.543669248" calcext:value-type="float">
            <text:p>0.543669248</text:p>
          </table:table-cell>
        </table:table-row>
        <table:table-row table:style-name="ro1">
          <table:table-cell office:value-type="float" office:value="2.4471808" calcext:value-type="float">
            <text:p>2.4471808</text:p>
          </table:table-cell>
        </table:table-row>
        <table:table-row table:style-name="ro1">
          <table:table-cell office:value-type="float" office:value="1.36020992" calcext:value-type="float">
            <text:p>1.36020992</text:p>
          </table:table-cell>
        </table:table-row>
        <table:table-row table:style-name="ro1">
          <table:table-cell office:value-type="float" office:value="0.887735552" calcext:value-type="float">
            <text:p>0.887735552</text:p>
          </table:table-cell>
        </table:table-row>
        <table:table-row table:style-name="ro1">
          <table:table-cell office:value-type="float" office:value="2.893608704" calcext:value-type="float">
            <text:p>2.893608704</text:p>
          </table:table-cell>
        </table:table-row>
        <table:table-row table:style-name="ro1">
          <table:table-cell office:value-type="float" office:value="1.850427136" calcext:value-type="float">
            <text:p>1.850427136</text:p>
          </table:table-cell>
        </table:table-row>
        <table:table-row table:style-name="ro1">
          <table:table-cell office:value-type="float" office:value="1.308338176" calcext:value-type="float">
            <text:p>1.308338176</text:p>
          </table:table-cell>
        </table:table-row>
        <table:table-row table:style-name="ro1">
          <table:table-cell office:value-type="float" office:value="3.7740736" calcext:value-type="float">
            <text:p>3.7740736</text:p>
          </table:table-cell>
        </table:table-row>
        <table:table-row table:style-name="ro1">
          <table:table-cell office:value-type="float" office:value="2.702245376" calcext:value-type="float">
            <text:p>2.702245376</text:p>
          </table:table-cell>
        </table:table-row>
        <table:table-row table:style-name="ro1">
          <table:table-cell office:value-type="float" office:value="2.137677568" calcext:value-type="float">
            <text:p>2.137677568</text:p>
          </table:table-cell>
        </table:table-row>
        <table:table-row table:style-name="ro1">
          <table:table-cell office:value-type="float" office:value="4.87020544" calcext:value-type="float">
            <text:p>4.87020544</text:p>
          </table:table-cell>
        </table:table-row>
        <table:table-row table:style-name="ro1">
          <table:table-cell office:value-type="float" office:value="3.795130112" calcext:value-type="float">
            <text:p>3.795130112</text:p>
          </table:table-cell>
        </table:table-row>
        <table:table-row table:style-name="ro1">
          <table:table-cell office:value-type="float" office:value="3.286984448" calcext:value-type="float">
            <text:p>3.286984448</text:p>
          </table:table-cell>
        </table:table-row>
        <table:table-row table:style-name="ro1">
          <table:table-cell office:value-type="float" office:value="1.757672192" calcext:value-type="float">
            <text:p>1.757672192</text:p>
          </table:table-cell>
        </table:table-row>
        <table:table-row table:style-name="ro1">
          <table:table-cell office:value-type="float" office:value="6.006153472" calcext:value-type="float">
            <text:p>6.006153472</text:p>
          </table:table-cell>
        </table:table-row>
        <table:table-row table:style-name="ro1">
          <table:table-cell office:value-type="float" office:value="4.909223936" calcext:value-type="float">
            <text:p>4.909223936</text:p>
          </table:table-cell>
        </table:table-row>
        <table:table-row table:style-name="ro1">
          <table:table-cell office:value-type="float" office:value="4.424739072" calcext:value-type="float">
            <text:p>4.424739072</text:p>
          </table:table-cell>
        </table:table-row>
        <table:table-row table:style-name="ro1">
          <table:table-cell office:value-type="float" office:value="2.940068608" calcext:value-type="float">
            <text:p>2.940068608</text:p>
          </table:table-cell>
        </table:table-row>
        <table:table-row table:style-name="ro1">
          <table:table-cell office:value-type="float" office:value="1.089380096" calcext:value-type="float">
            <text:p>1.089380096</text:p>
          </table:table-cell>
        </table:table-row>
        <table:table-row table:style-name="ro1">
          <table:table-cell office:value-type="float" office:value="7.021812736" calcext:value-type="float">
            <text:p>7.021812736</text:p>
          </table:table-cell>
        </table:table-row>
        <table:table-row table:style-name="ro1">
          <table:table-cell office:value-type="float" office:value="5.900171776" calcext:value-type="float">
            <text:p>5.900171776</text:p>
          </table:table-cell>
        </table:table-row>
        <table:table-row table:style-name="ro1">
          <table:table-cell office:value-type="float" office:value="5.38813952" calcext:value-type="float">
            <text:p>5.38813952</text:p>
          </table:table-cell>
        </table:table-row>
        <table:table-row table:style-name="ro1">
          <table:table-cell office:value-type="float" office:value="3.851839488" calcext:value-type="float">
            <text:p>3.851839488</text:p>
          </table:table-cell>
        </table:table-row>
        <table:table-row table:style-name="ro1">
          <table:table-cell office:value-type="float" office:value="1.97489408" calcext:value-type="float">
            <text:p>1.97489408</text:p>
          </table:table-cell>
        </table:table-row>
        <table:table-row table:style-name="ro1">
          <table:table-cell office:value-type="float" office:value="7.80993152" calcext:value-type="float">
            <text:p>7.80993152</text:p>
          </table:table-cell>
        </table:table-row>
        <table:table-row table:style-name="ro1">
          <table:table-cell office:value-type="float" office:value="6.679773952" calcext:value-type="float">
            <text:p>6.679773952</text:p>
          </table:table-cell>
        </table:table-row>
        <table:table-row table:style-name="ro1">
          <table:table-cell office:value-type="float" office:value="6.11374976" calcext:value-type="float">
            <text:p>6.11374976</text:p>
          </table:table-cell>
        </table:table-row>
        <table:table-row table:style-name="ro1">
          <table:table-cell office:value-type="float" office:value="4.642858496" calcext:value-type="float">
            <text:p>4.642858496</text:p>
          </table:table-cell>
        </table:table-row>
        <table:table-row table:style-name="ro1">
          <table:table-cell office:value-type="float" office:value="2.743067136" calcext:value-type="float">
            <text:p>2.743067136</text:p>
          </table:table-cell>
        </table:table-row>
        <table:table-row table:style-name="ro1">
          <table:table-cell office:value-type="float" office:value="8.619698688" calcext:value-type="float">
            <text:p>8.619698688</text:p>
          </table:table-cell>
        </table:table-row>
        <table:table-row table:style-name="ro1">
          <table:table-cell office:value-type="float" office:value="7.560113152" calcext:value-type="float">
            <text:p>7.560113152</text:p>
          </table:table-cell>
        </table:table-row>
        <table:table-row table:style-name="ro1">
          <table:table-cell office:value-type="float" office:value="6.944521728" calcext:value-type="float">
            <text:p>6.944521728</text:p>
          </table:table-cell>
        </table:table-row>
        <table:table-row table:style-name="ro1">
          <table:table-cell office:value-type="float" office:value="5.421243136" calcext:value-type="float">
            <text:p>5.421243136</text:p>
          </table:table-cell>
        </table:table-row>
        <table:table-row table:style-name="ro1">
          <table:table-cell office:value-type="float" office:value="3.537912832" calcext:value-type="float">
            <text:p>3.537912832</text:p>
          </table:table-cell>
        </table:table-row>
        <table:table-row table:style-name="ro1">
          <table:table-cell office:value-type="float" office:value="9.28246272" calcext:value-type="float">
            <text:p>9.28246272</text:p>
          </table:table-cell>
        </table:table-row>
        <table:table-row table:style-name="ro1">
          <table:table-cell office:value-type="float" office:value="8.246038272" calcext:value-type="float">
            <text:p>8.246038272</text:p>
          </table:table-cell>
        </table:table-row>
        <table:table-row table:style-name="ro1">
          <table:table-cell office:value-type="float" office:value="7.646779904" calcext:value-type="float">
            <text:p>7.646779904</text:p>
          </table:table-cell>
        </table:table-row>
        <table:table-row table:style-name="ro1">
          <table:table-cell office:value-type="float" office:value="6.113097984" calcext:value-type="float">
            <text:p>6.113097984</text:p>
          </table:table-cell>
        </table:table-row>
        <table:table-row table:style-name="ro1">
          <table:table-cell office:value-type="float" office:value="4.228884224" calcext:value-type="float">
            <text:p>4.228884224</text:p>
          </table:table-cell>
        </table:table-row>
        <table:table-row table:style-name="ro1">
          <table:table-cell office:value-type="float" office:value="9.907361024" calcext:value-type="float">
            <text:p>9.907361024</text:p>
          </table:table-cell>
        </table:table-row>
        <table:table-row table:style-name="ro1">
          <table:table-cell office:value-type="float" office:value="8.869623296" calcext:value-type="float">
            <text:p>8.869623296</text:p>
          </table:table-cell>
        </table:table-row>
        <table:table-row table:style-name="ro1">
          <table:table-cell office:value-type="float" office:value="8.263174656" calcext:value-type="float">
            <text:p>8.263174656</text:p>
          </table:table-cell>
        </table:table-row>
        <table:table-row table:style-name="ro1">
          <table:table-cell office:value-type="float" office:value="6.686743296" calcext:value-type="float">
            <text:p>6.686743296</text:p>
          </table:table-cell>
        </table:table-row>
        <table:table-row table:style-name="ro1">
          <table:table-cell office:value-type="float" office:value="4.817312256" calcext:value-type="float">
            <text:p>4.817312256</text:p>
          </table:table-cell>
        </table:table-row>
        <table:table-row table:style-name="ro1">
          <table:table-cell office:value-type="float" office:value="10.58032256" calcext:value-type="float">
            <text:p>10.58032256</text:p>
          </table:table-cell>
        </table:table-row>
        <table:table-row table:style-name="ro1">
          <table:table-cell office:value-type="float" office:value="9.510647296" calcext:value-type="float">
            <text:p>9.510647296</text:p>
          </table:table-cell>
        </table:table-row>
        <table:table-row table:style-name="ro1">
          <table:table-cell office:value-type="float" office:value="0.12997504" calcext:value-type="float">
            <text:p>0.12997504</text:p>
          </table:table-cell>
        </table:table-row>
        <table:table-row table:style-name="ro1">
          <table:table-cell office:value-type="float" office:value="0.166395136" calcext:value-type="float">
            <text:p>0.166395136</text:p>
          </table:table-cell>
        </table:table-row>
        <table:table-row table:style-name="ro1">
          <table:table-cell office:value-type="float" office:value="0.13012224" calcext:value-type="float">
            <text:p>0.13012224</text:p>
          </table:table-cell>
        </table:table-row>
        <table:table-row table:style-name="ro1">
          <table:table-cell office:value-type="float" office:value="0.203431424" calcext:value-type="float">
            <text:p>0.203431424</text:p>
          </table:table-cell>
        </table:table-row>
        <table:table-row table:style-name="ro1">
          <table:table-cell office:value-type="float" office:value="0.159767552" calcext:value-type="float">
            <text:p>0.159767552</text:p>
          </table:table-cell>
        </table:table-row>
        <table:table-row table:style-name="ro1">
          <table:table-cell office:value-type="float" office:value="0.191466752" calcext:value-type="float">
            <text:p>0.191466752</text:p>
          </table:table-cell>
        </table:table-row>
        <table:table-row table:style-name="ro1">
          <table:table-cell office:value-type="float" office:value="0.16004096" calcext:value-type="float">
            <text:p>0.16004096</text:p>
          </table:table-cell>
        </table:table-row>
        <table:table-row table:style-name="ro1">
          <table:table-cell office:value-type="float" office:value="0.222351104" calcext:value-type="float">
            <text:p>0.222351104</text:p>
          </table:table-cell>
        </table:table-row>
        <table:table-row table:style-name="ro1">
          <table:table-cell office:value-type="float" office:value="0.183277056" calcext:value-type="float">
            <text:p>0.183277056</text:p>
          </table:table-cell>
        </table:table-row>
        <table:table-row table:style-name="ro1">
          <table:table-cell office:value-type="float" office:value="0.2268672" calcext:value-type="float">
            <text:p>0.2268672</text:p>
          </table:table-cell>
        </table:table-row>
        <table:table-row table:style-name="ro1">
          <table:table-cell office:value-type="float" office:value="0.182970624" calcext:value-type="float">
            <text:p>0.182970624</text:p>
          </table:table-cell>
        </table:table-row>
        <table:table-row table:style-name="ro1">
          <table:table-cell office:value-type="float" office:value="0.254386432" calcext:value-type="float">
            <text:p>0.254386432</text:p>
          </table:table-cell>
        </table:table-row>
        <table:table-row table:style-name="ro1">
          <table:table-cell office:value-type="float" office:value="0.195289856" calcext:value-type="float">
            <text:p>0.195289856</text:p>
          </table:table-cell>
        </table:table-row>
        <table:table-row table:style-name="ro1">
          <table:table-cell office:value-type="float" office:value="0.227891712" calcext:value-type="float">
            <text:p>0.227891712</text:p>
          </table:table-cell>
        </table:table-row>
        <table:table-row table:style-name="ro1">
          <table:table-cell office:value-type="float" office:value="0.19524864" calcext:value-type="float">
            <text:p>0.19524864</text:p>
          </table:table-cell>
        </table:table-row>
        <table:table-row table:style-name="ro1">
          <table:table-cell office:value-type="float" office:value="0.254420992" calcext:value-type="float">
            <text:p>0.254420992</text:p>
          </table:table-cell>
        </table:table-row>
        <table:table-row table:style-name="ro1">
          <table:table-cell office:value-type="float" office:value="0.28379648" calcext:value-type="float">
            <text:p>0.28379648</text:p>
          </table:table-cell>
        </table:table-row>
        <table:table-row table:style-name="ro1">
          <table:table-cell office:value-type="float" office:value="0.32713984" calcext:value-type="float">
            <text:p>0.32713984</text:p>
          </table:table-cell>
        </table:table-row>
        <table:table-row table:style-name="ro1">
          <table:table-cell office:value-type="float" office:value="0.28392064" calcext:value-type="float">
            <text:p>0.28392064</text:p>
          </table:table-cell>
        </table:table-row>
        <table:table-row table:style-name="ro1">
          <table:table-cell office:value-type="float" office:value="0.341833472" calcext:value-type="float">
            <text:p>0.341833472</text:p>
          </table:table-cell>
        </table:table-row>
        <table:table-row table:style-name="ro1">
          <table:table-cell office:value-type="float" office:value="0.344483328" calcext:value-type="float">
            <text:p>0.344483328</text:p>
          </table:table-cell>
        </table:table-row>
        <table:table-row table:style-name="ro1">
          <table:table-cell office:value-type="float" office:value="0.39231744" calcext:value-type="float">
            <text:p>0.39231744</text:p>
          </table:table-cell>
        </table:table-row>
        <table:table-row table:style-name="ro1">
          <table:table-cell office:value-type="float" office:value="0.360407296" calcext:value-type="float">
            <text:p>0.360407296</text:p>
          </table:table-cell>
        </table:table-row>
        <table:table-row table:style-name="ro1">
          <table:table-cell office:value-type="float" office:value="0.431497216" calcext:value-type="float">
            <text:p>0.431497216</text:p>
          </table:table-cell>
        </table:table-row>
        <table:table-row table:style-name="ro1">
          <table:table-cell office:value-type="float" office:value="0.4263232" calcext:value-type="float">
            <text:p>0.4263232</text:p>
          </table:table-cell>
        </table:table-row>
        <table:table-row table:style-name="ro1">
          <table:table-cell office:value-type="float" office:value="0.460160768" calcext:value-type="float">
            <text:p>0.460160768</text:p>
          </table:table-cell>
        </table:table-row>
        <table:table-row table:style-name="ro1">
          <table:table-cell office:value-type="float" office:value="0.426121728" calcext:value-type="float">
            <text:p>0.426121728</text:p>
          </table:table-cell>
        </table:table-row>
        <table:table-row table:style-name="ro1">
          <table:table-cell office:value-type="float" office:value="0.48451712" calcext:value-type="float">
            <text:p>0.48451712</text:p>
          </table:table-cell>
        </table:table-row>
        <table:table-row table:style-name="ro1">
          <table:table-cell office:value-type="float" office:value="0.585447936" calcext:value-type="float">
            <text:p>0.585447936</text:p>
          </table:table-cell>
        </table:table-row>
        <table:table-row table:style-name="ro1">
          <table:table-cell office:value-type="float" office:value="0.599440384" calcext:value-type="float">
            <text:p>0.599440384</text:p>
          </table:table-cell>
        </table:table-row>
        <table:table-row table:style-name="ro1">
          <table:table-cell office:value-type="float" office:value="0.614140672" calcext:value-type="float">
            <text:p>0.614140672</text:p>
          </table:table-cell>
        </table:table-row>
        <table:table-row table:style-name="ro1">
          <table:table-cell office:value-type="float" office:value="0.674999808" calcext:value-type="float">
            <text:p>0.674999808</text:p>
          </table:table-cell>
        </table:table-row>
        <table:table-row table:style-name="ro1">
          <table:table-cell office:value-type="float" office:value="0.814350336" calcext:value-type="float">
            <text:p>0.814350336</text:p>
          </table:table-cell>
        </table:table-row>
        <table:table-row table:style-name="ro1">
          <table:table-cell office:value-type="float" office:value="0.849463296" calcext:value-type="float">
            <text:p>0.849463296</text:p>
          </table:table-cell>
        </table:table-row>
        <table:table-row table:style-name="ro1">
          <table:table-cell office:value-type="float" office:value="0.819919616" calcext:value-type="float">
            <text:p>0.819919616</text:p>
          </table:table-cell>
        </table:table-row>
        <table:table-row table:style-name="ro1">
          <table:table-cell office:value-type="float" office:value="0.8793856" calcext:value-type="float">
            <text:p>0.8793856</text:p>
          </table:table-cell>
        </table:table-row>
        <table:table-row table:style-name="ro1">
          <table:table-cell office:value-type="float" office:value="0.32651264" calcext:value-type="float">
            <text:p>0.32651264</text:p>
          </table:table-cell>
        </table:table-row>
        <table:table-row table:style-name="ro1">
          <table:table-cell office:value-type="float" office:value="1.209548544" calcext:value-type="float">
            <text:p>1.209548544</text:p>
          </table:table-cell>
        </table:table-row>
        <table:table-row table:style-name="ro1">
          <table:table-cell office:value-type="float" office:value="1.278052096" calcext:value-type="float">
            <text:p>1.278052096</text:p>
          </table:table-cell>
        </table:table-row>
        <table:table-row table:style-name="ro1">
          <table:table-cell office:value-type="float" office:value="1.244421888" calcext:value-type="float">
            <text:p>1.244421888</text:p>
          </table:table-cell>
        </table:table-row>
        <table:table-row table:style-name="ro1">
          <table:table-cell office:value-type="float" office:value="1.330825472" calcext:value-type="float">
            <text:p>1.330825472</text:p>
          </table:table-cell>
        </table:table-row>
        <table:table-row table:style-name="ro1">
          <table:table-cell office:value-type="float" office:value="0.765230592" calcext:value-type="float">
            <text:p>0.765230592</text:p>
          </table:table-cell>
        </table:table-row>
        <table:table-row table:style-name="ro1">
          <table:table-cell office:value-type="float" office:value="0.329232384" calcext:value-type="float">
            <text:p>0.329232384</text:p>
          </table:table-cell>
        </table:table-row>
        <table:table-row table:style-name="ro1">
          <table:table-cell office:value-type="float" office:value="2.05763072" calcext:value-type="float">
            <text:p>2.05763072</text:p>
          </table:table-cell>
        </table:table-row>
        <table:table-row table:style-name="ro1">
          <table:table-cell office:value-type="float" office:value="2.1466944" calcext:value-type="float">
            <text:p>2.1466944</text:p>
          </table:table-cell>
        </table:table-row>
        <table:table-row table:style-name="ro1">
          <table:table-cell office:value-type="float" office:value="2.164684544" calcext:value-type="float">
            <text:p>2.164684544</text:p>
          </table:table-cell>
        </table:table-row>
        <table:table-row table:style-name="ro1">
          <table:table-cell office:value-type="float" office:value="2.272722688" calcext:value-type="float">
            <text:p>2.272722688</text:p>
          </table:table-cell>
        </table:table-row>
        <table:table-row table:style-name="ro1">
          <table:table-cell office:value-type="float" office:value="1.720426496" calcext:value-type="float">
            <text:p>1.720426496</text:p>
          </table:table-cell>
        </table:table-row>
        <table:table-row table:style-name="ro1">
          <table:table-cell office:value-type="float" office:value="1.2937152" calcext:value-type="float">
            <text:p>1.2937152</text:p>
          </table:table-cell>
        </table:table-row>
        <table:table-row table:style-name="ro1">
          <table:table-cell office:value-type="float" office:value="3.716836352" calcext:value-type="float">
            <text:p>3.716836352</text:p>
          </table:table-cell>
        </table:table-row>
        <table:table-row table:style-name="ro1">
          <table:table-cell office:value-type="float" office:value="3.7753536" calcext:value-type="float">
            <text:p>3.7753536</text:p>
          </table:table-cell>
        </table:table-row>
        <table:table-row table:style-name="ro1">
          <table:table-cell office:value-type="float" office:value="3.874825216" calcext:value-type="float">
            <text:p>3.874825216</text:p>
          </table:table-cell>
        </table:table-row>
        <table:table-row table:style-name="ro1">
          <table:table-cell office:value-type="float" office:value="3.94328448" calcext:value-type="float">
            <text:p>3.94328448</text:p>
          </table:table-cell>
        </table:table-row>
        <table:table-row table:style-name="ro1">
          <table:table-cell office:value-type="float" office:value="3.51084288" calcext:value-type="float">
            <text:p>3.51084288</text:p>
          </table:table-cell>
        </table:table-row>
        <table:table-row table:style-name="ro1">
          <table:table-cell office:value-type="float" office:value="3.23210496" calcext:value-type="float">
            <text:p>3.23210496</text:p>
          </table:table-cell>
        </table:table-row>
        <table:table-row table:style-name="ro1">
          <table:table-cell office:value-type="float" office:value="2.353883904" calcext:value-type="float">
            <text:p>2.353883904</text:p>
          </table:table-cell>
        </table:table-row>
        <table:table-row table:style-name="ro1">
          <table:table-cell office:value-type="float" office:value="2.471888384" calcext:value-type="float">
            <text:p>2.471888384</text:p>
          </table:table-cell>
        </table:table-row>
        <table:table-row table:style-name="ro1">
          <table:table-cell office:value-type="float" office:value="6.828476416" calcext:value-type="float">
            <text:p>6.828476416</text:p>
          </table:table-cell>
        </table:table-row>
        <table:table-row table:style-name="ro1">
          <table:table-cell office:value-type="float" office:value="6.906542336" calcext:value-type="float">
            <text:p>6.906542336</text:p>
          </table:table-cell>
        </table:table-row>
        <table:table-row table:style-name="ro1">
          <table:table-cell office:value-type="float" office:value="6.967284736" calcext:value-type="float">
            <text:p>6.967284736</text:p>
          </table:table-cell>
        </table:table-row>
        <table:table-row table:style-name="ro1">
          <table:table-cell office:value-type="float" office:value="7.118284544" calcext:value-type="float">
            <text:p>7.118284544</text:p>
          </table:table-cell>
        </table:table-row>
        <table:table-row table:style-name="ro1">
          <table:table-cell office:value-type="float" office:value="6.683375104" calcext:value-type="float">
            <text:p>6.683375104</text:p>
          </table:table-cell>
        </table:table-row>
        <table:table-row table:style-name="ro1">
          <table:table-cell office:value-type="float" office:value="6.363853312" calcext:value-type="float">
            <text:p>6.363853312</text:p>
          </table:table-cell>
        </table:table-row>
        <table:table-row table:style-name="ro1">
          <table:table-cell office:value-type="float" office:value="5.340384" calcext:value-type="float">
            <text:p>5.340384</text:p>
          </table:table-cell>
        </table:table-row>
        <table:table-row table:style-name="ro1">
          <table:table-cell office:value-type="float" office:value="5.270326016" calcext:value-type="float">
            <text:p>5.270326016</text:p>
          </table:table-cell>
        </table:table-row>
        <table:table-row table:style-name="ro1">
          <table:table-cell office:value-type="float" office:value="2.755781632" calcext:value-type="float">
            <text:p>2.755781632</text:p>
          </table:table-cell>
        </table:table-row>
        <table:table-row table:style-name="ro1">
          <table:table-cell office:value-type="float" office:value="2.395788288" calcext:value-type="float">
            <text:p>2.395788288</text:p>
          </table:table-cell>
        </table:table-row>
        <table:table-row table:style-name="ro1">
          <table:table-cell office:value-type="float" office:value="8.92169984" calcext:value-type="float">
            <text:p>8.92169984</text:p>
          </table:table-cell>
        </table:table-row>
        <table:table-row table:style-name="ro1">
          <table:table-cell office:value-type="float" office:value="8.997526016" calcext:value-type="float">
            <text:p>8.997526016</text:p>
          </table:table-cell>
        </table:table-row>
        <table:table-row table:style-name="ro1">
          <table:table-cell office:value-type="float" office:value="9.0437952" calcext:value-type="float">
            <text:p>9.0437952</text:p>
          </table:table-cell>
        </table:table-row>
        <table:table-row table:style-name="ro1">
          <table:table-cell office:value-type="float" office:value="9.137271552" calcext:value-type="float">
            <text:p>9.137271552</text:p>
          </table:table-cell>
        </table:table-row>
        <table:table-row table:style-name="ro1">
          <table:table-cell office:value-type="float" office:value="8.592461056" calcext:value-type="float">
            <text:p>8.592461056</text:p>
          </table:table-cell>
        </table:table-row>
        <table:table-row table:style-name="ro1">
          <table:table-cell office:value-type="float" office:value="8.192603904" calcext:value-type="float">
            <text:p>8.192603904</text:p>
          </table:table-cell>
        </table:table-row>
        <table:table-row table:style-name="ro1">
          <table:table-cell office:value-type="float" office:value="7.2007808" calcext:value-type="float">
            <text:p>7.2007808</text:p>
          </table:table-cell>
        </table:table-row>
        <table:table-row table:style-name="ro1">
          <table:table-cell office:value-type="float" office:value="7.087360768" calcext:value-type="float">
            <text:p>7.087360768</text:p>
          </table:table-cell>
        </table:table-row>
        <table:table-row table:style-name="ro1">
          <table:table-cell office:value-type="float" office:value="4.60310272" calcext:value-type="float">
            <text:p>4.60310272</text:p>
          </table:table-cell>
        </table:table-row>
        <table:table-row table:style-name="ro1">
          <table:table-cell office:value-type="float" office:value="4.228700928" calcext:value-type="float">
            <text:p>4.228700928</text:p>
          </table:table-cell>
        </table:table-row>
        <table:table-row table:style-name="ro1">
          <table:table-cell office:value-type="float" office:value="10.504792576" calcext:value-type="float">
            <text:p>10.504792576</text:p>
          </table:table-cell>
        </table:table-row>
        <table:table-row table:style-name="ro1">
          <table:table-cell office:value-type="float" office:value="10.576925696" calcext:value-type="float">
            <text:p>10.576925696</text:p>
          </table:table-cell>
        </table:table-row>
        <table:table-row table:style-name="ro1">
          <table:table-cell office:value-type="float" office:value="10.586711552" calcext:value-type="float">
            <text:p>10.586711552</text:p>
          </table:table-cell>
        </table:table-row>
        <table:table-row table:style-name="ro1">
          <table:table-cell office:value-type="float" office:value="10.68935936" calcext:value-type="float">
            <text:p>10.68935936</text:p>
          </table:table-cell>
        </table:table-row>
        <table:table-row table:style-name="ro1">
          <table:table-cell office:value-type="float" office:value="10.137058048" calcext:value-type="float">
            <text:p>10.137058048</text:p>
          </table:table-cell>
        </table:table-row>
        <table:table-row table:style-name="ro1">
          <table:table-cell office:value-type="float" office:value="9.784484608" calcext:value-type="float">
            <text:p>9.784484608</text:p>
          </table:table-cell>
        </table:table-row>
        <table:table-row table:style-name="ro1">
          <table:table-cell office:value-type="float" office:value="8.739015424" calcext:value-type="float">
            <text:p>8.739015424</text:p>
          </table:table-cell>
        </table:table-row>
        <table:table-row table:style-name="ro1">
          <table:table-cell office:value-type="float" office:value="0.310853632" calcext:value-type="float">
            <text:p>0.310853632</text:p>
          </table:table-cell>
        </table:table-row>
        <table:table-row table:style-name="ro1">
          <table:table-cell office:value-type="float" office:value="0.237545472" calcext:value-type="float">
            <text:p>0.237545472</text:p>
          </table:table-cell>
        </table:table-row>
        <table:table-row table:style-name="ro1">
          <table:table-cell office:value-type="float" office:value="0.242014208" calcext:value-type="float">
            <text:p>0.242014208</text:p>
          </table:table-cell>
        </table:table-row>
        <table:table-row table:style-name="ro1">
          <table:table-cell office:value-type="float" office:value="0.361261312" calcext:value-type="float">
            <text:p>0.361261312</text:p>
          </table:table-cell>
        </table:table-row>
        <table:table-row table:style-name="ro1">
          <table:table-cell office:value-type="float" office:value="0.288922112" calcext:value-type="float">
            <text:p>0.288922112</text:p>
          </table:table-cell>
        </table:table-row>
        <table:table-row table:style-name="ro1">
          <table:table-cell office:value-type="float" office:value="0.288457984" calcext:value-type="float">
            <text:p>0.288457984</text:p>
          </table:table-cell>
        </table:table-row>
        <table:table-row table:style-name="ro1">
          <table:table-cell office:value-type="float" office:value="0.374974208" calcext:value-type="float">
            <text:p>0.374974208</text:p>
          </table:table-cell>
        </table:table-row>
        <table:table-row table:style-name="ro1">
          <table:table-cell office:value-type="float" office:value="0.301370112" calcext:value-type="float">
            <text:p>0.301370112</text:p>
          </table:table-cell>
        </table:table-row>
        <table:table-row table:style-name="ro1">
          <table:table-cell office:value-type="float" office:value="0.3428032" calcext:value-type="float">
            <text:p>0.3428032</text:p>
          </table:table-cell>
        </table:table-row>
        <table:table-row table:style-name="ro1">
          <table:table-cell office:value-type="float" office:value="0.495376384" calcext:value-type="float">
            <text:p>0.495376384</text:p>
          </table:table-cell>
        </table:table-row>
        <table:table-row table:style-name="ro1">
          <table:table-cell office:value-type="float" office:value="0.449510144" calcext:value-type="float">
            <text:p>0.449510144</text:p>
          </table:table-cell>
        </table:table-row>
        <table:table-row table:style-name="ro1">
          <table:table-cell office:value-type="float" office:value="0.446238464" calcext:value-type="float">
            <text:p>0.446238464</text:p>
          </table:table-cell>
        </table:table-row>
        <table:table-row table:style-name="ro1">
          <table:table-cell office:value-type="float" office:value="0.612671488" calcext:value-type="float">
            <text:p>0.612671488</text:p>
          </table:table-cell>
        </table:table-row>
        <table:table-row table:style-name="ro1">
          <table:table-cell office:value-type="float" office:value="0.541049344" calcext:value-type="float">
            <text:p>0.541049344</text:p>
          </table:table-cell>
        </table:table-row>
        <table:table-row table:style-name="ro1">
          <table:table-cell office:value-type="float" office:value="0.551831808" calcext:value-type="float">
            <text:p>0.551831808</text:p>
          </table:table-cell>
        </table:table-row>
        <table:table-row table:style-name="ro1">
          <table:table-cell office:value-type="float" office:value="0.7212544" calcext:value-type="float">
            <text:p>0.7212544</text:p>
          </table:table-cell>
        </table:table-row>
        <table:table-row table:style-name="ro1">
          <table:table-cell office:value-type="float" office:value="0.651264" calcext:value-type="float">
            <text:p>0.651264</text:p>
          </table:table-cell>
        </table:table-row>
        <table:table-row table:style-name="ro1">
          <table:table-cell office:value-type="float" office:value="0.640465664" calcext:value-type="float">
            <text:p>0.640465664</text:p>
          </table:table-cell>
        </table:table-row>
        <table:table-row table:style-name="ro1">
          <table:table-cell office:value-type="float" office:value="0.899977216" calcext:value-type="float">
            <text:p>0.899977216</text:p>
          </table:table-cell>
        </table:table-row>
        <table:table-row table:style-name="ro1">
          <table:table-cell office:value-type="float" office:value="0.819291904" calcext:value-type="float">
            <text:p>0.819291904</text:p>
          </table:table-cell>
        </table:table-row>
        <table:table-row table:style-name="ro1">
          <table:table-cell office:value-type="float" office:value="0.829494528" calcext:value-type="float">
            <text:p>0.829494528</text:p>
          </table:table-cell>
        </table:table-row>
        <table:table-row table:style-name="ro1">
          <table:table-cell office:value-type="float" office:value="0.346577408" calcext:value-type="float">
            <text:p>0.346577408</text:p>
          </table:table-cell>
        </table:table-row>
        <table:table-row table:style-name="ro1">
          <table:table-cell office:value-type="float" office:value="1.145324032" calcext:value-type="float">
            <text:p>1.145324032</text:p>
          </table:table-cell>
        </table:table-row>
        <table:table-row table:style-name="ro1">
          <table:table-cell office:value-type="float" office:value="1.116422144" calcext:value-type="float">
            <text:p>1.116422144</text:p>
          </table:table-cell>
        </table:table-row>
        <table:table-row table:style-name="ro1">
          <table:table-cell office:value-type="float" office:value="1.14837632" calcext:value-type="float">
            <text:p>1.14837632</text:p>
          </table:table-cell>
        </table:table-row>
        <table:table-row table:style-name="ro1">
          <table:table-cell office:value-type="float" office:value="0.642170112" calcext:value-type="float">
            <text:p>0.642170112</text:p>
          </table:table-cell>
        </table:table-row>
        <table:table-row table:style-name="ro1">
          <table:table-cell office:value-type="float" office:value="0.153700352" calcext:value-type="float">
            <text:p>0.153700352</text:p>
          </table:table-cell>
        </table:table-row>
        <table:table-row table:style-name="ro1">
          <table:table-cell office:value-type="float" office:value="1.775525632" calcext:value-type="float">
            <text:p>1.775525632</text:p>
          </table:table-cell>
        </table:table-row>
        <table:table-row table:style-name="ro1">
          <table:table-cell office:value-type="float" office:value="1.723532032" calcext:value-type="float">
            <text:p>1.723532032</text:p>
          </table:table-cell>
        </table:table-row>
        <table:table-row table:style-name="ro1">
          <table:table-cell office:value-type="float" office:value="1.719020544" calcext:value-type="float">
            <text:p>1.719020544</text:p>
          </table:table-cell>
        </table:table-row>
        <table:table-row table:style-name="ro1">
          <table:table-cell office:value-type="float" office:value="1.231135488" calcext:value-type="float">
            <text:p>1.231135488</text:p>
          </table:table-cell>
        </table:table-row>
        <table:table-row table:style-name="ro1">
          <table:table-cell office:value-type="float" office:value="0.755795456" calcext:value-type="float">
            <text:p>0.755795456</text:p>
          </table:table-cell>
        </table:table-row>
        <table:table-row table:style-name="ro1">
          <table:table-cell office:value-type="float" office:value="0.821366272" calcext:value-type="float">
            <text:p>0.821366272</text:p>
          </table:table-cell>
        </table:table-row>
        <table:table-row table:style-name="ro1">
          <table:table-cell office:value-type="float" office:value="2.867828992" calcext:value-type="float">
            <text:p>2.867828992</text:p>
          </table:table-cell>
        </table:table-row>
        <table:table-row table:style-name="ro1">
          <table:table-cell office:value-type="float" office:value="2.83484928" calcext:value-type="float">
            <text:p>2.83484928</text:p>
          </table:table-cell>
        </table:table-row>
        <table:table-row table:style-name="ro1">
          <table:table-cell office:value-type="float" office:value="2.894461696" calcext:value-type="float">
            <text:p>2.894461696</text:p>
          </table:table-cell>
        </table:table-row>
        <table:table-row table:style-name="ro1">
          <table:table-cell office:value-type="float" office:value="2.402722048" calcext:value-type="float">
            <text:p>2.402722048</text:p>
          </table:table-cell>
        </table:table-row>
        <table:table-row table:style-name="ro1">
          <table:table-cell office:value-type="float" office:value="1.948688128" calcext:value-type="float">
            <text:p>1.948688128</text:p>
          </table:table-cell>
        </table:table-row>
        <table:table-row table:style-name="ro1">
          <table:table-cell office:value-type="float" office:value="2.058034432" calcext:value-type="float">
            <text:p>2.058034432</text:p>
          </table:table-cell>
        </table:table-row>
        <table:table-row table:style-name="ro1">
          <table:table-cell office:value-type="float" office:value="1.299629312" calcext:value-type="float">
            <text:p>1.299629312</text:p>
          </table:table-cell>
        </table:table-row>
        <table:table-row table:style-name="ro1">
          <table:table-cell office:value-type="float" office:value="1.107341056" calcext:value-type="float">
            <text:p>1.107341056</text:p>
          </table:table-cell>
        </table:table-row>
        <table:table-row table:style-name="ro1">
          <table:table-cell office:value-type="float" office:value="5.810957824" calcext:value-type="float">
            <text:p>5.810957824</text:p>
          </table:table-cell>
        </table:table-row>
        <table:table-row table:style-name="ro1">
          <table:table-cell office:value-type="float" office:value="6.00680576" calcext:value-type="float">
            <text:p>6.00680576</text:p>
          </table:table-cell>
        </table:table-row>
        <table:table-row table:style-name="ro1">
          <table:table-cell office:value-type="float" office:value="6.143463936" calcext:value-type="float">
            <text:p>6.143463936</text:p>
          </table:table-cell>
        </table:table-row>
        <table:table-row table:style-name="ro1">
          <table:table-cell office:value-type="float" office:value="5.660035328" calcext:value-type="float">
            <text:p>5.660035328</text:p>
          </table:table-cell>
        </table:table-row>
        <table:table-row table:style-name="ro1">
          <table:table-cell office:value-type="float" office:value="5.266723328" calcext:value-type="float">
            <text:p>5.266723328</text:p>
          </table:table-cell>
        </table:table-row>
        <table:table-row table:style-name="ro1">
          <table:table-cell office:value-type="float" office:value="5.400227072" calcext:value-type="float">
            <text:p>5.400227072</text:p>
          </table:table-cell>
        </table:table-row>
        <table:table-row table:style-name="ro1">
          <table:table-cell office:value-type="float" office:value="4.763343872" calcext:value-type="float">
            <text:p>4.763343872</text:p>
          </table:table-cell>
        </table:table-row>
        <table:table-row table:style-name="ro1">
          <table:table-cell office:value-type="float" office:value="4.576485376" calcext:value-type="float">
            <text:p>4.576485376</text:p>
          </table:table-cell>
        </table:table-row>
        <table:table-row table:style-name="ro1">
          <table:table-cell office:value-type="float" office:value="1.848401408" calcext:value-type="float">
            <text:p>1.848401408</text:p>
          </table:table-cell>
        </table:table-row>
        <table:table-row table:style-name="ro1">
          <table:table-cell office:value-type="float" office:value="8.449458176" calcext:value-type="float">
            <text:p>8.449458176</text:p>
          </table:table-cell>
        </table:table-row>
        <table:table-row table:style-name="ro1">
          <table:table-cell office:value-type="float" office:value="8.408128768" calcext:value-type="float">
            <text:p>8.408128768</text:p>
          </table:table-cell>
        </table:table-row>
        <table:table-row table:style-name="ro1">
          <table:table-cell office:value-type="float" office:value="8.440982528" calcext:value-type="float">
            <text:p>8.440982528</text:p>
          </table:table-cell>
        </table:table-row>
        <table:table-row table:style-name="ro1">
          <table:table-cell office:value-type="float" office:value="7.941947904" calcext:value-type="float">
            <text:p>7.941947904</text:p>
          </table:table-cell>
        </table:table-row>
        <table:table-row table:style-name="ro1">
          <table:table-cell office:value-type="float" office:value="7.455808512" calcext:value-type="float">
            <text:p>7.455808512</text:p>
          </table:table-cell>
        </table:table-row>
        <table:table-row table:style-name="ro1">
          <table:table-cell office:value-type="float" office:value="7.651026432" calcext:value-type="float">
            <text:p>7.651026432</text:p>
          </table:table-cell>
        </table:table-row>
        <table:table-row table:style-name="ro1">
          <table:table-cell office:value-type="float" office:value="6.827406848" calcext:value-type="float">
            <text:p>6.827406848</text:p>
          </table:table-cell>
        </table:table-row>
        <table:table-row table:style-name="ro1">
          <table:table-cell office:value-type="float" office:value="6.57214976" calcext:value-type="float">
            <text:p>6.57214976</text:p>
          </table:table-cell>
        </table:table-row>
        <table:table-row table:style-name="ro1">
          <table:table-cell office:value-type="float" office:value="3.723463168" calcext:value-type="float">
            <text:p>3.723463168</text:p>
          </table:table-cell>
        </table:table-row>
        <table:table-row table:style-name="ro1">
          <table:table-cell office:value-type="float" office:value="10.154245888" calcext:value-type="float">
            <text:p>10.154245888</text:p>
          </table:table-cell>
        </table:table-row>
        <table:table-row table:style-name="ro1">
          <table:table-cell office:value-type="float" office:value="10.107437568" calcext:value-type="float">
            <text:p>10.107437568</text:p>
          </table:table-cell>
        </table:table-row>
        <table:table-row table:style-name="ro1">
          <table:table-cell office:value-type="float" office:value="10.17492608" calcext:value-type="float">
            <text:p>10.17492608</text:p>
          </table:table-cell>
        </table:table-row>
        <table:table-row table:style-name="ro1">
          <table:table-cell office:value-type="float" office:value="9.635656448" calcext:value-type="float">
            <text:p>9.635656448</text:p>
          </table:table-cell>
        </table:table-row>
        <table:table-row table:style-name="ro1">
          <table:table-cell office:value-type="float" office:value="9.218217472" calcext:value-type="float">
            <text:p>9.218217472</text:p>
          </table:table-cell>
        </table:table-row>
        <table:table-row table:style-name="ro1">
          <table:table-cell office:value-type="float" office:value="9.2831616" calcext:value-type="float">
            <text:p>9.2831616</text:p>
          </table:table-cell>
        </table:table-row>
        <table:table-row table:style-name="ro1">
          <table:table-cell office:value-type="float" office:value="8.431964416" calcext:value-type="float">
            <text:p>8.431964416</text:p>
          </table:table-cell>
        </table:table-row>
        <table:table-row table:style-name="ro1">
          <table:table-cell office:value-type="float" office:value="8.118194944" calcext:value-type="float">
            <text:p>8.118194944</text:p>
          </table:table-cell>
        </table:table-row>
        <table:table-row table:style-name="ro1">
          <table:table-cell office:value-type="float" office:value="5.289483008" calcext:value-type="float">
            <text:p>5.289483008</text:p>
          </table:table-cell>
        </table:table-row>
        <table:table-row table:style-name="ro1">
          <table:table-cell office:value-type="float" office:value="0.29784576" calcext:value-type="float">
            <text:p>0.29784576</text:p>
          </table:table-cell>
        </table:table-row>
        <table:table-row table:style-name="ro1">
          <table:table-cell office:value-type="float" office:value="0.239002624" calcext:value-type="float">
            <text:p>0.239002624</text:p>
          </table:table-cell>
        </table:table-row>
        <table:table-row table:style-name="ro1">
          <table:table-cell office:value-type="float" office:value="0.166416128" calcext:value-type="float">
            <text:p>0.166416128</text:p>
          </table:table-cell>
        </table:table-row>
        <table:table-row table:style-name="ro1">
          <table:table-cell office:value-type="float" office:value="0.377566208" calcext:value-type="float">
            <text:p>0.377566208</text:p>
          </table:table-cell>
        </table:table-row>
        <table:table-row table:style-name="ro1">
          <table:table-cell office:value-type="float" office:value="0.319446016" calcext:value-type="float">
            <text:p>0.319446016</text:p>
          </table:table-cell>
        </table:table-row>
        <table:table-row table:style-name="ro1">
          <table:table-cell office:value-type="float" office:value="0.232784896" calcext:value-type="float">
            <text:p>0.232784896</text:p>
          </table:table-cell>
        </table:table-row>
        <table:table-row table:style-name="ro1">
          <table:table-cell office:value-type="float" office:value="0.420268288" calcext:value-type="float">
            <text:p>0.420268288</text:p>
          </table:table-cell>
        </table:table-row>
        <table:table-row table:style-name="ro1">
          <table:table-cell office:value-type="float" office:value="0.367981824" calcext:value-type="float">
            <text:p>0.367981824</text:p>
          </table:table-cell>
        </table:table-row>
        <table:table-row table:style-name="ro1">
          <table:table-cell office:value-type="float" office:value="0.27112448" calcext:value-type="float">
            <text:p>0.27112448</text:p>
          </table:table-cell>
        </table:table-row>
        <table:table-row table:style-name="ro1">
          <table:table-cell office:value-type="float" office:value="0.492120576" calcext:value-type="float">
            <text:p>0.492120576</text:p>
          </table:table-cell>
        </table:table-row>
        <table:table-row table:style-name="ro1">
          <table:table-cell office:value-type="float" office:value="0.440526848" calcext:value-type="float">
            <text:p>0.440526848</text:p>
          </table:table-cell>
        </table:table-row>
        <table:table-row table:style-name="ro1">
          <table:table-cell office:value-type="float" office:value="0.333277696" calcext:value-type="float">
            <text:p>0.333277696</text:p>
          </table:table-cell>
        </table:table-row>
        <table:table-row table:style-name="ro1">
          <table:table-cell office:value-type="float" office:value="0.595352832" calcext:value-type="float">
            <text:p>0.595352832</text:p>
          </table:table-cell>
        </table:table-row>
        <table:table-row table:style-name="ro1">
          <table:table-cell office:value-type="float" office:value="0.543831552" calcext:value-type="float">
            <text:p>0.543831552</text:p>
          </table:table-cell>
        </table:table-row>
        <table:table-row table:style-name="ro1">
          <table:table-cell office:value-type="float" office:value="0.426428416" calcext:value-type="float">
            <text:p>0.426428416</text:p>
          </table:table-cell>
        </table:table-row>
        <table:table-row table:style-name="ro1">
          <table:table-cell office:value-type="float" office:value="0.171826944" calcext:value-type="float">
            <text:p>0.171826944</text:p>
          </table:table-cell>
        </table:table-row>
        <table:table-row table:style-name="ro1">
          <table:table-cell office:value-type="float" office:value="0.780300544" calcext:value-type="float">
            <text:p>0.780300544</text:p>
          </table:table-cell>
        </table:table-row>
        <table:table-row table:style-name="ro1">
          <table:table-cell office:value-type="float" office:value="0.721515008" calcext:value-type="float">
            <text:p>0.721515008</text:p>
          </table:table-cell>
        </table:table-row>
        <table:table-row table:style-name="ro1">
          <table:table-cell office:value-type="float" office:value="0.655348992" calcext:value-type="float">
            <text:p>0.655348992</text:p>
          </table:table-cell>
        </table:table-row>
        <table:table-row table:style-name="ro1">
          <table:table-cell office:value-type="float" office:value="0.371986432" calcext:value-type="float">
            <text:p>0.371986432</text:p>
          </table:table-cell>
        </table:table-row>
        <table:table-row table:style-name="ro1">
          <table:table-cell office:value-type="float" office:value="0.957202176" calcext:value-type="float">
            <text:p>0.957202176</text:p>
          </table:table-cell>
        </table:table-row>
        <table:table-row table:style-name="ro1">
          <table:table-cell office:value-type="float" office:value="0.937679104" calcext:value-type="float">
            <text:p>0.937679104</text:p>
          </table:table-cell>
        </table:table-row>
        <table:table-row table:style-name="ro1">
          <table:table-cell office:value-type="float" office:value="0.889088768" calcext:value-type="float">
            <text:p>0.889088768</text:p>
          </table:table-cell>
        </table:table-row>
        <table:table-row table:style-name="ro1">
          <table:table-cell office:value-type="float" office:value="0.619293696" calcext:value-type="float">
            <text:p>0.619293696</text:p>
          </table:table-cell>
        </table:table-row>
        <table:table-row table:style-name="ro1">
          <table:table-cell office:value-type="float" office:value="1.391440384" calcext:value-type="float">
            <text:p>1.391440384</text:p>
          </table:table-cell>
        </table:table-row>
        <table:table-row table:style-name="ro1">
          <table:table-cell office:value-type="float" office:value="1.334594304" calcext:value-type="float">
            <text:p>1.334594304</text:p>
          </table:table-cell>
        </table:table-row>
        <table:table-row table:style-name="ro1">
          <table:table-cell office:value-type="float" office:value="1.246207232" calcext:value-type="float">
            <text:p>1.246207232</text:p>
          </table:table-cell>
        </table:table-row>
        <table:table-row table:style-name="ro1">
          <table:table-cell office:value-type="float" office:value="0.941641472" calcext:value-type="float">
            <text:p>0.941641472</text:p>
          </table:table-cell>
        </table:table-row>
        <table:table-row table:style-name="ro1">
          <table:table-cell office:value-type="float" office:value="1.93465472" calcext:value-type="float">
            <text:p>1.93465472</text:p>
          </table:table-cell>
        </table:table-row>
        <table:table-row table:style-name="ro1">
          <table:table-cell office:value-type="float" office:value="1.9124864" calcext:value-type="float">
            <text:p>1.9124864</text:p>
          </table:table-cell>
        </table:table-row>
        <table:table-row table:style-name="ro1">
          <table:table-cell office:value-type="float" office:value="1.850969088" calcext:value-type="float">
            <text:p>1.850969088</text:p>
          </table:table-cell>
        </table:table-row>
        <table:table-row table:style-name="ro1">
          <table:table-cell office:value-type="float" office:value="1.547029504" calcext:value-type="float">
            <text:p>1.547029504</text:p>
          </table:table-cell>
        </table:table-row>
        <table:table-row table:style-name="ro1">
          <table:table-cell office:value-type="float" office:value="0.718341888" calcext:value-type="float">
            <text:p>0.718341888</text:p>
          </table:table-cell>
        </table:table-row>
        <table:table-row table:style-name="ro1">
          <table:table-cell office:value-type="float" office:value="0.68262656" calcext:value-type="float">
            <text:p>0.68262656</text:p>
          </table:table-cell>
        </table:table-row>
        <table:table-row table:style-name="ro1">
          <table:table-cell office:value-type="float" office:value="2.99936256" calcext:value-type="float">
            <text:p>2.99936256</text:p>
          </table:table-cell>
        </table:table-row>
        <table:table-row table:style-name="ro1">
          <table:table-cell office:value-type="float" office:value="3.002050048" calcext:value-type="float">
            <text:p>3.002050048</text:p>
          </table:table-cell>
        </table:table-row>
        <table:table-row table:style-name="ro1">
          <table:table-cell office:value-type="float" office:value="2.893919488" calcext:value-type="float">
            <text:p>2.893919488</text:p>
          </table:table-cell>
        </table:table-row>
        <table:table-row table:style-name="ro1">
          <table:table-cell office:value-type="float" office:value="2.734049536" calcext:value-type="float">
            <text:p>2.734049536</text:p>
          </table:table-cell>
        </table:table-row>
        <table:table-row table:style-name="ro1">
          <table:table-cell office:value-type="float" office:value="1.875333888" calcext:value-type="float">
            <text:p>1.875333888</text:p>
          </table:table-cell>
        </table:table-row>
        <table:table-row table:style-name="ro1">
          <table:table-cell office:value-type="float" office:value="1.817459712" calcext:value-type="float">
            <text:p>1.817459712</text:p>
          </table:table-cell>
        </table:table-row>
        <table:table-row table:style-name="ro1">
          <table:table-cell office:value-type="float" office:value="5.047749888" calcext:value-type="float">
            <text:p>5.047749888</text:p>
          </table:table-cell>
        </table:table-row>
        <table:table-row table:style-name="ro1">
          <table:table-cell office:value-type="float" office:value="5.038684672" calcext:value-type="float">
            <text:p>5.038684672</text:p>
          </table:table-cell>
        </table:table-row>
        <table:table-row table:style-name="ro1">
          <table:table-cell office:value-type="float" office:value="5.017135872" calcext:value-type="float">
            <text:p>5.017135872</text:p>
          </table:table-cell>
        </table:table-row>
        <table:table-row table:style-name="ro1">
          <table:table-cell office:value-type="float" office:value="5.095478016" calcext:value-type="float">
            <text:p>5.095478016</text:p>
          </table:table-cell>
        </table:table-row>
        <table:table-row table:style-name="ro1">
          <table:table-cell office:value-type="float" office:value="4.60827264" calcext:value-type="float">
            <text:p>4.60827264</text:p>
          </table:table-cell>
        </table:table-row>
        <table:table-row table:style-name="ro1">
          <table:table-cell office:value-type="float" office:value="4.734295552" calcext:value-type="float">
            <text:p>4.734295552</text:p>
          </table:table-cell>
        </table:table-row>
        <table:table-row table:style-name="ro1">
          <table:table-cell office:value-type="float" office:value="2.954381824" calcext:value-type="float">
            <text:p>2.954381824</text:p>
          </table:table-cell>
        </table:table-row>
        <table:table-row table:style-name="ro1">
          <table:table-cell office:value-type="float" office:value="2.882606592" calcext:value-type="float">
            <text:p>2.882606592</text:p>
          </table:table-cell>
        </table:table-row>
        <table:table-row table:style-name="ro1">
          <table:table-cell office:value-type="float" office:value="8.003035136" calcext:value-type="float">
            <text:p>8.003035136</text:p>
          </table:table-cell>
        </table:table-row>
        <table:table-row table:style-name="ro1">
          <table:table-cell office:value-type="float" office:value="7.959516928" calcext:value-type="float">
            <text:p>7.959516928</text:p>
          </table:table-cell>
        </table:table-row>
        <table:table-row table:style-name="ro1">
          <table:table-cell office:value-type="float" office:value="7.899147008" calcext:value-type="float">
            <text:p>7.899147008</text:p>
          </table:table-cell>
        </table:table-row>
        <table:table-row table:style-name="ro1">
          <table:table-cell office:value-type="float" office:value="7.671593472" calcext:value-type="float">
            <text:p>7.671593472</text:p>
          </table:table-cell>
        </table:table-row>
        <table:table-row table:style-name="ro1">
          <table:table-cell office:value-type="float" office:value="6.926866688" calcext:value-type="float">
            <text:p>6.926866688</text:p>
          </table:table-cell>
        </table:table-row>
        <table:table-row table:style-name="ro1">
          <table:table-cell office:value-type="float" office:value="6.909589248" calcext:value-type="float">
            <text:p>6.909589248</text:p>
          </table:table-cell>
        </table:table-row>
        <table:table-row table:style-name="ro1">
          <table:table-cell office:value-type="float" office:value="5.082115584" calcext:value-type="float">
            <text:p>5.082115584</text:p>
          </table:table-cell>
        </table:table-row>
        <table:table-row table:style-name="ro1">
          <table:table-cell office:value-type="float" office:value="4.909447424" calcext:value-type="float">
            <text:p>4.909447424</text:p>
          </table:table-cell>
        </table:table-row>
        <table:table-row table:style-name="ro1">
          <table:table-cell office:value-type="float" office:value="9.754515968" calcext:value-type="float">
            <text:p>9.754515968</text:p>
          </table:table-cell>
        </table:table-row>
        <table:table-row table:style-name="ro1">
          <table:table-cell office:value-type="float" office:value="9.706075648" calcext:value-type="float">
            <text:p>9.706075648</text:p>
          </table:table-cell>
        </table:table-row>
        <table:table-row table:style-name="ro1">
          <table:table-cell office:value-type="float" office:value="9.685351168" calcext:value-type="float">
            <text:p>9.685351168</text:p>
          </table:table-cell>
        </table:table-row>
        <table:table-row table:style-name="ro1">
          <table:table-cell office:value-type="float" office:value="9.44007424" calcext:value-type="float">
            <text:p>9.44007424</text:p>
          </table:table-cell>
        </table:table-row>
        <table:table-row table:style-name="ro1">
          <table:table-cell office:value-type="float" office:value="8.567420672" calcext:value-type="float">
            <text:p>8.567420672</text:p>
          </table:table-cell>
        </table:table-row>
        <table:table-row table:style-name="ro1">
          <table:table-cell office:value-type="float" office:value="8.559708672" calcext:value-type="float">
            <text:p>8.559708672</text:p>
          </table:table-cell>
        </table:table-row>
        <table:table-row table:style-name="ro1">
          <table:table-cell office:value-type="float" office:value="6.67960192" calcext:value-type="float">
            <text:p>6.67960192</text:p>
          </table:table-cell>
        </table:table-row>
        <table:table-row table:style-name="ro1">
          <table:table-cell office:value-type="float" office:value="6.464920832" calcext:value-type="float">
            <text:p>6.464920832</text:p>
          </table:table-cell>
        </table:table-row>
        <table:table-row table:style-name="ro1">
          <table:table-cell office:value-type="float" office:value="0.228471552" calcext:value-type="float">
            <text:p>0.228471552</text:p>
          </table:table-cell>
        </table:table-row>
        <table:table-row table:style-name="ro1">
          <table:table-cell office:value-type="float" office:value="0.218436864" calcext:value-type="float">
            <text:p>0.218436864</text:p>
          </table:table-cell>
        </table:table-row>
        <table:table-row table:style-name="ro1">
          <table:table-cell office:value-type="float" office:value="0.207464704" calcext:value-type="float">
            <text:p>0.207464704</text:p>
          </table:table-cell>
        </table:table-row>
        <table:table-row table:style-name="ro1">
          <table:table-cell office:value-type="float" office:value="0.196595456" calcext:value-type="float">
            <text:p>0.196595456</text:p>
          </table:table-cell>
        </table:table-row>
        <table:table-row table:style-name="ro1">
          <table:table-cell office:value-type="float" office:value="0.18657664" calcext:value-type="float">
            <text:p>0.18657664</text:p>
          </table:table-cell>
        </table:table-row>
        <table:table-row table:style-name="ro1">
          <table:table-cell office:value-type="float" office:value="0.217811968" calcext:value-type="float">
            <text:p>0.217811968</text:p>
          </table:table-cell>
        </table:table-row>
        <table:table-row table:style-name="ro1">
          <table:table-cell office:value-type="float" office:value="0.217687552" calcext:value-type="float">
            <text:p>0.217687552</text:p>
          </table:table-cell>
        </table:table-row>
        <table:table-row table:style-name="ro1">
          <table:table-cell office:value-type="float" office:value="0.290548992" calcext:value-type="float">
            <text:p>0.290548992</text:p>
          </table:table-cell>
        </table:table-row>
        <table:table-row table:style-name="ro1">
          <table:table-cell office:value-type="float" office:value="0.322571264" calcext:value-type="float">
            <text:p>0.322571264</text:p>
          </table:table-cell>
        </table:table-row>
        <table:table-row table:style-name="ro1">
          <table:table-cell office:value-type="float" office:value="0.314506496" calcext:value-type="float">
            <text:p>0.314506496</text:p>
          </table:table-cell>
        </table:table-row>
        <table:table-row table:style-name="ro1">
          <table:table-cell office:value-type="float" office:value="0.304651264" calcext:value-type="float">
            <text:p>0.304651264</text:p>
          </table:table-cell>
        </table:table-row>
        <table:table-row table:style-name="ro1">
          <table:table-cell office:value-type="float" office:value="0.320722176" calcext:value-type="float">
            <text:p>0.320722176</text:p>
          </table:table-cell>
        </table:table-row>
        <table:table-row table:style-name="ro1">
          <table:table-cell office:value-type="float" office:value="0.327534592" calcext:value-type="float">
            <text:p>0.327534592</text:p>
          </table:table-cell>
        </table:table-row>
        <table:table-row table:style-name="ro1">
          <table:table-cell office:value-type="float" office:value="0.347351552" calcext:value-type="float">
            <text:p>0.347351552</text:p>
          </table:table-cell>
        </table:table-row>
        <table:table-row table:style-name="ro1">
          <table:table-cell office:value-type="float" office:value="0.418263552" calcext:value-type="float">
            <text:p>0.418263552</text:p>
          </table:table-cell>
        </table:table-row>
        <table:table-row table:style-name="ro1">
          <table:table-cell office:value-type="float" office:value="0.467028224" calcext:value-type="float">
            <text:p>0.467028224</text:p>
          </table:table-cell>
        </table:table-row>
      </table:table>
      <table:table table:name="15T_15P_15S" table:style-name="ta1">
        <table:table-column table:style-name="co9" table:default-cell-style-name="Default"/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&lt;module&gt;</text:p>
          </table:table-cell>
        </table:table-row>
        <table:table-row table:style-name="ro1">
          <table:table-cell office:value-type="string" calcext:value-type="string">
            <text:p>services_list[args.service](args)</text:p>
          </table:table-cell>
        </table:table-row>
        <table:table-row table:style-name="ro1">
          <table:table-cell office:value-type="string" calcext:value-type="string">
            <text:p>publisher</text:p>
          </table:table-cell>
        </table:table-row>
        <table:table-row table:style-name="ro1">
          <table:table-cell office:value-type="string" calcext:value-type="string">
            <text:p>api.register_pub()</text:p>
          </table:table-cell>
        </table:table-row>
        <table:table-row table:style-name="ro1">
          <table:table-cell office:value-type="string" calcext:value-type="string">
            <text:p>register_pub</text:p>
          </table:table-cell>
        </table:table-row>
        <table:table-row table:style-name="ro1">
          <table:table-cell office:value-type="string" calcext:value-type="string">
            <text:p>self.stopped)</text:p>
          </table:table-cell>
        </table:table-row>
        <table:table-row table:style-name="ro1">
          <table:table-cell office:value-type="string" calcext:value-type="string">
            <text:p>publisher_service</text:p>
          </table:table-cell>
        </table:table-row>
        <table:table-row table:style-name="ro1">
          <table:table-cell office:value-type="string" calcext:value-type="string">
            <text:p>directory.Interfaces(stopped).address()</text:p>
          </table:table-cell>
        </table:table-row>
        <table:table-row table:style-name="ro1"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interfaces.pop()['address']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&lt;module&gt;</text:p>
          </table:table-cell>
        </table:table-row>
        <table:table-row table:style-name="ro1">
          <table:table-cell office:value-type="string" calcext:value-type="string">
            <text:p>services_list[args.service](args)</text:p>
          </table:table-cell>
        </table:table-row>
        <table:table-row table:style-name="ro1">
          <table:table-cell office:value-type="string" calcext:value-type="string">
            <text:p>publisher</text:p>
          </table:table-cell>
        </table:table-row>
        <table:table-row table:style-name="ro1">
          <table:table-cell office:value-type="string" calcext:value-type="string">
            <text:p>api.register_pub()</text:p>
          </table:table-cell>
        </table:table-row>
        <table:table-row table:style-name="ro1">
          <table:table-cell office:value-type="string" calcext:value-type="string">
            <text:p>register_pub</text:p>
          </table:table-cell>
        </table:table-row>
        <table:table-row table:style-name="ro1">
          <table:table-cell office:value-type="string" calcext:value-type="string">
            <text:p>self.stopped)</text:p>
          </table:table-cell>
        </table:table-row>
        <table:table-row table:style-name="ro1">
          <table:table-cell office:value-type="string" calcext:value-type="string">
            <text:p>publisher_service</text:p>
          </table:table-cell>
        </table:table-row>
        <table:table-row table:style-name="ro1">
          <table:table-cell office:value-type="string" calcext:value-type="string">
            <text:p>directory.Interfaces(stopped).address()</text:p>
          </table:table-cell>
        </table:table-row>
        <table:table-row table:style-name="ro1"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interfaces.pop()['address']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9.207110144" calcext:value-type="float">
            <text:p>9.207110144</text:p>
          </table:table-cell>
        </table:table-row>
        <table:table-row table:style-name="ro1">
          <table:table-cell office:value-type="float" office:value="0.445005824" calcext:value-type="float">
            <text:p>0.445005824</text:p>
          </table:table-cell>
        </table:table-row>
        <table:table-row table:style-name="ro1">
          <table:table-cell office:value-type="float" office:value="0.195526656" calcext:value-type="float">
            <text:p>0.195526656</text:p>
          </table:table-cell>
        </table:table-row>
        <table:table-row table:style-name="ro1">
          <table:table-cell office:value-type="float" office:value="0.187545344" calcext:value-type="float">
            <text:p>0.187545344</text:p>
          </table:table-cell>
        </table:table-row>
        <table:table-row table:style-name="ro1">
          <table:table-cell office:value-type="float" office:value="0.159949824" calcext:value-type="float">
            <text:p>0.159949824</text:p>
          </table:table-cell>
        </table:table-row>
        <table:table-row table:style-name="ro1">
          <table:table-cell office:value-type="float" office:value="0.805353984" calcext:value-type="float">
            <text:p>0.805353984</text:p>
          </table:table-cell>
        </table:table-row>
        <table:table-row table:style-name="ro1">
          <table:table-cell office:value-type="string" calcext:value-type="string">
            <text:p>Thread-20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dict(json.loads(client.recv(1024).decode('utf-8')))</text:p>
          </table:table-cell>
        </table:table-row>
        <table:table-row table:style-name="ro1">
          <table:table-cell office:value-type="string" calcext:value-type="string">
            <text:p>peer</text:p>
          </table:table-cell>
        </table:table-row>
        <table:table-row table:style-name="ro1">
          <table:table-cell office:value-type="float" office:value="7.05746432" calcext:value-type="float">
            <text:p>7.05746432</text:p>
          </table:table-cell>
        </table:table-row>
        <table:table-row table:style-name="ro1">
          <table:table-cell office:value-type="float" office:value="7.049682688" calcext:value-type="float">
            <text:p>7.049682688</text:p>
          </table:table-cell>
        </table:table-row>
        <table:table-row table:style-name="ro1">
          <table:table-cell office:value-type="float" office:value="6.997849088" calcext:value-type="float">
            <text:p>6.997849088</text:p>
          </table:table-cell>
        </table:table-row>
        <table:table-row table:style-name="ro1">
          <table:table-cell office:value-type="float" office:value="6.999269632" calcext:value-type="float">
            <text:p>6.999269632</text:p>
          </table:table-cell>
        </table:table-row>
        <table:table-row table:style-name="ro1">
          <table:table-cell office:value-type="float" office:value="10.242498816" calcext:value-type="float">
            <text:p>10.242498816</text:p>
          </table:table-cell>
        </table:table-row>
        <table:table-row table:style-name="ro1">
          <table:table-cell office:value-type="string" calcext:value-type="string">
            <text:p>Thread-2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refused</text:p>
          </table:table-cell>
        </table:table-row>
        <table:table-row table:style-name="ro1">
          <table:table-cell office:value-type="float" office:value="10.434911744" calcext:value-type="float">
            <text:p>10.434911744</text:p>
          </table:table-cell>
        </table:table-row>
        <table:table-row table:style-name="ro1">
          <table:table-cell office:value-type="string" calcext:value-type="string">
            <text:p>(src/thread.cpp:269)</text:p>
          </table:table-cell>
        </table:table-row>
        <table:table-row table:style-name="ro1">
          <table:table-cell office:value-type="float" office:value="0.143151104" calcext:value-type="float">
            <text:p>0.143151104</text:p>
          </table:table-cell>
        </table:table-row>
        <table:table-row table:style-name="ro1">
          <table:table-cell office:value-type="float" office:value="0.14313472" calcext:value-type="float">
            <text:p>0.14313472</text:p>
          </table:table-cell>
        </table:table-row>
        <table:table-row table:style-name="ro1">
          <table:table-cell office:value-type="float" office:value="0.014950912" calcext:value-type="float">
            <text:p>0.014950912</text:p>
          </table:table-cell>
        </table:table-row>
        <table:table-row table:style-name="ro1">
          <table:table-cell office:value-type="float" office:value="0.01493888" calcext:value-type="float">
            <text:p>0.01493888</text:p>
          </table:table-cell>
        </table:table-row>
        <table:table-row table:style-name="ro1">
          <table:table-cell office:value-type="float" office:value="0.132660224" calcext:value-type="float">
            <text:p>0.132660224</text:p>
          </table:table-cell>
        </table:table-row>
        <table:table-row table:style-name="ro1">
          <table:table-cell office:value-type="float" office:value="0.132589824" calcext:value-type="float">
            <text:p>0.132589824</text:p>
          </table:table-cell>
        </table:table-row>
        <table:table-row table:style-name="ro1">
          <table:table-cell office:value-type="float" office:value="0.004641024" calcext:value-type="float">
            <text:p>0.004641024</text:p>
          </table:table-cell>
        </table:table-row>
        <table:table-row table:style-name="ro1">
          <table:table-cell office:value-type="float" office:value="0.004678912" calcext:value-type="float">
            <text:p>0.004678912</text:p>
          </table:table-cell>
        </table:table-row>
        <table:table-row table:style-name="ro1">
          <table:table-cell office:value-type="float" office:value="0.121831936" calcext:value-type="float">
            <text:p>0.121831936</text:p>
          </table:table-cell>
        </table:table-row>
        <table:table-row table:style-name="ro1">
          <table:table-cell office:value-type="float" office:value="0.121746688" calcext:value-type="float">
            <text:p>0.121746688</text:p>
          </table:table-cell>
        </table:table-row>
        <table:table-row table:style-name="ro1">
          <table:table-cell office:value-type="float" office:value="0.501952512" calcext:value-type="float">
            <text:p>0.501952512</text:p>
          </table:table-cell>
        </table:table-row>
        <table:table-row table:style-name="ro1">
          <table:table-cell office:value-type="float" office:value="0.50188288" calcext:value-type="float">
            <text:p>0.50188288</text:p>
          </table:table-cell>
        </table:table-row>
        <table:table-row table:style-name="ro1">
          <table:table-cell office:value-type="float" office:value="0.0205696" calcext:value-type="float">
            <text:p>0.0205696</text:p>
          </table:table-cell>
        </table:table-row>
        <table:table-row table:style-name="ro1">
          <table:table-cell office:value-type="float" office:value="0.00786688" calcext:value-type="float">
            <text:p>0.00786688</text:p>
          </table:table-cell>
        </table:table-row>
        <table:table-row table:style-name="ro1">
          <table:table-cell office:value-type="float" office:value="0.00790272" calcext:value-type="float">
            <text:p>0.00790272</text:p>
          </table:table-cell>
        </table:table-row>
        <table:table-row table:style-name="ro1">
          <table:table-cell office:value-type="float" office:value="0.619915008" calcext:value-type="float">
            <text:p>0.619915008</text:p>
          </table:table-cell>
        </table:table-row>
        <table:table-row table:style-name="ro1">
          <table:table-cell office:value-type="float" office:value="0.619606784" calcext:value-type="float">
            <text:p>0.619606784</text:p>
          </table:table-cell>
        </table:table-row>
        <table:table-row table:style-name="ro1">
          <table:table-cell office:value-type="float" office:value="0.491332608" calcext:value-type="float">
            <text:p>0.491332608</text:p>
          </table:table-cell>
        </table:table-row>
        <table:table-row table:style-name="ro1">
          <table:table-cell office:value-type="float" office:value="0.491344384" calcext:value-type="float">
            <text:p>0.491344384</text:p>
          </table:table-cell>
        </table:table-row>
        <table:table-row table:style-name="ro1">
          <table:table-cell office:value-type="float" office:value="0.02804992" calcext:value-type="float">
            <text:p>0.02804992</text:p>
          </table:table-cell>
        </table:table-row>
        <table:table-row table:style-name="ro1">
          <table:table-cell office:value-type="float" office:value="0.065557504" calcext:value-type="float">
            <text:p>0.065557504</text:p>
          </table:table-cell>
        </table:table-row>
        <table:table-row table:style-name="ro1">
          <table:table-cell office:value-type="float" office:value="0.065620992" calcext:value-type="float">
            <text:p>0.065620992</text:p>
          </table:table-cell>
        </table:table-row>
        <table:table-row table:style-name="ro1">
          <table:table-cell office:value-type="float" office:value="0.7401088" calcext:value-type="float">
            <text:p>0.7401088</text:p>
          </table:table-cell>
        </table:table-row>
        <table:table-row table:style-name="ro1">
          <table:table-cell office:value-type="float" office:value="0.740036864" calcext:value-type="float">
            <text:p>0.740036864</text:p>
          </table:table-cell>
        </table:table-row>
        <table:table-row table:style-name="ro1">
          <table:table-cell office:value-type="float" office:value="0.61162496" calcext:value-type="float">
            <text:p>0.61162496</text:p>
          </table:table-cell>
        </table:table-row>
        <table:table-row table:style-name="ro1">
          <table:table-cell office:value-type="float" office:value="0.611652864" calcext:value-type="float">
            <text:p>0.611652864</text:p>
          </table:table-cell>
        </table:table-row>
        <table:table-row table:style-name="ro1">
          <table:table-cell office:value-type="float" office:value="0.126792704" calcext:value-type="float">
            <text:p>0.126792704</text:p>
          </table:table-cell>
        </table:table-row>
        <table:table-row table:style-name="ro1">
          <table:table-cell office:value-type="float" office:value="0.126838272" calcext:value-type="float">
            <text:p>0.126838272</text:p>
          </table:table-cell>
        </table:table-row>
        <table:table-row table:style-name="ro1">
          <table:table-cell office:value-type="float" office:value="0.115365632" calcext:value-type="float">
            <text:p>0.115365632</text:p>
          </table:table-cell>
        </table:table-row>
        <table:table-row table:style-name="ro1">
          <table:table-cell office:value-type="float" office:value="0.115318272" calcext:value-type="float">
            <text:p>0.115318272</text:p>
          </table:table-cell>
        </table:table-row>
        <table:table-row table:style-name="ro1">
          <table:table-cell office:value-type="float" office:value="0.785921536" calcext:value-type="float">
            <text:p>0.785921536</text:p>
          </table:table-cell>
        </table:table-row>
        <table:table-row table:style-name="ro1">
          <table:table-cell office:value-type="float" office:value="0.833453312" calcext:value-type="float">
            <text:p>0.833453312</text:p>
          </table:table-cell>
        </table:table-row>
        <table:table-row table:style-name="ro1">
          <table:table-cell office:value-type="float" office:value="0.712313088" calcext:value-type="float">
            <text:p>0.712313088</text:p>
          </table:table-cell>
        </table:table-row>
        <table:table-row table:style-name="ro1">
          <table:table-cell office:value-type="float" office:value="0.712362496" calcext:value-type="float">
            <text:p>0.712362496</text:p>
          </table:table-cell>
        </table:table-row>
        <table:table-row table:style-name="ro1">
          <table:table-cell office:value-type="float" office:value="0.226617088" calcext:value-type="float">
            <text:p>0.226617088</text:p>
          </table:table-cell>
        </table:table-row>
        <table:table-row table:style-name="ro1">
          <table:table-cell office:value-type="float" office:value="0.226680576" calcext:value-type="float">
            <text:p>0.226680576</text:p>
          </table:table-cell>
        </table:table-row>
        <table:table-row table:style-name="ro1">
          <table:table-cell office:value-type="float" office:value="0.214797056" calcext:value-type="float">
            <text:p>0.214797056</text:p>
          </table:table-cell>
        </table:table-row>
        <table:table-row table:style-name="ro1">
          <table:table-cell office:value-type="float" office:value="0.21474176" calcext:value-type="float">
            <text:p>0.21474176</text:p>
          </table:table-cell>
        </table:table-row>
        <table:table-row table:style-name="ro1">
          <table:table-cell office:value-type="float" office:value="0.864067072" calcext:value-type="float">
            <text:p>0.864067072</text:p>
          </table:table-cell>
        </table:table-row>
        <table:table-row table:style-name="ro1">
          <table:table-cell office:value-type="float" office:value="0.891823616" calcext:value-type="float">
            <text:p>0.891823616</text:p>
          </table:table-cell>
        </table:table-row>
        <table:table-row table:style-name="ro1">
          <table:table-cell office:value-type="float" office:value="0.76391424" calcext:value-type="float">
            <text:p>0.76391424</text:p>
          </table:table-cell>
        </table:table-row>
        <table:table-row table:style-name="ro1">
          <table:table-cell office:value-type="float" office:value="0.763903488" calcext:value-type="float">
            <text:p>0.763903488</text:p>
          </table:table-cell>
        </table:table-row>
        <table:table-row table:style-name="ro1">
          <table:table-cell office:value-type="float" office:value="0.283435008" calcext:value-type="float">
            <text:p>0.283435008</text:p>
          </table:table-cell>
        </table:table-row>
        <table:table-row table:style-name="ro1">
          <table:table-cell office:value-type="float" office:value="0.283497216" calcext:value-type="float">
            <text:p>0.283497216</text:p>
          </table:table-cell>
        </table:table-row>
        <table:table-row table:style-name="ro1">
          <table:table-cell office:value-type="float" office:value="0.271816448" calcext:value-type="float">
            <text:p>0.271816448</text:p>
          </table:table-cell>
        </table:table-row>
        <table:table-row table:style-name="ro1">
          <table:table-cell office:value-type="float" office:value="0.271908864" calcext:value-type="float">
            <text:p>0.271908864</text:p>
          </table:table-cell>
        </table:table-row>
        <table:table-row table:style-name="ro1">
          <table:table-cell office:value-type="float" office:value="0.882340608" calcext:value-type="float">
            <text:p>0.882340608</text:p>
          </table:table-cell>
        </table:table-row>
        <table:table-row table:style-name="ro1">
          <table:table-cell office:value-type="float" office:value="0.933969664" calcext:value-type="float">
            <text:p>0.933969664</text:p>
          </table:table-cell>
        </table:table-row>
        <table:table-row table:style-name="ro1">
          <table:table-cell office:value-type="float" office:value="0.835507712" calcext:value-type="float">
            <text:p>0.835507712</text:p>
          </table:table-cell>
        </table:table-row>
        <table:table-row table:style-name="ro1">
          <table:table-cell office:value-type="float" office:value="0.835514112" calcext:value-type="float">
            <text:p>0.835514112</text:p>
          </table:table-cell>
        </table:table-row>
        <table:table-row table:style-name="ro1">
          <table:table-cell office:value-type="float" office:value="0.354890752" calcext:value-type="float">
            <text:p>0.354890752</text:p>
          </table:table-cell>
        </table:table-row>
        <table:table-row table:style-name="ro1">
          <table:table-cell office:value-type="float" office:value="0.354964992" calcext:value-type="float">
            <text:p>0.354964992</text:p>
          </table:table-cell>
        </table:table-row>
        <table:table-row table:style-name="ro1">
          <table:table-cell office:value-type="float" office:value="0.342589696" calcext:value-type="float">
            <text:p>0.342589696</text:p>
          </table:table-cell>
        </table:table-row>
        <table:table-row table:style-name="ro1">
          <table:table-cell office:value-type="float" office:value="0.36340096" calcext:value-type="float">
            <text:p>0.36340096</text:p>
          </table:table-cell>
        </table:table-row>
        <table:table-row table:style-name="ro1">
          <table:table-cell office:value-type="float" office:value="0.107429632" calcext:value-type="float">
            <text:p>0.107429632</text:p>
          </table:table-cell>
        </table:table-row>
        <table:table-row table:style-name="ro1">
          <table:table-cell office:value-type="float" office:value="0.98461056" calcext:value-type="float">
            <text:p>0.98461056</text:p>
          </table:table-cell>
        </table:table-row>
        <table:table-row table:style-name="ro1">
          <table:table-cell office:value-type="float" office:value="0.98456704" calcext:value-type="float">
            <text:p>0.98456704</text:p>
          </table:table-cell>
        </table:table-row>
        <table:table-row table:style-name="ro1">
          <table:table-cell office:value-type="float" office:value="0.85728256" calcext:value-type="float">
            <text:p>0.85728256</text:p>
          </table:table-cell>
        </table:table-row>
        <table:table-row table:style-name="ro1">
          <table:table-cell office:value-type="float" office:value="0.857315072" calcext:value-type="float">
            <text:p>0.857315072</text:p>
          </table:table-cell>
        </table:table-row>
        <table:table-row table:style-name="ro1">
          <table:table-cell office:value-type="float" office:value="0.375167744" calcext:value-type="float">
            <text:p>0.375167744</text:p>
          </table:table-cell>
        </table:table-row>
        <table:table-row table:style-name="ro1">
          <table:table-cell office:value-type="float" office:value="0.375423488" calcext:value-type="float">
            <text:p>0.375423488</text:p>
          </table:table-cell>
        </table:table-row>
        <table:table-row table:style-name="ro1">
          <table:table-cell office:value-type="float" office:value="0.359070464" calcext:value-type="float">
            <text:p>0.359070464</text:p>
          </table:table-cell>
        </table:table-row>
        <table:table-row table:style-name="ro1">
          <table:table-cell office:value-type="float" office:value="0.359192576" calcext:value-type="float">
            <text:p>0.359192576</text:p>
          </table:table-cell>
        </table:table-row>
        <table:table-row table:style-name="ro1">
          <table:table-cell office:value-type="float" office:value="0.097893376" calcext:value-type="float">
            <text:p>0.097893376</text:p>
          </table:table-cell>
        </table:table-row>
        <table:table-row table:style-name="ro1">
          <table:table-cell office:value-type="float" office:value="1.020888576" calcext:value-type="float">
            <text:p>1.020888576</text:p>
          </table:table-cell>
        </table:table-row>
        <table:table-row table:style-name="ro1">
          <table:table-cell office:value-type="float" office:value="1.020840704" calcext:value-type="float">
            <text:p>1.020840704</text:p>
          </table:table-cell>
        </table:table-row>
        <table:table-row table:style-name="ro1">
          <table:table-cell office:value-type="float" office:value="0.891892992" calcext:value-type="float">
            <text:p>0.891892992</text:p>
          </table:table-cell>
        </table:table-row>
        <table:table-row table:style-name="ro1">
          <table:table-cell office:value-type="float" office:value="0.891895808" calcext:value-type="float">
            <text:p>0.891895808</text:p>
          </table:table-cell>
        </table:table-row>
        <table:table-row table:style-name="ro1">
          <table:table-cell office:value-type="float" office:value="0.405639424" calcext:value-type="float">
            <text:p>0.405639424</text:p>
          </table:table-cell>
        </table:table-row>
        <table:table-row table:style-name="ro1">
          <table:table-cell office:value-type="float" office:value="0.40578432" calcext:value-type="float">
            <text:p>0.40578432</text:p>
          </table:table-cell>
        </table:table-row>
        <table:table-row table:style-name="ro1">
          <table:table-cell office:value-type="float" office:value="0.394846208" calcext:value-type="float">
            <text:p>0.394846208</text:p>
          </table:table-cell>
        </table:table-row>
        <table:table-row table:style-name="ro1">
          <table:table-cell office:value-type="float" office:value="0.395013376" calcext:value-type="float">
            <text:p>0.395013376</text:p>
          </table:table-cell>
        </table:table-row>
        <table:table-row table:style-name="ro1">
          <table:table-cell office:value-type="float" office:value="0.132214016" calcext:value-type="float">
            <text:p>0.132214016</text:p>
          </table:table-cell>
        </table:table-row>
        <table:table-row table:style-name="ro1">
          <table:table-cell office:value-type="float" office:value="1.049396992" calcext:value-type="float">
            <text:p>1.049396992</text:p>
          </table:table-cell>
        </table:table-row>
        <table:table-row table:style-name="ro1">
          <table:table-cell office:value-type="float" office:value="1.04950912" calcext:value-type="float">
            <text:p>1.04950912</text:p>
          </table:table-cell>
        </table:table-row>
        <table:table-row table:style-name="ro1">
          <table:table-cell office:value-type="float" office:value="0.920058624" calcext:value-type="float">
            <text:p>0.920058624</text:p>
          </table:table-cell>
        </table:table-row>
        <table:table-row table:style-name="ro1">
          <table:table-cell office:value-type="float" office:value="0.920168192" calcext:value-type="float">
            <text:p>0.920168192</text:p>
          </table:table-cell>
        </table:table-row>
        <table:table-row table:style-name="ro1">
          <table:table-cell office:value-type="float" office:value="0.433934336" calcext:value-type="float">
            <text:p>0.433934336</text:p>
          </table:table-cell>
        </table:table-row>
        <table:table-row table:style-name="ro1">
          <table:table-cell office:value-type="float" office:value="0.434211072" calcext:value-type="float">
            <text:p>0.434211072</text:p>
          </table:table-cell>
        </table:table-row>
        <table:table-row table:style-name="ro1">
          <table:table-cell office:value-type="float" office:value="0.410456832" calcext:value-type="float">
            <text:p>0.410456832</text:p>
          </table:table-cell>
        </table:table-row>
        <table:table-row table:style-name="ro1">
          <table:table-cell office:value-type="float" office:value="0.4106944" calcext:value-type="float">
            <text:p>0.4106944</text:p>
          </table:table-cell>
        </table:table-row>
        <table:table-row table:style-name="ro1">
          <table:table-cell office:value-type="float" office:value="0.088307968" calcext:value-type="float">
            <text:p>0.088307968</text:p>
          </table:table-cell>
        </table:table-row>
        <table:table-row table:style-name="ro1">
          <table:table-cell office:value-type="float" office:value="1.041795584" calcext:value-type="float">
            <text:p>1.041795584</text:p>
          </table:table-cell>
        </table:table-row>
        <table:table-row table:style-name="ro1">
          <table:table-cell office:value-type="float" office:value="1.04167808" calcext:value-type="float">
            <text:p>1.04167808</text:p>
          </table:table-cell>
        </table:table-row>
        <table:table-row table:style-name="ro1">
          <table:table-cell office:value-type="float" office:value="0.907428864" calcext:value-type="float">
            <text:p>0.907428864</text:p>
          </table:table-cell>
        </table:table-row>
        <table:table-row table:style-name="ro1">
          <table:table-cell office:value-type="float" office:value="0.94342528" calcext:value-type="float">
            <text:p>0.94342528</text:p>
          </table:table-cell>
        </table:table-row>
        <table:table-row table:style-name="ro1">
          <table:table-cell office:value-type="float" office:value="0.448923392" calcext:value-type="float">
            <text:p>0.448923392</text:p>
          </table:table-cell>
        </table:table-row>
        <table:table-row table:style-name="ro1">
          <table:table-cell office:value-type="float" office:value="0.449057024" calcext:value-type="float">
            <text:p>0.449057024</text:p>
          </table:table-cell>
        </table:table-row>
        <table:table-row table:style-name="ro1">
          <table:table-cell office:value-type="float" office:value="0.43863168" calcext:value-type="float">
            <text:p>0.43863168</text:p>
          </table:table-cell>
        </table:table-row>
        <table:table-row table:style-name="ro1">
          <table:table-cell office:value-type="float" office:value="0.438847744" calcext:value-type="float">
            <text:p>0.438847744</text:p>
          </table:table-cell>
        </table:table-row>
        <table:table-row table:style-name="ro1">
          <table:table-cell office:value-type="float" office:value="0.114418944" calcext:value-type="float">
            <text:p>0.114418944</text:p>
          </table:table-cell>
        </table:table-row>
        <table:table-row table:style-name="ro1">
          <table:table-cell office:value-type="float" office:value="1.068843776" calcext:value-type="float">
            <text:p>1.068843776</text:p>
          </table:table-cell>
        </table:table-row>
        <table:table-row table:style-name="ro1">
          <table:table-cell office:value-type="float" office:value="1.068785152" calcext:value-type="float">
            <text:p>1.068785152</text:p>
          </table:table-cell>
        </table:table-row>
        <table:table-row table:style-name="ro1">
          <table:table-cell office:value-type="float" office:value="0.9344896" calcext:value-type="float">
            <text:p>0.9344896</text:p>
          </table:table-cell>
        </table:table-row>
        <table:table-row table:style-name="ro1">
          <table:table-cell office:value-type="float" office:value="0.93451776" calcext:value-type="float">
            <text:p>0.93451776</text:p>
          </table:table-cell>
        </table:table-row>
        <table:table-row table:style-name="ro1">
          <table:table-cell office:value-type="float" office:value="0.440382976" calcext:value-type="float">
            <text:p>0.440382976</text:p>
          </table:table-cell>
        </table:table-row>
        <table:table-row table:style-name="ro1">
          <table:table-cell office:value-type="float" office:value="0.440466688" calcext:value-type="float">
            <text:p>0.440466688</text:p>
          </table:table-cell>
        </table:table-row>
        <table:table-row table:style-name="ro1">
          <table:table-cell office:value-type="float" office:value="0.428648192" calcext:value-type="float">
            <text:p>0.428648192</text:p>
          </table:table-cell>
        </table:table-row>
        <table:table-row table:style-name="ro1">
          <table:table-cell office:value-type="float" office:value="0.428758784" calcext:value-type="float">
            <text:p>0.428758784</text:p>
          </table:table-cell>
        </table:table-row>
        <table:table-row table:style-name="ro1">
          <table:table-cell office:value-type="float" office:value="0.105278976" calcext:value-type="float">
            <text:p>0.105278976</text:p>
          </table:table-cell>
        </table:table-row>
        <table:table-row table:style-name="ro1">
          <table:table-cell office:value-type="float" office:value="1.100482816" calcext:value-type="float">
            <text:p>1.100482816</text:p>
          </table:table-cell>
        </table:table-row>
        <table:table-row table:style-name="ro1">
          <table:table-cell office:value-type="float" office:value="1.100488704" calcext:value-type="float">
            <text:p>1.100488704</text:p>
          </table:table-cell>
        </table:table-row>
        <table:table-row table:style-name="ro1">
          <table:table-cell office:value-type="float" office:value="0.966273024" calcext:value-type="float">
            <text:p>0.966273024</text:p>
          </table:table-cell>
        </table:table-row>
        <table:table-row table:style-name="ro1">
          <table:table-cell office:value-type="float" office:value="0.966313472" calcext:value-type="float">
            <text:p>0.966313472</text:p>
          </table:table-cell>
        </table:table-row>
        <table:table-row table:style-name="ro1">
          <table:table-cell office:value-type="float" office:value="0.471147776" calcext:value-type="float">
            <text:p>0.471147776</text:p>
          </table:table-cell>
        </table:table-row>
        <table:table-row table:style-name="ro1">
          <table:table-cell office:value-type="float" office:value="0.47124224" calcext:value-type="float">
            <text:p>0.47124224</text:p>
          </table:table-cell>
        </table:table-row>
        <table:table-row table:style-name="ro1">
          <table:table-cell office:value-type="float" office:value="0.460775936" calcext:value-type="float">
            <text:p>0.460775936</text:p>
          </table:table-cell>
        </table:table-row>
        <table:table-row table:style-name="ro1">
          <table:table-cell office:value-type="float" office:value="0.46112896" calcext:value-type="float">
            <text:p>0.46112896</text:p>
          </table:table-cell>
        </table:table-row>
        <table:table-row table:style-name="ro1">
          <table:table-cell office:value-type="float" office:value="0.131126784" calcext:value-type="float">
            <text:p>0.131126784</text:p>
          </table:table-cell>
        </table:table-row>
        <table:table-row table:style-name="ro1">
          <table:table-cell office:value-type="float" office:value="1.090650368" calcext:value-type="float">
            <text:p>1.090650368</text:p>
          </table:table-cell>
        </table:table-row>
        <table:table-row table:style-name="ro1">
          <table:table-cell office:value-type="float" office:value="1.09059968" calcext:value-type="float">
            <text:p>1.09059968</text:p>
          </table:table-cell>
        </table:table-row>
        <table:table-row table:style-name="ro1">
          <table:table-cell office:value-type="float" office:value="0.95605632" calcext:value-type="float">
            <text:p>0.95605632</text:p>
          </table:table-cell>
        </table:table-row>
        <table:table-row table:style-name="ro1">
          <table:table-cell office:value-type="float" office:value="0.956053248" calcext:value-type="float">
            <text:p>0.956053248</text:p>
          </table:table-cell>
        </table:table-row>
        <table:table-row table:style-name="ro1">
          <table:table-cell office:value-type="float" office:value="0.462217472" calcext:value-type="float">
            <text:p>0.462217472</text:p>
          </table:table-cell>
        </table:table-row>
        <table:table-row table:style-name="ro1">
          <table:table-cell office:value-type="float" office:value="0.46230784" calcext:value-type="float">
            <text:p>0.46230784</text:p>
          </table:table-cell>
        </table:table-row>
        <table:table-row table:style-name="ro1">
          <table:table-cell office:value-type="float" office:value="0.445673984" calcext:value-type="float">
            <text:p>0.445673984</text:p>
          </table:table-cell>
        </table:table-row>
        <table:table-row table:style-name="ro1">
          <table:table-cell office:value-type="float" office:value="0.445780736" calcext:value-type="float">
            <text:p>0.445780736</text:p>
          </table:table-cell>
        </table:table-row>
        <table:table-row table:style-name="ro1">
          <table:table-cell office:value-type="float" office:value="0.121658368" calcext:value-type="float">
            <text:p>0.121658368</text:p>
          </table:table-cell>
        </table:table-row>
        <table:table-row table:style-name="ro1">
          <table:table-cell office:value-type="float" office:value="1.081109248" calcext:value-type="float">
            <text:p>1.081109248</text:p>
          </table:table-cell>
        </table:table-row>
        <table:table-row table:style-name="ro1">
          <table:table-cell office:value-type="float" office:value="1.081022976" calcext:value-type="float">
            <text:p>1.081022976</text:p>
          </table:table-cell>
        </table:table-row>
        <table:table-row table:style-name="ro1">
          <table:table-cell office:value-type="float" office:value="0.9452736" calcext:value-type="float">
            <text:p>0.9452736</text:p>
          </table:table-cell>
        </table:table-row>
        <table:table-row table:style-name="ro1">
          <table:table-cell office:value-type="float" office:value="0.945293568" calcext:value-type="float">
            <text:p>0.945293568</text:p>
          </table:table-cell>
        </table:table-row>
        <table:table-row table:style-name="ro1">
          <table:table-cell office:value-type="float" office:value="0.446821376" calcext:value-type="float">
            <text:p>0.446821376</text:p>
          </table:table-cell>
        </table:table-row>
        <table:table-row table:style-name="ro1">
          <table:table-cell office:value-type="float" office:value="0.446911744" calcext:value-type="float">
            <text:p>0.446911744</text:p>
          </table:table-cell>
        </table:table-row>
        <table:table-row table:style-name="ro1">
          <table:table-cell office:value-type="float" office:value="0.436443136" calcext:value-type="float">
            <text:p>0.436443136</text:p>
          </table:table-cell>
        </table:table-row>
        <table:table-row table:style-name="ro1">
          <table:table-cell office:value-type="float" office:value="0.436545536" calcext:value-type="float">
            <text:p>0.436545536</text:p>
          </table:table-cell>
        </table:table-row>
        <table:table-row table:style-name="ro1">
          <table:table-cell office:value-type="float" office:value="0.11185408" calcext:value-type="float">
            <text:p>0.11185408</text:p>
          </table:table-cell>
        </table:table-row>
        <table:table-row table:style-name="ro1">
          <table:table-cell office:value-type="float" office:value="1.071782144" calcext:value-type="float">
            <text:p>1.071782144</text:p>
          </table:table-cell>
        </table:table-row>
        <table:table-row table:style-name="ro1">
          <table:table-cell office:value-type="float" office:value="1.071721472" calcext:value-type="float">
            <text:p>1.071721472</text:p>
          </table:table-cell>
        </table:table-row>
        <table:table-row table:style-name="ro1">
          <table:table-cell office:value-type="float" office:value="0.93529344" calcext:value-type="float">
            <text:p>0.93529344</text:p>
          </table:table-cell>
        </table:table-row>
        <table:table-row table:style-name="ro1">
          <table:table-cell office:value-type="float" office:value="0.934996224" calcext:value-type="float">
            <text:p>0.934996224</text:p>
          </table:table-cell>
        </table:table-row>
        <table:table-row table:style-name="ro1">
          <table:table-cell office:value-type="float" office:value="0.437590016" calcext:value-type="float">
            <text:p>0.437590016</text:p>
          </table:table-cell>
        </table:table-row>
        <table:table-row table:style-name="ro1">
          <table:table-cell office:value-type="float" office:value="0.503739904" calcext:value-type="float">
            <text:p>0.503739904</text:p>
          </table:table-cell>
        </table:table-row>
        <table:table-row table:style-name="ro1">
          <table:table-cell office:value-type="float" office:value="0.493264128" calcext:value-type="float">
            <text:p>0.493264128</text:p>
          </table:table-cell>
        </table:table-row>
        <table:table-row table:style-name="ro1">
          <table:table-cell office:value-type="float" office:value="0.493371136" calcext:value-type="float">
            <text:p>0.493371136</text:p>
          </table:table-cell>
        </table:table-row>
        <table:table-row table:style-name="ro1">
          <table:table-cell office:value-type="float" office:value="0.168500736" calcext:value-type="float">
            <text:p>0.168500736</text:p>
          </table:table-cell>
        </table:table-row>
        <table:table-row table:style-name="ro1">
          <table:table-cell office:value-type="float" office:value="1.122303488" calcext:value-type="float">
            <text:p>1.122303488</text:p>
          </table:table-cell>
        </table:table-row>
        <table:table-row table:style-name="ro1">
          <table:table-cell office:value-type="float" office:value="1.122210304" calcext:value-type="float">
            <text:p>1.122210304</text:p>
          </table:table-cell>
        </table:table-row>
        <table:table-row table:style-name="ro1">
          <table:table-cell office:value-type="float" office:value="0.98456448" calcext:value-type="float">
            <text:p>0.98456448</text:p>
          </table:table-cell>
        </table:table-row>
        <table:table-row table:style-name="ro1">
          <table:table-cell office:value-type="float" office:value="0.984093184" calcext:value-type="float">
            <text:p>0.984093184</text:p>
          </table:table-cell>
        </table:table-row>
        <table:table-row table:style-name="ro1">
          <table:table-cell office:value-type="float" office:value="0.494537216" calcext:value-type="float">
            <text:p>0.494537216</text:p>
          </table:table-cell>
        </table:table-row>
        <table:table-row table:style-name="ro1">
          <table:table-cell office:value-type="float" office:value="0.494657024" calcext:value-type="float">
            <text:p>0.494657024</text:p>
          </table:table-cell>
        </table:table-row>
        <table:table-row table:style-name="ro1">
          <table:table-cell office:value-type="float" office:value="0.483962368" calcext:value-type="float">
            <text:p>0.483962368</text:p>
          </table:table-cell>
        </table:table-row>
        <table:table-row table:style-name="ro1">
          <table:table-cell office:value-type="float" office:value="0.484061696" calcext:value-type="float">
            <text:p>0.484061696</text:p>
          </table:table-cell>
        </table:table-row>
        <table:table-row table:style-name="ro1">
          <table:table-cell office:value-type="float" office:value="0.1585728" calcext:value-type="float">
            <text:p>0.1585728</text:p>
          </table:table-cell>
        </table:table-row>
        <table:table-row table:style-name="ro1">
          <table:table-cell office:value-type="float" office:value="1.111908096" calcext:value-type="float">
            <text:p>1.111908096</text:p>
          </table:table-cell>
        </table:table-row>
        <table:table-row table:style-name="ro1">
          <table:table-cell office:value-type="float" office:value="1.11181568" calcext:value-type="float">
            <text:p>1.11181568</text:p>
          </table:table-cell>
        </table:table-row>
        <table:table-row table:style-name="ro1">
          <table:table-cell office:value-type="float" office:value="0.97196544" calcext:value-type="float">
            <text:p>0.97196544</text:p>
          </table:table-cell>
        </table:table-row>
        <table:table-row table:style-name="ro1">
          <table:table-cell office:value-type="float" office:value="0.971998464" calcext:value-type="float">
            <text:p>0.971998464</text:p>
          </table:table-cell>
        </table:table-row>
        <table:table-row table:style-name="ro1">
          <table:table-cell office:value-type="float" office:value="0.48500224" calcext:value-type="float">
            <text:p>0.48500224</text:p>
          </table:table-cell>
        </table:table-row>
        <table:table-row table:style-name="ro1">
          <table:table-cell office:value-type="float" office:value="0.48509184" calcext:value-type="float">
            <text:p>0.48509184</text:p>
          </table:table-cell>
        </table:table-row>
        <table:table-row table:style-name="ro1">
          <table:table-cell office:value-type="float" office:value="0.464817664" calcext:value-type="float">
            <text:p>0.464817664</text:p>
          </table:table-cell>
        </table:table-row>
        <table:table-row table:style-name="ro1">
          <table:table-cell office:value-type="float" office:value="0.464905984" calcext:value-type="float">
            <text:p>0.464905984</text:p>
          </table:table-cell>
        </table:table-row>
        <table:table-row table:style-name="ro1">
          <table:table-cell office:value-type="float" office:value="0.14706048" calcext:value-type="float">
            <text:p>0.14706048</text:p>
          </table:table-cell>
        </table:table-row>
        <table:table-row table:style-name="ro1">
          <table:table-cell office:value-type="float" office:value="1.101987328" calcext:value-type="float">
            <text:p>1.101987328</text:p>
          </table:table-cell>
        </table:table-row>
        <table:table-row table:style-name="ro1">
          <table:table-cell office:value-type="float" office:value="1.101913344" calcext:value-type="float">
            <text:p>1.101913344</text:p>
          </table:table-cell>
        </table:table-row>
        <table:table-row table:style-name="ro1">
          <table:table-cell office:value-type="float" office:value="0.96178176" calcext:value-type="float">
            <text:p>0.96178176</text:p>
          </table:table-cell>
        </table:table-row>
        <table:table-row table:style-name="ro1">
          <table:table-cell office:value-type="float" office:value="1.023952384" calcext:value-type="float">
            <text:p>1.023952384</text:p>
          </table:table-cell>
        </table:table-row>
        <table:table-row table:style-name="ro1">
          <table:table-cell office:value-type="float" office:value="0.528142848" calcext:value-type="float">
            <text:p>0.528142848</text:p>
          </table:table-cell>
        </table:table-row>
        <table:table-row table:style-name="ro1">
          <table:table-cell office:value-type="float" office:value="0.528278016" calcext:value-type="float">
            <text:p>0.528278016</text:p>
          </table:table-cell>
        </table:table-row>
        <table:table-row table:style-name="ro1">
          <table:table-cell office:value-type="float" office:value="0.51747968" calcext:value-type="float">
            <text:p>0.51747968</text:p>
          </table:table-cell>
        </table:table-row>
        <table:table-row table:style-name="ro1">
          <table:table-cell office:value-type="float" office:value="0.517573888" calcext:value-type="float">
            <text:p>0.517573888</text:p>
          </table:table-cell>
        </table:table-row>
        <table:table-row table:style-name="ro1">
          <table:table-cell office:value-type="float" office:value="0.199116032" calcext:value-type="float">
            <text:p>0.199116032</text:p>
          </table:table-cell>
        </table:table-row>
        <table:table-row table:style-name="ro1">
          <table:table-cell office:value-type="float" office:value="1.153441792" calcext:value-type="float">
            <text:p>1.153441792</text:p>
          </table:table-cell>
        </table:table-row>
        <table:table-row table:style-name="ro1">
          <table:table-cell office:value-type="float" office:value="1.153336064" calcext:value-type="float">
            <text:p>1.153336064</text:p>
          </table:table-cell>
        </table:table-row>
        <table:table-row table:style-name="ro1">
          <table:table-cell office:value-type="float" office:value="0.772362496" calcext:value-type="float">
            <text:p>0.772362496</text:p>
          </table:table-cell>
        </table:table-row>
        <table:table-row table:style-name="ro1">
          <table:table-cell office:value-type="float" office:value="0.731133696" calcext:value-type="float">
            <text:p>0.731133696</text:p>
          </table:table-cell>
        </table:table-row>
        <table:table-row table:style-name="ro1">
          <table:table-cell office:value-type="float" office:value="0.5184704" calcext:value-type="float">
            <text:p>0.5184704</text:p>
          </table:table-cell>
        </table:table-row>
        <table:table-row table:style-name="ro1">
          <table:table-cell office:value-type="float" office:value="0.518559488" calcext:value-type="float">
            <text:p>0.518559488</text:p>
          </table:table-cell>
        </table:table-row>
        <table:table-row table:style-name="ro1">
          <table:table-cell office:value-type="float" office:value="0.507105536" calcext:value-type="float">
            <text:p>0.507105536</text:p>
          </table:table-cell>
        </table:table-row>
        <table:table-row table:style-name="ro1">
          <table:table-cell office:value-type="float" office:value="0.507197696" calcext:value-type="float">
            <text:p>0.507197696</text:p>
          </table:table-cell>
        </table:table-row>
        <table:table-row table:style-name="ro1">
          <table:table-cell office:value-type="float" office:value="0.188265472" calcext:value-type="float">
            <text:p>0.188265472</text:p>
          </table:table-cell>
        </table:table-row>
        <table:table-row table:style-name="ro1">
          <table:table-cell office:value-type="float" office:value="1.143192064" calcext:value-type="float">
            <text:p>1.143192064</text:p>
          </table:table-cell>
        </table:table-row>
        <table:table-row table:style-name="ro1">
          <table:table-cell office:value-type="float" office:value="1.14310016" calcext:value-type="float">
            <text:p>1.14310016</text:p>
          </table:table-cell>
        </table:table-row>
        <table:table-row table:style-name="ro1">
          <table:table-cell office:value-type="float" office:value="0.793912576" calcext:value-type="float">
            <text:p>0.793912576</text:p>
          </table:table-cell>
        </table:table-row>
        <table:table-row table:style-name="ro1">
          <table:table-cell office:value-type="float" office:value="0.756543744" calcext:value-type="float">
            <text:p>0.756543744</text:p>
          </table:table-cell>
        </table:table-row>
        <table:table-row table:style-name="ro1">
          <table:table-cell office:value-type="float" office:value="0.543884544" calcext:value-type="float">
            <text:p>0.543884544</text:p>
          </table:table-cell>
        </table:table-row>
        <table:table-row table:style-name="ro1">
          <table:table-cell office:value-type="float" office:value="0.54396928" calcext:value-type="float">
            <text:p>0.54396928</text:p>
          </table:table-cell>
        </table:table-row>
        <table:table-row table:style-name="ro1">
          <table:table-cell office:value-type="float" office:value="0.526231296" calcext:value-type="float">
            <text:p>0.526231296</text:p>
          </table:table-cell>
        </table:table-row>
        <table:table-row table:style-name="ro1">
          <table:table-cell office:value-type="float" office:value="0.526319104" calcext:value-type="float">
            <text:p>0.526319104</text:p>
          </table:table-cell>
        </table:table-row>
        <table:table-row table:style-name="ro1">
          <table:table-cell office:value-type="float" office:value="0.21462912" calcext:value-type="float">
            <text:p>0.21462912</text:p>
          </table:table-cell>
        </table:table-row>
        <table:table-row table:style-name="ro1">
          <table:table-cell office:value-type="float" office:value="1.164611584" calcext:value-type="float">
            <text:p>1.164611584</text:p>
          </table:table-cell>
        </table:table-row>
        <table:table-row table:style-name="ro1">
          <table:table-cell office:value-type="float" office:value="1.164337152" calcext:value-type="float">
            <text:p>1.164337152</text:p>
          </table:table-cell>
        </table:table-row>
        <table:table-row table:style-name="ro1">
          <table:table-cell office:value-type="float" office:value="0.78237824" calcext:value-type="float">
            <text:p>0.78237824</text:p>
          </table:table-cell>
        </table:table-row>
        <table:table-row table:style-name="ro1">
          <table:table-cell office:value-type="float" office:value="0.745931264" calcext:value-type="float">
            <text:p>0.745931264</text:p>
          </table:table-cell>
        </table:table-row>
        <table:table-row table:style-name="ro1">
          <table:table-cell office:value-type="float" office:value="0.527451136" calcext:value-type="float">
            <text:p>0.527451136</text:p>
          </table:table-cell>
        </table:table-row>
        <table:table-row table:style-name="ro1">
          <table:table-cell office:value-type="float" office:value="0.527616" calcext:value-type="float">
            <text:p>0.527616</text:p>
          </table:table-cell>
        </table:table-row>
        <table:table-row table:style-name="ro1">
          <table:table-cell office:value-type="float" office:value="0.515963904" calcext:value-type="float">
            <text:p>0.515963904</text:p>
          </table:table-cell>
        </table:table-row>
        <table:table-row table:style-name="ro1">
          <table:table-cell office:value-type="float" office:value="0.516142336" calcext:value-type="float">
            <text:p>0.516142336</text:p>
          </table:table-cell>
        </table:table-row>
        <table:table-row table:style-name="ro1">
          <table:table-cell office:value-type="float" office:value="0.202957056" calcext:value-type="float">
            <text:p>0.202957056</text:p>
          </table:table-cell>
        </table:table-row>
        <table:table-row table:style-name="ro1">
          <table:table-cell office:value-type="float" office:value="1.183677696" calcext:value-type="float">
            <text:p>1.183677696</text:p>
          </table:table-cell>
        </table:table-row>
        <table:table-row table:style-name="ro1">
          <table:table-cell office:value-type="float" office:value="1.1836544" calcext:value-type="float">
            <text:p>1.1836544</text:p>
          </table:table-cell>
        </table:table-row>
        <table:table-row table:style-name="ro1">
          <table:table-cell office:value-type="float" office:value="0.7996736" calcext:value-type="float">
            <text:p>0.7996736</text:p>
          </table:table-cell>
        </table:table-row>
        <table:table-row table:style-name="ro1">
          <table:table-cell office:value-type="float" office:value="0.764233728" calcext:value-type="float">
            <text:p>0.764233728</text:p>
          </table:table-cell>
        </table:table-row>
        <table:table-row table:style-name="ro1">
          <table:table-cell office:value-type="float" office:value="0.545694464" calcext:value-type="float">
            <text:p>0.545694464</text:p>
          </table:table-cell>
        </table:table-row>
        <table:table-row table:style-name="ro1">
          <table:table-cell office:value-type="float" office:value="0.550591232" calcext:value-type="float">
            <text:p>0.550591232</text:p>
          </table:table-cell>
        </table:table-row>
        <table:table-row table:style-name="ro1">
          <table:table-cell office:value-type="float" office:value="0.540115456" calcext:value-type="float">
            <text:p>0.540115456</text:p>
          </table:table-cell>
        </table:table-row>
        <table:table-row table:style-name="ro1">
          <table:table-cell office:value-type="float" office:value="0.540201472" calcext:value-type="float">
            <text:p>0.540201472</text:p>
          </table:table-cell>
        </table:table-row>
        <table:table-row table:style-name="ro1">
          <table:table-cell office:value-type="float" office:value="0.22635648" calcext:value-type="float">
            <text:p>0.22635648</text:p>
          </table:table-cell>
        </table:table-row>
        <table:table-row table:style-name="ro1">
          <table:table-cell office:value-type="float" office:value="1.178592768" calcext:value-type="float">
            <text:p>1.178592768</text:p>
          </table:table-cell>
        </table:table-row>
        <table:table-row table:style-name="ro1">
          <table:table-cell office:value-type="float" office:value="1.178524672" calcext:value-type="float">
            <text:p>1.178524672</text:p>
          </table:table-cell>
        </table:table-row>
        <table:table-row table:style-name="ro1">
          <table:table-cell office:value-type="float" office:value="0.793896704" calcext:value-type="float">
            <text:p>0.793896704</text:p>
          </table:table-cell>
        </table:table-row>
        <table:table-row table:style-name="ro1">
          <table:table-cell office:value-type="float" office:value="0.757574144" calcext:value-type="float">
            <text:p>0.757574144</text:p>
          </table:table-cell>
        </table:table-row>
        <table:table-row table:style-name="ro1">
          <table:table-cell office:value-type="float" office:value="0.540989952" calcext:value-type="float">
            <text:p>0.540989952</text:p>
          </table:table-cell>
        </table:table-row>
        <table:table-row table:style-name="ro1">
          <table:table-cell office:value-type="float" office:value="0.541067264" calcext:value-type="float">
            <text:p>0.541067264</text:p>
          </table:table-cell>
        </table:table-row>
        <table:table-row table:style-name="ro1">
          <table:table-cell office:value-type="float" office:value="0.524478976" calcext:value-type="float">
            <text:p>0.524478976</text:p>
          </table:table-cell>
        </table:table-row>
        <table:table-row table:style-name="ro1">
          <table:table-cell office:value-type="float" office:value="0.524559616" calcext:value-type="float">
            <text:p>0.524559616</text:p>
          </table:table-cell>
        </table:table-row>
        <table:table-row table:style-name="ro1">
          <table:table-cell office:value-type="float" office:value="0.213510144" calcext:value-type="float">
            <text:p>0.213510144</text:p>
          </table:table-cell>
        </table:table-row>
        <table:table-row table:style-name="ro1">
          <table:table-cell office:value-type="float" office:value="1.185741056" calcext:value-type="float">
            <text:p>1.185741056</text:p>
          </table:table-cell>
        </table:table-row>
        <table:table-row table:style-name="ro1">
          <table:table-cell office:value-type="float" office:value="1.185786624" calcext:value-type="float">
            <text:p>1.185786624</text:p>
          </table:table-cell>
        </table:table-row>
        <table:table-row table:style-name="ro1">
          <table:table-cell office:value-type="float" office:value="0.800981248" calcext:value-type="float">
            <text:p>0.800981248</text:p>
          </table:table-cell>
        </table:table-row>
        <table:table-row table:style-name="ro1">
          <table:table-cell office:value-type="float" office:value="0.760122624" calcext:value-type="float">
            <text:p>0.760122624</text:p>
          </table:table-cell>
        </table:table-row>
        <table:table-row table:style-name="ro1">
          <table:table-cell office:value-type="float" office:value="0.543339776" calcext:value-type="float">
            <text:p>0.543339776</text:p>
          </table:table-cell>
        </table:table-row>
        <table:table-row table:style-name="ro1">
          <table:table-cell office:value-type="float" office:value="0.543414784" calcext:value-type="float">
            <text:p>0.543414784</text:p>
          </table:table-cell>
        </table:table-row>
        <table:table-row table:style-name="ro1">
          <table:table-cell office:value-type="float" office:value="0.521047552" calcext:value-type="float">
            <text:p>0.521047552</text:p>
          </table:table-cell>
        </table:table-row>
        <table:table-row table:style-name="ro1">
          <table:table-cell office:value-type="float" office:value="0.52118016" calcext:value-type="float">
            <text:p>0.52118016</text:p>
          </table:table-cell>
        </table:table-row>
        <table:table-row table:style-name="ro1">
          <table:table-cell office:value-type="float" office:value="0.221681152" calcext:value-type="float">
            <text:p>0.221681152</text:p>
          </table:table-cell>
        </table:table-row>
        <table:table-row table:style-name="ro1">
          <table:table-cell office:value-type="float" office:value="1.17476352" calcext:value-type="float">
            <text:p>1.17476352</text:p>
          </table:table-cell>
        </table:table-row>
        <table:table-row table:style-name="ro1">
          <table:table-cell office:value-type="float" office:value="1.17467008" calcext:value-type="float">
            <text:p>1.17467008</text:p>
          </table:table-cell>
        </table:table-row>
        <table:table-row table:style-name="ro1">
          <table:table-cell office:value-type="float" office:value="0.79017728" calcext:value-type="float">
            <text:p>0.79017728</text:p>
          </table:table-cell>
        </table:table-row>
        <table:table-row table:style-name="ro1">
          <table:table-cell office:value-type="float" office:value="0.749840896" calcext:value-type="float">
            <text:p>0.749840896</text:p>
          </table:table-cell>
        </table:table-row>
        <table:table-row table:style-name="ro1">
          <table:table-cell office:value-type="float" office:value="0.521932544" calcext:value-type="float">
            <text:p>0.521932544</text:p>
          </table:table-cell>
        </table:table-row>
        <table:table-row table:style-name="ro1">
          <table:table-cell office:value-type="float" office:value="0.522002944" calcext:value-type="float">
            <text:p>0.522002944</text:p>
          </table:table-cell>
        </table:table-row>
        <table:table-row table:style-name="ro1">
          <table:table-cell office:value-type="float" office:value="0.511492352" calcext:value-type="float">
            <text:p>0.511492352</text:p>
          </table:table-cell>
        </table:table-row>
        <table:table-row table:style-name="ro1">
          <table:table-cell office:value-type="float" office:value="0.511568128" calcext:value-type="float">
            <text:p>0.511568128</text:p>
          </table:table-cell>
        </table:table-row>
        <table:table-row table:style-name="ro1">
          <table:table-cell office:value-type="float" office:value="0.211298816" calcext:value-type="float">
            <text:p>0.211298816</text:p>
          </table:table-cell>
        </table:table-row>
        <table:table-row table:style-name="ro1">
          <table:table-cell office:value-type="float" office:value="1.164684544" calcext:value-type="float">
            <text:p>1.164684544</text:p>
          </table:table-cell>
        </table:table-row>
        <table:table-row table:style-name="ro1">
          <table:table-cell office:value-type="float" office:value="1.164268032" calcext:value-type="float">
            <text:p>1.164268032</text:p>
          </table:table-cell>
        </table:table-row>
        <table:table-row table:style-name="ro1">
          <table:table-cell office:value-type="float" office:value="0.778498304" calcext:value-type="float">
            <text:p>0.778498304</text:p>
          </table:table-cell>
        </table:table-row>
        <table:table-row table:style-name="ro1">
          <table:table-cell office:value-type="float" office:value="0.726784" calcext:value-type="float">
            <text:p>0.726784</text:p>
          </table:table-cell>
        </table:table-row>
        <table:table-row table:style-name="ro1">
          <table:table-cell office:value-type="float" office:value="0.512284416" calcext:value-type="float">
            <text:p>0.512284416</text:p>
          </table:table-cell>
        </table:table-row>
        <table:table-row table:style-name="ro1">
          <table:table-cell office:value-type="float" office:value="0.512356352" calcext:value-type="float">
            <text:p>0.512356352</text:p>
          </table:table-cell>
        </table:table-row>
        <table:table-row table:style-name="ro1">
          <table:table-cell office:value-type="float" office:value="0.529170432" calcext:value-type="float">
            <text:p>0.529170432</text:p>
          </table:table-cell>
        </table:table-row>
        <table:table-row table:style-name="ro1">
          <table:table-cell office:value-type="float" office:value="0.52941312" calcext:value-type="float">
            <text:p>0.52941312</text:p>
          </table:table-cell>
        </table:table-row>
        <table:table-row table:style-name="ro1">
          <table:table-cell office:value-type="float" office:value="0.226365184" calcext:value-type="float">
            <text:p>0.226365184</text:p>
          </table:table-cell>
        </table:table-row>
        <table:table-row table:style-name="ro1">
          <table:table-cell office:value-type="float" office:value="1.175689472" calcext:value-type="float">
            <text:p>1.175689472</text:p>
          </table:table-cell>
        </table:table-row>
        <table:table-row table:style-name="ro1">
          <table:table-cell office:value-type="float" office:value="1.175378688" calcext:value-type="float">
            <text:p>1.175378688</text:p>
          </table:table-cell>
        </table:table-row>
        <table:table-row table:style-name="ro1">
          <table:table-cell office:value-type="float" office:value="0.791443968" calcext:value-type="float">
            <text:p>0.791443968</text:p>
          </table:table-cell>
        </table:table-row>
        <table:table-row table:style-name="ro1">
          <table:table-cell office:value-type="float" office:value="0.745750528" calcext:value-type="float">
            <text:p>0.745750528</text:p>
          </table:table-cell>
        </table:table-row>
        <table:table-row table:style-name="ro1">
          <table:table-cell office:value-type="float" office:value="0.530248192" calcext:value-type="float">
            <text:p>0.530248192</text:p>
          </table:table-cell>
        </table:table-row>
        <table:table-row table:style-name="ro1">
          <table:table-cell office:value-type="float" office:value="0.530312192" calcext:value-type="float">
            <text:p>0.530312192</text:p>
          </table:table-cell>
        </table:table-row>
        <table:table-row table:style-name="ro1">
          <table:table-cell office:value-type="float" office:value="0.517566464" calcext:value-type="float">
            <text:p>0.517566464</text:p>
          </table:table-cell>
        </table:table-row>
        <table:table-row table:style-name="ro1">
          <table:table-cell office:value-type="float" office:value="0.517636864" calcext:value-type="float">
            <text:p>0.517636864</text:p>
          </table:table-cell>
        </table:table-row>
        <table:table-row table:style-name="ro1">
          <table:table-cell office:value-type="float" office:value="0.216507648" calcext:value-type="float">
            <text:p>0.216507648</text:p>
          </table:table-cell>
        </table:table-row>
        <table:table-row table:style-name="ro1">
          <table:table-cell office:value-type="float" office:value="1.162584576" calcext:value-type="float">
            <text:p>1.162584576</text:p>
          </table:table-cell>
        </table:table-row>
        <table:table-row table:style-name="ro1">
          <table:table-cell office:value-type="float" office:value="1.162412032" calcext:value-type="float">
            <text:p>1.162412032</text:p>
          </table:table-cell>
        </table:table-row>
        <table:table-row table:style-name="ro1">
          <table:table-cell office:value-type="float" office:value="0.781143808" calcext:value-type="float">
            <text:p>0.781143808</text:p>
          </table:table-cell>
        </table:table-row>
        <table:table-row table:style-name="ro1">
          <table:table-cell office:value-type="float" office:value="0.734696704" calcext:value-type="float">
            <text:p>0.734696704</text:p>
          </table:table-cell>
        </table:table-row>
        <table:table-row table:style-name="ro1">
          <table:table-cell office:value-type="float" office:value="0.518296064" calcext:value-type="float">
            <text:p>0.518296064</text:p>
          </table:table-cell>
        </table:table-row>
        <table:table-row table:style-name="ro1">
          <table:table-cell office:value-type="float" office:value="0.518362112" calcext:value-type="float">
            <text:p>0.518362112</text:p>
          </table:table-cell>
        </table:table-row>
        <table:table-row table:style-name="ro1">
          <table:table-cell office:value-type="float" office:value="0.203781376" calcext:value-type="float">
            <text:p>0.203781376</text:p>
          </table:table-cell>
        </table:table-row>
        <table:table-row table:style-name="ro1">
          <table:table-cell office:value-type="float" office:value="1.15202176" calcext:value-type="float">
            <text:p>1.15202176</text:p>
          </table:table-cell>
        </table:table-row>
        <table:table-row table:style-name="ro1">
          <table:table-cell office:value-type="float" office:value="1.151820032" calcext:value-type="float">
            <text:p>1.151820032</text:p>
          </table:table-cell>
        </table:table-row>
        <table:table-row table:style-name="ro1">
          <table:table-cell office:value-type="float" office:value="0.757886464" calcext:value-type="float">
            <text:p>0.757886464</text:p>
          </table:table-cell>
        </table:table-row>
        <table:table-row table:style-name="ro1">
          <table:table-cell office:value-type="float" office:value="0.724900096" calcext:value-type="float">
            <text:p>0.724900096</text:p>
          </table:table-cell>
        </table:table-row>
        <table:table-row table:style-name="ro1">
          <table:table-cell office:value-type="float" office:value="0.1939968" calcext:value-type="float">
            <text:p>0.1939968</text:p>
          </table:table-cell>
        </table:table-row>
        <table:table-row table:style-name="ro1">
          <table:table-cell office:value-type="float" office:value="0.910289664" calcext:value-type="float">
            <text:p>0.910289664</text:p>
          </table:table-cell>
        </table:table-row>
        <table:table-row table:style-name="ro1">
          <table:table-cell office:value-type="float" office:value="1.005175552" calcext:value-type="float">
            <text:p>1.005175552</text:p>
          </table:table-cell>
        </table:table-row>
        <table:table-row table:style-name="ro1">
          <table:table-cell office:value-type="float" office:value="0.748027648" calcext:value-type="float">
            <text:p>0.748027648</text:p>
          </table:table-cell>
        </table:table-row>
        <table:table-row table:style-name="ro1">
          <table:table-cell office:value-type="float" office:value="0.708859392" calcext:value-type="float">
            <text:p>0.708859392</text:p>
          </table:table-cell>
        </table:table-row>
        <table:table-row table:style-name="ro1">
          <table:table-cell office:value-type="float" office:value="0.213929984" calcext:value-type="float">
            <text:p>0.213929984</text:p>
          </table:table-cell>
        </table:table-row>
        <table:table-row table:style-name="ro1">
          <table:table-cell office:value-type="float" office:value="0.930754816" calcext:value-type="float">
            <text:p>0.930754816</text:p>
          </table:table-cell>
        </table:table-row>
        <table:table-row table:style-name="ro1">
          <table:table-cell office:value-type="float" office:value="1.02332416" calcext:value-type="float">
            <text:p>1.02332416</text:p>
          </table:table-cell>
        </table:table-row>
        <table:table-row table:style-name="ro1">
          <table:table-cell office:value-type="float" office:value="0.767238144" calcext:value-type="float">
            <text:p>0.767238144</text:p>
          </table:table-cell>
        </table:table-row>
        <table:table-row table:style-name="ro1">
          <table:table-cell office:value-type="float" office:value="0.729426176" calcext:value-type="float">
            <text:p>0.729426176</text:p>
          </table:table-cell>
        </table:table-row>
        <table:table-row table:style-name="ro1">
          <table:table-cell office:value-type="float" office:value="0.203970048" calcext:value-type="float">
            <text:p>0.203970048</text:p>
          </table:table-cell>
        </table:table-row>
        <table:table-row table:style-name="ro1">
          <table:table-cell office:value-type="float" office:value="0.91737216" calcext:value-type="float">
            <text:p>0.91737216</text:p>
          </table:table-cell>
        </table:table-row>
        <table:table-row table:style-name="ro1">
          <table:table-cell office:value-type="float" office:value="1.01212032" calcext:value-type="float">
            <text:p>1.01212032</text:p>
          </table:table-cell>
        </table:table-row>
        <table:table-row table:style-name="ro1">
          <table:table-cell office:value-type="float" office:value="0.757334784" calcext:value-type="float">
            <text:p>0.757334784</text:p>
          </table:table-cell>
        </table:table-row>
        <table:table-row table:style-name="ro1">
          <table:table-cell office:value-type="float" office:value="0.719394048" calcext:value-type="float">
            <text:p>0.719394048</text:p>
          </table:table-cell>
        </table:table-row>
        <table:table-row table:style-name="ro1">
          <table:table-cell office:value-type="float" office:value="0.19373056" calcext:value-type="float">
            <text:p>0.19373056</text:p>
          </table:table-cell>
        </table:table-row>
        <table:table-row table:style-name="ro1">
          <table:table-cell office:value-type="float" office:value="0.923669504" calcext:value-type="float">
            <text:p>0.923669504</text:p>
          </table:table-cell>
        </table:table-row>
        <table:table-row table:style-name="ro1">
          <table:table-cell office:value-type="float" office:value="1.020750848" calcext:value-type="float">
            <text:p>1.020750848</text:p>
          </table:table-cell>
        </table:table-row>
        <table:table-row table:style-name="ro1">
          <table:table-cell office:value-type="float" office:value="0.761251584" calcext:value-type="float">
            <text:p>0.761251584</text:p>
          </table:table-cell>
        </table:table-row>
        <table:table-row table:style-name="ro1">
          <table:table-cell office:value-type="float" office:value="0.72921472" calcext:value-type="float">
            <text:p>0.72921472</text:p>
          </table:table-cell>
        </table:table-row>
        <table:table-row table:style-name="ro1">
          <table:table-cell office:value-type="float" office:value="0.9183488" calcext:value-type="float">
            <text:p>0.9183488</text:p>
          </table:table-cell>
        </table:table-row>
        <table:table-row table:style-name="ro1">
          <table:table-cell office:value-type="float" office:value="1.013342464" calcext:value-type="float">
            <text:p>1.013342464</text:p>
          </table:table-cell>
        </table:table-row>
        <table:table-row table:style-name="ro1">
          <table:table-cell office:value-type="float" office:value="0.758024192" calcext:value-type="float">
            <text:p>0.758024192</text:p>
          </table:table-cell>
        </table:table-row>
        <table:table-row table:style-name="ro1">
          <table:table-cell office:value-type="float" office:value="0.7162304" calcext:value-type="float">
            <text:p>0.7162304</text:p>
          </table:table-cell>
        </table:table-row>
        <table:table-row table:style-name="ro1">
          <table:table-cell office:value-type="float" office:value="0.907259904" calcext:value-type="float">
            <text:p>0.907259904</text:p>
          </table:table-cell>
        </table:table-row>
        <table:table-row table:style-name="ro1">
          <table:table-cell office:value-type="float" office:value="0.994325504" calcext:value-type="float">
            <text:p>0.994325504</text:p>
          </table:table-cell>
        </table:table-row>
        <table:table-row table:style-name="ro1">
          <table:table-cell office:value-type="float" office:value="0.74789504" calcext:value-type="float">
            <text:p>0.74789504</text:p>
          </table:table-cell>
        </table:table-row>
        <table:table-row table:style-name="ro1">
          <table:table-cell office:value-type="float" office:value="0.705897728" calcext:value-type="float">
            <text:p>0.705897728</text:p>
          </table:table-cell>
        </table:table-row>
        <table:table-row table:style-name="ro1">
          <table:table-cell office:value-type="float" office:value="0.895912192" calcext:value-type="float">
            <text:p>0.895912192</text:p>
          </table:table-cell>
        </table:table-row>
        <table:table-row table:style-name="ro1">
          <table:table-cell office:value-type="float" office:value="0.982225408" calcext:value-type="float">
            <text:p>0.982225408</text:p>
          </table:table-cell>
        </table:table-row>
        <table:table-row table:style-name="ro1">
          <table:table-cell office:value-type="float" office:value="0.737654272" calcext:value-type="float">
            <text:p>0.737654272</text:p>
          </table:table-cell>
        </table:table-row>
        <table:table-row table:style-name="ro1">
          <table:table-cell office:value-type="float" office:value="0.69490432" calcext:value-type="float">
            <text:p>0.69490432</text:p>
          </table:table-cell>
        </table:table-row>
        <table:table-row table:style-name="ro1">
          <table:table-cell office:value-type="float" office:value="0.91928192" calcext:value-type="float">
            <text:p>0.91928192</text:p>
          </table:table-cell>
        </table:table-row>
        <table:table-row table:style-name="ro1">
          <table:table-cell office:value-type="float" office:value="1.006574592" calcext:value-type="float">
            <text:p>1.006574592</text:p>
          </table:table-cell>
        </table:table-row>
        <table:table-row table:style-name="ro1">
          <table:table-cell office:value-type="float" office:value="0.752803584" calcext:value-type="float">
            <text:p>0.752803584</text:p>
          </table:table-cell>
        </table:table-row>
        <table:table-row table:style-name="ro1">
          <table:table-cell office:value-type="float" office:value="0.712600576" calcext:value-type="float">
            <text:p>0.712600576</text:p>
          </table:table-cell>
        </table:table-row>
        <table:table-row table:style-name="ro1">
          <table:table-cell office:value-type="float" office:value="0.907249408" calcext:value-type="float">
            <text:p>0.907249408</text:p>
          </table:table-cell>
        </table:table-row>
        <table:table-row table:style-name="ro1">
          <table:table-cell office:value-type="float" office:value="0.996565504" calcext:value-type="float">
            <text:p>0.996565504</text:p>
          </table:table-cell>
        </table:table-row>
        <table:table-row table:style-name="ro1">
          <table:table-cell office:value-type="float" office:value="0.761076992" calcext:value-type="float">
            <text:p>0.761076992</text:p>
          </table:table-cell>
        </table:table-row>
        <table:table-row table:style-name="ro1">
          <table:table-cell office:value-type="float" office:value="0.720366592" calcext:value-type="float">
            <text:p>0.720366592</text:p>
          </table:table-cell>
        </table:table-row>
        <table:table-row table:style-name="ro1">
          <table:table-cell office:value-type="float" office:value="0.91181568" calcext:value-type="float">
            <text:p>0.91181568</text:p>
          </table:table-cell>
        </table:table-row>
        <table:table-row table:style-name="ro1">
          <table:table-cell office:value-type="float" office:value="1.00089472" calcext:value-type="float">
            <text:p>1.00089472</text:p>
          </table:table-cell>
        </table:table-row>
        <table:table-row table:style-name="ro1">
          <table:table-cell office:value-type="float" office:value="0.750448384" calcext:value-type="float">
            <text:p>0.750448384</text:p>
          </table:table-cell>
        </table:table-row>
        <table:table-row table:style-name="ro1">
          <table:table-cell office:value-type="float" office:value="0.710242048" calcext:value-type="float">
            <text:p>0.710242048</text:p>
          </table:table-cell>
        </table:table-row>
        <table:table-row table:style-name="ro1">
          <table:table-cell office:value-type="float" office:value="0.899929088" calcext:value-type="float">
            <text:p>0.899929088</text:p>
          </table:table-cell>
        </table:table-row>
        <table:table-row table:style-name="ro1">
          <table:table-cell office:value-type="float" office:value="0.988305408" calcext:value-type="float">
            <text:p>0.988305408</text:p>
          </table:table-cell>
        </table:table-row>
        <table:table-row table:style-name="ro1">
          <table:table-cell office:value-type="float" office:value="0.733090048" calcext:value-type="float">
            <text:p>0.733090048</text:p>
          </table:table-cell>
        </table:table-row>
        <table:table-row table:style-name="ro1">
          <table:table-cell office:value-type="float" office:value="0.694036224" calcext:value-type="float">
            <text:p>0.694036224</text:p>
          </table:table-cell>
        </table:table-row>
        <table:table-row table:style-name="ro1">
          <table:table-cell office:value-type="float" office:value="0.893343744" calcext:value-type="float">
            <text:p>0.893343744</text:p>
          </table:table-cell>
        </table:table-row>
        <table:table-row table:style-name="ro1">
          <table:table-cell office:value-type="float" office:value="0.993563136" calcext:value-type="float">
            <text:p>0.993563136</text:p>
          </table:table-cell>
        </table:table-row>
        <table:table-row table:style-name="ro1">
          <table:table-cell office:value-type="float" office:value="0.739445248" calcext:value-type="float">
            <text:p>0.739445248</text:p>
          </table:table-cell>
        </table:table-row>
        <table:table-row table:style-name="ro1">
          <table:table-cell office:value-type="float" office:value="0.689779456" calcext:value-type="float">
            <text:p>0.689779456</text:p>
          </table:table-cell>
        </table:table-row>
        <table:table-row table:style-name="ro1">
          <table:table-cell office:value-type="float" office:value="0.883610624" calcext:value-type="float">
            <text:p>0.883610624</text:p>
          </table:table-cell>
        </table:table-row>
        <table:table-row table:style-name="ro1">
          <table:table-cell office:value-type="float" office:value="0.982324224" calcext:value-type="float">
            <text:p>0.982324224</text:p>
          </table:table-cell>
        </table:table-row>
        <table:table-row table:style-name="ro1">
          <table:table-cell office:value-type="float" office:value="0.729266688" calcext:value-type="float">
            <text:p>0.729266688</text:p>
          </table:table-cell>
        </table:table-row>
        <table:table-row table:style-name="ro1">
          <table:table-cell office:value-type="float" office:value="0.679628544" calcext:value-type="float">
            <text:p>0.679628544</text:p>
          </table:table-cell>
        </table:table-row>
        <table:table-row table:style-name="ro1">
          <table:table-cell office:value-type="float" office:value="0.872082944" calcext:value-type="float">
            <text:p>0.872082944</text:p>
          </table:table-cell>
        </table:table-row>
        <table:table-row table:style-name="ro1">
          <table:table-cell office:value-type="float" office:value="0.970803968" calcext:value-type="float">
            <text:p>0.970803968</text:p>
          </table:table-cell>
        </table:table-row>
        <table:table-row table:style-name="ro1">
          <table:table-cell office:value-type="float" office:value="0.713014784" calcext:value-type="float">
            <text:p>0.713014784</text:p>
          </table:table-cell>
        </table:table-row>
        <table:table-row table:style-name="ro1">
          <table:table-cell office:value-type="float" office:value="0.668484352" calcext:value-type="float">
            <text:p>0.668484352</text:p>
          </table:table-cell>
        </table:table-row>
        <table:table-row table:style-name="ro1">
          <table:table-cell office:value-type="float" office:value="0.879437568" calcext:value-type="float">
            <text:p>0.879437568</text:p>
          </table:table-cell>
        </table:table-row>
        <table:table-row table:style-name="ro1">
          <table:table-cell office:value-type="float" office:value="0.976770304" calcext:value-type="float">
            <text:p>0.976770304</text:p>
          </table:table-cell>
        </table:table-row>
        <table:table-row table:style-name="ro1">
          <table:table-cell office:value-type="float" office:value="0.708393216" calcext:value-type="float">
            <text:p>0.708393216</text:p>
          </table:table-cell>
        </table:table-row>
        <table:table-row table:style-name="ro1">
          <table:table-cell office:value-type="float" office:value="0.673487872" calcext:value-type="float">
            <text:p>0.673487872</text:p>
          </table:table-cell>
        </table:table-row>
        <table:table-row table:style-name="ro1">
          <table:table-cell office:value-type="float" office:value="0.868930816" calcext:value-type="float">
            <text:p>0.868930816</text:p>
          </table:table-cell>
        </table:table-row>
        <table:table-row table:style-name="ro1">
          <table:table-cell office:value-type="float" office:value="0.964487936" calcext:value-type="float">
            <text:p>0.964487936</text:p>
          </table:table-cell>
        </table:table-row>
        <table:table-row table:style-name="ro1">
          <table:table-cell office:value-type="float" office:value="0.698171392" calcext:value-type="float">
            <text:p>0.698171392</text:p>
          </table:table-cell>
        </table:table-row>
        <table:table-row table:style-name="ro1">
          <table:table-cell office:value-type="float" office:value="0.852942848" calcext:value-type="float">
            <text:p>0.852942848</text:p>
          </table:table-cell>
        </table:table-row>
        <table:table-row table:style-name="ro1">
          <table:table-cell office:value-type="float" office:value="0.948427776" calcext:value-type="float">
            <text:p>0.948427776</text:p>
          </table:table-cell>
        </table:table-row>
        <table:table-row table:style-name="ro1">
          <table:table-cell office:value-type="float" office:value="0.687003136" calcext:value-type="float">
            <text:p>0.687003136</text:p>
          </table:table-cell>
        </table:table-row>
        <table:table-row table:style-name="ro1">
          <table:table-cell office:value-type="float" office:value="0.861575168" calcext:value-type="float">
            <text:p>0.861575168</text:p>
          </table:table-cell>
        </table:table-row>
        <table:table-row table:style-name="ro1">
          <table:table-cell office:value-type="float" office:value="0.956699904" calcext:value-type="float">
            <text:p>0.956699904</text:p>
          </table:table-cell>
        </table:table-row>
        <table:table-row table:style-name="ro1">
          <table:table-cell office:value-type="float" office:value="0.69372544" calcext:value-type="float">
            <text:p>0.69372544</text:p>
          </table:table-cell>
        </table:table-row>
        <table:table-row table:style-name="ro1">
          <table:table-cell office:value-type="float" office:value="0.85110016" calcext:value-type="float">
            <text:p>0.85110016</text:p>
          </table:table-cell>
        </table:table-row>
        <table:table-row table:style-name="ro1">
          <table:table-cell office:value-type="float" office:value="0.93290368" calcext:value-type="float">
            <text:p>0.93290368</text:p>
          </table:table-cell>
        </table:table-row>
        <table:table-row table:style-name="ro1">
          <table:table-cell office:value-type="float" office:value="0.83110656" calcext:value-type="float">
            <text:p>0.83110656</text:p>
          </table:table-cell>
        </table:table-row>
        <table:table-row table:style-name="ro1">
          <table:table-cell office:value-type="float" office:value="0.922641664" calcext:value-type="float">
            <text:p>0.922641664</text:p>
          </table:table-cell>
        </table:table-row>
        <table:table-row table:style-name="ro1">
          <table:table-cell office:value-type="float" office:value="0.820333056" calcext:value-type="float">
            <text:p>0.820333056</text:p>
          </table:table-cell>
        </table:table-row>
        <table:table-row table:style-name="ro1">
          <table:table-cell office:value-type="float" office:value="0.910926336" calcext:value-type="float">
            <text:p>0.910926336</text:p>
          </table:table-cell>
        </table:table-row>
        <table:table-row table:style-name="ro1">
          <table:table-cell office:value-type="float" office:value="0.809030656" calcext:value-type="float">
            <text:p>0.809030656</text:p>
          </table:table-cell>
        </table:table-row>
        <table:table-row table:style-name="ro1">
          <table:table-cell office:value-type="float" office:value="0.900619264" calcext:value-type="float">
            <text:p>0.900619264</text:p>
          </table:table-cell>
        </table:table-row>
        <table:table-row table:style-name="ro1">
          <table:table-cell office:value-type="float" office:value="0.797203456" calcext:value-type="float">
            <text:p>0.797203456</text:p>
          </table:table-cell>
        </table:table-row>
        <table:table-row table:style-name="ro1">
          <table:table-cell office:value-type="float" office:value="0.884675584" calcext:value-type="float">
            <text:p>0.884675584</text:p>
          </table:table-cell>
        </table:table-row>
        <table:table-row table:style-name="ro1">
          <table:table-cell office:value-type="float" office:value="0.7798336" calcext:value-type="float">
            <text:p>0.7798336</text:p>
          </table:table-cell>
        </table:table-row>
        <table:table-row table:style-name="ro1">
          <table:table-cell office:value-type="float" office:value="0.873746176" calcext:value-type="float">
            <text:p>0.873746176</text:p>
          </table:table-cell>
        </table:table-row>
        <table:table-row table:style-name="ro1">
          <table:table-cell office:value-type="float" office:value="0.769447936" calcext:value-type="float">
            <text:p>0.769447936</text:p>
          </table:table-cell>
        </table:table-row>
        <table:table-row table:style-name="ro1">
          <table:table-cell office:value-type="float" office:value="0.863232" calcext:value-type="float">
            <text:p>0.863232</text:p>
          </table:table-cell>
        </table:table-row>
        <table:table-row table:style-name="ro1">
          <table:table-cell office:value-type="float" office:value="0.752919808" calcext:value-type="float">
            <text:p>0.752919808</text:p>
          </table:table-cell>
        </table:table-row>
        <table:table-row table:style-name="ro1">
          <table:table-cell office:value-type="float" office:value="0.852612096" calcext:value-type="float">
            <text:p>0.852612096</text:p>
          </table:table-cell>
        </table:table-row>
        <table:table-row table:style-name="ro1">
          <table:table-cell office:value-type="float" office:value="0.730656512" calcext:value-type="float">
            <text:p>0.730656512</text:p>
          </table:table-cell>
        </table:table-row>
        <table:table-row table:style-name="ro1">
          <table:table-cell office:value-type="float" office:value="0.83243904" calcext:value-type="float">
            <text:p>0.83243904</text:p>
          </table:table-cell>
        </table:table-row>
        <table:table-row table:style-name="ro1">
          <table:table-cell office:value-type="float" office:value="0.720242944" calcext:value-type="float">
            <text:p>0.720242944</text:p>
          </table:table-cell>
        </table:table-row>
        <table:table-row table:style-name="ro1">
          <table:table-cell office:value-type="float" office:value="0.821693952" calcext:value-type="float">
            <text:p>0.821693952</text:p>
          </table:table-cell>
        </table:table-row>
        <table:table-row table:style-name="ro1">
          <table:table-cell office:value-type="float" office:value="0.708864256" calcext:value-type="float">
            <text:p>0.708864256</text:p>
          </table:table-cell>
        </table:table-row>
        <table:table-row table:style-name="ro1">
          <table:table-cell office:value-type="float" office:value="0.810300928" calcext:value-type="float">
            <text:p>0.810300928</text:p>
          </table:table-cell>
        </table:table-row>
        <table:table-row table:style-name="ro1">
          <table:table-cell office:value-type="float" office:value="0.696272384" calcext:value-type="float">
            <text:p>0.696272384</text:p>
          </table:table-cell>
        </table:table-row>
        <table:table-row table:style-name="ro1">
          <table:table-cell office:value-type="float" office:value="0.792635136" calcext:value-type="float">
            <text:p>0.792635136</text:p>
          </table:table-cell>
        </table:table-row>
        <table:table-row table:style-name="ro1">
          <table:table-cell office:value-type="float" office:value="0.780892928" calcext:value-type="float">
            <text:p>0.780892928</text:p>
          </table:table-cell>
        </table:table-row>
        <table:table-row table:style-name="ro1">
          <table:table-cell office:value-type="float" office:value="0.83574656" calcext:value-type="float">
            <text:p>0.83574656</text:p>
          </table:table-cell>
        </table:table-row>
        <table:table-row table:style-name="ro1">
          <table:table-cell office:value-type="float" office:value="0.819531264" calcext:value-type="float">
            <text:p>0.819531264</text:p>
          </table:table-cell>
        </table:table-row>
        <table:table-row table:style-name="ro1">
          <table:table-cell office:value-type="float" office:value="0.797310208" calcext:value-type="float">
            <text:p>0.797310208</text:p>
          </table:table-cell>
        </table:table-row>
        <table:table-row table:style-name="ro1">
          <table:table-cell office:value-type="float" office:value="0.786799104" calcext:value-type="float">
            <text:p>0.786799104</text:p>
          </table:table-cell>
        </table:table-row>
        <table:table-row table:style-name="ro1">
          <table:table-cell office:value-type="float" office:value="0.775343872" calcext:value-type="float">
            <text:p>0.775343872</text:p>
          </table:table-cell>
        </table:table-row>
        <table:table-row table:style-name="ro1">
          <table:table-cell office:value-type="float" office:value="0.76258304" calcext:value-type="float">
            <text:p>0.76258304</text:p>
          </table:table-cell>
        </table:table-row>
        <table:table-row table:style-name="ro1">
          <table:table-cell office:value-type="float" office:value="0.139936768" calcext:value-type="float">
            <text:p>0.139936768</text:p>
          </table:table-cell>
        </table:table-row>
        <table:table-row table:style-name="ro1">
          <table:table-cell office:value-type="float" office:value="0.1541952" calcext:value-type="float">
            <text:p>0.1541952</text:p>
          </table:table-cell>
        </table:table-row>
        <table:table-row table:style-name="ro1">
          <table:table-cell office:value-type="float" office:value="0.127211776" calcext:value-type="float">
            <text:p>0.127211776</text:p>
          </table:table-cell>
        </table:table-row>
        <table:table-row table:style-name="ro1">
          <table:table-cell office:value-type="float" office:value="0.14385664" calcext:value-type="float">
            <text:p>0.14385664</text:p>
          </table:table-cell>
        </table:table-row>
        <table:table-row table:style-name="ro1">
          <table:table-cell office:value-type="float" office:value="0.104912384" calcext:value-type="float">
            <text:p>0.104912384</text:p>
          </table:table-cell>
        </table:table-row>
        <table:table-row table:style-name="ro1">
          <table:table-cell office:value-type="float" office:value="0.127335936" calcext:value-type="float">
            <text:p>0.127335936</text:p>
          </table:table-cell>
        </table:table-row>
        <table:table-row table:style-name="ro1">
          <table:table-cell office:value-type="float" office:value="0.094473472" calcext:value-type="float">
            <text:p>0.094473472</text:p>
          </table:table-cell>
        </table:table-row>
        <table:table-row table:style-name="ro1">
          <table:table-cell office:value-type="float" office:value="0.105032192" calcext:value-type="float">
            <text:p>0.105032192</text:p>
          </table:table-cell>
        </table:table-row>
        <table:table-row table:style-name="ro1">
          <table:table-cell office:value-type="float" office:value="0.08306816" calcext:value-type="float">
            <text:p>0.08306816</text:p>
          </table:table-cell>
        </table:table-row>
        <table:table-row table:style-name="ro1">
          <table:table-cell office:value-type="float" office:value="0.094562048" calcext:value-type="float">
            <text:p>0.094562048</text:p>
          </table:table-cell>
        </table:table-row>
        <table:table-row table:style-name="ro1">
          <table:table-cell office:value-type="float" office:value="0.0704512" calcext:value-type="float">
            <text:p>0.0704512</text:p>
          </table:table-cell>
        </table:table-row>
        <table:table-row table:style-name="ro1">
          <table:table-cell office:value-type="float" office:value="0.083147264" calcext:value-type="float">
            <text:p>0.083147264</text:p>
          </table:table-cell>
        </table:table-row>
        <table:table-row table:style-name="ro1">
          <table:table-cell office:value-type="float" office:value="0.070385664" calcext:value-type="float">
            <text:p>0.070385664</text:p>
          </table:table-cell>
        </table:table-row>
        <table:table-row table:style-name="ro1">
          <table:table-cell office:value-type="float" office:value="0.089357056" calcext:value-type="float">
            <text:p>0.089357056</text:p>
          </table:table-cell>
        </table:table-row>
        <table:table-row table:style-name="ro1">
          <table:table-cell office:value-type="float" office:value="0.021036288" calcext:value-type="float">
            <text:p>0.021036288</text:p>
          </table:table-cell>
        </table:table-row>
        <table:table-row table:style-name="ro1">
          <table:table-cell office:value-type="float" office:value="0.009980928" calcext:value-type="float">
            <text:p>0.009980928</text:p>
          </table:table-cell>
        </table:table-row>
        <table:table-row table:style-name="ro1">
          <table:table-cell office:value-type="float" office:value="0.094900224" calcext:value-type="float">
            <text:p>0.094900224</text:p>
          </table:table-cell>
        </table:table-row>
        <table:table-row table:style-name="ro1">
          <table:table-cell office:value-type="float" office:value="0.010396672" calcext:value-type="float">
            <text:p>0.010396672</text:p>
          </table:table-cell>
        </table:table-row>
        <table:table-row table:style-name="ro1">
          <table:table-cell office:value-type="float" office:value="0.082724352" calcext:value-type="float">
            <text:p>0.082724352</text:p>
          </table:table-cell>
        </table:table-row>
        <table:table-row table:style-name="ro1">
          <table:table-cell office:value-type="float" office:value="0.071815424" calcext:value-type="float">
            <text:p>0.071815424</text:p>
          </table:table-cell>
        </table:table-row>
        <table:table-row table:style-name="ro1">
          <table:table-cell office:value-type="float" office:value="0.054888448" calcext:value-type="float">
            <text:p>0.054888448</text:p>
          </table:table-cell>
        </table:table-row>
        <table:table-row table:style-name="ro1">
          <table:table-cell office:value-type="float" office:value="0.044189184" calcext:value-type="float">
            <text:p>0.044189184</text:p>
          </table:table-cell>
        </table:table-row>
        <table:table-row table:style-name="ro1">
          <table:table-cell office:value-type="float" office:value="0.033303808" calcext:value-type="float">
            <text:p>0.033303808</text:p>
          </table:table-cell>
        </table:table-row>
        <table:table-row table:style-name="ro1">
          <table:table-cell office:value-type="float" office:value="0.022550528" calcext:value-type="float">
            <text:p>0.022550528</text:p>
          </table:table-cell>
        </table:table-row>
        <table:table-row table:style-name="ro1">
          <table:table-cell office:value-type="float" office:value="0.011899136" calcext:value-type="float">
            <text:p>0.011899136</text:p>
          </table:table-cell>
        </table:table-row>
        <table:table-row table:style-name="ro1">
          <table:table-cell office:value-type="float" office:value="0.084976896" calcext:value-type="float">
            <text:p>0.084976896</text:p>
          </table:table-cell>
        </table:table-row>
        <table:table-row table:style-name="ro1">
          <table:table-cell office:value-type="float" office:value="0.084996608" calcext:value-type="float">
            <text:p>0.084996608</text:p>
          </table:table-cell>
        </table:table-row>
        <table:table-row table:style-name="ro1">
          <table:table-cell office:value-type="float" office:value="0.0849856" calcext:value-type="float">
            <text:p>0.0849856</text:p>
          </table:table-cell>
        </table:table-row>
        <table:table-row table:style-name="ro1">
          <table:table-cell office:value-type="float" office:value="0.073635584" calcext:value-type="float">
            <text:p>0.073635584</text:p>
          </table:table-cell>
        </table:table-row>
        <table:table-row table:style-name="ro1">
          <table:table-cell office:value-type="float" office:value="0.073463296" calcext:value-type="float">
            <text:p>0.073463296</text:p>
          </table:table-cell>
        </table:table-row>
        <table:table-row table:style-name="ro1">
          <table:table-cell office:value-type="float" office:value="0.073443328" calcext:value-type="float">
            <text:p>0.073443328</text:p>
          </table:table-cell>
        </table:table-row>
        <table:table-row table:style-name="ro1">
          <table:table-cell office:value-type="float" office:value="0.061911808" calcext:value-type="float">
            <text:p>0.061911808</text:p>
          </table:table-cell>
        </table:table-row>
        <table:table-row table:style-name="ro1">
          <table:table-cell office:value-type="float" office:value="0.06175872" calcext:value-type="float">
            <text:p>0.06175872</text:p>
          </table:table-cell>
        </table:table-row>
        <table:table-row table:style-name="ro1">
          <table:table-cell office:value-type="float" office:value="0.06170752" calcext:value-type="float">
            <text:p>0.06170752</text:p>
          </table:table-cell>
        </table:table-row>
        <table:table-row table:style-name="ro1">
          <table:table-cell office:value-type="float" office:value="0.051384576" calcext:value-type="float">
            <text:p>0.051384576</text:p>
          </table:table-cell>
        </table:table-row>
        <table:table-row table:style-name="ro1">
          <table:table-cell office:value-type="float" office:value="0.051271936" calcext:value-type="float">
            <text:p>0.051271936</text:p>
          </table:table-cell>
        </table:table-row>
        <table:table-row table:style-name="ro1">
          <table:table-cell office:value-type="float" office:value="0.051259648" calcext:value-type="float">
            <text:p>0.051259648</text:p>
          </table:table-cell>
        </table:table-row>
        <table:table-row table:style-name="ro1">
          <table:table-cell office:value-type="float" office:value="0.038904832" calcext:value-type="float">
            <text:p>0.038904832</text:p>
          </table:table-cell>
        </table:table-row>
        <table:table-row table:style-name="ro1">
          <table:table-cell office:value-type="float" office:value="0.03853056" calcext:value-type="float">
            <text:p>0.03853056</text:p>
          </table:table-cell>
        </table:table-row>
        <table:table-row table:style-name="ro1">
          <table:table-cell office:value-type="float" office:value="0.038170368" calcext:value-type="float">
            <text:p>0.038170368</text:p>
          </table:table-cell>
        </table:table-row>
        <table:table-row table:style-name="ro1">
          <table:table-cell office:value-type="float" office:value="0.027211264" calcext:value-type="float">
            <text:p>0.027211264</text:p>
          </table:table-cell>
        </table:table-row>
        <table:table-row table:style-name="ro1">
          <table:table-cell office:value-type="float" office:value="0.027059968" calcext:value-type="float">
            <text:p>0.027059968</text:p>
          </table:table-cell>
        </table:table-row>
        <table:table-row table:style-name="ro1">
          <table:table-cell office:value-type="float" office:value="0.02703488" calcext:value-type="float">
            <text:p>0.02703488</text:p>
          </table:table-cell>
        </table:table-row>
        <table:table-row table:style-name="ro1">
          <table:table-cell office:value-type="float" office:value="0.013423872" calcext:value-type="float">
            <text:p>0.013423872</text:p>
          </table:table-cell>
        </table:table-row>
        <table:table-row table:style-name="ro1">
          <table:table-cell office:value-type="float" office:value="0.013344768" calcext:value-type="float">
            <text:p>0.013344768</text:p>
          </table:table-cell>
        </table:table-row>
        <table:table-row table:style-name="ro1">
          <table:table-cell office:value-type="float" office:value="0.013330944" calcext:value-type="float">
            <text:p>0.013330944</text:p>
          </table:table-cell>
        </table:table-row>
        <table:table-row table:style-name="ro1">
          <table:table-cell office:value-type="float" office:value="0.002675968" calcext:value-type="float">
            <text:p>0.002675968</text:p>
          </table:table-cell>
        </table:table-row>
        <table:table-row table:style-name="ro1">
          <table:table-cell office:value-type="float" office:value="0.020803072" calcext:value-type="float">
            <text:p>0.020803072</text:p>
          </table:table-cell>
        </table:table-row>
        <table:table-row table:style-name="ro1">
          <table:table-cell office:value-type="float" office:value="0.02080256" calcext:value-type="float">
            <text:p>0.02080256</text:p>
          </table:table-cell>
        </table:table-row>
        <table:table-row table:style-name="ro1">
          <table:table-cell office:value-type="float" office:value="0.009841152" calcext:value-type="float">
            <text:p>0.009841152</text:p>
          </table:table-cell>
        </table:table-row>
        <table:table-row table:style-name="ro1">
          <table:table-cell office:value-type="float" office:value="0.009681664" calcext:value-type="float">
            <text:p>0.009681664</text:p>
          </table:table-cell>
        </table:table-row>
        <table:table-row table:style-name="ro1">
          <table:table-cell office:value-type="float" office:value="0.009635072" calcext:value-type="float">
            <text:p>0.009635072</text:p>
          </table:table-cell>
        </table:table-row>
        <table:table-row table:style-name="ro1">
          <table:table-cell office:value-type="float" office:value="0.124226048" calcext:value-type="float">
            <text:p>0.124226048</text:p>
          </table:table-cell>
        </table:table-row>
        <table:table-row table:style-name="ro1">
          <table:table-cell office:value-type="float" office:value="0.130869504" calcext:value-type="float">
            <text:p>0.130869504</text:p>
          </table:table-cell>
        </table:table-row>
        <table:table-row table:style-name="ro1">
          <table:table-cell office:value-type="float" office:value="0.130879232" calcext:value-type="float">
            <text:p>0.130879232</text:p>
          </table:table-cell>
        </table:table-row>
        <table:table-row table:style-name="ro1">
          <table:table-cell office:value-type="float" office:value="0.120430336" calcext:value-type="float">
            <text:p>0.120430336</text:p>
          </table:table-cell>
        </table:table-row>
        <table:table-row table:style-name="ro1">
          <table:table-cell office:value-type="float" office:value="0.12029824" calcext:value-type="float">
            <text:p>0.12029824</text:p>
          </table:table-cell>
        </table:table-row>
        <table:table-row table:style-name="ro1">
          <table:table-cell office:value-type="float" office:value="0.120261376" calcext:value-type="float">
            <text:p>0.120261376</text:p>
          </table:table-cell>
        </table:table-row>
        <table:table-row table:style-name="ro1">
          <table:table-cell office:value-type="float" office:value="0.107038976" calcext:value-type="float">
            <text:p>0.107038976</text:p>
          </table:table-cell>
        </table:table-row>
        <table:table-row table:style-name="ro1">
          <table:table-cell office:value-type="float" office:value="0.106950656" calcext:value-type="float">
            <text:p>0.106950656</text:p>
          </table:table-cell>
        </table:table-row>
        <table:table-row table:style-name="ro1">
          <table:table-cell office:value-type="float" office:value="0.106926592" calcext:value-type="float">
            <text:p>0.106926592</text:p>
          </table:table-cell>
        </table:table-row>
        <table:table-row table:style-name="ro1">
          <table:table-cell office:value-type="float" office:value="0.09668608" calcext:value-type="float">
            <text:p>0.09668608</text:p>
          </table:table-cell>
        </table:table-row>
        <table:table-row table:style-name="ro1">
          <table:table-cell office:value-type="float" office:value="0.096631552" calcext:value-type="float">
            <text:p>0.096631552</text:p>
          </table:table-cell>
        </table:table-row>
        <table:table-row table:style-name="ro1">
          <table:table-cell office:value-type="float" office:value="0.09662976" calcext:value-type="float">
            <text:p>0.09662976</text:p>
          </table:table-cell>
        </table:table-row>
        <table:table-row table:style-name="ro1">
          <table:table-cell office:value-type="float" office:value="0.08606976" calcext:value-type="float">
            <text:p>0.08606976</text:p>
          </table:table-cell>
        </table:table-row>
        <table:table-row table:style-name="ro1">
          <table:table-cell office:value-type="float" office:value="0.085933824" calcext:value-type="float">
            <text:p>0.085933824</text:p>
          </table:table-cell>
        </table:table-row>
        <table:table-row table:style-name="ro1">
          <table:table-cell office:value-type="float" office:value="0.085905152" calcext:value-type="float">
            <text:p>0.085905152</text:p>
          </table:table-cell>
        </table:table-row>
        <table:table-row table:style-name="ro1">
          <table:table-cell office:value-type="float" office:value="0.075280128" calcext:value-type="float">
            <text:p>0.075280128</text:p>
          </table:table-cell>
        </table:table-row>
        <table:table-row table:style-name="ro1">
          <table:table-cell office:value-type="float" office:value="0.075175936" calcext:value-type="float">
            <text:p>0.075175936</text:p>
          </table:table-cell>
        </table:table-row>
        <table:table-row table:style-name="ro1">
          <table:table-cell office:value-type="float" office:value="0.075148032" calcext:value-type="float">
            <text:p>0.075148032</text:p>
          </table:table-cell>
        </table:table-row>
        <table:table-row table:style-name="ro1">
          <table:table-cell office:value-type="float" office:value="0.06463488" calcext:value-type="float">
            <text:p>0.06463488</text:p>
          </table:table-cell>
        </table:table-row>
        <table:table-row table:style-name="ro1">
          <table:table-cell office:value-type="float" office:value="0.064530688" calcext:value-type="float">
            <text:p>0.064530688</text:p>
          </table:table-cell>
        </table:table-row>
        <table:table-row table:style-name="ro1">
          <table:table-cell office:value-type="float" office:value="0.06443136" calcext:value-type="float">
            <text:p>0.06443136</text:p>
          </table:table-cell>
        </table:table-row>
        <table:table-row table:style-name="ro1">
          <table:table-cell office:value-type="string" calcext:value-type="string">
            <text:p>Thread-10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</table:table>
      <table:table table:name="10T_10P_10S_relay" table:style-name="ta1">
        <table:table-column table:style-name="co10" table:default-cell-style-name="Default"/>
        <table:table-row table:style-name="ro1">
          <table:table-cell office:value-type="float" office:value="0.051499264" calcext:value-type="float">
            <text:p>0.051499264</text:p>
          </table:table-cell>
        </table:table-row>
        <table:table-row table:style-name="ro1">
          <table:table-cell office:value-type="float" office:value="0.050543872" calcext:value-type="float">
            <text:p>0.050543872</text:p>
          </table:table-cell>
        </table:table-row>
        <table:table-row table:style-name="ro1">
          <table:table-cell office:value-type="float" office:value="0.050860288" calcext:value-type="float">
            <text:p>0.050860288</text:p>
          </table:table-cell>
        </table:table-row>
        <table:table-row table:style-name="ro1">
          <table:table-cell office:value-type="float" office:value="0.045262848" calcext:value-type="float">
            <text:p>0.045262848</text:p>
          </table:table-cell>
        </table:table-row>
        <table:table-row table:style-name="ro1">
          <table:table-cell office:value-type="float" office:value="0.04544256" calcext:value-type="float">
            <text:p>0.04544256</text:p>
          </table:table-cell>
        </table:table-row>
        <table:table-row table:style-name="ro1">
          <table:table-cell office:value-type="float" office:value="0.045138176" calcext:value-type="float">
            <text:p>0.045138176</text:p>
          </table:table-cell>
        </table:table-row>
        <table:table-row table:style-name="ro1">
          <table:table-cell office:value-type="float" office:value="0.045297152" calcext:value-type="float">
            <text:p>0.045297152</text:p>
          </table:table-cell>
        </table:table-row>
        <table:table-row table:style-name="ro1">
          <table:table-cell office:value-type="float" office:value="0.041214464" calcext:value-type="float">
            <text:p>0.041214464</text:p>
          </table:table-cell>
        </table:table-row>
        <table:table-row table:style-name="ro1">
          <table:table-cell office:value-type="float" office:value="0.041380608" calcext:value-type="float">
            <text:p>0.041380608</text:p>
          </table:table-cell>
        </table:table-row>
        <table:table-row table:style-name="ro1">
          <table:table-cell office:value-type="float" office:value="0.040268032" calcext:value-type="float">
            <text:p>0.040268032</text:p>
          </table:table-cell>
        </table:table-row>
        <table:table-row table:style-name="ro1">
          <table:table-cell office:value-type="float" office:value="0.040434944" calcext:value-type="float">
            <text:p>0.040434944</text:p>
          </table:table-cell>
        </table:table-row>
        <table:table-row table:style-name="ro1">
          <table:table-cell office:value-type="float" office:value="0.03354752" calcext:value-type="float">
            <text:p>0.03354752</text:p>
          </table:table-cell>
        </table:table-row>
        <table:table-row table:style-name="ro1">
          <table:table-cell office:value-type="float" office:value="0.033704704" calcext:value-type="float">
            <text:p>0.033704704</text:p>
          </table:table-cell>
        </table:table-row>
        <table:table-row table:style-name="ro1">
          <table:table-cell office:value-type="float" office:value="0.033450496" calcext:value-type="float">
            <text:p>0.033450496</text:p>
          </table:table-cell>
        </table:table-row>
        <table:table-row table:style-name="ro1">
          <table:table-cell office:value-type="float" office:value="0.033590016" calcext:value-type="float">
            <text:p>0.033590016</text:p>
          </table:table-cell>
        </table:table-row>
        <table:table-row table:style-name="ro1">
          <table:table-cell office:value-type="float" office:value="0.033327872" calcext:value-type="float">
            <text:p>0.033327872</text:p>
          </table:table-cell>
        </table:table-row>
        <table:table-row table:style-name="ro1">
          <table:table-cell office:value-type="float" office:value="0.033470976" calcext:value-type="float">
            <text:p>0.033470976</text:p>
          </table:table-cell>
        </table:table-row>
        <table:table-row table:style-name="ro1">
          <table:table-cell office:value-type="float" office:value="0.049208832" calcext:value-type="float">
            <text:p>0.049208832</text:p>
          </table:table-cell>
        </table:table-row>
        <table:table-row table:style-name="ro1">
          <table:table-cell office:value-type="float" office:value="0.050781952" calcext:value-type="float">
            <text:p>0.050781952</text:p>
          </table:table-cell>
        </table:table-row>
        <table:table-row table:style-name="ro1">
          <table:table-cell office:value-type="float" office:value="0.04980608" calcext:value-type="float">
            <text:p>0.04980608</text:p>
          </table:table-cell>
        </table:table-row>
        <table:table-row table:style-name="ro1">
          <table:table-cell office:value-type="float" office:value="0.049994752" calcext:value-type="float">
            <text:p>0.049994752</text:p>
          </table:table-cell>
        </table:table-row>
        <table:table-row table:style-name="ro1">
          <table:table-cell office:value-type="float" office:value="0.042198784" calcext:value-type="float">
            <text:p>0.042198784</text:p>
          </table:table-cell>
        </table:table-row>
        <table:table-row table:style-name="ro1">
          <table:table-cell office:value-type="float" office:value="0.051024128" calcext:value-type="float">
            <text:p>0.051024128</text:p>
          </table:table-cell>
        </table:table-row>
        <table:table-row table:style-name="ro1">
          <table:table-cell office:value-type="float" office:value="0.050786816" calcext:value-type="float">
            <text:p>0.050786816</text:p>
          </table:table-cell>
        </table:table-row>
        <table:table-row table:style-name="ro1">
          <table:table-cell office:value-type="float" office:value="0.051050496" calcext:value-type="float">
            <text:p>0.051050496</text:p>
          </table:table-cell>
        </table:table-row>
        <table:table-row table:style-name="ro1">
          <table:table-cell office:value-type="float" office:value="0.050861568" calcext:value-type="float">
            <text:p>0.050861568</text:p>
          </table:table-cell>
        </table:table-row>
        <table:table-row table:style-name="ro1">
          <table:table-cell office:value-type="float" office:value="0.051037184" calcext:value-type="float">
            <text:p>0.051037184</text:p>
          </table:table-cell>
        </table:table-row>
        <table:table-row table:style-name="ro1">
          <table:table-cell office:value-type="float" office:value="0.052827136" calcext:value-type="float">
            <text:p>0.052827136</text:p>
          </table:table-cell>
        </table:table-row>
        <table:table-row table:style-name="ro1">
          <table:table-cell office:value-type="float" office:value="0.052985088" calcext:value-type="float">
            <text:p>0.052985088</text:p>
          </table:table-cell>
        </table:table-row>
        <table:table-row table:style-name="ro1">
          <table:table-cell office:value-type="float" office:value="0.05182464" calcext:value-type="float">
            <text:p>0.05182464</text:p>
          </table:table-cell>
        </table:table-row>
        <table:table-row table:style-name="ro1">
          <table:table-cell office:value-type="float" office:value="0.051963392" calcext:value-type="float">
            <text:p>0.051963392</text:p>
          </table:table-cell>
        </table:table-row>
        <table:table-row table:style-name="ro1">
          <table:table-cell office:value-type="float" office:value="0.044674304" calcext:value-type="float">
            <text:p>0.044674304</text:p>
          </table:table-cell>
        </table:table-row>
        <table:table-row table:style-name="ro1">
          <table:table-cell office:value-type="float" office:value="0.044822784" calcext:value-type="float">
            <text:p>0.044822784</text:p>
          </table:table-cell>
        </table:table-row>
        <table:table-row table:style-name="ro1">
          <table:table-cell office:value-type="float" office:value="0.044177152" calcext:value-type="float">
            <text:p>0.044177152</text:p>
          </table:table-cell>
        </table:table-row>
        <table:table-row table:style-name="ro1">
          <table:table-cell office:value-type="float" office:value="0.044386304" calcext:value-type="float">
            <text:p>0.044386304</text:p>
          </table:table-cell>
        </table:table-row>
        <table:table-row table:style-name="ro1">
          <table:table-cell office:value-type="float" office:value="0.043449856" calcext:value-type="float">
            <text:p>0.043449856</text:p>
          </table:table-cell>
        </table:table-row>
        <table:table-row table:style-name="ro1">
          <table:table-cell office:value-type="float" office:value="0.043686912" calcext:value-type="float">
            <text:p>0.043686912</text:p>
          </table:table-cell>
        </table:table-row>
        <table:table-row table:style-name="ro1">
          <table:table-cell office:value-type="float" office:value="0.042978048" calcext:value-type="float">
            <text:p>0.042978048</text:p>
          </table:table-cell>
        </table:table-row>
        <table:table-row table:style-name="ro1">
          <table:table-cell office:value-type="float" office:value="0.041885184" calcext:value-type="float">
            <text:p>0.041885184</text:p>
          </table:table-cell>
        </table:table-row>
        <table:table-row table:style-name="ro1">
          <table:table-cell office:value-type="float" office:value="0.034838528" calcext:value-type="float">
            <text:p>0.034838528</text:p>
          </table:table-cell>
        </table:table-row>
        <table:table-row table:style-name="ro1">
          <table:table-cell office:value-type="float" office:value="0.033198336" calcext:value-type="float">
            <text:p>0.033198336</text:p>
          </table:table-cell>
        </table:table-row>
        <table:table-row table:style-name="ro1">
          <table:table-cell office:value-type="float" office:value="0.033055232" calcext:value-type="float">
            <text:p>0.033055232</text:p>
          </table:table-cell>
        </table:table-row>
        <table:table-row table:style-name="ro1">
          <table:table-cell office:value-type="float" office:value="0.032529152" calcext:value-type="float">
            <text:p>0.032529152</text:p>
          </table:table-cell>
        </table:table-row>
        <table:table-row table:style-name="ro1">
          <table:table-cell office:value-type="float" office:value="0.031801088" calcext:value-type="float">
            <text:p>0.031801088</text:p>
          </table:table-cell>
        </table:table-row>
        <table:table-row table:style-name="ro1">
          <table:table-cell office:value-type="float" office:value="0.024031488" calcext:value-type="float">
            <text:p>0.024031488</text:p>
          </table:table-cell>
        </table:table-row>
        <table:table-row table:style-name="ro1">
          <table:table-cell office:value-type="float" office:value="0.023065344" calcext:value-type="float">
            <text:p>0.023065344</text:p>
          </table:table-cell>
        </table:table-row>
        <table:table-row table:style-name="ro1">
          <table:table-cell office:value-type="float" office:value="0.020727296" calcext:value-type="float">
            <text:p>0.020727296</text:p>
          </table:table-cell>
        </table:table-row>
        <table:table-row table:style-name="ro1">
          <table:table-cell office:value-type="float" office:value="0.020339456" calcext:value-type="float">
            <text:p>0.020339456</text:p>
          </table:table-cell>
        </table:table-row>
        <table:table-row table:style-name="ro1">
          <table:table-cell office:value-type="float" office:value="0.064001536" calcext:value-type="float">
            <text:p>0.064001536</text:p>
          </table:table-cell>
        </table:table-row>
        <table:table-row table:style-name="ro1">
          <table:table-cell office:value-type="float" office:value="0.041650176" calcext:value-type="float">
            <text:p>0.041650176</text:p>
          </table:table-cell>
        </table:table-row>
        <table:table-row table:style-name="ro1">
          <table:table-cell office:value-type="float" office:value="0.04175744" calcext:value-type="float">
            <text:p>0.04175744</text:p>
          </table:table-cell>
        </table:table-row>
        <table:table-row table:style-name="ro1">
          <table:table-cell office:value-type="float" office:value="0.042755328" calcext:value-type="float">
            <text:p>0.042755328</text:p>
          </table:table-cell>
        </table:table-row>
        <table:table-row table:style-name="ro1">
          <table:table-cell office:value-type="float" office:value="0.033147648" calcext:value-type="float">
            <text:p>0.033147648</text:p>
          </table:table-cell>
        </table:table-row>
        <table:table-row table:style-name="ro1">
          <table:table-cell office:value-type="float" office:value="0.06584832" calcext:value-type="float">
            <text:p>0.06584832</text:p>
          </table:table-cell>
        </table:table-row>
        <table:table-row table:style-name="ro1">
          <table:table-cell office:value-type="float" office:value="0.036883712" calcext:value-type="float">
            <text:p>0.036883712</text:p>
          </table:table-cell>
        </table:table-row>
        <table:table-row table:style-name="ro1">
          <table:table-cell office:value-type="float" office:value="0.036920064" calcext:value-type="float">
            <text:p>0.036920064</text:p>
          </table:table-cell>
        </table:table-row>
        <table:table-row table:style-name="ro1">
          <table:table-cell office:value-type="float" office:value="0.039564544" calcext:value-type="float">
            <text:p>0.039564544</text:p>
          </table:table-cell>
        </table:table-row>
        <table:table-row table:style-name="ro1">
          <table:table-cell office:value-type="float" office:value="0.046956288" calcext:value-type="float">
            <text:p>0.046956288</text:p>
          </table:table-cell>
        </table:table-row>
        <table:table-row table:style-name="ro1">
          <table:table-cell office:value-type="float" office:value="0.062733568" calcext:value-type="float">
            <text:p>0.062733568</text:p>
          </table:table-cell>
        </table:table-row>
        <table:table-row table:style-name="ro1">
          <table:table-cell office:value-type="float" office:value="0.03958144" calcext:value-type="float">
            <text:p>0.03958144</text:p>
          </table:table-cell>
        </table:table-row>
        <table:table-row table:style-name="ro1">
          <table:table-cell office:value-type="float" office:value="0.039630592" calcext:value-type="float">
            <text:p>0.039630592</text:p>
          </table:table-cell>
        </table:table-row>
        <table:table-row table:style-name="ro1">
          <table:table-cell office:value-type="float" office:value="0.03968896" calcext:value-type="float">
            <text:p>0.03968896</text:p>
          </table:table-cell>
        </table:table-row>
        <table:table-row table:style-name="ro1">
          <table:table-cell office:value-type="float" office:value="0.041179392" calcext:value-type="float">
            <text:p>0.041179392</text:p>
          </table:table-cell>
        </table:table-row>
        <table:table-row table:style-name="ro1">
          <table:table-cell office:value-type="float" office:value="0.061316864" calcext:value-type="float">
            <text:p>0.061316864</text:p>
          </table:table-cell>
        </table:table-row>
        <table:table-row table:style-name="ro1">
          <table:table-cell office:value-type="float" office:value="0.038061056" calcext:value-type="float">
            <text:p>0.038061056</text:p>
          </table:table-cell>
        </table:table-row>
        <table:table-row table:style-name="ro1">
          <table:table-cell office:value-type="float" office:value="0.038106112" calcext:value-type="float">
            <text:p>0.038106112</text:p>
          </table:table-cell>
        </table:table-row>
        <table:table-row table:style-name="ro1">
          <table:table-cell office:value-type="float" office:value="0.038156288" calcext:value-type="float">
            <text:p>0.038156288</text:p>
          </table:table-cell>
        </table:table-row>
        <table:table-row table:style-name="ro1">
          <table:table-cell office:value-type="float" office:value="0.040228096" calcext:value-type="float">
            <text:p>0.040228096</text:p>
          </table:table-cell>
        </table:table-row>
        <table:table-row table:style-name="ro1">
          <table:table-cell office:value-type="float" office:value="0.061374976" calcext:value-type="float">
            <text:p>0.061374976</text:p>
          </table:table-cell>
        </table:table-row>
        <table:table-row table:style-name="ro1">
          <table:table-cell office:value-type="float" office:value="0.037139712" calcext:value-type="float">
            <text:p>0.037139712</text:p>
          </table:table-cell>
        </table:table-row>
        <table:table-row table:style-name="ro1">
          <table:table-cell office:value-type="float" office:value="0.037181952" calcext:value-type="float">
            <text:p>0.037181952</text:p>
          </table:table-cell>
        </table:table-row>
        <table:table-row table:style-name="ro1">
          <table:table-cell office:value-type="float" office:value="0.037231104" calcext:value-type="float">
            <text:p>0.037231104</text:p>
          </table:table-cell>
        </table:table-row>
        <table:table-row table:style-name="ro1">
          <table:table-cell office:value-type="float" office:value="0.03855232" calcext:value-type="float">
            <text:p>0.03855232</text:p>
          </table:table-cell>
        </table:table-row>
        <table:table-row table:style-name="ro1">
          <table:table-cell office:value-type="float" office:value="0.061029376" calcext:value-type="float">
            <text:p>0.061029376</text:p>
          </table:table-cell>
        </table:table-row>
        <table:table-row table:style-name="ro1">
          <table:table-cell office:value-type="float" office:value="0.03137792" calcext:value-type="float">
            <text:p>0.03137792</text:p>
          </table:table-cell>
        </table:table-row>
        <table:table-row table:style-name="ro1">
          <table:table-cell office:value-type="float" office:value="0.031421184" calcext:value-type="float">
            <text:p>0.031421184</text:p>
          </table:table-cell>
        </table:table-row>
        <table:table-row table:style-name="ro1">
          <table:table-cell office:value-type="float" office:value="0.031467264" calcext:value-type="float">
            <text:p>0.031467264</text:p>
          </table:table-cell>
        </table:table-row>
        <table:table-row table:style-name="ro1">
          <table:table-cell office:value-type="float" office:value="0.037675008" calcext:value-type="float">
            <text:p>0.037675008</text:p>
          </table:table-cell>
        </table:table-row>
        <table:table-row table:style-name="ro1">
          <table:table-cell office:value-type="float" office:value="0.06055424" calcext:value-type="float">
            <text:p>0.06055424</text:p>
          </table:table-cell>
        </table:table-row>
        <table:table-row table:style-name="ro1">
          <table:table-cell office:value-type="float" office:value="0.03036288" calcext:value-type="float">
            <text:p>0.03036288</text:p>
          </table:table-cell>
        </table:table-row>
        <table:table-row table:style-name="ro1">
          <table:table-cell office:value-type="float" office:value="0.030403072" calcext:value-type="float">
            <text:p>0.030403072</text:p>
          </table:table-cell>
        </table:table-row>
        <table:table-row table:style-name="ro1">
          <table:table-cell office:value-type="float" office:value="0.030449408" calcext:value-type="float">
            <text:p>0.030449408</text:p>
          </table:table-cell>
        </table:table-row>
        <table:table-row table:style-name="ro1">
          <table:table-cell office:value-type="float" office:value="0.031869184" calcext:value-type="float">
            <text:p>0.031869184</text:p>
          </table:table-cell>
        </table:table-row>
        <table:table-row table:style-name="ro1">
          <table:table-cell office:value-type="float" office:value="0.052813312" calcext:value-type="float">
            <text:p>0.052813312</text:p>
          </table:table-cell>
        </table:table-row>
        <table:table-row table:style-name="ro1">
          <table:table-cell office:value-type="float" office:value="0.028730624" calcext:value-type="float">
            <text:p>0.028730624</text:p>
          </table:table-cell>
        </table:table-row>
        <table:table-row table:style-name="ro1">
          <table:table-cell office:value-type="float" office:value="0.028771328" calcext:value-type="float">
            <text:p>0.028771328</text:p>
          </table:table-cell>
        </table:table-row>
        <table:table-row table:style-name="ro1">
          <table:table-cell office:value-type="float" office:value="0.028815872" calcext:value-type="float">
            <text:p>0.028815872</text:p>
          </table:table-cell>
        </table:table-row>
        <table:table-row table:style-name="ro1">
          <table:table-cell office:value-type="float" office:value="0.030848" calcext:value-type="float">
            <text:p>0.030848</text:p>
          </table:table-cell>
        </table:table-row>
        <table:table-row table:style-name="ro1">
          <table:table-cell office:value-type="float" office:value="0.052174848" calcext:value-type="float">
            <text:p>0.052174848</text:p>
          </table:table-cell>
        </table:table-row>
        <table:table-row table:style-name="ro1">
          <table:table-cell office:value-type="float" office:value="0.026577408" calcext:value-type="float">
            <text:p>0.026577408</text:p>
          </table:table-cell>
        </table:table-row>
        <table:table-row table:style-name="ro1">
          <table:table-cell office:value-type="float" office:value="0.026617856" calcext:value-type="float">
            <text:p>0.026617856</text:p>
          </table:table-cell>
        </table:table-row>
        <table:table-row table:style-name="ro1">
          <table:table-cell office:value-type="float" office:value="0.02667904" calcext:value-type="float">
            <text:p>0.02667904</text:p>
          </table:table-cell>
        </table:table-row>
        <table:table-row table:style-name="ro1">
          <table:table-cell office:value-type="float" office:value="0.029201408" calcext:value-type="float">
            <text:p>0.029201408</text:p>
          </table:table-cell>
        </table:table-row>
        <table:table-row table:style-name="ro1">
          <table:table-cell office:value-type="float" office:value="0.050004992" calcext:value-type="float">
            <text:p>0.050004992</text:p>
          </table:table-cell>
        </table:table-row>
        <table:table-row table:style-name="ro1">
          <table:table-cell office:value-type="float" office:value="0.019335936" calcext:value-type="float">
            <text:p>0.019335936</text:p>
          </table:table-cell>
        </table:table-row>
        <table:table-row table:style-name="ro1">
          <table:table-cell office:value-type="float" office:value="0.01937664" calcext:value-type="float">
            <text:p>0.01937664</text:p>
          </table:table-cell>
        </table:table-row>
        <table:table-row table:style-name="ro1">
          <table:table-cell office:value-type="float" office:value="0.019417088" calcext:value-type="float">
            <text:p>0.019417088</text:p>
          </table:table-cell>
        </table:table-row>
        <table:table-row table:style-name="ro1">
          <table:table-cell office:value-type="float" office:value="0.027105536" calcext:value-type="float">
            <text:p>0.027105536</text:p>
          </table:table-cell>
        </table:table-row>
        <table:table-row table:style-name="ro1">
          <table:table-cell office:value-type="float" office:value="0.049794048" calcext:value-type="float">
            <text:p>0.049794048</text:p>
          </table:table-cell>
        </table:table-row>
        <table:table-row table:style-name="ro1">
          <table:table-cell office:value-type="float" office:value="0.019340032" calcext:value-type="float">
            <text:p>0.019340032</text:p>
          </table:table-cell>
        </table:table-row>
        <table:table-row table:style-name="ro1">
          <table:table-cell office:value-type="float" office:value="0.019377152" calcext:value-type="float">
            <text:p>0.019377152</text:p>
          </table:table-cell>
        </table:table-row>
        <table:table-row table:style-name="ro1">
          <table:table-cell office:value-type="float" office:value="0.0194176" calcext:value-type="float">
            <text:p>0.0194176</text:p>
          </table:table-cell>
        </table:table-row>
        <table:table-row table:style-name="ro1">
          <table:table-cell office:value-type="float" office:value="0.019782656" calcext:value-type="float">
            <text:p>0.019782656</text:p>
          </table:table-cell>
        </table:table-row>
        <table:table-row table:style-name="ro1">
          <table:table-cell office:value-type="float" office:value="0.039429376" calcext:value-type="float">
            <text:p>0.039429376</text:p>
          </table:table-cell>
        </table:table-row>
        <table:table-row table:style-name="ro1">
          <table:table-cell office:value-type="float" office:value="0.019039744" calcext:value-type="float">
            <text:p>0.019039744</text:p>
          </table:table-cell>
        </table:table-row>
        <table:table-row table:style-name="ro1">
          <table:table-cell office:value-type="float" office:value="0.019076608" calcext:value-type="float">
            <text:p>0.019076608</text:p>
          </table:table-cell>
        </table:table-row>
        <table:table-row table:style-name="ro1">
          <table:table-cell office:value-type="float" office:value="0.019114496" calcext:value-type="float">
            <text:p>0.019114496</text:p>
          </table:table-cell>
        </table:table-row>
        <table:table-row table:style-name="ro1">
          <table:table-cell office:value-type="float" office:value="0.019757568" calcext:value-type="float">
            <text:p>0.019757568</text:p>
          </table:table-cell>
        </table:table-row>
        <table:table-row table:style-name="ro1">
          <table:table-cell office:value-type="float" office:value="0.049449216" calcext:value-type="float">
            <text:p>0.049449216</text:p>
          </table:table-cell>
        </table:table-row>
        <table:table-row table:style-name="ro1">
          <table:table-cell office:value-type="float" office:value="0.027742464" calcext:value-type="float">
            <text:p>0.027742464</text:p>
          </table:table-cell>
        </table:table-row>
        <table:table-row table:style-name="ro1">
          <table:table-cell office:value-type="float" office:value="0.027774976" calcext:value-type="float">
            <text:p>0.027774976</text:p>
          </table:table-cell>
        </table:table-row>
        <table:table-row table:style-name="ro1">
          <table:table-cell office:value-type="float" office:value="0.027811072" calcext:value-type="float">
            <text:p>0.027811072</text:p>
          </table:table-cell>
        </table:table-row>
        <table:table-row table:style-name="ro1">
          <table:table-cell office:value-type="float" office:value="0.01946624" calcext:value-type="float">
            <text:p>0.01946624</text:p>
          </table:table-cell>
        </table:table-row>
        <table:table-row table:style-name="ro1">
          <table:table-cell office:value-type="float" office:value="0.043572224" calcext:value-type="float">
            <text:p>0.043572224</text:p>
          </table:table-cell>
        </table:table-row>
        <table:table-row table:style-name="ro1">
          <table:table-cell office:value-type="float" office:value="0.038596096" calcext:value-type="float">
            <text:p>0.038596096</text:p>
          </table:table-cell>
        </table:table-row>
        <table:table-row table:style-name="ro1">
          <table:table-cell office:value-type="float" office:value="0.039638016" calcext:value-type="float">
            <text:p>0.039638016</text:p>
          </table:table-cell>
        </table:table-row>
        <table:table-row table:style-name="ro1">
          <table:table-cell office:value-type="float" office:value="0.039705856" calcext:value-type="float">
            <text:p>0.039705856</text:p>
          </table:table-cell>
        </table:table-row>
        <table:table-row table:style-name="ro1">
          <table:table-cell office:value-type="float" office:value="0.050238208" calcext:value-type="float">
            <text:p>0.050238208</text:p>
          </table:table-cell>
        </table:table-row>
        <table:table-row table:style-name="ro1">
          <table:table-cell office:value-type="float" office:value="0.064511232" calcext:value-type="float">
            <text:p>0.064511232</text:p>
          </table:table-cell>
        </table:table-row>
        <table:table-row table:style-name="ro1">
          <table:table-cell office:value-type="float" office:value="0.073501952" calcext:value-type="float">
            <text:p>0.073501952</text:p>
          </table:table-cell>
        </table:table-row>
        <table:table-row table:style-name="ro1">
          <table:table-cell office:value-type="float" office:value="0.083078912" calcext:value-type="float">
            <text:p>0.083078912</text:p>
          </table:table-cell>
        </table:table-row>
        <table:table-row table:style-name="ro1">
          <table:table-cell office:value-type="float" office:value="0.0973504" calcext:value-type="float">
            <text:p>0.0973504</text:p>
          </table:table-cell>
        </table:table-row>
        <table:table-row table:style-name="ro1">
          <table:table-cell office:value-type="float" office:value="0.081955072" calcext:value-type="float">
            <text:p>0.081955072</text:p>
          </table:table-cell>
        </table:table-row>
        <table:table-row table:style-name="ro1">
          <table:table-cell office:value-type="float" office:value="0.104799232" calcext:value-type="float">
            <text:p>0.104799232</text:p>
          </table:table-cell>
        </table:table-row>
        <table:table-row table:style-name="ro1">
          <table:table-cell office:value-type="float" office:value="0.084518144" calcext:value-type="float">
            <text:p>0.084518144</text:p>
          </table:table-cell>
        </table:table-row>
        <table:table-row table:style-name="ro1">
          <table:table-cell office:value-type="float" office:value="0.084929024" calcext:value-type="float">
            <text:p>0.084929024</text:p>
          </table:table-cell>
        </table:table-row>
        <table:table-row table:style-name="ro1">
          <table:table-cell office:value-type="float" office:value="0.0852608" calcext:value-type="float">
            <text:p>0.0852608</text:p>
          </table:table-cell>
        </table:table-row>
        <table:table-row table:style-name="ro1">
          <table:table-cell office:value-type="float" office:value="0.098530304" calcext:value-type="float">
            <text:p>0.098530304</text:p>
          </table:table-cell>
        </table:table-row>
        <table:table-row table:style-name="ro1">
          <table:table-cell office:value-type="float" office:value="0.114772224" calcext:value-type="float">
            <text:p>0.114772224</text:p>
          </table:table-cell>
        </table:table-row>
        <table:table-row table:style-name="ro1">
          <table:table-cell office:value-type="float" office:value="0.101436672" calcext:value-type="float">
            <text:p>0.101436672</text:p>
          </table:table-cell>
        </table:table-row>
        <table:table-row table:style-name="ro1">
          <table:table-cell office:value-type="float" office:value="0.106455296" calcext:value-type="float">
            <text:p>0.106455296</text:p>
          </table:table-cell>
        </table:table-row>
        <table:table-row table:style-name="ro1">
          <table:table-cell office:value-type="float" office:value="0.106580992" calcext:value-type="float">
            <text:p>0.106580992</text:p>
          </table:table-cell>
        </table:table-row>
        <table:table-row table:style-name="ro1">
          <table:table-cell office:value-type="float" office:value="0.109942272" calcext:value-type="float">
            <text:p>0.109942272</text:p>
          </table:table-cell>
        </table:table-row>
        <table:table-row table:style-name="ro1">
          <table:table-cell office:value-type="float" office:value="0.12303232" calcext:value-type="float">
            <text:p>0.12303232</text:p>
          </table:table-cell>
        </table:table-row>
        <table:table-row table:style-name="ro1">
          <table:table-cell office:value-type="float" office:value="0.098448384" calcext:value-type="float">
            <text:p>0.098448384</text:p>
          </table:table-cell>
        </table:table-row>
        <table:table-row table:style-name="ro1">
          <table:table-cell office:value-type="float" office:value="0.099255296" calcext:value-type="float">
            <text:p>0.099255296</text:p>
          </table:table-cell>
        </table:table-row>
        <table:table-row table:style-name="ro1">
          <table:table-cell office:value-type="float" office:value="0.099382272" calcext:value-type="float">
            <text:p>0.099382272</text:p>
          </table:table-cell>
        </table:table-row>
        <table:table-row table:style-name="ro1">
          <table:table-cell office:value-type="float" office:value="0.110265856" calcext:value-type="float">
            <text:p>0.110265856</text:p>
          </table:table-cell>
        </table:table-row>
        <table:table-row table:style-name="ro1">
          <table:table-cell office:value-type="float" office:value="0.125262336" calcext:value-type="float">
            <text:p>0.125262336</text:p>
          </table:table-cell>
        </table:table-row>
        <table:table-row table:style-name="ro1">
          <table:table-cell office:value-type="float" office:value="0.10327936" calcext:value-type="float">
            <text:p>0.10327936</text:p>
          </table:table-cell>
        </table:table-row>
        <table:table-row table:style-name="ro1">
          <table:table-cell office:value-type="float" office:value="0.103372288" calcext:value-type="float">
            <text:p>0.103372288</text:p>
          </table:table-cell>
        </table:table-row>
        <table:table-row table:style-name="ro1">
          <table:table-cell office:value-type="float" office:value="0.103485696" calcext:value-type="float">
            <text:p>0.103485696</text:p>
          </table:table-cell>
        </table:table-row>
        <table:table-row table:style-name="ro1">
          <table:table-cell office:value-type="float" office:value="0.100029952" calcext:value-type="float">
            <text:p>0.100029952</text:p>
          </table:table-cell>
        </table:table-row>
        <table:table-row table:style-name="ro1">
          <table:table-cell office:value-type="float" office:value="0.12377472" calcext:value-type="float">
            <text:p>0.12377472</text:p>
          </table:table-cell>
        </table:table-row>
        <table:table-row table:style-name="ro1">
          <table:table-cell office:value-type="float" office:value="0.103698688" calcext:value-type="float">
            <text:p>0.103698688</text:p>
          </table:table-cell>
        </table:table-row>
        <table:table-row table:style-name="ro1">
          <table:table-cell office:value-type="float" office:value="0.103789568" calcext:value-type="float">
            <text:p>0.103789568</text:p>
          </table:table-cell>
        </table:table-row>
        <table:table-row table:style-name="ro1">
          <table:table-cell office:value-type="float" office:value="0.103903488" calcext:value-type="float">
            <text:p>0.103903488</text:p>
          </table:table-cell>
        </table:table-row>
        <table:table-row table:style-name="ro1">
          <table:table-cell office:value-type="float" office:value="0.10403456" calcext:value-type="float">
            <text:p>0.10403456</text:p>
          </table:table-cell>
        </table:table-row>
        <table:table-row table:style-name="ro1">
          <table:table-cell office:value-type="float" office:value="0.121792" calcext:value-type="float">
            <text:p>0.121792</text:p>
          </table:table-cell>
        </table:table-row>
        <table:table-row table:style-name="ro1">
          <table:table-cell office:value-type="float" office:value="0.102651904" calcext:value-type="float">
            <text:p>0.102651904</text:p>
          </table:table-cell>
        </table:table-row>
        <table:table-row table:style-name="ro1">
          <table:table-cell office:value-type="float" office:value="0.102742784" calcext:value-type="float">
            <text:p>0.102742784</text:p>
          </table:table-cell>
        </table:table-row>
        <table:table-row table:style-name="ro1">
          <table:table-cell office:value-type="float" office:value="0.1028544" calcext:value-type="float">
            <text:p>0.1028544</text:p>
          </table:table-cell>
        </table:table-row>
        <table:table-row table:style-name="ro1">
          <table:table-cell office:value-type="float" office:value="0.104447232" calcext:value-type="float">
            <text:p>0.104447232</text:p>
          </table:table-cell>
        </table:table-row>
        <table:table-row table:style-name="ro1">
          <table:table-cell office:value-type="float" office:value="0.114629888" calcext:value-type="float">
            <text:p>0.114629888</text:p>
          </table:table-cell>
        </table:table-row>
        <table:table-row table:style-name="ro1">
          <table:table-cell office:value-type="float" office:value="0.10265216" calcext:value-type="float">
            <text:p>0.10265216</text:p>
          </table:table-cell>
        </table:table-row>
        <table:table-row table:style-name="ro1">
          <table:table-cell office:value-type="float" office:value="0.1027392" calcext:value-type="float">
            <text:p>0.1027392</text:p>
          </table:table-cell>
        </table:table-row>
        <table:table-row table:style-name="ro1">
          <table:table-cell office:value-type="float" office:value="0.102842112" calcext:value-type="float">
            <text:p>0.102842112</text:p>
          </table:table-cell>
        </table:table-row>
        <table:table-row table:style-name="ro1">
          <table:table-cell office:value-type="float" office:value="0.103392768" calcext:value-type="float">
            <text:p>0.103392768</text:p>
          </table:table-cell>
        </table:table-row>
        <table:table-row table:style-name="ro1">
          <table:table-cell office:value-type="float" office:value="0.114804736" calcext:value-type="float">
            <text:p>0.114804736</text:p>
          </table:table-cell>
        </table:table-row>
        <table:table-row table:style-name="ro1">
          <table:table-cell office:value-type="float" office:value="0.094044672" calcext:value-type="float">
            <text:p>0.094044672</text:p>
          </table:table-cell>
        </table:table-row>
        <table:table-row table:style-name="ro1">
          <table:table-cell office:value-type="float" office:value="0.09413248" calcext:value-type="float">
            <text:p>0.09413248</text:p>
          </table:table-cell>
        </table:table-row>
        <table:table-row table:style-name="ro1">
          <table:table-cell office:value-type="float" office:value="0.094240768" calcext:value-type="float">
            <text:p>0.094240768</text:p>
          </table:table-cell>
        </table:table-row>
        <table:table-row table:style-name="ro1">
          <table:table-cell office:value-type="float" office:value="0.10354816" calcext:value-type="float">
            <text:p>0.10354816</text:p>
          </table:table-cell>
        </table:table-row>
        <table:table-row table:style-name="ro1">
          <table:table-cell office:value-type="float" office:value="0.114681088" calcext:value-type="float">
            <text:p>0.114681088</text:p>
          </table:table-cell>
        </table:table-row>
        <table:table-row table:style-name="ro1">
          <table:table-cell office:value-type="float" office:value="0.094332672" calcext:value-type="float">
            <text:p>0.094332672</text:p>
          </table:table-cell>
        </table:table-row>
        <table:table-row table:style-name="ro1">
          <table:table-cell office:value-type="float" office:value="0.094333696" calcext:value-type="float">
            <text:p>0.094333696</text:p>
          </table:table-cell>
        </table:table-row>
        <table:table-row table:style-name="ro1">
          <table:table-cell office:value-type="float" office:value="0.0943936" calcext:value-type="float">
            <text:p>0.0943936</text:p>
          </table:table-cell>
        </table:table-row>
        <table:table-row table:style-name="ro1">
          <table:table-cell office:value-type="float" office:value="0.094768384" calcext:value-type="float">
            <text:p>0.094768384</text:p>
          </table:table-cell>
        </table:table-row>
        <table:table-row table:style-name="ro1">
          <table:table-cell office:value-type="float" office:value="0.123568128" calcext:value-type="float">
            <text:p>0.123568128</text:p>
          </table:table-cell>
        </table:table-row>
        <table:table-row table:style-name="ro1">
          <table:table-cell office:value-type="float" office:value="0.093982976" calcext:value-type="float">
            <text:p>0.093982976</text:p>
          </table:table-cell>
        </table:table-row>
        <table:table-row table:style-name="ro1">
          <table:table-cell office:value-type="float" office:value="0.094069248" calcext:value-type="float">
            <text:p>0.094069248</text:p>
          </table:table-cell>
        </table:table-row>
        <table:table-row table:style-name="ro1">
          <table:table-cell office:value-type="float" office:value="0.09417472" calcext:value-type="float">
            <text:p>0.09417472</text:p>
          </table:table-cell>
        </table:table-row>
        <table:table-row table:style-name="ro1">
          <table:table-cell office:value-type="float" office:value="0.095206656" calcext:value-type="float">
            <text:p>0.095206656</text:p>
          </table:table-cell>
        </table:table-row>
        <table:table-row table:style-name="ro1">
          <table:table-cell office:value-type="float" office:value="0.113640704" calcext:value-type="float">
            <text:p>0.113640704</text:p>
          </table:table-cell>
        </table:table-row>
        <table:table-row table:style-name="ro1">
          <table:table-cell office:value-type="float" office:value="0.093513216" calcext:value-type="float">
            <text:p>0.093513216</text:p>
          </table:table-cell>
        </table:table-row>
        <table:table-row table:style-name="ro1">
          <table:table-cell office:value-type="float" office:value="0.093562112" calcext:value-type="float">
            <text:p>0.093562112</text:p>
          </table:table-cell>
        </table:table-row>
        <table:table-row table:style-name="ro1">
          <table:table-cell office:value-type="float" office:value="0.093631744" calcext:value-type="float">
            <text:p>0.093631744</text:p>
          </table:table-cell>
        </table:table-row>
        <table:table-row table:style-name="ro1">
          <table:table-cell office:value-type="float" office:value="0.094692352" calcext:value-type="float">
            <text:p>0.094692352</text:p>
          </table:table-cell>
        </table:table-row>
        <table:table-row table:style-name="ro1">
          <table:table-cell office:value-type="float" office:value="0.129586432" calcext:value-type="float">
            <text:p>0.129586432</text:p>
          </table:table-cell>
        </table:table-row>
        <table:table-row table:style-name="ro1">
          <table:table-cell office:value-type="float" office:value="0.10353664" calcext:value-type="float">
            <text:p>0.10353664</text:p>
          </table:table-cell>
        </table:table-row>
        <table:table-row table:style-name="ro1">
          <table:table-cell office:value-type="float" office:value="0.10362112" calcext:value-type="float">
            <text:p>0.10362112</text:p>
          </table:table-cell>
        </table:table-row>
        <table:table-row table:style-name="ro1">
          <table:table-cell office:value-type="float" office:value="0.10372224" calcext:value-type="float">
            <text:p>0.10372224</text:p>
          </table:table-cell>
        </table:table-row>
        <table:table-row table:style-name="ro1">
          <table:table-cell office:value-type="float" office:value="0.094324992" calcext:value-type="float">
            <text:p>0.094324992</text:p>
          </table:table-cell>
        </table:table-row>
        <table:table-row table:style-name="ro1">
          <table:table-cell office:value-type="float" office:value="0.11693056" calcext:value-type="float">
            <text:p>0.11693056</text:p>
          </table:table-cell>
        </table:table-row>
        <table:table-row table:style-name="ro1">
          <table:table-cell office:value-type="float" office:value="0.092847616" calcext:value-type="float">
            <text:p>0.092847616</text:p>
          </table:table-cell>
        </table:table-row>
        <table:table-row table:style-name="ro1">
          <table:table-cell office:value-type="float" office:value="0.092931072" calcext:value-type="float">
            <text:p>0.092931072</text:p>
          </table:table-cell>
        </table:table-row>
        <table:table-row table:style-name="ro1">
          <table:table-cell office:value-type="float" office:value="0.093034752" calcext:value-type="float">
            <text:p>0.093034752</text:p>
          </table:table-cell>
        </table:table-row>
        <table:table-row table:style-name="ro1">
          <table:table-cell office:value-type="float" office:value="0.104258816" calcext:value-type="float">
            <text:p>0.104258816</text:p>
          </table:table-cell>
        </table:table-row>
        <table:table-row table:style-name="ro1">
          <table:table-cell office:value-type="float" office:value="0.114119936" calcext:value-type="float">
            <text:p>0.114119936</text:p>
          </table:table-cell>
        </table:table-row>
        <table:table-row table:style-name="ro1">
          <table:table-cell office:value-type="float" office:value="0.09280896" calcext:value-type="float">
            <text:p>0.09280896</text:p>
          </table:table-cell>
        </table:table-row>
        <table:table-row table:style-name="ro1">
          <table:table-cell office:value-type="float" office:value="0.125347072" calcext:value-type="float">
            <text:p>0.125347072</text:p>
          </table:table-cell>
        </table:table-row>
        <table:table-row table:style-name="ro1">
          <table:table-cell office:value-type="float" office:value="0.1493632" calcext:value-type="float">
            <text:p>0.1493632</text:p>
          </table:table-cell>
        </table:table-row>
        <table:table-row table:style-name="ro1">
          <table:table-cell office:value-type="float" office:value="0.159174656" calcext:value-type="float">
            <text:p>0.159174656</text:p>
          </table:table-cell>
        </table:table-row>
        <table:table-row table:style-name="ro1">
          <table:table-cell office:value-type="float" office:value="0.17217664" calcext:value-type="float">
            <text:p>0.17217664</text:p>
          </table:table-cell>
        </table:table-row>
        <table:table-row table:style-name="ro1">
          <table:table-cell office:value-type="float" office:value="0.153568256" calcext:value-type="float">
            <text:p>0.153568256</text:p>
          </table:table-cell>
        </table:table-row>
        <table:table-row table:style-name="ro1">
          <table:table-cell office:value-type="float" office:value="0.161766144" calcext:value-type="float">
            <text:p>0.161766144</text:p>
          </table:table-cell>
        </table:table-row>
        <table:table-row table:style-name="ro1">
          <table:table-cell office:value-type="float" office:value="0.16427392" calcext:value-type="float">
            <text:p>0.16427392</text:p>
          </table:table-cell>
        </table:table-row>
        <table:table-row table:style-name="ro1">
          <table:table-cell office:value-type="float" office:value="0.176855296" calcext:value-type="float">
            <text:p>0.176855296</text:p>
          </table:table-cell>
        </table:table-row>
        <table:table-row table:style-name="ro1">
          <table:table-cell office:value-type="float" office:value="0.191917312" calcext:value-type="float">
            <text:p>0.191917312</text:p>
          </table:table-cell>
        </table:table-row>
        <table:table-row table:style-name="ro1">
          <table:table-cell office:value-type="float" office:value="0.170734848" calcext:value-type="float">
            <text:p>0.170734848</text:p>
          </table:table-cell>
        </table:table-row>
        <table:table-row table:style-name="ro1">
          <table:table-cell office:value-type="float" office:value="0.172468992" calcext:value-type="float">
            <text:p>0.172468992</text:p>
          </table:table-cell>
        </table:table-row>
        <table:table-row table:style-name="ro1">
          <table:table-cell office:value-type="float" office:value="0.187409152" calcext:value-type="float">
            <text:p>0.187409152</text:p>
          </table:table-cell>
        </table:table-row>
        <table:table-row table:style-name="ro1">
          <table:table-cell office:value-type="float" office:value="0.187890688" calcext:value-type="float">
            <text:p>0.187890688</text:p>
          </table:table-cell>
        </table:table-row>
        <table:table-row table:style-name="ro1">
          <table:table-cell office:value-type="float" office:value="0.214559488" calcext:value-type="float">
            <text:p>0.214559488</text:p>
          </table:table-cell>
        </table:table-row>
        <table:table-row table:style-name="ro1">
          <table:table-cell office:value-type="float" office:value="0.180478464" calcext:value-type="float">
            <text:p>0.180478464</text:p>
          </table:table-cell>
        </table:table-row>
        <table:table-row table:style-name="ro1">
          <table:table-cell office:value-type="float" office:value="0.190214656" calcext:value-type="float">
            <text:p>0.190214656</text:p>
          </table:table-cell>
        </table:table-row>
        <table:table-row table:style-name="ro1">
          <table:table-cell office:value-type="float" office:value="0.199361024" calcext:value-type="float">
            <text:p>0.199361024</text:p>
          </table:table-cell>
        </table:table-row>
        <table:table-row table:style-name="ro1">
          <table:table-cell office:value-type="float" office:value="0.214052352" calcext:value-type="float">
            <text:p>0.214052352</text:p>
          </table:table-cell>
        </table:table-row>
        <table:table-row table:style-name="ro1">
          <table:table-cell office:value-type="float" office:value="0.238278144" calcext:value-type="float">
            <text:p>0.238278144</text:p>
          </table:table-cell>
        </table:table-row>
        <table:table-row table:style-name="ro1">
          <table:table-cell office:value-type="float" office:value="0.21928832" calcext:value-type="float">
            <text:p>0.21928832</text:p>
          </table:table-cell>
        </table:table-row>
        <table:table-row table:style-name="ro1">
          <table:table-cell office:value-type="float" office:value="0.221258752" calcext:value-type="float">
            <text:p>0.221258752</text:p>
          </table:table-cell>
        </table:table-row>
        <table:table-row table:style-name="ro1">
          <table:table-cell office:value-type="float" office:value="0.22623872" calcext:value-type="float">
            <text:p>0.22623872</text:p>
          </table:table-cell>
        </table:table-row>
        <table:table-row table:style-name="ro1">
          <table:table-cell office:value-type="float" office:value="0.216006912" calcext:value-type="float">
            <text:p>0.216006912</text:p>
          </table:table-cell>
        </table:table-row>
        <table:table-row table:style-name="ro1">
          <table:table-cell office:value-type="float" office:value="0.249138432" calcext:value-type="float">
            <text:p>0.249138432</text:p>
          </table:table-cell>
        </table:table-row>
        <table:table-row table:style-name="ro1">
          <table:table-cell office:value-type="float" office:value="0.227447552" calcext:value-type="float">
            <text:p>0.227447552</text:p>
          </table:table-cell>
        </table:table-row>
        <table:table-row table:style-name="ro1">
          <table:table-cell office:value-type="float" office:value="0.233870336" calcext:value-type="float">
            <text:p>0.233870336</text:p>
          </table:table-cell>
        </table:table-row>
        <table:table-row table:style-name="ro1">
          <table:table-cell office:value-type="float" office:value="0.235171072" calcext:value-type="float">
            <text:p>0.235171072</text:p>
          </table:table-cell>
        </table:table-row>
        <table:table-row table:style-name="ro1">
          <table:table-cell office:value-type="float" office:value="0.248683008" calcext:value-type="float">
            <text:p>0.248683008</text:p>
          </table:table-cell>
        </table:table-row>
        <table:table-row table:style-name="ro1">
          <table:table-cell office:value-type="float" office:value="0.270039296" calcext:value-type="float">
            <text:p>0.270039296</text:p>
          </table:table-cell>
        </table:table-row>
        <table:table-row table:style-name="ro1">
          <table:table-cell office:value-type="float" office:value="0.263437312" calcext:value-type="float">
            <text:p>0.263437312</text:p>
          </table:table-cell>
        </table:table-row>
        <table:table-row table:style-name="ro1">
          <table:table-cell office:value-type="float" office:value="0.273173504" calcext:value-type="float">
            <text:p>0.273173504</text:p>
          </table:table-cell>
        </table:table-row>
        <table:table-row table:style-name="ro1">
          <table:table-cell office:value-type="float" office:value="0.273599488" calcext:value-type="float">
            <text:p>0.273599488</text:p>
          </table:table-cell>
        </table:table-row>
        <table:table-row table:style-name="ro1">
          <table:table-cell office:value-type="float" office:value="0.26298368" calcext:value-type="float">
            <text:p>0.26298368</text:p>
          </table:table-cell>
        </table:table-row>
        <table:table-row table:style-name="ro1">
          <table:table-cell office:value-type="float" office:value="0.284505856" calcext:value-type="float">
            <text:p>0.284505856</text:p>
          </table:table-cell>
        </table:table-row>
        <table:table-row table:style-name="ro1">
          <table:table-cell office:value-type="float" office:value="0.271156992" calcext:value-type="float">
            <text:p>0.271156992</text:p>
          </table:table-cell>
        </table:table-row>
        <table:table-row table:style-name="ro1">
          <table:table-cell office:value-type="float" office:value="0.273315584" calcext:value-type="float">
            <text:p>0.273315584</text:p>
          </table:table-cell>
        </table:table-row>
        <table:table-row table:style-name="ro1">
          <table:table-cell office:value-type="float" office:value="0.284004352" calcext:value-type="float">
            <text:p>0.284004352</text:p>
          </table:table-cell>
        </table:table-row>
        <table:table-row table:style-name="ro1">
          <table:table-cell office:value-type="float" office:value="0.303486208" calcext:value-type="float">
            <text:p>0.303486208</text:p>
          </table:table-cell>
        </table:table-row>
        <table:table-row table:style-name="ro1">
          <table:table-cell office:value-type="float" office:value="0.315335936" calcext:value-type="float">
            <text:p>0.315335936</text:p>
          </table:table-cell>
        </table:table-row>
        <table:table-row table:style-name="ro1">
          <table:table-cell office:value-type="float" office:value="0.3146496" calcext:value-type="float">
            <text:p>0.3146496</text:p>
          </table:table-cell>
        </table:table-row>
        <table:table-row table:style-name="ro1">
          <table:table-cell office:value-type="float" office:value="0.316610304" calcext:value-type="float">
            <text:p>0.316610304</text:p>
          </table:table-cell>
        </table:table-row>
        <table:table-row table:style-name="ro1">
          <table:table-cell office:value-type="float" office:value="0.321996288" calcext:value-type="float">
            <text:p>0.321996288</text:p>
          </table:table-cell>
        </table:table-row>
        <table:table-row table:style-name="ro1">
          <table:table-cell office:value-type="float" office:value="0.313132288" calcext:value-type="float">
            <text:p>0.313132288</text:p>
          </table:table-cell>
        </table:table-row>
        <table:table-row table:style-name="ro1">
          <table:table-cell office:value-type="float" office:value="0.332567552" calcext:value-type="float">
            <text:p>0.332567552</text:p>
          </table:table-cell>
        </table:table-row>
        <table:table-row table:style-name="ro1">
          <table:table-cell office:value-type="float" office:value="0.327437056" calcext:value-type="float">
            <text:p>0.327437056</text:p>
          </table:table-cell>
        </table:table-row>
        <table:table-row table:style-name="ro1">
          <table:table-cell office:value-type="float" office:value="0.343049216" calcext:value-type="float">
            <text:p>0.343049216</text:p>
          </table:table-cell>
        </table:table-row>
        <table:table-row table:style-name="ro1">
          <table:table-cell office:value-type="float" office:value="0.348109568" calcext:value-type="float">
            <text:p>0.348109568</text:p>
          </table:table-cell>
        </table:table-row>
        <table:table-row table:style-name="ro1">
          <table:table-cell office:value-type="float" office:value="0.35732864" calcext:value-type="float">
            <text:p>0.35732864</text:p>
          </table:table-cell>
        </table:table-row>
        <table:table-row table:style-name="ro1">
          <table:table-cell office:value-type="float" office:value="0.376933888" calcext:value-type="float">
            <text:p>0.376933888</text:p>
          </table:table-cell>
        </table:table-row>
        <table:table-row table:style-name="ro1">
          <table:table-cell office:value-type="float" office:value="0.351552256" calcext:value-type="float">
            <text:p>0.351552256</text:p>
          </table:table-cell>
        </table:table-row>
        <table:table-row table:style-name="ro1">
          <table:table-cell office:value-type="float" office:value="0.361137664" calcext:value-type="float">
            <text:p>0.361137664</text:p>
          </table:table-cell>
        </table:table-row>
        <table:table-row table:style-name="ro1">
          <table:table-cell office:value-type="float" office:value="0.36693632" calcext:value-type="float">
            <text:p>0.36693632</text:p>
          </table:table-cell>
        </table:table-row>
        <table:table-row table:style-name="ro1">
          <table:table-cell office:value-type="float" office:value="0.378237184" calcext:value-type="float">
            <text:p>0.378237184</text:p>
          </table:table-cell>
        </table:table-row>
        <table:table-row table:style-name="ro1">
          <table:table-cell office:value-type="float" office:value="0.395007488" calcext:value-type="float">
            <text:p>0.395007488</text:p>
          </table:table-cell>
        </table:table-row>
        <table:table-row table:style-name="ro1">
          <table:table-cell office:value-type="float" office:value="0.382656768" calcext:value-type="float">
            <text:p>0.382656768</text:p>
          </table:table-cell>
        </table:table-row>
        <table:table-row table:style-name="ro1">
          <table:table-cell office:value-type="float" office:value="0.387354368" calcext:value-type="float">
            <text:p>0.387354368</text:p>
          </table:table-cell>
        </table:table-row>
        <table:table-row table:style-name="ro1">
          <table:table-cell office:value-type="float" office:value="0.391062784" calcext:value-type="float">
            <text:p>0.391062784</text:p>
          </table:table-cell>
        </table:table-row>
        <table:table-row table:style-name="ro1">
          <table:table-cell office:value-type="float" office:value="0.407390208" calcext:value-type="float">
            <text:p>0.407390208</text:p>
          </table:table-cell>
        </table:table-row>
        <table:table-row table:style-name="ro1">
          <table:table-cell office:value-type="float" office:value="0.428340992" calcext:value-type="float">
            <text:p>0.428340992</text:p>
          </table:table-cell>
        </table:table-row>
        <table:table-row table:style-name="ro1">
          <table:table-cell office:value-type="float" office:value="0.409824" calcext:value-type="float">
            <text:p>0.409824</text:p>
          </table:table-cell>
        </table:table-row>
        <table:table-row table:style-name="ro1">
          <table:table-cell office:value-type="float" office:value="0.411387904" calcext:value-type="float">
            <text:p>0.411387904</text:p>
          </table:table-cell>
        </table:table-row>
        <table:table-row table:style-name="ro1">
          <table:table-cell office:value-type="float" office:value="0.4119616" calcext:value-type="float">
            <text:p>0.4119616</text:p>
          </table:table-cell>
        </table:table-row>
        <table:table-row table:style-name="ro1">
          <table:table-cell office:value-type="float" office:value="0.414885888" calcext:value-type="float">
            <text:p>0.414885888</text:p>
          </table:table-cell>
        </table:table-row>
        <table:table-row table:style-name="ro1">
          <table:table-cell office:value-type="float" office:value="0.433346048" calcext:value-type="float">
            <text:p>0.433346048</text:p>
          </table:table-cell>
        </table:table-row>
        <table:table-row table:style-name="ro1">
          <table:table-cell office:value-type="float" office:value="0.427151616" calcext:value-type="float">
            <text:p>0.427151616</text:p>
          </table:table-cell>
        </table:table-row>
        <table:table-row table:style-name="ro1">
          <table:table-cell office:value-type="float" office:value="0.4322688" calcext:value-type="float">
            <text:p>0.4322688</text:p>
          </table:table-cell>
        </table:table-row>
        <table:table-row table:style-name="ro1">
          <table:table-cell office:value-type="float" office:value="0.440400384" calcext:value-type="float">
            <text:p>0.440400384</text:p>
          </table:table-cell>
        </table:table-row>
        <table:table-row table:style-name="ro1">
          <table:table-cell office:value-type="float" office:value="0.458436608" calcext:value-type="float">
            <text:p>0.458436608</text:p>
          </table:table-cell>
        </table:table-row>
        <table:table-row table:style-name="ro1">
          <table:table-cell office:value-type="float" office:value="0.470771968" calcext:value-type="float">
            <text:p>0.470771968</text:p>
          </table:table-cell>
        </table:table-row>
        <table:table-row table:style-name="ro1">
          <table:table-cell office:value-type="float" office:value="0.4556864" calcext:value-type="float">
            <text:p>0.4556864</text:p>
          </table:table-cell>
        </table:table-row>
        <table:table-row table:style-name="ro1">
          <table:table-cell office:value-type="float" office:value="0.464326656" calcext:value-type="float">
            <text:p>0.464326656</text:p>
          </table:table-cell>
        </table:table-row>
        <table:table-row table:style-name="ro1">
          <table:table-cell office:value-type="float" office:value="0.47278336" calcext:value-type="float">
            <text:p>0.47278336</text:p>
          </table:table-cell>
        </table:table-row>
        <table:table-row table:style-name="ro1">
          <table:table-cell office:value-type="float" office:value="0.479713792" calcext:value-type="float">
            <text:p>0.479713792</text:p>
          </table:table-cell>
        </table:table-row>
        <table:table-row table:style-name="ro1">
          <table:table-cell office:value-type="float" office:value="0.491753216" calcext:value-type="float">
            <text:p>0.491753216</text:p>
          </table:table-cell>
        </table:table-row>
        <table:table-row table:style-name="ro1">
          <table:table-cell office:value-type="float" office:value="0.484833536" calcext:value-type="float">
            <text:p>0.484833536</text:p>
          </table:table-cell>
        </table:table-row>
        <table:table-row table:style-name="ro1">
          <table:table-cell office:value-type="float" office:value="0.485354496" calcext:value-type="float">
            <text:p>0.485354496</text:p>
          </table:table-cell>
        </table:table-row>
        <table:table-row table:style-name="ro1">
          <table:table-cell office:value-type="float" office:value="0.50148096" calcext:value-type="float">
            <text:p>0.50148096</text:p>
          </table:table-cell>
        </table:table-row>
        <table:table-row table:style-name="ro1">
          <table:table-cell office:value-type="float" office:value="0.511557888" calcext:value-type="float">
            <text:p>0.511557888</text:p>
          </table:table-cell>
        </table:table-row>
        <table:table-row table:style-name="ro1">
          <table:table-cell office:value-type="float" office:value="0.532788992" calcext:value-type="float">
            <text:p>0.532788992</text:p>
          </table:table-cell>
        </table:table-row>
        <table:table-row table:style-name="ro1">
          <table:table-cell office:value-type="float" office:value="0.511567104" calcext:value-type="float">
            <text:p>0.511567104</text:p>
          </table:table-cell>
        </table:table-row>
        <table:table-row table:style-name="ro1">
          <table:table-cell office:value-type="float" office:value="0.521865728" calcext:value-type="float">
            <text:p>0.521865728</text:p>
          </table:table-cell>
        </table:table-row>
        <table:table-row table:style-name="ro1">
          <table:table-cell office:value-type="float" office:value="0.55690496" calcext:value-type="float">
            <text:p>0.55690496</text:p>
          </table:table-cell>
        </table:table-row>
        <table:table-row table:style-name="ro1">
          <table:table-cell office:value-type="float" office:value="0.560255232" calcext:value-type="float">
            <text:p>0.560255232</text:p>
          </table:table-cell>
        </table:table-row>
        <table:table-row table:style-name="ro1">
          <table:table-cell office:value-type="float" office:value="0.570208" calcext:value-type="float">
            <text:p>0.570208</text:p>
          </table:table-cell>
        </table:table-row>
        <table:table-row table:style-name="ro1">
          <table:table-cell office:value-type="float" office:value="0.559409408" calcext:value-type="float">
            <text:p>0.559409408</text:p>
          </table:table-cell>
        </table:table-row>
        <table:table-row table:style-name="ro1">
          <table:table-cell office:value-type="float" office:value="0.57132928" calcext:value-type="float">
            <text:p>0.57132928</text:p>
          </table:table-cell>
        </table:table-row>
        <table:table-row table:style-name="ro1">
          <table:table-cell office:value-type="float" office:value="0.585176832" calcext:value-type="float">
            <text:p>0.585176832</text:p>
          </table:table-cell>
        </table:table-row>
        <table:table-row table:style-name="ro1">
          <table:table-cell office:value-type="float" office:value="0.589154304" calcext:value-type="float">
            <text:p>0.589154304</text:p>
          </table:table-cell>
        </table:table-row>
        <table:table-row table:style-name="ro1">
          <table:table-cell office:value-type="float" office:value="0.612262912" calcext:value-type="float">
            <text:p>0.612262912</text:p>
          </table:table-cell>
        </table:table-row>
        <table:table-row table:style-name="ro1">
          <table:table-cell office:value-type="float" office:value="0.601140224" calcext:value-type="float">
            <text:p>0.601140224</text:p>
          </table:table-cell>
        </table:table-row>
        <table:table-row table:style-name="ro1">
          <table:table-cell office:value-type="float" office:value="0.610775808" calcext:value-type="float">
            <text:p>0.610775808</text:p>
          </table:table-cell>
        </table:table-row>
        <table:table-row table:style-name="ro1">
          <table:table-cell office:value-type="float" office:value="0.642176256" calcext:value-type="float">
            <text:p>0.642176256</text:p>
          </table:table-cell>
        </table:table-row>
        <table:table-row table:style-name="ro1">
          <table:table-cell office:value-type="float" office:value="0.647499264" calcext:value-type="float">
            <text:p>0.647499264</text:p>
          </table:table-cell>
        </table:table-row>
        <table:table-row table:style-name="ro1">
          <table:table-cell office:value-type="float" office:value="0.664634112" calcext:value-type="float">
            <text:p>0.664634112</text:p>
          </table:table-cell>
        </table:table-row>
        <table:table-row table:style-name="ro1">
          <table:table-cell office:value-type="float" office:value="0.652546304" calcext:value-type="float">
            <text:p>0.652546304</text:p>
          </table:table-cell>
        </table:table-row>
        <table:table-row table:style-name="ro1">
          <table:table-cell office:value-type="float" office:value="0.655385344" calcext:value-type="float">
            <text:p>0.655385344</text:p>
          </table:table-cell>
        </table:table-row>
        <table:table-row table:style-name="ro1">
          <table:table-cell office:value-type="float" office:value="0.683220992" calcext:value-type="float">
            <text:p>0.683220992</text:p>
          </table:table-cell>
        </table:table-row>
        <table:table-row table:style-name="ro1">
          <table:table-cell office:value-type="float" office:value="0.698486528" calcext:value-type="float">
            <text:p>0.698486528</text:p>
          </table:table-cell>
        </table:table-row>
        <table:table-row table:style-name="ro1">
          <table:table-cell office:value-type="float" office:value="0.720374528" calcext:value-type="float">
            <text:p>0.720374528</text:p>
          </table:table-cell>
        </table:table-row>
        <table:table-row table:style-name="ro1">
          <table:table-cell office:value-type="float" office:value="0.697741056" calcext:value-type="float">
            <text:p>0.697741056</text:p>
          </table:table-cell>
        </table:table-row>
        <table:table-row table:style-name="ro1">
          <table:table-cell office:value-type="float" office:value="0.706565888" calcext:value-type="float">
            <text:p>0.706565888</text:p>
          </table:table-cell>
        </table:table-row>
        <table:table-row table:style-name="ro1">
          <table:table-cell office:value-type="float" office:value="0.723017216" calcext:value-type="float">
            <text:p>0.723017216</text:p>
          </table:table-cell>
        </table:table-row>
        <table:table-row table:style-name="ro1">
          <table:table-cell office:value-type="float" office:value="0.735487488" calcext:value-type="float">
            <text:p>0.735487488</text:p>
          </table:table-cell>
        </table:table-row>
        <table:table-row table:style-name="ro1">
          <table:table-cell office:value-type="float" office:value="0.766711296" calcext:value-type="float">
            <text:p>0.766711296</text:p>
          </table:table-cell>
        </table:table-row>
        <table:table-row table:style-name="ro1">
          <table:table-cell office:value-type="float" office:value="0.733913344" calcext:value-type="float">
            <text:p>0.733913344</text:p>
          </table:table-cell>
        </table:table-row>
        <table:table-row table:style-name="ro1">
          <table:table-cell office:value-type="float" office:value="0.750644736" calcext:value-type="float">
            <text:p>0.750644736</text:p>
          </table:table-cell>
        </table:table-row>
        <table:table-row table:style-name="ro1">
          <table:table-cell office:value-type="float" office:value="0.807130624" calcext:value-type="float">
            <text:p>0.807130624</text:p>
          </table:table-cell>
        </table:table-row>
        <table:table-row table:style-name="ro1">
          <table:table-cell office:value-type="float" office:value="0.842697472" calcext:value-type="float">
            <text:p>0.842697472</text:p>
          </table:table-cell>
        </table:table-row>
        <table:table-row table:style-name="ro1">
          <table:table-cell office:value-type="float" office:value="0.855415552" calcext:value-type="float">
            <text:p>0.855415552</text:p>
          </table:table-cell>
        </table:table-row>
        <table:table-row table:style-name="ro1">
          <table:table-cell office:value-type="float" office:value="0.872467456" calcext:value-type="float">
            <text:p>0.872467456</text:p>
          </table:table-cell>
        </table:table-row>
        <table:table-row table:style-name="ro1">
          <table:table-cell office:value-type="float" office:value="0.933003776" calcext:value-type="float">
            <text:p>0.933003776</text:p>
          </table:table-cell>
        </table:table-row>
        <table:table-row table:style-name="ro1">
          <table:table-cell office:value-type="float" office:value="0.988767232" calcext:value-type="float">
            <text:p>0.988767232</text:p>
          </table:table-cell>
        </table:table-row>
        <table:table-row table:style-name="ro1">
          <table:table-cell office:value-type="float" office:value="1.005040384" calcext:value-type="float">
            <text:p>1.005040384</text:p>
          </table:table-cell>
        </table:table-row>
        <table:table-row table:style-name="ro1">
          <table:table-cell office:value-type="float" office:value="1.032936192" calcext:value-type="float">
            <text:p>1.032936192</text:p>
          </table:table-cell>
        </table:table-row>
        <table:table-row table:style-name="ro1">
          <table:table-cell office:value-type="float" office:value="1.011449856" calcext:value-type="float">
            <text:p>1.011449856</text:p>
          </table:table-cell>
        </table:table-row>
        <table:table-row table:style-name="ro1">
          <table:table-cell office:value-type="float" office:value="1.035633408" calcext:value-type="float">
            <text:p>1.035633408</text:p>
          </table:table-cell>
        </table:table-row>
        <table:table-row table:style-name="ro1">
          <table:table-cell office:value-type="float" office:value="1.053631488" calcext:value-type="float">
            <text:p>1.053631488</text:p>
          </table:table-cell>
        </table:table-row>
        <table:table-row table:style-name="ro1">
          <table:table-cell office:value-type="float" office:value="1.064810496" calcext:value-type="float">
            <text:p>1.064810496</text:p>
          </table:table-cell>
        </table:table-row>
        <table:table-row table:style-name="ro1">
          <table:table-cell office:value-type="float" office:value="1.098863104" calcext:value-type="float">
            <text:p>1.098863104</text:p>
          </table:table-cell>
        </table:table-row>
        <table:table-row table:style-name="ro1">
          <table:table-cell office:value-type="float" office:value="1.091215872" calcext:value-type="float">
            <text:p>1.091215872</text:p>
          </table:table-cell>
        </table:table-row>
        <table:table-row table:style-name="ro1">
          <table:table-cell office:value-type="float" office:value="1.105633536" calcext:value-type="float">
            <text:p>1.105633536</text:p>
          </table:table-cell>
        </table:table-row>
        <table:table-row table:style-name="ro1">
          <table:table-cell office:value-type="float" office:value="1.168517632" calcext:value-type="float">
            <text:p>1.168517632</text:p>
          </table:table-cell>
        </table:table-row>
        <table:table-row table:style-name="ro1">
          <table:table-cell office:value-type="float" office:value="1.159381248" calcext:value-type="float">
            <text:p>1.159381248</text:p>
          </table:table-cell>
        </table:table-row>
        <table:table-row table:style-name="ro1">
          <table:table-cell office:value-type="float" office:value="1.18435328" calcext:value-type="float">
            <text:p>1.18435328</text:p>
          </table:table-cell>
        </table:table-row>
        <table:table-row table:style-name="ro1">
          <table:table-cell office:value-type="float" office:value="1.196435968" calcext:value-type="float">
            <text:p>1.196435968</text:p>
          </table:table-cell>
        </table:table-row>
        <table:table-row table:style-name="ro1">
          <table:table-cell office:value-type="float" office:value="1.207603712" calcext:value-type="float">
            <text:p>1.207603712</text:p>
          </table:table-cell>
        </table:table-row>
        <table:table-row table:style-name="ro1">
          <table:table-cell office:value-type="float" office:value="1.24450944" calcext:value-type="float">
            <text:p>1.24450944</text:p>
          </table:table-cell>
        </table:table-row>
        <table:table-row table:style-name="ro1">
          <table:table-cell office:value-type="float" office:value="1.269600256" calcext:value-type="float">
            <text:p>1.269600256</text:p>
          </table:table-cell>
        </table:table-row>
        <table:table-row table:style-name="ro1">
          <table:table-cell office:value-type="float" office:value="1.335500544" calcext:value-type="float">
            <text:p>1.335500544</text:p>
          </table:table-cell>
        </table:table-row>
        <table:table-row table:style-name="ro1">
          <table:table-cell office:value-type="float" office:value="1.334203392" calcext:value-type="float">
            <text:p>1.334203392</text:p>
          </table:table-cell>
        </table:table-row>
        <table:table-row table:style-name="ro1">
          <table:table-cell office:value-type="float" office:value="1.37558784" calcext:value-type="float">
            <text:p>1.37558784</text:p>
          </table:table-cell>
        </table:table-row>
        <table:table-row table:style-name="ro1">
          <table:table-cell office:value-type="float" office:value="1.447855872" calcext:value-type="float">
            <text:p>1.447855872</text:p>
          </table:table-cell>
        </table:table-row>
        <table:table-row table:style-name="ro1">
          <table:table-cell office:value-type="float" office:value="1.468244224" calcext:value-type="float">
            <text:p>1.468244224</text:p>
          </table:table-cell>
        </table:table-row>
        <table:table-row table:style-name="ro1">
          <table:table-cell office:value-type="float" office:value="1.48072832" calcext:value-type="float">
            <text:p>1.48072832</text:p>
          </table:table-cell>
        </table:table-row>
        <table:table-row table:style-name="ro1">
          <table:table-cell office:value-type="float" office:value="1.465531648" calcext:value-type="float">
            <text:p>1.465531648</text:p>
          </table:table-cell>
        </table:table-row>
        <table:table-row table:style-name="ro1">
          <table:table-cell office:value-type="float" office:value="1.498439168" calcext:value-type="float">
            <text:p>1.498439168</text:p>
          </table:table-cell>
        </table:table-row>
        <table:table-row table:style-name="ro1">
          <table:table-cell office:value-type="float" office:value="1.5289728" calcext:value-type="float">
            <text:p>1.5289728</text:p>
          </table:table-cell>
        </table:table-row>
        <table:table-row table:style-name="ro1">
          <table:table-cell office:value-type="float" office:value="1.554073088" calcext:value-type="float">
            <text:p>1.554073088</text:p>
          </table:table-cell>
        </table:table-row>
        <table:table-row table:style-name="ro1">
          <table:table-cell office:value-type="float" office:value="1.571416576" calcext:value-type="float">
            <text:p>1.571416576</text:p>
          </table:table-cell>
        </table:table-row>
        <table:table-row table:style-name="ro1">
          <table:table-cell office:value-type="float" office:value="1.562333952" calcext:value-type="float">
            <text:p>1.562333952</text:p>
          </table:table-cell>
        </table:table-row>
        <table:table-row table:style-name="ro1">
          <table:table-cell office:value-type="float" office:value="1.592711168" calcext:value-type="float">
            <text:p>1.592711168</text:p>
          </table:table-cell>
        </table:table-row>
        <table:table-row table:style-name="ro1">
          <table:table-cell office:value-type="float" office:value="1.635462656" calcext:value-type="float">
            <text:p>1.635462656</text:p>
          </table:table-cell>
        </table:table-row>
        <table:table-row table:style-name="ro1">
          <table:table-cell office:value-type="float" office:value="1.677414656" calcext:value-type="float">
            <text:p>1.677414656</text:p>
          </table:table-cell>
        </table:table-row>
        <table:table-row table:style-name="ro1">
          <table:table-cell office:value-type="float" office:value="1.71707904" calcext:value-type="float">
            <text:p>1.71707904</text:p>
          </table:table-cell>
        </table:table-row>
        <table:table-row table:style-name="ro1">
          <table:table-cell office:value-type="float" office:value="1.693189376" calcext:value-type="float">
            <text:p>1.693189376</text:p>
          </table:table-cell>
        </table:table-row>
        <table:table-row table:style-name="ro1">
          <table:table-cell office:value-type="float" office:value="1.76869248" calcext:value-type="float">
            <text:p>1.76869248</text:p>
          </table:table-cell>
        </table:table-row>
        <table:table-row table:style-name="ro1">
          <table:table-cell office:value-type="float" office:value="1.812238592" calcext:value-type="float">
            <text:p>1.812238592</text:p>
          </table:table-cell>
        </table:table-row>
        <table:table-row table:style-name="ro1">
          <table:table-cell office:value-type="float" office:value="1.813161984" calcext:value-type="float">
            <text:p>1.813161984</text:p>
          </table:table-cell>
        </table:table-row>
        <table:table-row table:style-name="ro1">
          <table:table-cell office:value-type="float" office:value="1.857771264" calcext:value-type="float">
            <text:p>1.857771264</text:p>
          </table:table-cell>
        </table:table-row>
        <table:table-row table:style-name="ro1">
          <table:table-cell office:value-type="float" office:value="1.856291584" calcext:value-type="float">
            <text:p>1.856291584</text:p>
          </table:table-cell>
        </table:table-row>
        <table:table-row table:style-name="ro1">
          <table:table-cell office:value-type="float" office:value="1.909753088" calcext:value-type="float">
            <text:p>1.909753088</text:p>
          </table:table-cell>
        </table:table-row>
        <table:table-row table:style-name="ro1">
          <table:table-cell office:value-type="float" office:value="1.914000128" calcext:value-type="float">
            <text:p>1.914000128</text:p>
          </table:table-cell>
        </table:table-row>
        <table:table-row table:style-name="ro1">
          <table:table-cell office:value-type="float" office:value="1.903259648" calcext:value-type="float">
            <text:p>1.903259648</text:p>
          </table:table-cell>
        </table:table-row>
        <table:table-row table:style-name="ro1">
          <table:table-cell office:value-type="float" office:value="1.919945728" calcext:value-type="float">
            <text:p>1.919945728</text:p>
          </table:table-cell>
        </table:table-row>
        <table:table-row table:style-name="ro1">
          <table:table-cell office:value-type="float" office:value="1.977067776" calcext:value-type="float">
            <text:p>1.977067776</text:p>
          </table:table-cell>
        </table:table-row>
        <table:table-row table:style-name="ro1">
          <table:table-cell office:value-type="float" office:value="1.978661376" calcext:value-type="float">
            <text:p>1.978661376</text:p>
          </table:table-cell>
        </table:table-row>
        <table:table-row table:style-name="ro1">
          <table:table-cell office:value-type="float" office:value="2.077735168" calcext:value-type="float">
            <text:p>2.077735168</text:p>
          </table:table-cell>
        </table:table-row>
        <table:table-row table:style-name="ro1">
          <table:table-cell office:value-type="float" office:value="2.078720256" calcext:value-type="float">
            <text:p>2.078720256</text:p>
          </table:table-cell>
        </table:table-row>
        <table:table-row table:style-name="ro1">
          <table:table-cell office:value-type="float" office:value="2.091320576" calcext:value-type="float">
            <text:p>2.091320576</text:p>
          </table:table-cell>
        </table:table-row>
        <table:table-row table:style-name="ro1">
          <table:table-cell office:value-type="float" office:value="2.097909248" calcext:value-type="float">
            <text:p>2.097909248</text:p>
          </table:table-cell>
        </table:table-row>
        <table:table-row table:style-name="ro1">
          <table:table-cell office:value-type="float" office:value="2.12814976" calcext:value-type="float">
            <text:p>2.12814976</text:p>
          </table:table-cell>
        </table:table-row>
        <table:table-row table:style-name="ro1">
          <table:table-cell office:value-type="float" office:value="2.164259584" calcext:value-type="float">
            <text:p>2.164259584</text:p>
          </table:table-cell>
        </table:table-row>
        <table:table-row table:style-name="ro1">
          <table:table-cell office:value-type="float" office:value="2.17579392" calcext:value-type="float">
            <text:p>2.17579392</text:p>
          </table:table-cell>
        </table:table-row>
        <table:table-row table:style-name="ro1">
          <table:table-cell office:value-type="float" office:value="2.181087744" calcext:value-type="float">
            <text:p>2.181087744</text:p>
          </table:table-cell>
        </table:table-row>
        <table:table-row table:style-name="ro1">
          <table:table-cell office:value-type="float" office:value="2.178176512" calcext:value-type="float">
            <text:p>2.178176512</text:p>
          </table:table-cell>
        </table:table-row>
        <table:table-row table:style-name="ro1">
          <table:table-cell office:value-type="float" office:value="2.21874688" calcext:value-type="float">
            <text:p>2.21874688</text:p>
          </table:table-cell>
        </table:table-row>
        <table:table-row table:style-name="ro1">
          <table:table-cell office:value-type="float" office:value="2.233263872" calcext:value-type="float">
            <text:p>2.233263872</text:p>
          </table:table-cell>
        </table:table-row>
        <table:table-row table:style-name="ro1">
          <table:table-cell office:value-type="float" office:value="2.244766208" calcext:value-type="float">
            <text:p>2.244766208</text:p>
          </table:table-cell>
        </table:table-row>
        <table:table-row table:style-name="ro1">
          <table:table-cell office:value-type="float" office:value="2.233818624" calcext:value-type="float">
            <text:p>2.233818624</text:p>
          </table:table-cell>
        </table:table-row>
        <table:table-row table:style-name="ro1">
          <table:table-cell office:value-type="float" office:value="2.259783424" calcext:value-type="float">
            <text:p>2.259783424</text:p>
          </table:table-cell>
        </table:table-row>
        <table:table-row table:style-name="ro1">
          <table:table-cell office:value-type="float" office:value="2.310482176" calcext:value-type="float">
            <text:p>2.310482176</text:p>
          </table:table-cell>
        </table:table-row>
        <table:table-row table:style-name="ro1">
          <table:table-cell office:value-type="float" office:value="2.322109952" calcext:value-type="float">
            <text:p>2.322109952</text:p>
          </table:table-cell>
        </table:table-row>
        <table:table-row table:style-name="ro1">
          <table:table-cell office:value-type="float" office:value="2.339788032" calcext:value-type="float">
            <text:p>2.339788032</text:p>
          </table:table-cell>
        </table:table-row>
        <table:table-row table:style-name="ro1">
          <table:table-cell office:value-type="float" office:value="2.348153344" calcext:value-type="float">
            <text:p>2.348153344</text:p>
          </table:table-cell>
        </table:table-row>
        <table:table-row table:style-name="ro1">
          <table:table-cell office:value-type="float" office:value="2.369114368" calcext:value-type="float">
            <text:p>2.369114368</text:p>
          </table:table-cell>
        </table:table-row>
        <table:table-row table:style-name="ro1">
          <table:table-cell office:value-type="float" office:value="2.379577088" calcext:value-type="float">
            <text:p>2.379577088</text:p>
          </table:table-cell>
        </table:table-row>
        <table:table-row table:style-name="ro1">
          <table:table-cell office:value-type="float" office:value="2.411174144" calcext:value-type="float">
            <text:p>2.411174144</text:p>
          </table:table-cell>
        </table:table-row>
        <table:table-row table:style-name="ro1">
          <table:table-cell office:value-type="float" office:value="2.420614656" calcext:value-type="float">
            <text:p>2.420614656</text:p>
          </table:table-cell>
        </table:table-row>
        <table:table-row table:style-name="ro1">
          <table:table-cell office:value-type="float" office:value="2.43725696" calcext:value-type="float">
            <text:p>2.43725696</text:p>
          </table:table-cell>
        </table:table-row>
        <table:table-row table:style-name="ro1">
          <table:table-cell office:value-type="float" office:value="2.424698624" calcext:value-type="float">
            <text:p>2.424698624</text:p>
          </table:table-cell>
        </table:table-row>
        <table:table-row table:style-name="ro1">
          <table:table-cell office:value-type="float" office:value="2.4369984" calcext:value-type="float">
            <text:p>2.4369984</text:p>
          </table:table-cell>
        </table:table-row>
        <table:table-row table:style-name="ro1">
          <table:table-cell office:value-type="float" office:value="2.46664448" calcext:value-type="float">
            <text:p>2.46664448</text:p>
          </table:table-cell>
        </table:table-row>
        <table:table-row table:style-name="ro1">
          <table:table-cell office:value-type="float" office:value="2.477430528" calcext:value-type="float">
            <text:p>2.477430528</text:p>
          </table:table-cell>
        </table:table-row>
        <table:table-row table:style-name="ro1">
          <table:table-cell office:value-type="float" office:value="2.493755904" calcext:value-type="float">
            <text:p>2.493755904</text:p>
          </table:table-cell>
        </table:table-row>
        <table:table-row table:style-name="ro1">
          <table:table-cell office:value-type="float" office:value="2.47028736" calcext:value-type="float">
            <text:p>2.47028736</text:p>
          </table:table-cell>
        </table:table-row>
        <table:table-row table:style-name="ro1">
          <table:table-cell office:value-type="float" office:value="2.483389952" calcext:value-type="float">
            <text:p>2.483389952</text:p>
          </table:table-cell>
        </table:table-row>
        <table:table-row table:style-name="ro1">
          <table:table-cell office:value-type="float" office:value="2.485720064" calcext:value-type="float">
            <text:p>2.485720064</text:p>
          </table:table-cell>
        </table:table-row>
        <table:table-row table:style-name="ro1">
          <table:table-cell office:value-type="float" office:value="2.496325888" calcext:value-type="float">
            <text:p>2.496325888</text:p>
          </table:table-cell>
        </table:table-row>
        <table:table-row table:style-name="ro1">
          <table:table-cell office:value-type="float" office:value="2.510891264" calcext:value-type="float">
            <text:p>2.510891264</text:p>
          </table:table-cell>
        </table:table-row>
        <table:table-row table:style-name="ro1">
          <table:table-cell office:value-type="float" office:value="2.521689344" calcext:value-type="float">
            <text:p>2.521689344</text:p>
          </table:table-cell>
        </table:table-row>
        <table:table-row table:style-name="ro1">
          <table:table-cell office:value-type="float" office:value="2.52805248" calcext:value-type="float">
            <text:p>2.52805248</text:p>
          </table:table-cell>
        </table:table-row>
        <table:table-row table:style-name="ro1">
          <table:table-cell office:value-type="float" office:value="2.530374144" calcext:value-type="float">
            <text:p>2.530374144</text:p>
          </table:table-cell>
        </table:table-row>
        <table:table-row table:style-name="ro1">
          <table:table-cell office:value-type="float" office:value="2.530601984" calcext:value-type="float">
            <text:p>2.530601984</text:p>
          </table:table-cell>
        </table:table-row>
        <table:table-row table:style-name="ro1">
          <table:table-cell office:value-type="float" office:value="2.567539456" calcext:value-type="float">
            <text:p>2.567539456</text:p>
          </table:table-cell>
        </table:table-row>
        <table:table-row table:style-name="ro1">
          <table:table-cell office:value-type="float" office:value="2.55874048" calcext:value-type="float">
            <text:p>2.55874048</text:p>
          </table:table-cell>
        </table:table-row>
        <table:table-row table:style-name="ro1">
          <table:table-cell office:value-type="float" office:value="2.562256384" calcext:value-type="float">
            <text:p>2.562256384</text:p>
          </table:table-cell>
        </table:table-row>
        <table:table-row table:style-name="ro1">
          <table:table-cell office:value-type="float" office:value="2.622210304" calcext:value-type="float">
            <text:p>2.622210304</text:p>
          </table:table-cell>
        </table:table-row>
        <table:table-row table:style-name="ro1">
          <table:table-cell office:value-type="float" office:value="2.622881536" calcext:value-type="float">
            <text:p>2.622881536</text:p>
          </table:table-cell>
        </table:table-row>
        <table:table-row table:style-name="ro1">
          <table:table-cell office:value-type="float" office:value="2.64324992" calcext:value-type="float">
            <text:p>2.64324992</text:p>
          </table:table-cell>
        </table:table-row>
        <table:table-row table:style-name="ro1">
          <table:table-cell office:value-type="float" office:value="2.65066368" calcext:value-type="float">
            <text:p>2.65066368</text:p>
          </table:table-cell>
        </table:table-row>
        <table:table-row table:style-name="ro1">
          <table:table-cell office:value-type="float" office:value="2.654457088" calcext:value-type="float">
            <text:p>2.654457088</text:p>
          </table:table-cell>
        </table:table-row>
        <table:table-row table:style-name="ro1">
          <table:table-cell office:value-type="float" office:value="2.680805632" calcext:value-type="float">
            <text:p>2.680805632</text:p>
          </table:table-cell>
        </table:table-row>
        <table:table-row table:style-name="ro1">
          <table:table-cell office:value-type="float" office:value="2.680994816" calcext:value-type="float">
            <text:p>2.680994816</text:p>
          </table:table-cell>
        </table:table-row>
        <table:table-row table:style-name="ro1">
          <table:table-cell office:value-type="float" office:value="2.692207872" calcext:value-type="float">
            <text:p>2.692207872</text:p>
          </table:table-cell>
        </table:table-row>
        <table:table-row table:style-name="ro1">
          <table:table-cell office:value-type="float" office:value="2.682130176" calcext:value-type="float">
            <text:p>2.682130176</text:p>
          </table:table-cell>
        </table:table-row>
        <table:table-row table:style-name="ro1">
          <table:table-cell office:value-type="float" office:value="2.683614976" calcext:value-type="float">
            <text:p>2.683614976</text:p>
          </table:table-cell>
        </table:table-row>
        <table:table-row table:style-name="ro1">
          <table:table-cell office:value-type="float" office:value="2.716628992" calcext:value-type="float">
            <text:p>2.716628992</text:p>
          </table:table-cell>
        </table:table-row>
        <table:table-row table:style-name="ro1">
          <table:table-cell office:value-type="float" office:value="2.730729216" calcext:value-type="float">
            <text:p>2.730729216</text:p>
          </table:table-cell>
        </table:table-row>
        <table:table-row table:style-name="ro1">
          <table:table-cell office:value-type="float" office:value="2.76392576" calcext:value-type="float">
            <text:p>2.76392576</text:p>
          </table:table-cell>
        </table:table-row>
        <table:table-row table:style-name="ro1">
          <table:table-cell office:value-type="float" office:value="2.745874688" calcext:value-type="float">
            <text:p>2.745874688</text:p>
          </table:table-cell>
        </table:table-row>
        <table:table-row table:style-name="ro1">
          <table:table-cell office:value-type="float" office:value="2.767911936" calcext:value-type="float">
            <text:p>2.767911936</text:p>
          </table:table-cell>
        </table:table-row>
        <table:table-row table:style-name="ro1">
          <table:table-cell office:value-type="float" office:value="2.784896256" calcext:value-type="float">
            <text:p>2.784896256</text:p>
          </table:table-cell>
        </table:table-row>
        <table:table-row table:style-name="ro1">
          <table:table-cell office:value-type="float" office:value="2.794016" calcext:value-type="float">
            <text:p>2.794016</text:p>
          </table:table-cell>
        </table:table-row>
        <table:table-row table:style-name="ro1">
          <table:table-cell office:value-type="float" office:value="2.818999296" calcext:value-type="float">
            <text:p>2.818999296</text:p>
          </table:table-cell>
        </table:table-row>
        <table:table-row table:style-name="ro1">
          <table:table-cell office:value-type="float" office:value="2.798369024" calcext:value-type="float">
            <text:p>2.798369024</text:p>
          </table:table-cell>
        </table:table-row>
        <table:table-row table:style-name="ro1">
          <table:table-cell office:value-type="float" office:value="2.827895296" calcext:value-type="float">
            <text:p>2.827895296</text:p>
          </table:table-cell>
        </table:table-row>
        <table:table-row table:style-name="ro1">
          <table:table-cell office:value-type="float" office:value="2.843026688" calcext:value-type="float">
            <text:p>2.843026688</text:p>
          </table:table-cell>
        </table:table-row>
        <table:table-row table:style-name="ro1">
          <table:table-cell office:value-type="float" office:value="2.843704064" calcext:value-type="float">
            <text:p>2.843704064</text:p>
          </table:table-cell>
        </table:table-row>
        <table:table-row table:style-name="ro1">
          <table:table-cell office:value-type="float" office:value="2.865165312" calcext:value-type="float">
            <text:p>2.865165312</text:p>
          </table:table-cell>
        </table:table-row>
        <table:table-row table:style-name="ro1">
          <table:table-cell office:value-type="float" office:value="2.844422144" calcext:value-type="float">
            <text:p>2.844422144</text:p>
          </table:table-cell>
        </table:table-row>
        <table:table-row table:style-name="ro1">
          <table:table-cell office:value-type="float" office:value="2.846016512" calcext:value-type="float">
            <text:p>2.846016512</text:p>
          </table:table-cell>
        </table:table-row>
        <table:table-row table:style-name="ro1">
          <table:table-cell office:value-type="float" office:value="2.913603328" calcext:value-type="float">
            <text:p>2.913603328</text:p>
          </table:table-cell>
        </table:table-row>
        <table:table-row table:style-name="ro1">
          <table:table-cell office:value-type="float" office:value="2.91647872" calcext:value-type="float">
            <text:p>2.91647872</text:p>
          </table:table-cell>
        </table:table-row>
        <table:table-row table:style-name="ro1">
          <table:table-cell office:value-type="float" office:value="2.92753408" calcext:value-type="float">
            <text:p>2.92753408</text:p>
          </table:table-cell>
        </table:table-row>
        <table:table-row table:style-name="ro1">
          <table:table-cell office:value-type="float" office:value="2.917870592" calcext:value-type="float">
            <text:p>2.917870592</text:p>
          </table:table-cell>
        </table:table-row>
        <table:table-row table:style-name="ro1">
          <table:table-cell office:value-type="float" office:value="2.92001152" calcext:value-type="float">
            <text:p>2.92001152</text:p>
          </table:table-cell>
        </table:table-row>
        <table:table-row table:style-name="ro1">
          <table:table-cell office:value-type="float" office:value="2.950033408" calcext:value-type="float">
            <text:p>2.950033408</text:p>
          </table:table-cell>
        </table:table-row>
        <table:table-row table:style-name="ro1">
          <table:table-cell office:value-type="float" office:value="2.950269696" calcext:value-type="float">
            <text:p>2.950269696</text:p>
          </table:table-cell>
        </table:table-row>
        <table:table-row table:style-name="ro1">
          <table:table-cell office:value-type="float" office:value="2.961950208" calcext:value-type="float">
            <text:p>2.961950208</text:p>
          </table:table-cell>
        </table:table-row>
        <table:table-row table:style-name="ro1">
          <table:table-cell office:value-type="float" office:value="2.951552256" calcext:value-type="float">
            <text:p>2.951552256</text:p>
          </table:table-cell>
        </table:table-row>
        <table:table-row table:style-name="ro1">
          <table:table-cell office:value-type="float" office:value="2.953099776" calcext:value-type="float">
            <text:p>2.953099776</text:p>
          </table:table-cell>
        </table:table-row>
        <table:table-row table:style-name="ro1">
          <table:table-cell office:value-type="float" office:value="3.010942208" calcext:value-type="float">
            <text:p>3.010942208</text:p>
          </table:table-cell>
        </table:table-row>
        <table:table-row table:style-name="ro1">
          <table:table-cell office:value-type="float" office:value="3.011497984" calcext:value-type="float">
            <text:p>3.011497984</text:p>
          </table:table-cell>
        </table:table-row>
        <table:table-row table:style-name="ro1">
          <table:table-cell office:value-type="float" office:value="3.022337536" calcext:value-type="float">
            <text:p>3.022337536</text:p>
          </table:table-cell>
        </table:table-row>
        <table:table-row table:style-name="ro1">
          <table:table-cell office:value-type="float" office:value="3.025525504" calcext:value-type="float">
            <text:p>3.025525504</text:p>
          </table:table-cell>
        </table:table-row>
        <table:table-row table:style-name="ro1">
          <table:table-cell office:value-type="float" office:value="3.02893056" calcext:value-type="float">
            <text:p>3.02893056</text:p>
          </table:table-cell>
        </table:table-row>
        <table:table-row table:style-name="ro1">
          <table:table-cell office:value-type="float" office:value="3.03120512" calcext:value-type="float">
            <text:p>3.03120512</text:p>
          </table:table-cell>
        </table:table-row>
        <table:table-row table:style-name="ro1">
          <table:table-cell office:value-type="float" office:value="3.040003328" calcext:value-type="float">
            <text:p>3.040003328</text:p>
          </table:table-cell>
        </table:table-row>
        <table:table-row table:style-name="ro1">
          <table:table-cell office:value-type="float" office:value="3.052742656" calcext:value-type="float">
            <text:p>3.052742656</text:p>
          </table:table-cell>
        </table:table-row>
        <table:table-row table:style-name="ro1">
          <table:table-cell office:value-type="float" office:value="3.033114112" calcext:value-type="float">
            <text:p>3.033114112</text:p>
          </table:table-cell>
        </table:table-row>
        <table:table-row table:style-name="ro1">
          <table:table-cell office:value-type="float" office:value="3.101550592" calcext:value-type="float">
            <text:p>3.101550592</text:p>
          </table:table-cell>
        </table:table-row>
        <table:table-row table:style-name="ro1">
          <table:table-cell office:value-type="float" office:value="3.137584384" calcext:value-type="float">
            <text:p>3.137584384</text:p>
          </table:table-cell>
        </table:table-row>
        <table:table-row table:style-name="ro1">
          <table:table-cell office:value-type="float" office:value="3.137795072" calcext:value-type="float">
            <text:p>3.137795072</text:p>
          </table:table-cell>
        </table:table-row>
        <table:table-row table:style-name="ro1">
          <table:table-cell office:value-type="float" office:value="3.150762496" calcext:value-type="float">
            <text:p>3.150762496</text:p>
          </table:table-cell>
        </table:table-row>
        <table:table-row table:style-name="ro1">
          <table:table-cell office:value-type="float" office:value="3.141611264" calcext:value-type="float">
            <text:p>3.141611264</text:p>
          </table:table-cell>
        </table:table-row>
        <table:table-row table:style-name="ro1">
          <table:table-cell office:value-type="float" office:value="3.149147648" calcext:value-type="float">
            <text:p>3.149147648</text:p>
          </table:table-cell>
        </table:table-row>
        <table:table-row table:style-name="ro1">
          <table:table-cell office:value-type="float" office:value="3.185930496" calcext:value-type="float">
            <text:p>3.185930496</text:p>
          </table:table-cell>
        </table:table-row>
        <table:table-row table:style-name="ro1">
          <table:table-cell office:value-type="float" office:value="3.187044096" calcext:value-type="float">
            <text:p>3.187044096</text:p>
          </table:table-cell>
        </table:table-row>
        <table:table-row table:style-name="ro1">
          <table:table-cell office:value-type="float" office:value="3.19785216" calcext:value-type="float">
            <text:p>3.19785216</text:p>
          </table:table-cell>
        </table:table-row>
        <table:table-row table:style-name="ro1">
          <table:table-cell office:value-type="float" office:value="3.200547584" calcext:value-type="float">
            <text:p>3.200547584</text:p>
          </table:table-cell>
        </table:table-row>
        <table:table-row table:style-name="ro1">
          <table:table-cell office:value-type="float" office:value="3.205727744" calcext:value-type="float">
            <text:p>3.205727744</text:p>
          </table:table-cell>
        </table:table-row>
        <table:table-row table:style-name="ro1">
          <table:table-cell office:value-type="float" office:value="3.238028544" calcext:value-type="float">
            <text:p>3.238028544</text:p>
          </table:table-cell>
        </table:table-row>
        <table:table-row table:style-name="ro1">
          <table:table-cell office:value-type="float" office:value="3.248199424" calcext:value-type="float">
            <text:p>3.248199424</text:p>
          </table:table-cell>
        </table:table-row>
        <table:table-row table:style-name="ro1">
          <table:table-cell office:value-type="float" office:value="3.271826688" calcext:value-type="float">
            <text:p>3.271826688</text:p>
          </table:table-cell>
        </table:table-row>
        <table:table-row table:style-name="ro1">
          <table:table-cell office:value-type="float" office:value="3.262172928" calcext:value-type="float">
            <text:p>3.262172928</text:p>
          </table:table-cell>
        </table:table-row>
        <table:table-row table:style-name="ro1">
          <table:table-cell office:value-type="float" office:value="3.279419648" calcext:value-type="float">
            <text:p>3.279419648</text:p>
          </table:table-cell>
        </table:table-row>
        <table:table-row table:style-name="ro1">
          <table:table-cell office:value-type="float" office:value="3.305357056" calcext:value-type="float">
            <text:p>3.305357056</text:p>
          </table:table-cell>
        </table:table-row>
        <table:table-row table:style-name="ro1">
          <table:table-cell office:value-type="float" office:value="3.30589696" calcext:value-type="float">
            <text:p>3.30589696</text:p>
          </table:table-cell>
        </table:table-row>
        <table:table-row table:style-name="ro1">
          <table:table-cell office:value-type="float" office:value="3.317084928" calcext:value-type="float">
            <text:p>3.317084928</text:p>
          </table:table-cell>
        </table:table-row>
        <table:table-row table:style-name="ro1">
          <table:table-cell office:value-type="float" office:value="3.311707136" calcext:value-type="float">
            <text:p>3.311707136</text:p>
          </table:table-cell>
        </table:table-row>
        <table:table-row table:style-name="ro1">
          <table:table-cell office:value-type="float" office:value="3.328065536" calcext:value-type="float">
            <text:p>3.328065536</text:p>
          </table:table-cell>
        </table:table-row>
        <table:table-row table:style-name="ro1">
          <table:table-cell office:value-type="float" office:value="3.33276288" calcext:value-type="float">
            <text:p>3.33276288</text:p>
          </table:table-cell>
        </table:table-row>
        <table:table-row table:style-name="ro1">
          <table:table-cell office:value-type="float" office:value="3.342629376" calcext:value-type="float">
            <text:p>3.342629376</text:p>
          </table:table-cell>
        </table:table-row>
        <table:table-row table:style-name="ro1">
          <table:table-cell office:value-type="float" office:value="3.3536384" calcext:value-type="float">
            <text:p>3.3536384</text:p>
          </table:table-cell>
        </table:table-row>
        <table:table-row table:style-name="ro1">
          <table:table-cell office:value-type="float" office:value="3.358319872" calcext:value-type="float">
            <text:p>3.358319872</text:p>
          </table:table-cell>
        </table:table-row>
        <table:table-row table:style-name="ro1">
          <table:table-cell office:value-type="float" office:value="3.3772608" calcext:value-type="float">
            <text:p>3.3772608</text:p>
          </table:table-cell>
        </table:table-row>
        <table:table-row table:style-name="ro1">
          <table:table-cell office:value-type="float" office:value="3.402732032" calcext:value-type="float">
            <text:p>3.402732032</text:p>
          </table:table-cell>
        </table:table-row>
        <table:table-row table:style-name="ro1">
          <table:table-cell office:value-type="float" office:value="3.4029696" calcext:value-type="float">
            <text:p>3.4029696</text:p>
          </table:table-cell>
        </table:table-row>
        <table:table-row table:style-name="ro1">
          <table:table-cell office:value-type="float" office:value="3.423631104" calcext:value-type="float">
            <text:p>3.423631104</text:p>
          </table:table-cell>
        </table:table-row>
        <table:table-row table:style-name="ro1">
          <table:table-cell office:value-type="float" office:value="3.42642176" calcext:value-type="float">
            <text:p>3.42642176</text:p>
          </table:table-cell>
        </table:table-row>
        <table:table-row table:style-name="ro1">
          <table:table-cell office:value-type="float" office:value="3.42806784" calcext:value-type="float">
            <text:p>3.42806784</text:p>
          </table:table-cell>
        </table:table-row>
        <table:table-row table:style-name="ro1">
          <table:table-cell office:value-type="float" office:value="3.479546624" calcext:value-type="float">
            <text:p>3.479546624</text:p>
          </table:table-cell>
        </table:table-row>
        <table:table-row table:style-name="ro1">
          <table:table-cell office:value-type="float" office:value="3.480628224" calcext:value-type="float">
            <text:p>3.480628224</text:p>
          </table:table-cell>
        </table:table-row>
        <table:table-row table:style-name="ro1">
          <table:table-cell office:value-type="float" office:value="3.500951552" calcext:value-type="float">
            <text:p>3.500951552</text:p>
          </table:table-cell>
        </table:table-row>
        <table:table-row table:style-name="ro1">
          <table:table-cell office:value-type="float" office:value="3.510614272" calcext:value-type="float">
            <text:p>3.510614272</text:p>
          </table:table-cell>
        </table:table-row>
        <table:table-row table:style-name="ro1">
          <table:table-cell office:value-type="float" office:value="3.533059584" calcext:value-type="float">
            <text:p>3.533059584</text:p>
          </table:table-cell>
        </table:table-row>
        <table:table-row table:style-name="ro1">
          <table:table-cell office:value-type="float" office:value="3.549658368" calcext:value-type="float">
            <text:p>3.549658368</text:p>
          </table:table-cell>
        </table:table-row>
        <table:table-row table:style-name="ro1">
          <table:table-cell office:value-type="float" office:value="3.549535488" calcext:value-type="float">
            <text:p>3.549535488</text:p>
          </table:table-cell>
        </table:table-row>
        <table:table-row table:style-name="ro1">
          <table:table-cell office:value-type="float" office:value="3.570207744" calcext:value-type="float">
            <text:p>3.570207744</text:p>
          </table:table-cell>
        </table:table-row>
        <table:table-row table:style-name="ro1">
          <table:table-cell office:value-type="float" office:value="3.551075584" calcext:value-type="float">
            <text:p>3.551075584</text:p>
          </table:table-cell>
        </table:table-row>
        <table:table-row table:style-name="ro1">
          <table:table-cell office:value-type="float" office:value="3.567975424" calcext:value-type="float">
            <text:p>3.567975424</text:p>
          </table:table-cell>
        </table:table-row>
        <table:table-row table:style-name="ro1">
          <table:table-cell office:value-type="float" office:value="3.570274304" calcext:value-type="float">
            <text:p>3.570274304</text:p>
          </table:table-cell>
        </table:table-row>
        <table:table-row table:style-name="ro1">
          <table:table-cell office:value-type="float" office:value="3.6055552" calcext:value-type="float">
            <text:p>3.6055552</text:p>
          </table:table-cell>
        </table:table-row>
        <table:table-row table:style-name="ro1">
          <table:table-cell office:value-type="float" office:value="3.6259968" calcext:value-type="float">
            <text:p>3.6259968</text:p>
          </table:table-cell>
        </table:table-row>
        <table:table-row table:style-name="ro1">
          <table:table-cell office:value-type="float" office:value="3.6159872" calcext:value-type="float">
            <text:p>3.6159872</text:p>
          </table:table-cell>
        </table:table-row>
        <table:table-row table:style-name="ro1">
          <table:table-cell office:value-type="float" office:value="3.616938752" calcext:value-type="float">
            <text:p>3.616938752</text:p>
          </table:table-cell>
        </table:table-row>
        <table:table-row table:style-name="ro1">
          <table:table-cell office:value-type="float" office:value="3.646008576" calcext:value-type="float">
            <text:p>3.646008576</text:p>
          </table:table-cell>
        </table:table-row>
        <table:table-row table:style-name="ro1">
          <table:table-cell office:value-type="float" office:value="3.639589376" calcext:value-type="float">
            <text:p>3.639589376</text:p>
          </table:table-cell>
        </table:table-row>
        <table:table-row table:style-name="ro1">
          <table:table-cell office:value-type="float" office:value="3.659976192" calcext:value-type="float">
            <text:p>3.659976192</text:p>
          </table:table-cell>
        </table:table-row>
        <table:table-row table:style-name="ro1">
          <table:table-cell office:value-type="float" office:value="3.672361472" calcext:value-type="float">
            <text:p>3.672361472</text:p>
          </table:table-cell>
        </table:table-row>
        <table:table-row table:style-name="ro1">
          <table:table-cell office:value-type="float" office:value="3.673937152" calcext:value-type="float">
            <text:p>3.673937152</text:p>
          </table:table-cell>
        </table:table-row>
        <table:table-row table:style-name="ro1">
          <table:table-cell office:value-type="float" office:value="3.692263936" calcext:value-type="float">
            <text:p>3.692263936</text:p>
          </table:table-cell>
        </table:table-row>
        <table:table-row table:style-name="ro1">
          <table:table-cell office:value-type="float" office:value="3.692680448" calcext:value-type="float">
            <text:p>3.692680448</text:p>
          </table:table-cell>
        </table:table-row>
        <table:table-row table:style-name="ro1">
          <table:table-cell office:value-type="float" office:value="3.694613248" calcext:value-type="float">
            <text:p>3.694613248</text:p>
          </table:table-cell>
        </table:table-row>
        <table:table-row table:style-name="ro1">
          <table:table-cell office:value-type="float" office:value="3.719461888" calcext:value-type="float">
            <text:p>3.719461888</text:p>
          </table:table-cell>
        </table:table-row>
        <table:table-row table:style-name="ro1">
          <table:table-cell office:value-type="float" office:value="3.721099776" calcext:value-type="float">
            <text:p>3.721099776</text:p>
          </table:table-cell>
        </table:table-row>
        <table:table-row table:style-name="ro1">
          <table:table-cell office:value-type="float" office:value="3.748536064" calcext:value-type="float">
            <text:p>3.748536064</text:p>
          </table:table-cell>
        </table:table-row>
        <table:table-row table:style-name="ro1">
          <table:table-cell office:value-type="float" office:value="3.749439232" calcext:value-type="float">
            <text:p>3.749439232</text:p>
          </table:table-cell>
        </table:table-row>
        <table:table-row table:style-name="ro1">
          <table:table-cell office:value-type="float" office:value="3.751414016" calcext:value-type="float">
            <text:p>3.751414016</text:p>
          </table:table-cell>
        </table:table-row>
        <table:table-row table:style-name="ro1">
          <table:table-cell office:value-type="float" office:value="3.748743424" calcext:value-type="float">
            <text:p>3.748743424</text:p>
          </table:table-cell>
        </table:table-row>
        <table:table-row table:style-name="ro1">
          <table:table-cell office:value-type="float" office:value="3.770342656" calcext:value-type="float">
            <text:p>3.770342656</text:p>
          </table:table-cell>
        </table:table-row>
        <table:table-row table:style-name="ro1">
          <table:table-cell office:value-type="float" office:value="3.796410624" calcext:value-type="float">
            <text:p>3.796410624</text:p>
          </table:table-cell>
        </table:table-row>
        <table:table-row table:style-name="ro1">
          <table:table-cell office:value-type="float" office:value="3.79869696" calcext:value-type="float">
            <text:p>3.79869696</text:p>
          </table:table-cell>
        </table:table-row>
        <table:table-row table:style-name="ro1">
          <table:table-cell office:value-type="float" office:value="3.80054656" calcext:value-type="float">
            <text:p>3.80054656</text:p>
          </table:table-cell>
        </table:table-row>
        <table:table-row table:style-name="ro1">
          <table:table-cell office:value-type="float" office:value="3.803782912" calcext:value-type="float">
            <text:p>3.803782912</text:p>
          </table:table-cell>
        </table:table-row>
        <table:table-row table:style-name="ro1">
          <table:table-cell office:value-type="float" office:value="3.805693952" calcext:value-type="float">
            <text:p>3.805693952</text:p>
          </table:table-cell>
        </table:table-row>
        <table:table-row table:style-name="ro1">
          <table:table-cell office:value-type="float" office:value="3.808063232" calcext:value-type="float">
            <text:p>3.808063232</text:p>
          </table:table-cell>
        </table:table-row>
        <table:table-row table:style-name="ro1">
          <table:table-cell office:value-type="float" office:value="3.816633344" calcext:value-type="float">
            <text:p>3.816633344</text:p>
          </table:table-cell>
        </table:table-row>
        <table:table-row table:style-name="ro1">
          <table:table-cell office:value-type="float" office:value="3.85653376" calcext:value-type="float">
            <text:p>3.85653376</text:p>
          </table:table-cell>
        </table:table-row>
        <table:table-row table:style-name="ro1">
          <table:table-cell office:value-type="float" office:value="3.8605504" calcext:value-type="float">
            <text:p>3.8605504</text:p>
          </table:table-cell>
        </table:table-row>
        <table:table-row table:style-name="ro1">
          <table:table-cell office:value-type="float" office:value="3.862159616" calcext:value-type="float">
            <text:p>3.862159616</text:p>
          </table:table-cell>
        </table:table-row>
        <table:table-row table:style-name="ro1">
          <table:table-cell office:value-type="float" office:value="3.882029568" calcext:value-type="float">
            <text:p>3.882029568</text:p>
          </table:table-cell>
        </table:table-row>
        <table:table-row table:style-name="ro1">
          <table:table-cell office:value-type="float" office:value="3.874791424" calcext:value-type="float">
            <text:p>3.874791424</text:p>
          </table:table-cell>
        </table:table-row>
        <table:table-row table:style-name="ro1">
          <table:table-cell office:value-type="float" office:value="3.886208768" calcext:value-type="float">
            <text:p>3.886208768</text:p>
          </table:table-cell>
        </table:table-row>
        <table:table-row table:style-name="ro1">
          <table:table-cell office:value-type="float" office:value="3.875579392" calcext:value-type="float">
            <text:p>3.875579392</text:p>
          </table:table-cell>
        </table:table-row>
        <table:table-row table:style-name="ro1">
          <table:table-cell office:value-type="float" office:value="3.904649984" calcext:value-type="float">
            <text:p>3.904649984</text:p>
          </table:table-cell>
        </table:table-row>
        <table:table-row table:style-name="ro1">
          <table:table-cell office:value-type="float" office:value="3.9071232" calcext:value-type="float">
            <text:p>3.9071232</text:p>
          </table:table-cell>
        </table:table-row>
        <table:table-row table:style-name="ro1">
          <table:table-cell office:value-type="float" office:value="3.915561984" calcext:value-type="float">
            <text:p>3.915561984</text:p>
          </table:table-cell>
        </table:table-row>
        <table:table-row table:style-name="ro1">
          <table:table-cell office:value-type="float" office:value="3.928824576" calcext:value-type="float">
            <text:p>3.928824576</text:p>
          </table:table-cell>
        </table:table-row>
        <table:table-row table:style-name="ro1">
          <table:table-cell office:value-type="float" office:value="3.922159616" calcext:value-type="float">
            <text:p>3.922159616</text:p>
          </table:table-cell>
        </table:table-row>
        <table:table-row table:style-name="ro1">
          <table:table-cell office:value-type="float" office:value="3.923615232" calcext:value-type="float">
            <text:p>3.923615232</text:p>
          </table:table-cell>
        </table:table-row>
        <table:table-row table:style-name="ro1">
          <table:table-cell office:value-type="float" office:value="3.954520576" calcext:value-type="float">
            <text:p>3.954520576</text:p>
          </table:table-cell>
        </table:table-row>
        <table:table-row table:style-name="ro1">
          <table:table-cell office:value-type="float" office:value="3.961069568" calcext:value-type="float">
            <text:p>3.961069568</text:p>
          </table:table-cell>
        </table:table-row>
        <table:table-row table:style-name="ro1">
          <table:table-cell office:value-type="float" office:value="3.96396544" calcext:value-type="float">
            <text:p>3.96396544</text:p>
          </table:table-cell>
        </table:table-row>
        <table:table-row table:style-name="ro1">
          <table:table-cell office:value-type="float" office:value="3.956194816" calcext:value-type="float">
            <text:p>3.956194816</text:p>
          </table:table-cell>
        </table:table-row>
        <table:table-row table:style-name="ro1">
          <table:table-cell office:value-type="float" office:value="3.977714176" calcext:value-type="float">
            <text:p>3.977714176</text:p>
          </table:table-cell>
        </table:table-row>
        <table:table-row table:style-name="ro1">
          <table:table-cell office:value-type="float" office:value="3.983164928" calcext:value-type="float">
            <text:p>3.983164928</text:p>
          </table:table-cell>
        </table:table-row>
        <table:table-row table:style-name="ro1">
          <table:table-cell office:value-type="float" office:value="3.984594944" calcext:value-type="float">
            <text:p>3.984594944</text:p>
          </table:table-cell>
        </table:table-row>
        <table:table-row table:style-name="ro1">
          <table:table-cell office:value-type="float" office:value="3.99216896" calcext:value-type="float">
            <text:p>3.99216896</text:p>
          </table:table-cell>
        </table:table-row>
        <table:table-row table:style-name="ro1">
          <table:table-cell office:value-type="float" office:value="4.002770176" calcext:value-type="float">
            <text:p>4.002770176</text:p>
          </table:table-cell>
        </table:table-row>
        <table:table-row table:style-name="ro1">
          <table:table-cell office:value-type="float" office:value="4.027901696" calcext:value-type="float">
            <text:p>4.027901696</text:p>
          </table:table-cell>
        </table:table-row>
        <table:table-row table:style-name="ro1">
          <table:table-cell office:value-type="float" office:value="4.030061568" calcext:value-type="float">
            <text:p>4.030061568</text:p>
          </table:table-cell>
        </table:table-row>
        <table:table-row table:style-name="ro1">
          <table:table-cell office:value-type="float" office:value="4.031357696" calcext:value-type="float">
            <text:p>4.031357696</text:p>
          </table:table-cell>
        </table:table-row>
        <table:table-row table:style-name="ro1">
          <table:table-cell office:value-type="float" office:value="4.040283904" calcext:value-type="float">
            <text:p>4.040283904</text:p>
          </table:table-cell>
        </table:table-row>
        <table:table-row table:style-name="ro1">
          <table:table-cell office:value-type="float" office:value="4.05564672" calcext:value-type="float">
            <text:p>4.05564672</text:p>
          </table:table-cell>
        </table:table-row>
        <table:table-row table:style-name="ro1">
          <table:table-cell office:value-type="float" office:value="4.057336832" calcext:value-type="float">
            <text:p>4.057336832</text:p>
          </table:table-cell>
        </table:table-row>
        <table:table-row table:style-name="ro1">
          <table:table-cell office:value-type="float" office:value="4.05954688" calcext:value-type="float">
            <text:p>4.05954688</text:p>
          </table:table-cell>
        </table:table-row>
        <table:table-row table:style-name="ro1">
          <table:table-cell office:value-type="float" office:value="4.098227456" calcext:value-type="float">
            <text:p>4.098227456</text:p>
          </table:table-cell>
        </table:table-row>
        <table:table-row table:style-name="ro1">
          <table:table-cell office:value-type="float" office:value="4.108175616" calcext:value-type="float">
            <text:p>4.108175616</text:p>
          </table:table-cell>
        </table:table-row>
        <table:table-row table:style-name="ro1">
          <table:table-cell office:value-type="float" office:value="4.099670272" calcext:value-type="float">
            <text:p>4.099670272</text:p>
          </table:table-cell>
        </table:table-row>
        <table:table-row table:style-name="ro1">
          <table:table-cell office:value-type="float" office:value="4.101228544" calcext:value-type="float">
            <text:p>4.101228544</text:p>
          </table:table-cell>
        </table:table-row>
        <table:table-row table:style-name="ro1">
          <table:table-cell office:value-type="float" office:value="4.103332352" calcext:value-type="float">
            <text:p>4.103332352</text:p>
          </table:table-cell>
        </table:table-row>
        <table:table-row table:style-name="ro1">
          <table:table-cell office:value-type="float" office:value="4.10352" calcext:value-type="float">
            <text:p>4.10352</text:p>
          </table:table-cell>
        </table:table-row>
        <table:table-row table:style-name="ro1">
          <table:table-cell office:value-type="float" office:value="4.123321856" calcext:value-type="float">
            <text:p>4.123321856</text:p>
          </table:table-cell>
        </table:table-row>
        <table:table-row table:style-name="ro1">
          <table:table-cell office:value-type="float" office:value="4.151712768" calcext:value-type="float">
            <text:p>4.151712768</text:p>
          </table:table-cell>
        </table:table-row>
        <table:table-row table:style-name="ro1">
          <table:table-cell office:value-type="float" office:value="4.164119552" calcext:value-type="float">
            <text:p>4.164119552</text:p>
          </table:table-cell>
        </table:table-row>
        <table:table-row table:style-name="ro1">
          <table:table-cell office:value-type="float" office:value="4.203232768" calcext:value-type="float">
            <text:p>4.203232768</text:p>
          </table:table-cell>
        </table:table-row>
        <table:table-row table:style-name="ro1">
          <table:table-cell office:value-type="float" office:value="4.203977216" calcext:value-type="float">
            <text:p>4.203977216</text:p>
          </table:table-cell>
        </table:table-row>
        <table:table-row table:style-name="ro1">
          <table:table-cell office:value-type="float" office:value="4.223910912" calcext:value-type="float">
            <text:p>4.223910912</text:p>
          </table:table-cell>
        </table:table-row>
        <table:table-row table:style-name="ro1">
          <table:table-cell office:value-type="float" office:value="4.204661504" calcext:value-type="float">
            <text:p>4.204661504</text:p>
          </table:table-cell>
        </table:table-row>
        <table:table-row table:style-name="ro1">
          <table:table-cell office:value-type="float" office:value="4.227062272" calcext:value-type="float">
            <text:p>4.227062272</text:p>
          </table:table-cell>
        </table:table-row>
        <table:table-row table:style-name="ro1">
          <table:table-cell office:value-type="float" office:value="4.233813504" calcext:value-type="float">
            <text:p>4.233813504</text:p>
          </table:table-cell>
        </table:table-row>
        <table:table-row table:style-name="ro1">
          <table:table-cell office:value-type="float" office:value="4.23451008" calcext:value-type="float">
            <text:p>4.23451008</text:p>
          </table:table-cell>
        </table:table-row>
        <table:table-row table:style-name="ro1">
          <table:table-cell office:value-type="float" office:value="4.278891776" calcext:value-type="float">
            <text:p>4.278891776</text:p>
          </table:table-cell>
        </table:table-row>
        <table:table-row table:style-name="ro1">
          <table:table-cell office:value-type="float" office:value="4.259833088" calcext:value-type="float">
            <text:p>4.259833088</text:p>
          </table:table-cell>
        </table:table-row>
        <table:table-row table:style-name="ro1">
          <table:table-cell office:value-type="float" office:value="4.272809216" calcext:value-type="float">
            <text:p>4.272809216</text:p>
          </table:table-cell>
        </table:table-row>
        <table:table-row table:style-name="ro1">
          <table:table-cell office:value-type="float" office:value="4.294513408" calcext:value-type="float">
            <text:p>4.294513408</text:p>
          </table:table-cell>
        </table:table-row>
        <table:table-row table:style-name="ro1">
          <table:table-cell office:value-type="float" office:value="4.2954624" calcext:value-type="float">
            <text:p>4.2954624</text:p>
          </table:table-cell>
        </table:table-row>
        <table:table-row table:style-name="ro1">
          <table:table-cell office:value-type="float" office:value="4.314021632" calcext:value-type="float">
            <text:p>4.314021632</text:p>
          </table:table-cell>
        </table:table-row>
        <table:table-row table:style-name="ro1">
          <table:table-cell office:value-type="float" office:value="4.296502272" calcext:value-type="float">
            <text:p>4.296502272</text:p>
          </table:table-cell>
        </table:table-row>
        <table:table-row table:style-name="ro1">
          <table:table-cell office:value-type="float" office:value="4.322581504" calcext:value-type="float">
            <text:p>4.322581504</text:p>
          </table:table-cell>
        </table:table-row>
        <table:table-row table:style-name="ro1">
          <table:table-cell office:value-type="float" office:value="4.3248" calcext:value-type="float">
            <text:p>4.3248</text:p>
          </table:table-cell>
        </table:table-row>
        <table:table-row table:style-name="ro1">
          <table:table-cell office:value-type="float" office:value="4.3428992" calcext:value-type="float">
            <text:p>4.3428992</text:p>
          </table:table-cell>
        </table:table-row>
        <table:table-row table:style-name="ro1">
          <table:table-cell office:value-type="float" office:value="4.365885184" calcext:value-type="float">
            <text:p>4.365885184</text:p>
          </table:table-cell>
        </table:table-row>
        <table:table-row table:style-name="ro1">
          <table:table-cell office:value-type="float" office:value="4.355993088" calcext:value-type="float">
            <text:p>4.355993088</text:p>
          </table:table-cell>
        </table:table-row>
        <table:table-row table:style-name="ro1">
          <table:table-cell office:value-type="float" office:value="4.373060864" calcext:value-type="float">
            <text:p>4.373060864</text:p>
          </table:table-cell>
        </table:table-row>
        <table:table-row table:style-name="ro1">
          <table:table-cell office:value-type="float" office:value="4.394300928" calcext:value-type="float">
            <text:p>4.394300928</text:p>
          </table:table-cell>
        </table:table-row>
        <table:table-row table:style-name="ro1">
          <table:table-cell office:value-type="float" office:value="4.395075328" calcext:value-type="float">
            <text:p>4.395075328</text:p>
          </table:table-cell>
        </table:table-row>
        <table:table-row table:style-name="ro1">
          <table:table-cell office:value-type="float" office:value="4.413568256" calcext:value-type="float">
            <text:p>4.413568256</text:p>
          </table:table-cell>
        </table:table-row>
        <table:table-row table:style-name="ro1">
          <table:table-cell office:value-type="float" office:value="4.388065024" calcext:value-type="float">
            <text:p>4.388065024</text:p>
          </table:table-cell>
        </table:table-row>
        <table:table-row table:style-name="ro1">
          <table:table-cell office:value-type="float" office:value="4.40459008" calcext:value-type="float">
            <text:p>4.40459008</text:p>
          </table:table-cell>
        </table:table-row>
        <table:table-row table:style-name="ro1">
          <table:table-cell office:value-type="float" office:value="4.422690048" calcext:value-type="float">
            <text:p>4.422690048</text:p>
          </table:table-cell>
        </table:table-row>
        <table:table-row table:style-name="ro1">
          <table:table-cell office:value-type="float" office:value="4.431185152" calcext:value-type="float">
            <text:p>4.431185152</text:p>
          </table:table-cell>
        </table:table-row>
        <table:table-row table:style-name="ro1">
          <table:table-cell office:value-type="float" office:value="4.453302016" calcext:value-type="float">
            <text:p>4.453302016</text:p>
          </table:table-cell>
        </table:table-row>
        <table:table-row table:style-name="ro1">
          <table:table-cell office:value-type="float" office:value="4.43551872" calcext:value-type="float">
            <text:p>4.43551872</text:p>
          </table:table-cell>
        </table:table-row>
        <table:table-row table:style-name="ro1">
          <table:table-cell office:value-type="float" office:value="4.448744192" calcext:value-type="float">
            <text:p>4.448744192</text:p>
          </table:table-cell>
        </table:table-row>
        <table:table-row table:style-name="ro1">
          <table:table-cell office:value-type="float" office:value="4.474065152" calcext:value-type="float">
            <text:p>4.474065152</text:p>
          </table:table-cell>
        </table:table-row>
        <table:table-row table:style-name="ro1">
          <table:table-cell office:value-type="float" office:value="4.474881536" calcext:value-type="float">
            <text:p>4.474881536</text:p>
          </table:table-cell>
        </table:table-row>
        <table:table-row table:style-name="ro1">
          <table:table-cell office:value-type="float" office:value="4.48788992" calcext:value-type="float">
            <text:p>4.48788992</text:p>
          </table:table-cell>
        </table:table-row>
        <table:table-row table:style-name="ro1">
          <table:table-cell office:value-type="float" office:value="4.499746304" calcext:value-type="float">
            <text:p>4.499746304</text:p>
          </table:table-cell>
        </table:table-row>
        <table:table-row table:style-name="ro1">
          <table:table-cell office:value-type="float" office:value="4.529846528" calcext:value-type="float">
            <text:p>4.529846528</text:p>
          </table:table-cell>
        </table:table-row>
        <table:table-row table:style-name="ro1">
          <table:table-cell office:value-type="float" office:value="4.546158592" calcext:value-type="float">
            <text:p>4.546158592</text:p>
          </table:table-cell>
        </table:table-row>
        <table:table-row table:style-name="ro1">
          <table:table-cell office:value-type="float" office:value="4.54637184" calcext:value-type="float">
            <text:p>4.54637184</text:p>
          </table:table-cell>
        </table:table-row>
        <table:table-row table:style-name="ro1">
          <table:table-cell office:value-type="float" office:value="4.559009792" calcext:value-type="float">
            <text:p>4.559009792</text:p>
          </table:table-cell>
        </table:table-row>
        <table:table-row table:style-name="ro1">
          <table:table-cell office:value-type="float" office:value="4.561745664" calcext:value-type="float">
            <text:p>4.561745664</text:p>
          </table:table-cell>
        </table:table-row>
        <table:table-row table:style-name="ro1">
          <table:table-cell office:value-type="float" office:value="4.563417856" calcext:value-type="float">
            <text:p>4.563417856</text:p>
          </table:table-cell>
        </table:table-row>
        <table:table-row table:style-name="ro1">
          <table:table-cell office:value-type="float" office:value="4.579895552" calcext:value-type="float">
            <text:p>4.579895552</text:p>
          </table:table-cell>
        </table:table-row>
        <table:table-row table:style-name="ro1">
          <table:table-cell office:value-type="float" office:value="4.583020288" calcext:value-type="float">
            <text:p>4.583020288</text:p>
          </table:table-cell>
        </table:table-row>
        <table:table-row table:style-name="ro1">
          <table:table-cell office:value-type="float" office:value="4.594847232" calcext:value-type="float">
            <text:p>4.594847232</text:p>
          </table:table-cell>
        </table:table-row>
        <table:table-row table:style-name="ro1">
          <table:table-cell office:value-type="float" office:value="4.620266496" calcext:value-type="float">
            <text:p>4.620266496</text:p>
          </table:table-cell>
        </table:table-row>
        <table:table-row table:style-name="ro1">
          <table:table-cell office:value-type="float" office:value="4.628720896" calcext:value-type="float">
            <text:p>4.628720896</text:p>
          </table:table-cell>
        </table:table-row>
        <table:table-row table:style-name="ro1">
          <table:table-cell office:value-type="float" office:value="0.01622912" calcext:value-type="float">
            <text:p>0.01622912</text:p>
          </table:table-cell>
        </table:table-row>
        <table:table-row table:style-name="ro1">
          <table:table-cell office:value-type="float" office:value="0.04776704" calcext:value-type="float">
            <text:p>0.04776704</text:p>
          </table:table-cell>
        </table:table-row>
        <table:table-row table:style-name="ro1">
          <table:table-cell office:value-type="float" office:value="0.036103936" calcext:value-type="float">
            <text:p>0.036103936</text:p>
          </table:table-cell>
        </table:table-row>
        <table:table-row table:style-name="ro1">
          <table:table-cell office:value-type="float" office:value="0.024906752" calcext:value-type="float">
            <text:p>0.024906752</text:p>
          </table:table-cell>
        </table:table-row>
        <table:table-row table:style-name="ro1">
          <table:table-cell office:value-type="float" office:value="0.06465408" calcext:value-type="float">
            <text:p>0.06465408</text:p>
          </table:table-cell>
        </table:table-row>
        <table:table-row table:style-name="ro1">
          <table:table-cell office:value-type="float" office:value="0.036232448" calcext:value-type="float">
            <text:p>0.036232448</text:p>
          </table:table-cell>
        </table:table-row>
        <table:table-row table:style-name="ro1">
          <table:table-cell office:value-type="float" office:value="0.056392448" calcext:value-type="float">
            <text:p>0.056392448</text:p>
          </table:table-cell>
        </table:table-row>
        <table:table-row table:style-name="ro1">
          <table:table-cell office:value-type="float" office:value="0.036338176" calcext:value-type="float">
            <text:p>0.036338176</text:p>
          </table:table-cell>
        </table:table-row>
        <table:table-row table:style-name="ro1">
          <table:table-cell office:value-type="float" office:value="0.025028096" calcext:value-type="float">
            <text:p>0.025028096</text:p>
          </table:table-cell>
        </table:table-row>
        <table:table-row table:style-name="ro1">
          <table:table-cell office:value-type="float" office:value="0.064461568" calcext:value-type="float">
            <text:p>0.064461568</text:p>
          </table:table-cell>
        </table:table-row>
        <table:table-row table:style-name="ro1">
          <table:table-cell office:value-type="float" office:value="0.041608192" calcext:value-type="float">
            <text:p>0.041608192</text:p>
          </table:table-cell>
        </table:table-row>
        <table:table-row table:style-name="ro1">
          <table:table-cell office:value-type="float" office:value="0.062048768" calcext:value-type="float">
            <text:p>0.062048768</text:p>
          </table:table-cell>
        </table:table-row>
        <table:table-row table:style-name="ro1">
          <table:table-cell office:value-type="float" office:value="0.041686016" calcext:value-type="float">
            <text:p>0.041686016</text:p>
          </table:table-cell>
        </table:table-row>
        <table:table-row table:style-name="ro1">
          <table:table-cell office:value-type="float" office:value="0.030313984" calcext:value-type="float">
            <text:p>0.030313984</text:p>
          </table:table-cell>
        </table:table-row>
        <table:table-row table:style-name="ro1">
          <table:table-cell office:value-type="float" office:value="0.063923712" calcext:value-type="float">
            <text:p>0.063923712</text:p>
          </table:table-cell>
        </table:table-row>
        <table:table-row table:style-name="ro1">
          <table:table-cell office:value-type="float" office:value="0.041385984" calcext:value-type="float">
            <text:p>0.041385984</text:p>
          </table:table-cell>
        </table:table-row>
        <table:table-row table:style-name="ro1">
          <table:table-cell office:value-type="float" office:value="0.061898752" calcext:value-type="float">
            <text:p>0.061898752</text:p>
          </table:table-cell>
        </table:table-row>
        <table:table-row table:style-name="ro1">
          <table:table-cell office:value-type="float" office:value="0.041456128" calcext:value-type="float">
            <text:p>0.041456128</text:p>
          </table:table-cell>
        </table:table-row>
        <table:table-row table:style-name="ro1">
          <table:table-cell office:value-type="float" office:value="0.030438656" calcext:value-type="float">
            <text:p>0.030438656</text:p>
          </table:table-cell>
        </table:table-row>
        <table:table-row table:style-name="ro1">
          <table:table-cell office:value-type="float" office:value="0.063367424" calcext:value-type="float">
            <text:p>0.063367424</text:p>
          </table:table-cell>
        </table:table-row>
        <table:table-row table:style-name="ro1">
          <table:table-cell office:value-type="float" office:value="0.041273856" calcext:value-type="float">
            <text:p>0.041273856</text:p>
          </table:table-cell>
        </table:table-row>
        <table:table-row table:style-name="ro1">
          <table:table-cell office:value-type="float" office:value="0.061904896" calcext:value-type="float">
            <text:p>0.061904896</text:p>
          </table:table-cell>
        </table:table-row>
        <table:table-row table:style-name="ro1">
          <table:table-cell office:value-type="float" office:value="0.041403392" calcext:value-type="float">
            <text:p>0.041403392</text:p>
          </table:table-cell>
        </table:table-row>
        <table:table-row table:style-name="ro1">
          <table:table-cell office:value-type="float" office:value="0.030711552" calcext:value-type="float">
            <text:p>0.030711552</text:p>
          </table:table-cell>
        </table:table-row>
        <table:table-row table:style-name="ro1">
          <table:table-cell office:value-type="float" office:value="0.063119616" calcext:value-type="float">
            <text:p>0.063119616</text:p>
          </table:table-cell>
        </table:table-row>
        <table:table-row table:style-name="ro1">
          <table:table-cell office:value-type="float" office:value="0.039265792" calcext:value-type="float">
            <text:p>0.039265792</text:p>
          </table:table-cell>
        </table:table-row>
        <table:table-row table:style-name="ro1">
          <table:table-cell office:value-type="float" office:value="0.06167552" calcext:value-type="float">
            <text:p>0.06167552</text:p>
          </table:table-cell>
        </table:table-row>
        <table:table-row table:style-name="ro1">
          <table:table-cell office:value-type="float" office:value="0.039383296" calcext:value-type="float">
            <text:p>0.039383296</text:p>
          </table:table-cell>
        </table:table-row>
        <table:table-row table:style-name="ro1">
          <table:table-cell office:value-type="float" office:value="0.029018624" calcext:value-type="float">
            <text:p>0.029018624</text:p>
          </table:table-cell>
        </table:table-row>
        <table:table-row table:style-name="ro1">
          <table:table-cell office:value-type="float" office:value="0.063497216" calcext:value-type="float">
            <text:p>0.063497216</text:p>
          </table:table-cell>
        </table:table-row>
        <table:table-row table:style-name="ro1">
          <table:table-cell office:value-type="float" office:value="0.039547392" calcext:value-type="float">
            <text:p>0.039547392</text:p>
          </table:table-cell>
        </table:table-row>
        <table:table-row table:style-name="ro1">
          <table:table-cell office:value-type="float" office:value="0.062180864" calcext:value-type="float">
            <text:p>0.062180864</text:p>
          </table:table-cell>
        </table:table-row>
        <table:table-row table:style-name="ro1">
          <table:table-cell office:value-type="float" office:value="0.039585024" calcext:value-type="float">
            <text:p>0.039585024</text:p>
          </table:table-cell>
        </table:table-row>
        <table:table-row table:style-name="ro1">
          <table:table-cell office:value-type="float" office:value="0.029086464" calcext:value-type="float">
            <text:p>0.029086464</text:p>
          </table:table-cell>
        </table:table-row>
        <table:table-row table:style-name="ro1">
          <table:table-cell office:value-type="float" office:value="0.06340224" calcext:value-type="float">
            <text:p>0.06340224</text:p>
          </table:table-cell>
        </table:table-row>
        <table:table-row table:style-name="ro1">
          <table:table-cell office:value-type="float" office:value="0.039850752" calcext:value-type="float">
            <text:p>0.039850752</text:p>
          </table:table-cell>
        </table:table-row>
        <table:table-row table:style-name="ro1">
          <table:table-cell office:value-type="float" office:value="0.06204928" calcext:value-type="float">
            <text:p>0.06204928</text:p>
          </table:table-cell>
        </table:table-row>
        <table:table-row table:style-name="ro1">
          <table:table-cell office:value-type="float" office:value="0.03996544" calcext:value-type="float">
            <text:p>0.03996544</text:p>
          </table:table-cell>
        </table:table-row>
        <table:table-row table:style-name="ro1">
          <table:table-cell office:value-type="float" office:value="0.02958592" calcext:value-type="float">
            <text:p>0.02958592</text:p>
          </table:table-cell>
        </table:table-row>
        <table:table-row table:style-name="ro1">
          <table:table-cell office:value-type="float" office:value="0.06334336" calcext:value-type="float">
            <text:p>0.06334336</text:p>
          </table:table-cell>
        </table:table-row>
        <table:table-row table:style-name="ro1">
          <table:table-cell office:value-type="float" office:value="0.039792896" calcext:value-type="float">
            <text:p>0.039792896</text:p>
          </table:table-cell>
        </table:table-row>
        <table:table-row table:style-name="ro1">
          <table:table-cell office:value-type="float" office:value="0.05418112" calcext:value-type="float">
            <text:p>0.05418112</text:p>
          </table:table-cell>
        </table:table-row>
        <table:table-row table:style-name="ro1">
          <table:table-cell office:value-type="float" office:value="0.03990656" calcext:value-type="float">
            <text:p>0.03990656</text:p>
          </table:table-cell>
        </table:table-row>
        <table:table-row table:style-name="ro1">
          <table:table-cell office:value-type="float" office:value="0.029327616" calcext:value-type="float">
            <text:p>0.029327616</text:p>
          </table:table-cell>
        </table:table-row>
        <table:table-row table:style-name="ro1">
          <table:table-cell office:value-type="float" office:value="0.063159296" calcext:value-type="float">
            <text:p>0.063159296</text:p>
          </table:table-cell>
        </table:table-row>
        <table:table-row table:style-name="ro1">
          <table:table-cell office:value-type="float" office:value="0.039924736" calcext:value-type="float">
            <text:p>0.039924736</text:p>
          </table:table-cell>
        </table:table-row>
        <table:table-row table:style-name="ro1">
          <table:table-cell office:value-type="float" office:value="0.05398784" calcext:value-type="float">
            <text:p>0.05398784</text:p>
          </table:table-cell>
        </table:table-row>
        <table:table-row table:style-name="ro1">
          <table:table-cell office:value-type="float" office:value="0.040102912" calcext:value-type="float">
            <text:p>0.040102912</text:p>
          </table:table-cell>
        </table:table-row>
        <table:table-row table:style-name="ro1">
          <table:table-cell office:value-type="float" office:value="0.029563392" calcext:value-type="float">
            <text:p>0.029563392</text:p>
          </table:table-cell>
        </table:table-row>
        <table:table-row table:style-name="ro1">
          <table:table-cell office:value-type="float" office:value="0.063596288" calcext:value-type="float">
            <text:p>0.063596288</text:p>
          </table:table-cell>
        </table:table-row>
        <table:table-row table:style-name="ro1">
          <table:table-cell office:value-type="float" office:value="0.03394688" calcext:value-type="float">
            <text:p>0.03394688</text:p>
          </table:table-cell>
        </table:table-row>
        <table:table-row table:style-name="ro1">
          <table:table-cell office:value-type="float" office:value="0.054429952" calcext:value-type="float">
            <text:p>0.054429952</text:p>
          </table:table-cell>
        </table:table-row>
        <table:table-row table:style-name="ro1">
          <table:table-cell office:value-type="float" office:value="0.033966336" calcext:value-type="float">
            <text:p>0.033966336</text:p>
          </table:table-cell>
        </table:table-row>
        <table:table-row table:style-name="ro1">
          <table:table-cell office:value-type="float" office:value="0.063416832" calcext:value-type="float">
            <text:p>0.063416832</text:p>
          </table:table-cell>
        </table:table-row>
        <table:table-row table:style-name="ro1">
          <table:table-cell office:value-type="float" office:value="0.068999424" calcext:value-type="float">
            <text:p>0.068999424</text:p>
          </table:table-cell>
        </table:table-row>
        <table:table-row table:style-name="ro1">
          <table:table-cell office:value-type="float" office:value="0.087068416" calcext:value-type="float">
            <text:p>0.087068416</text:p>
          </table:table-cell>
        </table:table-row>
        <table:table-row table:style-name="ro1">
          <table:table-cell office:value-type="float" office:value="0.069204224" calcext:value-type="float">
            <text:p>0.069204224</text:p>
          </table:table-cell>
        </table:table-row>
        <table:table-row table:style-name="ro1">
          <table:table-cell office:value-type="float" office:value="0.058756864" calcext:value-type="float">
            <text:p>0.058756864</text:p>
          </table:table-cell>
        </table:table-row>
        <table:table-row table:style-name="ro1">
          <table:table-cell office:value-type="float" office:value="0.09101696" calcext:value-type="float">
            <text:p>0.09101696</text:p>
          </table:table-cell>
        </table:table-row>
        <table:table-row table:style-name="ro1">
          <table:table-cell office:value-type="float" office:value="0.0692928" calcext:value-type="float">
            <text:p>0.0692928</text:p>
          </table:table-cell>
        </table:table-row>
        <table:table-row table:style-name="ro1">
          <table:table-cell office:value-type="float" office:value="0.087364864" calcext:value-type="float">
            <text:p>0.087364864</text:p>
          </table:table-cell>
        </table:table-row>
        <table:table-row table:style-name="ro1">
          <table:table-cell office:value-type="float" office:value="0.069321216" calcext:value-type="float">
            <text:p>0.069321216</text:p>
          </table:table-cell>
        </table:table-row>
        <table:table-row table:style-name="ro1">
          <table:table-cell office:value-type="float" office:value="0.058963712" calcext:value-type="float">
            <text:p>0.058963712</text:p>
          </table:table-cell>
        </table:table-row>
        <table:table-row table:style-name="ro1">
          <table:table-cell office:value-type="float" office:value="0.090893568" calcext:value-type="float">
            <text:p>0.090893568</text:p>
          </table:table-cell>
        </table:table-row>
        <table:table-row table:style-name="ro1">
          <table:table-cell office:value-type="float" office:value="0.069432832" calcext:value-type="float">
            <text:p>0.069432832</text:p>
          </table:table-cell>
        </table:table-row>
        <table:table-row table:style-name="ro1">
          <table:table-cell office:value-type="float" office:value="0.08787968" calcext:value-type="float">
            <text:p>0.08787968</text:p>
          </table:table-cell>
        </table:table-row>
        <table:table-row table:style-name="ro1">
          <table:table-cell office:value-type="float" office:value="0.069509632" calcext:value-type="float">
            <text:p>0.069509632</text:p>
          </table:table-cell>
        </table:table-row>
        <table:table-row table:style-name="ro1">
          <table:table-cell office:value-type="float" office:value="0.057887744" calcext:value-type="float">
            <text:p>0.057887744</text:p>
          </table:table-cell>
        </table:table-row>
        <table:table-row table:style-name="ro1">
          <table:table-cell office:value-type="float" office:value="0.091296768" calcext:value-type="float">
            <text:p>0.091296768</text:p>
          </table:table-cell>
        </table:table-row>
        <table:table-row table:style-name="ro1">
          <table:table-cell office:value-type="float" office:value="0.069724928" calcext:value-type="float">
            <text:p>0.069724928</text:p>
          </table:table-cell>
        </table:table-row>
        <table:table-row table:style-name="ro1">
          <table:table-cell office:value-type="float" office:value="0.087996672" calcext:value-type="float">
            <text:p>0.087996672</text:p>
          </table:table-cell>
        </table:table-row>
        <table:table-row table:style-name="ro1">
          <table:table-cell office:value-type="float" office:value="0.069860096" calcext:value-type="float">
            <text:p>0.069860096</text:p>
          </table:table-cell>
        </table:table-row>
        <table:table-row table:style-name="ro1">
          <table:table-cell office:value-type="float" office:value="0.058042112" calcext:value-type="float">
            <text:p>0.058042112</text:p>
          </table:table-cell>
        </table:table-row>
        <table:table-row table:style-name="ro1">
          <table:table-cell office:value-type="float" office:value="0.08883456" calcext:value-type="float">
            <text:p>0.08883456</text:p>
          </table:table-cell>
        </table:table-row>
        <table:table-row table:style-name="ro1">
          <table:table-cell office:value-type="float" office:value="0.06806144" calcext:value-type="float">
            <text:p>0.06806144</text:p>
          </table:table-cell>
        </table:table-row>
        <table:table-row table:style-name="ro1">
          <table:table-cell office:value-type="float" office:value="0.08824576" calcext:value-type="float">
            <text:p>0.08824576</text:p>
          </table:table-cell>
        </table:table-row>
        <table:table-row table:style-name="ro1">
          <table:table-cell office:value-type="float" office:value="0.068231168" calcext:value-type="float">
            <text:p>0.068231168</text:p>
          </table:table-cell>
        </table:table-row>
        <table:table-row table:style-name="ro1">
          <table:table-cell office:value-type="float" office:value="0.05689728" calcext:value-type="float">
            <text:p>0.05689728</text:p>
          </table:table-cell>
        </table:table-row>
        <table:table-row table:style-name="ro1">
          <table:table-cell office:value-type="float" office:value="0.089032704" calcext:value-type="float">
            <text:p>0.089032704</text:p>
          </table:table-cell>
        </table:table-row>
        <table:table-row table:style-name="ro1">
          <table:table-cell office:value-type="float" office:value="0.068224768" calcext:value-type="float">
            <text:p>0.068224768</text:p>
          </table:table-cell>
        </table:table-row>
        <table:table-row table:style-name="ro1">
          <table:table-cell office:value-type="float" office:value="0.093815296" calcext:value-type="float">
            <text:p>0.093815296</text:p>
          </table:table-cell>
        </table:table-row>
        <table:table-row table:style-name="ro1">
          <table:table-cell office:value-type="float" office:value="0.068295424" calcext:value-type="float">
            <text:p>0.068295424</text:p>
          </table:table-cell>
        </table:table-row>
        <table:table-row table:style-name="ro1">
          <table:table-cell office:value-type="float" office:value="0.058313728" calcext:value-type="float">
            <text:p>0.058313728</text:p>
          </table:table-cell>
        </table:table-row>
        <table:table-row table:style-name="ro1">
          <table:table-cell office:value-type="float" office:value="0.08963456" calcext:value-type="float">
            <text:p>0.08963456</text:p>
          </table:table-cell>
        </table:table-row>
        <table:table-row table:style-name="ro1">
          <table:table-cell office:value-type="float" office:value="0.068681472" calcext:value-type="float">
            <text:p>0.068681472</text:p>
          </table:table-cell>
        </table:table-row>
        <table:table-row table:style-name="ro1">
          <table:table-cell office:value-type="float" office:value="0.093700608" calcext:value-type="float">
            <text:p>0.093700608</text:p>
          </table:table-cell>
        </table:table-row>
        <table:table-row table:style-name="ro1">
          <table:table-cell office:value-type="float" office:value="0.068839168" calcext:value-type="float">
            <text:p>0.068839168</text:p>
          </table:table-cell>
        </table:table-row>
        <table:table-row table:style-name="ro1">
          <table:table-cell office:value-type="float" office:value="0.057789184" calcext:value-type="float">
            <text:p>0.057789184</text:p>
          </table:table-cell>
        </table:table-row>
        <table:table-row table:style-name="ro1">
          <table:table-cell office:value-type="float" office:value="0.089633792" calcext:value-type="float">
            <text:p>0.089633792</text:p>
          </table:table-cell>
        </table:table-row>
        <table:table-row table:style-name="ro1">
          <table:table-cell office:value-type="float" office:value="0.094934016" calcext:value-type="float">
            <text:p>0.094934016</text:p>
          </table:table-cell>
        </table:table-row>
        <table:table-row table:style-name="ro1">
          <table:table-cell office:value-type="float" office:value="0.110711808" calcext:value-type="float">
            <text:p>0.110711808</text:p>
          </table:table-cell>
        </table:table-row>
        <table:table-row table:style-name="ro1">
          <table:table-cell office:value-type="float" office:value="0.095642368" calcext:value-type="float">
            <text:p>0.095642368</text:p>
          </table:table-cell>
        </table:table-row>
        <table:table-row table:style-name="ro1">
          <table:table-cell office:value-type="float" office:value="0.084435456" calcext:value-type="float">
            <text:p>0.084435456</text:p>
          </table:table-cell>
        </table:table-row>
        <table:table-row table:style-name="ro1">
          <table:table-cell office:value-type="float" office:value="0.116845824" calcext:value-type="float">
            <text:p>0.116845824</text:p>
          </table:table-cell>
        </table:table-row>
        <table:table-row table:style-name="ro1">
          <table:table-cell office:value-type="float" office:value="0.095746816" calcext:value-type="float">
            <text:p>0.095746816</text:p>
          </table:table-cell>
        </table:table-row>
        <table:table-row table:style-name="ro1">
          <table:table-cell office:value-type="float" office:value="0.110998784" calcext:value-type="float">
            <text:p>0.110998784</text:p>
          </table:table-cell>
        </table:table-row>
        <table:table-row table:style-name="ro1">
          <table:table-cell office:value-type="float" office:value="0.100825088" calcext:value-type="float">
            <text:p>0.100825088</text:p>
          </table:table-cell>
        </table:table-row>
        <table:table-row table:style-name="ro1">
          <table:table-cell office:value-type="float" office:value="0.090256384" calcext:value-type="float">
            <text:p>0.090256384</text:p>
          </table:table-cell>
        </table:table-row>
        <table:table-row table:style-name="ro1">
          <table:table-cell office:value-type="float" office:value="0.128074752" calcext:value-type="float">
            <text:p>0.128074752</text:p>
          </table:table-cell>
        </table:table-row>
        <table:table-row table:style-name="ro1">
          <table:table-cell office:value-type="float" office:value="0.094929408" calcext:value-type="float">
            <text:p>0.094929408</text:p>
          </table:table-cell>
        </table:table-row>
        <table:table-row table:style-name="ro1">
          <table:table-cell office:value-type="float" office:value="0.116325376" calcext:value-type="float">
            <text:p>0.116325376</text:p>
          </table:table-cell>
        </table:table-row>
        <table:table-row table:style-name="ro1">
          <table:table-cell office:value-type="float" office:value="0.094869504" calcext:value-type="float">
            <text:p>0.094869504</text:p>
          </table:table-cell>
        </table:table-row>
        <table:table-row table:style-name="ro1">
          <table:table-cell office:value-type="float" office:value="0.090589696" calcext:value-type="float">
            <text:p>0.090589696</text:p>
          </table:table-cell>
        </table:table-row>
        <table:table-row table:style-name="ro1">
          <table:table-cell office:value-type="float" office:value="0.127640576" calcext:value-type="float">
            <text:p>0.127640576</text:p>
          </table:table-cell>
        </table:table-row>
        <table:table-row table:style-name="ro1">
          <table:table-cell office:value-type="float" office:value="0.094902016" calcext:value-type="float">
            <text:p>0.094902016</text:p>
          </table:table-cell>
        </table:table-row>
        <table:table-row table:style-name="ro1">
          <table:table-cell office:value-type="float" office:value="0.116262656" calcext:value-type="float">
            <text:p>0.116262656</text:p>
          </table:table-cell>
        </table:table-row>
        <table:table-row table:style-name="ro1">
          <table:table-cell office:value-type="float" office:value="0.095038976" calcext:value-type="float">
            <text:p>0.095038976</text:p>
          </table:table-cell>
        </table:table-row>
        <table:table-row table:style-name="ro1">
          <table:table-cell office:value-type="float" office:value="0.084881152" calcext:value-type="float">
            <text:p>0.084881152</text:p>
          </table:table-cell>
        </table:table-row>
        <table:table-row table:style-name="ro1">
          <table:table-cell office:value-type="float" office:value="0.117944832" calcext:value-type="float">
            <text:p>0.117944832</text:p>
          </table:table-cell>
        </table:table-row>
        <table:table-row table:style-name="ro1">
          <table:table-cell office:value-type="float" office:value="0.094642432" calcext:value-type="float">
            <text:p>0.094642432</text:p>
          </table:table-cell>
        </table:table-row>
        <table:table-row table:style-name="ro1">
          <table:table-cell office:value-type="float" office:value="0.11627264" calcext:value-type="float">
            <text:p>0.11627264</text:p>
          </table:table-cell>
        </table:table-row>
        <table:table-row table:style-name="ro1">
          <table:table-cell office:value-type="float" office:value="0.094072832" calcext:value-type="float">
            <text:p>0.094072832</text:p>
          </table:table-cell>
        </table:table-row>
        <table:table-row table:style-name="ro1">
          <table:table-cell office:value-type="float" office:value="0.081239552" calcext:value-type="float">
            <text:p>0.081239552</text:p>
          </table:table-cell>
        </table:table-row>
        <table:table-row table:style-name="ro1">
          <table:table-cell office:value-type="float" office:value="0.118088192" calcext:value-type="float">
            <text:p>0.118088192</text:p>
          </table:table-cell>
        </table:table-row>
        <table:table-row table:style-name="ro1">
          <table:table-cell office:value-type="float" office:value="0.094284288" calcext:value-type="float">
            <text:p>0.094284288</text:p>
          </table:table-cell>
        </table:table-row>
        <table:table-row table:style-name="ro1">
          <table:table-cell office:value-type="float" office:value="0.114451456" calcext:value-type="float">
            <text:p>0.114451456</text:p>
          </table:table-cell>
        </table:table-row>
        <table:table-row table:style-name="ro1">
          <table:table-cell office:value-type="float" office:value="0.094292224" calcext:value-type="float">
            <text:p>0.094292224</text:p>
          </table:table-cell>
        </table:table-row>
        <table:table-row table:style-name="ro1">
          <table:table-cell office:value-type="float" office:value="0.084571904" calcext:value-type="float">
            <text:p>0.084571904</text:p>
          </table:table-cell>
        </table:table-row>
        <table:table-row table:style-name="ro1">
          <table:table-cell office:value-type="float" office:value="0.118318592" calcext:value-type="float">
            <text:p>0.118318592</text:p>
          </table:table-cell>
        </table:table-row>
        <table:table-row table:style-name="ro1">
          <table:table-cell office:value-type="float" office:value="0.094123776" calcext:value-type="float">
            <text:p>0.094123776</text:p>
          </table:table-cell>
        </table:table-row>
        <table:table-row table:style-name="ro1">
          <table:table-cell office:value-type="float" office:value="0.114806784" calcext:value-type="float">
            <text:p>0.114806784</text:p>
          </table:table-cell>
        </table:table-row>
        <table:table-row table:style-name="ro1">
          <table:table-cell office:value-type="float" office:value="0.093347072" calcext:value-type="float">
            <text:p>0.093347072</text:p>
          </table:table-cell>
        </table:table-row>
        <table:table-row table:style-name="ro1">
          <table:table-cell office:value-type="float" office:value="0.083709952" calcext:value-type="float">
            <text:p>0.083709952</text:p>
          </table:table-cell>
        </table:table-row>
        <table:table-row table:style-name="ro1">
          <table:table-cell office:value-type="float" office:value="0.139107328" calcext:value-type="float">
            <text:p>0.139107328</text:p>
          </table:table-cell>
        </table:table-row>
        <table:table-row table:style-name="ro1">
          <table:table-cell office:value-type="float" office:value="0.115392512" calcext:value-type="float">
            <text:p>0.115392512</text:p>
          </table:table-cell>
        </table:table-row>
        <table:table-row table:style-name="ro1">
          <table:table-cell office:value-type="float" office:value="0.13615872" calcext:value-type="float">
            <text:p>0.13615872</text:p>
          </table:table-cell>
        </table:table-row>
        <table:table-row table:style-name="ro1">
          <table:table-cell office:value-type="float" office:value="0.115620864" calcext:value-type="float">
            <text:p>0.115620864</text:p>
          </table:table-cell>
        </table:table-row>
        <table:table-row table:style-name="ro1">
          <table:table-cell office:value-type="float" office:value="0.105200128" calcext:value-type="float">
            <text:p>0.105200128</text:p>
          </table:table-cell>
        </table:table-row>
        <table:table-row table:style-name="ro1">
          <table:table-cell office:value-type="float" office:value="0.139172864" calcext:value-type="float">
            <text:p>0.139172864</text:p>
          </table:table-cell>
        </table:table-row>
        <table:table-row table:style-name="ro1">
          <table:table-cell office:value-type="float" office:value="0.115272192" calcext:value-type="float">
            <text:p>0.115272192</text:p>
          </table:table-cell>
        </table:table-row>
        <table:table-row table:style-name="ro1">
          <table:table-cell office:value-type="float" office:value="0.136360448" calcext:value-type="float">
            <text:p>0.136360448</text:p>
          </table:table-cell>
        </table:table-row>
        <table:table-row table:style-name="ro1">
          <table:table-cell office:value-type="float" office:value="0.115275264" calcext:value-type="float">
            <text:p>0.115275264</text:p>
          </table:table-cell>
        </table:table-row>
        <table:table-row table:style-name="ro1">
          <table:table-cell office:value-type="float" office:value="0.104717312" calcext:value-type="float">
            <text:p>0.104717312</text:p>
          </table:table-cell>
        </table:table-row>
        <table:table-row table:style-name="ro1">
          <table:table-cell office:value-type="float" office:value="0.137543936" calcext:value-type="float">
            <text:p>0.137543936</text:p>
          </table:table-cell>
        </table:table-row>
        <table:table-row table:style-name="ro1">
          <table:table-cell office:value-type="float" office:value="0.123744768" calcext:value-type="float">
            <text:p>0.123744768</text:p>
          </table:table-cell>
        </table:table-row>
        <table:table-row table:style-name="ro1">
          <table:table-cell office:value-type="float" office:value="0.145779456" calcext:value-type="float">
            <text:p>0.145779456</text:p>
          </table:table-cell>
        </table:table-row>
        <table:table-row table:style-name="ro1">
          <table:table-cell office:value-type="float" office:value="0.12418048" calcext:value-type="float">
            <text:p>0.12418048</text:p>
          </table:table-cell>
        </table:table-row>
        <table:table-row table:style-name="ro1">
          <table:table-cell office:value-type="float" office:value="0.115544832" calcext:value-type="float">
            <text:p>0.115544832</text:p>
          </table:table-cell>
        </table:table-row>
        <table:table-row table:style-name="ro1">
          <table:table-cell office:value-type="float" office:value="0.147024128" calcext:value-type="float">
            <text:p>0.147024128</text:p>
          </table:table-cell>
        </table:table-row>
        <table:table-row table:style-name="ro1">
          <table:table-cell office:value-type="float" office:value="0.124776192" calcext:value-type="float">
            <text:p>0.124776192</text:p>
          </table:table-cell>
        </table:table-row>
        <table:table-row table:style-name="ro1">
          <table:table-cell office:value-type="float" office:value="0.139993088" calcext:value-type="float">
            <text:p>0.139993088</text:p>
          </table:table-cell>
        </table:table-row>
        <table:table-row table:style-name="ro1">
          <table:table-cell office:value-type="float" office:value="0.125017856" calcext:value-type="float">
            <text:p>0.125017856</text:p>
          </table:table-cell>
        </table:table-row>
        <table:table-row table:style-name="ro1">
          <table:table-cell office:value-type="float" office:value="0.115568896" calcext:value-type="float">
            <text:p>0.115568896</text:p>
          </table:table-cell>
        </table:table-row>
        <table:table-row table:style-name="ro1">
          <table:table-cell office:value-type="float" office:value="0.16186368" calcext:value-type="float">
            <text:p>0.16186368</text:p>
          </table:table-cell>
        </table:table-row>
        <table:table-row table:style-name="ro1">
          <table:table-cell office:value-type="float" office:value="0.139513088" calcext:value-type="float">
            <text:p>0.139513088</text:p>
          </table:table-cell>
        </table:table-row>
        <table:table-row table:style-name="ro1">
          <table:table-cell office:value-type="float" office:value="0.154577152" calcext:value-type="float">
            <text:p>0.154577152</text:p>
          </table:table-cell>
        </table:table-row>
        <table:table-row table:style-name="ro1">
          <table:table-cell office:value-type="float" office:value="0.139788288" calcext:value-type="float">
            <text:p>0.139788288</text:p>
          </table:table-cell>
        </table:table-row>
        <table:table-row table:style-name="ro1">
          <table:table-cell office:value-type="float" office:value="0.128803584" calcext:value-type="float">
            <text:p>0.128803584</text:p>
          </table:table-cell>
        </table:table-row>
        <table:table-row table:style-name="ro1">
          <table:table-cell office:value-type="float" office:value="0.162162688" calcext:value-type="float">
            <text:p>0.162162688</text:p>
          </table:table-cell>
        </table:table-row>
        <table:table-row table:style-name="ro1">
          <table:table-cell office:value-type="float" office:value="0.134068992" calcext:value-type="float">
            <text:p>0.134068992</text:p>
          </table:table-cell>
        </table:table-row>
        <table:table-row table:style-name="ro1">
          <table:table-cell office:value-type="float" office:value="0.154860288" calcext:value-type="float">
            <text:p>0.154860288</text:p>
          </table:table-cell>
        </table:table-row>
        <table:table-row table:style-name="ro1">
          <table:table-cell office:value-type="float" office:value="0.14698624" calcext:value-type="float">
            <text:p>0.14698624</text:p>
          </table:table-cell>
        </table:table-row>
        <table:table-row table:style-name="ro1">
          <table:table-cell office:value-type="float" office:value="0.143140608" calcext:value-type="float">
            <text:p>0.143140608</text:p>
          </table:table-cell>
        </table:table-row>
        <table:table-row table:style-name="ro1">
          <table:table-cell office:value-type="float" office:value="0.17570048" calcext:value-type="float">
            <text:p>0.17570048</text:p>
          </table:table-cell>
        </table:table-row>
        <table:table-row table:style-name="ro1">
          <table:table-cell office:value-type="float" office:value="0.146443008" calcext:value-type="float">
            <text:p>0.146443008</text:p>
          </table:table-cell>
        </table:table-row>
        <table:table-row table:style-name="ro1">
          <table:table-cell office:value-type="float" office:value="0.168370688" calcext:value-type="float">
            <text:p>0.168370688</text:p>
          </table:table-cell>
        </table:table-row>
        <table:table-row table:style-name="ro1">
          <table:table-cell office:value-type="float" office:value="0.143801344" calcext:value-type="float">
            <text:p>0.143801344</text:p>
          </table:table-cell>
        </table:table-row>
        <table:table-row table:style-name="ro1">
          <table:table-cell office:value-type="float" office:value="0.137688576" calcext:value-type="float">
            <text:p>0.137688576</text:p>
          </table:table-cell>
        </table:table-row>
        <table:table-row table:style-name="ro1">
          <table:table-cell office:value-type="float" office:value="0.170062336" calcext:value-type="float">
            <text:p>0.170062336</text:p>
          </table:table-cell>
        </table:table-row>
        <table:table-row table:style-name="ro1">
          <table:table-cell office:value-type="float" office:value="0.14557568" calcext:value-type="float">
            <text:p>0.14557568</text:p>
          </table:table-cell>
        </table:table-row>
        <table:table-row table:style-name="ro1">
          <table:table-cell office:value-type="float" office:value="0.16893312" calcext:value-type="float">
            <text:p>0.16893312</text:p>
          </table:table-cell>
        </table:table-row>
        <table:table-row table:style-name="ro1">
          <table:table-cell office:value-type="float" office:value="0.147339264" calcext:value-type="float">
            <text:p>0.147339264</text:p>
          </table:table-cell>
        </table:table-row>
        <table:table-row table:style-name="ro1">
          <table:table-cell office:value-type="float" office:value="0.137017856" calcext:value-type="float">
            <text:p>0.137017856</text:p>
          </table:table-cell>
        </table:table-row>
        <table:table-row table:style-name="ro1">
          <table:table-cell office:value-type="float" office:value="0.170173184" calcext:value-type="float">
            <text:p>0.170173184</text:p>
          </table:table-cell>
        </table:table-row>
        <table:table-row table:style-name="ro1">
          <table:table-cell office:value-type="float" office:value="0.14648704" calcext:value-type="float">
            <text:p>0.14648704</text:p>
          </table:table-cell>
        </table:table-row>
        <table:table-row table:style-name="ro1">
          <table:table-cell office:value-type="float" office:value="0.167524864" calcext:value-type="float">
            <text:p>0.167524864</text:p>
          </table:table-cell>
        </table:table-row>
        <table:table-row table:style-name="ro1">
          <table:table-cell office:value-type="float" office:value="0.14653568" calcext:value-type="float">
            <text:p>0.14653568</text:p>
          </table:table-cell>
        </table:table-row>
        <table:table-row table:style-name="ro1">
          <table:table-cell office:value-type="float" office:value="0.136643328" calcext:value-type="float">
            <text:p>0.136643328</text:p>
          </table:table-cell>
        </table:table-row>
        <table:table-row table:style-name="ro1">
          <table:table-cell office:value-type="float" office:value="0.170646784" calcext:value-type="float">
            <text:p>0.170646784</text:p>
          </table:table-cell>
        </table:table-row>
        <table:table-row table:style-name="ro1">
          <table:table-cell office:value-type="float" office:value="0.146098432" calcext:value-type="float">
            <text:p>0.146098432</text:p>
          </table:table-cell>
        </table:table-row>
        <table:table-row table:style-name="ro1">
          <table:table-cell office:value-type="float" office:value="0.16787968" calcext:value-type="float">
            <text:p>0.16787968</text:p>
          </table:table-cell>
        </table:table-row>
        <table:table-row table:style-name="ro1">
          <table:table-cell office:value-type="float" office:value="0.147357184" calcext:value-type="float">
            <text:p>0.147357184</text:p>
          </table:table-cell>
        </table:table-row>
        <table:table-row table:style-name="ro1">
          <table:table-cell office:value-type="float" office:value="0.13630976" calcext:value-type="float">
            <text:p>0.13630976</text:p>
          </table:table-cell>
        </table:table-row>
        <table:table-row table:style-name="ro1">
          <table:table-cell office:value-type="float" office:value="0.171041536" calcext:value-type="float">
            <text:p>0.171041536</text:p>
          </table:table-cell>
        </table:table-row>
        <table:table-row table:style-name="ro1">
          <table:table-cell office:value-type="float" office:value="0.147858176" calcext:value-type="float">
            <text:p>0.147858176</text:p>
          </table:table-cell>
        </table:table-row>
        <table:table-row table:style-name="ro1">
          <table:table-cell office:value-type="float" office:value="0.168649472" calcext:value-type="float">
            <text:p>0.168649472</text:p>
          </table:table-cell>
        </table:table-row>
        <table:table-row table:style-name="ro1">
          <table:table-cell office:value-type="float" office:value="0.146975232" calcext:value-type="float">
            <text:p>0.146975232</text:p>
          </table:table-cell>
        </table:table-row>
        <table:table-row table:style-name="ro1">
          <table:table-cell office:value-type="float" office:value="0.13714048" calcext:value-type="float">
            <text:p>0.13714048</text:p>
          </table:table-cell>
        </table:table-row>
        <table:table-row table:style-name="ro1">
          <table:table-cell office:value-type="float" office:value="0.171560448" calcext:value-type="float">
            <text:p>0.171560448</text:p>
          </table:table-cell>
        </table:table-row>
        <table:table-row table:style-name="ro1">
          <table:table-cell office:value-type="float" office:value="0.14786432" calcext:value-type="float">
            <text:p>0.14786432</text:p>
          </table:table-cell>
        </table:table-row>
        <table:table-row table:style-name="ro1">
          <table:table-cell office:value-type="float" office:value="0.168760832" calcext:value-type="float">
            <text:p>0.168760832</text:p>
          </table:table-cell>
        </table:table-row>
        <table:table-row table:style-name="ro1">
          <table:table-cell office:value-type="float" office:value="0.183155968" calcext:value-type="float">
            <text:p>0.183155968</text:p>
          </table:table-cell>
        </table:table-row>
        <table:table-row table:style-name="ro1">
          <table:table-cell office:value-type="float" office:value="0.172788736" calcext:value-type="float">
            <text:p>0.172788736</text:p>
          </table:table-cell>
        </table:table-row>
        <table:table-row table:style-name="ro1">
          <table:table-cell office:value-type="float" office:value="0.205248256" calcext:value-type="float">
            <text:p>0.205248256</text:p>
          </table:table-cell>
        </table:table-row>
        <table:table-row table:style-name="ro1">
          <table:table-cell office:value-type="float" office:value="0.18221824" calcext:value-type="float">
            <text:p>0.18221824</text:p>
          </table:table-cell>
        </table:table-row>
        <table:table-row table:style-name="ro1">
          <table:table-cell office:value-type="float" office:value="0.204436224" calcext:value-type="float">
            <text:p>0.204436224</text:p>
          </table:table-cell>
        </table:table-row>
        <table:table-row table:style-name="ro1">
          <table:table-cell office:value-type="float" office:value="0.184086016" calcext:value-type="float">
            <text:p>0.184086016</text:p>
          </table:table-cell>
        </table:table-row>
        <table:table-row table:style-name="ro1">
          <table:table-cell office:value-type="float" office:value="0.183400192" calcext:value-type="float">
            <text:p>0.183400192</text:p>
          </table:table-cell>
        </table:table-row>
        <table:table-row table:style-name="ro1">
          <table:table-cell office:value-type="float" office:value="0.22135168" calcext:value-type="float">
            <text:p>0.22135168</text:p>
          </table:table-cell>
        </table:table-row>
        <table:table-row table:style-name="ro1">
          <table:table-cell office:value-type="float" office:value="0.19886592" calcext:value-type="float">
            <text:p>0.19886592</text:p>
          </table:table-cell>
        </table:table-row>
        <table:table-row table:style-name="ro1">
          <table:table-cell office:value-type="float" office:value="0.214174208" calcext:value-type="float">
            <text:p>0.214174208</text:p>
          </table:table-cell>
        </table:table-row>
        <table:table-row table:style-name="ro1">
          <table:table-cell office:value-type="float" office:value="0.198738688" calcext:value-type="float">
            <text:p>0.198738688</text:p>
          </table:table-cell>
        </table:table-row>
        <table:table-row table:style-name="ro1">
          <table:table-cell office:value-type="float" office:value="0.189502464" calcext:value-type="float">
            <text:p>0.189502464</text:p>
          </table:table-cell>
        </table:table-row>
        <table:table-row table:style-name="ro1">
          <table:table-cell office:value-type="float" office:value="0.222213376" calcext:value-type="float">
            <text:p>0.222213376</text:p>
          </table:table-cell>
        </table:table-row>
        <table:table-row table:style-name="ro1">
          <table:table-cell office:value-type="float" office:value="0.199927552" calcext:value-type="float">
            <text:p>0.199927552</text:p>
          </table:table-cell>
        </table:table-row>
        <table:table-row table:style-name="ro1">
          <table:table-cell office:value-type="float" office:value="0.214582016" calcext:value-type="float">
            <text:p>0.214582016</text:p>
          </table:table-cell>
        </table:table-row>
        <table:table-row table:style-name="ro1">
          <table:table-cell office:value-type="float" office:value="0.200125952" calcext:value-type="float">
            <text:p>0.200125952</text:p>
          </table:table-cell>
        </table:table-row>
        <table:table-row table:style-name="ro1">
          <table:table-cell office:value-type="float" office:value="0.189929728" calcext:value-type="float">
            <text:p>0.189929728</text:p>
          </table:table-cell>
        </table:table-row>
        <table:table-row table:style-name="ro1">
          <table:table-cell office:value-type="float" office:value="0.2225856" calcext:value-type="float">
            <text:p>0.2225856</text:p>
          </table:table-cell>
        </table:table-row>
        <table:table-row table:style-name="ro1">
          <table:table-cell office:value-type="float" office:value="0.194579712" calcext:value-type="float">
            <text:p>0.194579712</text:p>
          </table:table-cell>
        </table:table-row>
        <table:table-row table:style-name="ro1">
          <table:table-cell office:value-type="float" office:value="0.214672896" calcext:value-type="float">
            <text:p>0.214672896</text:p>
          </table:table-cell>
        </table:table-row>
        <table:table-row table:style-name="ro1">
          <table:table-cell office:value-type="float" office:value="0.19489152" calcext:value-type="float">
            <text:p>0.19489152</text:p>
          </table:table-cell>
        </table:table-row>
        <table:table-row table:style-name="ro1">
          <table:table-cell office:value-type="float" office:value="0.190306048" calcext:value-type="float">
            <text:p>0.190306048</text:p>
          </table:table-cell>
        </table:table-row>
        <table:table-row table:style-name="ro1">
          <table:table-cell office:value-type="float" office:value="0.22319232" calcext:value-type="float">
            <text:p>0.22319232</text:p>
          </table:table-cell>
        </table:table-row>
        <table:table-row table:style-name="ro1">
          <table:table-cell office:value-type="float" office:value="0.194123008" calcext:value-type="float">
            <text:p>0.194123008</text:p>
          </table:table-cell>
        </table:table-row>
        <table:table-row table:style-name="ro1">
          <table:table-cell office:value-type="float" office:value="0.23663872" calcext:value-type="float">
            <text:p>0.23663872</text:p>
          </table:table-cell>
        </table:table-row>
        <table:table-row table:style-name="ro1">
          <table:table-cell office:value-type="float" office:value="0.217019392" calcext:value-type="float">
            <text:p>0.217019392</text:p>
          </table:table-cell>
        </table:table-row>
        <table:table-row table:style-name="ro1">
          <table:table-cell office:value-type="float" office:value="0.208258304" calcext:value-type="float">
            <text:p>0.208258304</text:p>
          </table:table-cell>
        </table:table-row>
        <table:table-row table:style-name="ro1">
          <table:table-cell office:value-type="float" office:value="0.240396288" calcext:value-type="float">
            <text:p>0.240396288</text:p>
          </table:table-cell>
        </table:table-row>
        <table:table-row table:style-name="ro1">
          <table:table-cell office:value-type="float" office:value="0.216617728" calcext:value-type="float">
            <text:p>0.216617728</text:p>
          </table:table-cell>
        </table:table-row>
        <table:table-row table:style-name="ro1">
          <table:table-cell office:value-type="float" office:value="0.23707264" calcext:value-type="float">
            <text:p>0.23707264</text:p>
          </table:table-cell>
        </table:table-row>
        <table:table-row table:style-name="ro1">
          <table:table-cell office:value-type="float" office:value="0.236751104" calcext:value-type="float">
            <text:p>0.236751104</text:p>
          </table:table-cell>
        </table:table-row>
        <table:table-row table:style-name="ro1">
          <table:table-cell office:value-type="float" office:value="0.228601856" calcext:value-type="float">
            <text:p>0.228601856</text:p>
          </table:table-cell>
        </table:table-row>
        <table:table-row table:style-name="ro1">
          <table:table-cell office:value-type="float" office:value="0.261733888" calcext:value-type="float">
            <text:p>0.261733888</text:p>
          </table:table-cell>
        </table:table-row>
        <table:table-row table:style-name="ro1">
          <table:table-cell office:value-type="float" office:value="0.237618432" calcext:value-type="float">
            <text:p>0.237618432</text:p>
          </table:table-cell>
        </table:table-row>
        <table:table-row table:style-name="ro1">
          <table:table-cell office:value-type="float" office:value="0.259523328" calcext:value-type="float">
            <text:p>0.259523328</text:p>
          </table:table-cell>
        </table:table-row>
        <table:table-row table:style-name="ro1">
          <table:table-cell office:value-type="float" office:value="0.238002688" calcext:value-type="float">
            <text:p>0.238002688</text:p>
          </table:table-cell>
        </table:table-row>
        <table:table-row table:style-name="ro1">
          <table:table-cell office:value-type="float" office:value="0.228417536" calcext:value-type="float">
            <text:p>0.228417536</text:p>
          </table:table-cell>
        </table:table-row>
        <table:table-row table:style-name="ro1">
          <table:table-cell office:value-type="float" office:value="0.26210176" calcext:value-type="float">
            <text:p>0.26210176</text:p>
          </table:table-cell>
        </table:table-row>
        <table:table-row table:style-name="ro1">
          <table:table-cell office:value-type="float" office:value="0.259241728" calcext:value-type="float">
            <text:p>0.259241728</text:p>
          </table:table-cell>
        </table:table-row>
        <table:table-row table:style-name="ro1">
          <table:table-cell office:value-type="float" office:value="0.280826112" calcext:value-type="float">
            <text:p>0.280826112</text:p>
          </table:table-cell>
        </table:table-row>
        <table:table-row table:style-name="ro1">
          <table:table-cell office:value-type="float" office:value="0.272333056" calcext:value-type="float">
            <text:p>0.272333056</text:p>
          </table:table-cell>
        </table:table-row>
        <table:table-row table:style-name="ro1">
          <table:table-cell office:value-type="float" office:value="0.262509824" calcext:value-type="float">
            <text:p>0.262509824</text:p>
          </table:table-cell>
        </table:table-row>
        <table:table-row table:style-name="ro1">
          <table:table-cell office:value-type="float" office:value="0.30096" calcext:value-type="float">
            <text:p>0.30096</text:p>
          </table:table-cell>
        </table:table-row>
        <table:table-row table:style-name="ro1">
          <table:table-cell office:value-type="float" office:value="0.277585408" calcext:value-type="float">
            <text:p>0.277585408</text:p>
          </table:table-cell>
        </table:table-row>
        <table:table-row table:style-name="ro1">
          <table:table-cell office:value-type="float" office:value="0.30173312" calcext:value-type="float">
            <text:p>0.30173312</text:p>
          </table:table-cell>
        </table:table-row>
        <table:table-row table:style-name="ro1">
          <table:table-cell office:value-type="float" office:value="0.284181504" calcext:value-type="float">
            <text:p>0.284181504</text:p>
          </table:table-cell>
        </table:table-row>
        <table:table-row table:style-name="ro1">
          <table:table-cell office:value-type="float" office:value="0.274175232" calcext:value-type="float">
            <text:p>0.274175232</text:p>
          </table:table-cell>
        </table:table-row>
        <table:table-row table:style-name="ro1">
          <table:table-cell office:value-type="float" office:value="0.306947072" calcext:value-type="float">
            <text:p>0.306947072</text:p>
          </table:table-cell>
        </table:table-row>
        <table:table-row table:style-name="ro1">
          <table:table-cell office:value-type="float" office:value="0.284390912" calcext:value-type="float">
            <text:p>0.284390912</text:p>
          </table:table-cell>
        </table:table-row>
        <table:table-row table:style-name="ro1">
          <table:table-cell office:value-type="float" office:value="0.305516288" calcext:value-type="float">
            <text:p>0.305516288</text:p>
          </table:table-cell>
        </table:table-row>
        <table:table-row table:style-name="ro1">
          <table:table-cell office:value-type="float" office:value="0.284865792" calcext:value-type="float">
            <text:p>0.284865792</text:p>
          </table:table-cell>
        </table:table-row>
        <table:table-row table:style-name="ro1">
          <table:table-cell office:value-type="float" office:value="0.27502592" calcext:value-type="float">
            <text:p>0.27502592</text:p>
          </table:table-cell>
        </table:table-row>
        <table:table-row table:style-name="ro1">
          <table:table-cell office:value-type="float" office:value="0.308031744" calcext:value-type="float">
            <text:p>0.308031744</text:p>
          </table:table-cell>
        </table:table-row>
        <table:table-row table:style-name="ro1">
          <table:table-cell office:value-type="float" office:value="0.285641216" calcext:value-type="float">
            <text:p>0.285641216</text:p>
          </table:table-cell>
        </table:table-row>
        <table:table-row table:style-name="ro1">
          <table:table-cell office:value-type="float" office:value="0.306465024" calcext:value-type="float">
            <text:p>0.306465024</text:p>
          </table:table-cell>
        </table:table-row>
        <table:table-row table:style-name="ro1">
          <table:table-cell office:value-type="float" office:value="0.286209792" calcext:value-type="float">
            <text:p>0.286209792</text:p>
          </table:table-cell>
        </table:table-row>
        <table:table-row table:style-name="ro1">
          <table:table-cell office:value-type="float" office:value="0.275774976" calcext:value-type="float">
            <text:p>0.275774976</text:p>
          </table:table-cell>
        </table:table-row>
        <table:table-row table:style-name="ro1">
          <table:table-cell office:value-type="float" office:value="0.308573952" calcext:value-type="float">
            <text:p>0.308573952</text:p>
          </table:table-cell>
        </table:table-row>
        <table:table-row table:style-name="ro1">
          <table:table-cell office:value-type="float" office:value="0.286384128" calcext:value-type="float">
            <text:p>0.286384128</text:p>
          </table:table-cell>
        </table:table-row>
        <table:table-row table:style-name="ro1">
          <table:table-cell office:value-type="float" office:value="0.301509376" calcext:value-type="float">
            <text:p>0.301509376</text:p>
          </table:table-cell>
        </table:table-row>
        <table:table-row table:style-name="ro1">
          <table:table-cell office:value-type="float" office:value="0.28689536" calcext:value-type="float">
            <text:p>0.28689536</text:p>
          </table:table-cell>
        </table:table-row>
        <table:table-row table:style-name="ro1">
          <table:table-cell office:value-type="float" office:value="0.277039616" calcext:value-type="float">
            <text:p>0.277039616</text:p>
          </table:table-cell>
        </table:table-row>
        <table:table-row table:style-name="ro1">
          <table:table-cell office:value-type="float" office:value="0.308851456" calcext:value-type="float">
            <text:p>0.308851456</text:p>
          </table:table-cell>
        </table:table-row>
        <table:table-row table:style-name="ro1">
          <table:table-cell office:value-type="float" office:value="0.287113472" calcext:value-type="float">
            <text:p>0.287113472</text:p>
          </table:table-cell>
        </table:table-row>
        <table:table-row table:style-name="ro1">
          <table:table-cell office:value-type="float" office:value="0.301321472" calcext:value-type="float">
            <text:p>0.301321472</text:p>
          </table:table-cell>
        </table:table-row>
        <table:table-row table:style-name="ro1">
          <table:table-cell office:value-type="float" office:value="0.327445248" calcext:value-type="float">
            <text:p>0.327445248</text:p>
          </table:table-cell>
        </table:table-row>
        <table:table-row table:style-name="ro1">
          <table:table-cell office:value-type="float" office:value="0.312411904" calcext:value-type="float">
            <text:p>0.312411904</text:p>
          </table:table-cell>
        </table:table-row>
        <table:table-row table:style-name="ro1">
          <table:table-cell office:value-type="float" office:value="0.350550784" calcext:value-type="float">
            <text:p>0.350550784</text:p>
          </table:table-cell>
        </table:table-row>
        <table:table-row table:style-name="ro1">
          <table:table-cell office:value-type="float" office:value="0.323321856" calcext:value-type="float">
            <text:p>0.323321856</text:p>
          </table:table-cell>
        </table:table-row>
        <table:table-row table:style-name="ro1">
          <table:table-cell office:value-type="float" office:value="0.341614848" calcext:value-type="float">
            <text:p>0.341614848</text:p>
          </table:table-cell>
        </table:table-row>
        <table:table-row table:style-name="ro1">
          <table:table-cell office:value-type="float" office:value="0.323891456" calcext:value-type="float">
            <text:p>0.323891456</text:p>
          </table:table-cell>
        </table:table-row>
        <table:table-row table:style-name="ro1">
          <table:table-cell office:value-type="float" office:value="0.31214208" calcext:value-type="float">
            <text:p>0.31214208</text:p>
          </table:table-cell>
        </table:table-row>
        <table:table-row table:style-name="ro1">
          <table:table-cell office:value-type="float" office:value="0.35161984" calcext:value-type="float">
            <text:p>0.35161984</text:p>
          </table:table-cell>
        </table:table-row>
        <table:table-row table:style-name="ro1">
          <table:table-cell office:value-type="float" office:value="0.323140352" calcext:value-type="float">
            <text:p>0.323140352</text:p>
          </table:table-cell>
        </table:table-row>
        <table:table-row table:style-name="ro1">
          <table:table-cell office:value-type="float" office:value="0.363325696" calcext:value-type="float">
            <text:p>0.363325696</text:p>
          </table:table-cell>
        </table:table-row>
        <table:table-row table:style-name="ro1">
          <table:table-cell office:value-type="float" office:value="0.362315008" calcext:value-type="float">
            <text:p>0.362315008</text:p>
          </table:table-cell>
        </table:table-row>
        <table:table-row table:style-name="ro1">
          <table:table-cell office:value-type="float" office:value="0.352404736" calcext:value-type="float">
            <text:p>0.352404736</text:p>
          </table:table-cell>
        </table:table-row>
        <table:table-row table:style-name="ro1">
          <table:table-cell office:value-type="float" office:value="0.3873216" calcext:value-type="float">
            <text:p>0.3873216</text:p>
          </table:table-cell>
        </table:table-row>
        <table:table-row table:style-name="ro1">
          <table:table-cell office:value-type="float" office:value="0.36343936" calcext:value-type="float">
            <text:p>0.36343936</text:p>
          </table:table-cell>
        </table:table-row>
        <table:table-row table:style-name="ro1">
          <table:table-cell office:value-type="float" office:value="0.383838464" calcext:value-type="float">
            <text:p>0.383838464</text:p>
          </table:table-cell>
        </table:table-row>
        <table:table-row table:style-name="ro1">
          <table:table-cell office:value-type="float" office:value="0.364054528" calcext:value-type="float">
            <text:p>0.364054528</text:p>
          </table:table-cell>
        </table:table-row>
        <table:table-row table:style-name="ro1">
          <table:table-cell office:value-type="float" office:value="0.353426176" calcext:value-type="float">
            <text:p>0.353426176</text:p>
          </table:table-cell>
        </table:table-row>
        <table:table-row table:style-name="ro1">
          <table:table-cell office:value-type="float" office:value="0.387463168" calcext:value-type="float">
            <text:p>0.387463168</text:p>
          </table:table-cell>
        </table:table-row>
        <table:table-row table:style-name="ro1">
          <table:table-cell office:value-type="float" office:value="0.364464128" calcext:value-type="float">
            <text:p>0.364464128</text:p>
          </table:table-cell>
        </table:table-row>
        <table:table-row table:style-name="ro1">
          <table:table-cell office:value-type="float" office:value="0.386420224" calcext:value-type="float">
            <text:p>0.386420224</text:p>
          </table:table-cell>
        </table:table-row>
        <table:table-row table:style-name="ro1">
          <table:table-cell office:value-type="float" office:value="0.36515584" calcext:value-type="float">
            <text:p>0.36515584</text:p>
          </table:table-cell>
        </table:table-row>
        <table:table-row table:style-name="ro1">
          <table:table-cell office:value-type="float" office:value="0.371142656" calcext:value-type="float">
            <text:p>0.371142656</text:p>
          </table:table-cell>
        </table:table-row>
        <table:table-row table:style-name="ro1">
          <table:table-cell office:value-type="float" office:value="0.42346368" calcext:value-type="float">
            <text:p>0.42346368</text:p>
          </table:table-cell>
        </table:table-row>
        <table:table-row table:style-name="ro1">
          <table:table-cell office:value-type="float" office:value="0.401488128" calcext:value-type="float">
            <text:p>0.401488128</text:p>
          </table:table-cell>
        </table:table-row>
        <table:table-row table:style-name="ro1">
          <table:table-cell office:value-type="float" office:value="0.431629568" calcext:value-type="float">
            <text:p>0.431629568</text:p>
          </table:table-cell>
        </table:table-row>
        <table:table-row table:style-name="ro1">
          <table:table-cell office:value-type="float" office:value="0.419545344" calcext:value-type="float">
            <text:p>0.419545344</text:p>
          </table:table-cell>
        </table:table-row>
        <table:table-row table:style-name="ro1">
          <table:table-cell office:value-type="float" office:value="0.408744448" calcext:value-type="float">
            <text:p>0.408744448</text:p>
          </table:table-cell>
        </table:table-row>
        <table:table-row table:style-name="ro1">
          <table:table-cell office:value-type="float" office:value="0.442279936" calcext:value-type="float">
            <text:p>0.442279936</text:p>
          </table:table-cell>
        </table:table-row>
        <table:table-row table:style-name="ro1">
          <table:table-cell office:value-type="float" office:value="0.420272128" calcext:value-type="float">
            <text:p>0.420272128</text:p>
          </table:table-cell>
        </table:table-row>
        <table:table-row table:style-name="ro1">
          <table:table-cell office:value-type="float" office:value="0.44052224" calcext:value-type="float">
            <text:p>0.44052224</text:p>
          </table:table-cell>
        </table:table-row>
        <table:table-row table:style-name="ro1">
          <table:table-cell office:value-type="float" office:value="0.427218432" calcext:value-type="float">
            <text:p>0.427218432</text:p>
          </table:table-cell>
        </table:table-row>
        <table:table-row table:style-name="ro1">
          <table:table-cell office:value-type="float" office:value="0.416421888" calcext:value-type="float">
            <text:p>0.416421888</text:p>
          </table:table-cell>
        </table:table-row>
        <table:table-row table:style-name="ro1">
          <table:table-cell office:value-type="float" office:value="0.449196032" calcext:value-type="float">
            <text:p>0.449196032</text:p>
          </table:table-cell>
        </table:table-row>
        <table:table-row table:style-name="ro1">
          <table:table-cell office:value-type="float" office:value="0.427723008" calcext:value-type="float">
            <text:p>0.427723008</text:p>
          </table:table-cell>
        </table:table-row>
        <table:table-row table:style-name="ro1">
          <table:table-cell office:value-type="float" office:value="0.448832" calcext:value-type="float">
            <text:p>0.448832</text:p>
          </table:table-cell>
        </table:table-row>
        <table:table-row table:style-name="ro1">
          <table:table-cell office:value-type="float" office:value="0.428454144" calcext:value-type="float">
            <text:p>0.428454144</text:p>
          </table:table-cell>
        </table:table-row>
        <table:table-row table:style-name="ro1">
          <table:table-cell office:value-type="float" office:value="0.41849216" calcext:value-type="float">
            <text:p>0.41849216</text:p>
          </table:table-cell>
        </table:table-row>
        <table:table-row table:style-name="ro1">
          <table:table-cell office:value-type="float" office:value="0.452145664" calcext:value-type="float">
            <text:p>0.452145664</text:p>
          </table:table-cell>
        </table:table-row>
        <table:table-row table:style-name="ro1">
          <table:table-cell office:value-type="float" office:value="0.429484032" calcext:value-type="float">
            <text:p>0.429484032</text:p>
          </table:table-cell>
        </table:table-row>
        <table:table-row table:style-name="ro1">
          <table:table-cell office:value-type="float" office:value="0.450721536" calcext:value-type="float">
            <text:p>0.450721536</text:p>
          </table:table-cell>
        </table:table-row>
        <table:table-row table:style-name="ro1">
          <table:table-cell office:value-type="float" office:value="0.430303232" calcext:value-type="float">
            <text:p>0.430303232</text:p>
          </table:table-cell>
        </table:table-row>
        <table:table-row table:style-name="ro1">
          <table:table-cell office:value-type="float" office:value="0.46728576" calcext:value-type="float">
            <text:p>0.46728576</text:p>
          </table:table-cell>
        </table:table-row>
        <table:table-row table:style-name="ro1">
          <table:table-cell office:value-type="float" office:value="0.497547264" calcext:value-type="float">
            <text:p>0.497547264</text:p>
          </table:table-cell>
        </table:table-row>
        <table:table-row table:style-name="ro1">
          <table:table-cell office:value-type="float" office:value="0.474102528" calcext:value-type="float">
            <text:p>0.474102528</text:p>
          </table:table-cell>
        </table:table-row>
        <table:table-row table:style-name="ro1">
          <table:table-cell office:value-type="float" office:value="0.495433472" calcext:value-type="float">
            <text:p>0.495433472</text:p>
          </table:table-cell>
        </table:table-row>
        <table:table-row table:style-name="ro1">
          <table:table-cell office:value-type="float" office:value="0.475003904" calcext:value-type="float">
            <text:p>0.475003904</text:p>
          </table:table-cell>
        </table:table-row>
        <table:table-row table:style-name="ro1">
          <table:table-cell office:value-type="float" office:value="0.506968064" calcext:value-type="float">
            <text:p>0.506968064</text:p>
          </table:table-cell>
        </table:table-row>
        <table:table-row table:style-name="ro1">
          <table:table-cell office:value-type="float" office:value="0.530644224" calcext:value-type="float">
            <text:p>0.530644224</text:p>
          </table:table-cell>
        </table:table-row>
        <table:table-row table:style-name="ro1">
          <table:table-cell office:value-type="float" office:value="0.502513664" calcext:value-type="float">
            <text:p>0.502513664</text:p>
          </table:table-cell>
        </table:table-row>
        <table:table-row table:style-name="ro1">
          <table:table-cell office:value-type="float" office:value="0.524138496" calcext:value-type="float">
            <text:p>0.524138496</text:p>
          </table:table-cell>
        </table:table-row>
        <table:table-row table:style-name="ro1">
          <table:table-cell office:value-type="float" office:value="0.503391744" calcext:value-type="float">
            <text:p>0.503391744</text:p>
          </table:table-cell>
        </table:table-row>
        <table:table-row table:style-name="ro1">
          <table:table-cell office:value-type="float" office:value="0.501075456" calcext:value-type="float">
            <text:p>0.501075456</text:p>
          </table:table-cell>
        </table:table-row>
        <table:table-row table:style-name="ro1">
          <table:table-cell office:value-type="float" office:value="0.547621376" calcext:value-type="float">
            <text:p>0.547621376</text:p>
          </table:table-cell>
        </table:table-row>
        <table:table-row table:style-name="ro1">
          <table:table-cell office:value-type="float" office:value="0.518349056" calcext:value-type="float">
            <text:p>0.518349056</text:p>
          </table:table-cell>
        </table:table-row>
        <table:table-row table:style-name="ro1">
          <table:table-cell office:value-type="float" office:value="0.540267776" calcext:value-type="float">
            <text:p>0.540267776</text:p>
          </table:table-cell>
        </table:table-row>
        <table:table-row table:style-name="ro1">
          <table:table-cell office:value-type="float" office:value="0.519241216" calcext:value-type="float">
            <text:p>0.519241216</text:p>
          </table:table-cell>
        </table:table-row>
        <table:table-row table:style-name="ro1">
          <table:table-cell office:value-type="float" office:value="0.51753856" calcext:value-type="float">
            <text:p>0.51753856</text:p>
          </table:table-cell>
        </table:table-row>
        <table:table-row table:style-name="ro1">
          <table:table-cell office:value-type="float" office:value="0.550493184" calcext:value-type="float">
            <text:p>0.550493184</text:p>
          </table:table-cell>
        </table:table-row>
        <table:table-row table:style-name="ro1">
          <table:table-cell office:value-type="float" office:value="0.548685824" calcext:value-type="float">
            <text:p>0.548685824</text:p>
          </table:table-cell>
        </table:table-row>
        <table:table-row table:style-name="ro1">
          <table:table-cell office:value-type="float" office:value="0.570161664" calcext:value-type="float">
            <text:p>0.570161664</text:p>
          </table:table-cell>
        </table:table-row>
        <table:table-row table:style-name="ro1">
          <table:table-cell office:value-type="float" office:value="0.549643776" calcext:value-type="float">
            <text:p>0.549643776</text:p>
          </table:table-cell>
        </table:table-row>
        <table:table-row table:style-name="ro1">
          <table:table-cell office:value-type="float" office:value="0.542819584" calcext:value-type="float">
            <text:p>0.542819584</text:p>
          </table:table-cell>
        </table:table-row>
        <table:table-row table:style-name="ro1">
          <table:table-cell office:value-type="float" office:value="0.575195904" calcext:value-type="float">
            <text:p>0.575195904</text:p>
          </table:table-cell>
        </table:table-row>
        <table:table-row table:style-name="ro1">
          <table:table-cell office:value-type="float" office:value="0.550478336" calcext:value-type="float">
            <text:p>0.550478336</text:p>
          </table:table-cell>
        </table:table-row>
        <table:table-row table:style-name="ro1">
          <table:table-cell office:value-type="float" office:value="0.57250304" calcext:value-type="float">
            <text:p>0.57250304</text:p>
          </table:table-cell>
        </table:table-row>
        <table:table-row table:style-name="ro1">
          <table:table-cell office:value-type="float" office:value="0.551487232" calcext:value-type="float">
            <text:p>0.551487232</text:p>
          </table:table-cell>
        </table:table-row>
        <table:table-row table:style-name="ro1">
          <table:table-cell office:value-type="float" office:value="0.582671616" calcext:value-type="float">
            <text:p>0.582671616</text:p>
          </table:table-cell>
        </table:table-row>
        <table:table-row table:style-name="ro1">
          <table:table-cell office:value-type="float" office:value="0.616627968" calcext:value-type="float">
            <text:p>0.616627968</text:p>
          </table:table-cell>
        </table:table-row>
        <table:table-row table:style-name="ro1">
          <table:table-cell office:value-type="float" office:value="0.592772864" calcext:value-type="float">
            <text:p>0.592772864</text:p>
          </table:table-cell>
        </table:table-row>
        <table:table-row table:style-name="ro1">
          <table:table-cell office:value-type="float" office:value="0.615012352" calcext:value-type="float">
            <text:p>0.615012352</text:p>
          </table:table-cell>
        </table:table-row>
        <table:table-row table:style-name="ro1">
          <table:table-cell office:value-type="float" office:value="0.593763328" calcext:value-type="float">
            <text:p>0.593763328</text:p>
          </table:table-cell>
        </table:table-row>
        <table:table-row table:style-name="ro1">
          <table:table-cell office:value-type="float" office:value="0.58545024" calcext:value-type="float">
            <text:p>0.58545024</text:p>
          </table:table-cell>
        </table:table-row>
        <table:table-row table:style-name="ro1">
          <table:table-cell office:value-type="float" office:value="0.617921792" calcext:value-type="float">
            <text:p>0.617921792</text:p>
          </table:table-cell>
        </table:table-row>
        <table:table-row table:style-name="ro1">
          <table:table-cell office:value-type="float" office:value="0.594793472" calcext:value-type="float">
            <text:p>0.594793472</text:p>
          </table:table-cell>
        </table:table-row>
        <table:table-row table:style-name="ro1">
          <table:table-cell office:value-type="float" office:value="0.645312512" calcext:value-type="float">
            <text:p>0.645312512</text:p>
          </table:table-cell>
        </table:table-row>
        <table:table-row table:style-name="ro1">
          <table:table-cell office:value-type="float" office:value="0.624319744" calcext:value-type="float">
            <text:p>0.624319744</text:p>
          </table:table-cell>
        </table:table-row>
        <table:table-row table:style-name="ro1">
          <table:table-cell office:value-type="float" office:value="0.655483136" calcext:value-type="float">
            <text:p>0.655483136</text:p>
          </table:table-cell>
        </table:table-row>
        <table:table-row table:style-name="ro1">
          <table:table-cell office:value-type="float" office:value="0.700078592" calcext:value-type="float">
            <text:p>0.700078592</text:p>
          </table:table-cell>
        </table:table-row>
        <table:table-row table:style-name="ro1">
          <table:table-cell office:value-type="float" office:value="0.678269184" calcext:value-type="float">
            <text:p>0.678269184</text:p>
          </table:table-cell>
        </table:table-row>
        <table:table-row table:style-name="ro1">
          <table:table-cell office:value-type="float" office:value="0.718049792" calcext:value-type="float">
            <text:p>0.718049792</text:p>
          </table:table-cell>
        </table:table-row>
        <table:table-row table:style-name="ro1">
          <table:table-cell office:value-type="float" office:value="0.714434304" calcext:value-type="float">
            <text:p>0.714434304</text:p>
          </table:table-cell>
        </table:table-row>
        <table:table-row table:style-name="ro1">
          <table:table-cell office:value-type="float" office:value="0.737231872" calcext:value-type="float">
            <text:p>0.737231872</text:p>
          </table:table-cell>
        </table:table-row>
        <table:table-row table:style-name="ro1">
          <table:table-cell office:value-type="float" office:value="0.77084928" calcext:value-type="float">
            <text:p>0.77084928</text:p>
          </table:table-cell>
        </table:table-row>
        <table:table-row table:style-name="ro1">
          <table:table-cell office:value-type="float" office:value="0.759511808" calcext:value-type="float">
            <text:p>0.759511808</text:p>
          </table:table-cell>
        </table:table-row>
        <table:table-row table:style-name="ro1">
          <table:table-cell office:value-type="float" office:value="0.770515456" calcext:value-type="float">
            <text:p>0.770515456</text:p>
          </table:table-cell>
        </table:table-row>
        <table:table-row table:style-name="ro1">
          <table:table-cell office:value-type="float" office:value="0.760907264" calcext:value-type="float">
            <text:p>0.760907264</text:p>
          </table:table-cell>
        </table:table-row>
        <table:table-row table:style-name="ro1">
          <table:table-cell office:value-type="float" office:value="0.765020672" calcext:value-type="float">
            <text:p>0.765020672</text:p>
          </table:table-cell>
        </table:table-row>
        <table:table-row table:style-name="ro1">
          <table:table-cell office:value-type="float" office:value="0.834140672" calcext:value-type="float">
            <text:p>0.834140672</text:p>
          </table:table-cell>
        </table:table-row>
        <table:table-row table:style-name="ro1">
          <table:table-cell office:value-type="float" office:value="0.832509184" calcext:value-type="float">
            <text:p>0.832509184</text:p>
          </table:table-cell>
        </table:table-row>
        <table:table-row table:style-name="ro1">
          <table:table-cell office:value-type="float" office:value="0.849936384" calcext:value-type="float">
            <text:p>0.849936384</text:p>
          </table:table-cell>
        </table:table-row>
        <table:table-row table:style-name="ro1">
          <table:table-cell office:value-type="float" office:value="0.840661504" calcext:value-type="float">
            <text:p>0.840661504</text:p>
          </table:table-cell>
        </table:table-row>
        <table:table-row table:style-name="ro1">
          <table:table-cell office:value-type="float" office:value="0.837708032" calcext:value-type="float">
            <text:p>0.837708032</text:p>
          </table:table-cell>
        </table:table-row>
        <table:table-row table:style-name="ro1">
          <table:table-cell office:value-type="float" office:value="0.879343616" calcext:value-type="float">
            <text:p>0.879343616</text:p>
          </table:table-cell>
        </table:table-row>
        <table:table-row table:style-name="ro1">
          <table:table-cell office:value-type="float" office:value="0.857949696" calcext:value-type="float">
            <text:p>0.857949696</text:p>
          </table:table-cell>
        </table:table-row>
        <table:table-row table:style-name="ro1">
          <table:table-cell office:value-type="float" office:value="0.896469248" calcext:value-type="float">
            <text:p>0.896469248</text:p>
          </table:table-cell>
        </table:table-row>
        <table:table-row table:style-name="ro1">
          <table:table-cell office:value-type="float" office:value="0.882585088" calcext:value-type="float">
            <text:p>0.882585088</text:p>
          </table:table-cell>
        </table:table-row>
        <table:table-row table:style-name="ro1">
          <table:table-cell office:value-type="float" office:value="0.899483648" calcext:value-type="float">
            <text:p>0.899483648</text:p>
          </table:table-cell>
        </table:table-row>
        <table:table-row table:style-name="ro1">
          <table:table-cell office:value-type="float" office:value="0.940903424" calcext:value-type="float">
            <text:p>0.940903424</text:p>
          </table:table-cell>
        </table:table-row>
        <table:table-row table:style-name="ro1">
          <table:table-cell office:value-type="float" office:value="0.9189952" calcext:value-type="float">
            <text:p>0.9189952</text:p>
          </table:table-cell>
        </table:table-row>
        <table:table-row table:style-name="ro1">
          <table:table-cell office:value-type="float" office:value="0.947130112" calcext:value-type="float">
            <text:p>0.947130112</text:p>
          </table:table-cell>
        </table:table-row>
        <table:table-row table:style-name="ro1">
          <table:table-cell office:value-type="float" office:value="0.93392384" calcext:value-type="float">
            <text:p>0.93392384</text:p>
          </table:table-cell>
        </table:table-row>
        <table:table-row table:style-name="ro1">
          <table:table-cell office:value-type="float" office:value="0.942246912" calcext:value-type="float">
            <text:p>0.942246912</text:p>
          </table:table-cell>
        </table:table-row>
        <table:table-row table:style-name="ro1">
          <table:table-cell office:value-type="float" office:value="0.992323584" calcext:value-type="float">
            <text:p>0.992323584</text:p>
          </table:table-cell>
        </table:table-row>
        <table:table-row table:style-name="ro1">
          <table:table-cell office:value-type="float" office:value="0.965059072" calcext:value-type="float">
            <text:p>0.965059072</text:p>
          </table:table-cell>
        </table:table-row>
        <table:table-row table:style-name="ro1">
          <table:table-cell office:value-type="float" office:value="0.9844864" calcext:value-type="float">
            <text:p>0.9844864</text:p>
          </table:table-cell>
        </table:table-row>
        <table:table-row table:style-name="ro1">
          <table:table-cell office:value-type="float" office:value="0.966710272" calcext:value-type="float">
            <text:p>0.966710272</text:p>
          </table:table-cell>
        </table:table-row>
        <table:table-row table:style-name="ro1">
          <table:table-cell office:value-type="float" office:value="0.972193536" calcext:value-type="float">
            <text:p>0.972193536</text:p>
          </table:table-cell>
        </table:table-row>
        <table:table-row table:style-name="ro1">
          <table:table-cell office:value-type="float" office:value="1.020160768" calcext:value-type="float">
            <text:p>1.020160768</text:p>
          </table:table-cell>
        </table:table-row>
        <table:table-row table:style-name="ro1">
          <table:table-cell office:value-type="float" office:value="0.991284992" calcext:value-type="float">
            <text:p>0.991284992</text:p>
          </table:table-cell>
        </table:table-row>
        <table:table-row table:style-name="ro1">
          <table:table-cell office:value-type="float" office:value="1.012256" calcext:value-type="float">
            <text:p>1.012256</text:p>
          </table:table-cell>
        </table:table-row>
        <table:table-row table:style-name="ro1">
          <table:table-cell office:value-type="float" office:value="0.9926656" calcext:value-type="float">
            <text:p>0.9926656</text:p>
          </table:table-cell>
        </table:table-row>
        <table:table-row table:style-name="ro1">
          <table:table-cell office:value-type="float" office:value="1.010315776" calcext:value-type="float">
            <text:p>1.010315776</text:p>
          </table:table-cell>
        </table:table-row>
        <table:table-row table:style-name="ro1">
          <table:table-cell office:value-type="float" office:value="1.037147904" calcext:value-type="float">
            <text:p>1.037147904</text:p>
          </table:table-cell>
        </table:table-row>
        <table:table-row table:style-name="ro1">
          <table:table-cell office:value-type="float" office:value="1.013333248" calcext:value-type="float">
            <text:p>1.013333248</text:p>
          </table:table-cell>
        </table:table-row>
        <table:table-row table:style-name="ro1">
          <table:table-cell office:value-type="float" office:value="1.034550784" calcext:value-type="float">
            <text:p>1.034550784</text:p>
          </table:table-cell>
        </table:table-row>
        <table:table-row table:style-name="ro1">
          <table:table-cell office:value-type="float" office:value="1.041454336" calcext:value-type="float">
            <text:p>1.041454336</text:p>
          </table:table-cell>
        </table:table-row>
        <table:table-row table:style-name="ro1">
          <table:table-cell office:value-type="float" office:value="1.057611264" calcext:value-type="float">
            <text:p>1.057611264</text:p>
          </table:table-cell>
        </table:table-row>
        <table:table-row table:style-name="ro1">
          <table:table-cell office:value-type="float" office:value="1.08889344" calcext:value-type="float">
            <text:p>1.08889344</text:p>
          </table:table-cell>
        </table:table-row>
        <table:table-row table:style-name="ro1">
          <table:table-cell office:value-type="float" office:value="1.074920192" calcext:value-type="float">
            <text:p>1.074920192</text:p>
          </table:table-cell>
        </table:table-row>
        <table:table-row table:style-name="ro1">
          <table:table-cell office:value-type="float" office:value="1.110281216" calcext:value-type="float">
            <text:p>1.110281216</text:p>
          </table:table-cell>
        </table:table-row>
        <table:table-row table:style-name="ro1">
          <table:table-cell office:value-type="float" office:value="1.09033344" calcext:value-type="float">
            <text:p>1.09033344</text:p>
          </table:table-cell>
        </table:table-row>
        <table:table-row table:style-name="ro1">
          <table:table-cell office:value-type="float" office:value="1.110182656" calcext:value-type="float">
            <text:p>1.110182656</text:p>
          </table:table-cell>
        </table:table-row>
        <table:table-row table:style-name="ro1">
          <table:table-cell office:value-type="float" office:value="1.134626048" calcext:value-type="float">
            <text:p>1.134626048</text:p>
          </table:table-cell>
        </table:table-row>
        <table:table-row table:style-name="ro1">
          <table:table-cell office:value-type="float" office:value="1.112033536" calcext:value-type="float">
            <text:p>1.112033536</text:p>
          </table:table-cell>
        </table:table-row>
        <table:table-row table:style-name="ro1">
          <table:table-cell office:value-type="float" office:value="1.153989632" calcext:value-type="float">
            <text:p>1.153989632</text:p>
          </table:table-cell>
        </table:table-row>
        <table:table-row table:style-name="ro1">
          <table:table-cell office:value-type="float" office:value="1.158157312" calcext:value-type="float">
            <text:p>1.158157312</text:p>
          </table:table-cell>
        </table:table-row>
        <table:table-row table:style-name="ro1">
          <table:table-cell office:value-type="float" office:value="1.149920256" calcext:value-type="float">
            <text:p>1.149920256</text:p>
          </table:table-cell>
        </table:table-row>
        <table:table-row table:style-name="ro1">
          <table:table-cell office:value-type="float" office:value="1.182733312" calcext:value-type="float">
            <text:p>1.182733312</text:p>
          </table:table-cell>
        </table:table-row>
        <table:table-row table:style-name="ro1">
          <table:table-cell office:value-type="float" office:value="1.181047552" calcext:value-type="float">
            <text:p>1.181047552</text:p>
          </table:table-cell>
        </table:table-row>
        <table:table-row table:style-name="ro1">
          <table:table-cell office:value-type="float" office:value="1.224734464" calcext:value-type="float">
            <text:p>1.224734464</text:p>
          </table:table-cell>
        </table:table-row>
        <table:table-row table:style-name="ro1">
          <table:table-cell office:value-type="float" office:value="1.198184448" calcext:value-type="float">
            <text:p>1.198184448</text:p>
          </table:table-cell>
        </table:table-row>
        <table:table-row table:style-name="ro1">
          <table:table-cell office:value-type="float" office:value="1.204402688" calcext:value-type="float">
            <text:p>1.204402688</text:p>
          </table:table-cell>
        </table:table-row>
        <table:table-row table:style-name="ro1">
          <table:table-cell office:value-type="float" office:value="1.253996544" calcext:value-type="float">
            <text:p>1.253996544</text:p>
          </table:table-cell>
        </table:table-row>
        <table:table-row table:style-name="ro1">
          <table:table-cell office:value-type="float" office:value="1.223391488" calcext:value-type="float">
            <text:p>1.223391488</text:p>
          </table:table-cell>
        </table:table-row>
        <table:table-row table:style-name="ro1">
          <table:table-cell office:value-type="float" office:value="1.248169472" calcext:value-type="float">
            <text:p>1.248169472</text:p>
          </table:table-cell>
        </table:table-row>
        <table:table-row table:style-name="ro1">
          <table:table-cell office:value-type="float" office:value="1.258532864" calcext:value-type="float">
            <text:p>1.258532864</text:p>
          </table:table-cell>
        </table:table-row>
        <table:table-row table:style-name="ro1">
          <table:table-cell office:value-type="float" office:value="1.273281792" calcext:value-type="float">
            <text:p>1.273281792</text:p>
          </table:table-cell>
        </table:table-row>
        <table:table-row table:style-name="ro1">
          <table:table-cell office:value-type="float" office:value="1.325186048" calcext:value-type="float">
            <text:p>1.325186048</text:p>
          </table:table-cell>
        </table:table-row>
        <table:table-row table:style-name="ro1">
          <table:table-cell office:value-type="float" office:value="1.294811648" calcext:value-type="float">
            <text:p>1.294811648</text:p>
          </table:table-cell>
        </table:table-row>
        <table:table-row table:style-name="ro1">
          <table:table-cell office:value-type="float" office:value="1.3241728" calcext:value-type="float">
            <text:p>1.3241728</text:p>
          </table:table-cell>
        </table:table-row>
        <table:table-row table:style-name="ro1">
          <table:table-cell office:value-type="float" office:value="1.319830528" calcext:value-type="float">
            <text:p>1.319830528</text:p>
          </table:table-cell>
        </table:table-row>
        <table:table-row table:style-name="ro1">
          <table:table-cell office:value-type="float" office:value="1.31916032" calcext:value-type="float">
            <text:p>1.31916032</text:p>
          </table:table-cell>
        </table:table-row>
        <table:table-row table:style-name="ro1">
          <table:table-cell office:value-type="float" office:value="1.35236608" calcext:value-type="float">
            <text:p>1.35236608</text:p>
          </table:table-cell>
        </table:table-row>
        <table:table-row table:style-name="ro1">
          <table:table-cell office:value-type="float" office:value="1.354642176" calcext:value-type="float">
            <text:p>1.354642176</text:p>
          </table:table-cell>
        </table:table-row>
        <table:table-row table:style-name="ro1">
          <table:table-cell office:value-type="float" office:value="1.374149632" calcext:value-type="float">
            <text:p>1.374149632</text:p>
          </table:table-cell>
        </table:table-row>
        <table:table-row table:style-name="ro1">
          <table:table-cell office:value-type="float" office:value="1.39446144" calcext:value-type="float">
            <text:p>1.39446144</text:p>
          </table:table-cell>
        </table:table-row>
        <table:table-row table:style-name="ro1">
          <table:table-cell office:value-type="float" office:value="1.392268288" calcext:value-type="float">
            <text:p>1.392268288</text:p>
          </table:table-cell>
        </table:table-row>
        <table:table-row table:style-name="ro1">
          <table:table-cell office:value-type="float" office:value="1.425637632" calcext:value-type="float">
            <text:p>1.425637632</text:p>
          </table:table-cell>
        </table:table-row>
        <table:table-row table:style-name="ro1">
          <table:table-cell office:value-type="float" office:value="1.404229376" calcext:value-type="float">
            <text:p>1.404229376</text:p>
          </table:table-cell>
        </table:table-row>
        <table:table-row table:style-name="ro1">
          <table:table-cell office:value-type="float" office:value="1.4171904" calcext:value-type="float">
            <text:p>1.4171904</text:p>
          </table:table-cell>
        </table:table-row>
        <table:table-row table:style-name="ro1">
          <table:table-cell office:value-type="float" office:value="1.40640768" calcext:value-type="float">
            <text:p>1.40640768</text:p>
          </table:table-cell>
        </table:table-row>
        <table:table-row table:style-name="ro1">
          <table:table-cell office:value-type="float" office:value="1.420577792" calcext:value-type="float">
            <text:p>1.420577792</text:p>
          </table:table-cell>
        </table:table-row>
        <table:table-row table:style-name="ro1">
          <table:table-cell office:value-type="float" office:value="1.448214272" calcext:value-type="float">
            <text:p>1.448214272</text:p>
          </table:table-cell>
        </table:table-row>
        <table:table-row table:style-name="ro1">
          <table:table-cell office:value-type="float" office:value="1.444012288" calcext:value-type="float">
            <text:p>1.444012288</text:p>
          </table:table-cell>
        </table:table-row>
        <table:table-row table:style-name="ro1">
          <table:table-cell office:value-type="float" office:value="1.472433152" calcext:value-type="float">
            <text:p>1.472433152</text:p>
          </table:table-cell>
        </table:table-row>
        <table:table-row table:style-name="ro1">
          <table:table-cell office:value-type="float" office:value="1.468990976" calcext:value-type="float">
            <text:p>1.468990976</text:p>
          </table:table-cell>
        </table:table-row>
        <table:table-row table:style-name="ro1">
          <table:table-cell office:value-type="float" office:value="1.459013376" calcext:value-type="float">
            <text:p>1.459013376</text:p>
          </table:table-cell>
        </table:table-row>
        <table:table-row table:style-name="ro1">
          <table:table-cell office:value-type="float" office:value="1.48512384" calcext:value-type="float">
            <text:p>1.48512384</text:p>
          </table:table-cell>
        </table:table-row>
        <table:table-row table:style-name="ro1">
          <table:table-cell office:value-type="float" office:value="1.471346176" calcext:value-type="float">
            <text:p>1.471346176</text:p>
          </table:table-cell>
        </table:table-row>
        <table:table-row table:style-name="ro1">
          <table:table-cell office:value-type="float" office:value="1.524661504" calcext:value-type="float">
            <text:p>1.524661504</text:p>
          </table:table-cell>
        </table:table-row>
        <table:table-row table:style-name="ro1">
          <table:table-cell office:value-type="float" office:value="1.514681344" calcext:value-type="float">
            <text:p>1.514681344</text:p>
          </table:table-cell>
        </table:table-row>
        <table:table-row table:style-name="ro1">
          <table:table-cell office:value-type="float" office:value="1.522825472" calcext:value-type="float">
            <text:p>1.522825472</text:p>
          </table:table-cell>
        </table:table-row>
        <table:table-row table:style-name="ro1">
          <table:table-cell office:value-type="float" office:value="1.55300992" calcext:value-type="float">
            <text:p>1.55300992</text:p>
          </table:table-cell>
        </table:table-row>
        <table:table-row table:style-name="ro1">
          <table:table-cell office:value-type="float" office:value="1.540244992" calcext:value-type="float">
            <text:p>1.540244992</text:p>
          </table:table-cell>
        </table:table-row>
        <table:table-row table:style-name="ro1">
          <table:table-cell office:value-type="float" office:value="1.552505856" calcext:value-type="float">
            <text:p>1.552505856</text:p>
          </table:table-cell>
        </table:table-row>
        <table:table-row table:style-name="ro1">
          <table:table-cell office:value-type="float" office:value="1.576678656" calcext:value-type="float">
            <text:p>1.576678656</text:p>
          </table:table-cell>
        </table:table-row>
        <table:table-row table:style-name="ro1">
          <table:table-cell office:value-type="float" office:value="1.586102528" calcext:value-type="float">
            <text:p>1.586102528</text:p>
          </table:table-cell>
        </table:table-row>
        <table:table-row table:style-name="ro1">
          <table:table-cell office:value-type="float" office:value="1.61741568" calcext:value-type="float">
            <text:p>1.61741568</text:p>
          </table:table-cell>
        </table:table-row>
        <table:table-row table:style-name="ro1">
          <table:table-cell office:value-type="float" office:value="1.595919616" calcext:value-type="float">
            <text:p>1.595919616</text:p>
          </table:table-cell>
        </table:table-row>
        <table:table-row table:style-name="ro1">
          <table:table-cell office:value-type="float" office:value="1.617734144" calcext:value-type="float">
            <text:p>1.617734144</text:p>
          </table:table-cell>
        </table:table-row>
        <table:table-row table:style-name="ro1">
          <table:table-cell office:value-type="float" office:value="1.62670976" calcext:value-type="float">
            <text:p>1.62670976</text:p>
          </table:table-cell>
        </table:table-row>
        <table:table-row table:style-name="ro1">
          <table:table-cell office:value-type="float" office:value="1.619202816" calcext:value-type="float">
            <text:p>1.619202816</text:p>
          </table:table-cell>
        </table:table-row>
        <table:table-row table:style-name="ro1">
          <table:table-cell office:value-type="float" office:value="1.694274304" calcext:value-type="float">
            <text:p>1.694274304</text:p>
          </table:table-cell>
        </table:table-row>
      </table:table>
      <table:table table:name="10T_10P_10S" table:style-name="ta1">
        <table:table-column table:style-name="co11" table:default-cell-style-name="Default"/>
        <table:table-row table:style-name="ro1">
          <table:table-cell office:value-type="float" office:value="0.193338112" calcext:value-type="float">
            <text:p>0.193338112</text:p>
          </table:table-cell>
        </table:table-row>
        <table:table-row table:style-name="ro1">
          <table:table-cell office:value-type="float" office:value="0.193408256" calcext:value-type="float">
            <text:p>0.193408256</text:p>
          </table:table-cell>
        </table:table-row>
        <table:table-row table:style-name="ro1">
          <table:table-cell office:value-type="float" office:value="0.029499904" calcext:value-type="float">
            <text:p>0.029499904</text:p>
          </table:table-cell>
        </table:table-row>
        <table:table-row table:style-name="ro1">
          <table:table-cell office:value-type="float" office:value="0.180476672" calcext:value-type="float">
            <text:p>0.180476672</text:p>
          </table:table-cell>
        </table:table-row>
        <table:table-row table:style-name="ro1">
          <table:table-cell office:value-type="float" office:value="0.223542528" calcext:value-type="float">
            <text:p>0.223542528</text:p>
          </table:table-cell>
        </table:table-row>
        <table:table-row table:style-name="ro1">
          <table:table-cell office:value-type="float" office:value="0.133729792" calcext:value-type="float">
            <text:p>0.133729792</text:p>
          </table:table-cell>
        </table:table-row>
        <table:table-row table:style-name="ro1">
          <table:table-cell office:value-type="float" office:value="0.285357824" calcext:value-type="float">
            <text:p>0.285357824</text:p>
          </table:table-cell>
        </table:table-row>
        <table:table-row table:style-name="ro1">
          <table:table-cell office:value-type="float" office:value="0.28524928" calcext:value-type="float">
            <text:p>0.28524928</text:p>
          </table:table-cell>
        </table:table-row>
        <table:table-row table:style-name="ro1">
          <table:table-cell office:value-type="float" office:value="0.112623616" calcext:value-type="float">
            <text:p>0.112623616</text:p>
          </table:table-cell>
        </table:table-row>
        <table:table-row table:style-name="ro1">
          <table:table-cell office:value-type="float" office:value="0.252014336" calcext:value-type="float">
            <text:p>0.252014336</text:p>
          </table:table-cell>
        </table:table-row>
        <table:table-row table:style-name="ro1">
          <table:table-cell office:value-type="float" office:value="0.251997952" calcext:value-type="float">
            <text:p>0.251997952</text:p>
          </table:table-cell>
        </table:table-row>
        <table:table-row table:style-name="ro1">
          <table:table-cell office:value-type="float" office:value="0.096347392" calcext:value-type="float">
            <text:p>0.096347392</text:p>
          </table:table-cell>
        </table:table-row>
        <table:table-row table:style-name="ro1">
          <table:table-cell office:value-type="float" office:value="0.236227328" calcext:value-type="float">
            <text:p>0.236227328</text:p>
          </table:table-cell>
        </table:table-row>
        <table:table-row table:style-name="ro1">
          <table:table-cell office:value-type="float" office:value="0.236184064" calcext:value-type="float">
            <text:p>0.236184064</text:p>
          </table:table-cell>
        </table:table-row>
        <table:table-row table:style-name="ro1">
          <table:table-cell office:value-type="float" office:value="0.073648896" calcext:value-type="float">
            <text:p>0.073648896</text:p>
          </table:table-cell>
        </table:table-row>
        <table:table-row table:style-name="ro1">
          <table:table-cell office:value-type="float" office:value="0.21840768" calcext:value-type="float">
            <text:p>0.21840768</text:p>
          </table:table-cell>
        </table:table-row>
        <table:table-row table:style-name="ro1">
          <table:table-cell office:value-type="float" office:value="0.918739968" calcext:value-type="float">
            <text:p>0.918739968</text:p>
          </table:table-cell>
        </table:table-row>
        <table:table-row table:style-name="ro1">
          <table:table-cell office:value-type="float" office:value="0.732029952" calcext:value-type="float">
            <text:p>0.732029952</text:p>
          </table:table-cell>
        </table:table-row>
        <table:table-row table:style-name="ro1">
          <table:table-cell office:value-type="float" office:value="0.906320128" calcext:value-type="float">
            <text:p>0.906320128</text:p>
          </table:table-cell>
        </table:table-row>
        <table:table-row table:style-name="ro1">
          <table:table-cell office:value-type="float" office:value="0.906258944" calcext:value-type="float">
            <text:p>0.906258944</text:p>
          </table:table-cell>
        </table:table-row>
        <table:table-row table:style-name="ro1">
          <table:table-cell office:value-type="float" office:value="0.716301312" calcext:value-type="float">
            <text:p>0.716301312</text:p>
          </table:table-cell>
        </table:table-row>
        <table:table-row table:style-name="ro1">
          <table:table-cell office:value-type="float" office:value="0.890096128" calcext:value-type="float">
            <text:p>0.890096128</text:p>
          </table:table-cell>
        </table:table-row>
        <table:table-row table:style-name="ro1">
          <table:table-cell office:value-type="float" office:value="0.89003264" calcext:value-type="float">
            <text:p>0.89003264</text:p>
          </table:table-cell>
        </table:table-row>
        <table:table-row table:style-name="ro1">
          <table:table-cell office:value-type="float" office:value="0.869314304" calcext:value-type="float">
            <text:p>0.869314304</text:p>
          </table:table-cell>
        </table:table-row>
        <table:table-row table:style-name="ro1">
          <table:table-cell office:value-type="float" office:value="0.86096512" calcext:value-type="float">
            <text:p>0.86096512</text:p>
          </table:table-cell>
        </table:table-row>
        <table:table-row table:style-name="ro1">
          <table:table-cell office:value-type="float" office:value="0.85442816" calcext:value-type="float">
            <text:p>0.85442816</text:p>
          </table:table-cell>
        </table:table-row>
        <table:table-row table:style-name="ro1">
          <table:table-cell office:value-type="float" office:value="0.869474816" calcext:value-type="float">
            <text:p>0.869474816</text:p>
          </table:table-cell>
        </table:table-row>
        <table:table-row table:style-name="ro1">
          <table:table-cell office:value-type="float" office:value="2.220372992" calcext:value-type="float">
            <text:p>2.220372992</text:p>
          </table:table-cell>
        </table:table-row>
        <table:table-row table:style-name="ro1">
          <table:table-cell office:value-type="float" office:value="2.26516864" calcext:value-type="float">
            <text:p>2.26516864</text:p>
          </table:table-cell>
        </table:table-row>
        <table:table-row table:style-name="ro1">
          <table:table-cell office:value-type="float" office:value="2.092556288" calcext:value-type="float">
            <text:p>2.092556288</text:p>
          </table:table-cell>
        </table:table-row>
        <table:table-row table:style-name="ro1">
          <table:table-cell office:value-type="float" office:value="2.407461888" calcext:value-type="float">
            <text:p>2.407461888</text:p>
          </table:table-cell>
        </table:table-row>
        <table:table-row table:style-name="ro1">
          <table:table-cell office:value-type="float" office:value="2.42614528" calcext:value-type="float">
            <text:p>2.42614528</text:p>
          </table:table-cell>
        </table:table-row>
        <table:table-row table:style-name="ro1">
          <table:table-cell office:value-type="float" office:value="2.247817216" calcext:value-type="float">
            <text:p>2.247817216</text:p>
          </table:table-cell>
        </table:table-row>
        <table:table-row table:style-name="ro1">
          <table:table-cell office:value-type="float" office:value="2.326903808" calcext:value-type="float">
            <text:p>2.326903808</text:p>
          </table:table-cell>
        </table:table-row>
        <table:table-row table:style-name="ro1">
          <table:table-cell office:value-type="float" office:value="2.284229632" calcext:value-type="float">
            <text:p>2.284229632</text:p>
          </table:table-cell>
        </table:table-row>
        <table:table-row table:style-name="ro1">
          <table:table-cell office:value-type="float" office:value="2.590624" calcext:value-type="float">
            <text:p>2.590624</text:p>
          </table:table-cell>
        </table:table-row>
        <table:table-row table:style-name="ro1">
          <table:table-cell office:value-type="float" office:value="2.612156416" calcext:value-type="float">
            <text:p>2.612156416</text:p>
          </table:table-cell>
        </table:table-row>
        <table:table-row table:style-name="ro1">
          <table:table-cell office:value-type="float" office:value="2.436857856" calcext:value-type="float">
            <text:p>2.436857856</text:p>
          </table:table-cell>
        </table:table-row>
        <table:table-row table:style-name="ro1">
          <table:table-cell office:value-type="float" office:value="2.436988672" calcext:value-type="float">
            <text:p>2.436988672</text:p>
          </table:table-cell>
        </table:table-row>
        <table:table-row table:style-name="ro1">
          <table:table-cell office:value-type="float" office:value="2.274743808" calcext:value-type="float">
            <text:p>2.274743808</text:p>
          </table:table-cell>
        </table:table-row>
        <table:table-row table:style-name="ro1">
          <table:table-cell office:value-type="float" office:value="2.574992896" calcext:value-type="float">
            <text:p>2.574992896</text:p>
          </table:table-cell>
        </table:table-row>
        <table:table-row table:style-name="ro1">
          <table:table-cell office:value-type="float" office:value="2.591346944" calcext:value-type="float">
            <text:p>2.591346944</text:p>
          </table:table-cell>
        </table:table-row>
        <table:table-row table:style-name="ro1">
          <table:table-cell office:value-type="float" office:value="2.414458368" calcext:value-type="float">
            <text:p>2.414458368</text:p>
          </table:table-cell>
        </table:table-row>
        <table:table-row table:style-name="ro1">
          <table:table-cell office:value-type="float" office:value="2.414592768" calcext:value-type="float">
            <text:p>2.414592768</text:p>
          </table:table-cell>
        </table:table-row>
        <table:table-row table:style-name="ro1">
          <table:table-cell office:value-type="float" office:value="2.39860352" calcext:value-type="float">
            <text:p>2.39860352</text:p>
          </table:table-cell>
        </table:table-row>
        <table:table-row table:style-name="ro1">
          <table:table-cell office:value-type="float" office:value="2.68660352" calcext:value-type="float">
            <text:p>2.68660352</text:p>
          </table:table-cell>
        </table:table-row>
        <table:table-row table:style-name="ro1">
          <table:table-cell office:value-type="float" office:value="2.709453568" calcext:value-type="float">
            <text:p>2.709453568</text:p>
          </table:table-cell>
        </table:table-row>
        <table:table-row table:style-name="ro1">
          <table:table-cell office:value-type="float" office:value="2.528797952" calcext:value-type="float">
            <text:p>2.528797952</text:p>
          </table:table-cell>
        </table:table-row>
        <table:table-row table:style-name="ro1">
          <table:table-cell office:value-type="float" office:value="2.52893056" calcext:value-type="float">
            <text:p>2.52893056</text:p>
          </table:table-cell>
        </table:table-row>
        <table:table-row table:style-name="ro1">
          <table:table-cell office:value-type="float" office:value="2.389012736" calcext:value-type="float">
            <text:p>2.389012736</text:p>
          </table:table-cell>
        </table:table-row>
        <table:table-row table:style-name="ro1">
          <table:table-cell office:value-type="float" office:value="2.645048064" calcext:value-type="float">
            <text:p>2.645048064</text:p>
          </table:table-cell>
        </table:table-row>
        <table:table-row table:style-name="ro1">
          <table:table-cell office:value-type="float" office:value="2.68745472" calcext:value-type="float">
            <text:p>2.68745472</text:p>
          </table:table-cell>
        </table:table-row>
        <table:table-row table:style-name="ro1">
          <table:table-cell office:value-type="float" office:value="2.559900416" calcext:value-type="float">
            <text:p>2.559900416</text:p>
          </table:table-cell>
        </table:table-row>
        <table:table-row table:style-name="ro1">
          <table:table-cell office:value-type="float" office:value="2.560293376" calcext:value-type="float">
            <text:p>2.560293376</text:p>
          </table:table-cell>
        </table:table-row>
        <table:table-row table:style-name="ro1">
          <table:table-cell office:value-type="float" office:value="2.432045312" calcext:value-type="float">
            <text:p>2.432045312</text:p>
          </table:table-cell>
        </table:table-row>
        <table:table-row table:style-name="ro1">
          <table:table-cell office:value-type="float" office:value="2.689651968" calcext:value-type="float">
            <text:p>2.689651968</text:p>
          </table:table-cell>
        </table:table-row>
        <table:table-row table:style-name="ro1">
          <table:table-cell office:value-type="float" office:value="2.795984896" calcext:value-type="float">
            <text:p>2.795984896</text:p>
          </table:table-cell>
        </table:table-row>
        <table:table-row table:style-name="ro1">
          <table:table-cell office:value-type="float" office:value="2.637414912" calcext:value-type="float">
            <text:p>2.637414912</text:p>
          </table:table-cell>
        </table:table-row>
        <table:table-row table:style-name="ro1">
          <table:table-cell office:value-type="float" office:value="2.63756672" calcext:value-type="float">
            <text:p>2.63756672</text:p>
          </table:table-cell>
        </table:table-row>
        <table:table-row table:style-name="ro1">
          <table:table-cell office:value-type="float" office:value="2.509367296" calcext:value-type="float">
            <text:p>2.509367296</text:p>
          </table:table-cell>
        </table:table-row>
        <table:table-row table:style-name="ro1">
          <table:table-cell office:value-type="float" office:value="2.870611456" calcext:value-type="float">
            <text:p>2.870611456</text:p>
          </table:table-cell>
        </table:table-row>
        <table:table-row table:style-name="ro1">
          <table:table-cell office:value-type="float" office:value="2.820386304" calcext:value-type="float">
            <text:p>2.820386304</text:p>
          </table:table-cell>
        </table:table-row>
        <table:table-row table:style-name="ro1">
          <table:table-cell office:value-type="float" office:value="2.676274688" calcext:value-type="float">
            <text:p>2.676274688</text:p>
          </table:table-cell>
        </table:table-row>
        <table:table-row table:style-name="ro1">
          <table:table-cell office:value-type="float" office:value="2.695499776" calcext:value-type="float">
            <text:p>2.695499776</text:p>
          </table:table-cell>
        </table:table-row>
        <table:table-row table:style-name="ro1">
          <table:table-cell office:value-type="float" office:value="2.617956864" calcext:value-type="float">
            <text:p>2.617956864</text:p>
          </table:table-cell>
        </table:table-row>
        <table:table-row table:style-name="ro1">
          <table:table-cell office:value-type="float" office:value="2.972844032" calcext:value-type="float">
            <text:p>2.972844032</text:p>
          </table:table-cell>
        </table:table-row>
        <table:table-row table:style-name="ro1">
          <table:table-cell office:value-type="float" office:value="3.051787776" calcext:value-type="float">
            <text:p>3.051787776</text:p>
          </table:table-cell>
        </table:table-row>
        <table:table-row table:style-name="ro1">
          <table:table-cell office:value-type="float" office:value="2.772449536" calcext:value-type="float">
            <text:p>2.772449536</text:p>
          </table:table-cell>
        </table:table-row>
        <table:table-row table:style-name="ro1">
          <table:table-cell office:value-type="float" office:value="2.772602112" calcext:value-type="float">
            <text:p>2.772602112</text:p>
          </table:table-cell>
        </table:table-row>
        <table:table-row table:style-name="ro1">
          <table:table-cell office:value-type="float" office:value="2.666308608" calcext:value-type="float">
            <text:p>2.666308608</text:p>
          </table:table-cell>
        </table:table-row>
        <table:table-row table:style-name="ro1">
          <table:table-cell office:value-type="float" office:value="3.03556608" calcext:value-type="float">
            <text:p>3.03556608</text:p>
          </table:table-cell>
        </table:table-row>
        <table:table-row table:style-name="ro1">
          <table:table-cell office:value-type="float" office:value="3.093048576" calcext:value-type="float">
            <text:p>3.093048576</text:p>
          </table:table-cell>
        </table:table-row>
        <table:table-row table:style-name="ro1">
          <table:table-cell office:value-type="float" office:value="2.79974912" calcext:value-type="float">
            <text:p>2.79974912</text:p>
          </table:table-cell>
        </table:table-row>
        <table:table-row table:style-name="ro1">
          <table:table-cell office:value-type="float" office:value="2.799881472" calcext:value-type="float">
            <text:p>2.799881472</text:p>
          </table:table-cell>
        </table:table-row>
        <table:table-row table:style-name="ro1">
          <table:table-cell office:value-type="float" office:value="2.966077696" calcext:value-type="float">
            <text:p>2.966077696</text:p>
          </table:table-cell>
        </table:table-row>
        <table:table-row table:style-name="ro1">
          <table:table-cell office:value-type="float" office:value="3.013641728" calcext:value-type="float">
            <text:p>3.013641728</text:p>
          </table:table-cell>
        </table:table-row>
        <table:table-row table:style-name="ro1">
          <table:table-cell office:value-type="float" office:value="3.077623296" calcext:value-type="float">
            <text:p>3.077623296</text:p>
          </table:table-cell>
        </table:table-row>
        <table:table-row table:style-name="ro1">
          <table:table-cell office:value-type="float" office:value="2.785503232" calcext:value-type="float">
            <text:p>2.785503232</text:p>
          </table:table-cell>
        </table:table-row>
        <table:table-row table:style-name="ro1">
          <table:table-cell office:value-type="float" office:value="2.785633792" calcext:value-type="float">
            <text:p>2.785633792</text:p>
          </table:table-cell>
        </table:table-row>
        <table:table-row table:style-name="ro1">
          <table:table-cell office:value-type="float" office:value="2.948794624" calcext:value-type="float">
            <text:p>2.948794624</text:p>
          </table:table-cell>
        </table:table-row>
        <table:table-row table:style-name="ro1">
          <table:table-cell office:value-type="float" office:value="2.986336768" calcext:value-type="float">
            <text:p>2.986336768</text:p>
          </table:table-cell>
        </table:table-row>
        <table:table-row table:style-name="ro1">
          <table:table-cell office:value-type="float" office:value="3.057324544" calcext:value-type="float">
            <text:p>3.057324544</text:p>
          </table:table-cell>
        </table:table-row>
        <table:table-row table:style-name="ro1">
          <table:table-cell office:value-type="float" office:value="2.772515328" calcext:value-type="float">
            <text:p>2.772515328</text:p>
          </table:table-cell>
        </table:table-row>
        <table:table-row table:style-name="ro1">
          <table:table-cell office:value-type="float" office:value="2.772649216" calcext:value-type="float">
            <text:p>2.772649216</text:p>
          </table:table-cell>
        </table:table-row>
        <table:table-row table:style-name="ro1">
          <table:table-cell office:value-type="float" office:value="2.933669376" calcext:value-type="float">
            <text:p>2.933669376</text:p>
          </table:table-cell>
        </table:table-row>
        <table:table-row table:style-name="ro1">
          <table:table-cell office:value-type="float" office:value="3.11056384" calcext:value-type="float">
            <text:p>3.11056384</text:p>
          </table:table-cell>
        </table:table-row>
        <table:table-row table:style-name="ro1">
          <table:table-cell office:value-type="float" office:value="3.184916992" calcext:value-type="float">
            <text:p>3.184916992</text:p>
          </table:table-cell>
        </table:table-row>
        <table:table-row table:style-name="ro1">
          <table:table-cell office:value-type="float" office:value="2.9096064" calcext:value-type="float">
            <text:p>2.9096064</text:p>
          </table:table-cell>
        </table:table-row>
        <table:table-row table:style-name="ro1">
          <table:table-cell office:value-type="float" office:value="2.909740032" calcext:value-type="float">
            <text:p>2.909740032</text:p>
          </table:table-cell>
        </table:table-row>
        <table:table-row table:style-name="ro1">
          <table:table-cell office:value-type="float" office:value="3.078124032" calcext:value-type="float">
            <text:p>3.078124032</text:p>
          </table:table-cell>
        </table:table-row>
        <table:table-row table:style-name="ro1">
          <table:table-cell office:value-type="float" office:value="3.119154432" calcext:value-type="float">
            <text:p>3.119154432</text:p>
          </table:table-cell>
        </table:table-row>
        <table:table-row table:style-name="ro1">
          <table:table-cell office:value-type="float" office:value="3.184384256" calcext:value-type="float">
            <text:p>3.184384256</text:p>
          </table:table-cell>
        </table:table-row>
        <table:table-row table:style-name="ro1">
          <table:table-cell office:value-type="float" office:value="2.901988608" calcext:value-type="float">
            <text:p>2.901988608</text:p>
          </table:table-cell>
        </table:table-row>
        <table:table-row table:style-name="ro1">
          <table:table-cell office:value-type="float" office:value="2.90212352" calcext:value-type="float">
            <text:p>2.90212352</text:p>
          </table:table-cell>
        </table:table-row>
        <table:table-row table:style-name="ro1">
          <table:table-cell office:value-type="float" office:value="3.083113472" calcext:value-type="float">
            <text:p>3.083113472</text:p>
          </table:table-cell>
        </table:table-row>
        <table:table-row table:style-name="ro1">
          <table:table-cell office:value-type="float" office:value="3.136911616" calcext:value-type="float">
            <text:p>3.136911616</text:p>
          </table:table-cell>
        </table:table-row>
        <table:table-row table:style-name="ro1">
          <table:table-cell office:value-type="float" office:value="3.189977344" calcext:value-type="float">
            <text:p>3.189977344</text:p>
          </table:table-cell>
        </table:table-row>
        <table:table-row table:style-name="ro1">
          <table:table-cell office:value-type="float" office:value="2.92177536" calcext:value-type="float">
            <text:p>2.92177536</text:p>
          </table:table-cell>
        </table:table-row>
        <table:table-row table:style-name="ro1">
          <table:table-cell office:value-type="float" office:value="2.92190848" calcext:value-type="float">
            <text:p>2.92190848</text:p>
          </table:table-cell>
        </table:table-row>
        <table:table-row table:style-name="ro1">
          <table:table-cell office:value-type="float" office:value="3.064825088" calcext:value-type="float">
            <text:p>3.064825088</text:p>
          </table:table-cell>
        </table:table-row>
        <table:table-row table:style-name="ro1">
          <table:table-cell office:value-type="float" office:value="3.114462464" calcext:value-type="float">
            <text:p>3.114462464</text:p>
          </table:table-cell>
        </table:table-row>
        <table:table-row table:style-name="ro1">
          <table:table-cell office:value-type="float" office:value="3.169582336" calcext:value-type="float">
            <text:p>3.169582336</text:p>
          </table:table-cell>
        </table:table-row>
        <table:table-row table:style-name="ro1">
          <table:table-cell office:value-type="float" office:value="2.911908864" calcext:value-type="float">
            <text:p>2.911908864</text:p>
          </table:table-cell>
        </table:table-row>
        <table:table-row table:style-name="ro1">
          <table:table-cell office:value-type="float" office:value="3.011668736" calcext:value-type="float">
            <text:p>3.011668736</text:p>
          </table:table-cell>
        </table:table-row>
        <table:table-row table:style-name="ro1">
          <table:table-cell office:value-type="float" office:value="3.158109696" calcext:value-type="float">
            <text:p>3.158109696</text:p>
          </table:table-cell>
        </table:table-row>
        <table:table-row table:style-name="ro1">
          <table:table-cell office:value-type="float" office:value="3.204028928" calcext:value-type="float">
            <text:p>3.204028928</text:p>
          </table:table-cell>
        </table:table-row>
        <table:table-row table:style-name="ro1">
          <table:table-cell office:value-type="float" office:value="3.251595776" calcext:value-type="float">
            <text:p>3.251595776</text:p>
          </table:table-cell>
        </table:table-row>
        <table:table-row table:style-name="ro1">
          <table:table-cell office:value-type="float" office:value="3.009911296" calcext:value-type="float">
            <text:p>3.009911296</text:p>
          </table:table-cell>
        </table:table-row>
        <table:table-row table:style-name="ro1">
          <table:table-cell office:value-type="float" office:value="3.009964288" calcext:value-type="float">
            <text:p>3.009964288</text:p>
          </table:table-cell>
        </table:table-row>
        <table:table-row table:style-name="ro1">
          <table:table-cell office:value-type="float" office:value="3.142706944" calcext:value-type="float">
            <text:p>3.142706944</text:p>
          </table:table-cell>
        </table:table-row>
        <table:table-row table:style-name="ro1">
          <table:table-cell office:value-type="float" office:value="3.175468544" calcext:value-type="float">
            <text:p>3.175468544</text:p>
          </table:table-cell>
        </table:table-row>
        <table:table-row table:style-name="ro1">
          <table:table-cell office:value-type="float" office:value="3.23216128" calcext:value-type="float">
            <text:p>3.23216128</text:p>
          </table:table-cell>
        </table:table-row>
        <table:table-row table:style-name="ro1">
          <table:table-cell office:value-type="float" office:value="2.556904704" calcext:value-type="float">
            <text:p>2.556904704</text:p>
          </table:table-cell>
        </table:table-row>
        <table:table-row table:style-name="ro1">
          <table:table-cell office:value-type="float" office:value="2.556965888" calcext:value-type="float">
            <text:p>2.556965888</text:p>
          </table:table-cell>
        </table:table-row>
        <table:table-row table:style-name="ro1">
          <table:table-cell office:value-type="float" office:value="3.13403136" calcext:value-type="float">
            <text:p>3.13403136</text:p>
          </table:table-cell>
        </table:table-row>
        <table:table-row table:style-name="ro1">
          <table:table-cell office:value-type="float" office:value="3.163358976" calcext:value-type="float">
            <text:p>3.163358976</text:p>
          </table:table-cell>
        </table:table-row>
        <table:table-row table:style-name="ro1">
          <table:table-cell office:value-type="float" office:value="3.211447808" calcext:value-type="float">
            <text:p>3.211447808</text:p>
          </table:table-cell>
        </table:table-row>
        <table:table-row table:style-name="ro1">
          <table:table-cell office:value-type="float" office:value="2.549634048" calcext:value-type="float">
            <text:p>2.549634048</text:p>
          </table:table-cell>
        </table:table-row>
        <table:table-row table:style-name="ro1">
          <table:table-cell office:value-type="float" office:value="2.549804288" calcext:value-type="float">
            <text:p>2.549804288</text:p>
          </table:table-cell>
        </table:table-row>
        <table:table-row table:style-name="ro1">
          <table:table-cell office:value-type="float" office:value="3.119066368" calcext:value-type="float">
            <text:p>3.119066368</text:p>
          </table:table-cell>
        </table:table-row>
        <table:table-row table:style-name="ro1">
          <table:table-cell office:value-type="float" office:value="3.146737408" calcext:value-type="float">
            <text:p>3.146737408</text:p>
          </table:table-cell>
        </table:table-row>
        <table:table-row table:style-name="ro1">
          <table:table-cell office:value-type="float" office:value="3.180388608" calcext:value-type="float">
            <text:p>3.180388608</text:p>
          </table:table-cell>
        </table:table-row>
        <table:table-row table:style-name="ro1">
          <table:table-cell office:value-type="float" office:value="2.540002048" calcext:value-type="float">
            <text:p>2.540002048</text:p>
          </table:table-cell>
        </table:table-row>
        <table:table-row table:style-name="ro1">
          <table:table-cell office:value-type="float" office:value="2.540130304" calcext:value-type="float">
            <text:p>2.540130304</text:p>
          </table:table-cell>
        </table:table-row>
        <table:table-row table:style-name="ro1">
          <table:table-cell office:value-type="float" office:value="3.104839168" calcext:value-type="float">
            <text:p>3.104839168</text:p>
          </table:table-cell>
        </table:table-row>
        <table:table-row table:style-name="ro1">
          <table:table-cell office:value-type="float" office:value="3.135564288" calcext:value-type="float">
            <text:p>3.135564288</text:p>
          </table:table-cell>
        </table:table-row>
        <table:table-row table:style-name="ro1">
          <table:table-cell office:value-type="float" office:value="3.170065152" calcext:value-type="float">
            <text:p>3.170065152</text:p>
          </table:table-cell>
        </table:table-row>
        <table:table-row table:style-name="ro1">
          <table:table-cell office:value-type="float" office:value="2.530093568" calcext:value-type="float">
            <text:p>2.530093568</text:p>
          </table:table-cell>
        </table:table-row>
        <table:table-row table:style-name="ro1">
          <table:table-cell office:value-type="float" office:value="2.530213632" calcext:value-type="float">
            <text:p>2.530213632</text:p>
          </table:table-cell>
        </table:table-row>
        <table:table-row table:style-name="ro1">
          <table:table-cell office:value-type="float" office:value="3.091855872" calcext:value-type="float">
            <text:p>3.091855872</text:p>
          </table:table-cell>
        </table:table-row>
        <table:table-row table:style-name="ro1">
          <table:table-cell office:value-type="float" office:value="3.120492544" calcext:value-type="float">
            <text:p>3.120492544</text:p>
          </table:table-cell>
        </table:table-row>
        <table:table-row table:style-name="ro1">
          <table:table-cell office:value-type="float" office:value="3.151675904" calcext:value-type="float">
            <text:p>3.151675904</text:p>
          </table:table-cell>
        </table:table-row>
        <table:table-row table:style-name="ro1">
          <table:table-cell office:value-type="float" office:value="2.519899392" calcext:value-type="float">
            <text:p>2.519899392</text:p>
          </table:table-cell>
        </table:table-row>
        <table:table-row table:style-name="ro1">
          <table:table-cell office:value-type="float" office:value="2.520015872" calcext:value-type="float">
            <text:p>2.520015872</text:p>
          </table:table-cell>
        </table:table-row>
        <table:table-row table:style-name="ro1">
          <table:table-cell office:value-type="float" office:value="3.093383424" calcext:value-type="float">
            <text:p>3.093383424</text:p>
          </table:table-cell>
        </table:table-row>
        <table:table-row table:style-name="ro1">
          <table:table-cell office:value-type="float" office:value="3.145641472" calcext:value-type="float">
            <text:p>3.145641472</text:p>
          </table:table-cell>
        </table:table-row>
        <table:table-row table:style-name="ro1">
          <table:table-cell office:value-type="float" office:value="3.170432256" calcext:value-type="float">
            <text:p>3.170432256</text:p>
          </table:table-cell>
        </table:table-row>
        <table:table-row table:style-name="ro1">
          <table:table-cell office:value-type="float" office:value="2.549537536" calcext:value-type="float">
            <text:p>2.549537536</text:p>
          </table:table-cell>
        </table:table-row>
        <table:table-row table:style-name="ro1">
          <table:table-cell office:value-type="float" office:value="2.549878784" calcext:value-type="float">
            <text:p>2.549878784</text:p>
          </table:table-cell>
        </table:table-row>
        <table:table-row table:style-name="ro1">
          <table:table-cell office:value-type="float" office:value="3.092189184" calcext:value-type="float">
            <text:p>3.092189184</text:p>
          </table:table-cell>
        </table:table-row>
        <table:table-row table:style-name="ro1">
          <table:table-cell office:value-type="float" office:value="3.1330624" calcext:value-type="float">
            <text:p>3.1330624</text:p>
          </table:table-cell>
        </table:table-row>
        <table:table-row table:style-name="ro1">
          <table:table-cell office:value-type="float" office:value="3.154673408" calcext:value-type="float">
            <text:p>3.154673408</text:p>
          </table:table-cell>
        </table:table-row>
        <table:table-row table:style-name="ro1">
          <table:table-cell office:value-type="float" office:value="2.539725568" calcext:value-type="float">
            <text:p>2.539725568</text:p>
          </table:table-cell>
        </table:table-row>
        <table:table-row table:style-name="ro1">
          <table:table-cell office:value-type="float" office:value="2.541235968" calcext:value-type="float">
            <text:p>2.541235968</text:p>
          </table:table-cell>
        </table:table-row>
        <table:table-row table:style-name="ro1">
          <table:table-cell office:value-type="float" office:value="3.080462336" calcext:value-type="float">
            <text:p>3.080462336</text:p>
          </table:table-cell>
        </table:table-row>
        <table:table-row table:style-name="ro1">
          <table:table-cell office:value-type="float" office:value="3.123881984" calcext:value-type="float">
            <text:p>3.123881984</text:p>
          </table:table-cell>
        </table:table-row>
        <table:table-row table:style-name="ro1">
          <table:table-cell office:value-type="float" office:value="3.14416512" calcext:value-type="float">
            <text:p>3.14416512</text:p>
          </table:table-cell>
        </table:table-row>
        <table:table-row table:style-name="ro1">
          <table:table-cell office:value-type="float" office:value="2.530154752" calcext:value-type="float">
            <text:p>2.530154752</text:p>
          </table:table-cell>
        </table:table-row>
        <table:table-row table:style-name="ro1">
          <table:table-cell office:value-type="float" office:value="2.53026944" calcext:value-type="float">
            <text:p>2.53026944</text:p>
          </table:table-cell>
        </table:table-row>
        <table:table-row table:style-name="ro1">
          <table:table-cell office:value-type="float" office:value="3.073024" calcext:value-type="float">
            <text:p>3.073024</text:p>
          </table:table-cell>
        </table:table-row>
        <table:table-row table:style-name="ro1">
          <table:table-cell office:value-type="float" office:value="3.097358848" calcext:value-type="float">
            <text:p>3.097358848</text:p>
          </table:table-cell>
        </table:table-row>
        <table:table-row table:style-name="ro1">
          <table:table-cell office:value-type="float" office:value="3.138118656" calcext:value-type="float">
            <text:p>3.138118656</text:p>
          </table:table-cell>
        </table:table-row>
        <table:table-row table:style-name="ro1">
          <table:table-cell office:value-type="float" office:value="3.30499712" calcext:value-type="float">
            <text:p>3.30499712</text:p>
          </table:table-cell>
        </table:table-row>
        <table:table-row table:style-name="ro1">
          <table:table-cell office:value-type="float" office:value="3.261194496" calcext:value-type="float">
            <text:p>3.261194496</text:p>
          </table:table-cell>
        </table:table-row>
        <table:table-row table:style-name="ro1">
          <table:table-cell office:value-type="float" office:value="3.06347776" calcext:value-type="float">
            <text:p>3.06347776</text:p>
          </table:table-cell>
        </table:table-row>
        <table:table-row table:style-name="ro1">
          <table:table-cell office:value-type="float" office:value="3.086333184" calcext:value-type="float">
            <text:p>3.086333184</text:p>
          </table:table-cell>
        </table:table-row>
        <table:table-row table:style-name="ro1">
          <table:table-cell office:value-type="float" office:value="3.13052416" calcext:value-type="float">
            <text:p>3.13052416</text:p>
          </table:table-cell>
        </table:table-row>
        <table:table-row table:style-name="ro1">
          <table:table-cell office:value-type="float" office:value="3.288775936" calcext:value-type="float">
            <text:p>3.288775936</text:p>
          </table:table-cell>
        </table:table-row>
        <table:table-row table:style-name="ro1">
          <table:table-cell office:value-type="float" office:value="3.233617664" calcext:value-type="float">
            <text:p>3.233617664</text:p>
          </table:table-cell>
        </table:table-row>
        <table:table-row table:style-name="ro1">
          <table:table-cell office:value-type="float" office:value="2.611330304" calcext:value-type="float">
            <text:p>2.611330304</text:p>
          </table:table-cell>
        </table:table-row>
        <table:table-row table:style-name="ro1">
          <table:table-cell office:value-type="float" office:value="3.079586816" calcext:value-type="float">
            <text:p>3.079586816</text:p>
          </table:table-cell>
        </table:table-row>
        <table:table-row table:style-name="ro1">
          <table:table-cell office:value-type="float" office:value="3.121816064" calcext:value-type="float">
            <text:p>3.121816064</text:p>
          </table:table-cell>
        </table:table-row>
        <table:table-row table:style-name="ro1">
          <table:table-cell office:value-type="float" office:value="3.267300864" calcext:value-type="float">
            <text:p>3.267300864</text:p>
          </table:table-cell>
        </table:table-row>
        <table:table-row table:style-name="ro1">
          <table:table-cell office:value-type="float" office:value="3.225456128" calcext:value-type="float">
            <text:p>3.225456128</text:p>
          </table:table-cell>
        </table:table-row>
        <table:table-row table:style-name="ro1">
          <table:table-cell office:value-type="float" office:value="2.603578112" calcext:value-type="float">
            <text:p>2.603578112</text:p>
          </table:table-cell>
        </table:table-row>
        <table:table-row table:style-name="ro1">
          <table:table-cell office:value-type="float" office:value="3.070692096" calcext:value-type="float">
            <text:p>3.070692096</text:p>
          </table:table-cell>
        </table:table-row>
        <table:table-row table:style-name="ro1">
          <table:table-cell office:value-type="float" office:value="3.107147776" calcext:value-type="float">
            <text:p>3.107147776</text:p>
          </table:table-cell>
        </table:table-row>
        <table:table-row table:style-name="ro1">
          <table:table-cell office:value-type="float" office:value="3.23780096" calcext:value-type="float">
            <text:p>3.23780096</text:p>
          </table:table-cell>
        </table:table-row>
        <table:table-row table:style-name="ro1">
          <table:table-cell office:value-type="float" office:value="3.210645248" calcext:value-type="float">
            <text:p>3.210645248</text:p>
          </table:table-cell>
        </table:table-row>
        <table:table-row table:style-name="ro1">
          <table:table-cell office:value-type="float" office:value="2.599457536" calcext:value-type="float">
            <text:p>2.599457536</text:p>
          </table:table-cell>
        </table:table-row>
        <table:table-row table:style-name="ro1">
          <table:table-cell office:value-type="float" office:value="3.066225152" calcext:value-type="float">
            <text:p>3.066225152</text:p>
          </table:table-cell>
        </table:table-row>
        <table:table-row table:style-name="ro1">
          <table:table-cell office:value-type="float" office:value="3.09896704" calcext:value-type="float">
            <text:p>3.09896704</text:p>
          </table:table-cell>
        </table:table-row>
        <table:table-row table:style-name="ro1">
          <table:table-cell office:value-type="float" office:value="3.23289216" calcext:value-type="float">
            <text:p>3.23289216</text:p>
          </table:table-cell>
        </table:table-row>
        <table:table-row table:style-name="ro1">
          <table:table-cell office:value-type="float" office:value="3.191097344" calcext:value-type="float">
            <text:p>3.191097344</text:p>
          </table:table-cell>
        </table:table-row>
        <table:table-row table:style-name="ro1">
          <table:table-cell office:value-type="float" office:value="2.591589888" calcext:value-type="float">
            <text:p>2.591589888</text:p>
          </table:table-cell>
        </table:table-row>
        <table:table-row table:style-name="ro1">
          <table:table-cell office:value-type="float" office:value="3.349644544" calcext:value-type="float">
            <text:p>3.349644544</text:p>
          </table:table-cell>
        </table:table-row>
        <table:table-row table:style-name="ro1">
          <table:table-cell office:value-type="float" office:value="3.08907264" calcext:value-type="float">
            <text:p>3.08907264</text:p>
          </table:table-cell>
        </table:table-row>
        <table:table-row table:style-name="ro1">
          <table:table-cell office:value-type="float" office:value="3.221362688" calcext:value-type="float">
            <text:p>3.221362688</text:p>
          </table:table-cell>
        </table:table-row>
        <table:table-row table:style-name="ro1">
          <table:table-cell office:value-type="float" office:value="3.187662336" calcext:value-type="float">
            <text:p>3.187662336</text:p>
          </table:table-cell>
        </table:table-row>
        <table:table-row table:style-name="ro1">
          <table:table-cell office:value-type="float" office:value="2.597033728" calcext:value-type="float">
            <text:p>2.597033728</text:p>
          </table:table-cell>
        </table:table-row>
        <table:table-row table:style-name="ro1">
          <table:table-cell office:value-type="float" office:value="3.337448704" calcext:value-type="float">
            <text:p>3.337448704</text:p>
          </table:table-cell>
        </table:table-row>
        <table:table-row table:style-name="ro1">
          <table:table-cell office:value-type="float" office:value="3.090485248" calcext:value-type="float">
            <text:p>3.090485248</text:p>
          </table:table-cell>
        </table:table-row>
        <table:table-row table:style-name="ro1">
          <table:table-cell office:value-type="float" office:value="3.208065024" calcext:value-type="float">
            <text:p>3.208065024</text:p>
          </table:table-cell>
        </table:table-row>
        <table:table-row table:style-name="ro1">
          <table:table-cell office:value-type="float" office:value="3.185620736" calcext:value-type="float">
            <text:p>3.185620736</text:p>
          </table:table-cell>
        </table:table-row>
        <table:table-row table:style-name="ro1">
          <table:table-cell office:value-type="float" office:value="2.590565376" calcext:value-type="float">
            <text:p>2.590565376</text:p>
          </table:table-cell>
        </table:table-row>
        <table:table-row table:style-name="ro1">
          <table:table-cell office:value-type="float" office:value="3.322094336" calcext:value-type="float">
            <text:p>3.322094336</text:p>
          </table:table-cell>
        </table:table-row>
        <table:table-row table:style-name="ro1">
          <table:table-cell office:value-type="float" office:value="3.082895616" calcext:value-type="float">
            <text:p>3.082895616</text:p>
          </table:table-cell>
        </table:table-row>
        <table:table-row table:style-name="ro1">
          <table:table-cell office:value-type="float" office:value="3.198546432" calcext:value-type="float">
            <text:p>3.198546432</text:p>
          </table:table-cell>
        </table:table-row>
        <table:table-row table:style-name="ro1">
          <table:table-cell office:value-type="float" office:value="3.17544576" calcext:value-type="float">
            <text:p>3.17544576</text:p>
          </table:table-cell>
        </table:table-row>
        <table:table-row table:style-name="ro1">
          <table:table-cell office:value-type="float" office:value="2.575880704" calcext:value-type="float">
            <text:p>2.575880704</text:p>
          </table:table-cell>
        </table:table-row>
        <table:table-row table:style-name="ro1">
          <table:table-cell office:value-type="float" office:value="3.298650368" calcext:value-type="float">
            <text:p>3.298650368</text:p>
          </table:table-cell>
        </table:table-row>
        <table:table-row table:style-name="ro1">
          <table:table-cell office:value-type="float" office:value="3.379327744" calcext:value-type="float">
            <text:p>3.379327744</text:p>
          </table:table-cell>
        </table:table-row>
        <table:table-row table:style-name="ro1">
          <table:table-cell office:value-type="float" office:value="3.195630592" calcext:value-type="float">
            <text:p>3.195630592</text:p>
          </table:table-cell>
        </table:table-row>
        <table:table-row table:style-name="ro1">
          <table:table-cell office:value-type="float" office:value="3.179071232" calcext:value-type="float">
            <text:p>3.179071232</text:p>
          </table:table-cell>
        </table:table-row>
        <table:table-row table:style-name="ro1">
          <table:table-cell office:value-type="float" office:value="2.081586688" calcext:value-type="float">
            <text:p>2.081586688</text:p>
          </table:table-cell>
        </table:table-row>
        <table:table-row table:style-name="ro1">
          <table:table-cell office:value-type="float" office:value="3.285151232" calcext:value-type="float">
            <text:p>3.285151232</text:p>
          </table:table-cell>
        </table:table-row>
        <table:table-row table:style-name="ro1">
          <table:table-cell office:value-type="float" office:value="3.374473728" calcext:value-type="float">
            <text:p>3.374473728</text:p>
          </table:table-cell>
        </table:table-row>
        <table:table-row table:style-name="ro1">
          <table:table-cell office:value-type="float" office:value="3.197772288" calcext:value-type="float">
            <text:p>3.197772288</text:p>
          </table:table-cell>
        </table:table-row>
        <table:table-row table:style-name="ro1">
          <table:table-cell office:value-type="float" office:value="3.176915712" calcext:value-type="float">
            <text:p>3.176915712</text:p>
          </table:table-cell>
        </table:table-row>
        <table:table-row table:style-name="ro1">
          <table:table-cell office:value-type="float" office:value="2.075432704" calcext:value-type="float">
            <text:p>2.075432704</text:p>
          </table:table-cell>
        </table:table-row>
        <table:table-row table:style-name="ro1">
          <table:table-cell office:value-type="float" office:value="3.278484992" calcext:value-type="float">
            <text:p>3.278484992</text:p>
          </table:table-cell>
        </table:table-row>
        <table:table-row table:style-name="ro1">
          <table:table-cell office:value-type="float" office:value="3.360751872" calcext:value-type="float">
            <text:p>3.360751872</text:p>
          </table:table-cell>
        </table:table-row>
        <table:table-row table:style-name="ro1">
          <table:table-cell office:value-type="float" office:value="3.187792896" calcext:value-type="float">
            <text:p>3.187792896</text:p>
          </table:table-cell>
        </table:table-row>
        <table:table-row table:style-name="ro1">
          <table:table-cell office:value-type="float" office:value="3.19068544" calcext:value-type="float">
            <text:p>3.19068544</text:p>
          </table:table-cell>
        </table:table-row>
        <table:table-row table:style-name="ro1">
          <table:table-cell office:value-type="float" office:value="2.115343872" calcext:value-type="float">
            <text:p>2.115343872</text:p>
          </table:table-cell>
        </table:table-row>
        <table:table-row table:style-name="ro1">
          <table:table-cell office:value-type="float" office:value="3.326301952" calcext:value-type="float">
            <text:p>3.326301952</text:p>
          </table:table-cell>
        </table:table-row>
        <table:table-row table:style-name="ro1">
          <table:table-cell office:value-type="float" office:value="3.404588032" calcext:value-type="float">
            <text:p>3.404588032</text:p>
          </table:table-cell>
        </table:table-row>
        <table:table-row table:style-name="ro1">
          <table:table-cell office:value-type="float" office:value="3.244329984" calcext:value-type="float">
            <text:p>3.244329984</text:p>
          </table:table-cell>
        </table:table-row>
        <table:table-row table:style-name="ro1">
          <table:table-cell office:value-type="float" office:value="3.21907456" calcext:value-type="float">
            <text:p>3.21907456</text:p>
          </table:table-cell>
        </table:table-row>
        <table:table-row table:style-name="ro1">
          <table:table-cell office:value-type="float" office:value="2.128993536" calcext:value-type="float">
            <text:p>2.128993536</text:p>
          </table:table-cell>
        </table:table-row>
        <table:table-row table:style-name="ro1">
          <table:table-cell office:value-type="float" office:value="3.313974528" calcext:value-type="float">
            <text:p>3.313974528</text:p>
          </table:table-cell>
        </table:table-row>
        <table:table-row table:style-name="ro1">
          <table:table-cell office:value-type="float" office:value="3.393190912" calcext:value-type="float">
            <text:p>3.393190912</text:p>
          </table:table-cell>
        </table:table-row>
        <table:table-row table:style-name="ro1">
          <table:table-cell office:value-type="float" office:value="3.235601408" calcext:value-type="float">
            <text:p>3.235601408</text:p>
          </table:table-cell>
        </table:table-row>
        <table:table-row table:style-name="ro1">
          <table:table-cell office:value-type="float" office:value="3.206036224" calcext:value-type="float">
            <text:p>3.206036224</text:p>
          </table:table-cell>
        </table:table-row>
        <table:table-row table:style-name="ro1">
          <table:table-cell office:value-type="float" office:value="2.11863168" calcext:value-type="float">
            <text:p>2.11863168</text:p>
          </table:table-cell>
        </table:table-row>
        <table:table-row table:style-name="ro1">
          <table:table-cell office:value-type="float" office:value="3.29769984" calcext:value-type="float">
            <text:p>3.29769984</text:p>
          </table:table-cell>
        </table:table-row>
        <table:table-row table:style-name="ro1">
          <table:table-cell office:value-type="float" office:value="3.364544768" calcext:value-type="float">
            <text:p>3.364544768</text:p>
          </table:table-cell>
        </table:table-row>
        <table:table-row table:style-name="ro1">
          <table:table-cell office:value-type="float" office:value="3.220937984" calcext:value-type="float">
            <text:p>3.220937984</text:p>
          </table:table-cell>
        </table:table-row>
        <table:table-row table:style-name="ro1">
          <table:table-cell office:value-type="float" office:value="3.194507008" calcext:value-type="float">
            <text:p>3.194507008</text:p>
          </table:table-cell>
        </table:table-row>
        <table:table-row table:style-name="ro1">
          <table:table-cell office:value-type="float" office:value="2.127964416" calcext:value-type="float">
            <text:p>2.127964416</text:p>
          </table:table-cell>
        </table:table-row>
        <table:table-row table:style-name="ro1">
          <table:table-cell office:value-type="float" office:value="3.305534976" calcext:value-type="float">
            <text:p>3.305534976</text:p>
          </table:table-cell>
        </table:table-row>
        <table:table-row table:style-name="ro1">
          <table:table-cell office:value-type="float" office:value="3.36954496" calcext:value-type="float">
            <text:p>3.36954496</text:p>
          </table:table-cell>
        </table:table-row>
        <table:table-row table:style-name="ro1">
          <table:table-cell office:value-type="float" office:value="3.230346752" calcext:value-type="float">
            <text:p>3.230346752</text:p>
          </table:table-cell>
        </table:table-row>
        <table:table-row table:style-name="ro1">
          <table:table-cell office:value-type="float" office:value="2.76531968" calcext:value-type="float">
            <text:p>2.76531968</text:p>
          </table:table-cell>
        </table:table-row>
        <table:table-row table:style-name="ro1">
          <table:table-cell office:value-type="float" office:value="2.119479808" calcext:value-type="float">
            <text:p>2.119479808</text:p>
          </table:table-cell>
        </table:table-row>
        <table:table-row table:style-name="ro1">
          <table:table-cell office:value-type="float" office:value="3.297026816" calcext:value-type="float">
            <text:p>3.297026816</text:p>
          </table:table-cell>
        </table:table-row>
        <table:table-row table:style-name="ro1">
          <table:table-cell office:value-type="float" office:value="3.354395648" calcext:value-type="float">
            <text:p>3.354395648</text:p>
          </table:table-cell>
        </table:table-row>
        <table:table-row table:style-name="ro1">
          <table:table-cell office:value-type="float" office:value="3.216795136" calcext:value-type="float">
            <text:p>3.216795136</text:p>
          </table:table-cell>
        </table:table-row>
        <table:table-row table:style-name="ro1">
          <table:table-cell office:value-type="float" office:value="2.755233792" calcext:value-type="float">
            <text:p>2.755233792</text:p>
          </table:table-cell>
        </table:table-row>
        <table:table-row table:style-name="ro1">
          <table:table-cell office:value-type="float" office:value="2.108652544" calcext:value-type="float">
            <text:p>2.108652544</text:p>
          </table:table-cell>
        </table:table-row>
        <table:table-row table:style-name="ro1">
          <table:table-cell office:value-type="float" office:value="3.286913536" calcext:value-type="float">
            <text:p>3.286913536</text:p>
          </table:table-cell>
        </table:table-row>
        <table:table-row table:style-name="ro1">
          <table:table-cell office:value-type="float" office:value="3.343157248" calcext:value-type="float">
            <text:p>3.343157248</text:p>
          </table:table-cell>
        </table:table-row>
        <table:table-row table:style-name="ro1">
          <table:table-cell office:value-type="float" office:value="3.205179136" calcext:value-type="float">
            <text:p>3.205179136</text:p>
          </table:table-cell>
        </table:table-row>
        <table:table-row table:style-name="ro1">
          <table:table-cell office:value-type="float" office:value="2.745225728" calcext:value-type="float">
            <text:p>2.745225728</text:p>
          </table:table-cell>
        </table:table-row>
        <table:table-row table:style-name="ro1">
          <table:table-cell office:value-type="float" office:value="2.098477312" calcext:value-type="float">
            <text:p>2.098477312</text:p>
          </table:table-cell>
        </table:table-row>
        <table:table-row table:style-name="ro1">
          <table:table-cell office:value-type="float" office:value="3.288656896" calcext:value-type="float">
            <text:p>3.288656896</text:p>
          </table:table-cell>
        </table:table-row>
        <table:table-row table:style-name="ro1">
          <table:table-cell office:value-type="float" office:value="3.339764736" calcext:value-type="float">
            <text:p>3.339764736</text:p>
          </table:table-cell>
        </table:table-row>
        <table:table-row table:style-name="ro1">
          <table:table-cell office:value-type="float" office:value="2.767974912" calcext:value-type="float">
            <text:p>2.767974912</text:p>
          </table:table-cell>
        </table:table-row>
        <table:table-row table:style-name="ro1">
          <table:table-cell office:value-type="float" office:value="2.74707584" calcext:value-type="float">
            <text:p>2.74707584</text:p>
          </table:table-cell>
        </table:table-row>
        <table:table-row table:style-name="ro1">
          <table:table-cell office:value-type="float" office:value="2.099575552" calcext:value-type="float">
            <text:p>2.099575552</text:p>
          </table:table-cell>
        </table:table-row>
        <table:table-row table:style-name="ro1">
          <table:table-cell office:value-type="float" office:value="3.27176832" calcext:value-type="float">
            <text:p>3.27176832</text:p>
          </table:table-cell>
        </table:table-row>
        <table:table-row table:style-name="ro1">
          <table:table-cell office:value-type="float" office:value="3.325418752" calcext:value-type="float">
            <text:p>3.325418752</text:p>
          </table:table-cell>
        </table:table-row>
        <table:table-row table:style-name="ro1">
          <table:table-cell office:value-type="float" office:value="2.75789696" calcext:value-type="float">
            <text:p>2.75789696</text:p>
          </table:table-cell>
        </table:table-row>
        <table:table-row table:style-name="ro1">
          <table:table-cell office:value-type="float" office:value="2.736992256" calcext:value-type="float">
            <text:p>2.736992256</text:p>
          </table:table-cell>
        </table:table-row>
        <table:table-row table:style-name="ro1">
          <table:table-cell office:value-type="float" office:value="2.09504512" calcext:value-type="float">
            <text:p>2.09504512</text:p>
          </table:table-cell>
        </table:table-row>
        <table:table-row table:style-name="ro1">
          <table:table-cell office:value-type="float" office:value="3.262806528" calcext:value-type="float">
            <text:p>3.262806528</text:p>
          </table:table-cell>
        </table:table-row>
        <table:table-row table:style-name="ro1">
          <table:table-cell office:value-type="float" office:value="3.318053632" calcext:value-type="float">
            <text:p>3.318053632</text:p>
          </table:table-cell>
        </table:table-row>
        <table:table-row table:style-name="ro1">
          <table:table-cell office:value-type="float" office:value="2.753683968" calcext:value-type="float">
            <text:p>2.753683968</text:p>
          </table:table-cell>
        </table:table-row>
        <table:table-row table:style-name="ro1">
          <table:table-cell office:value-type="float" office:value="2.732136192" calcext:value-type="float">
            <text:p>2.732136192</text:p>
          </table:table-cell>
        </table:table-row>
        <table:table-row table:style-name="ro1">
          <table:table-cell office:value-type="float" office:value="2.082986752" calcext:value-type="float">
            <text:p>2.082986752</text:p>
          </table:table-cell>
        </table:table-row>
        <table:table-row table:style-name="ro1">
          <table:table-cell office:value-type="float" office:value="3.250875648" calcext:value-type="float">
            <text:p>3.250875648</text:p>
          </table:table-cell>
        </table:table-row>
        <table:table-row table:style-name="ro1">
          <table:table-cell office:value-type="float" office:value="3.320935168" calcext:value-type="float">
            <text:p>3.320935168</text:p>
          </table:table-cell>
        </table:table-row>
        <table:table-row table:style-name="ro1">
          <table:table-cell office:value-type="float" office:value="2.76027776" calcext:value-type="float">
            <text:p>2.76027776</text:p>
          </table:table-cell>
        </table:table-row>
        <table:table-row table:style-name="ro1">
          <table:table-cell office:value-type="float" office:value="2.73985408" calcext:value-type="float">
            <text:p>2.73985408</text:p>
          </table:table-cell>
        </table:table-row>
        <table:table-row table:style-name="ro1">
          <table:table-cell office:value-type="float" office:value="2.100329984" calcext:value-type="float">
            <text:p>2.100329984</text:p>
          </table:table-cell>
        </table:table-row>
        <table:table-row table:style-name="ro1">
          <table:table-cell office:value-type="float" office:value="3.281808896" calcext:value-type="float">
            <text:p>3.281808896</text:p>
          </table:table-cell>
        </table:table-row>
        <table:table-row table:style-name="ro1">
          <table:table-cell office:value-type="float" office:value="3.322919168" calcext:value-type="float">
            <text:p>3.322919168</text:p>
          </table:table-cell>
        </table:table-row>
        <table:table-row table:style-name="ro1">
          <table:table-cell office:value-type="float" office:value="2.777592576" calcext:value-type="float">
            <text:p>2.777592576</text:p>
          </table:table-cell>
        </table:table-row>
        <table:table-row table:style-name="ro1">
          <table:table-cell office:value-type="float" office:value="2.250153728" calcext:value-type="float">
            <text:p>2.250153728</text:p>
          </table:table-cell>
        </table:table-row>
        <table:table-row table:style-name="ro1">
          <table:table-cell office:value-type="float" office:value="2.11209472" calcext:value-type="float">
            <text:p>2.11209472</text:p>
          </table:table-cell>
        </table:table-row>
        <table:table-row table:style-name="ro1">
          <table:table-cell office:value-type="float" office:value="3.276492032" calcext:value-type="float">
            <text:p>3.276492032</text:p>
          </table:table-cell>
        </table:table-row>
        <table:table-row table:style-name="ro1">
          <table:table-cell office:value-type="float" office:value="3.316180224" calcext:value-type="float">
            <text:p>3.316180224</text:p>
          </table:table-cell>
        </table:table-row>
        <table:table-row table:style-name="ro1">
          <table:table-cell office:value-type="float" office:value="2.769502976" calcext:value-type="float">
            <text:p>2.769502976</text:p>
          </table:table-cell>
        </table:table-row>
        <table:table-row table:style-name="ro1">
          <table:table-cell office:value-type="float" office:value="2.246588416" calcext:value-type="float">
            <text:p>2.246588416</text:p>
          </table:table-cell>
        </table:table-row>
        <table:table-row table:style-name="ro1">
          <table:table-cell office:value-type="float" office:value="2.10405376" calcext:value-type="float">
            <text:p>2.10405376</text:p>
          </table:table-cell>
        </table:table-row>
        <table:table-row table:style-name="ro1">
          <table:table-cell office:value-type="float" office:value="2.835517184" calcext:value-type="float">
            <text:p>2.835517184</text:p>
          </table:table-cell>
        </table:table-row>
        <table:table-row table:style-name="ro1">
          <table:table-cell office:value-type="float" office:value="3.311339776" calcext:value-type="float">
            <text:p>3.311339776</text:p>
          </table:table-cell>
        </table:table-row>
        <table:table-row table:style-name="ro1">
          <table:table-cell office:value-type="string" calcext:value-type="string">
            <text:p>Thread-3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2.263786752" calcext:value-type="float">
            <text:p>2.263786752</text:p>
          </table:table-cell>
        </table:table-row>
        <table:table-row table:style-name="ro1">
          <table:table-cell office:value-type="float" office:value="2.27654528" calcext:value-type="float">
            <text:p>2.27654528</text:p>
          </table:table-cell>
        </table:table-row>
        <table:table-row table:style-name="ro1">
          <table:table-cell office:value-type="float" office:value="2.135172864" calcext:value-type="float">
            <text:p>2.135172864</text:p>
          </table:table-cell>
        </table:table-row>
        <table:table-row table:style-name="ro1">
          <table:table-cell office:value-type="float" office:value="2.863120128" calcext:value-type="float">
            <text:p>2.863120128</text:p>
          </table:table-cell>
        </table:table-row>
        <table:table-row table:style-name="ro1">
          <table:table-cell office:value-type="float" office:value="3.337455104" calcext:value-type="float">
            <text:p>3.337455104</text:p>
          </table:table-cell>
        </table:table-row>
        <table:table-row table:style-name="ro1">
          <table:table-cell office:value-type="float" office:value="2.290079488" calcext:value-type="float">
            <text:p>2.290079488</text:p>
          </table:table-cell>
        </table:table-row>
        <table:table-row table:style-name="ro1">
          <table:table-cell office:value-type="float" office:value="2.274492928" calcext:value-type="float">
            <text:p>2.274492928</text:p>
          </table:table-cell>
        </table:table-row>
        <table:table-row table:style-name="ro1">
          <table:table-cell office:value-type="float" office:value="2.132199168" calcext:value-type="float">
            <text:p>2.132199168</text:p>
          </table:table-cell>
        </table:table-row>
        <table:table-row table:style-name="ro1">
          <table:table-cell office:value-type="float" office:value="2.860296448" calcext:value-type="float">
            <text:p>2.860296448</text:p>
          </table:table-cell>
        </table:table-row>
        <table:table-row table:style-name="ro1">
          <table:table-cell office:value-type="float" office:value="3.3386816" calcext:value-type="float">
            <text:p>3.3386816</text:p>
          </table:table-cell>
        </table:table-row>
        <table:table-row table:style-name="ro1">
          <table:table-cell office:value-type="float" office:value="2.29137408" calcext:value-type="float">
            <text:p>2.29137408</text:p>
          </table:table-cell>
        </table:table-row>
        <table:table-row table:style-name="ro1">
          <table:table-cell office:value-type="float" office:value="2.26988928" calcext:value-type="float">
            <text:p>2.26988928</text:p>
          </table:table-cell>
        </table:table-row>
        <table:table-row table:style-name="ro1">
          <table:table-cell office:value-type="float" office:value="2.127168" calcext:value-type="float">
            <text:p>2.127168</text:p>
          </table:table-cell>
        </table:table-row>
        <table:table-row table:style-name="ro1">
          <table:table-cell office:value-type="float" office:value="2.8552512" calcext:value-type="float">
            <text:p>2.8552512</text:p>
          </table:table-cell>
        </table:table-row>
        <table:table-row table:style-name="ro1">
          <table:table-cell office:value-type="float" office:value="2.89213568" calcext:value-type="float">
            <text:p>2.89213568</text:p>
          </table:table-cell>
        </table:table-row>
        <table:table-row table:style-name="ro1">
          <table:table-cell office:value-type="float" office:value="2.286464256" calcext:value-type="float">
            <text:p>2.286464256</text:p>
          </table:table-cell>
        </table:table-row>
        <table:table-row table:style-name="ro1">
          <table:table-cell office:value-type="float" office:value="2.264957952" calcext:value-type="float">
            <text:p>2.264957952</text:p>
          </table:table-cell>
        </table:table-row>
        <table:table-row table:style-name="ro1">
          <table:table-cell office:value-type="float" office:value="2.124845056" calcext:value-type="float">
            <text:p>2.124845056</text:p>
          </table:table-cell>
        </table:table-row>
        <table:table-row table:style-name="ro1">
          <table:table-cell office:value-type="float" office:value="2.859209472" calcext:value-type="float">
            <text:p>2.859209472</text:p>
          </table:table-cell>
        </table:table-row>
        <table:table-row table:style-name="ro1">
          <table:table-cell office:value-type="float" office:value="2.891069184" calcext:value-type="float">
            <text:p>2.891069184</text:p>
          </table:table-cell>
        </table:table-row>
        <table:table-row table:style-name="ro1">
          <table:table-cell office:value-type="float" office:value="2.28487296" calcext:value-type="float">
            <text:p>2.28487296</text:p>
          </table:table-cell>
        </table:table-row>
        <table:table-row table:style-name="ro1">
          <table:table-cell office:value-type="float" office:value="2.263361792" calcext:value-type="float">
            <text:p>2.263361792</text:p>
          </table:table-cell>
        </table:table-row>
        <table:table-row table:style-name="ro1">
          <table:table-cell office:value-type="float" office:value="2.125171712" calcext:value-type="float">
            <text:p>2.125171712</text:p>
          </table:table-cell>
        </table:table-row>
        <table:table-row table:style-name="ro1">
          <table:table-cell office:value-type="float" office:value="2.853441792" calcext:value-type="float">
            <text:p>2.853441792</text:p>
          </table:table-cell>
        </table:table-row>
        <table:table-row table:style-name="ro1">
          <table:table-cell office:value-type="float" office:value="2.8853696" calcext:value-type="float">
            <text:p>2.8853696</text:p>
          </table:table-cell>
        </table:table-row>
        <table:table-row table:style-name="ro1">
          <table:table-cell office:value-type="float" office:value="2.27895552" calcext:value-type="float">
            <text:p>2.27895552</text:p>
          </table:table-cell>
        </table:table-row>
        <table:table-row table:style-name="ro1">
          <table:table-cell office:value-type="float" office:value="2.2628544" calcext:value-type="float">
            <text:p>2.2628544</text:p>
          </table:table-cell>
        </table:table-row>
        <table:table-row table:style-name="ro1">
          <table:table-cell office:value-type="float" office:value="2.120601856" calcext:value-type="float">
            <text:p>2.120601856</text:p>
          </table:table-cell>
        </table:table-row>
        <table:table-row table:style-name="ro1">
          <table:table-cell office:value-type="float" office:value="2.8496192" calcext:value-type="float">
            <text:p>2.8496192</text:p>
          </table:table-cell>
        </table:table-row>
        <table:table-row table:style-name="ro1">
          <table:table-cell office:value-type="float" office:value="2.88196608" calcext:value-type="float">
            <text:p>2.88196608</text:p>
          </table:table-cell>
        </table:table-row>
        <table:table-row table:style-name="ro1">
          <table:table-cell office:value-type="float" office:value="2.275470336" calcext:value-type="float">
            <text:p>2.275470336</text:p>
          </table:table-cell>
        </table:table-row>
        <table:table-row table:style-name="ro1">
          <table:table-cell office:value-type="float" office:value="2.256065024" calcext:value-type="float">
            <text:p>2.256065024</text:p>
          </table:table-cell>
        </table:table-row>
        <table:table-row table:style-name="ro1">
          <table:table-cell office:value-type="float" office:value="2.112061696" calcext:value-type="float">
            <text:p>2.112061696</text:p>
          </table:table-cell>
        </table:table-row>
        <table:table-row table:style-name="ro1">
          <table:table-cell office:value-type="float" office:value="2.913870592" calcext:value-type="float">
            <text:p>2.913870592</text:p>
          </table:table-cell>
        </table:table-row>
        <table:table-row table:style-name="ro1">
          <table:table-cell office:value-type="float" office:value="2.87450496" calcext:value-type="float">
            <text:p>2.87450496</text:p>
          </table:table-cell>
        </table:table-row>
        <table:table-row table:style-name="ro1">
          <table:table-cell office:value-type="float" office:value="2.267131392" calcext:value-type="float">
            <text:p>2.267131392</text:p>
          </table:table-cell>
        </table:table-row>
        <table:table-row table:style-name="ro1">
          <table:table-cell office:value-type="float" office:value="2.24537088" calcext:value-type="float">
            <text:p>2.24537088</text:p>
          </table:table-cell>
        </table:table-row>
        <table:table-row table:style-name="ro1">
          <table:table-cell office:value-type="float" office:value="2.101284352" calcext:value-type="float">
            <text:p>2.101284352</text:p>
          </table:table-cell>
        </table:table-row>
        <table:table-row table:style-name="ro1">
          <table:table-cell office:value-type="float" office:value="2.912495872" calcext:value-type="float">
            <text:p>2.912495872</text:p>
          </table:table-cell>
        </table:table-row>
        <table:table-row table:style-name="ro1">
          <table:table-cell office:value-type="float" office:value="2.87308288" calcext:value-type="float">
            <text:p>2.87308288</text:p>
          </table:table-cell>
        </table:table-row>
        <table:table-row table:style-name="ro1">
          <table:table-cell office:value-type="float" office:value="2.265756672" calcext:value-type="float">
            <text:p>2.265756672</text:p>
          </table:table-cell>
        </table:table-row>
        <table:table-row table:style-name="ro1">
          <table:table-cell office:value-type="float" office:value="2.244316928" calcext:value-type="float">
            <text:p>2.244316928</text:p>
          </table:table-cell>
        </table:table-row>
        <table:table-row table:style-name="ro1">
          <table:table-cell office:value-type="float" office:value="2.109607936" calcext:value-type="float">
            <text:p>2.109607936</text:p>
          </table:table-cell>
        </table:table-row>
        <table:table-row table:style-name="ro1">
          <table:table-cell office:value-type="float" office:value="2.91244416" calcext:value-type="float">
            <text:p>2.91244416</text:p>
          </table:table-cell>
        </table:table-row>
        <table:table-row table:style-name="ro1">
          <table:table-cell office:value-type="float" office:value="2.871888384" calcext:value-type="float">
            <text:p>2.871888384</text:p>
          </table:table-cell>
        </table:table-row>
        <table:table-row table:style-name="ro1">
          <table:table-cell office:value-type="float" office:value="2.264841728" calcext:value-type="float">
            <text:p>2.264841728</text:p>
          </table:table-cell>
        </table:table-row>
        <table:table-row table:style-name="ro1">
          <table:table-cell office:value-type="float" office:value="2.241623808" calcext:value-type="float">
            <text:p>2.241623808</text:p>
          </table:table-cell>
        </table:table-row>
        <table:table-row table:style-name="ro1">
          <table:table-cell office:value-type="float" office:value="2.099074816" calcext:value-type="float">
            <text:p>2.099074816</text:p>
          </table:table-cell>
        </table:table-row>
        <table:table-row table:style-name="ro1">
          <table:table-cell office:value-type="float" office:value="2.902273536" calcext:value-type="float">
            <text:p>2.902273536</text:p>
          </table:table-cell>
        </table:table-row>
        <table:table-row table:style-name="ro1">
          <table:table-cell office:value-type="float" office:value="2.933837056" calcext:value-type="float">
            <text:p>2.933837056</text:p>
          </table:table-cell>
        </table:table-row>
        <table:table-row table:style-name="ro1">
          <table:table-cell office:value-type="float" office:value="2.254823168" calcext:value-type="float">
            <text:p>2.254823168</text:p>
          </table:table-cell>
        </table:table-row>
        <table:table-row table:style-name="ro1">
          <table:table-cell office:value-type="float" office:value="2.231100672" calcext:value-type="float">
            <text:p>2.231100672</text:p>
          </table:table-cell>
        </table:table-row>
        <table:table-row table:style-name="ro1">
          <table:table-cell office:value-type="float" office:value="2.10220544" calcext:value-type="float">
            <text:p>2.10220544</text:p>
          </table:table-cell>
        </table:table-row>
        <table:table-row table:style-name="ro1">
          <table:table-cell office:value-type="float" office:value="2.904848128" calcext:value-type="float">
            <text:p>2.904848128</text:p>
          </table:table-cell>
        </table:table-row>
        <table:table-row table:style-name="ro1">
          <table:table-cell office:value-type="float" office:value="2.936844288" calcext:value-type="float">
            <text:p>2.936844288</text:p>
          </table:table-cell>
        </table:table-row>
        <table:table-row table:style-name="ro1">
          <table:table-cell office:value-type="float" office:value="2.25556224" calcext:value-type="float">
            <text:p>2.25556224</text:p>
          </table:table-cell>
        </table:table-row>
        <table:table-row table:style-name="ro1">
          <table:table-cell office:value-type="float" office:value="2.233903616" calcext:value-type="float">
            <text:p>2.233903616</text:p>
          </table:table-cell>
        </table:table-row>
        <table:table-row table:style-name="ro1">
          <table:table-cell office:value-type="float" office:value="2.089761792" calcext:value-type="float">
            <text:p>2.089761792</text:p>
          </table:table-cell>
        </table:table-row>
        <table:table-row table:style-name="ro1">
          <table:table-cell office:value-type="float" office:value="2.890086144" calcext:value-type="float">
            <text:p>2.890086144</text:p>
          </table:table-cell>
        </table:table-row>
        <table:table-row table:style-name="ro1">
          <table:table-cell office:value-type="float" office:value="2.92687104" calcext:value-type="float">
            <text:p>2.92687104</text:p>
          </table:table-cell>
        </table:table-row>
        <table:table-row table:style-name="ro1">
          <table:table-cell office:value-type="float" office:value="2.245042432" calcext:value-type="float">
            <text:p>2.245042432</text:p>
          </table:table-cell>
        </table:table-row>
        <table:table-row table:style-name="ro1">
          <table:table-cell office:value-type="float" office:value="2.22400256" calcext:value-type="float">
            <text:p>2.22400256</text:p>
          </table:table-cell>
        </table:table-row>
        <table:table-row table:style-name="ro1">
          <table:table-cell office:value-type="float" office:value="2.083959808" calcext:value-type="float">
            <text:p>2.083959808</text:p>
          </table:table-cell>
        </table:table-row>
        <table:table-row table:style-name="ro1">
          <table:table-cell office:value-type="float" office:value="2.882667776" calcext:value-type="float">
            <text:p>2.882667776</text:p>
          </table:table-cell>
        </table:table-row>
        <table:table-row table:style-name="ro1">
          <table:table-cell office:value-type="float" office:value="2.920969984" calcext:value-type="float">
            <text:p>2.920969984</text:p>
          </table:table-cell>
        </table:table-row>
        <table:table-row table:style-name="ro1">
          <table:table-cell office:value-type="float" office:value="2.238950912" calcext:value-type="float">
            <text:p>2.238950912</text:p>
          </table:table-cell>
        </table:table-row>
        <table:table-row table:style-name="ro1">
          <table:table-cell office:value-type="float" office:value="2.219899136" calcext:value-type="float">
            <text:p>2.219899136</text:p>
          </table:table-cell>
        </table:table-row>
        <table:table-row table:style-name="ro1">
          <table:table-cell office:value-type="float" office:value="2.081118208" calcext:value-type="float">
            <text:p>2.081118208</text:p>
          </table:table-cell>
        </table:table-row>
        <table:table-row table:style-name="ro1">
          <table:table-cell office:value-type="float" office:value="2.392317952" calcext:value-type="float">
            <text:p>2.392317952</text:p>
          </table:table-cell>
        </table:table-row>
        <table:table-row table:style-name="ro1">
          <table:table-cell office:value-type="float" office:value="2.930534912" calcext:value-type="float">
            <text:p>2.930534912</text:p>
          </table:table-cell>
        </table:table-row>
        <table:table-row table:style-name="ro1">
          <table:table-cell office:value-type="float" office:value="2.254509312" calcext:value-type="float">
            <text:p>2.254509312</text:p>
          </table:table-cell>
        </table:table-row>
        <table:table-row table:style-name="ro1">
          <table:table-cell office:value-type="float" office:value="2.234533888" calcext:value-type="float">
            <text:p>2.234533888</text:p>
          </table:table-cell>
        </table:table-row>
        <table:table-row table:style-name="ro1"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float" office:value="2.099006208" calcext:value-type="float">
            <text:p>2.099006208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2.39825792" calcext:value-type="float">
            <text:p>2.39825792</text:p>
          </table:table-cell>
        </table:table-row>
        <table:table-row table:style-name="ro1">
          <table:table-cell office:value-type="float" office:value="2.933457408" calcext:value-type="float">
            <text:p>2.933457408</text:p>
          </table:table-cell>
        </table:table-row>
        <table:table-row table:style-name="ro1">
          <table:table-cell office:value-type="float" office:value="2.256219136" calcext:value-type="float">
            <text:p>2.256219136</text:p>
          </table:table-cell>
        </table:table-row>
        <table:table-row table:style-name="ro1">
          <table:table-cell office:value-type="float" office:value="2.234722304" calcext:value-type="float">
            <text:p>2.234722304</text:p>
          </table:table-cell>
        </table:table-row>
        <table:table-row table:style-name="ro1">
          <table:table-cell office:value-type="float" office:value="2.091401984" calcext:value-type="float">
            <text:p>2.091401984</text:p>
          </table:table-cell>
        </table:table-row>
        <table:table-row table:style-name="ro1">
          <table:table-cell office:value-type="float" office:value="2.388747776" calcext:value-type="float">
            <text:p>2.388747776</text:p>
          </table:table-cell>
        </table:table-row>
        <table:table-row table:style-name="ro1">
          <table:table-cell office:value-type="float" office:value="2.921773312" calcext:value-type="float">
            <text:p>2.921773312</text:p>
          </table:table-cell>
        </table:table-row>
        <table:table-row table:style-name="ro1">
          <table:table-cell office:value-type="float" office:value="2.245869568" calcext:value-type="float">
            <text:p>2.245869568</text:p>
          </table:table-cell>
        </table:table-row>
        <table:table-row table:style-name="ro1">
          <table:table-cell office:value-type="float" office:value="2.232191488" calcext:value-type="float">
            <text:p>2.232191488</text:p>
          </table:table-cell>
        </table:table-row>
        <table:table-row table:style-name="ro1">
          <table:table-cell office:value-type="float" office:value="2.088981248" calcext:value-type="float">
            <text:p>2.088981248</text:p>
          </table:table-cell>
        </table:table-row>
        <table:table-row table:style-name="ro1">
          <table:table-cell office:value-type="float" office:value="2.38605056" calcext:value-type="float">
            <text:p>2.38605056</text:p>
          </table:table-cell>
        </table:table-row>
        <table:table-row table:style-name="ro1">
          <table:table-cell office:value-type="float" office:value="2.418923008" calcext:value-type="float">
            <text:p>2.418923008</text:p>
          </table:table-cell>
        </table:table-row>
        <table:table-row table:style-name="ro1">
          <table:table-cell office:value-type="float" office:value="2.243093248" calcext:value-type="float">
            <text:p>2.243093248</text:p>
          </table:table-cell>
        </table:table-row>
        <table:table-row table:style-name="ro1">
          <table:table-cell office:value-type="float" office:value="2.225489664" calcext:value-type="float">
            <text:p>2.225489664</text:p>
          </table:table-cell>
        </table:table-row>
        <table:table-row table:style-name="ro1">
          <table:table-cell office:value-type="float" office:value="2.083733504" calcext:value-type="float">
            <text:p>2.083733504</text:p>
          </table:table-cell>
        </table:table-row>
        <table:table-row table:style-name="ro1">
          <table:table-cell office:value-type="float" office:value="2.380824832" calcext:value-type="float">
            <text:p>2.380824832</text:p>
          </table:table-cell>
        </table:table-row>
        <table:table-row table:style-name="ro1">
          <table:table-cell office:value-type="float" office:value="2.41846656" calcext:value-type="float">
            <text:p>2.41846656</text:p>
          </table:table-cell>
        </table:table-row>
        <table:table-row table:style-name="ro1">
          <table:table-cell office:value-type="float" office:value="2.243653376" calcext:value-type="float">
            <text:p>2.243653376</text:p>
          </table:table-cell>
        </table:table-row>
        <table:table-row table:style-name="ro1">
          <table:table-cell office:value-type="float" office:value="2.220942592" calcext:value-type="float">
            <text:p>2.220942592</text:p>
          </table:table-cell>
        </table:table-row>
        <table:table-row table:style-name="ro1">
          <table:table-cell office:value-type="float" office:value="2.07910528" calcext:value-type="float">
            <text:p>2.07910528</text:p>
          </table:table-cell>
        </table:table-row>
        <table:table-row table:style-name="ro1">
          <table:table-cell office:value-type="float" office:value="2.375860992" calcext:value-type="float">
            <text:p>2.375860992</text:p>
          </table:table-cell>
        </table:table-row>
        <table:table-row table:style-name="ro1">
          <table:table-cell office:value-type="float" office:value="2.408224768" calcext:value-type="float">
            <text:p>2.408224768</text:p>
          </table:table-cell>
        </table:table-row>
        <table:table-row table:style-name="ro1">
          <table:table-cell office:value-type="float" office:value="2.23612416" calcext:value-type="float">
            <text:p>2.23612416</text:p>
          </table:table-cell>
        </table:table-row>
        <table:table-row table:style-name="ro1">
          <table:table-cell office:value-type="float" office:value="2.212372224" calcext:value-type="float">
            <text:p>2.212372224</text:p>
          </table:table-cell>
        </table:table-row>
        <table:table-row table:style-name="ro1">
          <table:table-cell office:value-type="float" office:value="2.071544064" calcext:value-type="float">
            <text:p>2.071544064</text:p>
          </table:table-cell>
        </table:table-row>
        <table:table-row table:style-name="ro1">
          <table:table-cell office:value-type="float" office:value="2.367471104" calcext:value-type="float">
            <text:p>2.367471104</text:p>
          </table:table-cell>
        </table:table-row>
        <table:table-row table:style-name="ro1">
          <table:table-cell office:value-type="float" office:value="2.400473344" calcext:value-type="float">
            <text:p>2.400473344</text:p>
          </table:table-cell>
        </table:table-row>
        <table:table-row table:style-name="ro1">
          <table:table-cell office:value-type="float" office:value="2.22433152" calcext:value-type="float">
            <text:p>2.22433152</text:p>
          </table:table-cell>
        </table:table-row>
        <table:table-row table:style-name="ro1">
          <table:table-cell office:value-type="float" office:value="2.20720256" calcext:value-type="float">
            <text:p>2.20720256</text:p>
          </table:table-cell>
        </table:table-row>
        <table:table-row table:style-name="ro1">
          <table:table-cell office:value-type="float" office:value="2.06933248" calcext:value-type="float">
            <text:p>2.06933248</text:p>
          </table:table-cell>
        </table:table-row>
        <table:table-row table:style-name="ro1">
          <table:table-cell office:value-type="float" office:value="2.365145856" calcext:value-type="float">
            <text:p>2.365145856</text:p>
          </table:table-cell>
        </table:table-row>
        <table:table-row table:style-name="ro1">
          <table:table-cell office:value-type="float" office:value="2.398106624" calcext:value-type="float">
            <text:p>2.398106624</text:p>
          </table:table-cell>
        </table:table-row>
        <table:table-row table:style-name="ro1">
          <table:table-cell office:value-type="float" office:value="2.22100352" calcext:value-type="float">
            <text:p>2.22100352</text:p>
          </table:table-cell>
        </table:table-row>
        <table:table-row table:style-name="ro1">
          <table:table-cell office:value-type="float" office:value="2.202957312" calcext:value-type="float">
            <text:p>2.202957312</text:p>
          </table:table-cell>
        </table:table-row>
        <table:table-row table:style-name="ro1">
          <table:table-cell office:value-type="string" calcext:value-type="string">
            <text:p>Thread-4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float" office:value="2.061883904" calcext:value-type="float">
            <text:p>2.061883904</text:p>
          </table:table-cell>
        </table:table-row>
        <table:table-row table:style-name="ro1">
          <table:table-cell office:value-type="float" office:value="2.359400192" calcext:value-type="float">
            <text:p>2.359400192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2.392362496" calcext:value-type="float">
            <text:p>2.392362496</text:p>
          </table:table-cell>
        </table:table-row>
        <table:table-row table:style-name="ro1">
          <table:table-cell office:value-type="float" office:value="2.216570624" calcext:value-type="float">
            <text:p>2.216570624</text:p>
          </table:table-cell>
        </table:table-row>
        <table:table-row table:style-name="ro1">
          <table:table-cell office:value-type="float" office:value="2.194894848" calcext:value-type="float">
            <text:p>2.194894848</text:p>
          </table:table-cell>
        </table:table-row>
        <table:table-row table:style-name="ro1">
          <table:table-cell office:value-type="float" office:value="2.053693952" calcext:value-type="float">
            <text:p>2.053693952</text:p>
          </table:table-cell>
        </table:table-row>
        <table:table-row table:style-name="ro1">
          <table:table-cell office:value-type="float" office:value="2.350703104" calcext:value-type="float">
            <text:p>2.350703104</text:p>
          </table:table-cell>
        </table:table-row>
        <table:table-row table:style-name="ro1">
          <table:table-cell office:value-type="float" office:value="2.382972928" calcext:value-type="float">
            <text:p>2.382972928</text:p>
          </table:table-cell>
        </table:table-row>
        <table:table-row table:style-name="ro1">
          <table:table-cell office:value-type="float" office:value="2.20636288" calcext:value-type="float">
            <text:p>2.20636288</text:p>
          </table:table-cell>
        </table:table-row>
        <table:table-row table:style-name="ro1">
          <table:table-cell office:value-type="string" calcext:value-type="string">
            <text:p>Thread-5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2.20662272" calcext:value-type="float">
            <text:p>2.20662272</text:p>
          </table:table-cell>
        </table:table-row>
        <table:table-row table:style-name="ro1">
          <table:table-cell office:value-type="float" office:value="2.065131264" calcext:value-type="float">
            <text:p>2.065131264</text:p>
          </table:table-cell>
        </table:table-row>
        <table:table-row table:style-name="ro1">
          <table:table-cell office:value-type="float" office:value="2.359983872" calcext:value-type="float">
            <text:p>2.359983872</text:p>
          </table:table-cell>
        </table:table-row>
        <table:table-row table:style-name="ro1">
          <table:table-cell office:value-type="float" office:value="2.394522112" calcext:value-type="float">
            <text:p>2.394522112</text:p>
          </table:table-cell>
        </table:table-row>
        <table:table-row table:style-name="ro1">
          <table:table-cell office:value-type="float" office:value="2.217384192" calcext:value-type="float">
            <text:p>2.217384192</text:p>
          </table:table-cell>
        </table:table-row>
        <table:table-row table:style-name="ro1">
          <table:table-cell office:value-type="float" office:value="2.19794176" calcext:value-type="float">
            <text:p>2.19794176</text:p>
          </table:table-cell>
        </table:table-row>
        <table:table-row table:style-name="ro1">
          <table:table-cell office:value-type="float" office:value="2.058625536" calcext:value-type="float">
            <text:p>2.058625536</text:p>
          </table:table-cell>
        </table:table-row>
        <table:table-row table:style-name="ro1">
          <table:table-cell office:value-type="float" office:value="2.353356288" calcext:value-type="float">
            <text:p>2.353356288</text:p>
          </table:table-cell>
        </table:table-row>
        <table:table-row table:style-name="ro1">
          <table:table-cell office:value-type="float" office:value="2.387695616" calcext:value-type="float">
            <text:p>2.387695616</text:p>
          </table:table-cell>
        </table:table-row>
        <table:table-row table:style-name="ro1">
          <table:table-cell office:value-type="float" office:value="2.21131264" calcext:value-type="float">
            <text:p>2.21131264</text:p>
          </table:table-cell>
        </table:table-row>
        <table:table-row table:style-name="ro1">
          <table:table-cell office:value-type="float" office:value="2.187978752" calcext:value-type="float">
            <text:p>2.187978752</text:p>
          </table:table-cell>
        </table:table-row>
        <table:table-row table:style-name="ro1">
          <table:table-cell office:value-type="float" office:value="2.048012288" calcext:value-type="float">
            <text:p>2.048012288</text:p>
          </table:table-cell>
        </table:table-row>
        <table:table-row table:style-name="ro1">
          <table:table-cell office:value-type="float" office:value="2.34297344" calcext:value-type="float">
            <text:p>2.34297344</text:p>
          </table:table-cell>
        </table:table-row>
        <table:table-row table:style-name="ro1">
          <table:table-cell office:value-type="float" office:value="2.377510144" calcext:value-type="float">
            <text:p>2.377510144</text:p>
          </table:table-cell>
        </table:table-row>
        <table:table-row table:style-name="ro1">
          <table:table-cell office:value-type="float" office:value="2.198723584" calcext:value-type="float">
            <text:p>2.198723584</text:p>
          </table:table-cell>
        </table:table-row>
        <table:table-row table:style-name="ro1">
          <table:table-cell office:value-type="float" office:value="2.177606912" calcext:value-type="float">
            <text:p>2.177606912</text:p>
          </table:table-cell>
        </table:table-row>
        <table:table-row table:style-name="ro1">
          <table:table-cell office:value-type="float" office:value="2.037770496" calcext:value-type="float">
            <text:p>2.037770496</text:p>
          </table:table-cell>
        </table:table-row>
        <table:table-row table:style-name="ro1">
          <table:table-cell office:value-type="float" office:value="2.332942592" calcext:value-type="float">
            <text:p>2.332942592</text:p>
          </table:table-cell>
        </table:table-row>
        <table:table-row table:style-name="ro1">
          <table:table-cell office:value-type="float" office:value="2.365035264" calcext:value-type="float">
            <text:p>2.365035264</text:p>
          </table:table-cell>
        </table:table-row>
        <table:table-row table:style-name="ro1">
          <table:table-cell office:value-type="float" office:value="2.1886528" calcext:value-type="float">
            <text:p>2.1886528</text:p>
          </table:table-cell>
        </table:table-row>
        <table:table-row table:style-name="ro1">
          <table:table-cell office:value-type="float" office:value="2.167704576" calcext:value-type="float">
            <text:p>2.167704576</text:p>
          </table:table-cell>
        </table:table-row>
        <table:table-row table:style-name="ro1">
          <table:table-cell office:value-type="float" office:value="2.027488256" calcext:value-type="float">
            <text:p>2.027488256</text:p>
          </table:table-cell>
        </table:table-row>
        <table:table-row table:style-name="ro1">
          <table:table-cell office:value-type="float" office:value="2.322456832" calcext:value-type="float">
            <text:p>2.322456832</text:p>
          </table:table-cell>
        </table:table-row>
        <table:table-row table:style-name="ro1">
          <table:table-cell office:value-type="float" office:value="2.367822592" calcext:value-type="float">
            <text:p>2.367822592</text:p>
          </table:table-cell>
        </table:table-row>
        <table:table-row table:style-name="ro1">
          <table:table-cell office:value-type="float" office:value="2.19167616" calcext:value-type="float">
            <text:p>2.19167616</text:p>
          </table:table-cell>
        </table:table-row>
        <table:table-row table:style-name="ro1">
          <table:table-cell office:value-type="float" office:value="2.170823168" calcext:value-type="float">
            <text:p>2.170823168</text:p>
          </table:table-cell>
        </table:table-row>
        <table:table-row table:style-name="ro1">
          <table:table-cell office:value-type="float" office:value="2.031050496" calcext:value-type="float">
            <text:p>2.031050496</text:p>
          </table:table-cell>
        </table:table-row>
        <table:table-row table:style-name="ro1">
          <table:table-cell office:value-type="float" office:value="2.32534016" calcext:value-type="float">
            <text:p>2.32534016</text:p>
          </table:table-cell>
        </table:table-row>
        <table:table-row table:style-name="ro1">
          <table:table-cell office:value-type="float" office:value="2.357528576" calcext:value-type="float">
            <text:p>2.357528576</text:p>
          </table:table-cell>
        </table:table-row>
        <table:table-row table:style-name="ro1">
          <table:table-cell office:value-type="float" office:value="2.18187264" calcext:value-type="float">
            <text:p>2.18187264</text:p>
          </table:table-cell>
        </table:table-row>
        <table:table-row table:style-name="ro1">
          <table:table-cell office:value-type="float" office:value="2.166608384" calcext:value-type="float">
            <text:p>2.166608384</text:p>
          </table:table-cell>
        </table:table-row>
        <table:table-row table:style-name="ro1">
          <table:table-cell office:value-type="float" office:value="2.026267904" calcext:value-type="float">
            <text:p>2.026267904</text:p>
          </table:table-cell>
        </table:table-row>
        <table:table-row table:style-name="ro1">
          <table:table-cell office:value-type="float" office:value="2.320996864" calcext:value-type="float">
            <text:p>2.320996864</text:p>
          </table:table-cell>
        </table:table-row>
        <table:table-row table:style-name="ro1">
          <table:table-cell office:value-type="float" office:value="2.353688064" calcext:value-type="float">
            <text:p>2.353688064</text:p>
          </table:table-cell>
        </table:table-row>
        <table:table-row table:style-name="ro1">
          <table:table-cell office:value-type="float" office:value="2.177895936" calcext:value-type="float">
            <text:p>2.177895936</text:p>
          </table:table-cell>
        </table:table-row>
        <table:table-row table:style-name="ro1">
          <table:table-cell office:value-type="float" office:value="2.157044992" calcext:value-type="float">
            <text:p>2.157044992</text:p>
          </table:table-cell>
        </table:table-row>
        <table:table-row table:style-name="ro1">
          <table:table-cell office:value-type="float" office:value="2.03145472" calcext:value-type="float">
            <text:p>2.03145472</text:p>
          </table:table-cell>
        </table:table-row>
        <table:table-row table:style-name="ro1">
          <table:table-cell office:value-type="float" office:value="2.326417408" calcext:value-type="float">
            <text:p>2.326417408</text:p>
          </table:table-cell>
        </table:table-row>
        <table:table-row table:style-name="ro1">
          <table:table-cell office:value-type="float" office:value="2.358467584" calcext:value-type="float">
            <text:p>2.358467584</text:p>
          </table:table-cell>
        </table:table-row>
        <table:table-row table:style-name="ro1">
          <table:table-cell office:value-type="float" office:value="2.18306048" calcext:value-type="float">
            <text:p>2.18306048</text:p>
          </table:table-cell>
        </table:table-row>
        <table:table-row table:style-name="ro1">
          <table:table-cell office:value-type="float" office:value="2.161782528" calcext:value-type="float">
            <text:p>2.161782528</text:p>
          </table:table-cell>
        </table:table-row>
        <table:table-row table:style-name="ro1">
          <table:table-cell office:value-type="float" office:value="2.024396032" calcext:value-type="float">
            <text:p>2.024396032</text:p>
          </table:table-cell>
        </table:table-row>
        <table:table-row table:style-name="ro1">
          <table:table-cell office:value-type="float" office:value="2.323464448" calcext:value-type="float">
            <text:p>2.323464448</text:p>
          </table:table-cell>
        </table:table-row>
        <table:table-row table:style-name="ro1">
          <table:table-cell office:value-type="float" office:value="2.35524224" calcext:value-type="float">
            <text:p>2.35524224</text:p>
          </table:table-cell>
        </table:table-row>
        <table:table-row table:style-name="ro1">
          <table:table-cell office:value-type="float" office:value="2.179934208" calcext:value-type="float">
            <text:p>2.179934208</text:p>
          </table:table-cell>
        </table:table-row>
        <table:table-row table:style-name="ro1">
          <table:table-cell office:value-type="float" office:value="2.160962304" calcext:value-type="float">
            <text:p>2.160962304</text:p>
          </table:table-cell>
        </table:table-row>
        <table:table-row table:style-name="ro1">
          <table:table-cell office:value-type="float" office:value="2.027435008" calcext:value-type="float">
            <text:p>2.027435008</text:p>
          </table:table-cell>
        </table:table-row>
        <table:table-row table:style-name="ro1">
          <table:table-cell office:value-type="float" office:value="2.32260608" calcext:value-type="float">
            <text:p>2.32260608</text:p>
          </table:table-cell>
        </table:table-row>
        <table:table-row table:style-name="ro1">
          <table:table-cell office:value-type="float" office:value="2.355797248" calcext:value-type="float">
            <text:p>2.355797248</text:p>
          </table:table-cell>
        </table:table-row>
        <table:table-row table:style-name="ro1">
          <table:table-cell office:value-type="float" office:value="2.18062976" calcext:value-type="float">
            <text:p>2.18062976</text:p>
          </table:table-cell>
        </table:table-row>
        <table:table-row table:style-name="ro1">
          <table:table-cell office:value-type="float" office:value="2.159661824" calcext:value-type="float">
            <text:p>2.159661824</text:p>
          </table:table-cell>
        </table:table-row>
        <table:table-row table:style-name="ro1">
          <table:table-cell office:value-type="float" office:value="2.016659712" calcext:value-type="float">
            <text:p>2.016659712</text:p>
          </table:table-cell>
        </table:table-row>
        <table:table-row table:style-name="ro1">
          <table:table-cell office:value-type="float" office:value="2.3196736" calcext:value-type="float">
            <text:p>2.3196736</text:p>
          </table:table-cell>
        </table:table-row>
        <table:table-row table:style-name="ro1">
          <table:table-cell office:value-type="float" office:value="2.354062848" calcext:value-type="float">
            <text:p>2.354062848</text:p>
          </table:table-cell>
        </table:table-row>
        <table:table-row table:style-name="ro1">
          <table:table-cell office:value-type="float" office:value="2.178765312" calcext:value-type="float">
            <text:p>2.178765312</text:p>
          </table:table-cell>
        </table:table-row>
        <table:table-row table:style-name="ro1">
          <table:table-cell office:value-type="float" office:value="2.169891328" calcext:value-type="float">
            <text:p>2.169891328</text:p>
          </table:table-cell>
        </table:table-row>
        <table:table-row table:style-name="ro1">
          <table:table-cell office:value-type="float" office:value="2.033010176" calcext:value-type="float">
            <text:p>2.033010176</text:p>
          </table:table-cell>
        </table:table-row>
        <table:table-row table:style-name="ro1">
          <table:table-cell office:value-type="float" office:value="2.327082752" calcext:value-type="float">
            <text:p>2.327082752</text:p>
          </table:table-cell>
        </table:table-row>
        <table:table-row table:style-name="ro1">
          <table:table-cell office:value-type="float" office:value="2.36228352" calcext:value-type="float">
            <text:p>2.36228352</text:p>
          </table:table-cell>
        </table:table-row>
        <table:table-row table:style-name="ro1">
          <table:table-cell office:value-type="float" office:value="2.187033088" calcext:value-type="float">
            <text:p>2.187033088</text:p>
          </table:table-cell>
        </table:table-row>
        <table:table-row table:style-name="ro1">
          <table:table-cell office:value-type="float" office:value="2.164142592" calcext:value-type="float">
            <text:p>2.164142592</text:p>
          </table:table-cell>
        </table:table-row>
        <table:table-row table:style-name="ro1">
          <table:table-cell office:value-type="float" office:value="2.0218496" calcext:value-type="float">
            <text:p>2.0218496</text:p>
          </table:table-cell>
        </table:table-row>
        <table:table-row table:style-name="ro1">
          <table:table-cell office:value-type="float" office:value="2.31705728" calcext:value-type="float">
            <text:p>2.31705728</text:p>
          </table:table-cell>
        </table:table-row>
        <table:table-row table:style-name="ro1">
          <table:table-cell office:value-type="float" office:value="2.350310656" calcext:value-type="float">
            <text:p>2.350310656</text:p>
          </table:table-cell>
        </table:table-row>
        <table:table-row table:style-name="ro1">
          <table:table-cell office:value-type="float" office:value="2.175394304" calcext:value-type="float">
            <text:p>2.175394304</text:p>
          </table:table-cell>
        </table:table-row>
        <table:table-row table:style-name="ro1">
          <table:table-cell office:value-type="float" office:value="2.15377408" calcext:value-type="float">
            <text:p>2.15377408</text:p>
          </table:table-cell>
        </table:table-row>
        <table:table-row table:style-name="ro1">
          <table:table-cell office:value-type="float" office:value="2.016960768" calcext:value-type="float">
            <text:p>2.016960768</text:p>
          </table:table-cell>
        </table:table-row>
        <table:table-row table:style-name="ro1">
          <table:table-cell office:value-type="float" office:value="2.312412416" calcext:value-type="float">
            <text:p>2.312412416</text:p>
          </table:table-cell>
        </table:table-row>
        <table:table-row table:style-name="ro1">
          <table:table-cell office:value-type="float" office:value="2.34539904" calcext:value-type="float">
            <text:p>2.34539904</text:p>
          </table:table-cell>
        </table:table-row>
        <table:table-row table:style-name="ro1">
          <table:table-cell office:value-type="float" office:value="2.171138048" calcext:value-type="float">
            <text:p>2.171138048</text:p>
          </table:table-cell>
        </table:table-row>
        <table:table-row table:style-name="ro1">
          <table:table-cell office:value-type="float" office:value="2.14968064" calcext:value-type="float">
            <text:p>2.14968064</text:p>
          </table:table-cell>
        </table:table-row>
        <table:table-row table:style-name="ro1">
          <table:table-cell office:value-type="float" office:value="2.010259456" calcext:value-type="float">
            <text:p>2.010259456</text:p>
          </table:table-cell>
        </table:table-row>
        <table:table-row table:style-name="ro1">
          <table:table-cell office:value-type="float" office:value="2.307401984" calcext:value-type="float">
            <text:p>2.307401984</text:p>
          </table:table-cell>
        </table:table-row>
        <table:table-row table:style-name="ro1">
          <table:table-cell office:value-type="float" office:value="2.339538432" calcext:value-type="float">
            <text:p>2.339538432</text:p>
          </table:table-cell>
        </table:table-row>
        <table:table-row table:style-name="ro1">
          <table:table-cell office:value-type="float" office:value="2.165804544" calcext:value-type="float">
            <text:p>2.165804544</text:p>
          </table:table-cell>
        </table:table-row>
        <table:table-row table:style-name="ro1">
          <table:table-cell office:value-type="float" office:value="2.144103936" calcext:value-type="float">
            <text:p>2.144103936</text:p>
          </table:table-cell>
        </table:table-row>
        <table:table-row table:style-name="ro1">
          <table:table-cell office:value-type="float" office:value="2.001225984" calcext:value-type="float">
            <text:p>2.001225984</text:p>
          </table:table-cell>
        </table:table-row>
        <table:table-row table:style-name="ro1">
          <table:table-cell office:value-type="float" office:value="2.294863616" calcext:value-type="float">
            <text:p>2.294863616</text:p>
          </table:table-cell>
        </table:table-row>
        <table:table-row table:style-name="ro1">
          <table:table-cell office:value-type="float" office:value="2.329130752" calcext:value-type="float">
            <text:p>2.329130752</text:p>
          </table:table-cell>
        </table:table-row>
        <table:table-row table:style-name="ro1">
          <table:table-cell office:value-type="float" office:value="2.155326208" calcext:value-type="float">
            <text:p>2.155326208</text:p>
          </table:table-cell>
        </table:table-row>
        <table:table-row table:style-name="ro1">
          <table:table-cell office:value-type="float" office:value="2.13376384" calcext:value-type="float">
            <text:p>2.13376384</text:p>
          </table:table-cell>
        </table:table-row>
        <table:table-row table:style-name="ro1">
          <table:table-cell office:value-type="float" office:value="3.165915392" calcext:value-type="float">
            <text:p>3.165915392</text:p>
          </table:table-cell>
        </table:table-row>
        <table:table-row table:style-name="ro1">
          <table:table-cell office:value-type="float" office:value="2.284689408" calcext:value-type="float">
            <text:p>2.284689408</text:p>
          </table:table-cell>
        </table:table-row>
        <table:table-row table:style-name="ro1">
          <table:table-cell office:value-type="float" office:value="2.31841408" calcext:value-type="float">
            <text:p>2.31841408</text:p>
          </table:table-cell>
        </table:table-row>
        <table:table-row table:style-name="ro1">
          <table:table-cell office:value-type="float" office:value="2.144724224" calcext:value-type="float">
            <text:p>2.144724224</text:p>
          </table:table-cell>
        </table:table-row>
        <table:table-row table:style-name="ro1">
          <table:table-cell office:value-type="float" office:value="2.123428096" calcext:value-type="float">
            <text:p>2.123428096</text:p>
          </table:table-cell>
        </table:table-row>
        <table:table-row table:style-name="ro1">
          <table:table-cell office:value-type="float" office:value="3.15594112" calcext:value-type="float">
            <text:p>3.15594112</text:p>
          </table:table-cell>
        </table:table-row>
        <table:table-row table:style-name="ro1">
          <table:table-cell office:value-type="float" office:value="2.27433344" calcext:value-type="float">
            <text:p>2.27433344</text:p>
          </table:table-cell>
        </table:table-row>
        <table:table-row table:style-name="ro1">
          <table:table-cell office:value-type="float" office:value="2.308363776" calcext:value-type="float">
            <text:p>2.308363776</text:p>
          </table:table-cell>
        </table:table-row>
        <table:table-row table:style-name="ro1">
          <table:table-cell office:value-type="float" office:value="2.134352896" calcext:value-type="float">
            <text:p>2.134352896</text:p>
          </table:table-cell>
        </table:table-row>
        <table:table-row table:style-name="ro1">
          <table:table-cell office:value-type="float" office:value="2.113531392" calcext:value-type="float">
            <text:p>2.113531392</text:p>
          </table:table-cell>
        </table:table-row>
        <table:table-row table:style-name="ro1">
          <table:table-cell office:value-type="float" office:value="3.146055424" calcext:value-type="float">
            <text:p>3.146055424</text:p>
          </table:table-cell>
        </table:table-row>
        <table:table-row table:style-name="ro1">
          <table:table-cell office:value-type="float" office:value="2.264375808" calcext:value-type="float">
            <text:p>2.264375808</text:p>
          </table:table-cell>
        </table:table-row>
        <table:table-row table:style-name="ro1">
          <table:table-cell office:value-type="float" office:value="2.295798272" calcext:value-type="float">
            <text:p>2.295798272</text:p>
          </table:table-cell>
        </table:table-row>
        <table:table-row table:style-name="ro1">
          <table:table-cell office:value-type="float" office:value="2.124084992" calcext:value-type="float">
            <text:p>2.124084992</text:p>
          </table:table-cell>
        </table:table-row>
        <table:table-row table:style-name="ro1">
          <table:table-cell office:value-type="float" office:value="2.102686464" calcext:value-type="float">
            <text:p>2.102686464</text:p>
          </table:table-cell>
        </table:table-row>
        <table:table-row table:style-name="ro1">
          <table:table-cell office:value-type="float" office:value="3.135768064" calcext:value-type="float">
            <text:p>3.135768064</text:p>
          </table:table-cell>
        </table:table-row>
        <table:table-row table:style-name="ro1">
          <table:table-cell office:value-type="float" office:value="2.253951744" calcext:value-type="float">
            <text:p>2.253951744</text:p>
          </table:table-cell>
        </table:table-row>
        <table:table-row table:style-name="ro1">
          <table:table-cell office:value-type="float" office:value="2.28569472" calcext:value-type="float">
            <text:p>2.28569472</text:p>
          </table:table-cell>
        </table:table-row>
        <table:table-row table:style-name="ro1">
          <table:table-cell office:value-type="float" office:value="2.114134528" calcext:value-type="float">
            <text:p>2.114134528</text:p>
          </table:table-cell>
        </table:table-row>
        <table:table-row table:style-name="ro1">
          <table:table-cell office:value-type="float" office:value="2.092268288" calcext:value-type="float">
            <text:p>2.092268288</text:p>
          </table:table-cell>
        </table:table-row>
        <table:table-row table:style-name="ro1">
          <table:table-cell office:value-type="float" office:value="3.12537728" calcext:value-type="float">
            <text:p>3.12537728</text:p>
          </table:table-cell>
        </table:table-row>
        <table:table-row table:style-name="ro1">
          <table:table-cell office:value-type="float" office:value="2.243823872" calcext:value-type="float">
            <text:p>2.243823872</text:p>
          </table:table-cell>
        </table:table-row>
        <table:table-row table:style-name="ro1">
          <table:table-cell office:value-type="float" office:value="2.27526656" calcext:value-type="float">
            <text:p>2.27526656</text:p>
          </table:table-cell>
        </table:table-row>
        <table:table-row table:style-name="ro1">
          <table:table-cell office:value-type="float" office:value="2.119873024" calcext:value-type="float">
            <text:p>2.119873024</text:p>
          </table:table-cell>
        </table:table-row>
        <table:table-row table:style-name="ro1">
          <table:table-cell office:value-type="float" office:value="2.0971136" calcext:value-type="float">
            <text:p>2.0971136</text:p>
          </table:table-cell>
        </table:table-row>
        <table:table-row table:style-name="ro1">
          <table:table-cell office:value-type="float" office:value="3.131790592" calcext:value-type="float">
            <text:p>3.131790592</text:p>
          </table:table-cell>
        </table:table-row>
        <table:table-row table:style-name="ro1">
          <table:table-cell office:value-type="float" office:value="2.250067968" calcext:value-type="float">
            <text:p>2.250067968</text:p>
          </table:table-cell>
        </table:table-row>
        <table:table-row table:style-name="ro1">
          <table:table-cell office:value-type="float" office:value="2.284528128" calcext:value-type="float">
            <text:p>2.284528128</text:p>
          </table:table-cell>
        </table:table-row>
        <table:table-row table:style-name="ro1">
          <table:table-cell office:value-type="float" office:value="2.113018112" calcext:value-type="float">
            <text:p>2.113018112</text:p>
          </table:table-cell>
        </table:table-row>
        <table:table-row table:style-name="ro1">
          <table:table-cell office:value-type="float" office:value="2.090116352" calcext:value-type="float">
            <text:p>2.090116352</text:p>
          </table:table-cell>
        </table:table-row>
        <table:table-row table:style-name="ro1">
          <table:table-cell office:value-type="float" office:value="3.124996864" calcext:value-type="float">
            <text:p>3.124996864</text:p>
          </table:table-cell>
        </table:table-row>
        <table:table-row table:style-name="ro1">
          <table:table-cell office:value-type="float" office:value="2.243301376" calcext:value-type="float">
            <text:p>2.243301376</text:p>
          </table:table-cell>
        </table:table-row>
        <table:table-row table:style-name="ro1">
          <table:table-cell office:value-type="float" office:value="2.275054848" calcext:value-type="float">
            <text:p>2.275054848</text:p>
          </table:table-cell>
        </table:table-row>
        <table:table-row table:style-name="ro1">
          <table:table-cell office:value-type="float" office:value="2.101187072" calcext:value-type="float">
            <text:p>2.101187072</text:p>
          </table:table-cell>
        </table:table-row>
        <table:table-row table:style-name="ro1">
          <table:table-cell office:value-type="float" office:value="2.07928832" calcext:value-type="float">
            <text:p>2.07928832</text:p>
          </table:table-cell>
        </table:table-row>
        <table:table-row table:style-name="ro1">
          <table:table-cell office:value-type="float" office:value="2.2329152" calcext:value-type="float">
            <text:p>2.2329152</text:p>
          </table:table-cell>
        </table:table-row>
        <table:table-row table:style-name="ro1">
          <table:table-cell office:value-type="float" office:value="2.264887296" calcext:value-type="float">
            <text:p>2.264887296</text:p>
          </table:table-cell>
        </table:table-row>
        <table:table-row table:style-name="ro1">
          <table:table-cell office:value-type="float" office:value="2.090733824" calcext:value-type="float">
            <text:p>2.090733824</text:p>
          </table:table-cell>
        </table:table-row>
        <table:table-row table:style-name="ro1">
          <table:table-cell office:value-type="float" office:value="2.068868352" calcext:value-type="float">
            <text:p>2.068868352</text:p>
          </table:table-cell>
        </table:table-row>
        <table:table-row table:style-name="ro1">
          <table:table-cell office:value-type="float" office:value="2.222791936" calcext:value-type="float">
            <text:p>2.222791936</text:p>
          </table:table-cell>
        </table:table-row>
        <table:table-row table:style-name="ro1">
          <table:table-cell office:value-type="float" office:value="2.25438208" calcext:value-type="float">
            <text:p>2.25438208</text:p>
          </table:table-cell>
        </table:table-row>
        <table:table-row table:style-name="ro1">
          <table:table-cell office:value-type="float" office:value="2.07997696" calcext:value-type="float">
            <text:p>2.07997696</text:p>
          </table:table-cell>
        </table:table-row>
        <table:table-row table:style-name="ro1">
          <table:table-cell office:value-type="float" office:value="2.06665472" calcext:value-type="float">
            <text:p>2.06665472</text:p>
          </table:table-cell>
        </table:table-row>
        <table:table-row table:style-name="ro1">
          <table:table-cell office:value-type="float" office:value="2.220374784" calcext:value-type="float">
            <text:p>2.220374784</text:p>
          </table:table-cell>
        </table:table-row>
        <table:table-row table:style-name="ro1">
          <table:table-cell office:value-type="float" office:value="2.25327488" calcext:value-type="float">
            <text:p>2.25327488</text:p>
          </table:table-cell>
        </table:table-row>
        <table:table-row table:style-name="ro1">
          <table:table-cell office:value-type="float" office:value="2.0785728" calcext:value-type="float">
            <text:p>2.0785728</text:p>
          </table:table-cell>
        </table:table-row>
        <table:table-row table:style-name="ro1">
          <table:table-cell office:value-type="float" office:value="2.055438848" calcext:value-type="float">
            <text:p>2.055438848</text:p>
          </table:table-cell>
        </table:table-row>
        <table:table-row table:style-name="ro1">
          <table:table-cell office:value-type="float" office:value="2.209559296" calcext:value-type="float">
            <text:p>2.209559296</text:p>
          </table:table-cell>
        </table:table-row>
        <table:table-row table:style-name="ro1">
          <table:table-cell office:value-type="float" office:value="2.24290688" calcext:value-type="float">
            <text:p>2.24290688</text:p>
          </table:table-cell>
        </table:table-row>
        <table:table-row table:style-name="ro1">
          <table:table-cell office:value-type="float" office:value="2.071294208" calcext:value-type="float">
            <text:p>2.071294208</text:p>
          </table:table-cell>
        </table:table-row>
        <table:table-row table:style-name="ro1">
          <table:table-cell office:value-type="float" office:value="2.04945024" calcext:value-type="float">
            <text:p>2.04945024</text:p>
          </table:table-cell>
        </table:table-row>
        <table:table-row table:style-name="ro1">
          <table:table-cell office:value-type="float" office:value="2.203443968" calcext:value-type="float">
            <text:p>2.203443968</text:p>
          </table:table-cell>
        </table:table-row>
        <table:table-row table:style-name="ro1">
          <table:table-cell office:value-type="float" office:value="2.2370496" calcext:value-type="float">
            <text:p>2.2370496</text:p>
          </table:table-cell>
        </table:table-row>
        <table:table-row table:style-name="ro1">
          <table:table-cell office:value-type="float" office:value="2.06359936" calcext:value-type="float">
            <text:p>2.06359936</text:p>
          </table:table-cell>
        </table:table-row>
        <table:table-row table:style-name="ro1">
          <table:table-cell office:value-type="float" office:value="2.042194176" calcext:value-type="float">
            <text:p>2.042194176</text:p>
          </table:table-cell>
        </table:table-row>
        <table:table-row table:style-name="ro1">
          <table:table-cell office:value-type="float" office:value="2.196456448" calcext:value-type="float">
            <text:p>2.196456448</text:p>
          </table:table-cell>
        </table:table-row>
        <table:table-row table:style-name="ro1">
          <table:table-cell office:value-type="float" office:value="2.228744704" calcext:value-type="float">
            <text:p>2.228744704</text:p>
          </table:table-cell>
        </table:table-row>
        <table:table-row table:style-name="ro1">
          <table:table-cell office:value-type="float" office:value="2.053355776" calcext:value-type="float">
            <text:p>2.053355776</text:p>
          </table:table-cell>
        </table:table-row>
        <table:table-row table:style-name="ro1">
          <table:table-cell office:value-type="float" office:value="2.1954368" calcext:value-type="float">
            <text:p>2.1954368</text:p>
          </table:table-cell>
        </table:table-row>
        <table:table-row table:style-name="ro1">
          <table:table-cell office:value-type="float" office:value="2.2301952" calcext:value-type="float">
            <text:p>2.2301952</text:p>
          </table:table-cell>
        </table:table-row>
        <table:table-row table:style-name="ro1">
          <table:table-cell office:value-type="float" office:value="2.054839808" calcext:value-type="float">
            <text:p>2.054839808</text:p>
          </table:table-cell>
        </table:table-row>
        <table:table-row table:style-name="ro1">
          <table:table-cell office:value-type="float" office:value="2.187309824" calcext:value-type="float">
            <text:p>2.187309824</text:p>
          </table:table-cell>
        </table:table-row>
        <table:table-row table:style-name="ro1">
          <table:table-cell office:value-type="float" office:value="2.21970944" calcext:value-type="float">
            <text:p>2.21970944</text:p>
          </table:table-cell>
        </table:table-row>
        <table:table-row table:style-name="ro1">
          <table:table-cell office:value-type="float" office:value="2.180612096" calcext:value-type="float">
            <text:p>2.180612096</text:p>
          </table:table-cell>
        </table:table-row>
        <table:table-row table:style-name="ro1">
          <table:table-cell office:value-type="float" office:value="2.21300352" calcext:value-type="float">
            <text:p>2.21300352</text:p>
          </table:table-cell>
        </table:table-row>
        <table:table-row table:style-name="ro1">
          <table:table-cell office:value-type="float" office:value="2.172946432" calcext:value-type="float">
            <text:p>2.172946432</text:p>
          </table:table-cell>
        </table:table-row>
        <table:table-row table:style-name="ro1">
          <table:table-cell office:value-type="float" office:value="2.204659968" calcext:value-type="float">
            <text:p>2.204659968</text:p>
          </table:table-cell>
        </table:table-row>
        <table:table-row table:style-name="ro1">
          <table:table-cell office:value-type="float" office:value="2.16998528" calcext:value-type="float">
            <text:p>2.16998528</text:p>
          </table:table-cell>
        </table:table-row>
        <table:table-row table:style-name="ro1">
          <table:table-cell office:value-type="float" office:value="2.202942208" calcext:value-type="float">
            <text:p>2.202942208</text:p>
          </table:table-cell>
        </table:table-row>
        <table:table-row table:style-name="ro1">
          <table:table-cell office:value-type="float" office:value="2.160378112" calcext:value-type="float">
            <text:p>2.160378112</text:p>
          </table:table-cell>
        </table:table-row>
        <table:table-row table:style-name="ro1">
          <table:table-cell office:value-type="float" office:value="2.1926144" calcext:value-type="float">
            <text:p>2.1926144</text:p>
          </table:table-cell>
        </table:table-row>
        <table:table-row table:style-name="ro1">
          <table:table-cell office:value-type="float" office:value="2.14862976" calcext:value-type="float">
            <text:p>2.14862976</text:p>
          </table:table-cell>
        </table:table-row>
        <table:table-row table:style-name="ro1">
          <table:table-cell office:value-type="float" office:value="2.182721792" calcext:value-type="float">
            <text:p>2.182721792</text:p>
          </table:table-cell>
        </table:table-row>
        <table:table-row table:style-name="ro1">
          <table:table-cell office:value-type="float" office:value="2.138153216" calcext:value-type="float">
            <text:p>2.138153216</text:p>
          </table:table-cell>
        </table:table-row>
        <table:table-row table:style-name="ro1">
          <table:table-cell office:value-type="float" office:value="2.171698688" calcext:value-type="float">
            <text:p>2.171698688</text:p>
          </table:table-cell>
        </table:table-row>
        <table:table-row table:style-name="ro1">
          <table:table-cell office:value-type="float" office:value="2.127602688" calcext:value-type="float">
            <text:p>2.127602688</text:p>
          </table:table-cell>
        </table:table-row>
        <table:table-row table:style-name="ro1">
          <table:table-cell office:value-type="float" office:value="2.170103552" calcext:value-type="float">
            <text:p>2.170103552</text:p>
          </table:table-cell>
        </table:table-row>
        <table:table-row table:style-name="ro1">
          <table:table-cell office:value-type="float" office:value="2.126449664" calcext:value-type="float">
            <text:p>2.126449664</text:p>
          </table:table-cell>
        </table:table-row>
        <table:table-row table:style-name="ro1">
          <table:table-cell office:value-type="float" office:value="2.15902208" calcext:value-type="float">
            <text:p>2.15902208</text:p>
          </table:table-cell>
        </table:table-row>
        <table:table-row table:style-name="ro1">
          <table:table-cell office:value-type="float" office:value="2.114965504" calcext:value-type="float">
            <text:p>2.114965504</text:p>
          </table:table-cell>
        </table:table-row>
        <table:table-row table:style-name="ro1">
          <table:table-cell office:value-type="float" office:value="2.148468736" calcext:value-type="float">
            <text:p>2.148468736</text:p>
          </table:table-cell>
        </table:table-row>
        <table:table-row table:style-name="ro1">
          <table:table-cell office:value-type="float" office:value="2.103685376" calcext:value-type="float">
            <text:p>2.103685376</text:p>
          </table:table-cell>
        </table:table-row>
        <table:table-row table:style-name="ro1">
          <table:table-cell office:value-type="float" office:value="2.137683456" calcext:value-type="float">
            <text:p>2.137683456</text:p>
          </table:table-cell>
        </table:table-row>
        <table:table-row table:style-name="ro1">
          <table:table-cell office:value-type="float" office:value="2.093382912" calcext:value-type="float">
            <text:p>2.093382912</text:p>
          </table:table-cell>
        </table:table-row>
        <table:table-row table:style-name="ro1">
          <table:table-cell office:value-type="float" office:value="2.126918912" calcext:value-type="float">
            <text:p>2.126918912</text:p>
          </table:table-cell>
        </table:table-row>
        <table:table-row table:style-name="ro1">
          <table:table-cell office:value-type="float" office:value="2.0824448" calcext:value-type="float">
            <text:p>2.0824448</text:p>
          </table:table-cell>
        </table:table-row>
        <table:table-row table:style-name="ro1">
          <table:table-cell office:value-type="float" office:value="2.115449088" calcext:value-type="float">
            <text:p>2.115449088</text:p>
          </table:table-cell>
        </table:table-row>
        <table:table-row table:style-name="ro1">
          <table:table-cell office:value-type="float" office:value="1.749732352" calcext:value-type="float">
            <text:p>1.749732352</text:p>
          </table:table-cell>
        </table:table-row>
        <table:table-row table:style-name="ro1">
          <table:table-cell office:value-type="float" office:value="2.110825728" calcext:value-type="float">
            <text:p>2.110825728</text:p>
          </table:table-cell>
        </table:table-row>
        <table:table-row table:style-name="ro1">
          <table:table-cell office:value-type="float" office:value="1.742405632" calcext:value-type="float">
            <text:p>1.742405632</text:p>
          </table:table-cell>
        </table:table-row>
        <table:table-row table:style-name="ro1">
          <table:table-cell office:value-type="float" office:value="2.101053952" calcext:value-type="float">
            <text:p>2.101053952</text:p>
          </table:table-cell>
        </table:table-row>
        <table:table-row table:style-name="ro1">
          <table:table-cell office:value-type="float" office:value="1.724031744" calcext:value-type="float">
            <text:p>1.724031744</text:p>
          </table:table-cell>
        </table:table-row>
        <table:table-row table:style-name="ro1">
          <table:table-cell office:value-type="float" office:value="2.090248192" calcext:value-type="float">
            <text:p>2.090248192</text:p>
          </table:table-cell>
        </table:table-row>
        <table:table-row table:style-name="ro1">
          <table:table-cell office:value-type="float" office:value="1.717690624" calcext:value-type="float">
            <text:p>1.717690624</text:p>
          </table:table-cell>
        </table:table-row>
        <table:table-row table:style-name="ro1">
          <table:table-cell office:value-type="float" office:value="1.694912512" calcext:value-type="float">
            <text:p>1.694912512</text:p>
          </table:table-cell>
        </table:table-row>
        <table:table-row table:style-name="ro1">
          <table:table-cell office:value-type="float" office:value="1.715956736" calcext:value-type="float">
            <text:p>1.715956736</text:p>
          </table:table-cell>
        </table:table-row>
        <table:table-row table:style-name="ro1">
          <table:table-cell office:value-type="float" office:value="1.705656832" calcext:value-type="float">
            <text:p>1.705656832</text:p>
          </table:table-cell>
        </table:table-row>
        <table:table-row table:style-name="ro1">
          <table:table-cell office:value-type="float" office:value="1.700416768" calcext:value-type="float">
            <text:p>1.700416768</text:p>
          </table:table-cell>
        </table:table-row>
        <table:table-row table:style-name="ro1">
          <table:table-cell office:value-type="float" office:value="1.689686528" calcext:value-type="float">
            <text:p>1.689686528</text:p>
          </table:table-cell>
        </table:table-row>
        <table:table-row table:style-name="ro1">
          <table:table-cell office:value-type="float" office:value="1.679488256" calcext:value-type="float">
            <text:p>1.679488256</text:p>
          </table:table-cell>
        </table:table-row>
        <table:table-row table:style-name="ro1">
          <table:table-cell office:value-type="float" office:value="1.669220352" calcext:value-type="float">
            <text:p>1.669220352</text:p>
          </table:table-cell>
        </table:table-row>
        <table:table-row table:style-name="ro1">
          <table:table-cell office:value-type="float" office:value="1.651348736" calcext:value-type="float">
            <text:p>1.651348736</text:p>
          </table:table-cell>
        </table:table-row>
        <table:table-row table:style-name="ro1">
          <table:table-cell office:value-type="float" office:value="1.6267968" calcext:value-type="float">
            <text:p>1.6267968</text:p>
          </table:table-cell>
        </table:table-row>
        <table:table-row table:style-name="ro1">
          <table:table-cell office:value-type="float" office:value="1.613917184" calcext:value-type="float">
            <text:p>1.613917184</text:p>
          </table:table-cell>
        </table:table-row>
        <table:table-row table:style-name="ro1">
          <table:table-cell office:value-type="float" office:value="1.605246208" calcext:value-type="float">
            <text:p>1.605246208</text:p>
          </table:table-cell>
        </table:table-row>
        <table:table-row table:style-name="ro1">
          <table:table-cell office:value-type="float" office:value="1.59226752" calcext:value-type="float">
            <text:p>1.59226752</text:p>
          </table:table-cell>
        </table:table-row>
        <table:table-row table:style-name="ro1">
          <table:table-cell office:value-type="float" office:value="1.573746176" calcext:value-type="float">
            <text:p>1.573746176</text:p>
          </table:table-cell>
        </table:table-row>
        <table:table-row table:style-name="ro1">
          <table:table-cell office:value-type="float" office:value="1.662840832" calcext:value-type="float">
            <text:p>1.662840832</text:p>
          </table:table-cell>
        </table:table-row>
        <table:table-row table:style-name="ro1">
          <table:table-cell office:value-type="float" office:value="1.647385344" calcext:value-type="float">
            <text:p>1.647385344</text:p>
          </table:table-cell>
        </table:table-row>
        <table:table-row table:style-name="ro1">
          <table:table-cell office:value-type="float" office:value="1.627403008" calcext:value-type="float">
            <text:p>1.627403008</text:p>
          </table:table-cell>
        </table:table-row>
        <table:table-row table:style-name="ro1">
          <table:table-cell office:value-type="float" office:value="1.609772288" calcext:value-type="float">
            <text:p>1.609772288</text:p>
          </table:table-cell>
        </table:table-row>
        <table:table-row table:style-name="ro1">
          <table:table-cell office:value-type="float" office:value="1.579024896" calcext:value-type="float">
            <text:p>1.579024896</text:p>
          </table:table-cell>
        </table:table-row>
        <table:table-row table:style-name="ro1">
          <table:table-cell office:value-type="float" office:value="1.563795968" calcext:value-type="float">
            <text:p>1.563795968</text:p>
          </table:table-cell>
        </table:table-row>
        <table:table-row table:style-name="ro1">
          <table:table-cell office:value-type="float" office:value="1.552514816" calcext:value-type="float">
            <text:p>1.552514816</text:p>
          </table:table-cell>
        </table:table-row>
        <table:table-row table:style-name="ro1">
          <table:table-cell office:value-type="float" office:value="1.53090304" calcext:value-type="float">
            <text:p>1.53090304</text:p>
          </table:table-cell>
        </table:table-row>
        <table:table-row table:style-name="ro1">
          <table:table-cell office:value-type="float" office:value="1.514990592" calcext:value-type="float">
            <text:p>1.514990592</text:p>
          </table:table-cell>
        </table:table-row>
        <table:table-row table:style-name="ro1">
          <table:table-cell office:value-type="float" office:value="1.558171904" calcext:value-type="float">
            <text:p>1.558171904</text:p>
          </table:table-cell>
        </table:table-row>
        <table:table-row table:style-name="ro1">
          <table:table-cell office:value-type="float" office:value="1.54073088" calcext:value-type="float">
            <text:p>1.54073088</text:p>
          </table:table-cell>
        </table:table-row>
        <table:table-row table:style-name="ro1">
          <table:table-cell office:value-type="float" office:value="1.529622016" calcext:value-type="float">
            <text:p>1.529622016</text:p>
          </table:table-cell>
        </table:table-row>
        <table:table-row table:style-name="ro1">
          <table:table-cell office:value-type="float" office:value="1.508524032" calcext:value-type="float">
            <text:p>1.508524032</text:p>
          </table:table-cell>
        </table:table-row>
        <table:table-row table:style-name="ro1">
          <table:table-cell office:value-type="float" office:value="1.468304128" calcext:value-type="float">
            <text:p>1.468304128</text:p>
          </table:table-cell>
        </table:table-row>
        <table:table-row table:style-name="ro1">
          <table:table-cell office:value-type="float" office:value="1.457516032" calcext:value-type="float">
            <text:p>1.457516032</text:p>
          </table:table-cell>
        </table:table-row>
        <table:table-row table:style-name="ro1">
          <table:table-cell office:value-type="float" office:value="1.443959808" calcext:value-type="float">
            <text:p>1.443959808</text:p>
          </table:table-cell>
        </table:table-row>
        <table:table-row table:style-name="ro1">
          <table:table-cell office:value-type="float" office:value="1.432392192" calcext:value-type="float">
            <text:p>1.432392192</text:p>
          </table:table-cell>
        </table:table-row>
        <table:table-row table:style-name="ro1">
          <table:table-cell office:value-type="float" office:value="1.422169856" calcext:value-type="float">
            <text:p>1.422169856</text:p>
          </table:table-cell>
        </table:table-row>
        <table:table-row table:style-name="ro1">
          <table:table-cell office:value-type="float" office:value="1.4115648" calcext:value-type="float">
            <text:p>1.4115648</text:p>
          </table:table-cell>
        </table:table-row>
        <table:table-row table:style-name="ro1">
          <table:table-cell office:value-type="float" office:value="1.398949888" calcext:value-type="float">
            <text:p>1.398949888</text:p>
          </table:table-cell>
        </table:table-row>
        <table:table-row table:style-name="ro1">
          <table:table-cell office:value-type="float" office:value="1.384371712" calcext:value-type="float">
            <text:p>1.384371712</text:p>
          </table:table-cell>
        </table:table-row>
        <table:table-row table:style-name="ro1">
          <table:table-cell office:value-type="float" office:value="1.373231616" calcext:value-type="float">
            <text:p>1.373231616</text:p>
          </table:table-cell>
        </table:table-row>
        <table:table-row table:style-name="ro1">
          <table:table-cell office:value-type="string" calcext:value-type="string">
            <text:p>Thread-1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0.14721024" calcext:value-type="float">
            <text:p>0.14721024</text:p>
          </table:table-cell>
        </table:table-row>
        <table:table-row table:style-name="ro1">
          <table:table-cell office:value-type="float" office:value="0.038289664" calcext:value-type="float">
            <text:p>0.038289664</text:p>
          </table:table-cell>
        </table:table-row>
        <table:table-row table:style-name="ro1">
          <table:table-cell office:value-type="float" office:value="0.137019136" calcext:value-type="float">
            <text:p>0.137019136</text:p>
          </table:table-cell>
        </table:table-row>
        <table:table-row table:style-name="ro1">
          <table:table-cell office:value-type="float" office:value="0.125530112" calcext:value-type="float">
            <text:p>0.125530112</text:p>
          </table:table-cell>
        </table:table-row>
        <table:table-row table:style-name="ro1">
          <table:table-cell office:value-type="float" office:value="0.107261696" calcext:value-type="float">
            <text:p>0.107261696</text:p>
          </table:table-cell>
        </table:table-row>
        <table:table-row table:style-name="ro1">
          <table:table-cell office:value-type="float" office:value="0.077260544" calcext:value-type="float">
            <text:p>0.077260544</text:p>
          </table:table-cell>
        </table:table-row>
        <table:table-row table:style-name="ro1">
          <table:table-cell office:value-type="float" office:value="0.058424832" calcext:value-type="float">
            <text:p>0.058424832</text:p>
          </table:table-cell>
        </table:table-row>
        <table:table-row table:style-name="ro1">
          <table:table-cell office:value-type="float" office:value="0.045464576" calcext:value-type="float">
            <text:p>0.045464576</text:p>
          </table:table-cell>
        </table:table-row>
        <table:table-row table:style-name="ro1">
          <table:table-cell office:value-type="float" office:value="0.034578688" calcext:value-type="float">
            <text:p>0.034578688</text:p>
          </table:table-cell>
        </table:table-row>
        <table:table-row table:style-name="ro1">
          <table:table-cell office:value-type="float" office:value="0.121097216" calcext:value-type="float">
            <text:p>0.121097216</text:p>
          </table:table-cell>
        </table:table-row>
        <table:table-row table:style-name="ro1">
          <table:table-cell office:value-type="float" office:value="0.14242304" calcext:value-type="float">
            <text:p>0.14242304</text:p>
          </table:table-cell>
        </table:table-row>
        <table:table-row table:style-name="ro1">
          <table:table-cell office:value-type="float" office:value="0.02135552" calcext:value-type="float">
            <text:p>0.02135552</text:p>
          </table:table-cell>
        </table:table-row>
        <table:table-row table:style-name="ro1">
          <table:table-cell office:value-type="float" office:value="0.121408256" calcext:value-type="float">
            <text:p>0.121408256</text:p>
          </table:table-cell>
        </table:table-row>
        <table:table-row table:style-name="ro1">
          <table:table-cell office:value-type="float" office:value="0.109220352" calcext:value-type="float">
            <text:p>0.109220352</text:p>
          </table:table-cell>
        </table:table-row>
        <table:table-row table:style-name="ro1">
          <table:table-cell office:value-type="float" office:value="0.121733376" calcext:value-type="float">
            <text:p>0.121733376</text:p>
          </table:table-cell>
        </table:table-row>
        <table:table-row table:style-name="ro1">
          <table:table-cell office:value-type="float" office:value="0.009101824" calcext:value-type="float">
            <text:p>0.009101824</text:p>
          </table:table-cell>
        </table:table-row>
        <table:table-row table:style-name="ro1">
          <table:table-cell office:value-type="float" office:value="0.10944768" calcext:value-type="float">
            <text:p>0.10944768</text:p>
          </table:table-cell>
        </table:table-row>
        <table:table-row table:style-name="ro1">
          <table:table-cell office:value-type="float" office:value="0.094172928" calcext:value-type="float">
            <text:p>0.094172928</text:p>
          </table:table-cell>
        </table:table-row>
        <table:table-row table:style-name="ro1">
          <table:table-cell office:value-type="float" office:value="0.150555136" calcext:value-type="float">
            <text:p>0.150555136</text:p>
          </table:table-cell>
        </table:table-row>
        <table:table-row table:style-name="ro1">
          <table:table-cell office:value-type="float" office:value="0.007132416" calcext:value-type="float">
            <text:p>0.007132416</text:p>
          </table:table-cell>
        </table:table-row>
        <table:table-row table:style-name="ro1">
          <table:table-cell office:value-type="float" office:value="0.094339584" calcext:value-type="float">
            <text:p>0.094339584</text:p>
          </table:table-cell>
        </table:table-row>
        <table:table-row table:style-name="ro1">
          <table:table-cell office:value-type="float" office:value="0.075493888" calcext:value-type="float">
            <text:p>0.075493888</text:p>
          </table:table-cell>
        </table:table-row>
        <table:table-row table:style-name="ro1">
          <table:table-cell office:value-type="float" office:value="0.13371392" calcext:value-type="float">
            <text:p>0.13371392</text:p>
          </table:table-cell>
        </table:table-row>
        <table:table-row table:style-name="ro1">
          <table:table-cell office:value-type="float" office:value="0.075629056" calcext:value-type="float">
            <text:p>0.075629056</text:p>
          </table:table-cell>
        </table:table-row>
        <table:table-row table:style-name="ro1">
          <table:table-cell office:value-type="float" office:value="0.063001344" calcext:value-type="float">
            <text:p>0.063001344</text:p>
          </table:table-cell>
        </table:table-row>
        <table:table-row table:style-name="ro1">
          <table:table-cell office:value-type="float" office:value="0.101538048" calcext:value-type="float">
            <text:p>0.101538048</text:p>
          </table:table-cell>
        </table:table-row>
        <table:table-row table:style-name="ro1">
          <table:table-cell office:value-type="float" office:value="0.063143936" calcext:value-type="float">
            <text:p>0.063143936</text:p>
          </table:table-cell>
        </table:table-row>
        <table:table-row table:style-name="ro1">
          <table:table-cell office:value-type="float" office:value="0.051035648" calcext:value-type="float">
            <text:p>0.051035648</text:p>
          </table:table-cell>
        </table:table-row>
        <table:table-row table:style-name="ro1">
          <table:table-cell office:value-type="float" office:value="0.09111808" calcext:value-type="float">
            <text:p>0.09111808</text:p>
          </table:table-cell>
        </table:table-row>
        <table:table-row table:style-name="ro1">
          <table:table-cell office:value-type="float" office:value="0.0511616" calcext:value-type="float">
            <text:p>0.0511616</text:p>
          </table:table-cell>
        </table:table-row>
        <table:table-row table:style-name="ro1">
          <table:table-cell office:value-type="float" office:value="0.033753088" calcext:value-type="float">
            <text:p>0.033753088</text:p>
          </table:table-cell>
        </table:table-row>
        <table:table-row table:style-name="ro1">
          <table:table-cell office:value-type="float" office:value="0.078083328" calcext:value-type="float">
            <text:p>0.078083328</text:p>
          </table:table-cell>
        </table:table-row>
        <table:table-row table:style-name="ro1">
          <table:table-cell office:value-type="float" office:value="0.033883136" calcext:value-type="float">
            <text:p>0.033883136</text:p>
          </table:table-cell>
        </table:table-row>
        <table:table-row table:style-name="ro1">
          <table:table-cell office:value-type="float" office:value="0.020897536" calcext:value-type="float">
            <text:p>0.020897536</text:p>
          </table:table-cell>
        </table:table-row>
        <table:table-row table:style-name="ro1">
          <table:table-cell office:value-type="float" office:value="0.067725568" calcext:value-type="float">
            <text:p>0.067725568</text:p>
          </table:table-cell>
        </table:table-row>
        <table:table-row table:style-name="ro1">
          <table:table-cell office:value-type="float" office:value="0.022634752" calcext:value-type="float">
            <text:p>0.022634752</text:p>
          </table:table-cell>
        </table:table-row>
        <table:table-row table:style-name="ro1">
          <table:table-cell office:value-type="float" office:value="0.007958528" calcext:value-type="float">
            <text:p>0.007958528</text:p>
          </table:table-cell>
        </table:table-row>
        <table:table-row table:style-name="ro1">
          <table:table-cell office:value-type="float" office:value="0.057261568" calcext:value-type="float">
            <text:p>0.057261568</text:p>
          </table:table-cell>
        </table:table-row>
        <table:table-row table:style-name="ro1">
          <table:table-cell office:value-type="float" office:value="0.010237696" calcext:value-type="float">
            <text:p>0.010237696</text:p>
          </table:table-cell>
        </table:table-row>
        <table:table-row table:style-name="ro1"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0.021273088" calcext:value-type="float">
            <text:p>0.021273088</text:p>
          </table:table-cell>
        </table:table-row>
        <table:table-row table:style-name="ro1">
          <table:table-cell office:value-type="float" office:value="0.1108288" calcext:value-type="float">
            <text:p>0.1108288</text:p>
          </table:table-cell>
        </table:table-row>
        <table:table-row table:style-name="ro1">
          <table:table-cell office:value-type="float" office:value="0.529197568" calcext:value-type="float">
            <text:p>0.529197568</text:p>
          </table:table-cell>
        </table:table-row>
        <table:table-row table:style-name="ro1">
          <table:table-cell office:value-type="float" office:value="0.716150016" calcext:value-type="float">
            <text:p>0.716150016</text:p>
          </table:table-cell>
        </table:table-row>
        <table:table-row table:style-name="ro1">
          <table:table-cell office:value-type="float" office:value="0.697388032" calcext:value-type="float">
            <text:p>0.697388032</text:p>
          </table:table-cell>
        </table:table-row>
        <table:table-row table:style-name="ro1">
          <table:table-cell office:value-type="float" office:value="0.025752832" calcext:value-type="float">
            <text:p>0.025752832</text:p>
          </table:table-cell>
        </table:table-row>
        <table:table-row table:style-name="ro1">
          <table:table-cell office:value-type="float" office:value="0.804398336" calcext:value-type="float">
            <text:p>0.804398336</text:p>
          </table:table-cell>
        </table:table-row>
        <table:table-row table:style-name="ro1">
          <table:table-cell office:value-type="float" office:value="0.698258688" calcext:value-type="float">
            <text:p>0.698258688</text:p>
          </table:table-cell>
        </table:table-row>
        <table:table-row table:style-name="ro1">
          <table:table-cell office:value-type="float" office:value="0.708890112" calcext:value-type="float">
            <text:p>0.708890112</text:p>
          </table:table-cell>
        </table:table-row>
        <table:table-row table:style-name="ro1">
          <table:table-cell office:value-type="float" office:value="2.016399616" calcext:value-type="float">
            <text:p>2.016399616</text:p>
          </table:table-cell>
        </table:table-row>
        <table:table-row table:style-name="ro1">
          <table:table-cell office:value-type="float" office:value="1.34528128" calcext:value-type="float">
            <text:p>1.34528128</text:p>
          </table:table-cell>
        </table:table-row>
        <table:table-row table:style-name="ro1">
          <table:table-cell office:value-type="float" office:value="2.120708864" calcext:value-type="float">
            <text:p>2.120708864</text:p>
          </table:table-cell>
        </table:table-row>
        <table:table-row table:style-name="ro1">
          <table:table-cell office:value-type="float" office:value="2.054691584" calcext:value-type="float">
            <text:p>2.054691584</text:p>
          </table:table-cell>
        </table:table-row>
        <table:table-row table:style-name="ro1">
          <table:table-cell office:value-type="float" office:value="2.07520384" calcext:value-type="float">
            <text:p>2.07520384</text:p>
          </table:table-cell>
        </table:table-row>
        <table:table-row table:style-name="ro1">
          <table:table-cell office:value-type="float" office:value="2.06087296" calcext:value-type="float">
            <text:p>2.06087296</text:p>
          </table:table-cell>
        </table:table-row>
        <table:table-row table:style-name="ro1">
          <table:table-cell office:value-type="float" office:value="1.481372416" calcext:value-type="float">
            <text:p>1.481372416</text:p>
          </table:table-cell>
        </table:table-row>
        <table:table-row table:style-name="ro1">
          <table:table-cell office:value-type="float" office:value="2.259025152" calcext:value-type="float">
            <text:p>2.259025152</text:p>
          </table:table-cell>
        </table:table-row>
        <table:table-row table:style-name="ro1">
          <table:table-cell office:value-type="float" office:value="2.141465088" calcext:value-type="float">
            <text:p>2.141465088</text:p>
          </table:table-cell>
        </table:table-row>
        <table:table-row table:style-name="ro1">
          <table:table-cell office:value-type="float" office:value="2.170757888" calcext:value-type="float">
            <text:p>2.170757888</text:p>
          </table:table-cell>
        </table:table-row>
        <table:table-row table:style-name="ro1">
          <table:table-cell office:value-type="float" office:value="2.202870528" calcext:value-type="float">
            <text:p>2.202870528</text:p>
          </table:table-cell>
        </table:table-row>
        <table:table-row table:style-name="ro1">
          <table:table-cell office:value-type="float" office:value="1.796774144" calcext:value-type="float">
            <text:p>1.796774144</text:p>
          </table:table-cell>
        </table:table-row>
        <table:table-row table:style-name="ro1">
          <table:table-cell office:value-type="float" office:value="2.575804416" calcext:value-type="float">
            <text:p>2.575804416</text:p>
          </table:table-cell>
        </table:table-row>
        <table:table-row table:style-name="ro1">
          <table:table-cell office:value-type="float" office:value="2.600112384" calcext:value-type="float">
            <text:p>2.600112384</text:p>
          </table:table-cell>
        </table:table-row>
        <table:table-row table:style-name="ro1">
          <table:table-cell office:value-type="float" office:value="2.579720704" calcext:value-type="float">
            <text:p>2.579720704</text:p>
          </table:table-cell>
        </table:table-row>
        <table:table-row table:style-name="ro1">
          <table:table-cell office:value-type="float" office:value="2.595412992" calcext:value-type="float">
            <text:p>2.595412992</text:p>
          </table:table-cell>
        </table:table-row>
        <table:table-row table:style-name="ro1">
          <table:table-cell office:value-type="float" office:value="1.889473792" calcext:value-type="float">
            <text:p>1.889473792</text:p>
          </table:table-cell>
        </table:table-row>
        <table:table-row table:style-name="ro1">
          <table:table-cell office:value-type="float" office:value="2.741549568" calcext:value-type="float">
            <text:p>2.741549568</text:p>
          </table:table-cell>
        </table:table-row>
        <table:table-row table:style-name="ro1">
          <table:table-cell office:value-type="float" office:value="2.68767232" calcext:value-type="float">
            <text:p>2.68767232</text:p>
          </table:table-cell>
        </table:table-row>
        <table:table-row table:style-name="ro1">
          <table:table-cell office:value-type="float" office:value="2.658375424" calcext:value-type="float">
            <text:p>2.658375424</text:p>
          </table:table-cell>
        </table:table-row>
        <table:table-row table:style-name="ro1">
          <table:table-cell office:value-type="float" office:value="2.7574912" calcext:value-type="float">
            <text:p>2.7574912</text:p>
          </table:table-cell>
        </table:table-row>
        <table:table-row table:style-name="ro1">
          <table:table-cell office:value-type="float" office:value="2.232683264" calcext:value-type="float">
            <text:p>2.232683264</text:p>
          </table:table-cell>
        </table:table-row>
        <table:table-row table:style-name="ro1">
          <table:table-cell office:value-type="float" office:value="3.19744128" calcext:value-type="float">
            <text:p>3.19744128</text:p>
          </table:table-cell>
        </table:table-row>
        <table:table-row table:style-name="ro1">
          <table:table-cell office:value-type="float" office:value="3.014398976" calcext:value-type="float">
            <text:p>3.014398976</text:p>
          </table:table-cell>
        </table:table-row>
        <table:table-row table:style-name="ro1">
          <table:table-cell office:value-type="float" office:value="3.043620096" calcext:value-type="float">
            <text:p>3.043620096</text:p>
          </table:table-cell>
        </table:table-row>
        <table:table-row table:style-name="ro1">
          <table:table-cell office:value-type="float" office:value="2.99784064" calcext:value-type="float">
            <text:p>2.99784064</text:p>
          </table:table-cell>
        </table:table-row>
        <table:table-row table:style-name="ro1">
          <table:table-cell office:value-type="float" office:value="2.291076608" calcext:value-type="float">
            <text:p>2.291076608</text:p>
          </table:table-cell>
        </table:table-row>
        <table:table-row table:style-name="ro1">
          <table:table-cell office:value-type="float" office:value="3.189092608" calcext:value-type="float">
            <text:p>3.189092608</text:p>
          </table:table-cell>
        </table:table-row>
        <table:table-row table:style-name="ro1">
          <table:table-cell office:value-type="float" office:value="2.999496448" calcext:value-type="float">
            <text:p>2.999496448</text:p>
          </table:table-cell>
        </table:table-row>
        <table:table-row table:style-name="ro1">
          <table:table-cell office:value-type="float" office:value="3.10370048" calcext:value-type="float">
            <text:p>3.10370048</text:p>
          </table:table-cell>
        </table:table-row>
        <table:table-row table:style-name="ro1">
          <table:table-cell office:value-type="float" office:value="3.1762944" calcext:value-type="float">
            <text:p>3.1762944</text:p>
          </table:table-cell>
        </table:table-row>
        <table:table-row table:style-name="ro1">
          <table:table-cell office:value-type="float" office:value="2.452781312" calcext:value-type="float">
            <text:p>2.452781312</text:p>
          </table:table-cell>
        </table:table-row>
        <table:table-row table:style-name="ro1">
          <table:table-cell office:value-type="float" office:value="3.371160832" calcext:value-type="float">
            <text:p>3.371160832</text:p>
          </table:table-cell>
        </table:table-row>
        <table:table-row table:style-name="ro1">
          <table:table-cell office:value-type="float" office:value="3.226300928" calcext:value-type="float">
            <text:p>3.226300928</text:p>
          </table:table-cell>
        </table:table-row>
        <table:table-row table:style-name="ro1">
          <table:table-cell office:value-type="float" office:value="3.299361792" calcext:value-type="float">
            <text:p>3.299361792</text:p>
          </table:table-cell>
        </table:table-row>
        <table:table-row table:style-name="ro1">
          <table:table-cell office:value-type="float" office:value="3.313803776" calcext:value-type="float">
            <text:p>3.313803776</text:p>
          </table:table-cell>
        </table:table-row>
        <table:table-row table:style-name="ro1">
          <table:table-cell office:value-type="float" office:value="2.619999488" calcext:value-type="float">
            <text:p>2.619999488</text:p>
          </table:table-cell>
        </table:table-row>
        <table:table-row table:style-name="ro1">
          <table:table-cell office:value-type="float" office:value="3.51882496" calcext:value-type="float">
            <text:p>3.51882496</text:p>
          </table:table-cell>
        </table:table-row>
        <table:table-row table:style-name="ro1">
          <table:table-cell office:value-type="float" office:value="3.338941696" calcext:value-type="float">
            <text:p>3.338941696</text:p>
          </table:table-cell>
        </table:table-row>
        <table:table-row table:style-name="ro1">
          <table:table-cell office:value-type="float" office:value="3.367051776" calcext:value-type="float">
            <text:p>3.367051776</text:p>
          </table:table-cell>
        </table:table-row>
        <table:table-row table:style-name="ro1">
          <table:table-cell office:value-type="float" office:value="3.342891008" calcext:value-type="float">
            <text:p>3.342891008</text:p>
          </table:table-cell>
        </table:table-row>
        <table:table-row table:style-name="ro1">
          <table:table-cell office:value-type="float" office:value="2.20105472" calcext:value-type="float">
            <text:p>2.20105472</text:p>
          </table:table-cell>
        </table:table-row>
        <table:table-row table:style-name="ro1">
          <table:table-cell office:value-type="float" office:value="3.5461952" calcext:value-type="float">
            <text:p>3.5461952</text:p>
          </table:table-cell>
        </table:table-row>
        <table:table-row table:style-name="ro1">
          <table:table-cell office:value-type="float" office:value="3.36059008" calcext:value-type="float">
            <text:p>3.36059008</text:p>
          </table:table-cell>
        </table:table-row>
        <table:table-row table:style-name="ro1">
          <table:table-cell office:value-type="float" office:value="3.379063552" calcext:value-type="float">
            <text:p>3.379063552</text:p>
          </table:table-cell>
        </table:table-row>
        <table:table-row table:style-name="ro1">
          <table:table-cell office:value-type="float" office:value="3.399732736" calcext:value-type="float">
            <text:p>3.399732736</text:p>
          </table:table-cell>
        </table:table-row>
        <table:table-row table:style-name="ro1">
          <table:table-cell office:value-type="float" office:value="2.244664832" calcext:value-type="float">
            <text:p>2.244664832</text:p>
          </table:table-cell>
        </table:table-row>
        <table:table-row table:style-name="ro1">
          <table:table-cell office:value-type="float" office:value="3.590306816" calcext:value-type="float">
            <text:p>3.590306816</text:p>
          </table:table-cell>
        </table:table-row>
        <table:table-row table:style-name="ro1">
          <table:table-cell office:value-type="float" office:value="3.42806272" calcext:value-type="float">
            <text:p>3.42806272</text:p>
          </table:table-cell>
        </table:table-row>
        <table:table-row table:style-name="ro1">
          <table:table-cell office:value-type="float" office:value="3.416123136" calcext:value-type="float">
            <text:p>3.416123136</text:p>
          </table:table-cell>
        </table:table-row>
        <table:table-row table:style-name="ro1">
          <table:table-cell office:value-type="float" office:value="3.41673984" calcext:value-type="float">
            <text:p>3.41673984</text:p>
          </table:table-cell>
        </table:table-row>
        <table:table-row table:style-name="ro1">
          <table:table-cell office:value-type="float" office:value="2.241549312" calcext:value-type="float">
            <text:p>2.241549312</text:p>
          </table:table-cell>
        </table:table-row>
        <table:table-row table:style-name="ro1">
          <table:table-cell office:value-type="float" office:value="3.603539712" calcext:value-type="float">
            <text:p>3.603539712</text:p>
          </table:table-cell>
        </table:table-row>
        <table:table-row table:style-name="ro1">
          <table:table-cell office:value-type="float" office:value="3.442209792" calcext:value-type="float">
            <text:p>3.442209792</text:p>
          </table:table-cell>
        </table:table-row>
        <table:table-row table:style-name="ro1">
          <table:table-cell office:value-type="float" office:value="3.452969984" calcext:value-type="float">
            <text:p>3.452969984</text:p>
          </table:table-cell>
        </table:table-row>
        <table:table-row table:style-name="ro1">
          <table:table-cell office:value-type="float" office:value="3.450870784" calcext:value-type="float">
            <text:p>3.450870784</text:p>
          </table:table-cell>
        </table:table-row>
        <table:table-row table:style-name="ro1">
          <table:table-cell office:value-type="float" office:value="2.316343808" calcext:value-type="float">
            <text:p>2.316343808</text:p>
          </table:table-cell>
        </table:table-row>
        <table:table-row table:style-name="ro1">
          <table:table-cell office:value-type="float" office:value="3.657063424" calcext:value-type="float">
            <text:p>3.657063424</text:p>
          </table:table-cell>
        </table:table-row>
        <table:table-row table:style-name="ro1">
          <table:table-cell office:value-type="float" office:value="3.491353344" calcext:value-type="float">
            <text:p>3.491353344</text:p>
          </table:table-cell>
        </table:table-row>
        <table:table-row table:style-name="ro1">
          <table:table-cell office:value-type="float" office:value="3.504950528" calcext:value-type="float">
            <text:p>3.504950528</text:p>
          </table:table-cell>
        </table:table-row>
        <table:table-row table:style-name="ro1">
          <table:table-cell office:value-type="float" office:value="3.484864768" calcext:value-type="float">
            <text:p>3.484864768</text:p>
          </table:table-cell>
        </table:table-row>
        <table:table-row table:style-name="ro1">
          <table:table-cell office:value-type="float" office:value="2.344001536" calcext:value-type="float">
            <text:p>2.344001536</text:p>
          </table:table-cell>
        </table:table-row>
        <table:table-row table:style-name="ro1">
          <table:table-cell office:value-type="float" office:value="3.684676864" calcext:value-type="float">
            <text:p>3.684676864</text:p>
          </table:table-cell>
        </table:table-row>
        <table:table-row table:style-name="ro1">
          <table:table-cell office:value-type="float" office:value="3.511157248" calcext:value-type="float">
            <text:p>3.511157248</text:p>
          </table:table-cell>
        </table:table-row>
        <table:table-row table:style-name="ro1">
          <table:table-cell office:value-type="float" office:value="3.530767104" calcext:value-type="float">
            <text:p>3.530767104</text:p>
          </table:table-cell>
        </table:table-row>
        <table:table-row table:style-name="ro1">
          <table:table-cell office:value-type="float" office:value="3.505662464" calcext:value-type="float">
            <text:p>3.505662464</text:p>
          </table:table-cell>
        </table:table-row>
        <table:table-row table:style-name="ro1">
          <table:table-cell office:value-type="float" office:value="2.34376832" calcext:value-type="float">
            <text:p>2.34376832</text:p>
          </table:table-cell>
        </table:table-row>
        <table:table-row table:style-name="ro1">
          <table:table-cell office:value-type="float" office:value="3.686659072" calcext:value-type="float">
            <text:p>3.686659072</text:p>
          </table:table-cell>
        </table:table-row>
        <table:table-row table:style-name="ro1">
          <table:table-cell office:value-type="float" office:value="3.542262528" calcext:value-type="float">
            <text:p>3.542262528</text:p>
          </table:table-cell>
        </table:table-row>
        <table:table-row table:style-name="ro1">
          <table:table-cell office:value-type="float" office:value="3.522401792" calcext:value-type="float">
            <text:p>3.522401792</text:p>
          </table:table-cell>
        </table:table-row>
        <table:table-row table:style-name="ro1">
          <table:table-cell office:value-type="float" office:value="3.542230528" calcext:value-type="float">
            <text:p>3.542230528</text:p>
          </table:table-cell>
        </table:table-row>
        <table:table-row table:style-name="ro1">
          <table:table-cell office:value-type="float" office:value="2.338847488" calcext:value-type="float">
            <text:p>2.338847488</text:p>
          </table:table-cell>
        </table:table-row>
        <table:table-row table:style-name="ro1">
          <table:table-cell office:value-type="float" office:value="3.67872384" calcext:value-type="float">
            <text:p>3.67872384</text:p>
          </table:table-cell>
        </table:table-row>
        <table:table-row table:style-name="ro1">
          <table:table-cell office:value-type="float" office:value="3.528566784" calcext:value-type="float">
            <text:p>3.528566784</text:p>
          </table:table-cell>
        </table:table-row>
        <table:table-row table:style-name="ro1">
          <table:table-cell office:value-type="float" office:value="3.545447936" calcext:value-type="float">
            <text:p>3.545447936</text:p>
          </table:table-cell>
        </table:table-row>
        <table:table-row table:style-name="ro1">
          <table:table-cell office:value-type="float" office:value="3.525805056" calcext:value-type="float">
            <text:p>3.525805056</text:p>
          </table:table-cell>
        </table:table-row>
        <table:table-row table:style-name="ro1">
          <table:table-cell office:value-type="float" office:value="2.962543872" calcext:value-type="float">
            <text:p>2.962543872</text:p>
          </table:table-cell>
        </table:table-row>
        <table:table-row table:style-name="ro1">
          <table:table-cell office:value-type="float" office:value="3.68901248" calcext:value-type="float">
            <text:p>3.68901248</text:p>
          </table:table-cell>
        </table:table-row>
        <table:table-row table:style-name="ro1">
          <table:table-cell office:value-type="float" office:value="3.536890112" calcext:value-type="float">
            <text:p>3.536890112</text:p>
          </table:table-cell>
        </table:table-row>
        <table:table-row table:style-name="ro1">
          <table:table-cell office:value-type="float" office:value="3.550831104" calcext:value-type="float">
            <text:p>3.550831104</text:p>
          </table:table-cell>
        </table:table-row>
        <table:table-row table:style-name="ro1">
          <table:table-cell office:value-type="float" office:value="3.536168448" calcext:value-type="float">
            <text:p>3.536168448</text:p>
          </table:table-cell>
        </table:table-row>
        <table:table-row table:style-name="ro1">
          <table:table-cell office:value-type="float" office:value="2.958657792" calcext:value-type="float">
            <text:p>2.958657792</text:p>
          </table:table-cell>
        </table:table-row>
        <table:table-row table:style-name="ro1">
          <table:table-cell office:value-type="float" office:value="3.714216192" calcext:value-type="float">
            <text:p>3.714216192</text:p>
          </table:table-cell>
        </table:table-row>
        <table:table-row table:style-name="ro1">
          <table:table-cell office:value-type="float" office:value="3.537745664" calcext:value-type="float">
            <text:p>3.537745664</text:p>
          </table:table-cell>
        </table:table-row>
        <table:table-row table:style-name="ro1">
          <table:table-cell office:value-type="float" office:value="3.548882944" calcext:value-type="float">
            <text:p>3.548882944</text:p>
          </table:table-cell>
        </table:table-row>
        <table:table-row table:style-name="ro1">
          <table:table-cell office:value-type="float" office:value="3.532832" calcext:value-type="float">
            <text:p>3.532832</text:p>
          </table:table-cell>
        </table:table-row>
        <table:table-row table:style-name="ro1">
          <table:table-cell office:value-type="float" office:value="2.981609728" calcext:value-type="float">
            <text:p>2.981609728</text:p>
          </table:table-cell>
        </table:table-row>
        <table:table-row table:style-name="ro1">
          <table:table-cell office:value-type="float" office:value="3.75852416" calcext:value-type="float">
            <text:p>3.75852416</text:p>
          </table:table-cell>
        </table:table-row>
        <table:table-row table:style-name="ro1">
          <table:table-cell office:value-type="float" office:value="3.582711552" calcext:value-type="float">
            <text:p>3.582711552</text:p>
          </table:table-cell>
        </table:table-row>
        <table:table-row table:style-name="ro1">
          <table:table-cell office:value-type="float" office:value="3.597427712" calcext:value-type="float">
            <text:p>3.597427712</text:p>
          </table:table-cell>
        </table:table-row>
        <table:table-row table:style-name="ro1">
          <table:table-cell office:value-type="float" office:value="3.588229632" calcext:value-type="float">
            <text:p>3.588229632</text:p>
          </table:table-cell>
        </table:table-row>
        <table:table-row table:style-name="ro1">
          <table:table-cell office:value-type="float" office:value="3.03947648" calcext:value-type="float">
            <text:p>3.03947648</text:p>
          </table:table-cell>
        </table:table-row>
        <table:table-row table:style-name="ro1">
          <table:table-cell office:value-type="float" office:value="3.835566592" calcext:value-type="float">
            <text:p>3.835566592</text:p>
          </table:table-cell>
        </table:table-row>
        <table:table-row table:style-name="ro1">
          <table:table-cell office:value-type="float" office:value="3.66684416" calcext:value-type="float">
            <text:p>3.66684416</text:p>
          </table:table-cell>
        </table:table-row>
        <table:table-row table:style-name="ro1">
          <table:table-cell office:value-type="float" office:value="3.659660544" calcext:value-type="float">
            <text:p>3.659660544</text:p>
          </table:table-cell>
        </table:table-row>
        <table:table-row table:style-name="ro1">
          <table:table-cell office:value-type="float" office:value="3.705975552" calcext:value-type="float">
            <text:p>3.705975552</text:p>
          </table:table-cell>
        </table:table-row>
        <table:table-row table:style-name="ro1">
          <table:table-cell office:value-type="float" office:value="3.0951424" calcext:value-type="float">
            <text:p>3.0951424</text:p>
          </table:table-cell>
        </table:table-row>
        <table:table-row table:style-name="ro1">
          <table:table-cell office:value-type="float" office:value="3.872916736" calcext:value-type="float">
            <text:p>3.872916736</text:p>
          </table:table-cell>
        </table:table-row>
        <table:table-row table:style-name="ro1">
          <table:table-cell office:value-type="float" office:value="3.701217024" calcext:value-type="float">
            <text:p>3.701217024</text:p>
          </table:table-cell>
        </table:table-row>
        <table:table-row table:style-name="ro1">
          <table:table-cell office:value-type="float" office:value="3.714129152" calcext:value-type="float">
            <text:p>3.714129152</text:p>
          </table:table-cell>
        </table:table-row>
        <table:table-row table:style-name="ro1">
          <table:table-cell office:value-type="float" office:value="3.69595648" calcext:value-type="float">
            <text:p>3.69595648</text:p>
          </table:table-cell>
        </table:table-row>
        <table:table-row table:style-name="ro1">
          <table:table-cell office:value-type="float" office:value="3.082312192" calcext:value-type="float">
            <text:p>3.082312192</text:p>
          </table:table-cell>
        </table:table-row>
        <table:table-row table:style-name="ro1">
          <table:table-cell office:value-type="float" office:value="3.861844992" calcext:value-type="float">
            <text:p>3.861844992</text:p>
          </table:table-cell>
        </table:table-row>
        <table:table-row table:style-name="ro1">
          <table:table-cell office:value-type="float" office:value="3.693135872" calcext:value-type="float">
            <text:p>3.693135872</text:p>
          </table:table-cell>
        </table:table-row>
        <table:table-row table:style-name="ro1">
          <table:table-cell office:value-type="float" office:value="3.70600832" calcext:value-type="float">
            <text:p>3.70600832</text:p>
          </table:table-cell>
        </table:table-row>
        <table:table-row table:style-name="ro1">
          <table:table-cell office:value-type="float" office:value="3.688485632" calcext:value-type="float">
            <text:p>3.688485632</text:p>
          </table:table-cell>
        </table:table-row>
        <table:table-row table:style-name="ro1">
          <table:table-cell office:value-type="float" office:value="3.073294336" calcext:value-type="float">
            <text:p>3.073294336</text:p>
          </table:table-cell>
        </table:table-row>
        <table:table-row table:style-name="ro1">
          <table:table-cell office:value-type="float" office:value="3.854658816" calcext:value-type="float">
            <text:p>3.854658816</text:p>
          </table:table-cell>
        </table:table-row>
        <table:table-row table:style-name="ro1">
          <table:table-cell office:value-type="float" office:value="3.687429376" calcext:value-type="float">
            <text:p>3.687429376</text:p>
          </table:table-cell>
        </table:table-row>
        <table:table-row table:style-name="ro1">
          <table:table-cell office:value-type="float" office:value="3.699016448" calcext:value-type="float">
            <text:p>3.699016448</text:p>
          </table:table-cell>
        </table:table-row>
        <table:table-row table:style-name="ro1">
          <table:table-cell office:value-type="float" office:value="3.688427776" calcext:value-type="float">
            <text:p>3.688427776</text:p>
          </table:table-cell>
        </table:table-row>
        <table:table-row table:style-name="ro1">
          <table:table-cell office:value-type="float" office:value="3.063422976" calcext:value-type="float">
            <text:p>3.063422976</text:p>
          </table:table-cell>
        </table:table-row>
        <table:table-row table:style-name="ro1">
          <table:table-cell office:value-type="float" office:value="3.845350144" calcext:value-type="float">
            <text:p>3.845350144</text:p>
          </table:table-cell>
        </table:table-row>
        <table:table-row table:style-name="ro1">
          <table:table-cell office:value-type="float" office:value="3.691896576" calcext:value-type="float">
            <text:p>3.691896576</text:p>
          </table:table-cell>
        </table:table-row>
        <table:table-row table:style-name="ro1">
          <table:table-cell office:value-type="float" office:value="3.69005056" calcext:value-type="float">
            <text:p>3.69005056</text:p>
          </table:table-cell>
        </table:table-row>
        <table:table-row table:style-name="ro1">
          <table:table-cell office:value-type="float" office:value="3.7152256" calcext:value-type="float">
            <text:p>3.7152256</text:p>
          </table:table-cell>
        </table:table-row>
        <table:table-row table:style-name="ro1">
          <table:table-cell office:value-type="float" office:value="2.692944896" calcext:value-type="float">
            <text:p>2.692944896</text:p>
          </table:table-cell>
        </table:table-row>
        <table:table-row table:style-name="ro1">
          <table:table-cell office:value-type="float" office:value="3.948525568" calcext:value-type="float">
            <text:p>3.948525568</text:p>
          </table:table-cell>
        </table:table-row>
        <table:table-row table:style-name="ro1">
          <table:table-cell office:value-type="float" office:value="3.76362496" calcext:value-type="float">
            <text:p>3.76362496</text:p>
          </table:table-cell>
        </table:table-row>
        <table:table-row table:style-name="ro1">
          <table:table-cell office:value-type="float" office:value="3.774651136" calcext:value-type="float">
            <text:p>3.774651136</text:p>
          </table:table-cell>
        </table:table-row>
        <table:table-row table:style-name="ro1">
          <table:table-cell office:value-type="float" office:value="3.764716544" calcext:value-type="float">
            <text:p>3.764716544</text:p>
          </table:table-cell>
        </table:table-row>
        <table:table-row table:style-name="ro1">
          <table:table-cell office:value-type="float" office:value="2.70971648" calcext:value-type="float">
            <text:p>2.70971648</text:p>
          </table:table-cell>
        </table:table-row>
        <table:table-row table:style-name="ro1">
          <table:table-cell office:value-type="float" office:value="3.980141568" calcext:value-type="float">
            <text:p>3.980141568</text:p>
          </table:table-cell>
        </table:table-row>
        <table:table-row table:style-name="ro1">
          <table:table-cell office:value-type="float" office:value="3.7868736" calcext:value-type="float">
            <text:p>3.7868736</text:p>
          </table:table-cell>
        </table:table-row>
        <table:table-row table:style-name="ro1">
          <table:table-cell office:value-type="float" office:value="3.799985152" calcext:value-type="float">
            <text:p>3.799985152</text:p>
          </table:table-cell>
        </table:table-row>
        <table:table-row table:style-name="ro1">
          <table:table-cell office:value-type="float" office:value="3.788566016" calcext:value-type="float">
            <text:p>3.788566016</text:p>
          </table:table-cell>
        </table:table-row>
        <table:table-row table:style-name="ro1">
          <table:table-cell office:value-type="float" office:value="2.734718464" calcext:value-type="float">
            <text:p>2.734718464</text:p>
          </table:table-cell>
        </table:table-row>
        <table:table-row table:style-name="ro1">
          <table:table-cell office:value-type="float" office:value="4.018796032" calcext:value-type="float">
            <text:p>4.018796032</text:p>
          </table:table-cell>
        </table:table-row>
        <table:table-row table:style-name="ro1">
          <table:table-cell office:value-type="float" office:value="3.834046208" calcext:value-type="float">
            <text:p>3.834046208</text:p>
          </table:table-cell>
        </table:table-row>
        <table:table-row table:style-name="ro1">
          <table:table-cell office:value-type="float" office:value="3.82660992" calcext:value-type="float">
            <text:p>3.82660992</text:p>
          </table:table-cell>
        </table:table-row>
        <table:table-row table:style-name="ro1">
          <table:table-cell office:value-type="float" office:value="3.825682944" calcext:value-type="float">
            <text:p>3.825682944</text:p>
          </table:table-cell>
        </table:table-row>
        <table:table-row table:style-name="ro1">
          <table:table-cell office:value-type="float" office:value="2.760779008" calcext:value-type="float">
            <text:p>2.760779008</text:p>
          </table:table-cell>
        </table:table-row>
        <table:table-row table:style-name="ro1">
          <table:table-cell office:value-type="float" office:value="4.025606144" calcext:value-type="float">
            <text:p>4.025606144</text:p>
          </table:table-cell>
        </table:table-row>
        <table:table-row table:style-name="ro1">
          <table:table-cell office:value-type="float" office:value="3.84464384" calcext:value-type="float">
            <text:p>3.84464384</text:p>
          </table:table-cell>
        </table:table-row>
        <table:table-row table:style-name="ro1">
          <table:table-cell office:value-type="float" office:value="3.88579328" calcext:value-type="float">
            <text:p>3.88579328</text:p>
          </table:table-cell>
        </table:table-row>
        <table:table-row table:style-name="ro1">
          <table:table-cell office:value-type="float" office:value="3.895750144" calcext:value-type="float">
            <text:p>3.895750144</text:p>
          </table:table-cell>
        </table:table-row>
        <table:table-row table:style-name="ro1">
          <table:table-cell office:value-type="float" office:value="2.819316736" calcext:value-type="float">
            <text:p>2.819316736</text:p>
          </table:table-cell>
        </table:table-row>
        <table:table-row table:style-name="ro1">
          <table:table-cell office:value-type="float" office:value="4.06810368" calcext:value-type="float">
            <text:p>4.06810368</text:p>
          </table:table-cell>
        </table:table-row>
        <table:table-row table:style-name="ro1">
          <table:table-cell office:value-type="float" office:value="3.90761856" calcext:value-type="float">
            <text:p>3.90761856</text:p>
          </table:table-cell>
        </table:table-row>
        <table:table-row table:style-name="ro1">
          <table:table-cell office:value-type="float" office:value="3.92118784" calcext:value-type="float">
            <text:p>3.92118784</text:p>
          </table:table-cell>
        </table:table-row>
        <table:table-row table:style-name="ro1">
          <table:table-cell office:value-type="float" office:value="3.920079616" calcext:value-type="float">
            <text:p>3.920079616</text:p>
          </table:table-cell>
        </table:table-row>
        <table:table-row table:style-name="ro1">
          <table:table-cell office:value-type="float" office:value="2.842798848" calcext:value-type="float">
            <text:p>2.842798848</text:p>
          </table:table-cell>
        </table:table-row>
        <table:table-row table:style-name="ro1">
          <table:table-cell office:value-type="float" office:value="4.112905216" calcext:value-type="float">
            <text:p>4.112905216</text:p>
          </table:table-cell>
        </table:table-row>
        <table:table-row table:style-name="ro1">
          <table:table-cell office:value-type="float" office:value="3.93661184" calcext:value-type="float">
            <text:p>3.93661184</text:p>
          </table:table-cell>
        </table:table-row>
        <table:table-row table:style-name="ro1">
          <table:table-cell office:value-type="float" office:value="3.935526912" calcext:value-type="float">
            <text:p>3.935526912</text:p>
          </table:table-cell>
        </table:table-row>
        <table:table-row table:style-name="ro1">
          <table:table-cell office:value-type="float" office:value="3.948037888" calcext:value-type="float">
            <text:p>3.948037888</text:p>
          </table:table-cell>
        </table:table-row>
        <table:table-row table:style-name="ro1">
          <table:table-cell office:value-type="float" office:value="2.869930752" calcext:value-type="float">
            <text:p>2.869930752</text:p>
          </table:table-cell>
        </table:table-row>
        <table:table-row table:style-name="ro1">
          <table:table-cell office:value-type="float" office:value="4.162551296" calcext:value-type="float">
            <text:p>4.162551296</text:p>
          </table:table-cell>
        </table:table-row>
        <table:table-row table:style-name="ro1">
          <table:table-cell office:value-type="float" office:value="4.005713152" calcext:value-type="float">
            <text:p>4.005713152</text:p>
          </table:table-cell>
        </table:table-row>
        <table:table-row table:style-name="ro1">
          <table:table-cell office:value-type="float" office:value="4.002746624" calcext:value-type="float">
            <text:p>4.002746624</text:p>
          </table:table-cell>
        </table:table-row>
        <table:table-row table:style-name="ro1">
          <table:table-cell office:value-type="float" office:value="3.956905216" calcext:value-type="float">
            <text:p>3.956905216</text:p>
          </table:table-cell>
        </table:table-row>
        <table:table-row table:style-name="ro1">
          <table:table-cell office:value-type="float" office:value="2.383230464" calcext:value-type="float">
            <text:p>2.383230464</text:p>
          </table:table-cell>
        </table:table-row>
        <table:table-row table:style-name="ro1">
          <table:table-cell office:value-type="float" office:value="4.21940864" calcext:value-type="float">
            <text:p>4.21940864</text:p>
          </table:table-cell>
        </table:table-row>
        <table:table-row table:style-name="ro1">
          <table:table-cell office:value-type="float" office:value="4.037496064" calcext:value-type="float">
            <text:p>4.037496064</text:p>
          </table:table-cell>
        </table:table-row>
        <table:table-row table:style-name="ro1">
          <table:table-cell office:value-type="float" office:value="4.100668672" calcext:value-type="float">
            <text:p>4.100668672</text:p>
          </table:table-cell>
        </table:table-row>
        <table:table-row table:style-name="ro1">
          <table:table-cell office:value-type="float" office:value="4.002780416" calcext:value-type="float">
            <text:p>4.002780416</text:p>
          </table:table-cell>
        </table:table-row>
        <table:table-row table:style-name="ro1">
          <table:table-cell office:value-type="float" office:value="2.437673728" calcext:value-type="float">
            <text:p>2.437673728</text:p>
          </table:table-cell>
        </table:table-row>
        <table:table-row table:style-name="ro1">
          <table:table-cell office:value-type="float" office:value="4.236542208" calcext:value-type="float">
            <text:p>4.236542208</text:p>
          </table:table-cell>
        </table:table-row>
        <table:table-row table:style-name="ro1">
          <table:table-cell office:value-type="float" office:value="4.023886336" calcext:value-type="float">
            <text:p>4.023886336</text:p>
          </table:table-cell>
        </table:table-row>
        <table:table-row table:style-name="ro1">
          <table:table-cell office:value-type="float" office:value="4.10816512" calcext:value-type="float">
            <text:p>4.10816512</text:p>
          </table:table-cell>
        </table:table-row>
        <table:table-row table:style-name="ro1">
          <table:table-cell office:value-type="float" office:value="4.076638208" calcext:value-type="float">
            <text:p>4.076638208</text:p>
          </table:table-cell>
        </table:table-row>
        <table:table-row table:style-name="ro1">
          <table:table-cell office:value-type="float" office:value="2.469243136" calcext:value-type="float">
            <text:p>2.469243136</text:p>
          </table:table-cell>
        </table:table-row>
        <table:table-row table:style-name="ro1">
          <table:table-cell office:value-type="float" office:value="4.258944" calcext:value-type="float">
            <text:p>4.258944</text:p>
          </table:table-cell>
        </table:table-row>
        <table:table-row table:style-name="ro1">
          <table:table-cell office:value-type="float" office:value="4.100889088" calcext:value-type="float">
            <text:p>4.100889088</text:p>
          </table:table-cell>
        </table:table-row>
        <table:table-row table:style-name="ro1">
          <table:table-cell office:value-type="float" office:value="4.150408704" calcext:value-type="float">
            <text:p>4.150408704</text:p>
          </table:table-cell>
        </table:table-row>
        <table:table-row table:style-name="ro1">
          <table:table-cell office:value-type="float" office:value="4.10654464" calcext:value-type="float">
            <text:p>4.10654464</text:p>
          </table:table-cell>
        </table:table-row>
        <table:table-row table:style-name="ro1">
          <table:table-cell office:value-type="float" office:value="2.473312" calcext:value-type="float">
            <text:p>2.473312</text:p>
          </table:table-cell>
        </table:table-row>
        <table:table-row table:style-name="ro1">
          <table:table-cell office:value-type="float" office:value="4.279940352" calcext:value-type="float">
            <text:p>4.279940352</text:p>
          </table:table-cell>
        </table:table-row>
        <table:table-row table:style-name="ro1">
          <table:table-cell office:value-type="float" office:value="4.131561216" calcext:value-type="float">
            <text:p>4.131561216</text:p>
          </table:table-cell>
        </table:table-row>
        <table:table-row table:style-name="ro1">
          <table:table-cell office:value-type="float" office:value="4.206368768" calcext:value-type="float">
            <text:p>4.206368768</text:p>
          </table:table-cell>
        </table:table-row>
        <table:table-row table:style-name="ro1">
          <table:table-cell office:value-type="float" office:value="4.164120576" calcext:value-type="float">
            <text:p>4.164120576</text:p>
          </table:table-cell>
        </table:table-row>
        <table:table-row table:style-name="ro1">
          <table:table-cell office:value-type="float" office:value="2.545900032" calcext:value-type="float">
            <text:p>2.545900032</text:p>
          </table:table-cell>
        </table:table-row>
        <table:table-row table:style-name="ro1">
          <table:table-cell office:value-type="float" office:value="4.366872064" calcext:value-type="float">
            <text:p>4.366872064</text:p>
          </table:table-cell>
        </table:table-row>
        <table:table-row table:style-name="ro1">
          <table:table-cell office:value-type="float" office:value="4.203431424" calcext:value-type="float">
            <text:p>4.203431424</text:p>
          </table:table-cell>
        </table:table-row>
        <table:table-row table:style-name="ro1">
          <table:table-cell office:value-type="float" office:value="4.214822144" calcext:value-type="float">
            <text:p>4.214822144</text:p>
          </table:table-cell>
        </table:table-row>
        <table:table-row table:style-name="ro1">
          <table:table-cell office:value-type="float" office:value="4.204048128" calcext:value-type="float">
            <text:p>4.204048128</text:p>
          </table:table-cell>
        </table:table-row>
        <table:table-row table:style-name="ro1">
          <table:table-cell office:value-type="float" office:value="2.5564544" calcext:value-type="float">
            <text:p>2.5564544</text:p>
          </table:table-cell>
        </table:table-row>
        <table:table-row table:style-name="ro1">
          <table:table-cell office:value-type="float" office:value="4.375758336" calcext:value-type="float">
            <text:p>4.375758336</text:p>
          </table:table-cell>
        </table:table-row>
        <table:table-row table:style-name="ro1">
          <table:table-cell office:value-type="float" office:value="4.212453888" calcext:value-type="float">
            <text:p>4.212453888</text:p>
          </table:table-cell>
        </table:table-row>
        <table:table-row table:style-name="ro1">
          <table:table-cell office:value-type="float" office:value="4.222043904" calcext:value-type="float">
            <text:p>4.222043904</text:p>
          </table:table-cell>
        </table:table-row>
        <table:table-row table:style-name="ro1">
          <table:table-cell office:value-type="float" office:value="4.188709632" calcext:value-type="float">
            <text:p>4.188709632</text:p>
          </table:table-cell>
        </table:table-row>
        <table:table-row table:style-name="ro1">
          <table:table-cell office:value-type="float" office:value="2.579185664" calcext:value-type="float">
            <text:p>2.579185664</text:p>
          </table:table-cell>
        </table:table-row>
        <table:table-row table:style-name="ro1">
          <table:table-cell office:value-type="float" office:value="4.402499072" calcext:value-type="float">
            <text:p>4.402499072</text:p>
          </table:table-cell>
        </table:table-row>
        <table:table-row table:style-name="ro1">
          <table:table-cell office:value-type="float" office:value="4.23153024" calcext:value-type="float">
            <text:p>4.23153024</text:p>
          </table:table-cell>
        </table:table-row>
        <table:table-row table:style-name="ro1">
          <table:table-cell office:value-type="float" office:value="4.22360448" calcext:value-type="float">
            <text:p>4.22360448</text:p>
          </table:table-cell>
        </table:table-row>
        <table:table-row table:style-name="ro1">
          <table:table-cell office:value-type="float" office:value="4.217156864" calcext:value-type="float">
            <text:p>4.217156864</text:p>
          </table:table-cell>
        </table:table-row>
        <table:table-row table:style-name="ro1">
          <table:table-cell office:value-type="float" office:value="2.604204288" calcext:value-type="float">
            <text:p>2.604204288</text:p>
          </table:table-cell>
        </table:table-row>
        <table:table-row table:style-name="ro1">
          <table:table-cell office:value-type="float" office:value="4.447167488" calcext:value-type="float">
            <text:p>4.447167488</text:p>
          </table:table-cell>
        </table:table-row>
        <table:table-row table:style-name="ro1">
          <table:table-cell office:value-type="float" office:value="4.252471808" calcext:value-type="float">
            <text:p>4.252471808</text:p>
          </table:table-cell>
        </table:table-row>
        <table:table-row table:style-name="ro1">
          <table:table-cell office:value-type="float" office:value="4.28275968" calcext:value-type="float">
            <text:p>4.28275968</text:p>
          </table:table-cell>
        </table:table-row>
        <table:table-row table:style-name="ro1">
          <table:table-cell office:value-type="float" office:value="4.23570176" calcext:value-type="float">
            <text:p>4.23570176</text:p>
          </table:table-cell>
        </table:table-row>
        <table:table-row table:style-name="ro1">
          <table:table-cell office:value-type="float" office:value="2.615698944" calcext:value-type="float">
            <text:p>2.615698944</text:p>
          </table:table-cell>
        </table:table-row>
        <table:table-row table:style-name="ro1">
          <table:table-cell office:value-type="float" office:value="4.446434304" calcext:value-type="float">
            <text:p>4.446434304</text:p>
          </table:table-cell>
        </table:table-row>
        <table:table-row table:style-name="ro1">
          <table:table-cell office:value-type="float" office:value="4.26258944" calcext:value-type="float">
            <text:p>4.26258944</text:p>
          </table:table-cell>
        </table:table-row>
        <table:table-row table:style-name="ro1">
          <table:table-cell office:value-type="float" office:value="4.27138176" calcext:value-type="float">
            <text:p>4.27138176</text:p>
          </table:table-cell>
        </table:table-row>
        <table:table-row table:style-name="ro1">
          <table:table-cell office:value-type="float" office:value="4.290163968" calcext:value-type="float">
            <text:p>4.290163968</text:p>
          </table:table-cell>
        </table:table-row>
        <table:table-row table:style-name="ro1">
          <table:table-cell office:value-type="float" office:value="2.62421504" calcext:value-type="float">
            <text:p>2.62421504</text:p>
          </table:table-cell>
        </table:table-row>
        <table:table-row table:style-name="ro1">
          <table:table-cell office:value-type="float" office:value="4.454828544" calcext:value-type="float">
            <text:p>4.454828544</text:p>
          </table:table-cell>
        </table:table-row>
        <table:table-row table:style-name="ro1">
          <table:table-cell office:value-type="float" office:value="4.267433984" calcext:value-type="float">
            <text:p>4.267433984</text:p>
          </table:table-cell>
        </table:table-row>
        <table:table-row table:style-name="ro1">
          <table:table-cell office:value-type="float" office:value="4.33682816" calcext:value-type="float">
            <text:p>4.33682816</text:p>
          </table:table-cell>
        </table:table-row>
        <table:table-row table:style-name="ro1">
          <table:table-cell office:value-type="float" office:value="4.27723392" calcext:value-type="float">
            <text:p>4.27723392</text:p>
          </table:table-cell>
        </table:table-row>
        <table:table-row table:style-name="ro1">
          <table:table-cell office:value-type="float" office:value="2.615819776" calcext:value-type="float">
            <text:p>2.615819776</text:p>
          </table:table-cell>
        </table:table-row>
        <table:table-row table:style-name="ro1">
          <table:table-cell office:value-type="float" office:value="4.475857152" calcext:value-type="float">
            <text:p>4.475857152</text:p>
          </table:table-cell>
        </table:table-row>
        <table:table-row table:style-name="ro1">
          <table:table-cell office:value-type="float" office:value="4.25424768" calcext:value-type="float">
            <text:p>4.25424768</text:p>
          </table:table-cell>
        </table:table-row>
        <table:table-row table:style-name="ro1">
          <table:table-cell office:value-type="float" office:value="4.363597824" calcext:value-type="float">
            <text:p>4.363597824</text:p>
          </table:table-cell>
        </table:table-row>
        <table:table-row table:style-name="ro1">
          <table:table-cell office:value-type="float" office:value="4.304192" calcext:value-type="float">
            <text:p>4.304192</text:p>
          </table:table-cell>
        </table:table-row>
        <table:table-row table:style-name="ro1">
          <table:table-cell office:value-type="float" office:value="2.648415488" calcext:value-type="float">
            <text:p>2.648415488</text:p>
          </table:table-cell>
        </table:table-row>
        <table:table-row table:style-name="ro1">
          <table:table-cell office:value-type="float" office:value="4.511054848" calcext:value-type="float">
            <text:p>4.511054848</text:p>
          </table:table-cell>
        </table:table-row>
        <table:table-row table:style-name="ro1">
          <table:table-cell office:value-type="float" office:value="4.3222336" calcext:value-type="float">
            <text:p>4.3222336</text:p>
          </table:table-cell>
        </table:table-row>
        <table:table-row table:style-name="ro1">
          <table:table-cell office:value-type="float" office:value="4.371565824" calcext:value-type="float">
            <text:p>4.371565824</text:p>
          </table:table-cell>
        </table:table-row>
        <table:table-row table:style-name="ro1">
          <table:table-cell office:value-type="float" office:value="4.333915904" calcext:value-type="float">
            <text:p>4.333915904</text:p>
          </table:table-cell>
        </table:table-row>
        <table:table-row table:style-name="ro1">
          <table:table-cell office:value-type="float" office:value="2.658743296" calcext:value-type="float">
            <text:p>2.658743296</text:p>
          </table:table-cell>
        </table:table-row>
        <table:table-row table:style-name="ro1">
          <table:table-cell office:value-type="float" office:value="4.525992192" calcext:value-type="float">
            <text:p>4.525992192</text:p>
          </table:table-cell>
        </table:table-row>
        <table:table-row table:style-name="ro1">
          <table:table-cell office:value-type="float" office:value="4.335404288" calcext:value-type="float">
            <text:p>4.335404288</text:p>
          </table:table-cell>
        </table:table-row>
        <table:table-row table:style-name="ro1">
          <table:table-cell office:value-type="float" office:value="4.378120448" calcext:value-type="float">
            <text:p>4.378120448</text:p>
          </table:table-cell>
        </table:table-row>
        <table:table-row table:style-name="ro1">
          <table:table-cell office:value-type="float" office:value="4.37872384" calcext:value-type="float">
            <text:p>4.37872384</text:p>
          </table:table-cell>
        </table:table-row>
        <table:table-row table:style-name="ro1">
          <table:table-cell office:value-type="float" office:value="2.681069056" calcext:value-type="float">
            <text:p>2.681069056</text:p>
          </table:table-cell>
        </table:table-row>
        <table:table-row table:style-name="ro1">
          <table:table-cell office:value-type="float" office:value="4.574733824" calcext:value-type="float">
            <text:p>4.574733824</text:p>
          </table:table-cell>
        </table:table-row>
        <table:table-row table:style-name="ro1">
          <table:table-cell office:value-type="float" office:value="4.394291712" calcext:value-type="float">
            <text:p>4.394291712</text:p>
          </table:table-cell>
        </table:table-row>
        <table:table-row table:style-name="ro1">
          <table:table-cell office:value-type="float" office:value="4.393068544" calcext:value-type="float">
            <text:p>4.393068544</text:p>
          </table:table-cell>
        </table:table-row>
        <table:table-row table:style-name="ro1">
          <table:table-cell office:value-type="float" office:value="4.406883328" calcext:value-type="float">
            <text:p>4.406883328</text:p>
          </table:table-cell>
        </table:table-row>
        <table:table-row table:style-name="ro1">
          <table:table-cell office:value-type="float" office:value="2.69549696" calcext:value-type="float">
            <text:p>2.69549696</text:p>
          </table:table-cell>
        </table:table-row>
        <table:table-row table:style-name="ro1">
          <table:table-cell office:value-type="float" office:value="4.588161024" calcext:value-type="float">
            <text:p>4.588161024</text:p>
          </table:table-cell>
        </table:table-row>
        <table:table-row table:style-name="ro1">
          <table:table-cell office:value-type="float" office:value="4.398414336" calcext:value-type="float">
            <text:p>4.398414336</text:p>
          </table:table-cell>
        </table:table-row>
        <table:table-row table:style-name="ro1">
          <table:table-cell office:value-type="float" office:value="4.394558976" calcext:value-type="float">
            <text:p>4.394558976</text:p>
          </table:table-cell>
        </table:table-row>
        <table:table-row table:style-name="ro1">
          <table:table-cell office:value-type="float" office:value="4.379892736" calcext:value-type="float">
            <text:p>4.379892736</text:p>
          </table:table-cell>
        </table:table-row>
        <table:table-row table:style-name="ro1">
          <table:table-cell office:value-type="float" office:value="2.712613888" calcext:value-type="float">
            <text:p>2.712613888</text:p>
          </table:table-cell>
        </table:table-row>
        <table:table-row table:style-name="ro1">
          <table:table-cell office:value-type="float" office:value="4.603503872" calcext:value-type="float">
            <text:p>4.603503872</text:p>
          </table:table-cell>
        </table:table-row>
        <table:table-row table:style-name="ro1">
          <table:table-cell office:value-type="float" office:value="4.446325504" calcext:value-type="float">
            <text:p>4.446325504</text:p>
          </table:table-cell>
        </table:table-row>
        <table:table-row table:style-name="ro1">
          <table:table-cell office:value-type="float" office:value="4.407453184" calcext:value-type="float">
            <text:p>4.407453184</text:p>
          </table:table-cell>
        </table:table-row>
        <table:table-row table:style-name="ro1">
          <table:table-cell office:value-type="float" office:value="4.446022912" calcext:value-type="float">
            <text:p>4.446022912</text:p>
          </table:table-cell>
        </table:table-row>
        <table:table-row table:style-name="ro1">
          <table:table-cell office:value-type="float" office:value="2.753038336" calcext:value-type="float">
            <text:p>2.753038336</text:p>
          </table:table-cell>
        </table:table-row>
        <table:table-row table:style-name="ro1">
          <table:table-cell office:value-type="float" office:value="4.63424128" calcext:value-type="float">
            <text:p>4.63424128</text:p>
          </table:table-cell>
        </table:table-row>
        <table:table-row table:style-name="ro1">
          <table:table-cell office:value-type="float" office:value="4.482301952" calcext:value-type="float">
            <text:p>4.482301952</text:p>
          </table:table-cell>
        </table:table-row>
        <table:table-row table:style-name="ro1">
          <table:table-cell office:value-type="float" office:value="4.481135872" calcext:value-type="float">
            <text:p>4.481135872</text:p>
          </table:table-cell>
        </table:table-row>
        <table:table-row table:style-name="ro1">
          <table:table-cell office:value-type="float" office:value="4.437755392" calcext:value-type="float">
            <text:p>4.437755392</text:p>
          </table:table-cell>
        </table:table-row>
        <table:table-row table:style-name="ro1">
          <table:table-cell office:value-type="string" calcext:value-type="string">
            <text:p>Thread-5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2.788182528" calcext:value-type="float">
            <text:p>2.788182528</text:p>
          </table:table-cell>
        </table:table-row>
        <table:table-row table:style-name="ro1">
          <table:table-cell office:value-type="float" office:value="4.684384256" calcext:value-type="float">
            <text:p>4.684384256</text:p>
          </table:table-cell>
        </table:table-row>
        <table:table-row table:style-name="ro1">
          <table:table-cell office:value-type="float" office:value="4.509988864" calcext:value-type="float">
            <text:p>4.509988864</text:p>
          </table:table-cell>
        </table:table-row>
        <table:table-row table:style-name="ro1">
          <table:table-cell office:value-type="float" office:value="4.515859456" calcext:value-type="float">
            <text:p>4.515859456</text:p>
          </table:table-cell>
        </table:table-row>
        <table:table-row table:style-name="ro1">
          <table:table-cell office:value-type="float" office:value="4.531404544" calcext:value-type="float">
            <text:p>4.531404544</text:p>
          </table:table-cell>
        </table:table-row>
        <table:table-row table:style-name="ro1">
          <table:table-cell office:value-type="float" office:value="2.823349504" calcext:value-type="float">
            <text:p>2.823349504</text:p>
          </table:table-cell>
        </table:table-row>
        <table:table-row table:style-name="ro1">
          <table:table-cell office:value-type="float" office:value="4.72075264" calcext:value-type="float">
            <text:p>4.72075264</text:p>
          </table:table-cell>
        </table:table-row>
        <table:table-row table:style-name="ro1">
          <table:table-cell office:value-type="float" office:value="4.549551104" calcext:value-type="float">
            <text:p>4.549551104</text:p>
          </table:table-cell>
        </table:table-row>
        <table:table-row table:style-name="ro1">
          <table:table-cell office:value-type="float" office:value="4.593885184" calcext:value-type="float">
            <text:p>4.593885184</text:p>
          </table:table-cell>
        </table:table-row>
        <table:table-row table:style-name="ro1">
          <table:table-cell office:value-type="float" office:value="4.543328768" calcext:value-type="float">
            <text:p>4.543328768</text:p>
          </table:table-cell>
        </table:table-row>
        <table:table-row table:style-name="ro1">
          <table:table-cell office:value-type="float" office:value="2.833878528" calcext:value-type="float">
            <text:p>2.833878528</text:p>
          </table:table-cell>
        </table:table-row>
        <table:table-row table:style-name="ro1">
          <table:table-cell office:value-type="float" office:value="4.801980928" calcext:value-type="float">
            <text:p>4.801980928</text:p>
          </table:table-cell>
        </table:table-row>
        <table:table-row table:style-name="ro1">
          <table:table-cell office:value-type="float" office:value="4.571211264" calcext:value-type="float">
            <text:p>4.571211264</text:p>
          </table:table-cell>
        </table:table-row>
        <table:table-row table:style-name="ro1">
          <table:table-cell office:value-type="float" office:value="4.726113536" calcext:value-type="float">
            <text:p>4.726113536</text:p>
          </table:table-cell>
        </table:table-row>
        <table:table-row table:style-name="ro1">
          <table:table-cell office:value-type="float" office:value="4.575773184" calcext:value-type="float">
            <text:p>4.575773184</text:p>
          </table:table-cell>
        </table:table-row>
        <table:table-row table:style-name="ro1">
          <table:table-cell office:value-type="float" office:value="2.843291136" calcext:value-type="float">
            <text:p>2.843291136</text:p>
          </table:table-cell>
        </table:table-row>
        <table:table-row table:style-name="ro1">
          <table:table-cell office:value-type="float" office:value="4.802763776" calcext:value-type="float">
            <text:p>4.802763776</text:p>
          </table:table-cell>
        </table:table-row>
        <table:table-row table:style-name="ro1">
          <table:table-cell office:value-type="float" office:value="4.589439488" calcext:value-type="float">
            <text:p>4.589439488</text:p>
          </table:table-cell>
        </table:table-row>
        <table:table-row table:style-name="ro1">
          <table:table-cell office:value-type="float" office:value="4.736573952" calcext:value-type="float">
            <text:p>4.736573952</text:p>
          </table:table-cell>
        </table:table-row>
        <table:table-row table:style-name="ro1">
          <table:table-cell office:value-type="float" office:value="4.585443072" calcext:value-type="float">
            <text:p>4.585443072</text:p>
          </table:table-cell>
        </table:table-row>
        <table:table-row table:style-name="ro1">
          <table:table-cell office:value-type="float" office:value="2.853938944" calcext:value-type="float">
            <text:p>2.853938944</text:p>
          </table:table-cell>
        </table:table-row>
        <table:table-row table:style-name="ro1">
          <table:table-cell office:value-type="float" office:value="4.814644224" calcext:value-type="float">
            <text:p>4.814644224</text:p>
          </table:table-cell>
        </table:table-row>
        <table:table-row table:style-name="ro1">
          <table:table-cell office:value-type="float" office:value="4.642928896" calcext:value-type="float">
            <text:p>4.642928896</text:p>
          </table:table-cell>
        </table:table-row>
        <table:table-row table:style-name="ro1">
          <table:table-cell office:value-type="float" office:value="4.791397888" calcext:value-type="float">
            <text:p>4.791397888</text:p>
          </table:table-cell>
        </table:table-row>
        <table:table-row table:style-name="ro1">
          <table:table-cell office:value-type="float" office:value="4.64048128" calcext:value-type="float">
            <text:p>4.64048128</text:p>
          </table:table-cell>
        </table:table-row>
        <table:table-row table:style-name="ro1">
          <table:table-cell office:value-type="float" office:value="2.897047296" calcext:value-type="float">
            <text:p>2.897047296</text:p>
          </table:table-cell>
        </table:table-row>
        <table:table-row table:style-name="ro1">
          <table:table-cell office:value-type="float" office:value="4.8503808" calcext:value-type="float">
            <text:p>4.8503808</text:p>
          </table:table-cell>
        </table:table-row>
        <table:table-row table:style-name="ro1">
          <table:table-cell office:value-type="float" office:value="4.64471424" calcext:value-type="float">
            <text:p>4.64471424</text:p>
          </table:table-cell>
        </table:table-row>
        <table:table-row table:style-name="ro1">
          <table:table-cell office:value-type="float" office:value="4.819812608" calcext:value-type="float">
            <text:p>4.819812608</text:p>
          </table:table-cell>
        </table:table-row>
        <table:table-row table:style-name="ro1">
          <table:table-cell office:value-type="float" office:value="4.725266688" calcext:value-type="float">
            <text:p>4.725266688</text:p>
          </table:table-cell>
        </table:table-row>
        <table:table-row table:style-name="ro1">
          <table:table-cell office:value-type="float" office:value="2.93637504" calcext:value-type="float">
            <text:p>2.93637504</text:p>
          </table:table-cell>
        </table:table-row>
        <table:table-row table:style-name="ro1">
          <table:table-cell office:value-type="float" office:value="4.893865472" calcext:value-type="float">
            <text:p>4.893865472</text:p>
          </table:table-cell>
        </table:table-row>
        <table:table-row table:style-name="ro1">
          <table:table-cell office:value-type="float" office:value="4.746287104" calcext:value-type="float">
            <text:p>4.746287104</text:p>
          </table:table-cell>
        </table:table-row>
        <table:table-row table:style-name="ro1">
          <table:table-cell office:value-type="float" office:value="4.867816448" calcext:value-type="float">
            <text:p>4.867816448</text:p>
          </table:table-cell>
        </table:table-row>
        <table:table-row table:style-name="ro1">
          <table:table-cell office:value-type="float" office:value="4.755363072" calcext:value-type="float">
            <text:p>4.755363072</text:p>
          </table:table-cell>
        </table:table-row>
        <table:table-row table:style-name="ro1">
          <table:table-cell office:value-type="float" office:value="2.987487488" calcext:value-type="float">
            <text:p>2.987487488</text:p>
          </table:table-cell>
        </table:table-row>
        <table:table-row table:style-name="ro1">
          <table:table-cell office:value-type="float" office:value="4.94272384" calcext:value-type="float">
            <text:p>4.94272384</text:p>
          </table:table-cell>
        </table:table-row>
        <table:table-row table:style-name="ro1">
          <table:table-cell office:value-type="float" office:value="4.74735616" calcext:value-type="float">
            <text:p>4.74735616</text:p>
          </table:table-cell>
        </table:table-row>
        <table:table-row table:style-name="ro1">
          <table:table-cell office:value-type="float" office:value="4.880209664" calcext:value-type="float">
            <text:p>4.880209664</text:p>
          </table:table-cell>
        </table:table-row>
        <table:table-row table:style-name="ro1">
          <table:table-cell office:value-type="float" office:value="4.78208896" calcext:value-type="float">
            <text:p>4.78208896</text:p>
          </table:table-cell>
        </table:table-row>
        <table:table-row table:style-name="ro1">
          <table:table-cell office:value-type="float" office:value="3.022493952" calcext:value-type="float">
            <text:p>3.022493952</text:p>
          </table:table-cell>
        </table:table-row>
        <table:table-row table:style-name="ro1">
          <table:table-cell office:value-type="float" office:value="5.007823616" calcext:value-type="float">
            <text:p>5.007823616</text:p>
          </table:table-cell>
        </table:table-row>
        <table:table-row table:style-name="ro1">
          <table:table-cell office:value-type="float" office:value="4.804184064" calcext:value-type="float">
            <text:p>4.804184064</text:p>
          </table:table-cell>
        </table:table-row>
        <table:table-row table:style-name="ro1">
          <table:table-cell office:value-type="float" office:value="4.91492992" calcext:value-type="float">
            <text:p>4.91492992</text:p>
          </table:table-cell>
        </table:table-row>
        <table:table-row table:style-name="ro1">
          <table:table-cell office:value-type="float" office:value="4.794769408" calcext:value-type="float">
            <text:p>4.794769408</text:p>
          </table:table-cell>
        </table:table-row>
        <table:table-row table:style-name="ro1">
          <table:table-cell office:value-type="float" office:value="3.017246208" calcext:value-type="float">
            <text:p>3.017246208</text:p>
          </table:table-cell>
        </table:table-row>
        <table:table-row table:style-name="ro1">
          <table:table-cell office:value-type="float" office:value="5.004987392" calcext:value-type="float">
            <text:p>5.004987392</text:p>
          </table:table-cell>
        </table:table-row>
        <table:table-row table:style-name="ro1">
          <table:table-cell office:value-type="float" office:value="4.78967168" calcext:value-type="float">
            <text:p>4.78967168</text:p>
          </table:table-cell>
        </table:table-row>
        <table:table-row table:style-name="ro1">
          <table:table-cell office:value-type="float" office:value="4.923346688" calcext:value-type="float">
            <text:p>4.923346688</text:p>
          </table:table-cell>
        </table:table-row>
        <table:table-row table:style-name="ro1">
          <table:table-cell office:value-type="float" office:value="4.80168704" calcext:value-type="float">
            <text:p>4.80168704</text:p>
          </table:table-cell>
        </table:table-row>
        <table:table-row table:style-name="ro1">
          <table:table-cell office:value-type="float" office:value="3.028818944" calcext:value-type="float">
            <text:p>3.028818944</text:p>
          </table:table-cell>
        </table:table-row>
        <table:table-row table:style-name="ro1">
          <table:table-cell office:value-type="float" office:value="5.016207104" calcext:value-type="float">
            <text:p>5.016207104</text:p>
          </table:table-cell>
        </table:table-row>
        <table:table-row table:style-name="ro1">
          <table:table-cell office:value-type="float" office:value="4.840370688" calcext:value-type="float">
            <text:p>4.840370688</text:p>
          </table:table-cell>
        </table:table-row>
        <table:table-row table:style-name="ro1">
          <table:table-cell office:value-type="float" office:value="4.907007488" calcext:value-type="float">
            <text:p>4.907007488</text:p>
          </table:table-cell>
        </table:table-row>
        <table:table-row table:style-name="ro1">
          <table:table-cell office:value-type="string" calcext:value-type="string">
            <text:p>Thread-1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</table:table>
      <table:table table:name="5T_5P_5S_relay" table:style-name="ta1">
        <table:table-column table:style-name="co10" table:default-cell-style-name="Default"/>
        <table:table-row table:style-name="ro1">
          <table:table-cell office:value-type="float" office:value="0.0168832" calcext:value-type="float">
            <text:p>0.0168832</text:p>
          </table:table-cell>
        </table:table-row>
        <table:table-row table:style-name="ro1">
          <table:table-cell office:value-type="float" office:value="0.017124352" calcext:value-type="float">
            <text:p>0.017124352</text:p>
          </table:table-cell>
        </table:table-row>
        <table:table-row table:style-name="ro1">
          <table:table-cell office:value-type="float" office:value="0.004751872" calcext:value-type="float">
            <text:p>0.004751872</text:p>
          </table:table-cell>
        </table:table-row>
        <table:table-row table:style-name="ro1">
          <table:table-cell office:value-type="float" office:value="0.004675072" calcext:value-type="float">
            <text:p>0.004675072</text:p>
          </table:table-cell>
        </table:table-row>
        <table:table-row table:style-name="ro1">
          <table:table-cell office:value-type="float" office:value="0.004250368" calcext:value-type="float">
            <text:p>0.004250368</text:p>
          </table:table-cell>
        </table:table-row>
        <table:table-row table:style-name="ro1">
          <table:table-cell office:value-type="float" office:value="0.004181504" calcext:value-type="float">
            <text:p>0.004181504</text:p>
          </table:table-cell>
        </table:table-row>
        <table:table-row table:style-name="ro1">
          <table:table-cell office:value-type="float" office:value="0.0088896" calcext:value-type="float">
            <text:p>0.0088896</text:p>
          </table:table-cell>
        </table:table-row>
        <table:table-row table:style-name="ro1">
          <table:table-cell office:value-type="float" office:value="0.008437248" calcext:value-type="float">
            <text:p>0.008437248</text:p>
          </table:table-cell>
        </table:table-row>
        <table:table-row table:style-name="ro1">
          <table:table-cell office:value-type="float" office:value="0.03133184" calcext:value-type="float">
            <text:p>0.03133184</text:p>
          </table:table-cell>
        </table:table-row>
        <table:table-row table:style-name="ro1">
          <table:table-cell office:value-type="float" office:value="0.031419136" calcext:value-type="float">
            <text:p>0.031419136</text:p>
          </table:table-cell>
        </table:table-row>
        <table:table-row table:style-name="ro1">
          <table:table-cell office:value-type="float" office:value="0.020744448" calcext:value-type="float">
            <text:p>0.020744448</text:p>
          </table:table-cell>
        </table:table-row>
        <table:table-row table:style-name="ro1">
          <table:table-cell office:value-type="float" office:value="0.031928832" calcext:value-type="float">
            <text:p>0.031928832</text:p>
          </table:table-cell>
        </table:table-row>
        <table:table-row table:style-name="ro1">
          <table:table-cell office:value-type="float" office:value="0.031958528" calcext:value-type="float">
            <text:p>0.031958528</text:p>
          </table:table-cell>
        </table:table-row>
        <table:table-row table:style-name="ro1">
          <table:table-cell office:value-type="float" office:value="0.020481792" calcext:value-type="float">
            <text:p>0.020481792</text:p>
          </table:table-cell>
        </table:table-row>
        <table:table-row table:style-name="ro1">
          <table:table-cell office:value-type="float" office:value="0.023246336" calcext:value-type="float">
            <text:p>0.023246336</text:p>
          </table:table-cell>
        </table:table-row>
        <table:table-row table:style-name="ro1">
          <table:table-cell office:value-type="float" office:value="0.027371776" calcext:value-type="float">
            <text:p>0.027371776</text:p>
          </table:table-cell>
        </table:table-row>
        <table:table-row table:style-name="ro1">
          <table:table-cell office:value-type="float" office:value="0.007824896" calcext:value-type="float">
            <text:p>0.007824896</text:p>
          </table:table-cell>
        </table:table-row>
        <table:table-row table:style-name="ro1">
          <table:table-cell office:value-type="float" office:value="0.007894272" calcext:value-type="float">
            <text:p>0.007894272</text:p>
          </table:table-cell>
        </table:table-row>
        <table:table-row table:style-name="ro1">
          <table:table-cell office:value-type="float" office:value="0.02726016" calcext:value-type="float">
            <text:p>0.02726016</text:p>
          </table:table-cell>
        </table:table-row>
        <table:table-row table:style-name="ro1">
          <table:table-cell office:value-type="float" office:value="0.028720128" calcext:value-type="float">
            <text:p>0.028720128</text:p>
          </table:table-cell>
        </table:table-row>
        <table:table-row table:style-name="ro1">
          <table:table-cell office:value-type="float" office:value="0.028746752" calcext:value-type="float">
            <text:p>0.028746752</text:p>
          </table:table-cell>
        </table:table-row>
        <table:table-row table:style-name="ro1">
          <table:table-cell office:value-type="float" office:value="0.007754496" calcext:value-type="float">
            <text:p>0.007754496</text:p>
          </table:table-cell>
        </table:table-row>
        <table:table-row table:style-name="ro1">
          <table:table-cell office:value-type="float" office:value="0.009061632" calcext:value-type="float">
            <text:p>0.009061632</text:p>
          </table:table-cell>
        </table:table-row>
        <table:table-row table:style-name="ro1">
          <table:table-cell office:value-type="float" office:value="0.020574464" calcext:value-type="float">
            <text:p>0.020574464</text:p>
          </table:table-cell>
        </table:table-row>
        <table:table-row table:style-name="ro1">
          <table:table-cell office:value-type="float" office:value="0.029400832" calcext:value-type="float">
            <text:p>0.029400832</text:p>
          </table:table-cell>
        </table:table-row>
        <table:table-row table:style-name="ro1">
          <table:table-cell office:value-type="float" office:value="0.029428224" calcext:value-type="float">
            <text:p>0.029428224</text:p>
          </table:table-cell>
        </table:table-row>
        <table:table-row table:style-name="ro1">
          <table:table-cell office:value-type="float" office:value="0.007938304" calcext:value-type="float">
            <text:p>0.007938304</text:p>
          </table:table-cell>
        </table:table-row>
        <table:table-row table:style-name="ro1">
          <table:table-cell office:value-type="float" office:value="0.014821376" calcext:value-type="float">
            <text:p>0.014821376</text:p>
          </table:table-cell>
        </table:table-row>
        <table:table-row table:style-name="ro1">
          <table:table-cell office:value-type="float" office:value="0.027404288" calcext:value-type="float">
            <text:p>0.027404288</text:p>
          </table:table-cell>
        </table:table-row>
        <table:table-row table:style-name="ro1">
          <table:table-cell office:value-type="float" office:value="0.027601408" calcext:value-type="float">
            <text:p>0.027601408</text:p>
          </table:table-cell>
        </table:table-row>
        <table:table-row table:style-name="ro1">
          <table:table-cell office:value-type="float" office:value="0.027655168" calcext:value-type="float">
            <text:p>0.027655168</text:p>
          </table:table-cell>
        </table:table-row>
        <table:table-row table:style-name="ro1">
          <table:table-cell office:value-type="float" office:value="0.013758208" calcext:value-type="float">
            <text:p>0.013758208</text:p>
          </table:table-cell>
        </table:table-row>
        <table:table-row table:style-name="ro1">
          <table:table-cell office:value-type="float" office:value="0.014033408" calcext:value-type="float">
            <text:p>0.014033408</text:p>
          </table:table-cell>
        </table:table-row>
        <table:table-row table:style-name="ro1">
          <table:table-cell office:value-type="float" office:value="0.025942016" calcext:value-type="float">
            <text:p>0.025942016</text:p>
          </table:table-cell>
        </table:table-row>
        <table:table-row table:style-name="ro1">
          <table:table-cell office:value-type="float" office:value="0.027926528" calcext:value-type="float">
            <text:p>0.027926528</text:p>
          </table:table-cell>
        </table:table-row>
        <table:table-row table:style-name="ro1">
          <table:table-cell office:value-type="float" office:value="0.027951104" calcext:value-type="float">
            <text:p>0.027951104</text:p>
          </table:table-cell>
        </table:table-row>
        <table:table-row table:style-name="ro1">
          <table:table-cell office:value-type="float" office:value="0.012819712" calcext:value-type="float">
            <text:p>0.012819712</text:p>
          </table:table-cell>
        </table:table-row>
        <table:table-row table:style-name="ro1">
          <table:table-cell office:value-type="float" office:value="0.012856064" calcext:value-type="float">
            <text:p>0.012856064</text:p>
          </table:table-cell>
        </table:table-row>
        <table:table-row table:style-name="ro1">
          <table:table-cell office:value-type="float" office:value="0.023470848" calcext:value-type="float">
            <text:p>0.023470848</text:p>
          </table:table-cell>
        </table:table-row>
        <table:table-row table:style-name="ro1">
          <table:table-cell office:value-type="float" office:value="0.0260608" calcext:value-type="float">
            <text:p>0.0260608</text:p>
          </table:table-cell>
        </table:table-row>
        <table:table-row table:style-name="ro1">
          <table:table-cell office:value-type="float" office:value="0.026076928" calcext:value-type="float">
            <text:p>0.026076928</text:p>
          </table:table-cell>
        </table:table-row>
        <table:table-row table:style-name="ro1">
          <table:table-cell office:value-type="float" office:value="0.007564288" calcext:value-type="float">
            <text:p>0.007564288</text:p>
          </table:table-cell>
        </table:table-row>
        <table:table-row table:style-name="ro1">
          <table:table-cell office:value-type="float" office:value="0.025802752" calcext:value-type="float">
            <text:p>0.025802752</text:p>
          </table:table-cell>
        </table:table-row>
        <table:table-row table:style-name="ro1">
          <table:table-cell office:value-type="float" office:value="0.036718848" calcext:value-type="float">
            <text:p>0.036718848</text:p>
          </table:table-cell>
        </table:table-row>
        <table:table-row table:style-name="ro1">
          <table:table-cell office:value-type="float" office:value="0.043888384" calcext:value-type="float">
            <text:p>0.043888384</text:p>
          </table:table-cell>
        </table:table-row>
        <table:table-row table:style-name="ro1">
          <table:table-cell office:value-type="float" office:value="0.044022016" calcext:value-type="float">
            <text:p>0.044022016</text:p>
          </table:table-cell>
        </table:table-row>
        <table:table-row table:style-name="ro1">
          <table:table-cell office:value-type="float" office:value="0.027969536" calcext:value-type="float">
            <text:p>0.027969536</text:p>
          </table:table-cell>
        </table:table-row>
        <table:table-row table:style-name="ro1">
          <table:table-cell office:value-type="float" office:value="0.028018688" calcext:value-type="float">
            <text:p>0.028018688</text:p>
          </table:table-cell>
        </table:table-row>
        <table:table-row table:style-name="ro1">
          <table:table-cell office:value-type="float" office:value="0.038602752" calcext:value-type="float">
            <text:p>0.038602752</text:p>
          </table:table-cell>
        </table:table-row>
        <table:table-row table:style-name="ro1">
          <table:table-cell office:value-type="float" office:value="0.038897408" calcext:value-type="float">
            <text:p>0.038897408</text:p>
          </table:table-cell>
        </table:table-row>
        <table:table-row table:style-name="ro1">
          <table:table-cell office:value-type="float" office:value="0.038926592" calcext:value-type="float">
            <text:p>0.038926592</text:p>
          </table:table-cell>
        </table:table-row>
        <table:table-row table:style-name="ro1">
          <table:table-cell office:value-type="float" office:value="0.022918656" calcext:value-type="float">
            <text:p>0.022918656</text:p>
          </table:table-cell>
        </table:table-row>
        <table:table-row table:style-name="ro1">
          <table:table-cell office:value-type="float" office:value="0.022961664" calcext:value-type="float">
            <text:p>0.022961664</text:p>
          </table:table-cell>
        </table:table-row>
        <table:table-row table:style-name="ro1">
          <table:table-cell office:value-type="float" office:value="0.036823552" calcext:value-type="float">
            <text:p>0.036823552</text:p>
          </table:table-cell>
        </table:table-row>
        <table:table-row table:style-name="ro1">
          <table:table-cell office:value-type="float" office:value="0.03879808" calcext:value-type="float">
            <text:p>0.03879808</text:p>
          </table:table-cell>
        </table:table-row>
        <table:table-row table:style-name="ro1">
          <table:table-cell office:value-type="float" office:value="0.03886464" calcext:value-type="float">
            <text:p>0.03886464</text:p>
          </table:table-cell>
        </table:table-row>
        <table:table-row table:style-name="ro1">
          <table:table-cell office:value-type="float" office:value="0.020908032" calcext:value-type="float">
            <text:p>0.020908032</text:p>
          </table:table-cell>
        </table:table-row>
        <table:table-row table:style-name="ro1">
          <table:table-cell office:value-type="float" office:value="0.020953344" calcext:value-type="float">
            <text:p>0.020953344</text:p>
          </table:table-cell>
        </table:table-row>
        <table:table-row table:style-name="ro1">
          <table:table-cell office:value-type="float" office:value="0.035780608" calcext:value-type="float">
            <text:p>0.035780608</text:p>
          </table:table-cell>
        </table:table-row>
        <table:table-row table:style-name="ro1">
          <table:table-cell office:value-type="float" office:value="0.037033728" calcext:value-type="float">
            <text:p>0.037033728</text:p>
          </table:table-cell>
        </table:table-row>
        <table:table-row table:style-name="ro1">
          <table:table-cell office:value-type="float" office:value="0.037058048" calcext:value-type="float">
            <text:p>0.037058048</text:p>
          </table:table-cell>
        </table:table-row>
        <table:table-row table:style-name="ro1">
          <table:table-cell office:value-type="float" office:value="0.01968512" calcext:value-type="float">
            <text:p>0.01968512</text:p>
          </table:table-cell>
        </table:table-row>
        <table:table-row table:style-name="ro1">
          <table:table-cell office:value-type="float" office:value="0.019725056" calcext:value-type="float">
            <text:p>0.019725056</text:p>
          </table:table-cell>
        </table:table-row>
        <table:table-row table:style-name="ro1">
          <table:table-cell office:value-type="float" office:value="0.034619136" calcext:value-type="float">
            <text:p>0.034619136</text:p>
          </table:table-cell>
        </table:table-row>
        <table:table-row table:style-name="ro1">
          <table:table-cell office:value-type="float" office:value="0.035934464" calcext:value-type="float">
            <text:p>0.035934464</text:p>
          </table:table-cell>
        </table:table-row>
        <table:table-row table:style-name="ro1">
          <table:table-cell office:value-type="float" office:value="0.035958784" calcext:value-type="float">
            <text:p>0.035958784</text:p>
          </table:table-cell>
        </table:table-row>
        <table:table-row table:style-name="ro1">
          <table:table-cell office:value-type="float" office:value="0.0186688" calcext:value-type="float">
            <text:p>0.0186688</text:p>
          </table:table-cell>
        </table:table-row>
        <table:table-row table:style-name="ro1">
          <table:table-cell office:value-type="float" office:value="0.01871488" calcext:value-type="float">
            <text:p>0.01871488</text:p>
          </table:table-cell>
        </table:table-row>
        <table:table-row table:style-name="ro1">
          <table:table-cell office:value-type="float" office:value="0.029450752" calcext:value-type="float">
            <text:p>0.029450752</text:p>
          </table:table-cell>
        </table:table-row>
        <table:table-row table:style-name="ro1">
          <table:table-cell office:value-type="float" office:value="0.034935552" calcext:value-type="float">
            <text:p>0.034935552</text:p>
          </table:table-cell>
        </table:table-row>
        <table:table-row table:style-name="ro1">
          <table:table-cell office:value-type="float" office:value="0.034900992" calcext:value-type="float">
            <text:p>0.034900992</text:p>
          </table:table-cell>
        </table:table-row>
        <table:table-row table:style-name="ro1">
          <table:table-cell office:value-type="float" office:value="0.018108672" calcext:value-type="float">
            <text:p>0.018108672</text:p>
          </table:table-cell>
        </table:table-row>
        <table:table-row table:style-name="ro1">
          <table:table-cell office:value-type="float" office:value="0.018147072" calcext:value-type="float">
            <text:p>0.018147072</text:p>
          </table:table-cell>
        </table:table-row>
        <table:table-row table:style-name="ro1">
          <table:table-cell office:value-type="float" office:value="0.029442304" calcext:value-type="float">
            <text:p>0.029442304</text:p>
          </table:table-cell>
        </table:table-row>
        <table:table-row table:style-name="ro1">
          <table:table-cell office:value-type="float" office:value="0.029625856" calcext:value-type="float">
            <text:p>0.029625856</text:p>
          </table:table-cell>
        </table:table-row>
        <table:table-row table:style-name="ro1">
          <table:table-cell office:value-type="float" office:value="0.029649152" calcext:value-type="float">
            <text:p>0.029649152</text:p>
          </table:table-cell>
        </table:table-row>
        <table:table-row table:style-name="ro1">
          <table:table-cell office:value-type="float" office:value="0.013785088" calcext:value-type="float">
            <text:p>0.013785088</text:p>
          </table:table-cell>
        </table:table-row>
        <table:table-row table:style-name="ro1">
          <table:table-cell office:value-type="float" office:value="0.013823232" calcext:value-type="float">
            <text:p>0.013823232</text:p>
          </table:table-cell>
        </table:table-row>
        <table:table-row table:style-name="ro1">
          <table:table-cell office:value-type="float" office:value="0.024461312" calcext:value-type="float">
            <text:p>0.024461312</text:p>
          </table:table-cell>
        </table:table-row>
        <table:table-row table:style-name="ro1">
          <table:table-cell office:value-type="float" office:value="0.029682944" calcext:value-type="float">
            <text:p>0.029682944</text:p>
          </table:table-cell>
        </table:table-row>
        <table:table-row table:style-name="ro1">
          <table:table-cell office:value-type="float" office:value="0.029707008" calcext:value-type="float">
            <text:p>0.029707008</text:p>
          </table:table-cell>
        </table:table-row>
        <table:table-row table:style-name="ro1">
          <table:table-cell office:value-type="float" office:value="0.011549952" calcext:value-type="float">
            <text:p>0.011549952</text:p>
          </table:table-cell>
        </table:table-row>
        <table:table-row table:style-name="ro1">
          <table:table-cell office:value-type="float" office:value="0.011655168" calcext:value-type="float">
            <text:p>0.011655168</text:p>
          </table:table-cell>
        </table:table-row>
        <table:table-row table:style-name="ro1">
          <table:table-cell office:value-type="float" office:value="0.02244608" calcext:value-type="float">
            <text:p>0.02244608</text:p>
          </table:table-cell>
        </table:table-row>
        <table:table-row table:style-name="ro1">
          <table:table-cell office:value-type="float" office:value="0.024678912" calcext:value-type="float">
            <text:p>0.024678912</text:p>
          </table:table-cell>
        </table:table-row>
        <table:table-row table:style-name="ro1">
          <table:table-cell office:value-type="float" office:value="0.024696576" calcext:value-type="float">
            <text:p>0.024696576</text:p>
          </table:table-cell>
        </table:table-row>
        <table:table-row table:style-name="ro1">
          <table:table-cell office:value-type="float" office:value="0.010701568" calcext:value-type="float">
            <text:p>0.010701568</text:p>
          </table:table-cell>
        </table:table-row>
        <table:table-row table:style-name="ro1">
          <table:table-cell office:value-type="float" office:value="0.010729472" calcext:value-type="float">
            <text:p>0.010729472</text:p>
          </table:table-cell>
        </table:table-row>
        <table:table-row table:style-name="ro1">
          <table:table-cell office:value-type="float" office:value="0.021202176" calcext:value-type="float">
            <text:p>0.021202176</text:p>
          </table:table-cell>
        </table:table-row>
        <table:table-row table:style-name="ro1">
          <table:table-cell office:value-type="float" office:value="0.022589696" calcext:value-type="float">
            <text:p>0.022589696</text:p>
          </table:table-cell>
        </table:table-row>
        <table:table-row table:style-name="ro1">
          <table:table-cell office:value-type="float" office:value="0.022609664" calcext:value-type="float">
            <text:p>0.022609664</text:p>
          </table:table-cell>
        </table:table-row>
        <table:table-row table:style-name="ro1">
          <table:table-cell office:value-type="float" office:value="0.019947264" calcext:value-type="float">
            <text:p>0.019947264</text:p>
          </table:table-cell>
        </table:table-row>
        <table:table-row table:style-name="ro1">
          <table:table-cell office:value-type="float" office:value="0.02129408" calcext:value-type="float">
            <text:p>0.02129408</text:p>
          </table:table-cell>
        </table:table-row>
        <table:table-row table:style-name="ro1">
          <table:table-cell office:value-type="float" office:value="0.021370112" calcext:value-type="float">
            <text:p>0.021370112</text:p>
          </table:table-cell>
        </table:table-row>
        <table:table-row table:style-name="ro1">
          <table:table-cell office:value-type="float" office:value="0.019474944" calcext:value-type="float">
            <text:p>0.019474944</text:p>
          </table:table-cell>
        </table:table-row>
        <table:table-row table:style-name="ro1">
          <table:table-cell office:value-type="float" office:value="0.02010368" calcext:value-type="float">
            <text:p>0.02010368</text:p>
          </table:table-cell>
        </table:table-row>
        <table:table-row table:style-name="ro1">
          <table:table-cell office:value-type="float" office:value="0.027516416" calcext:value-type="float">
            <text:p>0.027516416</text:p>
          </table:table-cell>
        </table:table-row>
        <table:table-row table:style-name="ro1">
          <table:table-cell office:value-type="float" office:value="0.016419072" calcext:value-type="float">
            <text:p>0.016419072</text:p>
          </table:table-cell>
        </table:table-row>
        <table:table-row table:style-name="ro1">
          <table:table-cell office:value-type="float" office:value="0.016521728" calcext:value-type="float">
            <text:p>0.016521728</text:p>
          </table:table-cell>
        </table:table-row>
        <table:table-row table:style-name="ro1">
          <table:table-cell office:value-type="float" office:value="0.022470912" calcext:value-type="float">
            <text:p>0.022470912</text:p>
          </table:table-cell>
        </table:table-row>
        <table:table-row table:style-name="ro1">
          <table:table-cell office:value-type="float" office:value="0.027022592" calcext:value-type="float">
            <text:p>0.027022592</text:p>
          </table:table-cell>
        </table:table-row>
        <table:table-row table:style-name="ro1">
          <table:table-cell office:value-type="float" office:value="0.027040768" calcext:value-type="float">
            <text:p>0.027040768</text:p>
          </table:table-cell>
        </table:table-row>
        <table:table-row table:style-name="ro1">
          <table:table-cell office:value-type="float" office:value="0.016502016" calcext:value-type="float">
            <text:p>0.016502016</text:p>
          </table:table-cell>
        </table:table-row>
        <table:table-row table:style-name="ro1">
          <table:table-cell office:value-type="float" office:value="0.016543744" calcext:value-type="float">
            <text:p>0.016543744</text:p>
          </table:table-cell>
        </table:table-row>
        <table:table-row table:style-name="ro1">
          <table:table-cell office:value-type="float" office:value="0.02024704" calcext:value-type="float">
            <text:p>0.02024704</text:p>
          </table:table-cell>
        </table:table-row>
        <table:table-row table:style-name="ro1">
          <table:table-cell office:value-type="float" office:value="0.022646272" calcext:value-type="float">
            <text:p>0.022646272</text:p>
          </table:table-cell>
        </table:table-row>
        <table:table-row table:style-name="ro1">
          <table:table-cell office:value-type="float" office:value="0.022669312" calcext:value-type="float">
            <text:p>0.022669312</text:p>
          </table:table-cell>
        </table:table-row>
        <table:table-row table:style-name="ro1">
          <table:table-cell office:value-type="float" office:value="0.012530688" calcext:value-type="float">
            <text:p>0.012530688</text:p>
          </table:table-cell>
        </table:table-row>
        <table:table-row table:style-name="ro1">
          <table:table-cell office:value-type="float" office:value="0.012578048" calcext:value-type="float">
            <text:p>0.012578048</text:p>
          </table:table-cell>
        </table:table-row>
        <table:table-row table:style-name="ro1">
          <table:table-cell office:value-type="float" office:value="0.01952256" calcext:value-type="float">
            <text:p>0.01952256</text:p>
          </table:table-cell>
        </table:table-row>
        <table:table-row table:style-name="ro1">
          <table:table-cell office:value-type="float" office:value="0.020547328" calcext:value-type="float">
            <text:p>0.020547328</text:p>
          </table:table-cell>
        </table:table-row>
        <table:table-row table:style-name="ro1">
          <table:table-cell office:value-type="float" office:value="0.020569344" calcext:value-type="float">
            <text:p>0.020569344</text:p>
          </table:table-cell>
        </table:table-row>
        <table:table-row table:style-name="ro1">
          <table:table-cell office:value-type="float" office:value="0.009534976" calcext:value-type="float">
            <text:p>0.009534976</text:p>
          </table:table-cell>
        </table:table-row>
        <table:table-row table:style-name="ro1">
          <table:table-cell office:value-type="float" office:value="0.009573376" calcext:value-type="float">
            <text:p>0.009573376</text:p>
          </table:table-cell>
        </table:table-row>
        <table:table-row table:style-name="ro1">
          <table:table-cell office:value-type="float" office:value="0.017463808" calcext:value-type="float">
            <text:p>0.017463808</text:p>
          </table:table-cell>
        </table:table-row>
        <table:table-row table:style-name="ro1">
          <table:table-cell office:value-type="float" office:value="0.01965696" calcext:value-type="float">
            <text:p>0.01965696</text:p>
          </table:table-cell>
        </table:table-row>
        <table:table-row table:style-name="ro1">
          <table:table-cell office:value-type="float" office:value="0.019675904" calcext:value-type="float">
            <text:p>0.019675904</text:p>
          </table:table-cell>
        </table:table-row>
        <table:table-row table:style-name="ro1">
          <table:table-cell office:value-type="float" office:value="0.009368832" calcext:value-type="float">
            <text:p>0.009368832</text:p>
          </table:table-cell>
        </table:table-row>
        <table:table-row table:style-name="ro1">
          <table:table-cell office:value-type="float" office:value="0.009444608" calcext:value-type="float">
            <text:p>0.009444608</text:p>
          </table:table-cell>
        </table:table-row>
        <table:table-row table:style-name="ro1">
          <table:table-cell office:value-type="float" office:value="0.017517312" calcext:value-type="float">
            <text:p>0.017517312</text:p>
          </table:table-cell>
        </table:table-row>
        <table:table-row table:style-name="ro1">
          <table:table-cell office:value-type="float" office:value="0.017708288" calcext:value-type="float">
            <text:p>0.017708288</text:p>
          </table:table-cell>
        </table:table-row>
        <table:table-row table:style-name="ro1">
          <table:table-cell office:value-type="float" office:value="0.01772928" calcext:value-type="float">
            <text:p>0.01772928</text:p>
          </table:table-cell>
        </table:table-row>
        <table:table-row table:style-name="ro1">
          <table:table-cell office:value-type="float" office:value="0.007430656" calcext:value-type="float">
            <text:p>0.007430656</text:p>
          </table:table-cell>
        </table:table-row>
        <table:table-row table:style-name="ro1">
          <table:table-cell office:value-type="float" office:value="0.007585792" calcext:value-type="float">
            <text:p>0.007585792</text:p>
          </table:table-cell>
        </table:table-row>
        <table:table-row table:style-name="ro1">
          <table:table-cell office:value-type="float" office:value="0.01355008" calcext:value-type="float">
            <text:p>0.01355008</text:p>
          </table:table-cell>
        </table:table-row>
        <table:table-row table:style-name="ro1">
          <table:table-cell office:value-type="float" office:value="0.017810688" calcext:value-type="float">
            <text:p>0.017810688</text:p>
          </table:table-cell>
        </table:table-row>
        <table:table-row table:style-name="ro1">
          <table:table-cell office:value-type="float" office:value="0.01783424" calcext:value-type="float">
            <text:p>0.01783424</text:p>
          </table:table-cell>
        </table:table-row>
        <table:table-row table:style-name="ro1"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0.007296" calcext:value-type="float">
            <text:p>0.007296</text:p>
          </table:table-cell>
        </table:table-row>
        <table:table-row table:style-name="ro1">
          <table:table-cell office:value-type="float" office:value="0.010520832" calcext:value-type="float">
            <text:p>0.010520832</text:p>
          </table:table-cell>
        </table:table-row>
        <table:table-row table:style-name="ro1">
          <table:table-cell office:value-type="float" office:value="0.01370496" calcext:value-type="float">
            <text:p>0.01370496</text:p>
          </table:table-cell>
        </table:table-row>
        <table:table-row table:style-name="ro1">
          <table:table-cell office:value-type="float" office:value="0.013726208" calcext:value-type="float">
            <text:p>0.013726208</text:p>
          </table:table-cell>
        </table:table-row>
        <table:table-row table:style-name="ro1">
          <table:table-cell office:value-type="float" office:value="0.010239744" calcext:value-type="float">
            <text:p>0.010239744</text:p>
          </table:table-cell>
        </table:table-row>
        <table:table-row table:style-name="ro1">
          <table:table-cell office:value-type="float" office:value="0.010689792" calcext:value-type="float">
            <text:p>0.010689792</text:p>
          </table:table-cell>
        </table:table-row>
        <table:table-row table:style-name="ro1">
          <table:table-cell office:value-type="float" office:value="0.010712064" calcext:value-type="float">
            <text:p>0.010712064</text:p>
          </table:table-cell>
        </table:table-row>
        <table:table-row table:style-name="ro1">
          <table:table-cell office:value-type="float" office:value="0.008249088" calcext:value-type="float">
            <text:p>0.008249088</text:p>
          </table:table-cell>
        </table:table-row>
        <table:table-row table:style-name="ro1">
          <table:table-cell office:value-type="float" office:value="0.0104192" calcext:value-type="float">
            <text:p>0.0104192</text:p>
          </table:table-cell>
        </table:table-row>
        <table:table-row table:style-name="ro1">
          <table:table-cell office:value-type="float" office:value="0.010441728" calcext:value-type="float">
            <text:p>0.010441728</text:p>
          </table:table-cell>
        </table:table-row>
        <table:table-row table:style-name="ro1">
          <table:table-cell office:value-type="float" office:value="0.007870976" calcext:value-type="float">
            <text:p>0.007870976</text:p>
          </table:table-cell>
        </table:table-row>
        <table:table-row table:style-name="ro1">
          <table:table-cell office:value-type="float" office:value="0.008328704" calcext:value-type="float">
            <text:p>0.008328704</text:p>
          </table:table-cell>
        </table:table-row>
        <table:table-row table:style-name="ro1">
          <table:table-cell office:value-type="float" office:value="0.008353536" calcext:value-type="float">
            <text:p>0.008353536</text:p>
          </table:table-cell>
        </table:table-row>
        <table:table-row table:style-name="ro1">
          <table:table-cell office:value-type="float" office:value="0.004129024" calcext:value-type="float">
            <text:p>0.004129024</text:p>
          </table:table-cell>
        </table:table-row>
        <table:table-row table:style-name="ro1">
          <table:table-cell office:value-type="float" office:value="0.00796544" calcext:value-type="float">
            <text:p>0.00796544</text:p>
          </table:table-cell>
        </table:table-row>
        <table:table-row table:style-name="ro1">
          <table:table-cell office:value-type="float" office:value="0.00798336" calcext:value-type="float">
            <text:p>0.00798336</text:p>
          </table:table-cell>
        </table:table-row>
        <table:table-row table:style-name="ro1">
          <table:table-cell office:value-type="float" office:value="0.004162304" calcext:value-type="float">
            <text:p>0.004162304</text:p>
          </table:table-cell>
        </table:table-row>
        <table:table-row table:style-name="ro1">
          <table:table-cell office:value-type="float" office:value="0.00417792" calcext:value-type="float">
            <text:p>0.00417792</text:p>
          </table:table-cell>
        </table:table-row>
        <table:table-row table:style-name="ro1">
          <table:table-cell office:value-type="float" office:value="0.026774016" calcext:value-type="float">
            <text:p>0.026774016</text:p>
          </table:table-cell>
        </table:table-row>
        <table:table-row table:style-name="ro1">
          <table:table-cell office:value-type="float" office:value="0.026881792" calcext:value-type="float">
            <text:p>0.026881792</text:p>
          </table:table-cell>
        </table:table-row>
        <table:table-row table:style-name="ro1">
          <table:table-cell office:value-type="float" office:value="0.030250496" calcext:value-type="float">
            <text:p>0.030250496</text:p>
          </table:table-cell>
        </table:table-row>
        <table:table-row table:style-name="ro1">
          <table:table-cell office:value-type="float" office:value="0.030299392" calcext:value-type="float">
            <text:p>0.030299392</text:p>
          </table:table-cell>
        </table:table-row>
        <table:table-row table:style-name="ro1">
          <table:table-cell office:value-type="float" office:value="0.027118336" calcext:value-type="float">
            <text:p>0.027118336</text:p>
          </table:table-cell>
        </table:table-row>
        <table:table-row table:style-name="ro1">
          <table:table-cell office:value-type="float" office:value="0.026606336" calcext:value-type="float">
            <text:p>0.026606336</text:p>
          </table:table-cell>
        </table:table-row>
        <table:table-row table:style-name="ro1">
          <table:table-cell office:value-type="float" office:value="0.02663552" calcext:value-type="float">
            <text:p>0.02663552</text:p>
          </table:table-cell>
        </table:table-row>
        <table:table-row table:style-name="ro1">
          <table:table-cell office:value-type="float" office:value="0.027157504" calcext:value-type="float">
            <text:p>0.027157504</text:p>
          </table:table-cell>
        </table:table-row>
        <table:table-row table:style-name="ro1">
          <table:table-cell office:value-type="float" office:value="0.027145216" calcext:value-type="float">
            <text:p>0.027145216</text:p>
          </table:table-cell>
        </table:table-row>
        <table:table-row table:style-name="ro1">
          <table:table-cell office:value-type="float" office:value="0.02689024" calcext:value-type="float">
            <text:p>0.02689024</text:p>
          </table:table-cell>
        </table:table-row>
        <table:table-row table:style-name="ro1">
          <table:table-cell office:value-type="float" office:value="0.024609792" calcext:value-type="float">
            <text:p>0.024609792</text:p>
          </table:table-cell>
        </table:table-row>
        <table:table-row table:style-name="ro1">
          <table:table-cell office:value-type="float" office:value="0.024639488" calcext:value-type="float">
            <text:p>0.024639488</text:p>
          </table:table-cell>
        </table:table-row>
        <table:table-row table:style-name="ro1">
          <table:table-cell office:value-type="float" office:value="0.026953216" calcext:value-type="float">
            <text:p>0.026953216</text:p>
          </table:table-cell>
        </table:table-row>
        <table:table-row table:style-name="ro1">
          <table:table-cell office:value-type="float" office:value="0.027001856" calcext:value-type="float">
            <text:p>0.027001856</text:p>
          </table:table-cell>
        </table:table-row>
        <table:table-row table:style-name="ro1">
          <table:table-cell office:value-type="float" office:value="0.02489472" calcext:value-type="float">
            <text:p>0.02489472</text:p>
          </table:table-cell>
        </table:table-row>
        <table:table-row table:style-name="ro1">
          <table:table-cell office:value-type="float" office:value="0.02391936" calcext:value-type="float">
            <text:p>0.02391936</text:p>
          </table:table-cell>
        </table:table-row>
        <table:table-row table:style-name="ro1">
          <table:table-cell office:value-type="float" office:value="0.023947008" calcext:value-type="float">
            <text:p>0.023947008</text:p>
          </table:table-cell>
        </table:table-row>
        <table:table-row table:style-name="ro1">
          <table:table-cell office:value-type="float" office:value="0.024968704" calcext:value-type="float">
            <text:p>0.024968704</text:p>
          </table:table-cell>
        </table:table-row>
        <table:table-row table:style-name="ro1">
          <table:table-cell office:value-type="float" office:value="0.030427904" calcext:value-type="float">
            <text:p>0.030427904</text:p>
          </table:table-cell>
        </table:table-row>
        <table:table-row table:style-name="ro1">
          <table:table-cell office:value-type="float" office:value="0.02963712" calcext:value-type="float">
            <text:p>0.02963712</text:p>
          </table:table-cell>
        </table:table-row>
        <table:table-row table:style-name="ro1">
          <table:table-cell office:value-type="float" office:value="0.02654208" calcext:value-type="float">
            <text:p>0.02654208</text:p>
          </table:table-cell>
        </table:table-row>
        <table:table-row table:style-name="ro1">
          <table:table-cell office:value-type="float" office:value="0.026662912" calcext:value-type="float">
            <text:p>0.026662912</text:p>
          </table:table-cell>
        </table:table-row>
        <table:table-row table:style-name="ro1">
          <table:table-cell office:value-type="float" office:value="0.029852416" calcext:value-type="float">
            <text:p>0.029852416</text:p>
          </table:table-cell>
        </table:table-row>
        <table:table-row table:style-name="ro1">
          <table:table-cell office:value-type="float" office:value="0.029900032" calcext:value-type="float">
            <text:p>0.029900032</text:p>
          </table:table-cell>
        </table:table-row>
        <table:table-row table:style-name="ro1">
          <table:table-cell office:value-type="float" office:value="0.026895872" calcext:value-type="float">
            <text:p>0.026895872</text:p>
          </table:table-cell>
        </table:table-row>
        <table:table-row table:style-name="ro1">
          <table:table-cell office:value-type="float" office:value="0.023421184" calcext:value-type="float">
            <text:p>0.023421184</text:p>
          </table:table-cell>
        </table:table-row>
        <table:table-row table:style-name="ro1">
          <table:table-cell office:value-type="float" office:value="0.023447808" calcext:value-type="float">
            <text:p>0.023447808</text:p>
          </table:table-cell>
        </table:table-row>
        <table:table-row table:style-name="ro1">
          <table:table-cell office:value-type="float" office:value="0.044017152" calcext:value-type="float">
            <text:p>0.044017152</text:p>
          </table:table-cell>
        </table:table-row>
        <table:table-row table:style-name="ro1">
          <table:table-cell office:value-type="float" office:value="0.044093696" calcext:value-type="float">
            <text:p>0.044093696</text:p>
          </table:table-cell>
        </table:table-row>
        <table:table-row table:style-name="ro1">
          <table:table-cell office:value-type="float" office:value="0.040805632" calcext:value-type="float">
            <text:p>0.040805632</text:p>
          </table:table-cell>
        </table:table-row>
        <table:table-row table:style-name="ro1">
          <table:table-cell office:value-type="float" office:value="0.040093696" calcext:value-type="float">
            <text:p>0.040093696</text:p>
          </table:table-cell>
        </table:table-row>
        <table:table-row table:style-name="ro1">
          <table:table-cell office:value-type="float" office:value="0.040131328" calcext:value-type="float">
            <text:p>0.040131328</text:p>
          </table:table-cell>
        </table:table-row>
        <table:table-row table:style-name="ro1">
          <table:table-cell office:value-type="float" office:value="0.040857856" calcext:value-type="float">
            <text:p>0.040857856</text:p>
          </table:table-cell>
        </table:table-row>
        <table:table-row table:style-name="ro1">
          <table:table-cell office:value-type="float" office:value="0.040934656" calcext:value-type="float">
            <text:p>0.040934656</text:p>
          </table:table-cell>
        </table:table-row>
        <table:table-row table:style-name="ro1">
          <table:table-cell office:value-type="float" office:value="0.040603648" calcext:value-type="float">
            <text:p>0.040603648</text:p>
          </table:table-cell>
        </table:table-row>
        <table:table-row table:style-name="ro1">
          <table:table-cell office:value-type="float" office:value="0.038251008" calcext:value-type="float">
            <text:p>0.038251008</text:p>
          </table:table-cell>
        </table:table-row>
        <table:table-row table:style-name="ro1">
          <table:table-cell office:value-type="float" office:value="0.038306048" calcext:value-type="float">
            <text:p>0.038306048</text:p>
          </table:table-cell>
        </table:table-row>
        <table:table-row table:style-name="ro1">
          <table:table-cell office:value-type="float" office:value="0.040599808" calcext:value-type="float">
            <text:p>0.040599808</text:p>
          </table:table-cell>
        </table:table-row>
        <table:table-row table:style-name="ro1">
          <table:table-cell office:value-type="float" office:value="0.040648448" calcext:value-type="float">
            <text:p>0.040648448</text:p>
          </table:table-cell>
        </table:table-row>
        <table:table-row table:style-name="ro1">
          <table:table-cell office:value-type="float" office:value="0.038560512" calcext:value-type="float">
            <text:p>0.038560512</text:p>
          </table:table-cell>
        </table:table-row>
        <table:table-row table:style-name="ro1">
          <table:table-cell office:value-type="float" office:value="0.037705216" calcext:value-type="float">
            <text:p>0.037705216</text:p>
          </table:table-cell>
        </table:table-row>
        <table:table-row table:style-name="ro1">
          <table:table-cell office:value-type="float" office:value="0.037736448" calcext:value-type="float">
            <text:p>0.037736448</text:p>
          </table:table-cell>
        </table:table-row>
        <table:table-row table:style-name="ro1">
          <table:table-cell office:value-type="float" office:value="0.038592" calcext:value-type="float">
            <text:p>0.038592</text:p>
          </table:table-cell>
        </table:table-row>
        <table:table-row table:style-name="ro1">
          <table:table-cell office:value-type="float" office:value="0.038689536" calcext:value-type="float">
            <text:p>0.038689536</text:p>
          </table:table-cell>
        </table:table-row>
        <table:table-row table:style-name="ro1">
          <table:table-cell office:value-type="float" office:value="0.038013184" calcext:value-type="float">
            <text:p>0.038013184</text:p>
          </table:table-cell>
        </table:table-row>
        <table:table-row table:style-name="ro1">
          <table:table-cell office:value-type="float" office:value="0.035967488" calcext:value-type="float">
            <text:p>0.035967488</text:p>
          </table:table-cell>
        </table:table-row>
        <table:table-row table:style-name="ro1">
          <table:table-cell office:value-type="float" office:value="0.036010752" calcext:value-type="float">
            <text:p>0.036010752</text:p>
          </table:table-cell>
        </table:table-row>
        <table:table-row table:style-name="ro1">
          <table:table-cell office:value-type="float" office:value="0.039665664" calcext:value-type="float">
            <text:p>0.039665664</text:p>
          </table:table-cell>
        </table:table-row>
        <table:table-row table:style-name="ro1">
          <table:table-cell office:value-type="float" office:value="0.039720704" calcext:value-type="float">
            <text:p>0.039720704</text:p>
          </table:table-cell>
        </table:table-row>
        <table:table-row table:style-name="ro1">
          <table:table-cell office:value-type="float" office:value="0.03624832" calcext:value-type="float">
            <text:p>0.03624832</text:p>
          </table:table-cell>
        </table:table-row>
        <table:table-row table:style-name="ro1">
          <table:table-cell office:value-type="float" office:value="0.033312512" calcext:value-type="float">
            <text:p>0.033312512</text:p>
          </table:table-cell>
        </table:table-row>
        <table:table-row table:style-name="ro1">
          <table:table-cell office:value-type="float" office:value="0.033341952" calcext:value-type="float">
            <text:p>0.033341952</text:p>
          </table:table-cell>
        </table:table-row>
        <table:table-row table:style-name="ro1">
          <table:table-cell office:value-type="float" office:value="0.036308224" calcext:value-type="float">
            <text:p>0.036308224</text:p>
          </table:table-cell>
        </table:table-row>
        <table:table-row table:style-name="ro1">
          <table:table-cell office:value-type="float" office:value="0.036361472" calcext:value-type="float">
            <text:p>0.036361472</text:p>
          </table:table-cell>
        </table:table-row>
        <table:table-row table:style-name="ro1">
          <table:table-cell office:value-type="float" office:value="0.033617664" calcext:value-type="float">
            <text:p>0.033617664</text:p>
          </table:table-cell>
        </table:table-row>
        <table:table-row table:style-name="ro1">
          <table:table-cell office:value-type="float" office:value="0.032921344" calcext:value-type="float">
            <text:p>0.032921344</text:p>
          </table:table-cell>
        </table:table-row>
        <table:table-row table:style-name="ro1">
          <table:table-cell office:value-type="float" office:value="0.032984832" calcext:value-type="float">
            <text:p>0.032984832</text:p>
          </table:table-cell>
        </table:table-row>
        <table:table-row table:style-name="ro1">
          <table:table-cell office:value-type="float" office:value="0.033774848" calcext:value-type="float">
            <text:p>0.033774848</text:p>
          </table:table-cell>
        </table:table-row>
        <table:table-row table:style-name="ro1">
          <table:table-cell office:value-type="float" office:value="0.033856768" calcext:value-type="float">
            <text:p>0.033856768</text:p>
          </table:table-cell>
        </table:table-row>
        <table:table-row table:style-name="ro1">
          <table:table-cell office:value-type="float" office:value="0.033318144" calcext:value-type="float">
            <text:p>0.033318144</text:p>
          </table:table-cell>
        </table:table-row>
        <table:table-row table:style-name="ro1">
          <table:table-cell office:value-type="float" office:value="0.03105408" calcext:value-type="float">
            <text:p>0.03105408</text:p>
          </table:table-cell>
        </table:table-row>
        <table:table-row table:style-name="ro1">
          <table:table-cell office:value-type="float" office:value="0.031092224" calcext:value-type="float">
            <text:p>0.031092224</text:p>
          </table:table-cell>
        </table:table-row>
        <table:table-row table:style-name="ro1">
          <table:table-cell office:value-type="float" office:value="0.03344512" calcext:value-type="float">
            <text:p>0.03344512</text:p>
          </table:table-cell>
        </table:table-row>
        <table:table-row table:style-name="ro1">
          <table:table-cell office:value-type="float" office:value="0.03350016" calcext:value-type="float">
            <text:p>0.03350016</text:p>
          </table:table-cell>
        </table:table-row>
        <table:table-row table:style-name="ro1">
          <table:table-cell office:value-type="float" office:value="0.031358464" calcext:value-type="float">
            <text:p>0.031358464</text:p>
          </table:table-cell>
        </table:table-row>
        <table:table-row table:style-name="ro1">
          <table:table-cell office:value-type="float" office:value="0.030383616" calcext:value-type="float">
            <text:p>0.030383616</text:p>
          </table:table-cell>
        </table:table-row>
        <table:table-row table:style-name="ro1">
          <table:table-cell office:value-type="float" office:value="0.030394112" calcext:value-type="float">
            <text:p>0.030394112</text:p>
          </table:table-cell>
        </table:table-row>
        <table:table-row table:style-name="ro1">
          <table:table-cell office:value-type="float" office:value="0.031469568" calcext:value-type="float">
            <text:p>0.031469568</text:p>
          </table:table-cell>
        </table:table-row>
        <table:table-row table:style-name="ro1">
          <table:table-cell office:value-type="float" office:value="0.03152128" calcext:value-type="float">
            <text:p>0.03152128</text:p>
          </table:table-cell>
        </table:table-row>
        <table:table-row table:style-name="ro1">
          <table:table-cell office:value-type="float" office:value="0.03067648" calcext:value-type="float">
            <text:p>0.03067648</text:p>
          </table:table-cell>
        </table:table-row>
        <table:table-row table:style-name="ro1">
          <table:table-cell office:value-type="float" office:value="0.027201536" calcext:value-type="float">
            <text:p>0.027201536</text:p>
          </table:table-cell>
        </table:table-row>
        <table:table-row table:style-name="ro1">
          <table:table-cell office:value-type="float" office:value="0.027229184" calcext:value-type="float">
            <text:p>0.027229184</text:p>
          </table:table-cell>
        </table:table-row>
        <table:table-row table:style-name="ro1">
          <table:table-cell office:value-type="float" office:value="0.030669056" calcext:value-type="float">
            <text:p>0.030669056</text:p>
          </table:table-cell>
        </table:table-row>
        <table:table-row table:style-name="ro1">
          <table:table-cell office:value-type="float" office:value="0.030714368" calcext:value-type="float">
            <text:p>0.030714368</text:p>
          </table:table-cell>
        </table:table-row>
        <table:table-row table:style-name="ro1">
          <table:table-cell office:value-type="float" office:value="0.027446016" calcext:value-type="float">
            <text:p>0.027446016</text:p>
          </table:table-cell>
        </table:table-row>
        <table:table-row table:style-name="ro1">
          <table:table-cell office:value-type="float" office:value="0.02451456" calcext:value-type="float">
            <text:p>0.02451456</text:p>
          </table:table-cell>
        </table:table-row>
        <table:table-row table:style-name="ro1">
          <table:table-cell office:value-type="float" office:value="0.024543232" calcext:value-type="float">
            <text:p>0.024543232</text:p>
          </table:table-cell>
        </table:table-row>
        <table:table-row table:style-name="ro1">
          <table:table-cell office:value-type="float" office:value="0.041092096" calcext:value-type="float">
            <text:p>0.041092096</text:p>
          </table:table-cell>
        </table:table-row>
        <table:table-row table:style-name="ro1">
          <table:table-cell office:value-type="float" office:value="0.041164288" calcext:value-type="float">
            <text:p>0.041164288</text:p>
          </table:table-cell>
        </table:table-row>
        <table:table-row table:style-name="ro1">
          <table:table-cell office:value-type="float" office:value="0.038401536" calcext:value-type="float">
            <text:p>0.038401536</text:p>
          </table:table-cell>
        </table:table-row>
        <table:table-row table:style-name="ro1">
          <table:table-cell office:value-type="float" office:value="0.037614848" calcext:value-type="float">
            <text:p>0.037614848</text:p>
          </table:table-cell>
        </table:table-row>
        <table:table-row table:style-name="ro1">
          <table:table-cell office:value-type="float" office:value="0.037647616" calcext:value-type="float">
            <text:p>0.037647616</text:p>
          </table:table-cell>
        </table:table-row>
        <table:table-row table:style-name="ro1">
          <table:table-cell office:value-type="float" office:value="0.038464512" calcext:value-type="float">
            <text:p>0.038464512</text:p>
          </table:table-cell>
        </table:table-row>
        <table:table-row table:style-name="ro1">
          <table:table-cell office:value-type="float" office:value="0.038640896" calcext:value-type="float">
            <text:p>0.038640896</text:p>
          </table:table-cell>
        </table:table-row>
        <table:table-row table:style-name="ro1">
          <table:table-cell office:value-type="float" office:value="0.038142464" calcext:value-type="float">
            <text:p>0.038142464</text:p>
          </table:table-cell>
        </table:table-row>
        <table:table-row table:style-name="ro1">
          <table:table-cell office:value-type="float" office:value="0.039585536" calcext:value-type="float">
            <text:p>0.039585536</text:p>
          </table:table-cell>
        </table:table-row>
        <table:table-row table:style-name="ro1">
          <table:table-cell office:value-type="float" office:value="0.039687168" calcext:value-type="float">
            <text:p>0.039687168</text:p>
          </table:table-cell>
        </table:table-row>
        <table:table-row table:style-name="ro1">
          <table:table-cell office:value-type="float" office:value="0.042150656" calcext:value-type="float">
            <text:p>0.042150656</text:p>
          </table:table-cell>
        </table:table-row>
        <table:table-row table:style-name="ro1">
          <table:table-cell office:value-type="float" office:value="0.042264064" calcext:value-type="float">
            <text:p>0.042264064</text:p>
          </table:table-cell>
        </table:table-row>
        <table:table-row table:style-name="ro1">
          <table:table-cell office:value-type="float" office:value="0.040089088" calcext:value-type="float">
            <text:p>0.040089088</text:p>
          </table:table-cell>
        </table:table-row>
        <table:table-row table:style-name="ro1">
          <table:table-cell office:value-type="float" office:value="0.038994176" calcext:value-type="float">
            <text:p>0.038994176</text:p>
          </table:table-cell>
        </table:table-row>
        <table:table-row table:style-name="ro1">
          <table:table-cell office:value-type="float" office:value="0.039025408" calcext:value-type="float">
            <text:p>0.039025408</text:p>
          </table:table-cell>
        </table:table-row>
        <table:table-row table:style-name="ro1">
          <table:table-cell office:value-type="float" office:value="0.040141312" calcext:value-type="float">
            <text:p>0.040141312</text:p>
          </table:table-cell>
        </table:table-row>
        <table:table-row table:style-name="ro1">
          <table:table-cell office:value-type="float" office:value="0.040193536" calcext:value-type="float">
            <text:p>0.040193536</text:p>
          </table:table-cell>
        </table:table-row>
        <table:table-row table:style-name="ro1">
          <table:table-cell office:value-type="float" office:value="0.039252736" calcext:value-type="float">
            <text:p>0.039252736</text:p>
          </table:table-cell>
        </table:table-row>
        <table:table-row table:style-name="ro1">
          <table:table-cell office:value-type="float" office:value="0.036078592" calcext:value-type="float">
            <text:p>0.036078592</text:p>
          </table:table-cell>
        </table:table-row>
        <table:table-row table:style-name="ro1">
          <table:table-cell office:value-type="float" office:value="0.036110592" calcext:value-type="float">
            <text:p>0.036110592</text:p>
          </table:table-cell>
        </table:table-row>
        <table:table-row table:style-name="ro1">
          <table:table-cell office:value-type="float" office:value="0.039360512" calcext:value-type="float">
            <text:p>0.039360512</text:p>
          </table:table-cell>
        </table:table-row>
        <table:table-row table:style-name="ro1">
          <table:table-cell office:value-type="float" office:value="0.039412992" calcext:value-type="float">
            <text:p>0.039412992</text:p>
          </table:table-cell>
        </table:table-row>
        <table:table-row table:style-name="ro1">
          <table:table-cell office:value-type="float" office:value="0.03635328" calcext:value-type="float">
            <text:p>0.03635328</text:p>
          </table:table-cell>
        </table:table-row>
        <table:table-row table:style-name="ro1">
          <table:table-cell office:value-type="float" office:value="0.033140992" calcext:value-type="float">
            <text:p>0.033140992</text:p>
          </table:table-cell>
        </table:table-row>
        <table:table-row table:style-name="ro1">
          <table:table-cell office:value-type="float" office:value="0.033195264" calcext:value-type="float">
            <text:p>0.033195264</text:p>
          </table:table-cell>
        </table:table-row>
        <table:table-row table:style-name="ro1">
          <table:table-cell office:value-type="float" office:value="0.03645824" calcext:value-type="float">
            <text:p>0.03645824</text:p>
          </table:table-cell>
        </table:table-row>
        <table:table-row table:style-name="ro1">
          <table:table-cell office:value-type="float" office:value="0.036511744" calcext:value-type="float">
            <text:p>0.036511744</text:p>
          </table:table-cell>
        </table:table-row>
        <table:table-row table:style-name="ro1">
          <table:table-cell office:value-type="float" office:value="0.03348096" calcext:value-type="float">
            <text:p>0.03348096</text:p>
          </table:table-cell>
        </table:table-row>
        <table:table-row table:style-name="ro1">
          <table:table-cell office:value-type="float" office:value="0.033027072" calcext:value-type="float">
            <text:p>0.033027072</text:p>
          </table:table-cell>
        </table:table-row>
        <table:table-row table:style-name="ro1">
          <table:table-cell office:value-type="float" office:value="0.033056768" calcext:value-type="float">
            <text:p>0.033056768</text:p>
          </table:table-cell>
        </table:table-row>
        <table:table-row table:style-name="ro1">
          <table:table-cell office:value-type="float" office:value="0.033530112" calcext:value-type="float">
            <text:p>0.033530112</text:p>
          </table:table-cell>
        </table:table-row>
        <table:table-row table:style-name="ro1">
          <table:table-cell office:value-type="float" office:value="0.033579776" calcext:value-type="float">
            <text:p>0.033579776</text:p>
          </table:table-cell>
        </table:table-row>
        <table:table-row table:style-name="ro1">
          <table:table-cell office:value-type="float" office:value="0.03332608" calcext:value-type="float">
            <text:p>0.03332608</text:p>
          </table:table-cell>
        </table:table-row>
        <table:table-row table:style-name="ro1">
          <table:table-cell office:value-type="float" office:value="0.030004224" calcext:value-type="float">
            <text:p>0.030004224</text:p>
          </table:table-cell>
        </table:table-row>
        <table:table-row table:style-name="ro1">
          <table:table-cell office:value-type="float" office:value="0.030031104" calcext:value-type="float">
            <text:p>0.030031104</text:p>
          </table:table-cell>
        </table:table-row>
        <table:table-row table:style-name="ro1">
          <table:table-cell office:value-type="float" office:value="0.033358848" calcext:value-type="float">
            <text:p>0.033358848</text:p>
          </table:table-cell>
        </table:table-row>
        <table:table-row table:style-name="ro1">
          <table:table-cell office:value-type="float" office:value="0.033406208" calcext:value-type="float">
            <text:p>0.033406208</text:p>
          </table:table-cell>
        </table:table-row>
        <table:table-row table:style-name="ro1">
          <table:table-cell office:value-type="float" office:value="0.030312192" calcext:value-type="float">
            <text:p>0.030312192</text:p>
          </table:table-cell>
        </table:table-row>
        <table:table-row table:style-name="ro1">
          <table:table-cell office:value-type="float" office:value="0.02972672" calcext:value-type="float">
            <text:p>0.02972672</text:p>
          </table:table-cell>
        </table:table-row>
        <table:table-row table:style-name="ro1">
          <table:table-cell office:value-type="float" office:value="0.029684224" calcext:value-type="float">
            <text:p>0.029684224</text:p>
          </table:table-cell>
        </table:table-row>
        <table:table-row table:style-name="ro1">
          <table:table-cell office:value-type="float" office:value="0.030336" calcext:value-type="float">
            <text:p>0.030336</text:p>
          </table:table-cell>
        </table:table-row>
        <table:table-row table:style-name="ro1">
          <table:table-cell office:value-type="float" office:value="0.030408704" calcext:value-type="float">
            <text:p>0.030408704</text:p>
          </table:table-cell>
        </table:table-row>
        <table:table-row table:style-name="ro1">
          <table:table-cell office:value-type="float" office:value="0.030025728" calcext:value-type="float">
            <text:p>0.030025728</text:p>
          </table:table-cell>
        </table:table-row>
        <table:table-row table:style-name="ro1">
          <table:table-cell office:value-type="float" office:value="0.02646784" calcext:value-type="float">
            <text:p>0.02646784</text:p>
          </table:table-cell>
        </table:table-row>
        <table:table-row table:style-name="ro1">
          <table:table-cell office:value-type="float" office:value="0.026496" calcext:value-type="float">
            <text:p>0.026496</text:p>
          </table:table-cell>
        </table:table-row>
        <table:table-row table:style-name="ro1">
          <table:table-cell office:value-type="float" office:value="0.029964032" calcext:value-type="float">
            <text:p>0.029964032</text:p>
          </table:table-cell>
        </table:table-row>
        <table:table-row table:style-name="ro1">
          <table:table-cell office:value-type="float" office:value="0.03000576" calcext:value-type="float">
            <text:p>0.03000576</text:p>
          </table:table-cell>
        </table:table-row>
        <table:table-row table:style-name="ro1">
          <table:table-cell office:value-type="float" office:value="0.02673536" calcext:value-type="float">
            <text:p>0.02673536</text:p>
          </table:table-cell>
        </table:table-row>
        <table:table-row table:style-name="ro1">
          <table:table-cell office:value-type="float" office:value="0.024238592" calcext:value-type="float">
            <text:p>0.024238592</text:p>
          </table:table-cell>
        </table:table-row>
        <table:table-row table:style-name="ro1">
          <table:table-cell office:value-type="float" office:value="0.024270848" calcext:value-type="float">
            <text:p>0.024270848</text:p>
          </table:table-cell>
        </table:table-row>
        <table:table-row table:style-name="ro1">
          <table:table-cell office:value-type="float" office:value="0.026767104" calcext:value-type="float">
            <text:p>0.026767104</text:p>
          </table:table-cell>
        </table:table-row>
        <table:table-row table:style-name="ro1">
          <table:table-cell office:value-type="float" office:value="0.026832384" calcext:value-type="float">
            <text:p>0.026832384</text:p>
          </table:table-cell>
        </table:table-row>
        <table:table-row table:style-name="ro1">
          <table:table-cell office:value-type="float" office:value="0.024512" calcext:value-type="float">
            <text:p>0.024512</text:p>
          </table:table-cell>
        </table:table-row>
        <table:table-row table:style-name="ro1">
          <table:table-cell office:value-type="float" office:value="0.023963392" calcext:value-type="float">
            <text:p>0.023963392</text:p>
          </table:table-cell>
        </table:table-row>
        <table:table-row table:style-name="ro1">
          <table:table-cell office:value-type="float" office:value="0.023997952" calcext:value-type="float">
            <text:p>0.023997952</text:p>
          </table:table-cell>
        </table:table-row>
        <table:table-row table:style-name="ro1">
          <table:table-cell office:value-type="float" office:value="0.024559104" calcext:value-type="float">
            <text:p>0.024559104</text:p>
          </table:table-cell>
        </table:table-row>
        <table:table-row table:style-name="ro1">
          <table:table-cell office:value-type="float" office:value="0.024604928" calcext:value-type="float">
            <text:p>0.024604928</text:p>
          </table:table-cell>
        </table:table-row>
        <table:table-row table:style-name="ro1">
          <table:table-cell office:value-type="float" office:value="0.02421376" calcext:value-type="float">
            <text:p>0.02421376</text:p>
          </table:table-cell>
        </table:table-row>
        <table:table-row table:style-name="ro1">
          <table:table-cell office:value-type="float" office:value="0.020777984" calcext:value-type="float">
            <text:p>0.020777984</text:p>
          </table:table-cell>
        </table:table-row>
        <table:table-row table:style-name="ro1">
          <table:table-cell office:value-type="float" office:value="0.020809472" calcext:value-type="float">
            <text:p>0.020809472</text:p>
          </table:table-cell>
        </table:table-row>
        <table:table-row table:style-name="ro1">
          <table:table-cell office:value-type="float" office:value="0.024266752" calcext:value-type="float">
            <text:p>0.024266752</text:p>
          </table:table-cell>
        </table:table-row>
        <table:table-row table:style-name="ro1">
          <table:table-cell office:value-type="float" office:value="0.024333312" calcext:value-type="float">
            <text:p>0.024333312</text:p>
          </table:table-cell>
        </table:table-row>
        <table:table-row table:style-name="ro1">
          <table:table-cell office:value-type="float" office:value="0.021050112" calcext:value-type="float">
            <text:p>0.021050112</text:p>
          </table:table-cell>
        </table:table-row>
        <table:table-row table:style-name="ro1">
          <table:table-cell office:value-type="float" office:value="0.020465408" calcext:value-type="float">
            <text:p>0.020465408</text:p>
          </table:table-cell>
        </table:table-row>
        <table:table-row table:style-name="ro1">
          <table:table-cell office:value-type="float" office:value="0.02049024" calcext:value-type="float">
            <text:p>0.02049024</text:p>
          </table:table-cell>
        </table:table-row>
        <table:table-row table:style-name="ro1">
          <table:table-cell office:value-type="float" office:value="0.021117696" calcext:value-type="float">
            <text:p>0.021117696</text:p>
          </table:table-cell>
        </table:table-row>
        <table:table-row table:style-name="ro1">
          <table:table-cell office:value-type="float" office:value="0.02118272" calcext:value-type="float">
            <text:p>0.02118272</text:p>
          </table:table-cell>
        </table:table-row>
        <table:table-row table:style-name="ro1">
          <table:table-cell office:value-type="float" office:value="0.020774144" calcext:value-type="float">
            <text:p>0.020774144</text:p>
          </table:table-cell>
        </table:table-row>
        <table:table-row table:style-name="ro1">
          <table:table-cell office:value-type="float" office:value="0.017354496" calcext:value-type="float">
            <text:p>0.017354496</text:p>
          </table:table-cell>
        </table:table-row>
        <table:table-row table:style-name="ro1">
          <table:table-cell office:value-type="float" office:value="0.017374208" calcext:value-type="float">
            <text:p>0.017374208</text:p>
          </table:table-cell>
        </table:table-row>
        <table:table-row table:style-name="ro1">
          <table:table-cell office:value-type="float" office:value="0.020818944" calcext:value-type="float">
            <text:p>0.020818944</text:p>
          </table:table-cell>
        </table:table-row>
        <table:table-row table:style-name="ro1">
          <table:table-cell office:value-type="float" office:value="0.020856832" calcext:value-type="float">
            <text:p>0.020856832</text:p>
          </table:table-cell>
        </table:table-row>
        <table:table-row table:style-name="ro1">
          <table:table-cell office:value-type="float" office:value="0.032407808" calcext:value-type="float">
            <text:p>0.032407808</text:p>
          </table:table-cell>
        </table:table-row>
        <table:table-row table:style-name="ro1">
          <table:table-cell office:value-type="float" office:value="0.028789248" calcext:value-type="float">
            <text:p>0.028789248</text:p>
          </table:table-cell>
        </table:table-row>
        <table:table-row table:style-name="ro1">
          <table:table-cell office:value-type="float" office:value="0.028820736" calcext:value-type="float">
            <text:p>0.028820736</text:p>
          </table:table-cell>
        </table:table-row>
        <table:table-row table:style-name="ro1">
          <table:table-cell office:value-type="float" office:value="0.032685568" calcext:value-type="float">
            <text:p>0.032685568</text:p>
          </table:table-cell>
        </table:table-row>
        <table:table-row table:style-name="ro1">
          <table:table-cell office:value-type="float" office:value="0.032735744" calcext:value-type="float">
            <text:p>0.032735744</text:p>
          </table:table-cell>
        </table:table-row>
        <table:table-row table:style-name="ro1">
          <table:table-cell office:value-type="float" office:value="0.029089792" calcext:value-type="float">
            <text:p>0.029089792</text:p>
          </table:table-cell>
        </table:table-row>
        <table:table-row table:style-name="ro1">
          <table:table-cell office:value-type="float" office:value="0.028754176" calcext:value-type="float">
            <text:p>0.028754176</text:p>
          </table:table-cell>
        </table:table-row>
        <table:table-row table:style-name="ro1">
          <table:table-cell office:value-type="float" office:value="0.02877824" calcext:value-type="float">
            <text:p>0.02877824</text:p>
          </table:table-cell>
        </table:table-row>
        <table:table-row table:style-name="ro1">
          <table:table-cell office:value-type="float" office:value="0.029088768" calcext:value-type="float">
            <text:p>0.029088768</text:p>
          </table:table-cell>
        </table:table-row>
        <table:table-row table:style-name="ro1">
          <table:table-cell office:value-type="float" office:value="0.029132544" calcext:value-type="float">
            <text:p>0.029132544</text:p>
          </table:table-cell>
        </table:table-row>
        <table:table-row table:style-name="ro1">
          <table:table-cell office:value-type="float" office:value="0.02906496" calcext:value-type="float">
            <text:p>0.02906496</text:p>
          </table:table-cell>
        </table:table-row>
        <table:table-row table:style-name="ro1">
          <table:table-cell office:value-type="float" office:value="0.02569728" calcext:value-type="float">
            <text:p>0.02569728</text:p>
          </table:table-cell>
        </table:table-row>
        <table:table-row table:style-name="ro1">
          <table:table-cell office:value-type="float" office:value="0.025741056" calcext:value-type="float">
            <text:p>0.025741056</text:p>
          </table:table-cell>
        </table:table-row>
        <table:table-row table:style-name="ro1">
          <table:table-cell office:value-type="float" office:value="0.029155584" calcext:value-type="float">
            <text:p>0.029155584</text:p>
          </table:table-cell>
        </table:table-row>
        <table:table-row table:style-name="ro1">
          <table:table-cell office:value-type="float" office:value="0.029256448" calcext:value-type="float">
            <text:p>0.029256448</text:p>
          </table:table-cell>
        </table:table-row>
        <table:table-row table:style-name="ro1">
          <table:table-cell office:value-type="float" office:value="0.026107136" calcext:value-type="float">
            <text:p>0.026107136</text:p>
          </table:table-cell>
        </table:table-row>
        <table:table-row table:style-name="ro1">
          <table:table-cell office:value-type="float" office:value="0.025664256" calcext:value-type="float">
            <text:p>0.025664256</text:p>
          </table:table-cell>
        </table:table-row>
        <table:table-row table:style-name="ro1">
          <table:table-cell office:value-type="float" office:value="0.025682688" calcext:value-type="float">
            <text:p>0.025682688</text:p>
          </table:table-cell>
        </table:table-row>
        <table:table-row table:style-name="ro1">
          <table:table-cell office:value-type="float" office:value="0.026123264" calcext:value-type="float">
            <text:p>0.026123264</text:p>
          </table:table-cell>
        </table:table-row>
        <table:table-row table:style-name="ro1">
          <table:table-cell office:value-type="float" office:value="0.026170368" calcext:value-type="float">
            <text:p>0.026170368</text:p>
          </table:table-cell>
        </table:table-row>
        <table:table-row table:style-name="ro1">
          <table:table-cell office:value-type="float" office:value="0.025956352" calcext:value-type="float">
            <text:p>0.025956352</text:p>
          </table:table-cell>
        </table:table-row>
        <table:table-row table:style-name="ro1">
          <table:table-cell office:value-type="float" office:value="0.023565824" calcext:value-type="float">
            <text:p>0.023565824</text:p>
          </table:table-cell>
        </table:table-row>
        <table:table-row table:style-name="ro1">
          <table:table-cell office:value-type="float" office:value="0.023596032" calcext:value-type="float">
            <text:p>0.023596032</text:p>
          </table:table-cell>
        </table:table-row>
        <table:table-row table:style-name="ro1">
          <table:table-cell office:value-type="float" office:value="0.025958656" calcext:value-type="float">
            <text:p>0.025958656</text:p>
          </table:table-cell>
        </table:table-row>
        <table:table-row table:style-name="ro1">
          <table:table-cell office:value-type="float" office:value="0.033504256" calcext:value-type="float">
            <text:p>0.033504256</text:p>
          </table:table-cell>
        </table:table-row>
        <table:table-row table:style-name="ro1">
          <table:table-cell office:value-type="float" office:value="0.033025792" calcext:value-type="float">
            <text:p>0.033025792</text:p>
          </table:table-cell>
        </table:table-row>
        <table:table-row table:style-name="ro1">
          <table:table-cell office:value-type="float" office:value="0.029008384" calcext:value-type="float">
            <text:p>0.029008384</text:p>
          </table:table-cell>
        </table:table-row>
        <table:table-row table:style-name="ro1">
          <table:table-cell office:value-type="float" office:value="0.029044992" calcext:value-type="float">
            <text:p>0.029044992</text:p>
          </table:table-cell>
        </table:table-row>
        <table:table-row table:style-name="ro1">
          <table:table-cell office:value-type="float" office:value="0.033117696" calcext:value-type="float">
            <text:p>0.033117696</text:p>
          </table:table-cell>
        </table:table-row>
        <table:table-row table:style-name="ro1">
          <table:table-cell office:value-type="float" office:value="0.033173248" calcext:value-type="float">
            <text:p>0.033173248</text:p>
          </table:table-cell>
        </table:table-row>
        <table:table-row table:style-name="ro1">
          <table:table-cell office:value-type="float" office:value="0.029403136" calcext:value-type="float">
            <text:p>0.029403136</text:p>
          </table:table-cell>
        </table:table-row>
        <table:table-row table:style-name="ro1">
          <table:table-cell office:value-type="float" office:value="0.02903808" calcext:value-type="float">
            <text:p>0.02903808</text:p>
          </table:table-cell>
        </table:table-row>
        <table:table-row table:style-name="ro1">
          <table:table-cell office:value-type="float" office:value="0.0290752" calcext:value-type="float">
            <text:p>0.0290752</text:p>
          </table:table-cell>
        </table:table-row>
        <table:table-row table:style-name="ro1">
          <table:table-cell office:value-type="float" office:value="0.029401088" calcext:value-type="float">
            <text:p>0.029401088</text:p>
          </table:table-cell>
        </table:table-row>
        <table:table-row table:style-name="ro1">
          <table:table-cell office:value-type="float" office:value="0.029450496" calcext:value-type="float">
            <text:p>0.029450496</text:p>
          </table:table-cell>
        </table:table-row>
        <table:table-row table:style-name="ro1">
          <table:table-cell office:value-type="float" office:value="0.029302528" calcext:value-type="float">
            <text:p>0.029302528</text:p>
          </table:table-cell>
        </table:table-row>
        <table:table-row table:style-name="ro1">
          <table:table-cell office:value-type="float" office:value="0.025897472" calcext:value-type="float">
            <text:p>0.025897472</text:p>
          </table:table-cell>
        </table:table-row>
        <table:table-row table:style-name="ro1">
          <table:table-cell office:value-type="float" office:value="0.025925888" calcext:value-type="float">
            <text:p>0.025925888</text:p>
          </table:table-cell>
        </table:table-row>
        <table:table-row table:style-name="ro1">
          <table:table-cell office:value-type="float" office:value="0.029353472" calcext:value-type="float">
            <text:p>0.029353472</text:p>
          </table:table-cell>
        </table:table-row>
        <table:table-row table:style-name="ro1">
          <table:table-cell office:value-type="float" office:value="0.029382144" calcext:value-type="float">
            <text:p>0.029382144</text:p>
          </table:table-cell>
        </table:table-row>
        <table:table-row table:style-name="ro1">
          <table:table-cell office:value-type="float" office:value="0.026148864" calcext:value-type="float">
            <text:p>0.026148864</text:p>
          </table:table-cell>
        </table:table-row>
        <table:table-row table:style-name="ro1">
          <table:table-cell office:value-type="float" office:value="0.025698048" calcext:value-type="float">
            <text:p>0.025698048</text:p>
          </table:table-cell>
        </table:table-row>
        <table:table-row table:style-name="ro1">
          <table:table-cell office:value-type="float" office:value="0.02572416" calcext:value-type="float">
            <text:p>0.02572416</text:p>
          </table:table-cell>
        </table:table-row>
        <table:table-row table:style-name="ro1">
          <table:table-cell office:value-type="float" office:value="0.0261888" calcext:value-type="float">
            <text:p>0.0261888</text:p>
          </table:table-cell>
        </table:table-row>
        <table:table-row table:style-name="ro1">
          <table:table-cell office:value-type="float" office:value="0.026237696" calcext:value-type="float">
            <text:p>0.026237696</text:p>
          </table:table-cell>
        </table:table-row>
        <table:table-row table:style-name="ro1">
          <table:table-cell office:value-type="float" office:value="0.0259584" calcext:value-type="float">
            <text:p>0.0259584</text:p>
          </table:table-cell>
        </table:table-row>
        <table:table-row table:style-name="ro1">
          <table:table-cell office:value-type="float" office:value="0.02351872" calcext:value-type="float">
            <text:p>0.02351872</text:p>
          </table:table-cell>
        </table:table-row>
        <table:table-row table:style-name="ro1">
          <table:table-cell office:value-type="float" office:value="0.0235328" calcext:value-type="float">
            <text:p>0.0235328</text:p>
          </table:table-cell>
        </table:table-row>
        <table:table-row table:style-name="ro1">
          <table:table-cell office:value-type="float" office:value="0.026010624" calcext:value-type="float">
            <text:p>0.026010624</text:p>
          </table:table-cell>
        </table:table-row>
        <table:table-row table:style-name="ro1">
          <table:table-cell office:value-type="float" office:value="0.026055936" calcext:value-type="float">
            <text:p>0.026055936</text:p>
          </table:table-cell>
        </table:table-row>
        <table:table-row table:style-name="ro1">
          <table:table-cell office:value-type="float" office:value="0.023834112" calcext:value-type="float">
            <text:p>0.023834112</text:p>
          </table:table-cell>
        </table:table-row>
        <table:table-row table:style-name="ro1">
          <table:table-cell office:value-type="float" office:value="0.019948288" calcext:value-type="float">
            <text:p>0.019948288</text:p>
          </table:table-cell>
        </table:table-row>
        <table:table-row table:style-name="ro1">
          <table:table-cell office:value-type="float" office:value="0.019979776" calcext:value-type="float">
            <text:p>0.019979776</text:p>
          </table:table-cell>
        </table:table-row>
        <table:table-row table:style-name="ro1">
          <table:table-cell office:value-type="float" office:value="0.023803392" calcext:value-type="float">
            <text:p>0.023803392</text:p>
          </table:table-cell>
        </table:table-row>
        <table:table-row table:style-name="ro1">
          <table:table-cell office:value-type="float" office:value="0.02383872" calcext:value-type="float">
            <text:p>0.02383872</text:p>
          </table:table-cell>
        </table:table-row>
        <table:table-row table:style-name="ro1">
          <table:table-cell office:value-type="float" office:value="0.020203776" calcext:value-type="float">
            <text:p>0.020203776</text:p>
          </table:table-cell>
        </table:table-row>
        <table:table-row table:style-name="ro1">
          <table:table-cell office:value-type="float" office:value="0.019910912" calcext:value-type="float">
            <text:p>0.019910912</text:p>
          </table:table-cell>
        </table:table-row>
        <table:table-row table:style-name="ro1">
          <table:table-cell office:value-type="float" office:value="0.019948288" calcext:value-type="float">
            <text:p>0.019948288</text:p>
          </table:table-cell>
        </table:table-row>
        <table:table-row table:style-name="ro1">
          <table:table-cell office:value-type="float" office:value="0.020252672" calcext:value-type="float">
            <text:p>0.020252672</text:p>
          </table:table-cell>
        </table:table-row>
        <table:table-row table:style-name="ro1">
          <table:table-cell office:value-type="float" office:value="0.020323072" calcext:value-type="float">
            <text:p>0.020323072</text:p>
          </table:table-cell>
        </table:table-row>
        <table:table-row table:style-name="ro1">
          <table:table-cell office:value-type="float" office:value="0.020186368" calcext:value-type="float">
            <text:p>0.020186368</text:p>
          </table:table-cell>
        </table:table-row>
        <table:table-row table:style-name="ro1">
          <table:table-cell office:value-type="float" office:value="0.015927552" calcext:value-type="float">
            <text:p>0.015927552</text:p>
          </table:table-cell>
        </table:table-row>
        <table:table-row table:style-name="ro1">
          <table:table-cell office:value-type="float" office:value="0.015942144" calcext:value-type="float">
            <text:p>0.015942144</text:p>
          </table:table-cell>
        </table:table-row>
        <table:table-row table:style-name="ro1">
          <table:table-cell office:value-type="float" office:value="0.020235008" calcext:value-type="float">
            <text:p>0.020235008</text:p>
          </table:table-cell>
        </table:table-row>
        <table:table-row table:style-name="ro1">
          <table:table-cell office:value-type="float" office:value="0.020274176" calcext:value-type="float">
            <text:p>0.020274176</text:p>
          </table:table-cell>
        </table:table-row>
        <table:table-row table:style-name="ro1">
          <table:table-cell office:value-type="float" office:value="0.016244736" calcext:value-type="float">
            <text:p>0.016244736</text:p>
          </table:table-cell>
        </table:table-row>
        <table:table-row table:style-name="ro1">
          <table:table-cell office:value-type="float" office:value="0.015950336" calcext:value-type="float">
            <text:p>0.015950336</text:p>
          </table:table-cell>
        </table:table-row>
        <table:table-row table:style-name="ro1">
          <table:table-cell office:value-type="float" office:value="0.027551488" calcext:value-type="float">
            <text:p>0.027551488</text:p>
          </table:table-cell>
        </table:table-row>
        <table:table-row table:style-name="ro1">
          <table:table-cell office:value-type="float" office:value="0.028087552" calcext:value-type="float">
            <text:p>0.028087552</text:p>
          </table:table-cell>
        </table:table-row>
        <table:table-row table:style-name="ro1">
          <table:table-cell office:value-type="float" office:value="0.028281856" calcext:value-type="float">
            <text:p>0.028281856</text:p>
          </table:table-cell>
        </table:table-row>
        <table:table-row table:style-name="ro1">
          <table:table-cell office:value-type="float" office:value="0.028289792" calcext:value-type="float">
            <text:p>0.028289792</text:p>
          </table:table-cell>
        </table:table-row>
        <table:table-row table:style-name="ro1">
          <table:table-cell office:value-type="float" office:value="0.026340096" calcext:value-type="float">
            <text:p>0.026340096</text:p>
          </table:table-cell>
        </table:table-row>
        <table:table-row table:style-name="ro1">
          <table:table-cell office:value-type="float" office:value="0.026390272" calcext:value-type="float">
            <text:p>0.026390272</text:p>
          </table:table-cell>
        </table:table-row>
        <table:table-row table:style-name="ro1">
          <table:table-cell office:value-type="float" office:value="0.028420352" calcext:value-type="float">
            <text:p>0.028420352</text:p>
          </table:table-cell>
        </table:table-row>
        <table:table-row table:style-name="ro1">
          <table:table-cell office:value-type="float" office:value="0.028507136" calcext:value-type="float">
            <text:p>0.028507136</text:p>
          </table:table-cell>
        </table:table-row>
        <table:table-row table:style-name="ro1">
          <table:table-cell office:value-type="float" office:value="0.02669312" calcext:value-type="float">
            <text:p>0.02669312</text:p>
          </table:table-cell>
        </table:table-row>
        <table:table-row table:style-name="ro1">
          <table:table-cell office:value-type="float" office:value="0.023069184" calcext:value-type="float">
            <text:p>0.023069184</text:p>
          </table:table-cell>
        </table:table-row>
        <table:table-row table:style-name="ro1">
          <table:table-cell office:value-type="float" office:value="0.023102976" calcext:value-type="float">
            <text:p>0.023102976</text:p>
          </table:table-cell>
        </table:table-row>
        <table:table-row table:style-name="ro1">
          <table:table-cell office:value-type="float" office:value="0.026748928" calcext:value-type="float">
            <text:p>0.026748928</text:p>
          </table:table-cell>
        </table:table-row>
        <table:table-row table:style-name="ro1">
          <table:table-cell office:value-type="float" office:value="0.026797056" calcext:value-type="float">
            <text:p>0.026797056</text:p>
          </table:table-cell>
        </table:table-row>
        <table:table-row table:style-name="ro1">
          <table:table-cell office:value-type="float" office:value="0.02333696" calcext:value-type="float">
            <text:p>0.02333696</text:p>
          </table:table-cell>
        </table:table-row>
        <table:table-row table:style-name="ro1">
          <table:table-cell office:value-type="float" office:value="0.023062272" calcext:value-type="float">
            <text:p>0.023062272</text:p>
          </table:table-cell>
        </table:table-row>
        <table:table-row table:style-name="ro1">
          <table:table-cell office:value-type="float" office:value="0.023092736" calcext:value-type="float">
            <text:p>0.023092736</text:p>
          </table:table-cell>
        </table:table-row>
        <table:table-row table:style-name="ro1">
          <table:table-cell office:value-type="float" office:value="0.023382272" calcext:value-type="float">
            <text:p>0.023382272</text:p>
          </table:table-cell>
        </table:table-row>
        <table:table-row table:style-name="ro1">
          <table:table-cell office:value-type="float" office:value="0.023425792" calcext:value-type="float">
            <text:p>0.023425792</text:p>
          </table:table-cell>
        </table:table-row>
        <table:table-row table:style-name="ro1">
          <table:table-cell office:value-type="float" office:value="0.023300352" calcext:value-type="float">
            <text:p>0.023300352</text:p>
          </table:table-cell>
        </table:table-row>
        <table:table-row table:style-name="ro1">
          <table:table-cell office:value-type="float" office:value="0.01893376" calcext:value-type="float">
            <text:p>0.01893376</text:p>
          </table:table-cell>
        </table:table-row>
        <table:table-row table:style-name="ro1">
          <table:table-cell office:value-type="float" office:value="0.018917632" calcext:value-type="float">
            <text:p>0.018917632</text:p>
          </table:table-cell>
        </table:table-row>
        <table:table-row table:style-name="ro1">
          <table:table-cell office:value-type="float" office:value="0.023347456" calcext:value-type="float">
            <text:p>0.023347456</text:p>
          </table:table-cell>
        </table:table-row>
        <table:table-row table:style-name="ro1">
          <table:table-cell office:value-type="float" office:value="0.02350976" calcext:value-type="float">
            <text:p>0.02350976</text:p>
          </table:table-cell>
        </table:table-row>
        <table:table-row table:style-name="ro1">
          <table:table-cell office:value-type="float" office:value="0.019385344" calcext:value-type="float">
            <text:p>0.019385344</text:p>
          </table:table-cell>
        </table:table-row>
        <table:table-row table:style-name="ro1">
          <table:table-cell office:value-type="float" office:value="0.043136768" calcext:value-type="float">
            <text:p>0.043136768</text:p>
          </table:table-cell>
        </table:table-row>
        <table:table-row table:style-name="ro1">
          <table:table-cell office:value-type="float" office:value="0.043186432" calcext:value-type="float">
            <text:p>0.043186432</text:p>
          </table:table-cell>
        </table:table-row>
        <table:table-row table:style-name="ro1">
          <table:table-cell office:value-type="float" office:value="0.043647488" calcext:value-type="float">
            <text:p>0.043647488</text:p>
          </table:table-cell>
        </table:table-row>
        <table:table-row table:style-name="ro1">
          <table:table-cell office:value-type="float" office:value="0.0436608" calcext:value-type="float">
            <text:p>0.0436608</text:p>
          </table:table-cell>
        </table:table-row>
        <table:table-row table:style-name="ro1">
          <table:table-cell office:value-type="float" office:value="0.043491328" calcext:value-type="float">
            <text:p>0.043491328</text:p>
          </table:table-cell>
        </table:table-row>
        <table:table-row table:style-name="ro1">
          <table:table-cell office:value-type="float" office:value="0.04773632" calcext:value-type="float">
            <text:p>0.04773632</text:p>
          </table:table-cell>
        </table:table-row>
        <table:table-row table:style-name="ro1">
          <table:table-cell office:value-type="float" office:value="0.047771904" calcext:value-type="float">
            <text:p>0.047771904</text:p>
          </table:table-cell>
        </table:table-row>
        <table:table-row table:style-name="ro1">
          <table:table-cell office:value-type="float" office:value="0.049582848" calcext:value-type="float">
            <text:p>0.049582848</text:p>
          </table:table-cell>
        </table:table-row>
        <table:table-row table:style-name="ro1">
          <table:table-cell office:value-type="float" office:value="0.049621248" calcext:value-type="float">
            <text:p>0.049621248</text:p>
          </table:table-cell>
        </table:table-row>
        <table:table-row table:style-name="ro1">
          <table:table-cell office:value-type="float" office:value="0.04798464" calcext:value-type="float">
            <text:p>0.04798464</text:p>
          </table:table-cell>
        </table:table-row>
        <table:table-row table:style-name="ro1">
          <table:table-cell office:value-type="float" office:value="0.044457984" calcext:value-type="float">
            <text:p>0.044457984</text:p>
          </table:table-cell>
        </table:table-row>
        <table:table-row table:style-name="ro1">
          <table:table-cell office:value-type="float" office:value="0.044482816" calcext:value-type="float">
            <text:p>0.044482816</text:p>
          </table:table-cell>
        </table:table-row>
        <table:table-row table:style-name="ro1">
          <table:table-cell office:value-type="float" office:value="0.048012544" calcext:value-type="float">
            <text:p>0.048012544</text:p>
          </table:table-cell>
        </table:table-row>
        <table:table-row table:style-name="ro1">
          <table:table-cell office:value-type="float" office:value="0.048047872" calcext:value-type="float">
            <text:p>0.048047872</text:p>
          </table:table-cell>
        </table:table-row>
        <table:table-row table:style-name="ro1">
          <table:table-cell office:value-type="float" office:value="0.044746496" calcext:value-type="float">
            <text:p>0.044746496</text:p>
          </table:table-cell>
        </table:table-row>
        <table:table-row table:style-name="ro1">
          <table:table-cell office:value-type="float" office:value="0.044447488" calcext:value-type="float">
            <text:p>0.044447488</text:p>
          </table:table-cell>
        </table:table-row>
        <table:table-row table:style-name="ro1">
          <table:table-cell office:value-type="float" office:value="0.044523776" calcext:value-type="float">
            <text:p>0.044523776</text:p>
          </table:table-cell>
        </table:table-row>
        <table:table-row table:style-name="ro1">
          <table:table-cell office:value-type="float" office:value="0.04491648" calcext:value-type="float">
            <text:p>0.04491648</text:p>
          </table:table-cell>
        </table:table-row>
        <table:table-row table:style-name="ro1">
          <table:table-cell office:value-type="float" office:value="0.044992768" calcext:value-type="float">
            <text:p>0.044992768</text:p>
          </table:table-cell>
        </table:table-row>
        <table:table-row table:style-name="ro1">
          <table:table-cell office:value-type="float" office:value="0.044876032" calcext:value-type="float">
            <text:p>0.044876032</text:p>
          </table:table-cell>
        </table:table-row>
        <table:table-row table:style-name="ro1">
          <table:table-cell office:value-type="float" office:value="0.04023552" calcext:value-type="float">
            <text:p>0.04023552</text:p>
          </table:table-cell>
        </table:table-row>
        <table:table-row table:style-name="ro1">
          <table:table-cell office:value-type="float" office:value="0.04021632" calcext:value-type="float">
            <text:p>0.04021632</text:p>
          </table:table-cell>
        </table:table-row>
        <table:table-row table:style-name="ro1">
          <table:table-cell office:value-type="float" office:value="0.044930304" calcext:value-type="float">
            <text:p>0.044930304</text:p>
          </table:table-cell>
        </table:table-row>
        <table:table-row table:style-name="ro1">
          <table:table-cell office:value-type="float" office:value="0.044971776" calcext:value-type="float">
            <text:p>0.044971776</text:p>
          </table:table-cell>
        </table:table-row>
        <table:table-row table:style-name="ro1">
          <table:table-cell office:value-type="float" office:value="0.040575744" calcext:value-type="float">
            <text:p>0.040575744</text:p>
          </table:table-cell>
        </table:table-row>
        <table:table-row table:style-name="ro1">
          <table:table-cell office:value-type="float" office:value="0.039816192" calcext:value-type="float">
            <text:p>0.039816192</text:p>
          </table:table-cell>
        </table:table-row>
        <table:table-row table:style-name="ro1">
          <table:table-cell office:value-type="float" office:value="0.039840512" calcext:value-type="float">
            <text:p>0.039840512</text:p>
          </table:table-cell>
        </table:table-row>
        <table:table-row table:style-name="ro1">
          <table:table-cell office:value-type="float" office:value="0.040456448" calcext:value-type="float">
            <text:p>0.040456448</text:p>
          </table:table-cell>
        </table:table-row>
        <table:table-row table:style-name="ro1">
          <table:table-cell office:value-type="float" office:value="0.040538624" calcext:value-type="float">
            <text:p>0.040538624</text:p>
          </table:table-cell>
        </table:table-row>
        <table:table-row table:style-name="ro1">
          <table:table-cell office:value-type="float" office:value="0.040245248" calcext:value-type="float">
            <text:p>0.040245248</text:p>
          </table:table-cell>
        </table:table-row>
        <table:table-row table:style-name="ro1">
          <table:table-cell office:value-type="float" office:value="0.039047424" calcext:value-type="float">
            <text:p>0.039047424</text:p>
          </table:table-cell>
        </table:table-row>
        <table:table-row table:style-name="ro1">
          <table:table-cell office:value-type="float" office:value="0.039067392" calcext:value-type="float">
            <text:p>0.039067392</text:p>
          </table:table-cell>
        </table:table-row>
        <table:table-row table:style-name="ro1">
          <table:table-cell office:value-type="float" office:value="0.040273408" calcext:value-type="float">
            <text:p>0.040273408</text:p>
          </table:table-cell>
        </table:table-row>
        <table:table-row table:style-name="ro1">
          <table:table-cell office:value-type="float" office:value="0.04030336" calcext:value-type="float">
            <text:p>0.04030336</text:p>
          </table:table-cell>
        </table:table-row>
        <table:table-row table:style-name="ro1">
          <table:table-cell office:value-type="float" office:value="0.039258368" calcext:value-type="float">
            <text:p>0.039258368</text:p>
          </table:table-cell>
        </table:table-row>
        <table:table-row table:style-name="ro1">
          <table:table-cell office:value-type="float" office:value="0.035267072" calcext:value-type="float">
            <text:p>0.035267072</text:p>
          </table:table-cell>
        </table:table-row>
        <table:table-row table:style-name="ro1">
          <table:table-cell office:value-type="float" office:value="0.035200512" calcext:value-type="float">
            <text:p>0.035200512</text:p>
          </table:table-cell>
        </table:table-row>
        <table:table-row table:style-name="ro1">
          <table:table-cell office:value-type="float" office:value="0.039272192" calcext:value-type="float">
            <text:p>0.039272192</text:p>
          </table:table-cell>
        </table:table-row>
        <table:table-row table:style-name="ro1">
          <table:table-cell office:value-type="float" office:value="0.03929984" calcext:value-type="float">
            <text:p>0.03929984</text:p>
          </table:table-cell>
        </table:table-row>
        <table:table-row table:style-name="ro1">
          <table:table-cell office:value-type="float" office:value="0.03576704" calcext:value-type="float">
            <text:p>0.03576704</text:p>
          </table:table-cell>
        </table:table-row>
        <table:table-row table:style-name="ro1">
          <table:table-cell office:value-type="float" office:value="0.034278144" calcext:value-type="float">
            <text:p>0.034278144</text:p>
          </table:table-cell>
        </table:table-row>
        <table:table-row table:style-name="ro1">
          <table:table-cell office:value-type="float" office:value="0.03426304" calcext:value-type="float">
            <text:p>0.03426304</text:p>
          </table:table-cell>
        </table:table-row>
        <table:table-row table:style-name="ro1">
          <table:table-cell office:value-type="float" office:value="0.0355008" calcext:value-type="float">
            <text:p>0.0355008</text:p>
          </table:table-cell>
        </table:table-row>
        <table:table-row table:style-name="ro1">
          <table:table-cell office:value-type="float" office:value="0.035507968" calcext:value-type="float">
            <text:p>0.035507968</text:p>
          </table:table-cell>
        </table:table-row>
        <table:table-row table:style-name="ro1">
          <table:table-cell office:value-type="float" office:value="0.03475712" calcext:value-type="float">
            <text:p>0.03475712</text:p>
          </table:table-cell>
        </table:table-row>
        <table:table-row table:style-name="ro1">
          <table:table-cell office:value-type="float" office:value="0.034388736" calcext:value-type="float">
            <text:p>0.034388736</text:p>
          </table:table-cell>
        </table:table-row>
        <table:table-row table:style-name="ro1">
          <table:table-cell office:value-type="float" office:value="0.03440512" calcext:value-type="float">
            <text:p>0.03440512</text:p>
          </table:table-cell>
        </table:table-row>
        <table:table-row table:style-name="ro1">
          <table:table-cell office:value-type="float" office:value="0.053433088" calcext:value-type="float">
            <text:p>0.053433088</text:p>
          </table:table-cell>
        </table:table-row>
        <table:table-row table:style-name="ro1">
          <table:table-cell office:value-type="float" office:value="0.062854144" calcext:value-type="float">
            <text:p>0.062854144</text:p>
          </table:table-cell>
        </table:table-row>
        <table:table-row table:style-name="ro1">
          <table:table-cell office:value-type="float" office:value="0.062884608" calcext:value-type="float">
            <text:p>0.062884608</text:p>
          </table:table-cell>
        </table:table-row>
        <table:table-row table:style-name="ro1">
          <table:table-cell office:value-type="float" office:value="0.06403072" calcext:value-type="float">
            <text:p>0.06403072</text:p>
          </table:table-cell>
        </table:table-row>
        <table:table-row table:style-name="ro1">
          <table:table-cell office:value-type="float" office:value="0.063537408" calcext:value-type="float">
            <text:p>0.063537408</text:p>
          </table:table-cell>
        </table:table-row>
        <table:table-row table:style-name="ro1">
          <table:table-cell office:value-type="float" office:value="0.052373248" calcext:value-type="float">
            <text:p>0.052373248</text:p>
          </table:table-cell>
        </table:table-row>
        <table:table-row table:style-name="ro1">
          <table:table-cell office:value-type="float" office:value="0.052349696" calcext:value-type="float">
            <text:p>0.052349696</text:p>
          </table:table-cell>
        </table:table-row>
        <table:table-row table:style-name="ro1">
          <table:table-cell office:value-type="float" office:value="0.05235328" calcext:value-type="float">
            <text:p>0.05235328</text:p>
          </table:table-cell>
        </table:table-row>
        <table:table-row table:style-name="ro1">
          <table:table-cell office:value-type="float" office:value="0.05311104" calcext:value-type="float">
            <text:p>0.05311104</text:p>
          </table:table-cell>
        </table:table-row>
        <table:table-row table:style-name="ro1">
          <table:table-cell office:value-type="float" office:value="0.052957696" calcext:value-type="float">
            <text:p>0.052957696</text:p>
          </table:table-cell>
        </table:table-row>
        <table:table-row table:style-name="ro1">
          <table:table-cell office:value-type="float" office:value="0.063207424" calcext:value-type="float">
            <text:p>0.063207424</text:p>
          </table:table-cell>
        </table:table-row>
        <table:table-row table:style-name="ro1">
          <table:table-cell office:value-type="float" office:value="0.063258624" calcext:value-type="float">
            <text:p>0.063258624</text:p>
          </table:table-cell>
        </table:table-row>
        <table:table-row table:style-name="ro1">
          <table:table-cell office:value-type="float" office:value="0.063323136" calcext:value-type="float">
            <text:p>0.063323136</text:p>
          </table:table-cell>
        </table:table-row>
        <table:table-row table:style-name="ro1">
          <table:table-cell office:value-type="float" office:value="0.042351872" calcext:value-type="float">
            <text:p>0.042351872</text:p>
          </table:table-cell>
        </table:table-row>
        <table:table-row table:style-name="ro1">
          <table:table-cell office:value-type="float" office:value="0.042186496" calcext:value-type="float">
            <text:p>0.042186496</text:p>
          </table:table-cell>
        </table:table-row>
        <table:table-row table:style-name="ro1">
          <table:table-cell office:value-type="float" office:value="0.05254656" calcext:value-type="float">
            <text:p>0.05254656</text:p>
          </table:table-cell>
        </table:table-row>
        <table:table-row table:style-name="ro1">
          <table:table-cell office:value-type="float" office:value="0.052597504" calcext:value-type="float">
            <text:p>0.052597504</text:p>
          </table:table-cell>
        </table:table-row>
        <table:table-row table:style-name="ro1">
          <table:table-cell office:value-type="float" office:value="0.052661248" calcext:value-type="float">
            <text:p>0.052661248</text:p>
          </table:table-cell>
        </table:table-row>
        <table:table-row table:style-name="ro1">
          <table:table-cell office:value-type="float" office:value="0.063813888" calcext:value-type="float">
            <text:p>0.063813888</text:p>
          </table:table-cell>
        </table:table-row>
        <table:table-row table:style-name="ro1">
          <table:table-cell office:value-type="float" office:value="0.063776768" calcext:value-type="float">
            <text:p>0.063776768</text:p>
          </table:table-cell>
        </table:table-row>
        <table:table-row table:style-name="ro1">
          <table:table-cell office:value-type="float" office:value="0.041907712" calcext:value-type="float">
            <text:p>0.041907712</text:p>
          </table:table-cell>
        </table:table-row>
        <table:table-row table:style-name="ro1">
          <table:table-cell office:value-type="float" office:value="0.04197632" calcext:value-type="float">
            <text:p>0.04197632</text:p>
          </table:table-cell>
        </table:table-row>
        <table:table-row table:style-name="ro1">
          <table:table-cell office:value-type="float" office:value="0.046120448" calcext:value-type="float">
            <text:p>0.046120448</text:p>
          </table:table-cell>
        </table:table-row>
        <table:table-row table:style-name="ro1">
          <table:table-cell office:value-type="float" office:value="0.057301504" calcext:value-type="float">
            <text:p>0.057301504</text:p>
          </table:table-cell>
        </table:table-row>
        <table:table-row table:style-name="ro1">
          <table:table-cell office:value-type="float" office:value="0.057291776" calcext:value-type="float">
            <text:p>0.057291776</text:p>
          </table:table-cell>
        </table:table-row>
        <table:table-row table:style-name="ro1">
          <table:table-cell office:value-type="float" office:value="0.067552512" calcext:value-type="float">
            <text:p>0.067552512</text:p>
          </table:table-cell>
        </table:table-row>
        <table:table-row table:style-name="ro1">
          <table:table-cell office:value-type="float" office:value="0.067523328" calcext:value-type="float">
            <text:p>0.067523328</text:p>
          </table:table-cell>
        </table:table-row>
        <table:table-row table:style-name="ro1">
          <table:table-cell office:value-type="float" office:value="0.067585024" calcext:value-type="float">
            <text:p>0.067585024</text:p>
          </table:table-cell>
        </table:table-row>
        <table:table-row table:style-name="ro1">
          <table:table-cell office:value-type="float" office:value="0.046721536" calcext:value-type="float">
            <text:p>0.046721536</text:p>
          </table:table-cell>
        </table:table-row>
        <table:table-row table:style-name="ro1">
          <table:table-cell office:value-type="float" office:value="0.046678016" calcext:value-type="float">
            <text:p>0.046678016</text:p>
          </table:table-cell>
        </table:table-row>
        <table:table-row table:style-name="ro1">
          <table:table-cell office:value-type="float" office:value="0.064499712" calcext:value-type="float">
            <text:p>0.064499712</text:p>
          </table:table-cell>
        </table:table-row>
        <table:table-row table:style-name="ro1">
          <table:table-cell office:value-type="float" office:value="0.064605184" calcext:value-type="float">
            <text:p>0.064605184</text:p>
          </table:table-cell>
        </table:table-row>
        <table:table-row table:style-name="ro1">
          <table:table-cell office:value-type="float" office:value="0.06448384" calcext:value-type="float">
            <text:p>0.06448384</text:p>
          </table:table-cell>
        </table:table-row>
        <table:table-row table:style-name="ro1">
          <table:table-cell office:value-type="float" office:value="0.075808768" calcext:value-type="float">
            <text:p>0.075808768</text:p>
          </table:table-cell>
        </table:table-row>
        <table:table-row table:style-name="ro1">
          <table:table-cell office:value-type="float" office:value="0.075761152" calcext:value-type="float">
            <text:p>0.075761152</text:p>
          </table:table-cell>
        </table:table-row>
        <table:table-row table:style-name="ro1">
          <table:table-cell office:value-type="float" office:value="0.05401472" calcext:value-type="float">
            <text:p>0.05401472</text:p>
          </table:table-cell>
        </table:table-row>
        <table:table-row table:style-name="ro1">
          <table:table-cell office:value-type="float" office:value="0.054079232" calcext:value-type="float">
            <text:p>0.054079232</text:p>
          </table:table-cell>
        </table:table-row>
        <table:table-row table:style-name="ro1">
          <table:table-cell office:value-type="float" office:value="0.054149888" calcext:value-type="float">
            <text:p>0.054149888</text:p>
          </table:table-cell>
        </table:table-row>
        <table:table-row table:style-name="ro1">
          <table:table-cell office:value-type="float" office:value="0.06530432" calcext:value-type="float">
            <text:p>0.06530432</text:p>
          </table:table-cell>
        </table:table-row>
        <table:table-row table:style-name="ro1">
          <table:table-cell office:value-type="float" office:value="0.065273344" calcext:value-type="float">
            <text:p>0.065273344</text:p>
          </table:table-cell>
        </table:table-row>
        <table:table-row table:style-name="ro1">
          <table:table-cell office:value-type="float" office:value="0.075232" calcext:value-type="float">
            <text:p>0.075232</text:p>
          </table:table-cell>
        </table:table-row>
        <table:table-row table:style-name="ro1">
          <table:table-cell office:value-type="float" office:value="0.075284224" calcext:value-type="float">
            <text:p>0.075284224</text:p>
          </table:table-cell>
        </table:table-row>
        <table:table-row table:style-name="ro1">
          <table:table-cell office:value-type="float" office:value="0.075426816" calcext:value-type="float">
            <text:p>0.075426816</text:p>
          </table:table-cell>
        </table:table-row>
        <table:table-row table:style-name="ro1">
          <table:table-cell office:value-type="float" office:value="0.054771968" calcext:value-type="float">
            <text:p>0.054771968</text:p>
          </table:table-cell>
        </table:table-row>
        <table:table-row table:style-name="ro1">
          <table:table-cell office:value-type="float" office:value="0.054765824" calcext:value-type="float">
            <text:p>0.054765824</text:p>
          </table:table-cell>
        </table:table-row>
        <table:table-row table:style-name="ro1">
          <table:table-cell office:value-type="float" office:value="0.065044736" calcext:value-type="float">
            <text:p>0.065044736</text:p>
          </table:table-cell>
        </table:table-row>
        <table:table-row table:style-name="ro1">
          <table:table-cell office:value-type="float" office:value="0.06503808" calcext:value-type="float">
            <text:p>0.06503808</text:p>
          </table:table-cell>
        </table:table-row>
        <table:table-row table:style-name="ro1">
          <table:table-cell office:value-type="float" office:value="0.0650432" calcext:value-type="float">
            <text:p>0.0650432</text:p>
          </table:table-cell>
        </table:table-row>
        <table:table-row table:style-name="ro1">
          <table:table-cell office:value-type="float" office:value="0.07589504" calcext:value-type="float">
            <text:p>0.07589504</text:p>
          </table:table-cell>
        </table:table-row>
        <table:table-row table:style-name="ro1">
          <table:table-cell office:value-type="float" office:value="0.075861248" calcext:value-type="float">
            <text:p>0.075861248</text:p>
          </table:table-cell>
        </table:table-row>
        <table:table-row table:style-name="ro1">
          <table:table-cell office:value-type="float" office:value="0.053901312" calcext:value-type="float">
            <text:p>0.053901312</text:p>
          </table:table-cell>
        </table:table-row>
        <table:table-row table:style-name="ro1">
          <table:table-cell office:value-type="float" office:value="0.053884928" calcext:value-type="float">
            <text:p>0.053884928</text:p>
          </table:table-cell>
        </table:table-row>
        <table:table-row table:style-name="ro1">
          <table:table-cell office:value-type="float" office:value="0.074909696" calcext:value-type="float">
            <text:p>0.074909696</text:p>
          </table:table-cell>
        </table:table-row>
        <table:table-row table:style-name="ro1">
          <table:table-cell office:value-type="float" office:value="0.065851392" calcext:value-type="float">
            <text:p>0.065851392</text:p>
          </table:table-cell>
        </table:table-row>
        <table:table-row table:style-name="ro1">
          <table:table-cell office:value-type="float" office:value="0.0656896" calcext:value-type="float">
            <text:p>0.0656896</text:p>
          </table:table-cell>
        </table:table-row>
        <table:table-row table:style-name="ro1">
          <table:table-cell office:value-type="float" office:value="0.075075072" calcext:value-type="float">
            <text:p>0.075075072</text:p>
          </table:table-cell>
        </table:table-row>
        <table:table-row table:style-name="ro1">
          <table:table-cell office:value-type="float" office:value="0.075127808" calcext:value-type="float">
            <text:p>0.075127808</text:p>
          </table:table-cell>
        </table:table-row>
        <table:table-row table:style-name="ro1">
          <table:table-cell office:value-type="float" office:value="0.06470912" calcext:value-type="float">
            <text:p>0.06470912</text:p>
          </table:table-cell>
        </table:table-row>
        <table:table-row table:style-name="ro1">
          <table:table-cell office:value-type="float" office:value="0.054810624" calcext:value-type="float">
            <text:p>0.054810624</text:p>
          </table:table-cell>
        </table:table-row>
        <table:table-row table:style-name="ro1">
          <table:table-cell office:value-type="float" office:value="0.054635008" calcext:value-type="float">
            <text:p>0.054635008</text:p>
          </table:table-cell>
        </table:table-row>
        <table:table-row table:style-name="ro1">
          <table:table-cell office:value-type="float" office:value="0.064924416" calcext:value-type="float">
            <text:p>0.064924416</text:p>
          </table:table-cell>
        </table:table-row>
        <table:table-row table:style-name="ro1">
          <table:table-cell office:value-type="float" office:value="0.064976384" calcext:value-type="float">
            <text:p>0.064976384</text:p>
          </table:table-cell>
        </table:table-row>
        <table:table-row table:style-name="ro1">
          <table:table-cell office:value-type="float" office:value="0.056845312" calcext:value-type="float">
            <text:p>0.056845312</text:p>
          </table:table-cell>
        </table:table-row>
        <table:table-row table:style-name="ro1">
          <table:table-cell office:value-type="float" office:value="0.07568256" calcext:value-type="float">
            <text:p>0.07568256</text:p>
          </table:table-cell>
        </table:table-row>
        <table:table-row table:style-name="ro1">
          <table:table-cell office:value-type="float" office:value="0.075646464" calcext:value-type="float">
            <text:p>0.075646464</text:p>
          </table:table-cell>
        </table:table-row>
        <table:table-row table:style-name="ro1">
          <table:table-cell office:value-type="float" office:value="0.057086976" calcext:value-type="float">
            <text:p>0.057086976</text:p>
          </table:table-cell>
        </table:table-row>
        <table:table-row table:style-name="ro1">
          <table:table-cell office:value-type="float" office:value="0.057128192" calcext:value-type="float">
            <text:p>0.057128192</text:p>
          </table:table-cell>
        </table:table-row>
        <table:table-row table:style-name="ro1">
          <table:table-cell office:value-type="float" office:value="0.054848256" calcext:value-type="float">
            <text:p>0.054848256</text:p>
          </table:table-cell>
        </table:table-row>
        <table:table-row table:style-name="ro1">
          <table:table-cell office:value-type="float" office:value="0.065547264" calcext:value-type="float">
            <text:p>0.065547264</text:p>
          </table:table-cell>
        </table:table-row>
        <table:table-row table:style-name="ro1">
          <table:table-cell office:value-type="float" office:value="0.065495296" calcext:value-type="float">
            <text:p>0.065495296</text:p>
          </table:table-cell>
        </table:table-row>
        <table:table-row table:style-name="ro1">
          <table:table-cell office:value-type="float" office:value="0.046915072" calcext:value-type="float">
            <text:p>0.046915072</text:p>
          </table:table-cell>
        </table:table-row>
        <table:table-row table:style-name="ro1">
          <table:table-cell office:value-type="float" office:value="0.046927616" calcext:value-type="float">
            <text:p>0.046927616</text:p>
          </table:table-cell>
        </table:table-row>
        <table:table-row table:style-name="ro1">
          <table:table-cell office:value-type="float" office:value="0.0469504" calcext:value-type="float">
            <text:p>0.0469504</text:p>
          </table:table-cell>
        </table:table-row>
        <table:table-row table:style-name="ro1">
          <table:table-cell office:value-type="float" office:value="0.047268608" calcext:value-type="float">
            <text:p>0.047268608</text:p>
          </table:table-cell>
        </table:table-row>
        <table:table-row table:style-name="ro1">
          <table:table-cell office:value-type="float" office:value="0.047201024" calcext:value-type="float">
            <text:p>0.047201024</text:p>
          </table:table-cell>
        </table:table-row>
        <table:table-row table:style-name="ro1">
          <table:table-cell office:value-type="float" office:value="0.055144192" calcext:value-type="float">
            <text:p>0.055144192</text:p>
          </table:table-cell>
        </table:table-row>
        <table:table-row table:style-name="ro1">
          <table:table-cell office:value-type="float" office:value="0.055193344" calcext:value-type="float">
            <text:p>0.055193344</text:p>
          </table:table-cell>
        </table:table-row>
        <table:table-row table:style-name="ro1">
          <table:table-cell office:value-type="float" office:value="0.055286016" calcext:value-type="float">
            <text:p>0.055286016</text:p>
          </table:table-cell>
        </table:table-row>
        <table:table-row table:style-name="ro1">
          <table:table-cell office:value-type="float" office:value="0.055410944" calcext:value-type="float">
            <text:p>0.055410944</text:p>
          </table:table-cell>
        </table:table-row>
        <table:table-row table:style-name="ro1">
          <table:table-cell office:value-type="float" office:value="0.055406848" calcext:value-type="float">
            <text:p>0.055406848</text:p>
          </table:table-cell>
        </table:table-row>
        <table:table-row table:style-name="ro1">
          <table:table-cell office:value-type="float" office:value="0.047093248" calcext:value-type="float">
            <text:p>0.047093248</text:p>
          </table:table-cell>
        </table:table-row>
        <table:table-row table:style-name="ro1">
          <table:table-cell office:value-type="float" office:value="0.04714624" calcext:value-type="float">
            <text:p>0.04714624</text:p>
          </table:table-cell>
        </table:table-row>
        <table:table-row table:style-name="ro1">
          <table:table-cell office:value-type="float" office:value="0.0472064" calcext:value-type="float">
            <text:p>0.0472064</text:p>
          </table:table-cell>
        </table:table-row>
        <table:table-row table:style-name="ro1">
          <table:table-cell office:value-type="float" office:value="0.047359744" calcext:value-type="float">
            <text:p>0.047359744</text:p>
          </table:table-cell>
        </table:table-row>
        <table:table-row table:style-name="ro1">
          <table:table-cell office:value-type="float" office:value="0.047343104" calcext:value-type="float">
            <text:p>0.047343104</text:p>
          </table:table-cell>
        </table:table-row>
        <table:table-row table:style-name="ro1">
          <table:table-cell office:value-type="float" office:value="0.046902272" calcext:value-type="float">
            <text:p>0.046902272</text:p>
          </table:table-cell>
        </table:table-row>
        <table:table-row table:style-name="ro1">
          <table:table-cell office:value-type="float" office:value="0.046945792" calcext:value-type="float">
            <text:p>0.046945792</text:p>
          </table:table-cell>
        </table:table-row>
        <table:table-row table:style-name="ro1">
          <table:table-cell office:value-type="float" office:value="0.046997248" calcext:value-type="float">
            <text:p>0.046997248</text:p>
          </table:table-cell>
        </table:table-row>
        <table:table-row table:style-name="ro1">
          <table:table-cell office:value-type="float" office:value="0.047207168" calcext:value-type="float">
            <text:p>0.047207168</text:p>
          </table:table-cell>
        </table:table-row>
        <table:table-row table:style-name="ro1">
          <table:table-cell office:value-type="float" office:value="0.047158784" calcext:value-type="float">
            <text:p>0.047158784</text:p>
          </table:table-cell>
        </table:table-row>
        <table:table-row table:style-name="ro1">
          <table:table-cell office:value-type="float" office:value="0.045607424" calcext:value-type="float">
            <text:p>0.045607424</text:p>
          </table:table-cell>
        </table:table-row>
        <table:table-row table:style-name="ro1">
          <table:table-cell office:value-type="float" office:value="0.045618176" calcext:value-type="float">
            <text:p>0.045618176</text:p>
          </table:table-cell>
        </table:table-row>
        <table:table-row table:style-name="ro1">
          <table:table-cell office:value-type="float" office:value="0.045636352" calcext:value-type="float">
            <text:p>0.045636352</text:p>
          </table:table-cell>
        </table:table-row>
        <table:table-row table:style-name="ro1">
          <table:table-cell office:value-type="float" office:value="0.045975552" calcext:value-type="float">
            <text:p>0.045975552</text:p>
          </table:table-cell>
        </table:table-row>
        <table:table-row table:style-name="ro1">
          <table:table-cell office:value-type="float" office:value="0.045876992" calcext:value-type="float">
            <text:p>0.045876992</text:p>
          </table:table-cell>
        </table:table-row>
        <table:table-row table:style-name="ro1">
          <table:table-cell office:value-type="float" office:value="0.045154048" calcext:value-type="float">
            <text:p>0.045154048</text:p>
          </table:table-cell>
        </table:table-row>
        <table:table-row table:style-name="ro1">
          <table:table-cell office:value-type="float" office:value="0.045155072" calcext:value-type="float">
            <text:p>0.045155072</text:p>
          </table:table-cell>
        </table:table-row>
        <table:table-row table:style-name="ro1">
          <table:table-cell office:value-type="float" office:value="0.045172736" calcext:value-type="float">
            <text:p>0.045172736</text:p>
          </table:table-cell>
        </table:table-row>
        <table:table-row table:style-name="ro1">
          <table:table-cell office:value-type="float" office:value="0.045728512" calcext:value-type="float">
            <text:p>0.045728512</text:p>
          </table:table-cell>
        </table:table-row>
        <table:table-row table:style-name="ro1">
          <table:table-cell office:value-type="float" office:value="0.04551808" calcext:value-type="float">
            <text:p>0.04551808</text:p>
          </table:table-cell>
        </table:table-row>
        <table:table-row table:style-name="ro1">
          <table:table-cell office:value-type="float" office:value="0.037860608" calcext:value-type="float">
            <text:p>0.037860608</text:p>
          </table:table-cell>
        </table:table-row>
        <table:table-row table:style-name="ro1">
          <table:table-cell office:value-type="float" office:value="0.037655808" calcext:value-type="float">
            <text:p>0.037655808</text:p>
          </table:table-cell>
        </table:table-row>
        <table:table-row table:style-name="ro1">
          <table:table-cell office:value-type="float" office:value="0.037632" calcext:value-type="float">
            <text:p>0.037632</text:p>
          </table:table-cell>
        </table:table-row>
        <table:table-row table:style-name="ro1">
          <table:table-cell office:value-type="float" office:value="0.038411008" calcext:value-type="float">
            <text:p>0.038411008</text:p>
          </table:table-cell>
        </table:table-row>
        <table:table-row table:style-name="ro1">
          <table:table-cell office:value-type="float" office:value="0.038207744" calcext:value-type="float">
            <text:p>0.038207744</text:p>
          </table:table-cell>
        </table:table-row>
        <table:table-row table:style-name="ro1">
          <table:table-cell office:value-type="float" office:value="0.037510656" calcext:value-type="float">
            <text:p>0.037510656</text:p>
          </table:table-cell>
        </table:table-row>
        <table:table-row table:style-name="ro1">
          <table:table-cell office:value-type="float" office:value="0.037544192" calcext:value-type="float">
            <text:p>0.037544192</text:p>
          </table:table-cell>
        </table:table-row>
        <table:table-row table:style-name="ro1">
          <table:table-cell office:value-type="float" office:value="0.037656832" calcext:value-type="float">
            <text:p>0.037656832</text:p>
          </table:table-cell>
        </table:table-row>
        <table:table-row table:style-name="ro1">
          <table:table-cell office:value-type="float" office:value="0.037850368" calcext:value-type="float">
            <text:p>0.037850368</text:p>
          </table:table-cell>
        </table:table-row>
        <table:table-row table:style-name="ro1">
          <table:table-cell office:value-type="float" office:value="0.05591424" calcext:value-type="float">
            <text:p>0.05591424</text:p>
          </table:table-cell>
        </table:table-row>
        <table:table-row table:style-name="ro1">
          <table:table-cell office:value-type="float" office:value="0.055207424" calcext:value-type="float">
            <text:p>0.055207424</text:p>
          </table:table-cell>
        </table:table-row>
        <table:table-row table:style-name="ro1">
          <table:table-cell office:value-type="float" office:value="0.055277568" calcext:value-type="float">
            <text:p>0.055277568</text:p>
          </table:table-cell>
        </table:table-row>
        <table:table-row table:style-name="ro1">
          <table:table-cell office:value-type="float" office:value="0.05535104" calcext:value-type="float">
            <text:p>0.05535104</text:p>
          </table:table-cell>
        </table:table-row>
        <table:table-row table:style-name="ro1">
          <table:table-cell office:value-type="float" office:value="0.055627776" calcext:value-type="float">
            <text:p>0.055627776</text:p>
          </table:table-cell>
        </table:table-row>
        <table:table-row table:style-name="ro1">
          <table:table-cell office:value-type="float" office:value="0.055535616" calcext:value-type="float">
            <text:p>0.055535616</text:p>
          </table:table-cell>
        </table:table-row>
        <table:table-row table:style-name="ro1">
          <table:table-cell office:value-type="float" office:value="0.054320128" calcext:value-type="float">
            <text:p>0.054320128</text:p>
          </table:table-cell>
        </table:table-row>
        <table:table-row table:style-name="ro1">
          <table:table-cell office:value-type="float" office:value="0.054336512" calcext:value-type="float">
            <text:p>0.054336512</text:p>
          </table:table-cell>
        </table:table-row>
        <table:table-row table:style-name="ro1">
          <table:table-cell office:value-type="float" office:value="0.054406656" calcext:value-type="float">
            <text:p>0.054406656</text:p>
          </table:table-cell>
        </table:table-row>
        <table:table-row table:style-name="ro1">
          <table:table-cell office:value-type="float" office:value="0.054866688" calcext:value-type="float">
            <text:p>0.054866688</text:p>
          </table:table-cell>
        </table:table-row>
        <table:table-row table:style-name="ro1">
          <table:table-cell office:value-type="float" office:value="0.05464704" calcext:value-type="float">
            <text:p>0.05464704</text:p>
          </table:table-cell>
        </table:table-row>
        <table:table-row table:style-name="ro1">
          <table:table-cell office:value-type="float" office:value="0.054164992" calcext:value-type="float">
            <text:p>0.054164992</text:p>
          </table:table-cell>
        </table:table-row>
        <table:table-row table:style-name="ro1">
          <table:table-cell office:value-type="float" office:value="0.05420928" calcext:value-type="float">
            <text:p>0.05420928</text:p>
          </table:table-cell>
        </table:table-row>
        <table:table-row table:style-name="ro1">
          <table:table-cell office:value-type="float" office:value="0.054237184" calcext:value-type="float">
            <text:p>0.054237184</text:p>
          </table:table-cell>
        </table:table-row>
        <table:table-row table:style-name="ro1">
          <table:table-cell office:value-type="float" office:value="0.05453824" calcext:value-type="float">
            <text:p>0.05453824</text:p>
          </table:table-cell>
        </table:table-row>
        <table:table-row table:style-name="ro1">
          <table:table-cell office:value-type="float" office:value="0.054461184" calcext:value-type="float">
            <text:p>0.054461184</text:p>
          </table:table-cell>
        </table:table-row>
        <table:table-row table:style-name="ro1">
          <table:table-cell office:value-type="float" office:value="0.046499328" calcext:value-type="float">
            <text:p>0.046499328</text:p>
          </table:table-cell>
        </table:table-row>
        <table:table-row table:style-name="ro1">
          <table:table-cell office:value-type="float" office:value="0.046516992" calcext:value-type="float">
            <text:p>0.046516992</text:p>
          </table:table-cell>
        </table:table-row>
        <table:table-row table:style-name="ro1">
          <table:table-cell office:value-type="float" office:value="0.046543616" calcext:value-type="float">
            <text:p>0.046543616</text:p>
          </table:table-cell>
        </table:table-row>
        <table:table-row table:style-name="ro1">
          <table:table-cell office:value-type="float" office:value="0.046892544" calcext:value-type="float">
            <text:p>0.046892544</text:p>
          </table:table-cell>
        </table:table-row>
        <table:table-row table:style-name="ro1">
          <table:table-cell office:value-type="float" office:value="0.046769408" calcext:value-type="float">
            <text:p>0.046769408</text:p>
          </table:table-cell>
        </table:table-row>
        <table:table-row table:style-name="ro1">
          <table:table-cell office:value-type="float" office:value="0.046512384" calcext:value-type="float">
            <text:p>0.046512384</text:p>
          </table:table-cell>
        </table:table-row>
        <table:table-row table:style-name="ro1">
          <table:table-cell office:value-type="float" office:value="0.04656256" calcext:value-type="float">
            <text:p>0.04656256</text:p>
          </table:table-cell>
        </table:table-row>
        <table:table-row table:style-name="ro1">
          <table:table-cell office:value-type="float" office:value="0.046626048" calcext:value-type="float">
            <text:p>0.046626048</text:p>
          </table:table-cell>
        </table:table-row>
        <table:table-row table:style-name="ro1">
          <table:table-cell office:value-type="float" office:value="0.04675456" calcext:value-type="float">
            <text:p>0.04675456</text:p>
          </table:table-cell>
        </table:table-row>
        <table:table-row table:style-name="ro1">
          <table:table-cell office:value-type="float" office:value="0.046784" calcext:value-type="float">
            <text:p>0.046784</text:p>
          </table:table-cell>
        </table:table-row>
        <table:table-row table:style-name="ro1">
          <table:table-cell office:value-type="float" office:value="0.045964288" calcext:value-type="float">
            <text:p>0.045964288</text:p>
          </table:table-cell>
        </table:table-row>
        <table:table-row table:style-name="ro1">
          <table:table-cell office:value-type="float" office:value="0.045922304" calcext:value-type="float">
            <text:p>0.045922304</text:p>
          </table:table-cell>
        </table:table-row>
        <table:table-row table:style-name="ro1">
          <table:table-cell office:value-type="float" office:value="0.045937152" calcext:value-type="float">
            <text:p>0.045937152</text:p>
          </table:table-cell>
        </table:table-row>
        <table:table-row table:style-name="ro1">
          <table:table-cell office:value-type="float" office:value="0.046464" calcext:value-type="float">
            <text:p>0.046464</text:p>
          </table:table-cell>
        </table:table-row>
        <table:table-row table:style-name="ro1">
          <table:table-cell office:value-type="float" office:value="0.046446336" calcext:value-type="float">
            <text:p>0.046446336</text:p>
          </table:table-cell>
        </table:table-row>
        <table:table-row table:style-name="ro1">
          <table:table-cell office:value-type="float" office:value="0.045224192" calcext:value-type="float">
            <text:p>0.045224192</text:p>
          </table:table-cell>
        </table:table-row>
        <table:table-row table:style-name="ro1">
          <table:table-cell office:value-type="float" office:value="0.045055488" calcext:value-type="float">
            <text:p>0.045055488</text:p>
          </table:table-cell>
        </table:table-row>
        <table:table-row table:style-name="ro1">
          <table:table-cell office:value-type="float" office:value="0.045038592" calcext:value-type="float">
            <text:p>0.045038592</text:p>
          </table:table-cell>
        </table:table-row>
        <table:table-row table:style-name="ro1">
          <table:table-cell office:value-type="float" office:value="0.045604096" calcext:value-type="float">
            <text:p>0.045604096</text:p>
          </table:table-cell>
        </table:table-row>
        <table:table-row table:style-name="ro1">
          <table:table-cell office:value-type="float" office:value="0.045516032" calcext:value-type="float">
            <text:p>0.045516032</text:p>
          </table:table-cell>
        </table:table-row>
        <table:table-row table:style-name="ro1">
          <table:table-cell office:value-type="float" office:value="0.0433856" calcext:value-type="float">
            <text:p>0.0433856</text:p>
          </table:table-cell>
        </table:table-row>
        <table:table-row table:style-name="ro1">
          <table:table-cell office:value-type="float" office:value="0.043417856" calcext:value-type="float">
            <text:p>0.043417856</text:p>
          </table:table-cell>
        </table:table-row>
        <table:table-row table:style-name="ro1">
          <table:table-cell office:value-type="float" office:value="0.043470848" calcext:value-type="float">
            <text:p>0.043470848</text:p>
          </table:table-cell>
        </table:table-row>
        <table:table-row table:style-name="ro1">
          <table:table-cell office:value-type="float" office:value="0.05682048" calcext:value-type="float">
            <text:p>0.05682048</text:p>
          </table:table-cell>
        </table:table-row>
        <table:table-row table:style-name="ro1">
          <table:table-cell office:value-type="float" office:value="0.055534336" calcext:value-type="float">
            <text:p>0.055534336</text:p>
          </table:table-cell>
        </table:table-row>
        <table:table-row table:style-name="ro1">
          <table:table-cell office:value-type="float" office:value="0.049147904" calcext:value-type="float">
            <text:p>0.049147904</text:p>
          </table:table-cell>
        </table:table-row>
        <table:table-row table:style-name="ro1">
          <table:table-cell office:value-type="float" office:value="0.04916352" calcext:value-type="float">
            <text:p>0.04916352</text:p>
          </table:table-cell>
        </table:table-row>
        <table:table-row table:style-name="ro1">
          <table:table-cell office:value-type="float" office:value="0.049187584" calcext:value-type="float">
            <text:p>0.049187584</text:p>
          </table:table-cell>
        </table:table-row>
        <table:table-row table:style-name="ro1">
          <table:table-cell office:value-type="float" office:value="0.049496064" calcext:value-type="float">
            <text:p>0.049496064</text:p>
          </table:table-cell>
        </table:table-row>
        <table:table-row table:style-name="ro1">
          <table:table-cell office:value-type="float" office:value="0.049415424" calcext:value-type="float">
            <text:p>0.049415424</text:p>
          </table:table-cell>
        </table:table-row>
        <table:table-row table:style-name="ro1">
          <table:table-cell office:value-type="float" office:value="0.049172736" calcext:value-type="float">
            <text:p>0.049172736</text:p>
          </table:table-cell>
        </table:table-row>
        <table:table-row table:style-name="ro1">
          <table:table-cell office:value-type="float" office:value="0.04922112" calcext:value-type="float">
            <text:p>0.04922112</text:p>
          </table:table-cell>
        </table:table-row>
        <table:table-row table:style-name="ro1">
          <table:table-cell office:value-type="float" office:value="0.049277184" calcext:value-type="float">
            <text:p>0.049277184</text:p>
          </table:table-cell>
        </table:table-row>
        <table:table-row table:style-name="ro1">
          <table:table-cell office:value-type="float" office:value="0.049413888" calcext:value-type="float">
            <text:p>0.049413888</text:p>
          </table:table-cell>
        </table:table-row>
        <table:table-row table:style-name="ro1">
          <table:table-cell office:value-type="float" office:value="0.049406976" calcext:value-type="float">
            <text:p>0.049406976</text:p>
          </table:table-cell>
        </table:table-row>
        <table:table-row table:style-name="ro1">
          <table:table-cell office:value-type="float" office:value="0.048606976" calcext:value-type="float">
            <text:p>0.048606976</text:p>
          </table:table-cell>
        </table:table-row>
        <table:table-row table:style-name="ro1">
          <table:table-cell office:value-type="float" office:value="0.0486144" calcext:value-type="float">
            <text:p>0.0486144</text:p>
          </table:table-cell>
        </table:table-row>
        <table:table-row table:style-name="ro1">
          <table:table-cell office:value-type="float" office:value="0.04863104" calcext:value-type="float">
            <text:p>0.04863104</text:p>
          </table:table-cell>
        </table:table-row>
        <table:table-row table:style-name="ro1">
          <table:table-cell office:value-type="float" office:value="0.048924928" calcext:value-type="float">
            <text:p>0.048924928</text:p>
          </table:table-cell>
        </table:table-row>
        <table:table-row table:style-name="ro1">
          <table:table-cell office:value-type="float" office:value="0.048858368" calcext:value-type="float">
            <text:p>0.048858368</text:p>
          </table:table-cell>
        </table:table-row>
        <table:table-row table:style-name="ro1">
          <table:table-cell office:value-type="float" office:value="0.047365888" calcext:value-type="float">
            <text:p>0.047365888</text:p>
          </table:table-cell>
        </table:table-row>
        <table:table-row table:style-name="ro1">
          <table:table-cell office:value-type="float" office:value="0.047415552" calcext:value-type="float">
            <text:p>0.047415552</text:p>
          </table:table-cell>
        </table:table-row>
        <table:table-row table:style-name="ro1">
          <table:table-cell office:value-type="float" office:value="0.04743168" calcext:value-type="float">
            <text:p>0.04743168</text:p>
          </table:table-cell>
        </table:table-row>
        <table:table-row table:style-name="ro1">
          <table:table-cell office:value-type="float" office:value="0.047802112" calcext:value-type="float">
            <text:p>0.047802112</text:p>
          </table:table-cell>
        </table:table-row>
        <table:table-row table:style-name="ro1">
          <table:table-cell office:value-type="float" office:value="0.047702528" calcext:value-type="float">
            <text:p>0.047702528</text:p>
          </table:table-cell>
        </table:table-row>
        <table:table-row table:style-name="ro1">
          <table:table-cell office:value-type="float" office:value="0.04603648" calcext:value-type="float">
            <text:p>0.04603648</text:p>
          </table:table-cell>
        </table:table-row>
        <table:table-row table:style-name="ro1">
          <table:table-cell office:value-type="float" office:value="0.046048" calcext:value-type="float">
            <text:p>0.046048</text:p>
          </table:table-cell>
        </table:table-row>
        <table:table-row table:style-name="ro1">
          <table:table-cell office:value-type="float" office:value="0.046066944" calcext:value-type="float">
            <text:p>0.046066944</text:p>
          </table:table-cell>
        </table:table-row>
        <table:table-row table:style-name="ro1">
          <table:table-cell office:value-type="float" office:value="0.04636288" calcext:value-type="float">
            <text:p>0.04636288</text:p>
          </table:table-cell>
        </table:table-row>
        <table:table-row table:style-name="ro1">
          <table:table-cell office:value-type="float" office:value="0.046286336" calcext:value-type="float">
            <text:p>0.046286336</text:p>
          </table:table-cell>
        </table:table-row>
        <table:table-row table:style-name="ro1">
          <table:table-cell office:value-type="float" office:value="0.0399552" calcext:value-type="float">
            <text:p>0.0399552</text:p>
          </table:table-cell>
        </table:table-row>
        <table:table-row table:style-name="ro1">
          <table:table-cell office:value-type="float" office:value="0.03996032" calcext:value-type="float">
            <text:p>0.03996032</text:p>
          </table:table-cell>
        </table:table-row>
        <table:table-row table:style-name="ro1">
          <table:table-cell office:value-type="float" office:value="0.0399744" calcext:value-type="float">
            <text:p>0.0399744</text:p>
          </table:table-cell>
        </table:table-row>
        <table:table-row table:style-name="ro1">
          <table:table-cell office:value-type="float" office:value="0.04027776" calcext:value-type="float">
            <text:p>0.04027776</text:p>
          </table:table-cell>
        </table:table-row>
        <table:table-row table:style-name="ro1">
          <table:table-cell office:value-type="float" office:value="0.040195072" calcext:value-type="float">
            <text:p>0.040195072</text:p>
          </table:table-cell>
        </table:table-row>
        <table:table-row table:style-name="ro1">
          <table:table-cell office:value-type="float" office:value="0.03968256" calcext:value-type="float">
            <text:p>0.03968256</text:p>
          </table:table-cell>
        </table:table-row>
        <table:table-row table:style-name="ro1">
          <table:table-cell office:value-type="float" office:value="0.039727872" calcext:value-type="float">
            <text:p>0.039727872</text:p>
          </table:table-cell>
        </table:table-row>
        <table:table-row table:style-name="ro1">
          <table:table-cell office:value-type="float" office:value="0.039776768" calcext:value-type="float">
            <text:p>0.039776768</text:p>
          </table:table-cell>
        </table:table-row>
        <table:table-row table:style-name="ro1">
          <table:table-cell office:value-type="float" office:value="0.039904" calcext:value-type="float">
            <text:p>0.039904</text:p>
          </table:table-cell>
        </table:table-row>
        <table:table-row table:style-name="ro1">
          <table:table-cell office:value-type="float" office:value="0.040615424" calcext:value-type="float">
            <text:p>0.040615424</text:p>
          </table:table-cell>
        </table:table-row>
        <table:table-row table:style-name="ro1">
          <table:table-cell office:value-type="float" office:value="0.040067584" calcext:value-type="float">
            <text:p>0.040067584</text:p>
          </table:table-cell>
        </table:table-row>
        <table:table-row table:style-name="ro1">
          <table:table-cell office:value-type="float" office:value="0.040114944" calcext:value-type="float">
            <text:p>0.040114944</text:p>
          </table:table-cell>
        </table:table-row>
        <table:table-row table:style-name="ro1">
          <table:table-cell office:value-type="float" office:value="0.040127232" calcext:value-type="float">
            <text:p>0.040127232</text:p>
          </table:table-cell>
        </table:table-row>
        <table:table-row table:style-name="ro1">
          <table:table-cell office:value-type="float" office:value="0.040421376" calcext:value-type="float">
            <text:p>0.040421376</text:p>
          </table:table-cell>
        </table:table-row>
        <table:table-row table:style-name="ro1">
          <table:table-cell office:value-type="float" office:value="0.040355584" calcext:value-type="float">
            <text:p>0.040355584</text:p>
          </table:table-cell>
        </table:table-row>
        <table:table-row table:style-name="ro1">
          <table:table-cell office:value-type="float" office:value="0.042047232" calcext:value-type="float">
            <text:p>0.042047232</text:p>
          </table:table-cell>
        </table:table-row>
        <table:table-row table:style-name="ro1">
          <table:table-cell office:value-type="float" office:value="0.052291072" calcext:value-type="float">
            <text:p>0.052291072</text:p>
          </table:table-cell>
        </table:table-row>
        <table:table-row table:style-name="ro1">
          <table:table-cell office:value-type="float" office:value="0.065873408" calcext:value-type="float">
            <text:p>0.065873408</text:p>
          </table:table-cell>
        </table:table-row>
        <table:table-row table:style-name="ro1">
          <table:table-cell office:value-type="float" office:value="0.0662528" calcext:value-type="float">
            <text:p>0.0662528</text:p>
          </table:table-cell>
        </table:table-row>
        <table:table-row table:style-name="ro1">
          <table:table-cell office:value-type="float" office:value="0.066341376" calcext:value-type="float">
            <text:p>0.066341376</text:p>
          </table:table-cell>
        </table:table-row>
        <table:table-row table:style-name="ro1">
          <table:table-cell office:value-type="float" office:value="0.064714752" calcext:value-type="float">
            <text:p>0.064714752</text:p>
          </table:table-cell>
        </table:table-row>
        <table:table-row table:style-name="ro1">
          <table:table-cell office:value-type="float" office:value="0.098391552" calcext:value-type="float">
            <text:p>0.098391552</text:p>
          </table:table-cell>
        </table:table-row>
        <table:table-row table:style-name="ro1">
          <table:table-cell office:value-type="float" office:value="0.103356672" calcext:value-type="float">
            <text:p>0.103356672</text:p>
          </table:table-cell>
        </table:table-row>
        <table:table-row table:style-name="ro1">
          <table:table-cell office:value-type="float" office:value="0.104027648" calcext:value-type="float">
            <text:p>0.104027648</text:p>
          </table:table-cell>
        </table:table-row>
        <table:table-row table:style-name="ro1">
          <table:table-cell office:value-type="float" office:value="0.103975424" calcext:value-type="float">
            <text:p>0.103975424</text:p>
          </table:table-cell>
        </table:table-row>
        <table:table-row table:style-name="ro1">
          <table:table-cell office:value-type="float" office:value="0.097634048" calcext:value-type="float">
            <text:p>0.097634048</text:p>
          </table:table-cell>
        </table:table-row>
        <table:table-row table:style-name="ro1">
          <table:table-cell office:value-type="float" office:value="0.098459392" calcext:value-type="float">
            <text:p>0.098459392</text:p>
          </table:table-cell>
        </table:table-row>
        <table:table-row table:style-name="ro1">
          <table:table-cell office:value-type="float" office:value="0.103963392" calcext:value-type="float">
            <text:p>0.103963392</text:p>
          </table:table-cell>
        </table:table-row>
        <table:table-row table:style-name="ro1">
          <table:table-cell office:value-type="float" office:value="0.1043328" calcext:value-type="float">
            <text:p>0.1043328</text:p>
          </table:table-cell>
        </table:table-row>
        <table:table-row table:style-name="ro1">
          <table:table-cell office:value-type="float" office:value="0.104245504" calcext:value-type="float">
            <text:p>0.104245504</text:p>
          </table:table-cell>
        </table:table-row>
        <table:table-row table:style-name="ro1">
          <table:table-cell office:value-type="float" office:value="0.103687424" calcext:value-type="float">
            <text:p>0.103687424</text:p>
          </table:table-cell>
        </table:table-row>
        <table:table-row table:style-name="ro1">
          <table:table-cell office:value-type="float" office:value="0.111469824" calcext:value-type="float">
            <text:p>0.111469824</text:p>
          </table:table-cell>
        </table:table-row>
        <table:table-row table:style-name="ro1">
          <table:table-cell office:value-type="float" office:value="0.111638528" calcext:value-type="float">
            <text:p>0.111638528</text:p>
          </table:table-cell>
        </table:table-row>
        <table:table-row table:style-name="ro1">
          <table:table-cell office:value-type="float" office:value="0.111786752" calcext:value-type="float">
            <text:p>0.111786752</text:p>
          </table:table-cell>
        </table:table-row>
        <table:table-row table:style-name="ro1">
          <table:table-cell office:value-type="float" office:value="0.118918144" calcext:value-type="float">
            <text:p>0.118918144</text:p>
          </table:table-cell>
        </table:table-row>
        <table:table-row table:style-name="ro1">
          <table:table-cell office:value-type="float" office:value="0.120614656" calcext:value-type="float">
            <text:p>0.120614656</text:p>
          </table:table-cell>
        </table:table-row>
        <table:table-row table:style-name="ro1">
          <table:table-cell office:value-type="float" office:value="0.120673024" calcext:value-type="float">
            <text:p>0.120673024</text:p>
          </table:table-cell>
        </table:table-row>
        <table:table-row table:style-name="ro1">
          <table:table-cell office:value-type="float" office:value="0.12073984" calcext:value-type="float">
            <text:p>0.12073984</text:p>
          </table:table-cell>
        </table:table-row>
        <table:table-row table:style-name="ro1">
          <table:table-cell office:value-type="float" office:value="0.121030144" calcext:value-type="float">
            <text:p>0.121030144</text:p>
          </table:table-cell>
        </table:table-row>
        <table:table-row table:style-name="ro1">
          <table:table-cell office:value-type="float" office:value="0.120979456" calcext:value-type="float">
            <text:p>0.120979456</text:p>
          </table:table-cell>
        </table:table-row>
        <table:table-row table:style-name="ro1">
          <table:table-cell office:value-type="float" office:value="0.119526656" calcext:value-type="float">
            <text:p>0.119526656</text:p>
          </table:table-cell>
        </table:table-row>
        <table:table-row table:style-name="ro1">
          <table:table-cell office:value-type="float" office:value="0.11956352" calcext:value-type="float">
            <text:p>0.11956352</text:p>
          </table:table-cell>
        </table:table-row>
        <table:table-row table:style-name="ro1">
          <table:table-cell office:value-type="float" office:value="0.119624704" calcext:value-type="float">
            <text:p>0.119624704</text:p>
          </table:table-cell>
        </table:table-row>
        <table:table-row table:style-name="ro1">
          <table:table-cell office:value-type="float" office:value="0.133652224" calcext:value-type="float">
            <text:p>0.133652224</text:p>
          </table:table-cell>
        </table:table-row>
        <table:table-row table:style-name="ro1">
          <table:table-cell office:value-type="float" office:value="0.135945984" calcext:value-type="float">
            <text:p>0.135945984</text:p>
          </table:table-cell>
        </table:table-row>
        <table:table-row table:style-name="ro1">
          <table:table-cell office:value-type="float" office:value="0.133938944" calcext:value-type="float">
            <text:p>0.133938944</text:p>
          </table:table-cell>
        </table:table-row>
        <table:table-row table:style-name="ro1">
          <table:table-cell office:value-type="float" office:value="0.1339712" calcext:value-type="float">
            <text:p>0.1339712</text:p>
          </table:table-cell>
        </table:table-row>
        <table:table-row table:style-name="ro1">
          <table:table-cell office:value-type="float" office:value="0.134035456" calcext:value-type="float">
            <text:p>0.134035456</text:p>
          </table:table-cell>
        </table:table-row>
        <table:table-row table:style-name="ro1">
          <table:table-cell office:value-type="float" office:value="0.134458624" calcext:value-type="float">
            <text:p>0.134458624</text:p>
          </table:table-cell>
        </table:table-row>
        <table:table-row table:style-name="ro1">
          <table:table-cell office:value-type="float" office:value="0.134290688" calcext:value-type="float">
            <text:p>0.134290688</text:p>
          </table:table-cell>
        </table:table-row>
        <table:table-row table:style-name="ro1">
          <table:table-cell office:value-type="float" office:value="0.12837248" calcext:value-type="float">
            <text:p>0.12837248</text:p>
          </table:table-cell>
        </table:table-row>
        <table:table-row table:style-name="ro1">
          <table:table-cell office:value-type="float" office:value="0.12841472" calcext:value-type="float">
            <text:p>0.12841472</text:p>
          </table:table-cell>
        </table:table-row>
        <table:table-row table:style-name="ro1">
          <table:table-cell office:value-type="float" office:value="0.128471808" calcext:value-type="float">
            <text:p>0.128471808</text:p>
          </table:table-cell>
        </table:table-row>
        <table:table-row table:style-name="ro1">
          <table:table-cell office:value-type="float" office:value="0.128790272" calcext:value-type="float">
            <text:p>0.128790272</text:p>
          </table:table-cell>
        </table:table-row>
        <table:table-row table:style-name="ro1">
          <table:table-cell office:value-type="float" office:value="0.128703744" calcext:value-type="float">
            <text:p>0.128703744</text:p>
          </table:table-cell>
        </table:table-row>
        <table:table-row table:style-name="ro1">
          <table:table-cell office:value-type="float" office:value="0.128029184" calcext:value-type="float">
            <text:p>0.128029184</text:p>
          </table:table-cell>
        </table:table-row>
        <table:table-row table:style-name="ro1">
          <table:table-cell office:value-type="float" office:value="0.128068864" calcext:value-type="float">
            <text:p>0.128068864</text:p>
          </table:table-cell>
        </table:table-row>
        <table:table-row table:style-name="ro1">
          <table:table-cell office:value-type="float" office:value="0.128124928" calcext:value-type="float">
            <text:p>0.128124928</text:p>
          </table:table-cell>
        </table:table-row>
        <table:table-row table:style-name="ro1">
          <table:table-cell office:value-type="float" office:value="0.128406784" calcext:value-type="float">
            <text:p>0.128406784</text:p>
          </table:table-cell>
        </table:table-row>
        <table:table-row table:style-name="ro1">
          <table:table-cell office:value-type="float" office:value="0.128349696" calcext:value-type="float">
            <text:p>0.128349696</text:p>
          </table:table-cell>
        </table:table-row>
        <table:table-row table:style-name="ro1">
          <table:table-cell office:value-type="float" office:value="0.127800576" calcext:value-type="float">
            <text:p>0.127800576</text:p>
          </table:table-cell>
        </table:table-row>
        <table:table-row table:style-name="ro1">
          <table:table-cell office:value-type="float" office:value="0.127841536" calcext:value-type="float">
            <text:p>0.127841536</text:p>
          </table:table-cell>
        </table:table-row>
        <table:table-row table:style-name="ro1">
          <table:table-cell office:value-type="float" office:value="0.156167936" calcext:value-type="float">
            <text:p>0.156167936</text:p>
          </table:table-cell>
        </table:table-row>
        <table:table-row table:style-name="ro1">
          <table:table-cell office:value-type="float" office:value="0.162504448" calcext:value-type="float">
            <text:p>0.162504448</text:p>
          </table:table-cell>
        </table:table-row>
        <table:table-row table:style-name="ro1">
          <table:table-cell office:value-type="float" office:value="0.164260096" calcext:value-type="float">
            <text:p>0.164260096</text:p>
          </table:table-cell>
        </table:table-row>
        <table:table-row table:style-name="ro1">
          <table:table-cell office:value-type="float" office:value="0.167636992" calcext:value-type="float">
            <text:p>0.167636992</text:p>
          </table:table-cell>
        </table:table-row>
        <table:table-row table:style-name="ro1">
          <table:table-cell office:value-type="float" office:value="0.167858688" calcext:value-type="float">
            <text:p>0.167858688</text:p>
          </table:table-cell>
        </table:table-row>
        <table:table-row table:style-name="ro1">
          <table:table-cell office:value-type="float" office:value="0.17101696" calcext:value-type="float">
            <text:p>0.17101696</text:p>
          </table:table-cell>
        </table:table-row>
        <table:table-row table:style-name="ro1">
          <table:table-cell office:value-type="float" office:value="0.171516416" calcext:value-type="float">
            <text:p>0.171516416</text:p>
          </table:table-cell>
        </table:table-row>
        <table:table-row table:style-name="ro1">
          <table:table-cell office:value-type="float" office:value="0.17140096" calcext:value-type="float">
            <text:p>0.17140096</text:p>
          </table:table-cell>
        </table:table-row>
        <table:table-row table:style-name="ro1">
          <table:table-cell office:value-type="float" office:value="0.169780992" calcext:value-type="float">
            <text:p>0.169780992</text:p>
          </table:table-cell>
        </table:table-row>
        <table:table-row table:style-name="ro1">
          <table:table-cell office:value-type="float" office:value="0.16984704" calcext:value-type="float">
            <text:p>0.16984704</text:p>
          </table:table-cell>
        </table:table-row>
        <table:table-row table:style-name="ro1">
          <table:table-cell office:value-type="float" office:value="0.169933312" calcext:value-type="float">
            <text:p>0.169933312</text:p>
          </table:table-cell>
        </table:table-row>
        <table:table-row table:style-name="ro1">
          <table:table-cell office:value-type="float" office:value="0.170231552" calcext:value-type="float">
            <text:p>0.170231552</text:p>
          </table:table-cell>
        </table:table-row>
        <table:table-row table:style-name="ro1">
          <table:table-cell office:value-type="float" office:value="0.170176256" calcext:value-type="float">
            <text:p>0.170176256</text:p>
          </table:table-cell>
        </table:table-row>
        <table:table-row table:style-name="ro1">
          <table:table-cell office:value-type="float" office:value="0.163862528" calcext:value-type="float">
            <text:p>0.163862528</text:p>
          </table:table-cell>
        </table:table-row>
        <table:table-row table:style-name="ro1">
          <table:table-cell office:value-type="float" office:value="0.165943552" calcext:value-type="float">
            <text:p>0.165943552</text:p>
          </table:table-cell>
        </table:table-row>
        <table:table-row table:style-name="ro1">
          <table:table-cell office:value-type="float" office:value="0.166037248" calcext:value-type="float">
            <text:p>0.166037248</text:p>
          </table:table-cell>
        </table:table-row>
        <table:table-row table:style-name="ro1">
          <table:table-cell office:value-type="float" office:value="0.166573824" calcext:value-type="float">
            <text:p>0.166573824</text:p>
          </table:table-cell>
        </table:table-row>
        <table:table-row table:style-name="ro1">
          <table:table-cell office:value-type="float" office:value="0.166392832" calcext:value-type="float">
            <text:p>0.166392832</text:p>
          </table:table-cell>
        </table:table-row>
        <table:table-row table:style-name="ro1">
          <table:table-cell office:value-type="float" office:value="0.16486144" calcext:value-type="float">
            <text:p>0.16486144</text:p>
          </table:table-cell>
        </table:table-row>
        <table:table-row table:style-name="ro1">
          <table:table-cell office:value-type="float" office:value="0.164879872" calcext:value-type="float">
            <text:p>0.164879872</text:p>
          </table:table-cell>
        </table:table-row>
        <table:table-row table:style-name="ro1">
          <table:table-cell office:value-type="float" office:value="0.165245696" calcext:value-type="float">
            <text:p>0.165245696</text:p>
          </table:table-cell>
        </table:table-row>
        <table:table-row table:style-name="ro1">
          <table:table-cell office:value-type="float" office:value="0.165931264" calcext:value-type="float">
            <text:p>0.165931264</text:p>
          </table:table-cell>
        </table:table-row>
        <table:table-row table:style-name="ro1">
          <table:table-cell office:value-type="float" office:value="0.165740032" calcext:value-type="float">
            <text:p>0.165740032</text:p>
          </table:table-cell>
        </table:table-row>
        <table:table-row table:style-name="ro1">
          <table:table-cell office:value-type="float" office:value="0.165125888" calcext:value-type="float">
            <text:p>0.165125888</text:p>
          </table:table-cell>
        </table:table-row>
        <table:table-row table:style-name="ro1">
          <table:table-cell office:value-type="float" office:value="0.165182208" calcext:value-type="float">
            <text:p>0.165182208</text:p>
          </table:table-cell>
        </table:table-row>
        <table:table-row table:style-name="ro1">
          <table:table-cell office:value-type="float" office:value="0.16519552" calcext:value-type="float">
            <text:p>0.16519552</text:p>
          </table:table-cell>
        </table:table-row>
        <table:table-row table:style-name="ro1">
          <table:table-cell office:value-type="float" office:value="0.165551872" calcext:value-type="float">
            <text:p>0.165551872</text:p>
          </table:table-cell>
        </table:table-row>
        <table:table-row table:style-name="ro1">
          <table:table-cell office:value-type="float" office:value="0.165497856" calcext:value-type="float">
            <text:p>0.165497856</text:p>
          </table:table-cell>
        </table:table-row>
        <table:table-row table:style-name="ro1">
          <table:table-cell office:value-type="float" office:value="0.164439808" calcext:value-type="float">
            <text:p>0.164439808</text:p>
          </table:table-cell>
        </table:table-row>
        <table:table-row table:style-name="ro1">
          <table:table-cell office:value-type="float" office:value="0.164489216" calcext:value-type="float">
            <text:p>0.164489216</text:p>
          </table:table-cell>
        </table:table-row>
        <table:table-row table:style-name="ro1">
          <table:table-cell office:value-type="float" office:value="0.164562432" calcext:value-type="float">
            <text:p>0.164562432</text:p>
          </table:table-cell>
        </table:table-row>
        <table:table-row table:style-name="ro1">
          <table:table-cell office:value-type="float" office:value="0.165011712" calcext:value-type="float">
            <text:p>0.165011712</text:p>
          </table:table-cell>
        </table:table-row>
        <table:table-row table:style-name="ro1">
          <table:table-cell office:value-type="float" office:value="0.164811776" calcext:value-type="float">
            <text:p>0.164811776</text:p>
          </table:table-cell>
        </table:table-row>
        <table:table-row table:style-name="ro1">
          <table:table-cell office:value-type="float" office:value="0.183395072" calcext:value-type="float">
            <text:p>0.183395072</text:p>
          </table:table-cell>
        </table:table-row>
        <table:table-row table:style-name="ro1">
          <table:table-cell office:value-type="float" office:value="0.184598528" calcext:value-type="float">
            <text:p>0.184598528</text:p>
          </table:table-cell>
        </table:table-row>
        <table:table-row table:style-name="ro1">
          <table:table-cell office:value-type="float" office:value="0.184717056" calcext:value-type="float">
            <text:p>0.184717056</text:p>
          </table:table-cell>
        </table:table-row>
        <table:table-row table:style-name="ro1">
          <table:table-cell office:value-type="float" office:value="0.185030144" calcext:value-type="float">
            <text:p>0.185030144</text:p>
          </table:table-cell>
        </table:table-row>
        <table:table-row table:style-name="ro1">
          <table:table-cell office:value-type="float" office:value="0.184974336" calcext:value-type="float">
            <text:p>0.184974336</text:p>
          </table:table-cell>
        </table:table-row>
        <table:table-row table:style-name="ro1">
          <table:table-cell office:value-type="float" office:value="0.178290688" calcext:value-type="float">
            <text:p>0.178290688</text:p>
          </table:table-cell>
        </table:table-row>
        <table:table-row table:style-name="ro1">
          <table:table-cell office:value-type="float" office:value="0.178344192" calcext:value-type="float">
            <text:p>0.178344192</text:p>
          </table:table-cell>
        </table:table-row>
        <table:table-row table:style-name="ro1">
          <table:table-cell office:value-type="float" office:value="0.178517248" calcext:value-type="float">
            <text:p>0.178517248</text:p>
          </table:table-cell>
        </table:table-row>
        <table:table-row table:style-name="ro1">
          <table:table-cell office:value-type="float" office:value="0.17887872" calcext:value-type="float">
            <text:p>0.17887872</text:p>
          </table:table-cell>
        </table:table-row>
        <table:table-row table:style-name="ro1">
          <table:table-cell office:value-type="float" office:value="0.178793472" calcext:value-type="float">
            <text:p>0.178793472</text:p>
          </table:table-cell>
        </table:table-row>
        <table:table-row table:style-name="ro1">
          <table:table-cell office:value-type="float" office:value="0.177621504" calcext:value-type="float">
            <text:p>0.177621504</text:p>
          </table:table-cell>
        </table:table-row>
        <table:table-row table:style-name="ro1">
          <table:table-cell office:value-type="float" office:value="0.177682944" calcext:value-type="float">
            <text:p>0.177682944</text:p>
          </table:table-cell>
        </table:table-row>
        <table:table-row table:style-name="ro1">
          <table:table-cell office:value-type="float" office:value="0.177759232" calcext:value-type="float">
            <text:p>0.177759232</text:p>
          </table:table-cell>
        </table:table-row>
        <table:table-row table:style-name="ro1">
          <table:table-cell office:value-type="float" office:value="0.178053376" calcext:value-type="float">
            <text:p>0.178053376</text:p>
          </table:table-cell>
        </table:table-row>
        <table:table-row table:style-name="ro1">
          <table:table-cell office:value-type="float" office:value="0.177993216" calcext:value-type="float">
            <text:p>0.177993216</text:p>
          </table:table-cell>
        </table:table-row>
        <table:table-row table:style-name="ro1">
          <table:table-cell office:value-type="float" office:value="0.19408" calcext:value-type="float">
            <text:p>0.19408</text:p>
          </table:table-cell>
        </table:table-row>
        <table:table-row table:style-name="ro1">
          <table:table-cell office:value-type="float" office:value="0.194826752" calcext:value-type="float">
            <text:p>0.194826752</text:p>
          </table:table-cell>
        </table:table-row>
        <table:table-row table:style-name="ro1">
          <table:table-cell office:value-type="float" office:value="0.195338752" calcext:value-type="float">
            <text:p>0.195338752</text:p>
          </table:table-cell>
        </table:table-row>
        <table:table-row table:style-name="ro1">
          <table:table-cell office:value-type="float" office:value="0.195965696" calcext:value-type="float">
            <text:p>0.195965696</text:p>
          </table:table-cell>
        </table:table-row>
        <table:table-row table:style-name="ro1">
          <table:table-cell office:value-type="float" office:value="0.196864" calcext:value-type="float">
            <text:p>0.196864</text:p>
          </table:table-cell>
        </table:table-row>
        <table:table-row table:style-name="ro1">
          <table:table-cell office:value-type="float" office:value="0.195739392" calcext:value-type="float">
            <text:p>0.195739392</text:p>
          </table:table-cell>
        </table:table-row>
        <table:table-row table:style-name="ro1">
          <table:table-cell office:value-type="float" office:value="0.195801344" calcext:value-type="float">
            <text:p>0.195801344</text:p>
          </table:table-cell>
        </table:table-row>
        <table:table-row table:style-name="ro1">
          <table:table-cell office:value-type="float" office:value="0.195890432" calcext:value-type="float">
            <text:p>0.195890432</text:p>
          </table:table-cell>
        </table:table-row>
        <table:table-row table:style-name="ro1">
          <table:table-cell office:value-type="float" office:value="0.196294656" calcext:value-type="float">
            <text:p>0.196294656</text:p>
          </table:table-cell>
        </table:table-row>
        <table:table-row table:style-name="ro1">
          <table:table-cell office:value-type="float" office:value="0.1961344" calcext:value-type="float">
            <text:p>0.1961344</text:p>
          </table:table-cell>
        </table:table-row>
        <table:table-row table:style-name="ro1">
          <table:table-cell office:value-type="float" office:value="0.199337472" calcext:value-type="float">
            <text:p>0.199337472</text:p>
          </table:table-cell>
        </table:table-row>
        <table:table-row table:style-name="ro1">
          <table:table-cell office:value-type="float" office:value="0.203988992" calcext:value-type="float">
            <text:p>0.203988992</text:p>
          </table:table-cell>
        </table:table-row>
        <table:table-row table:style-name="ro1">
          <table:table-cell office:value-type="float" office:value="0.20813056" calcext:value-type="float">
            <text:p>0.20813056</text:p>
          </table:table-cell>
        </table:table-row>
        <table:table-row table:style-name="ro1">
          <table:table-cell office:value-type="float" office:value="0.210531072" calcext:value-type="float">
            <text:p>0.210531072</text:p>
          </table:table-cell>
        </table:table-row>
        <table:table-row table:style-name="ro1">
          <table:table-cell office:value-type="float" office:value="0.21050368" calcext:value-type="float">
            <text:p>0.21050368</text:p>
          </table:table-cell>
        </table:table-row>
        <table:table-row table:style-name="ro1">
          <table:table-cell office:value-type="float" office:value="0.203998464" calcext:value-type="float">
            <text:p>0.203998464</text:p>
          </table:table-cell>
        </table:table-row>
        <table:table-row table:style-name="ro1">
          <table:table-cell office:value-type="float" office:value="0.204076032" calcext:value-type="float">
            <text:p>0.204076032</text:p>
          </table:table-cell>
        </table:table-row>
        <table:table-row table:style-name="ro1">
          <table:table-cell office:value-type="float" office:value="0.204165632" calcext:value-type="float">
            <text:p>0.204165632</text:p>
          </table:table-cell>
        </table:table-row>
        <table:table-row table:style-name="ro1">
          <table:table-cell office:value-type="float" office:value="0.20449408" calcext:value-type="float">
            <text:p>0.20449408</text:p>
          </table:table-cell>
        </table:table-row>
        <table:table-row table:style-name="ro1">
          <table:table-cell office:value-type="float" office:value="0.207496192" calcext:value-type="float">
            <text:p>0.207496192</text:p>
          </table:table-cell>
        </table:table-row>
        <table:table-row table:style-name="ro1">
          <table:table-cell office:value-type="float" office:value="0.206141696" calcext:value-type="float">
            <text:p>0.206141696</text:p>
          </table:table-cell>
        </table:table-row>
        <table:table-row table:style-name="ro1">
          <table:table-cell office:value-type="float" office:value="0.206231552" calcext:value-type="float">
            <text:p>0.206231552</text:p>
          </table:table-cell>
        </table:table-row>
        <table:table-row table:style-name="ro1">
          <table:table-cell office:value-type="float" office:value="0.206242816" calcext:value-type="float">
            <text:p>0.206242816</text:p>
          </table:table-cell>
        </table:table-row>
        <table:table-row table:style-name="ro1">
          <table:table-cell office:value-type="float" office:value="0.20661376" calcext:value-type="float">
            <text:p>0.20661376</text:p>
          </table:table-cell>
        </table:table-row>
        <table:table-row table:style-name="ro1">
          <table:table-cell office:value-type="float" office:value="0.21488768" calcext:value-type="float">
            <text:p>0.21488768</text:p>
          </table:table-cell>
        </table:table-row>
        <table:table-row table:style-name="ro1">
          <table:table-cell office:value-type="float" office:value="0.216282624" calcext:value-type="float">
            <text:p>0.216282624</text:p>
          </table:table-cell>
        </table:table-row>
        <table:table-row table:style-name="ro1">
          <table:table-cell office:value-type="float" office:value="0.220053248" calcext:value-type="float">
            <text:p>0.220053248</text:p>
          </table:table-cell>
        </table:table-row>
        <table:table-row table:style-name="ro1">
          <table:table-cell office:value-type="float" office:value="0.220402688" calcext:value-type="float">
            <text:p>0.220402688</text:p>
          </table:table-cell>
        </table:table-row>
        <table:table-row table:style-name="ro1">
          <table:table-cell office:value-type="float" office:value="0.22443136" calcext:value-type="float">
            <text:p>0.22443136</text:p>
          </table:table-cell>
        </table:table-row>
        <table:table-row table:style-name="ro1">
          <table:table-cell office:value-type="float" office:value="0.224391424" calcext:value-type="float">
            <text:p>0.224391424</text:p>
          </table:table-cell>
        </table:table-row>
        <table:table-row table:style-name="ro1">
          <table:table-cell office:value-type="float" office:value="0.218540288" calcext:value-type="float">
            <text:p>0.218540288</text:p>
          </table:table-cell>
        </table:table-row>
        <table:table-row table:style-name="ro1">
          <table:table-cell office:value-type="float" office:value="0.218582528" calcext:value-type="float">
            <text:p>0.218582528</text:p>
          </table:table-cell>
        </table:table-row>
        <table:table-row table:style-name="ro1">
          <table:table-cell office:value-type="float" office:value="0.218600448" calcext:value-type="float">
            <text:p>0.218600448</text:p>
          </table:table-cell>
        </table:table-row>
        <table:table-row table:style-name="ro1">
          <table:table-cell office:value-type="float" office:value="0.219986176" calcext:value-type="float">
            <text:p>0.219986176</text:p>
          </table:table-cell>
        </table:table-row>
        <table:table-row table:style-name="ro1">
          <table:table-cell office:value-type="float" office:value="0.219033856" calcext:value-type="float">
            <text:p>0.219033856</text:p>
          </table:table-cell>
        </table:table-row>
        <table:table-row table:style-name="ro1">
          <table:table-cell office:value-type="float" office:value="0.218530048" calcext:value-type="float">
            <text:p>0.218530048</text:p>
          </table:table-cell>
        </table:table-row>
        <table:table-row table:style-name="ro1">
          <table:table-cell office:value-type="float" office:value="0.21859456" calcext:value-type="float">
            <text:p>0.21859456</text:p>
          </table:table-cell>
        </table:table-row>
        <table:table-row table:style-name="ro1">
          <table:table-cell office:value-type="float" office:value="0.218689024" calcext:value-type="float">
            <text:p>0.218689024</text:p>
          </table:table-cell>
        </table:table-row>
        <table:table-row table:style-name="ro1">
          <table:table-cell office:value-type="float" office:value="0.21896832" calcext:value-type="float">
            <text:p>0.21896832</text:p>
          </table:table-cell>
        </table:table-row>
        <table:table-row table:style-name="ro1">
          <table:table-cell office:value-type="float" office:value="0.218922752" calcext:value-type="float">
            <text:p>0.218922752</text:p>
          </table:table-cell>
        </table:table-row>
        <table:table-row table:style-name="ro1">
          <table:table-cell office:value-type="float" office:value="0.216673792" calcext:value-type="float">
            <text:p>0.216673792</text:p>
          </table:table-cell>
        </table:table-row>
        <table:table-row table:style-name="ro1">
          <table:table-cell office:value-type="float" office:value="0.216742656" calcext:value-type="float">
            <text:p>0.216742656</text:p>
          </table:table-cell>
        </table:table-row>
        <table:table-row table:style-name="ro1">
          <table:table-cell office:value-type="float" office:value="0.21683584" calcext:value-type="float">
            <text:p>0.21683584</text:p>
          </table:table-cell>
        </table:table-row>
        <table:table-row table:style-name="ro1">
          <table:table-cell office:value-type="float" office:value="0.217180672" calcext:value-type="float">
            <text:p>0.217180672</text:p>
          </table:table-cell>
        </table:table-row>
        <table:table-row table:style-name="ro1">
          <table:table-cell office:value-type="float" office:value="0.226704128" calcext:value-type="float">
            <text:p>0.226704128</text:p>
          </table:table-cell>
        </table:table-row>
        <table:table-row table:style-name="ro1">
          <table:table-cell office:value-type="float" office:value="0.226790912" calcext:value-type="float">
            <text:p>0.226790912</text:p>
          </table:table-cell>
        </table:table-row>
        <table:table-row table:style-name="ro1">
          <table:table-cell office:value-type="float" office:value="0.22687232" calcext:value-type="float">
            <text:p>0.22687232</text:p>
          </table:table-cell>
        </table:table-row>
        <table:table-row table:style-name="ro1">
          <table:table-cell office:value-type="float" office:value="0.226894848" calcext:value-type="float">
            <text:p>0.226894848</text:p>
          </table:table-cell>
        </table:table-row>
        <table:table-row table:style-name="ro1">
          <table:table-cell office:value-type="float" office:value="0.227260416" calcext:value-type="float">
            <text:p>0.227260416</text:p>
          </table:table-cell>
        </table:table-row>
        <table:table-row table:style-name="ro1">
          <table:table-cell office:value-type="float" office:value="0.227206912" calcext:value-type="float">
            <text:p>0.227206912</text:p>
          </table:table-cell>
        </table:table-row>
        <table:table-row table:style-name="ro1">
          <table:table-cell office:value-type="float" office:value="0.223282176" calcext:value-type="float">
            <text:p>0.223282176</text:p>
          </table:table-cell>
        </table:table-row>
        <table:table-row table:style-name="ro1">
          <table:table-cell office:value-type="float" office:value="0.228108544" calcext:value-type="float">
            <text:p>0.228108544</text:p>
          </table:table-cell>
        </table:table-row>
        <table:table-row table:style-name="ro1">
          <table:table-cell office:value-type="float" office:value="0.234564096" calcext:value-type="float">
            <text:p>0.234564096</text:p>
          </table:table-cell>
        </table:table-row>
        <table:table-row table:style-name="ro1">
          <table:table-cell office:value-type="float" office:value="0.240921088" calcext:value-type="float">
            <text:p>0.240921088</text:p>
          </table:table-cell>
        </table:table-row>
        <table:table-row table:style-name="ro1">
          <table:table-cell office:value-type="float" office:value="0.240631808" calcext:value-type="float">
            <text:p>0.240631808</text:p>
          </table:table-cell>
        </table:table-row>
        <table:table-row table:style-name="ro1">
          <table:table-cell office:value-type="float" office:value="0.230129152" calcext:value-type="float">
            <text:p>0.230129152</text:p>
          </table:table-cell>
        </table:table-row>
        <table:table-row table:style-name="ro1">
          <table:table-cell office:value-type="float" office:value="0.230212096" calcext:value-type="float">
            <text:p>0.230212096</text:p>
          </table:table-cell>
        </table:table-row>
        <table:table-row table:style-name="ro1">
          <table:table-cell office:value-type="float" office:value="0.230320128" calcext:value-type="float">
            <text:p>0.230320128</text:p>
          </table:table-cell>
        </table:table-row>
        <table:table-row table:style-name="ro1">
          <table:table-cell office:value-type="float" office:value="0.230605056" calcext:value-type="float">
            <text:p>0.230605056</text:p>
          </table:table-cell>
        </table:table-row>
        <table:table-row table:style-name="ro1">
          <table:table-cell office:value-type="float" office:value="0.230753536" calcext:value-type="float">
            <text:p>0.230753536</text:p>
          </table:table-cell>
        </table:table-row>
        <table:table-row table:style-name="ro1">
          <table:table-cell office:value-type="float" office:value="0.25352704" calcext:value-type="float">
            <text:p>0.25352704</text:p>
          </table:table-cell>
        </table:table-row>
        <table:table-row table:style-name="ro1">
          <table:table-cell office:value-type="float" office:value="0.253603584" calcext:value-type="float">
            <text:p>0.253603584</text:p>
          </table:table-cell>
        </table:table-row>
        <table:table-row table:style-name="ro1">
          <table:table-cell office:value-type="float" office:value="0.253708288" calcext:value-type="float">
            <text:p>0.253708288</text:p>
          </table:table-cell>
        </table:table-row>
        <table:table-row table:style-name="ro1">
          <table:table-cell office:value-type="float" office:value="0.25412864" calcext:value-type="float">
            <text:p>0.25412864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0.25044096" calcext:value-type="float">
            <text:p>0.25044096</text:p>
          </table:table-cell>
        </table:table-row>
        <table:table-row table:style-name="ro1">
          <table:table-cell office:value-type="float" office:value="0.25248128" calcext:value-type="float">
            <text:p>0.25248128</text:p>
          </table:table-cell>
        </table:table-row>
        <table:table-row table:style-name="ro1">
          <table:table-cell office:value-type="float" office:value="0.2526144" calcext:value-type="float">
            <text:p>0.2526144</text:p>
          </table:table-cell>
        </table:table-row>
        <table:table-row table:style-name="ro1">
          <table:table-cell office:value-type="float" office:value="0.252994816" calcext:value-type="float">
            <text:p>0.252994816</text:p>
          </table:table-cell>
        </table:table-row>
        <table:table-row table:style-name="ro1">
          <table:table-cell office:value-type="float" office:value="0.252993024" calcext:value-type="float">
            <text:p>0.252993024</text:p>
          </table:table-cell>
        </table:table-row>
        <table:table-row table:style-name="ro1">
          <table:table-cell office:value-type="float" office:value="0.254729472" calcext:value-type="float">
            <text:p>0.254729472</text:p>
          </table:table-cell>
        </table:table-row>
        <table:table-row table:style-name="ro1">
          <table:table-cell office:value-type="float" office:value="0.27136896" calcext:value-type="float">
            <text:p>0.27136896</text:p>
          </table:table-cell>
        </table:table-row>
        <table:table-row table:style-name="ro1">
          <table:table-cell office:value-type="float" office:value="0.271639808" calcext:value-type="float">
            <text:p>0.271639808</text:p>
          </table:table-cell>
        </table:table-row>
        <table:table-row table:style-name="ro1">
          <table:table-cell office:value-type="float" office:value="0.272078848" calcext:value-type="float">
            <text:p>0.272078848</text:p>
          </table:table-cell>
        </table:table-row>
        <table:table-row table:style-name="ro1">
          <table:table-cell office:value-type="float" office:value="0.271974144" calcext:value-type="float">
            <text:p>0.271974144</text:p>
          </table:table-cell>
        </table:table-row>
        <table:table-row table:style-name="ro1">
          <table:table-cell office:value-type="float" office:value="0.266620672" calcext:value-type="float">
            <text:p>0.266620672</text:p>
          </table:table-cell>
        </table:table-row>
        <table:table-row table:style-name="ro1">
          <table:table-cell office:value-type="float" office:value="0.26763008" calcext:value-type="float">
            <text:p>0.26763008</text:p>
          </table:table-cell>
        </table:table-row>
        <table:table-row table:style-name="ro1">
          <table:table-cell office:value-type="float" office:value="0.271499264" calcext:value-type="float">
            <text:p>0.271499264</text:p>
          </table:table-cell>
        </table:table-row>
        <table:table-row table:style-name="ro1">
          <table:table-cell office:value-type="float" office:value="0.277442816" calcext:value-type="float">
            <text:p>0.277442816</text:p>
          </table:table-cell>
        </table:table-row>
        <table:table-row table:style-name="ro1">
          <table:table-cell office:value-type="float" office:value="0.277390336" calcext:value-type="float">
            <text:p>0.277390336</text:p>
          </table:table-cell>
        </table:table-row>
        <table:table-row table:style-name="ro1">
          <table:table-cell office:value-type="float" office:value="0.277186816" calcext:value-type="float">
            <text:p>0.277186816</text:p>
          </table:table-cell>
        </table:table-row>
        <table:table-row table:style-name="ro1">
          <table:table-cell office:value-type="float" office:value="0.277323008" calcext:value-type="float">
            <text:p>0.277323008</text:p>
          </table:table-cell>
        </table:table-row>
        <table:table-row table:style-name="ro1">
          <table:table-cell office:value-type="float" office:value="0.277462528" calcext:value-type="float">
            <text:p>0.277462528</text:p>
          </table:table-cell>
        </table:table-row>
        <table:table-row table:style-name="ro1">
          <table:table-cell office:value-type="float" office:value="0.27775232" calcext:value-type="float">
            <text:p>0.27775232</text:p>
          </table:table-cell>
        </table:table-row>
        <table:table-row table:style-name="ro1">
          <table:table-cell office:value-type="float" office:value="0.277736448" calcext:value-type="float">
            <text:p>0.277736448</text:p>
          </table:table-cell>
        </table:table-row>
        <table:table-row table:style-name="ro1">
          <table:table-cell office:value-type="float" office:value="0.301841408" calcext:value-type="float">
            <text:p>0.301841408</text:p>
          </table:table-cell>
        </table:table-row>
        <table:table-row table:style-name="ro1">
          <table:table-cell office:value-type="float" office:value="0.302048" calcext:value-type="float">
            <text:p>0.302048</text:p>
          </table:table-cell>
        </table:table-row>
        <table:table-row table:style-name="ro1">
          <table:table-cell office:value-type="float" office:value="0.30792192" calcext:value-type="float">
            <text:p>0.30792192</text:p>
          </table:table-cell>
        </table:table-row>
        <table:table-row table:style-name="ro1">
          <table:table-cell office:value-type="float" office:value="0.309882624" calcext:value-type="float">
            <text:p>0.309882624</text:p>
          </table:table-cell>
        </table:table-row>
        <table:table-row table:style-name="ro1">
          <table:table-cell office:value-type="float" office:value="0.309781504" calcext:value-type="float">
            <text:p>0.309781504</text:p>
          </table:table-cell>
        </table:table-row>
        <table:table-row table:style-name="ro1">
          <table:table-cell office:value-type="float" office:value="0.299058432" calcext:value-type="float">
            <text:p>0.299058432</text:p>
          </table:table-cell>
        </table:table-row>
        <table:table-row table:style-name="ro1">
          <table:table-cell office:value-type="float" office:value="0.306151168" calcext:value-type="float">
            <text:p>0.306151168</text:p>
          </table:table-cell>
        </table:table-row>
        <table:table-row table:style-name="ro1">
          <table:table-cell office:value-type="float" office:value="0.309011456" calcext:value-type="float">
            <text:p>0.309011456</text:p>
          </table:table-cell>
        </table:table-row>
        <table:table-row table:style-name="ro1">
          <table:table-cell office:value-type="float" office:value="0.31182464" calcext:value-type="float">
            <text:p>0.31182464</text:p>
          </table:table-cell>
        </table:table-row>
        <table:table-row table:style-name="ro1">
          <table:table-cell office:value-type="float" office:value="0.311794432" calcext:value-type="float">
            <text:p>0.311794432</text:p>
          </table:table-cell>
        </table:table-row>
        <table:table-row table:style-name="ro1">
          <table:table-cell office:value-type="float" office:value="0.301435136" calcext:value-type="float">
            <text:p>0.301435136</text:p>
          </table:table-cell>
        </table:table-row>
        <table:table-row table:style-name="ro1">
          <table:table-cell office:value-type="float" office:value="0.301553664" calcext:value-type="float">
            <text:p>0.301553664</text:p>
          </table:table-cell>
        </table:table-row>
        <table:table-row table:style-name="ro1">
          <table:table-cell office:value-type="float" office:value="0.301720576" calcext:value-type="float">
            <text:p>0.301720576</text:p>
          </table:table-cell>
        </table:table-row>
        <table:table-row table:style-name="ro1">
          <table:table-cell office:value-type="float" office:value="0.302087424" calcext:value-type="float">
            <text:p>0.302087424</text:p>
          </table:table-cell>
        </table:table-row>
        <table:table-row table:style-name="ro1">
          <table:table-cell office:value-type="float" office:value="0.302039552" calcext:value-type="float">
            <text:p>0.302039552</text:p>
          </table:table-cell>
        </table:table-row>
        <table:table-row table:style-name="ro1">
          <table:table-cell office:value-type="float" office:value="0.296943872" calcext:value-type="float">
            <text:p>0.296943872</text:p>
          </table:table-cell>
        </table:table-row>
        <table:table-row table:style-name="ro1">
          <table:table-cell office:value-type="float" office:value="0.297048576" calcext:value-type="float">
            <text:p>0.297048576</text:p>
          </table:table-cell>
        </table:table-row>
        <table:table-row table:style-name="ro1">
          <table:table-cell office:value-type="float" office:value="0.297213184" calcext:value-type="float">
            <text:p>0.297213184</text:p>
          </table:table-cell>
        </table:table-row>
        <table:table-row table:style-name="ro1">
          <table:table-cell office:value-type="float" office:value="0.297591296" calcext:value-type="float">
            <text:p>0.297591296</text:p>
          </table:table-cell>
        </table:table-row>
        <table:table-row table:style-name="ro1">
          <table:table-cell office:value-type="float" office:value="0.297522944" calcext:value-type="float">
            <text:p>0.297522944</text:p>
          </table:table-cell>
        </table:table-row>
        <table:table-row table:style-name="ro1">
          <table:table-cell office:value-type="float" office:value="0.296876544" calcext:value-type="float">
            <text:p>0.296876544</text:p>
          </table:table-cell>
        </table:table-row>
        <table:table-row table:style-name="ro1">
          <table:table-cell office:value-type="float" office:value="0.2969792" calcext:value-type="float">
            <text:p>0.2969792</text:p>
          </table:table-cell>
        </table:table-row>
        <table:table-row table:style-name="ro1">
          <table:table-cell office:value-type="float" office:value="0.297118976" calcext:value-type="float">
            <text:p>0.297118976</text:p>
          </table:table-cell>
        </table:table-row>
        <table:table-row table:style-name="ro1">
          <table:table-cell office:value-type="float" office:value="0.297461248" calcext:value-type="float">
            <text:p>0.297461248</text:p>
          </table:table-cell>
        </table:table-row>
        <table:table-row table:style-name="ro1">
          <table:table-cell office:value-type="float" office:value="0.314319104" calcext:value-type="float">
            <text:p>0.314319104</text:p>
          </table:table-cell>
        </table:table-row>
        <table:table-row table:style-name="ro1">
          <table:table-cell office:value-type="float" office:value="0.314121984" calcext:value-type="float">
            <text:p>0.314121984</text:p>
          </table:table-cell>
        </table:table-row>
        <table:table-row table:style-name="ro1">
          <table:table-cell office:value-type="float" office:value="0.318502912" calcext:value-type="float">
            <text:p>0.318502912</text:p>
          </table:table-cell>
        </table:table-row>
        <table:table-row table:style-name="ro1">
          <table:table-cell office:value-type="float" office:value="0.321728" calcext:value-type="float">
            <text:p>0.321728</text:p>
          </table:table-cell>
        </table:table-row>
        <table:table-row table:style-name="ro1">
          <table:table-cell office:value-type="float" office:value="0.324173568" calcext:value-type="float">
            <text:p>0.324173568</text:p>
          </table:table-cell>
        </table:table-row>
        <table:table-row table:style-name="ro1">
          <table:table-cell office:value-type="float" office:value="0.326180352" calcext:value-type="float">
            <text:p>0.326180352</text:p>
          </table:table-cell>
        </table:table-row>
        <table:table-row table:style-name="ro1">
          <table:table-cell office:value-type="float" office:value="0.322354944" calcext:value-type="float">
            <text:p>0.322354944</text:p>
          </table:table-cell>
        </table:table-row>
        <table:table-row table:style-name="ro1">
          <table:table-cell office:value-type="float" office:value="0.3248704" calcext:value-type="float">
            <text:p>0.3248704</text:p>
          </table:table-cell>
        </table:table-row>
        <table:table-row table:style-name="ro1">
          <table:table-cell office:value-type="float" office:value="0.329917952" calcext:value-type="float">
            <text:p>0.329917952</text:p>
          </table:table-cell>
        </table:table-row>
        <table:table-row table:style-name="ro1">
          <table:table-cell office:value-type="float" office:value="0.333384448" calcext:value-type="float">
            <text:p>0.333384448</text:p>
          </table:table-cell>
        </table:table-row>
        <table:table-row table:style-name="ro1">
          <table:table-cell office:value-type="float" office:value="0.333408" calcext:value-type="float">
            <text:p>0.333408</text:p>
          </table:table-cell>
        </table:table-row>
        <table:table-row table:style-name="ro1">
          <table:table-cell office:value-type="float" office:value="0.328581376" calcext:value-type="float">
            <text:p>0.328581376</text:p>
          </table:table-cell>
        </table:table-row>
        <table:table-row table:style-name="ro1">
          <table:table-cell office:value-type="float" office:value="0.332777216" calcext:value-type="float">
            <text:p>0.332777216</text:p>
          </table:table-cell>
        </table:table-row>
        <table:table-row table:style-name="ro1">
          <table:table-cell office:value-type="float" office:value="0.33320192" calcext:value-type="float">
            <text:p>0.33320192</text:p>
          </table:table-cell>
        </table:table-row>
        <table:table-row table:style-name="ro1">
          <table:table-cell office:value-type="float" office:value="0.333503232" calcext:value-type="float">
            <text:p>0.333503232</text:p>
          </table:table-cell>
        </table:table-row>
        <table:table-row table:style-name="ro1">
          <table:table-cell office:value-type="float" office:value="0.333524992" calcext:value-type="float">
            <text:p>0.333524992</text:p>
          </table:table-cell>
        </table:table-row>
        <table:table-row table:style-name="ro1">
          <table:table-cell office:value-type="float" office:value="0.334785024" calcext:value-type="float">
            <text:p>0.334785024</text:p>
          </table:table-cell>
        </table:table-row>
        <table:table-row table:style-name="ro1">
          <table:table-cell office:value-type="float" office:value="0.335278592" calcext:value-type="float">
            <text:p>0.335278592</text:p>
          </table:table-cell>
        </table:table-row>
        <table:table-row table:style-name="ro1">
          <table:table-cell office:value-type="float" office:value="0.335672064" calcext:value-type="float">
            <text:p>0.335672064</text:p>
          </table:table-cell>
        </table:table-row>
        <table:table-row table:style-name="ro1">
          <table:table-cell office:value-type="float" office:value="0.336007936" calcext:value-type="float">
            <text:p>0.336007936</text:p>
          </table:table-cell>
        </table:table-row>
        <table:table-row table:style-name="ro1">
          <table:table-cell office:value-type="float" office:value="0.336032512" calcext:value-type="float">
            <text:p>0.336032512</text:p>
          </table:table-cell>
        </table:table-row>
        <table:table-row table:style-name="ro1">
          <table:table-cell office:value-type="float" office:value="0.349044992" calcext:value-type="float">
            <text:p>0.349044992</text:p>
          </table:table-cell>
        </table:table-row>
        <table:table-row table:style-name="ro1">
          <table:table-cell office:value-type="float" office:value="0.356040704" calcext:value-type="float">
            <text:p>0.356040704</text:p>
          </table:table-cell>
        </table:table-row>
        <table:table-row table:style-name="ro1">
          <table:table-cell office:value-type="float" office:value="0.362439936" calcext:value-type="float">
            <text:p>0.362439936</text:p>
          </table:table-cell>
        </table:table-row>
        <table:table-row table:style-name="ro1">
          <table:table-cell office:value-type="float" office:value="0.363182848" calcext:value-type="float">
            <text:p>0.363182848</text:p>
          </table:table-cell>
        </table:table-row>
        <table:table-row table:style-name="ro1">
          <table:table-cell office:value-type="float" office:value="0.363164672" calcext:value-type="float">
            <text:p>0.363164672</text:p>
          </table:table-cell>
        </table:table-row>
        <table:table-row table:style-name="ro1">
          <table:table-cell office:value-type="float" office:value="0.35905664" calcext:value-type="float">
            <text:p>0.35905664</text:p>
          </table:table-cell>
        </table:table-row>
        <table:table-row table:style-name="ro1">
          <table:table-cell office:value-type="float" office:value="0.364258048" calcext:value-type="float">
            <text:p>0.364258048</text:p>
          </table:table-cell>
        </table:table-row>
        <table:table-row table:style-name="ro1">
          <table:table-cell office:value-type="float" office:value="0.36707328" calcext:value-type="float">
            <text:p>0.36707328</text:p>
          </table:table-cell>
        </table:table-row>
        <table:table-row table:style-name="ro1">
          <table:table-cell office:value-type="float" office:value="0.367514624" calcext:value-type="float">
            <text:p>0.367514624</text:p>
          </table:table-cell>
        </table:table-row>
        <table:table-row table:style-name="ro1">
          <table:table-cell office:value-type="float" office:value="0.367379456" calcext:value-type="float">
            <text:p>0.367379456</text:p>
          </table:table-cell>
        </table:table-row>
        <table:table-row table:style-name="ro1">
          <table:table-cell office:value-type="float" office:value="0.368527872" calcext:value-type="float">
            <text:p>0.368527872</text:p>
          </table:table-cell>
        </table:table-row>
        <table:table-row table:style-name="ro1">
          <table:table-cell office:value-type="float" office:value="0.37092864" calcext:value-type="float">
            <text:p>0.37092864</text:p>
          </table:table-cell>
        </table:table-row>
        <table:table-row table:style-name="ro1">
          <table:table-cell office:value-type="float" office:value="0.371191808" calcext:value-type="float">
            <text:p>0.371191808</text:p>
          </table:table-cell>
        </table:table-row>
        <table:table-row table:style-name="ro1">
          <table:table-cell office:value-type="float" office:value="0.371506944" calcext:value-type="float">
            <text:p>0.371506944</text:p>
          </table:table-cell>
        </table:table-row>
        <table:table-row table:style-name="ro1">
          <table:table-cell office:value-type="float" office:value="0.37147264" calcext:value-type="float">
            <text:p>0.37147264</text:p>
          </table:table-cell>
        </table:table-row>
        <table:table-row table:style-name="ro1">
          <table:table-cell office:value-type="float" office:value="0.37003776" calcext:value-type="float">
            <text:p>0.37003776</text:p>
          </table:table-cell>
        </table:table-row>
        <table:table-row table:style-name="ro1">
          <table:table-cell office:value-type="float" office:value="0.370142464" calcext:value-type="float">
            <text:p>0.370142464</text:p>
          </table:table-cell>
        </table:table-row>
        <table:table-row table:style-name="ro1">
          <table:table-cell office:value-type="float" office:value="0.37028224" calcext:value-type="float">
            <text:p>0.37028224</text:p>
          </table:table-cell>
        </table:table-row>
        <table:table-row table:style-name="ro1">
          <table:table-cell office:value-type="float" office:value="0.37056768" calcext:value-type="float">
            <text:p>0.37056768</text:p>
          </table:table-cell>
        </table:table-row>
        <table:table-row table:style-name="ro1">
          <table:table-cell office:value-type="float" office:value="0.37053696" calcext:value-type="float">
            <text:p>0.37053696</text:p>
          </table:table-cell>
        </table:table-row>
        <table:table-row table:style-name="ro1">
          <table:table-cell office:value-type="float" office:value="0.370175232" calcext:value-type="float">
            <text:p>0.370175232</text:p>
          </table:table-cell>
        </table:table-row>
        <table:table-row table:style-name="ro1">
          <table:table-cell office:value-type="float" office:value="0.370284032" calcext:value-type="float">
            <text:p>0.370284032</text:p>
          </table:table-cell>
        </table:table-row>
        <table:table-row table:style-name="ro1">
          <table:table-cell office:value-type="float" office:value="0.37042688" calcext:value-type="float">
            <text:p>0.37042688</text:p>
          </table:table-cell>
        </table:table-row>
        <table:table-row table:style-name="ro1">
          <table:table-cell office:value-type="float" office:value="0.370701312" calcext:value-type="float">
            <text:p>0.370701312</text:p>
          </table:table-cell>
        </table:table-row>
        <table:table-row table:style-name="ro1">
          <table:table-cell office:value-type="float" office:value="0.370674432" calcext:value-type="float">
            <text:p>0.370674432</text:p>
          </table:table-cell>
        </table:table-row>
        <table:table-row table:style-name="ro1">
          <table:table-cell office:value-type="float" office:value="0.365788672" calcext:value-type="float">
            <text:p>0.365788672</text:p>
          </table:table-cell>
        </table:table-row>
        <table:table-row table:style-name="ro1">
          <table:table-cell office:value-type="float" office:value="0.36589824" calcext:value-type="float">
            <text:p>0.36589824</text:p>
          </table:table-cell>
        </table:table-row>
        <table:table-row table:style-name="ro1">
          <table:table-cell office:value-type="float" office:value="0.366041344" calcext:value-type="float">
            <text:p>0.366041344</text:p>
          </table:table-cell>
        </table:table-row>
        <table:table-row table:style-name="ro1">
          <table:table-cell office:value-type="float" office:value="0.366337536" calcext:value-type="float">
            <text:p>0.366337536</text:p>
          </table:table-cell>
        </table:table-row>
        <table:table-row table:style-name="ro1">
          <table:table-cell office:value-type="float" office:value="0.366276096" calcext:value-type="float">
            <text:p>0.366276096</text:p>
          </table:table-cell>
        </table:table-row>
        <table:table-row table:style-name="ro1">
          <table:table-cell office:value-type="float" office:value="0.36271616" calcext:value-type="float">
            <text:p>0.36271616</text:p>
          </table:table-cell>
        </table:table-row>
        <table:table-row table:style-name="ro1">
          <table:table-cell office:value-type="float" office:value="0.362908672" calcext:value-type="float">
            <text:p>0.362908672</text:p>
          </table:table-cell>
        </table:table-row>
        <table:table-row table:style-name="ro1">
          <table:table-cell office:value-type="float" office:value="0.363308032" calcext:value-type="float">
            <text:p>0.363308032</text:p>
          </table:table-cell>
        </table:table-row>
        <table:table-row table:style-name="ro1">
          <table:table-cell office:value-type="float" office:value="0.363879168" calcext:value-type="float">
            <text:p>0.363879168</text:p>
          </table:table-cell>
        </table:table-row>
        <table:table-row table:style-name="ro1">
          <table:table-cell office:value-type="float" office:value="0.363911424" calcext:value-type="float">
            <text:p>0.363911424</text:p>
          </table:table-cell>
        </table:table-row>
        <table:table-row table:style-name="ro1">
          <table:table-cell office:value-type="float" office:value="0.361884928" calcext:value-type="float">
            <text:p>0.361884928</text:p>
          </table:table-cell>
        </table:table-row>
        <table:table-row table:style-name="ro1">
          <table:table-cell office:value-type="float" office:value="0.379293184" calcext:value-type="float">
            <text:p>0.379293184</text:p>
          </table:table-cell>
        </table:table-row>
        <table:table-row table:style-name="ro1">
          <table:table-cell office:value-type="float" office:value="0.380343296" calcext:value-type="float">
            <text:p>0.380343296</text:p>
          </table:table-cell>
        </table:table-row>
        <table:table-row table:style-name="ro1">
          <table:table-cell office:value-type="float" office:value="0.38076544" calcext:value-type="float">
            <text:p>0.38076544</text:p>
          </table:table-cell>
        </table:table-row>
        <table:table-row table:style-name="ro1">
          <table:table-cell office:value-type="float" office:value="0.380638976" calcext:value-type="float">
            <text:p>0.380638976</text:p>
          </table:table-cell>
        </table:table-row>
        <table:table-row table:style-name="ro1">
          <table:table-cell office:value-type="float" office:value="0.38037248" calcext:value-type="float">
            <text:p>0.38037248</text:p>
          </table:table-cell>
        </table:table-row>
        <table:table-row table:style-name="ro1">
          <table:table-cell office:value-type="float" office:value="0.38047616" calcext:value-type="float">
            <text:p>0.38047616</text:p>
          </table:table-cell>
        </table:table-row>
        <table:table-row table:style-name="ro1">
          <table:table-cell office:value-type="float" office:value="0.380623616" calcext:value-type="float">
            <text:p>0.380623616</text:p>
          </table:table-cell>
        </table:table-row>
        <table:table-row table:style-name="ro1">
          <table:table-cell office:value-type="float" office:value="0.397995264" calcext:value-type="float">
            <text:p>0.397995264</text:p>
          </table:table-cell>
        </table:table-row>
        <table:table-row table:style-name="ro1">
          <table:table-cell office:value-type="float" office:value="0.397993728" calcext:value-type="float">
            <text:p>0.397993728</text:p>
          </table:table-cell>
        </table:table-row>
        <table:table-row table:style-name="ro1">
          <table:table-cell office:value-type="float" office:value="0.386135808" calcext:value-type="float">
            <text:p>0.386135808</text:p>
          </table:table-cell>
        </table:table-row>
        <table:table-row table:style-name="ro1">
          <table:table-cell office:value-type="float" office:value="0.39078784" calcext:value-type="float">
            <text:p>0.39078784</text:p>
          </table:table-cell>
        </table:table-row>
        <table:table-row table:style-name="ro1">
          <table:table-cell office:value-type="float" office:value="0.391433216" calcext:value-type="float">
            <text:p>0.391433216</text:p>
          </table:table-cell>
        </table:table-row>
        <table:table-row table:style-name="ro1">
          <table:table-cell office:value-type="float" office:value="0.391891456" calcext:value-type="float">
            <text:p>0.391891456</text:p>
          </table:table-cell>
        </table:table-row>
        <table:table-row table:style-name="ro1">
          <table:table-cell office:value-type="float" office:value="0.391838464" calcext:value-type="float">
            <text:p>0.391838464</text:p>
          </table:table-cell>
        </table:table-row>
        <table:table-row table:style-name="ro1">
          <table:table-cell office:value-type="float" office:value="0.381123584" calcext:value-type="float">
            <text:p>0.381123584</text:p>
          </table:table-cell>
        </table:table-row>
        <table:table-row table:style-name="ro1">
          <table:table-cell office:value-type="float" office:value="0.381221888" calcext:value-type="float">
            <text:p>0.381221888</text:p>
          </table:table-cell>
        </table:table-row>
        <table:table-row table:style-name="ro1">
          <table:table-cell office:value-type="float" office:value="0.381360384" calcext:value-type="float">
            <text:p>0.381360384</text:p>
          </table:table-cell>
        </table:table-row>
        <table:table-row table:style-name="ro1">
          <table:table-cell office:value-type="float" office:value="0.381694464" calcext:value-type="float">
            <text:p>0.381694464</text:p>
          </table:table-cell>
        </table:table-row>
        <table:table-row table:style-name="ro1">
          <table:table-cell office:value-type="float" office:value="0.3816384" calcext:value-type="float">
            <text:p>0.3816384</text:p>
          </table:table-cell>
        </table:table-row>
        <table:table-row table:style-name="ro1">
          <table:table-cell office:value-type="float" office:value="0.396497152" calcext:value-type="float">
            <text:p>0.396497152</text:p>
          </table:table-cell>
        </table:table-row>
        <table:table-row table:style-name="ro1">
          <table:table-cell office:value-type="float" office:value="0.396571904" calcext:value-type="float">
            <text:p>0.396571904</text:p>
          </table:table-cell>
        </table:table-row>
        <table:table-row table:style-name="ro1">
          <table:table-cell office:value-type="float" office:value="0.396692992" calcext:value-type="float">
            <text:p>0.396692992</text:p>
          </table:table-cell>
        </table:table-row>
        <table:table-row table:style-name="ro1">
          <table:table-cell office:value-type="float" office:value="0.400089856" calcext:value-type="float">
            <text:p>0.400089856</text:p>
          </table:table-cell>
        </table:table-row>
        <table:table-row table:style-name="ro1">
          <table:table-cell office:value-type="float" office:value="0.397106176" calcext:value-type="float">
            <text:p>0.397106176</text:p>
          </table:table-cell>
        </table:table-row>
        <table:table-row table:style-name="ro1">
          <table:table-cell office:value-type="float" office:value="0.40021632" calcext:value-type="float">
            <text:p>0.40021632</text:p>
          </table:table-cell>
        </table:table-row>
        <table:table-row table:style-name="ro1">
          <table:table-cell office:value-type="float" office:value="0.40102656" calcext:value-type="float">
            <text:p>0.40102656</text:p>
          </table:table-cell>
        </table:table-row>
        <table:table-row table:style-name="ro1">
          <table:table-cell office:value-type="float" office:value="0.40790144" calcext:value-type="float">
            <text:p>0.40790144</text:p>
          </table:table-cell>
        </table:table-row>
        <table:table-row table:style-name="ro1">
          <table:table-cell office:value-type="float" office:value="0.409940992" calcext:value-type="float">
            <text:p>0.409940992</text:p>
          </table:table-cell>
        </table:table-row>
        <table:table-row table:style-name="ro1">
          <table:table-cell office:value-type="float" office:value="0.409857792" calcext:value-type="float">
            <text:p>0.409857792</text:p>
          </table:table-cell>
        </table:table-row>
        <table:table-row table:style-name="ro1">
          <table:table-cell office:value-type="float" office:value="0.418793728" calcext:value-type="float">
            <text:p>0.418793728</text:p>
          </table:table-cell>
        </table:table-row>
        <table:table-row table:style-name="ro1">
          <table:table-cell office:value-type="float" office:value="0.418896128" calcext:value-type="float">
            <text:p>0.418896128</text:p>
          </table:table-cell>
        </table:table-row>
        <table:table-row table:style-name="ro1">
          <table:table-cell office:value-type="float" office:value="0.41904128" calcext:value-type="float">
            <text:p>0.41904128</text:p>
          </table:table-cell>
        </table:table-row>
        <table:table-row table:style-name="ro1">
          <table:table-cell office:value-type="float" office:value="0.419409664" calcext:value-type="float">
            <text:p>0.419409664</text:p>
          </table:table-cell>
        </table:table-row>
        <table:table-row table:style-name="ro1">
          <table:table-cell office:value-type="float" office:value="0.419313408" calcext:value-type="float">
            <text:p>0.419313408</text:p>
          </table:table-cell>
        </table:table-row>
        <table:table-row table:style-name="ro1">
          <table:table-cell office:value-type="float" office:value="0.408668928" calcext:value-type="float">
            <text:p>0.408668928</text:p>
          </table:table-cell>
        </table:table-row>
        <table:table-row table:style-name="ro1">
          <table:table-cell office:value-type="float" office:value="0.420662784" calcext:value-type="float">
            <text:p>0.420662784</text:p>
          </table:table-cell>
        </table:table-row>
        <table:table-row table:style-name="ro1">
          <table:table-cell office:value-type="float" office:value="0.429093888" calcext:value-type="float">
            <text:p>0.429093888</text:p>
          </table:table-cell>
        </table:table-row>
        <table:table-row table:style-name="ro1">
          <table:table-cell office:value-type="float" office:value="0.430881536" calcext:value-type="float">
            <text:p>0.430881536</text:p>
          </table:table-cell>
        </table:table-row>
        <table:table-row table:style-name="ro1">
          <table:table-cell office:value-type="float" office:value="0.431930368" calcext:value-type="float">
            <text:p>0.431930368</text:p>
          </table:table-cell>
        </table:table-row>
        <table:table-row table:style-name="ro1">
          <table:table-cell office:value-type="float" office:value="0.423469312" calcext:value-type="float">
            <text:p>0.423469312</text:p>
          </table:table-cell>
        </table:table-row>
        <table:table-row table:style-name="ro1">
          <table:table-cell office:value-type="float" office:value="0.42359552" calcext:value-type="float">
            <text:p>0.42359552</text:p>
          </table:table-cell>
        </table:table-row>
        <table:table-row table:style-name="ro1">
          <table:table-cell office:value-type="float" office:value="0.42377472" calcext:value-type="float">
            <text:p>0.42377472</text:p>
          </table:table-cell>
        </table:table-row>
        <table:table-row table:style-name="ro1">
          <table:table-cell office:value-type="float" office:value="0.424144128" calcext:value-type="float">
            <text:p>0.424144128</text:p>
          </table:table-cell>
        </table:table-row>
        <table:table-row table:style-name="ro1">
          <table:table-cell office:value-type="float" office:value="0.424066816" calcext:value-type="float">
            <text:p>0.424066816</text:p>
          </table:table-cell>
        </table:table-row>
        <table:table-row table:style-name="ro1">
          <table:table-cell office:value-type="float" office:value="0.423868928" calcext:value-type="float">
            <text:p>0.423868928</text:p>
          </table:table-cell>
        </table:table-row>
        <table:table-row table:style-name="ro1">
          <table:table-cell office:value-type="float" office:value="0.423895808" calcext:value-type="float">
            <text:p>0.423895808</text:p>
          </table:table-cell>
        </table:table-row>
        <table:table-row table:style-name="ro1">
          <table:table-cell office:value-type="float" office:value="0.424049664" calcext:value-type="float">
            <text:p>0.424049664</text:p>
          </table:table-cell>
        </table:table-row>
        <table:table-row table:style-name="ro1">
          <table:table-cell office:value-type="float" office:value="0.424494592" calcext:value-type="float">
            <text:p>0.424494592</text:p>
          </table:table-cell>
        </table:table-row>
        <table:table-row table:style-name="ro1">
          <table:table-cell office:value-type="float" office:value="0.445240832" calcext:value-type="float">
            <text:p>0.445240832</text:p>
          </table:table-cell>
        </table:table-row>
        <table:table-row table:style-name="ro1">
          <table:table-cell office:value-type="float" office:value="0.443124224" calcext:value-type="float">
            <text:p>0.443124224</text:p>
          </table:table-cell>
        </table:table-row>
        <table:table-row table:style-name="ro1">
          <table:table-cell office:value-type="float" office:value="0.443240704" calcext:value-type="float">
            <text:p>0.443240704</text:p>
          </table:table-cell>
        </table:table-row>
        <table:table-row table:style-name="ro1">
          <table:table-cell office:value-type="float" office:value="0.447228672" calcext:value-type="float">
            <text:p>0.447228672</text:p>
          </table:table-cell>
        </table:table-row>
        <table:table-row table:style-name="ro1">
          <table:table-cell office:value-type="float" office:value="0.449124096" calcext:value-type="float">
            <text:p>0.449124096</text:p>
          </table:table-cell>
        </table:table-row>
        <table:table-row table:style-name="ro1">
          <table:table-cell office:value-type="float" office:value="0.449689856" calcext:value-type="float">
            <text:p>0.449689856</text:p>
          </table:table-cell>
        </table:table-row>
        <table:table-row table:style-name="ro1">
          <table:table-cell office:value-type="float" office:value="0.458962944" calcext:value-type="float">
            <text:p>0.458962944</text:p>
          </table:table-cell>
        </table:table-row>
        <table:table-row table:style-name="ro1">
          <table:table-cell office:value-type="float" office:value="0.459624448" calcext:value-type="float">
            <text:p>0.459624448</text:p>
          </table:table-cell>
        </table:table-row>
        <table:table-row table:style-name="ro1">
          <table:table-cell office:value-type="float" office:value="0.45977216" calcext:value-type="float">
            <text:p>0.45977216</text:p>
          </table:table-cell>
        </table:table-row>
        <table:table-row table:style-name="ro1">
          <table:table-cell office:value-type="float" office:value="0.461082624" calcext:value-type="float">
            <text:p>0.461082624</text:p>
          </table:table-cell>
        </table:table-row>
        <table:table-row table:style-name="ro1">
          <table:table-cell office:value-type="float" office:value="0.462460672" calcext:value-type="float">
            <text:p>0.462460672</text:p>
          </table:table-cell>
        </table:table-row>
        <table:table-row table:style-name="ro1">
          <table:table-cell office:value-type="float" office:value="0.452811776" calcext:value-type="float">
            <text:p>0.452811776</text:p>
          </table:table-cell>
        </table:table-row>
        <table:table-row table:style-name="ro1">
          <table:table-cell office:value-type="float" office:value="0.455043584" calcext:value-type="float">
            <text:p>0.455043584</text:p>
          </table:table-cell>
        </table:table-row>
        <table:table-row table:style-name="ro1">
          <table:table-cell office:value-type="float" office:value="0.45667328" calcext:value-type="float">
            <text:p>0.45667328</text:p>
          </table:table-cell>
        </table:table-row>
        <table:table-row table:style-name="ro1">
          <table:table-cell office:value-type="float" office:value="0.457142016" calcext:value-type="float">
            <text:p>0.457142016</text:p>
          </table:table-cell>
        </table:table-row>
        <table:table-row table:style-name="ro1">
          <table:table-cell office:value-type="float" office:value="0.457073664" calcext:value-type="float">
            <text:p>0.457073664</text:p>
          </table:table-cell>
        </table:table-row>
        <table:table-row table:style-name="ro1">
          <table:table-cell office:value-type="float" office:value="0.468126976" calcext:value-type="float">
            <text:p>0.468126976</text:p>
          </table:table-cell>
        </table:table-row>
        <table:table-row table:style-name="ro1">
          <table:table-cell office:value-type="float" office:value="0.468224512" calcext:value-type="float">
            <text:p>0.468224512</text:p>
          </table:table-cell>
        </table:table-row>
        <table:table-row table:style-name="ro1">
          <table:table-cell office:value-type="float" office:value="0.471347456" calcext:value-type="float">
            <text:p>0.471347456</text:p>
          </table:table-cell>
        </table:table-row>
        <table:table-row table:style-name="ro1">
          <table:table-cell office:value-type="float" office:value="0.472696832" calcext:value-type="float">
            <text:p>0.472696832</text:p>
          </table:table-cell>
        </table:table-row>
        <table:table-row table:style-name="ro1">
          <table:table-cell office:value-type="float" office:value="0.47242752" calcext:value-type="float">
            <text:p>0.47242752</text:p>
          </table:table-cell>
        </table:table-row>
        <table:table-row table:style-name="ro1">
          <table:table-cell office:value-type="float" office:value="0.461550848" calcext:value-type="float">
            <text:p>0.461550848</text:p>
          </table:table-cell>
        </table:table-row>
        <table:table-row table:style-name="ro1">
          <table:table-cell office:value-type="float" office:value="0.461650176" calcext:value-type="float">
            <text:p>0.461650176</text:p>
          </table:table-cell>
        </table:table-row>
        <table:table-row table:style-name="ro1">
          <table:table-cell office:value-type="float" office:value="0.461791232" calcext:value-type="float">
            <text:p>0.461791232</text:p>
          </table:table-cell>
        </table:table-row>
        <table:table-row table:style-name="ro1">
          <table:table-cell office:value-type="float" office:value="0.46224128" calcext:value-type="float">
            <text:p>0.46224128</text:p>
          </table:table-cell>
        </table:table-row>
        <table:table-row table:style-name="ro1">
          <table:table-cell office:value-type="float" office:value="0.462113024" calcext:value-type="float">
            <text:p>0.462113024</text:p>
          </table:table-cell>
        </table:table-row>
        <table:table-row table:style-name="ro1">
          <table:table-cell office:value-type="float" office:value="0.470980352" calcext:value-type="float">
            <text:p>0.470980352</text:p>
          </table:table-cell>
        </table:table-row>
        <table:table-row table:style-name="ro1">
          <table:table-cell office:value-type="float" office:value="0.47108992" calcext:value-type="float">
            <text:p>0.47108992</text:p>
          </table:table-cell>
        </table:table-row>
        <table:table-row table:style-name="ro1">
          <table:table-cell office:value-type="float" office:value="0.47123968" calcext:value-type="float">
            <text:p>0.47123968</text:p>
          </table:table-cell>
        </table:table-row>
        <table:table-row table:style-name="ro1">
          <table:table-cell office:value-type="float" office:value="0.471580928" calcext:value-type="float">
            <text:p>0.471580928</text:p>
          </table:table-cell>
        </table:table-row>
        <table:table-row table:style-name="ro1">
          <table:table-cell office:value-type="float" office:value="0.47150592" calcext:value-type="float">
            <text:p>0.47150592</text:p>
          </table:table-cell>
        </table:table-row>
        <table:table-row table:style-name="ro1">
          <table:table-cell office:value-type="float" office:value="0.4601984" calcext:value-type="float">
            <text:p>0.4601984</text:p>
          </table:table-cell>
        </table:table-row>
        <table:table-row table:style-name="ro1">
          <table:table-cell office:value-type="float" office:value="0.469634816" calcext:value-type="float">
            <text:p>0.469634816</text:p>
          </table:table-cell>
        </table:table-row>
        <table:table-row table:style-name="ro1">
          <table:table-cell office:value-type="float" office:value="0.47143296" calcext:value-type="float">
            <text:p>0.47143296</text:p>
          </table:table-cell>
        </table:table-row>
        <table:table-row table:style-name="ro1">
          <table:table-cell office:value-type="float" office:value="0.472188672" calcext:value-type="float">
            <text:p>0.472188672</text:p>
          </table:table-cell>
        </table:table-row>
        <table:table-row table:style-name="ro1">
          <table:table-cell office:value-type="float" office:value="0.472911616" calcext:value-type="float">
            <text:p>0.472911616</text:p>
          </table:table-cell>
        </table:table-row>
        <table:table-row table:style-name="ro1">
          <table:table-cell office:value-type="float" office:value="0.46441472" calcext:value-type="float">
            <text:p>0.46441472</text:p>
          </table:table-cell>
        </table:table-row>
        <table:table-row table:style-name="ro1">
          <table:table-cell office:value-type="float" office:value="0.464561408" calcext:value-type="float">
            <text:p>0.464561408</text:p>
          </table:table-cell>
        </table:table-row>
        <table:table-row table:style-name="ro1">
          <table:table-cell office:value-type="float" office:value="0.466377472" calcext:value-type="float">
            <text:p>0.466377472</text:p>
          </table:table-cell>
        </table:table-row>
        <table:table-row table:style-name="ro1">
          <table:table-cell office:value-type="float" office:value="0.466952192" calcext:value-type="float">
            <text:p>0.466952192</text:p>
          </table:table-cell>
        </table:table-row>
        <table:table-row table:style-name="ro1">
          <table:table-cell office:value-type="float" office:value="0.466679296" calcext:value-type="float">
            <text:p>0.466679296</text:p>
          </table:table-cell>
        </table:table-row>
        <table:table-row table:style-name="ro1">
          <table:table-cell office:value-type="float" office:value="0.465551616" calcext:value-type="float">
            <text:p>0.465551616</text:p>
          </table:table-cell>
        </table:table-row>
        <table:table-row table:style-name="ro1">
          <table:table-cell office:value-type="float" office:value="0.465565696" calcext:value-type="float">
            <text:p>0.465565696</text:p>
          </table:table-cell>
        </table:table-row>
        <table:table-row table:style-name="ro1">
          <table:table-cell office:value-type="float" office:value="0.465650688" calcext:value-type="float">
            <text:p>0.465650688</text:p>
          </table:table-cell>
        </table:table-row>
        <table:table-row table:style-name="ro1">
          <table:table-cell office:value-type="float" office:value="0.466631936" calcext:value-type="float">
            <text:p>0.466631936</text:p>
          </table:table-cell>
        </table:table-row>
        <table:table-row table:style-name="ro1">
          <table:table-cell office:value-type="float" office:value="0.466342144" calcext:value-type="float">
            <text:p>0.466342144</text:p>
          </table:table-cell>
        </table:table-row>
        <table:table-row table:style-name="ro1">
          <table:table-cell office:value-type="float" office:value="0.47330432" calcext:value-type="float">
            <text:p>0.47330432</text:p>
          </table:table-cell>
        </table:table-row>
        <table:table-row table:style-name="ro1">
          <table:table-cell office:value-type="float" office:value="0.47850112" calcext:value-type="float">
            <text:p>0.47850112</text:p>
          </table:table-cell>
        </table:table-row>
        <table:table-row table:style-name="ro1">
          <table:table-cell office:value-type="float" office:value="0.479032064" calcext:value-type="float">
            <text:p>0.479032064</text:p>
          </table:table-cell>
        </table:table-row>
        <table:table-row table:style-name="ro1">
          <table:table-cell office:value-type="float" office:value="0.47970944" calcext:value-type="float">
            <text:p>0.47970944</text:p>
          </table:table-cell>
        </table:table-row>
        <table:table-row table:style-name="ro1">
          <table:table-cell office:value-type="float" office:value="0.479541248" calcext:value-type="float">
            <text:p>0.479541248</text:p>
          </table:table-cell>
        </table:table-row>
        <table:table-row table:style-name="ro1">
          <table:table-cell office:value-type="float" office:value="0.470584576" calcext:value-type="float">
            <text:p>0.470584576</text:p>
          </table:table-cell>
        </table:table-row>
        <table:table-row table:style-name="ro1">
          <table:table-cell office:value-type="float" office:value="0.470611456" calcext:value-type="float">
            <text:p>0.470611456</text:p>
          </table:table-cell>
        </table:table-row>
        <table:table-row table:style-name="ro1">
          <table:table-cell office:value-type="float" office:value="0.470848768" calcext:value-type="float">
            <text:p>0.470848768</text:p>
          </table:table-cell>
        </table:table-row>
        <table:table-row table:style-name="ro1">
          <table:table-cell office:value-type="float" office:value="0.471443456" calcext:value-type="float">
            <text:p>0.471443456</text:p>
          </table:table-cell>
        </table:table-row>
        <table:table-row table:style-name="ro1">
          <table:table-cell office:value-type="float" office:value="0.47129344" calcext:value-type="float">
            <text:p>0.47129344</text:p>
          </table:table-cell>
        </table:table-row>
        <table:table-row table:style-name="ro1">
          <table:table-cell office:value-type="float" office:value="0.476920576" calcext:value-type="float">
            <text:p>0.476920576</text:p>
          </table:table-cell>
        </table:table-row>
        <table:table-row table:style-name="ro1">
          <table:table-cell office:value-type="float" office:value="0.508621056" calcext:value-type="float">
            <text:p>0.508621056</text:p>
          </table:table-cell>
        </table:table-row>
        <table:table-row table:style-name="ro1">
          <table:table-cell office:value-type="float" office:value="0.509064448" calcext:value-type="float">
            <text:p>0.509064448</text:p>
          </table:table-cell>
        </table:table-row>
        <table:table-row table:style-name="ro1">
          <table:table-cell office:value-type="float" office:value="0.509446912" calcext:value-type="float">
            <text:p>0.509446912</text:p>
          </table:table-cell>
        </table:table-row>
        <table:table-row table:style-name="ro1">
          <table:table-cell office:value-type="float" office:value="0.50943872" calcext:value-type="float">
            <text:p>0.50943872</text:p>
          </table:table-cell>
        </table:table-row>
        <table:table-row table:style-name="ro1">
          <table:table-cell office:value-type="float" office:value="0.507957504" calcext:value-type="float">
            <text:p>0.507957504</text:p>
          </table:table-cell>
        </table:table-row>
        <table:table-row table:style-name="ro1">
          <table:table-cell office:value-type="float" office:value="0.50807936" calcext:value-type="float">
            <text:p>0.50807936</text:p>
          </table:table-cell>
        </table:table-row>
        <table:table-row table:style-name="ro1">
          <table:table-cell office:value-type="float" office:value="0.508241152" calcext:value-type="float">
            <text:p>0.508241152</text:p>
          </table:table-cell>
        </table:table-row>
        <table:table-row table:style-name="ro1">
          <table:table-cell office:value-type="float" office:value="0.508568576" calcext:value-type="float">
            <text:p>0.508568576</text:p>
          </table:table-cell>
        </table:table-row>
        <table:table-row table:style-name="ro1">
          <table:table-cell office:value-type="float" office:value="0.517998848" calcext:value-type="float">
            <text:p>0.517998848</text:p>
          </table:table-cell>
        </table:table-row>
        <table:table-row table:style-name="ro1">
          <table:table-cell office:value-type="float" office:value="0.510947072" calcext:value-type="float">
            <text:p>0.510947072</text:p>
          </table:table-cell>
        </table:table-row>
        <table:table-row table:style-name="ro1">
          <table:table-cell office:value-type="float" office:value="0.5110528" calcext:value-type="float">
            <text:p>0.5110528</text:p>
          </table:table-cell>
        </table:table-row>
      </table:table>
      <table:table table:name="5T_5P_5S" table:style-name="ta1">
        <table:table-column table:style-name="co11" table:default-cell-style-name="Default"/>
        <table:table-row table:style-name="ro1">
          <table:table-cell office:value-type="float" office:value="0.011080448" calcext:value-type="float">
            <text:p>0.011080448</text:p>
          </table:table-cell>
        </table:table-row>
        <table:table-row table:style-name="ro1">
          <table:table-cell office:value-type="float" office:value="0.002132992" calcext:value-type="float">
            <text:p>0.002132992</text:p>
          </table:table-cell>
        </table:table-row>
        <table:table-row table:style-name="ro1">
          <table:table-cell office:value-type="float" office:value="0.015239936" calcext:value-type="float">
            <text:p>0.015239936</text:p>
          </table:table-cell>
        </table:table-row>
        <table:table-row table:style-name="ro1">
          <table:table-cell office:value-type="float" office:value="0.016222976" calcext:value-type="float">
            <text:p>0.016222976</text:p>
          </table:table-cell>
        </table:table-row>
        <table:table-row table:style-name="ro1">
          <table:table-cell office:value-type="float" office:value="0.003430912" calcext:value-type="float">
            <text:p>0.003430912</text:p>
          </table:table-cell>
        </table:table-row>
        <table:table-row table:style-name="ro1">
          <table:table-cell office:value-type="float" office:value="0.004089856" calcext:value-type="float">
            <text:p>0.004089856</text:p>
          </table:table-cell>
        </table:table-row>
        <table:table-row table:style-name="ro1">
          <table:table-cell office:value-type="float" office:value="0.019463936" calcext:value-type="float">
            <text:p>0.019463936</text:p>
          </table:table-cell>
        </table:table-row>
        <table:table-row table:style-name="ro1">
          <table:table-cell office:value-type="float" office:value="0.039844096" calcext:value-type="float">
            <text:p>0.039844096</text:p>
          </table:table-cell>
        </table:table-row>
        <table:table-row table:style-name="ro1">
          <table:table-cell office:value-type="float" office:value="0.051382016" calcext:value-type="float">
            <text:p>0.051382016</text:p>
          </table:table-cell>
        </table:table-row>
        <table:table-row table:style-name="ro1">
          <table:table-cell office:value-type="float" office:value="0.04092032" calcext:value-type="float">
            <text:p>0.04092032</text:p>
          </table:table-cell>
        </table:table-row>
        <table:table-row table:style-name="ro1">
          <table:table-cell office:value-type="float" office:value="0.057255168" calcext:value-type="float">
            <text:p>0.057255168</text:p>
          </table:table-cell>
        </table:table-row>
        <table:table-row table:style-name="ro1">
          <table:table-cell office:value-type="float" office:value="0.04676608" calcext:value-type="float">
            <text:p>0.04676608</text:p>
          </table:table-cell>
        </table:table-row>
        <table:table-row table:style-name="ro1">
          <table:table-cell office:value-type="float" office:value="0.035973888" calcext:value-type="float">
            <text:p>0.035973888</text:p>
          </table:table-cell>
        </table:table-row>
        <table:table-row table:style-name="ro1">
          <table:table-cell office:value-type="float" office:value="0.030517248" calcext:value-type="float">
            <text:p>0.030517248</text:p>
          </table:table-cell>
        </table:table-row>
        <table:table-row table:style-name="ro1">
          <table:table-cell office:value-type="float" office:value="0.015967488" calcext:value-type="float">
            <text:p>0.015967488</text:p>
          </table:table-cell>
        </table:table-row>
        <table:table-row table:style-name="ro1">
          <table:table-cell office:value-type="float" office:value="0.004859648" calcext:value-type="float">
            <text:p>0.004859648</text:p>
          </table:table-cell>
        </table:table-row>
        <table:table-row table:style-name="ro1">
          <table:table-cell office:value-type="float" office:value="0.02984064" calcext:value-type="float">
            <text:p>0.02984064</text:p>
          </table:table-cell>
        </table:table-row>
        <table:table-row table:style-name="ro1">
          <table:table-cell office:value-type="float" office:value="0.018975744" calcext:value-type="float">
            <text:p>0.018975744</text:p>
          </table:table-cell>
        </table:table-row>
        <table:table-row table:style-name="ro1">
          <table:table-cell office:value-type="float" office:value="0.008618752" calcext:value-type="float">
            <text:p>0.008618752</text:p>
          </table:table-cell>
        </table:table-row>
        <table:table-row table:style-name="ro1">
          <table:table-cell office:value-type="float" office:value="0.025830912" calcext:value-type="float">
            <text:p>0.025830912</text:p>
          </table:table-cell>
        </table:table-row>
        <table:table-row table:style-name="ro1">
          <table:table-cell office:value-type="float" office:value="0.01381504" calcext:value-type="float">
            <text:p>0.01381504</text:p>
          </table:table-cell>
        </table:table-row>
        <table:table-row table:style-name="ro1">
          <table:table-cell office:value-type="float" office:value="0.002710528" calcext:value-type="float">
            <text:p>0.002710528</text:p>
          </table:table-cell>
        </table:table-row>
        <table:table-row table:style-name="ro1">
          <table:table-cell office:value-type="float" office:value="0.033036032" calcext:value-type="float">
            <text:p>0.033036032</text:p>
          </table:table-cell>
        </table:table-row>
        <table:table-row table:style-name="ro1">
          <table:table-cell office:value-type="float" office:value="0.02480384" calcext:value-type="float">
            <text:p>0.02480384</text:p>
          </table:table-cell>
        </table:table-row>
        <table:table-row table:style-name="ro1">
          <table:table-cell office:value-type="float" office:value="0.03333376" calcext:value-type="float">
            <text:p>0.03333376</text:p>
          </table:table-cell>
        </table:table-row>
        <table:table-row table:style-name="ro1">
          <table:table-cell office:value-type="float" office:value="0.025387264" calcext:value-type="float">
            <text:p>0.025387264</text:p>
          </table:table-cell>
        </table:table-row>
        <table:table-row table:style-name="ro1">
          <table:table-cell office:value-type="float" office:value="0.025419008" calcext:value-type="float">
            <text:p>0.025419008</text:p>
          </table:table-cell>
        </table:table-row>
        <table:table-row table:style-name="ro1">
          <table:table-cell office:value-type="float" office:value="0.014618368" calcext:value-type="float">
            <text:p>0.014618368</text:p>
          </table:table-cell>
        </table:table-row>
        <table:table-row table:style-name="ro1">
          <table:table-cell office:value-type="float" office:value="0.0221312" calcext:value-type="float">
            <text:p>0.0221312</text:p>
          </table:table-cell>
        </table:table-row>
        <table:table-row table:style-name="ro1">
          <table:table-cell office:value-type="float" office:value="0.014853376" calcext:value-type="float">
            <text:p>0.014853376</text:p>
          </table:table-cell>
        </table:table-row>
        <table:table-row table:style-name="ro1">
          <table:table-cell office:value-type="float" office:value="0.01487232" calcext:value-type="float">
            <text:p>0.01487232</text:p>
          </table:table-cell>
        </table:table-row>
        <table:table-row table:style-name="ro1">
          <table:table-cell office:value-type="float" office:value="0.004264192" calcext:value-type="float">
            <text:p>0.004264192</text:p>
          </table:table-cell>
        </table:table-row>
        <table:table-row table:style-name="ro1">
          <table:table-cell office:value-type="float" office:value="0.011683584" calcext:value-type="float">
            <text:p>0.011683584</text:p>
          </table:table-cell>
        </table:table-row>
        <table:table-row table:style-name="ro1">
          <table:table-cell office:value-type="float" office:value="0.004492032" calcext:value-type="float">
            <text:p>0.004492032</text:p>
          </table:table-cell>
        </table:table-row>
        <table:table-row table:style-name="ro1">
          <table:table-cell office:value-type="float" office:value="0.004511232" calcext:value-type="float">
            <text:p>0.004511232</text:p>
          </table:table-cell>
        </table:table-row>
        <table:table-row table:style-name="ro1">
          <table:table-cell office:value-type="float" office:value="0.029399552" calcext:value-type="float">
            <text:p>0.029399552</text:p>
          </table:table-cell>
        </table:table-row>
        <table:table-row table:style-name="ro1">
          <table:table-cell office:value-type="float" office:value="0.018463232" calcext:value-type="float">
            <text:p>0.018463232</text:p>
          </table:table-cell>
        </table:table-row>
        <table:table-row table:style-name="ro1">
          <table:table-cell office:value-type="float" office:value="0.036893952" calcext:value-type="float">
            <text:p>0.036893952</text:p>
          </table:table-cell>
        </table:table-row>
        <table:table-row table:style-name="ro1">
          <table:table-cell office:value-type="float" office:value="0.02628864" calcext:value-type="float">
            <text:p>0.02628864</text:p>
          </table:table-cell>
        </table:table-row>
        <table:table-row table:style-name="ro1">
          <table:table-cell office:value-type="float" office:value="0.015721728" calcext:value-type="float">
            <text:p>0.015721728</text:p>
          </table:table-cell>
        </table:table-row>
        <table:table-row table:style-name="ro1">
          <table:table-cell office:value-type="float" office:value="0.004951296" calcext:value-type="float">
            <text:p>0.004951296</text:p>
          </table:table-cell>
        </table:table-row>
        <table:table-row table:style-name="ro1">
          <table:table-cell office:value-type="float" office:value="0.032745472" calcext:value-type="float">
            <text:p>0.032745472</text:p>
          </table:table-cell>
        </table:table-row>
        <table:table-row table:style-name="ro1">
          <table:table-cell office:value-type="float" office:value="0.021885952" calcext:value-type="float">
            <text:p>0.021885952</text:p>
          </table:table-cell>
        </table:table-row>
        <table:table-row table:style-name="ro1">
          <table:table-cell office:value-type="float" office:value="0.011323392" calcext:value-type="float">
            <text:p>0.011323392</text:p>
          </table:table-cell>
        </table:table-row>
        <table:table-row table:style-name="ro1">
          <table:table-cell office:value-type="float" office:value="0.0043328" calcext:value-type="float">
            <text:p>0.0043328</text:p>
          </table:table-cell>
        </table:table-row>
        <table:table-row table:style-name="ro1">
          <table:table-cell office:value-type="float" office:value="0.001965824" calcext:value-type="float">
            <text:p>0.001965824</text:p>
          </table:table-cell>
        </table:table-row>
        <table:table-row table:style-name="ro1">
          <table:table-cell office:value-type="float" office:value="0.000871424" calcext:value-type="float">
            <text:p>0.000871424</text:p>
          </table:table-cell>
        </table:table-row>
        <table:table-row table:style-name="ro1">
          <table:table-cell office:value-type="float" office:value="0.057225728" calcext:value-type="float">
            <text:p>0.057225728</text:p>
          </table:table-cell>
        </table:table-row>
        <table:table-row table:style-name="ro1">
          <table:table-cell office:value-type="float" office:value="0.05750912" calcext:value-type="float">
            <text:p>0.05750912</text:p>
          </table:table-cell>
        </table:table-row>
        <table:table-row table:style-name="ro1">
          <table:table-cell office:value-type="float" office:value="0.057481984" calcext:value-type="float">
            <text:p>0.057481984</text:p>
          </table:table-cell>
        </table:table-row>
        <table:table-row table:style-name="ro1">
          <table:table-cell office:value-type="float" office:value="0.057504768" calcext:value-type="float">
            <text:p>0.057504768</text:p>
          </table:table-cell>
        </table:table-row>
        <table:table-row table:style-name="ro1">
          <table:table-cell office:value-type="float" office:value="0.047291648" calcext:value-type="float">
            <text:p>0.047291648</text:p>
          </table:table-cell>
        </table:table-row>
        <table:table-row table:style-name="ro1">
          <table:table-cell office:value-type="float" office:value="0.047575552" calcext:value-type="float">
            <text:p>0.047575552</text:p>
          </table:table-cell>
        </table:table-row>
        <table:table-row table:style-name="ro1">
          <table:table-cell office:value-type="float" office:value="0.047454464" calcext:value-type="float">
            <text:p>0.047454464</text:p>
          </table:table-cell>
        </table:table-row>
        <table:table-row table:style-name="ro1">
          <table:table-cell office:value-type="float" office:value="0.04747904" calcext:value-type="float">
            <text:p>0.04747904</text:p>
          </table:table-cell>
        </table:table-row>
        <table:table-row table:style-name="ro1">
          <table:table-cell office:value-type="float" office:value="0.03640832" calcext:value-type="float">
            <text:p>0.03640832</text:p>
          </table:table-cell>
        </table:table-row>
        <table:table-row table:style-name="ro1">
          <table:table-cell office:value-type="float" office:value="0.036799232" calcext:value-type="float">
            <text:p>0.036799232</text:p>
          </table:table-cell>
        </table:table-row>
        <table:table-row table:style-name="ro1">
          <table:table-cell office:value-type="float" office:value="0.036591616" calcext:value-type="float">
            <text:p>0.036591616</text:p>
          </table:table-cell>
        </table:table-row>
        <table:table-row table:style-name="ro1">
          <table:table-cell office:value-type="float" office:value="0.036594176" calcext:value-type="float">
            <text:p>0.036594176</text:p>
          </table:table-cell>
        </table:table-row>
        <table:table-row table:style-name="ro1">
          <table:table-cell office:value-type="float" office:value="0.026099456" calcext:value-type="float">
            <text:p>0.026099456</text:p>
          </table:table-cell>
        </table:table-row>
        <table:table-row table:style-name="ro1">
          <table:table-cell office:value-type="float" office:value="0.026386176" calcext:value-type="float">
            <text:p>0.026386176</text:p>
          </table:table-cell>
        </table:table-row>
        <table:table-row table:style-name="ro1">
          <table:table-cell office:value-type="float" office:value="0.026292224" calcext:value-type="float">
            <text:p>0.026292224</text:p>
          </table:table-cell>
        </table:table-row>
        <table:table-row table:style-name="ro1">
          <table:table-cell office:value-type="float" office:value="0.026279424" calcext:value-type="float">
            <text:p>0.026279424</text:p>
          </table:table-cell>
        </table:table-row>
        <table:table-row table:style-name="ro1">
          <table:table-cell office:value-type="float" office:value="0.014410496" calcext:value-type="float">
            <text:p>0.014410496</text:p>
          </table:table-cell>
        </table:table-row>
        <table:table-row table:style-name="ro1">
          <table:table-cell office:value-type="float" office:value="0.014999552" calcext:value-type="float">
            <text:p>0.014999552</text:p>
          </table:table-cell>
        </table:table-row>
        <table:table-row table:style-name="ro1">
          <table:table-cell office:value-type="float" office:value="0.014587136" calcext:value-type="float">
            <text:p>0.014587136</text:p>
          </table:table-cell>
        </table:table-row>
        <table:table-row table:style-name="ro1">
          <table:table-cell office:value-type="float" office:value="0.014587904" calcext:value-type="float">
            <text:p>0.014587904</text:p>
          </table:table-cell>
        </table:table-row>
        <table:table-row table:style-name="ro1">
          <table:table-cell office:value-type="float" office:value="0.004087296" calcext:value-type="float">
            <text:p>0.004087296</text:p>
          </table:table-cell>
        </table:table-row>
        <table:table-row table:style-name="ro1">
          <table:table-cell office:value-type="float" office:value="0.0042688" calcext:value-type="float">
            <text:p>0.0042688</text:p>
          </table:table-cell>
        </table:table-row>
        <table:table-row table:style-name="ro1">
          <table:table-cell office:value-type="float" office:value="0.098937088" calcext:value-type="float">
            <text:p>0.098937088</text:p>
          </table:table-cell>
        </table:table-row>
        <table:table-row table:style-name="ro1">
          <table:table-cell office:value-type="float" office:value="0.105244416" calcext:value-type="float">
            <text:p>0.105244416</text:p>
          </table:table-cell>
        </table:table-row>
        <table:table-row table:style-name="ro1">
          <table:table-cell office:value-type="float" office:value="0.167846912" calcext:value-type="float">
            <text:p>0.167846912</text:p>
          </table:table-cell>
        </table:table-row>
        <table:table-row table:style-name="ro1">
          <table:table-cell office:value-type="float" office:value="0.048201984" calcext:value-type="float">
            <text:p>0.048201984</text:p>
          </table:table-cell>
        </table:table-row>
        <table:table-row table:style-name="ro1">
          <table:table-cell office:value-type="float" office:value="0.159472128" calcext:value-type="float">
            <text:p>0.159472128</text:p>
          </table:table-cell>
        </table:table-row>
        <table:table-row table:style-name="ro1">
          <table:table-cell office:value-type="float" office:value="0.168379136" calcext:value-type="float">
            <text:p>0.168379136</text:p>
          </table:table-cell>
        </table:table-row>
        <table:table-row table:style-name="ro1">
          <table:table-cell office:value-type="float" office:value="0.168452608" calcext:value-type="float">
            <text:p>0.168452608</text:p>
          </table:table-cell>
        </table:table-row>
        <table:table-row table:style-name="ro1">
          <table:table-cell office:value-type="float" office:value="0.168627968" calcext:value-type="float">
            <text:p>0.168627968</text:p>
          </table:table-cell>
        </table:table-row>
        <table:table-row table:style-name="ro1">
          <table:table-cell office:value-type="float" office:value="0.07492224" calcext:value-type="float">
            <text:p>0.07492224</text:p>
          </table:table-cell>
        </table:table-row>
        <table:table-row table:style-name="ro1">
          <table:table-cell office:value-type="float" office:value="0.185803776" calcext:value-type="float">
            <text:p>0.185803776</text:p>
          </table:table-cell>
        </table:table-row>
        <table:table-row table:style-name="ro1">
          <table:table-cell office:value-type="float" office:value="0.194857984" calcext:value-type="float">
            <text:p>0.194857984</text:p>
          </table:table-cell>
        </table:table-row>
        <table:table-row table:style-name="ro1">
          <table:table-cell office:value-type="float" office:value="0.194930944" calcext:value-type="float">
            <text:p>0.194930944</text:p>
          </table:table-cell>
        </table:table-row>
        <table:table-row table:style-name="ro1">
          <table:table-cell office:value-type="float" office:value="0.18348928" calcext:value-type="float">
            <text:p>0.18348928</text:p>
          </table:table-cell>
        </table:table-row>
        <table:table-row table:style-name="ro1">
          <table:table-cell office:value-type="float" office:value="0.064200704" calcext:value-type="float">
            <text:p>0.064200704</text:p>
          </table:table-cell>
        </table:table-row>
        <table:table-row table:style-name="ro1">
          <table:table-cell office:value-type="float" office:value="0.175020032" calcext:value-type="float">
            <text:p>0.175020032</text:p>
          </table:table-cell>
        </table:table-row>
        <table:table-row table:style-name="ro1">
          <table:table-cell office:value-type="float" office:value="0.183812352" calcext:value-type="float">
            <text:p>0.183812352</text:p>
          </table:table-cell>
        </table:table-row>
        <table:table-row table:style-name="ro1">
          <table:table-cell office:value-type="float" office:value="0.183832064" calcext:value-type="float">
            <text:p>0.183832064</text:p>
          </table:table-cell>
        </table:table-row>
        <table:table-row table:style-name="ro1">
          <table:table-cell office:value-type="float" office:value="0.172615424" calcext:value-type="float">
            <text:p>0.172615424</text:p>
          </table:table-cell>
        </table:table-row>
        <table:table-row table:style-name="ro1">
          <table:table-cell office:value-type="float" office:value="0.053408" calcext:value-type="float">
            <text:p>0.053408</text:p>
          </table:table-cell>
        </table:table-row>
        <table:table-row table:style-name="ro1">
          <table:table-cell office:value-type="float" office:value="0.16454272" calcext:value-type="float">
            <text:p>0.16454272</text:p>
          </table:table-cell>
        </table:table-row>
        <table:table-row table:style-name="ro1">
          <table:table-cell office:value-type="float" office:value="0.2090624" calcext:value-type="float">
            <text:p>0.2090624</text:p>
          </table:table-cell>
        </table:table-row>
        <table:table-row table:style-name="ro1">
          <table:table-cell office:value-type="float" office:value="0.209142016" calcext:value-type="float">
            <text:p>0.209142016</text:p>
          </table:table-cell>
        </table:table-row>
        <table:table-row table:style-name="ro1">
          <table:table-cell office:value-type="float" office:value="0.198691072" calcext:value-type="float">
            <text:p>0.198691072</text:p>
          </table:table-cell>
        </table:table-row>
        <table:table-row table:style-name="ro1">
          <table:table-cell office:value-type="float" office:value="0.079236096" calcext:value-type="float">
            <text:p>0.079236096</text:p>
          </table:table-cell>
        </table:table-row>
        <table:table-row table:style-name="ro1">
          <table:table-cell office:value-type="float" office:value="0.189756672" calcext:value-type="float">
            <text:p>0.189756672</text:p>
          </table:table-cell>
        </table:table-row>
        <table:table-row table:style-name="ro1">
          <table:table-cell office:value-type="float" office:value="0.199097088" calcext:value-type="float">
            <text:p>0.199097088</text:p>
          </table:table-cell>
        </table:table-row>
        <table:table-row table:style-name="ro1">
          <table:table-cell office:value-type="float" office:value="0.199182592" calcext:value-type="float">
            <text:p>0.199182592</text:p>
          </table:table-cell>
        </table:table-row>
        <table:table-row table:style-name="ro1">
          <table:table-cell office:value-type="float" office:value="0.188549632" calcext:value-type="float">
            <text:p>0.188549632</text:p>
          </table:table-cell>
        </table:table-row>
        <table:table-row table:style-name="ro1">
          <table:table-cell office:value-type="float" office:value="0.068487168" calcext:value-type="float">
            <text:p>0.068487168</text:p>
          </table:table-cell>
        </table:table-row>
        <table:table-row table:style-name="ro1">
          <table:table-cell office:value-type="float" office:value="0.179591424" calcext:value-type="float">
            <text:p>0.179591424</text:p>
          </table:table-cell>
        </table:table-row>
        <table:table-row table:style-name="ro1">
          <table:table-cell office:value-type="float" office:value="0.189067008" calcext:value-type="float">
            <text:p>0.189067008</text:p>
          </table:table-cell>
        </table:table-row>
        <table:table-row table:style-name="ro1">
          <table:table-cell office:value-type="float" office:value="0.189165568" calcext:value-type="float">
            <text:p>0.189165568</text:p>
          </table:table-cell>
        </table:table-row>
        <table:table-row table:style-name="ro1">
          <table:table-cell office:value-type="float" office:value="0.178752512" calcext:value-type="float">
            <text:p>0.178752512</text:p>
          </table:table-cell>
        </table:table-row>
        <table:table-row table:style-name="ro1">
          <table:table-cell office:value-type="float" office:value="0.070075648" calcext:value-type="float">
            <text:p>0.070075648</text:p>
          </table:table-cell>
        </table:table-row>
        <table:table-row table:style-name="ro1">
          <table:table-cell office:value-type="float" office:value="0.233874432" calcext:value-type="float">
            <text:p>0.233874432</text:p>
          </table:table-cell>
        </table:table-row>
        <table:table-row table:style-name="ro1">
          <table:table-cell office:value-type="float" office:value="0.18034304" calcext:value-type="float">
            <text:p>0.18034304</text:p>
          </table:table-cell>
        </table:table-row>
        <table:table-row table:style-name="ro1">
          <table:table-cell office:value-type="float" office:value="0.180426496" calcext:value-type="float">
            <text:p>0.180426496</text:p>
          </table:table-cell>
        </table:table-row>
        <table:table-row table:style-name="ro1">
          <table:table-cell office:value-type="float" office:value="0.171210752" calcext:value-type="float">
            <text:p>0.171210752</text:p>
          </table:table-cell>
        </table:table-row>
        <table:table-row table:style-name="ro1">
          <table:table-cell office:value-type="float" office:value="0.058178816" calcext:value-type="float">
            <text:p>0.058178816</text:p>
          </table:table-cell>
        </table:table-row>
        <table:table-row table:style-name="ro1">
          <table:table-cell office:value-type="float" office:value="0.223430912" calcext:value-type="float">
            <text:p>0.223430912</text:p>
          </table:table-cell>
        </table:table-row>
        <table:table-row table:style-name="ro1">
          <table:table-cell office:value-type="float" office:value="0.179591168" calcext:value-type="float">
            <text:p>0.179591168</text:p>
          </table:table-cell>
        </table:table-row>
        <table:table-row table:style-name="ro1">
          <table:table-cell office:value-type="float" office:value="0.179746048" calcext:value-type="float">
            <text:p>0.179746048</text:p>
          </table:table-cell>
        </table:table-row>
        <table:table-row table:style-name="ro1">
          <table:table-cell office:value-type="float" office:value="0.169522688" calcext:value-type="float">
            <text:p>0.169522688</text:p>
          </table:table-cell>
        </table:table-row>
        <table:table-row table:style-name="ro1">
          <table:table-cell office:value-type="float" office:value="0.060341248" calcext:value-type="float">
            <text:p>0.060341248</text:p>
          </table:table-cell>
        </table:table-row>
        <table:table-row table:style-name="ro1">
          <table:table-cell office:value-type="float" office:value="0.212132352" calcext:value-type="float">
            <text:p>0.212132352</text:p>
          </table:table-cell>
        </table:table-row>
        <table:table-row table:style-name="ro1">
          <table:table-cell office:value-type="float" office:value="0.17211648" calcext:value-type="float">
            <text:p>0.17211648</text:p>
          </table:table-cell>
        </table:table-row>
        <table:table-row table:style-name="ro1">
          <table:table-cell office:value-type="float" office:value="0.195472896" calcext:value-type="float">
            <text:p>0.195472896</text:p>
          </table:table-cell>
        </table:table-row>
        <table:table-row table:style-name="ro1">
          <table:table-cell office:value-type="float" office:value="0.194680832" calcext:value-type="float">
            <text:p>0.194680832</text:p>
          </table:table-cell>
        </table:table-row>
        <table:table-row table:style-name="ro1">
          <table:table-cell office:value-type="float" office:value="0.077092096" calcext:value-type="float">
            <text:p>0.077092096</text:p>
          </table:table-cell>
        </table:table-row>
        <table:table-row table:style-name="ro1">
          <table:table-cell office:value-type="float" office:value="0.230783232" calcext:value-type="float">
            <text:p>0.230783232</text:p>
          </table:table-cell>
        </table:table-row>
        <table:table-row table:style-name="ro1">
          <table:table-cell office:value-type="float" office:value="0.19919744" calcext:value-type="float">
            <text:p>0.19919744</text:p>
          </table:table-cell>
        </table:table-row>
        <table:table-row table:style-name="ro1">
          <table:table-cell office:value-type="float" office:value="0.208662016" calcext:value-type="float">
            <text:p>0.208662016</text:p>
          </table:table-cell>
        </table:table-row>
        <table:table-row table:style-name="ro1">
          <table:table-cell office:value-type="float" office:value="0.200675584" calcext:value-type="float">
            <text:p>0.200675584</text:p>
          </table:table-cell>
        </table:table-row>
        <table:table-row table:style-name="ro1">
          <table:table-cell office:value-type="float" office:value="0.089242368" calcext:value-type="float">
            <text:p>0.089242368</text:p>
          </table:table-cell>
        </table:table-row>
        <table:table-row table:style-name="ro1">
          <table:table-cell office:value-type="float" office:value="0.230527488" calcext:value-type="float">
            <text:p>0.230527488</text:p>
          </table:table-cell>
        </table:table-row>
        <table:table-row table:style-name="ro1">
          <table:table-cell office:value-type="float" office:value="0.210490624" calcext:value-type="float">
            <text:p>0.210490624</text:p>
          </table:table-cell>
        </table:table-row>
        <table:table-row table:style-name="ro1">
          <table:table-cell office:value-type="float" office:value="0.210583808" calcext:value-type="float">
            <text:p>0.210583808</text:p>
          </table:table-cell>
        </table:table-row>
        <table:table-row table:style-name="ro1">
          <table:table-cell office:value-type="float" office:value="0.205248512" calcext:value-type="float">
            <text:p>0.205248512</text:p>
          </table:table-cell>
        </table:table-row>
        <table:table-row table:style-name="ro1">
          <table:table-cell office:value-type="float" office:value="0.087560448" calcext:value-type="float">
            <text:p>0.087560448</text:p>
          </table:table-cell>
        </table:table-row>
        <table:table-row table:style-name="ro1">
          <table:table-cell office:value-type="float" office:value="0.2801856" calcext:value-type="float">
            <text:p>0.2801856</text:p>
          </table:table-cell>
        </table:table-row>
        <table:table-row table:style-name="ro1">
          <table:table-cell office:value-type="float" office:value="0.207599872" calcext:value-type="float">
            <text:p>0.207599872</text:p>
          </table:table-cell>
        </table:table-row>
        <table:table-row table:style-name="ro1">
          <table:table-cell office:value-type="float" office:value="0.207667968" calcext:value-type="float">
            <text:p>0.207667968</text:p>
          </table:table-cell>
        </table:table-row>
        <table:table-row table:style-name="ro1">
          <table:table-cell office:value-type="float" office:value="0.206627328" calcext:value-type="float">
            <text:p>0.206627328</text:p>
          </table:table-cell>
        </table:table-row>
        <table:table-row table:style-name="ro1">
          <table:table-cell office:value-type="float" office:value="0.08598016" calcext:value-type="float">
            <text:p>0.08598016</text:p>
          </table:table-cell>
        </table:table-row>
        <table:table-row table:style-name="ro1">
          <table:table-cell office:value-type="float" office:value="0.269629696" calcext:value-type="float">
            <text:p>0.269629696</text:p>
          </table:table-cell>
        </table:table-row>
        <table:table-row table:style-name="ro1">
          <table:table-cell office:value-type="float" office:value="0.206290688" calcext:value-type="float">
            <text:p>0.206290688</text:p>
          </table:table-cell>
        </table:table-row>
        <table:table-row table:style-name="ro1">
          <table:table-cell office:value-type="float" office:value="0.206378752" calcext:value-type="float">
            <text:p>0.206378752</text:p>
          </table:table-cell>
        </table:table-row>
        <table:table-row table:style-name="ro1">
          <table:table-cell office:value-type="float" office:value="0.197424128" calcext:value-type="float">
            <text:p>0.197424128</text:p>
          </table:table-cell>
        </table:table-row>
        <table:table-row table:style-name="ro1">
          <table:table-cell office:value-type="float" office:value="0.08534656" calcext:value-type="float">
            <text:p>0.08534656</text:p>
          </table:table-cell>
        </table:table-row>
        <table:table-row table:style-name="ro1">
          <table:table-cell office:value-type="float" office:value="0.258390784" calcext:value-type="float">
            <text:p>0.258390784</text:p>
          </table:table-cell>
        </table:table-row>
        <table:table-row table:style-name="ro1">
          <table:table-cell office:value-type="float" office:value="0.2074816" calcext:value-type="float">
            <text:p>0.2074816</text:p>
          </table:table-cell>
        </table:table-row>
        <table:table-row table:style-name="ro1">
          <table:table-cell office:value-type="float" office:value="0.20756736" calcext:value-type="float">
            <text:p>0.20756736</text:p>
          </table:table-cell>
        </table:table-row>
        <table:table-row table:style-name="ro1">
          <table:table-cell office:value-type="float" office:value="0.196147456" calcext:value-type="float">
            <text:p>0.196147456</text:p>
          </table:table-cell>
        </table:table-row>
        <table:table-row table:style-name="ro1">
          <table:table-cell office:value-type="float" office:value="0.075321344" calcext:value-type="float">
            <text:p>0.075321344</text:p>
          </table:table-cell>
        </table:table-row>
        <table:table-row table:style-name="ro1">
          <table:table-cell office:value-type="float" office:value="0.247120896" calcext:value-type="float">
            <text:p>0.247120896</text:p>
          </table:table-cell>
        </table:table-row>
        <table:table-row table:style-name="ro1">
          <table:table-cell office:value-type="float" office:value="0.198359552" calcext:value-type="float">
            <text:p>0.198359552</text:p>
          </table:table-cell>
        </table:table-row>
        <table:table-row table:style-name="ro1">
          <table:table-cell office:value-type="float" office:value="0.198401024" calcext:value-type="float">
            <text:p>0.198401024</text:p>
          </table:table-cell>
        </table:table-row>
        <table:table-row table:style-name="ro1">
          <table:table-cell office:value-type="float" office:value="0.197303296" calcext:value-type="float">
            <text:p>0.197303296</text:p>
          </table:table-cell>
        </table:table-row>
        <table:table-row table:style-name="ro1">
          <table:table-cell office:value-type="float" office:value="0.077107456" calcext:value-type="float">
            <text:p>0.077107456</text:p>
          </table:table-cell>
        </table:table-row>
        <table:table-row table:style-name="ro1">
          <table:table-cell office:value-type="float" office:value="0.237010944" calcext:value-type="float">
            <text:p>0.237010944</text:p>
          </table:table-cell>
        </table:table-row>
        <table:table-row table:style-name="ro1">
          <table:table-cell office:value-type="float" office:value="0.196984064" calcext:value-type="float">
            <text:p>0.196984064</text:p>
          </table:table-cell>
        </table:table-row>
        <table:table-row table:style-name="ro1">
          <table:table-cell office:value-type="float" office:value="0.197069568" calcext:value-type="float">
            <text:p>0.197069568</text:p>
          </table:table-cell>
        </table:table-row>
        <table:table-row table:style-name="ro1">
          <table:table-cell office:value-type="float" office:value="0.185696512" calcext:value-type="float">
            <text:p>0.185696512</text:p>
          </table:table-cell>
        </table:table-row>
        <table:table-row table:style-name="ro1">
          <table:table-cell office:value-type="float" office:value="0.079278848" calcext:value-type="float">
            <text:p>0.079278848</text:p>
          </table:table-cell>
        </table:table-row>
        <table:table-row table:style-name="ro1">
          <table:table-cell office:value-type="float" office:value="0.285559296" calcext:value-type="float">
            <text:p>0.285559296</text:p>
          </table:table-cell>
        </table:table-row>
        <table:table-row table:style-name="ro1">
          <table:table-cell office:value-type="float" office:value="0.198136832" calcext:value-type="float">
            <text:p>0.198136832</text:p>
          </table:table-cell>
        </table:table-row>
        <table:table-row table:style-name="ro1">
          <table:table-cell office:value-type="float" office:value="0.1982208" calcext:value-type="float">
            <text:p>0.1982208</text:p>
          </table:table-cell>
        </table:table-row>
        <table:table-row table:style-name="ro1">
          <table:table-cell office:value-type="float" office:value="0.185356288" calcext:value-type="float">
            <text:p>0.185356288</text:p>
          </table:table-cell>
        </table:table-row>
        <table:table-row table:style-name="ro1">
          <table:table-cell office:value-type="float" office:value="0.068681984" calcext:value-type="float">
            <text:p>0.068681984</text:p>
          </table:table-cell>
        </table:table-row>
        <table:table-row table:style-name="ro1">
          <table:table-cell office:value-type="float" office:value="0.275709184" calcext:value-type="float">
            <text:p>0.275709184</text:p>
          </table:table-cell>
        </table:table-row>
        <table:table-row table:style-name="ro1">
          <table:table-cell office:value-type="float" office:value="0.185670912" calcext:value-type="float">
            <text:p>0.185670912</text:p>
          </table:table-cell>
        </table:table-row>
        <table:table-row table:style-name="ro1">
          <table:table-cell office:value-type="float" office:value="0.185751808" calcext:value-type="float">
            <text:p>0.185751808</text:p>
          </table:table-cell>
        </table:table-row>
        <table:table-row table:style-name="ro1">
          <table:table-cell office:value-type="float" office:value="0.18786944" calcext:value-type="float">
            <text:p>0.18786944</text:p>
          </table:table-cell>
        </table:table-row>
        <table:table-row table:style-name="ro1">
          <table:table-cell office:value-type="float" office:value="0.068297216" calcext:value-type="float">
            <text:p>0.068297216</text:p>
          </table:table-cell>
        </table:table-row>
        <table:table-row table:style-name="ro1">
          <table:table-cell office:value-type="float" office:value="0.26507904" calcext:value-type="float">
            <text:p>0.26507904</text:p>
          </table:table-cell>
        </table:table-row>
        <table:table-row table:style-name="ro1">
          <table:table-cell office:value-type="float" office:value="0.18704768" calcext:value-type="float">
            <text:p>0.18704768</text:p>
          </table:table-cell>
        </table:table-row>
        <table:table-row table:style-name="ro1">
          <table:table-cell office:value-type="float" office:value="0.187129344" calcext:value-type="float">
            <text:p>0.187129344</text:p>
          </table:table-cell>
        </table:table-row>
        <table:table-row table:style-name="ro1">
          <table:table-cell office:value-type="float" office:value="0.176655872" calcext:value-type="float">
            <text:p>0.176655872</text:p>
          </table:table-cell>
        </table:table-row>
        <table:table-row table:style-name="ro1">
          <table:table-cell office:value-type="float" office:value="0.06750592" calcext:value-type="float">
            <text:p>0.06750592</text:p>
          </table:table-cell>
        </table:table-row>
        <table:table-row table:style-name="ro1">
          <table:table-cell office:value-type="float" office:value="0.254643456" calcext:value-type="float">
            <text:p>0.254643456</text:p>
          </table:table-cell>
        </table:table-row>
        <table:table-row table:style-name="ro1">
          <table:table-cell office:value-type="float" office:value="0.188770816" calcext:value-type="float">
            <text:p>0.188770816</text:p>
          </table:table-cell>
        </table:table-row>
        <table:table-row table:style-name="ro1">
          <table:table-cell office:value-type="float" office:value="0.188786944" calcext:value-type="float">
            <text:p>0.188786944</text:p>
          </table:table-cell>
        </table:table-row>
        <table:table-row table:style-name="ro1">
          <table:table-cell office:value-type="float" office:value="0.176323072" calcext:value-type="float">
            <text:p>0.176323072</text:p>
          </table:table-cell>
        </table:table-row>
        <table:table-row table:style-name="ro1">
          <table:table-cell office:value-type="float" office:value="0.0567424" calcext:value-type="float">
            <text:p>0.0567424</text:p>
          </table:table-cell>
        </table:table-row>
        <table:table-row table:style-name="ro1">
          <table:table-cell office:value-type="float" office:value="0.243704832" calcext:value-type="float">
            <text:p>0.243704832</text:p>
          </table:table-cell>
        </table:table-row>
        <table:table-row table:style-name="ro1">
          <table:table-cell office:value-type="float" office:value="0.177469952" calcext:value-type="float">
            <text:p>0.177469952</text:p>
          </table:table-cell>
        </table:table-row>
        <table:table-row table:style-name="ro1">
          <table:table-cell office:value-type="float" office:value="0.195996416" calcext:value-type="float">
            <text:p>0.195996416</text:p>
          </table:table-cell>
        </table:table-row>
        <table:table-row table:style-name="ro1">
          <table:table-cell office:value-type="float" office:value="0.178648064" calcext:value-type="float">
            <text:p>0.178648064</text:p>
          </table:table-cell>
        </table:table-row>
        <table:table-row table:style-name="ro1">
          <table:table-cell office:value-type="float" office:value="0.059069696" calcext:value-type="float">
            <text:p>0.059069696</text:p>
          </table:table-cell>
        </table:table-row>
        <table:table-row table:style-name="ro1">
          <table:table-cell office:value-type="float" office:value="0.233575936" calcext:value-type="float">
            <text:p>0.233575936</text:p>
          </table:table-cell>
        </table:table-row>
        <table:table-row table:style-name="ro1">
          <table:table-cell office:value-type="float" office:value="0.178971136" calcext:value-type="float">
            <text:p>0.178971136</text:p>
          </table:table-cell>
        </table:table-row>
        <table:table-row table:style-name="ro1">
          <table:table-cell office:value-type="float" office:value="0.185975808" calcext:value-type="float">
            <text:p>0.185975808</text:p>
          </table:table-cell>
        </table:table-row>
        <table:table-row table:style-name="ro1">
          <table:table-cell office:value-type="float" office:value="0.175241728" calcext:value-type="float">
            <text:p>0.175241728</text:p>
          </table:table-cell>
        </table:table-row>
        <table:table-row table:style-name="ro1">
          <table:table-cell office:value-type="float" office:value="0.058754816" calcext:value-type="float">
            <text:p>0.058754816</text:p>
          </table:table-cell>
        </table:table-row>
        <table:table-row table:style-name="ro1">
          <table:table-cell office:value-type="float" office:value="0.232419328" calcext:value-type="float">
            <text:p>0.232419328</text:p>
          </table:table-cell>
        </table:table-row>
        <table:table-row table:style-name="ro1">
          <table:table-cell office:value-type="float" office:value="0.1776448" calcext:value-type="float">
            <text:p>0.1776448</text:p>
          </table:table-cell>
        </table:table-row>
        <table:table-row table:style-name="ro1">
          <table:table-cell office:value-type="float" office:value="0.17856384" calcext:value-type="float">
            <text:p>0.17856384</text:p>
          </table:table-cell>
        </table:table-row>
        <table:table-row table:style-name="ro1">
          <table:table-cell office:value-type="float" office:value="0.16748544" calcext:value-type="float">
            <text:p>0.16748544</text:p>
          </table:table-cell>
        </table:table-row>
        <table:table-row table:style-name="ro1">
          <table:table-cell office:value-type="float" office:value="0.068232192" calcext:value-type="float">
            <text:p>0.068232192</text:p>
          </table:table-cell>
        </table:table-row>
        <table:table-row table:style-name="ro1">
          <table:table-cell office:value-type="float" office:value="0.2248256" calcext:value-type="float">
            <text:p>0.2248256</text:p>
          </table:table-cell>
        </table:table-row>
        <table:table-row table:style-name="ro1">
          <table:table-cell office:value-type="float" office:value="0.179841536" calcext:value-type="float">
            <text:p>0.179841536</text:p>
          </table:table-cell>
        </table:table-row>
        <table:table-row table:style-name="ro1">
          <table:table-cell office:value-type="float" office:value="0.201686784" calcext:value-type="float">
            <text:p>0.201686784</text:p>
          </table:table-cell>
        </table:table-row>
        <table:table-row table:style-name="ro1">
          <table:table-cell office:value-type="float" office:value="0.206256384" calcext:value-type="float">
            <text:p>0.206256384</text:p>
          </table:table-cell>
        </table:table-row>
        <table:table-row table:style-name="ro1">
          <table:table-cell office:value-type="float" office:value="0.095474432" calcext:value-type="float">
            <text:p>0.095474432</text:p>
          </table:table-cell>
        </table:table-row>
        <table:table-row table:style-name="ro1">
          <table:table-cell office:value-type="float" office:value="0.26143744" calcext:value-type="float">
            <text:p>0.26143744</text:p>
          </table:table-cell>
        </table:table-row>
        <table:table-row table:style-name="ro1">
          <table:table-cell office:value-type="float" office:value="0.21419648" calcext:value-type="float">
            <text:p>0.21419648</text:p>
          </table:table-cell>
        </table:table-row>
        <table:table-row table:style-name="ro1">
          <table:table-cell office:value-type="float" office:value="0.216482048" calcext:value-type="float">
            <text:p>0.216482048</text:p>
          </table:table-cell>
        </table:table-row>
        <table:table-row table:style-name="ro1">
          <table:table-cell office:value-type="float" office:value="0.207946752" calcext:value-type="float">
            <text:p>0.207946752</text:p>
          </table:table-cell>
        </table:table-row>
        <table:table-row table:style-name="ro1">
          <table:table-cell office:value-type="float" office:value="0.086456064" calcext:value-type="float">
            <text:p>0.086456064</text:p>
          </table:table-cell>
        </table:table-row>
        <table:table-row table:style-name="ro1">
          <table:table-cell office:value-type="float" office:value="0.26121216" calcext:value-type="float">
            <text:p>0.26121216</text:p>
          </table:table-cell>
        </table:table-row>
        <table:table-row table:style-name="ro1">
          <table:table-cell office:value-type="float" office:value="0.206610688" calcext:value-type="float">
            <text:p>0.206610688</text:p>
          </table:table-cell>
        </table:table-row>
        <table:table-row table:style-name="ro1">
          <table:table-cell office:value-type="float" office:value="0.214949888" calcext:value-type="float">
            <text:p>0.214949888</text:p>
          </table:table-cell>
        </table:table-row>
        <table:table-row table:style-name="ro1">
          <table:table-cell office:value-type="float" office:value="0.20429056" calcext:value-type="float">
            <text:p>0.20429056</text:p>
          </table:table-cell>
        </table:table-row>
        <table:table-row table:style-name="ro1">
          <table:table-cell office:value-type="float" office:value="0.076251648" calcext:value-type="float">
            <text:p>0.076251648</text:p>
          </table:table-cell>
        </table:table-row>
        <table:table-row table:style-name="ro1">
          <table:table-cell office:value-type="float" office:value="0.269826816" calcext:value-type="float">
            <text:p>0.269826816</text:p>
          </table:table-cell>
        </table:table-row>
        <table:table-row table:style-name="ro1">
          <table:table-cell office:value-type="float" office:value="0.207826432" calcext:value-type="float">
            <text:p>0.207826432</text:p>
          </table:table-cell>
        </table:table-row>
        <table:table-row table:style-name="ro1">
          <table:table-cell office:value-type="float" office:value="0.207255552" calcext:value-type="float">
            <text:p>0.207255552</text:p>
          </table:table-cell>
        </table:table-row>
        <table:table-row table:style-name="ro1">
          <table:table-cell office:value-type="float" office:value="0.196175616" calcext:value-type="float">
            <text:p>0.196175616</text:p>
          </table:table-cell>
        </table:table-row>
        <table:table-row table:style-name="ro1">
          <table:table-cell office:value-type="float" office:value="0.08950784" calcext:value-type="float">
            <text:p>0.08950784</text:p>
          </table:table-cell>
        </table:table-row>
        <table:table-row table:style-name="ro1">
          <table:table-cell office:value-type="float" office:value="0.259236608" calcext:value-type="float">
            <text:p>0.259236608</text:p>
          </table:table-cell>
        </table:table-row>
        <table:table-row table:style-name="ro1">
          <table:table-cell office:value-type="float" office:value="0.209431552" calcext:value-type="float">
            <text:p>0.209431552</text:p>
          </table:table-cell>
        </table:table-row>
        <table:table-row table:style-name="ro1">
          <table:table-cell office:value-type="float" office:value="0.208468736" calcext:value-type="float">
            <text:p>0.208468736</text:p>
          </table:table-cell>
        </table:table-row>
        <table:table-row table:style-name="ro1">
          <table:table-cell office:value-type="float" office:value="0.197456128" calcext:value-type="float">
            <text:p>0.197456128</text:p>
          </table:table-cell>
        </table:table-row>
        <table:table-row table:style-name="ro1">
          <table:table-cell office:value-type="float" office:value="0.078957312" calcext:value-type="float">
            <text:p>0.078957312</text:p>
          </table:table-cell>
        </table:table-row>
        <table:table-row table:style-name="ro1">
          <table:table-cell office:value-type="float" office:value="0.264097024" calcext:value-type="float">
            <text:p>0.264097024</text:p>
          </table:table-cell>
        </table:table-row>
        <table:table-row table:style-name="ro1">
          <table:table-cell office:value-type="float" office:value="0.228729088" calcext:value-type="float">
            <text:p>0.228729088</text:p>
          </table:table-cell>
        </table:table-row>
        <table:table-row table:style-name="ro1">
          <table:table-cell office:value-type="float" office:value="0.233638144" calcext:value-type="float">
            <text:p>0.233638144</text:p>
          </table:table-cell>
        </table:table-row>
        <table:table-row table:style-name="ro1">
          <table:table-cell office:value-type="float" office:value="0.210754048" calcext:value-type="float">
            <text:p>0.210754048</text:p>
          </table:table-cell>
        </table:table-row>
        <table:table-row table:style-name="ro1">
          <table:table-cell office:value-type="float" office:value="0.131455232" calcext:value-type="float">
            <text:p>0.131455232</text:p>
          </table:table-cell>
        </table:table-row>
        <table:table-row table:style-name="ro1">
          <table:table-cell office:value-type="float" office:value="0.295788032" calcext:value-type="float">
            <text:p>0.295788032</text:p>
          </table:table-cell>
        </table:table-row>
        <table:table-row table:style-name="ro1">
          <table:table-cell office:value-type="float" office:value="0.251988992" calcext:value-type="float">
            <text:p>0.251988992</text:p>
          </table:table-cell>
        </table:table-row>
        <table:table-row table:style-name="ro1">
          <table:table-cell office:value-type="float" office:value="0.248568064" calcext:value-type="float">
            <text:p>0.248568064</text:p>
          </table:table-cell>
        </table:table-row>
        <table:table-row table:style-name="ro1">
          <table:table-cell office:value-type="float" office:value="0.228696576" calcext:value-type="float">
            <text:p>0.228696576</text:p>
          </table:table-cell>
        </table:table-row>
        <table:table-row table:style-name="ro1">
          <table:table-cell office:value-type="float" office:value="0.121560576" calcext:value-type="float">
            <text:p>0.121560576</text:p>
          </table:table-cell>
        </table:table-row>
        <table:table-row table:style-name="ro1">
          <table:table-cell office:value-type="float" office:value="0.297837056" calcext:value-type="float">
            <text:p>0.297837056</text:p>
          </table:table-cell>
        </table:table-row>
        <table:table-row table:style-name="ro1">
          <table:table-cell office:value-type="float" office:value="0.24052224" calcext:value-type="float">
            <text:p>0.24052224</text:p>
          </table:table-cell>
        </table:table-row>
        <table:table-row table:style-name="ro1">
          <table:table-cell office:value-type="float" office:value="0.240612352" calcext:value-type="float">
            <text:p>0.240612352</text:p>
          </table:table-cell>
        </table:table-row>
        <table:table-row table:style-name="ro1">
          <table:table-cell office:value-type="float" office:value="0.242715904" calcext:value-type="float">
            <text:p>0.242715904</text:p>
          </table:table-cell>
        </table:table-row>
        <table:table-row table:style-name="ro1">
          <table:table-cell office:value-type="float" office:value="0.131266816" calcext:value-type="float">
            <text:p>0.131266816</text:p>
          </table:table-cell>
        </table:table-row>
        <table:table-row table:style-name="ro1">
          <table:table-cell office:value-type="float" office:value="0.296465408" calcext:value-type="float">
            <text:p>0.296465408</text:p>
          </table:table-cell>
        </table:table-row>
        <table:table-row table:style-name="ro1">
          <table:table-cell office:value-type="float" office:value="0.22976" calcext:value-type="float">
            <text:p>0.22976</text:p>
          </table:table-cell>
        </table:table-row>
        <table:table-row table:style-name="ro1">
          <table:table-cell office:value-type="float" office:value="0.24856448" calcext:value-type="float">
            <text:p>0.24856448</text:p>
          </table:table-cell>
        </table:table-row>
        <table:table-row table:style-name="ro1">
          <table:table-cell office:value-type="float" office:value="0.25152256" calcext:value-type="float">
            <text:p>0.25152256</text:p>
          </table:table-cell>
        </table:table-row>
        <table:table-row table:style-name="ro1">
          <table:table-cell office:value-type="float" office:value="0.140408576" calcext:value-type="float">
            <text:p>0.140408576</text:p>
          </table:table-cell>
        </table:table-row>
        <table:table-row table:style-name="ro1">
          <table:table-cell office:value-type="float" office:value="0.312160512" calcext:value-type="float">
            <text:p>0.312160512</text:p>
          </table:table-cell>
        </table:table-row>
        <table:table-row table:style-name="ro1">
          <table:table-cell office:value-type="float" office:value="0.261580032" calcext:value-type="float">
            <text:p>0.261580032</text:p>
          </table:table-cell>
        </table:table-row>
        <table:table-row table:style-name="ro1">
          <table:table-cell office:value-type="float" office:value="0.261687296" calcext:value-type="float">
            <text:p>0.261687296</text:p>
          </table:table-cell>
        </table:table-row>
        <table:table-row table:style-name="ro1">
          <table:table-cell office:value-type="float" office:value="0.258632192" calcext:value-type="float">
            <text:p>0.258632192</text:p>
          </table:table-cell>
        </table:table-row>
        <table:table-row table:style-name="ro1">
          <table:table-cell office:value-type="float" office:value="0.133115392" calcext:value-type="float">
            <text:p>0.133115392</text:p>
          </table:table-cell>
        </table:table-row>
        <table:table-row table:style-name="ro1">
          <table:table-cell office:value-type="float" office:value="0.318029312" calcext:value-type="float">
            <text:p>0.318029312</text:p>
          </table:table-cell>
        </table:table-row>
        <table:table-row table:style-name="ro1">
          <table:table-cell office:value-type="float" office:value="0.251202816" calcext:value-type="float">
            <text:p>0.251202816</text:p>
          </table:table-cell>
        </table:table-row>
        <table:table-row table:style-name="ro1">
          <table:table-cell office:value-type="float" office:value="0.251296512" calcext:value-type="float">
            <text:p>0.251296512</text:p>
          </table:table-cell>
        </table:table-row>
        <table:table-row table:style-name="ro1">
          <table:table-cell office:value-type="float" office:value="0.24889472" calcext:value-type="float">
            <text:p>0.24889472</text:p>
          </table:table-cell>
        </table:table-row>
        <table:table-row table:style-name="ro1">
          <table:table-cell office:value-type="float" office:value="0.132141568" calcext:value-type="float">
            <text:p>0.132141568</text:p>
          </table:table-cell>
        </table:table-row>
        <table:table-row table:style-name="ro1">
          <table:table-cell office:value-type="float" office:value="0.308577792" calcext:value-type="float">
            <text:p>0.308577792</text:p>
          </table:table-cell>
        </table:table-row>
        <table:table-row table:style-name="ro1">
          <table:table-cell office:value-type="float" office:value="0.264414464" calcext:value-type="float">
            <text:p>0.264414464</text:p>
          </table:table-cell>
        </table:table-row>
        <table:table-row table:style-name="ro1">
          <table:table-cell office:value-type="float" office:value="0.267616256" calcext:value-type="float">
            <text:p>0.267616256</text:p>
          </table:table-cell>
        </table:table-row>
        <table:table-row table:style-name="ro1">
          <table:table-cell office:value-type="float" office:value="0.243512576" calcext:value-type="float">
            <text:p>0.243512576</text:p>
          </table:table-cell>
        </table:table-row>
        <table:table-row table:style-name="ro1">
          <table:table-cell office:value-type="float" office:value="0.136858368" calcext:value-type="float">
            <text:p>0.136858368</text:p>
          </table:table-cell>
        </table:table-row>
        <table:table-row table:style-name="ro1">
          <table:table-cell office:value-type="float" office:value="0.311276288" calcext:value-type="float">
            <text:p>0.311276288</text:p>
          </table:table-cell>
        </table:table-row>
        <table:table-row table:style-name="ro1">
          <table:table-cell office:value-type="float" office:value="0.257351168" calcext:value-type="float">
            <text:p>0.257351168</text:p>
          </table:table-cell>
        </table:table-row>
        <table:table-row table:style-name="ro1">
          <table:table-cell office:value-type="float" office:value="0.265156864" calcext:value-type="float">
            <text:p>0.265156864</text:p>
          </table:table-cell>
        </table:table-row>
        <table:table-row table:style-name="ro1">
          <table:table-cell office:value-type="float" office:value="0.254186496" calcext:value-type="float">
            <text:p>0.254186496</text:p>
          </table:table-cell>
        </table:table-row>
        <table:table-row table:style-name="ro1">
          <table:table-cell office:value-type="float" office:value="0.164568832" calcext:value-type="float">
            <text:p>0.164568832</text:p>
          </table:table-cell>
        </table:table-row>
        <table:table-row table:style-name="ro1">
          <table:table-cell office:value-type="float" office:value="0.340319744" calcext:value-type="float">
            <text:p>0.340319744</text:p>
          </table:table-cell>
        </table:table-row>
        <table:table-row table:style-name="ro1">
          <table:table-cell office:value-type="float" office:value="0.29687552" calcext:value-type="float">
            <text:p>0.29687552</text:p>
          </table:table-cell>
        </table:table-row>
        <table:table-row table:style-name="ro1">
          <table:table-cell office:value-type="float" office:value="0.296977408" calcext:value-type="float">
            <text:p>0.296977408</text:p>
          </table:table-cell>
        </table:table-row>
        <table:table-row table:style-name="ro1">
          <table:table-cell office:value-type="float" office:value="0.279820288" calcext:value-type="float">
            <text:p>0.279820288</text:p>
          </table:table-cell>
        </table:table-row>
        <table:table-row table:style-name="ro1">
          <table:table-cell office:value-type="float" office:value="0.17075968" calcext:value-type="float">
            <text:p>0.17075968</text:p>
          </table:table-cell>
        </table:table-row>
        <table:table-row table:style-name="ro1">
          <table:table-cell office:value-type="float" office:value="0.34587648" calcext:value-type="float">
            <text:p>0.34587648</text:p>
          </table:table-cell>
        </table:table-row>
        <table:table-row table:style-name="ro1">
          <table:table-cell office:value-type="float" office:value="0.287068416" calcext:value-type="float">
            <text:p>0.287068416</text:p>
          </table:table-cell>
        </table:table-row>
        <table:table-row table:style-name="ro1">
          <table:table-cell office:value-type="float" office:value="0.28718464" calcext:value-type="float">
            <text:p>0.28718464</text:p>
          </table:table-cell>
        </table:table-row>
        <table:table-row table:style-name="ro1">
          <table:table-cell office:value-type="float" office:value="0.291273728" calcext:value-type="float">
            <text:p>0.291273728</text:p>
          </table:table-cell>
        </table:table-row>
        <table:table-row table:style-name="ro1">
          <table:table-cell office:value-type="float" office:value="0.176973056" calcext:value-type="float">
            <text:p>0.176973056</text:p>
          </table:table-cell>
        </table:table-row>
        <table:table-row table:style-name="ro1">
          <table:table-cell office:value-type="float" office:value="0.348650496" calcext:value-type="float">
            <text:p>0.348650496</text:p>
          </table:table-cell>
        </table:table-row>
        <table:table-row table:style-name="ro1">
          <table:table-cell office:value-type="float" office:value="0.317014272" calcext:value-type="float">
            <text:p>0.317014272</text:p>
          </table:table-cell>
        </table:table-row>
        <table:table-row table:style-name="ro1">
          <table:table-cell office:value-type="float" office:value="0.317042432" calcext:value-type="float">
            <text:p>0.317042432</text:p>
          </table:table-cell>
        </table:table-row>
        <table:table-row table:style-name="ro1">
          <table:table-cell office:value-type="float" office:value="0.294156032" calcext:value-type="float">
            <text:p>0.294156032</text:p>
          </table:table-cell>
        </table:table-row>
        <table:table-row table:style-name="ro1">
          <table:table-cell office:value-type="float" office:value="0.176249856" calcext:value-type="float">
            <text:p>0.176249856</text:p>
          </table:table-cell>
        </table:table-row>
        <table:table-row table:style-name="ro1">
          <table:table-cell office:value-type="float" office:value="0.350734336" calcext:value-type="float">
            <text:p>0.350734336</text:p>
          </table:table-cell>
        </table:table-row>
        <table:table-row table:style-name="ro1">
          <table:table-cell office:value-type="float" office:value="0.30656512" calcext:value-type="float">
            <text:p>0.30656512</text:p>
          </table:table-cell>
        </table:table-row>
        <table:table-row table:style-name="ro1">
          <table:table-cell office:value-type="float" office:value="0.306578432" calcext:value-type="float">
            <text:p>0.306578432</text:p>
          </table:table-cell>
        </table:table-row>
        <table:table-row table:style-name="ro1">
          <table:table-cell office:value-type="float" office:value="0.283298304" calcext:value-type="float">
            <text:p>0.283298304</text:p>
          </table:table-cell>
        </table:table-row>
        <table:table-row table:style-name="ro1">
          <table:table-cell office:value-type="float" office:value="0.177977344" calcext:value-type="float">
            <text:p>0.177977344</text:p>
          </table:table-cell>
        </table:table-row>
        <table:table-row table:style-name="ro1">
          <table:table-cell office:value-type="float" office:value="0.359922944" calcext:value-type="float">
            <text:p>0.359922944</text:p>
          </table:table-cell>
        </table:table-row>
        <table:table-row table:style-name="ro1">
          <table:table-cell office:value-type="float" office:value="0.296897024" calcext:value-type="float">
            <text:p>0.296897024</text:p>
          </table:table-cell>
        </table:table-row>
        <table:table-row table:style-name="ro1">
          <table:table-cell office:value-type="float" office:value="0.305618688" calcext:value-type="float">
            <text:p>0.305618688</text:p>
          </table:table-cell>
        </table:table-row>
        <table:table-row table:style-name="ro1">
          <table:table-cell office:value-type="float" office:value="0.296733696" calcext:value-type="float">
            <text:p>0.296733696</text:p>
          </table:table-cell>
        </table:table-row>
        <table:table-row table:style-name="ro1">
          <table:table-cell office:value-type="float" office:value="0.194378752" calcext:value-type="float">
            <text:p>0.194378752</text:p>
          </table:table-cell>
        </table:table-row>
        <table:table-row table:style-name="ro1">
          <table:table-cell office:value-type="float" office:value="0.36878976" calcext:value-type="float">
            <text:p>0.36878976</text:p>
          </table:table-cell>
        </table:table-row>
        <table:table-row table:style-name="ro1">
          <table:table-cell office:value-type="float" office:value="0.315492608" calcext:value-type="float">
            <text:p>0.315492608</text:p>
          </table:table-cell>
        </table:table-row>
        <table:table-row table:style-name="ro1">
          <table:table-cell office:value-type="float" office:value="0.315616512" calcext:value-type="float">
            <text:p>0.315616512</text:p>
          </table:table-cell>
        </table:table-row>
        <table:table-row table:style-name="ro1">
          <table:table-cell office:value-type="float" office:value="0.305963776" calcext:value-type="float">
            <text:p>0.305963776</text:p>
          </table:table-cell>
        </table:table-row>
        <table:table-row table:style-name="ro1">
          <table:table-cell office:value-type="float" office:value="0.197581824" calcext:value-type="float">
            <text:p>0.197581824</text:p>
          </table:table-cell>
        </table:table-row>
        <table:table-row table:style-name="ro1">
          <table:table-cell office:value-type="float" office:value="0.371497216" calcext:value-type="float">
            <text:p>0.371497216</text:p>
          </table:table-cell>
        </table:table-row>
        <table:table-row table:style-name="ro1">
          <table:table-cell office:value-type="float" office:value="0.31772416" calcext:value-type="float">
            <text:p>0.31772416</text:p>
          </table:table-cell>
        </table:table-row>
        <table:table-row table:style-name="ro1">
          <table:table-cell office:value-type="float" office:value="0.335538944" calcext:value-type="float">
            <text:p>0.335538944</text:p>
          </table:table-cell>
        </table:table-row>
        <table:table-row table:style-name="ro1">
          <table:table-cell office:value-type="float" office:value="0.322370304" calcext:value-type="float">
            <text:p>0.322370304</text:p>
          </table:table-cell>
        </table:table-row>
        <table:table-row table:style-name="ro1">
          <table:table-cell office:value-type="float" office:value="0.207911936" calcext:value-type="float">
            <text:p>0.207911936</text:p>
          </table:table-cell>
        </table:table-row>
        <table:table-row table:style-name="ro1">
          <table:table-cell office:value-type="float" office:value="0.387292928" calcext:value-type="float">
            <text:p>0.387292928</text:p>
          </table:table-cell>
        </table:table-row>
        <table:table-row table:style-name="ro1">
          <table:table-cell office:value-type="float" office:value="0.333369088" calcext:value-type="float">
            <text:p>0.333369088</text:p>
          </table:table-cell>
        </table:table-row>
        <table:table-row table:style-name="ro1">
          <table:table-cell office:value-type="float" office:value="0.333499136" calcext:value-type="float">
            <text:p>0.333499136</text:p>
          </table:table-cell>
        </table:table-row>
        <table:table-row table:style-name="ro1">
          <table:table-cell office:value-type="float" office:value="0.324862464" calcext:value-type="float">
            <text:p>0.324862464</text:p>
          </table:table-cell>
        </table:table-row>
        <table:table-row table:style-name="ro1">
          <table:table-cell office:value-type="float" office:value="0.21001728" calcext:value-type="float">
            <text:p>0.21001728</text:p>
          </table:table-cell>
        </table:table-row>
        <table:table-row table:style-name="ro1">
          <table:table-cell office:value-type="float" office:value="0.391606528" calcext:value-type="float">
            <text:p>0.391606528</text:p>
          </table:table-cell>
        </table:table-row>
        <table:table-row table:style-name="ro1">
          <table:table-cell office:value-type="float" office:value="0.347058432" calcext:value-type="float">
            <text:p>0.347058432</text:p>
          </table:table-cell>
        </table:table-row>
        <table:table-row table:style-name="ro1">
          <table:table-cell office:value-type="float" office:value="0.346694656" calcext:value-type="float">
            <text:p>0.346694656</text:p>
          </table:table-cell>
        </table:table-row>
        <table:table-row table:style-name="ro1">
          <table:table-cell office:value-type="float" office:value="0.3251584" calcext:value-type="float">
            <text:p>0.3251584</text:p>
          </table:table-cell>
        </table:table-row>
        <table:table-row table:style-name="ro1">
          <table:table-cell office:value-type="float" office:value="0.200635136" calcext:value-type="float">
            <text:p>0.200635136</text:p>
          </table:table-cell>
        </table:table-row>
        <table:table-row table:style-name="ro1">
          <table:table-cell office:value-type="float" office:value="0.391394304" calcext:value-type="float">
            <text:p>0.391394304</text:p>
          </table:table-cell>
        </table:table-row>
        <table:table-row table:style-name="ro1">
          <table:table-cell office:value-type="float" office:value="0.339625984" calcext:value-type="float">
            <text:p>0.339625984</text:p>
          </table:table-cell>
        </table:table-row>
        <table:table-row table:style-name="ro1">
          <table:table-cell office:value-type="float" office:value="0.340096512" calcext:value-type="float">
            <text:p>0.340096512</text:p>
          </table:table-cell>
        </table:table-row>
        <table:table-row table:style-name="ro1">
          <table:table-cell office:value-type="float" office:value="0.334502656" calcext:value-type="float">
            <text:p>0.334502656</text:p>
          </table:table-cell>
        </table:table-row>
        <table:table-row table:style-name="ro1">
          <table:table-cell office:value-type="float" office:value="0.225811968" calcext:value-type="float">
            <text:p>0.225811968</text:p>
          </table:table-cell>
        </table:table-row>
        <table:table-row table:style-name="ro1">
          <table:table-cell office:value-type="float" office:value="0.406915328" calcext:value-type="float">
            <text:p>0.406915328</text:p>
          </table:table-cell>
        </table:table-row>
        <table:table-row table:style-name="ro1">
          <table:table-cell office:value-type="float" office:value="0.350948864" calcext:value-type="float">
            <text:p>0.350948864</text:p>
          </table:table-cell>
        </table:table-row>
        <table:table-row table:style-name="ro1">
          <table:table-cell office:value-type="float" office:value="0.354249216" calcext:value-type="float">
            <text:p>0.354249216</text:p>
          </table:table-cell>
        </table:table-row>
        <table:table-row table:style-name="ro1">
          <table:table-cell office:value-type="float" office:value="0.347512576" calcext:value-type="float">
            <text:p>0.347512576</text:p>
          </table:table-cell>
        </table:table-row>
        <table:table-row table:style-name="ro1">
          <table:table-cell office:value-type="float" office:value="0.225072384" calcext:value-type="float">
            <text:p>0.225072384</text:p>
          </table:table-cell>
        </table:table-row>
        <table:table-row table:style-name="ro1">
          <table:table-cell office:value-type="float" office:value="0.417856" calcext:value-type="float">
            <text:p>0.417856</text:p>
          </table:table-cell>
        </table:table-row>
        <table:table-row table:style-name="ro1">
          <table:table-cell office:value-type="float" office:value="0.406585088" calcext:value-type="float">
            <text:p>0.406585088</text:p>
          </table:table-cell>
        </table:table-row>
        <table:table-row table:style-name="ro1">
          <table:table-cell office:value-type="float" office:value="0.416712704" calcext:value-type="float">
            <text:p>0.416712704</text:p>
          </table:table-cell>
        </table:table-row>
        <table:table-row table:style-name="ro1">
          <table:table-cell office:value-type="float" office:value="0.401874432" calcext:value-type="float">
            <text:p>0.401874432</text:p>
          </table:table-cell>
        </table:table-row>
        <table:table-row table:style-name="ro1">
          <table:table-cell office:value-type="float" office:value="0.296609024" calcext:value-type="float">
            <text:p>0.296609024</text:p>
          </table:table-cell>
        </table:table-row>
        <table:table-row table:style-name="ro1">
          <table:table-cell office:value-type="float" office:value="0.474573568" calcext:value-type="float">
            <text:p>0.474573568</text:p>
          </table:table-cell>
        </table:table-row>
        <table:table-row table:style-name="ro1">
          <table:table-cell office:value-type="float" office:value="0.421090816" calcext:value-type="float">
            <text:p>0.421090816</text:p>
          </table:table-cell>
        </table:table-row>
        <table:table-row table:style-name="ro1">
          <table:table-cell office:value-type="float" office:value="0.421251584" calcext:value-type="float">
            <text:p>0.421251584</text:p>
          </table:table-cell>
        </table:table-row>
        <table:table-row table:style-name="ro1">
          <table:table-cell office:value-type="float" office:value="0.409718272" calcext:value-type="float">
            <text:p>0.409718272</text:p>
          </table:table-cell>
        </table:table-row>
        <table:table-row table:style-name="ro1">
          <table:table-cell office:value-type="float" office:value="0.286755584" calcext:value-type="float">
            <text:p>0.286755584</text:p>
          </table:table-cell>
        </table:table-row>
        <table:table-row table:style-name="ro1">
          <table:table-cell office:value-type="float" office:value="0.469156352" calcext:value-type="float">
            <text:p>0.469156352</text:p>
          </table:table-cell>
        </table:table-row>
        <table:table-row table:style-name="ro1">
          <table:table-cell office:value-type="float" office:value="0.423749888" calcext:value-type="float">
            <text:p>0.423749888</text:p>
          </table:table-cell>
        </table:table-row>
        <table:table-row table:style-name="ro1">
          <table:table-cell office:value-type="float" office:value="0.423906304" calcext:value-type="float">
            <text:p>0.423906304</text:p>
          </table:table-cell>
        </table:table-row>
        <table:table-row table:style-name="ro1">
          <table:table-cell office:value-type="float" office:value="0.411816448" calcext:value-type="float">
            <text:p>0.411816448</text:p>
          </table:table-cell>
        </table:table-row>
        <table:table-row table:style-name="ro1">
          <table:table-cell office:value-type="float" office:value="0.305946112" calcext:value-type="float">
            <text:p>0.305946112</text:p>
          </table:table-cell>
        </table:table-row>
        <table:table-row table:style-name="ro1">
          <table:table-cell office:value-type="float" office:value="0.476744192" calcext:value-type="float">
            <text:p>0.476744192</text:p>
          </table:table-cell>
        </table:table-row>
        <table:table-row table:style-name="ro1">
          <table:table-cell office:value-type="float" office:value="0.42541696" calcext:value-type="float">
            <text:p>0.42541696</text:p>
          </table:table-cell>
        </table:table-row>
        <table:table-row table:style-name="ro1">
          <table:table-cell office:value-type="float" office:value="0.425587456" calcext:value-type="float">
            <text:p>0.425587456</text:p>
          </table:table-cell>
        </table:table-row>
        <table:table-row table:style-name="ro1">
          <table:table-cell office:value-type="float" office:value="0.4148032" calcext:value-type="float">
            <text:p>0.4148032</text:p>
          </table:table-cell>
        </table:table-row>
        <table:table-row table:style-name="ro1">
          <table:table-cell office:value-type="float" office:value="0.304360192" calcext:value-type="float">
            <text:p>0.304360192</text:p>
          </table:table-cell>
        </table:table-row>
        <table:table-row table:style-name="ro1">
          <table:table-cell office:value-type="float" office:value="0.486652672" calcext:value-type="float">
            <text:p>0.486652672</text:p>
          </table:table-cell>
        </table:table-row>
        <table:table-row table:style-name="ro1">
          <table:table-cell office:value-type="float" office:value="0.429710336" calcext:value-type="float">
            <text:p>0.429710336</text:p>
          </table:table-cell>
        </table:table-row>
        <table:table-row table:style-name="ro1">
          <table:table-cell office:value-type="float" office:value="0.42988928" calcext:value-type="float">
            <text:p>0.42988928</text:p>
          </table:table-cell>
        </table:table-row>
        <table:table-row table:style-name="ro1">
          <table:table-cell office:value-type="float" office:value="0.419551232" calcext:value-type="float">
            <text:p>0.419551232</text:p>
          </table:table-cell>
        </table:table-row>
        <table:table-row table:style-name="ro1">
          <table:table-cell office:value-type="float" office:value="0.315705088" calcext:value-type="float">
            <text:p>0.315705088</text:p>
          </table:table-cell>
        </table:table-row>
        <table:table-row table:style-name="ro1">
          <table:table-cell office:value-type="float" office:value="0.514003456" calcext:value-type="float">
            <text:p>0.514003456</text:p>
          </table:table-cell>
        </table:table-row>
        <table:table-row table:style-name="ro1">
          <table:table-cell office:value-type="float" office:value="0.463762176" calcext:value-type="float">
            <text:p>0.463762176</text:p>
          </table:table-cell>
        </table:table-row>
        <table:table-row table:style-name="ro1">
          <table:table-cell office:value-type="float" office:value="0.463917312" calcext:value-type="float">
            <text:p>0.463917312</text:p>
          </table:table-cell>
        </table:table-row>
        <table:table-row table:style-name="ro1">
          <table:table-cell office:value-type="float" office:value="0.452241152" calcext:value-type="float">
            <text:p>0.452241152</text:p>
          </table:table-cell>
        </table:table-row>
        <table:table-row table:style-name="ro1">
          <table:table-cell office:value-type="float" office:value="0.343782912" calcext:value-type="float">
            <text:p>0.343782912</text:p>
          </table:table-cell>
        </table:table-row>
        <table:table-row table:style-name="ro1">
          <table:table-cell office:value-type="float" office:value="0.527065856" calcext:value-type="float">
            <text:p>0.527065856</text:p>
          </table:table-cell>
        </table:table-row>
        <table:table-row table:style-name="ro1">
          <table:table-cell office:value-type="float" office:value="0.468567808" calcext:value-type="float">
            <text:p>0.468567808</text:p>
          </table:table-cell>
        </table:table-row>
        <table:table-row table:style-name="ro1">
          <table:table-cell office:value-type="float" office:value="0.469787648" calcext:value-type="float">
            <text:p>0.469787648</text:p>
          </table:table-cell>
        </table:table-row>
        <table:table-row table:style-name="ro1">
          <table:table-cell office:value-type="float" office:value="0.466033408" calcext:value-type="float">
            <text:p>0.466033408</text:p>
          </table:table-cell>
        </table:table-row>
        <table:table-row table:style-name="ro1">
          <table:table-cell office:value-type="float" office:value="0.34285312" calcext:value-type="float">
            <text:p>0.34285312</text:p>
          </table:table-cell>
        </table:table-row>
        <table:table-row table:style-name="ro1">
          <table:table-cell office:value-type="float" office:value="0.525860352" calcext:value-type="float">
            <text:p>0.525860352</text:p>
          </table:table-cell>
        </table:table-row>
        <table:table-row table:style-name="ro1">
          <table:table-cell office:value-type="float" office:value="0.477425408" calcext:value-type="float">
            <text:p>0.477425408</text:p>
          </table:table-cell>
        </table:table-row>
        <table:table-row table:style-name="ro1">
          <table:table-cell office:value-type="float" office:value="0.47760896" calcext:value-type="float">
            <text:p>0.47760896</text:p>
          </table:table-cell>
        </table:table-row>
        <table:table-row table:style-name="ro1">
          <table:table-cell office:value-type="float" office:value="0.46110592" calcext:value-type="float">
            <text:p>0.46110592</text:p>
          </table:table-cell>
        </table:table-row>
        <table:table-row table:style-name="ro1">
          <table:table-cell office:value-type="float" office:value="0.342799104" calcext:value-type="float">
            <text:p>0.342799104</text:p>
          </table:table-cell>
        </table:table-row>
        <table:table-row table:style-name="ro1">
          <table:table-cell office:value-type="float" office:value="0.53412096" calcext:value-type="float">
            <text:p>0.53412096</text:p>
          </table:table-cell>
        </table:table-row>
        <table:table-row table:style-name="ro1">
          <table:table-cell office:value-type="float" office:value="0.500043776" calcext:value-type="float">
            <text:p>0.500043776</text:p>
          </table:table-cell>
        </table:table-row>
        <table:table-row table:style-name="ro1">
          <table:table-cell office:value-type="float" office:value="0.500294656" calcext:value-type="float">
            <text:p>0.500294656</text:p>
          </table:table-cell>
        </table:table-row>
        <table:table-row table:style-name="ro1">
          <table:table-cell office:value-type="float" office:value="0.480190208" calcext:value-type="float">
            <text:p>0.480190208</text:p>
          </table:table-cell>
        </table:table-row>
        <table:table-row table:style-name="ro1">
          <table:table-cell office:value-type="float" office:value="0.375727104" calcext:value-type="float">
            <text:p>0.375727104</text:p>
          </table:table-cell>
        </table:table-row>
        <table:table-row table:style-name="ro1">
          <table:table-cell office:value-type="float" office:value="0.555129088" calcext:value-type="float">
            <text:p>0.555129088</text:p>
          </table:table-cell>
        </table:table-row>
        <table:table-row table:style-name="ro1">
          <table:table-cell office:value-type="float" office:value="0.500716544" calcext:value-type="float">
            <text:p>0.500716544</text:p>
          </table:table-cell>
        </table:table-row>
        <table:table-row table:style-name="ro1">
          <table:table-cell office:value-type="float" office:value="0.501003008" calcext:value-type="float">
            <text:p>0.501003008</text:p>
          </table:table-cell>
        </table:table-row>
        <table:table-row table:style-name="ro1">
          <table:table-cell office:value-type="float" office:value="0.493300736" calcext:value-type="float">
            <text:p>0.493300736</text:p>
          </table:table-cell>
        </table:table-row>
        <table:table-row table:style-name="ro1">
          <table:table-cell office:value-type="float" office:value="0.37364736" calcext:value-type="float">
            <text:p>0.37364736</text:p>
          </table:table-cell>
        </table:table-row>
        <table:table-row table:style-name="ro1">
          <table:table-cell office:value-type="float" office:value="0.562153728" calcext:value-type="float">
            <text:p>0.562153728</text:p>
          </table:table-cell>
        </table:table-row>
        <table:table-row table:style-name="ro1">
          <table:table-cell office:value-type="float" office:value="0.508779264" calcext:value-type="float">
            <text:p>0.508779264</text:p>
          </table:table-cell>
        </table:table-row>
        <table:table-row table:style-name="ro1">
          <table:table-cell office:value-type="float" office:value="0.508977152" calcext:value-type="float">
            <text:p>0.508977152</text:p>
          </table:table-cell>
        </table:table-row>
        <table:table-row table:style-name="ro1">
          <table:table-cell office:value-type="float" office:value="0.498020608" calcext:value-type="float">
            <text:p>0.498020608</text:p>
          </table:table-cell>
        </table:table-row>
        <table:table-row table:style-name="ro1">
          <table:table-cell office:value-type="float" office:value="0.392125696" calcext:value-type="float">
            <text:p>0.392125696</text:p>
          </table:table-cell>
        </table:table-row>
        <table:table-row table:style-name="ro1">
          <table:table-cell office:value-type="float" office:value="0.564510976" calcext:value-type="float">
            <text:p>0.564510976</text:p>
          </table:table-cell>
        </table:table-row>
        <table:table-row table:style-name="ro1">
          <table:table-cell office:value-type="float" office:value="0.51837312" calcext:value-type="float">
            <text:p>0.51837312</text:p>
          </table:table-cell>
        </table:table-row>
        <table:table-row table:style-name="ro1">
          <table:table-cell office:value-type="float" office:value="0.519938816" calcext:value-type="float">
            <text:p>0.519938816</text:p>
          </table:table-cell>
        </table:table-row>
        <table:table-row table:style-name="ro1">
          <table:table-cell office:value-type="float" office:value="0.509516544" calcext:value-type="float">
            <text:p>0.509516544</text:p>
          </table:table-cell>
        </table:table-row>
        <table:table-row table:style-name="ro1">
          <table:table-cell office:value-type="float" office:value="0.396291072" calcext:value-type="float">
            <text:p>0.396291072</text:p>
          </table:table-cell>
        </table:table-row>
        <table:table-row table:style-name="ro1">
          <table:table-cell office:value-type="float" office:value="0.57827456" calcext:value-type="float">
            <text:p>0.57827456</text:p>
          </table:table-cell>
        </table:table-row>
        <table:table-row table:style-name="ro1">
          <table:table-cell office:value-type="float" office:value="0.531838464" calcext:value-type="float">
            <text:p>0.531838464</text:p>
          </table:table-cell>
        </table:table-row>
        <table:table-row table:style-name="ro1">
          <table:table-cell office:value-type="float" office:value="0.53077376" calcext:value-type="float">
            <text:p>0.53077376</text:p>
          </table:table-cell>
        </table:table-row>
        <table:table-row table:style-name="ro1">
          <table:table-cell office:value-type="float" office:value="0.512386048" calcext:value-type="float">
            <text:p>0.512386048</text:p>
          </table:table-cell>
        </table:table-row>
        <table:table-row table:style-name="ro1">
          <table:table-cell office:value-type="float" office:value="0.4180416" calcext:value-type="float">
            <text:p>0.4180416</text:p>
          </table:table-cell>
        </table:table-row>
        <table:table-row table:style-name="ro1">
          <table:table-cell office:value-type="float" office:value="0.588484608" calcext:value-type="float">
            <text:p>0.588484608</text:p>
          </table:table-cell>
        </table:table-row>
        <table:table-row table:style-name="ro1">
          <table:table-cell office:value-type="float" office:value="0.66945408" calcext:value-type="float">
            <text:p>0.66945408</text:p>
          </table:table-cell>
        </table:table-row>
        <table:table-row table:style-name="ro1">
          <table:table-cell office:value-type="float" office:value="0.66976128" calcext:value-type="float">
            <text:p>0.66976128</text:p>
          </table:table-cell>
        </table:table-row>
        <table:table-row table:style-name="ro1">
          <table:table-cell office:value-type="float" office:value="0.656335872" calcext:value-type="float">
            <text:p>0.656335872</text:p>
          </table:table-cell>
        </table:table-row>
        <table:table-row table:style-name="ro1">
          <table:table-cell office:value-type="float" office:value="0.541354752" calcext:value-type="float">
            <text:p>0.541354752</text:p>
          </table:table-cell>
        </table:table-row>
        <table:table-row table:style-name="ro1">
          <table:table-cell office:value-type="float" office:value="0.720582144" calcext:value-type="float">
            <text:p>0.720582144</text:p>
          </table:table-cell>
        </table:table-row>
        <table:table-row table:style-name="ro1">
          <table:table-cell office:value-type="float" office:value="0.668777984" calcext:value-type="float">
            <text:p>0.668777984</text:p>
          </table:table-cell>
        </table:table-row>
        <table:table-row table:style-name="ro1">
          <table:table-cell office:value-type="float" office:value="0.669037312" calcext:value-type="float">
            <text:p>0.669037312</text:p>
          </table:table-cell>
        </table:table-row>
        <table:table-row table:style-name="ro1">
          <table:table-cell office:value-type="float" office:value="0.681010688" calcext:value-type="float">
            <text:p>0.681010688</text:p>
          </table:table-cell>
        </table:table-row>
        <table:table-row table:style-name="ro1">
          <table:table-cell office:value-type="float" office:value="0.574876416" calcext:value-type="float">
            <text:p>0.574876416</text:p>
          </table:table-cell>
        </table:table-row>
        <table:table-row table:style-name="ro1">
          <table:table-cell office:value-type="float" office:value="0.7573184" calcext:value-type="float">
            <text:p>0.7573184</text:p>
          </table:table-cell>
        </table:table-row>
        <table:table-row table:style-name="ro1">
          <table:table-cell office:value-type="float" office:value="0.68995584" calcext:value-type="float">
            <text:p>0.68995584</text:p>
          </table:table-cell>
        </table:table-row>
        <table:table-row table:style-name="ro1">
          <table:table-cell office:value-type="float" office:value="0.690189568" calcext:value-type="float">
            <text:p>0.690189568</text:p>
          </table:table-cell>
        </table:table-row>
        <table:table-row table:style-name="ro1">
          <table:table-cell office:value-type="float" office:value="0.678872832" calcext:value-type="float">
            <text:p>0.678872832</text:p>
          </table:table-cell>
        </table:table-row>
        <table:table-row table:style-name="ro1">
          <table:table-cell office:value-type="float" office:value="0.590710272" calcext:value-type="float">
            <text:p>0.590710272</text:p>
          </table:table-cell>
        </table:table-row>
        <table:table-row table:style-name="ro1">
          <table:table-cell office:value-type="float" office:value="0.772728064" calcext:value-type="float">
            <text:p>0.772728064</text:p>
          </table:table-cell>
        </table:table-row>
        <table:table-row table:style-name="ro1">
          <table:table-cell office:value-type="float" office:value="0.715746304" calcext:value-type="float">
            <text:p>0.715746304</text:p>
          </table:table-cell>
        </table:table-row>
        <table:table-row table:style-name="ro1">
          <table:table-cell office:value-type="float" office:value="0.715932416" calcext:value-type="float">
            <text:p>0.715932416</text:p>
          </table:table-cell>
        </table:table-row>
        <table:table-row table:style-name="ro1">
          <table:table-cell office:value-type="float" office:value="0.706636032" calcext:value-type="float">
            <text:p>0.706636032</text:p>
          </table:table-cell>
        </table:table-row>
        <table:table-row table:style-name="ro1">
          <table:table-cell office:value-type="float" office:value="0.603471872" calcext:value-type="float">
            <text:p>0.603471872</text:p>
          </table:table-cell>
        </table:table-row>
        <table:table-row table:style-name="ro1">
          <table:table-cell office:value-type="float" office:value="0.784131584" calcext:value-type="float">
            <text:p>0.784131584</text:p>
          </table:table-cell>
        </table:table-row>
        <table:table-row table:style-name="ro1">
          <table:table-cell office:value-type="float" office:value="0.739451648" calcext:value-type="float">
            <text:p>0.739451648</text:p>
          </table:table-cell>
        </table:table-row>
        <table:table-row table:style-name="ro1">
          <table:table-cell office:value-type="float" office:value="0.739711744" calcext:value-type="float">
            <text:p>0.739711744</text:p>
          </table:table-cell>
        </table:table-row>
        <table:table-row table:style-name="ro1">
          <table:table-cell office:value-type="float" office:value="0.721374464" calcext:value-type="float">
            <text:p>0.721374464</text:p>
          </table:table-cell>
        </table:table-row>
        <table:table-row table:style-name="ro1">
          <table:table-cell office:value-type="float" office:value="0.66618112" calcext:value-type="float">
            <text:p>0.66618112</text:p>
          </table:table-cell>
        </table:table-row>
        <table:table-row table:style-name="ro1">
          <table:table-cell office:value-type="float" office:value="0.85602432" calcext:value-type="float">
            <text:p>0.85602432</text:p>
          </table:table-cell>
        </table:table-row>
        <table:table-row table:style-name="ro1">
          <table:table-cell office:value-type="float" office:value="0.803124224" calcext:value-type="float">
            <text:p>0.803124224</text:p>
          </table:table-cell>
        </table:table-row>
        <table:table-row table:style-name="ro1">
          <table:table-cell office:value-type="float" office:value="0.803414784" calcext:value-type="float">
            <text:p>0.803414784</text:p>
          </table:table-cell>
        </table:table-row>
        <table:table-row table:style-name="ro1">
          <table:table-cell office:value-type="float" office:value="0.793514496" calcext:value-type="float">
            <text:p>0.793514496</text:p>
          </table:table-cell>
        </table:table-row>
        <table:table-row table:style-name="ro1">
          <table:table-cell office:value-type="float" office:value="0.709374208" calcext:value-type="float">
            <text:p>0.709374208</text:p>
          </table:table-cell>
        </table:table-row>
        <table:table-row table:style-name="ro1">
          <table:table-cell office:value-type="float" office:value="0.891089152" calcext:value-type="float">
            <text:p>0.891089152</text:p>
          </table:table-cell>
        </table:table-row>
        <table:table-row table:style-name="ro1">
          <table:table-cell office:value-type="float" office:value="0.834396928" calcext:value-type="float">
            <text:p>0.834396928</text:p>
          </table:table-cell>
        </table:table-row>
        <table:table-row table:style-name="ro1">
          <table:table-cell office:value-type="float" office:value="0.87158272" calcext:value-type="float">
            <text:p>0.87158272</text:p>
          </table:table-cell>
        </table:table-row>
        <table:table-row table:style-name="ro1">
          <table:table-cell office:value-type="float" office:value="0.860826624" calcext:value-type="float">
            <text:p>0.860826624</text:p>
          </table:table-cell>
        </table:table-row>
        <table:table-row table:style-name="ro1">
          <table:table-cell office:value-type="float" office:value="0.810250752" calcext:value-type="float">
            <text:p>0.810250752</text:p>
          </table:table-cell>
        </table:table-row>
        <table:table-row table:style-name="ro1">
          <table:table-cell office:value-type="float" office:value="0.999130368" calcext:value-type="float">
            <text:p>0.999130368</text:p>
          </table:table-cell>
        </table:table-row>
        <table:table-row table:style-name="ro1">
          <table:table-cell office:value-type="float" office:value="0.949258752" calcext:value-type="float">
            <text:p>0.949258752</text:p>
          </table:table-cell>
        </table:table-row>
        <table:table-row table:style-name="ro1">
          <table:table-cell office:value-type="float" office:value="0.949696768" calcext:value-type="float">
            <text:p>0.949696768</text:p>
          </table:table-cell>
        </table:table-row>
        <table:table-row table:style-name="ro1">
          <table:table-cell office:value-type="float" office:value="0.939236864" calcext:value-type="float">
            <text:p>0.939236864</text:p>
          </table:table-cell>
        </table:table-row>
        <table:table-row table:style-name="ro1">
          <table:table-cell office:value-type="float" office:value="0.825290752" calcext:value-type="float">
            <text:p>0.825290752</text:p>
          </table:table-cell>
        </table:table-row>
        <table:table-row table:style-name="ro1">
          <table:table-cell office:value-type="float" office:value="1.006606336" calcext:value-type="float">
            <text:p>1.006606336</text:p>
          </table:table-cell>
        </table:table-row>
        <table:table-row table:style-name="ro1">
          <table:table-cell office:value-type="float" office:value="0.949799936" calcext:value-type="float">
            <text:p>0.949799936</text:p>
          </table:table-cell>
        </table:table-row>
        <table:table-row table:style-name="ro1">
          <table:table-cell office:value-type="float" office:value="0.950107136" calcext:value-type="float">
            <text:p>0.950107136</text:p>
          </table:table-cell>
        </table:table-row>
        <table:table-row table:style-name="ro1">
          <table:table-cell office:value-type="float" office:value="0.930042112" calcext:value-type="float">
            <text:p>0.930042112</text:p>
          </table:table-cell>
        </table:table-row>
        <table:table-row table:style-name="ro1">
          <table:table-cell office:value-type="float" office:value="0.81584512" calcext:value-type="float">
            <text:p>0.81584512</text:p>
          </table:table-cell>
        </table:table-row>
        <table:table-row table:style-name="ro1">
          <table:table-cell office:value-type="float" office:value="0.998009088" calcext:value-type="float">
            <text:p>0.998009088</text:p>
          </table:table-cell>
        </table:table-row>
        <table:table-row table:style-name="ro1">
          <table:table-cell office:value-type="float" office:value="0.952449024" calcext:value-type="float">
            <text:p>0.952449024</text:p>
          </table:table-cell>
        </table:table-row>
        <table:table-row table:style-name="ro1">
          <table:table-cell office:value-type="float" office:value="0.952792576" calcext:value-type="float">
            <text:p>0.952792576</text:p>
          </table:table-cell>
        </table:table-row>
        <table:table-row table:style-name="ro1">
          <table:table-cell office:value-type="float" office:value="0.998049024" calcext:value-type="float">
            <text:p>0.998049024</text:p>
          </table:table-cell>
        </table:table-row>
        <table:table-row table:style-name="ro1">
          <table:table-cell office:value-type="float" office:value="0.901548032" calcext:value-type="float">
            <text:p>0.901548032</text:p>
          </table:table-cell>
        </table:table-row>
        <table:table-row table:style-name="ro1">
          <table:table-cell office:value-type="float" office:value="1.071189504" calcext:value-type="float">
            <text:p>1.071189504</text:p>
          </table:table-cell>
        </table:table-row>
        <table:table-row table:style-name="ro1">
          <table:table-cell office:value-type="float" office:value="1.019263744" calcext:value-type="float">
            <text:p>1.019263744</text:p>
          </table:table-cell>
        </table:table-row>
        <table:table-row table:style-name="ro1">
          <table:table-cell office:value-type="float" office:value="1.04872064" calcext:value-type="float">
            <text:p>1.04872064</text:p>
          </table:table-cell>
        </table:table-row>
        <table:table-row table:style-name="ro1">
          <table:table-cell office:value-type="float" office:value="1.045988608" calcext:value-type="float">
            <text:p>1.045988608</text:p>
          </table:table-cell>
        </table:table-row>
        <table:table-row table:style-name="ro1">
          <table:table-cell office:value-type="float" office:value="0.921082368" calcext:value-type="float">
            <text:p>0.921082368</text:p>
          </table:table-cell>
        </table:table-row>
        <table:table-row table:style-name="ro1">
          <table:table-cell office:value-type="float" office:value="1.1015424" calcext:value-type="float">
            <text:p>1.1015424</text:p>
          </table:table-cell>
        </table:table-row>
        <table:table-row table:style-name="ro1">
          <table:table-cell office:value-type="float" office:value="1.0495744" calcext:value-type="float">
            <text:p>1.0495744</text:p>
          </table:table-cell>
        </table:table-row>
        <table:table-row table:style-name="ro1">
          <table:table-cell office:value-type="float" office:value="1.049896448" calcext:value-type="float">
            <text:p>1.049896448</text:p>
          </table:table-cell>
        </table:table-row>
        <table:table-row table:style-name="ro1">
          <table:table-cell office:value-type="float" office:value="1.036876544" calcext:value-type="float">
            <text:p>1.036876544</text:p>
          </table:table-cell>
        </table:table-row>
        <table:table-row table:style-name="ro1">
          <table:table-cell office:value-type="float" office:value="0.933729536" calcext:value-type="float">
            <text:p>0.933729536</text:p>
          </table:table-cell>
        </table:table-row>
        <table:table-row table:style-name="ro1">
          <table:table-cell office:value-type="float" office:value="1.102683392" calcext:value-type="float">
            <text:p>1.102683392</text:p>
          </table:table-cell>
        </table:table-row>
        <table:table-row table:style-name="ro1">
          <table:table-cell office:value-type="float" office:value="1.049980672" calcext:value-type="float">
            <text:p>1.049980672</text:p>
          </table:table-cell>
        </table:table-row>
        <table:table-row table:style-name="ro1">
          <table:table-cell office:value-type="float" office:value="1.05029888" calcext:value-type="float">
            <text:p>1.05029888</text:p>
          </table:table-cell>
        </table:table-row>
        <table:table-row table:style-name="ro1">
          <table:table-cell office:value-type="float" office:value="1.067651328" calcext:value-type="float">
            <text:p>1.067651328</text:p>
          </table:table-cell>
        </table:table-row>
        <table:table-row table:style-name="ro1">
          <table:table-cell office:value-type="float" office:value="0.987476736" calcext:value-type="float">
            <text:p>0.987476736</text:p>
          </table:table-cell>
        </table:table-row>
        <table:table-row table:style-name="ro1">
          <table:table-cell office:value-type="float" office:value="1.202737152" calcext:value-type="float">
            <text:p>1.202737152</text:p>
          </table:table-cell>
        </table:table-row>
        <table:table-row table:style-name="ro1">
          <table:table-cell office:value-type="float" office:value="1.143185408" calcext:value-type="float">
            <text:p>1.143185408</text:p>
          </table:table-cell>
        </table:table-row>
        <table:table-row table:style-name="ro1">
          <table:table-cell office:value-type="float" office:value="1.143593216" calcext:value-type="float">
            <text:p>1.143593216</text:p>
          </table:table-cell>
        </table:table-row>
        <table:table-row table:style-name="ro1">
          <table:table-cell office:value-type="float" office:value="1.142559232" calcext:value-type="float">
            <text:p>1.142559232</text:p>
          </table:table-cell>
        </table:table-row>
        <table:table-row table:style-name="ro1">
          <table:table-cell office:value-type="float" office:value="1.024030208" calcext:value-type="float">
            <text:p>1.024030208</text:p>
          </table:table-cell>
        </table:table-row>
        <table:table-row table:style-name="ro1">
          <table:table-cell office:value-type="float" office:value="1.210427648" calcext:value-type="float">
            <text:p>1.210427648</text:p>
          </table:table-cell>
        </table:table-row>
        <table:table-row table:style-name="ro1">
          <table:table-cell office:value-type="float" office:value="1.159475712" calcext:value-type="float">
            <text:p>1.159475712</text:p>
          </table:table-cell>
        </table:table-row>
        <table:table-row table:style-name="ro1">
          <table:table-cell office:value-type="float" office:value="1.160297472" calcext:value-type="float">
            <text:p>1.160297472</text:p>
          </table:table-cell>
        </table:table-row>
        <table:table-row table:style-name="ro1">
          <table:table-cell office:value-type="float" office:value="1.163092992" calcext:value-type="float">
            <text:p>1.163092992</text:p>
          </table:table-cell>
        </table:table-row>
        <table:table-row table:style-name="ro1">
          <table:table-cell office:value-type="float" office:value="1.04092288" calcext:value-type="float">
            <text:p>1.04092288</text:p>
          </table:table-cell>
        </table:table-row>
        <table:table-row table:style-name="ro1">
          <table:table-cell office:value-type="float" office:value="1.22961664" calcext:value-type="float">
            <text:p>1.22961664</text:p>
          </table:table-cell>
        </table:table-row>
        <table:table-row table:style-name="ro1">
          <table:table-cell office:value-type="float" office:value="1.176780288" calcext:value-type="float">
            <text:p>1.176780288</text:p>
          </table:table-cell>
        </table:table-row>
        <table:table-row table:style-name="ro1">
          <table:table-cell office:value-type="float" office:value="1.177081856" calcext:value-type="float">
            <text:p>1.177081856</text:p>
          </table:table-cell>
        </table:table-row>
        <table:table-row table:style-name="ro1">
          <table:table-cell office:value-type="float" office:value="1.157792" calcext:value-type="float">
            <text:p>1.157792</text:p>
          </table:table-cell>
        </table:table-row>
        <table:table-row table:style-name="ro1">
          <table:table-cell office:value-type="float" office:value="1.053844736" calcext:value-type="float">
            <text:p>1.053844736</text:p>
          </table:table-cell>
        </table:table-row>
        <table:table-row table:style-name="ro1">
          <table:table-cell office:value-type="float" office:value="1.233228032" calcext:value-type="float">
            <text:p>1.233228032</text:p>
          </table:table-cell>
        </table:table-row>
        <table:table-row table:style-name="ro1">
          <table:table-cell office:value-type="float" office:value="1.188538112" calcext:value-type="float">
            <text:p>1.188538112</text:p>
          </table:table-cell>
        </table:table-row>
        <table:table-row table:style-name="ro1">
          <table:table-cell office:value-type="float" office:value="1.202384384" calcext:value-type="float">
            <text:p>1.202384384</text:p>
          </table:table-cell>
        </table:table-row>
        <table:table-row table:style-name="ro1">
          <table:table-cell office:value-type="float" office:value="1.182404864" calcext:value-type="float">
            <text:p>1.182404864</text:p>
          </table:table-cell>
        </table:table-row>
        <table:table-row table:style-name="ro1">
          <table:table-cell office:value-type="float" office:value="1.058785024" calcext:value-type="float">
            <text:p>1.058785024</text:p>
          </table:table-cell>
        </table:table-row>
        <table:table-row table:style-name="ro1">
          <table:table-cell office:value-type="float" office:value="1.276051712" calcext:value-type="float">
            <text:p>1.276051712</text:p>
          </table:table-cell>
        </table:table-row>
        <table:table-row table:style-name="ro1">
          <table:table-cell office:value-type="float" office:value="1.221824" calcext:value-type="float">
            <text:p>1.221824</text:p>
          </table:table-cell>
        </table:table-row>
        <table:table-row table:style-name="ro1">
          <table:table-cell office:value-type="float" office:value="1.222224128" calcext:value-type="float">
            <text:p>1.222224128</text:p>
          </table:table-cell>
        </table:table-row>
        <table:table-row table:style-name="ro1">
          <table:table-cell office:value-type="float" office:value="1.210432256" calcext:value-type="float">
            <text:p>1.210432256</text:p>
          </table:table-cell>
        </table:table-row>
        <table:table-row table:style-name="ro1">
          <table:table-cell office:value-type="float" office:value="1.11432192" calcext:value-type="float">
            <text:p>1.11432192</text:p>
          </table:table-cell>
        </table:table-row>
        <table:table-row table:style-name="ro1">
          <table:table-cell office:value-type="float" office:value="1.296483072" calcext:value-type="float">
            <text:p>1.296483072</text:p>
          </table:table-cell>
        </table:table-row>
        <table:table-row table:style-name="ro1">
          <table:table-cell office:value-type="float" office:value="1.254369024" calcext:value-type="float">
            <text:p>1.254369024</text:p>
          </table:table-cell>
        </table:table-row>
        <table:table-row table:style-name="ro1">
          <table:table-cell office:value-type="float" office:value="1.254867712" calcext:value-type="float">
            <text:p>1.254867712</text:p>
          </table:table-cell>
        </table:table-row>
        <table:table-row table:style-name="ro1">
          <table:table-cell office:value-type="float" office:value="1.237172224" calcext:value-type="float">
            <text:p>1.237172224</text:p>
          </table:table-cell>
        </table:table-row>
        <table:table-row table:style-name="ro1">
          <table:table-cell office:value-type="float" office:value="1.120656128" calcext:value-type="float">
            <text:p>1.120656128</text:p>
          </table:table-cell>
        </table:table-row>
        <table:table-row table:style-name="ro1">
          <table:table-cell office:value-type="float" office:value="1.303065856" calcext:value-type="float">
            <text:p>1.303065856</text:p>
          </table:table-cell>
        </table:table-row>
        <table:table-row table:style-name="ro1">
          <table:table-cell office:value-type="float" office:value="1.25771008" calcext:value-type="float">
            <text:p>1.25771008</text:p>
          </table:table-cell>
        </table:table-row>
        <table:table-row table:style-name="ro1">
          <table:table-cell office:value-type="float" office:value="1.271766528" calcext:value-type="float">
            <text:p>1.271766528</text:p>
          </table:table-cell>
        </table:table-row>
        <table:table-row table:style-name="ro1">
          <table:table-cell office:value-type="float" office:value="1.251669504" calcext:value-type="float">
            <text:p>1.251669504</text:p>
          </table:table-cell>
        </table:table-row>
        <table:table-row table:style-name="ro1">
          <table:table-cell office:value-type="float" office:value="1.14623616" calcext:value-type="float">
            <text:p>1.14623616</text:p>
          </table:table-cell>
        </table:table-row>
        <table:table-row table:style-name="ro1">
          <table:table-cell office:value-type="float" office:value="1.316773632" calcext:value-type="float">
            <text:p>1.316773632</text:p>
          </table:table-cell>
        </table:table-row>
        <table:table-row table:style-name="ro1">
          <table:table-cell office:value-type="float" office:value="1.2645312" calcext:value-type="float">
            <text:p>1.2645312</text:p>
          </table:table-cell>
        </table:table-row>
        <table:table-row table:style-name="ro1">
          <table:table-cell office:value-type="float" office:value="1.264828416" calcext:value-type="float">
            <text:p>1.264828416</text:p>
          </table:table-cell>
        </table:table-row>
        <table:table-row table:style-name="ro1">
          <table:table-cell office:value-type="float" office:value="1.26245248" calcext:value-type="float">
            <text:p>1.26245248</text:p>
          </table:table-cell>
        </table:table-row>
        <table:table-row table:style-name="ro1">
          <table:table-cell office:value-type="float" office:value="1.1369024" calcext:value-type="float">
            <text:p>1.1369024</text:p>
          </table:table-cell>
        </table:table-row>
        <table:table-row table:style-name="ro1">
          <table:table-cell office:value-type="float" office:value="1.317757952" calcext:value-type="float">
            <text:p>1.317757952</text:p>
          </table:table-cell>
        </table:table-row>
        <table:table-row table:style-name="ro1">
          <table:table-cell office:value-type="float" office:value="1.255163904" calcext:value-type="float">
            <text:p>1.255163904</text:p>
          </table:table-cell>
        </table:table-row>
        <table:table-row table:style-name="ro1">
          <table:table-cell office:value-type="float" office:value="1.255542528" calcext:value-type="float">
            <text:p>1.255542528</text:p>
          </table:table-cell>
        </table:table-row>
        <table:table-row table:style-name="ro1">
          <table:table-cell office:value-type="float" office:value="1.277168384" calcext:value-type="float">
            <text:p>1.277168384</text:p>
          </table:table-cell>
        </table:table-row>
        <table:table-row table:style-name="ro1">
          <table:table-cell office:value-type="float" office:value="1.18568192" calcext:value-type="float">
            <text:p>1.18568192</text:p>
          </table:table-cell>
        </table:table-row>
        <table:table-row table:style-name="ro1">
          <table:table-cell office:value-type="float" office:value="1.355977984" calcext:value-type="float">
            <text:p>1.355977984</text:p>
          </table:table-cell>
        </table:table-row>
        <table:table-row table:style-name="ro1">
          <table:table-cell office:value-type="float" office:value="1.304149504" calcext:value-type="float">
            <text:p>1.304149504</text:p>
          </table:table-cell>
        </table:table-row>
        <table:table-row table:style-name="ro1">
          <table:table-cell office:value-type="float" office:value="1.3044864" calcext:value-type="float">
            <text:p>1.3044864</text:p>
          </table:table-cell>
        </table:table-row>
        <table:table-row table:style-name="ro1">
          <table:table-cell office:value-type="float" office:value="1.304322048" calcext:value-type="float">
            <text:p>1.304322048</text:p>
          </table:table-cell>
        </table:table-row>
        <table:table-row table:style-name="ro1">
          <table:table-cell office:value-type="float" office:value="1.17609856" calcext:value-type="float">
            <text:p>1.17609856</text:p>
          </table:table-cell>
        </table:table-row>
        <table:table-row table:style-name="ro1">
          <table:table-cell office:value-type="float" office:value="1.3569344" calcext:value-type="float">
            <text:p>1.3569344</text:p>
          </table:table-cell>
        </table:table-row>
        <table:table-row table:style-name="ro1">
          <table:table-cell office:value-type="float" office:value="1.294920704" calcext:value-type="float">
            <text:p>1.294920704</text:p>
          </table:table-cell>
        </table:table-row>
        <table:table-row table:style-name="ro1">
          <table:table-cell office:value-type="float" office:value="1.320366336" calcext:value-type="float">
            <text:p>1.320366336</text:p>
          </table:table-cell>
        </table:table-row>
        <table:table-row table:style-name="ro1">
          <table:table-cell office:value-type="float" office:value="1.325307136" calcext:value-type="float">
            <text:p>1.325307136</text:p>
          </table:table-cell>
        </table:table-row>
        <table:table-row table:style-name="ro1">
          <table:table-cell office:value-type="float" office:value="1.217708544" calcext:value-type="float">
            <text:p>1.217708544</text:p>
          </table:table-cell>
        </table:table-row>
        <table:table-row table:style-name="ro1">
          <table:table-cell office:value-type="float" office:value="1.399969792" calcext:value-type="float">
            <text:p>1.399969792</text:p>
          </table:table-cell>
        </table:table-row>
        <table:table-row table:style-name="ro1">
          <table:table-cell office:value-type="float" office:value="1.35408" calcext:value-type="float">
            <text:p>1.35408</text:p>
          </table:table-cell>
        </table:table-row>
        <table:table-row table:style-name="ro1">
          <table:table-cell office:value-type="float" office:value="1.354395392" calcext:value-type="float">
            <text:p>1.354395392</text:p>
          </table:table-cell>
        </table:table-row>
        <table:table-row table:style-name="ro1">
          <table:table-cell office:value-type="float" office:value="1.335508224" calcext:value-type="float">
            <text:p>1.335508224</text:p>
          </table:table-cell>
        </table:table-row>
        <table:table-row table:style-name="ro1">
          <table:table-cell office:value-type="float" office:value="1.226430976" calcext:value-type="float">
            <text:p>1.226430976</text:p>
          </table:table-cell>
        </table:table-row>
        <table:table-row table:style-name="ro1">
          <table:table-cell office:value-type="float" office:value="1.417284608" calcext:value-type="float">
            <text:p>1.417284608</text:p>
          </table:table-cell>
        </table:table-row>
        <table:table-row table:style-name="ro1">
          <table:table-cell office:value-type="float" office:value="1.362700288" calcext:value-type="float">
            <text:p>1.362700288</text:p>
          </table:table-cell>
        </table:table-row>
        <table:table-row table:style-name="ro1">
          <table:table-cell office:value-type="float" office:value="1.363142656" calcext:value-type="float">
            <text:p>1.363142656</text:p>
          </table:table-cell>
        </table:table-row>
        <table:table-row table:style-name="ro1">
          <table:table-cell office:value-type="float" office:value="1.354166016" calcext:value-type="float">
            <text:p>1.354166016</text:p>
          </table:table-cell>
        </table:table-row>
        <table:table-row table:style-name="ro1">
          <table:table-cell office:value-type="float" office:value="1.238261248" calcext:value-type="float">
            <text:p>1.238261248</text:p>
          </table:table-cell>
        </table:table-row>
        <table:table-row table:style-name="ro1">
          <table:table-cell office:value-type="float" office:value="1.418055168" calcext:value-type="float">
            <text:p>1.418055168</text:p>
          </table:table-cell>
        </table:table-row>
        <table:table-row table:style-name="ro1">
          <table:table-cell office:value-type="float" office:value="1.374484992" calcext:value-type="float">
            <text:p>1.374484992</text:p>
          </table:table-cell>
        </table:table-row>
        <table:table-row table:style-name="ro1">
          <table:table-cell office:value-type="float" office:value="1.374815232" calcext:value-type="float">
            <text:p>1.374815232</text:p>
          </table:table-cell>
        </table:table-row>
        <table:table-row table:style-name="ro1">
          <table:table-cell office:value-type="float" office:value="1.355114752" calcext:value-type="float">
            <text:p>1.355114752</text:p>
          </table:table-cell>
        </table:table-row>
        <table:table-row table:style-name="ro1">
          <table:table-cell office:value-type="float" office:value="1.229611008" calcext:value-type="float">
            <text:p>1.229611008</text:p>
          </table:table-cell>
        </table:table-row>
        <table:table-row table:style-name="ro1">
          <table:table-cell office:value-type="float" office:value="1.419957504" calcext:value-type="float">
            <text:p>1.419957504</text:p>
          </table:table-cell>
        </table:table-row>
        <table:table-row table:style-name="ro1">
          <table:table-cell office:value-type="float" office:value="1.383616256" calcext:value-type="float">
            <text:p>1.383616256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</table:table-row>
        <table:table-row table:style-name="ro1">
          <table:table-cell office:value-type="float" office:value="1.374189312" calcext:value-type="float">
            <text:p>1.374189312</text:p>
          </table:table-cell>
        </table:table-row>
        <table:table-row table:style-name="ro1">
          <table:table-cell office:value-type="float" office:value="1.26847104" calcext:value-type="float">
            <text:p>1.26847104</text:p>
          </table:table-cell>
        </table:table-row>
        <table:table-row table:style-name="ro1">
          <table:table-cell office:value-type="float" office:value="1.447727616" calcext:value-type="float">
            <text:p>1.447727616</text:p>
          </table:table-cell>
        </table:table-row>
        <table:table-row table:style-name="ro1">
          <table:table-cell office:value-type="float" office:value="1.406425344" calcext:value-type="float">
            <text:p>1.406425344</text:p>
          </table:table-cell>
        </table:table-row>
        <table:table-row table:style-name="ro1">
          <table:table-cell office:value-type="float" office:value="1.406774784" calcext:value-type="float">
            <text:p>1.406774784</text:p>
          </table:table-cell>
        </table:table-row>
        <table:table-row table:style-name="ro1">
          <table:table-cell office:value-type="float" office:value="1.386430976" calcext:value-type="float">
            <text:p>1.386430976</text:p>
          </table:table-cell>
        </table:table-row>
        <table:table-row table:style-name="ro1">
          <table:table-cell office:value-type="float" office:value="1.260038144" calcext:value-type="float">
            <text:p>1.260038144</text:p>
          </table:table-cell>
        </table:table-row>
        <table:table-row table:style-name="ro1">
          <table:table-cell office:value-type="float" office:value="1.442907904" calcext:value-type="float">
            <text:p>1.442907904</text:p>
          </table:table-cell>
        </table:table-row>
        <table:table-row table:style-name="ro1">
          <table:table-cell office:value-type="float" office:value="1.398000896" calcext:value-type="float">
            <text:p>1.398000896</text:p>
          </table:table-cell>
        </table:table-row>
        <table:table-row table:style-name="ro1">
          <table:table-cell office:value-type="float" office:value="1.398337792" calcext:value-type="float">
            <text:p>1.398337792</text:p>
          </table:table-cell>
        </table:table-row>
        <table:table-row table:style-name="ro1">
          <table:table-cell office:value-type="float" office:value="1.379173888" calcext:value-type="float">
            <text:p>1.379173888</text:p>
          </table:table-cell>
        </table:table-row>
        <table:table-row table:style-name="ro1">
          <table:table-cell office:value-type="float" office:value="1.291254784" calcext:value-type="float">
            <text:p>1.291254784</text:p>
          </table:table-cell>
        </table:table-row>
        <table:table-row table:style-name="ro1">
          <table:table-cell office:value-type="float" office:value="1.461622784" calcext:value-type="float">
            <text:p>1.461622784</text:p>
          </table:table-cell>
        </table:table-row>
        <table:table-row table:style-name="ro1">
          <table:table-cell office:value-type="float" office:value="1.409260032" calcext:value-type="float">
            <text:p>1.409260032</text:p>
          </table:table-cell>
        </table:table-row>
        <table:table-row table:style-name="ro1">
          <table:table-cell office:value-type="float" office:value="1.41242752" calcext:value-type="float">
            <text:p>1.41242752</text:p>
          </table:table-cell>
        </table:table-row>
        <table:table-row table:style-name="ro1">
          <table:table-cell office:value-type="float" office:value="1.406235392" calcext:value-type="float">
            <text:p>1.406235392</text:p>
          </table:table-cell>
        </table:table-row>
        <table:table-row table:style-name="ro1">
          <table:table-cell office:value-type="float" office:value="1.289684224" calcext:value-type="float">
            <text:p>1.289684224</text:p>
          </table:table-cell>
        </table:table-row>
        <table:table-row table:style-name="ro1">
          <table:table-cell office:value-type="float" office:value="1.470582528" calcext:value-type="float">
            <text:p>1.470582528</text:p>
          </table:table-cell>
        </table:table-row>
        <table:table-row table:style-name="ro1">
          <table:table-cell office:value-type="float" office:value="1.41901312" calcext:value-type="float">
            <text:p>1.41901312</text:p>
          </table:table-cell>
        </table:table-row>
        <table:table-row table:style-name="ro1">
          <table:table-cell office:value-type="float" office:value="1.429389312" calcext:value-type="float">
            <text:p>1.429389312</text:p>
          </table:table-cell>
        </table:table-row>
        <table:table-row table:style-name="ro1">
          <table:table-cell office:value-type="float" office:value="1.422209792" calcext:value-type="float">
            <text:p>1.422209792</text:p>
          </table:table-cell>
        </table:table-row>
        <table:table-row table:style-name="ro1">
          <table:table-cell office:value-type="float" office:value="1.316252672" calcext:value-type="float">
            <text:p>1.316252672</text:p>
          </table:table-cell>
        </table:table-row>
        <table:table-row table:style-name="ro1">
          <table:table-cell office:value-type="float" office:value="1.486699008" calcext:value-type="float">
            <text:p>1.486699008</text:p>
          </table:table-cell>
        </table:table-row>
        <table:table-row table:style-name="ro1">
          <table:table-cell office:value-type="float" office:value="1.435130624" calcext:value-type="float">
            <text:p>1.435130624</text:p>
          </table:table-cell>
        </table:table-row>
        <table:table-row table:style-name="ro1">
          <table:table-cell office:value-type="float" office:value="1.441388288" calcext:value-type="float">
            <text:p>1.441388288</text:p>
          </table:table-cell>
        </table:table-row>
        <table:table-row table:style-name="ro1">
          <table:table-cell office:value-type="float" office:value="1.434217216" calcext:value-type="float">
            <text:p>1.434217216</text:p>
          </table:table-cell>
        </table:table-row>
        <table:table-row table:style-name="ro1">
          <table:table-cell office:value-type="float" office:value="1.317844736" calcext:value-type="float">
            <text:p>1.317844736</text:p>
          </table:table-cell>
        </table:table-row>
        <table:table-row table:style-name="ro1">
          <table:table-cell office:value-type="float" office:value="1.500798208" calcext:value-type="float">
            <text:p>1.500798208</text:p>
          </table:table-cell>
        </table:table-row>
        <table:table-row table:style-name="ro1">
          <table:table-cell office:value-type="float" office:value="1.446261504" calcext:value-type="float">
            <text:p>1.446261504</text:p>
          </table:table-cell>
        </table:table-row>
        <table:table-row table:style-name="ro1">
          <table:table-cell office:value-type="float" office:value="1.475300096" calcext:value-type="float">
            <text:p>1.475300096</text:p>
          </table:table-cell>
        </table:table-row>
        <table:table-row table:style-name="ro1">
          <table:table-cell office:value-type="float" office:value="1.464644352" calcext:value-type="float">
            <text:p>1.464644352</text:p>
          </table:table-cell>
        </table:table-row>
        <table:table-row table:style-name="ro1">
          <table:table-cell office:value-type="float" office:value="1.341633536" calcext:value-type="float">
            <text:p>1.341633536</text:p>
          </table:table-cell>
        </table:table-row>
        <table:table-row table:style-name="ro1">
          <table:table-cell office:value-type="float" office:value="1.548435968" calcext:value-type="float">
            <text:p>1.548435968</text:p>
          </table:table-cell>
        </table:table-row>
        <table:table-row table:style-name="ro1">
          <table:table-cell office:value-type="float" office:value="1.5025792" calcext:value-type="float">
            <text:p>1.5025792</text:p>
          </table:table-cell>
        </table:table-row>
        <table:table-row table:style-name="ro1">
          <table:table-cell office:value-type="float" office:value="1.517154816" calcext:value-type="float">
            <text:p>1.517154816</text:p>
          </table:table-cell>
        </table:table-row>
        <table:table-row table:style-name="ro1">
          <table:table-cell office:value-type="float" office:value="1.502043392" calcext:value-type="float">
            <text:p>1.502043392</text:p>
          </table:table-cell>
        </table:table-row>
        <table:table-row table:style-name="ro1">
          <table:table-cell office:value-type="float" office:value="1.399018752" calcext:value-type="float">
            <text:p>1.399018752</text:p>
          </table:table-cell>
        </table:table-row>
        <table:table-row table:style-name="ro1">
          <table:table-cell office:value-type="float" office:value="1.580440064" calcext:value-type="float">
            <text:p>1.580440064</text:p>
          </table:table-cell>
        </table:table-row>
        <table:table-row table:style-name="ro1">
          <table:table-cell office:value-type="float" office:value="1.527688704" calcext:value-type="float">
            <text:p>1.527688704</text:p>
          </table:table-cell>
        </table:table-row>
        <table:table-row table:style-name="ro1">
          <table:table-cell office:value-type="float" office:value="1.528046336" calcext:value-type="float">
            <text:p>1.528046336</text:p>
          </table:table-cell>
        </table:table-row>
        <table:table-row table:style-name="ro1">
          <table:table-cell office:value-type="float" office:value="1.512630272" calcext:value-type="float">
            <text:p>1.512630272</text:p>
          </table:table-cell>
        </table:table-row>
        <table:table-row table:style-name="ro1">
          <table:table-cell office:value-type="float" office:value="1.41849088" calcext:value-type="float">
            <text:p>1.41849088</text:p>
          </table:table-cell>
        </table:table-row>
        <table:table-row table:style-name="ro1">
          <table:table-cell office:value-type="float" office:value="1.599517952" calcext:value-type="float">
            <text:p>1.599517952</text:p>
          </table:table-cell>
        </table:table-row>
        <table:table-row table:style-name="ro1">
          <table:table-cell office:value-type="float" office:value="1.54689408" calcext:value-type="float">
            <text:p>1.54689408</text:p>
          </table:table-cell>
        </table:table-row>
        <table:table-row table:style-name="ro1">
          <table:table-cell office:value-type="float" office:value="1.550620416" calcext:value-type="float">
            <text:p>1.550620416</text:p>
          </table:table-cell>
        </table:table-row>
        <table:table-row table:style-name="ro1">
          <table:table-cell office:value-type="float" office:value="1.5227392" calcext:value-type="float">
            <text:p>1.5227392</text:p>
          </table:table-cell>
        </table:table-row>
        <table:table-row table:style-name="ro1">
          <table:table-cell office:value-type="float" office:value="1.423285248" calcext:value-type="float">
            <text:p>1.423285248</text:p>
          </table:table-cell>
        </table:table-row>
        <table:table-row table:style-name="ro1">
          <table:table-cell office:value-type="float" office:value="1.604338176" calcext:value-type="float">
            <text:p>1.604338176</text:p>
          </table:table-cell>
        </table:table-row>
        <table:table-row table:style-name="ro1">
          <table:table-cell office:value-type="float" office:value="1.551902976" calcext:value-type="float">
            <text:p>1.551902976</text:p>
          </table:table-cell>
        </table:table-row>
        <table:table-row table:style-name="ro1">
          <table:table-cell office:value-type="float" office:value="1.552284416" calcext:value-type="float">
            <text:p>1.552284416</text:p>
          </table:table-cell>
        </table:table-row>
        <table:table-row table:style-name="ro1">
          <table:table-cell office:value-type="float" office:value="1.535387648" calcext:value-type="float">
            <text:p>1.535387648</text:p>
          </table:table-cell>
        </table:table-row>
        <table:table-row table:style-name="ro1">
          <table:table-cell office:value-type="float" office:value="1.4488128" calcext:value-type="float">
            <text:p>1.4488128</text:p>
          </table:table-cell>
        </table:table-row>
        <table:table-row table:style-name="ro1">
          <table:table-cell office:value-type="float" office:value="1.617857024" calcext:value-type="float">
            <text:p>1.617857024</text:p>
          </table:table-cell>
        </table:table-row>
        <table:table-row table:style-name="ro1">
          <table:table-cell office:value-type="float" office:value="1.575009792" calcext:value-type="float">
            <text:p>1.575009792</text:p>
          </table:table-cell>
        </table:table-row>
        <table:table-row table:style-name="ro1">
          <table:table-cell office:value-type="float" office:value="1.575447296" calcext:value-type="float">
            <text:p>1.575447296</text:p>
          </table:table-cell>
        </table:table-row>
        <table:table-row table:style-name="ro1">
          <table:table-cell office:value-type="float" office:value="1.548602624" calcext:value-type="float">
            <text:p>1.548602624</text:p>
          </table:table-cell>
        </table:table-row>
        <table:table-row table:style-name="ro1">
          <table:table-cell office:value-type="float" office:value="1.44122752" calcext:value-type="float">
            <text:p>1.44122752</text:p>
          </table:table-cell>
        </table:table-row>
        <table:table-row table:style-name="ro1">
          <table:table-cell office:value-type="float" office:value="1.629792256" calcext:value-type="float">
            <text:p>1.629792256</text:p>
          </table:table-cell>
        </table:table-row>
        <table:table-row table:style-name="ro1">
          <table:table-cell office:value-type="float" office:value="1.576265472" calcext:value-type="float">
            <text:p>1.576265472</text:p>
          </table:table-cell>
        </table:table-row>
        <table:table-row table:style-name="ro1">
          <table:table-cell office:value-type="float" office:value="1.594608384" calcext:value-type="float">
            <text:p>1.594608384</text:p>
          </table:table-cell>
        </table:table-row>
        <table:table-row table:style-name="ro1">
          <table:table-cell office:value-type="float" office:value="1.583202304" calcext:value-type="float">
            <text:p>1.583202304</text:p>
          </table:table-cell>
        </table:table-row>
        <table:table-row table:style-name="ro1">
          <table:table-cell office:value-type="float" office:value="1.455386368" calcext:value-type="float">
            <text:p>1.455386368</text:p>
          </table:table-cell>
        </table:table-row>
        <table:table-row table:style-name="ro1">
          <table:table-cell office:value-type="float" office:value="1.643320064" calcext:value-type="float">
            <text:p>1.643320064</text:p>
          </table:table-cell>
        </table:table-row>
        <table:table-row table:style-name="ro1">
          <table:table-cell office:value-type="float" office:value="1.601251584" calcext:value-type="float">
            <text:p>1.601251584</text:p>
          </table:table-cell>
        </table:table-row>
        <table:table-row table:style-name="ro1">
          <table:table-cell office:value-type="float" office:value="1.601657344" calcext:value-type="float">
            <text:p>1.601657344</text:p>
          </table:table-cell>
        </table:table-row>
        <table:table-row table:style-name="ro1">
          <table:table-cell office:value-type="float" office:value="1.58233856" calcext:value-type="float">
            <text:p>1.58233856</text:p>
          </table:table-cell>
        </table:table-row>
        <table:table-row table:style-name="ro1">
          <table:table-cell office:value-type="float" office:value="1.493090048" calcext:value-type="float">
            <text:p>1.493090048</text:p>
          </table:table-cell>
        </table:table-row>
        <table:table-row table:style-name="ro1">
          <table:table-cell office:value-type="float" office:value="1.674227456" calcext:value-type="float">
            <text:p>1.674227456</text:p>
          </table:table-cell>
        </table:table-row>
        <table:table-row table:style-name="ro1">
          <table:table-cell office:value-type="float" office:value="1.613301248" calcext:value-type="float">
            <text:p>1.613301248</text:p>
          </table:table-cell>
        </table:table-row>
        <table:table-row table:style-name="ro1">
          <table:table-cell office:value-type="float" office:value="1.613627648" calcext:value-type="float">
            <text:p>1.613627648</text:p>
          </table:table-cell>
        </table:table-row>
        <table:table-row table:style-name="ro1">
          <table:table-cell office:value-type="float" office:value="1.612475648" calcext:value-type="float">
            <text:p>1.612475648</text:p>
          </table:table-cell>
        </table:table-row>
        <table:table-row table:style-name="ro1">
          <table:table-cell office:value-type="float" office:value="1.484631552" calcext:value-type="float">
            <text:p>1.484631552</text:p>
          </table:table-cell>
        </table:table-row>
        <table:table-row table:style-name="ro1">
          <table:table-cell office:value-type="float" office:value="1.675197696" calcext:value-type="float">
            <text:p>1.675197696</text:p>
          </table:table-cell>
        </table:table-row>
        <table:table-row table:style-name="ro1">
          <table:table-cell office:value-type="float" office:value="1.613783808" calcext:value-type="float">
            <text:p>1.613783808</text:p>
          </table:table-cell>
        </table:table-row>
        <table:table-row table:style-name="ro1">
          <table:table-cell office:value-type="float" office:value="1.614116352" calcext:value-type="float">
            <text:p>1.614116352</text:p>
          </table:table-cell>
        </table:table-row>
        <table:table-row table:style-name="ro1">
          <table:table-cell office:value-type="float" office:value="1.612941312" calcext:value-type="float">
            <text:p>1.612941312</text:p>
          </table:table-cell>
        </table:table-row>
        <table:table-row table:style-name="ro1">
          <table:table-cell office:value-type="float" office:value="1.509567488" calcext:value-type="float">
            <text:p>1.509567488</text:p>
          </table:table-cell>
        </table:table-row>
        <table:table-row table:style-name="ro1">
          <table:table-cell office:value-type="float" office:value="1.689456896" calcext:value-type="float">
            <text:p>1.689456896</text:p>
          </table:table-cell>
        </table:table-row>
        <table:table-row table:style-name="ro1">
          <table:table-cell office:value-type="float" office:value="1.630280448" calcext:value-type="float">
            <text:p>1.630280448</text:p>
          </table:table-cell>
        </table:table-row>
        <table:table-row table:style-name="ro1">
          <table:table-cell office:value-type="float" office:value="1.63047296" calcext:value-type="float">
            <text:p>1.63047296</text:p>
          </table:table-cell>
        </table:table-row>
        <table:table-row table:style-name="ro1">
          <table:table-cell office:value-type="float" office:value="1.608257792" calcext:value-type="float">
            <text:p>1.608257792</text:p>
          </table:table-cell>
        </table:table-row>
        <table:table-row table:style-name="ro1">
          <table:table-cell office:value-type="float" office:value="1.499207424" calcext:value-type="float">
            <text:p>1.499207424</text:p>
          </table:table-cell>
        </table:table-row>
        <table:table-row table:style-name="ro1">
          <table:table-cell office:value-type="float" office:value="1.682580992" calcext:value-type="float">
            <text:p>1.682580992</text:p>
          </table:table-cell>
        </table:table-row>
        <table:table-row table:style-name="ro1">
          <table:table-cell office:value-type="float" office:value="1.621249024" calcext:value-type="float">
            <text:p>1.621249024</text:p>
          </table:table-cell>
        </table:table-row>
        <table:table-row table:style-name="ro1">
          <table:table-cell office:value-type="float" office:value="1.634715136" calcext:value-type="float">
            <text:p>1.634715136</text:p>
          </table:table-cell>
        </table:table-row>
        <table:table-row table:style-name="ro1">
          <table:table-cell office:value-type="float" office:value="1.614077952" calcext:value-type="float">
            <text:p>1.614077952</text:p>
          </table:table-cell>
        </table:table-row>
        <table:table-row table:style-name="ro1">
          <table:table-cell office:value-type="float" office:value="1.52927104" calcext:value-type="float">
            <text:p>1.52927104</text:p>
          </table:table-cell>
        </table:table-row>
        <table:table-row table:style-name="ro1">
          <table:table-cell office:value-type="float" office:value="1.689787648" calcext:value-type="float">
            <text:p>1.689787648</text:p>
          </table:table-cell>
        </table:table-row>
        <table:table-row table:style-name="ro1">
          <table:table-cell office:value-type="float" office:value="1.649509632" calcext:value-type="float">
            <text:p>1.649509632</text:p>
          </table:table-cell>
        </table:table-row>
        <table:table-row table:style-name="ro1">
          <table:table-cell office:value-type="float" office:value="1.649868032" calcext:value-type="float">
            <text:p>1.649868032</text:p>
          </table:table-cell>
        </table:table-row>
        <table:table-row table:style-name="ro1">
          <table:table-cell office:value-type="float" office:value="1.629554688" calcext:value-type="float">
            <text:p>1.629554688</text:p>
          </table:table-cell>
        </table:table-row>
        <table:table-row table:style-name="ro1">
          <table:table-cell office:value-type="float" office:value="1.522463488" calcext:value-type="float">
            <text:p>1.522463488</text:p>
          </table:table-cell>
        </table:table-row>
        <table:table-row table:style-name="ro1">
          <table:table-cell office:value-type="float" office:value="1.725585664" calcext:value-type="float">
            <text:p>1.725585664</text:p>
          </table:table-cell>
        </table:table-row>
        <table:table-row table:style-name="ro1">
          <table:table-cell office:value-type="float" office:value="1.664184576" calcext:value-type="float">
            <text:p>1.664184576</text:p>
          </table:table-cell>
        </table:table-row>
        <table:table-row table:style-name="ro1">
          <table:table-cell office:value-type="float" office:value="1.664711424" calcext:value-type="float">
            <text:p>1.664711424</text:p>
          </table:table-cell>
        </table:table-row>
        <table:table-row table:style-name="ro1">
          <table:table-cell office:value-type="float" office:value="1.643118592" calcext:value-type="float">
            <text:p>1.643118592</text:p>
          </table:table-cell>
        </table:table-row>
        <table:table-row table:style-name="ro1">
          <table:table-cell office:value-type="float" office:value="1.563332608" calcext:value-type="float">
            <text:p>1.563332608</text:p>
          </table:table-cell>
        </table:table-row>
        <table:table-row table:style-name="ro1">
          <table:table-cell office:value-type="float" office:value="1.724316672" calcext:value-type="float">
            <text:p>1.724316672</text:p>
          </table:table-cell>
        </table:table-row>
        <table:table-row table:style-name="ro1">
          <table:table-cell office:value-type="float" office:value="1.684128" calcext:value-type="float">
            <text:p>1.684128</text:p>
          </table:table-cell>
        </table:table-row>
        <table:table-row table:style-name="ro1">
          <table:table-cell office:value-type="float" office:value="1.685769216" calcext:value-type="float">
            <text:p>1.685769216</text:p>
          </table:table-cell>
        </table:table-row>
        <table:table-row table:style-name="ro1">
          <table:table-cell office:value-type="float" office:value="1.67046016" calcext:value-type="float">
            <text:p>1.67046016</text:p>
          </table:table-cell>
        </table:table-row>
        <table:table-row table:style-name="ro1">
          <table:table-cell office:value-type="float" office:value="1.563670016" calcext:value-type="float">
            <text:p>1.563670016</text:p>
          </table:table-cell>
        </table:table-row>
        <table:table-row table:style-name="ro1">
          <table:table-cell office:value-type="float" office:value="1.745839104" calcext:value-type="float">
            <text:p>1.745839104</text:p>
          </table:table-cell>
        </table:table-row>
        <table:table-row table:style-name="ro1">
          <table:table-cell office:value-type="float" office:value="1.684379136" calcext:value-type="float">
            <text:p>1.684379136</text:p>
          </table:table-cell>
        </table:table-row>
        <table:table-row table:style-name="ro1">
          <table:table-cell office:value-type="float" office:value="1.684694784" calcext:value-type="float">
            <text:p>1.684694784</text:p>
          </table:table-cell>
        </table:table-row>
        <table:table-row table:style-name="ro1">
          <table:table-cell office:value-type="float" office:value="1.664558336" calcext:value-type="float">
            <text:p>1.664558336</text:p>
          </table:table-cell>
        </table:table-row>
        <table:table-row table:style-name="ro1">
          <table:table-cell office:value-type="float" office:value="1.558318848" calcext:value-type="float">
            <text:p>1.558318848</text:p>
          </table:table-cell>
        </table:table-row>
        <table:table-row table:style-name="ro1">
          <table:table-cell office:value-type="float" office:value="1.737108224" calcext:value-type="float">
            <text:p>1.737108224</text:p>
          </table:table-cell>
        </table:table-row>
        <table:table-row table:style-name="ro1">
          <table:table-cell office:value-type="float" office:value="1.696009472" calcext:value-type="float">
            <text:p>1.696009472</text:p>
          </table:table-cell>
        </table:table-row>
        <table:table-row table:style-name="ro1">
          <table:table-cell office:value-type="float" office:value="1.696383488" calcext:value-type="float">
            <text:p>1.696383488</text:p>
          </table:table-cell>
        </table:table-row>
        <table:table-row table:style-name="ro1">
          <table:table-cell office:value-type="float" office:value="1.67750528" calcext:value-type="float">
            <text:p>1.67750528</text:p>
          </table:table-cell>
        </table:table-row>
        <table:table-row table:style-name="ro1">
          <table:table-cell office:value-type="float" office:value="1.559488" calcext:value-type="float">
            <text:p>1.559488</text:p>
          </table:table-cell>
        </table:table-row>
        <table:table-row table:style-name="ro1">
          <table:table-cell office:value-type="float" office:value="1.748946176" calcext:value-type="float">
            <text:p>1.748946176</text:p>
          </table:table-cell>
        </table:table-row>
        <table:table-row table:style-name="ro1">
          <table:table-cell office:value-type="float" office:value="1.68713984" calcext:value-type="float">
            <text:p>1.68713984</text:p>
          </table:table-cell>
        </table:table-row>
        <table:table-row table:style-name="ro1">
          <table:table-cell office:value-type="float" office:value="1.687453952" calcext:value-type="float">
            <text:p>1.687453952</text:p>
          </table:table-cell>
        </table:table-row>
        <table:table-row table:style-name="ro1">
          <table:table-cell office:value-type="float" office:value="1.687613696" calcext:value-type="float">
            <text:p>1.687613696</text:p>
          </table:table-cell>
        </table:table-row>
        <table:table-row table:style-name="ro1">
          <table:table-cell office:value-type="float" office:value="1.5780288" calcext:value-type="float">
            <text:p>1.5780288</text:p>
          </table:table-cell>
        </table:table-row>
        <table:table-row table:style-name="ro1">
          <table:table-cell office:value-type="float" office:value="1.759133696" calcext:value-type="float">
            <text:p>1.759133696</text:p>
          </table:table-cell>
        </table:table-row>
        <table:table-row table:style-name="ro1">
          <table:table-cell office:value-type="float" office:value="1.6973184" calcext:value-type="float">
            <text:p>1.6973184</text:p>
          </table:table-cell>
        </table:table-row>
        <table:table-row table:style-name="ro1">
          <table:table-cell office:value-type="float" office:value="1.697740032" calcext:value-type="float">
            <text:p>1.697740032</text:p>
          </table:table-cell>
        </table:table-row>
        <table:table-row table:style-name="ro1">
          <table:table-cell office:value-type="float" office:value="1.72964224" calcext:value-type="float">
            <text:p>1.72964224</text:p>
          </table:table-cell>
        </table:table-row>
        <table:table-row table:style-name="ro1">
          <table:table-cell office:value-type="float" office:value="1.579039488" calcext:value-type="float">
            <text:p>1.579039488</text:p>
          </table:table-cell>
        </table:table-row>
        <table:table-row table:style-name="ro1">
          <table:table-cell office:value-type="float" office:value="1.780857088" calcext:value-type="float">
            <text:p>1.780857088</text:p>
          </table:table-cell>
        </table:table-row>
        <table:table-row table:style-name="ro1">
          <table:table-cell office:value-type="float" office:value="1.714720256" calcext:value-type="float">
            <text:p>1.714720256</text:p>
          </table:table-cell>
        </table:table-row>
        <table:table-row table:style-name="ro1">
          <table:table-cell office:value-type="float" office:value="1.715168768" calcext:value-type="float">
            <text:p>1.715168768</text:p>
          </table:table-cell>
        </table:table-row>
        <table:table-row table:style-name="ro1">
          <table:table-cell office:value-type="string" calcext:value-type="string">
            <text:p>Thread-1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1.744739584" calcext:value-type="float">
            <text:p>1.744739584</text:p>
          </table:table-cell>
        </table:table-row>
        <table:table-row table:style-name="ro1">
          <table:table-cell office:value-type="float" office:value="1.631018752" calcext:value-type="float">
            <text:p>1.631018752</text:p>
          </table:table-cell>
        </table:table-row>
        <table:table-row table:style-name="ro1">
          <table:table-cell office:value-type="float" office:value="1.8175424" calcext:value-type="float">
            <text:p>1.8175424</text:p>
          </table:table-cell>
        </table:table-row>
        <table:table-row table:style-name="ro1">
          <table:table-cell office:value-type="float" office:value="1.757302016" calcext:value-type="float">
            <text:p>1.757302016</text:p>
          </table:table-cell>
        </table:table-row>
        <table:table-row table:style-name="ro1">
          <table:table-cell office:value-type="float" office:value="1.757710848" calcext:value-type="float">
            <text:p>1.757710848</text:p>
          </table:table-cell>
        </table:table-row>
        <table:table-row table:style-name="ro1">
          <table:table-cell office:value-type="float" office:value="1.757475328" calcext:value-type="float">
            <text:p>1.757475328</text:p>
          </table:table-cell>
        </table:table-row>
        <table:table-row table:style-name="ro1">
          <table:table-cell office:value-type="float" office:value="1.626965504" calcext:value-type="float">
            <text:p>1.626965504</text:p>
          </table:table-cell>
        </table:table-row>
        <table:table-row table:style-name="ro1">
          <table:table-cell office:value-type="float" office:value="1.81078528" calcext:value-type="float">
            <text:p>1.81078528</text:p>
          </table:table-cell>
        </table:table-row>
        <table:table-row table:style-name="ro1">
          <table:table-cell office:value-type="float" office:value="1.74864" calcext:value-type="float">
            <text:p>1.74864</text:p>
          </table:table-cell>
        </table:table-row>
        <table:table-row table:style-name="ro1">
          <table:table-cell office:value-type="float" office:value="1.748959744" calcext:value-type="float">
            <text:p>1.748959744</text:p>
          </table:table-cell>
        </table:table-row>
        <table:table-row table:style-name="ro1">
          <table:table-cell office:value-type="float" office:value="1.748676096" calcext:value-type="float">
            <text:p>1.748676096</text:p>
          </table:table-cell>
        </table:table-row>
        <table:table-row table:style-name="ro1">
          <table:table-cell office:value-type="float" office:value="1.632579328" calcext:value-type="float">
            <text:p>1.632579328</text:p>
          </table:table-cell>
        </table:table-row>
        <table:table-row table:style-name="ro1">
          <table:table-cell office:value-type="float" office:value="1.812354048" calcext:value-type="float">
            <text:p>1.812354048</text:p>
          </table:table-cell>
        </table:table-row>
        <table:table-row table:style-name="ro1">
          <table:table-cell office:value-type="float" office:value="1.774386432" calcext:value-type="float">
            <text:p>1.774386432</text:p>
          </table:table-cell>
        </table:table-row>
        <table:table-row table:style-name="ro1">
          <table:table-cell office:value-type="float" office:value="1.777880576" calcext:value-type="float">
            <text:p>1.777880576</text:p>
          </table:table-cell>
        </table:table-row>
        <table:table-row table:style-name="ro1">
          <table:table-cell office:value-type="float" office:value="1.759121664" calcext:value-type="float">
            <text:p>1.759121664</text:p>
          </table:table-cell>
        </table:table-row>
        <table:table-row table:style-name="ro1">
          <table:table-cell office:value-type="float" office:value="1.655306752" calcext:value-type="float">
            <text:p>1.655306752</text:p>
          </table:table-cell>
        </table:table-row>
        <table:table-row table:style-name="ro1">
          <table:table-cell office:value-type="float" office:value="1.8359936" calcext:value-type="float">
            <text:p>1.8359936</text:p>
          </table:table-cell>
        </table:table-row>
        <table:table-row table:style-name="ro1">
          <table:table-cell office:value-type="float" office:value="1.775619584" calcext:value-type="float">
            <text:p>1.775619584</text:p>
          </table:table-cell>
        </table:table-row>
        <table:table-row table:style-name="ro1">
          <table:table-cell office:value-type="float" office:value="1.775954944" calcext:value-type="float">
            <text:p>1.775954944</text:p>
          </table:table-cell>
        </table:table-row>
        <table:table-row table:style-name="ro1">
          <table:table-cell office:value-type="float" office:value="1.755052032" calcext:value-type="float">
            <text:p>1.755052032</text:p>
          </table:table-cell>
        </table:table-row>
        <table:table-row table:style-name="ro1">
          <table:table-cell office:value-type="float" office:value="1.6665664" calcext:value-type="float">
            <text:p>1.6665664</text:p>
          </table:table-cell>
        </table:table-row>
        <table:table-row table:style-name="ro1">
          <table:table-cell office:value-type="float" office:value="1.837036032" calcext:value-type="float">
            <text:p>1.837036032</text:p>
          </table:table-cell>
        </table:table-row>
        <table:table-row table:style-name="ro1">
          <table:table-cell office:value-type="float" office:value="1.78848384" calcext:value-type="float">
            <text:p>1.78848384</text:p>
          </table:table-cell>
        </table:table-row>
        <table:table-row table:style-name="ro1">
          <table:table-cell office:value-type="float" office:value="1.788791552" calcext:value-type="float">
            <text:p>1.788791552</text:p>
          </table:table-cell>
        </table:table-row>
        <table:table-row table:style-name="ro1">
          <table:table-cell office:value-type="float" office:value="1.767555584" calcext:value-type="float">
            <text:p>1.767555584</text:p>
          </table:table-cell>
        </table:table-row>
        <table:table-row table:style-name="ro1">
          <table:table-cell office:value-type="float" office:value="1.677383424" calcext:value-type="float">
            <text:p>1.677383424</text:p>
          </table:table-cell>
        </table:table-row>
        <table:table-row table:style-name="ro1">
          <table:table-cell office:value-type="float" office:value="1.86121984" calcext:value-type="float">
            <text:p>1.86121984</text:p>
          </table:table-cell>
        </table:table-row>
        <table:table-row table:style-name="ro1">
          <table:table-cell office:value-type="float" office:value="1.799816448" calcext:value-type="float">
            <text:p>1.799816448</text:p>
          </table:table-cell>
        </table:table-row>
        <table:table-row table:style-name="ro1">
          <table:table-cell office:value-type="float" office:value="1.802811648" calcext:value-type="float">
            <text:p>1.802811648</text:p>
          </table:table-cell>
        </table:table-row>
        <table:table-row table:style-name="ro1">
          <table:table-cell office:value-type="float" office:value="1.781344768" calcext:value-type="float">
            <text:p>1.781344768</text:p>
          </table:table-cell>
        </table:table-row>
        <table:table-row table:style-name="ro1">
          <table:table-cell office:value-type="float" office:value="1.677941504" calcext:value-type="float">
            <text:p>1.677941504</text:p>
          </table:table-cell>
        </table:table-row>
        <table:table-row table:style-name="ro1">
          <table:table-cell office:value-type="float" office:value="1.860332288" calcext:value-type="float">
            <text:p>1.860332288</text:p>
          </table:table-cell>
        </table:table-row>
        <table:table-row table:style-name="ro1">
          <table:table-cell office:value-type="float" office:value="1.820928768" calcext:value-type="float">
            <text:p>1.820928768</text:p>
          </table:table-cell>
        </table:table-row>
        <table:table-row table:style-name="ro1">
          <table:table-cell office:value-type="float" office:value="1.821188096" calcext:value-type="float">
            <text:p>1.821188096</text:p>
          </table:table-cell>
        </table:table-row>
        <table:table-row table:style-name="ro1">
          <table:table-cell office:value-type="float" office:value="1.799066624" calcext:value-type="float">
            <text:p>1.799066624</text:p>
          </table:table-cell>
        </table:table-row>
        <table:table-row table:style-name="ro1">
          <table:table-cell office:value-type="float" office:value="1.679675136" calcext:value-type="float">
            <text:p>1.679675136</text:p>
          </table:table-cell>
        </table:table-row>
        <table:table-row table:style-name="ro1">
          <table:table-cell office:value-type="float" office:value="1.861968128" calcext:value-type="float">
            <text:p>1.861968128</text:p>
          </table:table-cell>
        </table:table-row>
        <table:table-row table:style-name="ro1">
          <table:table-cell office:value-type="float" office:value="1.83126528" calcext:value-type="float">
            <text:p>1.83126528</text:p>
          </table:table-cell>
        </table:table-row>
        <table:table-row table:style-name="ro1">
          <table:table-cell office:value-type="float" office:value="1.832153344" calcext:value-type="float">
            <text:p>1.832153344</text:p>
          </table:table-cell>
        </table:table-row>
        <table:table-row table:style-name="ro1">
          <table:table-cell office:value-type="float" office:value="1.816098816" calcext:value-type="float">
            <text:p>1.816098816</text:p>
          </table:table-cell>
        </table:table-row>
        <table:table-row table:style-name="ro1">
          <table:table-cell office:value-type="float" office:value="1.71527552" calcext:value-type="float">
            <text:p>1.71527552</text:p>
          </table:table-cell>
        </table:table-row>
        <table:table-row table:style-name="ro1">
          <table:table-cell office:value-type="float" office:value="1.90442496" calcext:value-type="float">
            <text:p>1.90442496</text:p>
          </table:table-cell>
        </table:table-row>
        <table:table-row table:style-name="ro1">
          <table:table-cell office:value-type="float" office:value="1.845421824" calcext:value-type="float">
            <text:p>1.845421824</text:p>
          </table:table-cell>
        </table:table-row>
        <table:table-row table:style-name="ro1">
          <table:table-cell office:value-type="float" office:value="1.845920512" calcext:value-type="float">
            <text:p>1.845920512</text:p>
          </table:table-cell>
        </table:table-row>
        <table:table-row table:style-name="ro1">
          <table:table-cell office:value-type="float" office:value="1.845267456" calcext:value-type="float">
            <text:p>1.845267456</text:p>
          </table:table-cell>
        </table:table-row>
        <table:table-row table:style-name="ro1">
          <table:table-cell office:value-type="float" office:value="1.724956672" calcext:value-type="float">
            <text:p>1.724956672</text:p>
          </table:table-cell>
        </table:table-row>
        <table:table-row table:style-name="ro1">
          <table:table-cell office:value-type="float" office:value="1.907315456" calcext:value-type="float">
            <text:p>1.907315456</text:p>
          </table:table-cell>
        </table:table-row>
        <table:table-row table:style-name="ro1">
          <table:table-cell office:value-type="float" office:value="1.836491776" calcext:value-type="float">
            <text:p>1.836491776</text:p>
          </table:table-cell>
        </table:table-row>
        <table:table-row table:style-name="ro1">
          <table:table-cell office:value-type="float" office:value="1.836790784" calcext:value-type="float">
            <text:p>1.836790784</text:p>
          </table:table-cell>
        </table:table-row>
        <table:table-row table:style-name="ro1">
          <table:table-cell office:value-type="float" office:value="1.835263488" calcext:value-type="float">
            <text:p>1.835263488</text:p>
          </table:table-cell>
        </table:table-row>
        <table:table-row table:style-name="ro1">
          <table:table-cell office:value-type="float" office:value="1.730534912" calcext:value-type="float">
            <text:p>1.730534912</text:p>
          </table:table-cell>
        </table:table-row>
        <table:table-row table:style-name="ro1">
          <table:table-cell office:value-type="float" office:value="1.908214272" calcext:value-type="float">
            <text:p>1.908214272</text:p>
          </table:table-cell>
        </table:table-row>
        <table:table-row table:style-name="ro1">
          <table:table-cell office:value-type="float" office:value="1.849027328" calcext:value-type="float">
            <text:p>1.849027328</text:p>
          </table:table-cell>
        </table:table-row>
        <table:table-row table:style-name="ro1">
          <table:table-cell office:value-type="float" office:value="1.872669696" calcext:value-type="float">
            <text:p>1.872669696</text:p>
          </table:table-cell>
        </table:table-row>
        <table:table-row table:style-name="ro1">
          <table:table-cell office:value-type="float" office:value="1.871300864" calcext:value-type="float">
            <text:p>1.871300864</text:p>
          </table:table-cell>
        </table:table-row>
        <table:table-row table:style-name="ro1">
          <table:table-cell office:value-type="float" office:value="1.744856576" calcext:value-type="float">
            <text:p>1.744856576</text:p>
          </table:table-cell>
        </table:table-row>
        <table:table-row table:style-name="ro1">
          <table:table-cell office:value-type="float" office:value="1.926173696" calcext:value-type="float">
            <text:p>1.926173696</text:p>
          </table:table-cell>
        </table:table-row>
        <table:table-row table:style-name="ro1">
          <table:table-cell office:value-type="float" office:value="1.863364864" calcext:value-type="float">
            <text:p>1.863364864</text:p>
          </table:table-cell>
        </table:table-row>
        <table:table-row table:style-name="ro1">
          <table:table-cell office:value-type="float" office:value="1.863651072" calcext:value-type="float">
            <text:p>1.863651072</text:p>
          </table:table-cell>
        </table:table-row>
        <table:table-row table:style-name="ro1">
          <table:table-cell office:value-type="float" office:value="1.861182208" calcext:value-type="float">
            <text:p>1.861182208</text:p>
          </table:table-cell>
        </table:table-row>
        <table:table-row table:style-name="ro1">
          <table:table-cell office:value-type="float" office:value="1.745623808" calcext:value-type="float">
            <text:p>1.745623808</text:p>
          </table:table-cell>
        </table:table-row>
        <table:table-row table:style-name="ro1">
          <table:table-cell office:value-type="float" office:value="1.919589632" calcext:value-type="float">
            <text:p>1.919589632</text:p>
          </table:table-cell>
        </table:table-row>
        <table:table-row table:style-name="ro1">
          <table:table-cell office:value-type="float" office:value="1.875147264" calcext:value-type="float">
            <text:p>1.875147264</text:p>
          </table:table-cell>
        </table:table-row>
        <table:table-row table:style-name="ro1">
          <table:table-cell office:value-type="float" office:value="1.875519232" calcext:value-type="float">
            <text:p>1.875519232</text:p>
          </table:table-cell>
        </table:table-row>
        <table:table-row table:style-name="ro1">
          <table:table-cell office:value-type="float" office:value="1.855159552" calcext:value-type="float">
            <text:p>1.855159552</text:p>
          </table:table-cell>
        </table:table-row>
        <table:table-row table:style-name="ro1">
          <table:table-cell office:value-type="string" calcext:value-type="string">
            <text:p>Thread-4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string" calcext:value-type="string">
            <text:p>Thread-2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1.766059008" calcext:value-type="float">
            <text:p>1.766059008</text:p>
          </table:table-cell>
        </table:table-row>
        <table:table-row table:style-name="ro1">
          <table:table-cell office:value-type="float" office:value="1.95562112" calcext:value-type="float">
            <text:p>1.95562112</text:p>
          </table:table-cell>
        </table:table-row>
        <table:table-row table:style-name="ro1">
          <table:table-cell office:value-type="float" office:value="1.911063808" calcext:value-type="float">
            <text:p>1.911063808</text:p>
          </table:table-cell>
        </table:table-row>
        <table:table-row table:style-name="ro1">
          <table:table-cell office:value-type="float" office:value="1.91139072" calcext:value-type="float">
            <text:p>1.91139072</text:p>
          </table:table-cell>
        </table:table-row>
        <table:table-row table:style-name="ro1">
          <table:table-cell office:value-type="string" calcext:value-type="string">
            <text:p>Thread-3:</text:p>
          </table:table-cell>
        </table:table-row>
        <table:table-row table:style-name="ro1">
          <table:table-cell office:value-type="string" calcext:value-type="string">
            <text:p>last):</text:p>
          </table:table-cell>
        </table:table-row>
        <table:table-row table:style-name="ro1">
          <table:table-cell office:value-type="string" calcext:value-type="string">
            <text:p>_bootstrap_inner</text:p>
          </table:table-cell>
        </table:table-row>
        <table:table-row table:style-name="ro1">
          <table:table-cell office:value-type="string" calcext:value-type="string">
            <text:p>self.run()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**self._kwargs)</text:p>
          </table:table-cell>
        </table:table-row>
        <table:table-row table:style-name="ro1">
          <table:table-cell office:value-type="string" calcext:value-type="string">
            <text:p>subscriber_thread</text:p>
          </table:table-cell>
        </table:table-row>
        <table:table-row table:style-name="ro1">
          <table:table-cell office:value-type="string" calcext:value-type="string">
            <text:p>directory_client.list()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elf.port))</text:p>
          </table:table-cell>
        </table:table-row>
        <table:table-row table:style-name="ro1"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float" office:value="1.90908416" calcext:value-type="float">
            <text:p>1.90908416</text:p>
          </table:table-cell>
        </table:table-row>
        <table:table-row table:style-name="ro1">
          <table:table-cell office:value-type="float" office:value="1.813023232" calcext:value-type="float">
            <text:p>1.813023232</text:p>
          </table:table-cell>
        </table:table-row>
        <table:table-row table:style-name="ro1">
          <table:table-cell office:value-type="float" office:value="1.999768832" calcext:value-type="float">
            <text:p>1.999768832</text:p>
          </table:table-cell>
        </table:table-row>
        <table:table-row table:style-name="ro1">
          <table:table-cell office:value-type="float" office:value="1.955134208" calcext:value-type="float">
            <text:p>1.955134208</text:p>
          </table:table-cell>
        </table:table-row>
        <table:table-row table:style-name="ro1">
          <table:table-cell office:value-type="float" office:value="1.963977472" calcext:value-type="float">
            <text:p>1.963977472</text:p>
          </table:table-cell>
        </table:table-row>
        <table:table-row table:style-name="ro1">
          <table:table-cell office:value-type="float" office:value="1.950302208" calcext:value-type="float">
            <text:p>1.950302208</text:p>
          </table:table-cell>
        </table:table-row>
        <table:table-row table:style-name="ro1">
          <table:table-cell office:value-type="float" office:value="1.841389568" calcext:value-type="float">
            <text:p>1.841389568</text:p>
          </table:table-cell>
        </table:table-row>
        <table:table-row table:style-name="ro1">
          <table:table-cell office:value-type="float" office:value="2.006321152" calcext:value-type="float">
            <text:p>2.006321152</text:p>
          </table:table-cell>
        </table:table-row>
        <table:table-row table:style-name="ro1">
          <table:table-cell office:value-type="float" office:value="1.960849408" calcext:value-type="float">
            <text:p>1.960849408</text:p>
          </table:table-cell>
        </table:table-row>
        <table:table-row table:style-name="ro1">
          <table:table-cell office:value-type="float" office:value="1.961148928" calcext:value-type="float">
            <text:p>1.961148928</text:p>
          </table:table-cell>
        </table:table-row>
        <table:table-row table:style-name="ro1">
          <table:table-cell office:value-type="float" office:value="1.940864256" calcext:value-type="float">
            <text:p>1.940864256</text:p>
          </table:table-cell>
        </table:table-row>
        <table:table-row table:style-name="ro1">
          <table:table-cell office:value-type="float" office:value="1.834655232" calcext:value-type="float">
            <text:p>1.834655232</text:p>
          </table:table-cell>
        </table:table-row>
        <table:table-row table:style-name="ro1">
          <table:table-cell office:value-type="float" office:value="2.017222912" calcext:value-type="float">
            <text:p>2.017222912</text:p>
          </table:table-cell>
        </table:table-row>
        <table:table-row table:style-name="ro1">
          <table:table-cell office:value-type="float" office:value="1.973487104" calcext:value-type="float">
            <text:p>1.973487104</text:p>
          </table:table-cell>
        </table:table-row>
        <table:table-row table:style-name="ro1">
          <table:table-cell office:value-type="float" office:value="1.973785344" calcext:value-type="float">
            <text:p>1.973785344</text:p>
          </table:table-cell>
        </table:table-row>
        <table:table-row table:style-name="ro1">
          <table:table-cell office:value-type="float" office:value="1.95231744" calcext:value-type="float">
            <text:p>1.95231744</text:p>
          </table:table-cell>
        </table:table-row>
        <table:table-row table:style-name="ro1">
          <table:table-cell office:value-type="float" office:value="1.842682112" calcext:value-type="float">
            <text:p>1.842682112</text:p>
          </table:table-cell>
        </table:table-row>
        <table:table-row table:style-name="ro1">
          <table:table-cell office:value-type="float" office:value="2.024675584" calcext:value-type="float">
            <text:p>2.024675584</text:p>
          </table:table-cell>
        </table:table-row>
        <table:table-row table:style-name="ro1">
          <table:table-cell office:value-type="float" office:value="1.979940352" calcext:value-type="float">
            <text:p>1.979940352</text:p>
          </table:table-cell>
        </table:table-row>
        <table:table-row table:style-name="ro1">
          <table:table-cell office:value-type="float" office:value="1.980248832" calcext:value-type="float">
            <text:p>1.980248832</text:p>
          </table:table-cell>
        </table:table-row>
        <table:table-row table:style-name="ro1">
          <table:table-cell office:value-type="float" office:value="1.959609344" calcext:value-type="float">
            <text:p>1.959609344</text:p>
          </table:table-cell>
        </table:table-row>
        <table:table-row table:style-name="ro1">
          <table:table-cell office:value-type="float" office:value="1.853426176" calcext:value-type="float">
            <text:p>1.853426176</text:p>
          </table:table-cell>
        </table:table-row>
        <table:table-row table:style-name="ro1">
          <table:table-cell office:value-type="float" office:value="2.03655296" calcext:value-type="float">
            <text:p>2.03655296</text:p>
          </table:table-cell>
        </table:table-row>
        <table:table-row table:style-name="ro1">
          <table:table-cell office:value-type="float" office:value="1.98640128" calcext:value-type="float">
            <text:p>1.98640128</text:p>
          </table:table-cell>
        </table:table-row>
        <table:table-row table:style-name="ro1">
          <table:table-cell office:value-type="float" office:value="1.986908416" calcext:value-type="float">
            <text:p>1.986908416</text:p>
          </table:table-cell>
        </table:table-row>
        <table:table-row table:style-name="ro1">
          <table:table-cell office:value-type="float" office:value="2.004903424" calcext:value-type="float">
            <text:p>2.004903424</text:p>
          </table:table-cell>
        </table:table-row>
        <table:table-row table:style-name="ro1">
          <table:table-cell office:value-type="float" office:value="1.878859264" calcext:value-type="float">
            <text:p>1.878859264</text:p>
          </table:table-cell>
        </table:table-row>
        <table:table-row table:style-name="ro1">
          <table:table-cell office:value-type="float" office:value="2.061489408" calcext:value-type="float">
            <text:p>2.061489408</text:p>
          </table:table-cell>
        </table:table-row>
        <table:table-row table:style-name="ro1">
          <table:table-cell office:value-type="float" office:value="1.998739712" calcext:value-type="float">
            <text:p>1.998739712</text:p>
          </table:table-cell>
        </table:table-row>
        <table:table-row table:style-name="ro1">
          <table:table-cell office:value-type="float" office:value="1.99906688" calcext:value-type="float">
            <text:p>1.99906688</text:p>
          </table:table-cell>
        </table:table-row>
        <table:table-row table:style-name="ro1">
          <table:table-cell office:value-type="float" office:value="1.995796736" calcext:value-type="float">
            <text:p>1.995796736</text:p>
          </table:table-cell>
        </table:table-row>
        <table:table-row table:style-name="ro1">
          <table:table-cell office:value-type="float" office:value="1.898777344" calcext:value-type="float">
            <text:p>1.898777344</text:p>
          </table:table-cell>
        </table:table-row>
        <table:table-row table:style-name="ro1">
          <table:table-cell office:value-type="float" office:value="2.084996352" calcext:value-type="float">
            <text:p>2.084996352</text:p>
          </table:table-cell>
        </table:table-row>
        <table:table-row table:style-name="ro1">
          <table:table-cell office:value-type="float" office:value="2.02097536" calcext:value-type="float">
            <text:p>2.02097536</text:p>
          </table:table-cell>
        </table:table-row>
        <table:table-row table:style-name="ro1">
          <table:table-cell office:value-type="float" office:value="2.021302784" calcext:value-type="float">
            <text:p>2.021302784</text:p>
          </table:table-cell>
        </table:table-row>
        <table:table-row table:style-name="ro1">
          <table:table-cell office:value-type="float" office:value="2.021848832" calcext:value-type="float">
            <text:p>2.021848832</text:p>
          </table:table-cell>
        </table:table-row>
        <table:table-row table:style-name="ro1">
          <table:table-cell office:value-type="float" office:value="1.890209536" calcext:value-type="float">
            <text:p>1.890209536</text:p>
          </table:table-cell>
        </table:table-row>
        <table:table-row table:style-name="ro1">
          <table:table-cell office:value-type="float" office:value="2.075946752" calcext:value-type="float">
            <text:p>2.075946752</text:p>
          </table:table-cell>
        </table:table-row>
        <table:table-row table:style-name="ro1">
          <table:table-cell office:value-type="float" office:value="2.011717888" calcext:value-type="float">
            <text:p>2.011717888</text:p>
          </table:table-cell>
        </table:table-row>
        <table:table-row table:style-name="ro1">
          <table:table-cell office:value-type="float" office:value="2.012120064" calcext:value-type="float">
            <text:p>2.012120064</text:p>
          </table:table-cell>
        </table:table-row>
        <table:table-row table:style-name="ro1">
          <table:table-cell office:value-type="float" office:value="2.012610304" calcext:value-type="float">
            <text:p>2.012610304</text:p>
          </table:table-cell>
        </table:table-row>
        <table:table-row table:style-name="ro1">
          <table:table-cell office:value-type="float" office:value="1.901780736" calcext:value-type="float">
            <text:p>1.901780736</text:p>
          </table:table-cell>
        </table:table-row>
        <table:table-row table:style-name="ro1">
          <table:table-cell office:value-type="float" office:value="2.06556032" calcext:value-type="float">
            <text:p>2.06556032</text:p>
          </table:table-cell>
        </table:table-row>
        <table:table-row table:style-name="ro1">
          <table:table-cell office:value-type="float" office:value="2.02397312" calcext:value-type="float">
            <text:p>2.02397312</text:p>
          </table:table-cell>
        </table:table-row>
        <table:table-row table:style-name="ro1">
          <table:table-cell office:value-type="float" office:value="2.024137472" calcext:value-type="float">
            <text:p>2.024137472</text:p>
          </table:table-cell>
        </table:table-row>
        <table:table-row table:style-name="ro1">
          <table:table-cell office:value-type="float" office:value="2.003301632" calcext:value-type="float">
            <text:p>2.003301632</text:p>
          </table:table-cell>
        </table:table-row>
        <table:table-row table:style-name="ro1">
          <table:table-cell office:value-type="float" office:value="1.908148224" calcext:value-type="float">
            <text:p>1.908148224</text:p>
          </table:table-cell>
        </table:table-row>
        <table:table-row table:style-name="ro1">
          <table:table-cell office:value-type="float" office:value="2.056672" calcext:value-type="float">
            <text:p>2.056672</text:p>
          </table:table-cell>
        </table:table-row>
        <table:table-row table:style-name="ro1">
          <table:table-cell office:value-type="float" office:value="2.014246656" calcext:value-type="float">
            <text:p>2.014246656</text:p>
          </table:table-cell>
        </table:table-row>
        <table:table-row table:style-name="ro1">
          <table:table-cell office:value-type="float" office:value="2.014526976" calcext:value-type="float">
            <text:p>2.014526976</text:p>
          </table:table-cell>
        </table:table-row>
        <table:table-row table:style-name="ro1">
          <table:table-cell office:value-type="float" office:value="1.994121728" calcext:value-type="float">
            <text:p>1.994121728</text:p>
          </table:table-cell>
        </table:table-row>
        <table:table-row table:style-name="ro1">
          <table:table-cell office:value-type="float" office:value="1.899474688" calcext:value-type="float">
            <text:p>1.899474688</text:p>
          </table:table-cell>
        </table:table-row>
        <table:table-row table:style-name="ro1">
          <table:table-cell office:value-type="float" office:value="2.06949376" calcext:value-type="float">
            <text:p>2.06949376</text:p>
          </table:table-cell>
        </table:table-row>
        <table:table-row table:style-name="ro1">
          <table:table-cell office:value-type="float" office:value="2.025588224" calcext:value-type="float">
            <text:p>2.025588224</text:p>
          </table:table-cell>
        </table:table-row>
        <table:table-row table:style-name="ro1">
          <table:table-cell office:value-type="float" office:value="2.025862912" calcext:value-type="float">
            <text:p>2.025862912</text:p>
          </table:table-cell>
        </table:table-row>
        <table:table-row table:style-name="ro1">
          <table:table-cell office:value-type="float" office:value="2.025284096" calcext:value-type="float">
            <text:p>2.025284096</text:p>
          </table:table-cell>
        </table:table-row>
        <table:table-row table:style-name="ro1">
          <table:table-cell office:value-type="float" office:value="1.935944448" calcext:value-type="float">
            <text:p>1.935944448</text:p>
          </table:table-cell>
        </table:table-row>
        <table:table-row table:style-name="ro1">
          <table:table-cell office:value-type="float" office:value="2.100437248" calcext:value-type="float">
            <text:p>2.100437248</text:p>
          </table:table-cell>
        </table:table-row>
        <table:table-row table:style-name="ro1">
          <table:table-cell office:value-type="float" office:value="2.056108032" calcext:value-type="float">
            <text:p>2.056108032</text:p>
          </table:table-cell>
        </table:table-row>
        <table:table-row table:style-name="ro1">
          <table:table-cell office:value-type="float" office:value="2.056694528" calcext:value-type="float">
            <text:p>2.056694528</text:p>
          </table:table-cell>
        </table:table-row>
        <table:table-row table:style-name="ro1">
          <table:table-cell office:value-type="float" office:value="2.04808832" calcext:value-type="float">
            <text:p>2.04808832</text:p>
          </table:table-cell>
        </table:table-row>
        <table:table-row table:style-name="ro1">
          <table:table-cell office:value-type="float" office:value="0.03049728" calcext:value-type="float">
            <text:p>0.03049728</text:p>
          </table:table-cell>
        </table:table-row>
        <table:table-row table:style-name="ro1">
          <table:table-cell office:value-type="float" office:value="0.01999616" calcext:value-type="float">
            <text:p>0.01999616</text:p>
          </table:table-cell>
        </table:table-row>
        <table:table-row table:style-name="ro1">
          <table:table-cell office:value-type="float" office:value="0.03066368" calcext:value-type="float">
            <text:p>0.03066368</text:p>
          </table:table-cell>
        </table:table-row>
        <table:table-row table:style-name="ro1">
          <table:table-cell office:value-type="float" office:value="0.020177664" calcext:value-type="float">
            <text:p>0.020177664</text:p>
          </table:table-cell>
        </table:table-row>
        <table:table-row table:style-name="ro1">
          <table:table-cell office:value-type="float" office:value="0.008955648" calcext:value-type="float">
            <text:p>0.008955648</text:p>
          </table:table-cell>
        </table:table-row>
        <table:table-row table:style-name="ro1">
          <table:table-cell office:value-type="float" office:value="0.020163328" calcext:value-type="float">
            <text:p>0.020163328</text:p>
          </table:table-cell>
        </table:table-row>
        <table:table-row table:style-name="ro1">
          <table:table-cell office:value-type="float" office:value="0.00910592" calcext:value-type="float">
            <text:p>0.00910592</text:p>
          </table:table-cell>
        </table:table-row>
        <table:table-row table:style-name="ro1">
          <table:table-cell office:value-type="float" office:value="0.009061888" calcext:value-type="float">
            <text:p>0.009061888</text:p>
          </table:table-cell>
        </table:table-row>
        <table:table-row table:style-name="ro1">
          <table:table-cell office:value-type="float" office:value="0.020774656" calcext:value-type="float">
            <text:p>0.020774656</text:p>
          </table:table-cell>
        </table:table-row>
        <table:table-row table:style-name="ro1">
          <table:table-cell office:value-type="float" office:value="0.009930752" calcext:value-type="float">
            <text:p>0.009930752</text:p>
          </table:table-cell>
        </table:table-row>
        <table:table-row table:style-name="ro1">
          <table:table-cell office:value-type="float" office:value="0.02540416" calcext:value-type="float">
            <text:p>0.02540416</text:p>
          </table:table-cell>
        </table:table-row>
        <table:table-row table:style-name="ro1">
          <table:table-cell office:value-type="float" office:value="0.025502208" calcext:value-type="float">
            <text:p>0.025502208</text:p>
          </table:table-cell>
        </table:table-row>
        <table:table-row table:style-name="ro1">
          <table:table-cell office:value-type="float" office:value="0.025537024" calcext:value-type="float">
            <text:p>0.025537024</text:p>
          </table:table-cell>
        </table:table-row>
        <table:table-row table:style-name="ro1">
          <table:table-cell office:value-type="float" office:value="0.025571584" calcext:value-type="float">
            <text:p>0.025571584</text:p>
          </table:table-cell>
        </table:table-row>
        <table:table-row table:style-name="ro1">
          <table:table-cell office:value-type="float" office:value="0.012857856" calcext:value-type="float">
            <text:p>0.012857856</text:p>
          </table:table-cell>
        </table:table-row>
        <table:table-row table:style-name="ro1">
          <table:table-cell office:value-type="float" office:value="0.012820224" calcext:value-type="float">
            <text:p>0.012820224</text:p>
          </table:table-cell>
        </table:table-row>
        <table:table-row table:style-name="ro1">
          <table:table-cell office:value-type="float" office:value="0.012837632" calcext:value-type="float">
            <text:p>0.012837632</text:p>
          </table:table-cell>
        </table:table-row>
        <table:table-row table:style-name="ro1">
          <table:table-cell office:value-type="float" office:value="0.036118784" calcext:value-type="float">
            <text:p>0.036118784</text:p>
          </table:table-cell>
        </table:table-row>
        <table:table-row table:style-name="ro1">
          <table:table-cell office:value-type="float" office:value="0.025709056" calcext:value-type="float">
            <text:p>0.025709056</text:p>
          </table:table-cell>
        </table:table-row>
        <table:table-row table:style-name="ro1">
          <table:table-cell office:value-type="float" office:value="0.025689088" calcext:value-type="float">
            <text:p>0.025689088</text:p>
          </table:table-cell>
        </table:table-row>
        <table:table-row table:style-name="ro1">
          <table:table-cell office:value-type="float" office:value="0.025719296" calcext:value-type="float">
            <text:p>0.025719296</text:p>
          </table:table-cell>
        </table:table-row>
        <table:table-row table:style-name="ro1">
          <table:table-cell office:value-type="float" office:value="0.025756928" calcext:value-type="float">
            <text:p>0.025756928</text:p>
          </table:table-cell>
        </table:table-row>
        <table:table-row table:style-name="ro1">
          <table:table-cell office:value-type="float" office:value="0.049921024" calcext:value-type="float">
            <text:p>0.049921024</text:p>
          </table:table-cell>
        </table:table-row>
        <table:table-row table:style-name="ro1">
          <table:table-cell office:value-type="float" office:value="0.049742592" calcext:value-type="float">
            <text:p>0.049742592</text:p>
          </table:table-cell>
        </table:table-row>
        <table:table-row table:style-name="ro1">
          <table:table-cell office:value-type="float" office:value="0.049710592" calcext:value-type="float">
            <text:p>0.049710592</text:p>
          </table:table-cell>
        </table:table-row>
        <table:table-row table:style-name="ro1">
          <table:table-cell office:value-type="float" office:value="0.015125248" calcext:value-type="float">
            <text:p>0.015125248</text:p>
          </table:table-cell>
        </table:table-row>
        <table:table-row table:style-name="ro1">
          <table:table-cell office:value-type="float" office:value="0.037298432" calcext:value-type="float">
            <text:p>0.037298432</text:p>
          </table:table-cell>
        </table:table-row>
        <table:table-row table:style-name="ro1">
          <table:table-cell office:value-type="float" office:value="0.037117184" calcext:value-type="float">
            <text:p>0.037117184</text:p>
          </table:table-cell>
        </table:table-row>
        <table:table-row table:style-name="ro1">
          <table:table-cell office:value-type="float" office:value="0.037080832" calcext:value-type="float">
            <text:p>0.037080832</text:p>
          </table:table-cell>
        </table:table-row>
        <table:table-row table:style-name="ro1">
          <table:table-cell office:value-type="float" office:value="0.01568256" calcext:value-type="float">
            <text:p>0.01568256</text:p>
          </table:table-cell>
        </table:table-row>
        <table:table-row table:style-name="ro1">
          <table:table-cell office:value-type="float" office:value="0.026870272" calcext:value-type="float">
            <text:p>0.026870272</text:p>
          </table:table-cell>
        </table:table-row>
        <table:table-row table:style-name="ro1">
          <table:table-cell office:value-type="float" office:value="0.095248384" calcext:value-type="float">
            <text:p>0.095248384</text:p>
          </table:table-cell>
        </table:table-row>
        <table:table-row table:style-name="ro1">
          <table:table-cell office:value-type="float" office:value="0.095254528" calcext:value-type="float">
            <text:p>0.095254528</text:p>
          </table:table-cell>
        </table:table-row>
        <table:table-row table:style-name="ro1">
          <table:table-cell office:value-type="float" office:value="0.072882432" calcext:value-type="float">
            <text:p>0.072882432</text:p>
          </table:table-cell>
        </table:table-row>
        <table:table-row table:style-name="ro1">
          <table:table-cell office:value-type="float" office:value="0.085080576" calcext:value-type="float">
            <text:p>0.085080576</text:p>
          </table:table-cell>
        </table:table-row>
        <table:table-row table:style-name="ro1">
          <table:table-cell office:value-type="float" office:value="0.101113344" calcext:value-type="float">
            <text:p>0.101113344</text:p>
          </table:table-cell>
        </table:table-row>
        <table:table-row table:style-name="ro1">
          <table:table-cell office:value-type="float" office:value="0.08438144" calcext:value-type="float">
            <text:p>0.08438144</text:p>
          </table:table-cell>
        </table:table-row>
        <table:table-row table:style-name="ro1">
          <table:table-cell office:value-type="float" office:value="0.073865216" calcext:value-type="float">
            <text:p>0.073865216</text:p>
          </table:table-cell>
        </table:table-row>
        <table:table-row table:style-name="ro1">
          <table:table-cell office:value-type="float" office:value="0.084603392" calcext:value-type="float">
            <text:p>0.084603392</text:p>
          </table:table-cell>
        </table:table-row>
        <table:table-row table:style-name="ro1">
          <table:table-cell office:value-type="float" office:value="0.084591872" calcext:value-type="float">
            <text:p>0.084591872</text:p>
          </table:table-cell>
        </table:table-row>
        <table:table-row table:style-name="ro1">
          <table:table-cell office:value-type="float" office:value="0.085044736" calcext:value-type="float">
            <text:p>0.085044736</text:p>
          </table:table-cell>
        </table:table-row>
        <table:table-row table:style-name="ro1">
          <table:table-cell office:value-type="float" office:value="0.062261504" calcext:value-type="float">
            <text:p>0.062261504</text:p>
          </table:table-cell>
        </table:table-row>
        <table:table-row table:style-name="ro1">
          <table:table-cell office:value-type="float" office:value="0.091115776" calcext:value-type="float">
            <text:p>0.091115776</text:p>
          </table:table-cell>
        </table:table-row>
        <table:table-row table:style-name="ro1">
          <table:table-cell office:value-type="float" office:value="0.08530432" calcext:value-type="float">
            <text:p>0.08530432</text:p>
          </table:table-cell>
        </table:table-row>
        <table:table-row table:style-name="ro1">
          <table:table-cell office:value-type="float" office:value="0.09068416" calcext:value-type="float">
            <text:p>0.09068416</text:p>
          </table:table-cell>
        </table:table-row>
        <table:table-row table:style-name="ro1">
          <table:table-cell office:value-type="float" office:value="0.052326656" calcext:value-type="float">
            <text:p>0.052326656</text:p>
          </table:table-cell>
        </table:table-row>
        <table:table-row table:style-name="ro1">
          <table:table-cell office:value-type="float" office:value="0.1263168" calcext:value-type="float">
            <text:p>0.1263168</text:p>
          </table:table-cell>
        </table:table-row>
        <table:table-row table:style-name="ro1">
          <table:table-cell office:value-type="float" office:value="0.149921024" calcext:value-type="float">
            <text:p>0.149921024</text:p>
          </table:table-cell>
        </table:table-row>
        <table:table-row table:style-name="ro1">
          <table:table-cell office:value-type="float" office:value="0.133400576" calcext:value-type="float">
            <text:p>0.133400576</text:p>
          </table:table-cell>
        </table:table-row>
        <table:table-row table:style-name="ro1">
          <table:table-cell office:value-type="float" office:value="0.106646528" calcext:value-type="float">
            <text:p>0.106646528</text:p>
          </table:table-cell>
        </table:table-row>
        <table:table-row table:style-name="ro1">
          <table:table-cell office:value-type="float" office:value="0.031409152" calcext:value-type="float">
            <text:p>0.031409152</text:p>
          </table:table-cell>
        </table:table-row>
        <table:table-row table:style-name="ro1">
          <table:table-cell office:value-type="float" office:value="0.140625152" calcext:value-type="float">
            <text:p>0.140625152</text:p>
          </table:table-cell>
        </table:table-row>
        <table:table-row table:style-name="ro1">
          <table:table-cell office:value-type="float" office:value="0.140424448" calcext:value-type="float">
            <text:p>0.140424448</text:p>
          </table:table-cell>
        </table:table-row>
        <table:table-row table:style-name="ro1">
          <table:table-cell office:value-type="float" office:value="0.146155008" calcext:value-type="float">
            <text:p>0.146155008</text:p>
          </table:table-cell>
        </table:table-row>
        <table:table-row table:style-name="ro1">
          <table:table-cell office:value-type="float" office:value="0.096734976" calcext:value-type="float">
            <text:p>0.096734976</text:p>
          </table:table-cell>
        </table:table-row>
        <table:table-row table:style-name="ro1">
          <table:table-cell office:value-type="float" office:value="0.020090368" calcext:value-type="float">
            <text:p>0.020090368</text:p>
          </table:table-cell>
        </table:table-row>
        <table:table-row table:style-name="ro1">
          <table:table-cell office:value-type="float" office:value="0.146754304" calcext:value-type="float">
            <text:p>0.146754304</text:p>
          </table:table-cell>
        </table:table-row>
        <table:table-row table:style-name="ro1">
          <table:table-cell office:value-type="float" office:value="0.1466176" calcext:value-type="float">
            <text:p>0.1466176</text:p>
          </table:table-cell>
        </table:table-row>
        <table:table-row table:style-name="ro1">
          <table:table-cell office:value-type="float" office:value="0.140129536" calcext:value-type="float">
            <text:p>0.140129536</text:p>
          </table:table-cell>
        </table:table-row>
        <table:table-row table:style-name="ro1">
          <table:table-cell office:value-type="float" office:value="0.086262272" calcext:value-type="float">
            <text:p>0.086262272</text:p>
          </table:table-cell>
        </table:table-row>
        <table:table-row table:style-name="ro1">
          <table:table-cell office:value-type="float" office:value="0.009929216" calcext:value-type="float">
            <text:p>0.009929216</text:p>
          </table:table-cell>
        </table:table-row>
        <table:table-row table:style-name="ro1">
          <table:table-cell office:value-type="float" office:value="0.129560064" calcext:value-type="float">
            <text:p>0.129560064</text:p>
          </table:table-cell>
        </table:table-row>
        <table:table-row table:style-name="ro1">
          <table:table-cell office:value-type="float" office:value="0.140496896" calcext:value-type="float">
            <text:p>0.140496896</text:p>
          </table:table-cell>
        </table:table-row>
        <table:table-row table:style-name="ro1">
          <table:table-cell office:value-type="float" office:value="0.12945024" calcext:value-type="float">
            <text:p>0.12945024</text:p>
          </table:table-cell>
        </table:table-row>
        <table:table-row table:style-name="ro1">
          <table:table-cell office:value-type="float" office:value="0.169323264" calcext:value-type="float">
            <text:p>0.169323264</text:p>
          </table:table-cell>
        </table:table-row>
        <table:table-row table:style-name="ro1">
          <table:table-cell office:value-type="float" office:value="0.042369024" calcext:value-type="float">
            <text:p>0.042369024</text:p>
          </table:table-cell>
        </table:table-row>
        <table:table-row table:style-name="ro1">
          <table:table-cell office:value-type="float" office:value="0.180684544" calcext:value-type="float">
            <text:p>0.180684544</text:p>
          </table:table-cell>
        </table:table-row>
        <table:table-row table:style-name="ro1">
          <table:table-cell office:value-type="float" office:value="0.192656896" calcext:value-type="float">
            <text:p>0.192656896</text:p>
          </table:table-cell>
        </table:table-row>
        <table:table-row table:style-name="ro1">
          <table:table-cell office:value-type="float" office:value="0.182371328" calcext:value-type="float">
            <text:p>0.182371328</text:p>
          </table:table-cell>
        </table:table-row>
        <table:table-row table:style-name="ro1">
          <table:table-cell office:value-type="float" office:value="0.179081984" calcext:value-type="float">
            <text:p>0.179081984</text:p>
          </table:table-cell>
        </table:table-row>
        <table:table-row table:style-name="ro1">
          <table:table-cell office:value-type="float" office:value="0.052092928" calcext:value-type="float">
            <text:p>0.052092928</text:p>
          </table:table-cell>
        </table:table-row>
        <table:table-row table:style-name="ro1">
          <table:table-cell office:value-type="float" office:value="0.171792384" calcext:value-type="float">
            <text:p>0.171792384</text:p>
          </table:table-cell>
        </table:table-row>
        <table:table-row table:style-name="ro1">
          <table:table-cell office:value-type="float" office:value="0.182793472" calcext:value-type="float">
            <text:p>0.182793472</text:p>
          </table:table-cell>
        </table:table-row>
        <table:table-row table:style-name="ro1">
          <table:table-cell office:value-type="float" office:value="0.17170688" calcext:value-type="float">
            <text:p>0.17170688</text:p>
          </table:table-cell>
        </table:table-row>
        <table:table-row table:style-name="ro1">
          <table:table-cell office:value-type="float" office:value="0.169106944" calcext:value-type="float">
            <text:p>0.169106944</text:p>
          </table:table-cell>
        </table:table-row>
        <table:table-row table:style-name="ro1">
          <table:table-cell office:value-type="float" office:value="0.041671168" calcext:value-type="float">
            <text:p>0.041671168</text:p>
          </table:table-cell>
        </table:table-row>
        <table:table-row table:style-name="ro1">
          <table:table-cell office:value-type="float" office:value="0.161593856" calcext:value-type="float">
            <text:p>0.161593856</text:p>
          </table:table-cell>
        </table:table-row>
        <table:table-row table:style-name="ro1">
          <table:table-cell office:value-type="float" office:value="0.1721728" calcext:value-type="float">
            <text:p>0.1721728</text:p>
          </table:table-cell>
        </table:table-row>
        <table:table-row table:style-name="ro1">
          <table:table-cell office:value-type="float" office:value="0.161645056" calcext:value-type="float">
            <text:p>0.161645056</text:p>
          </table:table-cell>
        </table:table-row>
        <table:table-row table:style-name="ro1">
          <table:table-cell office:value-type="float" office:value="0.158266624" calcext:value-type="float">
            <text:p>0.158266624</text:p>
          </table:table-cell>
        </table:table-row>
        <table:table-row table:style-name="ro1">
          <table:table-cell office:value-type="float" office:value="0.027948288" calcext:value-type="float">
            <text:p>0.027948288</text:p>
          </table:table-cell>
        </table:table-row>
        <table:table-row table:style-name="ro1">
          <table:table-cell office:value-type="float" office:value="0.151408384" calcext:value-type="float">
            <text:p>0.151408384</text:p>
          </table:table-cell>
        </table:table-row>
        <table:table-row table:style-name="ro1">
          <table:table-cell office:value-type="float" office:value="0.162011648" calcext:value-type="float">
            <text:p>0.162011648</text:p>
          </table:table-cell>
        </table:table-row>
        <table:table-row table:style-name="ro1">
          <table:table-cell office:value-type="float" office:value="0.191310336" calcext:value-type="float">
            <text:p>0.191310336</text:p>
          </table:table-cell>
        </table:table-row>
        <table:table-row table:style-name="ro1">
          <table:table-cell office:value-type="float" office:value="0.1505728" calcext:value-type="float">
            <text:p>0.1505728</text:p>
          </table:table-cell>
        </table:table-row>
        <table:table-row table:style-name="ro1">
          <table:table-cell office:value-type="float" office:value="0.040747776" calcext:value-type="float">
            <text:p>0.040747776</text:p>
          </table:table-cell>
        </table:table-row>
        <table:table-row table:style-name="ro1">
          <table:table-cell office:value-type="float" office:value="0.192013568" calcext:value-type="float">
            <text:p>0.192013568</text:p>
          </table:table-cell>
        </table:table-row>
        <table:table-row table:style-name="ro1">
          <table:table-cell office:value-type="float" office:value="0.191724544" calcext:value-type="float">
            <text:p>0.191724544</text:p>
          </table:table-cell>
        </table:table-row>
        <table:table-row table:style-name="ro1">
          <table:table-cell office:value-type="float" office:value="0.180790016" calcext:value-type="float">
            <text:p>0.180790016</text:p>
          </table:table-cell>
        </table:table-row>
        <table:table-row table:style-name="ro1">
          <table:table-cell office:value-type="float" office:value="0.14114944" calcext:value-type="float">
            <text:p>0.14114944</text:p>
          </table:table-cell>
        </table:table-row>
        <table:table-row table:style-name="ro1">
          <table:table-cell office:value-type="float" office:value="0.081337856" calcext:value-type="float">
            <text:p>0.081337856</text:p>
          </table:table-cell>
        </table:table-row>
        <table:table-row table:style-name="ro1">
          <table:table-cell office:value-type="float" office:value="0.25002496" calcext:value-type="float">
            <text:p>0.25002496</text:p>
          </table:table-cell>
        </table:table-row>
        <table:table-row table:style-name="ro1">
          <table:table-cell office:value-type="float" office:value="0.252784896" calcext:value-type="float">
            <text:p>0.252784896</text:p>
          </table:table-cell>
        </table:table-row>
        <table:table-row table:style-name="ro1">
          <table:table-cell office:value-type="float" office:value="0.246224896" calcext:value-type="float">
            <text:p>0.246224896</text:p>
          </table:table-cell>
        </table:table-row>
        <table:table-row table:style-name="ro1">
          <table:table-cell office:value-type="float" office:value="0.224360704" calcext:value-type="float">
            <text:p>0.224360704</text:p>
          </table:table-cell>
        </table:table-row>
        <table:table-row table:style-name="ro1">
          <table:table-cell office:value-type="float" office:value="0.094258176" calcext:value-type="float">
            <text:p>0.094258176</text:p>
          </table:table-cell>
        </table:table-row>
        <table:table-row table:style-name="ro1">
          <table:table-cell office:value-type="float" office:value="0.246835456" calcext:value-type="float">
            <text:p>0.246835456</text:p>
          </table:table-cell>
        </table:table-row>
        <table:table-row table:style-name="ro1">
          <table:table-cell office:value-type="float" office:value="0.246735104" calcext:value-type="float">
            <text:p>0.246735104</text:p>
          </table:table-cell>
        </table:table-row>
        <table:table-row table:style-name="ro1">
          <table:table-cell office:value-type="float" office:value="0.23551872" calcext:value-type="float">
            <text:p>0.23551872</text:p>
          </table:table-cell>
        </table:table-row>
        <table:table-row table:style-name="ro1">
          <table:table-cell office:value-type="float" office:value="0.214391296" calcext:value-type="float">
            <text:p>0.214391296</text:p>
          </table:table-cell>
        </table:table-row>
        <table:table-row table:style-name="ro1">
          <table:table-cell office:value-type="float" office:value="0.095649792" calcext:value-type="float">
            <text:p>0.095649792</text:p>
          </table:table-cell>
        </table:table-row>
        <table:table-row table:style-name="ro1">
          <table:table-cell office:value-type="float" office:value="0.242495232" calcext:value-type="float">
            <text:p>0.242495232</text:p>
          </table:table-cell>
        </table:table-row>
        <table:table-row table:style-name="ro1">
          <table:table-cell office:value-type="float" office:value="0.242957056" calcext:value-type="float">
            <text:p>0.242957056</text:p>
          </table:table-cell>
        </table:table-row>
        <table:table-row table:style-name="ro1">
          <table:table-cell office:value-type="float" office:value="0.29393024" calcext:value-type="float">
            <text:p>0.29393024</text:p>
          </table:table-cell>
        </table:table-row>
        <table:table-row table:style-name="ro1">
          <table:table-cell office:value-type="float" office:value="0.246602752" calcext:value-type="float">
            <text:p>0.246602752</text:p>
          </table:table-cell>
        </table:table-row>
        <table:table-row table:style-name="ro1">
          <table:table-cell office:value-type="float" office:value="0.135428864" calcext:value-type="float">
            <text:p>0.135428864</text:p>
          </table:table-cell>
        </table:table-row>
        <table:table-row table:style-name="ro1">
          <table:table-cell office:value-type="float" office:value="0.317091072" calcext:value-type="float">
            <text:p>0.317091072</text:p>
          </table:table-cell>
        </table:table-row>
        <table:table-row table:style-name="ro1">
          <table:table-cell office:value-type="float" office:value="0.316883968" calcext:value-type="float">
            <text:p>0.316883968</text:p>
          </table:table-cell>
        </table:table-row>
        <table:table-row table:style-name="ro1">
          <table:table-cell office:value-type="float" office:value="0.304679424" calcext:value-type="float">
            <text:p>0.304679424</text:p>
          </table:table-cell>
        </table:table-row>
        <table:table-row table:style-name="ro1">
          <table:table-cell office:value-type="float" office:value="0.246036992" calcext:value-type="float">
            <text:p>0.246036992</text:p>
          </table:table-cell>
        </table:table-row>
        <table:table-row table:style-name="ro1">
          <table:table-cell office:value-type="float" office:value="0.12387712" calcext:value-type="float">
            <text:p>0.12387712</text:p>
          </table:table-cell>
        </table:table-row>
        <table:table-row table:style-name="ro1">
          <table:table-cell office:value-type="float" office:value="0.305610752" calcext:value-type="float">
            <text:p>0.305610752</text:p>
          </table:table-cell>
        </table:table-row>
        <table:table-row table:style-name="ro1">
          <table:table-cell office:value-type="float" office:value="0.305296896" calcext:value-type="float">
            <text:p>0.305296896</text:p>
          </table:table-cell>
        </table:table-row>
        <table:table-row table:style-name="ro1">
          <table:table-cell office:value-type="float" office:value="0.294125312" calcext:value-type="float">
            <text:p>0.294125312</text:p>
          </table:table-cell>
        </table:table-row>
        <table:table-row table:style-name="ro1">
          <table:table-cell office:value-type="float" office:value="0.23592704" calcext:value-type="float">
            <text:p>0.23592704</text:p>
          </table:table-cell>
        </table:table-row>
        <table:table-row table:style-name="ro1">
          <table:table-cell office:value-type="float" office:value="0.125143552" calcext:value-type="float">
            <text:p>0.125143552</text:p>
          </table:table-cell>
        </table:table-row>
        <table:table-row table:style-name="ro1">
          <table:table-cell office:value-type="float" office:value="0.295089152" calcext:value-type="float">
            <text:p>0.295089152</text:p>
          </table:table-cell>
        </table:table-row>
        <table:table-row table:style-name="ro1">
          <table:table-cell office:value-type="float" office:value="0.294808832" calcext:value-type="float">
            <text:p>0.294808832</text:p>
          </table:table-cell>
        </table:table-row>
        <table:table-row table:style-name="ro1">
          <table:table-cell office:value-type="float" office:value="0.282548224" calcext:value-type="float">
            <text:p>0.282548224</text:p>
          </table:table-cell>
        </table:table-row>
        <table:table-row table:style-name="ro1">
          <table:table-cell office:value-type="float" office:value="0.225474304" calcext:value-type="float">
            <text:p>0.225474304</text:p>
          </table:table-cell>
        </table:table-row>
        <table:table-row table:style-name="ro1">
          <table:table-cell office:value-type="float" office:value="0.126875136" calcext:value-type="float">
            <text:p>0.126875136</text:p>
          </table:table-cell>
        </table:table-row>
        <table:table-row table:style-name="ro1">
          <table:table-cell office:value-type="float" office:value="0.283483648" calcext:value-type="float">
            <text:p>0.283483648</text:p>
          </table:table-cell>
        </table:table-row>
        <table:table-row table:style-name="ro1">
          <table:table-cell office:value-type="float" office:value="0.283216896" calcext:value-type="float">
            <text:p>0.283216896</text:p>
          </table:table-cell>
        </table:table-row>
        <table:table-row table:style-name="ro1">
          <table:table-cell office:value-type="float" office:value="0.26878464" calcext:value-type="float">
            <text:p>0.26878464</text:p>
          </table:table-cell>
        </table:table-row>
        <table:table-row table:style-name="ro1">
          <table:table-cell office:value-type="float" office:value="0.215603712" calcext:value-type="float">
            <text:p>0.215603712</text:p>
          </table:table-cell>
        </table:table-row>
        <table:table-row table:style-name="ro1">
          <table:table-cell office:value-type="float" office:value="0.114566656" calcext:value-type="float">
            <text:p>0.114566656</text:p>
          </table:table-cell>
        </table:table-row>
        <table:table-row table:style-name="ro1">
          <table:table-cell office:value-type="float" office:value="0.273070592" calcext:value-type="float">
            <text:p>0.273070592</text:p>
          </table:table-cell>
        </table:table-row>
        <table:table-row table:style-name="ro1">
          <table:table-cell office:value-type="float" office:value="0.272830464" calcext:value-type="float">
            <text:p>0.272830464</text:p>
          </table:table-cell>
        </table:table-row>
        <table:table-row table:style-name="ro1">
          <table:table-cell office:value-type="float" office:value="0.276051968" calcext:value-type="float">
            <text:p>0.276051968</text:p>
          </table:table-cell>
        </table:table-row>
        <table:table-row table:style-name="ro1">
          <table:table-cell office:value-type="float" office:value="0.20429056" calcext:value-type="float">
            <text:p>0.20429056</text:p>
          </table:table-cell>
        </table:table-row>
        <table:table-row table:style-name="ro1">
          <table:table-cell office:value-type="float" office:value="0.103798272" calcext:value-type="float">
            <text:p>0.103798272</text:p>
          </table:table-cell>
        </table:table-row>
        <table:table-row table:style-name="ro1">
          <table:table-cell office:value-type="float" office:value="0.276756224" calcext:value-type="float">
            <text:p>0.276756224</text:p>
          </table:table-cell>
        </table:table-row>
        <table:table-row table:style-name="ro1">
          <table:table-cell office:value-type="float" office:value="0.276575488" calcext:value-type="float">
            <text:p>0.276575488</text:p>
          </table:table-cell>
        </table:table-row>
        <table:table-row table:style-name="ro1">
          <table:table-cell office:value-type="float" office:value="0.270615552" calcext:value-type="float">
            <text:p>0.270615552</text:p>
          </table:table-cell>
        </table:table-row>
        <table:table-row table:style-name="ro1">
          <table:table-cell office:value-type="float" office:value="0.246485248" calcext:value-type="float">
            <text:p>0.246485248</text:p>
          </table:table-cell>
        </table:table-row>
        <table:table-row table:style-name="ro1">
          <table:table-cell office:value-type="float" office:value="0.093465344" calcext:value-type="float">
            <text:p>0.093465344</text:p>
          </table:table-cell>
        </table:table-row>
        <table:table-row table:style-name="ro1">
          <table:table-cell office:value-type="float" office:value="0.260486656" calcext:value-type="float">
            <text:p>0.260486656</text:p>
          </table:table-cell>
        </table:table-row>
        <table:table-row table:style-name="ro1">
          <table:table-cell office:value-type="float" office:value="0.271095296" calcext:value-type="float">
            <text:p>0.271095296</text:p>
          </table:table-cell>
        </table:table-row>
        <table:table-row table:style-name="ro1">
          <table:table-cell office:value-type="float" office:value="0.26054912" calcext:value-type="float">
            <text:p>0.26054912</text:p>
          </table:table-cell>
        </table:table-row>
        <table:table-row table:style-name="ro1">
          <table:table-cell office:value-type="float" office:value="0.235507968" calcext:value-type="float">
            <text:p>0.235507968</text:p>
          </table:table-cell>
        </table:table-row>
        <table:table-row table:style-name="ro1">
          <table:table-cell office:value-type="float" office:value="0.082776576" calcext:value-type="float">
            <text:p>0.082776576</text:p>
          </table:table-cell>
        </table:table-row>
        <table:table-row table:style-name="ro1">
          <table:table-cell office:value-type="float" office:value="0.26829184" calcext:value-type="float">
            <text:p>0.26829184</text:p>
          </table:table-cell>
        </table:table-row>
        <table:table-row table:style-name="ro1">
          <table:table-cell office:value-type="float" office:value="0.261027328" calcext:value-type="float">
            <text:p>0.261027328</text:p>
          </table:table-cell>
        </table:table-row>
        <table:table-row table:style-name="ro1">
          <table:table-cell office:value-type="float" office:value="0.26836992" calcext:value-type="float">
            <text:p>0.26836992</text:p>
          </table:table-cell>
        </table:table-row>
        <table:table-row table:style-name="ro1">
          <table:table-cell office:value-type="float" office:value="0.224666112" calcext:value-type="float">
            <text:p>0.224666112</text:p>
          </table:table-cell>
        </table:table-row>
        <table:table-row table:style-name="ro1">
          <table:table-cell office:value-type="float" office:value="0.07189504" calcext:value-type="float">
            <text:p>0.07189504</text:p>
          </table:table-cell>
        </table:table-row>
        <table:table-row table:style-name="ro1">
          <table:table-cell office:value-type="float" office:value="0.260955648" calcext:value-type="float">
            <text:p>0.260955648</text:p>
          </table:table-cell>
        </table:table-row>
        <table:table-row table:style-name="ro1">
          <table:table-cell office:value-type="float" office:value="0.268979968" calcext:value-type="float">
            <text:p>0.268979968</text:p>
          </table:table-cell>
        </table:table-row>
        <table:table-row table:style-name="ro1">
          <table:table-cell office:value-type="float" office:value="0.258550784" calcext:value-type="float">
            <text:p>0.258550784</text:p>
          </table:table-cell>
        </table:table-row>
        <table:table-row table:style-name="ro1">
          <table:table-cell office:value-type="float" office:value="0.214819584" calcext:value-type="float">
            <text:p>0.214819584</text:p>
          </table:table-cell>
        </table:table-row>
        <table:table-row table:style-name="ro1">
          <table:table-cell office:value-type="float" office:value="0.061873664" calcext:value-type="float">
            <text:p>0.061873664</text:p>
          </table:table-cell>
        </table:table-row>
        <table:table-row table:style-name="ro1">
          <table:table-cell office:value-type="float" office:value="0.26855168" calcext:value-type="float">
            <text:p>0.26855168</text:p>
          </table:table-cell>
        </table:table-row>
        <table:table-row table:style-name="ro1">
          <table:table-cell office:value-type="float" office:value="0.259080192" calcext:value-type="float">
            <text:p>0.259080192</text:p>
          </table:table-cell>
        </table:table-row>
        <table:table-row table:style-name="ro1">
          <table:table-cell office:value-type="float" office:value="0.308275968" calcext:value-type="float">
            <text:p>0.308275968</text:p>
          </table:table-cell>
        </table:table-row>
        <table:table-row table:style-name="ro1">
          <table:table-cell office:value-type="float" office:value="0.297308672" calcext:value-type="float">
            <text:p>0.297308672</text:p>
          </table:table-cell>
        </table:table-row>
        <table:table-row table:style-name="ro1">
          <table:table-cell office:value-type="float" office:value="0.165858048" calcext:value-type="float">
            <text:p>0.165858048</text:p>
          </table:table-cell>
        </table:table-row>
        <table:table-row table:style-name="ro1">
          <table:table-cell office:value-type="float" office:value="0.305544192" calcext:value-type="float">
            <text:p>0.305544192</text:p>
          </table:table-cell>
        </table:table-row>
        <table:table-row table:style-name="ro1">
          <table:table-cell office:value-type="float" office:value="0.30890368" calcext:value-type="float">
            <text:p>0.30890368</text:p>
          </table:table-cell>
        </table:table-row>
        <table:table-row table:style-name="ro1">
          <table:table-cell office:value-type="float" office:value="0.316110848" calcext:value-type="float">
            <text:p>0.316110848</text:p>
          </table:table-cell>
        </table:table-row>
        <table:table-row table:style-name="ro1">
          <table:table-cell office:value-type="float" office:value="0.287252224" calcext:value-type="float">
            <text:p>0.287252224</text:p>
          </table:table-cell>
        </table:table-row>
        <table:table-row table:style-name="ro1">
          <table:table-cell office:value-type="float" office:value="0.155435776" calcext:value-type="float">
            <text:p>0.155435776</text:p>
          </table:table-cell>
        </table:table-row>
        <table:table-row table:style-name="ro1">
          <table:table-cell office:value-type="float" office:value="0.299601152" calcext:value-type="float">
            <text:p>0.299601152</text:p>
          </table:table-cell>
        </table:table-row>
        <table:table-row table:style-name="ro1">
          <table:table-cell office:value-type="float" office:value="0.316764672" calcext:value-type="float">
            <text:p>0.316764672</text:p>
          </table:table-cell>
        </table:table-row>
        <table:table-row table:style-name="ro1">
          <table:table-cell office:value-type="float" office:value="0.306233856" calcext:value-type="float">
            <text:p>0.306233856</text:p>
          </table:table-cell>
        </table:table-row>
        <table:table-row table:style-name="ro1">
          <table:table-cell office:value-type="float" office:value="0.276439296" calcext:value-type="float">
            <text:p>0.276439296</text:p>
          </table:table-cell>
        </table:table-row>
        <table:table-row table:style-name="ro1">
          <table:table-cell office:value-type="float" office:value="0.145295104" calcext:value-type="float">
            <text:p>0.145295104</text:p>
          </table:table-cell>
        </table:table-row>
        <table:table-row table:style-name="ro1">
          <table:table-cell office:value-type="float" office:value="0.289593856" calcext:value-type="float">
            <text:p>0.289593856</text:p>
          </table:table-cell>
        </table:table-row>
        <table:table-row table:style-name="ro1">
          <table:table-cell office:value-type="float" office:value="0.30680704" calcext:value-type="float">
            <text:p>0.30680704</text:p>
          </table:table-cell>
        </table:table-row>
        <table:table-row table:style-name="ro1">
          <table:table-cell office:value-type="float" office:value="0.300324096" calcext:value-type="float">
            <text:p>0.300324096</text:p>
          </table:table-cell>
        </table:table-row>
        <table:table-row table:style-name="ro1">
          <table:table-cell office:value-type="float" office:value="0.265846528" calcext:value-type="float">
            <text:p>0.265846528</text:p>
          </table:table-cell>
        </table:table-row>
        <table:table-row table:style-name="ro1">
          <table:table-cell office:value-type="float" office:value="0.134436864" calcext:value-type="float">
            <text:p>0.134436864</text:p>
          </table:table-cell>
        </table:table-row>
        <table:table-row table:style-name="ro1">
          <table:table-cell office:value-type="float" office:value="0.279236608" calcext:value-type="float">
            <text:p>0.279236608</text:p>
          </table:table-cell>
        </table:table-row>
        <table:table-row table:style-name="ro1">
          <table:table-cell office:value-type="float" office:value="0.30086016" calcext:value-type="float">
            <text:p>0.30086016</text:p>
          </table:table-cell>
        </table:table-row>
        <table:table-row table:style-name="ro1">
          <table:table-cell office:value-type="float" office:value="0.290231808" calcext:value-type="float">
            <text:p>0.290231808</text:p>
          </table:table-cell>
        </table:table-row>
        <table:table-row table:style-name="ro1">
          <table:table-cell office:value-type="float" office:value="0.255401472" calcext:value-type="float">
            <text:p>0.255401472</text:p>
          </table:table-cell>
        </table:table-row>
        <table:table-row table:style-name="ro1">
          <table:table-cell office:value-type="float" office:value="0.124233216" calcext:value-type="float">
            <text:p>0.124233216</text:p>
          </table:table-cell>
        </table:table-row>
        <table:table-row table:style-name="ro1">
          <table:table-cell office:value-type="float" office:value="0.26924416" calcext:value-type="float">
            <text:p>0.26924416</text:p>
          </table:table-cell>
        </table:table-row>
        <table:table-row table:style-name="ro1">
          <table:table-cell office:value-type="float" office:value="0.290758144" calcext:value-type="float">
            <text:p>0.290758144</text:p>
          </table:table-cell>
        </table:table-row>
        <table:table-row table:style-name="ro1">
          <table:table-cell office:value-type="float" office:value="0.29995392" calcext:value-type="float">
            <text:p>0.29995392</text:p>
          </table:table-cell>
        </table:table-row>
        <table:table-row table:style-name="ro1">
          <table:table-cell office:value-type="float" office:value="0.307435776" calcext:value-type="float">
            <text:p>0.307435776</text:p>
          </table:table-cell>
        </table:table-row>
        <table:table-row table:style-name="ro1">
          <table:table-cell office:value-type="float" office:value="0.134884352" calcext:value-type="float">
            <text:p>0.134884352</text:p>
          </table:table-cell>
        </table:table-row>
        <table:table-row table:style-name="ro1">
          <table:table-cell office:value-type="float" office:value="0.279211008" calcext:value-type="float">
            <text:p>0.279211008</text:p>
          </table:table-cell>
        </table:table-row>
        <table:table-row table:style-name="ro1">
          <table:table-cell office:value-type="float" office:value="0.316218624" calcext:value-type="float">
            <text:p>0.316218624</text:p>
          </table:table-cell>
        </table:table-row>
        <table:table-row table:style-name="ro1">
          <table:table-cell office:value-type="float" office:value="0.306239488" calcext:value-type="float">
            <text:p>0.306239488</text:p>
          </table:table-cell>
        </table:table-row>
        <table:table-row table:style-name="ro1">
          <table:table-cell office:value-type="float" office:value="0.311595264" calcext:value-type="float">
            <text:p>0.311595264</text:p>
          </table:table-cell>
        </table:table-row>
        <table:table-row table:style-name="ro1">
          <table:table-cell office:value-type="float" office:value="0.207150848" calcext:value-type="float">
            <text:p>0.207150848</text:p>
          </table:table-cell>
        </table:table-row>
        <table:table-row table:style-name="ro1">
          <table:table-cell office:value-type="float" office:value="0.347039744" calcext:value-type="float">
            <text:p>0.347039744</text:p>
          </table:table-cell>
        </table:table-row>
        <table:table-row table:style-name="ro1">
          <table:table-cell office:value-type="float" office:value="0.30692096" calcext:value-type="float">
            <text:p>0.30692096</text:p>
          </table:table-cell>
        </table:table-row>
        <table:table-row table:style-name="ro1">
          <table:table-cell office:value-type="float" office:value="0.3367104" calcext:value-type="float">
            <text:p>0.3367104</text:p>
          </table:table-cell>
        </table:table-row>
      </table:table>
      <table:table table:name="1T_1P_1S_relay" table:style-name="ta1">
        <table:table-column table:style-name="co8" table:default-cell-style-name="Default"/>
        <table:table-row table:style-name="ro1">
          <table:table-cell office:value-type="float" office:value="0.006426112" calcext:value-type="float">
            <text:p>0.006426112</text:p>
          </table:table-cell>
        </table:table-row>
        <table:table-row table:style-name="ro1">
          <table:table-cell office:value-type="float" office:value="0.006163456" calcext:value-type="float">
            <text:p>0.006163456</text:p>
          </table:table-cell>
        </table:table-row>
        <table:table-row table:style-name="ro1">
          <table:table-cell office:value-type="float" office:value="0.006189056" calcext:value-type="float">
            <text:p>0.006189056</text:p>
          </table:table-cell>
        </table:table-row>
        <table:table-row table:style-name="ro1">
          <table:table-cell office:value-type="float" office:value="0.00708608" calcext:value-type="float">
            <text:p>0.00708608</text:p>
          </table:table-cell>
        </table:table-row>
        <table:table-row table:style-name="ro1">
          <table:table-cell office:value-type="float" office:value="0.006185472" calcext:value-type="float">
            <text:p>0.006185472</text:p>
          </table:table-cell>
        </table:table-row>
        <table:table-row table:style-name="ro1">
          <table:table-cell office:value-type="float" office:value="0.00637568" calcext:value-type="float">
            <text:p>0.00637568</text:p>
          </table:table-cell>
        </table:table-row>
        <table:table-row table:style-name="ro1">
          <table:table-cell office:value-type="float" office:value="0.006653696" calcext:value-type="float">
            <text:p>0.006653696</text:p>
          </table:table-cell>
        </table:table-row>
        <table:table-row table:style-name="ro1">
          <table:table-cell office:value-type="float" office:value="0.007373056" calcext:value-type="float">
            <text:p>0.007373056</text:p>
          </table:table-cell>
        </table:table-row>
        <table:table-row table:style-name="ro1">
          <table:table-cell office:value-type="float" office:value="0.010577664" calcext:value-type="float">
            <text:p>0.010577664</text:p>
          </table:table-cell>
        </table:table-row>
        <table:table-row table:style-name="ro1">
          <table:table-cell office:value-type="float" office:value="0.006150144" calcext:value-type="float">
            <text:p>0.006150144</text:p>
          </table:table-cell>
        </table:table-row>
        <table:table-row table:style-name="ro1">
          <table:table-cell office:value-type="float" office:value="0.006099968" calcext:value-type="float">
            <text:p>0.006099968</text:p>
          </table:table-cell>
        </table:table-row>
        <table:table-row table:style-name="ro1">
          <table:table-cell office:value-type="float" office:value="0.006881536" calcext:value-type="float">
            <text:p>0.006881536</text:p>
          </table:table-cell>
        </table:table-row>
        <table:table-row table:style-name="ro1">
          <table:table-cell office:value-type="float" office:value="0.006446592" calcext:value-type="float">
            <text:p>0.006446592</text:p>
          </table:table-cell>
        </table:table-row>
        <table:table-row table:style-name="ro1">
          <table:table-cell office:value-type="float" office:value="0.009622528" calcext:value-type="float">
            <text:p>0.009622528</text:p>
          </table:table-cell>
        </table:table-row>
        <table:table-row table:style-name="ro1">
          <table:table-cell office:value-type="float" office:value="0.006067712" calcext:value-type="float">
            <text:p>0.006067712</text:p>
          </table:table-cell>
        </table:table-row>
        <table:table-row table:style-name="ro1">
          <table:table-cell office:value-type="float" office:value="0.006371072" calcext:value-type="float">
            <text:p>0.006371072</text:p>
          </table:table-cell>
        </table:table-row>
        <table:table-row table:style-name="ro1">
          <table:table-cell office:value-type="float" office:value="0.00762624" calcext:value-type="float">
            <text:p>0.00762624</text:p>
          </table:table-cell>
        </table:table-row>
        <table:table-row table:style-name="ro1">
          <table:table-cell office:value-type="float" office:value="0.011261952" calcext:value-type="float">
            <text:p>0.011261952</text:p>
          </table:table-cell>
        </table:table-row>
        <table:table-row table:style-name="ro1">
          <table:table-cell office:value-type="float" office:value="0.009028864" calcext:value-type="float">
            <text:p>0.009028864</text:p>
          </table:table-cell>
        </table:table-row>
        <table:table-row table:style-name="ro1">
          <table:table-cell office:value-type="float" office:value="0.006802688" calcext:value-type="float">
            <text:p>0.006802688</text:p>
          </table:table-cell>
        </table:table-row>
        <table:table-row table:style-name="ro1">
          <table:table-cell office:value-type="float" office:value="0.00659584" calcext:value-type="float">
            <text:p>0.00659584</text:p>
          </table:table-cell>
        </table:table-row>
        <table:table-row table:style-name="ro1">
          <table:table-cell office:value-type="float" office:value="0.006061312" calcext:value-type="float">
            <text:p>0.006061312</text:p>
          </table:table-cell>
        </table:table-row>
        <table:table-row table:style-name="ro1">
          <table:table-cell office:value-type="float" office:value="0.006003712" calcext:value-type="float">
            <text:p>0.006003712</text:p>
          </table:table-cell>
        </table:table-row>
        <table:table-row table:style-name="ro1">
          <table:table-cell office:value-type="float" office:value="0.006247936" calcext:value-type="float">
            <text:p>0.006247936</text:p>
          </table:table-cell>
        </table:table-row>
        <table:table-row table:style-name="ro1">
          <table:table-cell office:value-type="float" office:value="0.007024384" calcext:value-type="float">
            <text:p>0.007024384</text:p>
          </table:table-cell>
        </table:table-row>
        <table:table-row table:style-name="ro1">
          <table:table-cell office:value-type="float" office:value="0.006197248" calcext:value-type="float">
            <text:p>0.006197248</text:p>
          </table:table-cell>
        </table:table-row>
        <table:table-row table:style-name="ro1">
          <table:table-cell office:value-type="float" office:value="0.01305344" calcext:value-type="float">
            <text:p>0.01305344</text:p>
          </table:table-cell>
        </table:table-row>
        <table:table-row table:style-name="ro1">
          <table:table-cell office:value-type="float" office:value="0.0060736" calcext:value-type="float">
            <text:p>0.0060736</text:p>
          </table:table-cell>
        </table:table-row>
        <table:table-row table:style-name="ro1">
          <table:table-cell office:value-type="float" office:value="0.00884096" calcext:value-type="float">
            <text:p>0.00884096</text:p>
          </table:table-cell>
        </table:table-row>
        <table:table-row table:style-name="ro1">
          <table:table-cell office:value-type="float" office:value="0.006496768" calcext:value-type="float">
            <text:p>0.006496768</text:p>
          </table:table-cell>
        </table:table-row>
        <table:table-row table:style-name="ro1">
          <table:table-cell office:value-type="float" office:value="0.006431488" calcext:value-type="float">
            <text:p>0.006431488</text:p>
          </table:table-cell>
        </table:table-row>
        <table:table-row table:style-name="ro1">
          <table:table-cell office:value-type="float" office:value="0.00655872" calcext:value-type="float">
            <text:p>0.00655872</text:p>
          </table:table-cell>
        </table:table-row>
        <table:table-row table:style-name="ro1">
          <table:table-cell office:value-type="float" office:value="0.006285312" calcext:value-type="float">
            <text:p>0.006285312</text:p>
          </table:table-cell>
        </table:table-row>
        <table:table-row table:style-name="ro1">
          <table:table-cell office:value-type="float" office:value="0.006137344" calcext:value-type="float">
            <text:p>0.006137344</text:p>
          </table:table-cell>
        </table:table-row>
        <table:table-row table:style-name="ro1">
          <table:table-cell office:value-type="float" office:value="0.006837504" calcext:value-type="float">
            <text:p>0.006837504</text:p>
          </table:table-cell>
        </table:table-row>
        <table:table-row table:style-name="ro1">
          <table:table-cell office:value-type="float" office:value="0.007294208" calcext:value-type="float">
            <text:p>0.007294208</text:p>
          </table:table-cell>
        </table:table-row>
        <table:table-row table:style-name="ro1">
          <table:table-cell office:value-type="float" office:value="0.006449152" calcext:value-type="float">
            <text:p>0.006449152</text:p>
          </table:table-cell>
        </table:table-row>
        <table:table-row table:style-name="ro1">
          <table:table-cell office:value-type="float" office:value="0.009813248" calcext:value-type="float">
            <text:p>0.009813248</text:p>
          </table:table-cell>
        </table:table-row>
        <table:table-row table:style-name="ro1">
          <table:table-cell office:value-type="float" office:value="0.006132224" calcext:value-type="float">
            <text:p>0.006132224</text:p>
          </table:table-cell>
        </table:table-row>
        <table:table-row table:style-name="ro1">
          <table:table-cell office:value-type="float" office:value="0.00614528" calcext:value-type="float">
            <text:p>0.00614528</text:p>
          </table:table-cell>
        </table:table-row>
        <table:table-row table:style-name="ro1">
          <table:table-cell office:value-type="float" office:value="0.006253824" calcext:value-type="float">
            <text:p>0.006253824</text:p>
          </table:table-cell>
        </table:table-row>
        <table:table-row table:style-name="ro1">
          <table:table-cell office:value-type="float" office:value="0.006900224" calcext:value-type="float">
            <text:p>0.006900224</text:p>
          </table:table-cell>
        </table:table-row>
        <table:table-row table:style-name="ro1">
          <table:table-cell office:value-type="float" office:value="0.008835584" calcext:value-type="float">
            <text:p>0.008835584</text:p>
          </table:table-cell>
        </table:table-row>
        <table:table-row table:style-name="ro1">
          <table:table-cell office:value-type="float" office:value="0.007626496" calcext:value-type="float">
            <text:p>0.007626496</text:p>
          </table:table-cell>
        </table:table-row>
        <table:table-row table:style-name="ro1">
          <table:table-cell office:value-type="float" office:value="0.006265856" calcext:value-type="float">
            <text:p>0.006265856</text:p>
          </table:table-cell>
        </table:table-row>
        <table:table-row table:style-name="ro1">
          <table:table-cell office:value-type="float" office:value="0.005952768" calcext:value-type="float">
            <text:p>0.005952768</text:p>
          </table:table-cell>
        </table:table-row>
        <table:table-row table:style-name="ro1">
          <table:table-cell office:value-type="float" office:value="0.006580224" calcext:value-type="float">
            <text:p>0.006580224</text:p>
          </table:table-cell>
        </table:table-row>
        <table:table-row table:style-name="ro1">
          <table:table-cell office:value-type="float" office:value="0.006118912" calcext:value-type="float">
            <text:p>0.006118912</text:p>
          </table:table-cell>
        </table:table-row>
        <table:table-row table:style-name="ro1">
          <table:table-cell office:value-type="float" office:value="0.007859968" calcext:value-type="float">
            <text:p>0.007859968</text:p>
          </table:table-cell>
        </table:table-row>
        <table:table-row table:style-name="ro1">
          <table:table-cell office:value-type="float" office:value="0.007209216" calcext:value-type="float">
            <text:p>0.007209216</text:p>
          </table:table-cell>
        </table:table-row>
        <table:table-row table:style-name="ro1">
          <table:table-cell office:value-type="float" office:value="0.006777088" calcext:value-type="float">
            <text:p>0.006777088</text:p>
          </table:table-cell>
        </table:table-row>
        <table:table-row table:style-name="ro1">
          <table:table-cell office:value-type="float" office:value="0.006657024" calcext:value-type="float">
            <text:p>0.006657024</text:p>
          </table:table-cell>
        </table:table-row>
        <table:table-row table:style-name="ro1">
          <table:table-cell office:value-type="float" office:value="0.006180096" calcext:value-type="float">
            <text:p>0.006180096</text:p>
          </table:table-cell>
        </table:table-row>
        <table:table-row table:style-name="ro1">
          <table:table-cell office:value-type="float" office:value="0.006574848" calcext:value-type="float">
            <text:p>0.006574848</text:p>
          </table:table-cell>
        </table:table-row>
        <table:table-row table:style-name="ro1">
          <table:table-cell office:value-type="float" office:value="0.0058368" calcext:value-type="float">
            <text:p>0.0058368</text:p>
          </table:table-cell>
        </table:table-row>
        <table:table-row table:style-name="ro1">
          <table:table-cell office:value-type="float" office:value="0.007113984" calcext:value-type="float">
            <text:p>0.007113984</text:p>
          </table:table-cell>
        </table:table-row>
        <table:table-row table:style-name="ro1">
          <table:table-cell office:value-type="float" office:value="0.00603904" calcext:value-type="float">
            <text:p>0.00603904</text:p>
          </table:table-cell>
        </table:table-row>
        <table:table-row table:style-name="ro1">
          <table:table-cell office:value-type="float" office:value="0.00619776" calcext:value-type="float">
            <text:p>0.00619776</text:p>
          </table:table-cell>
        </table:table-row>
        <table:table-row table:style-name="ro1">
          <table:table-cell office:value-type="float" office:value="0.007309568" calcext:value-type="float">
            <text:p>0.007309568</text:p>
          </table:table-cell>
        </table:table-row>
        <table:table-row table:style-name="ro1">
          <table:table-cell office:value-type="float" office:value="0.007287296" calcext:value-type="float">
            <text:p>0.007287296</text:p>
          </table:table-cell>
        </table:table-row>
        <table:table-row table:style-name="ro1">
          <table:table-cell office:value-type="float" office:value="0.008891392" calcext:value-type="float">
            <text:p>0.008891392</text:p>
          </table:table-cell>
        </table:table-row>
        <table:table-row table:style-name="ro1">
          <table:table-cell office:value-type="float" office:value="0.01120896" calcext:value-type="float">
            <text:p>0.01120896</text:p>
          </table:table-cell>
        </table:table-row>
        <table:table-row table:style-name="ro1">
          <table:table-cell office:value-type="float" office:value="0.00097536" calcext:value-type="float">
            <text:p>0.00097536</text:p>
          </table:table-cell>
        </table:table-row>
        <table:table-row table:style-name="ro1">
          <table:table-cell office:value-type="float" office:value="0.008284928" calcext:value-type="float">
            <text:p>0.008284928</text:p>
          </table:table-cell>
        </table:table-row>
        <table:table-row table:style-name="ro1">
          <table:table-cell office:value-type="float" office:value="0.006240512" calcext:value-type="float">
            <text:p>0.006240512</text:p>
          </table:table-cell>
        </table:table-row>
        <table:table-row table:style-name="ro1">
          <table:table-cell office:value-type="float" office:value="0.006358016" calcext:value-type="float">
            <text:p>0.006358016</text:p>
          </table:table-cell>
        </table:table-row>
        <table:table-row table:style-name="ro1">
          <table:table-cell office:value-type="float" office:value="0.006212608" calcext:value-type="float">
            <text:p>0.006212608</text:p>
          </table:table-cell>
        </table:table-row>
        <table:table-row table:style-name="ro1">
          <table:table-cell office:value-type="float" office:value="0.006107648" calcext:value-type="float">
            <text:p>0.006107648</text:p>
          </table:table-cell>
        </table:table-row>
        <table:table-row table:style-name="ro1">
          <table:table-cell office:value-type="float" office:value="0.00567296" calcext:value-type="float">
            <text:p>0.00567296</text:p>
          </table:table-cell>
        </table:table-row>
        <table:table-row table:style-name="ro1">
          <table:table-cell office:value-type="float" office:value="0.005717504" calcext:value-type="float">
            <text:p>0.005717504</text:p>
          </table:table-cell>
        </table:table-row>
        <table:table-row table:style-name="ro1">
          <table:table-cell office:value-type="float" office:value="0.006141952" calcext:value-type="float">
            <text:p>0.006141952</text:p>
          </table:table-cell>
        </table:table-row>
        <table:table-row table:style-name="ro1">
          <table:table-cell office:value-type="float" office:value="0.006980352" calcext:value-type="float">
            <text:p>0.006980352</text:p>
          </table:table-cell>
        </table:table-row>
        <table:table-row table:style-name="ro1">
          <table:table-cell office:value-type="float" office:value="0.006606336" calcext:value-type="float">
            <text:p>0.006606336</text:p>
          </table:table-cell>
        </table:table-row>
        <table:table-row table:style-name="ro1">
          <table:table-cell office:value-type="float" office:value="0.00649728" calcext:value-type="float">
            <text:p>0.00649728</text:p>
          </table:table-cell>
        </table:table-row>
        <table:table-row table:style-name="ro1">
          <table:table-cell office:value-type="float" office:value="0.006009088" calcext:value-type="float">
            <text:p>0.006009088</text:p>
          </table:table-cell>
        </table:table-row>
        <table:table-row table:style-name="ro1">
          <table:table-cell office:value-type="float" office:value="0.006003712" calcext:value-type="float">
            <text:p>0.006003712</text:p>
          </table:table-cell>
        </table:table-row>
        <table:table-row table:style-name="ro1">
          <table:table-cell office:value-type="float" office:value="0.005768192" calcext:value-type="float">
            <text:p>0.005768192</text:p>
          </table:table-cell>
        </table:table-row>
        <table:table-row table:style-name="ro1">
          <table:table-cell office:value-type="float" office:value="0.006134272" calcext:value-type="float">
            <text:p>0.006134272</text:p>
          </table:table-cell>
        </table:table-row>
        <table:table-row table:style-name="ro1">
          <table:table-cell office:value-type="float" office:value="0.005669888" calcext:value-type="float">
            <text:p>0.005669888</text:p>
          </table:table-cell>
        </table:table-row>
        <table:table-row table:style-name="ro1">
          <table:table-cell office:value-type="float" office:value="0.00594048" calcext:value-type="float">
            <text:p>0.00594048</text:p>
          </table:table-cell>
        </table:table-row>
        <table:table-row table:style-name="ro1">
          <table:table-cell office:value-type="float" office:value="0.00909184" calcext:value-type="float">
            <text:p>0.00909184</text:p>
          </table:table-cell>
        </table:table-row>
        <table:table-row table:style-name="ro1">
          <table:table-cell office:value-type="float" office:value="0.005996544" calcext:value-type="float">
            <text:p>0.005996544</text:p>
          </table:table-cell>
        </table:table-row>
        <table:table-row table:style-name="ro1">
          <table:table-cell office:value-type="float" office:value="0.005982464" calcext:value-type="float">
            <text:p>0.005982464</text:p>
          </table:table-cell>
        </table:table-row>
        <table:table-row table:style-name="ro1">
          <table:table-cell office:value-type="float" office:value="0.005682944" calcext:value-type="float">
            <text:p>0.005682944</text:p>
          </table:table-cell>
        </table:table-row>
        <table:table-row table:style-name="ro1">
          <table:table-cell office:value-type="float" office:value="0.014413824" calcext:value-type="float">
            <text:p>0.014413824</text:p>
          </table:table-cell>
        </table:table-row>
        <table:table-row table:style-name="ro1">
          <table:table-cell office:value-type="float" office:value="0.003855104" calcext:value-type="float">
            <text:p>0.003855104</text:p>
          </table:table-cell>
        </table:table-row>
        <table:table-row table:style-name="ro1">
          <table:table-cell office:value-type="float" office:value="0.005808384" calcext:value-type="float">
            <text:p>0.005808384</text:p>
          </table:table-cell>
        </table:table-row>
        <table:table-row table:style-name="ro1">
          <table:table-cell office:value-type="float" office:value="0.00684928" calcext:value-type="float">
            <text:p>0.00684928</text:p>
          </table:table-cell>
        </table:table-row>
        <table:table-row table:style-name="ro1">
          <table:table-cell office:value-type="float" office:value="0.006153984" calcext:value-type="float">
            <text:p>0.006153984</text:p>
          </table:table-cell>
        </table:table-row>
        <table:table-row table:style-name="ro1">
          <table:table-cell office:value-type="float" office:value="0.00585216" calcext:value-type="float">
            <text:p>0.00585216</text:p>
          </table:table-cell>
        </table:table-row>
        <table:table-row table:style-name="ro1">
          <table:table-cell office:value-type="float" office:value="0.006773504" calcext:value-type="float">
            <text:p>0.006773504</text:p>
          </table:table-cell>
        </table:table-row>
        <table:table-row table:style-name="ro1">
          <table:table-cell office:value-type="float" office:value="0.005976832" calcext:value-type="float">
            <text:p>0.005976832</text:p>
          </table:table-cell>
        </table:table-row>
        <table:table-row table:style-name="ro1">
          <table:table-cell office:value-type="float" office:value="0.008440064" calcext:value-type="float">
            <text:p>0.008440064</text:p>
          </table:table-cell>
        </table:table-row>
        <table:table-row table:style-name="ro1">
          <table:table-cell office:value-type="float" office:value="0.005852416" calcext:value-type="float">
            <text:p>0.005852416</text:p>
          </table:table-cell>
        </table:table-row>
        <table:table-row table:style-name="ro1">
          <table:table-cell office:value-type="float" office:value="0.005690624" calcext:value-type="float">
            <text:p>0.005690624</text:p>
          </table:table-cell>
        </table:table-row>
        <table:table-row table:style-name="ro1">
          <table:table-cell office:value-type="float" office:value="0.006409472" calcext:value-type="float">
            <text:p>0.006409472</text:p>
          </table:table-cell>
        </table:table-row>
        <table:table-row table:style-name="ro1">
          <table:table-cell office:value-type="float" office:value="0.006003968" calcext:value-type="float">
            <text:p>0.006003968</text:p>
          </table:table-cell>
        </table:table-row>
        <table:table-row table:style-name="ro1">
          <table:table-cell office:value-type="float" office:value="0.007278336" calcext:value-type="float">
            <text:p>0.007278336</text:p>
          </table:table-cell>
        </table:table-row>
        <table:table-row table:style-name="ro1">
          <table:table-cell office:value-type="float" office:value="0.005614336" calcext:value-type="float">
            <text:p>0.005614336</text:p>
          </table:table-cell>
        </table:table-row>
        <table:table-row table:style-name="ro1">
          <table:table-cell office:value-type="float" office:value="0.005551872" calcext:value-type="float">
            <text:p>0.005551872</text:p>
          </table:table-cell>
        </table:table-row>
        <table:table-row table:style-name="ro1">
          <table:table-cell office:value-type="float" office:value="0.005966336" calcext:value-type="float">
            <text:p>0.005966336</text:p>
          </table:table-cell>
        </table:table-row>
        <table:table-row table:style-name="ro1">
          <table:table-cell office:value-type="float" office:value="0.006823936" calcext:value-type="float">
            <text:p>0.006823936</text:p>
          </table:table-cell>
        </table:table-row>
        <table:table-row table:style-name="ro1">
          <table:table-cell office:value-type="float" office:value="0.006160128" calcext:value-type="float">
            <text:p>0.006160128</text:p>
          </table:table-cell>
        </table:table-row>
        <table:table-row table:style-name="ro1">
          <table:table-cell office:value-type="float" office:value="0.010893568" calcext:value-type="float">
            <text:p>0.010893568</text:p>
          </table:table-cell>
        </table:table-row>
        <table:table-row table:style-name="ro1">
          <table:table-cell office:value-type="float" office:value="0.000790016" calcext:value-type="float">
            <text:p>0.000790016</text:p>
          </table:table-cell>
        </table:table-row>
        <table:table-row table:style-name="ro1">
          <table:table-cell office:value-type="float" office:value="0.006888704" calcext:value-type="float">
            <text:p>0.006888704</text:p>
          </table:table-cell>
        </table:table-row>
        <table:table-row table:style-name="ro1">
          <table:table-cell office:value-type="float" office:value="0.006445056" calcext:value-type="float">
            <text:p>0.006445056</text:p>
          </table:table-cell>
        </table:table-row>
        <table:table-row table:style-name="ro1">
          <table:table-cell office:value-type="float" office:value="0.007591168" calcext:value-type="float">
            <text:p>0.007591168</text:p>
          </table:table-cell>
        </table:table-row>
        <table:table-row table:style-name="ro1">
          <table:table-cell office:value-type="float" office:value="0.00646144" calcext:value-type="float">
            <text:p>0.00646144</text:p>
          </table:table-cell>
        </table:table-row>
        <table:table-row table:style-name="ro1">
          <table:table-cell office:value-type="float" office:value="0.005972224" calcext:value-type="float">
            <text:p>0.005972224</text:p>
          </table:table-cell>
        </table:table-row>
        <table:table-row table:style-name="ro1">
          <table:table-cell office:value-type="float" office:value="0.007047936" calcext:value-type="float">
            <text:p>0.007047936</text:p>
          </table:table-cell>
        </table:table-row>
        <table:table-row table:style-name="ro1">
          <table:table-cell office:value-type="float" office:value="0.005935616" calcext:value-type="float">
            <text:p>0.005935616</text:p>
          </table:table-cell>
        </table:table-row>
        <table:table-row table:style-name="ro1">
          <table:table-cell office:value-type="float" office:value="0.005512192" calcext:value-type="float">
            <text:p>0.005512192</text:p>
          </table:table-cell>
        </table:table-row>
        <table:table-row table:style-name="ro1">
          <table:table-cell office:value-type="float" office:value="0.005700608" calcext:value-type="float">
            <text:p>0.005700608</text:p>
          </table:table-cell>
        </table:table-row>
        <table:table-row table:style-name="ro1">
          <table:table-cell office:value-type="float" office:value="0.007236096" calcext:value-type="float">
            <text:p>0.007236096</text:p>
          </table:table-cell>
        </table:table-row>
        <table:table-row table:style-name="ro1">
          <table:table-cell office:value-type="float" office:value="0.006556928" calcext:value-type="float">
            <text:p>0.006556928</text:p>
          </table:table-cell>
        </table:table-row>
        <table:table-row table:style-name="ro1">
          <table:table-cell office:value-type="float" office:value="0.006031616" calcext:value-type="float">
            <text:p>0.006031616</text:p>
          </table:table-cell>
        </table:table-row>
        <table:table-row table:style-name="ro1">
          <table:table-cell office:value-type="float" office:value="0.00971776" calcext:value-type="float">
            <text:p>0.00971776</text:p>
          </table:table-cell>
        </table:table-row>
        <table:table-row table:style-name="ro1">
          <table:table-cell office:value-type="float" office:value="0.008251904" calcext:value-type="float">
            <text:p>0.008251904</text:p>
          </table:table-cell>
        </table:table-row>
        <table:table-row table:style-name="ro1">
          <table:table-cell office:value-type="float" office:value="0.005885184" calcext:value-type="float">
            <text:p>0.005885184</text:p>
          </table:table-cell>
        </table:table-row>
        <table:table-row table:style-name="ro1">
          <table:table-cell office:value-type="float" office:value="0.00558848" calcext:value-type="float">
            <text:p>0.00558848</text:p>
          </table:table-cell>
        </table:table-row>
        <table:table-row table:style-name="ro1">
          <table:table-cell office:value-type="float" office:value="0.006219264" calcext:value-type="float">
            <text:p>0.006219264</text:p>
          </table:table-cell>
        </table:table-row>
        <table:table-row table:style-name="ro1">
          <table:table-cell office:value-type="float" office:value="0.005922048" calcext:value-type="float">
            <text:p>0.005922048</text:p>
          </table:table-cell>
        </table:table-row>
        <table:table-row table:style-name="ro1">
          <table:table-cell office:value-type="float" office:value="0.008233984" calcext:value-type="float">
            <text:p>0.008233984</text:p>
          </table:table-cell>
        </table:table-row>
        <table:table-row table:style-name="ro1">
          <table:table-cell office:value-type="float" office:value="0.006108928" calcext:value-type="float">
            <text:p>0.006108928</text:p>
          </table:table-cell>
        </table:table-row>
        <table:table-row table:style-name="ro1">
          <table:table-cell office:value-type="float" office:value="0.005951488" calcext:value-type="float">
            <text:p>0.005951488</text:p>
          </table:table-cell>
        </table:table-row>
        <table:table-row table:style-name="ro1">
          <table:table-cell office:value-type="float" office:value="0.006395136" calcext:value-type="float">
            <text:p>0.006395136</text:p>
          </table:table-cell>
        </table:table-row>
        <table:table-row table:style-name="ro1">
          <table:table-cell office:value-type="float" office:value="0.005777408" calcext:value-type="float">
            <text:p>0.005777408</text:p>
          </table:table-cell>
        </table:table-row>
        <table:table-row table:style-name="ro1">
          <table:table-cell office:value-type="float" office:value="0.005662208" calcext:value-type="float">
            <text:p>0.005662208</text:p>
          </table:table-cell>
        </table:table-row>
        <table:table-row table:style-name="ro1">
          <table:table-cell office:value-type="float" office:value="0.007487488" calcext:value-type="float">
            <text:p>0.007487488</text:p>
          </table:table-cell>
        </table:table-row>
        <table:table-row table:style-name="ro1">
          <table:table-cell office:value-type="float" office:value="0.006148096" calcext:value-type="float">
            <text:p>0.006148096</text:p>
          </table:table-cell>
        </table:table-row>
        <table:table-row table:style-name="ro1">
          <table:table-cell office:value-type="float" office:value="0.005767936" calcext:value-type="float">
            <text:p>0.005767936</text:p>
          </table:table-cell>
        </table:table-row>
        <table:table-row table:style-name="ro1">
          <table:table-cell office:value-type="float" office:value="0.005732864" calcext:value-type="float">
            <text:p>0.005732864</text:p>
          </table:table-cell>
        </table:table-row>
        <table:table-row table:style-name="ro1">
          <table:table-cell office:value-type="float" office:value="0.006110208" calcext:value-type="float">
            <text:p>0.006110208</text:p>
          </table:table-cell>
        </table:table-row>
        <table:table-row table:style-name="ro1">
          <table:table-cell office:value-type="float" office:value="0.00603264" calcext:value-type="float">
            <text:p>0.00603264</text:p>
          </table:table-cell>
        </table:table-row>
        <table:table-row table:style-name="ro1">
          <table:table-cell office:value-type="float" office:value="0.006680064" calcext:value-type="float">
            <text:p>0.006680064</text:p>
          </table:table-cell>
        </table:table-row>
        <table:table-row table:style-name="ro1">
          <table:table-cell office:value-type="float" office:value="0.005492736" calcext:value-type="float">
            <text:p>0.005492736</text:p>
          </table:table-cell>
        </table:table-row>
        <table:table-row table:style-name="ro1">
          <table:table-cell office:value-type="float" office:value="0.00577536" calcext:value-type="float">
            <text:p>0.00577536</text:p>
          </table:table-cell>
        </table:table-row>
        <table:table-row table:style-name="ro1">
          <table:table-cell office:value-type="float" office:value="0.00565504" calcext:value-type="float">
            <text:p>0.00565504</text:p>
          </table:table-cell>
        </table:table-row>
        <table:table-row table:style-name="ro1">
          <table:table-cell office:value-type="float" office:value="0.005846272" calcext:value-type="float">
            <text:p>0.005846272</text:p>
          </table:table-cell>
        </table:table-row>
        <table:table-row table:style-name="ro1">
          <table:table-cell office:value-type="float" office:value="0.005703424" calcext:value-type="float">
            <text:p>0.005703424</text:p>
          </table:table-cell>
        </table:table-row>
        <table:table-row table:style-name="ro1">
          <table:table-cell office:value-type="float" office:value="0.00598912" calcext:value-type="float">
            <text:p>0.00598912</text:p>
          </table:table-cell>
        </table:table-row>
        <table:table-row table:style-name="ro1">
          <table:table-cell office:value-type="float" office:value="0.005702912" calcext:value-type="float">
            <text:p>0.005702912</text:p>
          </table:table-cell>
        </table:table-row>
        <table:table-row table:style-name="ro1">
          <table:table-cell office:value-type="float" office:value="0.006968576" calcext:value-type="float">
            <text:p>0.006968576</text:p>
          </table:table-cell>
        </table:table-row>
        <table:table-row table:style-name="ro1">
          <table:table-cell office:value-type="float" office:value="0.0072768" calcext:value-type="float">
            <text:p>0.0072768</text:p>
          </table:table-cell>
        </table:table-row>
        <table:table-row table:style-name="ro1">
          <table:table-cell office:value-type="float" office:value="0.007058688" calcext:value-type="float">
            <text:p>0.007058688</text:p>
          </table:table-cell>
        </table:table-row>
        <table:table-row table:style-name="ro1">
          <table:table-cell office:value-type="float" office:value="0.005684224" calcext:value-type="float">
            <text:p>0.005684224</text:p>
          </table:table-cell>
        </table:table-row>
        <table:table-row table:style-name="ro1">
          <table:table-cell office:value-type="float" office:value="0.006099712" calcext:value-type="float">
            <text:p>0.006099712</text:p>
          </table:table-cell>
        </table:table-row>
        <table:table-row table:style-name="ro1">
          <table:table-cell office:value-type="float" office:value="0.009633536" calcext:value-type="float">
            <text:p>0.009633536</text:p>
          </table:table-cell>
        </table:table-row>
        <table:table-row table:style-name="ro1">
          <table:table-cell office:value-type="float" office:value="0.006279168" calcext:value-type="float">
            <text:p>0.006279168</text:p>
          </table:table-cell>
        </table:table-row>
        <table:table-row table:style-name="ro1">
          <table:table-cell office:value-type="float" office:value="0.006546688" calcext:value-type="float">
            <text:p>0.006546688</text:p>
          </table:table-cell>
        </table:table-row>
        <table:table-row table:style-name="ro1">
          <table:table-cell office:value-type="float" office:value="0.00884992" calcext:value-type="float">
            <text:p>0.00884992</text:p>
          </table:table-cell>
        </table:table-row>
        <table:table-row table:style-name="ro1">
          <table:table-cell office:value-type="float" office:value="0.00656384" calcext:value-type="float">
            <text:p>0.00656384</text:p>
          </table:table-cell>
        </table:table-row>
        <table:table-row table:style-name="ro1">
          <table:table-cell office:value-type="float" office:value="0.005983744" calcext:value-type="float">
            <text:p>0.005983744</text:p>
          </table:table-cell>
        </table:table-row>
        <table:table-row table:style-name="ro1">
          <table:table-cell office:value-type="float" office:value="0.006538752" calcext:value-type="float">
            <text:p>0.006538752</text:p>
          </table:table-cell>
        </table:table-row>
        <table:table-row table:style-name="ro1">
          <table:table-cell office:value-type="float" office:value="0.006691072" calcext:value-type="float">
            <text:p>0.006691072</text:p>
          </table:table-cell>
        </table:table-row>
        <table:table-row table:style-name="ro1">
          <table:table-cell office:value-type="float" office:value="0.006146048" calcext:value-type="float">
            <text:p>0.006146048</text:p>
          </table:table-cell>
        </table:table-row>
        <table:table-row table:style-name="ro1">
          <table:table-cell office:value-type="float" office:value="0.007518208" calcext:value-type="float">
            <text:p>0.007518208</text:p>
          </table:table-cell>
        </table:table-row>
        <table:table-row table:style-name="ro1">
          <table:table-cell office:value-type="float" office:value="0.007933696" calcext:value-type="float">
            <text:p>0.007933696</text:p>
          </table:table-cell>
        </table:table-row>
        <table:table-row table:style-name="ro1">
          <table:table-cell office:value-type="float" office:value="0.011247104" calcext:value-type="float">
            <text:p>0.011247104</text:p>
          </table:table-cell>
        </table:table-row>
        <table:table-row table:style-name="ro1">
          <table:table-cell office:value-type="float" office:value="0.005947648" calcext:value-type="float">
            <text:p>0.005947648</text:p>
          </table:table-cell>
        </table:table-row>
        <table:table-row table:style-name="ro1">
          <table:table-cell office:value-type="float" office:value="0.006889216" calcext:value-type="float">
            <text:p>0.006889216</text:p>
          </table:table-cell>
        </table:table-row>
        <table:table-row table:style-name="ro1">
          <table:table-cell office:value-type="float" office:value="0.006505216" calcext:value-type="float">
            <text:p>0.006505216</text:p>
          </table:table-cell>
        </table:table-row>
        <table:table-row table:style-name="ro1">
          <table:table-cell office:value-type="float" office:value="0.006753024" calcext:value-type="float">
            <text:p>0.006753024</text:p>
          </table:table-cell>
        </table:table-row>
        <table:table-row table:style-name="ro1">
          <table:table-cell office:value-type="float" office:value="0.00674944" calcext:value-type="float">
            <text:p>0.00674944</text:p>
          </table:table-cell>
        </table:table-row>
        <table:table-row table:style-name="ro1">
          <table:table-cell office:value-type="float" office:value="0.007279616" calcext:value-type="float">
            <text:p>0.007279616</text:p>
          </table:table-cell>
        </table:table-row>
        <table:table-row table:style-name="ro1">
          <table:table-cell office:value-type="float" office:value="0.006020096" calcext:value-type="float">
            <text:p>0.006020096</text:p>
          </table:table-cell>
        </table:table-row>
        <table:table-row table:style-name="ro1">
          <table:table-cell office:value-type="float" office:value="0.006024704" calcext:value-type="float">
            <text:p>0.006024704</text:p>
          </table:table-cell>
        </table:table-row>
        <table:table-row table:style-name="ro1">
          <table:table-cell office:value-type="float" office:value="0.005969152" calcext:value-type="float">
            <text:p>0.005969152</text:p>
          </table:table-cell>
        </table:table-row>
        <table:table-row table:style-name="ro1">
          <table:table-cell office:value-type="float" office:value="0.005932032" calcext:value-type="float">
            <text:p>0.005932032</text:p>
          </table:table-cell>
        </table:table-row>
        <table:table-row table:style-name="ro1">
          <table:table-cell office:value-type="float" office:value="0.006190848" calcext:value-type="float">
            <text:p>0.006190848</text:p>
          </table:table-cell>
        </table:table-row>
        <table:table-row table:style-name="ro1">
          <table:table-cell office:value-type="float" office:value="0.00750464" calcext:value-type="float">
            <text:p>0.00750464</text:p>
          </table:table-cell>
        </table:table-row>
        <table:table-row table:style-name="ro1">
          <table:table-cell office:value-type="float" office:value="0.00589056" calcext:value-type="float">
            <text:p>0.00589056</text:p>
          </table:table-cell>
        </table:table-row>
        <table:table-row table:style-name="ro1">
          <table:table-cell office:value-type="float" office:value="0.006326784" calcext:value-type="float">
            <text:p>0.006326784</text:p>
          </table:table-cell>
        </table:table-row>
        <table:table-row table:style-name="ro1">
          <table:table-cell office:value-type="float" office:value="0.006944" calcext:value-type="float">
            <text:p>0.006944</text:p>
          </table:table-cell>
        </table:table-row>
        <table:table-row table:style-name="ro1">
          <table:table-cell office:value-type="float" office:value="0.005776128" calcext:value-type="float">
            <text:p>0.005776128</text:p>
          </table:table-cell>
        </table:table-row>
        <table:table-row table:style-name="ro1">
          <table:table-cell office:value-type="float" office:value="0.008438528" calcext:value-type="float">
            <text:p>0.008438528</text:p>
          </table:table-cell>
        </table:table-row>
        <table:table-row table:style-name="ro1">
          <table:table-cell office:value-type="float" office:value="0.01099904" calcext:value-type="float">
            <text:p>0.01099904</text:p>
          </table:table-cell>
        </table:table-row>
        <table:table-row table:style-name="ro1">
          <table:table-cell office:value-type="float" office:value="0.000646656" calcext:value-type="float">
            <text:p>0.000646656</text:p>
          </table:table-cell>
        </table:table-row>
        <table:table-row table:style-name="ro1">
          <table:table-cell office:value-type="float" office:value="0.005512704" calcext:value-type="float">
            <text:p>0.005512704</text:p>
          </table:table-cell>
        </table:table-row>
        <table:table-row table:style-name="ro1">
          <table:table-cell office:value-type="float" office:value="0.00567424" calcext:value-type="float">
            <text:p>0.00567424</text:p>
          </table:table-cell>
        </table:table-row>
        <table:table-row table:style-name="ro1">
          <table:table-cell office:value-type="float" office:value="0.005619712" calcext:value-type="float">
            <text:p>0.005619712</text:p>
          </table:table-cell>
        </table:table-row>
        <table:table-row table:style-name="ro1">
          <table:table-cell office:value-type="float" office:value="0.005758464" calcext:value-type="float">
            <text:p>0.005758464</text:p>
          </table:table-cell>
        </table:table-row>
        <table:table-row table:style-name="ro1">
          <table:table-cell office:value-type="float" office:value="0.006015488" calcext:value-type="float">
            <text:p>0.006015488</text:p>
          </table:table-cell>
        </table:table-row>
        <table:table-row table:style-name="ro1">
          <table:table-cell office:value-type="float" office:value="0.007067904" calcext:value-type="float">
            <text:p>0.007067904</text:p>
          </table:table-cell>
        </table:table-row>
        <table:table-row table:style-name="ro1">
          <table:table-cell office:value-type="float" office:value="0.00592" calcext:value-type="float">
            <text:p>0.00592</text:p>
          </table:table-cell>
        </table:table-row>
        <table:table-row table:style-name="ro1">
          <table:table-cell office:value-type="float" office:value="0.006692608" calcext:value-type="float">
            <text:p>0.006692608</text:p>
          </table:table-cell>
        </table:table-row>
        <table:table-row table:style-name="ro1">
          <table:table-cell office:value-type="float" office:value="0.008329984" calcext:value-type="float">
            <text:p>0.008329984</text:p>
          </table:table-cell>
        </table:table-row>
        <table:table-row table:style-name="ro1">
          <table:table-cell office:value-type="float" office:value="0.005971456" calcext:value-type="float">
            <text:p>0.005971456</text:p>
          </table:table-cell>
        </table:table-row>
        <table:table-row table:style-name="ro1">
          <table:table-cell office:value-type="float" office:value="0.006921472" calcext:value-type="float">
            <text:p>0.006921472</text:p>
          </table:table-cell>
        </table:table-row>
        <table:table-row table:style-name="ro1">
          <table:table-cell office:value-type="float" office:value="0.00829312" calcext:value-type="float">
            <text:p>0.00829312</text:p>
          </table:table-cell>
        </table:table-row>
        <table:table-row table:style-name="ro1">
          <table:table-cell office:value-type="float" office:value="0.008775424" calcext:value-type="float">
            <text:p>0.008775424</text:p>
          </table:table-cell>
        </table:table-row>
        <table:table-row table:style-name="ro1">
          <table:table-cell office:value-type="float" office:value="0.006182144" calcext:value-type="float">
            <text:p>0.006182144</text:p>
          </table:table-cell>
        </table:table-row>
        <table:table-row table:style-name="ro1">
          <table:table-cell office:value-type="float" office:value="0.005804032" calcext:value-type="float">
            <text:p>0.005804032</text:p>
          </table:table-cell>
        </table:table-row>
        <table:table-row table:style-name="ro1">
          <table:table-cell office:value-type="float" office:value="0.005937152" calcext:value-type="float">
            <text:p>0.005937152</text:p>
          </table:table-cell>
        </table:table-row>
        <table:table-row table:style-name="ro1">
          <table:table-cell office:value-type="float" office:value="0.00611072" calcext:value-type="float">
            <text:p>0.00611072</text:p>
          </table:table-cell>
        </table:table-row>
        <table:table-row table:style-name="ro1">
          <table:table-cell office:value-type="float" office:value="0.007097856" calcext:value-type="float">
            <text:p>0.007097856</text:p>
          </table:table-cell>
        </table:table-row>
        <table:table-row table:style-name="ro1">
          <table:table-cell office:value-type="float" office:value="0.005679872" calcext:value-type="float">
            <text:p>0.005679872</text:p>
          </table:table-cell>
        </table:table-row>
        <table:table-row table:style-name="ro1">
          <table:table-cell office:value-type="float" office:value="0.007254528" calcext:value-type="float">
            <text:p>0.007254528</text:p>
          </table:table-cell>
        </table:table-row>
        <table:table-row table:style-name="ro1">
          <table:table-cell office:value-type="float" office:value="0.00678528" calcext:value-type="float">
            <text:p>0.00678528</text:p>
          </table:table-cell>
        </table:table-row>
        <table:table-row table:style-name="ro1">
          <table:table-cell office:value-type="float" office:value="0.006215424" calcext:value-type="float">
            <text:p>0.006215424</text:p>
          </table:table-cell>
        </table:table-row>
        <table:table-row table:style-name="ro1">
          <table:table-cell office:value-type="float" office:value="0.00962432" calcext:value-type="float">
            <text:p>0.00962432</text:p>
          </table:table-cell>
        </table:table-row>
        <table:table-row table:style-name="ro1">
          <table:table-cell office:value-type="float" office:value="0.006537472" calcext:value-type="float">
            <text:p>0.006537472</text:p>
          </table:table-cell>
        </table:table-row>
        <table:table-row table:style-name="ro1">
          <table:table-cell office:value-type="float" office:value="0.009765632" calcext:value-type="float">
            <text:p>0.009765632</text:p>
          </table:table-cell>
        </table:table-row>
        <table:table-row table:style-name="ro1">
          <table:table-cell office:value-type="float" office:value="0.006065152" calcext:value-type="float">
            <text:p>0.006065152</text:p>
          </table:table-cell>
        </table:table-row>
        <table:table-row table:style-name="ro1">
          <table:table-cell office:value-type="float" office:value="0.009449472" calcext:value-type="float">
            <text:p>0.009449472</text:p>
          </table:table-cell>
        </table:table-row>
        <table:table-row table:style-name="ro1">
          <table:table-cell office:value-type="float" office:value="0.006064896" calcext:value-type="float">
            <text:p>0.006064896</text:p>
          </table:table-cell>
        </table:table-row>
        <table:table-row table:style-name="ro1">
          <table:table-cell office:value-type="float" office:value="0.006264576" calcext:value-type="float">
            <text:p>0.006264576</text:p>
          </table:table-cell>
        </table:table-row>
        <table:table-row table:style-name="ro1">
          <table:table-cell office:value-type="float" office:value="0.008913664" calcext:value-type="float">
            <text:p>0.008913664</text:p>
          </table:table-cell>
        </table:table-row>
        <table:table-row table:style-name="ro1">
          <table:table-cell office:value-type="float" office:value="0.005740288" calcext:value-type="float">
            <text:p>0.005740288</text:p>
          </table:table-cell>
        </table:table-row>
        <table:table-row table:style-name="ro1">
          <table:table-cell office:value-type="float" office:value="0.00656" calcext:value-type="float">
            <text:p>0.00656</text:p>
          </table:table-cell>
        </table:table-row>
        <table:table-row table:style-name="ro1">
          <table:table-cell office:value-type="float" office:value="0.005660416" calcext:value-type="float">
            <text:p>0.005660416</text:p>
          </table:table-cell>
        </table:table-row>
        <table:table-row table:style-name="ro1">
          <table:table-cell office:value-type="float" office:value="0.009337856" calcext:value-type="float">
            <text:p>0.009337856</text:p>
          </table:table-cell>
        </table:table-row>
        <table:table-row table:style-name="ro1">
          <table:table-cell office:value-type="float" office:value="0.00619264" calcext:value-type="float">
            <text:p>0.00619264</text:p>
          </table:table-cell>
        </table:table-row>
        <table:table-row table:style-name="ro1">
          <table:table-cell office:value-type="float" office:value="0.006008064" calcext:value-type="float">
            <text:p>0.006008064</text:p>
          </table:table-cell>
        </table:table-row>
        <table:table-row table:style-name="ro1">
          <table:table-cell office:value-type="float" office:value="0.006025728" calcext:value-type="float">
            <text:p>0.006025728</text:p>
          </table:table-cell>
        </table:table-row>
        <table:table-row table:style-name="ro1">
          <table:table-cell office:value-type="float" office:value="0.005594624" calcext:value-type="float">
            <text:p>0.005594624</text:p>
          </table:table-cell>
        </table:table-row>
        <table:table-row table:style-name="ro1">
          <table:table-cell office:value-type="float" office:value="0.006863104" calcext:value-type="float">
            <text:p>0.006863104</text:p>
          </table:table-cell>
        </table:table-row>
        <table:table-row table:style-name="ro1">
          <table:table-cell office:value-type="float" office:value="0.005889024" calcext:value-type="float">
            <text:p>0.005889024</text:p>
          </table:table-cell>
        </table:table-row>
        <table:table-row table:style-name="ro1">
          <table:table-cell office:value-type="float" office:value="0.005785344" calcext:value-type="float">
            <text:p>0.005785344</text:p>
          </table:table-cell>
        </table:table-row>
        <table:table-row table:style-name="ro1">
          <table:table-cell office:value-type="float" office:value="0.006212608" calcext:value-type="float">
            <text:p>0.006212608</text:p>
          </table:table-cell>
        </table:table-row>
        <table:table-row table:style-name="ro1">
          <table:table-cell office:value-type="float" office:value="0.007482368" calcext:value-type="float">
            <text:p>0.007482368</text:p>
          </table:table-cell>
        </table:table-row>
        <table:table-row table:style-name="ro1">
          <table:table-cell office:value-type="float" office:value="0.007363072" calcext:value-type="float">
            <text:p>0.007363072</text:p>
          </table:table-cell>
        </table:table-row>
        <table:table-row table:style-name="ro1">
          <table:table-cell office:value-type="float" office:value="0.00637056" calcext:value-type="float">
            <text:p>0.00637056</text:p>
          </table:table-cell>
        </table:table-row>
        <table:table-row table:style-name="ro1">
          <table:table-cell office:value-type="float" office:value="0.006290688" calcext:value-type="float">
            <text:p>0.006290688</text:p>
          </table:table-cell>
        </table:table-row>
        <table:table-row table:style-name="ro1">
          <table:table-cell office:value-type="float" office:value="0.006376192" calcext:value-type="float">
            <text:p>0.006376192</text:p>
          </table:table-cell>
        </table:table-row>
        <table:table-row table:style-name="ro1">
          <table:table-cell office:value-type="float" office:value="0.0061696" calcext:value-type="float">
            <text:p>0.0061696</text:p>
          </table:table-cell>
        </table:table-row>
        <table:table-row table:style-name="ro1">
          <table:table-cell office:value-type="float" office:value="0.005766144" calcext:value-type="float">
            <text:p>0.005766144</text:p>
          </table:table-cell>
        </table:table-row>
        <table:table-row table:style-name="ro1">
          <table:table-cell office:value-type="float" office:value="0.006429696" calcext:value-type="float">
            <text:p>0.006429696</text:p>
          </table:table-cell>
        </table:table-row>
        <table:table-row table:style-name="ro1">
          <table:table-cell office:value-type="float" office:value="0.007775744" calcext:value-type="float">
            <text:p>0.007775744</text:p>
          </table:table-cell>
        </table:table-row>
        <table:table-row table:style-name="ro1">
          <table:table-cell office:value-type="float" office:value="0.006857472" calcext:value-type="float">
            <text:p>0.006857472</text:p>
          </table:table-cell>
        </table:table-row>
        <table:table-row table:style-name="ro1">
          <table:table-cell office:value-type="float" office:value="0.006532864" calcext:value-type="float">
            <text:p>0.006532864</text:p>
          </table:table-cell>
        </table:table-row>
        <table:table-row table:style-name="ro1">
          <table:table-cell office:value-type="float" office:value="0.00766848" calcext:value-type="float">
            <text:p>0.00766848</text:p>
          </table:table-cell>
        </table:table-row>
        <table:table-row table:style-name="ro1">
          <table:table-cell office:value-type="float" office:value="0.005604864" calcext:value-type="float">
            <text:p>0.005604864</text:p>
          </table:table-cell>
        </table:table-row>
        <table:table-row table:style-name="ro1">
          <table:table-cell office:value-type="float" office:value="0.006501888" calcext:value-type="float">
            <text:p>0.006501888</text:p>
          </table:table-cell>
        </table:table-row>
        <table:table-row table:style-name="ro1">
          <table:table-cell office:value-type="float" office:value="0.005895936" calcext:value-type="float">
            <text:p>0.005895936</text:p>
          </table:table-cell>
        </table:table-row>
        <table:table-row table:style-name="ro1">
          <table:table-cell office:value-type="float" office:value="0.0098048" calcext:value-type="float">
            <text:p>0.0098048</text:p>
          </table:table-cell>
        </table:table-row>
        <table:table-row table:style-name="ro1">
          <table:table-cell office:value-type="float" office:value="0.01687168" calcext:value-type="float">
            <text:p>0.01687168</text:p>
          </table:table-cell>
        </table:table-row>
        <table:table-row table:style-name="ro1">
          <table:table-cell office:value-type="float" office:value="0.005183232" calcext:value-type="float">
            <text:p>0.005183232</text:p>
          </table:table-cell>
        </table:table-row>
        <table:table-row table:style-name="ro1">
          <table:table-cell office:value-type="float" office:value="0.007028736" calcext:value-type="float">
            <text:p>0.007028736</text:p>
          </table:table-cell>
        </table:table-row>
        <table:table-row table:style-name="ro1">
          <table:table-cell office:value-type="float" office:value="0.006460928" calcext:value-type="float">
            <text:p>0.006460928</text:p>
          </table:table-cell>
        </table:table-row>
        <table:table-row table:style-name="ro1">
          <table:table-cell office:value-type="float" office:value="0.006607616" calcext:value-type="float">
            <text:p>0.006607616</text:p>
          </table:table-cell>
        </table:table-row>
        <table:table-row table:style-name="ro1">
          <table:table-cell office:value-type="float" office:value="0.007539712" calcext:value-type="float">
            <text:p>0.007539712</text:p>
          </table:table-cell>
        </table:table-row>
        <table:table-row table:style-name="ro1">
          <table:table-cell office:value-type="float" office:value="0.009046272" calcext:value-type="float">
            <text:p>0.009046272</text:p>
          </table:table-cell>
        </table:table-row>
        <table:table-row table:style-name="ro1">
          <table:table-cell office:value-type="float" office:value="0.006170624" calcext:value-type="float">
            <text:p>0.006170624</text:p>
          </table:table-cell>
        </table:table-row>
        <table:table-row table:style-name="ro1">
          <table:table-cell office:value-type="float" office:value="0.006479616" calcext:value-type="float">
            <text:p>0.006479616</text:p>
          </table:table-cell>
        </table:table-row>
        <table:table-row table:style-name="ro1">
          <table:table-cell office:value-type="float" office:value="0.005900032" calcext:value-type="float">
            <text:p>0.005900032</text:p>
          </table:table-cell>
        </table:table-row>
        <table:table-row table:style-name="ro1">
          <table:table-cell office:value-type="float" office:value="0.005764096" calcext:value-type="float">
            <text:p>0.005764096</text:p>
          </table:table-cell>
        </table:table-row>
        <table:table-row table:style-name="ro1">
          <table:table-cell office:value-type="float" office:value="0.006310144" calcext:value-type="float">
            <text:p>0.006310144</text:p>
          </table:table-cell>
        </table:table-row>
        <table:table-row table:style-name="ro1">
          <table:table-cell office:value-type="float" office:value="0.006072832" calcext:value-type="float">
            <text:p>0.006072832</text:p>
          </table:table-cell>
        </table:table-row>
        <table:table-row table:style-name="ro1">
          <table:table-cell office:value-type="float" office:value="0.006460672" calcext:value-type="float">
            <text:p>0.006460672</text:p>
          </table:table-cell>
        </table:table-row>
        <table:table-row table:style-name="ro1">
          <table:table-cell office:value-type="float" office:value="0.006072832" calcext:value-type="float">
            <text:p>0.006072832</text:p>
          </table:table-cell>
        </table:table-row>
        <table:table-row table:style-name="ro1">
          <table:table-cell office:value-type="float" office:value="0.009520384" calcext:value-type="float">
            <text:p>0.009520384</text:p>
          </table:table-cell>
        </table:table-row>
        <table:table-row table:style-name="ro1">
          <table:table-cell office:value-type="float" office:value="0.00716928" calcext:value-type="float">
            <text:p>0.00716928</text:p>
          </table:table-cell>
        </table:table-row>
        <table:table-row table:style-name="ro1">
          <table:table-cell office:value-type="float" office:value="0.010481152" calcext:value-type="float">
            <text:p>0.010481152</text:p>
          </table:table-cell>
        </table:table-row>
        <table:table-row table:style-name="ro1">
          <table:table-cell office:value-type="float" office:value="0.006669568" calcext:value-type="float">
            <text:p>0.006669568</text:p>
          </table:table-cell>
        </table:table-row>
        <table:table-row table:style-name="ro1">
          <table:table-cell office:value-type="float" office:value="0.008462336" calcext:value-type="float">
            <text:p>0.008462336</text:p>
          </table:table-cell>
        </table:table-row>
        <table:table-row table:style-name="ro1">
          <table:table-cell office:value-type="float" office:value="0.012825088" calcext:value-type="float">
            <text:p>0.012825088</text:p>
          </table:table-cell>
        </table:table-row>
        <table:table-row table:style-name="ro1">
          <table:table-cell office:value-type="float" office:value="0.002822656" calcext:value-type="float">
            <text:p>0.002822656</text:p>
          </table:table-cell>
        </table:table-row>
        <table:table-row table:style-name="ro1">
          <table:table-cell office:value-type="float" office:value="0.007078656" calcext:value-type="float">
            <text:p>0.007078656</text:p>
          </table:table-cell>
        </table:table-row>
        <table:table-row table:style-name="ro1">
          <table:table-cell office:value-type="float" office:value="0.009580544" calcext:value-type="float">
            <text:p>0.009580544</text:p>
          </table:table-cell>
        </table:table-row>
        <table:table-row table:style-name="ro1">
          <table:table-cell office:value-type="float" office:value="0.007532544" calcext:value-type="float">
            <text:p>0.007532544</text:p>
          </table:table-cell>
        </table:table-row>
        <table:table-row table:style-name="ro1">
          <table:table-cell office:value-type="float" office:value="0.006141184" calcext:value-type="float">
            <text:p>0.006141184</text:p>
          </table:table-cell>
        </table:table-row>
        <table:table-row table:style-name="ro1">
          <table:table-cell office:value-type="float" office:value="0.00799232" calcext:value-type="float">
            <text:p>0.00799232</text:p>
          </table:table-cell>
        </table:table-row>
        <table:table-row table:style-name="ro1">
          <table:table-cell office:value-type="float" office:value="0.006889472" calcext:value-type="float">
            <text:p>0.006889472</text:p>
          </table:table-cell>
        </table:table-row>
        <table:table-row table:style-name="ro1">
          <table:table-cell office:value-type="float" office:value="0.006445312" calcext:value-type="float">
            <text:p>0.006445312</text:p>
          </table:table-cell>
        </table:table-row>
        <table:table-row table:style-name="ro1">
          <table:table-cell office:value-type="float" office:value="0.006345216" calcext:value-type="float">
            <text:p>0.006345216</text:p>
          </table:table-cell>
        </table:table-row>
        <table:table-row table:style-name="ro1">
          <table:table-cell office:value-type="float" office:value="0.006065152" calcext:value-type="float">
            <text:p>0.006065152</text:p>
          </table:table-cell>
        </table:table-row>
        <table:table-row table:style-name="ro1">
          <table:table-cell office:value-type="float" office:value="0.007700224" calcext:value-type="float">
            <text:p>0.007700224</text:p>
          </table:table-cell>
        </table:table-row>
        <table:table-row table:style-name="ro1">
          <table:table-cell office:value-type="float" office:value="0.00578304" calcext:value-type="float">
            <text:p>0.00578304</text:p>
          </table:table-cell>
        </table:table-row>
        <table:table-row table:style-name="ro1">
          <table:table-cell office:value-type="float" office:value="0.006020608" calcext:value-type="float">
            <text:p>0.006020608</text:p>
          </table:table-cell>
        </table:table-row>
        <table:table-row table:style-name="ro1">
          <table:table-cell office:value-type="float" office:value="0.006102784" calcext:value-type="float">
            <text:p>0.006102784</text:p>
          </table:table-cell>
        </table:table-row>
        <table:table-row table:style-name="ro1">
          <table:table-cell office:value-type="float" office:value="0.008645376" calcext:value-type="float">
            <text:p>0.008645376</text:p>
          </table:table-cell>
        </table:table-row>
        <table:table-row table:style-name="ro1">
          <table:table-cell office:value-type="float" office:value="0.006072832" calcext:value-type="float">
            <text:p>0.006072832</text:p>
          </table:table-cell>
        </table:table-row>
        <table:table-row table:style-name="ro1">
          <table:table-cell office:value-type="float" office:value="0.005915904" calcext:value-type="float">
            <text:p>0.005915904</text:p>
          </table:table-cell>
        </table:table-row>
        <table:table-row table:style-name="ro1">
          <table:table-cell office:value-type="float" office:value="0.007965184" calcext:value-type="float">
            <text:p>0.007965184</text:p>
          </table:table-cell>
        </table:table-row>
        <table:table-row table:style-name="ro1">
          <table:table-cell office:value-type="float" office:value="0.007499264" calcext:value-type="float">
            <text:p>0.007499264</text:p>
          </table:table-cell>
        </table:table-row>
        <table:table-row table:style-name="ro1">
          <table:table-cell office:value-type="float" office:value="0.007343616" calcext:value-type="float">
            <text:p>0.007343616</text:p>
          </table:table-cell>
        </table:table-row>
        <table:table-row table:style-name="ro1">
          <table:table-cell office:value-type="float" office:value="0.007164672" calcext:value-type="float">
            <text:p>0.007164672</text:p>
          </table:table-cell>
        </table:table-row>
        <table:table-row table:style-name="ro1">
          <table:table-cell office:value-type="float" office:value="0.006253568" calcext:value-type="float">
            <text:p>0.006253568</text:p>
          </table:table-cell>
        </table:table-row>
        <table:table-row table:style-name="ro1">
          <table:table-cell office:value-type="float" office:value="0.006454528" calcext:value-type="float">
            <text:p>0.006454528</text:p>
          </table:table-cell>
        </table:table-row>
        <table:table-row table:style-name="ro1">
          <table:table-cell office:value-type="float" office:value="0.010849536" calcext:value-type="float">
            <text:p>0.010849536</text:p>
          </table:table-cell>
        </table:table-row>
        <table:table-row table:style-name="ro1">
          <table:table-cell office:value-type="float" office:value="0.006192384" calcext:value-type="float">
            <text:p>0.006192384</text:p>
          </table:table-cell>
        </table:table-row>
        <table:table-row table:style-name="ro1">
          <table:table-cell office:value-type="float" office:value="0.006791936" calcext:value-type="float">
            <text:p>0.006791936</text:p>
          </table:table-cell>
        </table:table-row>
        <table:table-row table:style-name="ro1">
          <table:table-cell office:value-type="float" office:value="0.008623616" calcext:value-type="float">
            <text:p>0.008623616</text:p>
          </table:table-cell>
        </table:table-row>
        <table:table-row table:style-name="ro1">
          <table:table-cell office:value-type="float" office:value="0.00823552" calcext:value-type="float">
            <text:p>0.00823552</text:p>
          </table:table-cell>
        </table:table-row>
        <table:table-row table:style-name="ro1">
          <table:table-cell office:value-type="float" office:value="0.01479552" calcext:value-type="float">
            <text:p>0.01479552</text:p>
          </table:table-cell>
        </table:table-row>
        <table:table-row table:style-name="ro1">
          <table:table-cell office:value-type="float" office:value="0.00265856" calcext:value-type="float">
            <text:p>0.00265856</text:p>
          </table:table-cell>
        </table:table-row>
        <table:table-row table:style-name="ro1">
          <table:table-cell office:value-type="float" office:value="0.009717248" calcext:value-type="float">
            <text:p>0.009717248</text:p>
          </table:table-cell>
        </table:table-row>
        <table:table-row table:style-name="ro1">
          <table:table-cell office:value-type="float" office:value="0.00830848" calcext:value-type="float">
            <text:p>0.00830848</text:p>
          </table:table-cell>
        </table:table-row>
        <table:table-row table:style-name="ro1">
          <table:table-cell office:value-type="float" office:value="0.022330368" calcext:value-type="float">
            <text:p>0.022330368</text:p>
          </table:table-cell>
        </table:table-row>
        <table:table-row table:style-name="ro1">
          <table:table-cell office:value-type="float" office:value="0.012072192" calcext:value-type="float">
            <text:p>0.012072192</text:p>
          </table:table-cell>
        </table:table-row>
        <table:table-row table:style-name="ro1">
          <table:table-cell office:value-type="float" office:value="0.000829696" calcext:value-type="float">
            <text:p>0.000829696</text:p>
          </table:table-cell>
        </table:table-row>
        <table:table-row table:style-name="ro1">
          <table:table-cell office:value-type="float" office:value="0.008697344" calcext:value-type="float">
            <text:p>0.008697344</text:p>
          </table:table-cell>
        </table:table-row>
        <table:table-row table:style-name="ro1">
          <table:table-cell office:value-type="float" office:value="0.013743104" calcext:value-type="float">
            <text:p>0.013743104</text:p>
          </table:table-cell>
        </table:table-row>
        <table:table-row table:style-name="ro1">
          <table:table-cell office:value-type="float" office:value="0.008000768" calcext:value-type="float">
            <text:p>0.008000768</text:p>
          </table:table-cell>
        </table:table-row>
        <table:table-row table:style-name="ro1">
          <table:table-cell office:value-type="float" office:value="0.007659008" calcext:value-type="float">
            <text:p>0.007659008</text:p>
          </table:table-cell>
        </table:table-row>
        <table:table-row table:style-name="ro1">
          <table:table-cell office:value-type="float" office:value="0.01068928" calcext:value-type="float">
            <text:p>0.01068928</text:p>
          </table:table-cell>
        </table:table-row>
        <table:table-row table:style-name="ro1">
          <table:table-cell office:value-type="float" office:value="0.007106048" calcext:value-type="float">
            <text:p>0.007106048</text:p>
          </table:table-cell>
        </table:table-row>
        <table:table-row table:style-name="ro1">
          <table:table-cell office:value-type="float" office:value="0.005868032" calcext:value-type="float">
            <text:p>0.005868032</text:p>
          </table:table-cell>
        </table:table-row>
        <table:table-row table:style-name="ro1">
          <table:table-cell office:value-type="float" office:value="0.0060096" calcext:value-type="float">
            <text:p>0.0060096</text:p>
          </table:table-cell>
        </table:table-row>
        <table:table-row table:style-name="ro1">
          <table:table-cell office:value-type="float" office:value="0.011380992" calcext:value-type="float">
            <text:p>0.011380992</text:p>
          </table:table-cell>
        </table:table-row>
        <table:table-row table:style-name="ro1">
          <table:table-cell office:value-type="float" office:value="0.0155456" calcext:value-type="float">
            <text:p>0.0155456</text:p>
          </table:table-cell>
        </table:table-row>
        <table:table-row table:style-name="ro1">
          <table:table-cell office:value-type="float" office:value="0.004753408" calcext:value-type="float">
            <text:p>0.004753408</text:p>
          </table:table-cell>
        </table:table-row>
        <table:table-row table:style-name="ro1">
          <table:table-cell office:value-type="float" office:value="0.00647808" calcext:value-type="float">
            <text:p>0.00647808</text:p>
          </table:table-cell>
        </table:table-row>
        <table:table-row table:style-name="ro1">
          <table:table-cell office:value-type="float" office:value="0.008861952" calcext:value-type="float">
            <text:p>0.008861952</text:p>
          </table:table-cell>
        </table:table-row>
        <table:table-row table:style-name="ro1">
          <table:table-cell office:value-type="float" office:value="0.0105984" calcext:value-type="float">
            <text:p>0.0105984</text:p>
          </table:table-cell>
        </table:table-row>
        <table:table-row table:style-name="ro1">
          <table:table-cell office:value-type="float" office:value="0.009760256" calcext:value-type="float">
            <text:p>0.009760256</text:p>
          </table:table-cell>
        </table:table-row>
        <table:table-row table:style-name="ro1">
          <table:table-cell office:value-type="float" office:value="0.011663616" calcext:value-type="float">
            <text:p>0.011663616</text:p>
          </table:table-cell>
        </table:table-row>
        <table:table-row table:style-name="ro1">
          <table:table-cell office:value-type="float" office:value="0.001073152" calcext:value-type="float">
            <text:p>0.001073152</text:p>
          </table:table-cell>
        </table:table-row>
        <table:table-row table:style-name="ro1">
          <table:table-cell office:value-type="float" office:value="0.01499392" calcext:value-type="float">
            <text:p>0.01499392</text:p>
          </table:table-cell>
        </table:table-row>
        <table:table-row table:style-name="ro1">
          <table:table-cell office:value-type="float" office:value="0.004242432" calcext:value-type="float">
            <text:p>0.004242432</text:p>
          </table:table-cell>
        </table:table-row>
        <table:table-row table:style-name="ro1">
          <table:table-cell office:value-type="float" office:value="0.005984768" calcext:value-type="float">
            <text:p>0.005984768</text:p>
          </table:table-cell>
        </table:table-row>
        <table:table-row table:style-name="ro1">
          <table:table-cell office:value-type="float" office:value="0.011190272" calcext:value-type="float">
            <text:p>0.011190272</text:p>
          </table:table-cell>
        </table:table-row>
        <table:table-row table:style-name="ro1">
          <table:table-cell office:value-type="float" office:value="0.000720896" calcext:value-type="float">
            <text:p>0.000720896</text:p>
          </table:table-cell>
        </table:table-row>
        <table:table-row table:style-name="ro1">
          <table:table-cell office:value-type="float" office:value="0.0150592" calcext:value-type="float">
            <text:p>0.0150592</text:p>
          </table:table-cell>
        </table:table-row>
        <table:table-row table:style-name="ro1">
          <table:table-cell office:value-type="float" office:value="0.001334016" calcext:value-type="float">
            <text:p>0.001334016</text:p>
          </table:table-cell>
        </table:table-row>
        <table:table-row table:style-name="ro1">
          <table:table-cell office:value-type="float" office:value="0.01180672" calcext:value-type="float">
            <text:p>0.01180672</text:p>
          </table:table-cell>
        </table:table-row>
        <table:table-row table:style-name="ro1">
          <table:table-cell office:value-type="float" office:value="0.001563648" calcext:value-type="float">
            <text:p>0.001563648</text:p>
          </table:table-cell>
        </table:table-row>
        <table:table-row table:style-name="ro1">
          <table:table-cell office:value-type="float" office:value="0.014113536" calcext:value-type="float">
            <text:p>0.014113536</text:p>
          </table:table-cell>
        </table:table-row>
        <table:table-row table:style-name="ro1">
          <table:table-cell office:value-type="float" office:value="0.003359232" calcext:value-type="float">
            <text:p>0.003359232</text:p>
          </table:table-cell>
        </table:table-row>
        <table:table-row table:style-name="ro1">
          <table:table-cell office:value-type="float" office:value="0.010288384" calcext:value-type="float">
            <text:p>0.010288384</text:p>
          </table:table-cell>
        </table:table-row>
        <table:table-row table:style-name="ro1">
          <table:table-cell office:value-type="float" office:value="0.005620992" calcext:value-type="float">
            <text:p>0.005620992</text:p>
          </table:table-cell>
        </table:table-row>
        <table:table-row table:style-name="ro1">
          <table:table-cell office:value-type="float" office:value="0.014927616" calcext:value-type="float">
            <text:p>0.014927616</text:p>
          </table:table-cell>
        </table:table-row>
        <table:table-row table:style-name="ro1">
          <table:table-cell office:value-type="float" office:value="0.003999488" calcext:value-type="float">
            <text:p>0.003999488</text:p>
          </table:table-cell>
        </table:table-row>
        <table:table-row table:style-name="ro1">
          <table:table-cell office:value-type="float" office:value="0.006088448" calcext:value-type="float">
            <text:p>0.006088448</text:p>
          </table:table-cell>
        </table:table-row>
        <table:table-row table:style-name="ro1">
          <table:table-cell office:value-type="float" office:value="0.016799488" calcext:value-type="float">
            <text:p>0.016799488</text:p>
          </table:table-cell>
        </table:table-row>
        <table:table-row table:style-name="ro1">
          <table:table-cell office:value-type="float" office:value="0.006014464" calcext:value-type="float">
            <text:p>0.006014464</text:p>
          </table:table-cell>
        </table:table-row>
        <table:table-row table:style-name="ro1">
          <table:table-cell office:value-type="float" office:value="0.02341376" calcext:value-type="float">
            <text:p>0.02341376</text:p>
          </table:table-cell>
        </table:table-row>
        <table:table-row table:style-name="ro1">
          <table:table-cell office:value-type="float" office:value="0.008851712" calcext:value-type="float">
            <text:p>0.008851712</text:p>
          </table:table-cell>
        </table:table-row>
        <table:table-row table:style-name="ro1">
          <table:table-cell office:value-type="float" office:value="0.035736832" calcext:value-type="float">
            <text:p>0.035736832</text:p>
          </table:table-cell>
        </table:table-row>
        <table:table-row table:style-name="ro1">
          <table:table-cell office:value-type="float" office:value="0.023595264" calcext:value-type="float">
            <text:p>0.023595264</text:p>
          </table:table-cell>
        </table:table-row>
        <table:table-row table:style-name="ro1">
          <table:table-cell office:value-type="float" office:value="0.019483136" calcext:value-type="float">
            <text:p>0.019483136</text:p>
          </table:table-cell>
        </table:table-row>
        <table:table-row table:style-name="ro1">
          <table:table-cell office:value-type="float" office:value="0.007181056" calcext:value-type="float">
            <text:p>0.007181056</text:p>
          </table:table-cell>
        </table:table-row>
        <table:table-row table:style-name="ro1">
          <table:table-cell office:value-type="float" office:value="0.027414528" calcext:value-type="float">
            <text:p>0.027414528</text:p>
          </table:table-cell>
        </table:table-row>
        <table:table-row table:style-name="ro1">
          <table:table-cell office:value-type="float" office:value="0.013788928" calcext:value-type="float">
            <text:p>0.013788928</text:p>
          </table:table-cell>
        </table:table-row>
        <table:table-row table:style-name="ro1">
          <table:table-cell office:value-type="float" office:value="0.001862144" calcext:value-type="float">
            <text:p>0.001862144</text:p>
          </table:table-cell>
        </table:table-row>
        <table:table-row table:style-name="ro1">
          <table:table-cell office:value-type="float" office:value="0.036494592" calcext:value-type="float">
            <text:p>0.036494592</text:p>
          </table:table-cell>
        </table:table-row>
        <table:table-row table:style-name="ro1">
          <table:table-cell office:value-type="float" office:value="0.025267968" calcext:value-type="float">
            <text:p>0.025267968</text:p>
          </table:table-cell>
        </table:table-row>
        <table:table-row table:style-name="ro1">
          <table:table-cell office:value-type="float" office:value="0.01032576" calcext:value-type="float">
            <text:p>0.01032576</text:p>
          </table:table-cell>
        </table:table-row>
        <table:table-row table:style-name="ro1">
          <table:table-cell office:value-type="float" office:value="0.023616" calcext:value-type="float">
            <text:p>0.023616</text:p>
          </table:table-cell>
        </table:table-row>
        <table:table-row table:style-name="ro1">
          <table:table-cell office:value-type="float" office:value="0.013532672" calcext:value-type="float">
            <text:p>0.013532672</text:p>
          </table:table-cell>
        </table:table-row>
        <table:table-row table:style-name="ro1">
          <table:table-cell office:value-type="float" office:value="0.003089408" calcext:value-type="float">
            <text:p>0.003089408</text:p>
          </table:table-cell>
        </table:table-row>
        <table:table-row table:style-name="ro1">
          <table:table-cell office:value-type="float" office:value="0.020653056" calcext:value-type="float">
            <text:p>0.020653056</text:p>
          </table:table-cell>
        </table:table-row>
        <table:table-row table:style-name="ro1">
          <table:table-cell office:value-type="float" office:value="0.00897152" calcext:value-type="float">
            <text:p>0.00897152</text:p>
          </table:table-cell>
        </table:table-row>
        <table:table-row table:style-name="ro1">
          <table:table-cell office:value-type="float" office:value="0.01993216" calcext:value-type="float">
            <text:p>0.01993216</text:p>
          </table:table-cell>
        </table:table-row>
        <table:table-row table:style-name="ro1">
          <table:table-cell office:value-type="float" office:value="0.0072064" calcext:value-type="float">
            <text:p>0.0072064</text:p>
          </table:table-cell>
        </table:table-row>
        <table:table-row table:style-name="ro1">
          <table:table-cell office:value-type="float" office:value="0.015556352" calcext:value-type="float">
            <text:p>0.015556352</text:p>
          </table:table-cell>
        </table:table-row>
        <table:table-row table:style-name="ro1">
          <table:table-cell office:value-type="float" office:value="0.003258112" calcext:value-type="float">
            <text:p>0.003258112</text:p>
          </table:table-cell>
        </table:table-row>
        <table:table-row table:style-name="ro1">
          <table:table-cell office:value-type="float" office:value="0.006778624" calcext:value-type="float">
            <text:p>0.006778624</text:p>
          </table:table-cell>
        </table:table-row>
        <table:table-row table:style-name="ro1">
          <table:table-cell office:value-type="float" office:value="0.01532928" calcext:value-type="float">
            <text:p>0.01532928</text:p>
          </table:table-cell>
        </table:table-row>
        <table:table-row table:style-name="ro1">
          <table:table-cell office:value-type="float" office:value="0.00339968" calcext:value-type="float">
            <text:p>0.00339968</text:p>
          </table:table-cell>
        </table:table-row>
        <table:table-row table:style-name="ro1">
          <table:table-cell office:value-type="float" office:value="0.00754944" calcext:value-type="float">
            <text:p>0.00754944</text:p>
          </table:table-cell>
        </table:table-row>
        <table:table-row table:style-name="ro1">
          <table:table-cell office:value-type="float" office:value="0.01122176" calcext:value-type="float">
            <text:p>0.01122176</text:p>
          </table:table-cell>
        </table:table-row>
        <table:table-row table:style-name="ro1">
          <table:table-cell office:value-type="float" office:value="0.001007616" calcext:value-type="float">
            <text:p>0.001007616</text:p>
          </table:table-cell>
        </table:table-row>
        <table:table-row table:style-name="ro1">
          <table:table-cell office:value-type="float" office:value="0.009492992" calcext:value-type="float">
            <text:p>0.009492992</text:p>
          </table:table-cell>
        </table:table-row>
        <table:table-row table:style-name="ro1">
          <table:table-cell office:value-type="float" office:value="0.01137152" calcext:value-type="float">
            <text:p>0.01137152</text:p>
          </table:table-cell>
        </table:table-row>
        <table:table-row table:style-name="ro1">
          <table:table-cell office:value-type="float" office:value="0.015369472" calcext:value-type="float">
            <text:p>0.015369472</text:p>
          </table:table-cell>
        </table:table-row>
        <table:table-row table:style-name="ro1">
          <table:table-cell office:value-type="float" office:value="0.004888576" calcext:value-type="float">
            <text:p>0.004888576</text:p>
          </table:table-cell>
        </table:table-row>
        <table:table-row table:style-name="ro1">
          <table:table-cell office:value-type="float" office:value="0.006146816" calcext:value-type="float">
            <text:p>0.006146816</text:p>
          </table:table-cell>
        </table:table-row>
        <table:table-row table:style-name="ro1">
          <table:table-cell office:value-type="float" office:value="0.00740608" calcext:value-type="float">
            <text:p>0.00740608</text:p>
          </table:table-cell>
        </table:table-row>
        <table:table-row table:style-name="ro1">
          <table:table-cell office:value-type="float" office:value="0.010915072" calcext:value-type="float">
            <text:p>0.010915072</text:p>
          </table:table-cell>
        </table:table-row>
        <table:table-row table:style-name="ro1">
          <table:table-cell office:value-type="float" office:value="0.011838464" calcext:value-type="float">
            <text:p>0.011838464</text:p>
          </table:table-cell>
        </table:table-row>
        <table:table-row table:style-name="ro1">
          <table:table-cell office:value-type="float" office:value="0.001564928" calcext:value-type="float">
            <text:p>0.001564928</text:p>
          </table:table-cell>
        </table:table-row>
        <table:table-row table:style-name="ro1">
          <table:table-cell office:value-type="float" office:value="0.008589568" calcext:value-type="float">
            <text:p>0.008589568</text:p>
          </table:table-cell>
        </table:table-row>
        <table:table-row table:style-name="ro1">
          <table:table-cell office:value-type="float" office:value="0.008965888" calcext:value-type="float">
            <text:p>0.008965888</text:p>
          </table:table-cell>
        </table:table-row>
        <table:table-row table:style-name="ro1">
          <table:table-cell office:value-type="float" office:value="0.006055936" calcext:value-type="float">
            <text:p>0.006055936</text:p>
          </table:table-cell>
        </table:table-row>
        <table:table-row table:style-name="ro1">
          <table:table-cell office:value-type="float" office:value="0.00595328" calcext:value-type="float">
            <text:p>0.00595328</text:p>
          </table:table-cell>
        </table:table-row>
        <table:table-row table:style-name="ro1">
          <table:table-cell office:value-type="float" office:value="0.006608384" calcext:value-type="float">
            <text:p>0.006608384</text:p>
          </table:table-cell>
        </table:table-row>
        <table:table-row table:style-name="ro1">
          <table:table-cell office:value-type="float" office:value="0.006230272" calcext:value-type="float">
            <text:p>0.006230272</text:p>
          </table:table-cell>
        </table:table-row>
        <table:table-row table:style-name="ro1">
          <table:table-cell office:value-type="float" office:value="0.00657152" calcext:value-type="float">
            <text:p>0.00657152</text:p>
          </table:table-cell>
        </table:table-row>
        <table:table-row table:style-name="ro1">
          <table:table-cell office:value-type="float" office:value="0.00615808" calcext:value-type="float">
            <text:p>0.00615808</text:p>
          </table:table-cell>
        </table:table-row>
        <table:table-row table:style-name="ro1">
          <table:table-cell office:value-type="float" office:value="0.00678016" calcext:value-type="float">
            <text:p>0.00678016</text:p>
          </table:table-cell>
        </table:table-row>
        <table:table-row table:style-name="ro1">
          <table:table-cell office:value-type="float" office:value="0.006931712" calcext:value-type="float">
            <text:p>0.006931712</text:p>
          </table:table-cell>
        </table:table-row>
        <table:table-row table:style-name="ro1">
          <table:table-cell office:value-type="float" office:value="0.006748928" calcext:value-type="float">
            <text:p>0.006748928</text:p>
          </table:table-cell>
        </table:table-row>
        <table:table-row table:style-name="ro1">
          <table:table-cell office:value-type="float" office:value="0.006443008" calcext:value-type="float">
            <text:p>0.006443008</text:p>
          </table:table-cell>
        </table:table-row>
        <table:table-row table:style-name="ro1">
          <table:table-cell office:value-type="float" office:value="0.006957568" calcext:value-type="float">
            <text:p>0.006957568</text:p>
          </table:table-cell>
        </table:table-row>
        <table:table-row table:style-name="ro1">
          <table:table-cell office:value-type="float" office:value="0.006400768" calcext:value-type="float">
            <text:p>0.006400768</text:p>
          </table:table-cell>
        </table:table-row>
        <table:table-row table:style-name="ro1">
          <table:table-cell office:value-type="float" office:value="0.005952" calcext:value-type="float">
            <text:p>0.005952</text:p>
          </table:table-cell>
        </table:table-row>
        <table:table-row table:style-name="ro1">
          <table:table-cell office:value-type="float" office:value="0.00736768" calcext:value-type="float">
            <text:p>0.00736768</text:p>
          </table:table-cell>
        </table:table-row>
        <table:table-row table:style-name="ro1">
          <table:table-cell office:value-type="float" office:value="0.005623808" calcext:value-type="float">
            <text:p>0.005623808</text:p>
          </table:table-cell>
        </table:table-row>
        <table:table-row table:style-name="ro1">
          <table:table-cell office:value-type="float" office:value="0.006285056" calcext:value-type="float">
            <text:p>0.006285056</text:p>
          </table:table-cell>
        </table:table-row>
        <table:table-row table:style-name="ro1">
          <table:table-cell office:value-type="float" office:value="0.005691904" calcext:value-type="float">
            <text:p>0.005691904</text:p>
          </table:table-cell>
        </table:table-row>
        <table:table-row table:style-name="ro1">
          <table:table-cell office:value-type="float" office:value="0.005984512" calcext:value-type="float">
            <text:p>0.005984512</text:p>
          </table:table-cell>
        </table:table-row>
        <table:table-row table:style-name="ro1">
          <table:table-cell office:value-type="float" office:value="0.006757376" calcext:value-type="float">
            <text:p>0.006757376</text:p>
          </table:table-cell>
        </table:table-row>
        <table:table-row table:style-name="ro1">
          <table:table-cell office:value-type="float" office:value="0.007536128" calcext:value-type="float">
            <text:p>0.007536128</text:p>
          </table:table-cell>
        </table:table-row>
        <table:table-row table:style-name="ro1">
          <table:table-cell office:value-type="float" office:value="0.00586368" calcext:value-type="float">
            <text:p>0.00586368</text:p>
          </table:table-cell>
        </table:table-row>
        <table:table-row table:style-name="ro1">
          <table:table-cell office:value-type="float" office:value="0.00605568" calcext:value-type="float">
            <text:p>0.00605568</text:p>
          </table:table-cell>
        </table:table-row>
        <table:table-row table:style-name="ro1">
          <table:table-cell office:value-type="float" office:value="0.006986752" calcext:value-type="float">
            <text:p>0.006986752</text:p>
          </table:table-cell>
        </table:table-row>
        <table:table-row table:style-name="ro1">
          <table:table-cell office:value-type="float" office:value="0.007172608" calcext:value-type="float">
            <text:p>0.007172608</text:p>
          </table:table-cell>
        </table:table-row>
        <table:table-row table:style-name="ro1">
          <table:table-cell office:value-type="float" office:value="0.007841024" calcext:value-type="float">
            <text:p>0.007841024</text:p>
          </table:table-cell>
        </table:table-row>
        <table:table-row table:style-name="ro1">
          <table:table-cell office:value-type="float" office:value="0.008848128" calcext:value-type="float">
            <text:p>0.008848128</text:p>
          </table:table-cell>
        </table:table-row>
        <table:table-row table:style-name="ro1">
          <table:table-cell office:value-type="float" office:value="0.006541312" calcext:value-type="float">
            <text:p>0.006541312</text:p>
          </table:table-cell>
        </table:table-row>
        <table:table-row table:style-name="ro1">
          <table:table-cell office:value-type="float" office:value="0.008285184" calcext:value-type="float">
            <text:p>0.008285184</text:p>
          </table:table-cell>
        </table:table-row>
        <table:table-row table:style-name="ro1">
          <table:table-cell office:value-type="float" office:value="0.009755392" calcext:value-type="float">
            <text:p>0.009755392</text:p>
          </table:table-cell>
        </table:table-row>
        <table:table-row table:style-name="ro1">
          <table:table-cell office:value-type="float" office:value="0.005899776" calcext:value-type="float">
            <text:p>0.005899776</text:p>
          </table:table-cell>
        </table:table-row>
        <table:table-row table:style-name="ro1">
          <table:table-cell office:value-type="float" office:value="0.01140992" calcext:value-type="float">
            <text:p>0.01140992</text:p>
          </table:table-cell>
        </table:table-row>
        <table:table-row table:style-name="ro1">
          <table:table-cell office:value-type="float" office:value="0.011707904" calcext:value-type="float">
            <text:p>0.011707904</text:p>
          </table:table-cell>
        </table:table-row>
        <table:table-row table:style-name="ro1">
          <table:table-cell office:value-type="float" office:value="0.009064704" calcext:value-type="float">
            <text:p>0.009064704</text:p>
          </table:table-cell>
        </table:table-row>
        <table:table-row table:style-name="ro1">
          <table:table-cell office:value-type="float" office:value="0.009517824" calcext:value-type="float">
            <text:p>0.009517824</text:p>
          </table:table-cell>
        </table:table-row>
        <table:table-row table:style-name="ro1">
          <table:table-cell office:value-type="float" office:value="0.010405632" calcext:value-type="float">
            <text:p>0.010405632</text:p>
          </table:table-cell>
        </table:table-row>
        <table:table-row table:style-name="ro1">
          <table:table-cell office:value-type="float" office:value="0.006621952" calcext:value-type="float">
            <text:p>0.006621952</text:p>
          </table:table-cell>
        </table:table-row>
        <table:table-row table:style-name="ro1">
          <table:table-cell office:value-type="float" office:value="0.013814784" calcext:value-type="float">
            <text:p>0.013814784</text:p>
          </table:table-cell>
        </table:table-row>
        <table:table-row table:style-name="ro1">
          <table:table-cell office:value-type="float" office:value="0.010029312" calcext:value-type="float">
            <text:p>0.010029312</text:p>
          </table:table-cell>
        </table:table-row>
        <table:table-row table:style-name="ro1">
          <table:table-cell office:value-type="float" office:value="0.006827008" calcext:value-type="float">
            <text:p>0.006827008</text:p>
          </table:table-cell>
        </table:table-row>
        <table:table-row table:style-name="ro1">
          <table:table-cell office:value-type="float" office:value="0.021394176" calcext:value-type="float">
            <text:p>0.021394176</text:p>
          </table:table-cell>
        </table:table-row>
        <table:table-row table:style-name="ro1">
          <table:table-cell office:value-type="float" office:value="0.009512192" calcext:value-type="float">
            <text:p>0.009512192</text:p>
          </table:table-cell>
        </table:table-row>
        <table:table-row table:style-name="ro1">
          <table:table-cell office:value-type="float" office:value="0.017119744" calcext:value-type="float">
            <text:p>0.017119744</text:p>
          </table:table-cell>
        </table:table-row>
        <table:table-row table:style-name="ro1">
          <table:table-cell office:value-type="float" office:value="0.006620416" calcext:value-type="float">
            <text:p>0.006620416</text:p>
          </table:table-cell>
        </table:table-row>
        <table:table-row table:style-name="ro1">
          <table:table-cell office:value-type="float" office:value="0.013209088" calcext:value-type="float">
            <text:p>0.013209088</text:p>
          </table:table-cell>
        </table:table-row>
        <table:table-row table:style-name="ro1">
          <table:table-cell office:value-type="float" office:value="0.00842496" calcext:value-type="float">
            <text:p>0.00842496</text:p>
          </table:table-cell>
        </table:table-row>
        <table:table-row table:style-name="ro1">
          <table:table-cell office:value-type="float" office:value="0.030644736" calcext:value-type="float">
            <text:p>0.030644736</text:p>
          </table:table-cell>
        </table:table-row>
        <table:table-row table:style-name="ro1">
          <table:table-cell office:value-type="float" office:value="0.021006848" calcext:value-type="float">
            <text:p>0.021006848</text:p>
          </table:table-cell>
        </table:table-row>
        <table:table-row table:style-name="ro1">
          <table:table-cell office:value-type="float" office:value="0.010499584" calcext:value-type="float">
            <text:p>0.010499584</text:p>
          </table:table-cell>
        </table:table-row>
        <table:table-row table:style-name="ro1">
          <table:table-cell office:value-type="float" office:value="0.007408384" calcext:value-type="float">
            <text:p>0.007408384</text:p>
          </table:table-cell>
        </table:table-row>
        <table:table-row table:style-name="ro1">
          <table:table-cell office:value-type="float" office:value="0.02828672" calcext:value-type="float">
            <text:p>0.02828672</text:p>
          </table:table-cell>
        </table:table-row>
        <table:table-row table:style-name="ro1">
          <table:table-cell office:value-type="float" office:value="0.009421824" calcext:value-type="float">
            <text:p>0.009421824</text:p>
          </table:table-cell>
        </table:table-row>
        <table:table-row table:style-name="ro1">
          <table:table-cell office:value-type="float" office:value="0.013967872" calcext:value-type="float">
            <text:p>0.013967872</text:p>
          </table:table-cell>
        </table:table-row>
        <table:table-row table:style-name="ro1">
          <table:table-cell office:value-type="float" office:value="0.0021248" calcext:value-type="float">
            <text:p>0.0021248</text:p>
          </table:table-cell>
        </table:table-row>
        <table:table-row table:style-name="ro1">
          <table:table-cell office:value-type="float" office:value="0.015577344" calcext:value-type="float">
            <text:p>0.015577344</text:p>
          </table:table-cell>
        </table:table-row>
        <table:table-row table:style-name="ro1">
          <table:table-cell office:value-type="float" office:value="0.000759296" calcext:value-type="float">
            <text:p>0.000759296</text:p>
          </table:table-cell>
        </table:table-row>
        <table:table-row table:style-name="ro1">
          <table:table-cell office:value-type="float" office:value="0.007875072" calcext:value-type="float">
            <text:p>0.007875072</text:p>
          </table:table-cell>
        </table:table-row>
        <table:table-row table:style-name="ro1">
          <table:table-cell office:value-type="float" office:value="0.009346048" calcext:value-type="float">
            <text:p>0.009346048</text:p>
          </table:table-cell>
        </table:table-row>
        <table:table-row table:style-name="ro1">
          <table:table-cell office:value-type="float" office:value="0.011060992" calcext:value-type="float">
            <text:p>0.011060992</text:p>
          </table:table-cell>
        </table:table-row>
        <table:table-row table:style-name="ro1">
          <table:table-cell office:value-type="float" office:value="0.006590976" calcext:value-type="float">
            <text:p>0.006590976</text:p>
          </table:table-cell>
        </table:table-row>
        <table:table-row table:style-name="ro1">
          <table:table-cell office:value-type="float" office:value="0.00767488" calcext:value-type="float">
            <text:p>0.00767488</text:p>
          </table:table-cell>
        </table:table-row>
        <table:table-row table:style-name="ro1">
          <table:table-cell office:value-type="float" office:value="0.006971392" calcext:value-type="float">
            <text:p>0.006971392</text:p>
          </table:table-cell>
        </table:table-row>
        <table:table-row table:style-name="ro1">
          <table:table-cell office:value-type="float" office:value="0.011668992" calcext:value-type="float">
            <text:p>0.011668992</text:p>
          </table:table-cell>
        </table:table-row>
        <table:table-row table:style-name="ro1">
          <table:table-cell office:value-type="float" office:value="0.008312064" calcext:value-type="float">
            <text:p>0.008312064</text:p>
          </table:table-cell>
        </table:table-row>
        <table:table-row table:style-name="ro1">
          <table:table-cell office:value-type="float" office:value="0.0063744" calcext:value-type="float">
            <text:p>0.0063744</text:p>
          </table:table-cell>
        </table:table-row>
        <table:table-row table:style-name="ro1">
          <table:table-cell office:value-type="float" office:value="0.005753088" calcext:value-type="float">
            <text:p>0.005753088</text:p>
          </table:table-cell>
        </table:table-row>
        <table:table-row table:style-name="ro1">
          <table:table-cell office:value-type="float" office:value="0.009165824" calcext:value-type="float">
            <text:p>0.009165824</text:p>
          </table:table-cell>
        </table:table-row>
        <table:table-row table:style-name="ro1">
          <table:table-cell office:value-type="float" office:value="0.010683648" calcext:value-type="float">
            <text:p>0.010683648</text:p>
          </table:table-cell>
        </table:table-row>
        <table:table-row table:style-name="ro1">
          <table:table-cell office:value-type="float" office:value="0.006329856" calcext:value-type="float">
            <text:p>0.006329856</text:p>
          </table:table-cell>
        </table:table-row>
        <table:table-row table:style-name="ro1">
          <table:table-cell office:value-type="float" office:value="0.006280704" calcext:value-type="float">
            <text:p>0.006280704</text:p>
          </table:table-cell>
        </table:table-row>
        <table:table-row table:style-name="ro1">
          <table:table-cell office:value-type="float" office:value="0.012448256" calcext:value-type="float">
            <text:p>0.012448256</text:p>
          </table:table-cell>
        </table:table-row>
        <table:table-row table:style-name="ro1">
          <table:table-cell office:value-type="float" office:value="0.001539584" calcext:value-type="float">
            <text:p>0.001539584</text:p>
          </table:table-cell>
        </table:table-row>
        <table:table-row table:style-name="ro1">
          <table:table-cell office:value-type="float" office:value="0.008047616" calcext:value-type="float">
            <text:p>0.008047616</text:p>
          </table:table-cell>
        </table:table-row>
        <table:table-row table:style-name="ro1">
          <table:table-cell office:value-type="float" office:value="0.009698048" calcext:value-type="float">
            <text:p>0.009698048</text:p>
          </table:table-cell>
        </table:table-row>
        <table:table-row table:style-name="ro1">
          <table:table-cell office:value-type="float" office:value="0.009718528" calcext:value-type="float">
            <text:p>0.009718528</text:p>
          </table:table-cell>
        </table:table-row>
        <table:table-row table:style-name="ro1">
          <table:table-cell office:value-type="float" office:value="0.011430656" calcext:value-type="float">
            <text:p>0.011430656</text:p>
          </table:table-cell>
        </table:table-row>
        <table:table-row table:style-name="ro1">
          <table:table-cell office:value-type="float" office:value="0.007614208" calcext:value-type="float">
            <text:p>0.007614208</text:p>
          </table:table-cell>
        </table:table-row>
        <table:table-row table:style-name="ro1">
          <table:table-cell office:value-type="float" office:value="0.011873024" calcext:value-type="float">
            <text:p>0.011873024</text:p>
          </table:table-cell>
        </table:table-row>
        <table:table-row table:style-name="ro1">
          <table:table-cell office:value-type="float" office:value="0.010617088" calcext:value-type="float">
            <text:p>0.010617088</text:p>
          </table:table-cell>
        </table:table-row>
        <table:table-row table:style-name="ro1">
          <table:table-cell office:value-type="float" office:value="0.0068352" calcext:value-type="float">
            <text:p>0.0068352</text:p>
          </table:table-cell>
        </table:table-row>
        <table:table-row table:style-name="ro1">
          <table:table-cell office:value-type="float" office:value="0.006676736" calcext:value-type="float">
            <text:p>0.006676736</text:p>
          </table:table-cell>
        </table:table-row>
        <table:table-row table:style-name="ro1">
          <table:table-cell office:value-type="float" office:value="0.007006976" calcext:value-type="float">
            <text:p>0.007006976</text:p>
          </table:table-cell>
        </table:table-row>
        <table:table-row table:style-name="ro1">
          <table:table-cell office:value-type="float" office:value="0.00806528" calcext:value-type="float">
            <text:p>0.00806528</text:p>
          </table:table-cell>
        </table:table-row>
        <table:table-row table:style-name="ro1">
          <table:table-cell office:value-type="float" office:value="0.009641728" calcext:value-type="float">
            <text:p>0.009641728</text:p>
          </table:table-cell>
        </table:table-row>
        <table:table-row table:style-name="ro1">
          <table:table-cell office:value-type="float" office:value="0.008993536" calcext:value-type="float">
            <text:p>0.008993536</text:p>
          </table:table-cell>
        </table:table-row>
        <table:table-row table:style-name="ro1">
          <table:table-cell office:value-type="float" office:value="0.005971968" calcext:value-type="float">
            <text:p>0.005971968</text:p>
          </table:table-cell>
        </table:table-row>
        <table:table-row table:style-name="ro1">
          <table:table-cell office:value-type="float" office:value="0.00605952" calcext:value-type="float">
            <text:p>0.00605952</text:p>
          </table:table-cell>
        </table:table-row>
        <table:table-row table:style-name="ro1">
          <table:table-cell office:value-type="float" office:value="0.005894656" calcext:value-type="float">
            <text:p>0.005894656</text:p>
          </table:table-cell>
        </table:table-row>
        <table:table-row table:style-name="ro1">
          <table:table-cell office:value-type="float" office:value="0.007974144" calcext:value-type="float">
            <text:p>0.007974144</text:p>
          </table:table-cell>
        </table:table-row>
        <table:table-row table:style-name="ro1">
          <table:table-cell office:value-type="float" office:value="0.006139392" calcext:value-type="float">
            <text:p>0.006139392</text:p>
          </table:table-cell>
        </table:table-row>
        <table:table-row table:style-name="ro1">
          <table:table-cell office:value-type="float" office:value="0.006427648" calcext:value-type="float">
            <text:p>0.006427648</text:p>
          </table:table-cell>
        </table:table-row>
        <table:table-row table:style-name="ro1">
          <table:table-cell office:value-type="float" office:value="0.006611456" calcext:value-type="float">
            <text:p>0.006611456</text:p>
          </table:table-cell>
        </table:table-row>
        <table:table-row table:style-name="ro1">
          <table:table-cell office:value-type="float" office:value="0.007024128" calcext:value-type="float">
            <text:p>0.007024128</text:p>
          </table:table-cell>
        </table:table-row>
        <table:table-row table:style-name="ro1">
          <table:table-cell office:value-type="float" office:value="0.007562752" calcext:value-type="float">
            <text:p>0.007562752</text:p>
          </table:table-cell>
        </table:table-row>
        <table:table-row table:style-name="ro1">
          <table:table-cell office:value-type="float" office:value="0.006289664" calcext:value-type="float">
            <text:p>0.006289664</text:p>
          </table:table-cell>
        </table:table-row>
        <table:table-row table:style-name="ro1">
          <table:table-cell office:value-type="float" office:value="0.006123776" calcext:value-type="float">
            <text:p>0.006123776</text:p>
          </table:table-cell>
        </table:table-row>
        <table:table-row table:style-name="ro1">
          <table:table-cell office:value-type="float" office:value="0.005892608" calcext:value-type="float">
            <text:p>0.005892608</text:p>
          </table:table-cell>
        </table:table-row>
        <table:table-row table:style-name="ro1">
          <table:table-cell office:value-type="float" office:value="0.006518016" calcext:value-type="float">
            <text:p>0.006518016</text:p>
          </table:table-cell>
        </table:table-row>
        <table:table-row table:style-name="ro1">
          <table:table-cell office:value-type="float" office:value="0.006036992" calcext:value-type="float">
            <text:p>0.006036992</text:p>
          </table:table-cell>
        </table:table-row>
        <table:table-row table:style-name="ro1">
          <table:table-cell office:value-type="float" office:value="0.006170624" calcext:value-type="float">
            <text:p>0.006170624</text:p>
          </table:table-cell>
        </table:table-row>
        <table:table-row table:style-name="ro1">
          <table:table-cell office:value-type="float" office:value="0.011234048" calcext:value-type="float">
            <text:p>0.011234048</text:p>
          </table:table-cell>
        </table:table-row>
        <table:table-row table:style-name="ro1">
          <table:table-cell office:value-type="float" office:value="0.000856832" calcext:value-type="float">
            <text:p>0.000856832</text:p>
          </table:table-cell>
        </table:table-row>
        <table:table-row table:style-name="ro1">
          <table:table-cell office:value-type="float" office:value="0.007489536" calcext:value-type="float">
            <text:p>0.007489536</text:p>
          </table:table-cell>
        </table:table-row>
        <table:table-row table:style-name="ro1">
          <table:table-cell office:value-type="float" office:value="0.005987072" calcext:value-type="float">
            <text:p>0.005987072</text:p>
          </table:table-cell>
        </table:table-row>
        <table:table-row table:style-name="ro1">
          <table:table-cell office:value-type="float" office:value="0.006870784" calcext:value-type="float">
            <text:p>0.006870784</text:p>
          </table:table-cell>
        </table:table-row>
        <table:table-row table:style-name="ro1">
          <table:table-cell office:value-type="float" office:value="0.007647232" calcext:value-type="float">
            <text:p>0.007647232</text:p>
          </table:table-cell>
        </table:table-row>
        <table:table-row table:style-name="ro1">
          <table:table-cell office:value-type="float" office:value="0.010538752" calcext:value-type="float">
            <text:p>0.010538752</text:p>
          </table:table-cell>
        </table:table-row>
        <table:table-row table:style-name="ro1">
          <table:table-cell office:value-type="float" office:value="0.007233024" calcext:value-type="float">
            <text:p>0.007233024</text:p>
          </table:table-cell>
        </table:table-row>
        <table:table-row table:style-name="ro1">
          <table:table-cell office:value-type="float" office:value="0.006784256" calcext:value-type="float">
            <text:p>0.006784256</text:p>
          </table:table-cell>
        </table:table-row>
        <table:table-row table:style-name="ro1">
          <table:table-cell office:value-type="float" office:value="0.009068288" calcext:value-type="float">
            <text:p>0.009068288</text:p>
          </table:table-cell>
        </table:table-row>
        <table:table-row table:style-name="ro1">
          <table:table-cell office:value-type="float" office:value="0.007576576" calcext:value-type="float">
            <text:p>0.007576576</text:p>
          </table:table-cell>
        </table:table-row>
        <table:table-row table:style-name="ro1">
          <table:table-cell office:value-type="float" office:value="0.012011776" calcext:value-type="float">
            <text:p>0.012011776</text:p>
          </table:table-cell>
        </table:table-row>
        <table:table-row table:style-name="ro1">
          <table:table-cell office:value-type="float" office:value="0.009169408" calcext:value-type="float">
            <text:p>0.009169408</text:p>
          </table:table-cell>
        </table:table-row>
        <table:table-row table:style-name="ro1">
          <table:table-cell office:value-type="float" office:value="0.009566208" calcext:value-type="float">
            <text:p>0.009566208</text:p>
          </table:table-cell>
        </table:table-row>
        <table:table-row table:style-name="ro1">
          <table:table-cell office:value-type="float" office:value="0.0097984" calcext:value-type="float">
            <text:p>0.0097984</text:p>
          </table:table-cell>
        </table:table-row>
        <table:table-row table:style-name="ro1">
          <table:table-cell office:value-type="float" office:value="0.007223808" calcext:value-type="float">
            <text:p>0.007223808</text:p>
          </table:table-cell>
        </table:table-row>
        <table:table-row table:style-name="ro1">
          <table:table-cell office:value-type="float" office:value="0.014164224" calcext:value-type="float">
            <text:p>0.014164224</text:p>
          </table:table-cell>
        </table:table-row>
        <table:table-row table:style-name="ro1">
          <table:table-cell office:value-type="float" office:value="0.003693568" calcext:value-type="float">
            <text:p>0.003693568</text:p>
          </table:table-cell>
        </table:table-row>
        <table:table-row table:style-name="ro1">
          <table:table-cell office:value-type="float" office:value="0.007671296" calcext:value-type="float">
            <text:p>0.007671296</text:p>
          </table:table-cell>
        </table:table-row>
        <table:table-row table:style-name="ro1">
          <table:table-cell office:value-type="float" office:value="0.01249792" calcext:value-type="float">
            <text:p>0.01249792</text:p>
          </table:table-cell>
        </table:table-row>
        <table:table-row table:style-name="ro1">
          <table:table-cell office:value-type="float" office:value="0.002113024" calcext:value-type="float">
            <text:p>0.002113024</text:p>
          </table:table-cell>
        </table:table-row>
        <table:table-row table:style-name="ro1">
          <table:table-cell office:value-type="float" office:value="0.01230848" calcext:value-type="float">
            <text:p>0.01230848</text:p>
          </table:table-cell>
        </table:table-row>
        <table:table-row table:style-name="ro1">
          <table:table-cell office:value-type="float" office:value="0.013407744" calcext:value-type="float">
            <text:p>0.013407744</text:p>
          </table:table-cell>
        </table:table-row>
        <table:table-row table:style-name="ro1">
          <table:table-cell office:value-type="float" office:value="0.003170304" calcext:value-type="float">
            <text:p>0.003170304</text:p>
          </table:table-cell>
        </table:table-row>
        <table:table-row table:style-name="ro1">
          <table:table-cell office:value-type="float" office:value="0.008012544" calcext:value-type="float">
            <text:p>0.008012544</text:p>
          </table:table-cell>
        </table:table-row>
        <table:table-row table:style-name="ro1">
          <table:table-cell office:value-type="float" office:value="0.005903616" calcext:value-type="float">
            <text:p>0.005903616</text:p>
          </table:table-cell>
        </table:table-row>
        <table:table-row table:style-name="ro1">
          <table:table-cell office:value-type="float" office:value="0.005891072" calcext:value-type="float">
            <text:p>0.005891072</text:p>
          </table:table-cell>
        </table:table-row>
        <table:table-row table:style-name="ro1">
          <table:table-cell office:value-type="float" office:value="0.006011648" calcext:value-type="float">
            <text:p>0.006011648</text:p>
          </table:table-cell>
        </table:table-row>
        <table:table-row table:style-name="ro1">
          <table:table-cell office:value-type="float" office:value="0.01004928" calcext:value-type="float">
            <text:p>0.01004928</text:p>
          </table:table-cell>
        </table:table-row>
        <table:table-row table:style-name="ro1">
          <table:table-cell office:value-type="float" office:value="0.005946368" calcext:value-type="float">
            <text:p>0.005946368</text:p>
          </table:table-cell>
        </table:table-row>
        <table:table-row table:style-name="ro1">
          <table:table-cell office:value-type="float" office:value="0.008278784" calcext:value-type="float">
            <text:p>0.008278784</text:p>
          </table:table-cell>
        </table:table-row>
        <table:table-row table:style-name="ro1">
          <table:table-cell office:value-type="float" office:value="0.007505664" calcext:value-type="float">
            <text:p>0.007505664</text:p>
          </table:table-cell>
        </table:table-row>
        <table:table-row table:style-name="ro1">
          <table:table-cell office:value-type="float" office:value="0.006820864" calcext:value-type="float">
            <text:p>0.006820864</text:p>
          </table:table-cell>
        </table:table-row>
        <table:table-row table:style-name="ro1">
          <table:table-cell office:value-type="float" office:value="0.006864896" calcext:value-type="float">
            <text:p>0.006864896</text:p>
          </table:table-cell>
        </table:table-row>
        <table:table-row table:style-name="ro1">
          <table:table-cell office:value-type="float" office:value="0.005642752" calcext:value-type="float">
            <text:p>0.005642752</text:p>
          </table:table-cell>
        </table:table-row>
        <table:table-row table:style-name="ro1">
          <table:table-cell office:value-type="float" office:value="0.005955328" calcext:value-type="float">
            <text:p>0.005955328</text:p>
          </table:table-cell>
        </table:table-row>
        <table:table-row table:style-name="ro1">
          <table:table-cell office:value-type="float" office:value="0.006843392" calcext:value-type="float">
            <text:p>0.006843392</text:p>
          </table:table-cell>
        </table:table-row>
        <table:table-row table:style-name="ro1">
          <table:table-cell office:value-type="float" office:value="0.0058176" calcext:value-type="float">
            <text:p>0.0058176</text:p>
          </table:table-cell>
        </table:table-row>
        <table:table-row table:style-name="ro1">
          <table:table-cell office:value-type="float" office:value="0.007414016" calcext:value-type="float">
            <text:p>0.007414016</text:p>
          </table:table-cell>
        </table:table-row>
        <table:table-row table:style-name="ro1">
          <table:table-cell office:value-type="float" office:value="0.00758528" calcext:value-type="float">
            <text:p>0.00758528</text:p>
          </table:table-cell>
        </table:table-row>
        <table:table-row table:style-name="ro1">
          <table:table-cell office:value-type="float" office:value="0.005920768" calcext:value-type="float">
            <text:p>0.005920768</text:p>
          </table:table-cell>
        </table:table-row>
        <table:table-row table:style-name="ro1">
          <table:table-cell office:value-type="float" office:value="0.005897728" calcext:value-type="float">
            <text:p>0.005897728</text:p>
          </table:table-cell>
        </table:table-row>
        <table:table-row table:style-name="ro1">
          <table:table-cell office:value-type="float" office:value="0.006380032" calcext:value-type="float">
            <text:p>0.006380032</text:p>
          </table:table-cell>
        </table:table-row>
        <table:table-row table:style-name="ro1">
          <table:table-cell office:value-type="float" office:value="0.00576896" calcext:value-type="float">
            <text:p>0.00576896</text:p>
          </table:table-cell>
        </table:table-row>
        <table:table-row table:style-name="ro1">
          <table:table-cell office:value-type="float" office:value="0.005700864" calcext:value-type="float">
            <text:p>0.005700864</text:p>
          </table:table-cell>
        </table:table-row>
        <table:table-row table:style-name="ro1">
          <table:table-cell office:value-type="float" office:value="0.0067392" calcext:value-type="float">
            <text:p>0.0067392</text:p>
          </table:table-cell>
        </table:table-row>
        <table:table-row table:style-name="ro1">
          <table:table-cell office:value-type="float" office:value="0.00683776" calcext:value-type="float">
            <text:p>0.00683776</text:p>
          </table:table-cell>
        </table:table-row>
        <table:table-row table:style-name="ro1">
          <table:table-cell office:value-type="float" office:value="0.0114624" calcext:value-type="float">
            <text:p>0.0114624</text:p>
          </table:table-cell>
        </table:table-row>
        <table:table-row table:style-name="ro1">
          <table:table-cell office:value-type="float" office:value="0.00118144" calcext:value-type="float">
            <text:p>0.00118144</text:p>
          </table:table-cell>
        </table:table-row>
        <table:table-row table:style-name="ro1">
          <table:table-cell office:value-type="float" office:value="0.005992704" calcext:value-type="float">
            <text:p>0.005992704</text:p>
          </table:table-cell>
        </table:table-row>
        <table:table-row table:style-name="ro1">
          <table:table-cell office:value-type="float" office:value="0.006854144" calcext:value-type="float">
            <text:p>0.006854144</text:p>
          </table:table-cell>
        </table:table-row>
        <table:table-row table:style-name="ro1">
          <table:table-cell office:value-type="float" office:value="0.005775104" calcext:value-type="float">
            <text:p>0.005775104</text:p>
          </table:table-cell>
        </table:table-row>
        <table:table-row table:style-name="ro1">
          <table:table-cell office:value-type="float" office:value="0.00849664" calcext:value-type="float">
            <text:p>0.00849664</text:p>
          </table:table-cell>
        </table:table-row>
        <table:table-row table:style-name="ro1">
          <table:table-cell office:value-type="float" office:value="0.005559552" calcext:value-type="float">
            <text:p>0.005559552</text:p>
          </table:table-cell>
        </table:table-row>
        <table:table-row table:style-name="ro1">
          <table:table-cell office:value-type="float" office:value="0.007293184" calcext:value-type="float">
            <text:p>0.007293184</text:p>
          </table:table-cell>
        </table:table-row>
        <table:table-row table:style-name="ro1">
          <table:table-cell office:value-type="float" office:value="0.0060736" calcext:value-type="float">
            <text:p>0.0060736</text:p>
          </table:table-cell>
        </table:table-row>
        <table:table-row table:style-name="ro1">
          <table:table-cell office:value-type="float" office:value="0.01187072" calcext:value-type="float">
            <text:p>0.01187072</text:p>
          </table:table-cell>
        </table:table-row>
        <table:table-row table:style-name="ro1">
          <table:table-cell office:value-type="float" office:value="0.000731648" calcext:value-type="float">
            <text:p>0.000731648</text:p>
          </table:table-cell>
        </table:table-row>
        <table:table-row table:style-name="ro1">
          <table:table-cell office:value-type="float" office:value="0.006855424" calcext:value-type="float">
            <text:p>0.006855424</text:p>
          </table:table-cell>
        </table:table-row>
        <table:table-row table:style-name="ro1">
          <table:table-cell office:value-type="float" office:value="0.006651904" calcext:value-type="float">
            <text:p>0.006651904</text:p>
          </table:table-cell>
        </table:table-row>
        <table:table-row table:style-name="ro1">
          <table:table-cell office:value-type="float" office:value="0.013855744" calcext:value-type="float">
            <text:p>0.013855744</text:p>
          </table:table-cell>
        </table:table-row>
        <table:table-row table:style-name="ro1">
          <table:table-cell office:value-type="float" office:value="0.001266432" calcext:value-type="float">
            <text:p>0.001266432</text:p>
          </table:table-cell>
        </table:table-row>
        <table:table-row table:style-name="ro1">
          <table:table-cell office:value-type="float" office:value="0.005967872" calcext:value-type="float">
            <text:p>0.005967872</text:p>
          </table:table-cell>
        </table:table-row>
        <table:table-row table:style-name="ro1">
          <table:table-cell office:value-type="float" office:value="0.00714112" calcext:value-type="float">
            <text:p>0.00714112</text:p>
          </table:table-cell>
        </table:table-row>
        <table:table-row table:style-name="ro1">
          <table:table-cell office:value-type="float" office:value="0.00705152" calcext:value-type="float">
            <text:p>0.00705152</text:p>
          </table:table-cell>
        </table:table-row>
        <table:table-row table:style-name="ro1">
          <table:table-cell office:value-type="float" office:value="0.013356032" calcext:value-type="float">
            <text:p>0.013356032</text:p>
          </table:table-cell>
        </table:table-row>
        <table:table-row table:style-name="ro1">
          <table:table-cell office:value-type="float" office:value="0.00278656" calcext:value-type="float">
            <text:p>0.00278656</text:p>
          </table:table-cell>
        </table:table-row>
        <table:table-row table:style-name="ro1">
          <table:table-cell office:value-type="float" office:value="0.006119168" calcext:value-type="float">
            <text:p>0.006119168</text:p>
          </table:table-cell>
        </table:table-row>
        <table:table-row table:style-name="ro1">
          <table:table-cell office:value-type="float" office:value="0.00850048" calcext:value-type="float">
            <text:p>0.00850048</text:p>
          </table:table-cell>
        </table:table-row>
        <table:table-row table:style-name="ro1">
          <table:table-cell office:value-type="float" office:value="0.006070016" calcext:value-type="float">
            <text:p>0.006070016</text:p>
          </table:table-cell>
        </table:table-row>
        <table:table-row table:style-name="ro1">
          <table:table-cell office:value-type="float" office:value="0.008066048" calcext:value-type="float">
            <text:p>0.008066048</text:p>
          </table:table-cell>
        </table:table-row>
        <table:table-row table:style-name="ro1">
          <table:table-cell office:value-type="float" office:value="0.00742272" calcext:value-type="float">
            <text:p>0.00742272</text:p>
          </table:table-cell>
        </table:table-row>
        <table:table-row table:style-name="ro1">
          <table:table-cell office:value-type="float" office:value="0.006565632" calcext:value-type="float">
            <text:p>0.006565632</text:p>
          </table:table-cell>
        </table:table-row>
        <table:table-row table:style-name="ro1">
          <table:table-cell office:value-type="float" office:value="0.00606592" calcext:value-type="float">
            <text:p>0.00606592</text:p>
          </table:table-cell>
        </table:table-row>
        <table:table-row table:style-name="ro1">
          <table:table-cell office:value-type="float" office:value="0.00616064" calcext:value-type="float">
            <text:p>0.00616064</text:p>
          </table:table-cell>
        </table:table-row>
        <table:table-row table:style-name="ro1">
          <table:table-cell office:value-type="float" office:value="0.005710592" calcext:value-type="float">
            <text:p>0.005710592</text:p>
          </table:table-cell>
        </table:table-row>
        <table:table-row table:style-name="ro1">
          <table:table-cell office:value-type="float" office:value="0.007036416" calcext:value-type="float">
            <text:p>0.007036416</text:p>
          </table:table-cell>
        </table:table-row>
        <table:table-row table:style-name="ro1">
          <table:table-cell office:value-type="float" office:value="0.006468864" calcext:value-type="float">
            <text:p>0.006468864</text:p>
          </table:table-cell>
        </table:table-row>
        <table:table-row table:style-name="ro1">
          <table:table-cell office:value-type="float" office:value="0.005865472" calcext:value-type="float">
            <text:p>0.005865472</text:p>
          </table:table-cell>
        </table:table-row>
        <table:table-row table:style-name="ro1">
          <table:table-cell office:value-type="float" office:value="0.007248896" calcext:value-type="float">
            <text:p>0.007248896</text:p>
          </table:table-cell>
        </table:table-row>
        <table:table-row table:style-name="ro1">
          <table:table-cell office:value-type="float" office:value="0.006184192" calcext:value-type="float">
            <text:p>0.006184192</text:p>
          </table:table-cell>
        </table:table-row>
        <table:table-row table:style-name="ro1">
          <table:table-cell office:value-type="float" office:value="0.008645888" calcext:value-type="float">
            <text:p>0.008645888</text:p>
          </table:table-cell>
        </table:table-row>
        <table:table-row table:style-name="ro1">
          <table:table-cell office:value-type="float" office:value="0.005937152" calcext:value-type="float">
            <text:p>0.005937152</text:p>
          </table:table-cell>
        </table:table-row>
        <table:table-row table:style-name="ro1">
          <table:table-cell office:value-type="float" office:value="0.00811392" calcext:value-type="float">
            <text:p>0.00811392</text:p>
          </table:table-cell>
        </table:table-row>
        <table:table-row table:style-name="ro1">
          <table:table-cell office:value-type="float" office:value="0.006620928" calcext:value-type="float">
            <text:p>0.006620928</text:p>
          </table:table-cell>
        </table:table-row>
        <table:table-row table:style-name="ro1">
          <table:table-cell office:value-type="float" office:value="0.007465216" calcext:value-type="float">
            <text:p>0.007465216</text:p>
          </table:table-cell>
        </table:table-row>
        <table:table-row table:style-name="ro1">
          <table:table-cell office:value-type="float" office:value="0.006295552" calcext:value-type="float">
            <text:p>0.006295552</text:p>
          </table:table-cell>
        </table:table-row>
        <table:table-row table:style-name="ro1">
          <table:table-cell office:value-type="float" office:value="0.006013952" calcext:value-type="float">
            <text:p>0.006013952</text:p>
          </table:table-cell>
        </table:table-row>
        <table:table-row table:style-name="ro1">
          <table:table-cell office:value-type="float" office:value="0.006660864" calcext:value-type="float">
            <text:p>0.006660864</text:p>
          </table:table-cell>
        </table:table-row>
        <table:table-row table:style-name="ro1">
          <table:table-cell office:value-type="float" office:value="0.005826816" calcext:value-type="float">
            <text:p>0.005826816</text:p>
          </table:table-cell>
        </table:table-row>
        <table:table-row table:style-name="ro1">
          <table:table-cell office:value-type="float" office:value="0.006374912" calcext:value-type="float">
            <text:p>0.006374912</text:p>
          </table:table-cell>
        </table:table-row>
        <table:table-row table:style-name="ro1">
          <table:table-cell office:value-type="float" office:value="0.006213888" calcext:value-type="float">
            <text:p>0.006213888</text:p>
          </table:table-cell>
        </table:table-row>
        <table:table-row table:style-name="ro1">
          <table:table-cell office:value-type="float" office:value="0.006103552" calcext:value-type="float">
            <text:p>0.006103552</text:p>
          </table:table-cell>
        </table:table-row>
        <table:table-row table:style-name="ro1">
          <table:table-cell office:value-type="float" office:value="0.00625152" calcext:value-type="float">
            <text:p>0.00625152</text:p>
          </table:table-cell>
        </table:table-row>
        <table:table-row table:style-name="ro1">
          <table:table-cell office:value-type="float" office:value="0.008485376" calcext:value-type="float">
            <text:p>0.008485376</text:p>
          </table:table-cell>
        </table:table-row>
        <table:table-row table:style-name="ro1">
          <table:table-cell office:value-type="float" office:value="0.00633216" calcext:value-type="float">
            <text:p>0.00633216</text:p>
          </table:table-cell>
        </table:table-row>
        <table:table-row table:style-name="ro1">
          <table:table-cell office:value-type="float" office:value="0.005565696" calcext:value-type="float">
            <text:p>0.005565696</text:p>
          </table:table-cell>
        </table:table-row>
        <table:table-row table:style-name="ro1">
          <table:table-cell office:value-type="float" office:value="0.009533696" calcext:value-type="float">
            <text:p>0.009533696</text:p>
          </table:table-cell>
        </table:table-row>
        <table:table-row table:style-name="ro1">
          <table:table-cell office:value-type="float" office:value="0.0084032" calcext:value-type="float">
            <text:p>0.0084032</text:p>
          </table:table-cell>
        </table:table-row>
        <table:table-row table:style-name="ro1">
          <table:table-cell office:value-type="float" office:value="0.006110464" calcext:value-type="float">
            <text:p>0.006110464</text:p>
          </table:table-cell>
        </table:table-row>
        <table:table-row table:style-name="ro1">
          <table:table-cell office:value-type="float" office:value="0.005918976" calcext:value-type="float">
            <text:p>0.005918976</text:p>
          </table:table-cell>
        </table:table-row>
        <table:table-row table:style-name="ro1">
          <table:table-cell office:value-type="float" office:value="0.005884928" calcext:value-type="float">
            <text:p>0.005884928</text:p>
          </table:table-cell>
        </table:table-row>
        <table:table-row table:style-name="ro1">
          <table:table-cell office:value-type="float" office:value="0.005963776" calcext:value-type="float">
            <text:p>0.005963776</text:p>
          </table:table-cell>
        </table:table-row>
        <table:table-row table:style-name="ro1">
          <table:table-cell office:value-type="float" office:value="0.008428288" calcext:value-type="float">
            <text:p>0.008428288</text:p>
          </table:table-cell>
        </table:table-row>
        <table:table-row table:style-name="ro1">
          <table:table-cell office:value-type="float" office:value="0.006661376" calcext:value-type="float">
            <text:p>0.006661376</text:p>
          </table:table-cell>
        </table:table-row>
        <table:table-row table:style-name="ro1">
          <table:table-cell office:value-type="float" office:value="0.006976256" calcext:value-type="float">
            <text:p>0.006976256</text:p>
          </table:table-cell>
        </table:table-row>
        <table:table-row table:style-name="ro1">
          <table:table-cell office:value-type="float" office:value="0.012338176" calcext:value-type="float">
            <text:p>0.012338176</text:p>
          </table:table-cell>
        </table:table-row>
        <table:table-row table:style-name="ro1">
          <table:table-cell office:value-type="float" office:value="0.009293056" calcext:value-type="float">
            <text:p>0.009293056</text:p>
          </table:table-cell>
        </table:table-row>
        <table:table-row table:style-name="ro1">
          <table:table-cell office:value-type="float" office:value="0.00847744" calcext:value-type="float">
            <text:p>0.00847744</text:p>
          </table:table-cell>
        </table:table-row>
        <table:table-row table:style-name="ro1">
          <table:table-cell office:value-type="float" office:value="0.00612608" calcext:value-type="float">
            <text:p>0.00612608</text:p>
          </table:table-cell>
        </table:table-row>
        <table:table-row table:style-name="ro1">
          <table:table-cell office:value-type="float" office:value="0.00849792" calcext:value-type="float">
            <text:p>0.00849792</text:p>
          </table:table-cell>
        </table:table-row>
        <table:table-row table:style-name="ro1">
          <table:table-cell office:value-type="float" office:value="0.00583296" calcext:value-type="float">
            <text:p>0.00583296</text:p>
          </table:table-cell>
        </table:table-row>
        <table:table-row table:style-name="ro1">
          <table:table-cell office:value-type="float" office:value="0.010345216" calcext:value-type="float">
            <text:p>0.010345216</text:p>
          </table:table-cell>
        </table:table-row>
        <table:table-row table:style-name="ro1">
          <table:table-cell office:value-type="float" office:value="0.006834176" calcext:value-type="float">
            <text:p>0.006834176</text:p>
          </table:table-cell>
        </table:table-row>
        <table:table-row table:style-name="ro1">
          <table:table-cell office:value-type="float" office:value="0.005700608" calcext:value-type="float">
            <text:p>0.005700608</text:p>
          </table:table-cell>
        </table:table-row>
        <table:table-row table:style-name="ro1">
          <table:table-cell office:value-type="float" office:value="0.006510848" calcext:value-type="float">
            <text:p>0.006510848</text:p>
          </table:table-cell>
        </table:table-row>
        <table:table-row table:style-name="ro1">
          <table:table-cell office:value-type="float" office:value="0.00639232" calcext:value-type="float">
            <text:p>0.00639232</text:p>
          </table:table-cell>
        </table:table-row>
        <table:table-row table:style-name="ro1">
          <table:table-cell office:value-type="float" office:value="0.005630208" calcext:value-type="float">
            <text:p>0.005630208</text:p>
          </table:table-cell>
        </table:table-row>
        <table:table-row table:style-name="ro1">
          <table:table-cell office:value-type="float" office:value="0.006680832" calcext:value-type="float">
            <text:p>0.006680832</text:p>
          </table:table-cell>
        </table:table-row>
        <table:table-row table:style-name="ro1">
          <table:table-cell office:value-type="float" office:value="0.006366464" calcext:value-type="float">
            <text:p>0.006366464</text:p>
          </table:table-cell>
        </table:table-row>
        <table:table-row table:style-name="ro1">
          <table:table-cell office:value-type="float" office:value="0.009307136" calcext:value-type="float">
            <text:p>0.009307136</text:p>
          </table:table-cell>
        </table:table-row>
        <table:table-row table:style-name="ro1">
          <table:table-cell office:value-type="float" office:value="0.010896896" calcext:value-type="float">
            <text:p>0.010896896</text:p>
          </table:table-cell>
        </table:table-row>
        <table:table-row table:style-name="ro1">
          <table:table-cell office:value-type="float" office:value="0.007104768" calcext:value-type="float">
            <text:p>0.007104768</text:p>
          </table:table-cell>
        </table:table-row>
        <table:table-row table:style-name="ro1">
          <table:table-cell office:value-type="float" office:value="0.00737152" calcext:value-type="float">
            <text:p>0.00737152</text:p>
          </table:table-cell>
        </table:table-row>
        <table:table-row table:style-name="ro1">
          <table:table-cell office:value-type="float" office:value="0.006983424" calcext:value-type="float">
            <text:p>0.006983424</text:p>
          </table:table-cell>
        </table:table-row>
        <table:table-row table:style-name="ro1">
          <table:table-cell office:value-type="float" office:value="0.00598528" calcext:value-type="float">
            <text:p>0.00598528</text:p>
          </table:table-cell>
        </table:table-row>
        <table:table-row table:style-name="ro1">
          <table:table-cell office:value-type="float" office:value="0.006076416" calcext:value-type="float">
            <text:p>0.006076416</text:p>
          </table:table-cell>
        </table:table-row>
        <table:table-row table:style-name="ro1">
          <table:table-cell office:value-type="float" office:value="0.007102976" calcext:value-type="float">
            <text:p>0.007102976</text:p>
          </table:table-cell>
        </table:table-row>
        <table:table-row table:style-name="ro1">
          <table:table-cell office:value-type="float" office:value="0.006545664" calcext:value-type="float">
            <text:p>0.006545664</text:p>
          </table:table-cell>
        </table:table-row>
        <table:table-row table:style-name="ro1">
          <table:table-cell office:value-type="float" office:value="0.006217216" calcext:value-type="float">
            <text:p>0.006217216</text:p>
          </table:table-cell>
        </table:table-row>
        <table:table-row table:style-name="ro1">
          <table:table-cell office:value-type="float" office:value="0.005857792" calcext:value-type="float">
            <text:p>0.005857792</text:p>
          </table:table-cell>
        </table:table-row>
        <table:table-row table:style-name="ro1">
          <table:table-cell office:value-type="float" office:value="0.006179072" calcext:value-type="float">
            <text:p>0.006179072</text:p>
          </table:table-cell>
        </table:table-row>
        <table:table-row table:style-name="ro1">
          <table:table-cell office:value-type="float" office:value="0.005568768" calcext:value-type="float">
            <text:p>0.005568768</text:p>
          </table:table-cell>
        </table:table-row>
        <table:table-row table:style-name="ro1">
          <table:table-cell office:value-type="float" office:value="0.008664576" calcext:value-type="float">
            <text:p>0.008664576</text:p>
          </table:table-cell>
        </table:table-row>
        <table:table-row table:style-name="ro1">
          <table:table-cell office:value-type="float" office:value="0.005540864" calcext:value-type="float">
            <text:p>0.005540864</text:p>
          </table:table-cell>
        </table:table-row>
        <table:table-row table:style-name="ro1">
          <table:table-cell office:value-type="float" office:value="0.005902336" calcext:value-type="float">
            <text:p>0.005902336</text:p>
          </table:table-cell>
        </table:table-row>
        <table:table-row table:style-name="ro1">
          <table:table-cell office:value-type="float" office:value="0.006217216" calcext:value-type="float">
            <text:p>0.006217216</text:p>
          </table:table-cell>
        </table:table-row>
        <table:table-row table:style-name="ro1">
          <table:table-cell office:value-type="float" office:value="0.006095104" calcext:value-type="float">
            <text:p>0.006095104</text:p>
          </table:table-cell>
        </table:table-row>
        <table:table-row table:style-name="ro1">
          <table:table-cell office:value-type="float" office:value="0.005887232" calcext:value-type="float">
            <text:p>0.005887232</text:p>
          </table:table-cell>
        </table:table-row>
        <table:table-row table:style-name="ro1">
          <table:table-cell office:value-type="float" office:value="0.006567424" calcext:value-type="float">
            <text:p>0.006567424</text:p>
          </table:table-cell>
        </table:table-row>
        <table:table-row table:style-name="ro1">
          <table:table-cell office:value-type="float" office:value="0.014776832" calcext:value-type="float">
            <text:p>0.014776832</text:p>
          </table:table-cell>
        </table:table-row>
        <table:table-row table:style-name="ro1">
          <table:table-cell office:value-type="float" office:value="0.008569856" calcext:value-type="float">
            <text:p>0.008569856</text:p>
          </table:table-cell>
        </table:table-row>
        <table:table-row table:style-name="ro1">
          <table:table-cell office:value-type="float" office:value="0.006770688" calcext:value-type="float">
            <text:p>0.006770688</text:p>
          </table:table-cell>
        </table:table-row>
        <table:table-row table:style-name="ro1">
          <table:table-cell office:value-type="float" office:value="0.008838144" calcext:value-type="float">
            <text:p>0.008838144</text:p>
          </table:table-cell>
        </table:table-row>
        <table:table-row table:style-name="ro1">
          <table:table-cell office:value-type="float" office:value="0.0060736" calcext:value-type="float">
            <text:p>0.0060736</text:p>
          </table:table-cell>
        </table:table-row>
        <table:table-row table:style-name="ro1">
          <table:table-cell office:value-type="float" office:value="0.006777344" calcext:value-type="float">
            <text:p>0.006777344</text:p>
          </table:table-cell>
        </table:table-row>
        <table:table-row table:style-name="ro1">
          <table:table-cell office:value-type="float" office:value="0.006211584" calcext:value-type="float">
            <text:p>0.006211584</text:p>
          </table:table-cell>
        </table:table-row>
        <table:table-row table:style-name="ro1">
          <table:table-cell office:value-type="float" office:value="0.005639168" calcext:value-type="float">
            <text:p>0.005639168</text:p>
          </table:table-cell>
        </table:table-row>
        <table:table-row table:style-name="ro1">
          <table:table-cell office:value-type="float" office:value="0.006188032" calcext:value-type="float">
            <text:p>0.006188032</text:p>
          </table:table-cell>
        </table:table-row>
        <table:table-row table:style-name="ro1">
          <table:table-cell office:value-type="float" office:value="0.006813696" calcext:value-type="float">
            <text:p>0.006813696</text:p>
          </table:table-cell>
        </table:table-row>
        <table:table-row table:style-name="ro1">
          <table:table-cell office:value-type="float" office:value="0.008338688" calcext:value-type="float">
            <text:p>0.008338688</text:p>
          </table:table-cell>
        </table:table-row>
        <table:table-row table:style-name="ro1">
          <table:table-cell office:value-type="float" office:value="0.005917184" calcext:value-type="float">
            <text:p>0.005917184</text:p>
          </table:table-cell>
        </table:table-row>
        <table:table-row table:style-name="ro1">
          <table:table-cell office:value-type="float" office:value="0.007009536" calcext:value-type="float">
            <text:p>0.007009536</text:p>
          </table:table-cell>
        </table:table-row>
        <table:table-row table:style-name="ro1">
          <table:table-cell office:value-type="float" office:value="0.006386944" calcext:value-type="float">
            <text:p>0.006386944</text:p>
          </table:table-cell>
        </table:table-row>
        <table:table-row table:style-name="ro1">
          <table:table-cell office:value-type="float" office:value="0.0065024" calcext:value-type="float">
            <text:p>0.0065024</text:p>
          </table:table-cell>
        </table:table-row>
        <table:table-row table:style-name="ro1">
          <table:table-cell office:value-type="float" office:value="0.005696512" calcext:value-type="float">
            <text:p>0.005696512</text:p>
          </table:table-cell>
        </table:table-row>
        <table:table-row table:style-name="ro1">
          <table:table-cell office:value-type="float" office:value="0.00565248" calcext:value-type="float">
            <text:p>0.00565248</text:p>
          </table:table-cell>
        </table:table-row>
        <table:table-row table:style-name="ro1">
          <table:table-cell office:value-type="float" office:value="0.009437952" calcext:value-type="float">
            <text:p>0.009437952</text:p>
          </table:table-cell>
        </table:table-row>
        <table:table-row table:style-name="ro1">
          <table:table-cell office:value-type="float" office:value="0.00725248" calcext:value-type="float">
            <text:p>0.00725248</text:p>
          </table:table-cell>
        </table:table-row>
        <table:table-row table:style-name="ro1">
          <table:table-cell office:value-type="float" office:value="0.008705536" calcext:value-type="float">
            <text:p>0.008705536</text:p>
          </table:table-cell>
        </table:table-row>
        <table:table-row table:style-name="ro1">
          <table:table-cell office:value-type="float" office:value="0.00642304" calcext:value-type="float">
            <text:p>0.00642304</text:p>
          </table:table-cell>
        </table:table-row>
        <table:table-row table:style-name="ro1">
          <table:table-cell office:value-type="float" office:value="0.005949184" calcext:value-type="float">
            <text:p>0.005949184</text:p>
          </table:table-cell>
        </table:table-row>
        <table:table-row table:style-name="ro1">
          <table:table-cell office:value-type="float" office:value="0.00589568" calcext:value-type="float">
            <text:p>0.00589568</text:p>
          </table:table-cell>
        </table:table-row>
        <table:table-row table:style-name="ro1">
          <table:table-cell office:value-type="float" office:value="0.005575168" calcext:value-type="float">
            <text:p>0.005575168</text:p>
          </table:table-cell>
        </table:table-row>
        <table:table-row table:style-name="ro1">
          <table:table-cell office:value-type="float" office:value="0.005833728" calcext:value-type="float">
            <text:p>0.005833728</text:p>
          </table:table-cell>
        </table:table-row>
        <table:table-row table:style-name="ro1">
          <table:table-cell office:value-type="float" office:value="0.005777152" calcext:value-type="float">
            <text:p>0.005777152</text:p>
          </table:table-cell>
        </table:table-row>
        <table:table-row table:style-name="ro1">
          <table:table-cell office:value-type="float" office:value="0.005596928" calcext:value-type="float">
            <text:p>0.005596928</text:p>
          </table:table-cell>
        </table:table-row>
        <table:table-row table:style-name="ro1">
          <table:table-cell office:value-type="float" office:value="0.005532928" calcext:value-type="float">
            <text:p>0.005532928</text:p>
          </table:table-cell>
        </table:table-row>
        <table:table-row table:style-name="ro1">
          <table:table-cell office:value-type="float" office:value="0.006395136" calcext:value-type="float">
            <text:p>0.006395136</text:p>
          </table:table-cell>
        </table:table-row>
        <table:table-row table:style-name="ro1">
          <table:table-cell office:value-type="float" office:value="0.006449152" calcext:value-type="float">
            <text:p>0.006449152</text:p>
          </table:table-cell>
        </table:table-row>
        <table:table-row table:style-name="ro1">
          <table:table-cell office:value-type="float" office:value="0.006236416" calcext:value-type="float">
            <text:p>0.006236416</text:p>
          </table:table-cell>
        </table:table-row>
        <table:table-row table:style-name="ro1">
          <table:table-cell office:value-type="float" office:value="0.006079744" calcext:value-type="float">
            <text:p>0.006079744</text:p>
          </table:table-cell>
        </table:table-row>
        <table:table-row table:style-name="ro1">
          <table:table-cell office:value-type="float" office:value="0.005856512" calcext:value-type="float">
            <text:p>0.005856512</text:p>
          </table:table-cell>
        </table:table-row>
        <table:table-row table:style-name="ro1">
          <table:table-cell office:value-type="float" office:value="0.00593664" calcext:value-type="float">
            <text:p>0.00593664</text:p>
          </table:table-cell>
        </table:table-row>
        <table:table-row table:style-name="ro1">
          <table:table-cell office:value-type="float" office:value="0.006202112" calcext:value-type="float">
            <text:p>0.006202112</text:p>
          </table:table-cell>
        </table:table-row>
        <table:table-row table:style-name="ro1">
          <table:table-cell office:value-type="float" office:value="0.006431232" calcext:value-type="float">
            <text:p>0.006431232</text:p>
          </table:table-cell>
        </table:table-row>
        <table:table-row table:style-name="ro1">
          <table:table-cell office:value-type="float" office:value="0.006368768" calcext:value-type="float">
            <text:p>0.006368768</text:p>
          </table:table-cell>
        </table:table-row>
        <table:table-row table:style-name="ro1">
          <table:table-cell office:value-type="float" office:value="0.006454016" calcext:value-type="float">
            <text:p>0.006454016</text:p>
          </table:table-cell>
        </table:table-row>
        <table:table-row table:style-name="ro1">
          <table:table-cell office:value-type="float" office:value="0.005799936" calcext:value-type="float">
            <text:p>0.005799936</text:p>
          </table:table-cell>
        </table:table-row>
        <table:table-row table:style-name="ro1">
          <table:table-cell office:value-type="float" office:value="0.005759488" calcext:value-type="float">
            <text:p>0.005759488</text:p>
          </table:table-cell>
        </table:table-row>
        <table:table-row table:style-name="ro1">
          <table:table-cell office:value-type="float" office:value="0.007727104" calcext:value-type="float">
            <text:p>0.007727104</text:p>
          </table:table-cell>
        </table:table-row>
        <table:table-row table:style-name="ro1">
          <table:table-cell office:value-type="float" office:value="0.006809344" calcext:value-type="float">
            <text:p>0.006809344</text:p>
          </table:table-cell>
        </table:table-row>
        <table:table-row table:style-name="ro1">
          <table:table-cell office:value-type="float" office:value="0.006599936" calcext:value-type="float">
            <text:p>0.006599936</text:p>
          </table:table-cell>
        </table:table-row>
        <table:table-row table:style-name="ro1">
          <table:table-cell office:value-type="float" office:value="0.00583936" calcext:value-type="float">
            <text:p>0.00583936</text:p>
          </table:table-cell>
        </table:table-row>
        <table:table-row table:style-name="ro1">
          <table:table-cell office:value-type="float" office:value="0.007178496" calcext:value-type="float">
            <text:p>0.007178496</text:p>
          </table:table-cell>
        </table:table-row>
        <table:table-row table:style-name="ro1">
          <table:table-cell office:value-type="float" office:value="0.006566144" calcext:value-type="float">
            <text:p>0.006566144</text:p>
          </table:table-cell>
        </table:table-row>
        <table:table-row table:style-name="ro1">
          <table:table-cell office:value-type="float" office:value="0.009435392" calcext:value-type="float">
            <text:p>0.009435392</text:p>
          </table:table-cell>
        </table:table-row>
        <table:table-row table:style-name="ro1">
          <table:table-cell office:value-type="float" office:value="0.00669952" calcext:value-type="float">
            <text:p>0.00669952</text:p>
          </table:table-cell>
        </table:table-row>
        <table:table-row table:style-name="ro1">
          <table:table-cell office:value-type="float" office:value="0.006615808" calcext:value-type="float">
            <text:p>0.006615808</text:p>
          </table:table-cell>
        </table:table-row>
        <table:table-row table:style-name="ro1">
          <table:table-cell office:value-type="float" office:value="0.006007808" calcext:value-type="float">
            <text:p>0.006007808</text:p>
          </table:table-cell>
        </table:table-row>
        <table:table-row table:style-name="ro1">
          <table:table-cell office:value-type="float" office:value="0.007919616" calcext:value-type="float">
            <text:p>0.007919616</text:p>
          </table:table-cell>
        </table:table-row>
        <table:table-row table:style-name="ro1">
          <table:table-cell office:value-type="float" office:value="0.006407424" calcext:value-type="float">
            <text:p>0.006407424</text:p>
          </table:table-cell>
        </table:table-row>
        <table:table-row table:style-name="ro1">
          <table:table-cell office:value-type="float" office:value="0.005974784" calcext:value-type="float">
            <text:p>0.005974784</text:p>
          </table:table-cell>
        </table:table-row>
        <table:table-row table:style-name="ro1">
          <table:table-cell office:value-type="float" office:value="0.006173696" calcext:value-type="float">
            <text:p>0.006173696</text:p>
          </table:table-cell>
        </table:table-row>
        <table:table-row table:style-name="ro1">
          <table:table-cell office:value-type="float" office:value="0.006667776" calcext:value-type="float">
            <text:p>0.006667776</text:p>
          </table:table-cell>
        </table:table-row>
        <table:table-row table:style-name="ro1">
          <table:table-cell office:value-type="float" office:value="0.00670464" calcext:value-type="float">
            <text:p>0.00670464</text:p>
          </table:table-cell>
        </table:table-row>
        <table:table-row table:style-name="ro1">
          <table:table-cell office:value-type="float" office:value="0.006360064" calcext:value-type="float">
            <text:p>0.006360064</text:p>
          </table:table-cell>
        </table:table-row>
        <table:table-row table:style-name="ro1">
          <table:table-cell office:value-type="float" office:value="0.005598208" calcext:value-type="float">
            <text:p>0.005598208</text:p>
          </table:table-cell>
        </table:table-row>
        <table:table-row table:style-name="ro1">
          <table:table-cell office:value-type="float" office:value="0.005959424" calcext:value-type="float">
            <text:p>0.005959424</text:p>
          </table:table-cell>
        </table:table-row>
        <table:table-row table:style-name="ro1">
          <table:table-cell office:value-type="float" office:value="0.007087872" calcext:value-type="float">
            <text:p>0.007087872</text:p>
          </table:table-cell>
        </table:table-row>
        <table:table-row table:style-name="ro1">
          <table:table-cell office:value-type="float" office:value="0.006100224" calcext:value-type="float">
            <text:p>0.006100224</text:p>
          </table:table-cell>
        </table:table-row>
        <table:table-row table:style-name="ro1">
          <table:table-cell office:value-type="float" office:value="0.005606656" calcext:value-type="float">
            <text:p>0.005606656</text:p>
          </table:table-cell>
        </table:table-row>
        <table:table-row table:style-name="ro1">
          <table:table-cell office:value-type="float" office:value="0.006156544" calcext:value-type="float">
            <text:p>0.006156544</text:p>
          </table:table-cell>
        </table:table-row>
        <table:table-row table:style-name="ro1">
          <table:table-cell office:value-type="float" office:value="0.01456512" calcext:value-type="float">
            <text:p>0.01456512</text:p>
          </table:table-cell>
        </table:table-row>
        <table:table-row table:style-name="ro1">
          <table:table-cell office:value-type="float" office:value="0.008675328" calcext:value-type="float">
            <text:p>0.008675328</text:p>
          </table:table-cell>
        </table:table-row>
        <table:table-row table:style-name="ro1">
          <table:table-cell office:value-type="float" office:value="0.006066176" calcext:value-type="float">
            <text:p>0.006066176</text:p>
          </table:table-cell>
        </table:table-row>
        <table:table-row table:style-name="ro1">
          <table:table-cell office:value-type="float" office:value="0.008155136" calcext:value-type="float">
            <text:p>0.008155136</text:p>
          </table:table-cell>
        </table:table-row>
        <table:table-row table:style-name="ro1">
          <table:table-cell office:value-type="float" office:value="0.00843776" calcext:value-type="float">
            <text:p>0.00843776</text:p>
          </table:table-cell>
        </table:table-row>
        <table:table-row table:style-name="ro1">
          <table:table-cell office:value-type="float" office:value="0.006151168" calcext:value-type="float">
            <text:p>0.006151168</text:p>
          </table:table-cell>
        </table:table-row>
        <table:table-row table:style-name="ro1">
          <table:table-cell office:value-type="float" office:value="0.00820096" calcext:value-type="float">
            <text:p>0.00820096</text:p>
          </table:table-cell>
        </table:table-row>
        <table:table-row table:style-name="ro1">
          <table:table-cell office:value-type="float" office:value="0.00769792" calcext:value-type="float">
            <text:p>0.00769792</text:p>
          </table:table-cell>
        </table:table-row>
        <table:table-row table:style-name="ro1">
          <table:table-cell office:value-type="float" office:value="0.005882112" calcext:value-type="float">
            <text:p>0.005882112</text:p>
          </table:table-cell>
        </table:table-row>
        <table:table-row table:style-name="ro1">
          <table:table-cell office:value-type="float" office:value="0.006261248" calcext:value-type="float">
            <text:p>0.006261248</text:p>
          </table:table-cell>
        </table:table-row>
        <table:table-row table:style-name="ro1">
          <table:table-cell office:value-type="float" office:value="0.006140672" calcext:value-type="float">
            <text:p>0.006140672</text:p>
          </table:table-cell>
        </table:table-row>
        <table:table-row table:style-name="ro1">
          <table:table-cell office:value-type="float" office:value="0.006622208" calcext:value-type="float">
            <text:p>0.006622208</text:p>
          </table:table-cell>
        </table:table-row>
        <table:table-row table:style-name="ro1">
          <table:table-cell office:value-type="float" office:value="0.009945344" calcext:value-type="float">
            <text:p>0.009945344</text:p>
          </table:table-cell>
        </table:table-row>
        <table:table-row table:style-name="ro1">
          <table:table-cell office:value-type="float" office:value="0.006007552" calcext:value-type="float">
            <text:p>0.006007552</text:p>
          </table:table-cell>
        </table:table-row>
        <table:table-row table:style-name="ro1">
          <table:table-cell office:value-type="float" office:value="0.006411776" calcext:value-type="float">
            <text:p>0.006411776</text:p>
          </table:table-cell>
        </table:table-row>
        <table:table-row table:style-name="ro1">
          <table:table-cell office:value-type="float" office:value="0.006020096" calcext:value-type="float">
            <text:p>0.006020096</text:p>
          </table:table-cell>
        </table:table-row>
        <table:table-row table:style-name="ro1">
          <table:table-cell office:value-type="float" office:value="0.006622976" calcext:value-type="float">
            <text:p>0.006622976</text:p>
          </table:table-cell>
        </table:table-row>
        <table:table-row table:style-name="ro1">
          <table:table-cell office:value-type="float" office:value="0.005797376" calcext:value-type="float">
            <text:p>0.005797376</text:p>
          </table:table-cell>
        </table:table-row>
        <table:table-row table:style-name="ro1">
          <table:table-cell office:value-type="float" office:value="0.006013952" calcext:value-type="float">
            <text:p>0.006013952</text:p>
          </table:table-cell>
        </table:table-row>
        <table:table-row table:style-name="ro1">
          <table:table-cell office:value-type="float" office:value="0.00614656" calcext:value-type="float">
            <text:p>0.00614656</text:p>
          </table:table-cell>
        </table:table-row>
        <table:table-row table:style-name="ro1">
          <table:table-cell office:value-type="float" office:value="0.005783552" calcext:value-type="float">
            <text:p>0.005783552</text:p>
          </table:table-cell>
        </table:table-row>
        <table:table-row table:style-name="ro1">
          <table:table-cell office:value-type="float" office:value="0.005868288" calcext:value-type="float">
            <text:p>0.005868288</text:p>
          </table:table-cell>
        </table:table-row>
        <table:table-row table:style-name="ro1">
          <table:table-cell office:value-type="float" office:value="0.006373632" calcext:value-type="float">
            <text:p>0.006373632</text:p>
          </table:table-cell>
        </table:table-row>
        <table:table-row table:style-name="ro1">
          <table:table-cell office:value-type="float" office:value="0.005990912" calcext:value-type="float">
            <text:p>0.005990912</text:p>
          </table:table-cell>
        </table:table-row>
        <table:table-row table:style-name="ro1">
          <table:table-cell office:value-type="float" office:value="0.008733184" calcext:value-type="float">
            <text:p>0.008733184</text:p>
          </table:table-cell>
        </table:table-row>
        <table:table-row table:style-name="ro1">
          <table:table-cell office:value-type="float" office:value="0.006167552" calcext:value-type="float">
            <text:p>0.006167552</text:p>
          </table:table-cell>
        </table:table-row>
        <table:table-row table:style-name="ro1">
          <table:table-cell office:value-type="float" office:value="0.006169856" calcext:value-type="float">
            <text:p>0.006169856</text:p>
          </table:table-cell>
        </table:table-row>
        <table:table-row table:style-name="ro1">
          <table:table-cell office:value-type="float" office:value="0.006135552" calcext:value-type="float">
            <text:p>0.006135552</text:p>
          </table:table-cell>
        </table:table-row>
        <table:table-row table:style-name="ro1">
          <table:table-cell office:value-type="float" office:value="0.005956096" calcext:value-type="float">
            <text:p>0.005956096</text:p>
          </table:table-cell>
        </table:table-row>
        <table:table-row table:style-name="ro1">
          <table:table-cell office:value-type="float" office:value="0.006679296" calcext:value-type="float">
            <text:p>0.006679296</text:p>
          </table:table-cell>
        </table:table-row>
        <table:table-row table:style-name="ro1">
          <table:table-cell office:value-type="float" office:value="0.005926144" calcext:value-type="float">
            <text:p>0.005926144</text:p>
          </table:table-cell>
        </table:table-row>
        <table:table-row table:style-name="ro1">
          <table:table-cell office:value-type="float" office:value="0.005945088" calcext:value-type="float">
            <text:p>0.005945088</text:p>
          </table:table-cell>
        </table:table-row>
        <table:table-row table:style-name="ro1">
          <table:table-cell office:value-type="float" office:value="0.00601472" calcext:value-type="float">
            <text:p>0.00601472</text:p>
          </table:table-cell>
        </table:table-row>
        <table:table-row table:style-name="ro1">
          <table:table-cell office:value-type="float" office:value="0.007720704" calcext:value-type="float">
            <text:p>0.007720704</text:p>
          </table:table-cell>
        </table:table-row>
        <table:table-row table:style-name="ro1">
          <table:table-cell office:value-type="float" office:value="0.005642496" calcext:value-type="float">
            <text:p>0.005642496</text:p>
          </table:table-cell>
        </table:table-row>
        <table:table-row table:style-name="ro1">
          <table:table-cell office:value-type="float" office:value="0.006086912" calcext:value-type="float">
            <text:p>0.006086912</text:p>
          </table:table-cell>
        </table:table-row>
        <table:table-row table:style-name="ro1">
          <table:table-cell office:value-type="float" office:value="0.006462208" calcext:value-type="float">
            <text:p>0.006462208</text:p>
          </table:table-cell>
        </table:table-row>
        <table:table-row table:style-name="ro1">
          <table:table-cell office:value-type="float" office:value="0.008566528" calcext:value-type="float">
            <text:p>0.008566528</text:p>
          </table:table-cell>
        </table:table-row>
        <table:table-row table:style-name="ro1">
          <table:table-cell office:value-type="float" office:value="0.006647808" calcext:value-type="float">
            <text:p>0.006647808</text:p>
          </table:table-cell>
        </table:table-row>
        <table:table-row table:style-name="ro1">
          <table:table-cell office:value-type="float" office:value="0.007098624" calcext:value-type="float">
            <text:p>0.007098624</text:p>
          </table:table-cell>
        </table:table-row>
        <table:table-row table:style-name="ro1">
          <table:table-cell office:value-type="float" office:value="0.00578048" calcext:value-type="float">
            <text:p>0.00578048</text:p>
          </table:table-cell>
        </table:table-row>
        <table:table-row table:style-name="ro1">
          <table:table-cell office:value-type="float" office:value="0.006374144" calcext:value-type="float">
            <text:p>0.006374144</text:p>
          </table:table-cell>
        </table:table-row>
        <table:table-row table:style-name="ro1">
          <table:table-cell office:value-type="float" office:value="0.00720256" calcext:value-type="float">
            <text:p>0.00720256</text:p>
          </table:table-cell>
        </table:table-row>
        <table:table-row table:style-name="ro1">
          <table:table-cell office:value-type="float" office:value="0.006578944" calcext:value-type="float">
            <text:p>0.006578944</text:p>
          </table:table-cell>
        </table:table-row>
        <table:table-row table:style-name="ro1">
          <table:table-cell office:value-type="float" office:value="0.006224384" calcext:value-type="float">
            <text:p>0.006224384</text:p>
          </table:table-cell>
        </table:table-row>
        <table:table-row table:style-name="ro1">
          <table:table-cell office:value-type="float" office:value="0.006565376" calcext:value-type="float">
            <text:p>0.006565376</text:p>
          </table:table-cell>
        </table:table-row>
        <table:table-row table:style-name="ro1">
          <table:table-cell office:value-type="float" office:value="0.006620928" calcext:value-type="float">
            <text:p>0.006620928</text:p>
          </table:table-cell>
        </table:table-row>
        <table:table-row table:style-name="ro1">
          <table:table-cell office:value-type="float" office:value="0.005728768" calcext:value-type="float">
            <text:p>0.005728768</text:p>
          </table:table-cell>
        </table:table-row>
        <table:table-row table:style-name="ro1">
          <table:table-cell office:value-type="float" office:value="0.005679616" calcext:value-type="float">
            <text:p>0.005679616</text:p>
          </table:table-cell>
        </table:table-row>
        <table:table-row table:style-name="ro1">
          <table:table-cell office:value-type="float" office:value="0.005906176" calcext:value-type="float">
            <text:p>0.005906176</text:p>
          </table:table-cell>
        </table:table-row>
        <table:table-row table:style-name="ro1">
          <table:table-cell office:value-type="float" office:value="0.013229312" calcext:value-type="float">
            <text:p>0.013229312</text:p>
          </table:table-cell>
        </table:table-row>
        <table:table-row table:style-name="ro1">
          <table:table-cell office:value-type="float" office:value="0.000753664" calcext:value-type="float">
            <text:p>0.000753664</text:p>
          </table:table-cell>
        </table:table-row>
        <table:table-row table:style-name="ro1">
          <table:table-cell office:value-type="float" office:value="0.007823616" calcext:value-type="float">
            <text:p>0.007823616</text:p>
          </table:table-cell>
        </table:table-row>
        <table:table-row table:style-name="ro1">
          <table:table-cell office:value-type="float" office:value="0.00598016" calcext:value-type="float">
            <text:p>0.00598016</text:p>
          </table:table-cell>
        </table:table-row>
        <table:table-row table:style-name="ro1">
          <table:table-cell office:value-type="float" office:value="0.005999616" calcext:value-type="float">
            <text:p>0.005999616</text:p>
          </table:table-cell>
        </table:table-row>
        <table:table-row table:style-name="ro1">
          <table:table-cell office:value-type="float" office:value="0.006065408" calcext:value-type="float">
            <text:p>0.006065408</text:p>
          </table:table-cell>
        </table:table-row>
        <table:table-row table:style-name="ro1">
          <table:table-cell office:value-type="float" office:value="0.005712384" calcext:value-type="float">
            <text:p>0.005712384</text:p>
          </table:table-cell>
        </table:table-row>
        <table:table-row table:style-name="ro1">
          <table:table-cell office:value-type="float" office:value="0.006000384" calcext:value-type="float">
            <text:p>0.006000384</text:p>
          </table:table-cell>
        </table:table-row>
        <table:table-row table:style-name="ro1">
          <table:table-cell office:value-type="float" office:value="0.00579584" calcext:value-type="float">
            <text:p>0.00579584</text:p>
          </table:table-cell>
        </table:table-row>
        <table:table-row table:style-name="ro1">
          <table:table-cell office:value-type="float" office:value="0.005951232" calcext:value-type="float">
            <text:p>0.005951232</text:p>
          </table:table-cell>
        </table:table-row>
        <table:table-row table:style-name="ro1">
          <table:table-cell office:value-type="float" office:value="0.008988416" calcext:value-type="float">
            <text:p>0.008988416</text:p>
          </table:table-cell>
        </table:table-row>
        <table:table-row table:style-name="ro1">
          <table:table-cell office:value-type="float" office:value="0.0064704" calcext:value-type="float">
            <text:p>0.0064704</text:p>
          </table:table-cell>
        </table:table-row>
        <table:table-row table:style-name="ro1">
          <table:table-cell office:value-type="float" office:value="0.005719296" calcext:value-type="float">
            <text:p>0.005719296</text:p>
          </table:table-cell>
        </table:table-row>
        <table:table-row table:style-name="ro1">
          <table:table-cell office:value-type="float" office:value="0.005811456" calcext:value-type="float">
            <text:p>0.005811456</text:p>
          </table:table-cell>
        </table:table-row>
        <table:table-row table:style-name="ro1">
          <table:table-cell office:value-type="float" office:value="0.00766976" calcext:value-type="float">
            <text:p>0.00766976</text:p>
          </table:table-cell>
        </table:table-row>
        <table:table-row table:style-name="ro1">
          <table:table-cell office:value-type="float" office:value="0.005819392" calcext:value-type="float">
            <text:p>0.005819392</text:p>
          </table:table-cell>
        </table:table-row>
        <table:table-row table:style-name="ro1">
          <table:table-cell office:value-type="float" office:value="0.0062144" calcext:value-type="float">
            <text:p>0.0062144</text:p>
          </table:table-cell>
        </table:table-row>
        <table:table-row table:style-name="ro1">
          <table:table-cell office:value-type="float" office:value="0.00799232" calcext:value-type="float">
            <text:p>0.00799232</text:p>
          </table:table-cell>
        </table:table-row>
        <table:table-row table:style-name="ro1">
          <table:table-cell office:value-type="float" office:value="0.006458624" calcext:value-type="float">
            <text:p>0.006458624</text:p>
          </table:table-cell>
        </table:table-row>
        <table:table-row table:style-name="ro1">
          <table:table-cell office:value-type="float" office:value="0.005903616" calcext:value-type="float">
            <text:p>0.005903616</text:p>
          </table:table-cell>
        </table:table-row>
        <table:table-row table:style-name="ro1">
          <table:table-cell office:value-type="float" office:value="0.006440192" calcext:value-type="float">
            <text:p>0.006440192</text:p>
          </table:table-cell>
        </table:table-row>
        <table:table-row table:style-name="ro1">
          <table:table-cell office:value-type="float" office:value="0.006626048" calcext:value-type="float">
            <text:p>0.006626048</text:p>
          </table:table-cell>
        </table:table-row>
        <table:table-row table:style-name="ro1">
          <table:table-cell office:value-type="float" office:value="0.006386944" calcext:value-type="float">
            <text:p>0.006386944</text:p>
          </table:table-cell>
        </table:table-row>
        <table:table-row table:style-name="ro1">
          <table:table-cell office:value-type="float" office:value="0.00814976" calcext:value-type="float">
            <text:p>0.00814976</text:p>
          </table:table-cell>
        </table:table-row>
        <table:table-row table:style-name="ro1">
          <table:table-cell office:value-type="float" office:value="0.010502144" calcext:value-type="float">
            <text:p>0.010502144</text:p>
          </table:table-cell>
        </table:table-row>
        <table:table-row table:style-name="ro1">
          <table:table-cell office:value-type="float" office:value="0.006638848" calcext:value-type="float">
            <text:p>0.006638848</text:p>
          </table:table-cell>
        </table:table-row>
        <table:table-row table:style-name="ro1">
          <table:table-cell office:value-type="float" office:value="0.008936704" calcext:value-type="float">
            <text:p>0.008936704</text:p>
          </table:table-cell>
        </table:table-row>
        <table:table-row table:style-name="ro1">
          <table:table-cell office:value-type="float" office:value="0.006215936" calcext:value-type="float">
            <text:p>0.006215936</text:p>
          </table:table-cell>
        </table:table-row>
        <table:table-row table:style-name="ro1">
          <table:table-cell office:value-type="float" office:value="0.010242816" calcext:value-type="float">
            <text:p>0.010242816</text:p>
          </table:table-cell>
        </table:table-row>
        <table:table-row table:style-name="ro1">
          <table:table-cell office:value-type="float" office:value="0.011285248" calcext:value-type="float">
            <text:p>0.011285248</text:p>
          </table:table-cell>
        </table:table-row>
        <table:table-row table:style-name="ro1">
          <table:table-cell office:value-type="float" office:value="0.000801024" calcext:value-type="float">
            <text:p>0.000801024</text:p>
          </table:table-cell>
        </table:table-row>
        <table:table-row table:style-name="ro1">
          <table:table-cell office:value-type="float" office:value="0.007607296" calcext:value-type="float">
            <text:p>0.007607296</text:p>
          </table:table-cell>
        </table:table-row>
        <table:table-row table:style-name="ro1">
          <table:table-cell office:value-type="float" office:value="0.007881984" calcext:value-type="float">
            <text:p>0.007881984</text:p>
          </table:table-cell>
        </table:table-row>
        <table:table-row table:style-name="ro1">
          <table:table-cell office:value-type="float" office:value="0.008367872" calcext:value-type="float">
            <text:p>0.008367872</text:p>
          </table:table-cell>
        </table:table-row>
        <table:table-row table:style-name="ro1">
          <table:table-cell office:value-type="float" office:value="0.006029568" calcext:value-type="float">
            <text:p>0.006029568</text:p>
          </table:table-cell>
        </table:table-row>
        <table:table-row table:style-name="ro1">
          <table:table-cell office:value-type="float" office:value="0.007171584" calcext:value-type="float">
            <text:p>0.007171584</text:p>
          </table:table-cell>
        </table:table-row>
        <table:table-row table:style-name="ro1">
          <table:table-cell office:value-type="float" office:value="0.006203136" calcext:value-type="float">
            <text:p>0.006203136</text:p>
          </table:table-cell>
        </table:table-row>
        <table:table-row table:style-name="ro1">
          <table:table-cell office:value-type="float" office:value="0.007371776" calcext:value-type="float">
            <text:p>0.007371776</text:p>
          </table:table-cell>
        </table:table-row>
        <table:table-row table:style-name="ro1">
          <table:table-cell office:value-type="float" office:value="0.005950976" calcext:value-type="float">
            <text:p>0.005950976</text:p>
          </table:table-cell>
        </table:table-row>
        <table:table-row table:style-name="ro1">
          <table:table-cell office:value-type="float" office:value="0.006253056" calcext:value-type="float">
            <text:p>0.006253056</text:p>
          </table:table-cell>
        </table:table-row>
        <table:table-row table:style-name="ro1">
          <table:table-cell office:value-type="float" office:value="0.005753856" calcext:value-type="float">
            <text:p>0.005753856</text:p>
          </table:table-cell>
        </table:table-row>
        <table:table-row table:style-name="ro1">
          <table:table-cell office:value-type="float" office:value="0.006366464" calcext:value-type="float">
            <text:p>0.006366464</text:p>
          </table:table-cell>
        </table:table-row>
        <table:table-row table:style-name="ro1">
          <table:table-cell office:value-type="float" office:value="0.005851392" calcext:value-type="float">
            <text:p>0.005851392</text:p>
          </table:table-cell>
        </table:table-row>
        <table:table-row table:style-name="ro1">
          <table:table-cell office:value-type="float" office:value="0.010736128" calcext:value-type="float">
            <text:p>0.010736128</text:p>
          </table:table-cell>
        </table:table-row>
        <table:table-row table:style-name="ro1">
          <table:table-cell office:value-type="float" office:value="0.006292736" calcext:value-type="float">
            <text:p>0.006292736</text:p>
          </table:table-cell>
        </table:table-row>
        <table:table-row table:style-name="ro1">
          <table:table-cell office:value-type="float" office:value="0.00774784" calcext:value-type="float">
            <text:p>0.00774784</text:p>
          </table:table-cell>
        </table:table-row>
        <table:table-row table:style-name="ro1">
          <table:table-cell office:value-type="float" office:value="0.0093824" calcext:value-type="float">
            <text:p>0.0093824</text:p>
          </table:table-cell>
        </table:table-row>
        <table:table-row table:style-name="ro1">
          <table:table-cell office:value-type="float" office:value="0.006719488" calcext:value-type="float">
            <text:p>0.006719488</text:p>
          </table:table-cell>
        </table:table-row>
        <table:table-row table:style-name="ro1">
          <table:table-cell office:value-type="float" office:value="0.006449408" calcext:value-type="float">
            <text:p>0.006449408</text:p>
          </table:table-cell>
        </table:table-row>
        <table:table-row table:style-name="ro1">
          <table:table-cell office:value-type="float" office:value="0.006557696" calcext:value-type="float">
            <text:p>0.006557696</text:p>
          </table:table-cell>
        </table:table-row>
        <table:table-row table:style-name="ro1">
          <table:table-cell office:value-type="float" office:value="0.007709696" calcext:value-type="float">
            <text:p>0.007709696</text:p>
          </table:table-cell>
        </table:table-row>
        <table:table-row table:style-name="ro1">
          <table:table-cell office:value-type="float" office:value="0.013572608" calcext:value-type="float">
            <text:p>0.013572608</text:p>
          </table:table-cell>
        </table:table-row>
        <table:table-row table:style-name="ro1">
          <table:table-cell office:value-type="float" office:value="0.002704384" calcext:value-type="float">
            <text:p>0.002704384</text:p>
          </table:table-cell>
        </table:table-row>
        <table:table-row table:style-name="ro1">
          <table:table-cell office:value-type="float" office:value="0.009481728" calcext:value-type="float">
            <text:p>0.009481728</text:p>
          </table:table-cell>
        </table:table-row>
        <table:table-row table:style-name="ro1">
          <table:table-cell office:value-type="float" office:value="0.008024064" calcext:value-type="float">
            <text:p>0.008024064</text:p>
          </table:table-cell>
        </table:table-row>
        <table:table-row table:style-name="ro1">
          <table:table-cell office:value-type="float" office:value="0.006322176" calcext:value-type="float">
            <text:p>0.006322176</text:p>
          </table:table-cell>
        </table:table-row>
        <table:table-row table:style-name="ro1">
          <table:table-cell office:value-type="float" office:value="0.007199488" calcext:value-type="float">
            <text:p>0.007199488</text:p>
          </table:table-cell>
        </table:table-row>
        <table:table-row table:style-name="ro1">
          <table:table-cell office:value-type="float" office:value="0.005796864" calcext:value-type="float">
            <text:p>0.005796864</text:p>
          </table:table-cell>
        </table:table-row>
        <table:table-row table:style-name="ro1">
          <table:table-cell office:value-type="float" office:value="0.0071616" calcext:value-type="float">
            <text:p>0.0071616</text:p>
          </table:table-cell>
        </table:table-row>
        <table:table-row table:style-name="ro1">
          <table:table-cell office:value-type="float" office:value="0.006575104" calcext:value-type="float">
            <text:p>0.006575104</text:p>
          </table:table-cell>
        </table:table-row>
        <table:table-row table:style-name="ro1">
          <table:table-cell office:value-type="float" office:value="0.0056704" calcext:value-type="float">
            <text:p>0.0056704</text:p>
          </table:table-cell>
        </table:table-row>
        <table:table-row table:style-name="ro1">
          <table:table-cell office:value-type="float" office:value="0.005794816" calcext:value-type="float">
            <text:p>0.005794816</text:p>
          </table:table-cell>
        </table:table-row>
        <table:table-row table:style-name="ro1">
          <table:table-cell office:value-type="float" office:value="0.006124032" calcext:value-type="float">
            <text:p>0.006124032</text:p>
          </table:table-cell>
        </table:table-row>
        <table:table-row table:style-name="ro1">
          <table:table-cell office:value-type="float" office:value="0.006592" calcext:value-type="float">
            <text:p>0.006592</text:p>
          </table:table-cell>
        </table:table-row>
        <table:table-row table:style-name="ro1">
          <table:table-cell office:value-type="float" office:value="0.00846848" calcext:value-type="float">
            <text:p>0.00846848</text:p>
          </table:table-cell>
        </table:table-row>
        <table:table-row table:style-name="ro1">
          <table:table-cell office:value-type="float" office:value="0.006045184" calcext:value-type="float">
            <text:p>0.006045184</text:p>
          </table:table-cell>
        </table:table-row>
        <table:table-row table:style-name="ro1">
          <table:table-cell office:value-type="float" office:value="0.006160128" calcext:value-type="float">
            <text:p>0.006160128</text:p>
          </table:table-cell>
        </table:table-row>
        <table:table-row table:style-name="ro1">
          <table:table-cell office:value-type="float" office:value="0.006700288" calcext:value-type="float">
            <text:p>0.006700288</text:p>
          </table:table-cell>
        </table:table-row>
        <table:table-row table:style-name="ro1">
          <table:table-cell office:value-type="float" office:value="0.005576192" calcext:value-type="float">
            <text:p>0.005576192</text:p>
          </table:table-cell>
        </table:table-row>
        <table:table-row table:style-name="ro1">
          <table:table-cell office:value-type="float" office:value="0.00603008" calcext:value-type="float">
            <text:p>0.00603008</text:p>
          </table:table-cell>
        </table:table-row>
        <table:table-row table:style-name="ro1">
          <table:table-cell office:value-type="float" office:value="0.007522304" calcext:value-type="float">
            <text:p>0.007522304</text:p>
          </table:table-cell>
        </table:table-row>
        <table:table-row table:style-name="ro1">
          <table:table-cell office:value-type="float" office:value="0.006035456" calcext:value-type="float">
            <text:p>0.006035456</text:p>
          </table:table-cell>
        </table:table-row>
        <table:table-row table:style-name="ro1">
          <table:table-cell office:value-type="float" office:value="0.008353792" calcext:value-type="float">
            <text:p>0.008353792</text:p>
          </table:table-cell>
        </table:table-row>
        <table:table-row table:style-name="ro1">
          <table:table-cell office:value-type="float" office:value="0.006951936" calcext:value-type="float">
            <text:p>0.006951936</text:p>
          </table:table-cell>
        </table:table-row>
        <table:table-row table:style-name="ro1">
          <table:table-cell office:value-type="float" office:value="0.005891072" calcext:value-type="float">
            <text:p>0.005891072</text:p>
          </table:table-cell>
        </table:table-row>
        <table:table-row table:style-name="ro1">
          <table:table-cell office:value-type="float" office:value="0.00594432" calcext:value-type="float">
            <text:p>0.00594432</text:p>
          </table:table-cell>
        </table:table-row>
        <table:table-row table:style-name="ro1">
          <table:table-cell office:value-type="float" office:value="0.006039808" calcext:value-type="float">
            <text:p>0.006039808</text:p>
          </table:table-cell>
        </table:table-row>
        <table:table-row table:style-name="ro1">
          <table:table-cell office:value-type="float" office:value="0.005787904" calcext:value-type="float">
            <text:p>0.005787904</text:p>
          </table:table-cell>
        </table:table-row>
        <table:table-row table:style-name="ro1">
          <table:table-cell office:value-type="float" office:value="0.01161856" calcext:value-type="float">
            <text:p>0.01161856</text:p>
          </table:table-cell>
        </table:table-row>
        <table:table-row table:style-name="ro1">
          <table:table-cell office:value-type="float" office:value="0.000870144" calcext:value-type="float">
            <text:p>0.000870144</text:p>
          </table:table-cell>
        </table:table-row>
        <table:table-row table:style-name="ro1">
          <table:table-cell office:value-type="float" office:value="0.005851648" calcext:value-type="float">
            <text:p>0.005851648</text:p>
          </table:table-cell>
        </table:table-row>
        <table:table-row table:style-name="ro1">
          <table:table-cell office:value-type="float" office:value="0.006067456" calcext:value-type="float">
            <text:p>0.006067456</text:p>
          </table:table-cell>
        </table:table-row>
        <table:table-row table:style-name="ro1">
          <table:table-cell office:value-type="float" office:value="0.006130432" calcext:value-type="float">
            <text:p>0.006130432</text:p>
          </table:table-cell>
        </table:table-row>
        <table:table-row table:style-name="ro1">
          <table:table-cell office:value-type="float" office:value="0.00586496" calcext:value-type="float">
            <text:p>0.00586496</text:p>
          </table:table-cell>
        </table:table-row>
        <table:table-row table:style-name="ro1">
          <table:table-cell office:value-type="float" office:value="0.006808576" calcext:value-type="float">
            <text:p>0.006808576</text:p>
          </table:table-cell>
        </table:table-row>
        <table:table-row table:style-name="ro1">
          <table:table-cell office:value-type="float" office:value="0.006738944" calcext:value-type="float">
            <text:p>0.006738944</text:p>
          </table:table-cell>
        </table:table-row>
        <table:table-row table:style-name="ro1">
          <table:table-cell office:value-type="float" office:value="0.006964992" calcext:value-type="float">
            <text:p>0.006964992</text:p>
          </table:table-cell>
        </table:table-row>
        <table:table-row table:style-name="ro1">
          <table:table-cell office:value-type="float" office:value="0.005806848" calcext:value-type="float">
            <text:p>0.005806848</text:p>
          </table:table-cell>
        </table:table-row>
        <table:table-row table:style-name="ro1">
          <table:table-cell office:value-type="float" office:value="0.006891264" calcext:value-type="float">
            <text:p>0.006891264</text:p>
          </table:table-cell>
        </table:table-row>
        <table:table-row table:style-name="ro1">
          <table:table-cell office:value-type="float" office:value="0.005765632" calcext:value-type="float">
            <text:p>0.005765632</text:p>
          </table:table-cell>
        </table:table-row>
        <table:table-row table:style-name="ro1">
          <table:table-cell office:value-type="float" office:value="0.005645312" calcext:value-type="float">
            <text:p>0.005645312</text:p>
          </table:table-cell>
        </table:table-row>
        <table:table-row table:style-name="ro1">
          <table:table-cell office:value-type="float" office:value="0.007192832" calcext:value-type="float">
            <text:p>0.007192832</text:p>
          </table:table-cell>
        </table:table-row>
        <table:table-row table:style-name="ro1">
          <table:table-cell office:value-type="float" office:value="0.007011072" calcext:value-type="float">
            <text:p>0.007011072</text:p>
          </table:table-cell>
        </table:table-row>
        <table:table-row table:style-name="ro1">
          <table:table-cell office:value-type="float" office:value="0.005795584" calcext:value-type="float">
            <text:p>0.005795584</text:p>
          </table:table-cell>
        </table:table-row>
        <table:table-row table:style-name="ro1">
          <table:table-cell office:value-type="float" office:value="0.006738944" calcext:value-type="float">
            <text:p>0.006738944</text:p>
          </table:table-cell>
        </table:table-row>
        <table:table-row table:style-name="ro1">
          <table:table-cell office:value-type="float" office:value="0.00761728" calcext:value-type="float">
            <text:p>0.00761728</text:p>
          </table:table-cell>
        </table:table-row>
        <table:table-row table:style-name="ro1">
          <table:table-cell office:value-type="float" office:value="0.006169344" calcext:value-type="float">
            <text:p>0.006169344</text:p>
          </table:table-cell>
        </table:table-row>
        <table:table-row table:style-name="ro1">
          <table:table-cell office:value-type="float" office:value="0.00599424" calcext:value-type="float">
            <text:p>0.00599424</text:p>
          </table:table-cell>
        </table:table-row>
        <table:table-row table:style-name="ro1">
          <table:table-cell office:value-type="float" office:value="0.006202624" calcext:value-type="float">
            <text:p>0.006202624</text:p>
          </table:table-cell>
        </table:table-row>
        <table:table-row table:style-name="ro1">
          <table:table-cell office:value-type="float" office:value="0.005831936" calcext:value-type="float">
            <text:p>0.005831936</text:p>
          </table:table-cell>
        </table:table-row>
        <table:table-row table:style-name="ro1">
          <table:table-cell office:value-type="float" office:value="0.0059712" calcext:value-type="float">
            <text:p>0.0059712</text:p>
          </table:table-cell>
        </table:table-row>
        <table:table-row table:style-name="ro1">
          <table:table-cell office:value-type="float" office:value="0.008824832" calcext:value-type="float">
            <text:p>0.008824832</text:p>
          </table:table-cell>
        </table:table-row>
        <table:table-row table:style-name="ro1">
          <table:table-cell office:value-type="float" office:value="0.006445568" calcext:value-type="float">
            <text:p>0.006445568</text:p>
          </table:table-cell>
        </table:table-row>
        <table:table-row table:style-name="ro1">
          <table:table-cell office:value-type="float" office:value="0.006299136" calcext:value-type="float">
            <text:p>0.006299136</text:p>
          </table:table-cell>
        </table:table-row>
        <table:table-row table:style-name="ro1">
          <table:table-cell office:value-type="float" office:value="0.0079424" calcext:value-type="float">
            <text:p>0.0079424</text:p>
          </table:table-cell>
        </table:table-row>
        <table:table-row table:style-name="ro1">
          <table:table-cell office:value-type="float" office:value="0.007348736" calcext:value-type="float">
            <text:p>0.007348736</text:p>
          </table:table-cell>
        </table:table-row>
        <table:table-row table:style-name="ro1">
          <table:table-cell office:value-type="float" office:value="0.00594048" calcext:value-type="float">
            <text:p>0.00594048</text:p>
          </table:table-cell>
        </table:table-row>
        <table:table-row table:style-name="ro1">
          <table:table-cell office:value-type="float" office:value="0.008614144" calcext:value-type="float">
            <text:p>0.008614144</text:p>
          </table:table-cell>
        </table:table-row>
        <table:table-row table:style-name="ro1">
          <table:table-cell office:value-type="float" office:value="0.007173376" calcext:value-type="float">
            <text:p>0.007173376</text:p>
          </table:table-cell>
        </table:table-row>
        <table:table-row table:style-name="ro1">
          <table:table-cell office:value-type="float" office:value="0.006173696" calcext:value-type="float">
            <text:p>0.006173696</text:p>
          </table:table-cell>
        </table:table-row>
        <table:table-row table:style-name="ro1">
          <table:table-cell office:value-type="float" office:value="0.00633344" calcext:value-type="float">
            <text:p>0.00633344</text:p>
          </table:table-cell>
        </table:table-row>
        <table:table-row table:style-name="ro1">
          <table:table-cell office:value-type="float" office:value="0.005758208" calcext:value-type="float">
            <text:p>0.005758208</text:p>
          </table:table-cell>
        </table:table-row>
        <table:table-row table:style-name="ro1">
          <table:table-cell office:value-type="float" office:value="0.005954816" calcext:value-type="float">
            <text:p>0.005954816</text:p>
          </table:table-cell>
        </table:table-row>
        <table:table-row table:style-name="ro1">
          <table:table-cell office:value-type="float" office:value="0.006824704" calcext:value-type="float">
            <text:p>0.006824704</text:p>
          </table:table-cell>
        </table:table-row>
        <table:table-row table:style-name="ro1">
          <table:table-cell office:value-type="float" office:value="0.007636224" calcext:value-type="float">
            <text:p>0.007636224</text:p>
          </table:table-cell>
        </table:table-row>
        <table:table-row table:style-name="ro1">
          <table:table-cell office:value-type="float" office:value="0.006375936" calcext:value-type="float">
            <text:p>0.006375936</text:p>
          </table:table-cell>
        </table:table-row>
        <table:table-row table:style-name="ro1">
          <table:table-cell office:value-type="float" office:value="0.006635008" calcext:value-type="float">
            <text:p>0.006635008</text:p>
          </table:table-cell>
        </table:table-row>
        <table:table-row table:style-name="ro1">
          <table:table-cell office:value-type="float" office:value="0.00585728" calcext:value-type="float">
            <text:p>0.00585728</text:p>
          </table:table-cell>
        </table:table-row>
        <table:table-row table:style-name="ro1">
          <table:table-cell office:value-type="float" office:value="0.006462208" calcext:value-type="float">
            <text:p>0.006462208</text:p>
          </table:table-cell>
        </table:table-row>
        <table:table-row table:style-name="ro1">
          <table:table-cell office:value-type="float" office:value="0.006158592" calcext:value-type="float">
            <text:p>0.006158592</text:p>
          </table:table-cell>
        </table:table-row>
        <table:table-row table:style-name="ro1">
          <table:table-cell office:value-type="float" office:value="0.006308608" calcext:value-type="float">
            <text:p>0.006308608</text:p>
          </table:table-cell>
        </table:table-row>
        <table:table-row table:style-name="ro1">
          <table:table-cell office:value-type="float" office:value="0.007486208" calcext:value-type="float">
            <text:p>0.007486208</text:p>
          </table:table-cell>
        </table:table-row>
        <table:table-row table:style-name="ro1">
          <table:table-cell office:value-type="float" office:value="0.006236416" calcext:value-type="float">
            <text:p>0.006236416</text:p>
          </table:table-cell>
        </table:table-row>
        <table:table-row table:style-name="ro1">
          <table:table-cell office:value-type="float" office:value="0.009904384" calcext:value-type="float">
            <text:p>0.009904384</text:p>
          </table:table-cell>
        </table:table-row>
        <table:table-row table:style-name="ro1">
          <table:table-cell office:value-type="float" office:value="0.006887424" calcext:value-type="float">
            <text:p>0.006887424</text:p>
          </table:table-cell>
        </table:table-row>
        <table:table-row table:style-name="ro1">
          <table:table-cell office:value-type="float" office:value="0.009230592" calcext:value-type="float">
            <text:p>0.009230592</text:p>
          </table:table-cell>
        </table:table-row>
        <table:table-row table:style-name="ro1">
          <table:table-cell office:value-type="float" office:value="0.00694016" calcext:value-type="float">
            <text:p>0.00694016</text:p>
          </table:table-cell>
        </table:table-row>
        <table:table-row table:style-name="ro1">
          <table:table-cell office:value-type="float" office:value="0.00997632" calcext:value-type="float">
            <text:p>0.00997632</text:p>
          </table:table-cell>
        </table:table-row>
        <table:table-row table:style-name="ro1">
          <table:table-cell office:value-type="float" office:value="0.006704896" calcext:value-type="float">
            <text:p>0.006704896</text:p>
          </table:table-cell>
        </table:table-row>
        <table:table-row table:style-name="ro1">
          <table:table-cell office:value-type="float" office:value="0.009015552" calcext:value-type="float">
            <text:p>0.009015552</text:p>
          </table:table-cell>
        </table:table-row>
        <table:table-row table:style-name="ro1">
          <table:table-cell office:value-type="float" office:value="0.007800064" calcext:value-type="float">
            <text:p>0.007800064</text:p>
          </table:table-cell>
        </table:table-row>
        <table:table-row table:style-name="ro1">
          <table:table-cell office:value-type="float" office:value="0.006001408" calcext:value-type="float">
            <text:p>0.006001408</text:p>
          </table:table-cell>
        </table:table-row>
        <table:table-row table:style-name="ro1">
          <table:table-cell office:value-type="float" office:value="0.008687872" calcext:value-type="float">
            <text:p>0.008687872</text:p>
          </table:table-cell>
        </table:table-row>
        <table:table-row table:style-name="ro1">
          <table:table-cell office:value-type="float" office:value="0.00592896" calcext:value-type="float">
            <text:p>0.00592896</text:p>
          </table:table-cell>
        </table:table-row>
        <table:table-row table:style-name="ro1">
          <table:table-cell office:value-type="float" office:value="0.00592256" calcext:value-type="float">
            <text:p>0.00592256</text:p>
          </table:table-cell>
        </table:table-row>
        <table:table-row table:style-name="ro1">
          <table:table-cell office:value-type="float" office:value="0.005653248" calcext:value-type="float">
            <text:p>0.005653248</text:p>
          </table:table-cell>
        </table:table-row>
        <table:table-row table:style-name="ro1">
          <table:table-cell office:value-type="float" office:value="0.006038528" calcext:value-type="float">
            <text:p>0.006038528</text:p>
          </table:table-cell>
        </table:table-row>
        <table:table-row table:style-name="ro1">
          <table:table-cell office:value-type="float" office:value="0.006554624" calcext:value-type="float">
            <text:p>0.006554624</text:p>
          </table:table-cell>
        </table:table-row>
        <table:table-row table:style-name="ro1">
          <table:table-cell office:value-type="float" office:value="0.006249216" calcext:value-type="float">
            <text:p>0.006249216</text:p>
          </table:table-cell>
        </table:table-row>
        <table:table-row table:style-name="ro1">
          <table:table-cell office:value-type="float" office:value="0.008369664" calcext:value-type="float">
            <text:p>0.008369664</text:p>
          </table:table-cell>
        </table:table-row>
        <table:table-row table:style-name="ro1">
          <table:table-cell office:value-type="float" office:value="0.00680832" calcext:value-type="float">
            <text:p>0.00680832</text:p>
          </table:table-cell>
        </table:table-row>
        <table:table-row table:style-name="ro1">
          <table:table-cell office:value-type="float" office:value="0.022242816" calcext:value-type="float">
            <text:p>0.022242816</text:p>
          </table:table-cell>
        </table:table-row>
        <table:table-row table:style-name="ro1">
          <table:table-cell office:value-type="float" office:value="0.01263744" calcext:value-type="float">
            <text:p>0.01263744</text:p>
          </table:table-cell>
        </table:table-row>
        <table:table-row table:style-name="ro1">
          <table:table-cell office:value-type="float" office:value="0.001750272" calcext:value-type="float">
            <text:p>0.001750272</text:p>
          </table:table-cell>
        </table:table-row>
        <table:table-row table:style-name="ro1">
          <table:table-cell office:value-type="float" office:value="0.00622336" calcext:value-type="float">
            <text:p>0.00622336</text:p>
          </table:table-cell>
        </table:table-row>
        <table:table-row table:style-name="ro1">
          <table:table-cell office:value-type="float" office:value="0.005637632" calcext:value-type="float">
            <text:p>0.005637632</text:p>
          </table:table-cell>
        </table:table-row>
        <table:table-row table:style-name="ro1">
          <table:table-cell office:value-type="float" office:value="0.006155008" calcext:value-type="float">
            <text:p>0.006155008</text:p>
          </table:table-cell>
        </table:table-row>
        <table:table-row table:style-name="ro1">
          <table:table-cell office:value-type="float" office:value="0.00664064" calcext:value-type="float">
            <text:p>0.00664064</text:p>
          </table:table-cell>
        </table:table-row>
        <table:table-row table:style-name="ro1">
          <table:table-cell office:value-type="float" office:value="0.006495744" calcext:value-type="float">
            <text:p>0.006495744</text:p>
          </table:table-cell>
        </table:table-row>
        <table:table-row table:style-name="ro1">
          <table:table-cell office:value-type="float" office:value="0.00664192" calcext:value-type="float">
            <text:p>0.00664192</text:p>
          </table:table-cell>
        </table:table-row>
        <table:table-row table:style-name="ro1">
          <table:table-cell office:value-type="float" office:value="0.006413824" calcext:value-type="float">
            <text:p>0.006413824</text:p>
          </table:table-cell>
        </table:table-row>
        <table:table-row table:style-name="ro1">
          <table:table-cell office:value-type="float" office:value="0.00630144" calcext:value-type="float">
            <text:p>0.00630144</text:p>
          </table:table-cell>
        </table:table-row>
        <table:table-row table:style-name="ro1">
          <table:table-cell office:value-type="float" office:value="0.008159488" calcext:value-type="float">
            <text:p>0.008159488</text:p>
          </table:table-cell>
        </table:table-row>
        <table:table-row table:style-name="ro1">
          <table:table-cell office:value-type="float" office:value="0.006023424" calcext:value-type="float">
            <text:p>0.006023424</text:p>
          </table:table-cell>
        </table:table-row>
        <table:table-row table:style-name="ro1">
          <table:table-cell office:value-type="float" office:value="0.008793088" calcext:value-type="float">
            <text:p>0.008793088</text:p>
          </table:table-cell>
        </table:table-row>
        <table:table-row table:style-name="ro1">
          <table:table-cell office:value-type="float" office:value="0.0066304" calcext:value-type="float">
            <text:p>0.0066304</text:p>
          </table:table-cell>
        </table:table-row>
        <table:table-row table:style-name="ro1">
          <table:table-cell office:value-type="float" office:value="0.005521408" calcext:value-type="float">
            <text:p>0.005521408</text:p>
          </table:table-cell>
        </table:table-row>
        <table:table-row table:style-name="ro1">
          <table:table-cell office:value-type="float" office:value="0.005975296" calcext:value-type="float">
            <text:p>0.005975296</text:p>
          </table:table-cell>
        </table:table-row>
        <table:table-row table:style-name="ro1">
          <table:table-cell office:value-type="float" office:value="0.008903936" calcext:value-type="float">
            <text:p>0.008903936</text:p>
          </table:table-cell>
        </table:table-row>
        <table:table-row table:style-name="ro1">
          <table:table-cell office:value-type="float" office:value="0.006173696" calcext:value-type="float">
            <text:p>0.006173696</text:p>
          </table:table-cell>
        </table:table-row>
        <table:table-row table:style-name="ro1">
          <table:table-cell office:value-type="float" office:value="0.006591488" calcext:value-type="float">
            <text:p>0.006591488</text:p>
          </table:table-cell>
        </table:table-row>
        <table:table-row table:style-name="ro1">
          <table:table-cell office:value-type="float" office:value="0.00744704" calcext:value-type="float">
            <text:p>0.00744704</text:p>
          </table:table-cell>
        </table:table-row>
        <table:table-row table:style-name="ro1">
          <table:table-cell office:value-type="float" office:value="0.006127872" calcext:value-type="float">
            <text:p>0.006127872</text:p>
          </table:table-cell>
        </table:table-row>
        <table:table-row table:style-name="ro1">
          <table:table-cell office:value-type="float" office:value="0.006127104" calcext:value-type="float">
            <text:p>0.006127104</text:p>
          </table:table-cell>
        </table:table-row>
        <table:table-row table:style-name="ro1">
          <table:table-cell office:value-type="float" office:value="0.007615232" calcext:value-type="float">
            <text:p>0.007615232</text:p>
          </table:table-cell>
        </table:table-row>
        <table:table-row table:style-name="ro1">
          <table:table-cell office:value-type="float" office:value="0.006082304" calcext:value-type="float">
            <text:p>0.006082304</text:p>
          </table:table-cell>
        </table:table-row>
        <table:table-row table:style-name="ro1">
          <table:table-cell office:value-type="float" office:value="0.006469376" calcext:value-type="float">
            <text:p>0.006469376</text:p>
          </table:table-cell>
        </table:table-row>
        <table:table-row table:style-name="ro1">
          <table:table-cell office:value-type="float" office:value="0.00584576" calcext:value-type="float">
            <text:p>0.00584576</text:p>
          </table:table-cell>
        </table:table-row>
        <table:table-row table:style-name="ro1">
          <table:table-cell office:value-type="float" office:value="0.007587072" calcext:value-type="float">
            <text:p>0.007587072</text:p>
          </table:table-cell>
        </table:table-row>
        <table:table-row table:style-name="ro1">
          <table:table-cell office:value-type="float" office:value="0.006802944" calcext:value-type="float">
            <text:p>0.006802944</text:p>
          </table:table-cell>
        </table:table-row>
        <table:table-row table:style-name="ro1">
          <table:table-cell office:value-type="float" office:value="0.006286592" calcext:value-type="float">
            <text:p>0.006286592</text:p>
          </table:table-cell>
        </table:table-row>
        <table:table-row table:style-name="ro1">
          <table:table-cell office:value-type="float" office:value="0.00558592" calcext:value-type="float">
            <text:p>0.00558592</text:p>
          </table:table-cell>
        </table:table-row>
        <table:table-row table:style-name="ro1">
          <table:table-cell office:value-type="float" office:value="0.006216704" calcext:value-type="float">
            <text:p>0.006216704</text:p>
          </table:table-cell>
        </table:table-row>
        <table:table-row table:style-name="ro1">
          <table:table-cell office:value-type="float" office:value="0.006318336" calcext:value-type="float">
            <text:p>0.006318336</text:p>
          </table:table-cell>
        </table:table-row>
        <table:table-row table:style-name="ro1">
          <table:table-cell office:value-type="float" office:value="0.005810688" calcext:value-type="float">
            <text:p>0.005810688</text:p>
          </table:table-cell>
        </table:table-row>
        <table:table-row table:style-name="ro1">
          <table:table-cell office:value-type="float" office:value="0.006210304" calcext:value-type="float">
            <text:p>0.006210304</text:p>
          </table:table-cell>
        </table:table-row>
        <table:table-row table:style-name="ro1">
          <table:table-cell office:value-type="float" office:value="0.007015936" calcext:value-type="float">
            <text:p>0.007015936</text:p>
          </table:table-cell>
        </table:table-row>
        <table:table-row table:style-name="ro1">
          <table:table-cell office:value-type="float" office:value="0.006278144" calcext:value-type="float">
            <text:p>0.006278144</text:p>
          </table:table-cell>
        </table:table-row>
        <table:table-row table:style-name="ro1">
          <table:table-cell office:value-type="float" office:value="0.0058496" calcext:value-type="float">
            <text:p>0.0058496</text:p>
          </table:table-cell>
        </table:table-row>
        <table:table-row table:style-name="ro1">
          <table:table-cell office:value-type="float" office:value="0.007066112" calcext:value-type="float">
            <text:p>0.007066112</text:p>
          </table:table-cell>
        </table:table-row>
        <table:table-row table:style-name="ro1">
          <table:table-cell office:value-type="float" office:value="0.008368896" calcext:value-type="float">
            <text:p>0.008368896</text:p>
          </table:table-cell>
        </table:table-row>
        <table:table-row table:style-name="ro1">
          <table:table-cell office:value-type="float" office:value="0.006856192" calcext:value-type="float">
            <text:p>0.006856192</text:p>
          </table:table-cell>
        </table:table-row>
        <table:table-row table:style-name="ro1">
          <table:table-cell office:value-type="float" office:value="0.00703616" calcext:value-type="float">
            <text:p>0.00703616</text:p>
          </table:table-cell>
        </table:table-row>
        <table:table-row table:style-name="ro1">
          <table:table-cell office:value-type="float" office:value="0.009420544" calcext:value-type="float">
            <text:p>0.009420544</text:p>
          </table:table-cell>
        </table:table-row>
        <table:table-row table:style-name="ro1">
          <table:table-cell office:value-type="float" office:value="0.00630272" calcext:value-type="float">
            <text:p>0.00630272</text:p>
          </table:table-cell>
        </table:table-row>
        <table:table-row table:style-name="ro1">
          <table:table-cell office:value-type="float" office:value="0.007326976" calcext:value-type="float">
            <text:p>0.007326976</text:p>
          </table:table-cell>
        </table:table-row>
        <table:table-row table:style-name="ro1">
          <table:table-cell office:value-type="float" office:value="0.006745088" calcext:value-type="float">
            <text:p>0.006745088</text:p>
          </table:table-cell>
        </table:table-row>
        <table:table-row table:style-name="ro1">
          <table:table-cell office:value-type="float" office:value="0.007614208" calcext:value-type="float">
            <text:p>0.007614208</text:p>
          </table:table-cell>
        </table:table-row>
        <table:table-row table:style-name="ro1">
          <table:table-cell office:value-type="float" office:value="0.006467072" calcext:value-type="float">
            <text:p>0.006467072</text:p>
          </table:table-cell>
        </table:table-row>
        <table:table-row table:style-name="ro1">
          <table:table-cell office:value-type="float" office:value="0.01033088" calcext:value-type="float">
            <text:p>0.01033088</text:p>
          </table:table-cell>
        </table:table-row>
        <table:table-row table:style-name="ro1">
          <table:table-cell office:value-type="float" office:value="0.008646912" calcext:value-type="float">
            <text:p>0.008646912</text:p>
          </table:table-cell>
        </table:table-row>
        <table:table-row table:style-name="ro1">
          <table:table-cell office:value-type="float" office:value="0.0063424" calcext:value-type="float">
            <text:p>0.0063424</text:p>
          </table:table-cell>
        </table:table-row>
        <table:table-row table:style-name="ro1">
          <table:table-cell office:value-type="float" office:value="0.006803456" calcext:value-type="float">
            <text:p>0.006803456</text:p>
          </table:table-cell>
        </table:table-row>
        <table:table-row table:style-name="ro1">
          <table:table-cell office:value-type="float" office:value="0.006871808" calcext:value-type="float">
            <text:p>0.006871808</text:p>
          </table:table-cell>
        </table:table-row>
        <table:table-row table:style-name="ro1">
          <table:table-cell office:value-type="float" office:value="0.005606912" calcext:value-type="float">
            <text:p>0.005606912</text:p>
          </table:table-cell>
        </table:table-row>
        <table:table-row table:style-name="ro1">
          <table:table-cell office:value-type="float" office:value="0.008490752" calcext:value-type="float">
            <text:p>0.008490752</text:p>
          </table:table-cell>
        </table:table-row>
        <table:table-row table:style-name="ro1">
          <table:table-cell office:value-type="float" office:value="0.005952768" calcext:value-type="float">
            <text:p>0.005952768</text:p>
          </table:table-cell>
        </table:table-row>
        <table:table-row table:style-name="ro1">
          <table:table-cell office:value-type="float" office:value="0.006457088" calcext:value-type="float">
            <text:p>0.006457088</text:p>
          </table:table-cell>
        </table:table-row>
        <table:table-row table:style-name="ro1">
          <table:table-cell office:value-type="float" office:value="0.006302208" calcext:value-type="float">
            <text:p>0.006302208</text:p>
          </table:table-cell>
        </table:table-row>
        <table:table-row table:style-name="ro1">
          <table:table-cell office:value-type="float" office:value="0.008255488" calcext:value-type="float">
            <text:p>0.008255488</text:p>
          </table:table-cell>
        </table:table-row>
        <table:table-row table:style-name="ro1">
          <table:table-cell office:value-type="float" office:value="0.00563584" calcext:value-type="float">
            <text:p>0.00563584</text:p>
          </table:table-cell>
        </table:table-row>
        <table:table-row table:style-name="ro1">
          <table:table-cell office:value-type="float" office:value="0.005956864" calcext:value-type="float">
            <text:p>0.005956864</text:p>
          </table:table-cell>
        </table:table-row>
        <table:table-row table:style-name="ro1">
          <table:table-cell office:value-type="float" office:value="0.006046464" calcext:value-type="float">
            <text:p>0.006046464</text:p>
          </table:table-cell>
        </table:table-row>
        <table:table-row table:style-name="ro1">
          <table:table-cell office:value-type="float" office:value="0.00607232" calcext:value-type="float">
            <text:p>0.00607232</text:p>
          </table:table-cell>
        </table:table-row>
        <table:table-row table:style-name="ro1">
          <table:table-cell office:value-type="float" office:value="0.005736448" calcext:value-type="float">
            <text:p>0.005736448</text:p>
          </table:table-cell>
        </table:table-row>
        <table:table-row table:style-name="ro1">
          <table:table-cell office:value-type="float" office:value="0.006812928" calcext:value-type="float">
            <text:p>0.006812928</text:p>
          </table:table-cell>
        </table:table-row>
        <table:table-row table:style-name="ro1">
          <table:table-cell office:value-type="float" office:value="0.008792064" calcext:value-type="float">
            <text:p>0.008792064</text:p>
          </table:table-cell>
        </table:table-row>
        <table:table-row table:style-name="ro1">
          <table:table-cell office:value-type="float" office:value="0.006837248" calcext:value-type="float">
            <text:p>0.006837248</text:p>
          </table:table-cell>
        </table:table-row>
        <table:table-row table:style-name="ro1">
          <table:table-cell office:value-type="float" office:value="0.006646784" calcext:value-type="float">
            <text:p>0.006646784</text:p>
          </table:table-cell>
        </table:table-row>
        <table:table-row table:style-name="ro1">
          <table:table-cell office:value-type="float" office:value="0.008236544" calcext:value-type="float">
            <text:p>0.008236544</text:p>
          </table:table-cell>
        </table:table-row>
        <table:table-row table:style-name="ro1">
          <table:table-cell office:value-type="float" office:value="0.006288128" calcext:value-type="float">
            <text:p>0.006288128</text:p>
          </table:table-cell>
        </table:table-row>
        <table:table-row table:style-name="ro1">
          <table:table-cell office:value-type="float" office:value="0.005622784" calcext:value-type="float">
            <text:p>0.005622784</text:p>
          </table:table-cell>
        </table:table-row>
        <table:table-row table:style-name="ro1">
          <table:table-cell office:value-type="float" office:value="0.014322688" calcext:value-type="float">
            <text:p>0.014322688</text:p>
          </table:table-cell>
        </table:table-row>
        <table:table-row table:style-name="ro1">
          <table:table-cell office:value-type="float" office:value="0.004288256" calcext:value-type="float">
            <text:p>0.004288256</text:p>
          </table:table-cell>
        </table:table-row>
        <table:table-row table:style-name="ro1">
          <table:table-cell office:value-type="float" office:value="0.006790656" calcext:value-type="float">
            <text:p>0.006790656</text:p>
          </table:table-cell>
        </table:table-row>
        <table:table-row table:style-name="ro1">
          <table:table-cell office:value-type="float" office:value="0.007186688" calcext:value-type="float">
            <text:p>0.007186688</text:p>
          </table:table-cell>
        </table:table-row>
        <table:table-row table:style-name="ro1">
          <table:table-cell office:value-type="float" office:value="0.005982976" calcext:value-type="float">
            <text:p>0.005982976</text:p>
          </table:table-cell>
        </table:table-row>
        <table:table-row table:style-name="ro1">
          <table:table-cell office:value-type="float" office:value="0.005793792" calcext:value-type="float">
            <text:p>0.005793792</text:p>
          </table:table-cell>
        </table:table-row>
        <table:table-row table:style-name="ro1">
          <table:table-cell office:value-type="float" office:value="0.006098688" calcext:value-type="float">
            <text:p>0.006098688</text:p>
          </table:table-cell>
        </table:table-row>
        <table:table-row table:style-name="ro1">
          <table:table-cell office:value-type="float" office:value="0.006376192" calcext:value-type="float">
            <text:p>0.006376192</text:p>
          </table:table-cell>
        </table:table-row>
        <table:table-row table:style-name="ro1">
          <table:table-cell office:value-type="float" office:value="0.005983232" calcext:value-type="float">
            <text:p>0.005983232</text:p>
          </table:table-cell>
        </table:table-row>
        <table:table-row table:style-name="ro1">
          <table:table-cell office:value-type="float" office:value="0.007881472" calcext:value-type="float">
            <text:p>0.007881472</text:p>
          </table:table-cell>
        </table:table-row>
        <table:table-row table:style-name="ro1">
          <table:table-cell office:value-type="float" office:value="0.006039552" calcext:value-type="float">
            <text:p>0.006039552</text:p>
          </table:table-cell>
        </table:table-row>
        <table:table-row table:style-name="ro1">
          <table:table-cell office:value-type="float" office:value="0.006775296" calcext:value-type="float">
            <text:p>0.006775296</text:p>
          </table:table-cell>
        </table:table-row>
        <table:table-row table:style-name="ro1">
          <table:table-cell office:value-type="float" office:value="0.006356992" calcext:value-type="float">
            <text:p>0.006356992</text:p>
          </table:table-cell>
        </table:table-row>
        <table:table-row table:style-name="ro1">
          <table:table-cell office:value-type="float" office:value="0.005715456" calcext:value-type="float">
            <text:p>0.005715456</text:p>
          </table:table-cell>
        </table:table-row>
        <table:table-row table:style-name="ro1">
          <table:table-cell office:value-type="float" office:value="0.0069824" calcext:value-type="float">
            <text:p>0.0069824</text:p>
          </table:table-cell>
        </table:table-row>
        <table:table-row table:style-name="ro1">
          <table:table-cell office:value-type="float" office:value="0.0100288" calcext:value-type="float">
            <text:p>0.0100288</text:p>
          </table:table-cell>
        </table:table-row>
        <table:table-row table:style-name="ro1">
          <table:table-cell office:value-type="float" office:value="0.0060864" calcext:value-type="float">
            <text:p>0.0060864</text:p>
          </table:table-cell>
        </table:table-row>
        <table:table-row table:style-name="ro1">
          <table:table-cell office:value-type="float" office:value="0.01741952" calcext:value-type="float">
            <text:p>0.01741952</text:p>
          </table:table-cell>
        </table:table-row>
        <table:table-row table:style-name="ro1">
          <table:table-cell office:value-type="float" office:value="0.007207168" calcext:value-type="float">
            <text:p>0.007207168</text:p>
          </table:table-cell>
        </table:table-row>
        <table:table-row table:style-name="ro1">
          <table:table-cell office:value-type="float" office:value="0.014469888" calcext:value-type="float">
            <text:p>0.014469888</text:p>
          </table:table-cell>
        </table:table-row>
        <table:table-row table:style-name="ro1">
          <table:table-cell office:value-type="float" office:value="0.003864576" calcext:value-type="float">
            <text:p>0.003864576</text:p>
          </table:table-cell>
        </table:table-row>
        <table:table-row table:style-name="ro1">
          <table:table-cell office:value-type="float" office:value="0.011703552" calcext:value-type="float">
            <text:p>0.011703552</text:p>
          </table:table-cell>
        </table:table-row>
        <table:table-row table:style-name="ro1">
          <table:table-cell office:value-type="float" office:value="0.00112256" calcext:value-type="float">
            <text:p>0.00112256</text:p>
          </table:table-cell>
        </table:table-row>
        <table:table-row table:style-name="ro1">
          <table:table-cell office:value-type="float" office:value="0.00961024" calcext:value-type="float">
            <text:p>0.00961024</text:p>
          </table:table-cell>
        </table:table-row>
        <table:table-row table:style-name="ro1">
          <table:table-cell office:value-type="float" office:value="0.00823168" calcext:value-type="float">
            <text:p>0.00823168</text:p>
          </table:table-cell>
        </table:table-row>
        <table:table-row table:style-name="ro1">
          <table:table-cell office:value-type="float" office:value="0.006054656" calcext:value-type="float">
            <text:p>0.006054656</text:p>
          </table:table-cell>
        </table:table-row>
        <table:table-row table:style-name="ro1">
          <table:table-cell office:value-type="float" office:value="0.00631808" calcext:value-type="float">
            <text:p>0.00631808</text:p>
          </table:table-cell>
        </table:table-row>
        <table:table-row table:style-name="ro1">
          <table:table-cell office:value-type="float" office:value="0.00957824" calcext:value-type="float">
            <text:p>0.00957824</text:p>
          </table:table-cell>
        </table:table-row>
        <table:table-row table:style-name="ro1">
          <table:table-cell office:value-type="float" office:value="0.008591616" calcext:value-type="float">
            <text:p>0.008591616</text:p>
          </table:table-cell>
        </table:table-row>
        <table:table-row table:style-name="ro1">
          <table:table-cell office:value-type="float" office:value="0.011728896" calcext:value-type="float">
            <text:p>0.011728896</text:p>
          </table:table-cell>
        </table:table-row>
        <table:table-row table:style-name="ro1">
          <table:table-cell office:value-type="float" office:value="0.00147072" calcext:value-type="float">
            <text:p>0.00147072</text:p>
          </table:table-cell>
        </table:table-row>
        <table:table-row table:style-name="ro1">
          <table:table-cell office:value-type="float" office:value="0.005709568" calcext:value-type="float">
            <text:p>0.005709568</text:p>
          </table:table-cell>
        </table:table-row>
        <table:table-row table:style-name="ro1">
          <table:table-cell office:value-type="float" office:value="0.007753216" calcext:value-type="float">
            <text:p>0.007753216</text:p>
          </table:table-cell>
        </table:table-row>
        <table:table-row table:style-name="ro1">
          <table:table-cell office:value-type="float" office:value="0.005908992" calcext:value-type="float">
            <text:p>0.005908992</text:p>
          </table:table-cell>
        </table:table-row>
        <table:table-row table:style-name="ro1">
          <table:table-cell office:value-type="float" office:value="0.013198336" calcext:value-type="float">
            <text:p>0.013198336</text:p>
          </table:table-cell>
        </table:table-row>
        <table:table-row table:style-name="ro1">
          <table:table-cell office:value-type="float" office:value="0.000661504" calcext:value-type="float">
            <text:p>0.000661504</text:p>
          </table:table-cell>
        </table:table-row>
        <table:table-row table:style-name="ro1">
          <table:table-cell office:value-type="float" office:value="0.008324096" calcext:value-type="float">
            <text:p>0.008324096</text:p>
          </table:table-cell>
        </table:table-row>
        <table:table-row table:style-name="ro1">
          <table:table-cell office:value-type="float" office:value="0.018943488" calcext:value-type="float">
            <text:p>0.018943488</text:p>
          </table:table-cell>
        </table:table-row>
        <table:table-row table:style-name="ro1">
          <table:table-cell office:value-type="float" office:value="0.026895616" calcext:value-type="float">
            <text:p>0.026895616</text:p>
          </table:table-cell>
        </table:table-row>
        <table:table-row table:style-name="ro1">
          <table:table-cell office:value-type="float" office:value="0.011320064" calcext:value-type="float">
            <text:p>0.011320064</text:p>
          </table:table-cell>
        </table:table-row>
        <table:table-row table:style-name="ro1">
          <table:table-cell office:value-type="float" office:value="0.000947968" calcext:value-type="float">
            <text:p>0.000947968</text:p>
          </table:table-cell>
        </table:table-row>
        <table:table-row table:style-name="ro1">
          <table:table-cell office:value-type="float" office:value="0.024527872" calcext:value-type="float">
            <text:p>0.024527872</text:p>
          </table:table-cell>
        </table:table-row>
        <table:table-row table:style-name="ro1">
          <table:table-cell office:value-type="float" office:value="0.013851392" calcext:value-type="float">
            <text:p>0.013851392</text:p>
          </table:table-cell>
        </table:table-row>
        <table:table-row table:style-name="ro1">
          <table:table-cell office:value-type="float" office:value="0.003545344" calcext:value-type="float">
            <text:p>0.003545344</text:p>
          </table:table-cell>
        </table:table-row>
        <table:table-row table:style-name="ro1">
          <table:table-cell office:value-type="float" office:value="0.030926336" calcext:value-type="float">
            <text:p>0.030926336</text:p>
          </table:table-cell>
        </table:table-row>
        <table:table-row table:style-name="ro1">
          <table:table-cell office:value-type="float" office:value="0.024889088" calcext:value-type="float">
            <text:p>0.024889088</text:p>
          </table:table-cell>
        </table:table-row>
        <table:table-row table:style-name="ro1">
          <table:table-cell office:value-type="float" office:value="0.007487488" calcext:value-type="float">
            <text:p>0.007487488</text:p>
          </table:table-cell>
        </table:table-row>
        <table:table-row table:style-name="ro1">
          <table:table-cell office:value-type="float" office:value="0.006187776" calcext:value-type="float">
            <text:p>0.006187776</text:p>
          </table:table-cell>
        </table:table-row>
        <table:table-row table:style-name="ro1">
          <table:table-cell office:value-type="float" office:value="0.015337984" calcext:value-type="float">
            <text:p>0.015337984</text:p>
          </table:table-cell>
        </table:table-row>
        <table:table-row table:style-name="ro1">
          <table:table-cell office:value-type="float" office:value="0.00533376" calcext:value-type="float">
            <text:p>0.00533376</text:p>
          </table:table-cell>
        </table:table-row>
        <table:table-row table:style-name="ro1">
          <table:table-cell office:value-type="float" office:value="0.013454336" calcext:value-type="float">
            <text:p>0.013454336</text:p>
          </table:table-cell>
        </table:table-row>
        <table:table-row table:style-name="ro1">
          <table:table-cell office:value-type="float" office:value="0.002927616" calcext:value-type="float">
            <text:p>0.002927616</text:p>
          </table:table-cell>
        </table:table-row>
        <table:table-row table:style-name="ro1">
          <table:table-cell office:value-type="float" office:value="0.010732288" calcext:value-type="float">
            <text:p>0.010732288</text:p>
          </table:table-cell>
        </table:table-row>
        <table:table-row table:style-name="ro1">
          <table:table-cell office:value-type="float" office:value="0.004972288" calcext:value-type="float">
            <text:p>0.004972288</text:p>
          </table:table-cell>
        </table:table-row>
        <table:table-row table:style-name="ro1">
          <table:table-cell office:value-type="float" office:value="0.010299904" calcext:value-type="float">
            <text:p>0.010299904</text:p>
          </table:table-cell>
        </table:table-row>
        <table:table-row table:style-name="ro1">
          <table:table-cell office:value-type="float" office:value="0.006294272" calcext:value-type="float">
            <text:p>0.006294272</text:p>
          </table:table-cell>
        </table:table-row>
        <table:table-row table:style-name="ro1">
          <table:table-cell office:value-type="float" office:value="0.01290496" calcext:value-type="float">
            <text:p>0.01290496</text:p>
          </table:table-cell>
        </table:table-row>
        <table:table-row table:style-name="ro1">
          <table:table-cell office:value-type="float" office:value="0.002612992" calcext:value-type="float">
            <text:p>0.002612992</text:p>
          </table:table-cell>
        </table:table-row>
        <table:table-row table:style-name="ro1">
          <table:table-cell office:value-type="float" office:value="0.014490368" calcext:value-type="float">
            <text:p>0.014490368</text:p>
          </table:table-cell>
        </table:table-row>
        <table:table-row table:style-name="ro1">
          <table:table-cell office:value-type="float" office:value="0.003988992" calcext:value-type="float">
            <text:p>0.003988992</text:p>
          </table:table-cell>
        </table:table-row>
        <table:table-row table:style-name="ro1">
          <table:table-cell office:value-type="float" office:value="0.007533056" calcext:value-type="float">
            <text:p>0.007533056</text:p>
          </table:table-cell>
        </table:table-row>
        <table:table-row table:style-name="ro1">
          <table:table-cell office:value-type="float" office:value="0.013420544" calcext:value-type="float">
            <text:p>0.013420544</text:p>
          </table:table-cell>
        </table:table-row>
        <table:table-row table:style-name="ro1">
          <table:table-cell office:value-type="float" office:value="0.008360448" calcext:value-type="float">
            <text:p>0.008360448</text:p>
          </table:table-cell>
        </table:table-row>
        <table:table-row table:style-name="ro1">
          <table:table-cell office:value-type="float" office:value="0.0070272" calcext:value-type="float">
            <text:p>0.0070272</text:p>
          </table:table-cell>
        </table:table-row>
        <table:table-row table:style-name="ro1">
          <table:table-cell office:value-type="float" office:value="0.006238208" calcext:value-type="float">
            <text:p>0.006238208</text:p>
          </table:table-cell>
        </table:table-row>
        <table:table-row table:style-name="ro1">
          <table:table-cell office:value-type="float" office:value="0.019428864" calcext:value-type="float">
            <text:p>0.019428864</text:p>
          </table:table-cell>
        </table:table-row>
        <table:table-row table:style-name="ro1">
          <table:table-cell office:value-type="float" office:value="0.005777408" calcext:value-type="float">
            <text:p>0.005777408</text:p>
          </table:table-cell>
        </table:table-row>
        <table:table-row table:style-name="ro1">
          <table:table-cell office:value-type="float" office:value="0.010187776" calcext:value-type="float">
            <text:p>0.010187776</text:p>
          </table:table-cell>
        </table:table-row>
        <table:table-row table:style-name="ro1">
          <table:table-cell office:value-type="float" office:value="0.005613312" calcext:value-type="float">
            <text:p>0.005613312</text:p>
          </table:table-cell>
        </table:table-row>
        <table:table-row table:style-name="ro1">
          <table:table-cell office:value-type="float" office:value="0.016403712" calcext:value-type="float">
            <text:p>0.016403712</text:p>
          </table:table-cell>
        </table:table-row>
      </table:table>
      <table:table table:name="1T_1P_1S" table:style-name="ta1">
        <table:table-column table:style-name="co10" table:default-cell-style-name="Default"/>
        <table:table-row table:style-name="ro1">
          <table:table-cell office:value-type="float" office:value="0.026488832" calcext:value-type="float">
            <text:p>0.026488832</text:p>
          </table:table-cell>
        </table:table-row>
        <table:table-row table:style-name="ro1">
          <table:table-cell office:value-type="float" office:value="0.01627392" calcext:value-type="float">
            <text:p>0.01627392</text:p>
          </table:table-cell>
        </table:table-row>
        <table:table-row table:style-name="ro1">
          <table:table-cell office:value-type="float" office:value="0.00567552" calcext:value-type="float">
            <text:p>0.00567552</text:p>
          </table:table-cell>
        </table:table-row>
        <table:table-row table:style-name="ro1">
          <table:table-cell office:value-type="float" office:value="0.035638016" calcext:value-type="float">
            <text:p>0.035638016</text:p>
          </table:table-cell>
        </table:table-row>
        <table:table-row table:style-name="ro1">
          <table:table-cell office:value-type="float" office:value="0.02635008" calcext:value-type="float">
            <text:p>0.02635008</text:p>
          </table:table-cell>
        </table:table-row>
        <table:table-row table:style-name="ro1">
          <table:table-cell office:value-type="float" office:value="0.01544576" calcext:value-type="float">
            <text:p>0.01544576</text:p>
          </table:table-cell>
        </table:table-row>
        <table:table-row table:style-name="ro1">
          <table:table-cell office:value-type="float" office:value="0.003549696" calcext:value-type="float">
            <text:p>0.003549696</text:p>
          </table:table-cell>
        </table:table-row>
        <table:table-row table:style-name="ro1">
          <table:table-cell office:value-type="float" office:value="0.006001152" calcext:value-type="float">
            <text:p>0.006001152</text:p>
          </table:table-cell>
        </table:table-row>
        <table:table-row table:style-name="ro1">
          <table:table-cell office:value-type="float" office:value="0.008228864" calcext:value-type="float">
            <text:p>0.008228864</text:p>
          </table:table-cell>
        </table:table-row>
        <table:table-row table:style-name="ro1">
          <table:table-cell office:value-type="float" office:value="0.008147712" calcext:value-type="float">
            <text:p>0.008147712</text:p>
          </table:table-cell>
        </table:table-row>
        <table:table-row table:style-name="ro1">
          <table:table-cell office:value-type="float" office:value="0.007615744" calcext:value-type="float">
            <text:p>0.007615744</text:p>
          </table:table-cell>
        </table:table-row>
        <table:table-row table:style-name="ro1">
          <table:table-cell office:value-type="float" office:value="0.006628352" calcext:value-type="float">
            <text:p>0.006628352</text:p>
          </table:table-cell>
        </table:table-row>
        <table:table-row table:style-name="ro1">
          <table:table-cell office:value-type="float" office:value="0.006212352" calcext:value-type="float">
            <text:p>0.006212352</text:p>
          </table:table-cell>
        </table:table-row>
        <table:table-row table:style-name="ro1">
          <table:table-cell office:value-type="float" office:value="0.006530048" calcext:value-type="float">
            <text:p>0.006530048</text:p>
          </table:table-cell>
        </table:table-row>
        <table:table-row table:style-name="ro1">
          <table:table-cell office:value-type="float" office:value="0.005524736" calcext:value-type="float">
            <text:p>0.005524736</text:p>
          </table:table-cell>
        </table:table-row>
        <table:table-row table:style-name="ro1">
          <table:table-cell office:value-type="float" office:value="0.006085888" calcext:value-type="float">
            <text:p>0.006085888</text:p>
          </table:table-cell>
        </table:table-row>
        <table:table-row table:style-name="ro1">
          <table:table-cell office:value-type="float" office:value="0.006285312" calcext:value-type="float">
            <text:p>0.006285312</text:p>
          </table:table-cell>
        </table:table-row>
        <table:table-row table:style-name="ro1">
          <table:table-cell office:value-type="float" office:value="0.009285888" calcext:value-type="float">
            <text:p>0.009285888</text:p>
          </table:table-cell>
        </table:table-row>
        <table:table-row table:style-name="ro1">
          <table:table-cell office:value-type="float" office:value="0.00986752" calcext:value-type="float">
            <text:p>0.00986752</text:p>
          </table:table-cell>
        </table:table-row>
        <table:table-row table:style-name="ro1">
          <table:table-cell office:value-type="float" office:value="0.006888704" calcext:value-type="float">
            <text:p>0.006888704</text:p>
          </table:table-cell>
        </table:table-row>
        <table:table-row table:style-name="ro1">
          <table:table-cell office:value-type="float" office:value="0.015447552" calcext:value-type="float">
            <text:p>0.015447552</text:p>
          </table:table-cell>
        </table:table-row>
        <table:table-row table:style-name="ro1">
          <table:table-cell office:value-type="float" office:value="0.0049664" calcext:value-type="float">
            <text:p>0.0049664</text:p>
          </table:table-cell>
        </table:table-row>
        <table:table-row table:style-name="ro1">
          <table:table-cell office:value-type="float" office:value="0.014777344" calcext:value-type="float">
            <text:p>0.014777344</text:p>
          </table:table-cell>
        </table:table-row>
        <table:table-row table:style-name="ro1">
          <table:table-cell office:value-type="float" office:value="0.004732672" calcext:value-type="float">
            <text:p>0.004732672</text:p>
          </table:table-cell>
        </table:table-row>
        <table:table-row table:style-name="ro1">
          <table:table-cell office:value-type="float" office:value="0.006860544" calcext:value-type="float">
            <text:p>0.006860544</text:p>
          </table:table-cell>
        </table:table-row>
        <table:table-row table:style-name="ro1">
          <table:table-cell office:value-type="float" office:value="0.00923392" calcext:value-type="float">
            <text:p>0.00923392</text:p>
          </table:table-cell>
        </table:table-row>
        <table:table-row table:style-name="ro1">
          <table:table-cell office:value-type="float" office:value="0.007221504" calcext:value-type="float">
            <text:p>0.007221504</text:p>
          </table:table-cell>
        </table:table-row>
        <table:table-row table:style-name="ro1">
          <table:table-cell office:value-type="float" office:value="0.00995584" calcext:value-type="float">
            <text:p>0.00995584</text:p>
          </table:table-cell>
        </table:table-row>
        <table:table-row table:style-name="ro1">
          <table:table-cell office:value-type="float" office:value="0.006105088" calcext:value-type="float">
            <text:p>0.006105088</text:p>
          </table:table-cell>
        </table:table-row>
        <table:table-row table:style-name="ro1">
          <table:table-cell office:value-type="float" office:value="0.005665536" calcext:value-type="float">
            <text:p>0.005665536</text:p>
          </table:table-cell>
        </table:table-row>
        <table:table-row table:style-name="ro1">
          <table:table-cell office:value-type="float" office:value="0.008067072" calcext:value-type="float">
            <text:p>0.008067072</text:p>
          </table:table-cell>
        </table:table-row>
        <table:table-row table:style-name="ro1">
          <table:table-cell office:value-type="float" office:value="0.006220288" calcext:value-type="float">
            <text:p>0.006220288</text:p>
          </table:table-cell>
        </table:table-row>
        <table:table-row table:style-name="ro1">
          <table:table-cell office:value-type="float" office:value="0.006840832" calcext:value-type="float">
            <text:p>0.006840832</text:p>
          </table:table-cell>
        </table:table-row>
        <table:table-row table:style-name="ro1">
          <table:table-cell office:value-type="float" office:value="0.005696256" calcext:value-type="float">
            <text:p>0.005696256</text:p>
          </table:table-cell>
        </table:table-row>
        <table:table-row table:style-name="ro1">
          <table:table-cell office:value-type="float" office:value="0.007345152" calcext:value-type="float">
            <text:p>0.007345152</text:p>
          </table:table-cell>
        </table:table-row>
        <table:table-row table:style-name="ro1">
          <table:table-cell office:value-type="float" office:value="0.01164032" calcext:value-type="float">
            <text:p>0.01164032</text:p>
          </table:table-cell>
        </table:table-row>
        <table:table-row table:style-name="ro1">
          <table:table-cell office:value-type="float" office:value="0.0014272" calcext:value-type="float">
            <text:p>0.0014272</text:p>
          </table:table-cell>
        </table:table-row>
        <table:table-row table:style-name="ro1">
          <table:table-cell office:value-type="float" office:value="0.00916864" calcext:value-type="float">
            <text:p>0.00916864</text:p>
          </table:table-cell>
        </table:table-row>
        <table:table-row table:style-name="ro1">
          <table:table-cell office:value-type="float" office:value="0.006380032" calcext:value-type="float">
            <text:p>0.006380032</text:p>
          </table:table-cell>
        </table:table-row>
        <table:table-row table:style-name="ro1">
          <table:table-cell office:value-type="float" office:value="0.006613248" calcext:value-type="float">
            <text:p>0.006613248</text:p>
          </table:table-cell>
        </table:table-row>
        <table:table-row table:style-name="ro1">
          <table:table-cell office:value-type="float" office:value="0.005948928" calcext:value-type="float">
            <text:p>0.005948928</text:p>
          </table:table-cell>
        </table:table-row>
        <table:table-row table:style-name="ro1">
          <table:table-cell office:value-type="float" office:value="0.0113984" calcext:value-type="float">
            <text:p>0.0113984</text:p>
          </table:table-cell>
        </table:table-row>
        <table:table-row table:style-name="ro1">
          <table:table-cell office:value-type="float" office:value="0.000761088" calcext:value-type="float">
            <text:p>0.000761088</text:p>
          </table:table-cell>
        </table:table-row>
        <table:table-row table:style-name="ro1">
          <table:table-cell office:value-type="float" office:value="0.006071808" calcext:value-type="float">
            <text:p>0.006071808</text:p>
          </table:table-cell>
        </table:table-row>
        <table:table-row table:style-name="ro1">
          <table:table-cell office:value-type="float" office:value="0.007023104" calcext:value-type="float">
            <text:p>0.007023104</text:p>
          </table:table-cell>
        </table:table-row>
        <table:table-row table:style-name="ro1">
          <table:table-cell office:value-type="float" office:value="0.011152128" calcext:value-type="float">
            <text:p>0.011152128</text:p>
          </table:table-cell>
        </table:table-row>
        <table:table-row table:style-name="ro1">
          <table:table-cell office:value-type="float" office:value="0.00066048" calcext:value-type="float">
            <text:p>0.00066048</text:p>
          </table:table-cell>
        </table:table-row>
        <table:table-row table:style-name="ro1">
          <table:table-cell office:value-type="float" office:value="0.008555264" calcext:value-type="float">
            <text:p>0.008555264</text:p>
          </table:table-cell>
        </table:table-row>
        <table:table-row table:style-name="ro1">
          <table:table-cell office:value-type="float" office:value="0.006017536" calcext:value-type="float">
            <text:p>0.006017536</text:p>
          </table:table-cell>
        </table:table-row>
        <table:table-row table:style-name="ro1">
          <table:table-cell office:value-type="float" office:value="0.007078656" calcext:value-type="float">
            <text:p>0.007078656</text:p>
          </table:table-cell>
        </table:table-row>
        <table:table-row table:style-name="ro1">
          <table:table-cell office:value-type="float" office:value="0.0056768" calcext:value-type="float">
            <text:p>0.0056768</text:p>
          </table:table-cell>
        </table:table-row>
        <table:table-row table:style-name="ro1">
          <table:table-cell office:value-type="float" office:value="0.005458688" calcext:value-type="float">
            <text:p>0.005458688</text:p>
          </table:table-cell>
        </table:table-row>
        <table:table-row table:style-name="ro1">
          <table:table-cell office:value-type="float" office:value="0.01050368" calcext:value-type="float">
            <text:p>0.01050368</text:p>
          </table:table-cell>
        </table:table-row>
        <table:table-row table:style-name="ro1">
          <table:table-cell office:value-type="float" office:value="0.006419968" calcext:value-type="float">
            <text:p>0.006419968</text:p>
          </table:table-cell>
        </table:table-row>
        <table:table-row table:style-name="ro1">
          <table:table-cell office:value-type="float" office:value="0.006180608" calcext:value-type="float">
            <text:p>0.006180608</text:p>
          </table:table-cell>
        </table:table-row>
        <table:table-row table:style-name="ro1">
          <table:table-cell office:value-type="float" office:value="0.006249984" calcext:value-type="float">
            <text:p>0.006249984</text:p>
          </table:table-cell>
        </table:table-row>
        <table:table-row table:style-name="ro1">
          <table:table-cell office:value-type="float" office:value="0.006306048" calcext:value-type="float">
            <text:p>0.006306048</text:p>
          </table:table-cell>
        </table:table-row>
        <table:table-row table:style-name="ro1">
          <table:table-cell office:value-type="float" office:value="0.006511104" calcext:value-type="float">
            <text:p>0.006511104</text:p>
          </table:table-cell>
        </table:table-row>
        <table:table-row table:style-name="ro1">
          <table:table-cell office:value-type="float" office:value="0.006428928" calcext:value-type="float">
            <text:p>0.006428928</text:p>
          </table:table-cell>
        </table:table-row>
        <table:table-row table:style-name="ro1">
          <table:table-cell office:value-type="float" office:value="0.005684992" calcext:value-type="float">
            <text:p>0.005684992</text:p>
          </table:table-cell>
        </table:table-row>
        <table:table-row table:style-name="ro1">
          <table:table-cell office:value-type="float" office:value="0.00774656" calcext:value-type="float">
            <text:p>0.00774656</text:p>
          </table:table-cell>
        </table:table-row>
        <table:table-row table:style-name="ro1">
          <table:table-cell office:value-type="float" office:value="0.007775488" calcext:value-type="float">
            <text:p>0.007775488</text:p>
          </table:table-cell>
        </table:table-row>
        <table:table-row table:style-name="ro1">
          <table:table-cell office:value-type="float" office:value="0.007313408" calcext:value-type="float">
            <text:p>0.007313408</text:p>
          </table:table-cell>
        </table:table-row>
        <table:table-row table:style-name="ro1">
          <table:table-cell office:value-type="float" office:value="0.009769472" calcext:value-type="float">
            <text:p>0.009769472</text:p>
          </table:table-cell>
        </table:table-row>
        <table:table-row table:style-name="ro1">
          <table:table-cell office:value-type="float" office:value="0.009599232" calcext:value-type="float">
            <text:p>0.009599232</text:p>
          </table:table-cell>
        </table:table-row>
        <table:table-row table:style-name="ro1">
          <table:table-cell office:value-type="float" office:value="0.008919552" calcext:value-type="float">
            <text:p>0.008919552</text:p>
          </table:table-cell>
        </table:table-row>
        <table:table-row table:style-name="ro1">
          <table:table-cell office:value-type="float" office:value="0.009058304" calcext:value-type="float">
            <text:p>0.009058304</text:p>
          </table:table-cell>
        </table:table-row>
        <table:table-row table:style-name="ro1">
          <table:table-cell office:value-type="float" office:value="0.006720768" calcext:value-type="float">
            <text:p>0.006720768</text:p>
          </table:table-cell>
        </table:table-row>
        <table:table-row table:style-name="ro1">
          <table:table-cell office:value-type="float" office:value="0.0087168" calcext:value-type="float">
            <text:p>0.0087168</text:p>
          </table:table-cell>
        </table:table-row>
        <table:table-row table:style-name="ro1">
          <table:table-cell office:value-type="float" office:value="0.01016576" calcext:value-type="float">
            <text:p>0.01016576</text:p>
          </table:table-cell>
        </table:table-row>
        <table:table-row table:style-name="ro1">
          <table:table-cell office:value-type="float" office:value="0.00728448" calcext:value-type="float">
            <text:p>0.00728448</text:p>
          </table:table-cell>
        </table:table-row>
        <table:table-row table:style-name="ro1">
          <table:table-cell office:value-type="float" office:value="0.009058304" calcext:value-type="float">
            <text:p>0.009058304</text:p>
          </table:table-cell>
        </table:table-row>
        <table:table-row table:style-name="ro1">
          <table:table-cell office:value-type="float" office:value="0.01129344" calcext:value-type="float">
            <text:p>0.01129344</text:p>
          </table:table-cell>
        </table:table-row>
        <table:table-row table:style-name="ro1">
          <table:table-cell office:value-type="float" office:value="0.000651008" calcext:value-type="float">
            <text:p>0.000651008</text:p>
          </table:table-cell>
        </table:table-row>
        <table:table-row table:style-name="ro1">
          <table:table-cell office:value-type="float" office:value="0.006250752" calcext:value-type="float">
            <text:p>0.006250752</text:p>
          </table:table-cell>
        </table:table-row>
        <table:table-row table:style-name="ro1">
          <table:table-cell office:value-type="float" office:value="0.008227584" calcext:value-type="float">
            <text:p>0.008227584</text:p>
          </table:table-cell>
        </table:table-row>
        <table:table-row table:style-name="ro1">
          <table:table-cell office:value-type="float" office:value="0.010885888" calcext:value-type="float">
            <text:p>0.010885888</text:p>
          </table:table-cell>
        </table:table-row>
        <table:table-row table:style-name="ro1">
          <table:table-cell office:value-type="float" office:value="0.010281728" calcext:value-type="float">
            <text:p>0.010281728</text:p>
          </table:table-cell>
        </table:table-row>
        <table:table-row table:style-name="ro1">
          <table:table-cell office:value-type="float" office:value="0.005886976" calcext:value-type="float">
            <text:p>0.005886976</text:p>
          </table:table-cell>
        </table:table-row>
        <table:table-row table:style-name="ro1">
          <table:table-cell office:value-type="float" office:value="0.007706624" calcext:value-type="float">
            <text:p>0.007706624</text:p>
          </table:table-cell>
        </table:table-row>
        <table:table-row table:style-name="ro1">
          <table:table-cell office:value-type="float" office:value="0.00767488" calcext:value-type="float">
            <text:p>0.00767488</text:p>
          </table:table-cell>
        </table:table-row>
        <table:table-row table:style-name="ro1">
          <table:table-cell office:value-type="float" office:value="0.011815168" calcext:value-type="float">
            <text:p>0.011815168</text:p>
          </table:table-cell>
        </table:table-row>
        <table:table-row table:style-name="ro1">
          <table:table-cell office:value-type="float" office:value="0.001180416" calcext:value-type="float">
            <text:p>0.001180416</text:p>
          </table:table-cell>
        </table:table-row>
        <table:table-row table:style-name="ro1">
          <table:table-cell office:value-type="float" office:value="0.010287104" calcext:value-type="float">
            <text:p>0.010287104</text:p>
          </table:table-cell>
        </table:table-row>
        <table:table-row table:style-name="ro1">
          <table:table-cell office:value-type="float" office:value="0.008717056" calcext:value-type="float">
            <text:p>0.008717056</text:p>
          </table:table-cell>
        </table:table-row>
        <table:table-row table:style-name="ro1">
          <table:table-cell office:value-type="float" office:value="0.009146368" calcext:value-type="float">
            <text:p>0.009146368</text:p>
          </table:table-cell>
        </table:table-row>
        <table:table-row table:style-name="ro1">
          <table:table-cell office:value-type="float" office:value="0.006251264" calcext:value-type="float">
            <text:p>0.006251264</text:p>
          </table:table-cell>
        </table:table-row>
        <table:table-row table:style-name="ro1">
          <table:table-cell office:value-type="float" office:value="0.006134528" calcext:value-type="float">
            <text:p>0.006134528</text:p>
          </table:table-cell>
        </table:table-row>
        <table:table-row table:style-name="ro1">
          <table:table-cell office:value-type="float" office:value="0.009331968" calcext:value-type="float">
            <text:p>0.009331968</text:p>
          </table:table-cell>
        </table:table-row>
        <table:table-row table:style-name="ro1">
          <table:table-cell office:value-type="float" office:value="0.00563072" calcext:value-type="float">
            <text:p>0.00563072</text:p>
          </table:table-cell>
        </table:table-row>
        <table:table-row table:style-name="ro1">
          <table:table-cell office:value-type="float" office:value="0.01551104" calcext:value-type="float">
            <text:p>0.01551104</text:p>
          </table:table-cell>
        </table:table-row>
        <table:table-row table:style-name="ro1">
          <table:table-cell office:value-type="float" office:value="0.005082112" calcext:value-type="float">
            <text:p>0.005082112</text:p>
          </table:table-cell>
        </table:table-row>
        <table:table-row table:style-name="ro1">
          <table:table-cell office:value-type="float" office:value="0.009431296" calcext:value-type="float">
            <text:p>0.009431296</text:p>
          </table:table-cell>
        </table:table-row>
        <table:table-row table:style-name="ro1">
          <table:table-cell office:value-type="float" office:value="0.007656192" calcext:value-type="float">
            <text:p>0.007656192</text:p>
          </table:table-cell>
        </table:table-row>
        <table:table-row table:style-name="ro1">
          <table:table-cell office:value-type="float" office:value="0.009707264" calcext:value-type="float">
            <text:p>0.009707264</text:p>
          </table:table-cell>
        </table:table-row>
        <table:table-row table:style-name="ro1">
          <table:table-cell office:value-type="float" office:value="0.006365952" calcext:value-type="float">
            <text:p>0.006365952</text:p>
          </table:table-cell>
        </table:table-row>
        <table:table-row table:style-name="ro1">
          <table:table-cell office:value-type="float" office:value="0.0056192" calcext:value-type="float">
            <text:p>0.0056192</text:p>
          </table:table-cell>
        </table:table-row>
        <table:table-row table:style-name="ro1">
          <table:table-cell office:value-type="float" office:value="0.006167296" calcext:value-type="float">
            <text:p>0.006167296</text:p>
          </table:table-cell>
        </table:table-row>
        <table:table-row table:style-name="ro1">
          <table:table-cell office:value-type="float" office:value="0.005634816" calcext:value-type="float">
            <text:p>0.005634816</text:p>
          </table:table-cell>
        </table:table-row>
        <table:table-row table:style-name="ro1">
          <table:table-cell office:value-type="float" office:value="0.006628352" calcext:value-type="float">
            <text:p>0.006628352</text:p>
          </table:table-cell>
        </table:table-row>
        <table:table-row table:style-name="ro1">
          <table:table-cell office:value-type="float" office:value="0.00697856" calcext:value-type="float">
            <text:p>0.00697856</text:p>
          </table:table-cell>
        </table:table-row>
        <table:table-row table:style-name="ro1">
          <table:table-cell office:value-type="float" office:value="0.00653056" calcext:value-type="float">
            <text:p>0.00653056</text:p>
          </table:table-cell>
        </table:table-row>
        <table:table-row table:style-name="ro1">
          <table:table-cell office:value-type="float" office:value="0.006234368" calcext:value-type="float">
            <text:p>0.006234368</text:p>
          </table:table-cell>
        </table:table-row>
        <table:table-row table:style-name="ro1">
          <table:table-cell office:value-type="float" office:value="0.011621376" calcext:value-type="float">
            <text:p>0.011621376</text:p>
          </table:table-cell>
        </table:table-row>
        <table:table-row table:style-name="ro1">
          <table:table-cell office:value-type="float" office:value="0.000841472" calcext:value-type="float">
            <text:p>0.000841472</text:p>
          </table:table-cell>
        </table:table-row>
        <table:table-row table:style-name="ro1">
          <table:table-cell office:value-type="float" office:value="0.010680576" calcext:value-type="float">
            <text:p>0.010680576</text:p>
          </table:table-cell>
        </table:table-row>
        <table:table-row table:style-name="ro1">
          <table:table-cell office:value-type="float" office:value="0.006303744" calcext:value-type="float">
            <text:p>0.006303744</text:p>
          </table:table-cell>
        </table:table-row>
        <table:table-row table:style-name="ro1">
          <table:table-cell office:value-type="float" office:value="0.005727488" calcext:value-type="float">
            <text:p>0.005727488</text:p>
          </table:table-cell>
        </table:table-row>
        <table:table-row table:style-name="ro1">
          <table:table-cell office:value-type="float" office:value="0.010192896" calcext:value-type="float">
            <text:p>0.010192896</text:p>
          </table:table-cell>
        </table:table-row>
        <table:table-row table:style-name="ro1">
          <table:table-cell office:value-type="float" office:value="0.007789568" calcext:value-type="float">
            <text:p>0.007789568</text:p>
          </table:table-cell>
        </table:table-row>
        <table:table-row table:style-name="ro1">
          <table:table-cell office:value-type="float" office:value="0.007184896" calcext:value-type="float">
            <text:p>0.007184896</text:p>
          </table:table-cell>
        </table:table-row>
        <table:table-row table:style-name="ro1">
          <table:table-cell office:value-type="float" office:value="0.005818112" calcext:value-type="float">
            <text:p>0.005818112</text:p>
          </table:table-cell>
        </table:table-row>
        <table:table-row table:style-name="ro1">
          <table:table-cell office:value-type="float" office:value="0.005829632" calcext:value-type="float">
            <text:p>0.005829632</text:p>
          </table:table-cell>
        </table:table-row>
        <table:table-row table:style-name="ro1">
          <table:table-cell office:value-type="float" office:value="0.007310336" calcext:value-type="float">
            <text:p>0.007310336</text:p>
          </table:table-cell>
        </table:table-row>
        <table:table-row table:style-name="ro1">
          <table:table-cell office:value-type="float" office:value="0.009778944" calcext:value-type="float">
            <text:p>0.009778944</text:p>
          </table:table-cell>
        </table:table-row>
        <table:table-row table:style-name="ro1">
          <table:table-cell office:value-type="float" office:value="0.007508224" calcext:value-type="float">
            <text:p>0.007508224</text:p>
          </table:table-cell>
        </table:table-row>
        <table:table-row table:style-name="ro1">
          <table:table-cell office:value-type="float" office:value="0.009461248" calcext:value-type="float">
            <text:p>0.009461248</text:p>
          </table:table-cell>
        </table:table-row>
        <table:table-row table:style-name="ro1">
          <table:table-cell office:value-type="float" office:value="0.008402688" calcext:value-type="float">
            <text:p>0.008402688</text:p>
          </table:table-cell>
        </table:table-row>
        <table:table-row table:style-name="ro1">
          <table:table-cell office:value-type="float" office:value="0.014220544" calcext:value-type="float">
            <text:p>0.014220544</text:p>
          </table:table-cell>
        </table:table-row>
        <table:table-row table:style-name="ro1">
          <table:table-cell office:value-type="float" office:value="0.00388992" calcext:value-type="float">
            <text:p>0.00388992</text:p>
          </table:table-cell>
        </table:table-row>
        <table:table-row table:style-name="ro1">
          <table:table-cell office:value-type="float" office:value="0.00662144" calcext:value-type="float">
            <text:p>0.00662144</text:p>
          </table:table-cell>
        </table:table-row>
        <table:table-row table:style-name="ro1">
          <table:table-cell office:value-type="float" office:value="0.00656128" calcext:value-type="float">
            <text:p>0.00656128</text:p>
          </table:table-cell>
        </table:table-row>
        <table:table-row table:style-name="ro1">
          <table:table-cell office:value-type="float" office:value="0.018884096" calcext:value-type="float">
            <text:p>0.018884096</text:p>
          </table:table-cell>
        </table:table-row>
        <table:table-row table:style-name="ro1">
          <table:table-cell office:value-type="float" office:value="0.008777472" calcext:value-type="float">
            <text:p>0.008777472</text:p>
          </table:table-cell>
        </table:table-row>
        <table:table-row table:style-name="ro1">
          <table:table-cell office:value-type="float" office:value="0.022609408" calcext:value-type="float">
            <text:p>0.022609408</text:p>
          </table:table-cell>
        </table:table-row>
        <table:table-row table:style-name="ro1">
          <table:table-cell office:value-type="float" office:value="0.012416512" calcext:value-type="float">
            <text:p>0.012416512</text:p>
          </table:table-cell>
        </table:table-row>
        <table:table-row table:style-name="ro1">
          <table:table-cell office:value-type="float" office:value="0.000877312" calcext:value-type="float">
            <text:p>0.000877312</text:p>
          </table:table-cell>
        </table:table-row>
        <table:table-row table:style-name="ro1">
          <table:table-cell office:value-type="float" office:value="0.008466432" calcext:value-type="float">
            <text:p>0.008466432</text:p>
          </table:table-cell>
        </table:table-row>
        <table:table-row table:style-name="ro1">
          <table:table-cell office:value-type="float" office:value="0.007368704" calcext:value-type="float">
            <text:p>0.007368704</text:p>
          </table:table-cell>
        </table:table-row>
        <table:table-row table:style-name="ro1">
          <table:table-cell office:value-type="float" office:value="0.00565248" calcext:value-type="float">
            <text:p>0.00565248</text:p>
          </table:table-cell>
        </table:table-row>
        <table:table-row table:style-name="ro1">
          <table:table-cell office:value-type="float" office:value="0.008051968" calcext:value-type="float">
            <text:p>0.008051968</text:p>
          </table:table-cell>
        </table:table-row>
        <table:table-row table:style-name="ro1">
          <table:table-cell office:value-type="float" office:value="0.009625088" calcext:value-type="float">
            <text:p>0.009625088</text:p>
          </table:table-cell>
        </table:table-row>
        <table:table-row table:style-name="ro1">
          <table:table-cell office:value-type="float" office:value="0.008228096" calcext:value-type="float">
            <text:p>0.008228096</text:p>
          </table:table-cell>
        </table:table-row>
        <table:table-row table:style-name="ro1">
          <table:table-cell office:value-type="float" office:value="0.0058496" calcext:value-type="float">
            <text:p>0.0058496</text:p>
          </table:table-cell>
        </table:table-row>
        <table:table-row table:style-name="ro1">
          <table:table-cell office:value-type="float" office:value="0.006234368" calcext:value-type="float">
            <text:p>0.006234368</text:p>
          </table:table-cell>
        </table:table-row>
        <table:table-row table:style-name="ro1">
          <table:table-cell office:value-type="float" office:value="0.005637888" calcext:value-type="float">
            <text:p>0.005637888</text:p>
          </table:table-cell>
        </table:table-row>
        <table:table-row table:style-name="ro1">
          <table:table-cell office:value-type="float" office:value="0.01007616" calcext:value-type="float">
            <text:p>0.01007616</text:p>
          </table:table-cell>
        </table:table-row>
        <table:table-row table:style-name="ro1">
          <table:table-cell office:value-type="float" office:value="0.011734272" calcext:value-type="float">
            <text:p>0.011734272</text:p>
          </table:table-cell>
        </table:table-row>
        <table:table-row table:style-name="ro1">
          <table:table-cell office:value-type="float" office:value="0.001594112" calcext:value-type="float">
            <text:p>0.001594112</text:p>
          </table:table-cell>
        </table:table-row>
        <table:table-row table:style-name="ro1">
          <table:table-cell office:value-type="float" office:value="0.009706496" calcext:value-type="float">
            <text:p>0.009706496</text:p>
          </table:table-cell>
        </table:table-row>
        <table:table-row table:style-name="ro1">
          <table:table-cell office:value-type="float" office:value="0.009988096" calcext:value-type="float">
            <text:p>0.009988096</text:p>
          </table:table-cell>
        </table:table-row>
        <table:table-row table:style-name="ro1">
          <table:table-cell office:value-type="float" office:value="0.009892864" calcext:value-type="float">
            <text:p>0.009892864</text:p>
          </table:table-cell>
        </table:table-row>
        <table:table-row table:style-name="ro1">
          <table:table-cell office:value-type="float" office:value="0.011655936" calcext:value-type="float">
            <text:p>0.011655936</text:p>
          </table:table-cell>
        </table:table-row>
        <table:table-row table:style-name="ro1">
          <table:table-cell office:value-type="float" office:value="0.000729344" calcext:value-type="float">
            <text:p>0.000729344</text:p>
          </table:table-cell>
        </table:table-row>
        <table:table-row table:style-name="ro1">
          <table:table-cell office:value-type="float" office:value="0.007773184" calcext:value-type="float">
            <text:p>0.007773184</text:p>
          </table:table-cell>
        </table:table-row>
        <table:table-row table:style-name="ro1">
          <table:table-cell office:value-type="float" office:value="0.0060608" calcext:value-type="float">
            <text:p>0.0060608</text:p>
          </table:table-cell>
        </table:table-row>
        <table:table-row table:style-name="ro1">
          <table:table-cell office:value-type="float" office:value="0.01473408" calcext:value-type="float">
            <text:p>0.01473408</text:p>
          </table:table-cell>
        </table:table-row>
        <table:table-row table:style-name="ro1">
          <table:table-cell office:value-type="float" office:value="0.004461056" calcext:value-type="float">
            <text:p>0.004461056</text:p>
          </table:table-cell>
        </table:table-row>
        <table:table-row table:style-name="ro1">
          <table:table-cell office:value-type="float" office:value="0.013848064" calcext:value-type="float">
            <text:p>0.013848064</text:p>
          </table:table-cell>
        </table:table-row>
        <table:table-row table:style-name="ro1">
          <table:table-cell office:value-type="float" office:value="0.003350528" calcext:value-type="float">
            <text:p>0.003350528</text:p>
          </table:table-cell>
        </table:table-row>
        <table:table-row table:style-name="ro1">
          <table:table-cell office:value-type="float" office:value="0.016395264" calcext:value-type="float">
            <text:p>0.016395264</text:p>
          </table:table-cell>
        </table:table-row>
        <table:table-row table:style-name="ro1">
          <table:table-cell office:value-type="float" office:value="0.006208512" calcext:value-type="float">
            <text:p>0.006208512</text:p>
          </table:table-cell>
        </table:table-row>
        <table:table-row table:style-name="ro1">
          <table:table-cell office:value-type="float" office:value="0.02418176" calcext:value-type="float">
            <text:p>0.02418176</text:p>
          </table:table-cell>
        </table:table-row>
        <table:table-row table:style-name="ro1">
          <table:table-cell office:value-type="float" office:value="0.010905344" calcext:value-type="float">
            <text:p>0.010905344</text:p>
          </table:table-cell>
        </table:table-row>
        <table:table-row table:style-name="ro1">
          <table:table-cell office:value-type="float" office:value="0.008857088" calcext:value-type="float">
            <text:p>0.008857088</text:p>
          </table:table-cell>
        </table:table-row>
        <table:table-row table:style-name="ro1">
          <table:table-cell office:value-type="float" office:value="0.029977856" calcext:value-type="float">
            <text:p>0.029977856</text:p>
          </table:table-cell>
        </table:table-row>
        <table:table-row table:style-name="ro1">
          <table:table-cell office:value-type="float" office:value="0.019241472" calcext:value-type="float">
            <text:p>0.019241472</text:p>
          </table:table-cell>
        </table:table-row>
        <table:table-row table:style-name="ro1">
          <table:table-cell office:value-type="float" office:value="0.008541184" calcext:value-type="float">
            <text:p>0.008541184</text:p>
          </table:table-cell>
        </table:table-row>
        <table:table-row table:style-name="ro1">
          <table:table-cell office:value-type="float" office:value="0.011696896" calcext:value-type="float">
            <text:p>0.011696896</text:p>
          </table:table-cell>
        </table:table-row>
        <table:table-row table:style-name="ro1">
          <table:table-cell office:value-type="float" office:value="0.000698368" calcext:value-type="float">
            <text:p>0.000698368</text:p>
          </table:table-cell>
        </table:table-row>
        <table:table-row table:style-name="ro1">
          <table:table-cell office:value-type="float" office:value="0.016460288" calcext:value-type="float">
            <text:p>0.016460288</text:p>
          </table:table-cell>
        </table:table-row>
        <table:table-row table:style-name="ro1">
          <table:table-cell office:value-type="float" office:value="0.00639488" calcext:value-type="float">
            <text:p>0.00639488</text:p>
          </table:table-cell>
        </table:table-row>
        <table:table-row table:style-name="ro1">
          <table:table-cell office:value-type="float" office:value="0.012933632" calcext:value-type="float">
            <text:p>0.012933632</text:p>
          </table:table-cell>
        </table:table-row>
        <table:table-row table:style-name="ro1">
          <table:table-cell office:value-type="float" office:value="0.00314752" calcext:value-type="float">
            <text:p>0.00314752</text:p>
          </table:table-cell>
        </table:table-row>
        <table:table-row table:style-name="ro1">
          <table:table-cell office:value-type="float" office:value="0.008918272" calcext:value-type="float">
            <text:p>0.008918272</text:p>
          </table:table-cell>
        </table:table-row>
        <table:table-row table:style-name="ro1">
          <table:table-cell office:value-type="float" office:value="0.013156352" calcext:value-type="float">
            <text:p>0.013156352</text:p>
          </table:table-cell>
        </table:table-row>
        <table:table-row table:style-name="ro1">
          <table:table-cell office:value-type="float" office:value="0.00292608" calcext:value-type="float">
            <text:p>0.00292608</text:p>
          </table:table-cell>
        </table:table-row>
        <table:table-row table:style-name="ro1">
          <table:table-cell office:value-type="float" office:value="0.016164864" calcext:value-type="float">
            <text:p>0.016164864</text:p>
          </table:table-cell>
        </table:table-row>
        <table:table-row table:style-name="ro1">
          <table:table-cell office:value-type="float" office:value="0.005899264" calcext:value-type="float">
            <text:p>0.005899264</text:p>
          </table:table-cell>
        </table:table-row>
        <table:table-row table:style-name="ro1">
          <table:table-cell office:value-type="float" office:value="0.009388288" calcext:value-type="float">
            <text:p>0.009388288</text:p>
          </table:table-cell>
        </table:table-row>
        <table:table-row table:style-name="ro1">
          <table:table-cell office:value-type="float" office:value="0.00968448" calcext:value-type="float">
            <text:p>0.00968448</text:p>
          </table:table-cell>
        </table:table-row>
        <table:table-row table:style-name="ro1">
          <table:table-cell office:value-type="float" office:value="0.00739712" calcext:value-type="float">
            <text:p>0.00739712</text:p>
          </table:table-cell>
        </table:table-row>
        <table:table-row table:style-name="ro1">
          <table:table-cell office:value-type="float" office:value="0.00656" calcext:value-type="float">
            <text:p>0.00656</text:p>
          </table:table-cell>
        </table:table-row>
        <table:table-row table:style-name="ro1">
          <table:table-cell office:value-type="float" office:value="0.007557376" calcext:value-type="float">
            <text:p>0.007557376</text:p>
          </table:table-cell>
        </table:table-row>
        <table:table-row table:style-name="ro1">
          <table:table-cell office:value-type="float" office:value="0.006465792" calcext:value-type="float">
            <text:p>0.006465792</text:p>
          </table:table-cell>
        </table:table-row>
        <table:table-row table:style-name="ro1">
          <table:table-cell office:value-type="float" office:value="0.009848832" calcext:value-type="float">
            <text:p>0.009848832</text:p>
          </table:table-cell>
        </table:table-row>
        <table:table-row table:style-name="ro1">
          <table:table-cell office:value-type="float" office:value="0.008327168" calcext:value-type="float">
            <text:p>0.008327168</text:p>
          </table:table-cell>
        </table:table-row>
        <table:table-row table:style-name="ro1">
          <table:table-cell office:value-type="float" office:value="0.009521152" calcext:value-type="float">
            <text:p>0.009521152</text:p>
          </table:table-cell>
        </table:table-row>
        <table:table-row table:style-name="ro1">
          <table:table-cell office:value-type="float" office:value="0.007690496" calcext:value-type="float">
            <text:p>0.007690496</text:p>
          </table:table-cell>
        </table:table-row>
        <table:table-row table:style-name="ro1">
          <table:table-cell office:value-type="float" office:value="0.009596416" calcext:value-type="float">
            <text:p>0.009596416</text:p>
          </table:table-cell>
        </table:table-row>
        <table:table-row table:style-name="ro1">
          <table:table-cell office:value-type="float" office:value="0.02180224" calcext:value-type="float">
            <text:p>0.02180224</text:p>
          </table:table-cell>
        </table:table-row>
        <table:table-row table:style-name="ro1">
          <table:table-cell office:value-type="float" office:value="0.014618624" calcext:value-type="float">
            <text:p>0.014618624</text:p>
          </table:table-cell>
        </table:table-row>
        <table:table-row table:style-name="ro1">
          <table:table-cell office:value-type="float" office:value="0.004300544" calcext:value-type="float">
            <text:p>0.004300544</text:p>
          </table:table-cell>
        </table:table-row>
        <table:table-row table:style-name="ro1">
          <table:table-cell office:value-type="float" office:value="0.010866688" calcext:value-type="float">
            <text:p>0.010866688</text:p>
          </table:table-cell>
        </table:table-row>
        <table:table-row table:style-name="ro1">
          <table:table-cell office:value-type="float" office:value="0.000460032" calcext:value-type="float">
            <text:p>0.000460032</text:p>
          </table:table-cell>
        </table:table-row>
        <table:table-row table:style-name="ro1">
          <table:table-cell office:value-type="float" office:value="0.008851456" calcext:value-type="float">
            <text:p>0.008851456</text:p>
          </table:table-cell>
        </table:table-row>
        <table:table-row table:style-name="ro1">
          <table:table-cell office:value-type="float" office:value="0.006066944" calcext:value-type="float">
            <text:p>0.006066944</text:p>
          </table:table-cell>
        </table:table-row>
        <table:table-row table:style-name="ro1">
          <table:table-cell office:value-type="float" office:value="0.005790464" calcext:value-type="float">
            <text:p>0.005790464</text:p>
          </table:table-cell>
        </table:table-row>
        <table:table-row table:style-name="ro1">
          <table:table-cell office:value-type="float" office:value="0.01020416" calcext:value-type="float">
            <text:p>0.01020416</text:p>
          </table:table-cell>
        </table:table-row>
        <table:table-row table:style-name="ro1">
          <table:table-cell office:value-type="float" office:value="0.006061568" calcext:value-type="float">
            <text:p>0.006061568</text:p>
          </table:table-cell>
        </table:table-row>
        <table:table-row table:style-name="ro1">
          <table:table-cell office:value-type="float" office:value="0.01106816" calcext:value-type="float">
            <text:p>0.01106816</text:p>
          </table:table-cell>
        </table:table-row>
        <table:table-row table:style-name="ro1">
          <table:table-cell office:value-type="float" office:value="0.006946304" calcext:value-type="float">
            <text:p>0.006946304</text:p>
          </table:table-cell>
        </table:table-row>
        <table:table-row table:style-name="ro1">
          <table:table-cell office:value-type="float" office:value="0.00746496" calcext:value-type="float">
            <text:p>0.00746496</text:p>
          </table:table-cell>
        </table:table-row>
        <table:table-row table:style-name="ro1">
          <table:table-cell office:value-type="float" office:value="0.008774656" calcext:value-type="float">
            <text:p>0.008774656</text:p>
          </table:table-cell>
        </table:table-row>
        <table:table-row table:style-name="ro1">
          <table:table-cell office:value-type="float" office:value="0.010865408" calcext:value-type="float">
            <text:p>0.010865408</text:p>
          </table:table-cell>
        </table:table-row>
        <table:table-row table:style-name="ro1">
          <table:table-cell office:value-type="float" office:value="0.00080384" calcext:value-type="float">
            <text:p>0.00080384</text:p>
          </table:table-cell>
        </table:table-row>
        <table:table-row table:style-name="ro1">
          <table:table-cell office:value-type="float" office:value="0.009023232" calcext:value-type="float">
            <text:p>0.009023232</text:p>
          </table:table-cell>
        </table:table-row>
        <table:table-row table:style-name="ro1">
          <table:table-cell office:value-type="float" office:value="0.014513408" calcext:value-type="float">
            <text:p>0.014513408</text:p>
          </table:table-cell>
        </table:table-row>
        <table:table-row table:style-name="ro1">
          <table:table-cell office:value-type="float" office:value="0.014601984" calcext:value-type="float">
            <text:p>0.014601984</text:p>
          </table:table-cell>
        </table:table-row>
        <table:table-row table:style-name="ro1">
          <table:table-cell office:value-type="float" office:value="0.004444416" calcext:value-type="float">
            <text:p>0.004444416</text:p>
          </table:table-cell>
        </table:table-row>
        <table:table-row table:style-name="ro1">
          <table:table-cell office:value-type="float" office:value="0.012750336" calcext:value-type="float">
            <text:p>0.012750336</text:p>
          </table:table-cell>
        </table:table-row>
        <table:table-row table:style-name="ro1">
          <table:table-cell office:value-type="float" office:value="0.002570496" calcext:value-type="float">
            <text:p>0.002570496</text:p>
          </table:table-cell>
        </table:table-row>
        <table:table-row table:style-name="ro1">
          <table:table-cell office:value-type="float" office:value="0.010475008" calcext:value-type="float">
            <text:p>0.010475008</text:p>
          </table:table-cell>
        </table:table-row>
        <table:table-row table:style-name="ro1">
          <table:table-cell office:value-type="float" office:value="0.010723072" calcext:value-type="float">
            <text:p>0.010723072</text:p>
          </table:table-cell>
        </table:table-row>
        <table:table-row table:style-name="ro1">
          <table:table-cell office:value-type="float" office:value="0.000623872" calcext:value-type="float">
            <text:p>0.000623872</text:p>
          </table:table-cell>
        </table:table-row>
        <table:table-row table:style-name="ro1">
          <table:table-cell office:value-type="float" office:value="0.010647552" calcext:value-type="float">
            <text:p>0.010647552</text:p>
          </table:table-cell>
        </table:table-row>
        <table:table-row table:style-name="ro1">
          <table:table-cell office:value-type="float" office:value="0.012529408" calcext:value-type="float">
            <text:p>0.012529408</text:p>
          </table:table-cell>
        </table:table-row>
        <table:table-row table:style-name="ro1">
          <table:table-cell office:value-type="float" office:value="0.001017856" calcext:value-type="float">
            <text:p>0.001017856</text:p>
          </table:table-cell>
        </table:table-row>
        <table:table-row table:style-name="ro1">
          <table:table-cell office:value-type="float" office:value="0.010742016" calcext:value-type="float">
            <text:p>0.010742016</text:p>
          </table:table-cell>
        </table:table-row>
        <table:table-row table:style-name="ro1">
          <table:table-cell office:value-type="float" office:value="0.006852352" calcext:value-type="float">
            <text:p>0.006852352</text:p>
          </table:table-cell>
        </table:table-row>
        <table:table-row table:style-name="ro1">
          <table:table-cell office:value-type="float" office:value="0.009945856" calcext:value-type="float">
            <text:p>0.009945856</text:p>
          </table:table-cell>
        </table:table-row>
        <table:table-row table:style-name="ro1">
          <table:table-cell office:value-type="float" office:value="0.007808768" calcext:value-type="float">
            <text:p>0.007808768</text:p>
          </table:table-cell>
        </table:table-row>
        <table:table-row table:style-name="ro1">
          <table:table-cell office:value-type="float" office:value="0.01201024" calcext:value-type="float">
            <text:p>0.01201024</text:p>
          </table:table-cell>
        </table:table-row>
        <table:table-row table:style-name="ro1">
          <table:table-cell office:value-type="float" office:value="0.001239296" calcext:value-type="float">
            <text:p>0.001239296</text:p>
          </table:table-cell>
        </table:table-row>
        <table:table-row table:style-name="ro1">
          <table:table-cell office:value-type="float" office:value="0.005959424" calcext:value-type="float">
            <text:p>0.005959424</text:p>
          </table:table-cell>
        </table:table-row>
        <table:table-row table:style-name="ro1">
          <table:table-cell office:value-type="float" office:value="0.005944064" calcext:value-type="float">
            <text:p>0.005944064</text:p>
          </table:table-cell>
        </table:table-row>
        <table:table-row table:style-name="ro1">
          <table:table-cell office:value-type="float" office:value="0.006443776" calcext:value-type="float">
            <text:p>0.006443776</text:p>
          </table:table-cell>
        </table:table-row>
        <table:table-row table:style-name="ro1">
          <table:table-cell office:value-type="float" office:value="0.011867648" calcext:value-type="float">
            <text:p>0.011867648</text:p>
          </table:table-cell>
        </table:table-row>
        <table:table-row table:style-name="ro1">
          <table:table-cell office:value-type="float" office:value="0.001739008" calcext:value-type="float">
            <text:p>0.001739008</text:p>
          </table:table-cell>
        </table:table-row>
        <table:table-row table:style-name="ro1">
          <table:table-cell office:value-type="float" office:value="0.011808256" calcext:value-type="float">
            <text:p>0.011808256</text:p>
          </table:table-cell>
        </table:table-row>
        <table:table-row table:style-name="ro1">
          <table:table-cell office:value-type="float" office:value="0.009915392" calcext:value-type="float">
            <text:p>0.009915392</text:p>
          </table:table-cell>
        </table:table-row>
        <table:table-row table:style-name="ro1">
          <table:table-cell office:value-type="float" office:value="0.011762688" calcext:value-type="float">
            <text:p>0.011762688</text:p>
          </table:table-cell>
        </table:table-row>
        <table:table-row table:style-name="ro1">
          <table:table-cell office:value-type="float" office:value="0.01060608" calcext:value-type="float">
            <text:p>0.01060608</text:p>
          </table:table-cell>
        </table:table-row>
        <table:table-row table:style-name="ro1">
          <table:table-cell office:value-type="float" office:value="0.011428352" calcext:value-type="float">
            <text:p>0.011428352</text:p>
          </table:table-cell>
        </table:table-row>
        <table:table-row table:style-name="ro1">
          <table:table-cell office:value-type="float" office:value="0.01217024" calcext:value-type="float">
            <text:p>0.01217024</text:p>
          </table:table-cell>
        </table:table-row>
        <table:table-row table:style-name="ro1">
          <table:table-cell office:value-type="float" office:value="0.001396224" calcext:value-type="float">
            <text:p>0.001396224</text:p>
          </table:table-cell>
        </table:table-row>
        <table:table-row table:style-name="ro1">
          <table:table-cell office:value-type="float" office:value="0.006420736" calcext:value-type="float">
            <text:p>0.006420736</text:p>
          </table:table-cell>
        </table:table-row>
        <table:table-row table:style-name="ro1">
          <table:table-cell office:value-type="float" office:value="0.005922816" calcext:value-type="float">
            <text:p>0.005922816</text:p>
          </table:table-cell>
        </table:table-row>
        <table:table-row table:style-name="ro1">
          <table:table-cell office:value-type="float" office:value="0.006719232" calcext:value-type="float">
            <text:p>0.006719232</text:p>
          </table:table-cell>
        </table:table-row>
        <table:table-row table:style-name="ro1">
          <table:table-cell office:value-type="float" office:value="0.006998528" calcext:value-type="float">
            <text:p>0.006998528</text:p>
          </table:table-cell>
        </table:table-row>
        <table:table-row table:style-name="ro1">
          <table:table-cell office:value-type="float" office:value="0.006916608" calcext:value-type="float">
            <text:p>0.006916608</text:p>
          </table:table-cell>
        </table:table-row>
        <table:table-row table:style-name="ro1">
          <table:table-cell office:value-type="float" office:value="0.005840384" calcext:value-type="float">
            <text:p>0.005840384</text:p>
          </table:table-cell>
        </table:table-row>
        <table:table-row table:style-name="ro1">
          <table:table-cell office:value-type="float" office:value="0.006986496" calcext:value-type="float">
            <text:p>0.006986496</text:p>
          </table:table-cell>
        </table:table-row>
        <table:table-row table:style-name="ro1">
          <table:table-cell office:value-type="float" office:value="0.006928384" calcext:value-type="float">
            <text:p>0.006928384</text:p>
          </table:table-cell>
        </table:table-row>
        <table:table-row table:style-name="ro1">
          <table:table-cell office:value-type="float" office:value="0.00583808" calcext:value-type="float">
            <text:p>0.00583808</text:p>
          </table:table-cell>
        </table:table-row>
        <table:table-row table:style-name="ro1">
          <table:table-cell office:value-type="float" office:value="0.005453312" calcext:value-type="float">
            <text:p>0.005453312</text:p>
          </table:table-cell>
        </table:table-row>
        <table:table-row table:style-name="ro1">
          <table:table-cell office:value-type="float" office:value="0.005697536" calcext:value-type="float">
            <text:p>0.005697536</text:p>
          </table:table-cell>
        </table:table-row>
        <table:table-row table:style-name="ro1">
          <table:table-cell office:value-type="float" office:value="0.005531904" calcext:value-type="float">
            <text:p>0.005531904</text:p>
          </table:table-cell>
        </table:table-row>
        <table:table-row table:style-name="ro1">
          <table:table-cell office:value-type="float" office:value="0.005445888" calcext:value-type="float">
            <text:p>0.005445888</text:p>
          </table:table-cell>
        </table:table-row>
        <table:table-row table:style-name="ro1">
          <table:table-cell office:value-type="float" office:value="0.007201792" calcext:value-type="float">
            <text:p>0.007201792</text:p>
          </table:table-cell>
        </table:table-row>
        <table:table-row table:style-name="ro1">
          <table:table-cell office:value-type="float" office:value="0.006606336" calcext:value-type="float">
            <text:p>0.006606336</text:p>
          </table:table-cell>
        </table:table-row>
        <table:table-row table:style-name="ro1">
          <table:table-cell office:value-type="float" office:value="0.005776128" calcext:value-type="float">
            <text:p>0.005776128</text:p>
          </table:table-cell>
        </table:table-row>
        <table:table-row table:style-name="ro1">
          <table:table-cell office:value-type="float" office:value="0.005951232" calcext:value-type="float">
            <text:p>0.005951232</text:p>
          </table:table-cell>
        </table:table-row>
        <table:table-row table:style-name="ro1">
          <table:table-cell office:value-type="float" office:value="0.005721088" calcext:value-type="float">
            <text:p>0.005721088</text:p>
          </table:table-cell>
        </table:table-row>
        <table:table-row table:style-name="ro1">
          <table:table-cell office:value-type="float" office:value="0.00909568" calcext:value-type="float">
            <text:p>0.00909568</text:p>
          </table:table-cell>
        </table:table-row>
        <table:table-row table:style-name="ro1">
          <table:table-cell office:value-type="float" office:value="0.00572416" calcext:value-type="float">
            <text:p>0.00572416</text:p>
          </table:table-cell>
        </table:table-row>
        <table:table-row table:style-name="ro1">
          <table:table-cell office:value-type="float" office:value="0.007394048" calcext:value-type="float">
            <text:p>0.007394048</text:p>
          </table:table-cell>
        </table:table-row>
        <table:table-row table:style-name="ro1">
          <table:table-cell office:value-type="float" office:value="0.00547456" calcext:value-type="float">
            <text:p>0.00547456</text:p>
          </table:table-cell>
        </table:table-row>
        <table:table-row table:style-name="ro1">
          <table:table-cell office:value-type="float" office:value="0.006516736" calcext:value-type="float">
            <text:p>0.006516736</text:p>
          </table:table-cell>
        </table:table-row>
        <table:table-row table:style-name="ro1">
          <table:table-cell office:value-type="float" office:value="0.00619648" calcext:value-type="float">
            <text:p>0.00619648</text:p>
          </table:table-cell>
        </table:table-row>
        <table:table-row table:style-name="ro1">
          <table:table-cell office:value-type="float" office:value="0.006006016" calcext:value-type="float">
            <text:p>0.006006016</text:p>
          </table:table-cell>
        </table:table-row>
        <table:table-row table:style-name="ro1">
          <table:table-cell office:value-type="float" office:value="0.007013632" calcext:value-type="float">
            <text:p>0.007013632</text:p>
          </table:table-cell>
        </table:table-row>
        <table:table-row table:style-name="ro1">
          <table:table-cell office:value-type="float" office:value="0.00723456" calcext:value-type="float">
            <text:p>0.00723456</text:p>
          </table:table-cell>
        </table:table-row>
        <table:table-row table:style-name="ro1">
          <table:table-cell office:value-type="float" office:value="0.0063104" calcext:value-type="float">
            <text:p>0.0063104</text:p>
          </table:table-cell>
        </table:table-row>
        <table:table-row table:style-name="ro1">
          <table:table-cell office:value-type="float" office:value="0.006067456" calcext:value-type="float">
            <text:p>0.006067456</text:p>
          </table:table-cell>
        </table:table-row>
        <table:table-row table:style-name="ro1">
          <table:table-cell office:value-type="float" office:value="0.00717184" calcext:value-type="float">
            <text:p>0.00717184</text:p>
          </table:table-cell>
        </table:table-row>
        <table:table-row table:style-name="ro1">
          <table:table-cell office:value-type="float" office:value="0.006000384" calcext:value-type="float">
            <text:p>0.006000384</text:p>
          </table:table-cell>
        </table:table-row>
        <table:table-row table:style-name="ro1">
          <table:table-cell office:value-type="float" office:value="0.006247424" calcext:value-type="float">
            <text:p>0.006247424</text:p>
          </table:table-cell>
        </table:table-row>
        <table:table-row table:style-name="ro1">
          <table:table-cell office:value-type="float" office:value="0.006157824" calcext:value-type="float">
            <text:p>0.006157824</text:p>
          </table:table-cell>
        </table:table-row>
        <table:table-row table:style-name="ro1">
          <table:table-cell office:value-type="float" office:value="0.005476096" calcext:value-type="float">
            <text:p>0.005476096</text:p>
          </table:table-cell>
        </table:table-row>
        <table:table-row table:style-name="ro1">
          <table:table-cell office:value-type="float" office:value="0.005891584" calcext:value-type="float">
            <text:p>0.005891584</text:p>
          </table:table-cell>
        </table:table-row>
        <table:table-row table:style-name="ro1">
          <table:table-cell office:value-type="float" office:value="0.005805568" calcext:value-type="float">
            <text:p>0.005805568</text:p>
          </table:table-cell>
        </table:table-row>
        <table:table-row table:style-name="ro1">
          <table:table-cell office:value-type="float" office:value="0.00580864" calcext:value-type="float">
            <text:p>0.00580864</text:p>
          </table:table-cell>
        </table:table-row>
        <table:table-row table:style-name="ro1">
          <table:table-cell office:value-type="float" office:value="0.00853248" calcext:value-type="float">
            <text:p>0.00853248</text:p>
          </table:table-cell>
        </table:table-row>
        <table:table-row table:style-name="ro1">
          <table:table-cell office:value-type="float" office:value="0.005778432" calcext:value-type="float">
            <text:p>0.005778432</text:p>
          </table:table-cell>
        </table:table-row>
        <table:table-row table:style-name="ro1">
          <table:table-cell office:value-type="float" office:value="0.006107136" calcext:value-type="float">
            <text:p>0.006107136</text:p>
          </table:table-cell>
        </table:table-row>
        <table:table-row table:style-name="ro1">
          <table:table-cell office:value-type="float" office:value="0.00574464" calcext:value-type="float">
            <text:p>0.00574464</text:p>
          </table:table-cell>
        </table:table-row>
        <table:table-row table:style-name="ro1">
          <table:table-cell office:value-type="float" office:value="0.007280896" calcext:value-type="float">
            <text:p>0.007280896</text:p>
          </table:table-cell>
        </table:table-row>
        <table:table-row table:style-name="ro1">
          <table:table-cell office:value-type="float" office:value="0.005792512" calcext:value-type="float">
            <text:p>0.005792512</text:p>
          </table:table-cell>
        </table:table-row>
        <table:table-row table:style-name="ro1">
          <table:table-cell office:value-type="float" office:value="0.007321088" calcext:value-type="float">
            <text:p>0.007321088</text:p>
          </table:table-cell>
        </table:table-row>
        <table:table-row table:style-name="ro1">
          <table:table-cell office:value-type="float" office:value="0.00576" calcext:value-type="float">
            <text:p>0.00576</text:p>
          </table:table-cell>
        </table:table-row>
        <table:table-row table:style-name="ro1">
          <table:table-cell office:value-type="float" office:value="0.005825792" calcext:value-type="float">
            <text:p>0.005825792</text:p>
          </table:table-cell>
        </table:table-row>
        <table:table-row table:style-name="ro1">
          <table:table-cell office:value-type="float" office:value="0.006520576" calcext:value-type="float">
            <text:p>0.006520576</text:p>
          </table:table-cell>
        </table:table-row>
        <table:table-row table:style-name="ro1">
          <table:table-cell office:value-type="float" office:value="0.005372416" calcext:value-type="float">
            <text:p>0.005372416</text:p>
          </table:table-cell>
        </table:table-row>
        <table:table-row table:style-name="ro1">
          <table:table-cell office:value-type="float" office:value="0.005882624" calcext:value-type="float">
            <text:p>0.005882624</text:p>
          </table:table-cell>
        </table:table-row>
        <table:table-row table:style-name="ro1">
          <table:table-cell office:value-type="float" office:value="0.005727488" calcext:value-type="float">
            <text:p>0.005727488</text:p>
          </table:table-cell>
        </table:table-row>
        <table:table-row table:style-name="ro1">
          <table:table-cell office:value-type="float" office:value="0.005572096" calcext:value-type="float">
            <text:p>0.005572096</text:p>
          </table:table-cell>
        </table:table-row>
        <table:table-row table:style-name="ro1">
          <table:table-cell office:value-type="float" office:value="0.005436928" calcext:value-type="float">
            <text:p>0.005436928</text:p>
          </table:table-cell>
        </table:table-row>
        <table:table-row table:style-name="ro1">
          <table:table-cell office:value-type="float" office:value="0.011702784" calcext:value-type="float">
            <text:p>0.011702784</text:p>
          </table:table-cell>
        </table:table-row>
        <table:table-row table:style-name="ro1">
          <table:table-cell office:value-type="float" office:value="0.001491968" calcext:value-type="float">
            <text:p>0.001491968</text:p>
          </table:table-cell>
        </table:table-row>
        <table:table-row table:style-name="ro1">
          <table:table-cell office:value-type="float" office:value="0.011601408" calcext:value-type="float">
            <text:p>0.011601408</text:p>
          </table:table-cell>
        </table:table-row>
        <table:table-row table:style-name="ro1">
          <table:table-cell office:value-type="float" office:value="0.001567488" calcext:value-type="float">
            <text:p>0.001567488</text:p>
          </table:table-cell>
        </table:table-row>
        <table:table-row table:style-name="ro1">
          <table:table-cell office:value-type="float" office:value="0.00582784" calcext:value-type="float">
            <text:p>0.00582784</text:p>
          </table:table-cell>
        </table:table-row>
        <table:table-row table:style-name="ro1">
          <table:table-cell office:value-type="float" office:value="0.006783488" calcext:value-type="float">
            <text:p>0.006783488</text:p>
          </table:table-cell>
        </table:table-row>
        <table:table-row table:style-name="ro1">
          <table:table-cell office:value-type="float" office:value="0.005963264" calcext:value-type="float">
            <text:p>0.005963264</text:p>
          </table:table-cell>
        </table:table-row>
        <table:table-row table:style-name="ro1">
          <table:table-cell office:value-type="float" office:value="0.006434816" calcext:value-type="float">
            <text:p>0.006434816</text:p>
          </table:table-cell>
        </table:table-row>
        <table:table-row table:style-name="ro1">
          <table:table-cell office:value-type="float" office:value="0.00614912" calcext:value-type="float">
            <text:p>0.00614912</text:p>
          </table:table-cell>
        </table:table-row>
        <table:table-row table:style-name="ro1">
          <table:table-cell office:value-type="float" office:value="0.005523712" calcext:value-type="float">
            <text:p>0.005523712</text:p>
          </table:table-cell>
        </table:table-row>
        <table:table-row table:style-name="ro1">
          <table:table-cell office:value-type="float" office:value="0.0074752" calcext:value-type="float">
            <text:p>0.0074752</text:p>
          </table:table-cell>
        </table:table-row>
        <table:table-row table:style-name="ro1">
          <table:table-cell office:value-type="float" office:value="0.00729472" calcext:value-type="float">
            <text:p>0.00729472</text:p>
          </table:table-cell>
        </table:table-row>
        <table:table-row table:style-name="ro1">
          <table:table-cell office:value-type="float" office:value="0.0062976" calcext:value-type="float">
            <text:p>0.0062976</text:p>
          </table:table-cell>
        </table:table-row>
        <table:table-row table:style-name="ro1">
          <table:table-cell office:value-type="float" office:value="0.006461952" calcext:value-type="float">
            <text:p>0.006461952</text:p>
          </table:table-cell>
        </table:table-row>
        <table:table-row table:style-name="ro1">
          <table:table-cell office:value-type="float" office:value="0.005736448" calcext:value-type="float">
            <text:p>0.005736448</text:p>
          </table:table-cell>
        </table:table-row>
        <table:table-row table:style-name="ro1">
          <table:table-cell office:value-type="float" office:value="0.006473984" calcext:value-type="float">
            <text:p>0.006473984</text:p>
          </table:table-cell>
        </table:table-row>
        <table:table-row table:style-name="ro1">
          <table:table-cell office:value-type="float" office:value="0.021119744" calcext:value-type="float">
            <text:p>0.021119744</text:p>
          </table:table-cell>
        </table:table-row>
        <table:table-row table:style-name="ro1">
          <table:table-cell office:value-type="float" office:value="0.009056512" calcext:value-type="float">
            <text:p>0.009056512</text:p>
          </table:table-cell>
        </table:table-row>
        <table:table-row table:style-name="ro1">
          <table:table-cell office:value-type="float" office:value="0.006180352" calcext:value-type="float">
            <text:p>0.006180352</text:p>
          </table:table-cell>
        </table:table-row>
        <table:table-row table:style-name="ro1">
          <table:table-cell office:value-type="float" office:value="0.005940736" calcext:value-type="float">
            <text:p>0.005940736</text:p>
          </table:table-cell>
        </table:table-row>
        <table:table-row table:style-name="ro1">
          <table:table-cell office:value-type="float" office:value="0.015553792" calcext:value-type="float">
            <text:p>0.015553792</text:p>
          </table:table-cell>
        </table:table-row>
        <table:table-row table:style-name="ro1">
          <table:table-cell office:value-type="float" office:value="0.005061376" calcext:value-type="float">
            <text:p>0.005061376</text:p>
          </table:table-cell>
        </table:table-row>
        <table:table-row table:style-name="ro1">
          <table:table-cell office:value-type="float" office:value="0.015924736" calcext:value-type="float">
            <text:p>0.015924736</text:p>
          </table:table-cell>
        </table:table-row>
        <table:table-row table:style-name="ro1">
          <table:table-cell office:value-type="float" office:value="0.006347264" calcext:value-type="float">
            <text:p>0.006347264</text:p>
          </table:table-cell>
        </table:table-row>
        <table:table-row table:style-name="ro1">
          <table:table-cell office:value-type="float" office:value="0.009053952" calcext:value-type="float">
            <text:p>0.009053952</text:p>
          </table:table-cell>
        </table:table-row>
        <table:table-row table:style-name="ro1">
          <table:table-cell office:value-type="float" office:value="0.00192768" calcext:value-type="float">
            <text:p>0.00192768</text:p>
          </table:table-cell>
        </table:table-row>
        <table:table-row table:style-name="ro1">
          <table:table-cell office:value-type="float" office:value="0.019921152" calcext:value-type="float">
            <text:p>0.019921152</text:p>
          </table:table-cell>
        </table:table-row>
        <table:table-row table:style-name="ro1">
          <table:table-cell office:value-type="float" office:value="0.009390848" calcext:value-type="float">
            <text:p>0.009390848</text:p>
          </table:table-cell>
        </table:table-row>
        <table:table-row table:style-name="ro1">
          <table:table-cell office:value-type="float" office:value="0.005548544" calcext:value-type="float">
            <text:p>0.005548544</text:p>
          </table:table-cell>
        </table:table-row>
        <table:table-row table:style-name="ro1">
          <table:table-cell office:value-type="float" office:value="0.009650176" calcext:value-type="float">
            <text:p>0.009650176</text:p>
          </table:table-cell>
        </table:table-row>
        <table:table-row table:style-name="ro1">
          <table:table-cell office:value-type="float" office:value="0.010305792" calcext:value-type="float">
            <text:p>0.010305792</text:p>
          </table:table-cell>
        </table:table-row>
        <table:table-row table:style-name="ro1">
          <table:table-cell office:value-type="float" office:value="0.009202944" calcext:value-type="float">
            <text:p>0.009202944</text:p>
          </table:table-cell>
        </table:table-row>
        <table:table-row table:style-name="ro1">
          <table:table-cell office:value-type="float" office:value="0.009233152" calcext:value-type="float">
            <text:p>0.009233152</text:p>
          </table:table-cell>
        </table:table-row>
        <table:table-row table:style-name="ro1">
          <table:table-cell office:value-type="float" office:value="0.00808192" calcext:value-type="float">
            <text:p>0.00808192</text:p>
          </table:table-cell>
        </table:table-row>
        <table:table-row table:style-name="ro1">
          <table:table-cell office:value-type="float" office:value="0.013591296" calcext:value-type="float">
            <text:p>0.013591296</text:p>
          </table:table-cell>
        </table:table-row>
        <table:table-row table:style-name="ro1">
          <table:table-cell office:value-type="float" office:value="0.003355904" calcext:value-type="float">
            <text:p>0.003355904</text:p>
          </table:table-cell>
        </table:table-row>
        <table:table-row table:style-name="ro1">
          <table:table-cell office:value-type="float" office:value="0.011272704" calcext:value-type="float">
            <text:p>0.011272704</text:p>
          </table:table-cell>
        </table:table-row>
        <table:table-row table:style-name="ro1">
          <table:table-cell office:value-type="float" office:value="0.000722688" calcext:value-type="float">
            <text:p>0.000722688</text:p>
          </table:table-cell>
        </table:table-row>
        <table:table-row table:style-name="ro1">
          <table:table-cell office:value-type="float" office:value="0.011043072" calcext:value-type="float">
            <text:p>0.011043072</text:p>
          </table:table-cell>
        </table:table-row>
        <table:table-row table:style-name="ro1">
          <table:table-cell office:value-type="float" office:value="0.009007616" calcext:value-type="float">
            <text:p>0.009007616</text:p>
          </table:table-cell>
        </table:table-row>
        <table:table-row table:style-name="ro1">
          <table:table-cell office:value-type="float" office:value="0.007966976" calcext:value-type="float">
            <text:p>0.007966976</text:p>
          </table:table-cell>
        </table:table-row>
        <table:table-row table:style-name="ro1">
          <table:table-cell office:value-type="float" office:value="0.007002112" calcext:value-type="float">
            <text:p>0.007002112</text:p>
          </table:table-cell>
        </table:table-row>
        <table:table-row table:style-name="ro1">
          <table:table-cell office:value-type="float" office:value="0.014543104" calcext:value-type="float">
            <text:p>0.014543104</text:p>
          </table:table-cell>
        </table:table-row>
        <table:table-row table:style-name="ro1">
          <table:table-cell office:value-type="float" office:value="0.006061568" calcext:value-type="float">
            <text:p>0.006061568</text:p>
          </table:table-cell>
        </table:table-row>
        <table:table-row table:style-name="ro1">
          <table:table-cell office:value-type="float" office:value="0.008722432" calcext:value-type="float">
            <text:p>0.008722432</text:p>
          </table:table-cell>
        </table:table-row>
        <table:table-row table:style-name="ro1">
          <table:table-cell office:value-type="float" office:value="0.00685184" calcext:value-type="float">
            <text:p>0.00685184</text:p>
          </table:table-cell>
        </table:table-row>
        <table:table-row table:style-name="ro1">
          <table:table-cell office:value-type="float" office:value="0.008063488" calcext:value-type="float">
            <text:p>0.008063488</text:p>
          </table:table-cell>
        </table:table-row>
        <table:table-row table:style-name="ro1">
          <table:table-cell office:value-type="float" office:value="0.00553088" calcext:value-type="float">
            <text:p>0.00553088</text:p>
          </table:table-cell>
        </table:table-row>
        <table:table-row table:style-name="ro1">
          <table:table-cell office:value-type="float" office:value="0.006583808" calcext:value-type="float">
            <text:p>0.006583808</text:p>
          </table:table-cell>
        </table:table-row>
        <table:table-row table:style-name="ro1">
          <table:table-cell office:value-type="float" office:value="0.005627392" calcext:value-type="float">
            <text:p>0.005627392</text:p>
          </table:table-cell>
        </table:table-row>
        <table:table-row table:style-name="ro1">
          <table:table-cell office:value-type="float" office:value="0.005662976" calcext:value-type="float">
            <text:p>0.005662976</text:p>
          </table:table-cell>
        </table:table-row>
        <table:table-row table:style-name="ro1">
          <table:table-cell office:value-type="float" office:value="0.006225152" calcext:value-type="float">
            <text:p>0.006225152</text:p>
          </table:table-cell>
        </table:table-row>
        <table:table-row table:style-name="ro1">
          <table:table-cell office:value-type="float" office:value="0.006248448" calcext:value-type="float">
            <text:p>0.006248448</text:p>
          </table:table-cell>
        </table:table-row>
        <table:table-row table:style-name="ro1">
          <table:table-cell office:value-type="float" office:value="0.005810176" calcext:value-type="float">
            <text:p>0.005810176</text:p>
          </table:table-cell>
        </table:table-row>
        <table:table-row table:style-name="ro1">
          <table:table-cell office:value-type="float" office:value="0.005876736" calcext:value-type="float">
            <text:p>0.005876736</text:p>
          </table:table-cell>
        </table:table-row>
        <table:table-row table:style-name="ro1">
          <table:table-cell office:value-type="float" office:value="0.005903872" calcext:value-type="float">
            <text:p>0.005903872</text:p>
          </table:table-cell>
        </table:table-row>
        <table:table-row table:style-name="ro1">
          <table:table-cell office:value-type="float" office:value="0.00551552" calcext:value-type="float">
            <text:p>0.00551552</text:p>
          </table:table-cell>
        </table:table-row>
        <table:table-row table:style-name="ro1">
          <table:table-cell office:value-type="float" office:value="0.0059392" calcext:value-type="float">
            <text:p>0.0059392</text:p>
          </table:table-cell>
        </table:table-row>
        <table:table-row table:style-name="ro1">
          <table:table-cell office:value-type="float" office:value="0.006175744" calcext:value-type="float">
            <text:p>0.006175744</text:p>
          </table:table-cell>
        </table:table-row>
        <table:table-row table:style-name="ro1">
          <table:table-cell office:value-type="float" office:value="0.009090048" calcext:value-type="float">
            <text:p>0.009090048</text:p>
          </table:table-cell>
        </table:table-row>
        <table:table-row table:style-name="ro1">
          <table:table-cell office:value-type="float" office:value="0.005931776" calcext:value-type="float">
            <text:p>0.005931776</text:p>
          </table:table-cell>
        </table:table-row>
        <table:table-row table:style-name="ro1">
          <table:table-cell office:value-type="float" office:value="0.005954816" calcext:value-type="float">
            <text:p>0.005954816</text:p>
          </table:table-cell>
        </table:table-row>
        <table:table-row table:style-name="ro1">
          <table:table-cell office:value-type="float" office:value="0.00606336" calcext:value-type="float">
            <text:p>0.00606336</text:p>
          </table:table-cell>
        </table:table-row>
        <table:table-row table:style-name="ro1">
          <table:table-cell office:value-type="float" office:value="0.006231808" calcext:value-type="float">
            <text:p>0.006231808</text:p>
          </table:table-cell>
        </table:table-row>
        <table:table-row table:style-name="ro1">
          <table:table-cell office:value-type="float" office:value="0.006352128" calcext:value-type="float">
            <text:p>0.006352128</text:p>
          </table:table-cell>
        </table:table-row>
        <table:table-row table:style-name="ro1">
          <table:table-cell office:value-type="float" office:value="0.005878784" calcext:value-type="float">
            <text:p>0.005878784</text:p>
          </table:table-cell>
        </table:table-row>
        <table:table-row table:style-name="ro1">
          <table:table-cell office:value-type="float" office:value="0.013188352" calcext:value-type="float">
            <text:p>0.013188352</text:p>
          </table:table-cell>
        </table:table-row>
        <table:table-row table:style-name="ro1">
          <table:table-cell office:value-type="float" office:value="0.002581504" calcext:value-type="float">
            <text:p>0.002581504</text:p>
          </table:table-cell>
        </table:table-row>
        <table:table-row table:style-name="ro1">
          <table:table-cell office:value-type="float" office:value="0.0189184" calcext:value-type="float">
            <text:p>0.0189184</text:p>
          </table:table-cell>
        </table:table-row>
        <table:table-row table:style-name="ro1">
          <table:table-cell office:value-type="float" office:value="0.008543488" calcext:value-type="float">
            <text:p>0.008543488</text:p>
          </table:table-cell>
        </table:table-row>
        <table:table-row table:style-name="ro1">
          <table:table-cell office:value-type="float" office:value="0.012731392" calcext:value-type="float">
            <text:p>0.012731392</text:p>
          </table:table-cell>
        </table:table-row>
        <table:table-row table:style-name="ro1">
          <table:table-cell office:value-type="float" office:value="0.002681088" calcext:value-type="float">
            <text:p>0.002681088</text:p>
          </table:table-cell>
        </table:table-row>
        <table:table-row table:style-name="ro1">
          <table:table-cell office:value-type="float" office:value="0.008265984" calcext:value-type="float">
            <text:p>0.008265984</text:p>
          </table:table-cell>
        </table:table-row>
        <table:table-row table:style-name="ro1">
          <table:table-cell office:value-type="float" office:value="0.010052096" calcext:value-type="float">
            <text:p>0.010052096</text:p>
          </table:table-cell>
        </table:table-row>
        <table:table-row table:style-name="ro1">
          <table:table-cell office:value-type="float" office:value="0.007791104" calcext:value-type="float">
            <text:p>0.007791104</text:p>
          </table:table-cell>
        </table:table-row>
        <table:table-row table:style-name="ro1">
          <table:table-cell office:value-type="float" office:value="0.018672896" calcext:value-type="float">
            <text:p>0.018672896</text:p>
          </table:table-cell>
        </table:table-row>
        <table:table-row table:style-name="ro1">
          <table:table-cell office:value-type="float" office:value="0.006043648" calcext:value-type="float">
            <text:p>0.006043648</text:p>
          </table:table-cell>
        </table:table-row>
        <table:table-row table:style-name="ro1">
          <table:table-cell office:value-type="float" office:value="0.021029632" calcext:value-type="float">
            <text:p>0.021029632</text:p>
          </table:table-cell>
        </table:table-row>
        <table:table-row table:style-name="ro1">
          <table:table-cell office:value-type="float" office:value="0.019663104" calcext:value-type="float">
            <text:p>0.019663104</text:p>
          </table:table-cell>
        </table:table-row>
        <table:table-row table:style-name="ro1">
          <table:table-cell office:value-type="float" office:value="0.00980352" calcext:value-type="float">
            <text:p>0.00980352</text:p>
          </table:table-cell>
        </table:table-row>
        <table:table-row table:style-name="ro1">
          <table:table-cell office:value-type="float" office:value="0.015458816" calcext:value-type="float">
            <text:p>0.015458816</text:p>
          </table:table-cell>
        </table:table-row>
        <table:table-row table:style-name="ro1">
          <table:table-cell office:value-type="float" office:value="0.005114624" calcext:value-type="float">
            <text:p>0.005114624</text:p>
          </table:table-cell>
        </table:table-row>
        <table:table-row table:style-name="ro1">
          <table:table-cell office:value-type="float" office:value="0.011058688" calcext:value-type="float">
            <text:p>0.011058688</text:p>
          </table:table-cell>
        </table:table-row>
        <table:table-row table:style-name="ro1">
          <table:table-cell office:value-type="float" office:value="0.020030208" calcext:value-type="float">
            <text:p>0.020030208</text:p>
          </table:table-cell>
        </table:table-row>
        <table:table-row table:style-name="ro1">
          <table:table-cell office:value-type="float" office:value="0.0097664" calcext:value-type="float">
            <text:p>0.0097664</text:p>
          </table:table-cell>
        </table:table-row>
        <table:table-row table:style-name="ro1">
          <table:table-cell office:value-type="float" office:value="0.007050752" calcext:value-type="float">
            <text:p>0.007050752</text:p>
          </table:table-cell>
        </table:table-row>
        <table:table-row table:style-name="ro1">
          <table:table-cell office:value-type="float" office:value="0.02402176" calcext:value-type="float">
            <text:p>0.02402176</text:p>
          </table:table-cell>
        </table:table-row>
        <table:table-row table:style-name="ro1">
          <table:table-cell office:value-type="float" office:value="0.013761024" calcext:value-type="float">
            <text:p>0.013761024</text:p>
          </table:table-cell>
        </table:table-row>
        <table:table-row table:style-name="ro1">
          <table:table-cell office:value-type="float" office:value="0.003415552" calcext:value-type="float">
            <text:p>0.003415552</text:p>
          </table:table-cell>
        </table:table-row>
        <table:table-row table:style-name="ro1">
          <table:table-cell office:value-type="float" office:value="0.011270912" calcext:value-type="float">
            <text:p>0.011270912</text:p>
          </table:table-cell>
        </table:table-row>
        <table:table-row table:style-name="ro1">
          <table:table-cell office:value-type="float" office:value="0.019682816" calcext:value-type="float">
            <text:p>0.019682816</text:p>
          </table:table-cell>
        </table:table-row>
        <table:table-row table:style-name="ro1">
          <table:table-cell office:value-type="float" office:value="0.008360192" calcext:value-type="float">
            <text:p>0.008360192</text:p>
          </table:table-cell>
        </table:table-row>
        <table:table-row table:style-name="ro1">
          <table:table-cell office:value-type="float" office:value="0.01159808" calcext:value-type="float">
            <text:p>0.01159808</text:p>
          </table:table-cell>
        </table:table-row>
        <table:table-row table:style-name="ro1">
          <table:table-cell office:value-type="float" office:value="0.000800256" calcext:value-type="float">
            <text:p>0.000800256</text:p>
          </table:table-cell>
        </table:table-row>
        <table:table-row table:style-name="ro1">
          <table:table-cell office:value-type="float" office:value="0.009856512" calcext:value-type="float">
            <text:p>0.009856512</text:p>
          </table:table-cell>
        </table:table-row>
        <table:table-row table:style-name="ro1">
          <table:table-cell office:value-type="float" office:value="0.007561472" calcext:value-type="float">
            <text:p>0.007561472</text:p>
          </table:table-cell>
        </table:table-row>
        <table:table-row table:style-name="ro1">
          <table:table-cell office:value-type="float" office:value="0.008056576" calcext:value-type="float">
            <text:p>0.008056576</text:p>
          </table:table-cell>
        </table:table-row>
        <table:table-row table:style-name="ro1">
          <table:table-cell office:value-type="float" office:value="0.014284032" calcext:value-type="float">
            <text:p>0.014284032</text:p>
          </table:table-cell>
        </table:table-row>
        <table:table-row table:style-name="ro1">
          <table:table-cell office:value-type="float" office:value="0.004194816" calcext:value-type="float">
            <text:p>0.004194816</text:p>
          </table:table-cell>
        </table:table-row>
        <table:table-row table:style-name="ro1">
          <table:table-cell office:value-type="float" office:value="0.02318976" calcext:value-type="float">
            <text:p>0.02318976</text:p>
          </table:table-cell>
        </table:table-row>
        <table:table-row table:style-name="ro1">
          <table:table-cell office:value-type="float" office:value="0.0126592" calcext:value-type="float">
            <text:p>0.0126592</text:p>
          </table:table-cell>
        </table:table-row>
        <table:table-row table:style-name="ro1">
          <table:table-cell office:value-type="float" office:value="0.00180224" calcext:value-type="float">
            <text:p>0.00180224</text:p>
          </table:table-cell>
        </table:table-row>
        <table:table-row table:style-name="ro1">
          <table:table-cell office:value-type="float" office:value="0.013596416" calcext:value-type="float">
            <text:p>0.013596416</text:p>
          </table:table-cell>
        </table:table-row>
        <table:table-row table:style-name="ro1">
          <table:table-cell office:value-type="float" office:value="0.016627456" calcext:value-type="float">
            <text:p>0.016627456</text:p>
          </table:table-cell>
        </table:table-row>
        <table:table-row table:style-name="ro1">
          <table:table-cell office:value-type="float" office:value="0.00663296" calcext:value-type="float">
            <text:p>0.00663296</text:p>
          </table:table-cell>
        </table:table-row>
        <table:table-row table:style-name="ro1">
          <table:table-cell office:value-type="float" office:value="0.015178496" calcext:value-type="float">
            <text:p>0.015178496</text:p>
          </table:table-cell>
        </table:table-row>
        <table:table-row table:style-name="ro1">
          <table:table-cell office:value-type="float" office:value="0.002143232" calcext:value-type="float">
            <text:p>0.002143232</text:p>
          </table:table-cell>
        </table:table-row>
        <table:table-row table:style-name="ro1">
          <table:table-cell office:value-type="float" office:value="0.01537152" calcext:value-type="float">
            <text:p>0.01537152</text:p>
          </table:table-cell>
        </table:table-row>
        <table:table-row table:style-name="ro1">
          <table:table-cell office:value-type="float" office:value="0.010027264" calcext:value-type="float">
            <text:p>0.010027264</text:p>
          </table:table-cell>
        </table:table-row>
        <table:table-row table:style-name="ro1">
          <table:table-cell office:value-type="float" office:value="0.006066688" calcext:value-type="float">
            <text:p>0.006066688</text:p>
          </table:table-cell>
        </table:table-row>
        <table:table-row table:style-name="ro1">
          <table:table-cell office:value-type="float" office:value="0.00825984" calcext:value-type="float">
            <text:p>0.00825984</text:p>
          </table:table-cell>
        </table:table-row>
        <table:table-row table:style-name="ro1">
          <table:table-cell office:value-type="float" office:value="0.00837504" calcext:value-type="float">
            <text:p>0.00837504</text:p>
          </table:table-cell>
        </table:table-row>
        <table:table-row table:style-name="ro1">
          <table:table-cell office:value-type="float" office:value="0.009693952" calcext:value-type="float">
            <text:p>0.009693952</text:p>
          </table:table-cell>
        </table:table-row>
        <table:table-row table:style-name="ro1">
          <table:table-cell office:value-type="float" office:value="0.009723392" calcext:value-type="float">
            <text:p>0.009723392</text:p>
          </table:table-cell>
        </table:table-row>
        <table:table-row table:style-name="ro1">
          <table:table-cell office:value-type="float" office:value="0.017076224" calcext:value-type="float">
            <text:p>0.017076224</text:p>
          </table:table-cell>
        </table:table-row>
        <table:table-row table:style-name="ro1">
          <table:table-cell office:value-type="float" office:value="0.00585984" calcext:value-type="float">
            <text:p>0.00585984</text:p>
          </table:table-cell>
        </table:table-row>
        <table:table-row table:style-name="ro1">
          <table:table-cell office:value-type="float" office:value="0.013928192" calcext:value-type="float">
            <text:p>0.013928192</text:p>
          </table:table-cell>
        </table:table-row>
        <table:table-row table:style-name="ro1">
          <table:table-cell office:value-type="float" office:value="0.00404608" calcext:value-type="float">
            <text:p>0.00404608</text:p>
          </table:table-cell>
        </table:table-row>
        <table:table-row table:style-name="ro1">
          <table:table-cell office:value-type="float" office:value="0.011275776" calcext:value-type="float">
            <text:p>0.011275776</text:p>
          </table:table-cell>
        </table:table-row>
        <table:table-row table:style-name="ro1">
          <table:table-cell office:value-type="float" office:value="0.000517632" calcext:value-type="float">
            <text:p>0.000517632</text:p>
          </table:table-cell>
        </table:table-row>
        <table:table-row table:style-name="ro1">
          <table:table-cell office:value-type="float" office:value="0.01809024" calcext:value-type="float">
            <text:p>0.01809024</text:p>
          </table:table-cell>
        </table:table-row>
        <table:table-row table:style-name="ro1">
          <table:table-cell office:value-type="float" office:value="0.006404864" calcext:value-type="float">
            <text:p>0.006404864</text:p>
          </table:table-cell>
        </table:table-row>
        <table:table-row table:style-name="ro1">
          <table:table-cell office:value-type="float" office:value="0.014269696" calcext:value-type="float">
            <text:p>0.014269696</text:p>
          </table:table-cell>
        </table:table-row>
        <table:table-row table:style-name="ro1">
          <table:table-cell office:value-type="float" office:value="0.002763776" calcext:value-type="float">
            <text:p>0.002763776</text:p>
          </table:table-cell>
        </table:table-row>
        <table:table-row table:style-name="ro1">
          <table:table-cell office:value-type="float" office:value="0.008169472" calcext:value-type="float">
            <text:p>0.008169472</text:p>
          </table:table-cell>
        </table:table-row>
        <table:table-row table:style-name="ro1">
          <table:table-cell office:value-type="float" office:value="0.006967552" calcext:value-type="float">
            <text:p>0.006967552</text:p>
          </table:table-cell>
        </table:table-row>
        <table:table-row table:style-name="ro1">
          <table:table-cell office:value-type="float" office:value="0.008049152" calcext:value-type="float">
            <text:p>0.008049152</text:p>
          </table:table-cell>
        </table:table-row>
        <table:table-row table:style-name="ro1">
          <table:table-cell office:value-type="float" office:value="0.0211968" calcext:value-type="float">
            <text:p>0.0211968</text:p>
          </table:table-cell>
        </table:table-row>
        <table:table-row table:style-name="ro1">
          <table:table-cell office:value-type="float" office:value="0.008984064" calcext:value-type="float">
            <text:p>0.008984064</text:p>
          </table:table-cell>
        </table:table-row>
        <table:table-row table:style-name="ro1">
          <table:table-cell office:value-type="float" office:value="0.018917376" calcext:value-type="float">
            <text:p>0.018917376</text:p>
          </table:table-cell>
        </table:table-row>
        <table:table-row table:style-name="ro1">
          <table:table-cell office:value-type="float" office:value="0.008161792" calcext:value-type="float">
            <text:p>0.008161792</text:p>
          </table:table-cell>
        </table:table-row>
        <table:table-row table:style-name="ro1">
          <table:table-cell office:value-type="float" office:value="0.012946944" calcext:value-type="float">
            <text:p>0.012946944</text:p>
          </table:table-cell>
        </table:table-row>
        <table:table-row table:style-name="ro1">
          <table:table-cell office:value-type="float" office:value="0.002771456" calcext:value-type="float">
            <text:p>0.002771456</text:p>
          </table:table-cell>
        </table:table-row>
        <table:table-row table:style-name="ro1">
          <table:table-cell office:value-type="float" office:value="0.011771392" calcext:value-type="float">
            <text:p>0.011771392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</table:table-row>
        <table:table-row table:style-name="ro1">
          <table:table-cell office:value-type="float" office:value="0.005410304" calcext:value-type="float">
            <text:p>0.005410304</text:p>
          </table:table-cell>
        </table:table-row>
        <table:table-row table:style-name="ro1">
          <table:table-cell office:value-type="float" office:value="0.010809088" calcext:value-type="float">
            <text:p>0.010809088</text:p>
          </table:table-cell>
        </table:table-row>
        <table:table-row table:style-name="ro1">
          <table:table-cell office:value-type="float" office:value="0.012555008" calcext:value-type="float">
            <text:p>0.012555008</text:p>
          </table:table-cell>
        </table:table-row>
        <table:table-row table:style-name="ro1">
          <table:table-cell office:value-type="float" office:value="0.014633728" calcext:value-type="float">
            <text:p>0.014633728</text:p>
          </table:table-cell>
        </table:table-row>
        <table:table-row table:style-name="ro1">
          <table:table-cell office:value-type="float" office:value="0.002855424" calcext:value-type="float">
            <text:p>0.002855424</text:p>
          </table:table-cell>
        </table:table-row>
        <table:table-row table:style-name="ro1">
          <table:table-cell office:value-type="float" office:value="0.009109248" calcext:value-type="float">
            <text:p>0.009109248</text:p>
          </table:table-cell>
        </table:table-row>
        <table:table-row table:style-name="ro1">
          <table:table-cell office:value-type="float" office:value="0.013330176" calcext:value-type="float">
            <text:p>0.013330176</text:p>
          </table:table-cell>
        </table:table-row>
        <table:table-row table:style-name="ro1">
          <table:table-cell office:value-type="float" office:value="0.001796352" calcext:value-type="float">
            <text:p>0.001796352</text:p>
          </table:table-cell>
        </table:table-row>
        <table:table-row table:style-name="ro1">
          <table:table-cell office:value-type="float" office:value="0.005982976" calcext:value-type="float">
            <text:p>0.005982976</text:p>
          </table:table-cell>
        </table:table-row>
        <table:table-row table:style-name="ro1">
          <table:table-cell office:value-type="float" office:value="0.005721856" calcext:value-type="float">
            <text:p>0.005721856</text:p>
          </table:table-cell>
        </table:table-row>
        <table:table-row table:style-name="ro1">
          <table:table-cell office:value-type="float" office:value="0.007460864" calcext:value-type="float">
            <text:p>0.007460864</text:p>
          </table:table-cell>
        </table:table-row>
        <table:table-row table:style-name="ro1">
          <table:table-cell office:value-type="float" office:value="0.012584704" calcext:value-type="float">
            <text:p>0.012584704</text:p>
          </table:table-cell>
        </table:table-row>
        <table:table-row table:style-name="ro1">
          <table:table-cell office:value-type="float" office:value="0.012143872" calcext:value-type="float">
            <text:p>0.012143872</text:p>
          </table:table-cell>
        </table:table-row>
        <table:table-row table:style-name="ro1">
          <table:table-cell office:value-type="float" office:value="0.001355008" calcext:value-type="float">
            <text:p>0.001355008</text:p>
          </table:table-cell>
        </table:table-row>
        <table:table-row table:style-name="ro1">
          <table:table-cell office:value-type="float" office:value="0.012583424" calcext:value-type="float">
            <text:p>0.012583424</text:p>
          </table:table-cell>
        </table:table-row>
        <table:table-row table:style-name="ro1">
          <table:table-cell office:value-type="float" office:value="0.002480384" calcext:value-type="float">
            <text:p>0.002480384</text:p>
          </table:table-cell>
        </table:table-row>
        <table:table-row table:style-name="ro1">
          <table:table-cell office:value-type="float" office:value="0.007730432" calcext:value-type="float">
            <text:p>0.007730432</text:p>
          </table:table-cell>
        </table:table-row>
        <table:table-row table:style-name="ro1">
          <table:table-cell office:value-type="float" office:value="0.011204864" calcext:value-type="float">
            <text:p>0.011204864</text:p>
          </table:table-cell>
        </table:table-row>
        <table:table-row table:style-name="ro1">
          <table:table-cell office:value-type="float" office:value="0.004551936" calcext:value-type="float">
            <text:p>0.004551936</text:p>
          </table:table-cell>
        </table:table-row>
        <table:table-row table:style-name="ro1">
          <table:table-cell office:value-type="float" office:value="0.01385344" calcext:value-type="float">
            <text:p>0.01385344</text:p>
          </table:table-cell>
        </table:table-row>
        <table:table-row table:style-name="ro1">
          <table:table-cell office:value-type="float" office:value="0.003195136" calcext:value-type="float">
            <text:p>0.003195136</text:p>
          </table:table-cell>
        </table:table-row>
        <table:table-row table:style-name="ro1">
          <table:table-cell office:value-type="float" office:value="0.00868736" calcext:value-type="float">
            <text:p>0.00868736</text:p>
          </table:table-cell>
        </table:table-row>
        <table:table-row table:style-name="ro1">
          <table:table-cell office:value-type="float" office:value="0.00569088" calcext:value-type="float">
            <text:p>0.00569088</text:p>
          </table:table-cell>
        </table:table-row>
        <table:table-row table:style-name="ro1">
          <table:table-cell office:value-type="float" office:value="0.006219776" calcext:value-type="float">
            <text:p>0.006219776</text:p>
          </table:table-cell>
        </table:table-row>
        <table:table-row table:style-name="ro1">
          <table:table-cell office:value-type="float" office:value="0.006005248" calcext:value-type="float">
            <text:p>0.006005248</text:p>
          </table:table-cell>
        </table:table-row>
        <table:table-row table:style-name="ro1">
          <table:table-cell office:value-type="float" office:value="0.00658944" calcext:value-type="float">
            <text:p>0.00658944</text:p>
          </table:table-cell>
        </table:table-row>
        <table:table-row table:style-name="ro1">
          <table:table-cell office:value-type="float" office:value="0.005903104" calcext:value-type="float">
            <text:p>0.005903104</text:p>
          </table:table-cell>
        </table:table-row>
        <table:table-row table:style-name="ro1">
          <table:table-cell office:value-type="float" office:value="0.005765888" calcext:value-type="float">
            <text:p>0.005765888</text:p>
          </table:table-cell>
        </table:table-row>
        <table:table-row table:style-name="ro1">
          <table:table-cell office:value-type="float" office:value="0.006209792" calcext:value-type="float">
            <text:p>0.006209792</text:p>
          </table:table-cell>
        </table:table-row>
        <table:table-row table:style-name="ro1">
          <table:table-cell office:value-type="float" office:value="0.007757056" calcext:value-type="float">
            <text:p>0.007757056</text:p>
          </table:table-cell>
        </table:table-row>
        <table:table-row table:style-name="ro1">
          <table:table-cell office:value-type="float" office:value="0.005634048" calcext:value-type="float">
            <text:p>0.005634048</text:p>
          </table:table-cell>
        </table:table-row>
        <table:table-row table:style-name="ro1">
          <table:table-cell office:value-type="float" office:value="0.00634496" calcext:value-type="float">
            <text:p>0.00634496</text:p>
          </table:table-cell>
        </table:table-row>
        <table:table-row table:style-name="ro1">
          <table:table-cell office:value-type="float" office:value="0.007390976" calcext:value-type="float">
            <text:p>0.007390976</text:p>
          </table:table-cell>
        </table:table-row>
        <table:table-row table:style-name="ro1">
          <table:table-cell office:value-type="float" office:value="0.005938688" calcext:value-type="float">
            <text:p>0.005938688</text:p>
          </table:table-cell>
        </table:table-row>
        <table:table-row table:style-name="ro1">
          <table:table-cell office:value-type="float" office:value="0.005604864" calcext:value-type="float">
            <text:p>0.005604864</text:p>
          </table:table-cell>
        </table:table-row>
        <table:table-row table:style-name="ro1">
          <table:table-cell office:value-type="float" office:value="0.006169856" calcext:value-type="float">
            <text:p>0.006169856</text:p>
          </table:table-cell>
        </table:table-row>
        <table:table-row table:style-name="ro1">
          <table:table-cell office:value-type="float" office:value="0.005947648" calcext:value-type="float">
            <text:p>0.005947648</text:p>
          </table:table-cell>
        </table:table-row>
        <table:table-row table:style-name="ro1">
          <table:table-cell office:value-type="float" office:value="0.005863424" calcext:value-type="float">
            <text:p>0.005863424</text:p>
          </table:table-cell>
        </table:table-row>
        <table:table-row table:style-name="ro1">
          <table:table-cell office:value-type="float" office:value="0.005984" calcext:value-type="float">
            <text:p>0.005984</text:p>
          </table:table-cell>
        </table:table-row>
        <table:table-row table:style-name="ro1">
          <table:table-cell office:value-type="float" office:value="0.005981696" calcext:value-type="float">
            <text:p>0.005981696</text:p>
          </table:table-cell>
        </table:table-row>
        <table:table-row table:style-name="ro1">
          <table:table-cell office:value-type="float" office:value="0.007094784" calcext:value-type="float">
            <text:p>0.007094784</text:p>
          </table:table-cell>
        </table:table-row>
        <table:table-row table:style-name="ro1">
          <table:table-cell office:value-type="float" office:value="0.007240192" calcext:value-type="float">
            <text:p>0.007240192</text:p>
          </table:table-cell>
        </table:table-row>
        <table:table-row table:style-name="ro1">
          <table:table-cell office:value-type="float" office:value="0.006030848" calcext:value-type="float">
            <text:p>0.006030848</text:p>
          </table:table-cell>
        </table:table-row>
        <table:table-row table:style-name="ro1">
          <table:table-cell office:value-type="float" office:value="0.008877824" calcext:value-type="float">
            <text:p>0.008877824</text:p>
          </table:table-cell>
        </table:table-row>
        <table:table-row table:style-name="ro1">
          <table:table-cell office:value-type="float" office:value="0.005721088" calcext:value-type="float">
            <text:p>0.005721088</text:p>
          </table:table-cell>
        </table:table-row>
        <table:table-row table:style-name="ro1">
          <table:table-cell office:value-type="float" office:value="0.00680704" calcext:value-type="float">
            <text:p>0.00680704</text:p>
          </table:table-cell>
        </table:table-row>
        <table:table-row table:style-name="ro1">
          <table:table-cell office:value-type="float" office:value="0.006024448" calcext:value-type="float">
            <text:p>0.006024448</text:p>
          </table:table-cell>
        </table:table-row>
        <table:table-row table:style-name="ro1">
          <table:table-cell office:value-type="float" office:value="0.006118656" calcext:value-type="float">
            <text:p>0.006118656</text:p>
          </table:table-cell>
        </table:table-row>
        <table:table-row table:style-name="ro1">
          <table:table-cell office:value-type="float" office:value="0.006534656" calcext:value-type="float">
            <text:p>0.006534656</text:p>
          </table:table-cell>
        </table:table-row>
        <table:table-row table:style-name="ro1">
          <table:table-cell office:value-type="float" office:value="0.007047936" calcext:value-type="float">
            <text:p>0.007047936</text:p>
          </table:table-cell>
        </table:table-row>
        <table:table-row table:style-name="ro1">
          <table:table-cell office:value-type="float" office:value="0.00272" calcext:value-type="float">
            <text:p>0.00272</text:p>
          </table:table-cell>
        </table:table-row>
        <table:table-row table:style-name="ro1">
          <table:table-cell office:value-type="float" office:value="0.011614464" calcext:value-type="float">
            <text:p>0.011614464</text:p>
          </table:table-cell>
        </table:table-row>
        <table:table-row table:style-name="ro1">
          <table:table-cell office:value-type="float" office:value="0.001115136" calcext:value-type="float">
            <text:p>0.001115136</text:p>
          </table:table-cell>
        </table:table-row>
        <table:table-row table:style-name="ro1">
          <table:table-cell office:value-type="float" office:value="0.005791232" calcext:value-type="float">
            <text:p>0.005791232</text:p>
          </table:table-cell>
        </table:table-row>
        <table:table-row table:style-name="ro1">
          <table:table-cell office:value-type="float" office:value="0.006742016" calcext:value-type="float">
            <text:p>0.006742016</text:p>
          </table:table-cell>
        </table:table-row>
        <table:table-row table:style-name="ro1">
          <table:table-cell office:value-type="float" office:value="0.006331392" calcext:value-type="float">
            <text:p>0.006331392</text:p>
          </table:table-cell>
        </table:table-row>
        <table:table-row table:style-name="ro1">
          <table:table-cell office:value-type="float" office:value="0.005945088" calcext:value-type="float">
            <text:p>0.005945088</text:p>
          </table:table-cell>
        </table:table-row>
        <table:table-row table:style-name="ro1">
          <table:table-cell office:value-type="float" office:value="0.006094848" calcext:value-type="float">
            <text:p>0.006094848</text:p>
          </table:table-cell>
        </table:table-row>
        <table:table-row table:style-name="ro1">
          <table:table-cell office:value-type="float" office:value="0.006078464" calcext:value-type="float">
            <text:p>0.006078464</text:p>
          </table:table-cell>
        </table:table-row>
        <table:table-row table:style-name="ro1">
          <table:table-cell office:value-type="float" office:value="0.005977344" calcext:value-type="float">
            <text:p>0.005977344</text:p>
          </table:table-cell>
        </table:table-row>
        <table:table-row table:style-name="ro1">
          <table:table-cell office:value-type="float" office:value="0.01434368" calcext:value-type="float">
            <text:p>0.01434368</text:p>
          </table:table-cell>
        </table:table-row>
        <table:table-row table:style-name="ro1">
          <table:table-cell office:value-type="float" office:value="0.002284032" calcext:value-type="float">
            <text:p>0.002284032</text:p>
          </table:table-cell>
        </table:table-row>
        <table:table-row table:style-name="ro1">
          <table:table-cell office:value-type="float" office:value="0.00595712" calcext:value-type="float">
            <text:p>0.00595712</text:p>
          </table:table-cell>
        </table:table-row>
        <table:table-row table:style-name="ro1">
          <table:table-cell office:value-type="float" office:value="0.005737984" calcext:value-type="float">
            <text:p>0.005737984</text:p>
          </table:table-cell>
        </table:table-row>
        <table:table-row table:style-name="ro1">
          <table:table-cell office:value-type="float" office:value="0.005369344" calcext:value-type="float">
            <text:p>0.005369344</text:p>
          </table:table-cell>
        </table:table-row>
        <table:table-row table:style-name="ro1">
          <table:table-cell office:value-type="float" office:value="0.006259968" calcext:value-type="float">
            <text:p>0.006259968</text:p>
          </table:table-cell>
        </table:table-row>
        <table:table-row table:style-name="ro1">
          <table:table-cell office:value-type="float" office:value="0.005852672" calcext:value-type="float">
            <text:p>0.005852672</text:p>
          </table:table-cell>
        </table:table-row>
        <table:table-row table:style-name="ro1">
          <table:table-cell office:value-type="float" office:value="0.006153728" calcext:value-type="float">
            <text:p>0.006153728</text:p>
          </table:table-cell>
        </table:table-row>
        <table:table-row table:style-name="ro1">
          <table:table-cell office:value-type="float" office:value="0.0059776" calcext:value-type="float">
            <text:p>0.0059776</text:p>
          </table:table-cell>
        </table:table-row>
        <table:table-row table:style-name="ro1">
          <table:table-cell office:value-type="float" office:value="0.006303744" calcext:value-type="float">
            <text:p>0.006303744</text:p>
          </table:table-cell>
        </table:table-row>
        <table:table-row table:style-name="ro1">
          <table:table-cell office:value-type="float" office:value="0.015346432" calcext:value-type="float">
            <text:p>0.015346432</text:p>
          </table:table-cell>
        </table:table-row>
        <table:table-row table:style-name="ro1">
          <table:table-cell office:value-type="float" office:value="0.0065088" calcext:value-type="float">
            <text:p>0.0065088</text:p>
          </table:table-cell>
        </table:table-row>
        <table:table-row table:style-name="ro1">
          <table:table-cell office:value-type="float" office:value="0.00771072" calcext:value-type="float">
            <text:p>0.00771072</text:p>
          </table:table-cell>
        </table:table-row>
        <table:table-row table:style-name="ro1">
          <table:table-cell office:value-type="float" office:value="0.012934912" calcext:value-type="float">
            <text:p>0.012934912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</table:table-row>
        <table:table-row table:style-name="ro1">
          <table:table-cell office:value-type="float" office:value="0.006288384" calcext:value-type="float">
            <text:p>0.006288384</text:p>
          </table:table-cell>
        </table:table-row>
        <table:table-row table:style-name="ro1">
          <table:table-cell office:value-type="float" office:value="0.006116096" calcext:value-type="float">
            <text:p>0.006116096</text:p>
          </table:table-cell>
        </table:table-row>
        <table:table-row table:style-name="ro1">
          <table:table-cell office:value-type="float" office:value="0.007201536" calcext:value-type="float">
            <text:p>0.007201536</text:p>
          </table:table-cell>
        </table:table-row>
        <table:table-row table:style-name="ro1">
          <table:table-cell office:value-type="float" office:value="0.007951104" calcext:value-type="float">
            <text:p>0.007951104</text:p>
          </table:table-cell>
        </table:table-row>
        <table:table-row table:style-name="ro1">
          <table:table-cell office:value-type="float" office:value="0.013257728" calcext:value-type="float">
            <text:p>0.013257728</text:p>
          </table:table-cell>
        </table:table-row>
        <table:table-row table:style-name="ro1">
          <table:table-cell office:value-type="float" office:value="0.001325824" calcext:value-type="float">
            <text:p>0.001325824</text:p>
          </table:table-cell>
        </table:table-row>
        <table:table-row table:style-name="ro1">
          <table:table-cell office:value-type="float" office:value="0.007068672" calcext:value-type="float">
            <text:p>0.007068672</text:p>
          </table:table-cell>
        </table:table-row>
        <table:table-row table:style-name="ro1">
          <table:table-cell office:value-type="float" office:value="0.011292672" calcext:value-type="float">
            <text:p>0.011292672</text:p>
          </table:table-cell>
        </table:table-row>
        <table:table-row table:style-name="ro1">
          <table:table-cell office:value-type="float" office:value="0.011437312" calcext:value-type="float">
            <text:p>0.011437312</text:p>
          </table:table-cell>
        </table:table-row>
        <table:table-row table:style-name="ro1">
          <table:table-cell office:value-type="float" office:value="0.000524032" calcext:value-type="float">
            <text:p>0.000524032</text:p>
          </table:table-cell>
        </table:table-row>
        <table:table-row table:style-name="ro1">
          <table:table-cell office:value-type="float" office:value="0.008300544" calcext:value-type="float">
            <text:p>0.008300544</text:p>
          </table:table-cell>
        </table:table-row>
        <table:table-row table:style-name="ro1">
          <table:table-cell office:value-type="float" office:value="0.009315072" calcext:value-type="float">
            <text:p>0.009315072</text:p>
          </table:table-cell>
        </table:table-row>
        <table:table-row table:style-name="ro1">
          <table:table-cell office:value-type="float" office:value="0.010291712" calcext:value-type="float">
            <text:p>0.010291712</text:p>
          </table:table-cell>
        </table:table-row>
        <table:table-row table:style-name="ro1">
          <table:table-cell office:value-type="float" office:value="0.009792" calcext:value-type="float">
            <text:p>0.009792</text:p>
          </table:table-cell>
        </table:table-row>
        <table:table-row table:style-name="ro1">
          <table:table-cell office:value-type="float" office:value="0.020698368" calcext:value-type="float">
            <text:p>0.020698368</text:p>
          </table:table-cell>
        </table:table-row>
        <table:table-row table:style-name="ro1">
          <table:table-cell office:value-type="float" office:value="0.009609472" calcext:value-type="float">
            <text:p>0.009609472</text:p>
          </table:table-cell>
        </table:table-row>
        <table:table-row table:style-name="ro1">
          <table:table-cell office:value-type="float" office:value="0.00903936" calcext:value-type="float">
            <text:p>0.00903936</text:p>
          </table:table-cell>
        </table:table-row>
        <table:table-row table:style-name="ro1">
          <table:table-cell office:value-type="float" office:value="0.008322816" calcext:value-type="float">
            <text:p>0.008322816</text:p>
          </table:table-cell>
        </table:table-row>
        <table:table-row table:style-name="ro1">
          <table:table-cell office:value-type="float" office:value="0.007245312" calcext:value-type="float">
            <text:p>0.007245312</text:p>
          </table:table-cell>
        </table:table-row>
        <table:table-row table:style-name="ro1">
          <table:table-cell office:value-type="float" office:value="0.021368832" calcext:value-type="float">
            <text:p>0.021368832</text:p>
          </table:table-cell>
        </table:table-row>
        <table:table-row table:style-name="ro1">
          <table:table-cell office:value-type="float" office:value="0.00968704" calcext:value-type="float">
            <text:p>0.00968704</text:p>
          </table:table-cell>
        </table:table-row>
        <table:table-row table:style-name="ro1">
          <table:table-cell office:value-type="float" office:value="0.01887616" calcext:value-type="float">
            <text:p>0.01887616</text:p>
          </table:table-cell>
        </table:table-row>
        <table:table-row table:style-name="ro1">
          <table:table-cell office:value-type="float" office:value="0.006194944" calcext:value-type="float">
            <text:p>0.006194944</text:p>
          </table:table-cell>
        </table:table-row>
        <table:table-row table:style-name="ro1">
          <table:table-cell office:value-type="float" office:value="0.010558976" calcext:value-type="float">
            <text:p>0.010558976</text:p>
          </table:table-cell>
        </table:table-row>
        <table:table-row table:style-name="ro1">
          <table:table-cell office:value-type="float" office:value="0.012994816" calcext:value-type="float">
            <text:p>0.012994816</text:p>
          </table:table-cell>
        </table:table-row>
        <table:table-row table:style-name="ro1">
          <table:table-cell office:value-type="float" office:value="0.001633024" calcext:value-type="float">
            <text:p>0.001633024</text:p>
          </table:table-cell>
        </table:table-row>
        <table:table-row table:style-name="ro1">
          <table:table-cell office:value-type="float" office:value="0.006884096" calcext:value-type="float">
            <text:p>0.006884096</text:p>
          </table:table-cell>
        </table:table-row>
        <table:table-row table:style-name="ro1">
          <table:table-cell office:value-type="float" office:value="0.017499136" calcext:value-type="float">
            <text:p>0.017499136</text:p>
          </table:table-cell>
        </table:table-row>
        <table:table-row table:style-name="ro1">
          <table:table-cell office:value-type="float" office:value="0.006121216" calcext:value-type="float">
            <text:p>0.006121216</text:p>
          </table:table-cell>
        </table:table-row>
        <table:table-row table:style-name="ro1">
          <table:table-cell office:value-type="float" office:value="0.01573888" calcext:value-type="float">
            <text:p>0.01573888</text:p>
          </table:table-cell>
        </table:table-row>
        <table:table-row table:style-name="ro1">
          <table:table-cell office:value-type="float" office:value="0.005465344" calcext:value-type="float">
            <text:p>0.005465344</text:p>
          </table:table-cell>
        </table:table-row>
        <table:table-row table:style-name="ro1">
          <table:table-cell office:value-type="float" office:value="0.019034368" calcext:value-type="float">
            <text:p>0.019034368</text:p>
          </table:table-cell>
        </table:table-row>
        <table:table-row table:style-name="ro1">
          <table:table-cell office:value-type="float" office:value="0.00917248" calcext:value-type="float">
            <text:p>0.00917248</text:p>
          </table:table-cell>
        </table:table-row>
        <table:table-row table:style-name="ro1">
          <table:table-cell office:value-type="float" office:value="0.019577344" calcext:value-type="float">
            <text:p>0.019577344</text:p>
          </table:table-cell>
        </table:table-row>
        <table:table-row table:style-name="ro1">
          <table:table-cell office:value-type="float" office:value="0.008890112" calcext:value-type="float">
            <text:p>0.008890112</text:p>
          </table:table-cell>
        </table:table-row>
        <table:table-row table:style-name="ro1">
          <table:table-cell office:value-type="float" office:value="0.006776576" calcext:value-type="float">
            <text:p>0.006776576</text:p>
          </table:table-cell>
        </table:table-row>
        <table:table-row table:style-name="ro1">
          <table:table-cell office:value-type="float" office:value="0.007024384" calcext:value-type="float">
            <text:p>0.007024384</text:p>
          </table:table-cell>
        </table:table-row>
        <table:table-row table:style-name="ro1">
          <table:table-cell office:value-type="float" office:value="0.006140416" calcext:value-type="float">
            <text:p>0.006140416</text:p>
          </table:table-cell>
        </table:table-row>
        <table:table-row table:style-name="ro1">
          <table:table-cell office:value-type="float" office:value="0.007006976" calcext:value-type="float">
            <text:p>0.007006976</text:p>
          </table:table-cell>
        </table:table-row>
        <table:table-row table:style-name="ro1">
          <table:table-cell office:value-type="float" office:value="0.005874688" calcext:value-type="float">
            <text:p>0.005874688</text:p>
          </table:table-cell>
        </table:table-row>
        <table:table-row table:style-name="ro1">
          <table:table-cell office:value-type="float" office:value="0.016965632" calcext:value-type="float">
            <text:p>0.016965632</text:p>
          </table:table-cell>
        </table:table-row>
        <table:table-row table:style-name="ro1">
          <table:table-cell office:value-type="float" office:value="0.005983232" calcext:value-type="float">
            <text:p>0.005983232</text:p>
          </table:table-cell>
        </table:table-row>
        <table:table-row table:style-name="ro1">
          <table:table-cell office:value-type="float" office:value="0.007172096" calcext:value-type="float">
            <text:p>0.007172096</text:p>
          </table:table-cell>
        </table:table-row>
        <table:table-row table:style-name="ro1">
          <table:table-cell office:value-type="float" office:value="0.008998144" calcext:value-type="float">
            <text:p>0.008998144</text:p>
          </table:table-cell>
        </table:table-row>
        <table:table-row table:style-name="ro1">
          <table:table-cell office:value-type="float" office:value="0.015857152" calcext:value-type="float">
            <text:p>0.015857152</text:p>
          </table:table-cell>
        </table:table-row>
        <table:table-row table:style-name="ro1">
          <table:table-cell office:value-type="float" office:value="0.000998912" calcext:value-type="float">
            <text:p>0.000998912</text:p>
          </table:table-cell>
        </table:table-row>
        <table:table-row table:style-name="ro1">
          <table:table-cell office:value-type="float" office:value="0.00629632" calcext:value-type="float">
            <text:p>0.00629632</text:p>
          </table:table-cell>
        </table:table-row>
        <table:table-row table:style-name="ro1">
          <table:table-cell office:value-type="float" office:value="0.009510656" calcext:value-type="float">
            <text:p>0.009510656</text:p>
          </table:table-cell>
        </table:table-row>
        <table:table-row table:style-name="ro1">
          <table:table-cell office:value-type="float" office:value="0.007984384" calcext:value-type="float">
            <text:p>0.007984384</text:p>
          </table:table-cell>
        </table:table-row>
        <table:table-row table:style-name="ro1">
          <table:table-cell office:value-type="float" office:value="0.00566784" calcext:value-type="float">
            <text:p>0.00566784</text:p>
          </table:table-cell>
        </table:table-row>
        <table:table-row table:style-name="ro1">
          <table:table-cell office:value-type="float" office:value="0.007531264" calcext:value-type="float">
            <text:p>0.007531264</text:p>
          </table:table-cell>
        </table:table-row>
        <table:table-row table:style-name="ro1">
          <table:table-cell office:value-type="float" office:value="0.00749184" calcext:value-type="float">
            <text:p>0.00749184</text:p>
          </table:table-cell>
        </table:table-row>
        <table:table-row table:style-name="ro1">
          <table:table-cell office:value-type="float" office:value="0.00729856" calcext:value-type="float">
            <text:p>0.00729856</text:p>
          </table:table-cell>
        </table:table-row>
        <table:table-row table:style-name="ro1">
          <table:table-cell office:value-type="float" office:value="0.006864896" calcext:value-type="float">
            <text:p>0.006864896</text:p>
          </table:table-cell>
        </table:table-row>
        <table:table-row table:style-name="ro1">
          <table:table-cell office:value-type="float" office:value="0.006582784" calcext:value-type="float">
            <text:p>0.006582784</text:p>
          </table:table-cell>
        </table:table-row>
        <table:table-row table:style-name="ro1">
          <table:table-cell office:value-type="float" office:value="0.010299136" calcext:value-type="float">
            <text:p>0.010299136</text:p>
          </table:table-cell>
        </table:table-row>
        <table:table-row table:style-name="ro1">
          <table:table-cell office:value-type="float" office:value="0.005970432" calcext:value-type="float">
            <text:p>0.005970432</text:p>
          </table:table-cell>
        </table:table-row>
        <table:table-row table:style-name="ro1">
          <table:table-cell office:value-type="float" office:value="0.00621824" calcext:value-type="float">
            <text:p>0.00621824</text:p>
          </table:table-cell>
        </table:table-row>
        <table:table-row table:style-name="ro1">
          <table:table-cell office:value-type="float" office:value="0.005618944" calcext:value-type="float">
            <text:p>0.005618944</text:p>
          </table:table-cell>
        </table:table-row>
        <table:table-row table:style-name="ro1">
          <table:table-cell office:value-type="float" office:value="0.00547712" calcext:value-type="float">
            <text:p>0.00547712</text:p>
          </table:table-cell>
        </table:table-row>
        <table:table-row table:style-name="ro1">
          <table:table-cell office:value-type="float" office:value="0.006134528" calcext:value-type="float">
            <text:p>0.006134528</text:p>
          </table:table-cell>
        </table:table-row>
        <table:table-row table:style-name="ro1">
          <table:table-cell office:value-type="float" office:value="0.006949632" calcext:value-type="float">
            <text:p>0.006949632</text:p>
          </table:table-cell>
        </table:table-row>
        <table:table-row table:style-name="ro1">
          <table:table-cell office:value-type="float" office:value="0.005734144" calcext:value-type="float">
            <text:p>0.005734144</text:p>
          </table:table-cell>
        </table:table-row>
        <table:table-row table:style-name="ro1">
          <table:table-cell office:value-type="float" office:value="0.00634368" calcext:value-type="float">
            <text:p>0.00634368</text:p>
          </table:table-cell>
        </table:table-row>
        <table:table-row table:style-name="ro1">
          <table:table-cell office:value-type="float" office:value="0.00177792" calcext:value-type="float">
            <text:p>0.00177792</text:p>
          </table:table-cell>
        </table:table-row>
        <table:table-row table:style-name="ro1">
          <table:table-cell office:value-type="float" office:value="0.002202368" calcext:value-type="float">
            <text:p>0.002202368</text:p>
          </table:table-cell>
        </table:table-row>
        <table:table-row table:style-name="ro1">
          <table:table-cell office:value-type="float" office:value="0.012602112" calcext:value-type="float">
            <text:p>0.012602112</text:p>
          </table:table-cell>
        </table:table-row>
        <table:table-row table:style-name="ro1">
          <table:table-cell office:value-type="float" office:value="0.001988608" calcext:value-type="float">
            <text:p>0.001988608</text:p>
          </table:table-cell>
        </table:table-row>
        <table:table-row table:style-name="ro1">
          <table:table-cell office:value-type="float" office:value="0.010726912" calcext:value-type="float">
            <text:p>0.010726912</text:p>
          </table:table-cell>
        </table:table-row>
        <table:table-row table:style-name="ro1">
          <table:table-cell office:value-type="float" office:value="0.000412672" calcext:value-type="float">
            <text:p>0.000412672</text:p>
          </table:table-cell>
        </table:table-row>
        <table:table-row table:style-name="ro1">
          <table:table-cell office:value-type="float" office:value="0.008201984" calcext:value-type="float">
            <text:p>0.008201984</text:p>
          </table:table-cell>
        </table:table-row>
        <table:table-row table:style-name="ro1">
          <table:table-cell office:value-type="float" office:value="0.009053952" calcext:value-type="float">
            <text:p>0.009053952</text:p>
          </table:table-cell>
        </table:table-row>
        <table:table-row table:style-name="ro1">
          <table:table-cell office:value-type="float" office:value="0.0063872" calcext:value-type="float">
            <text:p>0.0063872</text:p>
          </table:table-cell>
        </table:table-row>
        <table:table-row table:style-name="ro1">
          <table:table-cell office:value-type="float" office:value="0.009025536" calcext:value-type="float">
            <text:p>0.009025536</text:p>
          </table:table-cell>
        </table:table-row>
        <table:table-row table:style-name="ro1">
          <table:table-cell office:value-type="float" office:value="0.010174464" calcext:value-type="float">
            <text:p>0.010174464</text:p>
          </table:table-cell>
        </table:table-row>
        <table:table-row table:style-name="ro1">
          <table:table-cell office:value-type="float" office:value="0.007969024" calcext:value-type="float">
            <text:p>0.007969024</text:p>
          </table:table-cell>
        </table:table-row>
        <table:table-row table:style-name="ro1">
          <table:table-cell office:value-type="float" office:value="0.014962944" calcext:value-type="float">
            <text:p>0.014962944</text:p>
          </table:table-cell>
        </table:table-row>
        <table:table-row table:style-name="ro1">
          <table:table-cell office:value-type="float" office:value="0.003718144" calcext:value-type="float">
            <text:p>0.003718144</text:p>
          </table:table-cell>
        </table:table-row>
        <table:table-row table:style-name="ro1">
          <table:table-cell office:value-type="float" office:value="0.021778944" calcext:value-type="float">
            <text:p>0.021778944</text:p>
          </table:table-cell>
        </table:table-row>
        <table:table-row table:style-name="ro1">
          <table:table-cell office:value-type="float" office:value="0.020451328" calcext:value-type="float">
            <text:p>0.020451328</text:p>
          </table:table-cell>
        </table:table-row>
        <table:table-row table:style-name="ro1">
          <table:table-cell office:value-type="float" office:value="0.008834816" calcext:value-type="float">
            <text:p>0.008834816</text:p>
          </table:table-cell>
        </table:table-row>
        <table:table-row table:style-name="ro1">
          <table:table-cell office:value-type="float" office:value="0.024713728" calcext:value-type="float">
            <text:p>0.024713728</text:p>
          </table:table-cell>
        </table:table-row>
        <table:table-row table:style-name="ro1">
          <table:table-cell office:value-type="float" office:value="0.011595264" calcext:value-type="float">
            <text:p>0.011595264</text:p>
          </table:table-cell>
        </table:table-row>
        <table:table-row table:style-name="ro1">
          <table:table-cell office:value-type="float" office:value="0.000724992" calcext:value-type="float">
            <text:p>0.000724992</text:p>
          </table:table-cell>
        </table:table-row>
        <table:table-row table:style-name="ro1">
          <table:table-cell office:value-type="float" office:value="0.00669696" calcext:value-type="float">
            <text:p>0.00669696</text:p>
          </table:table-cell>
        </table:table-row>
        <table:table-row table:style-name="ro1">
          <table:table-cell office:value-type="float" office:value="0.008765696" calcext:value-type="float">
            <text:p>0.008765696</text:p>
          </table:table-cell>
        </table:table-row>
        <table:table-row table:style-name="ro1">
          <table:table-cell office:value-type="float" office:value="0.006664704" calcext:value-type="float">
            <text:p>0.006664704</text:p>
          </table:table-cell>
        </table:table-row>
        <table:table-row table:style-name="ro1">
          <table:table-cell office:value-type="float" office:value="0.006486528" calcext:value-type="float">
            <text:p>0.006486528</text:p>
          </table:table-cell>
        </table:table-row>
        <table:table-row table:style-name="ro1">
          <table:table-cell office:value-type="float" office:value="0.007006464" calcext:value-type="float">
            <text:p>0.007006464</text:p>
          </table:table-cell>
        </table:table-row>
        <table:table-row table:style-name="ro1">
          <table:table-cell office:value-type="float" office:value="0.006340864" calcext:value-type="float">
            <text:p>0.006340864</text:p>
          </table:table-cell>
        </table:table-row>
        <table:table-row table:style-name="ro1">
          <table:table-cell office:value-type="float" office:value="0.00612736" calcext:value-type="float">
            <text:p>0.00612736</text:p>
          </table:table-cell>
        </table:table-row>
        <table:table-row table:style-name="ro1">
          <table:table-cell office:value-type="float" office:value="0.006129664" calcext:value-type="float">
            <text:p>0.006129664</text:p>
          </table:table-cell>
        </table:table-row>
        <table:table-row table:style-name="ro1">
          <table:table-cell office:value-type="float" office:value="0.005879552" calcext:value-type="float">
            <text:p>0.005879552</text:p>
          </table:table-cell>
        </table:table-row>
        <table:table-row table:style-name="ro1">
          <table:table-cell office:value-type="float" office:value="0.00880896" calcext:value-type="float">
            <text:p>0.00880896</text:p>
          </table:table-cell>
        </table:table-row>
        <table:table-row table:style-name="ro1">
          <table:table-cell office:value-type="float" office:value="0.00581888" calcext:value-type="float">
            <text:p>0.00581888</text:p>
          </table:table-cell>
        </table:table-row>
        <table:table-row table:style-name="ro1">
          <table:table-cell office:value-type="float" office:value="0.0101952" calcext:value-type="float">
            <text:p>0.0101952</text:p>
          </table:table-cell>
        </table:table-row>
        <table:table-row table:style-name="ro1">
          <table:table-cell office:value-type="float" office:value="0.024199936" calcext:value-type="float">
            <text:p>0.024199936</text:p>
          </table:table-cell>
        </table:table-row>
        <table:table-row table:style-name="ro1">
          <table:table-cell office:value-type="float" office:value="0.014028544" calcext:value-type="float">
            <text:p>0.014028544</text:p>
          </table:table-cell>
        </table:table-row>
        <table:table-row table:style-name="ro1">
          <table:table-cell office:value-type="float" office:value="0.00245376" calcext:value-type="float">
            <text:p>0.00245376</text:p>
          </table:table-cell>
        </table:table-row>
        <table:table-row table:style-name="ro1">
          <table:table-cell office:value-type="float" office:value="0.014921984" calcext:value-type="float">
            <text:p>0.014921984</text:p>
          </table:table-cell>
        </table:table-row>
        <table:table-row table:style-name="ro1">
          <table:table-cell office:value-type="float" office:value="0.01169792" calcext:value-type="float">
            <text:p>0.01169792</text:p>
          </table:table-cell>
        </table:table-row>
        <table:table-row table:style-name="ro1">
          <table:table-cell office:value-type="float" office:value="0.001170176" calcext:value-type="float">
            <text:p>0.001170176</text:p>
          </table:table-cell>
        </table:table-row>
        <table:table-row table:style-name="ro1">
          <table:table-cell office:value-type="float" office:value="0.009198592" calcext:value-type="float">
            <text:p>0.009198592</text:p>
          </table:table-cell>
        </table:table-row>
        <table:table-row table:style-name="ro1">
          <table:table-cell office:value-type="float" office:value="0.00797696" calcext:value-type="float">
            <text:p>0.00797696</text:p>
          </table:table-cell>
        </table:table-row>
        <table:table-row table:style-name="ro1">
          <table:table-cell office:value-type="float" office:value="0.00683264" calcext:value-type="float">
            <text:p>0.00683264</text:p>
          </table:table-cell>
        </table:table-row>
        <table:table-row table:style-name="ro1">
          <table:table-cell office:value-type="float" office:value="0.006550528" calcext:value-type="float">
            <text:p>0.006550528</text:p>
          </table:table-cell>
        </table:table-row>
        <table:table-row table:style-name="ro1">
          <table:table-cell office:value-type="float" office:value="0.006082304" calcext:value-type="float">
            <text:p>0.006082304</text:p>
          </table:table-cell>
        </table:table-row>
        <table:table-row table:style-name="ro1">
          <table:table-cell office:value-type="float" office:value="0.00598784" calcext:value-type="float">
            <text:p>0.00598784</text:p>
          </table:table-cell>
        </table:table-row>
        <table:table-row table:style-name="ro1">
          <table:table-cell office:value-type="float" office:value="0.00726912" calcext:value-type="float">
            <text:p>0.00726912</text:p>
          </table:table-cell>
        </table:table-row>
        <table:table-row table:style-name="ro1">
          <table:table-cell office:value-type="float" office:value="0.005458688" calcext:value-type="float">
            <text:p>0.005458688</text:p>
          </table:table-cell>
        </table:table-row>
        <table:table-row table:style-name="ro1">
          <table:table-cell office:value-type="float" office:value="0.007762432" calcext:value-type="float">
            <text:p>0.007762432</text:p>
          </table:table-cell>
        </table:table-row>
        <table:table-row table:style-name="ro1">
          <table:table-cell office:value-type="float" office:value="0.006048768" calcext:value-type="float">
            <text:p>0.006048768</text:p>
          </table:table-cell>
        </table:table-row>
        <table:table-row table:style-name="ro1">
          <table:table-cell office:value-type="float" office:value="0.008356096" calcext:value-type="float">
            <text:p>0.008356096</text:p>
          </table:table-cell>
        </table:table-row>
        <table:table-row table:style-name="ro1">
          <table:table-cell office:value-type="float" office:value="0.012111872" calcext:value-type="float">
            <text:p>0.012111872</text:p>
          </table:table-cell>
        </table:table-row>
        <table:table-row table:style-name="ro1">
          <table:table-cell office:value-type="float" office:value="0.001621504" calcext:value-type="float">
            <text:p>0.001621504</text:p>
          </table:table-cell>
        </table:table-row>
        <table:table-row table:style-name="ro1">
          <table:table-cell office:value-type="float" office:value="0.006921728" calcext:value-type="float">
            <text:p>0.006921728</text:p>
          </table:table-cell>
        </table:table-row>
        <table:table-row table:style-name="ro1">
          <table:table-cell office:value-type="float" office:value="0.007488256" calcext:value-type="float">
            <text:p>0.007488256</text:p>
          </table:table-cell>
        </table:table-row>
        <table:table-row table:style-name="ro1">
          <table:table-cell office:value-type="float" office:value="0.01089024" calcext:value-type="float">
            <text:p>0.01089024</text:p>
          </table:table-cell>
        </table:table-row>
        <table:table-row table:style-name="ro1">
          <table:table-cell office:value-type="float" office:value="0.000544" calcext:value-type="float">
            <text:p>0.000544</text:p>
          </table:table-cell>
        </table:table-row>
        <table:table-row table:style-name="ro1">
          <table:table-cell office:value-type="float" office:value="0.0131136" calcext:value-type="float">
            <text:p>0.0131136</text:p>
          </table:table-cell>
        </table:table-row>
        <table:table-row table:style-name="ro1">
          <table:table-cell office:value-type="float" office:value="0.002735616" calcext:value-type="float">
            <text:p>0.002735616</text:p>
          </table:table-cell>
        </table:table-row>
        <table:table-row table:style-name="ro1">
          <table:table-cell office:value-type="float" office:value="0.007449088" calcext:value-type="float">
            <text:p>0.007449088</text:p>
          </table:table-cell>
        </table:table-row>
        <table:table-row table:style-name="ro1">
          <table:table-cell office:value-type="float" office:value="0.021038336" calcext:value-type="float">
            <text:p>0.021038336</text:p>
          </table:table-cell>
        </table:table-row>
        <table:table-row table:style-name="ro1">
          <table:table-cell office:value-type="float" office:value="0.007014144" calcext:value-type="float">
            <text:p>0.007014144</text:p>
          </table:table-cell>
        </table:table-row>
        <table:table-row table:style-name="ro1">
          <table:table-cell office:value-type="float" office:value="0.007270144" calcext:value-type="float">
            <text:p>0.007270144</text:p>
          </table:table-cell>
        </table:table-row>
        <table:table-row table:style-name="ro1">
          <table:table-cell office:value-type="float" office:value="0.007225088" calcext:value-type="float">
            <text:p>0.007225088</text:p>
          </table:table-cell>
        </table:table-row>
        <table:table-row table:style-name="ro1">
          <table:table-cell office:value-type="float" office:value="0.009075456" calcext:value-type="float">
            <text:p>0.009075456</text:p>
          </table:table-cell>
        </table:table-row>
        <table:table-row table:style-name="ro1">
          <table:table-cell office:value-type="float" office:value="0.014065152" calcext:value-type="float">
            <text:p>0.014065152</text:p>
          </table:table-cell>
        </table:table-row>
        <table:table-row table:style-name="ro1">
          <table:table-cell office:value-type="float" office:value="0.005471232" calcext:value-type="float">
            <text:p>0.005471232</text:p>
          </table:table-cell>
        </table:table-row>
        <table:table-row table:style-name="ro1">
          <table:table-cell office:value-type="float" office:value="0.006293504" calcext:value-type="float">
            <text:p>0.006293504</text:p>
          </table:table-cell>
        </table:table-row>
        <table:table-row table:style-name="ro1">
          <table:table-cell office:value-type="float" office:value="0.009201664" calcext:value-type="float">
            <text:p>0.009201664</text:p>
          </table:table-cell>
        </table:table-row>
        <table:table-row table:style-name="ro1">
          <table:table-cell office:value-type="float" office:value="0.006442496" calcext:value-type="float">
            <text:p>0.006442496</text:p>
          </table:table-cell>
        </table:table-row>
        <table:table-row table:style-name="ro1">
          <table:table-cell office:value-type="float" office:value="0.00631296" calcext:value-type="float">
            <text:p>0.00631296</text:p>
          </table:table-cell>
        </table:table-row>
        <table:table-row table:style-name="ro1">
          <table:table-cell office:value-type="float" office:value="0.006317568" calcext:value-type="float">
            <text:p>0.006317568</text:p>
          </table:table-cell>
        </table:table-row>
        <table:table-row table:style-name="ro1">
          <table:table-cell office:value-type="float" office:value="0.00592896" calcext:value-type="float">
            <text:p>0.00592896</text:p>
          </table:table-cell>
        </table:table-row>
        <table:table-row table:style-name="ro1">
          <table:table-cell office:value-type="float" office:value="0.006277376" calcext:value-type="float">
            <text:p>0.006277376</text:p>
          </table:table-cell>
        </table:table-row>
        <table:table-row table:style-name="ro1">
          <table:table-cell office:value-type="float" office:value="0.013353216" calcext:value-type="float">
            <text:p>0.013353216</text:p>
          </table:table-cell>
        </table:table-row>
        <table:table-row table:style-name="ro1">
          <table:table-cell office:value-type="float" office:value="0.003158784" calcext:value-type="float">
            <text:p>0.003158784</text:p>
          </table:table-cell>
        </table:table-row>
        <table:table-row table:style-name="ro1">
          <table:table-cell office:value-type="float" office:value="0.006481664" calcext:value-type="float">
            <text:p>0.006481664</text:p>
          </table:table-cell>
        </table:table-row>
        <table:table-row table:style-name="ro1">
          <table:table-cell office:value-type="float" office:value="0.009813248" calcext:value-type="float">
            <text:p>0.009813248</text:p>
          </table:table-cell>
        </table:table-row>
        <table:table-row table:style-name="ro1">
          <table:table-cell office:value-type="float" office:value="0.01164032" calcext:value-type="float">
            <text:p>0.01164032</text:p>
          </table:table-cell>
        </table:table-row>
        <table:table-row table:style-name="ro1">
          <table:table-cell office:value-type="float" office:value="0.000546048" calcext:value-type="float">
            <text:p>0.000546048</text:p>
          </table:table-cell>
        </table:table-row>
        <table:table-row table:style-name="ro1">
          <table:table-cell office:value-type="float" office:value="0.00967936" calcext:value-type="float">
            <text:p>0.00967936</text:p>
          </table:table-cell>
        </table:table-row>
        <table:table-row table:style-name="ro1">
          <table:table-cell office:value-type="float" office:value="0.002374912" calcext:value-type="float">
            <text:p>0.002374912</text:p>
          </table:table-cell>
        </table:table-row>
        <table:table-row table:style-name="ro1">
          <table:table-cell office:value-type="float" office:value="0.01084288" calcext:value-type="float">
            <text:p>0.01084288</text:p>
          </table:table-cell>
        </table:table-row>
        <table:table-row table:style-name="ro1">
          <table:table-cell office:value-type="float" office:value="0.001582592" calcext:value-type="float">
            <text:p>0.001582592</text:p>
          </table:table-cell>
        </table:table-row>
        <table:table-row table:style-name="ro1">
          <table:table-cell office:value-type="float" office:value="0.006796288" calcext:value-type="float">
            <text:p>0.006796288</text:p>
          </table:table-cell>
        </table:table-row>
        <table:table-row table:style-name="ro1">
          <table:table-cell office:value-type="float" office:value="0.009728768" calcext:value-type="float">
            <text:p>0.009728768</text:p>
          </table:table-cell>
        </table:table-row>
        <table:table-row table:style-name="ro1">
          <table:table-cell office:value-type="float" office:value="0.006789632" calcext:value-type="float">
            <text:p>0.006789632</text:p>
          </table:table-cell>
        </table:table-row>
        <table:table-row table:style-name="ro1">
          <table:table-cell office:value-type="float" office:value="0.008077568" calcext:value-type="float">
            <text:p>0.008077568</text:p>
          </table:table-cell>
        </table:table-row>
        <table:table-row table:style-name="ro1">
          <table:table-cell office:value-type="float" office:value="0.008515328" calcext:value-type="float">
            <text:p>0.008515328</text:p>
          </table:table-cell>
        </table:table-row>
        <table:table-row table:style-name="ro1">
          <table:table-cell office:value-type="float" office:value="0.006744576" calcext:value-type="float">
            <text:p>0.006744576</text:p>
          </table:table-cell>
        </table:table-row>
        <table:table-row table:style-name="ro1">
          <table:table-cell office:value-type="float" office:value="0.00566144" calcext:value-type="float">
            <text:p>0.00566144</text:p>
          </table:table-cell>
        </table:table-row>
        <table:table-row table:style-name="ro1">
          <table:table-cell office:value-type="float" office:value="0.00773632" calcext:value-type="float">
            <text:p>0.00773632</text:p>
          </table:table-cell>
        </table:table-row>
        <table:table-row table:style-name="ro1">
          <table:table-cell office:value-type="float" office:value="0.007917056" calcext:value-type="float">
            <text:p>0.007917056</text:p>
          </table:table-cell>
        </table:table-row>
        <table:table-row table:style-name="ro1">
          <table:table-cell office:value-type="float" office:value="0.002861312" calcext:value-type="float">
            <text:p>0.002861312</text:p>
          </table:table-cell>
        </table:table-row>
        <table:table-row table:style-name="ro1">
          <table:table-cell office:value-type="float" office:value="0.005743872" calcext:value-type="float">
            <text:p>0.005743872</text:p>
          </table:table-cell>
        </table:table-row>
        <table:table-row table:style-name="ro1">
          <table:table-cell office:value-type="float" office:value="0.005776896" calcext:value-type="float">
            <text:p>0.005776896</text:p>
          </table:table-cell>
        </table:table-row>
        <table:table-row table:style-name="ro1">
          <table:table-cell office:value-type="float" office:value="0.006188032" calcext:value-type="float">
            <text:p>0.006188032</text:p>
          </table:table-cell>
        </table:table-row>
        <table:table-row table:style-name="ro1">
          <table:table-cell office:value-type="float" office:value="0.006845184" calcext:value-type="float">
            <text:p>0.006845184</text:p>
          </table:table-cell>
        </table:table-row>
        <table:table-row table:style-name="ro1">
          <table:table-cell office:value-type="float" office:value="0.00569216" calcext:value-type="float">
            <text:p>0.00569216</text:p>
          </table:table-cell>
        </table:table-row>
        <table:table-row table:style-name="ro1">
          <table:table-cell office:value-type="float" office:value="0.005888768" calcext:value-type="float">
            <text:p>0.005888768</text:p>
          </table:table-cell>
        </table:table-row>
        <table:table-row table:style-name="ro1">
          <table:table-cell office:value-type="float" office:value="0.005498368" calcext:value-type="float">
            <text:p>0.005498368</text:p>
          </table:table-cell>
        </table:table-row>
        <table:table-row table:style-name="ro1">
          <table:table-cell office:value-type="float" office:value="0.006268672" calcext:value-type="float">
            <text:p>0.006268672</text:p>
          </table:table-cell>
        </table:table-row>
        <table:table-row table:style-name="ro1">
          <table:table-cell office:value-type="float" office:value="0.00570112" calcext:value-type="float">
            <text:p>0.00570112</text:p>
          </table:table-cell>
        </table:table-row>
        <table:table-row table:style-name="ro1">
          <table:table-cell office:value-type="float" office:value="0.005550848" calcext:value-type="float">
            <text:p>0.005550848</text:p>
          </table:table-cell>
        </table:table-row>
        <table:table-row table:style-name="ro1">
          <table:table-cell office:value-type="float" office:value="0.005888768" calcext:value-type="float">
            <text:p>0.005888768</text:p>
          </table:table-cell>
        </table:table-row>
        <table:table-row table:style-name="ro1">
          <table:table-cell office:value-type="float" office:value="0.006221568" calcext:value-type="float">
            <text:p>0.006221568</text:p>
          </table:table-cell>
        </table:table-row>
        <table:table-row table:style-name="ro1">
          <table:table-cell office:value-type="float" office:value="0.00625024" calcext:value-type="float">
            <text:p>0.00625024</text:p>
          </table:table-cell>
        </table:table-row>
        <table:table-row table:style-name="ro1">
          <table:table-cell office:value-type="float" office:value="0.005932288" calcext:value-type="float">
            <text:p>0.005932288</text:p>
          </table:table-cell>
        </table:table-row>
        <table:table-row table:style-name="ro1">
          <table:table-cell office:value-type="float" office:value="0.005656064" calcext:value-type="float">
            <text:p>0.005656064</text:p>
          </table:table-cell>
        </table:table-row>
        <table:table-row table:style-name="ro1">
          <table:table-cell office:value-type="float" office:value="0.005502464" calcext:value-type="float">
            <text:p>0.005502464</text:p>
          </table:table-cell>
        </table:table-row>
        <table:table-row table:style-name="ro1">
          <table:table-cell office:value-type="float" office:value="0.006885632" calcext:value-type="float">
            <text:p>0.006885632</text:p>
          </table:table-cell>
        </table:table-row>
        <table:table-row table:style-name="ro1">
          <table:table-cell office:value-type="float" office:value="0.006542848" calcext:value-type="float">
            <text:p>0.006542848</text:p>
          </table:table-cell>
        </table:table-row>
        <table:table-row table:style-name="ro1">
          <table:table-cell office:value-type="float" office:value="0.005643008" calcext:value-type="float">
            <text:p>0.005643008</text:p>
          </table:table-cell>
        </table:table-row>
        <table:table-row table:style-name="ro1">
          <table:table-cell office:value-type="float" office:value="0.00592896" calcext:value-type="float">
            <text:p>0.00592896</text:p>
          </table:table-cell>
        </table:table-row>
        <table:table-row table:style-name="ro1">
          <table:table-cell office:value-type="float" office:value="0.00622592" calcext:value-type="float">
            <text:p>0.00622592</text:p>
          </table:table-cell>
        </table:table-row>
        <table:table-row table:style-name="ro1">
          <table:table-cell office:value-type="float" office:value="0.006175232" calcext:value-type="float">
            <text:p>0.006175232</text:p>
          </table:table-cell>
        </table:table-row>
        <table:table-row table:style-name="ro1">
          <table:table-cell office:value-type="float" office:value="0.006390784" calcext:value-type="float">
            <text:p>0.006390784</text:p>
          </table:table-cell>
        </table:table-row>
        <table:table-row table:style-name="ro1">
          <table:table-cell office:value-type="float" office:value="0.00613632" calcext:value-type="float">
            <text:p>0.00613632</text:p>
          </table:table-cell>
        </table:table-row>
        <table:table-row table:style-name="ro1">
          <table:table-cell office:value-type="float" office:value="0.005550848" calcext:value-type="float">
            <text:p>0.005550848</text:p>
          </table:table-cell>
        </table:table-row>
        <table:table-row table:style-name="ro1">
          <table:table-cell office:value-type="float" office:value="0.00557696" calcext:value-type="float">
            <text:p>0.00557696</text:p>
          </table:table-cell>
        </table:table-row>
        <table:table-row table:style-name="ro1">
          <table:table-cell office:value-type="float" office:value="0.005752832" calcext:value-type="float">
            <text:p>0.005752832</text:p>
          </table:table-cell>
        </table:table-row>
        <table:table-row table:style-name="ro1">
          <table:table-cell office:value-type="float" office:value="0.005970688" calcext:value-type="float">
            <text:p>0.005970688</text:p>
          </table:table-cell>
        </table:table-row>
        <table:table-row table:style-name="ro1">
          <table:table-cell office:value-type="float" office:value="0.006260992" calcext:value-type="float">
            <text:p>0.006260992</text:p>
          </table:table-cell>
        </table:table-row>
        <table:table-row table:style-name="ro1">
          <table:table-cell office:value-type="float" office:value="0.00679168" calcext:value-type="float">
            <text:p>0.00679168</text:p>
          </table:table-cell>
        </table:table-row>
        <table:table-row table:style-name="ro1">
          <table:table-cell office:value-type="float" office:value="0.005496064" calcext:value-type="float">
            <text:p>0.005496064</text:p>
          </table:table-cell>
        </table:table-row>
        <table:table-row table:style-name="ro1">
          <table:table-cell office:value-type="float" office:value="0.006092544" calcext:value-type="float">
            <text:p>0.006092544</text:p>
          </table:table-cell>
        </table:table-row>
        <table:table-row table:style-name="ro1">
          <table:table-cell office:value-type="float" office:value="0.007682304" calcext:value-type="float">
            <text:p>0.007682304</text:p>
          </table:table-cell>
        </table:table-row>
        <table:table-row table:style-name="ro1">
          <table:table-cell office:value-type="float" office:value="0.006910976" calcext:value-type="float">
            <text:p>0.006910976</text:p>
          </table:table-cell>
        </table:table-row>
        <table:table-row table:style-name="ro1">
          <table:table-cell office:value-type="float" office:value="0.00802688" calcext:value-type="float">
            <text:p>0.00802688</text:p>
          </table:table-cell>
        </table:table-row>
        <table:table-row table:style-name="ro1">
          <table:table-cell office:value-type="float" office:value="0.00647424" calcext:value-type="float">
            <text:p>0.00647424</text:p>
          </table:table-cell>
        </table:table-row>
        <table:table-row table:style-name="ro1">
          <table:table-cell office:value-type="float" office:value="0.006036992" calcext:value-type="float">
            <text:p>0.006036992</text:p>
          </table:table-cell>
        </table:table-row>
        <table:table-row table:style-name="ro1">
          <table:table-cell office:value-type="float" office:value="0.006122752" calcext:value-type="float">
            <text:p>0.006122752</text:p>
          </table:table-cell>
        </table:table-row>
        <table:table-row table:style-name="ro1">
          <table:table-cell office:value-type="float" office:value="0.006366976" calcext:value-type="float">
            <text:p>0.006366976</text:p>
          </table:table-cell>
        </table:table-row>
        <table:table-row table:style-name="ro1">
          <table:table-cell office:value-type="float" office:value="0.0057088" calcext:value-type="float">
            <text:p>0.0057088</text:p>
          </table:table-cell>
        </table:table-row>
        <table:table-row table:style-name="ro1">
          <table:table-cell office:value-type="float" office:value="0.005947136" calcext:value-type="float">
            <text:p>0.005947136</text:p>
          </table:table-cell>
        </table:table-row>
        <table:table-row table:style-name="ro1">
          <table:table-cell office:value-type="float" office:value="0.005688064" calcext:value-type="float">
            <text:p>0.005688064</text:p>
          </table:table-cell>
        </table:table-row>
        <table:table-row table:style-name="ro1">
          <table:table-cell office:value-type="float" office:value="0.006664448" calcext:value-type="float">
            <text:p>0.006664448</text:p>
          </table:table-cell>
        </table:table-row>
        <table:table-row table:style-name="ro1">
          <table:table-cell office:value-type="float" office:value="0.00569728" calcext:value-type="float">
            <text:p>0.00569728</text:p>
          </table:table-cell>
        </table:table-row>
        <table:table-row table:style-name="ro1">
          <table:table-cell office:value-type="float" office:value="0.005841152" calcext:value-type="float">
            <text:p>0.005841152</text:p>
          </table:table-cell>
        </table:table-row>
        <table:table-row table:style-name="ro1">
          <table:table-cell office:value-type="float" office:value="0.005426176" calcext:value-type="float">
            <text:p>0.005426176</text:p>
          </table:table-cell>
        </table:table-row>
        <table:table-row table:style-name="ro1">
          <table:table-cell office:value-type="float" office:value="0.005766144" calcext:value-type="float">
            <text:p>0.005766144</text:p>
          </table:table-cell>
        </table:table-row>
        <table:table-row table:style-name="ro1">
          <table:table-cell office:value-type="float" office:value="0.006296576" calcext:value-type="float">
            <text:p>0.006296576</text:p>
          </table:table-cell>
        </table:table-row>
        <table:table-row table:style-name="ro1">
          <table:table-cell office:value-type="float" office:value="0.005915136" calcext:value-type="float">
            <text:p>0.005915136</text:p>
          </table:table-cell>
        </table:table-row>
        <table:table-row table:style-name="ro1">
          <table:table-cell office:value-type="float" office:value="0.005558016" calcext:value-type="float">
            <text:p>0.005558016</text:p>
          </table:table-cell>
        </table:table-row>
        <table:table-row table:style-name="ro1">
          <table:table-cell office:value-type="float" office:value="0.005656576" calcext:value-type="float">
            <text:p>0.005656576</text:p>
          </table:table-cell>
        </table:table-row>
        <table:table-row table:style-name="ro1">
          <table:table-cell office:value-type="float" office:value="0.005980928" calcext:value-type="float">
            <text:p>0.005980928</text:p>
          </table:table-cell>
        </table:table-row>
        <table:table-row table:style-name="ro1">
          <table:table-cell office:value-type="float" office:value="0.005473792" calcext:value-type="float">
            <text:p>0.005473792</text:p>
          </table:table-cell>
        </table:table-row>
        <table:table-row table:style-name="ro1">
          <table:table-cell office:value-type="float" office:value="0.006598912" calcext:value-type="float">
            <text:p>0.006598912</text:p>
          </table:table-cell>
        </table:table-row>
        <table:table-row table:style-name="ro1">
          <table:table-cell office:value-type="float" office:value="0.00801408" calcext:value-type="float">
            <text:p>0.00801408</text:p>
          </table:table-cell>
        </table:table-row>
        <table:table-row table:style-name="ro1">
          <table:table-cell office:value-type="float" office:value="0.005948928" calcext:value-type="float">
            <text:p>0.005948928</text:p>
          </table:table-cell>
        </table:table-row>
        <table:table-row table:style-name="ro1">
          <table:table-cell office:value-type="float" office:value="0.006596608" calcext:value-type="float">
            <text:p>0.006596608</text:p>
          </table:table-cell>
        </table:table-row>
        <table:table-row table:style-name="ro1">
          <table:table-cell office:value-type="float" office:value="0.006274304" calcext:value-type="float">
            <text:p>0.006274304</text:p>
          </table:table-cell>
        </table:table-row>
        <table:table-row table:style-name="ro1">
          <table:table-cell office:value-type="float" office:value="0.006353664" calcext:value-type="float">
            <text:p>0.006353664</text:p>
          </table:table-cell>
        </table:table-row>
        <table:table-row table:style-name="ro1">
          <table:table-cell office:value-type="float" office:value="0.007841024" calcext:value-type="float">
            <text:p>0.007841024</text:p>
          </table:table-cell>
        </table:table-row>
        <table:table-row table:style-name="ro1">
          <table:table-cell office:value-type="float" office:value="0.006561536" calcext:value-type="float">
            <text:p>0.006561536</text:p>
          </table:table-cell>
        </table:table-row>
        <table:table-row table:style-name="ro1">
          <table:table-cell office:value-type="float" office:value="0.00589184" calcext:value-type="float">
            <text:p>0.00589184</text:p>
          </table:table-cell>
        </table:table-row>
        <table:table-row table:style-name="ro1">
          <table:table-cell office:value-type="float" office:value="0.005758976" calcext:value-type="float">
            <text:p>0.005758976</text:p>
          </table:table-cell>
        </table:table-row>
        <table:table-row table:style-name="ro1">
          <table:table-cell office:value-type="float" office:value="0.006002432" calcext:value-type="float">
            <text:p>0.006002432</text:p>
          </table:table-cell>
        </table:table-row>
        <table:table-row table:style-name="ro1">
          <table:table-cell office:value-type="float" office:value="0.006058496" calcext:value-type="float">
            <text:p>0.006058496</text:p>
          </table:table-cell>
        </table:table-row>
        <table:table-row table:style-name="ro1">
          <table:table-cell office:value-type="float" office:value="0.0056896" calcext:value-type="float">
            <text:p>0.0056896</text:p>
          </table:table-cell>
        </table:table-row>
        <table:table-row table:style-name="ro1">
          <table:table-cell office:value-type="float" office:value="0.005708544" calcext:value-type="float">
            <text:p>0.005708544</text:p>
          </table:table-cell>
        </table:table-row>
        <table:table-row table:style-name="ro1">
          <table:table-cell office:value-type="float" office:value="0.005785088" calcext:value-type="float">
            <text:p>0.005785088</text:p>
          </table:table-cell>
        </table:table-row>
        <table:table-row table:style-name="ro1">
          <table:table-cell office:value-type="float" office:value="0.005486848" calcext:value-type="float">
            <text:p>0.005486848</text:p>
          </table:table-cell>
        </table:table-row>
        <table:table-row table:style-name="ro1">
          <table:table-cell office:value-type="float" office:value="0.005822976" calcext:value-type="float">
            <text:p>0.005822976</text:p>
          </table:table-cell>
        </table:table-row>
        <table:table-row table:style-name="ro1">
          <table:table-cell office:value-type="float" office:value="0.005826304" calcext:value-type="float">
            <text:p>0.005826304</text:p>
          </table:table-cell>
        </table:table-row>
        <table:table-row table:style-name="ro1">
          <table:table-cell office:value-type="float" office:value="0.006092032" calcext:value-type="float">
            <text:p>0.006092032</text:p>
          </table:table-cell>
        </table:table-row>
        <table:table-row table:style-name="ro1">
          <table:table-cell office:value-type="float" office:value="0.005888256" calcext:value-type="float">
            <text:p>0.005888256</text:p>
          </table:table-cell>
        </table:table-row>
        <table:table-row table:style-name="ro1">
          <table:table-cell office:value-type="float" office:value="0.005325312" calcext:value-type="float">
            <text:p>0.005325312</text:p>
          </table:table-cell>
        </table:table-row>
        <table:table-row table:style-name="ro1">
          <table:table-cell office:value-type="float" office:value="0.005924864" calcext:value-type="float">
            <text:p>0.005924864</text:p>
          </table:table-cell>
        </table:table-row>
        <table:table-row table:style-name="ro1">
          <table:table-cell office:value-type="float" office:value="0.009565696" calcext:value-type="float">
            <text:p>0.009565696</text:p>
          </table:table-cell>
        </table:table-row>
        <table:table-row table:style-name="ro1">
          <table:table-cell office:value-type="float" office:value="0.005841664" calcext:value-type="float">
            <text:p>0.005841664</text:p>
          </table:table-cell>
        </table:table-row>
        <table:table-row table:style-name="ro1">
          <table:table-cell office:value-type="float" office:value="0.005409792" calcext:value-type="float">
            <text:p>0.005409792</text:p>
          </table:table-cell>
        </table:table-row>
        <table:table-row table:style-name="ro1">
          <table:table-cell office:value-type="float" office:value="0.00598912" calcext:value-type="float">
            <text:p>0.00598912</text:p>
          </table:table-cell>
        </table:table-row>
        <table:table-row table:style-name="ro1">
          <table:table-cell office:value-type="float" office:value="0.006377984" calcext:value-type="float">
            <text:p>0.006377984</text:p>
          </table:table-cell>
        </table:table-row>
        <table:table-row table:style-name="ro1">
          <table:table-cell office:value-type="float" office:value="0.00752" calcext:value-type="float">
            <text:p>0.00752</text:p>
          </table:table-cell>
        </table:table-row>
        <table:table-row table:style-name="ro1">
          <table:table-cell office:value-type="float" office:value="0.00582656" calcext:value-type="float">
            <text:p>0.00582656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0.005737472" calcext:value-type="float">
            <text:p>0.005737472</text:p>
          </table:table-cell>
        </table:table-row>
        <table:table-row table:style-name="ro1">
          <table:table-cell office:value-type="float" office:value="0.007915008" calcext:value-type="float">
            <text:p>0.007915008</text:p>
          </table:table-cell>
        </table:table-row>
        <table:table-row table:style-name="ro1">
          <table:table-cell office:value-type="float" office:value="0.005989888" calcext:value-type="float">
            <text:p>0.005989888</text:p>
          </table:table-cell>
        </table:table-row>
        <table:table-row table:style-name="ro1">
          <table:table-cell office:value-type="float" office:value="0.00551552" calcext:value-type="float">
            <text:p>0.00551552</text:p>
          </table:table-cell>
        </table:table-row>
        <table:table-row table:style-name="ro1">
          <table:table-cell office:value-type="float" office:value="0.005828864" calcext:value-type="float">
            <text:p>0.005828864</text:p>
          </table:table-cell>
        </table:table-row>
        <table:table-row table:style-name="ro1">
          <table:table-cell office:value-type="float" office:value="0.006825984" calcext:value-type="float">
            <text:p>0.006825984</text:p>
          </table:table-cell>
        </table:table-row>
        <table:table-row table:style-name="ro1">
          <table:table-cell office:value-type="float" office:value="0.005950464" calcext:value-type="float">
            <text:p>0.005950464</text:p>
          </table:table-cell>
        </table:table-row>
        <table:table-row table:style-name="ro1">
          <table:table-cell office:value-type="float" office:value="0.007555584" calcext:value-type="float">
            <text:p>0.007555584</text:p>
          </table:table-cell>
        </table:table-row>
        <table:table-row table:style-name="ro1">
          <table:table-cell office:value-type="float" office:value="0.005766656" calcext:value-type="float">
            <text:p>0.005766656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0.007724288" calcext:value-type="float">
            <text:p>0.007724288</text:p>
          </table:table-cell>
        </table:table-row>
        <table:table-row table:style-name="ro1">
          <table:table-cell office:value-type="float" office:value="0.005517824" calcext:value-type="float">
            <text:p>0.005517824</text:p>
          </table:table-cell>
        </table:table-row>
        <table:table-row table:style-name="ro1">
          <table:table-cell office:value-type="float" office:value="0.005683968" calcext:value-type="float">
            <text:p>0.005683968</text:p>
          </table:table-cell>
        </table:table-row>
        <table:table-row table:style-name="ro1">
          <table:table-cell office:value-type="float" office:value="0.005685504" calcext:value-type="float">
            <text:p>0.005685504</text:p>
          </table:table-cell>
        </table:table-row>
        <table:table-row table:style-name="ro1">
          <table:table-cell office:value-type="float" office:value="0.005427712" calcext:value-type="float">
            <text:p>0.005427712</text:p>
          </table:table-cell>
        </table:table-row>
        <table:table-row table:style-name="ro1">
          <table:table-cell office:value-type="float" office:value="0.005413632" calcext:value-type="float">
            <text:p>0.005413632</text:p>
          </table:table-cell>
        </table:table-row>
        <table:table-row table:style-name="ro1">
          <table:table-cell office:value-type="float" office:value="0.005360896" calcext:value-type="float">
            <text:p>0.005360896</text:p>
          </table:table-cell>
        </table:table-row>
        <table:table-row table:style-name="ro1">
          <table:table-cell office:value-type="float" office:value="0.007491584" calcext:value-type="float">
            <text:p>0.007491584</text:p>
          </table:table-cell>
        </table:table-row>
        <table:table-row table:style-name="ro1">
          <table:table-cell office:value-type="float" office:value="0.005498624" calcext:value-type="float">
            <text:p>0.005498624</text:p>
          </table:table-cell>
        </table:table-row>
        <table:table-row table:style-name="ro1">
          <table:table-cell office:value-type="float" office:value="0.005588736" calcext:value-type="float">
            <text:p>0.005588736</text:p>
          </table:table-cell>
        </table:table-row>
        <table:table-row table:style-name="ro1">
          <table:table-cell office:value-type="float" office:value="0.00538752" calcext:value-type="float">
            <text:p>0.00538752</text:p>
          </table:table-cell>
        </table:table-row>
        <table:table-row table:style-name="ro1">
          <table:table-cell office:value-type="float" office:value="0.005881856" calcext:value-type="float">
            <text:p>0.005881856</text:p>
          </table:table-cell>
        </table:table-row>
        <table:table-row table:style-name="ro1">
          <table:table-cell office:value-type="float" office:value="0.010174208" calcext:value-type="float">
            <text:p>0.010174208</text:p>
          </table:table-cell>
        </table:table-row>
        <table:table-row table:style-name="ro1">
          <table:table-cell office:value-type="float" office:value="0.005886464" calcext:value-type="float">
            <text:p>0.005886464</text:p>
          </table:table-cell>
        </table:table-row>
        <table:table-row table:style-name="ro1">
          <table:table-cell office:value-type="float" office:value="0.007288832" calcext:value-type="float">
            <text:p>0.007288832</text:p>
          </table:table-cell>
        </table:table-row>
        <table:table-row table:style-name="ro1">
          <table:table-cell office:value-type="float" office:value="0.005513216" calcext:value-type="float">
            <text:p>0.005513216</text:p>
          </table:table-cell>
        </table:table-row>
        <table:table-row table:style-name="ro1">
          <table:table-cell office:value-type="float" office:value="0.005462784" calcext:value-type="float">
            <text:p>0.005462784</text:p>
          </table:table-cell>
        </table:table-row>
        <table:table-row table:style-name="ro1">
          <table:table-cell office:value-type="float" office:value="0.005731328" calcext:value-type="float">
            <text:p>0.005731328</text:p>
          </table:table-cell>
        </table:table-row>
        <table:table-row table:style-name="ro1">
          <table:table-cell office:value-type="float" office:value="0.00566912" calcext:value-type="float">
            <text:p>0.00566912</text:p>
          </table:table-cell>
        </table:table-row>
        <table:table-row table:style-name="ro1">
          <table:table-cell office:value-type="float" office:value="0.005616896" calcext:value-type="float">
            <text:p>0.005616896</text:p>
          </table:table-cell>
        </table:table-row>
        <table:table-row table:style-name="ro1">
          <table:table-cell office:value-type="float" office:value="0.007118848" calcext:value-type="float">
            <text:p>0.007118848</text:p>
          </table:table-cell>
        </table:table-row>
        <table:table-row table:style-name="ro1">
          <table:table-cell office:value-type="float" office:value="0.005864192" calcext:value-type="float">
            <text:p>0.005864192</text:p>
          </table:table-cell>
        </table:table-row>
        <table:table-row table:style-name="ro1">
          <table:table-cell office:value-type="float" office:value="0.0111232" calcext:value-type="float">
            <text:p>0.0111232</text:p>
          </table:table-cell>
        </table:table-row>
        <table:table-row table:style-name="ro1">
          <table:table-cell office:value-type="float" office:value="0.00054144" calcext:value-type="float">
            <text:p>0.00054144</text:p>
          </table:table-cell>
        </table:table-row>
        <table:table-row table:style-name="ro1">
          <table:table-cell office:value-type="float" office:value="0.0058432" calcext:value-type="float">
            <text:p>0.0058432</text:p>
          </table:table-cell>
        </table:table-row>
        <table:table-row table:style-name="ro1">
          <table:table-cell office:value-type="float" office:value="0.006012928" calcext:value-type="float">
            <text:p>0.006012928</text:p>
          </table:table-cell>
        </table:table-row>
        <table:table-row table:style-name="ro1">
          <table:table-cell office:value-type="float" office:value="0.005407488" calcext:value-type="float">
            <text:p>0.005407488</text:p>
          </table:table-cell>
        </table:table-row>
        <table:table-row table:style-name="ro1">
          <table:table-cell office:value-type="float" office:value="0.011684096" calcext:value-type="float">
            <text:p>0.011684096</text:p>
          </table:table-cell>
        </table:table-row>
        <table:table-row table:style-name="ro1">
          <table:table-cell office:value-type="float" office:value="0.00043776" calcext:value-type="float">
            <text:p>0.00043776</text:p>
          </table:table-cell>
        </table:table-row>
        <table:table-row table:style-name="ro1">
          <table:table-cell office:value-type="float" office:value="0.00978304" calcext:value-type="float">
            <text:p>0.00978304</text:p>
          </table:table-cell>
        </table:table-row>
        <table:table-row table:style-name="ro1">
          <table:table-cell office:value-type="float" office:value="0.007208448" calcext:value-type="float">
            <text:p>0.007208448</text:p>
          </table:table-cell>
        </table:table-row>
        <table:table-row table:style-name="ro1">
          <table:table-cell office:value-type="float" office:value="0.007738624" calcext:value-type="float">
            <text:p>0.007738624</text:p>
          </table:table-cell>
        </table:table-row>
        <table:table-row table:style-name="ro1">
          <table:table-cell office:value-type="float" office:value="0.005959936" calcext:value-type="float">
            <text:p>0.005959936</text:p>
          </table:table-cell>
        </table:table-row>
        <table:table-row table:style-name="ro1">
          <table:table-cell office:value-type="float" office:value="0.005712384" calcext:value-type="float">
            <text:p>0.005712384</text:p>
          </table:table-cell>
        </table:table-row>
        <table:table-row table:style-name="ro1">
          <table:table-cell office:value-type="float" office:value="0.0056832" calcext:value-type="float">
            <text:p>0.0056832</text:p>
          </table:table-cell>
        </table:table-row>
        <table:table-row table:style-name="ro1">
          <table:table-cell office:value-type="float" office:value="0.005841152" calcext:value-type="float">
            <text:p>0.005841152</text:p>
          </table:table-cell>
        </table:table-row>
        <table:table-row table:style-name="ro1">
          <table:table-cell office:value-type="float" office:value="0.005785088" calcext:value-type="float">
            <text:p>0.005785088</text:p>
          </table:table-cell>
        </table:table-row>
        <table:table-row table:style-name="ro1">
          <table:table-cell office:value-type="float" office:value="0.010162176" calcext:value-type="float">
            <text:p>0.010162176</text:p>
          </table:table-cell>
        </table:table-row>
        <table:table-row table:style-name="ro1">
          <table:table-cell office:value-type="float" office:value="0.009372416" calcext:value-type="float">
            <text:p>0.009372416</text:p>
          </table:table-cell>
        </table:table-row>
        <table:table-row table:style-name="ro1">
          <table:table-cell office:value-type="float" office:value="0.00762112" calcext:value-type="float">
            <text:p>0.00762112</text:p>
          </table:table-cell>
        </table:table-row>
        <table:table-row table:style-name="ro1">
          <table:table-cell office:value-type="float" office:value="0.006542848" calcext:value-type="float">
            <text:p>0.006542848</text:p>
          </table:table-cell>
        </table:table-row>
        <table:table-row table:style-name="ro1">
          <table:table-cell office:value-type="float" office:value="0.007004672" calcext:value-type="float">
            <text:p>0.007004672</text:p>
          </table:table-cell>
        </table:table-row>
        <table:table-row table:style-name="ro1">
          <table:table-cell office:value-type="float" office:value="0.006866176" calcext:value-type="float">
            <text:p>0.006866176</text:p>
          </table:table-cell>
        </table:table-row>
        <table:table-row table:style-name="ro1">
          <table:table-cell office:value-type="float" office:value="0.006081536" calcext:value-type="float">
            <text:p>0.006081536</text:p>
          </table:table-cell>
        </table:table-row>
        <table:table-row table:style-name="ro1">
          <table:table-cell office:value-type="float" office:value="0.005617152" calcext:value-type="float">
            <text:p>0.005617152</text:p>
          </table:table-cell>
        </table:table-row>
        <table:table-row table:style-name="ro1">
          <table:table-cell office:value-type="float" office:value="0.006784" calcext:value-type="float">
            <text:p>0.006784</text:p>
          </table:table-cell>
        </table:table-row>
        <table:table-row table:style-name="ro1">
          <table:table-cell office:value-type="float" office:value="0.010981632" calcext:value-type="float">
            <text:p>0.010981632</text:p>
          </table:table-cell>
        </table:table-row>
        <table:table-row table:style-name="ro1">
          <table:table-cell office:value-type="float" office:value="0.000452096" calcext:value-type="float">
            <text:p>0.000452096</text:p>
          </table:table-cell>
        </table:table-row>
        <table:table-row table:style-name="ro1">
          <table:table-cell office:value-type="float" office:value="0.005770752" calcext:value-type="float">
            <text:p>0.005770752</text:p>
          </table:table-cell>
        </table:table-row>
        <table:table-row table:style-name="ro1">
          <table:table-cell office:value-type="float" office:value="0.00636416" calcext:value-type="float">
            <text:p>0.00636416</text:p>
          </table:table-cell>
        </table:table-row>
        <table:table-row table:style-name="ro1">
          <table:table-cell office:value-type="float" office:value="0.005585408" calcext:value-type="float">
            <text:p>0.005585408</text:p>
          </table:table-cell>
        </table:table-row>
        <table:table-row table:style-name="ro1">
          <table:table-cell office:value-type="float" office:value="0.005897984" calcext:value-type="float">
            <text:p>0.005897984</text:p>
          </table:table-cell>
        </table:table-row>
        <table:table-row table:style-name="ro1">
          <table:table-cell office:value-type="float" office:value="0.0057856" calcext:value-type="float">
            <text:p>0.0057856</text:p>
          </table:table-cell>
        </table:table-row>
        <table:table-row table:style-name="ro1">
          <table:table-cell office:value-type="float" office:value="0.00866688" calcext:value-type="float">
            <text:p>0.00866688</text:p>
          </table:table-cell>
        </table:table-row>
        <table:table-row table:style-name="ro1">
          <table:table-cell office:value-type="float" office:value="0.00571904" calcext:value-type="float">
            <text:p>0.00571904</text:p>
          </table:table-cell>
        </table:table-row>
        <table:table-row table:style-name="ro1">
          <table:table-cell office:value-type="float" office:value="0.005510656" calcext:value-type="float">
            <text:p>0.005510656</text:p>
          </table:table-cell>
        </table:table-row>
        <table:table-row table:style-name="ro1">
          <table:table-cell office:value-type="float" office:value="0.007650816" calcext:value-type="float">
            <text:p>0.007650816</text:p>
          </table:table-cell>
        </table:table-row>
        <table:table-row table:style-name="ro1">
          <table:table-cell office:value-type="float" office:value="0.006151424" calcext:value-type="float">
            <text:p>0.006151424</text:p>
          </table:table-cell>
        </table:table-row>
        <table:table-row table:style-name="ro1">
          <table:table-cell office:value-type="float" office:value="0.005771264" calcext:value-type="float">
            <text:p>0.005771264</text:p>
          </table:table-cell>
        </table:table-row>
        <table:table-row table:style-name="ro1">
          <table:table-cell office:value-type="float" office:value="0.00621952" calcext:value-type="float">
            <text:p>0.00621952</text:p>
          </table:table-cell>
        </table:table-row>
        <table:table-row table:style-name="ro1">
          <table:table-cell office:value-type="float" office:value="0.005375488" calcext:value-type="float">
            <text:p>0.005375488</text:p>
          </table:table-cell>
        </table:table-row>
        <table:table-row table:style-name="ro1">
          <table:table-cell office:value-type="float" office:value="0.005709312" calcext:value-type="float">
            <text:p>0.005709312</text:p>
          </table:table-cell>
        </table:table-row>
        <table:table-row table:style-name="ro1">
          <table:table-cell office:value-type="float" office:value="0.010013184" calcext:value-type="float">
            <text:p>0.010013184</text:p>
          </table:table-cell>
        </table:table-row>
        <table:table-row table:style-name="ro1">
          <table:table-cell office:value-type="float" office:value="0.005337344" calcext:value-type="float">
            <text:p>0.005337344</text:p>
          </table:table-cell>
        </table:table-row>
        <table:table-row table:style-name="ro1">
          <table:table-cell office:value-type="float" office:value="0.005593856" calcext:value-type="float">
            <text:p>0.005593856</text:p>
          </table:table-cell>
        </table:table-row>
        <table:table-row table:style-name="ro1">
          <table:table-cell office:value-type="float" office:value="0.007324928" calcext:value-type="float">
            <text:p>0.007324928</text:p>
          </table:table-cell>
        </table:table-row>
        <table:table-row table:style-name="ro1">
          <table:table-cell office:value-type="float" office:value="0.007244544" calcext:value-type="float">
            <text:p>0.007244544</text:p>
          </table:table-cell>
        </table:table-row>
        <table:table-row table:style-name="ro1">
          <table:table-cell office:value-type="float" office:value="0.006275584" calcext:value-type="float">
            <text:p>0.006275584</text:p>
          </table:table-cell>
        </table:table-row>
        <table:table-row table:style-name="ro1">
          <table:table-cell office:value-type="float" office:value="0.005527552" calcext:value-type="float">
            <text:p>0.005527552</text:p>
          </table:table-cell>
        </table:table-row>
        <table:table-row table:style-name="ro1">
          <table:table-cell office:value-type="float" office:value="0.007921408" calcext:value-type="float">
            <text:p>0.007921408</text:p>
          </table:table-cell>
        </table:table-row>
        <table:table-row table:style-name="ro1">
          <table:table-cell office:value-type="float" office:value="0.00564864" calcext:value-type="float">
            <text:p>0.00564864</text:p>
          </table:table-cell>
        </table:table-row>
        <table:table-row table:style-name="ro1">
          <table:table-cell office:value-type="float" office:value="0.005568" calcext:value-type="float">
            <text:p>0.005568</text:p>
          </table:table-cell>
        </table:table-row>
        <table:table-row table:style-name="ro1">
          <table:table-cell office:value-type="float" office:value="0.005635328" calcext:value-type="float">
            <text:p>0.005635328</text:p>
          </table:table-cell>
        </table:table-row>
        <table:table-row table:style-name="ro1">
          <table:table-cell office:value-type="float" office:value="0.014768384" calcext:value-type="float">
            <text:p>0.014768384</text:p>
          </table:table-cell>
        </table:table-row>
        <table:table-row table:style-name="ro1">
          <table:table-cell office:value-type="float" office:value="0.004479232" calcext:value-type="float">
            <text:p>0.004479232</text:p>
          </table:table-cell>
        </table:table-row>
        <table:table-row table:style-name="ro1">
          <table:table-cell office:value-type="float" office:value="0.005883136" calcext:value-type="float">
            <text:p>0.005883136</text:p>
          </table:table-cell>
        </table:table-row>
        <table:table-row table:style-name="ro1">
          <table:table-cell office:value-type="float" office:value="0.005675264" calcext:value-type="float">
            <text:p>0.005675264</text:p>
          </table:table-cell>
        </table:table-row>
        <table:table-row table:style-name="ro1">
          <table:table-cell office:value-type="float" office:value="0.006456832" calcext:value-type="float">
            <text:p>0.006456832</text:p>
          </table:table-cell>
        </table:table-row>
        <table:table-row table:style-name="ro1">
          <table:table-cell office:value-type="float" office:value="0.006100736" calcext:value-type="float">
            <text:p>0.006100736</text:p>
          </table:table-cell>
        </table:table-row>
        <table:table-row table:style-name="ro1">
          <table:table-cell office:value-type="float" office:value="0.005462272" calcext:value-type="float">
            <text:p>0.005462272</text:p>
          </table:table-cell>
        </table:table-row>
        <table:table-row table:style-name="ro1">
          <table:table-cell office:value-type="float" office:value="0.011243776" calcext:value-type="float">
            <text:p>0.011243776</text:p>
          </table:table-cell>
        </table:table-row>
        <table:table-row table:style-name="ro1">
          <table:table-cell office:value-type="float" office:value="0.000539392" calcext:value-type="float">
            <text:p>0.000539392</text:p>
          </table:table-cell>
        </table:table-row>
        <table:table-row table:style-name="ro1">
          <table:table-cell office:value-type="float" office:value="0.015080192" calcext:value-type="float">
            <text:p>0.015080192</text:p>
          </table:table-cell>
        </table:table-row>
        <table:table-row table:style-name="ro1">
          <table:table-cell office:value-type="float" office:value="0.004490496" calcext:value-type="float">
            <text:p>0.004490496</text:p>
          </table:table-cell>
        </table:table-row>
        <table:table-row table:style-name="ro1">
          <table:table-cell office:value-type="float" office:value="0.00583424" calcext:value-type="float">
            <text:p>0.00583424</text:p>
          </table:table-cell>
        </table:table-row>
        <table:table-row table:style-name="ro1">
          <table:table-cell office:value-type="float" office:value="0.005889792" calcext:value-type="float">
            <text:p>0.005889792</text:p>
          </table:table-cell>
        </table:table-row>
        <table:table-row table:style-name="ro1">
          <table:table-cell office:value-type="float" office:value="0.005737472" calcext:value-type="float">
            <text:p>0.005737472</text:p>
          </table:table-cell>
        </table:table-row>
        <table:table-row table:style-name="ro1">
          <table:table-cell office:value-type="float" office:value="0.005533184" calcext:value-type="float">
            <text:p>0.005533184</text:p>
          </table:table-cell>
        </table:table-row>
        <table:table-row table:style-name="ro1">
          <table:table-cell office:value-type="float" office:value="0.00670336" calcext:value-type="float">
            <text:p>0.00670336</text:p>
          </table:table-cell>
        </table:table-row>
        <table:table-row table:style-name="ro1">
          <table:table-cell office:value-type="float" office:value="0.006181632" calcext:value-type="float">
            <text:p>0.006181632</text:p>
          </table:table-cell>
        </table:table-row>
        <table:table-row table:style-name="ro1">
          <table:table-cell office:value-type="float" office:value="0.005816576" calcext:value-type="float">
            <text:p>0.005816576</text:p>
          </table:table-cell>
        </table:table-row>
        <table:table-row table:style-name="ro1">
          <table:table-cell office:value-type="float" office:value="0.00944768" calcext:value-type="float">
            <text:p>0.00944768</text:p>
          </table:table-cell>
        </table:table-row>
        <table:table-row table:style-name="ro1">
          <table:table-cell office:value-type="float" office:value="0.008730624" calcext:value-type="float">
            <text:p>0.008730624</text:p>
          </table:table-cell>
        </table:table-row>
        <table:table-row table:style-name="ro1">
          <table:table-cell office:value-type="float" office:value="0.005470464" calcext:value-type="float">
            <text:p>0.005470464</text:p>
          </table:table-cell>
        </table:table-row>
        <table:table-row table:style-name="ro1">
          <table:table-cell office:value-type="float" office:value="0.006837248" calcext:value-type="float">
            <text:p>0.006837248</text:p>
          </table:table-cell>
        </table:table-row>
        <table:table-row table:style-name="ro1">
          <table:table-cell office:value-type="float" office:value="0.005787136" calcext:value-type="float">
            <text:p>0.005787136</text:p>
          </table:table-cell>
        </table:table-row>
        <table:table-row table:style-name="ro1">
          <table:table-cell office:value-type="float" office:value="0.006538752" calcext:value-type="float">
            <text:p>0.006538752</text:p>
          </table:table-cell>
        </table:table-row>
        <table:table-row table:style-name="ro1">
          <table:table-cell office:value-type="float" office:value="0.0061056" calcext:value-type="float">
            <text:p>0.0061056</text:p>
          </table:table-cell>
        </table:table-row>
        <table:table-row table:style-name="ro1">
          <table:table-cell office:value-type="float" office:value="0.006018816" calcext:value-type="float">
            <text:p>0.006018816</text:p>
          </table:table-cell>
        </table:table-row>
        <table:table-row table:style-name="ro1">
          <table:table-cell office:value-type="float" office:value="0.006448384" calcext:value-type="float">
            <text:p>0.006448384</text:p>
          </table:table-cell>
        </table:table-row>
        <table:table-row table:style-name="ro1">
          <table:table-cell office:value-type="float" office:value="0.005931776" calcext:value-type="float">
            <text:p>0.005931776</text:p>
          </table:table-cell>
        </table:table-row>
        <table:table-row table:style-name="ro1">
          <table:table-cell office:value-type="float" office:value="0.005432064" calcext:value-type="float">
            <text:p>0.005432064</text:p>
          </table:table-cell>
        </table:table-row>
        <table:table-row table:style-name="ro1">
          <table:table-cell office:value-type="float" office:value="0.008236032" calcext:value-type="float">
            <text:p>0.008236032</text:p>
          </table:table-cell>
        </table:table-row>
        <table:table-row table:style-name="ro1">
          <table:table-cell office:value-type="float" office:value="0.005690112" calcext:value-type="float">
            <text:p>0.005690112</text:p>
          </table:table-cell>
        </table:table-row>
        <table:table-row table:style-name="ro1">
          <table:table-cell office:value-type="float" office:value="0.005884672" calcext:value-type="float">
            <text:p>0.005884672</text:p>
          </table:table-cell>
        </table:table-row>
        <table:table-row table:style-name="ro1">
          <table:table-cell office:value-type="float" office:value="0.005389824" calcext:value-type="float">
            <text:p>0.005389824</text:p>
          </table:table-cell>
        </table:table-row>
        <table:table-row table:style-name="ro1">
          <table:table-cell office:value-type="float" office:value="0.007632384" calcext:value-type="float">
            <text:p>0.007632384</text:p>
          </table:table-cell>
        </table:table-row>
        <table:table-row table:style-name="ro1">
          <table:table-cell office:value-type="float" office:value="0.007777024" calcext:value-type="float">
            <text:p>0.007777024</text:p>
          </table:table-cell>
        </table:table-row>
        <table:table-row table:style-name="ro1">
          <table:table-cell office:value-type="float" office:value="0.005652224" calcext:value-type="float">
            <text:p>0.005652224</text:p>
          </table:table-cell>
        </table:table-row>
        <table:table-row table:style-name="ro1">
          <table:table-cell office:value-type="float" office:value="0.0055168" calcext:value-type="float">
            <text:p>0.0055168</text:p>
          </table:table-cell>
        </table:table-row>
        <table:table-row table:style-name="ro1">
          <table:table-cell office:value-type="float" office:value="0.009647104" calcext:value-type="float">
            <text:p>0.009647104</text:p>
          </table:table-cell>
        </table:table-row>
        <table:table-row table:style-name="ro1">
          <table:table-cell office:value-type="float" office:value="0.005764608" calcext:value-type="float">
            <text:p>0.005764608</text:p>
          </table:table-cell>
        </table:table-row>
        <table:table-row table:style-name="ro1">
          <table:table-cell office:value-type="float" office:value="0.010863104" calcext:value-type="float">
            <text:p>0.010863104</text:p>
          </table:table-cell>
        </table:table-row>
        <table:table-row table:style-name="ro1">
          <table:table-cell office:value-type="float" office:value="0.000453632" calcext:value-type="float">
            <text:p>0.000453632</text:p>
          </table:table-cell>
        </table:table-row>
        <table:table-row table:style-name="ro1">
          <table:table-cell office:value-type="float" office:value="0.008103424" calcext:value-type="float">
            <text:p>0.008103424</text:p>
          </table:table-cell>
        </table:table-row>
        <table:table-row table:style-name="ro1">
          <table:table-cell office:value-type="float" office:value="0.005577728" calcext:value-type="float">
            <text:p>0.005577728</text:p>
          </table:table-cell>
        </table:table-row>
        <table:table-row table:style-name="ro1">
          <table:table-cell office:value-type="float" office:value="0.008941568" calcext:value-type="float">
            <text:p>0.008941568</text:p>
          </table:table-cell>
        </table:table-row>
        <table:table-row table:style-name="ro1">
          <table:table-cell office:value-type="float" office:value="0.005464832" calcext:value-type="float">
            <text:p>0.005464832</text:p>
          </table:table-cell>
        </table:table-row>
        <table:table-row table:style-name="ro1">
          <table:table-cell office:value-type="float" office:value="0.005484032" calcext:value-type="float">
            <text:p>0.005484032</text:p>
          </table:table-cell>
        </table:table-row>
        <table:table-row table:style-name="ro1">
          <table:table-cell office:value-type="float" office:value="0.009792256" calcext:value-type="float">
            <text:p>0.009792256</text:p>
          </table:table-cell>
        </table:table-row>
        <table:table-row table:style-name="ro1">
          <table:table-cell office:value-type="float" office:value="0.007131392" calcext:value-type="float">
            <text:p>0.007131392</text:p>
          </table:table-cell>
        </table:table-row>
        <table:table-row table:style-name="ro1">
          <table:table-cell office:value-type="float" office:value="0.00784256" calcext:value-type="float">
            <text:p>0.00784256</text:p>
          </table:table-cell>
        </table:table-row>
        <table:table-row table:style-name="ro1">
          <table:table-cell office:value-type="float" office:value="0.005737472" calcext:value-type="float">
            <text:p>0.005737472</text:p>
          </table:table-cell>
        </table:table-row>
        <table:table-row table:style-name="ro1">
          <table:table-cell office:value-type="float" office:value="0.006012672" calcext:value-type="float">
            <text:p>0.006012672</text:p>
          </table:table-cell>
        </table:table-row>
        <table:table-row table:style-name="ro1">
          <table:table-cell office:value-type="float" office:value="0.0057856" calcext:value-type="float">
            <text:p>0.0057856</text:p>
          </table:table-cell>
        </table:table-row>
        <table:table-row table:style-name="ro1">
          <table:table-cell office:value-type="float" office:value="0.00566528" calcext:value-type="float">
            <text:p>0.00566528</text:p>
          </table:table-cell>
        </table:table-row>
        <table:table-row table:style-name="ro1">
          <table:table-cell office:value-type="float" office:value="0.006040832" calcext:value-type="float">
            <text:p>0.006040832</text:p>
          </table:table-cell>
        </table:table-row>
        <table:table-row table:style-name="ro1">
          <table:table-cell office:value-type="float" office:value="0.005592576" calcext:value-type="float">
            <text:p>0.005592576</text:p>
          </table:table-cell>
        </table:table-row>
        <table:table-row table:style-name="ro1">
          <table:table-cell office:value-type="float" office:value="0.005413888" calcext:value-type="float">
            <text:p>0.005413888</text:p>
          </table:table-cell>
        </table:table-row>
        <table:table-row table:style-name="ro1">
          <table:table-cell office:value-type="float" office:value="0.005359104" calcext:value-type="float">
            <text:p>0.005359104</text:p>
          </table:table-cell>
        </table:table-row>
        <table:table-row table:style-name="ro1">
          <table:table-cell office:value-type="float" office:value="0.008653056" calcext:value-type="float">
            <text:p>0.008653056</text:p>
          </table:table-cell>
        </table:table-row>
        <table:table-row table:style-name="ro1">
          <table:table-cell office:value-type="float" office:value="0.00606592" calcext:value-type="float">
            <text:p>0.00606592</text:p>
          </table:table-cell>
        </table:table-row>
        <table:table-row table:style-name="ro1">
          <table:table-cell office:value-type="float" office:value="0.005607424" calcext:value-type="float">
            <text:p>0.005607424</text:p>
          </table:table-cell>
        </table:table-row>
        <table:table-row table:style-name="ro1">
          <table:table-cell office:value-type="float" office:value="0.006576128" calcext:value-type="float">
            <text:p>0.006576128</text:p>
          </table:table-cell>
        </table:table-row>
        <table:table-row table:style-name="ro1">
          <table:table-cell office:value-type="float" office:value="0.005478656" calcext:value-type="float">
            <text:p>0.005478656</text:p>
          </table:table-cell>
        </table:table-row>
        <table:table-row table:style-name="ro1">
          <table:table-cell office:value-type="float" office:value="0.005985024" calcext:value-type="float">
            <text:p>0.005985024</text:p>
          </table:table-cell>
        </table:table-row>
        <table:table-row table:style-name="ro1">
          <table:table-cell office:value-type="float" office:value="0.005771264" calcext:value-type="float">
            <text:p>0.005771264</text:p>
          </table:table-cell>
        </table:table-row>
        <table:table-row table:style-name="ro1">
          <table:table-cell office:value-type="float" office:value="0.005696256" calcext:value-type="float">
            <text:p>0.005696256</text:p>
          </table:table-cell>
        </table:table-row>
        <table:table-row table:style-name="ro1">
          <table:table-cell office:value-type="float" office:value="0.005543424" calcext:value-type="float">
            <text:p>0.005543424</text:p>
          </table:table-cell>
        </table:table-row>
        <table:table-row table:style-name="ro1">
          <table:table-cell office:value-type="float" office:value="0.00593152" calcext:value-type="float">
            <text:p>0.00593152</text:p>
          </table:table-cell>
        </table:table-row>
        <table:table-row table:style-name="ro1">
          <table:table-cell office:value-type="float" office:value="0.005688576" calcext:value-type="float">
            <text:p>0.005688576</text:p>
          </table:table-cell>
        </table:table-row>
        <table:table-row table:style-name="ro1">
          <table:table-cell office:value-type="float" office:value="0.005841664" calcext:value-type="float">
            <text:p>0.005841664</text:p>
          </table:table-cell>
        </table:table-row>
        <table:table-row table:style-name="ro1">
          <table:table-cell office:value-type="float" office:value="0.005735168" calcext:value-type="float">
            <text:p>0.005735168</text:p>
          </table:table-cell>
        </table:table-row>
        <table:table-row table:style-name="ro1">
          <table:table-cell office:value-type="float" office:value="0.00924288" calcext:value-type="float">
            <text:p>0.00924288</text:p>
          </table:table-cell>
        </table:table-row>
        <table:table-row table:style-name="ro1">
          <table:table-cell office:value-type="float" office:value="0.006099712" calcext:value-type="float">
            <text:p>0.006099712</text:p>
          </table:table-cell>
        </table:table-row>
        <table:table-row table:style-name="ro1">
          <table:table-cell office:value-type="float" office:value="0.006247168" calcext:value-type="float">
            <text:p>0.006247168</text:p>
          </table:table-cell>
        </table:table-row>
        <table:table-row table:style-name="ro1">
          <table:table-cell office:value-type="float" office:value="0.005562624" calcext:value-type="float">
            <text:p>0.005562624</text:p>
          </table:table-cell>
        </table:table-row>
        <table:table-row table:style-name="ro1">
          <table:table-cell office:value-type="float" office:value="0.005762304" calcext:value-type="float">
            <text:p>0.005762304</text:p>
          </table:table-cell>
        </table:table-row>
        <table:table-row table:style-name="ro1">
          <table:table-cell office:value-type="float" office:value="0.00539264" calcext:value-type="float">
            <text:p>0.00539264</text:p>
          </table:table-cell>
        </table:table-row>
        <table:table-row table:style-name="ro1">
          <table:table-cell office:value-type="float" office:value="0.006054144" calcext:value-type="float">
            <text:p>0.006054144</text:p>
          </table:table-cell>
        </table:table-row>
        <table:table-row table:style-name="ro1">
          <table:table-cell office:value-type="float" office:value="0.005957632" calcext:value-type="float">
            <text:p>0.005957632</text:p>
          </table:table-cell>
        </table:table-row>
        <table:table-row table:style-name="ro1">
          <table:table-cell office:value-type="float" office:value="0.006405376" calcext:value-type="float">
            <text:p>0.006405376</text:p>
          </table:table-cell>
        </table:table-row>
        <table:table-row table:style-name="ro1">
          <table:table-cell office:value-type="float" office:value="0.012717824" calcext:value-type="float">
            <text:p>0.012717824</text:p>
          </table:table-cell>
        </table:table-row>
        <table:table-row table:style-name="ro1">
          <table:table-cell office:value-type="float" office:value="0.000443136" calcext:value-type="float">
            <text:p>0.000443136</text:p>
          </table:table-cell>
        </table:table-row>
        <table:table-row table:style-name="ro1">
          <table:table-cell office:value-type="float" office:value="0.006678016" calcext:value-type="float">
            <text:p>0.006678016</text:p>
          </table:table-cell>
        </table:table-row>
        <table:table-row table:style-name="ro1">
          <table:table-cell office:value-type="float" office:value="0.006451968" calcext:value-type="float">
            <text:p>0.006451968</text:p>
          </table:table-cell>
        </table:table-row>
        <table:table-row table:style-name="ro1">
          <table:table-cell office:value-type="float" office:value="0.016475392" calcext:value-type="float">
            <text:p>0.016475392</text:p>
          </table:table-cell>
        </table:table-row>
        <table:table-row table:style-name="ro1">
          <table:table-cell office:value-type="float" office:value="0.005883136" calcext:value-type="float">
            <text:p>0.005883136</text:p>
          </table:table-cell>
        </table:table-row>
        <table:table-row table:style-name="ro1">
          <table:table-cell office:value-type="float" office:value="0.012777728" calcext:value-type="float">
            <text:p>0.012777728</text:p>
          </table:table-cell>
        </table:table-row>
        <table:table-row table:style-name="ro1">
          <table:table-cell office:value-type="float" office:value="0.00180736" calcext:value-type="float">
            <text:p>0.00180736</text:p>
          </table:table-cell>
        </table:table-row>
        <table:table-row table:style-name="ro1">
          <table:table-cell office:value-type="float" office:value="0.016974848" calcext:value-type="float">
            <text:p>0.016974848</text:p>
          </table:table-cell>
        </table:table-row>
        <table:table-row table:style-name="ro1">
          <table:table-cell office:value-type="float" office:value="0.000687872" calcext:value-type="float">
            <text:p>0.000687872</text:p>
          </table:table-cell>
        </table:table-row>
        <table:table-row table:style-name="ro1">
          <table:table-cell office:value-type="float" office:value="0.017252864" calcext:value-type="float">
            <text:p>0.017252864</text:p>
          </table:table-cell>
        </table:table-row>
        <table:table-row table:style-name="ro1">
          <table:table-cell office:value-type="float" office:value="0.006800384" calcext:value-type="float">
            <text:p>0.006800384</text:p>
          </table:table-cell>
        </table:table-row>
        <table:table-row table:style-name="ro1">
          <table:table-cell office:value-type="float" office:value="0.019553792" calcext:value-type="float">
            <text:p>0.019553792</text:p>
          </table:table-cell>
        </table:table-row>
        <table:table-row table:style-name="ro1">
          <table:table-cell office:value-type="float" office:value="0.009870336" calcext:value-type="float">
            <text:p>0.009870336</text:p>
          </table:table-cell>
        </table:table-row>
        <table:table-row table:style-name="ro1">
          <table:table-cell office:value-type="float" office:value="0.005529344" calcext:value-type="float">
            <text:p>0.005529344</text:p>
          </table:table-cell>
        </table:table-row>
        <table:table-row table:style-name="ro1">
          <table:table-cell office:value-type="float" office:value="0.006984192" calcext:value-type="float">
            <text:p>0.006984192</text:p>
          </table:table-cell>
        </table:table-row>
        <table:table-row table:style-name="ro1">
          <table:table-cell office:value-type="float" office:value="0.00608" calcext:value-type="float">
            <text:p>0.00608</text:p>
          </table:table-cell>
        </table:table-row>
        <table:table-row table:style-name="ro1">
          <table:table-cell office:value-type="float" office:value="0.005842432" calcext:value-type="float">
            <text:p>0.005842432</text:p>
          </table:table-cell>
        </table:table-row>
        <table:table-row table:style-name="ro1">
          <table:table-cell office:value-type="float" office:value="0.005535744" calcext:value-type="float">
            <text:p>0.005535744</text:p>
          </table:table-cell>
        </table:table-row>
        <table:table-row table:style-name="ro1">
          <table:table-cell office:value-type="float" office:value="0.006002176" calcext:value-type="float">
            <text:p>0.006002176</text:p>
          </table:table-cell>
        </table:table-row>
        <table:table-row table:style-name="ro1">
          <table:table-cell office:value-type="float" office:value="0.005647872" calcext:value-type="float">
            <text:p>0.005647872</text:p>
          </table:table-cell>
        </table:table-row>
        <table:table-row table:style-name="ro1">
          <table:table-cell office:value-type="float" office:value="0.005885952" calcext:value-type="float">
            <text:p>0.005885952</text:p>
          </table:table-cell>
        </table:table-row>
        <table:table-row table:style-name="ro1">
          <table:table-cell office:value-type="float" office:value="0.005443584" calcext:value-type="float">
            <text:p>0.005443584</text:p>
          </table:table-cell>
        </table:table-row>
        <table:table-row table:style-name="ro1">
          <table:table-cell office:value-type="float" office:value="0.009572352" calcext:value-type="float">
            <text:p>0.009572352</text:p>
          </table:table-cell>
        </table:table-row>
        <table:table-row table:style-name="ro1">
          <table:table-cell office:value-type="float" office:value="0.005870848" calcext:value-type="float">
            <text:p>0.005870848</text:p>
          </table:table-cell>
        </table:table-row>
        <table:table-row table:style-name="ro1">
          <table:table-cell office:value-type="float" office:value="0.005718016" calcext:value-type="float">
            <text:p>0.005718016</text:p>
          </table:table-cell>
        </table:table-row>
        <table:table-row table:style-name="ro1">
          <table:table-cell office:value-type="float" office:value="0.00571264" calcext:value-type="float">
            <text:p>0.00571264</text:p>
          </table:table-cell>
        </table:table-row>
        <table:table-row table:style-name="ro1">
          <table:table-cell office:value-type="float" office:value="0.005494272" calcext:value-type="float">
            <text:p>0.005494272</text:p>
          </table:table-cell>
        </table:table-row>
        <table:table-row table:style-name="ro1">
          <table:table-cell office:value-type="float" office:value="0.00640128" calcext:value-type="float">
            <text:p>0.00640128</text:p>
          </table:table-cell>
        </table:table-row>
        <table:table-row table:style-name="ro1">
          <table:table-cell office:value-type="float" office:value="0.006074368" calcext:value-type="float">
            <text:p>0.006074368</text:p>
          </table:table-cell>
        </table:table-row>
        <table:table-row table:style-name="ro1">
          <table:table-cell office:value-type="float" office:value="0.006518528" calcext:value-type="float">
            <text:p>0.006518528</text:p>
          </table:table-cell>
        </table:table-row>
        <table:table-row table:style-name="ro1">
          <table:table-cell office:value-type="float" office:value="0.011654912" calcext:value-type="float">
            <text:p>0.011654912</text:p>
          </table:table-cell>
        </table:table-row>
        <table:table-row table:style-name="ro1">
          <table:table-cell office:value-type="float" office:value="0.00097536" calcext:value-type="float">
            <text:p>0.00097536</text:p>
          </table:table-cell>
        </table:table-row>
        <table:table-row table:style-name="ro1">
          <table:table-cell office:value-type="float" office:value="0.005946112" calcext:value-type="float">
            <text:p>0.005946112</text:p>
          </table:table-cell>
        </table:table-row>
        <table:table-row table:style-name="ro1">
          <table:table-cell office:value-type="float" office:value="0.005738496" calcext:value-type="float">
            <text:p>0.005738496</text:p>
          </table:table-cell>
        </table:table-row>
        <table:table-row table:style-name="ro1">
          <table:table-cell office:value-type="float" office:value="0.006274304" calcext:value-type="float">
            <text:p>0.006274304</text:p>
          </table:table-cell>
        </table:table-row>
        <table:table-row table:style-name="ro1">
          <table:table-cell office:value-type="float" office:value="0.006505728" calcext:value-type="float">
            <text:p>0.006505728</text:p>
          </table:table-cell>
        </table:table-row>
        <table:table-row table:style-name="ro1">
          <table:table-cell office:value-type="float" office:value="0.005818112" calcext:value-type="float">
            <text:p>0.005818112</text:p>
          </table:table-cell>
        </table:table-row>
        <table:table-row table:style-name="ro1">
          <table:table-cell office:value-type="float" office:value="0.00563456" calcext:value-type="float">
            <text:p>0.00563456</text:p>
          </table:table-cell>
        </table:table-row>
        <table:table-row table:style-name="ro1">
          <table:table-cell office:value-type="float" office:value="0.005704192" calcext:value-type="float">
            <text:p>0.005704192</text:p>
          </table:table-cell>
        </table:table-row>
        <table:table-row table:style-name="ro1">
          <table:table-cell office:value-type="float" office:value="0.008398848" calcext:value-type="float">
            <text:p>0.008398848</text:p>
          </table:table-cell>
        </table:table-row>
        <table:table-row table:style-name="ro1">
          <table:table-cell office:value-type="float" office:value="0.005545472" calcext:value-type="float">
            <text:p>0.005545472</text:p>
          </table:table-cell>
        </table:table-row>
        <table:table-row table:style-name="ro1">
          <table:table-cell office:value-type="float" office:value="0.005974272" calcext:value-type="float">
            <text:p>0.005974272</text:p>
          </table:table-cell>
        </table:table-row>
        <table:table-row table:style-name="ro1">
          <table:table-cell office:value-type="float" office:value="0.005702144" calcext:value-type="float">
            <text:p>0.005702144</text:p>
          </table:table-cell>
        </table:table-row>
        <table:table-row table:style-name="ro1">
          <table:table-cell office:value-type="float" office:value="0.006027776" calcext:value-type="float">
            <text:p>0.006027776</text:p>
          </table:table-cell>
        </table:table-row>
        <table:table-row table:style-name="ro1">
          <table:table-cell office:value-type="float" office:value="0.013788416" calcext:value-type="float">
            <text:p>0.013788416</text:p>
          </table:table-cell>
        </table:table-row>
        <table:table-row table:style-name="ro1">
          <table:table-cell office:value-type="float" office:value="0.000443136" calcext:value-type="float">
            <text:p>0.000443136</text:p>
          </table:table-cell>
        </table:table-row>
        <table:table-row table:style-name="ro1">
          <table:table-cell office:value-type="float" office:value="0.006617088" calcext:value-type="float">
            <text:p>0.006617088</text:p>
          </table:table-cell>
        </table:table-row>
        <table:table-row table:style-name="ro1">
          <table:table-cell office:value-type="float" office:value="0.005558272" calcext:value-type="float">
            <text:p>0.005558272</text:p>
          </table:table-cell>
        </table:table-row>
        <table:table-row table:style-name="ro1">
          <table:table-cell office:value-type="float" office:value="0.005750528" calcext:value-type="float">
            <text:p>0.005750528</text:p>
          </table:table-cell>
        </table:table-row>
        <table:table-row table:style-name="ro1">
          <table:table-cell office:value-type="float" office:value="0.006071552" calcext:value-type="float">
            <text:p>0.006071552</text:p>
          </table:table-cell>
        </table:table-row>
        <table:table-row table:style-name="ro1">
          <table:table-cell office:value-type="float" office:value="0.005517568" calcext:value-type="float">
            <text:p>0.005517568</text:p>
          </table:table-cell>
        </table:table-row>
        <table:table-row table:style-name="ro1">
          <table:table-cell office:value-type="float" office:value="0.005708288" calcext:value-type="float">
            <text:p>0.005708288</text:p>
          </table:table-cell>
        </table:table-row>
        <table:table-row table:style-name="ro1">
          <table:table-cell office:value-type="float" office:value="0.005694976" calcext:value-type="float">
            <text:p>0.005694976</text:p>
          </table:table-cell>
        </table:table-row>
        <table:table-row table:style-name="ro1">
          <table:table-cell office:value-type="float" office:value="0.006223872" calcext:value-type="float">
            <text:p>0.006223872</text:p>
          </table:table-cell>
        </table:table-row>
        <table:table-row table:style-name="ro1">
          <table:table-cell office:value-type="float" office:value="0.00593536" calcext:value-type="float">
            <text:p>0.00593536</text:p>
          </table:table-cell>
        </table:table-row>
        <table:table-row table:style-name="ro1">
          <table:table-cell office:value-type="float" office:value="0.006117376" calcext:value-type="float">
            <text:p>0.006117376</text:p>
          </table:table-cell>
        </table:table-row>
        <table:table-row table:style-name="ro1">
          <table:table-cell office:value-type="float" office:value="0.006190592" calcext:value-type="float">
            <text:p>0.006190592</text:p>
          </table:table-cell>
        </table:table-row>
        <table:table-row table:style-name="ro1">
          <table:table-cell office:value-type="float" office:value="0.005942272" calcext:value-type="float">
            <text:p>0.005942272</text:p>
          </table:table-cell>
        </table:table-row>
        <table:table-row table:style-name="ro1">
          <table:table-cell office:value-type="float" office:value="0.005997824" calcext:value-type="float">
            <text:p>0.005997824</text:p>
          </table:table-cell>
        </table:table-row>
        <table:table-row table:style-name="ro1">
          <table:table-cell office:value-type="float" office:value="0.006200832" calcext:value-type="float">
            <text:p>0.006200832</text:p>
          </table:table-cell>
        </table:table-row>
        <table:table-row table:style-name="ro1">
          <table:table-cell office:value-type="float" office:value="0.006402304" calcext:value-type="float">
            <text:p>0.006402304</text:p>
          </table:table-cell>
        </table:table-row>
        <table:table-row table:style-name="ro1">
          <table:table-cell office:value-type="float" office:value="0.005336064" calcext:value-type="float">
            <text:p>0.005336064</text:p>
          </table:table-cell>
        </table:table-row>
        <table:table-row table:style-name="ro1">
          <table:table-cell office:value-type="float" office:value="0.011366144" calcext:value-type="float">
            <text:p>0.011366144</text:p>
          </table:table-cell>
        </table:table-row>
        <table:table-row table:style-name="ro1">
          <table:table-cell office:value-type="float" office:value="0.0004096" calcext:value-type="float">
            <text:p>0.0004096</text:p>
          </table:table-cell>
        </table:table-row>
        <table:table-row table:style-name="ro1">
          <table:table-cell office:value-type="float" office:value="0.007940096" calcext:value-type="float">
            <text:p>0.007940096</text:p>
          </table:table-cell>
        </table:table-row>
        <table:table-row table:style-name="ro1">
          <table:table-cell office:value-type="float" office:value="0.009719808" calcext:value-type="float">
            <text:p>0.009719808</text:p>
          </table:table-cell>
        </table:table-row>
        <table:table-row table:style-name="ro1">
          <table:table-cell office:value-type="float" office:value="0.005856512" calcext:value-type="float">
            <text:p>0.005856512</text:p>
          </table:table-cell>
        </table:table-row>
        <table:table-row table:style-name="ro1">
          <table:table-cell office:value-type="float" office:value="0.007348992" calcext:value-type="float">
            <text:p>0.007348992</text:p>
          </table:table-cell>
        </table:table-row>
        <table:table-row table:style-name="ro1">
          <table:table-cell office:value-type="float" office:value="0.006379008" calcext:value-type="float">
            <text:p>0.006379008</text:p>
          </table:table-cell>
        </table:table-row>
        <table:table-row table:style-name="ro1">
          <table:table-cell office:value-type="float" office:value="0.005507584" calcext:value-type="float">
            <text:p>0.005507584</text:p>
          </table:table-cell>
        </table:table-row>
        <table:table-row table:style-name="ro1">
          <table:table-cell office:value-type="float" office:value="0.005474048" calcext:value-type="float">
            <text:p>0.005474048</text:p>
          </table:table-cell>
        </table:table-row>
        <table:table-row table:style-name="ro1">
          <table:table-cell office:value-type="float" office:value="0.005669376" calcext:value-type="float">
            <text:p>0.005669376</text:p>
          </table:table-cell>
        </table:table-row>
        <table:table-row table:style-name="ro1">
          <table:table-cell office:value-type="float" office:value="0.006226944" calcext:value-type="float">
            <text:p>0.006226944</text:p>
          </table:table-cell>
        </table:table-row>
        <table:table-row table:style-name="ro1">
          <table:table-cell office:value-type="float" office:value="0.009647616" calcext:value-type="float">
            <text:p>0.009647616</text:p>
          </table:table-cell>
        </table:table-row>
        <table:table-row table:style-name="ro1">
          <table:table-cell office:value-type="float" office:value="0.005938688" calcext:value-type="float">
            <text:p>0.005938688</text:p>
          </table:table-cell>
        </table:table-row>
        <table:table-row table:style-name="ro1">
          <table:table-cell office:value-type="float" office:value="0.009998336" calcext:value-type="float">
            <text:p>0.009998336</text:p>
          </table:table-cell>
        </table:table-row>
        <table:table-row table:style-name="ro1">
          <table:table-cell office:value-type="float" office:value="0.00811904" calcext:value-type="float">
            <text:p>0.00811904</text:p>
          </table:table-cell>
        </table:table-row>
        <table:table-row table:style-name="ro1">
          <table:table-cell office:value-type="float" office:value="0.006866176" calcext:value-type="float">
            <text:p>0.006866176</text:p>
          </table:table-cell>
        </table:table-row>
        <table:table-row table:style-name="ro1">
          <table:table-cell office:value-type="float" office:value="0.005708032" calcext:value-type="float">
            <text:p>0.005708032</text:p>
          </table:table-cell>
        </table:table-row>
        <table:table-row table:style-name="ro1">
          <table:table-cell office:value-type="float" office:value="0.005814272" calcext:value-type="float">
            <text:p>0.005814272</text:p>
          </table:table-cell>
        </table:table-row>
        <table:table-row table:style-name="ro1">
          <table:table-cell office:value-type="float" office:value="0.00630528" calcext:value-type="float">
            <text:p>0.00630528</text:p>
          </table:table-cell>
        </table:table-row>
        <table:table-row table:style-name="ro1">
          <table:table-cell office:value-type="float" office:value="0.006470656" calcext:value-type="float">
            <text:p>0.006470656</text:p>
          </table:table-cell>
        </table:table-row>
        <table:table-row table:style-name="ro1">
          <table:table-cell office:value-type="float" office:value="0.00614272" calcext:value-type="float">
            <text:p>0.00614272</text:p>
          </table:table-cell>
        </table:table-row>
        <table:table-row table:style-name="ro1">
          <table:table-cell office:value-type="float" office:value="0.005586688" calcext:value-type="float">
            <text:p>0.005586688</text:p>
          </table:table-cell>
        </table:table-row>
        <table:table-row table:style-name="ro1">
          <table:table-cell office:value-type="float" office:value="0.006049792" calcext:value-type="float">
            <text:p>0.006049792</text:p>
          </table:table-cell>
        </table:table-row>
        <table:table-row table:style-name="ro1">
          <table:table-cell office:value-type="float" office:value="0.005680896" calcext:value-type="float">
            <text:p>0.005680896</text:p>
          </table:table-cell>
        </table:table-row>
        <table:table-row table:style-name="ro1">
          <table:table-cell office:value-type="float" office:value="0.006366464" calcext:value-type="float">
            <text:p>0.006366464</text:p>
          </table:table-cell>
        </table:table-row>
        <table:table-row table:style-name="ro1">
          <table:table-cell office:value-type="float" office:value="0.006057984" calcext:value-type="float">
            <text:p>0.006057984</text:p>
          </table:table-cell>
        </table:table-row>
        <table:table-row table:style-name="ro1">
          <table:table-cell office:value-type="float" office:value="0.005437696" calcext:value-type="float">
            <text:p>0.005437696</text:p>
          </table:table-cell>
        </table:table-row>
        <table:table-row table:style-name="ro1">
          <table:table-cell office:value-type="float" office:value="0.008826368" calcext:value-type="float">
            <text:p>0.008826368</text:p>
          </table:table-cell>
        </table:table-row>
        <table:table-row table:style-name="ro1">
          <table:table-cell office:value-type="float" office:value="0.0054976" calcext:value-type="float">
            <text:p>0.0054976</text:p>
          </table:table-cell>
        </table:table-row>
        <table:table-row table:style-name="ro1">
          <table:table-cell office:value-type="float" office:value="0.011703552" calcext:value-type="float">
            <text:p>0.011703552</text:p>
          </table:table-cell>
        </table:table-row>
        <table:table-row table:style-name="ro1">
          <table:table-cell office:value-type="float" office:value="0.00042752" calcext:value-type="float">
            <text:p>0.00042752</text:p>
          </table:table-cell>
        </table:table-row>
        <table:table-row table:style-name="ro1">
          <table:table-cell office:value-type="float" office:value="0.006265344" calcext:value-type="float">
            <text:p>0.006265344</text:p>
          </table:table-cell>
        </table:table-row>
        <table:table-row table:style-name="ro1">
          <table:table-cell office:value-type="float" office:value="0.006860288" calcext:value-type="float">
            <text:p>0.006860288</text:p>
          </table:table-cell>
        </table:table-row>
        <table:table-row table:style-name="ro1">
          <table:table-cell office:value-type="float" office:value="0.006115072" calcext:value-type="float">
            <text:p>0.006115072</text:p>
          </table:table-cell>
        </table:table-row>
        <table:table-row table:style-name="ro1">
          <table:table-cell office:value-type="float" office:value="0.005889792" calcext:value-type="float">
            <text:p>0.005889792</text:p>
          </table:table-cell>
        </table:table-row>
        <table:table-row table:style-name="ro1">
          <table:table-cell office:value-type="float" office:value="0.005796608" calcext:value-type="float">
            <text:p>0.005796608</text:p>
          </table:table-cell>
        </table:table-row>
        <table:table-row table:style-name="ro1">
          <table:table-cell office:value-type="float" office:value="0.005969152" calcext:value-type="float">
            <text:p>0.005969152</text:p>
          </table:table-cell>
        </table:table-row>
        <table:table-row table:style-name="ro1">
          <table:table-cell office:value-type="float" office:value="0.006738688" calcext:value-type="float">
            <text:p>0.006738688</text:p>
          </table:table-cell>
        </table:table-row>
        <table:table-row table:style-name="ro1">
          <table:table-cell office:value-type="float" office:value="0.006273792" calcext:value-type="float">
            <text:p>0.006273792</text:p>
          </table:table-cell>
        </table:table-row>
        <table:table-row table:style-name="ro1">
          <table:table-cell office:value-type="float" office:value="0.005455104" calcext:value-type="float">
            <text:p>0.005455104</text:p>
          </table:table-cell>
        </table:table-row>
        <table:table-row table:style-name="ro1">
          <table:table-cell office:value-type="float" office:value="0.007046144" calcext:value-type="float">
            <text:p>0.007046144</text:p>
          </table:table-cell>
        </table:table-row>
        <table:table-row table:style-name="ro1">
          <table:table-cell office:value-type="float" office:value="0.011059456" calcext:value-type="float">
            <text:p>0.011059456</text:p>
          </table:table-cell>
        </table:table-row>
        <table:table-row table:style-name="ro1">
          <table:table-cell office:value-type="float" office:value="0.000448512" calcext:value-type="float">
            <text:p>0.000448512</text:p>
          </table:table-cell>
        </table:table-row>
        <table:table-row table:style-name="ro1">
          <table:table-cell office:value-type="float" office:value="0.011021824" calcext:value-type="float">
            <text:p>0.011021824</text:p>
          </table:table-cell>
        </table:table-row>
        <table:table-row table:style-name="ro1">
          <table:table-cell office:value-type="float" office:value="0.000661504" calcext:value-type="float">
            <text:p>0.000661504</text:p>
          </table:table-cell>
        </table:table-row>
        <table:table-row table:style-name="ro1">
          <table:table-cell office:value-type="float" office:value="0.013883648" calcext:value-type="float">
            <text:p>0.013883648</text:p>
          </table:table-cell>
        </table:table-row>
        <table:table-row table:style-name="ro1">
          <table:table-cell office:value-type="float" office:value="0.002501888" calcext:value-type="float">
            <text:p>0.002501888</text:p>
          </table:table-cell>
        </table:table-row>
        <table:table-row table:style-name="ro1">
          <table:table-cell office:value-type="float" office:value="0.006323968" calcext:value-type="float">
            <text:p>0.006323968</text:p>
          </table:table-cell>
        </table:table-row>
      </table:table>
      <table:named-expressions/>
      <table:database-ranges>
        <table:database-range table:name="__Anonymous_Sheet_DB__1" table:target-range-address="'Collated Data'.K15:'Collated Data'.K5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3:14:23.245369836</meta:creation-date>
    <dc:date>2021-02-16T14:14:23.928911804</dc:date>
    <meta:editing-duration>PT7M38S</meta:editing-duration>
    <meta:editing-cycles>2</meta:editing-cycles>
    <meta:generator>LibreOffice/6.4.6.2$Linux_X86_64 LibreOffice_project/40$Build-2</meta:generator>
    <meta:document-statistic meta:table-count="12" meta:cell-count="160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33cm" svg:height="14.981cm" xlink:href=".." xlink:type="simple" chart:class="chart:bar" chart:style-name="ch1">
        <chart:legend chart:legend-position="end" svg:x="24.628cm" svg:y="6.693cm" style:legend-expansion="high" chart:style-name="ch2"/>
        <chart:plot-area chart:style-name="ch3" table:cell-range-address="'Collated Data'.A1:'Collated Data'.K4" chart:data-source-has-labels="both" svg:x="0.532cm" svg:y="0.299cm" svg:width="23.564cm" svg:height="14.383cm">
          <chartooo:coordinate-region svg:x="1.153cm" svg:y="0.299cm" svg:width="22.943cm" svg:height="11.463cm"/>
          <chart:axis chart:dimension="x" chart:name="primary-x" chart:style-name="ch4" chartooo:axis-type="auto">
            <chartooo:date-scale/>
            <chart:categories table:cell-range-address="'Collated Data'.B1:'Collated Data'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llated Data'.B2:'Collated Data'.K2" chart:label-cell-address="'Collated Data'.A2:'Collated Data'.A2" chart:class="chart:bar">
            <chart:data-point chart:repeated="10"/>
          </chart:series>
          <chart:series chart:style-name="ch8" chart:values-cell-range-address="'Collated Data'.B3:'Collated Data'.K3" chart:label-cell-address="'Collated Data'.A3:'Collated Data'.A3" chart:class="chart:bar">
            <chart:data-point chart:repeated="10"/>
          </chart:series>
          <chart:series chart:style-name="ch9" chart:values-cell-range-address="'Collated Data'.B4:'Collated Data'.K4" chart:label-cell-address="'Collated Data'.A4:'Collated Data'.A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_1P_1S</text:p>
                <draw:g>
                  <svg:desc>'Collated Data'.B1:'Collated Data'.K1</svg:desc>
                </draw:g>
              </table:table-cell>
              <table:table-cell office:value-type="string">
                <text:p>1T_1P_1S_relay</text:p>
              </table:table-cell>
              <table:table-cell office:value-type="string">
                <text:p>5T_5P_5S</text:p>
              </table:table-cell>
              <table:table-cell office:value-type="string">
                <text:p>5T_5P_5S_relay</text:p>
              </table:table-cell>
              <table:table-cell office:value-type="string">
                <text:p>10T_10P_10S</text:p>
              </table:table-cell>
              <table:table-cell office:value-type="string">
                <text:p>10T_10P_10S_relay</text:p>
              </table:table-cell>
              <table:table-cell office:value-type="string">
                <text:p>15T_15P_15S</text:p>
              </table:table-cell>
              <table:table-cell office:value-type="string">
                <text:p>15T_15P_15S_relay</text:p>
              </table:table-cell>
              <table:table-cell office:value-type="string">
                <text:p>20T_20P_20S</text:p>
              </table:table-cell>
              <table:table-cell office:value-type="string">
                <text:p>20T_20P_20S_relay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'Collated Data'.A2:'Collated Data'.A2</svg:desc>
                </draw:g>
              </table:table-cell>
              <table:table-cell office:value-type="float" office:value="0.035638016">
                <text:p>0.035638016</text:p>
                <draw:g>
                  <svg:desc>'Collated Data'.B2:'Collated Data'.K2</svg:desc>
                </draw:g>
              </table:table-cell>
              <table:table-cell office:value-type="float" office:value="0.036494592">
                <text:p>0.036494592</text:p>
              </table:table-cell>
              <table:table-cell office:value-type="float" office:value="2.100437248">
                <text:p>2.100437248</text:p>
              </table:table-cell>
              <table:table-cell office:value-type="float" office:value="0.517998848">
                <text:p>0.517998848</text:p>
              </table:table-cell>
              <table:table-cell office:value-type="float" office:value="5.016207104">
                <text:p>5.016207104</text:p>
              </table:table-cell>
              <table:table-cell office:value-type="float" office:value="4.628720896">
                <text:p>4.628720896</text:p>
              </table:table-cell>
              <table:table-cell office:value-type="float" office:value="15.997978368">
                <text:p>15.997978368</text:p>
              </table:table-cell>
              <table:table-cell office:value-type="float" office:value="10.68935936">
                <text:p>10.68935936</text:p>
              </table:table-cell>
              <table:table-cell office:value-type="float" office:value="2.223723008">
                <text:p>2.223723008</text:p>
              </table:table-cell>
              <table:table-cell office:value-type="float" office:value="35.324359424">
                <text:p>35.324359424</text:p>
              </table:table-cell>
            </table:table-row>
            <table:table-row>
              <table:table-cell office:value-type="string">
                <text:p>min</text:p>
                <draw:g>
                  <svg:desc>'Collated Data'.A3:'Collated Data'.A3</svg:desc>
                </draw:g>
              </table:table-cell>
              <table:table-cell office:value-type="float" office:value="0.0004096">
                <text:p>0.0004096</text:p>
                <draw:g>
                  <svg:desc>'Collated Data'.B3:'Collated Data'.K3</svg:desc>
                </draw:g>
              </table:table-cell>
              <table:table-cell office:value-type="float" office:value="0.000646656">
                <text:p>0.000646656</text:p>
              </table:table-cell>
              <table:table-cell office:value-type="float" office:value="0.000871424">
                <text:p>0.000871424</text:p>
              </table:table-cell>
              <table:table-cell office:value-type="float" office:value="0.004129024">
                <text:p>0.004129024</text:p>
              </table:table-cell>
              <table:table-cell office:value-type="float" office:value="0.007132416">
                <text:p>0.007132416</text:p>
              </table:table-cell>
              <table:table-cell office:value-type="float" office:value="0.01622912">
                <text:p>0.01622912</text:p>
              </table:table-cell>
              <table:table-cell office:value-type="float" office:value="0.00117248">
                <text:p>0.00117248</text:p>
              </table:table-cell>
              <table:table-cell office:value-type="float" office:value="0.07551872">
                <text:p>0.07551872</text:p>
              </table:table-cell>
              <table:table-cell office:value-type="float" office:value="0.000453888">
                <text:p>0.000453888</text:p>
              </table:table-cell>
              <table:table-cell office:value-type="float" office:value="0.109797632">
                <text:p>0.109797632</text:p>
              </table:table-cell>
            </table:table-row>
            <table:table-row>
              <table:table-cell office:value-type="string">
                <text:p>avg</text:p>
                <draw:g>
                  <svg:desc>'Collated Data'.A4:'Collated Data'.A4</svg:desc>
                </draw:g>
              </table:table-cell>
              <table:table-cell office:value-type="float" office:value="0.007629299456">
                <text:p>0.007629299456</text:p>
                <draw:g>
                  <svg:desc>'Collated Data'.B4:'Collated Data'.K4</svg:desc>
                </draw:g>
              </table:table-cell>
              <table:table-cell office:value-type="float" office:value="0.007521877248">
                <text:p>0.007521877248</text:p>
              </table:table-cell>
              <table:table-cell office:value-type="float" office:value="0.734254550761506">
                <text:p>0.734254550761506</text:p>
              </table:table-cell>
              <table:table-cell office:value-type="float" office:value="0.133629451008">
                <text:p>0.133629451008</text:p>
              </table:table-cell>
              <table:table-cell office:value-type="float" office:value="2.68653121098713">
                <text:p>2.68653121098713</text:p>
              </table:table-cell>
              <table:table-cell office:value-type="float" office:value="1.111003374336">
                <text:p>1.111003374336</text:p>
              </table:table-cell>
              <table:table-cell office:value-type="float" office:value="3.65027345324471">
                <text:p>3.65027345324471</text:p>
              </table:table-cell>
              <table:table-cell office:value-type="float" office:value="2.918798611456">
                <text:p>2.918798611456</text:p>
              </table:table-cell>
              <table:table-cell office:value-type="float" office:value="0.58745325568">
                <text:p>0.58745325568</text:p>
              </table:table-cell>
              <table:table-cell office:value-type="float" office:value="10.57031158528">
                <text:p>10.57031158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